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4.0417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2.1437in"/>
    </style:style>
    <style:style style:name="co6" style:family="table-column">
      <style:table-column-properties fo:break-before="auto" style:column-width="0.6693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2.9264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2.648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3.60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A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arent Na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1000000000</text:p>
          </table:table-cell>
          <table:table-cell office:value-type="string" calcext:value-type="string">
            <text:p>ASSET</text:p>
          </table:table-cell>
          <table:table-cell table:style-name="ce2"/>
          <table:table-cell table:formula="of:=IF(ISNA(VLOOKUP([.D2];[.$B$2:.$C$700];2;0));&quot;-&quot;;VLOOKUP([.D2];[.$B$2:.$C$700];2;0))" office:value-type="string" office:string-value="-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100000000</text:p>
          </table:table-cell>
          <table:table-cell office:value-type="string" calcext:value-type="string">
            <text:p>Current Asset</text:p>
          </table:table-cell>
          <table:table-cell office:value-type="string" calcext:value-type="string">
            <text:p>1000000000</text:p>
          </table:table-cell>
          <table:table-cell table:formula="of:=IF(ISNA(VLOOKUP([.D3];[.$B$2:.$C$700];2;0));&quot;-&quot;;VLOOKUP([.D3];[.$B$2:.$C$700];2;0))" office:value-type="string" office:string-value="ASSET" calcext:value-type="string">
            <text:p>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1101000000</text:p>
          </table:table-cell>
          <table:table-cell office:value-type="string" calcext:value-type="string">
            <text:p>Kas dan Bank</text:p>
          </table:table-cell>
          <table:table-cell office:value-type="string" calcext:value-type="string">
            <text:p>1100000000</text:p>
          </table:table-cell>
          <table:table-cell table:formula="of:=IF(ISNA(VLOOKUP([.D4];[.$B$2:.$C$700];2;0));&quot;-&quot;;VLOOKUP([.D4];[.$B$2:.$C$700];2;0))" office:value-type="string" office:string-value="Current Asset" calcext:value-type="string">
            <text:p>Current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1101010000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1101000000</text:p>
          </table:table-cell>
          <table:table-cell table:formula="of:=IF(ISNA(VLOOKUP([.D5];[.$B$2:.$C$700];2;0));&quot;-&quot;;VLOOKUP([.D5];[.$B$2:.$C$700];2;0))" office:value-type="string" office:string-value="Kas dan Bank" calcext:value-type="string">
            <text:p>Kas dan Ba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1101011000</text:p>
          </table:table-cell>
          <table:table-cell office:value-type="string" calcext:value-type="string">
            <text:p>Kas-Rupiah</text:p>
          </table:table-cell>
          <table:table-cell office:value-type="string" calcext:value-type="string">
            <text:p>1101010000</text:p>
          </table:table-cell>
          <table:table-cell table:formula="of:=IF(ISNA(VLOOKUP([.D6];[.$B$2:.$C$700];2;0));&quot;-&quot;;VLOOKUP([.D6];[.$B$2:.$C$700];2;0))" office:value-type="string" office:string-value="Kas" calcext:value-type="string">
            <text:p>K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1101012000</text:p>
          </table:table-cell>
          <table:table-cell office:value-type="string" calcext:value-type="string">
            <text:p>Kas-Valas</text:p>
          </table:table-cell>
          <table:table-cell office:value-type="string" calcext:value-type="string">
            <text:p>1101010000</text:p>
          </table:table-cell>
          <table:table-cell table:formula="of:=IF(ISNA(VLOOKUP([.D7];[.$B$2:.$C$700];2;0));&quot;-&quot;;VLOOKUP([.D7];[.$B$2:.$C$700];2;0))" office:value-type="string" office:string-value="Kas" calcext:value-type="string">
            <text:p>K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1101012002</text:p>
          </table:table-cell>
          <table:table-cell office:value-type="string" calcext:value-type="string">
            <text:p>Kas -THB</text:p>
          </table:table-cell>
          <table:table-cell office:value-type="string" calcext:value-type="string">
            <text:p>1101012000</text:p>
          </table:table-cell>
          <table:table-cell table:formula="of:=IF(ISNA(VLOOKUP([.D8];[.$B$2:.$C$700];2;0));&quot;-&quot;;VLOOKUP([.D8];[.$B$2:.$C$700];2;0))" office:value-type="string" office:string-value="Kas-Valas" calcext:value-type="string">
            <text:p>Kas-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1101012009</text:p>
          </table:table-cell>
          <table:table-cell office:value-type="string" calcext:value-type="string">
            <text:p>Kas -Australia</text:p>
          </table:table-cell>
          <table:table-cell office:value-type="string" calcext:value-type="string">
            <text:p>1101012000</text:p>
          </table:table-cell>
          <table:table-cell table:formula="of:=IF(ISNA(VLOOKUP([.D9];[.$B$2:.$C$700];2;0));&quot;-&quot;;VLOOKUP([.D9];[.$B$2:.$C$700];2;0))" office:value-type="string" office:string-value="Kas-Valas" calcext:value-type="string">
            <text:p>Kas-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1101012004</text:p>
          </table:table-cell>
          <table:table-cell office:value-type="string" calcext:value-type="string">
            <text:p>Kas -Euro</text:p>
          </table:table-cell>
          <table:table-cell office:value-type="string" calcext:value-type="string">
            <text:p>1101012000</text:p>
          </table:table-cell>
          <table:table-cell table:formula="of:=IF(ISNA(VLOOKUP([.D10];[.$B$2:.$C$700];2;0));&quot;-&quot;;VLOOKUP([.D10];[.$B$2:.$C$700];2;0))" office:value-type="string" office:string-value="Kas-Valas" calcext:value-type="string">
            <text:p>Kas-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1101012006</text:p>
          </table:table-cell>
          <table:table-cell office:value-type="string" calcext:value-type="string">
            <text:p>Kas -Myanmar</text:p>
          </table:table-cell>
          <table:table-cell office:value-type="string" calcext:value-type="string">
            <text:p>1101012000</text:p>
          </table:table-cell>
          <table:table-cell table:formula="of:=IF(ISNA(VLOOKUP([.D11];[.$B$2:.$C$700];2;0));&quot;-&quot;;VLOOKUP([.D11];[.$B$2:.$C$700];2;0))" office:value-type="string" office:string-value="Kas-Valas" calcext:value-type="string">
            <text:p>Kas-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1101012001</text:p>
          </table:table-cell>
          <table:table-cell office:value-type="string" calcext:value-type="string">
            <text:p>Kas -USD</text:p>
          </table:table-cell>
          <table:table-cell office:value-type="string" calcext:value-type="string">
            <text:p>1101012000</text:p>
          </table:table-cell>
          <table:table-cell table:formula="of:=IF(ISNA(VLOOKUP([.D12];[.$B$2:.$C$700];2;0));&quot;-&quot;;VLOOKUP([.D12];[.$B$2:.$C$700];2;0))" office:value-type="string" office:string-value="Kas-Valas" calcext:value-type="string">
            <text:p>Kas-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1101012008</text:p>
          </table:table-cell>
          <table:table-cell office:value-type="string" calcext:value-type="string">
            <text:p>Kas -Ringgit</text:p>
          </table:table-cell>
          <table:table-cell office:value-type="string" calcext:value-type="string">
            <text:p>1101012000</text:p>
          </table:table-cell>
          <table:table-cell table:formula="of:=IF(ISNA(VLOOKUP([.D13];[.$B$2:.$C$700];2;0));&quot;-&quot;;VLOOKUP([.D13];[.$B$2:.$C$700];2;0))" office:value-type="string" office:string-value="Kas-Valas" calcext:value-type="string">
            <text:p>Kas-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1101012003</text:p>
          </table:table-cell>
          <table:table-cell office:value-type="string" calcext:value-type="string">
            <text:p>Kas -SGD</text:p>
          </table:table-cell>
          <table:table-cell office:value-type="string" calcext:value-type="string">
            <text:p>1101012000</text:p>
          </table:table-cell>
          <table:table-cell table:formula="of:=IF(ISNA(VLOOKUP([.D14];[.$B$2:.$C$700];2;0));&quot;-&quot;;VLOOKUP([.D14];[.$B$2:.$C$700];2;0))" office:value-type="string" office:string-value="Kas-Valas" calcext:value-type="string">
            <text:p>Kas-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1101012010</text:p>
          </table:table-cell>
          <table:table-cell office:value-type="string" calcext:value-type="string">
            <text:p>Kas -KRW</text:p>
          </table:table-cell>
          <table:table-cell office:value-type="string" calcext:value-type="string">
            <text:p>1101012000</text:p>
          </table:table-cell>
          <table:table-cell table:formula="of:=IF(ISNA(VLOOKUP([.D15];[.$B$2:.$C$700];2;0));&quot;-&quot;;VLOOKUP([.D15];[.$B$2:.$C$700];2;0))" office:value-type="string" office:string-value="Kas-Valas" calcext:value-type="string">
            <text:p>Kas-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1101012005</text:p>
          </table:table-cell>
          <table:table-cell office:value-type="string" calcext:value-type="string">
            <text:p>Kas -EGP</text:p>
          </table:table-cell>
          <table:table-cell office:value-type="string" calcext:value-type="string">
            <text:p>1101012000</text:p>
          </table:table-cell>
          <table:table-cell table:formula="of:=IF(ISNA(VLOOKUP([.D16];[.$B$2:.$C$700];2;0));&quot;-&quot;;VLOOKUP([.D16];[.$B$2:.$C$700];2;0))" office:value-type="string" office:string-value="Kas-Valas" calcext:value-type="string">
            <text:p>Kas-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1101012007</text:p>
          </table:table-cell>
          <table:table-cell office:value-type="string" calcext:value-type="string">
            <text:p>Kas -CNY</text:p>
          </table:table-cell>
          <table:table-cell office:value-type="string" calcext:value-type="string">
            <text:p>1101012000</text:p>
          </table:table-cell>
          <table:table-cell table:formula="of:=IF(ISNA(VLOOKUP([.D17];[.$B$2:.$C$700];2;0));&quot;-&quot;;VLOOKUP([.D17];[.$B$2:.$C$700];2;0))" office:value-type="string" office:string-value="Kas-Valas" calcext:value-type="string">
            <text:p>Kas-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1101013000</text:p>
          </table:table-cell>
          <table:table-cell office:value-type="string" calcext:value-type="string">
            <text:p>Petty Cash</text:p>
          </table:table-cell>
          <table:table-cell office:value-type="string" calcext:value-type="string">
            <text:p>1101010000</text:p>
          </table:table-cell>
          <table:table-cell table:formula="of:=IF(ISNA(VLOOKUP([.D18];[.$B$2:.$C$700];2;0));&quot;-&quot;;VLOOKUP([.D18];[.$B$2:.$C$700];2;0))" office:value-type="string" office:string-value="Kas" calcext:value-type="string">
            <text:p>K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1101013100</text:p>
          </table:table-cell>
          <table:table-cell office:value-type="string" calcext:value-type="string">
            <text:p>Kas kecil-Rp</text:p>
          </table:table-cell>
          <table:table-cell office:value-type="string" calcext:value-type="string">
            <text:p>1101013000</text:p>
          </table:table-cell>
          <table:table-cell table:formula="of:=IF(ISNA(VLOOKUP([.D19];[.$B$2:.$C$700];2;0));&quot;-&quot;;VLOOKUP([.D19];[.$B$2:.$C$700];2;0))" office:value-type="string" office:string-value="Petty Cash" calcext:value-type="string">
            <text:p>Petty C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1101013200</text:p>
          </table:table-cell>
          <table:table-cell office:value-type="string" calcext:value-type="string">
            <text:p>Kas Kecil-Valas</text:p>
          </table:table-cell>
          <table:table-cell office:value-type="string" calcext:value-type="string">
            <text:p>1101013000</text:p>
          </table:table-cell>
          <table:table-cell table:formula="of:=IF(ISNA(VLOOKUP([.D20];[.$B$2:.$C$700];2;0));&quot;-&quot;;VLOOKUP([.D20];[.$B$2:.$C$700];2;0))" office:value-type="string" office:string-value="Petty Cash" calcext:value-type="string">
            <text:p>Petty C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1101013203</text:p>
          </table:table-cell>
          <table:table-cell office:value-type="string" calcext:value-type="string">
            <text:p>Kas kecil-Ringgit</text:p>
          </table:table-cell>
          <table:table-cell office:value-type="string" calcext:value-type="string">
            <text:p>1101013200</text:p>
          </table:table-cell>
          <table:table-cell table:formula="of:=IF(ISNA(VLOOKUP([.D21];[.$B$2:.$C$700];2;0));&quot;-&quot;;VLOOKUP([.D21];[.$B$2:.$C$700];2;0))" office:value-type="string" office:string-value="Kas Kecil-Valas" calcext:value-type="string">
            <text:p>Kas Kecil-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1101013202</text:p>
          </table:table-cell>
          <table:table-cell office:value-type="string" calcext:value-type="string">
            <text:p>Kas Kecil-SGD</text:p>
          </table:table-cell>
          <table:table-cell office:value-type="string" calcext:value-type="string">
            <text:p>1101013200</text:p>
          </table:table-cell>
          <table:table-cell table:formula="of:=IF(ISNA(VLOOKUP([.D22];[.$B$2:.$C$700];2;0));&quot;-&quot;;VLOOKUP([.D22];[.$B$2:.$C$700];2;0))" office:value-type="string" office:string-value="Kas Kecil-Valas" calcext:value-type="string">
            <text:p>Kas Kecil-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1101013201</text:p>
          </table:table-cell>
          <table:table-cell office:value-type="string" calcext:value-type="string">
            <text:p>Kas Kecil-USD</text:p>
          </table:table-cell>
          <table:table-cell office:value-type="string" calcext:value-type="string">
            <text:p>1101013200</text:p>
          </table:table-cell>
          <table:table-cell table:formula="of:=IF(ISNA(VLOOKUP([.D23];[.$B$2:.$C$700];2;0));&quot;-&quot;;VLOOKUP([.D23];[.$B$2:.$C$700];2;0))" office:value-type="string" office:string-value="Kas Kecil-Valas" calcext:value-type="string">
            <text:p>Kas Kecil-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1101014000</text:p>
          </table:table-cell>
          <table:table-cell office:value-type="string" calcext:value-type="string">
            <text:p>Kas In Transit</text:p>
          </table:table-cell>
          <table:table-cell office:value-type="string" calcext:value-type="string">
            <text:p>1101010000</text:p>
          </table:table-cell>
          <table:table-cell table:formula="of:=IF(ISNA(VLOOKUP([.D24];[.$B$2:.$C$700];2;0));&quot;-&quot;;VLOOKUP([.D24];[.$B$2:.$C$700];2;0))" office:value-type="string" office:string-value="Kas" calcext:value-type="string">
            <text:p>K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101014100</text:p>
          </table:table-cell>
          <table:table-cell office:value-type="string" calcext:value-type="string">
            <text:p>Kas In Transit - Rp</text:p>
          </table:table-cell>
          <table:table-cell office:value-type="string" calcext:value-type="string">
            <text:p>1101014000</text:p>
          </table:table-cell>
          <table:table-cell table:formula="of:=IF(ISNA(VLOOKUP([.D25];[.$B$2:.$C$700];2;0));&quot;-&quot;;VLOOKUP([.D25];[.$B$2:.$C$700];2;0))" office:value-type="string" office:string-value="Kas In Transit" calcext:value-type="string">
            <text:p>Kas In Trans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1101014200</text:p>
          </table:table-cell>
          <table:table-cell office:value-type="string" calcext:value-type="string">
            <text:p>Kas In Transit - Valas</text:p>
          </table:table-cell>
          <table:table-cell office:value-type="string" calcext:value-type="string">
            <text:p>1101014000</text:p>
          </table:table-cell>
          <table:table-cell table:formula="of:=IF(ISNA(VLOOKUP([.D26];[.$B$2:.$C$700];2;0));&quot;-&quot;;VLOOKUP([.D26];[.$B$2:.$C$700];2;0))" office:value-type="string" office:string-value="Kas In Transit" calcext:value-type="string">
            <text:p>Kas In Trans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1101014201</text:p>
          </table:table-cell>
          <table:table-cell office:value-type="string" calcext:value-type="string">
            <text:p>Kas In Transit-USD</text:p>
          </table:table-cell>
          <table:table-cell office:value-type="string" calcext:value-type="string">
            <text:p>1101014200</text:p>
          </table:table-cell>
          <table:table-cell table:formula="of:=IF(ISNA(VLOOKUP([.D27];[.$B$2:.$C$700];2;0));&quot;-&quot;;VLOOKUP([.D27];[.$B$2:.$C$700];2;0))" office:value-type="string" office:string-value="Kas In Transit - Valas" calcext:value-type="string">
            <text:p>Kas In Transit - 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1101014203</text:p>
          </table:table-cell>
          <table:table-cell office:value-type="string" calcext:value-type="string">
            <text:p>Kas In Transit-Ringgit</text:p>
          </table:table-cell>
          <table:table-cell office:value-type="string" calcext:value-type="string">
            <text:p>1101014200</text:p>
          </table:table-cell>
          <table:table-cell table:formula="of:=IF(ISNA(VLOOKUP([.D28];[.$B$2:.$C$700];2;0));&quot;-&quot;;VLOOKUP([.D28];[.$B$2:.$C$700];2;0))" office:value-type="string" office:string-value="Kas In Transit - Valas" calcext:value-type="string">
            <text:p>Kas In Transit - 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1101014202</text:p>
          </table:table-cell>
          <table:table-cell office:value-type="string" calcext:value-type="string">
            <text:p>Kas In Transit-SGD</text:p>
          </table:table-cell>
          <table:table-cell office:value-type="string" calcext:value-type="string">
            <text:p>1101014200</text:p>
          </table:table-cell>
          <table:table-cell table:formula="of:=IF(ISNA(VLOOKUP([.D29];[.$B$2:.$C$700];2;0));&quot;-&quot;;VLOOKUP([.D29];[.$B$2:.$C$700];2;0))" office:value-type="string" office:string-value="Kas In Transit - Valas" calcext:value-type="string">
            <text:p>Kas In Transit - 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1101015000</text:p>
          </table:table-cell>
          <table:table-cell office:value-type="string" calcext:value-type="string">
            <text:p>Kas In House</text:p>
          </table:table-cell>
          <table:table-cell office:value-type="string" calcext:value-type="string">
            <text:p>1101010000</text:p>
          </table:table-cell>
          <table:table-cell table:formula="of:=IF(ISNA(VLOOKUP([.D30];[.$B$2:.$C$700];2;0));&quot;-&quot;;VLOOKUP([.D30];[.$B$2:.$C$700];2;0))" office:value-type="string" office:string-value="Kas" calcext:value-type="string">
            <text:p>K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1101015100</text:p>
          </table:table-cell>
          <table:table-cell office:value-type="string" calcext:value-type="string">
            <text:p>Kas In House - Rp</text:p>
          </table:table-cell>
          <table:table-cell office:value-type="string" calcext:value-type="string">
            <text:p>1101015000</text:p>
          </table:table-cell>
          <table:table-cell table:formula="of:=IF(ISNA(VLOOKUP([.D31];[.$B$2:.$C$700];2;0));&quot;-&quot;;VLOOKUP([.D31];[.$B$2:.$C$700];2;0))" office:value-type="string" office:string-value="Kas In House" calcext:value-type="string">
            <text:p>Kas In 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1101015200</text:p>
          </table:table-cell>
          <table:table-cell office:value-type="string" calcext:value-type="string">
            <text:p>Kas In House - Valas</text:p>
          </table:table-cell>
          <table:table-cell office:value-type="string" calcext:value-type="string">
            <text:p>1101015000</text:p>
          </table:table-cell>
          <table:table-cell table:formula="of:=IF(ISNA(VLOOKUP([.D32];[.$B$2:.$C$700];2;0));&quot;-&quot;;VLOOKUP([.D32];[.$B$2:.$C$700];2;0))" office:value-type="string" office:string-value="Kas In House" calcext:value-type="string">
            <text:p>Kas In 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1101020000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1101000000</text:p>
          </table:table-cell>
          <table:table-cell table:formula="of:=IF(ISNA(VLOOKUP([.D33];[.$B$2:.$C$700];2;0));&quot;-&quot;;VLOOKUP([.D33];[.$B$2:.$C$700];2;0))" office:value-type="string" office:string-value="Kas dan Bank" calcext:value-type="string">
            <text:p>Kas dan Ba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1101021000</text:p>
          </table:table-cell>
          <table:table-cell office:value-type="string" calcext:value-type="string">
            <text:p>Bank-Rupiah</text:p>
          </table:table-cell>
          <table:table-cell office:value-type="string" calcext:value-type="string">
            <text:p>1101020000</text:p>
          </table:table-cell>
          <table:table-cell table:formula="of:=IF(ISNA(VLOOKUP([.D34];[.$B$2:.$C$700];2;0));&quot;-&quot;;VLOOKUP([.D34];[.$B$2:.$C$700];2;0))" office:value-type="string" office:string-value="Bank" calcext:value-type="string">
            <text:p>Ba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1101021014</text:p>
          </table:table-cell>
          <table:table-cell office:value-type="string" calcext:value-type="string">
            <text:p>Mega Syariah ( 2003220716 )</text:p>
          </table:table-cell>
          <table:table-cell office:value-type="string" calcext:value-type="string">
            <text:p>1101021000</text:p>
          </table:table-cell>
          <table:table-cell table:formula="of:=IF(ISNA(VLOOKUP([.D35];[.$B$2:.$C$700];2;0));&quot;-&quot;;VLOOKUP([.D35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1101021009</text:p>
          </table:table-cell>
          <table:table-cell office:value-type="string" calcext:value-type="string">
            <text:p>QnB Kesawan (1240001231001)</text:p>
          </table:table-cell>
          <table:table-cell office:value-type="string" calcext:value-type="string">
            <text:p>1101021000</text:p>
          </table:table-cell>
          <table:table-cell table:formula="of:=IF(ISNA(VLOOKUP([.D36];[.$B$2:.$C$700];2;0));&quot;-&quot;;VLOOKUP([.D36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1101021004</text:p>
          </table:table-cell>
          <table:table-cell office:value-type="string" calcext:value-type="string">
            <text:p>Mandiri 4 (125-00-0763974-3)</text:p>
          </table:table-cell>
          <table:table-cell office:value-type="string" calcext:value-type="string">
            <text:p>1101021000</text:p>
          </table:table-cell>
          <table:table-cell table:formula="of:=IF(ISNA(VLOOKUP([.D37];[.$B$2:.$C$700];2;0));&quot;-&quot;;VLOOKUP([.D37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1101021021</text:p>
          </table:table-cell>
          <table:table-cell office:value-type="string" calcext:value-type="string">
            <text:p>BCA 7080948888</text:p>
          </table:table-cell>
          <table:table-cell office:value-type="string" calcext:value-type="string">
            <text:p>1101021000</text:p>
          </table:table-cell>
          <table:table-cell table:formula="of:=IF(ISNA(VLOOKUP([.D38];[.$B$2:.$C$700];2;0));&quot;-&quot;;VLOOKUP([.D38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1101021016</text:p>
          </table:table-cell>
          <table:table-cell office:value-type="string" calcext:value-type="string">
            <text:p>BNI 311177781</text:p>
          </table:table-cell>
          <table:table-cell office:value-type="string" calcext:value-type="string">
            <text:p>1101021000</text:p>
          </table:table-cell>
          <table:table-cell table:formula="of:=IF(ISNA(VLOOKUP([.D39];[.$B$2:.$C$700];2;0));&quot;-&quot;;VLOOKUP([.D39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1101021011</text:p>
          </table:table-cell>
          <table:table-cell office:value-type="string" calcext:value-type="string">
            <text:p>Mandiri Syariah (0390139931)</text:p>
          </table:table-cell>
          <table:table-cell office:value-type="string" calcext:value-type="string">
            <text:p>1101021000</text:p>
          </table:table-cell>
          <table:table-cell table:formula="of:=IF(ISNA(VLOOKUP([.D40];[.$B$2:.$C$700];2;0));&quot;-&quot;;VLOOKUP([.D40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1101021006</text:p>
          </table:table-cell>
          <table:table-cell office:value-type="string" calcext:value-type="string">
            <text:p>Mandiri 6 (125-00-1379122-3)</text:p>
          </table:table-cell>
          <table:table-cell office:value-type="string" calcext:value-type="string">
            <text:p>1101021000</text:p>
          </table:table-cell>
          <table:table-cell table:formula="of:=IF(ISNA(VLOOKUP([.D41];[.$B$2:.$C$700];2;0));&quot;-&quot;;VLOOKUP([.D41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1101021001</text:p>
          </table:table-cell>
          <table:table-cell office:value-type="string" calcext:value-type="string">
            <text:p>Mandiri 1 (125-00-0212843-7)</text:p>
          </table:table-cell>
          <table:table-cell office:value-type="string" calcext:value-type="string">
            <text:p>1101021000</text:p>
          </table:table-cell>
          <table:table-cell table:formula="of:=IF(ISNA(VLOOKUP([.D42];[.$B$2:.$C$700];2;0));&quot;-&quot;;VLOOKUP([.D42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1101021018</text:p>
          </table:table-cell>
          <table:table-cell office:value-type="string" calcext:value-type="string">
            <text:p>BNI 568637828</text:p>
          </table:table-cell>
          <table:table-cell office:value-type="string" calcext:value-type="string">
            <text:p>1101021000</text:p>
          </table:table-cell>
          <table:table-cell table:formula="of:=IF(ISNA(VLOOKUP([.D43];[.$B$2:.$C$700];2;0));&quot;-&quot;;VLOOKUP([.D43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1101021013</text:p>
          </table:table-cell>
          <table:table-cell office:value-type="string" calcext:value-type="string">
            <text:p>BRI (0000038601000472302)</text:p>
          </table:table-cell>
          <table:table-cell office:value-type="string" calcext:value-type="string">
            <text:p>1101021000</text:p>
          </table:table-cell>
          <table:table-cell table:formula="of:=IF(ISNA(VLOOKUP([.D44];[.$B$2:.$C$700];2;0));&quot;-&quot;;VLOOKUP([.D44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1101021008</text:p>
          </table:table-cell>
          <table:table-cell office:value-type="string" calcext:value-type="string">
            <text:p>Mega 01-018-00-11-87878-0</text:p>
          </table:table-cell>
          <table:table-cell office:value-type="string" calcext:value-type="string">
            <text:p>1101021000</text:p>
          </table:table-cell>
          <table:table-cell table:formula="of:=IF(ISNA(VLOOKUP([.D45];[.$B$2:.$C$700];2;0));&quot;-&quot;;VLOOKUP([.D45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1101021003</text:p>
          </table:table-cell>
          <table:table-cell office:value-type="string" calcext:value-type="string">
            <text:p>Mandiri 3 (125-00-0688667-5)</text:p>
          </table:table-cell>
          <table:table-cell office:value-type="string" calcext:value-type="string">
            <text:p>1101021000</text:p>
          </table:table-cell>
          <table:table-cell table:formula="of:=IF(ISNA(VLOOKUP([.D46];[.$B$2:.$C$700];2;0));&quot;-&quot;;VLOOKUP([.D46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1101021020</text:p>
          </table:table-cell>
          <table:table-cell office:value-type="string" calcext:value-type="string">
            <text:p>BCA 7080788988</text:p>
          </table:table-cell>
          <table:table-cell office:value-type="string" calcext:value-type="string">
            <text:p>1101021000</text:p>
          </table:table-cell>
          <table:table-cell table:formula="of:=IF(ISNA(VLOOKUP([.D47];[.$B$2:.$C$700];2;0));&quot;-&quot;;VLOOKUP([.D47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1101021015</text:p>
          </table:table-cell>
          <table:table-cell office:value-type="string" calcext:value-type="string">
            <text:p>Permata ( 0701522095 )</text:p>
          </table:table-cell>
          <table:table-cell office:value-type="string" calcext:value-type="string">
            <text:p>1101021000</text:p>
          </table:table-cell>
          <table:table-cell table:formula="of:=IF(ISNA(VLOOKUP([.D48];[.$B$2:.$C$700];2;0));&quot;-&quot;;VLOOKUP([.D48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1101021010</text:p>
          </table:table-cell>
          <table:table-cell office:value-type="string" calcext:value-type="string">
            <text:p>Permata ( 701339576)</text:p>
          </table:table-cell>
          <table:table-cell office:value-type="string" calcext:value-type="string">
            <text:p>1101021000</text:p>
          </table:table-cell>
          <table:table-cell table:formula="of:=IF(ISNA(VLOOKUP([.D49];[.$B$2:.$C$700];2;0));&quot;-&quot;;VLOOKUP([.D49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1101021005</text:p>
          </table:table-cell>
          <table:table-cell office:value-type="string" calcext:value-type="string">
            <text:p>Mandiri 5 (125-00-0717607-6)</text:p>
          </table:table-cell>
          <table:table-cell office:value-type="string" calcext:value-type="string">
            <text:p>1101021000</text:p>
          </table:table-cell>
          <table:table-cell table:formula="of:=IF(ISNA(VLOOKUP([.D50];[.$B$2:.$C$700];2;0));&quot;-&quot;;VLOOKUP([.D50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1101021022</text:p>
          </table:table-cell>
          <table:table-cell office:value-type="string" calcext:value-type="string">
            <text:p>BTN 00212013000000389</text:p>
          </table:table-cell>
          <table:table-cell office:value-type="string" calcext:value-type="string">
            <text:p>1101021000</text:p>
          </table:table-cell>
          <table:table-cell table:formula="of:=IF(ISNA(VLOOKUP([.D51];[.$B$2:.$C$700];2;0));&quot;-&quot;;VLOOKUP([.D51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1101021017</text:p>
          </table:table-cell>
          <table:table-cell office:value-type="string" calcext:value-type="string">
            <text:p>Deutsche 0020529000</text:p>
          </table:table-cell>
          <table:table-cell office:value-type="string" calcext:value-type="string">
            <text:p>1101021000</text:p>
          </table:table-cell>
          <table:table-cell table:formula="of:=IF(ISNA(VLOOKUP([.D52];[.$B$2:.$C$700];2;0));&quot;-&quot;;VLOOKUP([.D52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1101021012</text:p>
          </table:table-cell>
          <table:table-cell office:value-type="string" calcext:value-type="string">
            <text:p>Mayapada (10030029771)</text:p>
          </table:table-cell>
          <table:table-cell office:value-type="string" calcext:value-type="string">
            <text:p>1101021000</text:p>
          </table:table-cell>
          <table:table-cell table:formula="of:=IF(ISNA(VLOOKUP([.D53];[.$B$2:.$C$700];2;0));&quot;-&quot;;VLOOKUP([.D53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1101021007</text:p>
          </table:table-cell>
          <table:table-cell office:value-type="string" calcext:value-type="string">
            <text:p>BJB (0027087213001)</text:p>
          </table:table-cell>
          <table:table-cell office:value-type="string" calcext:value-type="string">
            <text:p>1101021000</text:p>
          </table:table-cell>
          <table:table-cell table:formula="of:=IF(ISNA(VLOOKUP([.D54];[.$B$2:.$C$700];2;0));&quot;-&quot;;VLOOKUP([.D54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1101021002</text:p>
          </table:table-cell>
          <table:table-cell office:value-type="string" calcext:value-type="string">
            <text:p>Mandiri 2 (125-00-0111316-6)</text:p>
          </table:table-cell>
          <table:table-cell office:value-type="string" calcext:value-type="string">
            <text:p>1101021000</text:p>
          </table:table-cell>
          <table:table-cell table:formula="of:=IF(ISNA(VLOOKUP([.D55];[.$B$2:.$C$700];2;0));&quot;-&quot;;VLOOKUP([.D55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1101021019</text:p>
          </table:table-cell>
          <table:table-cell office:value-type="string" calcext:value-type="string">
            <text:p>BNI 568637748</text:p>
          </table:table-cell>
          <table:table-cell office:value-type="string" calcext:value-type="string">
            <text:p>1101021000</text:p>
          </table:table-cell>
          <table:table-cell table:formula="of:=IF(ISNA(VLOOKUP([.D56];[.$B$2:.$C$700];2;0));&quot;-&quot;;VLOOKUP([.D56];[.$B$2:.$C$700];2;0))" office:value-type="string" office:string-value="Bank-Rupiah" calcext:value-type="string">
            <text:p>Bank-Rupia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1101022000</text:p>
          </table:table-cell>
          <table:table-cell office:value-type="string" calcext:value-type="string">
            <text:p>Deposito-Rp</text:p>
          </table:table-cell>
          <table:table-cell office:value-type="string" calcext:value-type="string">
            <text:p>1101020000</text:p>
          </table:table-cell>
          <table:table-cell table:formula="of:=IF(ISNA(VLOOKUP([.D57];[.$B$2:.$C$700];2;0));&quot;-&quot;;VLOOKUP([.D57];[.$B$2:.$C$700];2;0))" office:value-type="string" office:string-value="Bank" calcext:value-type="string">
            <text:p>Ba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7</text:p>
          </table:table-cell>
          <table:table-cell office:value-type="string" calcext:value-type="string">
            <text:p>1101022009</text:p>
          </table:table-cell>
          <table:table-cell office:value-type="string" calcext:value-type="string">
            <text:p>Deposito Rp BNI</text:p>
          </table:table-cell>
          <table:table-cell office:value-type="string" calcext:value-type="string">
            <text:p>1101022000</text:p>
          </table:table-cell>
          <table:table-cell table:formula="of:=IF(ISNA(VLOOKUP([.D58];[.$B$2:.$C$700];2;0));&quot;-&quot;;VLOOKUP([.D58];[.$B$2:.$C$700];2;0))" office:value-type="string" office:string-value="Deposito-Rp" calcext:value-type="string">
            <text:p>Deposito-R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8</text:p>
          </table:table-cell>
          <table:table-cell office:value-type="string" calcext:value-type="string">
            <text:p>1101022004</text:p>
          </table:table-cell>
          <table:table-cell office:value-type="string" calcext:value-type="string">
            <text:p>Deposito Rp BRI</text:p>
          </table:table-cell>
          <table:table-cell office:value-type="string" calcext:value-type="string">
            <text:p>1101022000</text:p>
          </table:table-cell>
          <table:table-cell table:formula="of:=IF(ISNA(VLOOKUP([.D59];[.$B$2:.$C$700];2;0));&quot;-&quot;;VLOOKUP([.D59];[.$B$2:.$C$700];2;0))" office:value-type="string" office:string-value="Deposito-Rp" calcext:value-type="string">
            <text:p>Deposito-R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9</text:p>
          </table:table-cell>
          <table:table-cell office:value-type="string" calcext:value-type="string">
            <text:p>1101022006</text:p>
          </table:table-cell>
          <table:table-cell office:value-type="string" calcext:value-type="string">
            <text:p>Deposito Rp Mega Syariah</text:p>
          </table:table-cell>
          <table:table-cell office:value-type="string" calcext:value-type="string">
            <text:p>1101022000</text:p>
          </table:table-cell>
          <table:table-cell table:formula="of:=IF(ISNA(VLOOKUP([.D60];[.$B$2:.$C$700];2;0));&quot;-&quot;;VLOOKUP([.D60];[.$B$2:.$C$700];2;0))" office:value-type="string" office:string-value="Deposito-Rp" calcext:value-type="string">
            <text:p>Deposito-R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1101022001</text:p>
          </table:table-cell>
          <table:table-cell office:value-type="string" calcext:value-type="string">
            <text:p>Deposito Rp Mandiri</text:p>
          </table:table-cell>
          <table:table-cell office:value-type="string" calcext:value-type="string">
            <text:p>1101022000</text:p>
          </table:table-cell>
          <table:table-cell table:formula="of:=IF(ISNA(VLOOKUP([.D61];[.$B$2:.$C$700];2;0));&quot;-&quot;;VLOOKUP([.D61];[.$B$2:.$C$700];2;0))" office:value-type="string" office:string-value="Deposito-Rp" calcext:value-type="string">
            <text:p>Deposito-R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1101022008</text:p>
          </table:table-cell>
          <table:table-cell office:value-type="string" calcext:value-type="string">
            <text:p>Deposito Rp BTPN Syariah</text:p>
          </table:table-cell>
          <table:table-cell office:value-type="string" calcext:value-type="string">
            <text:p>1101022000</text:p>
          </table:table-cell>
          <table:table-cell table:formula="of:=IF(ISNA(VLOOKUP([.D62];[.$B$2:.$C$700];2;0));&quot;-&quot;;VLOOKUP([.D62];[.$B$2:.$C$700];2;0))" office:value-type="string" office:string-value="Deposito-Rp" calcext:value-type="string">
            <text:p>Deposito-R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1101022003</text:p>
          </table:table-cell>
          <table:table-cell office:value-type="string" calcext:value-type="string">
            <text:p>Deposito Rp CIMB NIAGA</text:p>
          </table:table-cell>
          <table:table-cell office:value-type="string" calcext:value-type="string">
            <text:p>1101022000</text:p>
          </table:table-cell>
          <table:table-cell table:formula="of:=IF(ISNA(VLOOKUP([.D63];[.$B$2:.$C$700];2;0));&quot;-&quot;;VLOOKUP([.D63];[.$B$2:.$C$700];2;0))" office:value-type="string" office:string-value="Deposito-Rp" calcext:value-type="string">
            <text:p>Deposito-R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3</text:p>
          </table:table-cell>
          <table:table-cell office:value-type="string" calcext:value-type="string">
            <text:p>1101022005</text:p>
          </table:table-cell>
          <table:table-cell office:value-type="string" calcext:value-type="string">
            <text:p>Deposito Rp Mega</text:p>
          </table:table-cell>
          <table:table-cell office:value-type="string" calcext:value-type="string">
            <text:p>1101022000</text:p>
          </table:table-cell>
          <table:table-cell table:formula="of:=IF(ISNA(VLOOKUP([.D64];[.$B$2:.$C$700];2;0));&quot;-&quot;;VLOOKUP([.D64];[.$B$2:.$C$700];2;0))" office:value-type="string" office:string-value="Deposito-Rp" calcext:value-type="string">
            <text:p>Deposito-R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4</text:p>
          </table:table-cell>
          <table:table-cell office:value-type="string" calcext:value-type="string">
            <text:p>1101022007</text:p>
          </table:table-cell>
          <table:table-cell office:value-type="string" calcext:value-type="string">
            <text:p>Deposito Rp Permata</text:p>
          </table:table-cell>
          <table:table-cell office:value-type="string" calcext:value-type="string">
            <text:p>1101022000</text:p>
          </table:table-cell>
          <table:table-cell table:formula="of:=IF(ISNA(VLOOKUP([.D65];[.$B$2:.$C$700];2;0));&quot;-&quot;;VLOOKUP([.D65];[.$B$2:.$C$700];2;0))" office:value-type="string" office:string-value="Deposito-Rp" calcext:value-type="string">
            <text:p>Deposito-R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1101022002</text:p>
          </table:table-cell>
          <table:table-cell office:value-type="string" calcext:value-type="string">
            <text:p>Deposito Rp BTPN</text:p>
          </table:table-cell>
          <table:table-cell office:value-type="string" calcext:value-type="string">
            <text:p>1101022000</text:p>
          </table:table-cell>
          <table:table-cell table:formula="of:=IF(ISNA(VLOOKUP([.D66];[.$B$2:.$C$700];2;0));&quot;-&quot;;VLOOKUP([.D66];[.$B$2:.$C$700];2;0))" office:value-type="string" office:string-value="Deposito-Rp" calcext:value-type="string">
            <text:p>Deposito-R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6</text:p>
          </table:table-cell>
          <table:table-cell office:value-type="string" calcext:value-type="string">
            <text:p>1101023000</text:p>
          </table:table-cell>
          <table:table-cell office:value-type="string" calcext:value-type="string">
            <text:p>Deposito-Valas</text:p>
          </table:table-cell>
          <table:table-cell office:value-type="string" calcext:value-type="string">
            <text:p>1101020000</text:p>
          </table:table-cell>
          <table:table-cell table:formula="of:=IF(ISNA(VLOOKUP([.D67];[.$B$2:.$C$700];2;0));&quot;-&quot;;VLOOKUP([.D67];[.$B$2:.$C$700];2;0))" office:value-type="string" office:string-value="Bank" calcext:value-type="string">
            <text:p>Ba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1101023002</text:p>
          </table:table-cell>
          <table:table-cell office:value-type="string" calcext:value-type="string">
            <text:p>Deposito Valas Mega</text:p>
          </table:table-cell>
          <table:table-cell office:value-type="string" calcext:value-type="string">
            <text:p>1101023000</text:p>
          </table:table-cell>
          <table:table-cell table:formula="of:=IF(ISNA(VLOOKUP([.D68];[.$B$2:.$C$700];2;0));&quot;-&quot;;VLOOKUP([.D68];[.$B$2:.$C$700];2;0))" office:value-type="string" office:string-value="Deposito-Valas" calcext:value-type="string">
            <text:p>Deposito-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1101023001</text:p>
          </table:table-cell>
          <table:table-cell office:value-type="string" calcext:value-type="string">
            <text:p>Deposito Valas Mandiri</text:p>
          </table:table-cell>
          <table:table-cell office:value-type="string" calcext:value-type="string">
            <text:p>1101023000</text:p>
          </table:table-cell>
          <table:table-cell table:formula="of:=IF(ISNA(VLOOKUP([.D69];[.$B$2:.$C$700];2;0));&quot;-&quot;;VLOOKUP([.D69];[.$B$2:.$C$700];2;0))" office:value-type="string" office:string-value="Deposito-Valas" calcext:value-type="string">
            <text:p>Deposito-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1101024000</text:p>
          </table:table-cell>
          <table:table-cell office:value-type="string" calcext:value-type="string">
            <text:p>Bank Valas</text:p>
          </table:table-cell>
          <table:table-cell office:value-type="string" calcext:value-type="string">
            <text:p>1101020000</text:p>
          </table:table-cell>
          <table:table-cell table:formula="of:=IF(ISNA(VLOOKUP([.D70];[.$B$2:.$C$700];2;0));&quot;-&quot;;VLOOKUP([.D70];[.$B$2:.$C$700];2;0))" office:value-type="string" office:string-value="Bank" calcext:value-type="string">
            <text:p>Ba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1101024003</text:p>
          </table:table-cell>
          <table:table-cell office:value-type="string" calcext:value-type="string">
            <text:p>Permata 902326693</text:p>
          </table:table-cell>
          <table:table-cell office:value-type="string" calcext:value-type="string">
            <text:p>1101024000</text:p>
          </table:table-cell>
          <table:table-cell table:formula="of:=IF(ISNA(VLOOKUP([.D71];[.$B$2:.$C$700];2;0));&quot;-&quot;;VLOOKUP([.D71];[.$B$2:.$C$700];2;0))" office:value-type="string" office:string-value="Bank Valas" calcext:value-type="string">
            <text:p>Bank 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1</text:p>
          </table:table-cell>
          <table:table-cell office:value-type="string" calcext:value-type="string">
            <text:p>1101024005</text:p>
          </table:table-cell>
          <table:table-cell office:value-type="string" calcext:value-type="string">
            <text:p>Mandiri 2 125-00-0768089-5</text:p>
          </table:table-cell>
          <table:table-cell office:value-type="string" calcext:value-type="string">
            <text:p>1101024000</text:p>
          </table:table-cell>
          <table:table-cell table:formula="of:=IF(ISNA(VLOOKUP([.D72];[.$B$2:.$C$700];2;0));&quot;-&quot;;VLOOKUP([.D72];[.$B$2:.$C$700];2;0))" office:value-type="string" office:string-value="Bank Valas" calcext:value-type="string">
            <text:p>Bank 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2</text:p>
          </table:table-cell>
          <table:table-cell office:value-type="string" calcext:value-type="string">
            <text:p>1101024002</text:p>
          </table:table-cell>
          <table:table-cell office:value-type="string" calcext:value-type="string">
            <text:p>Mayapada 10031003253</text:p>
          </table:table-cell>
          <table:table-cell office:value-type="string" calcext:value-type="string">
            <text:p>1101024000</text:p>
          </table:table-cell>
          <table:table-cell table:formula="of:=IF(ISNA(VLOOKUP([.D73];[.$B$2:.$C$700];2;0));&quot;-&quot;;VLOOKUP([.D73];[.$B$2:.$C$700];2;0))" office:value-type="string" office:string-value="Bank Valas" calcext:value-type="string">
            <text:p>Bank 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1101024004</text:p>
          </table:table-cell>
          <table:table-cell office:value-type="string" calcext:value-type="string">
            <text:p>Deutsche 0020529050</text:p>
          </table:table-cell>
          <table:table-cell office:value-type="string" calcext:value-type="string">
            <text:p>1101024000</text:p>
          </table:table-cell>
          <table:table-cell table:formula="of:=IF(ISNA(VLOOKUP([.D74];[.$B$2:.$C$700];2;0));&quot;-&quot;;VLOOKUP([.D74];[.$B$2:.$C$700];2;0))" office:value-type="string" office:string-value="Bank Valas" calcext:value-type="string">
            <text:p>Bank 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4</text:p>
          </table:table-cell>
          <table:table-cell office:value-type="string" calcext:value-type="string">
            <text:p>1101024001</text:p>
          </table:table-cell>
          <table:table-cell office:value-type="string" calcext:value-type="string">
            <text:p>Mandiri 1 125-00-0018534-8</text:p>
          </table:table-cell>
          <table:table-cell office:value-type="string" calcext:value-type="string">
            <text:p>1101024000</text:p>
          </table:table-cell>
          <table:table-cell table:formula="of:=IF(ISNA(VLOOKUP([.D75];[.$B$2:.$C$700];2;0));&quot;-&quot;;VLOOKUP([.D75];[.$B$2:.$C$700];2;0))" office:value-type="string" office:string-value="Bank Valas" calcext:value-type="string">
            <text:p>Bank Val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1102000000</text:p>
          </table:table-cell>
          <table:table-cell office:value-type="string" calcext:value-type="string">
            <text:p>Piutang Usaha</text:p>
          </table:table-cell>
          <table:table-cell office:value-type="string" calcext:value-type="string">
            <text:p>1100000000</text:p>
          </table:table-cell>
          <table:table-cell table:formula="of:=IF(ISNA(VLOOKUP([.D76];[.$B$2:.$C$700];2;0));&quot;-&quot;;VLOOKUP([.D76];[.$B$2:.$C$700];2;0))" office:value-type="string" office:string-value="Current Asset" calcext:value-type="string">
            <text:p>Current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6</text:p>
          </table:table-cell>
          <table:table-cell office:value-type="string" calcext:value-type="string">
            <text:p>1102100000</text:p>
          </table:table-cell>
          <table:table-cell office:value-type="string" calcext:value-type="string">
            <text:p>Piutang Iklan</text:p>
          </table:table-cell>
          <table:table-cell office:value-type="string" calcext:value-type="string">
            <text:p>1102000000</text:p>
          </table:table-cell>
          <table:table-cell table:formula="of:=IF(ISNA(VLOOKUP([.D77];[.$B$2:.$C$700];2;0));&quot;-&quot;;VLOOKUP([.D77];[.$B$2:.$C$700];2;0))" office:value-type="string" office:string-value="Piutang Usaha" calcext:value-type="string">
            <text:p>Piutang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1102103000</text:p>
          </table:table-cell>
          <table:table-cell office:value-type="string" calcext:value-type="string">
            <text:p>Piutang Iklan - Bagi Hasil</text:p>
          </table:table-cell>
          <table:table-cell office:value-type="string" calcext:value-type="string">
            <text:p>1102100000</text:p>
          </table:table-cell>
          <table:table-cell table:formula="of:=IF(ISNA(VLOOKUP([.D78];[.$B$2:.$C$700];2;0));&quot;-&quot;;VLOOKUP([.D78];[.$B$2:.$C$700];2;0))" office:value-type="string" office:string-value="Piutang Iklan" calcext:value-type="string">
            <text:p>Piutang Ikl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1102105000</text:p>
          </table:table-cell>
          <table:table-cell office:value-type="string" calcext:value-type="string">
            <text:p>Piutang Iklan - Sponsorship</text:p>
          </table:table-cell>
          <table:table-cell office:value-type="string" calcext:value-type="string">
            <text:p>1102100000</text:p>
          </table:table-cell>
          <table:table-cell table:formula="of:=IF(ISNA(VLOOKUP([.D79];[.$B$2:.$C$700];2;0));&quot;-&quot;;VLOOKUP([.D79];[.$B$2:.$C$700];2;0))" office:value-type="string" office:string-value="Piutang Iklan" calcext:value-type="string">
            <text:p>Piutang Ikl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9</text:p>
          </table:table-cell>
          <table:table-cell office:value-type="string" calcext:value-type="string">
            <text:p>1102102000</text:p>
          </table:table-cell>
          <table:table-cell office:value-type="string" calcext:value-type="string">
            <text:p>Piutang Iklan-Video Streaming</text:p>
          </table:table-cell>
          <table:table-cell office:value-type="string" calcext:value-type="string">
            <text:p>1102100000</text:p>
          </table:table-cell>
          <table:table-cell table:formula="of:=IF(ISNA(VLOOKUP([.D80];[.$B$2:.$C$700];2;0));&quot;-&quot;;VLOOKUP([.D80];[.$B$2:.$C$700];2;0))" office:value-type="string" office:string-value="Piutang Iklan" calcext:value-type="string">
            <text:p>Piutang Ikl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1102104000</text:p>
          </table:table-cell>
          <table:table-cell office:value-type="string" calcext:value-type="string">
            <text:p>Piutang Iklan - Block Time</text:p>
          </table:table-cell>
          <table:table-cell office:value-type="string" calcext:value-type="string">
            <text:p>1102100000</text:p>
          </table:table-cell>
          <table:table-cell table:formula="of:=IF(ISNA(VLOOKUP([.D81];[.$B$2:.$C$700];2;0));&quot;-&quot;;VLOOKUP([.D81];[.$B$2:.$C$700];2;0))" office:value-type="string" office:string-value="Piutang Iklan" calcext:value-type="string">
            <text:p>Piutang Ikl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1</text:p>
          </table:table-cell>
          <table:table-cell office:value-type="string" calcext:value-type="string">
            <text:p>1102106000</text:p>
          </table:table-cell>
          <table:table-cell office:value-type="string" calcext:value-type="string">
            <text:p>Piutang Iklan - Barter</text:p>
          </table:table-cell>
          <table:table-cell office:value-type="string" calcext:value-type="string">
            <text:p>1102100000</text:p>
          </table:table-cell>
          <table:table-cell table:formula="of:=IF(ISNA(VLOOKUP([.D82];[.$B$2:.$C$700];2;0));&quot;-&quot;;VLOOKUP([.D82];[.$B$2:.$C$700];2;0))" office:value-type="string" office:string-value="Piutang Iklan" calcext:value-type="string">
            <text:p>Piutang Ikl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2</text:p>
          </table:table-cell>
          <table:table-cell office:value-type="string" calcext:value-type="string">
            <text:p>1102101000</text:p>
          </table:table-cell>
          <table:table-cell office:value-type="string" calcext:value-type="string">
            <text:p>Piutang Iklan- Non Iklan</text:p>
          </table:table-cell>
          <table:table-cell office:value-type="string" calcext:value-type="string">
            <text:p>1102100000</text:p>
          </table:table-cell>
          <table:table-cell table:formula="of:=IF(ISNA(VLOOKUP([.D83];[.$B$2:.$C$700];2;0));&quot;-&quot;;VLOOKUP([.D83];[.$B$2:.$C$700];2;0))" office:value-type="string" office:string-value="Piutang Iklan" calcext:value-type="string">
            <text:p>Piutang Ikl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3</text:p>
          </table:table-cell>
          <table:table-cell office:value-type="string" calcext:value-type="string">
            <text:p>1102200000</text:p>
          </table:table-cell>
          <table:table-cell office:value-type="string" calcext:value-type="string">
            <text:p>Piutang Un Billed / Accrued</text:p>
          </table:table-cell>
          <table:table-cell office:value-type="string" calcext:value-type="string">
            <text:p>1102000000</text:p>
          </table:table-cell>
          <table:table-cell table:formula="of:=IF(ISNA(VLOOKUP([.D84];[.$B$2:.$C$700];2;0));&quot;-&quot;;VLOOKUP([.D84];[.$B$2:.$C$700];2;0))" office:value-type="string" office:string-value="Piutang Usaha" calcext:value-type="string">
            <text:p>Piutang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4</text:p>
          </table:table-cell>
          <table:table-cell office:value-type="string" calcext:value-type="string">
            <text:p>1102202000</text:p>
          </table:table-cell>
          <table:table-cell office:value-type="string" calcext:value-type="string">
            <text:p>Piutang Un Billed - Sponsorship</text:p>
          </table:table-cell>
          <table:table-cell office:value-type="string" calcext:value-type="string">
            <text:p>1102200000</text:p>
          </table:table-cell>
          <table:table-cell table:formula="of:=IF(ISNA(VLOOKUP([.D85];[.$B$2:.$C$700];2;0));&quot;-&quot;;VLOOKUP([.D85];[.$B$2:.$C$700];2;0))" office:value-type="string" office:string-value="Piutang Un Billed / Accrued" calcext:value-type="string">
            <text:p>Piutang Un Billed / Accru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1102204000</text:p>
          </table:table-cell>
          <table:table-cell office:value-type="string" calcext:value-type="string">
            <text:p>Piutang Un Billed - Barter</text:p>
          </table:table-cell>
          <table:table-cell office:value-type="string" calcext:value-type="string">
            <text:p>1102200000</text:p>
          </table:table-cell>
          <table:table-cell table:formula="of:=IF(ISNA(VLOOKUP([.D86];[.$B$2:.$C$700];2;0));&quot;-&quot;;VLOOKUP([.D86];[.$B$2:.$C$700];2;0))" office:value-type="string" office:string-value="Piutang Un Billed / Accrued" calcext:value-type="string">
            <text:p>Piutang Un Billed / Accru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1102201000</text:p>
          </table:table-cell>
          <table:table-cell office:value-type="string" calcext:value-type="string">
            <text:p>Piutang Un Billed -Block Time</text:p>
          </table:table-cell>
          <table:table-cell office:value-type="string" calcext:value-type="string">
            <text:p>1102200000</text:p>
          </table:table-cell>
          <table:table-cell table:formula="of:=IF(ISNA(VLOOKUP([.D87];[.$B$2:.$C$700];2;0));&quot;-&quot;;VLOOKUP([.D87];[.$B$2:.$C$700];2;0))" office:value-type="string" office:string-value="Piutang Un Billed / Accrued" calcext:value-type="string">
            <text:p>Piutang Un Billed / Accru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1102203000</text:p>
          </table:table-cell>
          <table:table-cell office:value-type="string" calcext:value-type="string">
            <text:p>Piutang Un Billed - Bagi Hasil</text:p>
          </table:table-cell>
          <table:table-cell office:value-type="string" calcext:value-type="string">
            <text:p>1102200000</text:p>
          </table:table-cell>
          <table:table-cell table:formula="of:=IF(ISNA(VLOOKUP([.D88];[.$B$2:.$C$700];2;0));&quot;-&quot;;VLOOKUP([.D88];[.$B$2:.$C$700];2;0))" office:value-type="string" office:string-value="Piutang Un Billed / Accrued" calcext:value-type="string">
            <text:p>Piutang Un Billed / Accru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8</text:p>
          </table:table-cell>
          <table:table-cell office:value-type="string" calcext:value-type="string">
            <text:p>1102300000</text:p>
          </table:table-cell>
          <table:table-cell office:value-type="string" calcext:value-type="string">
            <text:p>Piutang Usaha Lainnya</text:p>
          </table:table-cell>
          <table:table-cell office:value-type="string" calcext:value-type="string">
            <text:p>1102000000</text:p>
          </table:table-cell>
          <table:table-cell table:formula="of:=IF(ISNA(VLOOKUP([.D89];[.$B$2:.$C$700];2;0));&quot;-&quot;;VLOOKUP([.D89];[.$B$2:.$C$700];2;0))" office:value-type="string" office:string-value="Piutang Usaha" calcext:value-type="string">
            <text:p>Piutang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1102301000</text:p>
          </table:table-cell>
          <table:table-cell office:value-type="string" calcext:value-type="string">
            <text:p>Piutang Unbilled Lainnya</text:p>
          </table:table-cell>
          <table:table-cell office:value-type="string" calcext:value-type="string">
            <text:p>1102300000</text:p>
          </table:table-cell>
          <table:table-cell table:formula="of:=IF(ISNA(VLOOKUP([.D90];[.$B$2:.$C$700];2;0));&quot;-&quot;;VLOOKUP([.D90];[.$B$2:.$C$700];2;0))" office:value-type="string" office:string-value="Piutang Usaha Lainnya" calcext:value-type="string">
            <text:p>Piutang Usaha Lainny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1102400000</text:p>
          </table:table-cell>
          <table:table-cell office:value-type="string" calcext:value-type="string">
            <text:p>Piutang Affiliasi</text:p>
          </table:table-cell>
          <table:table-cell office:value-type="string" calcext:value-type="string">
            <text:p>1102000000</text:p>
          </table:table-cell>
          <table:table-cell table:formula="of:=IF(ISNA(VLOOKUP([.D91];[.$B$2:.$C$700];2;0));&quot;-&quot;;VLOOKUP([.D91];[.$B$2:.$C$700];2;0))" office:value-type="string" office:string-value="Piutang Usaha" calcext:value-type="string">
            <text:p>Piutang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1</text:p>
          </table:table-cell>
          <table:table-cell office:value-type="string" calcext:value-type="string">
            <text:p>1102401000</text:p>
          </table:table-cell>
          <table:table-cell office:value-type="string" calcext:value-type="string">
            <text:p>Piutang Affiliasi - Rp</text:p>
          </table:table-cell>
          <table:table-cell office:value-type="string" calcext:value-type="string">
            <text:p>1102400000</text:p>
          </table:table-cell>
          <table:table-cell table:formula="of:=IF(ISNA(VLOOKUP([.D92];[.$B$2:.$C$700];2;0));&quot;-&quot;;VLOOKUP([.D92];[.$B$2:.$C$700];2;0))" office:value-type="string" office:string-value="Piutang Affiliasi" calcext:value-type="string">
            <text:p>Piutang Affil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2</text:p>
          </table:table-cell>
          <table:table-cell office:value-type="string" calcext:value-type="string">
            <text:p>1102403000</text:p>
          </table:table-cell>
          <table:table-cell office:value-type="string" calcext:value-type="string">
            <text:p>Piutang Affiliasi - Euro</text:p>
          </table:table-cell>
          <table:table-cell office:value-type="string" calcext:value-type="string">
            <text:p>1102400000</text:p>
          </table:table-cell>
          <table:table-cell table:formula="of:=IF(ISNA(VLOOKUP([.D93];[.$B$2:.$C$700];2;0));&quot;-&quot;;VLOOKUP([.D93];[.$B$2:.$C$700];2;0))" office:value-type="string" office:string-value="Piutang Affiliasi" calcext:value-type="string">
            <text:p>Piutang Affil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3</text:p>
          </table:table-cell>
          <table:table-cell office:value-type="string" calcext:value-type="string">
            <text:p>1102402000</text:p>
          </table:table-cell>
          <table:table-cell office:value-type="string" calcext:value-type="string">
            <text:p>Piutang Affiliasi - Usd</text:p>
          </table:table-cell>
          <table:table-cell office:value-type="string" calcext:value-type="string">
            <text:p>1102400000</text:p>
          </table:table-cell>
          <table:table-cell table:formula="of:=IF(ISNA(VLOOKUP([.D94];[.$B$2:.$C$700];2;0));&quot;-&quot;;VLOOKUP([.D94];[.$B$2:.$C$700];2;0))" office:value-type="string" office:string-value="Piutang Affiliasi" calcext:value-type="string">
            <text:p>Piutang Affil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4</text:p>
          </table:table-cell>
          <table:table-cell office:value-type="string" calcext:value-type="string">
            <text:p>1102500000</text:p>
          </table:table-cell>
          <table:table-cell office:value-type="string" calcext:value-type="string">
            <text:p>Piutang Lain-lain</text:p>
          </table:table-cell>
          <table:table-cell office:value-type="string" calcext:value-type="string">
            <text:p>1102000000</text:p>
          </table:table-cell>
          <table:table-cell table:formula="of:=IF(ISNA(VLOOKUP([.D95];[.$B$2:.$C$700];2;0));&quot;-&quot;;VLOOKUP([.D95];[.$B$2:.$C$700];2;0))" office:value-type="string" office:string-value="Piutang Usaha" calcext:value-type="string">
            <text:p>Piutang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5</text:p>
          </table:table-cell>
          <table:table-cell office:value-type="string" calcext:value-type="string">
            <text:p>1102501000</text:p>
          </table:table-cell>
          <table:table-cell office:value-type="string" calcext:value-type="string">
            <text:p>Piutang Lainnya</text:p>
          </table:table-cell>
          <table:table-cell office:value-type="string" calcext:value-type="string">
            <text:p>1102500000</text:p>
          </table:table-cell>
          <table:table-cell table:formula="of:=IF(ISNA(VLOOKUP([.D96];[.$B$2:.$C$700];2;0));&quot;-&quot;;VLOOKUP([.D96];[.$B$2:.$C$700];2;0))" office:value-type="string" office:string-value="Piutang Lain-lain" calcext:value-type="string">
            <text:p>Piutang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6</text:p>
          </table:table-cell>
          <table:table-cell office:value-type="string" calcext:value-type="string">
            <text:p>1102503000</text:p>
          </table:table-cell>
          <table:table-cell office:value-type="string" calcext:value-type="string">
            <text:p>Penyertaan Kepemilikan</text:p>
          </table:table-cell>
          <table:table-cell office:value-type="string" calcext:value-type="string">
            <text:p>1102500000</text:p>
          </table:table-cell>
          <table:table-cell table:formula="of:=IF(ISNA(VLOOKUP([.D97];[.$B$2:.$C$700];2;0));&quot;-&quot;;VLOOKUP([.D97];[.$B$2:.$C$700];2;0))" office:value-type="string" office:string-value="Piutang Lain-lain" calcext:value-type="string">
            <text:p>Piutang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7</text:p>
          </table:table-cell>
          <table:table-cell office:value-type="string" calcext:value-type="string">
            <text:p>1102502000</text:p>
          </table:table-cell>
          <table:table-cell office:value-type="string" calcext:value-type="string">
            <text:p>Piutang Karyawan</text:p>
          </table:table-cell>
          <table:table-cell office:value-type="string" calcext:value-type="string">
            <text:p>1102500000</text:p>
          </table:table-cell>
          <table:table-cell table:formula="of:=IF(ISNA(VLOOKUP([.D98];[.$B$2:.$C$700];2;0));&quot;-&quot;;VLOOKUP([.D98];[.$B$2:.$C$700];2;0))" office:value-type="string" office:string-value="Piutang Lain-lain" calcext:value-type="string">
            <text:p>Piutang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8</text:p>
          </table:table-cell>
          <table:table-cell office:value-type="string" calcext:value-type="string">
            <text:p>1102504000</text:p>
          </table:table-cell>
          <table:table-cell office:value-type="string" calcext:value-type="string">
            <text:p>Piutang Lainnya-Kelebihan Pembayaran</text:p>
          </table:table-cell>
          <table:table-cell office:value-type="string" calcext:value-type="string">
            <text:p>1102500000</text:p>
          </table:table-cell>
          <table:table-cell table:formula="of:=IF(ISNA(VLOOKUP([.D99];[.$B$2:.$C$700];2;0));&quot;-&quot;;VLOOKUP([.D99];[.$B$2:.$C$700];2;0))" office:value-type="string" office:string-value="Piutang Lain-lain" calcext:value-type="string">
            <text:p>Piutang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9</text:p>
          </table:table-cell>
          <table:table-cell office:value-type="string" calcext:value-type="string">
            <text:p>1102600000</text:p>
          </table:table-cell>
          <table:table-cell office:value-type="string" calcext:value-type="string">
            <text:p>Penyisihan Piutang</text:p>
          </table:table-cell>
          <table:table-cell office:value-type="string" calcext:value-type="string">
            <text:p>1102000000</text:p>
          </table:table-cell>
          <table:table-cell table:formula="of:=IF(ISNA(VLOOKUP([.D100];[.$B$2:.$C$700];2;0));&quot;-&quot;;VLOOKUP([.D100];[.$B$2:.$C$700];2;0))" office:value-type="string" office:string-value="Piutang Usaha" calcext:value-type="string">
            <text:p>Piutang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1102600700</text:p>
          </table:table-cell>
          <table:table-cell office:value-type="string" calcext:value-type="string">
            <text:p>Penyisihan Piutang Lainnya</text:p>
          </table:table-cell>
          <table:table-cell office:value-type="string" calcext:value-type="string">
            <text:p>1102600000</text:p>
          </table:table-cell>
          <table:table-cell table:formula="of:=IF(ISNA(VLOOKUP([.D101];[.$B$2:.$C$700];2;0));&quot;-&quot;;VLOOKUP([.D101];[.$B$2:.$C$700];2;0))" office:value-type="string" office:string-value="Penyisihan Piutang" calcext:value-type="string">
            <text:p>Penyisihan Piut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1</text:p>
          </table:table-cell>
          <table:table-cell office:value-type="string" calcext:value-type="string">
            <text:p>1102600200</text:p>
          </table:table-cell>
          <table:table-cell office:value-type="string" calcext:value-type="string">
            <text:p>Penyisihan Piutang Sponshorship</text:p>
          </table:table-cell>
          <table:table-cell office:value-type="string" calcext:value-type="string">
            <text:p>1102600000</text:p>
          </table:table-cell>
          <table:table-cell table:formula="of:=IF(ISNA(VLOOKUP([.D102];[.$B$2:.$C$700];2;0));&quot;-&quot;;VLOOKUP([.D102];[.$B$2:.$C$700];2;0))" office:value-type="string" office:string-value="Penyisihan Piutang" calcext:value-type="string">
            <text:p>Penyisihan Piut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2</text:p>
          </table:table-cell>
          <table:table-cell office:value-type="string" calcext:value-type="string">
            <text:p>1102600400</text:p>
          </table:table-cell>
          <table:table-cell office:value-type="string" calcext:value-type="string">
            <text:p>Penyisihan Piutang Block Time</text:p>
          </table:table-cell>
          <table:table-cell office:value-type="string" calcext:value-type="string">
            <text:p>1102600000</text:p>
          </table:table-cell>
          <table:table-cell table:formula="of:=IF(ISNA(VLOOKUP([.D103];[.$B$2:.$C$700];2;0));&quot;-&quot;;VLOOKUP([.D103];[.$B$2:.$C$700];2;0))" office:value-type="string" office:string-value="Penyisihan Piutang" calcext:value-type="string">
            <text:p>Penyisihan Piut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3</text:p>
          </table:table-cell>
          <table:table-cell office:value-type="string" calcext:value-type="string">
            <text:p>1102600600</text:p>
          </table:table-cell>
          <table:table-cell office:value-type="string" calcext:value-type="string">
            <text:p>Penyisihan Piutang Non Iklan</text:p>
          </table:table-cell>
          <table:table-cell office:value-type="string" calcext:value-type="string">
            <text:p>1102600000</text:p>
          </table:table-cell>
          <table:table-cell table:formula="of:=IF(ISNA(VLOOKUP([.D104];[.$B$2:.$C$700];2;0));&quot;-&quot;;VLOOKUP([.D104];[.$B$2:.$C$700];2;0))" office:value-type="string" office:string-value="Penyisihan Piutang" calcext:value-type="string">
            <text:p>Penyisihan Piut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4</text:p>
          </table:table-cell>
          <table:table-cell office:value-type="string" calcext:value-type="string">
            <text:p>1102600100</text:p>
          </table:table-cell>
          <table:table-cell office:value-type="string" calcext:value-type="string">
            <text:p>Penyisihan Piutang Iklan</text:p>
          </table:table-cell>
          <table:table-cell office:value-type="string" calcext:value-type="string">
            <text:p>1102600000</text:p>
          </table:table-cell>
          <table:table-cell table:formula="of:=IF(ISNA(VLOOKUP([.D105];[.$B$2:.$C$700];2;0));&quot;-&quot;;VLOOKUP([.D105];[.$B$2:.$C$700];2;0))" office:value-type="string" office:string-value="Penyisihan Piutang" calcext:value-type="string">
            <text:p>Penyisihan Piut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5</text:p>
          </table:table-cell>
          <table:table-cell office:value-type="string" calcext:value-type="string">
            <text:p>1102600300</text:p>
          </table:table-cell>
          <table:table-cell office:value-type="string" calcext:value-type="string">
            <text:p>Penyisihan Piutang-Barter</text:p>
          </table:table-cell>
          <table:table-cell office:value-type="string" calcext:value-type="string">
            <text:p>1102600000</text:p>
          </table:table-cell>
          <table:table-cell table:formula="of:=IF(ISNA(VLOOKUP([.D106];[.$B$2:.$C$700];2;0));&quot;-&quot;;VLOOKUP([.D106];[.$B$2:.$C$700];2;0))" office:value-type="string" office:string-value="Penyisihan Piutang" calcext:value-type="string">
            <text:p>Penyisihan Piut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6</text:p>
          </table:table-cell>
          <table:table-cell office:value-type="string" calcext:value-type="string">
            <text:p>1102600500</text:p>
          </table:table-cell>
          <table:table-cell office:value-type="string" calcext:value-type="string">
            <text:p>Penyisihan Piutang Bagi Hasil</text:p>
          </table:table-cell>
          <table:table-cell office:value-type="string" calcext:value-type="string">
            <text:p>1102600000</text:p>
          </table:table-cell>
          <table:table-cell table:formula="of:=IF(ISNA(VLOOKUP([.D107];[.$B$2:.$C$700];2;0));&quot;-&quot;;VLOOKUP([.D107];[.$B$2:.$C$700];2;0))" office:value-type="string" office:string-value="Penyisihan Piutang" calcext:value-type="string">
            <text:p>Penyisihan Piut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1103000000</text:p>
          </table:table-cell>
          <table:table-cell office:value-type="string" calcext:value-type="string">
            <text:p>Persediaan</text:p>
          </table:table-cell>
          <table:table-cell office:value-type="string" calcext:value-type="string">
            <text:p>1100000000</text:p>
          </table:table-cell>
          <table:table-cell table:formula="of:=IF(ISNA(VLOOKUP([.D108];[.$B$2:.$C$700];2;0));&quot;-&quot;;VLOOKUP([.D108];[.$B$2:.$C$700];2;0))" office:value-type="string" office:string-value="Current Asset" calcext:value-type="string">
            <text:p>Current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8</text:p>
          </table:table-cell>
          <table:table-cell office:value-type="string" calcext:value-type="string">
            <text:p>1103300400</text:p>
          </table:table-cell>
          <table:table-cell office:value-type="string" calcext:value-type="string">
            <text:p>Persediaan Program Inhouse-Sport</text:p>
          </table:table-cell>
          <table:table-cell office:value-type="string" calcext:value-type="string">
            <text:p>1103000000</text:p>
          </table:table-cell>
          <table:table-cell table:formula="of:=IF(ISNA(VLOOKUP([.D109];[.$B$2:.$C$700];2;0));&quot;-&quot;;VLOOKUP([.D109];[.$B$2:.$C$700];2;0))" office:value-type="string" office:string-value="Persediaan" calcext:value-type="string">
            <text:p>Persedi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9</text:p>
          </table:table-cell>
          <table:table-cell office:value-type="string" calcext:value-type="string">
            <text:p>1103300600</text:p>
          </table:table-cell>
          <table:table-cell office:value-type="string" calcext:value-type="string">
            <text:p>Persediaan Program Inhouse-Lainnya</text:p>
          </table:table-cell>
          <table:table-cell office:value-type="string" calcext:value-type="string">
            <text:p>1103000000</text:p>
          </table:table-cell>
          <table:table-cell table:formula="of:=IF(ISNA(VLOOKUP([.D110];[.$B$2:.$C$700];2;0));&quot;-&quot;;VLOOKUP([.D110];[.$B$2:.$C$700];2;0))" office:value-type="string" office:string-value="Persediaan" calcext:value-type="string">
            <text:p>Persedi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0</text:p>
          </table:table-cell>
          <table:table-cell office:value-type="string" calcext:value-type="string">
            <text:p>1103300100</text:p>
          </table:table-cell>
          <table:table-cell office:value-type="string" calcext:value-type="string">
            <text:p>Persediaan Program Inhouse -Join</text:p>
          </table:table-cell>
          <table:table-cell office:value-type="string" calcext:value-type="string">
            <text:p>1103000000</text:p>
          </table:table-cell>
          <table:table-cell table:formula="of:=IF(ISNA(VLOOKUP([.D111];[.$B$2:.$C$700];2;0));&quot;-&quot;;VLOOKUP([.D111];[.$B$2:.$C$700];2;0))" office:value-type="string" office:string-value="Persediaan" calcext:value-type="string">
            <text:p>Persedi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1</text:p>
          </table:table-cell>
          <table:table-cell office:value-type="string" calcext:value-type="string">
            <text:p>1103300300</text:p>
          </table:table-cell>
          <table:table-cell office:value-type="string" calcext:value-type="string">
            <text:p>Persediaan Program Inhouse-Current Affairs</text:p>
          </table:table-cell>
          <table:table-cell office:value-type="string" calcext:value-type="string">
            <text:p>1103000000</text:p>
          </table:table-cell>
          <table:table-cell table:formula="of:=IF(ISNA(VLOOKUP([.D112];[.$B$2:.$C$700];2;0));&quot;-&quot;;VLOOKUP([.D112];[.$B$2:.$C$700];2;0))" office:value-type="string" office:string-value="Persediaan" calcext:value-type="string">
            <text:p>Persedi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2</text:p>
          </table:table-cell>
          <table:table-cell office:value-type="string" calcext:value-type="string">
            <text:p>1103300500</text:p>
          </table:table-cell>
          <table:table-cell office:value-type="string" calcext:value-type="string">
            <text:p>Persediaan Program Inhouse-Produksi</text:p>
          </table:table-cell>
          <table:table-cell office:value-type="string" calcext:value-type="string">
            <text:p>1103000000</text:p>
          </table:table-cell>
          <table:table-cell table:formula="of:=IF(ISNA(VLOOKUP([.D113];[.$B$2:.$C$700];2;0));&quot;-&quot;;VLOOKUP([.D113];[.$B$2:.$C$700];2;0))" office:value-type="string" office:string-value="Persediaan" calcext:value-type="string">
            <text:p>Persedi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3</text:p>
          </table:table-cell>
          <table:table-cell office:value-type="string" calcext:value-type="string">
            <text:p>1103300000</text:p>
          </table:table-cell>
          <table:table-cell office:value-type="string" calcext:value-type="string">
            <text:p>Persd. Prog Inhouse</text:p>
          </table:table-cell>
          <table:table-cell office:value-type="string" calcext:value-type="string">
            <text:p>1103000000</text:p>
          </table:table-cell>
          <table:table-cell table:formula="of:=IF(ISNA(VLOOKUP([.D114];[.$B$2:.$C$700];2;0));&quot;-&quot;;VLOOKUP([.D114];[.$B$2:.$C$700];2;0))" office:value-type="string" office:string-value="Persediaan" calcext:value-type="string">
            <text:p>Persedi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4</text:p>
          </table:table-cell>
          <table:table-cell office:value-type="string" calcext:value-type="string">
            <text:p>1103300200</text:p>
          </table:table-cell>
          <table:table-cell office:value-type="string" calcext:value-type="string">
            <text:p>Persediaan Program Inhouse- Hard News</text:p>
          </table:table-cell>
          <table:table-cell office:value-type="string" calcext:value-type="string">
            <text:p>1103000000</text:p>
          </table:table-cell>
          <table:table-cell table:formula="of:=IF(ISNA(VLOOKUP([.D115];[.$B$2:.$C$700];2;0));&quot;-&quot;;VLOOKUP([.D115];[.$B$2:.$C$700];2;0))" office:value-type="string" office:string-value="Persediaan" calcext:value-type="string">
            <text:p>Persedi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5</text:p>
          </table:table-cell>
          <table:table-cell office:value-type="string" calcext:value-type="string">
            <text:p>1103500000</text:p>
          </table:table-cell>
          <table:table-cell office:value-type="string" calcext:value-type="string">
            <text:p>Persediaan Kaset Kosong</text:p>
          </table:table-cell>
          <table:table-cell office:value-type="string" calcext:value-type="string">
            <text:p>1103000000</text:p>
          </table:table-cell>
          <table:table-cell table:formula="of:=IF(ISNA(VLOOKUP([.D116];[.$B$2:.$C$700];2;0));&quot;-&quot;;VLOOKUP([.D116];[.$B$2:.$C$700];2;0))" office:value-type="string" office:string-value="Persediaan" calcext:value-type="string">
            <text:p>Persedi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6</text:p>
          </table:table-cell>
          <table:table-cell office:value-type="string" calcext:value-type="string">
            <text:p>1103100000</text:p>
          </table:table-cell>
          <table:table-cell office:value-type="string" calcext:value-type="string">
            <text:p>Persd. Prog Asing</text:p>
          </table:table-cell>
          <table:table-cell office:value-type="string" calcext:value-type="string">
            <text:p>1103000000</text:p>
          </table:table-cell>
          <table:table-cell table:formula="of:=IF(ISNA(VLOOKUP([.D117];[.$B$2:.$C$700];2;0));&quot;-&quot;;VLOOKUP([.D117];[.$B$2:.$C$700];2;0))" office:value-type="string" office:string-value="Persediaan" calcext:value-type="string">
            <text:p>Persedi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7</text:p>
          </table:table-cell>
          <table:table-cell office:value-type="string" calcext:value-type="string">
            <text:p>1103100700</text:p>
          </table:table-cell>
          <table:table-cell office:value-type="string" calcext:value-type="string">
            <text:p>Persediaan Asing - Dubbing</text:p>
          </table:table-cell>
          <table:table-cell office:value-type="string" calcext:value-type="string">
            <text:p>1103100000</text:p>
          </table:table-cell>
          <table:table-cell table:formula="of:=IF(ISNA(VLOOKUP([.D118];[.$B$2:.$C$700];2;0));&quot;-&quot;;VLOOKUP([.D118];[.$B$2:.$C$700];2;0))" office:value-type="string" office:string-value="Persd. Prog Asing" calcext:value-type="string">
            <text:p>Persd. Prog 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8</text:p>
          </table:table-cell>
          <table:table-cell office:value-type="string" calcext:value-type="string">
            <text:p>1103100200</text:p>
          </table:table-cell>
          <table:table-cell office:value-type="string" calcext:value-type="string">
            <text:p>Persediaan Asing - Sport</text:p>
          </table:table-cell>
          <table:table-cell office:value-type="string" calcext:value-type="string">
            <text:p>1103100000</text:p>
          </table:table-cell>
          <table:table-cell table:formula="of:=IF(ISNA(VLOOKUP([.D119];[.$B$2:.$C$700];2;0));&quot;-&quot;;VLOOKUP([.D119];[.$B$2:.$C$700];2;0))" office:value-type="string" office:string-value="Persd. Prog Asing" calcext:value-type="string">
            <text:p>Persd. Prog 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9</text:p>
          </table:table-cell>
          <table:table-cell office:value-type="string" calcext:value-type="string">
            <text:p>1103100900</text:p>
          </table:table-cell>
          <table:table-cell office:value-type="string" calcext:value-type="string">
            <text:p>Persediaan Asing - LSF</text:p>
          </table:table-cell>
          <table:table-cell office:value-type="string" calcext:value-type="string">
            <text:p>1103100000</text:p>
          </table:table-cell>
          <table:table-cell table:formula="of:=IF(ISNA(VLOOKUP([.D120];[.$B$2:.$C$700];2;0));&quot;-&quot;;VLOOKUP([.D120];[.$B$2:.$C$700];2;0))" office:value-type="string" office:string-value="Persd. Prog Asing" calcext:value-type="string">
            <text:p>Persd. Prog 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0</text:p>
          </table:table-cell>
          <table:table-cell office:value-type="string" calcext:value-type="string">
            <text:p>1103100400</text:p>
          </table:table-cell>
          <table:table-cell office:value-type="string" calcext:value-type="string">
            <text:p>Persediaan Asing - Non Serial</text:p>
          </table:table-cell>
          <table:table-cell office:value-type="string" calcext:value-type="string">
            <text:p>1103100000</text:p>
          </table:table-cell>
          <table:table-cell table:formula="of:=IF(ISNA(VLOOKUP([.D121];[.$B$2:.$C$700];2;0));&quot;-&quot;;VLOOKUP([.D121];[.$B$2:.$C$700];2;0))" office:value-type="string" office:string-value="Persd. Prog Asing" calcext:value-type="string">
            <text:p>Persd. Prog 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1</text:p>
          </table:table-cell>
          <table:table-cell office:value-type="string" calcext:value-type="string">
            <text:p>1103100600</text:p>
          </table:table-cell>
          <table:table-cell office:value-type="string" calcext:value-type="string">
            <text:p>Persediaan Asing - Lisensi</text:p>
          </table:table-cell>
          <table:table-cell office:value-type="string" calcext:value-type="string">
            <text:p>1103100000</text:p>
          </table:table-cell>
          <table:table-cell table:formula="of:=IF(ISNA(VLOOKUP([.D122];[.$B$2:.$C$700];2;0));&quot;-&quot;;VLOOKUP([.D122];[.$B$2:.$C$700];2;0))" office:value-type="string" office:string-value="Persd. Prog Asing" calcext:value-type="string">
            <text:p>Persd. Prog 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2</text:p>
          </table:table-cell>
          <table:table-cell office:value-type="string" calcext:value-type="string">
            <text:p>1103100100</text:p>
          </table:table-cell>
          <table:table-cell office:value-type="string" calcext:value-type="string">
            <text:p>Persediaan Asing - Documentary</text:p>
          </table:table-cell>
          <table:table-cell office:value-type="string" calcext:value-type="string">
            <text:p>1103100000</text:p>
          </table:table-cell>
          <table:table-cell table:formula="of:=IF(ISNA(VLOOKUP([.D123];[.$B$2:.$C$700];2;0));&quot;-&quot;;VLOOKUP([.D123];[.$B$2:.$C$700];2;0))" office:value-type="string" office:string-value="Persd. Prog Asing" calcext:value-type="string">
            <text:p>Persd. Prog 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3</text:p>
          </table:table-cell>
          <table:table-cell office:value-type="string" calcext:value-type="string">
            <text:p>1103100800</text:p>
          </table:table-cell>
          <table:table-cell office:value-type="string" calcext:value-type="string">
            <text:p>Persediaan Asing - Tax</text:p>
          </table:table-cell>
          <table:table-cell office:value-type="string" calcext:value-type="string">
            <text:p>1103100000</text:p>
          </table:table-cell>
          <table:table-cell table:formula="of:=IF(ISNA(VLOOKUP([.D124];[.$B$2:.$C$700];2;0));&quot;-&quot;;VLOOKUP([.D124];[.$B$2:.$C$700];2;0))" office:value-type="string" office:string-value="Persd. Prog Asing" calcext:value-type="string">
            <text:p>Persd. Prog 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4</text:p>
          </table:table-cell>
          <table:table-cell office:value-type="string" calcext:value-type="string">
            <text:p>1103100300</text:p>
          </table:table-cell>
          <table:table-cell office:value-type="string" calcext:value-type="string">
            <text:p>Persediaan Asing - Serial</text:p>
          </table:table-cell>
          <table:table-cell office:value-type="string" calcext:value-type="string">
            <text:p>1103100000</text:p>
          </table:table-cell>
          <table:table-cell table:formula="of:=IF(ISNA(VLOOKUP([.D125];[.$B$2:.$C$700];2;0));&quot;-&quot;;VLOOKUP([.D125];[.$B$2:.$C$700];2;0))" office:value-type="string" office:string-value="Persd. Prog Asing" calcext:value-type="string">
            <text:p>Persd. Prog 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5</text:p>
          </table:table-cell>
          <table:table-cell office:value-type="string" calcext:value-type="string">
            <text:p>1103100500</text:p>
          </table:table-cell>
          <table:table-cell office:value-type="string" calcext:value-type="string">
            <text:p>Persediaan Asing - Lainnya</text:p>
          </table:table-cell>
          <table:table-cell office:value-type="string" calcext:value-type="string">
            <text:p>1103100000</text:p>
          </table:table-cell>
          <table:table-cell table:formula="of:=IF(ISNA(VLOOKUP([.D126];[.$B$2:.$C$700];2;0));&quot;-&quot;;VLOOKUP([.D126];[.$B$2:.$C$700];2;0))" office:value-type="string" office:string-value="Persd. Prog Asing" calcext:value-type="string">
            <text:p>Persd. Prog 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6</text:p>
          </table:table-cell>
          <table:table-cell office:value-type="string" calcext:value-type="string">
            <text:p>1103200000</text:p>
          </table:table-cell>
          <table:table-cell office:value-type="string" calcext:value-type="string">
            <text:p>Persd. Prog Local</text:p>
          </table:table-cell>
          <table:table-cell office:value-type="string" calcext:value-type="string">
            <text:p>1103000000</text:p>
          </table:table-cell>
          <table:table-cell table:formula="of:=IF(ISNA(VLOOKUP([.D127];[.$B$2:.$C$700];2;0));&quot;-&quot;;VLOOKUP([.D127];[.$B$2:.$C$700];2;0))" office:value-type="string" office:string-value="Persediaan" calcext:value-type="string">
            <text:p>Persedi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7</text:p>
          </table:table-cell>
          <table:table-cell office:value-type="string" calcext:value-type="string">
            <text:p>1103200300</text:p>
          </table:table-cell>
          <table:table-cell office:value-type="string" calcext:value-type="string">
            <text:p>Persediaan Local - Serial</text:p>
          </table:table-cell>
          <table:table-cell office:value-type="string" calcext:value-type="string">
            <text:p>1103200000</text:p>
          </table:table-cell>
          <table:table-cell table:formula="of:=IF(ISNA(VLOOKUP([.D128];[.$B$2:.$C$700];2;0));&quot;-&quot;;VLOOKUP([.D128];[.$B$2:.$C$700];2;0))" office:value-type="string" office:string-value="Persd. Prog Local" calcext:value-type="string">
            <text:p>Persd. Prog Lo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8</text:p>
          </table:table-cell>
          <table:table-cell office:value-type="string" calcext:value-type="string">
            <text:p>1103200200</text:p>
          </table:table-cell>
          <table:table-cell office:value-type="string" calcext:value-type="string">
            <text:p>Persediaan Local - Sport</text:p>
          </table:table-cell>
          <table:table-cell office:value-type="string" calcext:value-type="string">
            <text:p>1103200000</text:p>
          </table:table-cell>
          <table:table-cell table:formula="of:=IF(ISNA(VLOOKUP([.D129];[.$B$2:.$C$700];2;0));&quot;-&quot;;VLOOKUP([.D129];[.$B$2:.$C$700];2;0))" office:value-type="string" office:string-value="Persd. Prog Local" calcext:value-type="string">
            <text:p>Persd. Prog Lo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9</text:p>
          </table:table-cell>
          <table:table-cell office:value-type="string" calcext:value-type="string">
            <text:p>1103200400</text:p>
          </table:table-cell>
          <table:table-cell office:value-type="string" calcext:value-type="string">
            <text:p>Persediaan Local - Non Serial</text:p>
          </table:table-cell>
          <table:table-cell office:value-type="string" calcext:value-type="string">
            <text:p>1103200000</text:p>
          </table:table-cell>
          <table:table-cell table:formula="of:=IF(ISNA(VLOOKUP([.D130];[.$B$2:.$C$700];2;0));&quot;-&quot;;VLOOKUP([.D130];[.$B$2:.$C$700];2;0))" office:value-type="string" office:string-value="Persd. Prog Local" calcext:value-type="string">
            <text:p>Persd. Prog Lo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0</text:p>
          </table:table-cell>
          <table:table-cell office:value-type="string" calcext:value-type="string">
            <text:p>1103200100</text:p>
          </table:table-cell>
          <table:table-cell office:value-type="string" calcext:value-type="string">
            <text:p>Persediaan Local - Documentary</text:p>
          </table:table-cell>
          <table:table-cell office:value-type="string" calcext:value-type="string">
            <text:p>1103200000</text:p>
          </table:table-cell>
          <table:table-cell table:formula="of:=IF(ISNA(VLOOKUP([.D131];[.$B$2:.$C$700];2;0));&quot;-&quot;;VLOOKUP([.D131];[.$B$2:.$C$700];2;0))" office:value-type="string" office:string-value="Persd. Prog Local" calcext:value-type="string">
            <text:p>Persd. Prog Lo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1</text:p>
          </table:table-cell>
          <table:table-cell office:value-type="string" calcext:value-type="string">
            <text:p>1103400000</text:p>
          </table:table-cell>
          <table:table-cell office:value-type="string" calcext:value-type="string">
            <text:p>Amortisasi Program</text:p>
          </table:table-cell>
          <table:table-cell office:value-type="string" calcext:value-type="string">
            <text:p>1103000000</text:p>
          </table:table-cell>
          <table:table-cell table:formula="of:=IF(ISNA(VLOOKUP([.D132];[.$B$2:.$C$700];2;0));&quot;-&quot;;VLOOKUP([.D132];[.$B$2:.$C$700];2;0))" office:value-type="string" office:string-value="Persediaan" calcext:value-type="string">
            <text:p>Persedi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2</text:p>
          </table:table-cell>
          <table:table-cell office:value-type="string" calcext:value-type="string">
            <text:p>1103400100</text:p>
          </table:table-cell>
          <table:table-cell office:value-type="string" calcext:value-type="string">
            <text:p>Akumulasi Amortisasi Persediaan Program-Produksi</text:p>
          </table:table-cell>
          <table:table-cell office:value-type="string" calcext:value-type="string">
            <text:p>1103400000</text:p>
          </table:table-cell>
          <table:table-cell table:formula="of:=IF(ISNA(VLOOKUP([.D133];[.$B$2:.$C$700];2;0));&quot;-&quot;;VLOOKUP([.D133];[.$B$2:.$C$700];2;0))" office:value-type="string" office:string-value="Amortisasi Program" calcext:value-type="string">
            <text:p>Amortisasi Progra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3</text:p>
          </table:table-cell>
          <table:table-cell office:value-type="string" calcext:value-type="string">
            <text:p>1103400200</text:p>
          </table:table-cell>
          <table:table-cell office:value-type="string" calcext:value-type="string">
            <text:p>Akumulasi Amortisasi Persediaan Program-News</text:p>
          </table:table-cell>
          <table:table-cell office:value-type="string" calcext:value-type="string">
            <text:p>1103400000</text:p>
          </table:table-cell>
          <table:table-cell table:formula="of:=IF(ISNA(VLOOKUP([.D134];[.$B$2:.$C$700];2;0));&quot;-&quot;;VLOOKUP([.D134];[.$B$2:.$C$700];2;0))" office:value-type="string" office:string-value="Amortisasi Program" calcext:value-type="string">
            <text:p>Amortisasi Progra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4</text:p>
          </table:table-cell>
          <table:table-cell office:value-type="string" calcext:value-type="string">
            <text:p>1103600000</text:p>
          </table:table-cell>
          <table:table-cell office:value-type="string" calcext:value-type="string">
            <text:p>Persediaan dlm Proses</text:p>
          </table:table-cell>
          <table:table-cell office:value-type="string" calcext:value-type="string">
            <text:p>1103000000</text:p>
          </table:table-cell>
          <table:table-cell table:formula="of:=IF(ISNA(VLOOKUP([.D135];[.$B$2:.$C$700];2;0));&quot;-&quot;;VLOOKUP([.D135];[.$B$2:.$C$700];2;0))" office:value-type="string" office:string-value="Persediaan" calcext:value-type="string">
            <text:p>Persedi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5</text:p>
          </table:table-cell>
          <table:table-cell office:value-type="string" calcext:value-type="string">
            <text:p>1103620000</text:p>
          </table:table-cell>
          <table:table-cell office:value-type="string" calcext:value-type="string">
            <text:p>Persd dlm Proses-Lokal</text:p>
          </table:table-cell>
          <table:table-cell office:value-type="string" calcext:value-type="string">
            <text:p>1103600000</text:p>
          </table:table-cell>
          <table:table-cell table:formula="of:=IF(ISNA(VLOOKUP([.D136];[.$B$2:.$C$700];2;0));&quot;-&quot;;VLOOKUP([.D136];[.$B$2:.$C$700];2;0))" office:value-type="string" office:string-value="Persediaan dlm Proses" calcext:value-type="string">
            <text:p>Persediaan dlm Pros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6</text:p>
          </table:table-cell>
          <table:table-cell office:value-type="string" calcext:value-type="string">
            <text:p>1103610000</text:p>
          </table:table-cell>
          <table:table-cell office:value-type="string" calcext:value-type="string">
            <text:p>Persd dlm Proses-Asing</text:p>
          </table:table-cell>
          <table:table-cell office:value-type="string" calcext:value-type="string">
            <text:p>1103600000</text:p>
          </table:table-cell>
          <table:table-cell table:formula="of:=IF(ISNA(VLOOKUP([.D137];[.$B$2:.$C$700];2;0));&quot;-&quot;;VLOOKUP([.D137];[.$B$2:.$C$700];2;0))" office:value-type="string" office:string-value="Persediaan dlm Proses" calcext:value-type="string">
            <text:p>Persediaan dlm Pros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7</text:p>
          </table:table-cell>
          <table:table-cell office:value-type="string" calcext:value-type="string">
            <text:p>1103630000</text:p>
          </table:table-cell>
          <table:table-cell office:value-type="string" calcext:value-type="string">
            <text:p>Persd dlm Proses-Join</text:p>
          </table:table-cell>
          <table:table-cell office:value-type="string" calcext:value-type="string">
            <text:p>1103600000</text:p>
          </table:table-cell>
          <table:table-cell table:formula="of:=IF(ISNA(VLOOKUP([.D138];[.$B$2:.$C$700];2;0));&quot;-&quot;;VLOOKUP([.D138];[.$B$2:.$C$700];2;0))" office:value-type="string" office:string-value="Persediaan dlm Proses" calcext:value-type="string">
            <text:p>Persediaan dlm Pros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8</text:p>
          </table:table-cell>
          <table:table-cell office:value-type="string" calcext:value-type="string">
            <text:p>1103640000</text:p>
          </table:table-cell>
          <table:table-cell office:value-type="string" calcext:value-type="string">
            <text:p>Persd dlm Proses-Inhouse</text:p>
          </table:table-cell>
          <table:table-cell office:value-type="string" calcext:value-type="string">
            <text:p>1103000000</text:p>
          </table:table-cell>
          <table:table-cell table:formula="of:=IF(ISNA(VLOOKUP([.D139];[.$B$2:.$C$700];2;0));&quot;-&quot;;VLOOKUP([.D139];[.$B$2:.$C$700];2;0))" office:value-type="string" office:string-value="Persediaan" calcext:value-type="string">
            <text:p>Persedi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9</text:p>
          </table:table-cell>
          <table:table-cell office:value-type="string" calcext:value-type="string">
            <text:p>1103668000</text:p>
          </table:table-cell>
          <table:table-cell office:value-type="string" calcext:value-type="string">
            <text:p>Persd dlm Proses-Inhouse - Promotion Cost</text:p>
          </table:table-cell>
          <table:table-cell office:value-type="string" calcext:value-type="string">
            <text:p>1103640000</text:p>
          </table:table-cell>
          <table:table-cell table:formula="of:=IF(ISNA(VLOOKUP([.D140];[.$B$2:.$C$700];2;0));&quot;-&quot;;VLOOKUP([.D140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0</text:p>
          </table:table-cell>
          <table:table-cell office:value-type="string" calcext:value-type="string">
            <text:p>1103663000</text:p>
          </table:table-cell>
          <table:table-cell office:value-type="string" calcext:value-type="string">
            <text:p>Persd dlm Proses-Inhouse-Iuran dan Langganan</text:p>
          </table:table-cell>
          <table:table-cell office:value-type="string" calcext:value-type="string">
            <text:p>1103640000</text:p>
          </table:table-cell>
          <table:table-cell table:formula="of:=IF(ISNA(VLOOKUP([.D141];[.$B$2:.$C$700];2;0));&quot;-&quot;;VLOOKUP([.D141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1</text:p>
          </table:table-cell>
          <table:table-cell office:value-type="string" calcext:value-type="string">
            <text:p>1103658000</text:p>
          </table:table-cell>
          <table:table-cell office:value-type="string" calcext:value-type="string">
            <text:p>Persd dlm Proses-Inhouse-Meals and Refreshment</text:p>
          </table:table-cell>
          <table:table-cell office:value-type="string" calcext:value-type="string">
            <text:p>1103640000</text:p>
          </table:table-cell>
          <table:table-cell table:formula="of:=IF(ISNA(VLOOKUP([.D142];[.$B$2:.$C$700];2;0));&quot;-&quot;;VLOOKUP([.D142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2</text:p>
          </table:table-cell>
          <table:table-cell office:value-type="string" calcext:value-type="string">
            <text:p>1103651000</text:p>
          </table:table-cell>
          <table:table-cell office:value-type="string" calcext:value-type="string">
            <text:p>Persd dlm Proses-Inhouse-Komunikasi</text:p>
          </table:table-cell>
          <table:table-cell office:value-type="string" calcext:value-type="string">
            <text:p>1103640000</text:p>
          </table:table-cell>
          <table:table-cell table:formula="of:=IF(ISNA(VLOOKUP([.D143];[.$B$2:.$C$700];2;0));&quot;-&quot;;VLOOKUP([.D143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3</text:p>
          </table:table-cell>
          <table:table-cell office:value-type="string" calcext:value-type="string">
            <text:p>1103646000</text:p>
          </table:table-cell>
          <table:table-cell office:value-type="string" calcext:value-type="string">
            <text:p>Persd dlm Proses-Inhouse-Perijinan</text:p>
          </table:table-cell>
          <table:table-cell office:value-type="string" calcext:value-type="string">
            <text:p>1103640000</text:p>
          </table:table-cell>
          <table:table-cell table:formula="of:=IF(ISNA(VLOOKUP([.D144];[.$B$2:.$C$700];2;0));&quot;-&quot;;VLOOKUP([.D144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4</text:p>
          </table:table-cell>
          <table:table-cell office:value-type="string" calcext:value-type="string">
            <text:p>1103641000</text:p>
          </table:table-cell>
          <table:table-cell office:value-type="string" calcext:value-type="string">
            <text:p>Persd dlm Proses-Inhouse-Talents</text:p>
          </table:table-cell>
          <table:table-cell office:value-type="string" calcext:value-type="string">
            <text:p>1103640000</text:p>
          </table:table-cell>
          <table:table-cell table:formula="of:=IF(ISNA(VLOOKUP([.D145];[.$B$2:.$C$700];2;0));&quot;-&quot;;VLOOKUP([.D145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5</text:p>
          </table:table-cell>
          <table:table-cell office:value-type="string" calcext:value-type="string">
            <text:p>1103665000</text:p>
          </table:table-cell>
          <table:table-cell office:value-type="string" calcext:value-type="string">
            <text:p>Persd dlm Proses-Inhouse-Miscellaneous</text:p>
          </table:table-cell>
          <table:table-cell office:value-type="string" calcext:value-type="string">
            <text:p>1103640000</text:p>
          </table:table-cell>
          <table:table-cell table:formula="of:=IF(ISNA(VLOOKUP([.D146];[.$B$2:.$C$700];2;0));&quot;-&quot;;VLOOKUP([.D146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6</text:p>
          </table:table-cell>
          <table:table-cell office:value-type="string" calcext:value-type="string">
            <text:p>1103660000</text:p>
          </table:table-cell>
          <table:table-cell office:value-type="string" calcext:value-type="string">
            <text:p>Persd dlm Proses-Inhouse-Hadiah dan Souvenir</text:p>
          </table:table-cell>
          <table:table-cell office:value-type="string" calcext:value-type="string">
            <text:p>1103640000</text:p>
          </table:table-cell>
          <table:table-cell table:formula="of:=IF(ISNA(VLOOKUP([.D147];[.$B$2:.$C$700];2;0));&quot;-&quot;;VLOOKUP([.D147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7</text:p>
          </table:table-cell>
          <table:table-cell office:value-type="string" calcext:value-type="string">
            <text:p>1103653000</text:p>
          </table:table-cell>
          <table:table-cell office:value-type="string" calcext:value-type="string">
            <text:p>Persd dlm Proses-Inhouse-Promosi</text:p>
          </table:table-cell>
          <table:table-cell office:value-type="string" calcext:value-type="string">
            <text:p>1103640000</text:p>
          </table:table-cell>
          <table:table-cell table:formula="of:=IF(ISNA(VLOOKUP([.D148];[.$B$2:.$C$700];2;0));&quot;-&quot;;VLOOKUP([.D148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8</text:p>
          </table:table-cell>
          <table:table-cell office:value-type="string" calcext:value-type="string">
            <text:p>1103648000</text:p>
          </table:table-cell>
          <table:table-cell office:value-type="string" calcext:value-type="string">
            <text:p>Persd dlm Proses-Inhouse-Perjalanan Transportasi</text:p>
          </table:table-cell>
          <table:table-cell office:value-type="string" calcext:value-type="string">
            <text:p>1103640000</text:p>
          </table:table-cell>
          <table:table-cell table:formula="of:=IF(ISNA(VLOOKUP([.D149];[.$B$2:.$C$700];2;0));&quot;-&quot;;VLOOKUP([.D149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9</text:p>
          </table:table-cell>
          <table:table-cell office:value-type="string" calcext:value-type="string">
            <text:p>1103643000</text:p>
          </table:table-cell>
          <table:table-cell office:value-type="string" calcext:value-type="string">
            <text:p>Persd dlm Proses-Inhouse-MakeUp&amp;Hairset</text:p>
          </table:table-cell>
          <table:table-cell office:value-type="string" calcext:value-type="string">
            <text:p>1103640000</text:p>
          </table:table-cell>
          <table:table-cell table:formula="of:=IF(ISNA(VLOOKUP([.D150];[.$B$2:.$C$700];2;0));&quot;-&quot;;VLOOKUP([.D150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0</text:p>
          </table:table-cell>
          <table:table-cell office:value-type="string" calcext:value-type="string">
            <text:p>1103667000</text:p>
          </table:table-cell>
          <table:table-cell office:value-type="string" calcext:value-type="string">
            <text:p>Persd dlm Proses-Inhouse - Promosi Periklanan</text:p>
          </table:table-cell>
          <table:table-cell office:value-type="string" calcext:value-type="string">
            <text:p>1103640000</text:p>
          </table:table-cell>
          <table:table-cell table:formula="of:=IF(ISNA(VLOOKUP([.D151];[.$B$2:.$C$700];2;0));&quot;-&quot;;VLOOKUP([.D151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1</text:p>
          </table:table-cell>
          <table:table-cell office:value-type="string" calcext:value-type="string">
            <text:p>1103662000</text:p>
          </table:table-cell>
          <table:table-cell office:value-type="string" calcext:value-type="string">
            <text:p>Persd dlm Proses-Inhouse-Post Production</text:p>
          </table:table-cell>
          <table:table-cell office:value-type="string" calcext:value-type="string">
            <text:p>1103640000</text:p>
          </table:table-cell>
          <table:table-cell table:formula="of:=IF(ISNA(VLOOKUP([.D152];[.$B$2:.$C$700];2;0));&quot;-&quot;;VLOOKUP([.D152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2</text:p>
          </table:table-cell>
          <table:table-cell office:value-type="string" calcext:value-type="string">
            <text:p>1103657000</text:p>
          </table:table-cell>
          <table:table-cell office:value-type="string" calcext:value-type="string">
            <text:p>Persd dlm Proses-Inhouse-Supporting Content</text:p>
          </table:table-cell>
          <table:table-cell office:value-type="string" calcext:value-type="string">
            <text:p>1103640000</text:p>
          </table:table-cell>
          <table:table-cell table:formula="of:=IF(ISNA(VLOOKUP([.D153];[.$B$2:.$C$700];2;0));&quot;-&quot;;VLOOKUP([.D153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3</text:p>
          </table:table-cell>
          <table:table-cell office:value-type="string" calcext:value-type="string">
            <text:p>1103650000</text:p>
          </table:table-cell>
          <table:table-cell office:value-type="string" calcext:value-type="string">
            <text:p>Persd dlm Proses-Inhouse-Support Exp.</text:p>
          </table:table-cell>
          <table:table-cell office:value-type="string" calcext:value-type="string">
            <text:p>1103640000</text:p>
          </table:table-cell>
          <table:table-cell table:formula="of:=IF(ISNA(VLOOKUP([.D154];[.$B$2:.$C$700];2;0));&quot;-&quot;;VLOOKUP([.D154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4</text:p>
          </table:table-cell>
          <table:table-cell office:value-type="string" calcext:value-type="string">
            <text:p>1103645000</text:p>
          </table:table-cell>
          <table:table-cell office:value-type="string" calcext:value-type="string">
            <text:p>Persd dlm Proses-Inhouse-Sewa</text:p>
          </table:table-cell>
          <table:table-cell office:value-type="string" calcext:value-type="string">
            <text:p>1103640000</text:p>
          </table:table-cell>
          <table:table-cell table:formula="of:=IF(ISNA(VLOOKUP([.D155];[.$B$2:.$C$700];2;0));&quot;-&quot;;VLOOKUP([.D155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5</text:p>
          </table:table-cell>
          <table:table-cell office:value-type="string" calcext:value-type="string">
            <text:p>1103669000</text:p>
          </table:table-cell>
          <table:table-cell office:value-type="string" calcext:value-type="string">
            <text:p>Persd dlm Proses-Inhouse - Properties and Setting</text:p>
          </table:table-cell>
          <table:table-cell office:value-type="string" calcext:value-type="string">
            <text:p>1103640000</text:p>
          </table:table-cell>
          <table:table-cell table:formula="of:=IF(ISNA(VLOOKUP([.D156];[.$B$2:.$C$700];2;0));&quot;-&quot;;VLOOKUP([.D156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6</text:p>
          </table:table-cell>
          <table:table-cell office:value-type="string" calcext:value-type="string">
            <text:p>1103664000</text:p>
          </table:table-cell>
          <table:table-cell office:value-type="string" calcext:value-type="string">
            <text:p>Persd dlm Proses-Inhouse-Tapes</text:p>
          </table:table-cell>
          <table:table-cell office:value-type="string" calcext:value-type="string">
            <text:p>1103640000</text:p>
          </table:table-cell>
          <table:table-cell table:formula="of:=IF(ISNA(VLOOKUP([.D157];[.$B$2:.$C$700];2;0));&quot;-&quot;;VLOOKUP([.D157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7</text:p>
          </table:table-cell>
          <table:table-cell office:value-type="string" calcext:value-type="string">
            <text:p>1103659000</text:p>
          </table:table-cell>
          <table:table-cell office:value-type="string" calcext:value-type="string">
            <text:p>Persd dlm Proses-Inhouse-Supporting Expenses</text:p>
          </table:table-cell>
          <table:table-cell office:value-type="string" calcext:value-type="string">
            <text:p>1103640000</text:p>
          </table:table-cell>
          <table:table-cell table:formula="of:=IF(ISNA(VLOOKUP([.D158];[.$B$2:.$C$700];2;0));&quot;-&quot;;VLOOKUP([.D158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8</text:p>
          </table:table-cell>
          <table:table-cell office:value-type="string" calcext:value-type="string">
            <text:p>1103652000</text:p>
          </table:table-cell>
          <table:table-cell office:value-type="string" calcext:value-type="string">
            <text:p>Persd dlm Proses-Inhouse-Research</text:p>
          </table:table-cell>
          <table:table-cell office:value-type="string" calcext:value-type="string">
            <text:p>1103640000</text:p>
          </table:table-cell>
          <table:table-cell table:formula="of:=IF(ISNA(VLOOKUP([.D159];[.$B$2:.$C$700];2;0));&quot;-&quot;;VLOOKUP([.D159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9</text:p>
          </table:table-cell>
          <table:table-cell office:value-type="string" calcext:value-type="string">
            <text:p>1103647000</text:p>
          </table:table-cell>
          <table:table-cell office:value-type="string" calcext:value-type="string">
            <text:p>Persd dlm Proses-Inhouse-Perjalanan Akomodasi</text:p>
          </table:table-cell>
          <table:table-cell office:value-type="string" calcext:value-type="string">
            <text:p>1103640000</text:p>
          </table:table-cell>
          <table:table-cell table:formula="of:=IF(ISNA(VLOOKUP([.D160];[.$B$2:.$C$700];2;0));&quot;-&quot;;VLOOKUP([.D160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0</text:p>
          </table:table-cell>
          <table:table-cell office:value-type="string" calcext:value-type="string">
            <text:p>1103642000</text:p>
          </table:table-cell>
          <table:table-cell office:value-type="string" calcext:value-type="string">
            <text:p>Persd dlm Proses-Inhouse-Shooting EFP, Survey</text:p>
          </table:table-cell>
          <table:table-cell office:value-type="string" calcext:value-type="string">
            <text:p>1103640000</text:p>
          </table:table-cell>
          <table:table-cell table:formula="of:=IF(ISNA(VLOOKUP([.D161];[.$B$2:.$C$700];2;0));&quot;-&quot;;VLOOKUP([.D161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1</text:p>
          </table:table-cell>
          <table:table-cell office:value-type="string" calcext:value-type="string">
            <text:p>1103666000</text:p>
          </table:table-cell>
          <table:table-cell office:value-type="string" calcext:value-type="string">
            <text:p>Persd dlm Proses-Inhouse-On Air</text:p>
          </table:table-cell>
          <table:table-cell office:value-type="string" calcext:value-type="string">
            <text:p>1103640000</text:p>
          </table:table-cell>
          <table:table-cell table:formula="of:=IF(ISNA(VLOOKUP([.D162];[.$B$2:.$C$700];2;0));&quot;-&quot;;VLOOKUP([.D162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2</text:p>
          </table:table-cell>
          <table:table-cell office:value-type="string" calcext:value-type="string">
            <text:p>1103661000</text:p>
          </table:table-cell>
          <table:table-cell office:value-type="string" calcext:value-type="string">
            <text:p>Persd dlm Proses-Inhouse-Communication and Transmission Cost</text:p>
          </table:table-cell>
          <table:table-cell office:value-type="string" calcext:value-type="string">
            <text:p>1103640000</text:p>
          </table:table-cell>
          <table:table-cell table:formula="of:=IF(ISNA(VLOOKUP([.D163];[.$B$2:.$C$700];2;0));&quot;-&quot;;VLOOKUP([.D163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3</text:p>
          </table:table-cell>
          <table:table-cell office:value-type="string" calcext:value-type="string">
            <text:p>1103655000</text:p>
          </table:table-cell>
          <table:table-cell office:value-type="string" calcext:value-type="string">
            <text:p>Persd dlm Proses-Inhouse-Location/Venue</text:p>
          </table:table-cell>
          <table:table-cell office:value-type="string" calcext:value-type="string">
            <text:p>1103640000</text:p>
          </table:table-cell>
          <table:table-cell table:formula="of:=IF(ISNA(VLOOKUP([.D164];[.$B$2:.$C$700];2;0));&quot;-&quot;;VLOOKUP([.D164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4</text:p>
          </table:table-cell>
          <table:table-cell office:value-type="string" calcext:value-type="string">
            <text:p>1103649000</text:p>
          </table:table-cell>
          <table:table-cell office:value-type="string" calcext:value-type="string">
            <text:p>Persd dlm Proses-Inhouse-Perjalanan-Tunjangan</text:p>
          </table:table-cell>
          <table:table-cell office:value-type="string" calcext:value-type="string">
            <text:p>1103640000</text:p>
          </table:table-cell>
          <table:table-cell table:formula="of:=IF(ISNA(VLOOKUP([.D165];[.$B$2:.$C$700];2;0));&quot;-&quot;;VLOOKUP([.D165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5</text:p>
          </table:table-cell>
          <table:table-cell office:value-type="string" calcext:value-type="string">
            <text:p>1103644000</text:p>
          </table:table-cell>
          <table:table-cell office:value-type="string" calcext:value-type="string">
            <text:p>Persd dlm Proses-Inhouse-Wardrobe</text:p>
          </table:table-cell>
          <table:table-cell office:value-type="string" calcext:value-type="string">
            <text:p>1103640000</text:p>
          </table:table-cell>
          <table:table-cell table:formula="of:=IF(ISNA(VLOOKUP([.D166];[.$B$2:.$C$700];2;0));&quot;-&quot;;VLOOKUP([.D166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6</text:p>
          </table:table-cell>
          <table:table-cell office:value-type="string" calcext:value-type="string">
            <text:p>1103654000</text:p>
          </table:table-cell>
          <table:table-cell office:value-type="string" calcext:value-type="string">
            <text:p>Persd dlm Proses-Inhouse-Survey</text:p>
          </table:table-cell>
          <table:table-cell office:value-type="string" calcext:value-type="string">
            <text:p>1103640000</text:p>
          </table:table-cell>
          <table:table-cell table:formula="of:=IF(ISNA(VLOOKUP([.D167];[.$B$2:.$C$700];2;0));&quot;-&quot;;VLOOKUP([.D167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7</text:p>
          </table:table-cell>
          <table:table-cell office:value-type="string" calcext:value-type="string">
            <text:p>1103656000</text:p>
          </table:table-cell>
          <table:table-cell office:value-type="string" calcext:value-type="string">
            <text:p>Persd dlm Proses-Inhouse-Permit,Security and Other Services</text:p>
          </table:table-cell>
          <table:table-cell office:value-type="string" calcext:value-type="string">
            <text:p>1103654000</text:p>
          </table:table-cell>
          <table:table-cell table:formula="of:=IF(ISNA(VLOOKUP([.D168];[.$B$2:.$C$700];2;0));&quot;-&quot;;VLOOKUP([.D168];[.$B$2:.$C$700];2;0))" office:value-type="string" office:string-value="Persd dlm Proses-Inhouse-Survey" calcext:value-type="string">
            <text:p>Persd dlm Proses-Inhouse-Surve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8</text:p>
          </table:table-cell>
          <table:table-cell office:value-type="string" calcext:value-type="string">
            <text:p>1103670000</text:p>
          </table:table-cell>
          <table:table-cell office:value-type="string" calcext:value-type="string">
            <text:p>Persd dlm Proses-Inhouse-Travelling Expenses</text:p>
          </table:table-cell>
          <table:table-cell office:value-type="string" calcext:value-type="string">
            <text:p>1103640000</text:p>
          </table:table-cell>
          <table:table-cell table:formula="of:=IF(ISNA(VLOOKUP([.D169];[.$B$2:.$C$700];2;0));&quot;-&quot;;VLOOKUP([.D169];[.$B$2:.$C$700];2;0))" office:value-type="string" office:string-value="Persd dlm Proses-Inhouse" calcext:value-type="string">
            <text:p>Persd dlm Proses-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9</text:p>
          </table:table-cell>
          <table:table-cell office:value-type="string" calcext:value-type="string">
            <text:p>1103671000</text:p>
          </table:table-cell>
          <table:table-cell office:value-type="string" calcext:value-type="string">
            <text:p>Persd dlm Proses-Inhouse-Creative Material</text:p>
          </table:table-cell>
          <table:table-cell office:value-type="string" calcext:value-type="string">
            <text:p>1103670000</text:p>
          </table:table-cell>
          <table:table-cell table:formula="of:=IF(ISNA(VLOOKUP([.D170];[.$B$2:.$C$700];2;0));&quot;-&quot;;VLOOKUP([.D170];[.$B$2:.$C$700];2;0))" office:value-type="string" office:string-value="Persd dlm Proses-Inhouse-Travelling Expenses" calcext:value-type="string">
            <text:p>Persd dlm Proses-Inhouse-Travelling Expens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0</text:p>
          </table:table-cell>
          <table:table-cell office:value-type="string" calcext:value-type="string">
            <text:p>1104000000</text:p>
          </table:table-cell>
          <table:table-cell office:value-type="string" calcext:value-type="string">
            <text:p>Uang Muka</text:p>
          </table:table-cell>
          <table:table-cell office:value-type="string" calcext:value-type="string">
            <text:p>1100000000</text:p>
          </table:table-cell>
          <table:table-cell table:formula="of:=IF(ISNA(VLOOKUP([.D171];[.$B$2:.$C$700];2;0));&quot;-&quot;;VLOOKUP([.D171];[.$B$2:.$C$700];2;0))" office:value-type="string" office:string-value="Current Asset" calcext:value-type="string">
            <text:p>Current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1</text:p>
          </table:table-cell>
          <table:table-cell office:value-type="string" calcext:value-type="string">
            <text:p>1104070000</text:p>
          </table:table-cell>
          <table:table-cell office:value-type="string" calcext:value-type="string">
            <text:p>Uang Muka Sewa Lahan/Tower</text:p>
          </table:table-cell>
          <table:table-cell office:value-type="string" calcext:value-type="string">
            <text:p>1104000000</text:p>
          </table:table-cell>
          <table:table-cell table:formula="of:=IF(ISNA(VLOOKUP([.D172];[.$B$2:.$C$700];2;0));&quot;-&quot;;VLOOKUP([.D172];[.$B$2:.$C$700];2;0))" office:value-type="string" office:string-value="Uang Muka" calcext:value-type="string">
            <text:p>Uang 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2</text:p>
          </table:table-cell>
          <table:table-cell office:value-type="string" calcext:value-type="string">
            <text:p>1104140000</text:p>
          </table:table-cell>
          <table:table-cell office:value-type="string" calcext:value-type="string">
            <text:p>Uang Muka ME</text:p>
          </table:table-cell>
          <table:table-cell office:value-type="string" calcext:value-type="string">
            <text:p>1104000000</text:p>
          </table:table-cell>
          <table:table-cell table:formula="of:=IF(ISNA(VLOOKUP([.D173];[.$B$2:.$C$700];2;0));&quot;-&quot;;VLOOKUP([.D173];[.$B$2:.$C$700];2;0))" office:value-type="string" office:string-value="Uang Muka" calcext:value-type="string">
            <text:p>Uang 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3</text:p>
          </table:table-cell>
          <table:table-cell office:value-type="string" calcext:value-type="string">
            <text:p>1104090000</text:p>
          </table:table-cell>
          <table:table-cell office:value-type="string" calcext:value-type="string">
            <text:p>Uang Muka Sewa Frekuensi</text:p>
          </table:table-cell>
          <table:table-cell office:value-type="string" calcext:value-type="string">
            <text:p>1104000000</text:p>
          </table:table-cell>
          <table:table-cell table:formula="of:=IF(ISNA(VLOOKUP([.D174];[.$B$2:.$C$700];2;0));&quot;-&quot;;VLOOKUP([.D174];[.$B$2:.$C$700];2;0))" office:value-type="string" office:string-value="Uang Muka" calcext:value-type="string">
            <text:p>Uang 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4</text:p>
          </table:table-cell>
          <table:table-cell office:value-type="string" calcext:value-type="string">
            <text:p>1104110000</text:p>
          </table:table-cell>
          <table:table-cell office:value-type="string" calcext:value-type="string">
            <text:p>Uang Muka Sewa Asset</text:p>
          </table:table-cell>
          <table:table-cell office:value-type="string" calcext:value-type="string">
            <text:p>1104000000</text:p>
          </table:table-cell>
          <table:table-cell table:formula="of:=IF(ISNA(VLOOKUP([.D175];[.$B$2:.$C$700];2;0));&quot;-&quot;;VLOOKUP([.D175];[.$B$2:.$C$700];2;0))" office:value-type="string" office:string-value="Uang Muka" calcext:value-type="string">
            <text:p>Uang 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5</text:p>
          </table:table-cell>
          <table:table-cell office:value-type="string" calcext:value-type="string">
            <text:p>1104010000</text:p>
          </table:table-cell>
          <table:table-cell office:value-type="string" calcext:value-type="string">
            <text:p>Uang Muka Karyawan</text:p>
          </table:table-cell>
          <table:table-cell office:value-type="string" calcext:value-type="string">
            <text:p>1104000000</text:p>
          </table:table-cell>
          <table:table-cell table:formula="of:=IF(ISNA(VLOOKUP([.D176];[.$B$2:.$C$700];2;0));&quot;-&quot;;VLOOKUP([.D176];[.$B$2:.$C$700];2;0))" office:value-type="string" office:string-value="Uang Muka" calcext:value-type="string">
            <text:p>Uang 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6</text:p>
          </table:table-cell>
          <table:table-cell office:value-type="string" calcext:value-type="string">
            <text:p>1104130000</text:p>
          </table:table-cell>
          <table:table-cell office:value-type="string" calcext:value-type="string">
            <text:p>Uang Muka Kebersihan</text:p>
          </table:table-cell>
          <table:table-cell office:value-type="string" calcext:value-type="string">
            <text:p>1104000000</text:p>
          </table:table-cell>
          <table:table-cell table:formula="of:=IF(ISNA(VLOOKUP([.D177];[.$B$2:.$C$700];2;0));&quot;-&quot;;VLOOKUP([.D177];[.$B$2:.$C$700];2;0))" office:value-type="string" office:string-value="Uang Muka" calcext:value-type="string">
            <text:p>Uang 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7</text:p>
          </table:table-cell>
          <table:table-cell office:value-type="string" calcext:value-type="string">
            <text:p>1104080000</text:p>
          </table:table-cell>
          <table:table-cell office:value-type="string" calcext:value-type="string">
            <text:p>Uang Muka Sewa Bangunan</text:p>
          </table:table-cell>
          <table:table-cell office:value-type="string" calcext:value-type="string">
            <text:p>1104000000</text:p>
          </table:table-cell>
          <table:table-cell table:formula="of:=IF(ISNA(VLOOKUP([.D178];[.$B$2:.$C$700];2;0));&quot;-&quot;;VLOOKUP([.D178];[.$B$2:.$C$700];2;0))" office:value-type="string" office:string-value="Uang Muka" calcext:value-type="string">
            <text:p>Uang 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8</text:p>
          </table:table-cell>
          <table:table-cell office:value-type="string" calcext:value-type="string">
            <text:p>1104100000</text:p>
          </table:table-cell>
          <table:table-cell office:value-type="string" calcext:value-type="string">
            <text:p>Uang Muka Sewa Satelite/transponder</text:p>
          </table:table-cell>
          <table:table-cell office:value-type="string" calcext:value-type="string">
            <text:p>1104000000</text:p>
          </table:table-cell>
          <table:table-cell table:formula="of:=IF(ISNA(VLOOKUP([.D179];[.$B$2:.$C$700];2;0));&quot;-&quot;;VLOOKUP([.D179];[.$B$2:.$C$700];2;0))" office:value-type="string" office:string-value="Uang Muka" calcext:value-type="string">
            <text:p>Uang 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9</text:p>
          </table:table-cell>
          <table:table-cell office:value-type="string" calcext:value-type="string">
            <text:p>1104120000</text:p>
          </table:table-cell>
          <table:table-cell office:value-type="string" calcext:value-type="string">
            <text:p>Uang Muka Keanggotaan</text:p>
          </table:table-cell>
          <table:table-cell office:value-type="string" calcext:value-type="string">
            <text:p>1104000000</text:p>
          </table:table-cell>
          <table:table-cell table:formula="of:=IF(ISNA(VLOOKUP([.D180];[.$B$2:.$C$700];2;0));&quot;-&quot;;VLOOKUP([.D180];[.$B$2:.$C$700];2;0))" office:value-type="string" office:string-value="Uang Muka" calcext:value-type="string">
            <text:p>Uang 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0</text:p>
          </table:table-cell>
          <table:table-cell office:value-type="string" calcext:value-type="string">
            <text:p>1104020000</text:p>
          </table:table-cell>
          <table:table-cell office:value-type="string" calcext:value-type="string">
            <text:p>Uang Muka Produksi Inhouse</text:p>
          </table:table-cell>
          <table:table-cell office:value-type="string" calcext:value-type="string">
            <text:p>1104000000</text:p>
          </table:table-cell>
          <table:table-cell table:formula="of:=IF(ISNA(VLOOKUP([.D181];[.$B$2:.$C$700];2;0));&quot;-&quot;;VLOOKUP([.D181];[.$B$2:.$C$700];2;0))" office:value-type="string" office:string-value="Uang Muka" calcext:value-type="string">
            <text:p>Uang 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1</text:p>
          </table:table-cell>
          <table:table-cell office:value-type="string" calcext:value-type="string">
            <text:p>1104020002</text:p>
          </table:table-cell>
          <table:table-cell office:value-type="string" calcext:value-type="string">
            <text:p>Uang Muka Produksi- Current News</text:p>
          </table:table-cell>
          <table:table-cell office:value-type="string" calcext:value-type="string">
            <text:p>1104020000</text:p>
          </table:table-cell>
          <table:table-cell table:formula="of:=IF(ISNA(VLOOKUP([.D182];[.$B$2:.$C$700];2;0));&quot;-&quot;;VLOOKUP([.D182];[.$B$2:.$C$700];2;0))" office:value-type="string" office:string-value="Uang Muka Produksi Inhouse" calcext:value-type="string">
            <text:p>Uang Muka Produksi 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2</text:p>
          </table:table-cell>
          <table:table-cell office:value-type="string" calcext:value-type="string">
            <text:p>1104020004</text:p>
          </table:table-cell>
          <table:table-cell office:value-type="string" calcext:value-type="string">
            <text:p>Uang Muka Talent Inhouse- Production</text:p>
          </table:table-cell>
          <table:table-cell office:value-type="string" calcext:value-type="string">
            <text:p>1104020000</text:p>
          </table:table-cell>
          <table:table-cell table:formula="of:=IF(ISNA(VLOOKUP([.D183];[.$B$2:.$C$700];2;0));&quot;-&quot;;VLOOKUP([.D183];[.$B$2:.$C$700];2;0))" office:value-type="string" office:string-value="Uang Muka Produksi Inhouse" calcext:value-type="string">
            <text:p>Uang Muka Produksi 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3</text:p>
          </table:table-cell>
          <table:table-cell office:value-type="string" calcext:value-type="string">
            <text:p>1104020001</text:p>
          </table:table-cell>
          <table:table-cell office:value-type="string" calcext:value-type="string">
            <text:p>Uang Muka Program Inhouse - Hard News</text:p>
          </table:table-cell>
          <table:table-cell office:value-type="string" calcext:value-type="string">
            <text:p>1104020000</text:p>
          </table:table-cell>
          <table:table-cell table:formula="of:=IF(ISNA(VLOOKUP([.D184];[.$B$2:.$C$700];2;0));&quot;-&quot;;VLOOKUP([.D184];[.$B$2:.$C$700];2;0))" office:value-type="string" office:string-value="Uang Muka Produksi Inhouse" calcext:value-type="string">
            <text:p>Uang Muka Produksi 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4</text:p>
          </table:table-cell>
          <table:table-cell office:value-type="string" calcext:value-type="string">
            <text:p>1104020003</text:p>
          </table:table-cell>
          <table:table-cell office:value-type="string" calcext:value-type="string">
            <text:p>Uang Muka Produksi Inhouse-Sport</text:p>
          </table:table-cell>
          <table:table-cell office:value-type="string" calcext:value-type="string">
            <text:p>1104020000</text:p>
          </table:table-cell>
          <table:table-cell table:formula="of:=IF(ISNA(VLOOKUP([.D185];[.$B$2:.$C$700];2;0));&quot;-&quot;;VLOOKUP([.D185];[.$B$2:.$C$700];2;0))" office:value-type="string" office:string-value="Uang Muka Produksi Inhouse" calcext:value-type="string">
            <text:p>Uang Muka Produksi 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5</text:p>
          </table:table-cell>
          <table:table-cell office:value-type="string" calcext:value-type="string">
            <text:p>1104030000</text:p>
          </table:table-cell>
          <table:table-cell office:value-type="string" calcext:value-type="string">
            <text:p>Uang Muka Pembelian</text:p>
          </table:table-cell>
          <table:table-cell office:value-type="string" calcext:value-type="string">
            <text:p>1104000000</text:p>
          </table:table-cell>
          <table:table-cell table:formula="of:=IF(ISNA(VLOOKUP([.D186];[.$B$2:.$C$700];2;0));&quot;-&quot;;VLOOKUP([.D186];[.$B$2:.$C$700];2;0))" office:value-type="string" office:string-value="Uang Muka" calcext:value-type="string">
            <text:p>Uang 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6</text:p>
          </table:table-cell>
          <table:table-cell office:value-type="string" calcext:value-type="string">
            <text:p>1104030001</text:p>
          </table:table-cell>
          <table:table-cell office:value-type="string" calcext:value-type="string">
            <text:p>Uang Muka Pembelian CAPEX</text:p>
          </table:table-cell>
          <table:table-cell office:value-type="string" calcext:value-type="string">
            <text:p>1104030000</text:p>
          </table:table-cell>
          <table:table-cell table:formula="of:=IF(ISNA(VLOOKUP([.D187];[.$B$2:.$C$700];2;0));&quot;-&quot;;VLOOKUP([.D187];[.$B$2:.$C$700];2;0))" office:value-type="string" office:string-value="Uang Muka Pembelian" calcext:value-type="string">
            <text:p>Uang Muka Pembeli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7</text:p>
          </table:table-cell>
          <table:table-cell office:value-type="string" calcext:value-type="string">
            <text:p>1104030003</text:p>
          </table:table-cell>
          <table:table-cell office:value-type="string" calcext:value-type="string">
            <text:p>Uang Muka Pembelian CAPEX - Transmisi</text:p>
          </table:table-cell>
          <table:table-cell office:value-type="string" calcext:value-type="string">
            <text:p>1104030000</text:p>
          </table:table-cell>
          <table:table-cell table:formula="of:=IF(ISNA(VLOOKUP([.D188];[.$B$2:.$C$700];2;0));&quot;-&quot;;VLOOKUP([.D188];[.$B$2:.$C$700];2;0))" office:value-type="string" office:string-value="Uang Muka Pembelian" calcext:value-type="string">
            <text:p>Uang Muka Pembeli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8</text:p>
          </table:table-cell>
          <table:table-cell office:value-type="string" calcext:value-type="string">
            <text:p>1104030002</text:p>
          </table:table-cell>
          <table:table-cell office:value-type="string" calcext:value-type="string">
            <text:p>Uang Muka Pembelian CAPEX- Vehicales</text:p>
          </table:table-cell>
          <table:table-cell office:value-type="string" calcext:value-type="string">
            <text:p>1104030000</text:p>
          </table:table-cell>
          <table:table-cell table:formula="of:=IF(ISNA(VLOOKUP([.D189];[.$B$2:.$C$700];2;0));&quot;-&quot;;VLOOKUP([.D189];[.$B$2:.$C$700];2;0))" office:value-type="string" office:string-value="Uang Muka Pembelian" calcext:value-type="string">
            <text:p>Uang Muka Pembeli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9</text:p>
          </table:table-cell>
          <table:table-cell office:value-type="string" calcext:value-type="string">
            <text:p>1104030004</text:p>
          </table:table-cell>
          <table:table-cell office:value-type="string" calcext:value-type="string">
            <text:p>Uang Muka Pembelian CAPEX - Lainnya</text:p>
          </table:table-cell>
          <table:table-cell office:value-type="string" calcext:value-type="string">
            <text:p>1104030000</text:p>
          </table:table-cell>
          <table:table-cell table:formula="of:=IF(ISNA(VLOOKUP([.D190];[.$B$2:.$C$700];2;0));&quot;-&quot;;VLOOKUP([.D190];[.$B$2:.$C$700];2;0))" office:value-type="string" office:string-value="Uang Muka Pembelian" calcext:value-type="string">
            <text:p>Uang Muka Pembeli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0</text:p>
          </table:table-cell>
          <table:table-cell office:value-type="string" calcext:value-type="string">
            <text:p>1104040000</text:p>
          </table:table-cell>
          <table:table-cell office:value-type="string" calcext:value-type="string">
            <text:p>Uang Muka-Pembelian Program</text:p>
          </table:table-cell>
          <table:table-cell office:value-type="string" calcext:value-type="string">
            <text:p>1104000000</text:p>
          </table:table-cell>
          <table:table-cell table:formula="of:=IF(ISNA(VLOOKUP([.D191];[.$B$2:.$C$700];2;0));&quot;-&quot;;VLOOKUP([.D191];[.$B$2:.$C$700];2;0))" office:value-type="string" office:string-value="Uang Muka" calcext:value-type="string">
            <text:p>Uang 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1</text:p>
          </table:table-cell>
          <table:table-cell office:value-type="string" calcext:value-type="string">
            <text:p>1104040002</text:p>
          </table:table-cell>
          <table:table-cell office:value-type="string" calcext:value-type="string">
            <text:p>Uang Muka Program Join</text:p>
          </table:table-cell>
          <table:table-cell office:value-type="string" calcext:value-type="string">
            <text:p>1104040000</text:p>
          </table:table-cell>
          <table:table-cell table:formula="of:=IF(ISNA(VLOOKUP([.D192];[.$B$2:.$C$700];2;0));&quot;-&quot;;VLOOKUP([.D192];[.$B$2:.$C$700];2;0))" office:value-type="string" office:string-value="Uang Muka-Pembelian Program" calcext:value-type="string">
            <text:p>Uang Muka-Pembelian Progra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2</text:p>
          </table:table-cell>
          <table:table-cell office:value-type="string" calcext:value-type="string">
            <text:p>1104040001</text:p>
          </table:table-cell>
          <table:table-cell office:value-type="string" calcext:value-type="string">
            <text:p>Uang Muka Program Asing</text:p>
          </table:table-cell>
          <table:table-cell office:value-type="string" calcext:value-type="string">
            <text:p>1104040000</text:p>
          </table:table-cell>
          <table:table-cell table:formula="of:=IF(ISNA(VLOOKUP([.D193];[.$B$2:.$C$700];2;0));&quot;-&quot;;VLOOKUP([.D193];[.$B$2:.$C$700];2;0))" office:value-type="string" office:string-value="Uang Muka-Pembelian Program" calcext:value-type="string">
            <text:p>Uang Muka-Pembelian Progra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3</text:p>
          </table:table-cell>
          <table:table-cell office:value-type="string" calcext:value-type="string">
            <text:p>1104040003</text:p>
          </table:table-cell>
          <table:table-cell office:value-type="string" calcext:value-type="string">
            <text:p>Uang Muka Program Lokal</text:p>
          </table:table-cell>
          <table:table-cell office:value-type="string" calcext:value-type="string">
            <text:p>1104040000</text:p>
          </table:table-cell>
          <table:table-cell table:formula="of:=IF(ISNA(VLOOKUP([.D194];[.$B$2:.$C$700];2;0));&quot;-&quot;;VLOOKUP([.D194];[.$B$2:.$C$700];2;0))" office:value-type="string" office:string-value="Uang Muka-Pembelian Program" calcext:value-type="string">
            <text:p>Uang Muka-Pembelian Progra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4</text:p>
          </table:table-cell>
          <table:table-cell office:value-type="string" calcext:value-type="string">
            <text:p>1104050000</text:p>
          </table:table-cell>
          <table:table-cell office:value-type="string" calcext:value-type="string">
            <text:p>Uang Muka Assuransi</text:p>
          </table:table-cell>
          <table:table-cell office:value-type="string" calcext:value-type="string">
            <text:p>1104000000</text:p>
          </table:table-cell>
          <table:table-cell table:formula="of:=IF(ISNA(VLOOKUP([.D195];[.$B$2:.$C$700];2;0));&quot;-&quot;;VLOOKUP([.D195];[.$B$2:.$C$700];2;0))" office:value-type="string" office:string-value="Uang Muka" calcext:value-type="string">
            <text:p>Uang 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5</text:p>
          </table:table-cell>
          <table:table-cell office:value-type="string" calcext:value-type="string">
            <text:p>1104050001</text:p>
          </table:table-cell>
          <table:table-cell office:value-type="string" calcext:value-type="string">
            <text:p>Uang Muka Assuransi Kesehatan</text:p>
          </table:table-cell>
          <table:table-cell office:value-type="string" calcext:value-type="string">
            <text:p>1104050000</text:p>
          </table:table-cell>
          <table:table-cell table:formula="of:=IF(ISNA(VLOOKUP([.D196];[.$B$2:.$C$700];2;0));&quot;-&quot;;VLOOKUP([.D196];[.$B$2:.$C$700];2;0))" office:value-type="string" office:string-value="Uang Muka Assuransi" calcext:value-type="string">
            <text:p>Uang Muka As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6</text:p>
          </table:table-cell>
          <table:table-cell office:value-type="string" calcext:value-type="string">
            <text:p>1104050003</text:p>
          </table:table-cell>
          <table:table-cell office:value-type="string" calcext:value-type="string">
            <text:p>Uang Muka Assuransi Kendaraan</text:p>
          </table:table-cell>
          <table:table-cell office:value-type="string" calcext:value-type="string">
            <text:p>1104050000</text:p>
          </table:table-cell>
          <table:table-cell table:formula="of:=IF(ISNA(VLOOKUP([.D197];[.$B$2:.$C$700];2;0));&quot;-&quot;;VLOOKUP([.D197];[.$B$2:.$C$700];2;0))" office:value-type="string" office:string-value="Uang Muka Assuransi" calcext:value-type="string">
            <text:p>Uang Muka As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7</text:p>
          </table:table-cell>
          <table:table-cell office:value-type="string" calcext:value-type="string">
            <text:p>1104050002</text:p>
          </table:table-cell>
          <table:table-cell office:value-type="string" calcext:value-type="string">
            <text:p>Uang Muka Assuransi Equipment</text:p>
          </table:table-cell>
          <table:table-cell office:value-type="string" calcext:value-type="string">
            <text:p>1104050000</text:p>
          </table:table-cell>
          <table:table-cell table:formula="of:=IF(ISNA(VLOOKUP([.D198];[.$B$2:.$C$700];2;0));&quot;-&quot;;VLOOKUP([.D198];[.$B$2:.$C$700];2;0))" office:value-type="string" office:string-value="Uang Muka Assuransi" calcext:value-type="string">
            <text:p>Uang Muka As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8</text:p>
          </table:table-cell>
          <table:table-cell office:value-type="string" calcext:value-type="string">
            <text:p>1104060000</text:p>
          </table:table-cell>
          <table:table-cell office:value-type="string" calcext:value-type="string">
            <text:p>Uang Muka Perjalanan Dinas</text:p>
          </table:table-cell>
          <table:table-cell office:value-type="string" calcext:value-type="string">
            <text:p>1104000000</text:p>
          </table:table-cell>
          <table:table-cell table:formula="of:=IF(ISNA(VLOOKUP([.D199];[.$B$2:.$C$700];2;0));&quot;-&quot;;VLOOKUP([.D199];[.$B$2:.$C$700];2;0))" office:value-type="string" office:string-value="Uang Muka" calcext:value-type="string">
            <text:p>Uang 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9</text:p>
          </table:table-cell>
          <table:table-cell office:value-type="string" calcext:value-type="string">
            <text:p>1104060001</text:p>
          </table:table-cell>
          <table:table-cell office:value-type="string" calcext:value-type="string">
            <text:p>Uang Muka Perjalanan Dinas - DN</text:p>
          </table:table-cell>
          <table:table-cell office:value-type="string" calcext:value-type="string">
            <text:p>1104060000</text:p>
          </table:table-cell>
          <table:table-cell table:formula="of:=IF(ISNA(VLOOKUP([.D200];[.$B$2:.$C$700];2;0));&quot;-&quot;;VLOOKUP([.D200];[.$B$2:.$C$700];2;0))" office:value-type="string" office:string-value="Uang Muka Perjalanan Dinas" calcext:value-type="string">
            <text:p>Uang Muka Perjalanan Din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0</text:p>
          </table:table-cell>
          <table:table-cell office:value-type="string" calcext:value-type="string">
            <text:p>1104060003</text:p>
          </table:table-cell>
          <table:table-cell office:value-type="string" calcext:value-type="string">
            <text:p>Uang Muka Sewa , Iuran/Langganan</text:p>
          </table:table-cell>
          <table:table-cell office:value-type="string" calcext:value-type="string">
            <text:p>1104060000</text:p>
          </table:table-cell>
          <table:table-cell table:formula="of:=IF(ISNA(VLOOKUP([.D201];[.$B$2:.$C$700];2;0));&quot;-&quot;;VLOOKUP([.D201];[.$B$2:.$C$700];2;0))" office:value-type="string" office:string-value="Uang Muka Perjalanan Dinas" calcext:value-type="string">
            <text:p>Uang Muka Perjalanan Din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1</text:p>
          </table:table-cell>
          <table:table-cell office:value-type="string" calcext:value-type="string">
            <text:p>1104060002</text:p>
          </table:table-cell>
          <table:table-cell office:value-type="string" calcext:value-type="string">
            <text:p>Uang Muka Perjalanan Dinas -LN</text:p>
          </table:table-cell>
          <table:table-cell office:value-type="string" calcext:value-type="string">
            <text:p>1104060000</text:p>
          </table:table-cell>
          <table:table-cell table:formula="of:=IF(ISNA(VLOOKUP([.D202];[.$B$2:.$C$700];2;0));&quot;-&quot;;VLOOKUP([.D202];[.$B$2:.$C$700];2;0))" office:value-type="string" office:string-value="Uang Muka Perjalanan Dinas" calcext:value-type="string">
            <text:p>Uang Muka Perjalanan Din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</text:p>
          </table:table-cell>
          <table:table-cell office:value-type="string" calcext:value-type="string">
            <text:p>1104150000</text:p>
          </table:table-cell>
          <table:table-cell office:value-type="string" calcext:value-type="string">
            <text:p>Uang Muka Lain-lain</text:p>
          </table:table-cell>
          <table:table-cell office:value-type="string" calcext:value-type="string">
            <text:p>1104000000</text:p>
          </table:table-cell>
          <table:table-cell table:formula="of:=IF(ISNA(VLOOKUP([.D203];[.$B$2:.$C$700];2;0));&quot;-&quot;;VLOOKUP([.D203];[.$B$2:.$C$700];2;0))" office:value-type="string" office:string-value="Uang Muka" calcext:value-type="string">
            <text:p>Uang 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3</text:p>
          </table:table-cell>
          <table:table-cell office:value-type="string" calcext:value-type="string">
            <text:p>1104150003</text:p>
          </table:table-cell>
          <table:table-cell office:value-type="string" calcext:value-type="string">
            <text:p>Uang Muka Lain-lain - Hadiah</text:p>
          </table:table-cell>
          <table:table-cell office:value-type="string" calcext:value-type="string">
            <text:p>1104150000</text:p>
          </table:table-cell>
          <table:table-cell table:formula="of:=IF(ISNA(VLOOKUP([.D204];[.$B$2:.$C$700];2;0));&quot;-&quot;;VLOOKUP([.D204];[.$B$2:.$C$700];2;0))" office:value-type="string" office:string-value="Uang Muka Lain-lain" calcext:value-type="string">
            <text:p>Uang Muk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4</text:p>
          </table:table-cell>
          <table:table-cell office:value-type="string" calcext:value-type="string">
            <text:p>1104150002</text:p>
          </table:table-cell>
          <table:table-cell office:value-type="string" calcext:value-type="string">
            <text:p>Uang Muka Lain-lain - PBB</text:p>
          </table:table-cell>
          <table:table-cell office:value-type="string" calcext:value-type="string">
            <text:p>1104150000</text:p>
          </table:table-cell>
          <table:table-cell table:formula="of:=IF(ISNA(VLOOKUP([.D205];[.$B$2:.$C$700];2;0));&quot;-&quot;;VLOOKUP([.D205];[.$B$2:.$C$700];2;0))" office:value-type="string" office:string-value="Uang Muka Lain-lain" calcext:value-type="string">
            <text:p>Uang Muk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5</text:p>
          </table:table-cell>
          <table:table-cell office:value-type="string" calcext:value-type="string">
            <text:p>1104150004</text:p>
          </table:table-cell>
          <table:table-cell office:value-type="string" calcext:value-type="string">
            <text:p>Uang Muka Lain-lain - Lainnya</text:p>
          </table:table-cell>
          <table:table-cell office:value-type="string" calcext:value-type="string">
            <text:p>1104150000</text:p>
          </table:table-cell>
          <table:table-cell table:formula="of:=IF(ISNA(VLOOKUP([.D206];[.$B$2:.$C$700];2;0));&quot;-&quot;;VLOOKUP([.D206];[.$B$2:.$C$700];2;0))" office:value-type="string" office:string-value="Uang Muka Lain-lain" calcext:value-type="string">
            <text:p>Uang Muk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6</text:p>
          </table:table-cell>
          <table:table-cell office:value-type="string" calcext:value-type="string">
            <text:p>1104150001</text:p>
          </table:table-cell>
          <table:table-cell office:value-type="string" calcext:value-type="string">
            <text:p>Uang Muka Lain-lain - Parkir</text:p>
          </table:table-cell>
          <table:table-cell office:value-type="string" calcext:value-type="string">
            <text:p>1104150000</text:p>
          </table:table-cell>
          <table:table-cell table:formula="of:=IF(ISNA(VLOOKUP([.D207];[.$B$2:.$C$700];2;0));&quot;-&quot;;VLOOKUP([.D207];[.$B$2:.$C$700];2;0))" office:value-type="string" office:string-value="Uang Muka Lain-lain" calcext:value-type="string">
            <text:p>Uang Muk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7</text:p>
          </table:table-cell>
          <table:table-cell office:value-type="string" calcext:value-type="string">
            <text:p>1105000000</text:p>
          </table:table-cell>
          <table:table-cell office:value-type="string" calcext:value-type="string">
            <text:p>Pajak Dibayar Dimuka</text:p>
          </table:table-cell>
          <table:table-cell office:value-type="string" calcext:value-type="string">
            <text:p>1100000000</text:p>
          </table:table-cell>
          <table:table-cell table:formula="of:=IF(ISNA(VLOOKUP([.D208];[.$B$2:.$C$700];2;0));&quot;-&quot;;VLOOKUP([.D208];[.$B$2:.$C$700];2;0))" office:value-type="string" office:string-value="Current Asset" calcext:value-type="string">
            <text:p>Current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8</text:p>
          </table:table-cell>
          <table:table-cell office:value-type="string" calcext:value-type="string">
            <text:p>1105040000</text:p>
          </table:table-cell>
          <table:table-cell office:value-type="string" calcext:value-type="string">
            <text:p>Pajak Dibayar Dimuka-PPh Psl 23</text:p>
          </table:table-cell>
          <table:table-cell office:value-type="string" calcext:value-type="string">
            <text:p>1105000000</text:p>
          </table:table-cell>
          <table:table-cell table:formula="of:=IF(ISNA(VLOOKUP([.D209];[.$B$2:.$C$700];2;0));&quot;-&quot;;VLOOKUP([.D209];[.$B$2:.$C$700];2;0))" office:value-type="string" office:string-value="Pajak Dibayar Dimuka" calcext:value-type="string">
            <text:p>Pajak Dibayar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9</text:p>
          </table:table-cell>
          <table:table-cell office:value-type="string" calcext:value-type="string">
            <text:p>1105110000</text:p>
          </table:table-cell>
          <table:table-cell office:value-type="string" calcext:value-type="string">
            <text:p>PjkDD-FakturPPNBelum Diterima</text:p>
          </table:table-cell>
          <table:table-cell office:value-type="string" calcext:value-type="string">
            <text:p>1105000000</text:p>
          </table:table-cell>
          <table:table-cell table:formula="of:=IF(ISNA(VLOOKUP([.D210];[.$B$2:.$C$700];2;0));&quot;-&quot;;VLOOKUP([.D210];[.$B$2:.$C$700];2;0))" office:value-type="string" office:string-value="Pajak Dibayar Dimuka" calcext:value-type="string">
            <text:p>Pajak Dibayar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0</text:p>
          </table:table-cell>
          <table:table-cell office:value-type="string" calcext:value-type="string">
            <text:p>1105060000</text:p>
          </table:table-cell>
          <table:table-cell office:value-type="string" calcext:value-type="string">
            <text:p>Pajak Dibayar Dimuka-PPh Psl 26</text:p>
          </table:table-cell>
          <table:table-cell office:value-type="string" calcext:value-type="string">
            <text:p>1105000000</text:p>
          </table:table-cell>
          <table:table-cell table:formula="of:=IF(ISNA(VLOOKUP([.D211];[.$B$2:.$C$700];2;0));&quot;-&quot;;VLOOKUP([.D211];[.$B$2:.$C$700];2;0))" office:value-type="string" office:string-value="Pajak Dibayar Dimuka" calcext:value-type="string">
            <text:p>Pajak Dibayar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1</text:p>
          </table:table-cell>
          <table:table-cell office:value-type="string" calcext:value-type="string">
            <text:p>1105010000</text:p>
          </table:table-cell>
          <table:table-cell office:value-type="string" calcext:value-type="string">
            <text:p>Pajak Dibayar Dimuka-PPh</text:p>
          </table:table-cell>
          <table:table-cell office:value-type="string" calcext:value-type="string">
            <text:p>1105000000</text:p>
          </table:table-cell>
          <table:table-cell table:formula="of:=IF(ISNA(VLOOKUP([.D212];[.$B$2:.$C$700];2;0));&quot;-&quot;;VLOOKUP([.D212];[.$B$2:.$C$700];2;0))" office:value-type="string" office:string-value="Pajak Dibayar Dimuka" calcext:value-type="string">
            <text:p>Pajak Dibayar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2</text:p>
          </table:table-cell>
          <table:table-cell office:value-type="string" calcext:value-type="string">
            <text:p>1105130000</text:p>
          </table:table-cell>
          <table:table-cell office:value-type="string" calcext:value-type="string">
            <text:p>Pajak Dibayar Dimuka-Fiskal</text:p>
          </table:table-cell>
          <table:table-cell office:value-type="string" calcext:value-type="string">
            <text:p>1105000000</text:p>
          </table:table-cell>
          <table:table-cell table:formula="of:=IF(ISNA(VLOOKUP([.D213];[.$B$2:.$C$700];2;0));&quot;-&quot;;VLOOKUP([.D213];[.$B$2:.$C$700];2;0))" office:value-type="string" office:string-value="Pajak Dibayar Dimuka" calcext:value-type="string">
            <text:p>Pajak Dibayar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3</text:p>
          </table:table-cell>
          <table:table-cell office:value-type="string" calcext:value-type="string">
            <text:p>1105080000</text:p>
          </table:table-cell>
          <table:table-cell office:value-type="string" calcext:value-type="string">
            <text:p>Pajak Dibayar Dimuka-PPh Final</text:p>
          </table:table-cell>
          <table:table-cell office:value-type="string" calcext:value-type="string">
            <text:p>1105000000</text:p>
          </table:table-cell>
          <table:table-cell table:formula="of:=IF(ISNA(VLOOKUP([.D214];[.$B$2:.$C$700];2;0));&quot;-&quot;;VLOOKUP([.D214];[.$B$2:.$C$700];2;0))" office:value-type="string" office:string-value="Pajak Dibayar Dimuka" calcext:value-type="string">
            <text:p>Pajak Dibayar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4</text:p>
          </table:table-cell>
          <table:table-cell office:value-type="string" calcext:value-type="string">
            <text:p>1105030000</text:p>
          </table:table-cell>
          <table:table-cell office:value-type="string" calcext:value-type="string">
            <text:p>Pajak Dibayar Dimuka-PPh Psl 22</text:p>
          </table:table-cell>
          <table:table-cell office:value-type="string" calcext:value-type="string">
            <text:p>1105000000</text:p>
          </table:table-cell>
          <table:table-cell table:formula="of:=IF(ISNA(VLOOKUP([.D215];[.$B$2:.$C$700];2;0));&quot;-&quot;;VLOOKUP([.D215];[.$B$2:.$C$700];2;0))" office:value-type="string" office:string-value="Pajak Dibayar Dimuka" calcext:value-type="string">
            <text:p>Pajak Dibayar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5</text:p>
          </table:table-cell>
          <table:table-cell office:value-type="string" calcext:value-type="string">
            <text:p>1105100000</text:p>
          </table:table-cell>
          <table:table-cell office:value-type="string" calcext:value-type="string">
            <text:p>PjkDD-PPN</text:p>
          </table:table-cell>
          <table:table-cell office:value-type="string" calcext:value-type="string">
            <text:p>1105000000</text:p>
          </table:table-cell>
          <table:table-cell table:formula="of:=IF(ISNA(VLOOKUP([.D216];[.$B$2:.$C$700];2;0));&quot;-&quot;;VLOOKUP([.D216];[.$B$2:.$C$700];2;0))" office:value-type="string" office:string-value="Pajak Dibayar Dimuka" calcext:value-type="string">
            <text:p>Pajak Dibayar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6</text:p>
          </table:table-cell>
          <table:table-cell office:value-type="string" calcext:value-type="string">
            <text:p>1105050000</text:p>
          </table:table-cell>
          <table:table-cell office:value-type="string" calcext:value-type="string">
            <text:p>Pajak Dibayar Dimuka-PPh Psl 25</text:p>
          </table:table-cell>
          <table:table-cell office:value-type="string" calcext:value-type="string">
            <text:p>1105000000</text:p>
          </table:table-cell>
          <table:table-cell table:formula="of:=IF(ISNA(VLOOKUP([.D217];[.$B$2:.$C$700];2;0));&quot;-&quot;;VLOOKUP([.D217];[.$B$2:.$C$700];2;0))" office:value-type="string" office:string-value="Pajak Dibayar Dimuka" calcext:value-type="string">
            <text:p>Pajak Dibayar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7</text:p>
          </table:table-cell>
          <table:table-cell office:value-type="string" calcext:value-type="string">
            <text:p>1105120000</text:p>
          </table:table-cell>
          <table:table-cell office:value-type="string" calcext:value-type="string">
            <text:p>PjkDD-PPN Import</text:p>
          </table:table-cell>
          <table:table-cell office:value-type="string" calcext:value-type="string">
            <text:p>1105000000</text:p>
          </table:table-cell>
          <table:table-cell table:formula="of:=IF(ISNA(VLOOKUP([.D218];[.$B$2:.$C$700];2;0));&quot;-&quot;;VLOOKUP([.D218];[.$B$2:.$C$700];2;0))" office:value-type="string" office:string-value="Pajak Dibayar Dimuka" calcext:value-type="string">
            <text:p>Pajak Dibayar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8</text:p>
          </table:table-cell>
          <table:table-cell office:value-type="string" calcext:value-type="string">
            <text:p>1105070000</text:p>
          </table:table-cell>
          <table:table-cell office:value-type="string" calcext:value-type="string">
            <text:p>Pajak Dibayar Dimuka-PPh Psl 29</text:p>
          </table:table-cell>
          <table:table-cell office:value-type="string" calcext:value-type="string">
            <text:p>1105000000</text:p>
          </table:table-cell>
          <table:table-cell table:formula="of:=IF(ISNA(VLOOKUP([.D219];[.$B$2:.$C$700];2;0));&quot;-&quot;;VLOOKUP([.D219];[.$B$2:.$C$700];2;0))" office:value-type="string" office:string-value="Pajak Dibayar Dimuka" calcext:value-type="string">
            <text:p>Pajak Dibayar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19</text:p>
          </table:table-cell>
          <table:table-cell office:value-type="string" calcext:value-type="string">
            <text:p>1105020000</text:p>
          </table:table-cell>
          <table:table-cell office:value-type="string" calcext:value-type="string">
            <text:p>Pajak Dibayar Dimuka-PPh Psl 21</text:p>
          </table:table-cell>
          <table:table-cell office:value-type="string" calcext:value-type="string">
            <text:p>1105000000</text:p>
          </table:table-cell>
          <table:table-cell table:formula="of:=IF(ISNA(VLOOKUP([.D220];[.$B$2:.$C$700];2;0));&quot;-&quot;;VLOOKUP([.D220];[.$B$2:.$C$700];2;0))" office:value-type="string" office:string-value="Pajak Dibayar Dimuka" calcext:value-type="string">
            <text:p>Pajak Dibayar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0</text:p>
          </table:table-cell>
          <table:table-cell office:value-type="string" calcext:value-type="string">
            <text:p>1105090000</text:p>
          </table:table-cell>
          <table:table-cell office:value-type="string" calcext:value-type="string">
            <text:p>Pajak Dibayar Dimuka-PPN</text:p>
          </table:table-cell>
          <table:table-cell office:value-type="string" calcext:value-type="string">
            <text:p>1105000000</text:p>
          </table:table-cell>
          <table:table-cell table:formula="of:=IF(ISNA(VLOOKUP([.D221];[.$B$2:.$C$700];2;0));&quot;-&quot;;VLOOKUP([.D221];[.$B$2:.$C$700];2;0))" office:value-type="string" office:string-value="Pajak Dibayar Dimuka" calcext:value-type="string">
            <text:p>Pajak Dibayar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1</text:p>
          </table:table-cell>
          <table:table-cell office:value-type="string" calcext:value-type="string">
            <text:p>1106000000</text:p>
          </table:table-cell>
          <table:table-cell office:value-type="string" calcext:value-type="string">
            <text:p>Biaya Dibayar Dimuka</text:p>
          </table:table-cell>
          <table:table-cell office:value-type="string" calcext:value-type="string">
            <text:p>1100000000</text:p>
          </table:table-cell>
          <table:table-cell table:formula="of:=IF(ISNA(VLOOKUP([.D222];[.$B$2:.$C$700];2;0));&quot;-&quot;;VLOOKUP([.D222];[.$B$2:.$C$700];2;0))" office:value-type="string" office:string-value="Current Asset" calcext:value-type="string">
            <text:p>Current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2</text:p>
          </table:table-cell>
          <table:table-cell office:value-type="string" calcext:value-type="string">
            <text:p>1106040001</text:p>
          </table:table-cell>
          <table:table-cell office:value-type="string" calcext:value-type="string">
            <text:p>BDD Lainnya</text:p>
          </table:table-cell>
          <table:table-cell office:value-type="string" calcext:value-type="string">
            <text:p>1106000000</text:p>
          </table:table-cell>
          <table:table-cell table:formula="of:=IF(ISNA(VLOOKUP([.D223];[.$B$2:.$C$700];2;0));&quot;-&quot;;VLOOKUP([.D223];[.$B$2:.$C$700];2;0))" office:value-type="string" office:string-value="Biaya Dibayar Dimuka" calcext:value-type="string">
            <text:p>Biaya Dibayar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3</text:p>
          </table:table-cell>
          <table:table-cell office:value-type="string" calcext:value-type="string">
            <text:p>1106010000</text:p>
          </table:table-cell>
          <table:table-cell office:value-type="string" calcext:value-type="string">
            <text:p>BDD Assuransi</text:p>
          </table:table-cell>
          <table:table-cell office:value-type="string" calcext:value-type="string">
            <text:p>1106000000</text:p>
          </table:table-cell>
          <table:table-cell table:formula="of:=IF(ISNA(VLOOKUP([.D224];[.$B$2:.$C$700];2;0));&quot;-&quot;;VLOOKUP([.D224];[.$B$2:.$C$700];2;0))" office:value-type="string" office:string-value="Biaya Dibayar Dimuka" calcext:value-type="string">
            <text:p>Biaya Dibayar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4</text:p>
          </table:table-cell>
          <table:table-cell office:value-type="string" calcext:value-type="string">
            <text:p>1106010002</text:p>
          </table:table-cell>
          <table:table-cell office:value-type="string" calcext:value-type="string">
            <text:p>BBD-Asur.Kend</text:p>
          </table:table-cell>
          <table:table-cell office:value-type="string" calcext:value-type="string">
            <text:p>1106010000</text:p>
          </table:table-cell>
          <table:table-cell table:formula="of:=IF(ISNA(VLOOKUP([.D225];[.$B$2:.$C$700];2;0));&quot;-&quot;;VLOOKUP([.D225];[.$B$2:.$C$700];2;0))" office:value-type="string" office:string-value="BDD Assuransi" calcext:value-type="string">
            <text:p>BDD As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5</text:p>
          </table:table-cell>
          <table:table-cell office:value-type="string" calcext:value-type="string">
            <text:p>1106010004</text:p>
          </table:table-cell>
          <table:table-cell office:value-type="string" calcext:value-type="string">
            <text:p>BBD-Asur.Barter</text:p>
          </table:table-cell>
          <table:table-cell office:value-type="string" calcext:value-type="string">
            <text:p>1106010000</text:p>
          </table:table-cell>
          <table:table-cell table:formula="of:=IF(ISNA(VLOOKUP([.D226];[.$B$2:.$C$700];2;0));&quot;-&quot;;VLOOKUP([.D226];[.$B$2:.$C$700];2;0))" office:value-type="string" office:string-value="BDD Assuransi" calcext:value-type="string">
            <text:p>BDD As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6</text:p>
          </table:table-cell>
          <table:table-cell office:value-type="string" calcext:value-type="string">
            <text:p>1106010001</text:p>
          </table:table-cell>
          <table:table-cell office:value-type="string" calcext:value-type="string">
            <text:p>BDD-Asur-allrisk,earthquake&amp;euiptment</text:p>
          </table:table-cell>
          <table:table-cell office:value-type="string" calcext:value-type="string">
            <text:p>1106010000</text:p>
          </table:table-cell>
          <table:table-cell table:formula="of:=IF(ISNA(VLOOKUP([.D227];[.$B$2:.$C$700];2;0));&quot;-&quot;;VLOOKUP([.D227];[.$B$2:.$C$700];2;0))" office:value-type="string" office:string-value="BDD Assuransi" calcext:value-type="string">
            <text:p>BDD As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7</text:p>
          </table:table-cell>
          <table:table-cell office:value-type="string" calcext:value-type="string">
            <text:p>1106010003</text:p>
          </table:table-cell>
          <table:table-cell office:value-type="string" calcext:value-type="string">
            <text:p>Biaya Dibayar Dimuka-Asur. Kesehatan</text:p>
          </table:table-cell>
          <table:table-cell office:value-type="string" calcext:value-type="string">
            <text:p>1106010000</text:p>
          </table:table-cell>
          <table:table-cell table:formula="of:=IF(ISNA(VLOOKUP([.D228];[.$B$2:.$C$700];2;0));&quot;-&quot;;VLOOKUP([.D228];[.$B$2:.$C$700];2;0))" office:value-type="string" office:string-value="BDD Assuransi" calcext:value-type="string">
            <text:p>BDD As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8</text:p>
          </table:table-cell>
          <table:table-cell office:value-type="string" calcext:value-type="string">
            <text:p>1106010005</text:p>
          </table:table-cell>
          <table:table-cell office:value-type="string" calcext:value-type="string">
            <text:p>BBD-Asur.Peralatan Elektronik</text:p>
          </table:table-cell>
          <table:table-cell office:value-type="string" calcext:value-type="string">
            <text:p>1106010000</text:p>
          </table:table-cell>
          <table:table-cell table:formula="of:=IF(ISNA(VLOOKUP([.D229];[.$B$2:.$C$700];2;0));&quot;-&quot;;VLOOKUP([.D229];[.$B$2:.$C$700];2;0))" office:value-type="string" office:string-value="BDD Assuransi" calcext:value-type="string">
            <text:p>BDD As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29</text:p>
          </table:table-cell>
          <table:table-cell office:value-type="string" calcext:value-type="string">
            <text:p>1106020000</text:p>
          </table:table-cell>
          <table:table-cell office:value-type="string" calcext:value-type="string">
            <text:p>Biaya Dibayar Dimuka-Sewa</text:p>
          </table:table-cell>
          <table:table-cell office:value-type="string" calcext:value-type="string">
            <text:p>1106000000</text:p>
          </table:table-cell>
          <table:table-cell table:formula="of:=IF(ISNA(VLOOKUP([.D230];[.$B$2:.$C$700];2;0));&quot;-&quot;;VLOOKUP([.D230];[.$B$2:.$C$700];2;0))" office:value-type="string" office:string-value="Biaya Dibayar Dimuka" calcext:value-type="string">
            <text:p>Biaya Dibayar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0</text:p>
          </table:table-cell>
          <table:table-cell office:value-type="string" calcext:value-type="string">
            <text:p>1106020002</text:p>
          </table:table-cell>
          <table:table-cell office:value-type="string" calcext:value-type="string">
            <text:p>BBD Sewa Gedung, Bangunan</text:p>
          </table:table-cell>
          <table:table-cell office:value-type="string" calcext:value-type="string">
            <text:p>1106020000</text:p>
          </table:table-cell>
          <table:table-cell table:formula="of:=IF(ISNA(VLOOKUP([.D231];[.$B$2:.$C$700];2;0));&quot;-&quot;;VLOOKUP([.D231];[.$B$2:.$C$700];2;0))" office:value-type="string" office:string-value="Biaya Dibayar Dimuka-Sewa" calcext:value-type="string">
            <text:p>Biaya Dibayar Dimuka-Sew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1</text:p>
          </table:table-cell>
          <table:table-cell office:value-type="string" calcext:value-type="string">
            <text:p>1106020004</text:p>
          </table:table-cell>
          <table:table-cell office:value-type="string" calcext:value-type="string">
            <text:p>BDD-Sewa Transponder/Satelite</text:p>
          </table:table-cell>
          <table:table-cell office:value-type="string" calcext:value-type="string">
            <text:p>1106020000</text:p>
          </table:table-cell>
          <table:table-cell table:formula="of:=IF(ISNA(VLOOKUP([.D232];[.$B$2:.$C$700];2;0));&quot;-&quot;;VLOOKUP([.D232];[.$B$2:.$C$700];2;0))" office:value-type="string" office:string-value="Biaya Dibayar Dimuka-Sewa" calcext:value-type="string">
            <text:p>Biaya Dibayar Dimuka-Sew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2</text:p>
          </table:table-cell>
          <table:table-cell office:value-type="string" calcext:value-type="string">
            <text:p>1106020001</text:p>
          </table:table-cell>
          <table:table-cell office:value-type="string" calcext:value-type="string">
            <text:p>BBD Sewa - Tanah/Tower</text:p>
          </table:table-cell>
          <table:table-cell office:value-type="string" calcext:value-type="string">
            <text:p>1106020000</text:p>
          </table:table-cell>
          <table:table-cell table:formula="of:=IF(ISNA(VLOOKUP([.D233];[.$B$2:.$C$700];2;0));&quot;-&quot;;VLOOKUP([.D233];[.$B$2:.$C$700];2;0))" office:value-type="string" office:string-value="Biaya Dibayar Dimuka-Sewa" calcext:value-type="string">
            <text:p>Biaya Dibayar Dimuka-Sew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3</text:p>
          </table:table-cell>
          <table:table-cell office:value-type="string" calcext:value-type="string">
            <text:p>1106020003</text:p>
          </table:table-cell>
          <table:table-cell office:value-type="string" calcext:value-type="string">
            <text:p>BBD Sewa Frekuensi</text:p>
          </table:table-cell>
          <table:table-cell office:value-type="string" calcext:value-type="string">
            <text:p>1106020000</text:p>
          </table:table-cell>
          <table:table-cell table:formula="of:=IF(ISNA(VLOOKUP([.D234];[.$B$2:.$C$700];2;0));&quot;-&quot;;VLOOKUP([.D234];[.$B$2:.$C$700];2;0))" office:value-type="string" office:string-value="Biaya Dibayar Dimuka-Sewa" calcext:value-type="string">
            <text:p>Biaya Dibayar Dimuka-Sew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4</text:p>
          </table:table-cell>
          <table:table-cell office:value-type="string" calcext:value-type="string">
            <text:p>1106030000</text:p>
          </table:table-cell>
          <table:table-cell office:value-type="string" calcext:value-type="string">
            <text:p>Biaya Dibayar Dimuka-Iuran dan Langganan</text:p>
          </table:table-cell>
          <table:table-cell office:value-type="string" calcext:value-type="string">
            <text:p>1106000000</text:p>
          </table:table-cell>
          <table:table-cell table:formula="of:=IF(ISNA(VLOOKUP([.D235];[.$B$2:.$C$700];2;0));&quot;-&quot;;VLOOKUP([.D235];[.$B$2:.$C$700];2;0))" office:value-type="string" office:string-value="Biaya Dibayar Dimuka" calcext:value-type="string">
            <text:p>Biaya Dibayar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5</text:p>
          </table:table-cell>
          <table:table-cell office:value-type="string" calcext:value-type="string">
            <text:p>1106030002</text:p>
          </table:table-cell>
          <table:table-cell office:value-type="string" calcext:value-type="string">
            <text:p>BDD - Sewa Bilboard</text:p>
          </table:table-cell>
          <table:table-cell office:value-type="string" calcext:value-type="string">
            <text:p>1106030000</text:p>
          </table:table-cell>
          <table:table-cell table:formula="of:=IF(ISNA(VLOOKUP([.D236];[.$B$2:.$C$700];2;0));&quot;-&quot;;VLOOKUP([.D236];[.$B$2:.$C$700];2;0))" office:value-type="string" office:string-value="Biaya Dibayar Dimuka-Iuran dan Langganan" calcext:value-type="string">
            <text:p>Biaya Dibayar Dimuka-Iuran dan Langg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6</text:p>
          </table:table-cell>
          <table:table-cell office:value-type="string" calcext:value-type="string">
            <text:p>1106030001</text:p>
          </table:table-cell>
          <table:table-cell office:value-type="string" calcext:value-type="string">
            <text:p>BDD-Iuran dan Langganan</text:p>
          </table:table-cell>
          <table:table-cell office:value-type="string" calcext:value-type="string">
            <text:p>1106030000</text:p>
          </table:table-cell>
          <table:table-cell table:formula="of:=IF(ISNA(VLOOKUP([.D237];[.$B$2:.$C$700];2;0));&quot;-&quot;;VLOOKUP([.D237];[.$B$2:.$C$700];2;0))" office:value-type="string" office:string-value="Biaya Dibayar Dimuka-Iuran dan Langganan" calcext:value-type="string">
            <text:p>Biaya Dibayar Dimuka-Iuran dan Langg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7</text:p>
          </table:table-cell>
          <table:table-cell office:value-type="string" calcext:value-type="string">
            <text:p>1106040000</text:p>
          </table:table-cell>
          <table:table-cell office:value-type="string" calcext:value-type="string">
            <text:p>Biaya Dibayar Dimuka Lainnya</text:p>
          </table:table-cell>
          <table:table-cell office:value-type="string" calcext:value-type="string">
            <text:p>1106030000</text:p>
          </table:table-cell>
          <table:table-cell table:formula="of:=IF(ISNA(VLOOKUP([.D238];[.$B$2:.$C$700];2;0));&quot;-&quot;;VLOOKUP([.D238];[.$B$2:.$C$700];2;0))" office:value-type="string" office:string-value="Biaya Dibayar Dimuka-Iuran dan Langganan" calcext:value-type="string">
            <text:p>Biaya Dibayar Dimuka-Iuran dan Langg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8</text:p>
          </table:table-cell>
          <table:table-cell office:value-type="string" calcext:value-type="string">
            <text:p>1106040002</text:p>
          </table:table-cell>
          <table:table-cell office:value-type="string" calcext:value-type="string">
            <text:p>BDD Lainnya - Bunga Bank</text:p>
          </table:table-cell>
          <table:table-cell office:value-type="string" calcext:value-type="string">
            <text:p>1106040000</text:p>
          </table:table-cell>
          <table:table-cell table:formula="of:=IF(ISNA(VLOOKUP([.D239];[.$B$2:.$C$700];2;0));&quot;-&quot;;VLOOKUP([.D239];[.$B$2:.$C$700];2;0))" office:value-type="string" office:string-value="Biaya Dibayar Dimuka Lainnya" calcext:value-type="string">
            <text:p>Biaya Dibayar Dimuka Lainny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39</text:p>
          </table:table-cell>
          <table:table-cell office:value-type="string" calcext:value-type="string">
            <text:p>1106040003</text:p>
          </table:table-cell>
          <table:table-cell office:value-type="string" calcext:value-type="string">
            <text:p>BDD Lainnya - Gaji dan Tunj</text:p>
          </table:table-cell>
          <table:table-cell office:value-type="string" calcext:value-type="string">
            <text:p>1106040000</text:p>
          </table:table-cell>
          <table:table-cell table:formula="of:=IF(ISNA(VLOOKUP([.D240];[.$B$2:.$C$700];2;0));&quot;-&quot;;VLOOKUP([.D240];[.$B$2:.$C$700];2;0))" office:value-type="string" office:string-value="Biaya Dibayar Dimuka Lainnya" calcext:value-type="string">
            <text:p>Biaya Dibayar Dimuka Lainny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0</text:p>
          </table:table-cell>
          <table:table-cell office:value-type="string" calcext:value-type="string">
            <text:p>1107000000</text:p>
          </table:table-cell>
          <table:table-cell office:value-type="string" calcext:value-type="string">
            <text:p>Aktiva Pajak Tangguhan</text:p>
          </table:table-cell>
          <table:table-cell office:value-type="string" calcext:value-type="string">
            <text:p>1100000000</text:p>
          </table:table-cell>
          <table:table-cell table:formula="of:=IF(ISNA(VLOOKUP([.D241];[.$B$2:.$C$700];2;0));&quot;-&quot;;VLOOKUP([.D241];[.$B$2:.$C$700];2;0))" office:value-type="string" office:string-value="Current Asset" calcext:value-type="string">
            <text:p>Current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1</text:p>
          </table:table-cell>
          <table:table-cell office:value-type="string" calcext:value-type="string">
            <text:p>1107001000</text:p>
          </table:table-cell>
          <table:table-cell office:value-type="string" calcext:value-type="string">
            <text:p>Aktiva Pajak Tangguhan</text:p>
          </table:table-cell>
          <table:table-cell office:value-type="string" calcext:value-type="string">
            <text:p>1107000000</text:p>
          </table:table-cell>
          <table:table-cell table:formula="of:=IF(ISNA(VLOOKUP([.D242];[.$B$2:.$C$700];2;0));&quot;-&quot;;VLOOKUP([.D242];[.$B$2:.$C$700];2;0))" office:value-type="string" office:string-value="Aktiva Pajak Tangguhan" calcext:value-type="string">
            <text:p>Aktiva Pajak Tanggu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2</text:p>
          </table:table-cell>
          <table:table-cell office:value-type="string" calcext:value-type="string">
            <text:p>1200000000</text:p>
          </table:table-cell>
          <table:table-cell office:value-type="string" calcext:value-type="string">
            <text:p>FIXED ASSET</text:p>
          </table:table-cell>
          <table:table-cell office:value-type="string" calcext:value-type="string">
            <text:p>1000000000</text:p>
          </table:table-cell>
          <table:table-cell table:formula="of:=IF(ISNA(VLOOKUP([.D243];[.$B$2:.$C$700];2;0));&quot;-&quot;;VLOOKUP([.D243];[.$B$2:.$C$700];2;0))" office:value-type="string" office:string-value="ASSET" calcext:value-type="string">
            <text:p>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3</text:p>
          </table:table-cell>
          <table:table-cell office:value-type="string" calcext:value-type="string">
            <text:p>1208000000</text:p>
          </table:table-cell>
          <table:table-cell office:value-type="string" calcext:value-type="string">
            <text:p>Peralatan Kantor</text:p>
          </table:table-cell>
          <table:table-cell office:value-type="string" calcext:value-type="string">
            <text:p>1200000000</text:p>
          </table:table-cell>
          <table:table-cell table:formula="of:=IF(ISNA(VLOOKUP([.D244];[.$B$2:.$C$700];2;0));&quot;-&quot;;VLOOKUP([.D244];[.$B$2:.$C$700];2;0))" office:value-type="string" office:string-value="FIXED ASSET" calcext:value-type="string">
            <text:p>FIXED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4</text:p>
          </table:table-cell>
          <table:table-cell office:value-type="string" calcext:value-type="string">
            <text:p>1203000000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1200000000</text:p>
          </table:table-cell>
          <table:table-cell table:formula="of:=IF(ISNA(VLOOKUP([.D245];[.$B$2:.$C$700];2;0));&quot;-&quot;;VLOOKUP([.D245];[.$B$2:.$C$700];2;0))" office:value-type="string" office:string-value="FIXED ASSET" calcext:value-type="string">
            <text:p>FIXED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5</text:p>
          </table:table-cell>
          <table:table-cell office:value-type="string" calcext:value-type="string">
            <text:p>1210000000</text:p>
          </table:table-cell>
          <table:table-cell office:value-type="string" calcext:value-type="string">
            <text:p>Peralatan Komunikasi</text:p>
          </table:table-cell>
          <table:table-cell office:value-type="string" calcext:value-type="string">
            <text:p>1200000000</text:p>
          </table:table-cell>
          <table:table-cell table:formula="of:=IF(ISNA(VLOOKUP([.D246];[.$B$2:.$C$700];2;0));&quot;-&quot;;VLOOKUP([.D246];[.$B$2:.$C$700];2;0))" office:value-type="string" office:string-value="FIXED ASSET" calcext:value-type="string">
            <text:p>FIXED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6</text:p>
          </table:table-cell>
          <table:table-cell office:value-type="string" calcext:value-type="string">
            <text:p>1205000000</text:p>
          </table:table-cell>
          <table:table-cell office:value-type="string" calcext:value-type="string">
            <text:p>Kendaraan-Operasional</text:p>
          </table:table-cell>
          <table:table-cell office:value-type="string" calcext:value-type="string">
            <text:p>1200000000</text:p>
          </table:table-cell>
          <table:table-cell table:formula="of:=IF(ISNA(VLOOKUP([.D247];[.$B$2:.$C$700];2;0));&quot;-&quot;;VLOOKUP([.D247];[.$B$2:.$C$700];2;0))" office:value-type="string" office:string-value="FIXED ASSET" calcext:value-type="string">
            <text:p>FIXED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7</text:p>
          </table:table-cell>
          <table:table-cell office:value-type="string" calcext:value-type="string">
            <text:p>1212000000</text:p>
          </table:table-cell>
          <table:table-cell office:value-type="string" calcext:value-type="string">
            <text:p>Peralatan Transmisi</text:p>
          </table:table-cell>
          <table:table-cell office:value-type="string" calcext:value-type="string">
            <text:p>1200000000</text:p>
          </table:table-cell>
          <table:table-cell table:formula="of:=IF(ISNA(VLOOKUP([.D248];[.$B$2:.$C$700];2;0));&quot;-&quot;;VLOOKUP([.D248];[.$B$2:.$C$700];2;0))" office:value-type="string" office:string-value="FIXED ASSET" calcext:value-type="string">
            <text:p>FIXED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8</text:p>
          </table:table-cell>
          <table:table-cell office:value-type="string" calcext:value-type="string">
            <text:p>1207000000</text:p>
          </table:table-cell>
          <table:table-cell office:value-type="string" calcext:value-type="string">
            <text:p>Peralatan Tx,Studio</text:p>
          </table:table-cell>
          <table:table-cell office:value-type="string" calcext:value-type="string">
            <text:p>1200000000</text:p>
          </table:table-cell>
          <table:table-cell table:formula="of:=IF(ISNA(VLOOKUP([.D249];[.$B$2:.$C$700];2;0));&quot;-&quot;;VLOOKUP([.D249];[.$B$2:.$C$700];2;0))" office:value-type="string" office:string-value="FIXED ASSET" calcext:value-type="string">
            <text:p>FIXED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9</text:p>
          </table:table-cell>
          <table:table-cell office:value-type="string" calcext:value-type="string">
            <text:p>1202000000</text:p>
          </table:table-cell>
          <table:table-cell office:value-type="string" calcext:value-type="string">
            <text:p>Gedung</text:p>
          </table:table-cell>
          <table:table-cell office:value-type="string" calcext:value-type="string">
            <text:p>1200000000</text:p>
          </table:table-cell>
          <table:table-cell table:formula="of:=IF(ISNA(VLOOKUP([.D250];[.$B$2:.$C$700];2;0));&quot;-&quot;;VLOOKUP([.D250];[.$B$2:.$C$700];2;0))" office:value-type="string" office:string-value="FIXED ASSET" calcext:value-type="string">
            <text:p>FIXED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0</text:p>
          </table:table-cell>
          <table:table-cell office:value-type="string" calcext:value-type="string">
            <text:p>1209000000</text:p>
          </table:table-cell>
          <table:table-cell office:value-type="string" calcext:value-type="string">
            <text:p>Perabot Kantor</text:p>
          </table:table-cell>
          <table:table-cell office:value-type="string" calcext:value-type="string">
            <text:p>1200000000</text:p>
          </table:table-cell>
          <table:table-cell table:formula="of:=IF(ISNA(VLOOKUP([.D251];[.$B$2:.$C$700];2;0));&quot;-&quot;;VLOOKUP([.D251];[.$B$2:.$C$700];2;0))" office:value-type="string" office:string-value="FIXED ASSET" calcext:value-type="string">
            <text:p>FIXED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1</text:p>
          </table:table-cell>
          <table:table-cell office:value-type="string" calcext:value-type="string">
            <text:p>1204000000</text:p>
          </table:table-cell>
          <table:table-cell office:value-type="string" calcext:value-type="string">
            <text:p>Kendaraan-OB Van</text:p>
          </table:table-cell>
          <table:table-cell office:value-type="string" calcext:value-type="string">
            <text:p>1200000000</text:p>
          </table:table-cell>
          <table:table-cell table:formula="of:=IF(ISNA(VLOOKUP([.D252];[.$B$2:.$C$700];2;0));&quot;-&quot;;VLOOKUP([.D252];[.$B$2:.$C$700];2;0))" office:value-type="string" office:string-value="FIXED ASSET" calcext:value-type="string">
            <text:p>FIXED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2</text:p>
          </table:table-cell>
          <table:table-cell office:value-type="string" calcext:value-type="string">
            <text:p>1211000000</text:p>
          </table:table-cell>
          <table:table-cell office:value-type="string" calcext:value-type="string">
            <text:p>Peralatan Teknik</text:p>
          </table:table-cell>
          <table:table-cell office:value-type="string" calcext:value-type="string">
            <text:p>1200000000</text:p>
          </table:table-cell>
          <table:table-cell table:formula="of:=IF(ISNA(VLOOKUP([.D253];[.$B$2:.$C$700];2;0));&quot;-&quot;;VLOOKUP([.D253];[.$B$2:.$C$700];2;0))" office:value-type="string" office:string-value="FIXED ASSET" calcext:value-type="string">
            <text:p>FIXED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3</text:p>
          </table:table-cell>
          <table:table-cell office:value-type="string" calcext:value-type="string">
            <text:p>1206000000</text:p>
          </table:table-cell>
          <table:table-cell office:value-type="string" calcext:value-type="string">
            <text:p>Peralatan Studio</text:p>
          </table:table-cell>
          <table:table-cell office:value-type="string" calcext:value-type="string">
            <text:p>1200000000</text:p>
          </table:table-cell>
          <table:table-cell table:formula="of:=IF(ISNA(VLOOKUP([.D254];[.$B$2:.$C$700];2;0));&quot;-&quot;;VLOOKUP([.D254];[.$B$2:.$C$700];2;0))" office:value-type="string" office:string-value="FIXED ASSET" calcext:value-type="string">
            <text:p>FIXED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4</text:p>
          </table:table-cell>
          <table:table-cell office:value-type="string" calcext:value-type="string">
            <text:p>1201000000</text:p>
          </table:table-cell>
          <table:table-cell office:value-type="string" calcext:value-type="string">
            <text:p>Tanah</text:p>
          </table:table-cell>
          <table:table-cell office:value-type="string" calcext:value-type="string">
            <text:p>1200000000</text:p>
          </table:table-cell>
          <table:table-cell table:formula="of:=IF(ISNA(VLOOKUP([.D255];[.$B$2:.$C$700];2;0));&quot;-&quot;;VLOOKUP([.D255];[.$B$2:.$C$700];2;0))" office:value-type="string" office:string-value="FIXED ASSET" calcext:value-type="string">
            <text:p>FIXED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5</text:p>
          </table:table-cell>
          <table:table-cell office:value-type="string" calcext:value-type="string">
            <text:p>1213000000</text:p>
          </table:table-cell>
          <table:table-cell office:value-type="string" calcext:value-type="string">
            <text:p>CIP</text:p>
          </table:table-cell>
          <table:table-cell office:value-type="string" calcext:value-type="string">
            <text:p>1200000000</text:p>
          </table:table-cell>
          <table:table-cell table:formula="of:=IF(ISNA(VLOOKUP([.D256];[.$B$2:.$C$700];2;0));&quot;-&quot;;VLOOKUP([.D256];[.$B$2:.$C$700];2;0))" office:value-type="string" office:string-value="FIXED ASSET" calcext:value-type="string">
            <text:p>FIXED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6</text:p>
          </table:table-cell>
          <table:table-cell office:value-type="string" calcext:value-type="string">
            <text:p>1214000000</text:p>
          </table:table-cell>
          <table:table-cell office:value-type="string" calcext:value-type="string">
            <text:p>Akm Penyusutan</text:p>
          </table:table-cell>
          <table:table-cell office:value-type="string" calcext:value-type="string">
            <text:p>1200000000</text:p>
          </table:table-cell>
          <table:table-cell table:formula="of:=IF(ISNA(VLOOKUP([.D257];[.$B$2:.$C$700];2;0));&quot;-&quot;;VLOOKUP([.D257];[.$B$2:.$C$700];2;0))" office:value-type="string" office:string-value="FIXED ASSET" calcext:value-type="string">
            <text:p>FIXED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7</text:p>
          </table:table-cell>
          <table:table-cell office:value-type="string" calcext:value-type="string">
            <text:p>1214007000</text:p>
          </table:table-cell>
          <table:table-cell office:value-type="string" calcext:value-type="string">
            <text:p>Akm Peny Peralatan Kantor</text:p>
          </table:table-cell>
          <table:table-cell office:value-type="string" calcext:value-type="string">
            <text:p>1214000000</text:p>
          </table:table-cell>
          <table:table-cell table:formula="of:=IF(ISNA(VLOOKUP([.D258];[.$B$2:.$C$700];2;0));&quot;-&quot;;VLOOKUP([.D258];[.$B$2:.$C$700];2;0))" office:value-type="string" office:string-value="Akm Penyusutan" calcext:value-type="string">
            <text:p>Akm Penyusut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8</text:p>
          </table:table-cell>
          <table:table-cell office:value-type="string" calcext:value-type="string">
            <text:p>1214002000</text:p>
          </table:table-cell>
          <table:table-cell office:value-type="string" calcext:value-type="string">
            <text:p>Akm Peny Tower</text:p>
          </table:table-cell>
          <table:table-cell office:value-type="string" calcext:value-type="string">
            <text:p>1214000000</text:p>
          </table:table-cell>
          <table:table-cell table:formula="of:=IF(ISNA(VLOOKUP([.D259];[.$B$2:.$C$700];2;0));&quot;-&quot;;VLOOKUP([.D259];[.$B$2:.$C$700];2;0))" office:value-type="string" office:string-value="Akm Penyusutan" calcext:value-type="string">
            <text:p>Akm Penyusut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59</text:p>
          </table:table-cell>
          <table:table-cell office:value-type="string" calcext:value-type="string">
            <text:p>1214009000</text:p>
          </table:table-cell>
          <table:table-cell office:value-type="string" calcext:value-type="string">
            <text:p>Akm Peny Peralatan Komunikasi</text:p>
          </table:table-cell>
          <table:table-cell office:value-type="string" calcext:value-type="string">
            <text:p>1214000000</text:p>
          </table:table-cell>
          <table:table-cell table:formula="of:=IF(ISNA(VLOOKUP([.D260];[.$B$2:.$C$700];2;0));&quot;-&quot;;VLOOKUP([.D260];[.$B$2:.$C$700];2;0))" office:value-type="string" office:string-value="Akm Penyusutan" calcext:value-type="string">
            <text:p>Akm Penyusut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0</text:p>
          </table:table-cell>
          <table:table-cell office:value-type="string" calcext:value-type="string">
            <text:p>1214004000</text:p>
          </table:table-cell>
          <table:table-cell office:value-type="string" calcext:value-type="string">
            <text:p>Akm PenyKendaraan-Operasional</text:p>
          </table:table-cell>
          <table:table-cell office:value-type="string" calcext:value-type="string">
            <text:p>1214000000</text:p>
          </table:table-cell>
          <table:table-cell table:formula="of:=IF(ISNA(VLOOKUP([.D261];[.$B$2:.$C$700];2;0));&quot;-&quot;;VLOOKUP([.D261];[.$B$2:.$C$700];2;0))" office:value-type="string" office:string-value="Akm Penyusutan" calcext:value-type="string">
            <text:p>Akm Penyusut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1</text:p>
          </table:table-cell>
          <table:table-cell office:value-type="string" calcext:value-type="string">
            <text:p>1214011000</text:p>
          </table:table-cell>
          <table:table-cell office:value-type="string" calcext:value-type="string">
            <text:p>Akm Peny Peralatan Transmisi</text:p>
          </table:table-cell>
          <table:table-cell office:value-type="string" calcext:value-type="string">
            <text:p>1214000000</text:p>
          </table:table-cell>
          <table:table-cell table:formula="of:=IF(ISNA(VLOOKUP([.D262];[.$B$2:.$C$700];2;0));&quot;-&quot;;VLOOKUP([.D262];[.$B$2:.$C$700];2;0))" office:value-type="string" office:string-value="Akm Penyusutan" calcext:value-type="string">
            <text:p>Akm Penyusut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2</text:p>
          </table:table-cell>
          <table:table-cell office:value-type="string" calcext:value-type="string">
            <text:p>1214006000</text:p>
          </table:table-cell>
          <table:table-cell office:value-type="string" calcext:value-type="string">
            <text:p>Akm Peny Peralatan Tx,Studio</text:p>
          </table:table-cell>
          <table:table-cell office:value-type="string" calcext:value-type="string">
            <text:p>1214000000</text:p>
          </table:table-cell>
          <table:table-cell table:formula="of:=IF(ISNA(VLOOKUP([.D263];[.$B$2:.$C$700];2;0));&quot;-&quot;;VLOOKUP([.D263];[.$B$2:.$C$700];2;0))" office:value-type="string" office:string-value="Akm Penyusutan" calcext:value-type="string">
            <text:p>Akm Penyusut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3</text:p>
          </table:table-cell>
          <table:table-cell office:value-type="string" calcext:value-type="string">
            <text:p>1214001000</text:p>
          </table:table-cell>
          <table:table-cell office:value-type="string" calcext:value-type="string">
            <text:p>Akm Peny Gedung</text:p>
          </table:table-cell>
          <table:table-cell office:value-type="string" calcext:value-type="string">
            <text:p>1214000000</text:p>
          </table:table-cell>
          <table:table-cell table:formula="of:=IF(ISNA(VLOOKUP([.D264];[.$B$2:.$C$700];2;0));&quot;-&quot;;VLOOKUP([.D264];[.$B$2:.$C$700];2;0))" office:value-type="string" office:string-value="Akm Penyusutan" calcext:value-type="string">
            <text:p>Akm Penyusut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4</text:p>
          </table:table-cell>
          <table:table-cell office:value-type="string" calcext:value-type="string">
            <text:p>1214008000</text:p>
          </table:table-cell>
          <table:table-cell office:value-type="string" calcext:value-type="string">
            <text:p>Akm Peny Perabot Kantor</text:p>
          </table:table-cell>
          <table:table-cell office:value-type="string" calcext:value-type="string">
            <text:p>1214000000</text:p>
          </table:table-cell>
          <table:table-cell table:formula="of:=IF(ISNA(VLOOKUP([.D265];[.$B$2:.$C$700];2;0));&quot;-&quot;;VLOOKUP([.D265];[.$B$2:.$C$700];2;0))" office:value-type="string" office:string-value="Akm Penyusutan" calcext:value-type="string">
            <text:p>Akm Penyusut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5</text:p>
          </table:table-cell>
          <table:table-cell office:value-type="string" calcext:value-type="string">
            <text:p>1214003000</text:p>
          </table:table-cell>
          <table:table-cell office:value-type="string" calcext:value-type="string">
            <text:p>Akm Peny Kendaraan-OB Van</text:p>
          </table:table-cell>
          <table:table-cell office:value-type="string" calcext:value-type="string">
            <text:p>1214000000</text:p>
          </table:table-cell>
          <table:table-cell table:formula="of:=IF(ISNA(VLOOKUP([.D266];[.$B$2:.$C$700];2;0));&quot;-&quot;;VLOOKUP([.D266];[.$B$2:.$C$700];2;0))" office:value-type="string" office:string-value="Akm Penyusutan" calcext:value-type="string">
            <text:p>Akm Penyusut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6</text:p>
          </table:table-cell>
          <table:table-cell office:value-type="string" calcext:value-type="string">
            <text:p>1214010000</text:p>
          </table:table-cell>
          <table:table-cell office:value-type="string" calcext:value-type="string">
            <text:p>Akm Peny Peralatan Teknik</text:p>
          </table:table-cell>
          <table:table-cell office:value-type="string" calcext:value-type="string">
            <text:p>1214000000</text:p>
          </table:table-cell>
          <table:table-cell table:formula="of:=IF(ISNA(VLOOKUP([.D267];[.$B$2:.$C$700];2;0));&quot;-&quot;;VLOOKUP([.D267];[.$B$2:.$C$700];2;0))" office:value-type="string" office:string-value="Akm Penyusutan" calcext:value-type="string">
            <text:p>Akm Penyusut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7</text:p>
          </table:table-cell>
          <table:table-cell office:value-type="string" calcext:value-type="string">
            <text:p>1214005000</text:p>
          </table:table-cell>
          <table:table-cell office:value-type="string" calcext:value-type="string">
            <text:p>Akm Peny Peralatan Studio</text:p>
          </table:table-cell>
          <table:table-cell office:value-type="string" calcext:value-type="string">
            <text:p>1214000000</text:p>
          </table:table-cell>
          <table:table-cell table:formula="of:=IF(ISNA(VLOOKUP([.D268];[.$B$2:.$C$700];2;0));&quot;-&quot;;VLOOKUP([.D268];[.$B$2:.$C$700];2;0))" office:value-type="string" office:string-value="Akm Penyusutan" calcext:value-type="string">
            <text:p>Akm Penyusut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8</text:p>
          </table:table-cell>
          <table:table-cell office:value-type="string" calcext:value-type="string">
            <text:p>2000000000</text:p>
          </table:table-cell>
          <table:table-cell office:value-type="string" calcext:value-type="string">
            <text:p>KEWAJIBAN</text:p>
          </table:table-cell>
          <table:table-cell table:style-name="ce2"/>
          <table:table-cell table:formula="of:=IF(ISNA(VLOOKUP([.D269];[.$B$2:.$C$700];2;0));&quot;-&quot;;VLOOKUP([.D269];[.$B$2:.$C$700];2;0))" office:value-type="string" office:string-value="-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69</text:p>
          </table:table-cell>
          <table:table-cell office:value-type="string" calcext:value-type="string">
            <text:p>2010000000</text:p>
          </table:table-cell>
          <table:table-cell office:value-type="string" calcext:value-type="string">
            <text:p>Kewajiban Lancar</text:p>
          </table:table-cell>
          <table:table-cell office:value-type="string" calcext:value-type="string">
            <text:p>2000000000</text:p>
          </table:table-cell>
          <table:table-cell table:formula="of:=IF(ISNA(VLOOKUP([.D270];[.$B$2:.$C$700];2;0));&quot;-&quot;;VLOOKUP([.D270];[.$B$2:.$C$700];2;0))" office:value-type="string" office:string-value="KEWAJIBAN" calcext:value-type="string">
            <text:p>KEWAJIB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0</text:p>
          </table:table-cell>
          <table:table-cell office:value-type="string" calcext:value-type="string">
            <text:p>2010010000</text:p>
          </table:table-cell>
          <table:table-cell office:value-type="string" calcext:value-type="string">
            <text:p>Hutang Bank Jangka Pendek</text:p>
          </table:table-cell>
          <table:table-cell office:value-type="string" calcext:value-type="string">
            <text:p>2010000000</text:p>
          </table:table-cell>
          <table:table-cell table:formula="of:=IF(ISNA(VLOOKUP([.D271];[.$B$2:.$C$700];2;0));&quot;-&quot;;VLOOKUP([.D271];[.$B$2:.$C$700];2;0))" office:value-type="string" office:string-value="Kewajiban Lancar" calcext:value-type="string">
            <text:p>Kewajiban Lanc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1</text:p>
          </table:table-cell>
          <table:table-cell office:value-type="string" calcext:value-type="string">
            <text:p>2010010100</text:p>
          </table:table-cell>
          <table:table-cell office:value-type="string" calcext:value-type="string">
            <text:p>Hutang Bank-Rupiah</text:p>
          </table:table-cell>
          <table:table-cell office:value-type="string" calcext:value-type="string">
            <text:p>2010010000</text:p>
          </table:table-cell>
          <table:table-cell table:formula="of:=IF(ISNA(VLOOKUP([.D272];[.$B$2:.$C$700];2;0));&quot;-&quot;;VLOOKUP([.D272];[.$B$2:.$C$700];2;0))" office:value-type="string" office:string-value="Hutang Bank Jangka Pendek" calcext:value-type="string">
            <text:p>Hutang Bank Jangka Pende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2</text:p>
          </table:table-cell>
          <table:table-cell office:value-type="string" calcext:value-type="string">
            <text:p>2010010300</text:p>
          </table:table-cell>
          <table:table-cell office:value-type="string" calcext:value-type="string">
            <text:p>Hutang Bank-Lain-lain</text:p>
          </table:table-cell>
          <table:table-cell office:value-type="string" calcext:value-type="string">
            <text:p>2010010000</text:p>
          </table:table-cell>
          <table:table-cell table:formula="of:=IF(ISNA(VLOOKUP([.D273];[.$B$2:.$C$700];2;0));&quot;-&quot;;VLOOKUP([.D273];[.$B$2:.$C$700];2;0))" office:value-type="string" office:string-value="Hutang Bank Jangka Pendek" calcext:value-type="string">
            <text:p>Hutang Bank Jangka Pende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3</text:p>
          </table:table-cell>
          <table:table-cell office:value-type="string" calcext:value-type="string">
            <text:p>2010010200</text:p>
          </table:table-cell>
          <table:table-cell office:value-type="string" calcext:value-type="string">
            <text:p>Hutang Bank-Valas</text:p>
          </table:table-cell>
          <table:table-cell office:value-type="string" calcext:value-type="string">
            <text:p>2010010000</text:p>
          </table:table-cell>
          <table:table-cell table:formula="of:=IF(ISNA(VLOOKUP([.D274];[.$B$2:.$C$700];2;0));&quot;-&quot;;VLOOKUP([.D274];[.$B$2:.$C$700];2;0))" office:value-type="string" office:string-value="Hutang Bank Jangka Pendek" calcext:value-type="string">
            <text:p>Hutang Bank Jangka Pende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4</text:p>
          </table:table-cell>
          <table:table-cell office:value-type="string" calcext:value-type="string">
            <text:p>2010010400</text:p>
          </table:table-cell>
          <table:table-cell office:value-type="string" calcext:value-type="string">
            <text:p>Cerukan Bank</text:p>
          </table:table-cell>
          <table:table-cell office:value-type="string" calcext:value-type="string">
            <text:p>2010010000</text:p>
          </table:table-cell>
          <table:table-cell table:formula="of:=IF(ISNA(VLOOKUP([.D275];[.$B$2:.$C$700];2;0));&quot;-&quot;;VLOOKUP([.D275];[.$B$2:.$C$700];2;0))" office:value-type="string" office:string-value="Hutang Bank Jangka Pendek" calcext:value-type="string">
            <text:p>Hutang Bank Jangka Pende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5</text:p>
          </table:table-cell>
          <table:table-cell office:value-type="string" calcext:value-type="string">
            <text:p>2010020000</text:p>
          </table:table-cell>
          <table:table-cell office:value-type="string" calcext:value-type="string">
            <text:p>Hutang Usaha</text:p>
          </table:table-cell>
          <table:table-cell office:value-type="string" calcext:value-type="string">
            <text:p>2010000000</text:p>
          </table:table-cell>
          <table:table-cell table:formula="of:=IF(ISNA(VLOOKUP([.D276];[.$B$2:.$C$700];2;0));&quot;-&quot;;VLOOKUP([.D276];[.$B$2:.$C$700];2;0))" office:value-type="string" office:string-value="Kewajiban Lancar" calcext:value-type="string">
            <text:p>Kewajiban Lanc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6</text:p>
          </table:table-cell>
          <table:table-cell office:value-type="string" calcext:value-type="string">
            <text:p>2010021000</text:p>
          </table:table-cell>
          <table:table-cell office:value-type="string" calcext:value-type="string">
            <text:p>Hutang Usaha Program</text:p>
          </table:table-cell>
          <table:table-cell office:value-type="string" calcext:value-type="string">
            <text:p>2010020000</text:p>
          </table:table-cell>
          <table:table-cell table:formula="of:=IF(ISNA(VLOOKUP([.D277];[.$B$2:.$C$700];2;0));&quot;-&quot;;VLOOKUP([.D277];[.$B$2:.$C$700];2;0))" office:value-type="string" office:string-value="Hutang Usaha" calcext:value-type="string">
            <text:p>Hutang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7</text:p>
          </table:table-cell>
          <table:table-cell office:value-type="string" calcext:value-type="string">
            <text:p>2010021202</text:p>
          </table:table-cell>
          <table:table-cell office:value-type="string" calcext:value-type="string">
            <text:p>Hutang Usaha Program- Valas Local</text:p>
          </table:table-cell>
          <table:table-cell office:value-type="string" calcext:value-type="string">
            <text:p>2010021000</text:p>
          </table:table-cell>
          <table:table-cell table:formula="of:=IF(ISNA(VLOOKUP([.D278];[.$B$2:.$C$700];2;0));&quot;-&quot;;VLOOKUP([.D278];[.$B$2:.$C$700];2;0))" office:value-type="string" office:string-value="Hutang Usaha Program" calcext:value-type="string">
            <text:p>Hutang Usaha Progra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8</text:p>
          </table:table-cell>
          <table:table-cell office:value-type="string" calcext:value-type="string">
            <text:p>2010021101</text:p>
          </table:table-cell>
          <table:table-cell office:value-type="string" calcext:value-type="string">
            <text:p>Hutang Usaha Program-Asing</text:p>
          </table:table-cell>
          <table:table-cell office:value-type="string" calcext:value-type="string">
            <text:p>2010021000</text:p>
          </table:table-cell>
          <table:table-cell table:formula="of:=IF(ISNA(VLOOKUP([.D279];[.$B$2:.$C$700];2;0));&quot;-&quot;;VLOOKUP([.D279];[.$B$2:.$C$700];2;0))" office:value-type="string" office:string-value="Hutang Usaha Program" calcext:value-type="string">
            <text:p>Hutang Usaha Progra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9</text:p>
          </table:table-cell>
          <table:table-cell office:value-type="string" calcext:value-type="string">
            <text:p>2010021103</text:p>
          </table:table-cell>
          <table:table-cell office:value-type="string" calcext:value-type="string">
            <text:p>Hutang Usaha Program-Join</text:p>
          </table:table-cell>
          <table:table-cell office:value-type="string" calcext:value-type="string">
            <text:p>2010021000</text:p>
          </table:table-cell>
          <table:table-cell table:formula="of:=IF(ISNA(VLOOKUP([.D280];[.$B$2:.$C$700];2;0));&quot;-&quot;;VLOOKUP([.D280];[.$B$2:.$C$700];2;0))" office:value-type="string" office:string-value="Hutang Usaha Program" calcext:value-type="string">
            <text:p>Hutang Usaha Progra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80</text:p>
          </table:table-cell>
          <table:table-cell office:value-type="string" calcext:value-type="string">
            <text:p>2010021201</text:p>
          </table:table-cell>
          <table:table-cell office:value-type="string" calcext:value-type="string">
            <text:p>Hutang Usaha Program- Valas Asing</text:p>
          </table:table-cell>
          <table:table-cell office:value-type="string" calcext:value-type="string">
            <text:p>2010021000</text:p>
          </table:table-cell>
          <table:table-cell table:formula="of:=IF(ISNA(VLOOKUP([.D281];[.$B$2:.$C$700];2;0));&quot;-&quot;;VLOOKUP([.D281];[.$B$2:.$C$700];2;0))" office:value-type="string" office:string-value="Hutang Usaha Program" calcext:value-type="string">
            <text:p>Hutang Usaha Progra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81</text:p>
          </table:table-cell>
          <table:table-cell office:value-type="string" calcext:value-type="string">
            <text:p>2010021100</text:p>
          </table:table-cell>
          <table:table-cell office:value-type="string" calcext:value-type="string">
            <text:p>Hutang Usaha Program-Rupiah</text:p>
          </table:table-cell>
          <table:table-cell office:value-type="string" calcext:value-type="string">
            <text:p>2010021000</text:p>
          </table:table-cell>
          <table:table-cell table:formula="of:=IF(ISNA(VLOOKUP([.D282];[.$B$2:.$C$700];2;0));&quot;-&quot;;VLOOKUP([.D282];[.$B$2:.$C$700];2;0))" office:value-type="string" office:string-value="Hutang Usaha Program" calcext:value-type="string">
            <text:p>Hutang Usaha Progra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82</text:p>
          </table:table-cell>
          <table:table-cell office:value-type="string" calcext:value-type="string">
            <text:p>2010021203</text:p>
          </table:table-cell>
          <table:table-cell office:value-type="string" calcext:value-type="string">
            <text:p>Hutang Usaha Program- Valas Join</text:p>
          </table:table-cell>
          <table:table-cell office:value-type="string" calcext:value-type="string">
            <text:p>2010021000</text:p>
          </table:table-cell>
          <table:table-cell table:formula="of:=IF(ISNA(VLOOKUP([.D283];[.$B$2:.$C$700];2;0));&quot;-&quot;;VLOOKUP([.D283];[.$B$2:.$C$700];2;0))" office:value-type="string" office:string-value="Hutang Usaha Program" calcext:value-type="string">
            <text:p>Hutang Usaha Progra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83</text:p>
          </table:table-cell>
          <table:table-cell office:value-type="string" calcext:value-type="string">
            <text:p>2010021102</text:p>
          </table:table-cell>
          <table:table-cell office:value-type="string" calcext:value-type="string">
            <text:p>Hutang Usaha Program-Local</text:p>
          </table:table-cell>
          <table:table-cell office:value-type="string" calcext:value-type="string">
            <text:p>2010021000</text:p>
          </table:table-cell>
          <table:table-cell table:formula="of:=IF(ISNA(VLOOKUP([.D284];[.$B$2:.$C$700];2;0));&quot;-&quot;;VLOOKUP([.D284];[.$B$2:.$C$700];2;0))" office:value-type="string" office:string-value="Hutang Usaha Program" calcext:value-type="string">
            <text:p>Hutang Usaha Progra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84</text:p>
          </table:table-cell>
          <table:table-cell office:value-type="string" calcext:value-type="string">
            <text:p>2010021200</text:p>
          </table:table-cell>
          <table:table-cell office:value-type="string" calcext:value-type="string">
            <text:p>Hutang Usaha Program-Valas</text:p>
          </table:table-cell>
          <table:table-cell office:value-type="string" calcext:value-type="string">
            <text:p>2010021000</text:p>
          </table:table-cell>
          <table:table-cell table:formula="of:=IF(ISNA(VLOOKUP([.D285];[.$B$2:.$C$700];2;0));&quot;-&quot;;VLOOKUP([.D285];[.$B$2:.$C$700];2;0))" office:value-type="string" office:string-value="Hutang Usaha Program" calcext:value-type="string">
            <text:p>Hutang Usaha Progra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85</text:p>
          </table:table-cell>
          <table:table-cell office:value-type="string" calcext:value-type="string">
            <text:p>2010021300</text:p>
          </table:table-cell>
          <table:table-cell office:value-type="string" calcext:value-type="string">
            <text:p>Hutang Usaha Inhouse</text:p>
          </table:table-cell>
          <table:table-cell office:value-type="string" calcext:value-type="string">
            <text:p>2010020000</text:p>
          </table:table-cell>
          <table:table-cell table:formula="of:=IF(ISNA(VLOOKUP([.D286];[.$B$2:.$C$700];2;0));&quot;-&quot;;VLOOKUP([.D286];[.$B$2:.$C$700];2;0))" office:value-type="string" office:string-value="Hutang Usaha" calcext:value-type="string">
            <text:p>Hutang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86</text:p>
          </table:table-cell>
          <table:table-cell office:value-type="string" calcext:value-type="string">
            <text:p>2010021304</text:p>
          </table:table-cell>
          <table:table-cell office:value-type="string" calcext:value-type="string">
            <text:p>Hutang Usaha Inhouse-Digital</text:p>
          </table:table-cell>
          <table:table-cell office:value-type="string" calcext:value-type="string">
            <text:p>2010021300</text:p>
          </table:table-cell>
          <table:table-cell table:formula="of:=IF(ISNA(VLOOKUP([.D287];[.$B$2:.$C$700];2;0));&quot;-&quot;;VLOOKUP([.D287];[.$B$2:.$C$700];2;0))" office:value-type="string" office:string-value="Hutang Usaha Inhouse" calcext:value-type="string">
            <text:p>Hutang Usaha 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87</text:p>
          </table:table-cell>
          <table:table-cell office:value-type="string" calcext:value-type="string">
            <text:p>2010021301</text:p>
          </table:table-cell>
          <table:table-cell office:value-type="string" calcext:value-type="string">
            <text:p>Hutang Usaha Inhouse-Program</text:p>
          </table:table-cell>
          <table:table-cell office:value-type="string" calcext:value-type="string">
            <text:p>2010021300</text:p>
          </table:table-cell>
          <table:table-cell table:formula="of:=IF(ISNA(VLOOKUP([.D288];[.$B$2:.$C$700];2;0));&quot;-&quot;;VLOOKUP([.D288];[.$B$2:.$C$700];2;0))" office:value-type="string" office:string-value="Hutang Usaha Inhouse" calcext:value-type="string">
            <text:p>Hutang Usaha 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88</text:p>
          </table:table-cell>
          <table:table-cell office:value-type="string" calcext:value-type="string">
            <text:p>2010021303</text:p>
          </table:table-cell>
          <table:table-cell office:value-type="string" calcext:value-type="string">
            <text:p>Hutang Usaha Inhouse-Barter</text:p>
          </table:table-cell>
          <table:table-cell office:value-type="string" calcext:value-type="string">
            <text:p>2010021300</text:p>
          </table:table-cell>
          <table:table-cell table:formula="of:=IF(ISNA(VLOOKUP([.D289];[.$B$2:.$C$700];2;0));&quot;-&quot;;VLOOKUP([.D289];[.$B$2:.$C$700];2;0))" office:value-type="string" office:string-value="Hutang Usaha Inhouse" calcext:value-type="string">
            <text:p>Hutang Usaha 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89</text:p>
          </table:table-cell>
          <table:table-cell office:value-type="string" calcext:value-type="string">
            <text:p>2010021302</text:p>
          </table:table-cell>
          <table:table-cell office:value-type="string" calcext:value-type="string">
            <text:p>Hutang Usaha Inhouse-Join</text:p>
          </table:table-cell>
          <table:table-cell office:value-type="string" calcext:value-type="string">
            <text:p>2010021300</text:p>
          </table:table-cell>
          <table:table-cell table:formula="of:=IF(ISNA(VLOOKUP([.D290];[.$B$2:.$C$700];2;0));&quot;-&quot;;VLOOKUP([.D290];[.$B$2:.$C$700];2;0))" office:value-type="string" office:string-value="Hutang Usaha Inhouse" calcext:value-type="string">
            <text:p>Hutang Usaha 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90</text:p>
          </table:table-cell>
          <table:table-cell office:value-type="string" calcext:value-type="string">
            <text:p>2010030000</text:p>
          </table:table-cell>
          <table:table-cell office:value-type="string" calcext:value-type="string">
            <text:p>Hutang Capex</text:p>
          </table:table-cell>
          <table:table-cell office:value-type="string" calcext:value-type="string">
            <text:p>2010000000</text:p>
          </table:table-cell>
          <table:table-cell table:formula="of:=IF(ISNA(VLOOKUP([.D291];[.$B$2:.$C$700];2;0));&quot;-&quot;;VLOOKUP([.D291];[.$B$2:.$C$700];2;0))" office:value-type="string" office:string-value="Kewajiban Lancar" calcext:value-type="string">
            <text:p>Kewajiban Lanc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91</text:p>
          </table:table-cell>
          <table:table-cell office:value-type="string" calcext:value-type="string">
            <text:p>2010030200</text:p>
          </table:table-cell>
          <table:table-cell office:value-type="string" calcext:value-type="string">
            <text:p>Hutang Capex Valas</text:p>
          </table:table-cell>
          <table:table-cell office:value-type="string" calcext:value-type="string">
            <text:p>2010030000</text:p>
          </table:table-cell>
          <table:table-cell table:formula="of:=IF(ISNA(VLOOKUP([.D292];[.$B$2:.$C$700];2;0));&quot;-&quot;;VLOOKUP([.D292];[.$B$2:.$C$700];2;0))" office:value-type="string" office:string-value="Hutang Capex" calcext:value-type="string">
            <text:p>Hutang Cape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92</text:p>
          </table:table-cell>
          <table:table-cell office:value-type="string" calcext:value-type="string">
            <text:p>2010030100</text:p>
          </table:table-cell>
          <table:table-cell office:value-type="string" calcext:value-type="string">
            <text:p>Hutang Capex Rupiah</text:p>
          </table:table-cell>
          <table:table-cell office:value-type="string" calcext:value-type="string">
            <text:p>2010030000</text:p>
          </table:table-cell>
          <table:table-cell table:formula="of:=IF(ISNA(VLOOKUP([.D293];[.$B$2:.$C$700];2;0));&quot;-&quot;;VLOOKUP([.D293];[.$B$2:.$C$700];2;0))" office:value-type="string" office:string-value="Hutang Capex" calcext:value-type="string">
            <text:p>Hutang Cape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93</text:p>
          </table:table-cell>
          <table:table-cell office:value-type="string" calcext:value-type="string">
            <text:p>2010040000</text:p>
          </table:table-cell>
          <table:table-cell office:value-type="string" calcext:value-type="string">
            <text:p>Hutang Leasing jk pendek</text:p>
          </table:table-cell>
          <table:table-cell office:value-type="string" calcext:value-type="string">
            <text:p>2010000000</text:p>
          </table:table-cell>
          <table:table-cell table:formula="of:=IF(ISNA(VLOOKUP([.D294];[.$B$2:.$C$700];2;0));&quot;-&quot;;VLOOKUP([.D294];[.$B$2:.$C$700];2;0))" office:value-type="string" office:string-value="Kewajiban Lancar" calcext:value-type="string">
            <text:p>Kewajiban Lanc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94</text:p>
          </table:table-cell>
          <table:table-cell office:value-type="string" calcext:value-type="string">
            <text:p>2010040200</text:p>
          </table:table-cell>
          <table:table-cell office:value-type="string" calcext:value-type="string">
            <text:p>Hutang Leasing-Broadcast Equip</text:p>
          </table:table-cell>
          <table:table-cell office:value-type="string" calcext:value-type="string">
            <text:p>2010040000</text:p>
          </table:table-cell>
          <table:table-cell table:formula="of:=IF(ISNA(VLOOKUP([.D295];[.$B$2:.$C$700];2;0));&quot;-&quot;;VLOOKUP([.D295];[.$B$2:.$C$700];2;0))" office:value-type="string" office:string-value="Hutang Leasing jk pendek" calcext:value-type="string">
            <text:p>Hutang Leasing jk pende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95</text:p>
          </table:table-cell>
          <table:table-cell office:value-type="string" calcext:value-type="string">
            <text:p>2010040100</text:p>
          </table:table-cell>
          <table:table-cell office:value-type="string" calcext:value-type="string">
            <text:p>Hutang Leasing-Kendaraan</text:p>
          </table:table-cell>
          <table:table-cell office:value-type="string" calcext:value-type="string">
            <text:p>2010040000</text:p>
          </table:table-cell>
          <table:table-cell table:formula="of:=IF(ISNA(VLOOKUP([.D296];[.$B$2:.$C$700];2;0));&quot;-&quot;;VLOOKUP([.D296];[.$B$2:.$C$700];2;0))" office:value-type="string" office:string-value="Hutang Leasing jk pendek" calcext:value-type="string">
            <text:p>Hutang Leasing jk pende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96</text:p>
          </table:table-cell>
          <table:table-cell office:value-type="string" calcext:value-type="string">
            <text:p>2010050000</text:p>
          </table:table-cell>
          <table:table-cell office:value-type="string" calcext:value-type="string">
            <text:p>Hutang Operasional</text:p>
          </table:table-cell>
          <table:table-cell office:value-type="string" calcext:value-type="string">
            <text:p>2010000000</text:p>
          </table:table-cell>
          <table:table-cell table:formula="of:=IF(ISNA(VLOOKUP([.D297];[.$B$2:.$C$700];2;0));&quot;-&quot;;VLOOKUP([.D297];[.$B$2:.$C$700];2;0))" office:value-type="string" office:string-value="Kewajiban Lancar" calcext:value-type="string">
            <text:p>Kewajiban Lanc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97</text:p>
          </table:table-cell>
          <table:table-cell office:value-type="string" calcext:value-type="string">
            <text:p>2010050200</text:p>
          </table:table-cell>
          <table:table-cell office:value-type="string" calcext:value-type="string">
            <text:p>Hutang Operasional Valas</text:p>
          </table:table-cell>
          <table:table-cell office:value-type="string" calcext:value-type="string">
            <text:p>2010050000</text:p>
          </table:table-cell>
          <table:table-cell table:formula="of:=IF(ISNA(VLOOKUP([.D298];[.$B$2:.$C$700];2;0));&quot;-&quot;;VLOOKUP([.D298];[.$B$2:.$C$700];2;0))" office:value-type="string" office:string-value="Hutang Operasional" calcext:value-type="string">
            <text:p>Hutang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98</text:p>
          </table:table-cell>
          <table:table-cell office:value-type="string" calcext:value-type="string">
            <text:p>2010050100</text:p>
          </table:table-cell>
          <table:table-cell office:value-type="string" calcext:value-type="string">
            <text:p>Hutang Operasional Rupiah</text:p>
          </table:table-cell>
          <table:table-cell office:value-type="string" calcext:value-type="string">
            <text:p>2010050000</text:p>
          </table:table-cell>
          <table:table-cell table:formula="of:=IF(ISNA(VLOOKUP([.D299];[.$B$2:.$C$700];2;0));&quot;-&quot;;VLOOKUP([.D299];[.$B$2:.$C$700];2;0))" office:value-type="string" office:string-value="Hutang Operasional" calcext:value-type="string">
            <text:p>Hutang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99</text:p>
          </table:table-cell>
          <table:table-cell office:value-type="string" calcext:value-type="string">
            <text:p>2010060000</text:p>
          </table:table-cell>
          <table:table-cell office:value-type="string" calcext:value-type="string">
            <text:p>Hutang Lain-lainnya</text:p>
          </table:table-cell>
          <table:table-cell office:value-type="string" calcext:value-type="string">
            <text:p>2010000000</text:p>
          </table:table-cell>
          <table:table-cell table:formula="of:=IF(ISNA(VLOOKUP([.D300];[.$B$2:.$C$700];2;0));&quot;-&quot;;VLOOKUP([.D300];[.$B$2:.$C$700];2;0))" office:value-type="string" office:string-value="Kewajiban Lancar" calcext:value-type="string">
            <text:p>Kewajiban Lanc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00</text:p>
          </table:table-cell>
          <table:table-cell office:value-type="string" calcext:value-type="string">
            <text:p>2010060100</text:p>
          </table:table-cell>
          <table:table-cell office:value-type="string" calcext:value-type="string">
            <text:p>Hutang Lain-lainnya Rupiah</text:p>
          </table:table-cell>
          <table:table-cell office:value-type="string" calcext:value-type="string">
            <text:p>2010060000</text:p>
          </table:table-cell>
          <table:table-cell table:formula="of:=IF(ISNA(VLOOKUP([.D301];[.$B$2:.$C$700];2;0));&quot;-&quot;;VLOOKUP([.D301];[.$B$2:.$C$700];2;0))" office:value-type="string" office:string-value="Hutang Lain-lainnya" calcext:value-type="string">
            <text:p>Hutang Lain-lainny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01</text:p>
          </table:table-cell>
          <table:table-cell office:value-type="string" calcext:value-type="string">
            <text:p>2010060200</text:p>
          </table:table-cell>
          <table:table-cell office:value-type="string" calcext:value-type="string">
            <text:p>Hutang Lain-lainnya Valas</text:p>
          </table:table-cell>
          <table:table-cell office:value-type="string" calcext:value-type="string">
            <text:p>2010060000</text:p>
          </table:table-cell>
          <table:table-cell table:formula="of:=IF(ISNA(VLOOKUP([.D302];[.$B$2:.$C$700];2;0));&quot;-&quot;;VLOOKUP([.D302];[.$B$2:.$C$700];2;0))" office:value-type="string" office:string-value="Hutang Lain-lainnya" calcext:value-type="string">
            <text:p>Hutang Lain-lainny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02</text:p>
          </table:table-cell>
          <table:table-cell office:value-type="string" calcext:value-type="string">
            <text:p>2010070000</text:p>
          </table:table-cell>
          <table:table-cell office:value-type="string" calcext:value-type="string">
            <text:p>Hutang Affiliasi</text:p>
          </table:table-cell>
          <table:table-cell office:value-type="string" calcext:value-type="string">
            <text:p>2010000000</text:p>
          </table:table-cell>
          <table:table-cell table:formula="of:=IF(ISNA(VLOOKUP([.D303];[.$B$2:.$C$700];2;0));&quot;-&quot;;VLOOKUP([.D303];[.$B$2:.$C$700];2;0))" office:value-type="string" office:string-value="Kewajiban Lancar" calcext:value-type="string">
            <text:p>Kewajiban Lanc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03</text:p>
          </table:table-cell>
          <table:table-cell office:value-type="string" calcext:value-type="string">
            <text:p>2010070100</text:p>
          </table:table-cell>
          <table:table-cell office:value-type="string" calcext:value-type="string">
            <text:p>Hutang Affiliasi-Rupiah</text:p>
          </table:table-cell>
          <table:table-cell office:value-type="string" calcext:value-type="string">
            <text:p>2010070000</text:p>
          </table:table-cell>
          <table:table-cell table:formula="of:=IF(ISNA(VLOOKUP([.D304];[.$B$2:.$C$700];2;0));&quot;-&quot;;VLOOKUP([.D304];[.$B$2:.$C$700];2;0))" office:value-type="string" office:string-value="Hutang Affiliasi" calcext:value-type="string">
            <text:p>Hutang Affil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04</text:p>
          </table:table-cell>
          <table:table-cell office:value-type="string" calcext:value-type="string">
            <text:p>2010070200</text:p>
          </table:table-cell>
          <table:table-cell office:value-type="string" calcext:value-type="string">
            <text:p>Hutang Affiliasi - USD</text:p>
          </table:table-cell>
          <table:table-cell office:value-type="string" calcext:value-type="string">
            <text:p>2010070000</text:p>
          </table:table-cell>
          <table:table-cell table:formula="of:=IF(ISNA(VLOOKUP([.D305];[.$B$2:.$C$700];2;0));&quot;-&quot;;VLOOKUP([.D305];[.$B$2:.$C$700];2;0))" office:value-type="string" office:string-value="Hutang Affiliasi" calcext:value-type="string">
            <text:p>Hutang Affil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05</text:p>
          </table:table-cell>
          <table:table-cell office:value-type="string" calcext:value-type="string">
            <text:p>2010080000</text:p>
          </table:table-cell>
          <table:table-cell office:value-type="string" calcext:value-type="string">
            <text:p>Hutang Pajak</text:p>
          </table:table-cell>
          <table:table-cell office:value-type="string" calcext:value-type="string">
            <text:p>2010000000</text:p>
          </table:table-cell>
          <table:table-cell table:formula="of:=IF(ISNA(VLOOKUP([.D306];[.$B$2:.$C$700];2;0));&quot;-&quot;;VLOOKUP([.D306];[.$B$2:.$C$700];2;0))" office:value-type="string" office:string-value="Kewajiban Lancar" calcext:value-type="string">
            <text:p>Kewajiban Lanc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06</text:p>
          </table:table-cell>
          <table:table-cell office:value-type="string" calcext:value-type="string">
            <text:p>2010081700</text:p>
          </table:table-cell>
          <table:table-cell office:value-type="string" calcext:value-type="string">
            <text:p>Hutang Pajak PPN Out NRBT</text:p>
          </table:table-cell>
          <table:table-cell office:value-type="string" calcext:value-type="string">
            <text:p>2010080000</text:p>
          </table:table-cell>
          <table:table-cell table:formula="of:=IF(ISNA(VLOOKUP([.D307];[.$B$2:.$C$700];2;0));&quot;-&quot;;VLOOKUP([.D307];[.$B$2:.$C$700];2;0))" office:value-type="string" office:string-value="Hutang Pajak" calcext:value-type="string">
            <text:p>Hutang Paj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07</text:p>
          </table:table-cell>
          <table:table-cell office:value-type="string" calcext:value-type="string">
            <text:p>2010081200</text:p>
          </table:table-cell>
          <table:table-cell office:value-type="string" calcext:value-type="string">
            <text:p>Hutang Pajak PPN</text:p>
          </table:table-cell>
          <table:table-cell office:value-type="string" calcext:value-type="string">
            <text:p>2010080000</text:p>
          </table:table-cell>
          <table:table-cell table:formula="of:=IF(ISNA(VLOOKUP([.D308];[.$B$2:.$C$700];2;0));&quot;-&quot;;VLOOKUP([.D308];[.$B$2:.$C$700];2;0))" office:value-type="string" office:string-value="Hutang Pajak" calcext:value-type="string">
            <text:p>Hutang Paj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08</text:p>
          </table:table-cell>
          <table:table-cell office:value-type="string" calcext:value-type="string">
            <text:p>2010080700</text:p>
          </table:table-cell>
          <table:table-cell office:value-type="string" calcext:value-type="string">
            <text:p>Hutang Pajak-PPh Pasal 25</text:p>
          </table:table-cell>
          <table:table-cell office:value-type="string" calcext:value-type="string">
            <text:p>2010080000</text:p>
          </table:table-cell>
          <table:table-cell table:formula="of:=IF(ISNA(VLOOKUP([.D309];[.$B$2:.$C$700];2;0));&quot;-&quot;;VLOOKUP([.D309];[.$B$2:.$C$700];2;0))" office:value-type="string" office:string-value="Hutang Pajak" calcext:value-type="string">
            <text:p>Hutang Paj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09</text:p>
          </table:table-cell>
          <table:table-cell office:value-type="string" calcext:value-type="string">
            <text:p>2010080200</text:p>
          </table:table-cell>
          <table:table-cell office:value-type="string" calcext:value-type="string">
            <text:p>Hutang Pajak-PPh Pasal 21</text:p>
          </table:table-cell>
          <table:table-cell office:value-type="string" calcext:value-type="string">
            <text:p>2010080000</text:p>
          </table:table-cell>
          <table:table-cell table:formula="of:=IF(ISNA(VLOOKUP([.D310];[.$B$2:.$C$700];2;0));&quot;-&quot;;VLOOKUP([.D310];[.$B$2:.$C$700];2;0))" office:value-type="string" office:string-value="Hutang Pajak" calcext:value-type="string">
            <text:p>Hutang Paj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10</text:p>
          </table:table-cell>
          <table:table-cell office:value-type="string" calcext:value-type="string">
            <text:p>2010081400</text:p>
          </table:table-cell>
          <table:table-cell office:value-type="string" calcext:value-type="string">
            <text:p>Hutang Pajak SKP PPN</text:p>
          </table:table-cell>
          <table:table-cell office:value-type="string" calcext:value-type="string">
            <text:p>2010080000</text:p>
          </table:table-cell>
          <table:table-cell table:formula="of:=IF(ISNA(VLOOKUP([.D311];[.$B$2:.$C$700];2;0));&quot;-&quot;;VLOOKUP([.D311];[.$B$2:.$C$700];2;0))" office:value-type="string" office:string-value="Hutang Pajak" calcext:value-type="string">
            <text:p>Hutang Paj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11</text:p>
          </table:table-cell>
          <table:table-cell office:value-type="string" calcext:value-type="string">
            <text:p>2010080900</text:p>
          </table:table-cell>
          <table:table-cell office:value-type="string" calcext:value-type="string">
            <text:p>Hutang Pajak-SKP PPh Pasal 26</text:p>
          </table:table-cell>
          <table:table-cell office:value-type="string" calcext:value-type="string">
            <text:p>2010080000</text:p>
          </table:table-cell>
          <table:table-cell table:formula="of:=IF(ISNA(VLOOKUP([.D312];[.$B$2:.$C$700];2;0));&quot;-&quot;;VLOOKUP([.D312];[.$B$2:.$C$700];2;0))" office:value-type="string" office:string-value="Hutang Pajak" calcext:value-type="string">
            <text:p>Hutang Paj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12</text:p>
          </table:table-cell>
          <table:table-cell office:value-type="string" calcext:value-type="string">
            <text:p>2010080400</text:p>
          </table:table-cell>
          <table:table-cell office:value-type="string" calcext:value-type="string">
            <text:p>Hutang Pajak-PPh Pasal 22</text:p>
          </table:table-cell>
          <table:table-cell office:value-type="string" calcext:value-type="string">
            <text:p>2010080000</text:p>
          </table:table-cell>
          <table:table-cell table:formula="of:=IF(ISNA(VLOOKUP([.D313];[.$B$2:.$C$700];2;0));&quot;-&quot;;VLOOKUP([.D313];[.$B$2:.$C$700];2;0))" office:value-type="string" office:string-value="Hutang Pajak" calcext:value-type="string">
            <text:p>Hutang Paj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13</text:p>
          </table:table-cell>
          <table:table-cell office:value-type="string" calcext:value-type="string">
            <text:p>2010081600</text:p>
          </table:table-cell>
          <table:table-cell office:value-type="string" calcext:value-type="string">
            <text:p>Hutang Pajak PPN Impor</text:p>
          </table:table-cell>
          <table:table-cell office:value-type="string" calcext:value-type="string">
            <text:p>2010080000</text:p>
          </table:table-cell>
          <table:table-cell table:formula="of:=IF(ISNA(VLOOKUP([.D314];[.$B$2:.$C$700];2;0));&quot;-&quot;;VLOOKUP([.D314];[.$B$2:.$C$700];2;0))" office:value-type="string" office:string-value="Hutang Pajak" calcext:value-type="string">
            <text:p>Hutang Paj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14</text:p>
          </table:table-cell>
          <table:table-cell office:value-type="string" calcext:value-type="string">
            <text:p>2010081100</text:p>
          </table:table-cell>
          <table:table-cell office:value-type="string" calcext:value-type="string">
            <text:p>Hutang Pajak SKP Pph 23</text:p>
          </table:table-cell>
          <table:table-cell office:value-type="string" calcext:value-type="string">
            <text:p>2010080000</text:p>
          </table:table-cell>
          <table:table-cell table:formula="of:=IF(ISNA(VLOOKUP([.D315];[.$B$2:.$C$700];2;0));&quot;-&quot;;VLOOKUP([.D315];[.$B$2:.$C$700];2;0))" office:value-type="string" office:string-value="Hutang Pajak" calcext:value-type="string">
            <text:p>Hutang Paj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15</text:p>
          </table:table-cell>
          <table:table-cell office:value-type="string" calcext:value-type="string">
            <text:p>2010080600</text:p>
          </table:table-cell>
          <table:table-cell office:value-type="string" calcext:value-type="string">
            <text:p>Hutang Pajak-PPh Pasal 23 Royalti</text:p>
          </table:table-cell>
          <table:table-cell office:value-type="string" calcext:value-type="string">
            <text:p>2010080000</text:p>
          </table:table-cell>
          <table:table-cell table:formula="of:=IF(ISNA(VLOOKUP([.D316];[.$B$2:.$C$700];2;0));&quot;-&quot;;VLOOKUP([.D316];[.$B$2:.$C$700];2;0))" office:value-type="string" office:string-value="Hutang Pajak" calcext:value-type="string">
            <text:p>Hutang Paj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16</text:p>
          </table:table-cell>
          <table:table-cell office:value-type="string" calcext:value-type="string">
            <text:p>2010080100</text:p>
          </table:table-cell>
          <table:table-cell office:value-type="string" calcext:value-type="string">
            <text:p>Hutang Pajak-PPh</text:p>
          </table:table-cell>
          <table:table-cell office:value-type="string" calcext:value-type="string">
            <text:p>2010080000</text:p>
          </table:table-cell>
          <table:table-cell table:formula="of:=IF(ISNA(VLOOKUP([.D317];[.$B$2:.$C$700];2;0));&quot;-&quot;;VLOOKUP([.D317];[.$B$2:.$C$700];2;0))" office:value-type="string" office:string-value="Hutang Pajak" calcext:value-type="string">
            <text:p>Hutang Paj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17</text:p>
          </table:table-cell>
          <table:table-cell office:value-type="string" calcext:value-type="string">
            <text:p>2010081300</text:p>
          </table:table-cell>
          <table:table-cell office:value-type="string" calcext:value-type="string">
            <text:p>Hutang Pajak PPN-Out</text:p>
          </table:table-cell>
          <table:table-cell office:value-type="string" calcext:value-type="string">
            <text:p>2010080000</text:p>
          </table:table-cell>
          <table:table-cell table:formula="of:=IF(ISNA(VLOOKUP([.D318];[.$B$2:.$C$700];2;0));&quot;-&quot;;VLOOKUP([.D318];[.$B$2:.$C$700];2;0))" office:value-type="string" office:string-value="Hutang Pajak" calcext:value-type="string">
            <text:p>Hutang Paj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18</text:p>
          </table:table-cell>
          <table:table-cell office:value-type="string" calcext:value-type="string">
            <text:p>2010080800</text:p>
          </table:table-cell>
          <table:table-cell office:value-type="string" calcext:value-type="string">
            <text:p>Hutang Pajak-PPh Pasal 26</text:p>
          </table:table-cell>
          <table:table-cell office:value-type="string" calcext:value-type="string">
            <text:p>2010080000</text:p>
          </table:table-cell>
          <table:table-cell table:formula="of:=IF(ISNA(VLOOKUP([.D319];[.$B$2:.$C$700];2;0));&quot;-&quot;;VLOOKUP([.D319];[.$B$2:.$C$700];2;0))" office:value-type="string" office:string-value="Hutang Pajak" calcext:value-type="string">
            <text:p>Hutang Paj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19</text:p>
          </table:table-cell>
          <table:table-cell office:value-type="string" calcext:value-type="string">
            <text:p>2010080300</text:p>
          </table:table-cell>
          <table:table-cell office:value-type="string" calcext:value-type="string">
            <text:p>Hutang Pajak-PPh Pasal 21 Tahunan</text:p>
          </table:table-cell>
          <table:table-cell office:value-type="string" calcext:value-type="string">
            <text:p>2010080000</text:p>
          </table:table-cell>
          <table:table-cell table:formula="of:=IF(ISNA(VLOOKUP([.D320];[.$B$2:.$C$700];2;0));&quot;-&quot;;VLOOKUP([.D320];[.$B$2:.$C$700];2;0))" office:value-type="string" office:string-value="Hutang Pajak" calcext:value-type="string">
            <text:p>Hutang Paj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20</text:p>
          </table:table-cell>
          <table:table-cell office:value-type="string" calcext:value-type="string">
            <text:p>2010081500</text:p>
          </table:table-cell>
          <table:table-cell office:value-type="string" calcext:value-type="string">
            <text:p>Hutang Pajak PPN-Out-Faktur Blm Diterbitkan</text:p>
          </table:table-cell>
          <table:table-cell office:value-type="string" calcext:value-type="string">
            <text:p>2010080000</text:p>
          </table:table-cell>
          <table:table-cell table:formula="of:=IF(ISNA(VLOOKUP([.D321];[.$B$2:.$C$700];2;0));&quot;-&quot;;VLOOKUP([.D321];[.$B$2:.$C$700];2;0))" office:value-type="string" office:string-value="Hutang Pajak" calcext:value-type="string">
            <text:p>Hutang Paj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21</text:p>
          </table:table-cell>
          <table:table-cell office:value-type="string" calcext:value-type="string">
            <text:p>2010081000</text:p>
          </table:table-cell>
          <table:table-cell office:value-type="string" calcext:value-type="string">
            <text:p>Hutang Pajak-PPh Final</text:p>
          </table:table-cell>
          <table:table-cell office:value-type="string" calcext:value-type="string">
            <text:p>2010080000</text:p>
          </table:table-cell>
          <table:table-cell table:formula="of:=IF(ISNA(VLOOKUP([.D322];[.$B$2:.$C$700];2;0));&quot;-&quot;;VLOOKUP([.D322];[.$B$2:.$C$700];2;0))" office:value-type="string" office:string-value="Hutang Pajak" calcext:value-type="string">
            <text:p>Hutang Paj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22</text:p>
          </table:table-cell>
          <table:table-cell office:value-type="string" calcext:value-type="string">
            <text:p>2010080500</text:p>
          </table:table-cell>
          <table:table-cell office:value-type="string" calcext:value-type="string">
            <text:p>Hutang Pajak-PPh Pasal 23-Non Royalty</text:p>
          </table:table-cell>
          <table:table-cell office:value-type="string" calcext:value-type="string">
            <text:p>2010080000</text:p>
          </table:table-cell>
          <table:table-cell table:formula="of:=IF(ISNA(VLOOKUP([.D323];[.$B$2:.$C$700];2;0));&quot;-&quot;;VLOOKUP([.D323];[.$B$2:.$C$700];2;0))" office:value-type="string" office:string-value="Hutang Pajak" calcext:value-type="string">
            <text:p>Hutang Paj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23</text:p>
          </table:table-cell>
          <table:table-cell office:value-type="string" calcext:value-type="string">
            <text:p>2010090000</text:p>
          </table:table-cell>
          <table:table-cell office:value-type="string" calcext:value-type="string">
            <text:p>Pendapatan Diterima Dimuka</text:p>
          </table:table-cell>
          <table:table-cell office:value-type="string" calcext:value-type="string">
            <text:p>2010000000</text:p>
          </table:table-cell>
          <table:table-cell table:formula="of:=IF(ISNA(VLOOKUP([.D324];[.$B$2:.$C$700];2;0));&quot;-&quot;;VLOOKUP([.D324];[.$B$2:.$C$700];2;0))" office:value-type="string" office:string-value="Kewajiban Lancar" calcext:value-type="string">
            <text:p>Kewajiban Lanc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24</text:p>
          </table:table-cell>
          <table:table-cell office:value-type="string" calcext:value-type="string">
            <text:p>2010090500</text:p>
          </table:table-cell>
          <table:table-cell office:value-type="string" calcext:value-type="string">
            <text:p>Pendapatan Diterima Dimuka-Non Tunai</text:p>
          </table:table-cell>
          <table:table-cell office:value-type="string" calcext:value-type="string">
            <text:p>2010090000</text:p>
          </table:table-cell>
          <table:table-cell table:formula="of:=IF(ISNA(VLOOKUP([.D325];[.$B$2:.$C$700];2;0));&quot;-&quot;;VLOOKUP([.D325];[.$B$2:.$C$700];2;0))" office:value-type="string" office:string-value="Pendapatan Diterima Dimuka" calcext:value-type="string">
            <text:p>Pendapatan Diterima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25</text:p>
          </table:table-cell>
          <table:table-cell office:value-type="string" calcext:value-type="string">
            <text:p>2010090200</text:p>
          </table:table-cell>
          <table:table-cell office:value-type="string" calcext:value-type="string">
            <text:p>Pendapatan Diterima Dimuka-Tunai (accrued)</text:p>
          </table:table-cell>
          <table:table-cell office:value-type="string" calcext:value-type="string">
            <text:p>2010090000</text:p>
          </table:table-cell>
          <table:table-cell table:formula="of:=IF(ISNA(VLOOKUP([.D326];[.$B$2:.$C$700];2;0));&quot;-&quot;;VLOOKUP([.D326];[.$B$2:.$C$700];2;0))" office:value-type="string" office:string-value="Pendapatan Diterima Dimuka" calcext:value-type="string">
            <text:p>Pendapatan Diterima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26</text:p>
          </table:table-cell>
          <table:table-cell office:value-type="string" calcext:value-type="string">
            <text:p>2010090400</text:p>
          </table:table-cell>
          <table:table-cell office:value-type="string" calcext:value-type="string">
            <text:p>Pendptn Diterima Dimuka-Sewa PemancaR</text:p>
          </table:table-cell>
          <table:table-cell office:value-type="string" calcext:value-type="string">
            <text:p>2010090000</text:p>
          </table:table-cell>
          <table:table-cell table:formula="of:=IF(ISNA(VLOOKUP([.D327];[.$B$2:.$C$700];2;0));&quot;-&quot;;VLOOKUP([.D327];[.$B$2:.$C$700];2;0))" office:value-type="string" office:string-value="Pendapatan Diterima Dimuka" calcext:value-type="string">
            <text:p>Pendapatan Diterima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27</text:p>
          </table:table-cell>
          <table:table-cell office:value-type="string" calcext:value-type="string">
            <text:p>2010090600</text:p>
          </table:table-cell>
          <table:table-cell office:value-type="string" calcext:value-type="string">
            <text:p>Pendapatan Diterima Dimuka - Tunai-Bagi Hasil</text:p>
          </table:table-cell>
          <table:table-cell office:value-type="string" calcext:value-type="string">
            <text:p>2010090000</text:p>
          </table:table-cell>
          <table:table-cell table:formula="of:=IF(ISNA(VLOOKUP([.D328];[.$B$2:.$C$700];2;0));&quot;-&quot;;VLOOKUP([.D328];[.$B$2:.$C$700];2;0))" office:value-type="string" office:string-value="Pendapatan Diterima Dimuka" calcext:value-type="string">
            <text:p>Pendapatan Diterima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28</text:p>
          </table:table-cell>
          <table:table-cell office:value-type="string" calcext:value-type="string">
            <text:p>2010090100</text:p>
          </table:table-cell>
          <table:table-cell office:value-type="string" calcext:value-type="string">
            <text:p>Pendapatan Diterima Dimuka-Tunai</text:p>
          </table:table-cell>
          <table:table-cell office:value-type="string" calcext:value-type="string">
            <text:p>2010090000</text:p>
          </table:table-cell>
          <table:table-cell table:formula="of:=IF(ISNA(VLOOKUP([.D329];[.$B$2:.$C$700];2;0));&quot;-&quot;;VLOOKUP([.D329];[.$B$2:.$C$700];2;0))" office:value-type="string" office:string-value="Pendapatan Diterima Dimuka" calcext:value-type="string">
            <text:p>Pendapatan Diterima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29</text:p>
          </table:table-cell>
          <table:table-cell office:value-type="string" calcext:value-type="string">
            <text:p>2010090300</text:p>
          </table:table-cell>
          <table:table-cell office:value-type="string" calcext:value-type="string">
            <text:p>PDD-Sewa Gedung</text:p>
          </table:table-cell>
          <table:table-cell office:value-type="string" calcext:value-type="string">
            <text:p>2010090000</text:p>
          </table:table-cell>
          <table:table-cell table:formula="of:=IF(ISNA(VLOOKUP([.D330];[.$B$2:.$C$700];2;0));&quot;-&quot;;VLOOKUP([.D330];[.$B$2:.$C$700];2;0))" office:value-type="string" office:string-value="Pendapatan Diterima Dimuka" calcext:value-type="string">
            <text:p>Pendapatan Diterima Dimu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30</text:p>
          </table:table-cell>
          <table:table-cell office:value-type="string" calcext:value-type="string">
            <text:p>2010100000</text:p>
          </table:table-cell>
          <table:table-cell office:value-type="string" calcext:value-type="string">
            <text:p>Biaya Yang Masih Harus Dibayar</text:p>
          </table:table-cell>
          <table:table-cell office:value-type="string" calcext:value-type="string">
            <text:p>2010000000</text:p>
          </table:table-cell>
          <table:table-cell table:formula="of:=IF(ISNA(VLOOKUP([.D331];[.$B$2:.$C$700];2;0));&quot;-&quot;;VLOOKUP([.D331];[.$B$2:.$C$700];2;0))" office:value-type="string" office:string-value="Kewajiban Lancar" calcext:value-type="string">
            <text:p>Kewajiban Lanc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31</text:p>
          </table:table-cell>
          <table:table-cell office:value-type="string" calcext:value-type="string">
            <text:p>2010111000</text:p>
          </table:table-cell>
          <table:table-cell office:value-type="string" calcext:value-type="string">
            <text:p>Biaya YMHD-Wardrobe</text:p>
          </table:table-cell>
          <table:table-cell office:value-type="string" calcext:value-type="string">
            <text:p>2010100000</text:p>
          </table:table-cell>
          <table:table-cell table:formula="of:=IF(ISNA(VLOOKUP([.D332];[.$B$2:.$C$700];2;0));&quot;-&quot;;VLOOKUP([.D332];[.$B$2:.$C$700];2;0))" office:value-type="string" office:string-value="Biaya Yang Masih Harus Dibayar" calcext:value-type="string">
            <text:p>Biaya Yang Masih Harus Dibay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32</text:p>
          </table:table-cell>
          <table:table-cell office:value-type="string" calcext:value-type="string">
            <text:p>2010106000</text:p>
          </table:table-cell>
          <table:table-cell office:value-type="string" calcext:value-type="string">
            <text:p>Biaya YMHD-Cicilan Pokok Hutang</text:p>
          </table:table-cell>
          <table:table-cell office:value-type="string" calcext:value-type="string">
            <text:p>2010100000</text:p>
          </table:table-cell>
          <table:table-cell table:formula="of:=IF(ISNA(VLOOKUP([.D333];[.$B$2:.$C$700];2;0));&quot;-&quot;;VLOOKUP([.D333];[.$B$2:.$C$700];2;0))" office:value-type="string" office:string-value="Biaya Yang Masih Harus Dibayar" calcext:value-type="string">
            <text:p>Biaya Yang Masih Harus Dibay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33</text:p>
          </table:table-cell>
          <table:table-cell office:value-type="string" calcext:value-type="string">
            <text:p>2010116000</text:p>
          </table:table-cell>
          <table:table-cell office:value-type="string" calcext:value-type="string">
            <text:p>Biaya YMHD - Investasi</text:p>
          </table:table-cell>
          <table:table-cell office:value-type="string" calcext:value-type="string">
            <text:p>2010100000</text:p>
          </table:table-cell>
          <table:table-cell table:formula="of:=IF(ISNA(VLOOKUP([.D334];[.$B$2:.$C$700];2;0));&quot;-&quot;;VLOOKUP([.D334];[.$B$2:.$C$700];2;0))" office:value-type="string" office:string-value="Biaya Yang Masih Harus Dibayar" calcext:value-type="string">
            <text:p>Biaya Yang Masih Harus Dibay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34</text:p>
          </table:table-cell>
          <table:table-cell office:value-type="string" calcext:value-type="string">
            <text:p>2010101000</text:p>
          </table:table-cell>
          <table:table-cell office:value-type="string" calcext:value-type="string">
            <text:p>Biaya YMHD</text:p>
          </table:table-cell>
          <table:table-cell office:value-type="string" calcext:value-type="string">
            <text:p>2010100000</text:p>
          </table:table-cell>
          <table:table-cell table:formula="of:=IF(ISNA(VLOOKUP([.D335];[.$B$2:.$C$700];2;0));&quot;-&quot;;VLOOKUP([.D335];[.$B$2:.$C$700];2;0))" office:value-type="string" office:string-value="Biaya Yang Masih Harus Dibayar" calcext:value-type="string">
            <text:p>Biaya Yang Masih Harus Dibay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35</text:p>
          </table:table-cell>
          <table:table-cell office:value-type="string" calcext:value-type="string">
            <text:p>2010113000</text:p>
          </table:table-cell>
          <table:table-cell office:value-type="string" calcext:value-type="string">
            <text:p>Biaya YMHD - Sales</text:p>
          </table:table-cell>
          <table:table-cell office:value-type="string" calcext:value-type="string">
            <text:p>2010100000</text:p>
          </table:table-cell>
          <table:table-cell table:formula="of:=IF(ISNA(VLOOKUP([.D336];[.$B$2:.$C$700];2;0));&quot;-&quot;;VLOOKUP([.D336];[.$B$2:.$C$700];2;0))" office:value-type="string" office:string-value="Biaya Yang Masih Harus Dibayar" calcext:value-type="string">
            <text:p>Biaya Yang Masih Harus Dibay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36</text:p>
          </table:table-cell>
          <table:table-cell office:value-type="string" calcext:value-type="string">
            <text:p>2010108000</text:p>
          </table:table-cell>
          <table:table-cell office:value-type="string" calcext:value-type="string">
            <text:p>Biaya YMHD-Produksi Program</text:p>
          </table:table-cell>
          <table:table-cell office:value-type="string" calcext:value-type="string">
            <text:p>2010100000</text:p>
          </table:table-cell>
          <table:table-cell table:formula="of:=IF(ISNA(VLOOKUP([.D337];[.$B$2:.$C$700];2;0));&quot;-&quot;;VLOOKUP([.D337];[.$B$2:.$C$700];2;0))" office:value-type="string" office:string-value="Biaya Yang Masih Harus Dibayar" calcext:value-type="string">
            <text:p>Biaya Yang Masih Harus Dibay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37</text:p>
          </table:table-cell>
          <table:table-cell office:value-type="string" calcext:value-type="string">
            <text:p>2010103000</text:p>
          </table:table-cell>
          <table:table-cell office:value-type="string" calcext:value-type="string">
            <text:p>Biaya YMHD-Bunga</text:p>
          </table:table-cell>
          <table:table-cell office:value-type="string" calcext:value-type="string">
            <text:p>2010100000</text:p>
          </table:table-cell>
          <table:table-cell table:formula="of:=IF(ISNA(VLOOKUP([.D338];[.$B$2:.$C$700];2;0));&quot;-&quot;;VLOOKUP([.D338];[.$B$2:.$C$700];2;0))" office:value-type="string" office:string-value="Biaya Yang Masih Harus Dibayar" calcext:value-type="string">
            <text:p>Biaya Yang Masih Harus Dibay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38</text:p>
          </table:table-cell>
          <table:table-cell office:value-type="string" calcext:value-type="string">
            <text:p>2010110000</text:p>
          </table:table-cell>
          <table:table-cell office:value-type="string" calcext:value-type="string">
            <text:p>BYMHD-Est.kewjbn beban karyawan</text:p>
          </table:table-cell>
          <table:table-cell office:value-type="string" calcext:value-type="string">
            <text:p>2010100000</text:p>
          </table:table-cell>
          <table:table-cell table:formula="of:=IF(ISNA(VLOOKUP([.D339];[.$B$2:.$C$700];2;0));&quot;-&quot;;VLOOKUP([.D339];[.$B$2:.$C$700];2;0))" office:value-type="string" office:string-value="Biaya Yang Masih Harus Dibayar" calcext:value-type="string">
            <text:p>Biaya Yang Masih Harus Dibay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39</text:p>
          </table:table-cell>
          <table:table-cell office:value-type="string" calcext:value-type="string">
            <text:p>2010105000</text:p>
          </table:table-cell>
          <table:table-cell office:value-type="string" calcext:value-type="string">
            <text:p>Biaya YMHD-Denda Bunga</text:p>
          </table:table-cell>
          <table:table-cell office:value-type="string" calcext:value-type="string">
            <text:p>2010100000</text:p>
          </table:table-cell>
          <table:table-cell table:formula="of:=IF(ISNA(VLOOKUP([.D340];[.$B$2:.$C$700];2;0));&quot;-&quot;;VLOOKUP([.D340];[.$B$2:.$C$700];2;0))" office:value-type="string" office:string-value="Biaya Yang Masih Harus Dibayar" calcext:value-type="string">
            <text:p>Biaya Yang Masih Harus Dibay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40</text:p>
          </table:table-cell>
          <table:table-cell office:value-type="string" calcext:value-type="string">
            <text:p>2010115000</text:p>
          </table:table-cell>
          <table:table-cell office:value-type="string" calcext:value-type="string">
            <text:p>Biaya YMHD - Lain-lain</text:p>
          </table:table-cell>
          <table:table-cell office:value-type="string" calcext:value-type="string">
            <text:p>2010100000</text:p>
          </table:table-cell>
          <table:table-cell table:formula="of:=IF(ISNA(VLOOKUP([.D341];[.$B$2:.$C$700];2;0));&quot;-&quot;;VLOOKUP([.D341];[.$B$2:.$C$700];2;0))" office:value-type="string" office:string-value="Biaya Yang Masih Harus Dibayar" calcext:value-type="string">
            <text:p>Biaya Yang Masih Harus Dibay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41</text:p>
          </table:table-cell>
          <table:table-cell office:value-type="string" calcext:value-type="string">
            <text:p>2010112000</text:p>
          </table:table-cell>
          <table:table-cell office:value-type="string" calcext:value-type="string">
            <text:p>Biaya YMHD - Agency Discount</text:p>
          </table:table-cell>
          <table:table-cell office:value-type="string" calcext:value-type="string">
            <text:p>2010100000</text:p>
          </table:table-cell>
          <table:table-cell table:formula="of:=IF(ISNA(VLOOKUP([.D342];[.$B$2:.$C$700];2;0));&quot;-&quot;;VLOOKUP([.D342];[.$B$2:.$C$700];2;0))" office:value-type="string" office:string-value="Biaya Yang Masih Harus Dibayar" calcext:value-type="string">
            <text:p>Biaya Yang Masih Harus Dibay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42</text:p>
          </table:table-cell>
          <table:table-cell office:value-type="string" calcext:value-type="string">
            <text:p>2010107000</text:p>
          </table:table-cell>
          <table:table-cell office:value-type="string" calcext:value-type="string">
            <text:p>Biaya YMHD-Bunga SGU</text:p>
          </table:table-cell>
          <table:table-cell office:value-type="string" calcext:value-type="string">
            <text:p>2010100000</text:p>
          </table:table-cell>
          <table:table-cell table:formula="of:=IF(ISNA(VLOOKUP([.D343];[.$B$2:.$C$700];2;0));&quot;-&quot;;VLOOKUP([.D343];[.$B$2:.$C$700];2;0))" office:value-type="string" office:string-value="Biaya Yang Masih Harus Dibayar" calcext:value-type="string">
            <text:p>Biaya Yang Masih Harus Dibay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43</text:p>
          </table:table-cell>
          <table:table-cell office:value-type="string" calcext:value-type="string">
            <text:p>2010117000</text:p>
          </table:table-cell>
          <table:table-cell office:value-type="string" calcext:value-type="string">
            <text:p>Biaya YMHD Pajak</text:p>
          </table:table-cell>
          <table:table-cell office:value-type="string" calcext:value-type="string">
            <text:p>2010100000</text:p>
          </table:table-cell>
          <table:table-cell table:formula="of:=IF(ISNA(VLOOKUP([.D344];[.$B$2:.$C$700];2;0));&quot;-&quot;;VLOOKUP([.D344];[.$B$2:.$C$700];2;0))" office:value-type="string" office:string-value="Biaya Yang Masih Harus Dibayar" calcext:value-type="string">
            <text:p>Biaya Yang Masih Harus Dibay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44</text:p>
          </table:table-cell>
          <table:table-cell office:value-type="string" calcext:value-type="string">
            <text:p>2010102000</text:p>
          </table:table-cell>
          <table:table-cell office:value-type="string" calcext:value-type="string">
            <text:p>Biaya YMHD-Hadiah</text:p>
          </table:table-cell>
          <table:table-cell office:value-type="string" calcext:value-type="string">
            <text:p>2010100000</text:p>
          </table:table-cell>
          <table:table-cell table:formula="of:=IF(ISNA(VLOOKUP([.D345];[.$B$2:.$C$700];2;0));&quot;-&quot;;VLOOKUP([.D345];[.$B$2:.$C$700];2;0))" office:value-type="string" office:string-value="Biaya Yang Masih Harus Dibayar" calcext:value-type="string">
            <text:p>Biaya Yang Masih Harus Dibay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45</text:p>
          </table:table-cell>
          <table:table-cell office:value-type="string" calcext:value-type="string">
            <text:p>2010109000</text:p>
          </table:table-cell>
          <table:table-cell office:value-type="string" calcext:value-type="string">
            <text:p>Biaya BYMHD-Gaji&amp;Upah</text:p>
          </table:table-cell>
          <table:table-cell office:value-type="string" calcext:value-type="string">
            <text:p>2010100000</text:p>
          </table:table-cell>
          <table:table-cell table:formula="of:=IF(ISNA(VLOOKUP([.D346];[.$B$2:.$C$700];2;0));&quot;-&quot;;VLOOKUP([.D346];[.$B$2:.$C$700];2;0))" office:value-type="string" office:string-value="Biaya Yang Masih Harus Dibayar" calcext:value-type="string">
            <text:p>Biaya Yang Masih Harus Dibay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46</text:p>
          </table:table-cell>
          <table:table-cell office:value-type="string" calcext:value-type="string">
            <text:p>2010104000</text:p>
          </table:table-cell>
          <table:table-cell office:value-type="string" calcext:value-type="string">
            <text:p>Biaya YMHD-Bunga B.Mega</text:p>
          </table:table-cell>
          <table:table-cell office:value-type="string" calcext:value-type="string">
            <text:p>2010100000</text:p>
          </table:table-cell>
          <table:table-cell table:formula="of:=IF(ISNA(VLOOKUP([.D347];[.$B$2:.$C$700];2;0));&quot;-&quot;;VLOOKUP([.D347];[.$B$2:.$C$700];2;0))" office:value-type="string" office:string-value="Biaya Yang Masih Harus Dibayar" calcext:value-type="string">
            <text:p>Biaya Yang Masih Harus Dibay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47</text:p>
          </table:table-cell>
          <table:table-cell office:value-type="string" calcext:value-type="string">
            <text:p>2010114000</text:p>
          </table:table-cell>
          <table:table-cell office:value-type="string" calcext:value-type="string">
            <text:p>Biaya YMHD - InvoiceFilm</text:p>
          </table:table-cell>
          <table:table-cell office:value-type="string" calcext:value-type="string">
            <text:p>2010100000</text:p>
          </table:table-cell>
          <table:table-cell table:formula="of:=IF(ISNA(VLOOKUP([.D348];[.$B$2:.$C$700];2;0));&quot;-&quot;;VLOOKUP([.D348];[.$B$2:.$C$700];2;0))" office:value-type="string" office:string-value="Biaya Yang Masih Harus Dibayar" calcext:value-type="string">
            <text:p>Biaya Yang Masih Harus Dibay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48</text:p>
          </table:table-cell>
          <table:table-cell office:value-type="string" calcext:value-type="string">
            <text:p>2010120000</text:p>
          </table:table-cell>
          <table:table-cell office:value-type="string" calcext:value-type="string">
            <text:p>Hutang Kepada Pemegang Saham</text:p>
          </table:table-cell>
          <table:table-cell office:value-type="string" calcext:value-type="string">
            <text:p>2010000000</text:p>
          </table:table-cell>
          <table:table-cell table:formula="of:=IF(ISNA(VLOOKUP([.D349];[.$B$2:.$C$700];2;0));&quot;-&quot;;VLOOKUP([.D349];[.$B$2:.$C$700];2;0))" office:value-type="string" office:string-value="Kewajiban Lancar" calcext:value-type="string">
            <text:p>Kewajiban Lanc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49</text:p>
          </table:table-cell>
          <table:table-cell office:value-type="string" calcext:value-type="string">
            <text:p>2010120100</text:p>
          </table:table-cell>
          <table:table-cell office:value-type="string" calcext:value-type="string">
            <text:p>Hutang Pemegang Saham Rupiah</text:p>
          </table:table-cell>
          <table:table-cell office:value-type="string" calcext:value-type="string">
            <text:p>2010120000</text:p>
          </table:table-cell>
          <table:table-cell table:formula="of:=IF(ISNA(VLOOKUP([.D350];[.$B$2:.$C$700];2;0));&quot;-&quot;;VLOOKUP([.D350];[.$B$2:.$C$700];2;0))" office:value-type="string" office:string-value="Hutang Kepada Pemegang Saham" calcext:value-type="string">
            <text:p>Hutang Kepada Pemegang Saha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50</text:p>
          </table:table-cell>
          <table:table-cell office:value-type="string" calcext:value-type="string">
            <text:p>2010120200</text:p>
          </table:table-cell>
          <table:table-cell office:value-type="string" calcext:value-type="string">
            <text:p>Hutang Pemegang Saham Valas</text:p>
          </table:table-cell>
          <table:table-cell office:value-type="string" calcext:value-type="string">
            <text:p>2010120000</text:p>
          </table:table-cell>
          <table:table-cell table:formula="of:=IF(ISNA(VLOOKUP([.D351];[.$B$2:.$C$700];2;0));&quot;-&quot;;VLOOKUP([.D351];[.$B$2:.$C$700];2;0))" office:value-type="string" office:string-value="Hutang Kepada Pemegang Saham" calcext:value-type="string">
            <text:p>Hutang Kepada Pemegang Saha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51</text:p>
          </table:table-cell>
          <table:table-cell office:value-type="string" calcext:value-type="string">
            <text:p>2010130000</text:p>
          </table:table-cell>
          <table:table-cell office:value-type="string" calcext:value-type="string">
            <text:p>Hutang Pajak Tangguhan</text:p>
          </table:table-cell>
          <table:table-cell office:value-type="string" calcext:value-type="string">
            <text:p>2010000000</text:p>
          </table:table-cell>
          <table:table-cell table:formula="of:=IF(ISNA(VLOOKUP([.D352];[.$B$2:.$C$700];2;0));&quot;-&quot;;VLOOKUP([.D352];[.$B$2:.$C$700];2;0))" office:value-type="string" office:string-value="Kewajiban Lancar" calcext:value-type="string">
            <text:p>Kewajiban Lanc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52</text:p>
          </table:table-cell>
          <table:table-cell office:value-type="string" calcext:value-type="string">
            <text:p>2010130100</text:p>
          </table:table-cell>
          <table:table-cell office:value-type="string" calcext:value-type="string">
            <text:p>Kewajiban Pajak Tangguhan Jk Pendek</text:p>
          </table:table-cell>
          <table:table-cell office:value-type="string" calcext:value-type="string">
            <text:p>2010130000</text:p>
          </table:table-cell>
          <table:table-cell table:formula="of:=IF(ISNA(VLOOKUP([.D353];[.$B$2:.$C$700];2;0));&quot;-&quot;;VLOOKUP([.D353];[.$B$2:.$C$700];2;0))" office:value-type="string" office:string-value="Hutang Pajak Tangguhan" calcext:value-type="string">
            <text:p>Hutang Pajak Tanggu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53</text:p>
          </table:table-cell>
          <table:table-cell office:value-type="string" calcext:value-type="string">
            <text:p>2020000000</text:p>
          </table:table-cell>
          <table:table-cell office:value-type="string" calcext:value-type="string">
            <text:p>Kewajiban Jangka Panjang</text:p>
          </table:table-cell>
          <table:table-cell office:value-type="string" calcext:value-type="string">
            <text:p>2000000000</text:p>
          </table:table-cell>
          <table:table-cell table:formula="of:=IF(ISNA(VLOOKUP([.D354];[.$B$2:.$C$700];2;0));&quot;-&quot;;VLOOKUP([.D354];[.$B$2:.$C$700];2;0))" office:value-type="string" office:string-value="KEWAJIBAN" calcext:value-type="string">
            <text:p>KEWAJIB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2020010000</text:p>
          </table:table-cell>
          <table:table-cell office:value-type="string" calcext:value-type="string">
            <text:p>Hutang Bank</text:p>
          </table:table-cell>
          <table:table-cell office:value-type="string" calcext:value-type="string">
            <text:p>2020000000</text:p>
          </table:table-cell>
          <table:table-cell table:formula="of:=IF(ISNA(VLOOKUP([.D355];[.$B$2:.$C$700];2;0));&quot;-&quot;;VLOOKUP([.D355];[.$B$2:.$C$700];2;0))" office:value-type="string" office:string-value="Kewajiban Jangka Panjang" calcext:value-type="string">
            <text:p>Kewajiban Jangka Panj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55</text:p>
          </table:table-cell>
          <table:table-cell office:value-type="string" calcext:value-type="string">
            <text:p>2020010100</text:p>
          </table:table-cell>
          <table:table-cell office:value-type="string" calcext:value-type="string">
            <text:p>Hutang Bank Rp</text:p>
          </table:table-cell>
          <table:table-cell office:value-type="string" calcext:value-type="string">
            <text:p>2020010000</text:p>
          </table:table-cell>
          <table:table-cell table:formula="of:=IF(ISNA(VLOOKUP([.D356];[.$B$2:.$C$700];2;0));&quot;-&quot;;VLOOKUP([.D356];[.$B$2:.$C$700];2;0))" office:value-type="string" office:string-value="Hutang Bank" calcext:value-type="string">
            <text:p>Hutang Ba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56</text:p>
          </table:table-cell>
          <table:table-cell office:value-type="string" calcext:value-type="string">
            <text:p>2020010200</text:p>
          </table:table-cell>
          <table:table-cell office:value-type="string" calcext:value-type="string">
            <text:p>Hutang Bank Valas</text:p>
          </table:table-cell>
          <table:table-cell office:value-type="string" calcext:value-type="string">
            <text:p>2020010000</text:p>
          </table:table-cell>
          <table:table-cell table:formula="of:=IF(ISNA(VLOOKUP([.D357];[.$B$2:.$C$700];2;0));&quot;-&quot;;VLOOKUP([.D357];[.$B$2:.$C$700];2;0))" office:value-type="string" office:string-value="Hutang Bank" calcext:value-type="string">
            <text:p>Hutang Ba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57</text:p>
          </table:table-cell>
          <table:table-cell office:value-type="string" calcext:value-type="string">
            <text:p>2020020000</text:p>
          </table:table-cell>
          <table:table-cell office:value-type="string" calcext:value-type="string">
            <text:p>Hutang Leasing jk panjang</text:p>
          </table:table-cell>
          <table:table-cell office:value-type="string" calcext:value-type="string">
            <text:p>2020000000</text:p>
          </table:table-cell>
          <table:table-cell table:formula="of:=IF(ISNA(VLOOKUP([.D358];[.$B$2:.$C$700];2;0));&quot;-&quot;;VLOOKUP([.D358];[.$B$2:.$C$700];2;0))" office:value-type="string" office:string-value="Kewajiban Jangka Panjang" calcext:value-type="string">
            <text:p>Kewajiban Jangka Panj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58</text:p>
          </table:table-cell>
          <table:table-cell office:value-type="string" calcext:value-type="string">
            <text:p>2020020100</text:p>
          </table:table-cell>
          <table:table-cell office:value-type="string" calcext:value-type="string">
            <text:p>Hutang Leasing- Kendaraan</text:p>
          </table:table-cell>
          <table:table-cell office:value-type="string" calcext:value-type="string">
            <text:p>2020020000</text:p>
          </table:table-cell>
          <table:table-cell table:formula="of:=IF(ISNA(VLOOKUP([.D359];[.$B$2:.$C$700];2;0));&quot;-&quot;;VLOOKUP([.D359];[.$B$2:.$C$700];2;0))" office:value-type="string" office:string-value="Hutang Leasing jk panjang" calcext:value-type="string">
            <text:p>Hutang Leasing jk panj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59</text:p>
          </table:table-cell>
          <table:table-cell office:value-type="string" calcext:value-type="string">
            <text:p>2020020200</text:p>
          </table:table-cell>
          <table:table-cell office:value-type="string" calcext:value-type="string">
            <text:p>Hutang Leasing- Broadcast Equip</text:p>
          </table:table-cell>
          <table:table-cell office:value-type="string" calcext:value-type="string">
            <text:p>2020020000</text:p>
          </table:table-cell>
          <table:table-cell table:formula="of:=IF(ISNA(VLOOKUP([.D360];[.$B$2:.$C$700];2;0));&quot;-&quot;;VLOOKUP([.D360];[.$B$2:.$C$700];2;0))" office:value-type="string" office:string-value="Hutang Leasing jk panjang" calcext:value-type="string">
            <text:p>Hutang Leasing jk panj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60</text:p>
          </table:table-cell>
          <table:table-cell office:value-type="string" calcext:value-type="string">
            <text:p>2020030000</text:p>
          </table:table-cell>
          <table:table-cell office:value-type="string" calcext:value-type="string">
            <text:p>Hutang Lainnya</text:p>
          </table:table-cell>
          <table:table-cell office:value-type="string" calcext:value-type="string">
            <text:p>2020000000</text:p>
          </table:table-cell>
          <table:table-cell table:formula="of:=IF(ISNA(VLOOKUP([.D361];[.$B$2:.$C$700];2;0));&quot;-&quot;;VLOOKUP([.D361];[.$B$2:.$C$700];2;0))" office:value-type="string" office:string-value="Kewajiban Jangka Panjang" calcext:value-type="string">
            <text:p>Kewajiban Jangka Panj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61</text:p>
          </table:table-cell>
          <table:table-cell office:value-type="string" calcext:value-type="string">
            <text:p>2020030200</text:p>
          </table:table-cell>
          <table:table-cell office:value-type="string" calcext:value-type="string">
            <text:p>Hutang Pihak Ketiga</text:p>
          </table:table-cell>
          <table:table-cell office:value-type="string" calcext:value-type="string">
            <text:p>2020030000</text:p>
          </table:table-cell>
          <table:table-cell table:formula="of:=IF(ISNA(VLOOKUP([.D362];[.$B$2:.$C$700];2;0));&quot;-&quot;;VLOOKUP([.D362];[.$B$2:.$C$700];2;0))" office:value-type="string" office:string-value="Hutang Lainnya" calcext:value-type="string">
            <text:p>Hutang Lainny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62</text:p>
          </table:table-cell>
          <table:table-cell office:value-type="string" calcext:value-type="string">
            <text:p>2020030400</text:p>
          </table:table-cell>
          <table:table-cell office:value-type="string" calcext:value-type="string">
            <text:p>Kewajiban Atas Imbalan Kerja</text:p>
          </table:table-cell>
          <table:table-cell office:value-type="string" calcext:value-type="string">
            <text:p>2020030000</text:p>
          </table:table-cell>
          <table:table-cell table:formula="of:=IF(ISNA(VLOOKUP([.D363];[.$B$2:.$C$700];2;0));&quot;-&quot;;VLOOKUP([.D363];[.$B$2:.$C$700];2;0))" office:value-type="string" office:string-value="Hutang Lainnya" calcext:value-type="string">
            <text:p>Hutang Lainny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63</text:p>
          </table:table-cell>
          <table:table-cell office:value-type="string" calcext:value-type="string">
            <text:p>2020030100</text:p>
          </table:table-cell>
          <table:table-cell office:value-type="string" calcext:value-type="string">
            <text:p>Hutang Pemegang Saham</text:p>
          </table:table-cell>
          <table:table-cell office:value-type="string" calcext:value-type="string">
            <text:p>2020030000</text:p>
          </table:table-cell>
          <table:table-cell table:formula="of:=IF(ISNA(VLOOKUP([.D364];[.$B$2:.$C$700];2;0));&quot;-&quot;;VLOOKUP([.D364];[.$B$2:.$C$700];2;0))" office:value-type="string" office:string-value="Hutang Lainnya" calcext:value-type="string">
            <text:p>Hutang Lainny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64</text:p>
          </table:table-cell>
          <table:table-cell office:value-type="string" calcext:value-type="string">
            <text:p>2020030300</text:p>
          </table:table-cell>
          <table:table-cell office:value-type="string" calcext:value-type="string">
            <text:p>Kewajiban Pajak Tangguhan</text:p>
          </table:table-cell>
          <table:table-cell office:value-type="string" calcext:value-type="string">
            <text:p>2020030000</text:p>
          </table:table-cell>
          <table:table-cell table:formula="of:=IF(ISNA(VLOOKUP([.D365];[.$B$2:.$C$700];2;0));&quot;-&quot;;VLOOKUP([.D365];[.$B$2:.$C$700];2;0))" office:value-type="string" office:string-value="Hutang Lainnya" calcext:value-type="string">
            <text:p>Hutang Lainny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65</text:p>
          </table:table-cell>
          <table:table-cell office:value-type="string" calcext:value-type="string">
            <text:p>2020030500</text:p>
          </table:table-cell>
          <table:table-cell office:value-type="string" calcext:value-type="string">
            <text:p>Security Deposit Jangka Panjang</text:p>
          </table:table-cell>
          <table:table-cell office:value-type="string" calcext:value-type="string">
            <text:p>2020030000</text:p>
          </table:table-cell>
          <table:table-cell table:formula="of:=IF(ISNA(VLOOKUP([.D366];[.$B$2:.$C$700];2;0));&quot;-&quot;;VLOOKUP([.D366];[.$B$2:.$C$700];2;0))" office:value-type="string" office:string-value="Hutang Lainnya" calcext:value-type="string">
            <text:p>Hutang Lainny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66</text:p>
          </table:table-cell>
          <table:table-cell office:value-type="string" calcext:value-type="string">
            <text:p>3000000000</text:p>
          </table:table-cell>
          <table:table-cell office:value-type="string" calcext:value-type="string">
            <text:p>Modal</text:p>
          </table:table-cell>
          <table:table-cell table:style-name="ce2"/>
          <table:table-cell table:formula="of:=IF(ISNA(VLOOKUP([.D367];[.$B$2:.$C$700];2;0));&quot;-&quot;;VLOOKUP([.D367];[.$B$2:.$C$700];2;0))" office:value-type="string" office:string-value="-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67</text:p>
          </table:table-cell>
          <table:table-cell office:value-type="string" calcext:value-type="string">
            <text:p>3000020000</text:p>
          </table:table-cell>
          <table:table-cell office:value-type="string" calcext:value-type="string">
            <text:p>Tambahan Modal Disetor</text:p>
          </table:table-cell>
          <table:table-cell office:value-type="string" calcext:value-type="string">
            <text:p>3000000000</text:p>
          </table:table-cell>
          <table:table-cell table:formula="of:=IF(ISNA(VLOOKUP([.D368];[.$B$2:.$C$700];2;0));&quot;-&quot;;VLOOKUP([.D368];[.$B$2:.$C$700];2;0))" office:value-type="string" office:string-value="Modal" calcext:value-type="string">
            <text:p>Mod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68</text:p>
          </table:table-cell>
          <table:table-cell office:value-type="string" calcext:value-type="string">
            <text:p>3000040000</text:p>
          </table:table-cell>
          <table:table-cell office:value-type="string" calcext:value-type="string">
            <text:p>Laba Ditahan Tahun Lalu</text:p>
          </table:table-cell>
          <table:table-cell office:value-type="string" calcext:value-type="string">
            <text:p>3000000000</text:p>
          </table:table-cell>
          <table:table-cell table:formula="of:=IF(ISNA(VLOOKUP([.D369];[.$B$2:.$C$700];2;0));&quot;-&quot;;VLOOKUP([.D369];[.$B$2:.$C$700];2;0))" office:value-type="string" office:string-value="Modal" calcext:value-type="string">
            <text:p>Mod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69</text:p>
          </table:table-cell>
          <table:table-cell office:value-type="string" calcext:value-type="string">
            <text:p>3000010000</text:p>
          </table:table-cell>
          <table:table-cell office:value-type="string" calcext:value-type="string">
            <text:p>Modal Disetor</text:p>
          </table:table-cell>
          <table:table-cell office:value-type="string" calcext:value-type="string">
            <text:p>3000000000</text:p>
          </table:table-cell>
          <table:table-cell table:formula="of:=IF(ISNA(VLOOKUP([.D370];[.$B$2:.$C$700];2;0));&quot;-&quot;;VLOOKUP([.D370];[.$B$2:.$C$700];2;0))" office:value-type="string" office:string-value="Modal" calcext:value-type="string">
            <text:p>Mod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70</text:p>
          </table:table-cell>
          <table:table-cell office:value-type="string" calcext:value-type="string">
            <text:p>3000030000</text:p>
          </table:table-cell>
          <table:table-cell office:value-type="string" calcext:value-type="string">
            <text:p>Cadangan Modal Lainnya</text:p>
          </table:table-cell>
          <table:table-cell office:value-type="string" calcext:value-type="string">
            <text:p>3000000000</text:p>
          </table:table-cell>
          <table:table-cell table:formula="of:=IF(ISNA(VLOOKUP([.D371];[.$B$2:.$C$700];2;0));&quot;-&quot;;VLOOKUP([.D371];[.$B$2:.$C$700];2;0))" office:value-type="string" office:string-value="Modal" calcext:value-type="string">
            <text:p>Mod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71</text:p>
          </table:table-cell>
          <table:table-cell office:value-type="string" calcext:value-type="string">
            <text:p>3000050000</text:p>
          </table:table-cell>
          <table:table-cell office:value-type="string" calcext:value-type="string">
            <text:p>Laba Ditahan Tahun Berjalan</text:p>
          </table:table-cell>
          <table:table-cell office:value-type="string" calcext:value-type="string">
            <text:p>3000000000</text:p>
          </table:table-cell>
          <table:table-cell table:formula="of:=IF(ISNA(VLOOKUP([.D372];[.$B$2:.$C$700];2;0));&quot;-&quot;;VLOOKUP([.D372];[.$B$2:.$C$700];2;0))" office:value-type="string" office:string-value="Modal" calcext:value-type="string">
            <text:p>Mod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72</text:p>
          </table:table-cell>
          <table:table-cell office:value-type="string" calcext:value-type="string">
            <text:p>4000000000</text:p>
          </table:table-cell>
          <table:table-cell office:value-type="string" calcext:value-type="string">
            <text:p>Pendapatan Usaha</text:p>
          </table:table-cell>
          <table:table-cell table:style-name="ce2"/>
          <table:table-cell table:formula="of:=IF(ISNA(VLOOKUP([.D373];[.$B$2:.$C$700];2;0));&quot;-&quot;;VLOOKUP([.D373];[.$B$2:.$C$700];2;0))" office:value-type="string" office:string-value="-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73</text:p>
          </table:table-cell>
          <table:table-cell office:value-type="string" calcext:value-type="string">
            <text:p>4001000000</text:p>
          </table:table-cell>
          <table:table-cell office:value-type="string" calcext:value-type="string">
            <text:p>Penjualan Spot</text:p>
          </table:table-cell>
          <table:table-cell office:value-type="string" calcext:value-type="string">
            <text:p>4000000000</text:p>
          </table:table-cell>
          <table:table-cell table:formula="of:=IF(ISNA(VLOOKUP([.D374];[.$B$2:.$C$700];2;0));&quot;-&quot;;VLOOKUP([.D374];[.$B$2:.$C$700];2;0))" office:value-type="string" office:string-value="Pendapatan Usaha" calcext:value-type="string">
            <text:p>Pendapatan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74</text:p>
          </table:table-cell>
          <table:table-cell office:value-type="string" calcext:value-type="string">
            <text:p>4001000200</text:p>
          </table:table-cell>
          <table:table-cell office:value-type="string" calcext:value-type="string">
            <text:p>Penjualan Spot Iklan PAB</text:p>
          </table:table-cell>
          <table:table-cell office:value-type="string" calcext:value-type="string">
            <text:p>4001000000</text:p>
          </table:table-cell>
          <table:table-cell table:formula="of:=IF(ISNA(VLOOKUP([.D375];[.$B$2:.$C$700];2;0));&quot;-&quot;;VLOOKUP([.D375];[.$B$2:.$C$700];2;0))" office:value-type="string" office:string-value="Penjualan Spot" calcext:value-type="string">
            <text:p>Penjualan Sp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75</text:p>
          </table:table-cell>
          <table:table-cell office:value-type="string" calcext:value-type="string">
            <text:p>4001000100</text:p>
          </table:table-cell>
          <table:table-cell office:value-type="string" calcext:value-type="string">
            <text:p>Penjualan Spot Iklan PBB</text:p>
          </table:table-cell>
          <table:table-cell office:value-type="string" calcext:value-type="string">
            <text:p>4001000000</text:p>
          </table:table-cell>
          <table:table-cell table:formula="of:=IF(ISNA(VLOOKUP([.D376];[.$B$2:.$C$700];2;0));&quot;-&quot;;VLOOKUP([.D376];[.$B$2:.$C$700];2;0))" office:value-type="string" office:string-value="Penjualan Spot" calcext:value-type="string">
            <text:p>Penjualan Sp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76</text:p>
          </table:table-cell>
          <table:table-cell office:value-type="string" calcext:value-type="string">
            <text:p>4002000000</text:p>
          </table:table-cell>
          <table:table-cell office:value-type="string" calcext:value-type="string">
            <text:p>Penjualan Blocking</text:p>
          </table:table-cell>
          <table:table-cell office:value-type="string" calcext:value-type="string">
            <text:p>4000000000</text:p>
          </table:table-cell>
          <table:table-cell table:formula="of:=IF(ISNA(VLOOKUP([.D377];[.$B$2:.$C$700];2;0));&quot;-&quot;;VLOOKUP([.D377];[.$B$2:.$C$700];2;0))" office:value-type="string" office:string-value="Pendapatan Usaha" calcext:value-type="string">
            <text:p>Pendapatan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77</text:p>
          </table:table-cell>
          <table:table-cell office:value-type="string" calcext:value-type="string">
            <text:p>4002000200</text:p>
          </table:table-cell>
          <table:table-cell office:value-type="string" calcext:value-type="string">
            <text:p>Penjualan Blocking Non-Pemerintah</text:p>
          </table:table-cell>
          <table:table-cell office:value-type="string" calcext:value-type="string">
            <text:p>4002000000</text:p>
          </table:table-cell>
          <table:table-cell table:formula="of:=IF(ISNA(VLOOKUP([.D378];[.$B$2:.$C$700];2;0));&quot;-&quot;;VLOOKUP([.D378];[.$B$2:.$C$700];2;0))" office:value-type="string" office:string-value="Penjualan Blocking" calcext:value-type="string">
            <text:p>Penjualan Block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78</text:p>
          </table:table-cell>
          <table:table-cell office:value-type="string" calcext:value-type="string">
            <text:p>4002000100</text:p>
          </table:table-cell>
          <table:table-cell office:value-type="string" calcext:value-type="string">
            <text:p>Penjualan Blocking Pemerintah</text:p>
          </table:table-cell>
          <table:table-cell office:value-type="string" calcext:value-type="string">
            <text:p>4002000000</text:p>
          </table:table-cell>
          <table:table-cell table:formula="of:=IF(ISNA(VLOOKUP([.D379];[.$B$2:.$C$700];2;0));&quot;-&quot;;VLOOKUP([.D379];[.$B$2:.$C$700];2;0))" office:value-type="string" office:string-value="Penjualan Blocking" calcext:value-type="string">
            <text:p>Penjualan Block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79</text:p>
          </table:table-cell>
          <table:table-cell office:value-type="string" calcext:value-type="string">
            <text:p>4003000000</text:p>
          </table:table-cell>
          <table:table-cell office:value-type="string" calcext:value-type="string">
            <text:p>Penjualan Sponsorship</text:p>
          </table:table-cell>
          <table:table-cell office:value-type="string" calcext:value-type="string">
            <text:p>4000000000</text:p>
          </table:table-cell>
          <table:table-cell table:formula="of:=IF(ISNA(VLOOKUP([.D380];[.$B$2:.$C$700];2;0));&quot;-&quot;;VLOOKUP([.D380];[.$B$2:.$C$700];2;0))" office:value-type="string" office:string-value="Pendapatan Usaha" calcext:value-type="string">
            <text:p>Pendapatan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80</text:p>
          </table:table-cell>
          <table:table-cell office:value-type="string" calcext:value-type="string">
            <text:p>4003000200</text:p>
          </table:table-cell>
          <table:table-cell office:value-type="string" calcext:value-type="string">
            <text:p>Penjualan Sponsorship - Non Sport</text:p>
          </table:table-cell>
          <table:table-cell office:value-type="string" calcext:value-type="string">
            <text:p>4003000000</text:p>
          </table:table-cell>
          <table:table-cell table:formula="of:=IF(ISNA(VLOOKUP([.D381];[.$B$2:.$C$700];2;0));&quot;-&quot;;VLOOKUP([.D381];[.$B$2:.$C$700];2;0))" office:value-type="string" office:string-value="Penjualan Sponsorship" calcext:value-type="string">
            <text:p>Penjualan Sponsorshi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81</text:p>
          </table:table-cell>
          <table:table-cell office:value-type="string" calcext:value-type="string">
            <text:p>4003000100</text:p>
          </table:table-cell>
          <table:table-cell office:value-type="string" calcext:value-type="string">
            <text:p>Penjualan Sponsorship - Sport</text:p>
          </table:table-cell>
          <table:table-cell office:value-type="string" calcext:value-type="string">
            <text:p>4003000000</text:p>
          </table:table-cell>
          <table:table-cell table:formula="of:=IF(ISNA(VLOOKUP([.D382];[.$B$2:.$C$700];2;0));&quot;-&quot;;VLOOKUP([.D382];[.$B$2:.$C$700];2;0))" office:value-type="string" office:string-value="Penjualan Sponsorship" calcext:value-type="string">
            <text:p>Penjualan Sponsorshi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82</text:p>
          </table:table-cell>
          <table:table-cell office:value-type="string" calcext:value-type="string">
            <text:p>4004000000</text:p>
          </table:table-cell>
          <table:table-cell office:value-type="string" calcext:value-type="string">
            <text:p>Penjualan Barter</text:p>
          </table:table-cell>
          <table:table-cell office:value-type="string" calcext:value-type="string">
            <text:p>4000000000</text:p>
          </table:table-cell>
          <table:table-cell table:formula="of:=IF(ISNA(VLOOKUP([.D383];[.$B$2:.$C$700];2;0));&quot;-&quot;;VLOOKUP([.D383];[.$B$2:.$C$700];2;0))" office:value-type="string" office:string-value="Pendapatan Usaha" calcext:value-type="string">
            <text:p>Pendapatan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83</text:p>
          </table:table-cell>
          <table:table-cell office:value-type="string" calcext:value-type="string">
            <text:p>4004000100</text:p>
          </table:table-cell>
          <table:table-cell office:value-type="string" calcext:value-type="string">
            <text:p>Penjualan Barter - Media</text:p>
          </table:table-cell>
          <table:table-cell office:value-type="string" calcext:value-type="string">
            <text:p>4004000000</text:p>
          </table:table-cell>
          <table:table-cell table:formula="of:=IF(ISNA(VLOOKUP([.D384];[.$B$2:.$C$700];2;0));&quot;-&quot;;VLOOKUP([.D384];[.$B$2:.$C$700];2;0))" office:value-type="string" office:string-value="Penjualan Barter" calcext:value-type="string">
            <text:p>Penjualan Bar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84</text:p>
          </table:table-cell>
          <table:table-cell office:value-type="string" calcext:value-type="string">
            <text:p>4004000200</text:p>
          </table:table-cell>
          <table:table-cell office:value-type="string" calcext:value-type="string">
            <text:p>Penjualan Barter - Non Media</text:p>
          </table:table-cell>
          <table:table-cell office:value-type="string" calcext:value-type="string">
            <text:p>4004000000</text:p>
          </table:table-cell>
          <table:table-cell table:formula="of:=IF(ISNA(VLOOKUP([.D385];[.$B$2:.$C$700];2;0));&quot;-&quot;;VLOOKUP([.D385];[.$B$2:.$C$700];2;0))" office:value-type="string" office:string-value="Penjualan Barter" calcext:value-type="string">
            <text:p>Penjualan Bar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85</text:p>
          </table:table-cell>
          <table:table-cell office:value-type="string" calcext:value-type="string">
            <text:p>4005000000</text:p>
          </table:table-cell>
          <table:table-cell office:value-type="string" calcext:value-type="string">
            <text:p>Penjualan Kerjasama</text:p>
          </table:table-cell>
          <table:table-cell office:value-type="string" calcext:value-type="string">
            <text:p>4000000000</text:p>
          </table:table-cell>
          <table:table-cell table:formula="of:=IF(ISNA(VLOOKUP([.D386];[.$B$2:.$C$700];2;0));&quot;-&quot;;VLOOKUP([.D386];[.$B$2:.$C$700];2;0))" office:value-type="string" office:string-value="Pendapatan Usaha" calcext:value-type="string">
            <text:p>Pendapatan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86</text:p>
          </table:table-cell>
          <table:table-cell office:value-type="string" calcext:value-type="string">
            <text:p>4005000600</text:p>
          </table:table-cell>
          <table:table-cell office:value-type="string" calcext:value-type="string">
            <text:p>Penjualan Kerjasama - Lainnya</text:p>
          </table:table-cell>
          <table:table-cell office:value-type="string" calcext:value-type="string">
            <text:p>4005000000</text:p>
          </table:table-cell>
          <table:table-cell table:formula="of:=IF(ISNA(VLOOKUP([.D387];[.$B$2:.$C$700];2;0));&quot;-&quot;;VLOOKUP([.D387];[.$B$2:.$C$700];2;0))" office:value-type="string" office:string-value="Penjualan Kerjasama" calcext:value-type="string">
            <text:p>Penjualan Kerjasam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87</text:p>
          </table:table-cell>
          <table:table-cell office:value-type="string" calcext:value-type="string">
            <text:p>4005000100</text:p>
          </table:table-cell>
          <table:table-cell office:value-type="string" calcext:value-type="string">
            <text:p>Penjualan Kerjasama - SMS Provider</text:p>
          </table:table-cell>
          <table:table-cell office:value-type="string" calcext:value-type="string">
            <text:p>4005000000</text:p>
          </table:table-cell>
          <table:table-cell table:formula="of:=IF(ISNA(VLOOKUP([.D388];[.$B$2:.$C$700];2;0));&quot;-&quot;;VLOOKUP([.D388];[.$B$2:.$C$700];2;0))" office:value-type="string" office:string-value="Penjualan Kerjasama" calcext:value-type="string">
            <text:p>Penjualan Kerjasam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88</text:p>
          </table:table-cell>
          <table:table-cell office:value-type="string" calcext:value-type="string">
            <text:p>4005000300</text:p>
          </table:table-cell>
          <table:table-cell office:value-type="string" calcext:value-type="string">
            <text:p>Pendapatan Kerjasama-Nonton Bareng</text:p>
          </table:table-cell>
          <table:table-cell office:value-type="string" calcext:value-type="string">
            <text:p>4005000000</text:p>
          </table:table-cell>
          <table:table-cell table:formula="of:=IF(ISNA(VLOOKUP([.D389];[.$B$2:.$C$700];2;0));&quot;-&quot;;VLOOKUP([.D389];[.$B$2:.$C$700];2;0))" office:value-type="string" office:string-value="Penjualan Kerjasama" calcext:value-type="string">
            <text:p>Penjualan Kerjasam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89</text:p>
          </table:table-cell>
          <table:table-cell office:value-type="string" calcext:value-type="string">
            <text:p>4005000500</text:p>
          </table:table-cell>
          <table:table-cell office:value-type="string" calcext:value-type="string">
            <text:p>Penjualan Kerjasama - Program Non Sport</text:p>
          </table:table-cell>
          <table:table-cell office:value-type="string" calcext:value-type="string">
            <text:p>4005000000</text:p>
          </table:table-cell>
          <table:table-cell table:formula="of:=IF(ISNA(VLOOKUP([.D390];[.$B$2:.$C$700];2;0));&quot;-&quot;;VLOOKUP([.D390];[.$B$2:.$C$700];2;0))" office:value-type="string" office:string-value="Penjualan Kerjasama" calcext:value-type="string">
            <text:p>Penjualan Kerjasam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90</text:p>
          </table:table-cell>
          <table:table-cell office:value-type="string" calcext:value-type="string">
            <text:p>4005000200</text:p>
          </table:table-cell>
          <table:table-cell office:value-type="string" calcext:value-type="string">
            <text:p>Penjualan Kerjasama - Program Sport</text:p>
          </table:table-cell>
          <table:table-cell office:value-type="string" calcext:value-type="string">
            <text:p>4005000000</text:p>
          </table:table-cell>
          <table:table-cell table:formula="of:=IF(ISNA(VLOOKUP([.D391];[.$B$2:.$C$700];2;0));&quot;-&quot;;VLOOKUP([.D391];[.$B$2:.$C$700];2;0))" office:value-type="string" office:string-value="Penjualan Kerjasama" calcext:value-type="string">
            <text:p>Penjualan Kerjasam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91</text:p>
          </table:table-cell>
          <table:table-cell office:value-type="string" calcext:value-type="string">
            <text:p>4005000400</text:p>
          </table:table-cell>
          <table:table-cell office:value-type="string" calcext:value-type="string">
            <text:p>Pendapatan Kerjasama-Video streaming</text:p>
          </table:table-cell>
          <table:table-cell office:value-type="string" calcext:value-type="string">
            <text:p>4005000000</text:p>
          </table:table-cell>
          <table:table-cell table:formula="of:=IF(ISNA(VLOOKUP([.D392];[.$B$2:.$C$700];2;0));&quot;-&quot;;VLOOKUP([.D392];[.$B$2:.$C$700];2;0))" office:value-type="string" office:string-value="Penjualan Kerjasama" calcext:value-type="string">
            <text:p>Penjualan Kerjasam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92</text:p>
          </table:table-cell>
          <table:table-cell office:value-type="string" calcext:value-type="string">
            <text:p>4006000000</text:p>
          </table:table-cell>
          <table:table-cell office:value-type="string" calcext:value-type="string">
            <text:p>Biaya Penjualan</text:p>
          </table:table-cell>
          <table:table-cell office:value-type="string" calcext:value-type="string">
            <text:p>4000000000</text:p>
          </table:table-cell>
          <table:table-cell table:formula="of:=IF(ISNA(VLOOKUP([.D393];[.$B$2:.$C$700];2;0));&quot;-&quot;;VLOOKUP([.D393];[.$B$2:.$C$700];2;0))" office:value-type="string" office:string-value="Pendapatan Usaha" calcext:value-type="string">
            <text:p>Pendapatan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93</text:p>
          </table:table-cell>
          <table:table-cell office:value-type="string" calcext:value-type="string">
            <text:p>4006000200</text:p>
          </table:table-cell>
          <table:table-cell office:value-type="string" calcext:value-type="string">
            <text:p>Discount dan Komisi ke Advertiser</text:p>
          </table:table-cell>
          <table:table-cell office:value-type="string" calcext:value-type="string">
            <text:p>4006000000</text:p>
          </table:table-cell>
          <table:table-cell table:formula="of:=IF(ISNA(VLOOKUP([.D394];[.$B$2:.$C$700];2;0));&quot;-&quot;;VLOOKUP([.D394];[.$B$2:.$C$700];2;0))" office:value-type="string" office:string-value="Biaya Penjualan" calcext:value-type="string">
            <text:p>Biaya Penjual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94</text:p>
          </table:table-cell>
          <table:table-cell office:value-type="string" calcext:value-type="string">
            <text:p>4006000100</text:p>
          </table:table-cell>
          <table:table-cell office:value-type="string" calcext:value-type="string">
            <text:p>Discount dan Komisi ke Agensi</text:p>
          </table:table-cell>
          <table:table-cell office:value-type="string" calcext:value-type="string">
            <text:p>4006000000</text:p>
          </table:table-cell>
          <table:table-cell table:formula="of:=IF(ISNA(VLOOKUP([.D395];[.$B$2:.$C$700];2;0));&quot;-&quot;;VLOOKUP([.D395];[.$B$2:.$C$700];2;0))" office:value-type="string" office:string-value="Biaya Penjualan" calcext:value-type="string">
            <text:p>Biaya Penjual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95</text:p>
          </table:table-cell>
          <table:table-cell office:value-type="string" calcext:value-type="string">
            <text:p>4007000000</text:p>
          </table:table-cell>
          <table:table-cell office:value-type="string" calcext:value-type="string">
            <text:p>Koreksi Penjualan</text:p>
          </table:table-cell>
          <table:table-cell office:value-type="string" calcext:value-type="string">
            <text:p>4000000000</text:p>
          </table:table-cell>
          <table:table-cell table:formula="of:=IF(ISNA(VLOOKUP([.D396];[.$B$2:.$C$700];2;0));&quot;-&quot;;VLOOKUP([.D396];[.$B$2:.$C$700];2;0))" office:value-type="string" office:string-value="Pendapatan Usaha" calcext:value-type="string">
            <text:p>Pendapatan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96</text:p>
          </table:table-cell>
          <table:table-cell office:value-type="string" calcext:value-type="string">
            <text:p>4007000300</text:p>
          </table:table-cell>
          <table:table-cell office:value-type="string" calcext:value-type="string">
            <text:p>Sales Koreksi Blocking</text:p>
          </table:table-cell>
          <table:table-cell office:value-type="string" calcext:value-type="string">
            <text:p>4007000000</text:p>
          </table:table-cell>
          <table:table-cell table:formula="of:=IF(ISNA(VLOOKUP([.D397];[.$B$2:.$C$700];2;0));&quot;-&quot;;VLOOKUP([.D397];[.$B$2:.$C$700];2;0))" office:value-type="string" office:string-value="Koreksi Penjualan" calcext:value-type="string">
            <text:p>Koreksi Penjual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97</text:p>
          </table:table-cell>
          <table:table-cell office:value-type="string" calcext:value-type="string">
            <text:p>4007000500</text:p>
          </table:table-cell>
          <table:table-cell office:value-type="string" calcext:value-type="string">
            <text:p>Sales Koreksi Barter</text:p>
          </table:table-cell>
          <table:table-cell office:value-type="string" calcext:value-type="string">
            <text:p>4007000000</text:p>
          </table:table-cell>
          <table:table-cell table:formula="of:=IF(ISNA(VLOOKUP([.D398];[.$B$2:.$C$700];2;0));&quot;-&quot;;VLOOKUP([.D398];[.$B$2:.$C$700];2;0))" office:value-type="string" office:string-value="Koreksi Penjualan" calcext:value-type="string">
            <text:p>Koreksi Penjual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98</text:p>
          </table:table-cell>
          <table:table-cell office:value-type="string" calcext:value-type="string">
            <text:p>4007000200</text:p>
          </table:table-cell>
          <table:table-cell office:value-type="string" calcext:value-type="string">
            <text:p>Sales Koreksi Spot Iklan - PAB</text:p>
          </table:table-cell>
          <table:table-cell office:value-type="string" calcext:value-type="string">
            <text:p>4007000000</text:p>
          </table:table-cell>
          <table:table-cell table:formula="of:=IF(ISNA(VLOOKUP([.D399];[.$B$2:.$C$700];2;0));&quot;-&quot;;VLOOKUP([.D399];[.$B$2:.$C$700];2;0))" office:value-type="string" office:string-value="Koreksi Penjualan" calcext:value-type="string">
            <text:p>Koreksi Penjual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99</text:p>
          </table:table-cell>
          <table:table-cell office:value-type="string" calcext:value-type="string">
            <text:p>4007000400</text:p>
          </table:table-cell>
          <table:table-cell office:value-type="string" calcext:value-type="string">
            <text:p>Sales Koreksi Sponsorship</text:p>
          </table:table-cell>
          <table:table-cell office:value-type="string" calcext:value-type="string">
            <text:p>4007000000</text:p>
          </table:table-cell>
          <table:table-cell table:formula="of:=IF(ISNA(VLOOKUP([.D400];[.$B$2:.$C$700];2;0));&quot;-&quot;;VLOOKUP([.D400];[.$B$2:.$C$700];2;0))" office:value-type="string" office:string-value="Koreksi Penjualan" calcext:value-type="string">
            <text:p>Koreksi Penjual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00</text:p>
          </table:table-cell>
          <table:table-cell office:value-type="string" calcext:value-type="string">
            <text:p>4007000600</text:p>
          </table:table-cell>
          <table:table-cell office:value-type="string" calcext:value-type="string">
            <text:p>Sales Koreksi Kerjasama</text:p>
          </table:table-cell>
          <table:table-cell office:value-type="string" calcext:value-type="string">
            <text:p>4007000000</text:p>
          </table:table-cell>
          <table:table-cell table:formula="of:=IF(ISNA(VLOOKUP([.D401];[.$B$2:.$C$700];2;0));&quot;-&quot;;VLOOKUP([.D401];[.$B$2:.$C$700];2;0))" office:value-type="string" office:string-value="Koreksi Penjualan" calcext:value-type="string">
            <text:p>Koreksi Penjual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01</text:p>
          </table:table-cell>
          <table:table-cell office:value-type="string" calcext:value-type="string">
            <text:p>4007000100</text:p>
          </table:table-cell>
          <table:table-cell office:value-type="string" calcext:value-type="string">
            <text:p>Sales Koreksi Spot Iklan - PBB</text:p>
          </table:table-cell>
          <table:table-cell office:value-type="string" calcext:value-type="string">
            <text:p>4007000000</text:p>
          </table:table-cell>
          <table:table-cell table:formula="of:=IF(ISNA(VLOOKUP([.D402];[.$B$2:.$C$700];2;0));&quot;-&quot;;VLOOKUP([.D402];[.$B$2:.$C$700];2;0))" office:value-type="string" office:string-value="Koreksi Penjualan" calcext:value-type="string">
            <text:p>Koreksi Penjual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02</text:p>
          </table:table-cell>
          <table:table-cell office:value-type="string" calcext:value-type="string">
            <text:p>5000000000</text:p>
          </table:table-cell>
          <table:table-cell office:value-type="string" calcext:value-type="string">
            <text:p>Beban program dan siaran</text:p>
          </table:table-cell>
          <table:table-cell table:style-name="ce2"/>
          <table:table-cell table:formula="of:=IF(ISNA(VLOOKUP([.D403];[.$B$2:.$C$700];2;0));&quot;-&quot;;VLOOKUP([.D403];[.$B$2:.$C$700];2;0))" office:value-type="string" office:string-value="-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03</text:p>
          </table:table-cell>
          <table:table-cell office:value-type="string" calcext:value-type="string">
            <text:p>5000004000</text:p>
          </table:table-cell>
          <table:table-cell office:value-type="string" calcext:value-type="string">
            <text:p>Amortisasi Inhouse</text:p>
          </table:table-cell>
          <table:table-cell office:value-type="string" calcext:value-type="string">
            <text:p>5000000000</text:p>
          </table:table-cell>
          <table:table-cell table:formula="of:=IF(ISNA(VLOOKUP([.D404];[.$B$2:.$C$700];2;0));&quot;-&quot;;VLOOKUP([.D404];[.$B$2:.$C$700];2;0))" office:value-type="string" office:string-value="Beban program dan siaran" calcext:value-type="string">
            <text:p>Beban program dan siar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04</text:p>
          </table:table-cell>
          <table:table-cell office:value-type="string" calcext:value-type="string">
            <text:p>5000001000</text:p>
          </table:table-cell>
          <table:table-cell office:value-type="string" calcext:value-type="string">
            <text:p>Amort Local</text:p>
          </table:table-cell>
          <table:table-cell office:value-type="string" calcext:value-type="string">
            <text:p>5000000000</text:p>
          </table:table-cell>
          <table:table-cell table:formula="of:=IF(ISNA(VLOOKUP([.D405];[.$B$2:.$C$700];2;0));&quot;-&quot;;VLOOKUP([.D405];[.$B$2:.$C$700];2;0))" office:value-type="string" office:string-value="Beban program dan siaran" calcext:value-type="string">
            <text:p>Beban program dan siar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05</text:p>
          </table:table-cell>
          <table:table-cell office:value-type="string" calcext:value-type="string">
            <text:p>5000001006</text:p>
          </table:table-cell>
          <table:table-cell office:value-type="string" calcext:value-type="string">
            <text:p>APA Entertainment Lokal - License Fee / Hak Tayang</text:p>
          </table:table-cell>
          <table:table-cell office:value-type="string" calcext:value-type="string">
            <text:p>5000001000</text:p>
          </table:table-cell>
          <table:table-cell table:formula="of:=IF(ISNA(VLOOKUP([.D406];[.$B$2:.$C$700];2;0));&quot;-&quot;;VLOOKUP([.D406];[.$B$2:.$C$700];2;0))" office:value-type="string" office:string-value="Amort Local" calcext:value-type="string">
            <text:p>Amort Lo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06</text:p>
          </table:table-cell>
          <table:table-cell office:value-type="string" calcext:value-type="string">
            <text:p>5000001001</text:p>
          </table:table-cell>
          <table:table-cell office:value-type="string" calcext:value-type="string">
            <text:p>APA Local - Documentary</text:p>
          </table:table-cell>
          <table:table-cell office:value-type="string" calcext:value-type="string">
            <text:p>5000001000</text:p>
          </table:table-cell>
          <table:table-cell table:formula="of:=IF(ISNA(VLOOKUP([.D407];[.$B$2:.$C$700];2;0));&quot;-&quot;;VLOOKUP([.D407];[.$B$2:.$C$700];2;0))" office:value-type="string" office:string-value="Amort Local" calcext:value-type="string">
            <text:p>Amort Lo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07</text:p>
          </table:table-cell>
          <table:table-cell office:value-type="string" calcext:value-type="string">
            <text:p>5000001008</text:p>
          </table:table-cell>
          <table:table-cell office:value-type="string" calcext:value-type="string">
            <text:p>APA Entertainment Lokal - Biaya Dubbing / Subtitling</text:p>
          </table:table-cell>
          <table:table-cell office:value-type="string" calcext:value-type="string">
            <text:p>5000001000</text:p>
          </table:table-cell>
          <table:table-cell table:formula="of:=IF(ISNA(VLOOKUP([.D408];[.$B$2:.$C$700];2;0));&quot;-&quot;;VLOOKUP([.D408];[.$B$2:.$C$700];2;0))" office:value-type="string" office:string-value="Amort Local" calcext:value-type="string">
            <text:p>Amort Lo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08</text:p>
          </table:table-cell>
          <table:table-cell office:value-type="string" calcext:value-type="string">
            <text:p>5000001003</text:p>
          </table:table-cell>
          <table:table-cell office:value-type="string" calcext:value-type="string">
            <text:p>APA Local - Lainnya</text:p>
          </table:table-cell>
          <table:table-cell office:value-type="string" calcext:value-type="string">
            <text:p>5000001000</text:p>
          </table:table-cell>
          <table:table-cell table:formula="of:=IF(ISNA(VLOOKUP([.D409];[.$B$2:.$C$700];2;0));&quot;-&quot;;VLOOKUP([.D409];[.$B$2:.$C$700];2;0))" office:value-type="string" office:string-value="Amort Local" calcext:value-type="string">
            <text:p>Amort Lo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09</text:p>
          </table:table-cell>
          <table:table-cell office:value-type="string" calcext:value-type="string">
            <text:p>5000001005</text:p>
          </table:table-cell>
          <table:table-cell office:value-type="string" calcext:value-type="string">
            <text:p>APA Local - Biaya Pengiriman Materi</text:p>
          </table:table-cell>
          <table:table-cell office:value-type="string" calcext:value-type="string">
            <text:p>5000001000</text:p>
          </table:table-cell>
          <table:table-cell table:formula="of:=IF(ISNA(VLOOKUP([.D410];[.$B$2:.$C$700];2;0));&quot;-&quot;;VLOOKUP([.D410];[.$B$2:.$C$700];2;0))" office:value-type="string" office:string-value="Amort Local" calcext:value-type="string">
            <text:p>Amort Lo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10</text:p>
          </table:table-cell>
          <table:table-cell office:value-type="string" calcext:value-type="string">
            <text:p>5000001007</text:p>
          </table:table-cell>
          <table:table-cell office:value-type="string" calcext:value-type="string">
            <text:p>APA Entertainment Lokal - Biaya Sensor Films</text:p>
          </table:table-cell>
          <table:table-cell office:value-type="string" calcext:value-type="string">
            <text:p>5000001000</text:p>
          </table:table-cell>
          <table:table-cell table:formula="of:=IF(ISNA(VLOOKUP([.D411];[.$B$2:.$C$700];2;0));&quot;-&quot;;VLOOKUP([.D411];[.$B$2:.$C$700];2;0))" office:value-type="string" office:string-value="Amort Local" calcext:value-type="string">
            <text:p>Amort Lo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11</text:p>
          </table:table-cell>
          <table:table-cell office:value-type="string" calcext:value-type="string">
            <text:p>5000001002</text:p>
          </table:table-cell>
          <table:table-cell office:value-type="string" calcext:value-type="string">
            <text:p>APA Local - Sports</text:p>
          </table:table-cell>
          <table:table-cell office:value-type="string" calcext:value-type="string">
            <text:p>5000001000</text:p>
          </table:table-cell>
          <table:table-cell table:formula="of:=IF(ISNA(VLOOKUP([.D412];[.$B$2:.$C$700];2;0));&quot;-&quot;;VLOOKUP([.D412];[.$B$2:.$C$700];2;0))" office:value-type="string" office:string-value="Amort Local" calcext:value-type="string">
            <text:p>Amort Lo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12</text:p>
          </table:table-cell>
          <table:table-cell office:value-type="string" calcext:value-type="string">
            <text:p>5000001009</text:p>
          </table:table-cell>
          <table:table-cell office:value-type="string" calcext:value-type="string">
            <text:p>APA Entertainment Lokal - Pengiriman Kaset &amp; Materi</text:p>
          </table:table-cell>
          <table:table-cell office:value-type="string" calcext:value-type="string">
            <text:p>5000001000</text:p>
          </table:table-cell>
          <table:table-cell table:formula="of:=IF(ISNA(VLOOKUP([.D413];[.$B$2:.$C$700];2;0));&quot;-&quot;;VLOOKUP([.D413];[.$B$2:.$C$700];2;0))" office:value-type="string" office:string-value="Amort Local" calcext:value-type="string">
            <text:p>Amort Lo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13</text:p>
          </table:table-cell>
          <table:table-cell office:value-type="string" calcext:value-type="string">
            <text:p>5000001004</text:p>
          </table:table-cell>
          <table:table-cell office:value-type="string" calcext:value-type="string">
            <text:p>APA Local - Biaya Sensor Films</text:p>
          </table:table-cell>
          <table:table-cell office:value-type="string" calcext:value-type="string">
            <text:p>5000001000</text:p>
          </table:table-cell>
          <table:table-cell table:formula="of:=IF(ISNA(VLOOKUP([.D414];[.$B$2:.$C$700];2;0));&quot;-&quot;;VLOOKUP([.D414];[.$B$2:.$C$700];2;0))" office:value-type="string" office:string-value="Amort Local" calcext:value-type="string">
            <text:p>Amort Loc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14</text:p>
          </table:table-cell>
          <table:table-cell office:value-type="string" calcext:value-type="string">
            <text:p>5000002000</text:p>
          </table:table-cell>
          <table:table-cell office:value-type="string" calcext:value-type="string">
            <text:p>Asing</text:p>
          </table:table-cell>
          <table:table-cell office:value-type="string" calcext:value-type="string">
            <text:p>5000000000</text:p>
          </table:table-cell>
          <table:table-cell table:formula="of:=IF(ISNA(VLOOKUP([.D415];[.$B$2:.$C$700];2;0));&quot;-&quot;;VLOOKUP([.D415];[.$B$2:.$C$700];2;0))" office:value-type="string" office:string-value="Beban program dan siaran" calcext:value-type="string">
            <text:p>Beban program dan siar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15</text:p>
          </table:table-cell>
          <table:table-cell office:value-type="string" calcext:value-type="string">
            <text:p>5000002007</text:p>
          </table:table-cell>
          <table:table-cell office:value-type="string" calcext:value-type="string">
            <text:p>APA Asing - Biaya Pengiriman Materi</text:p>
          </table:table-cell>
          <table:table-cell office:value-type="string" calcext:value-type="string">
            <text:p>5000002000</text:p>
          </table:table-cell>
          <table:table-cell table:formula="of:=IF(ISNA(VLOOKUP([.D416];[.$B$2:.$C$700];2;0));&quot;-&quot;;VLOOKUP([.D416];[.$B$2:.$C$700];2;0))" office:value-type="string" office:string-value="Asing" calcext:value-type="string">
            <text:p>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16</text:p>
          </table:table-cell>
          <table:table-cell office:value-type="string" calcext:value-type="string">
            <text:p>5000002002</text:p>
          </table:table-cell>
          <table:table-cell office:value-type="string" calcext:value-type="string">
            <text:p>APA Asing - Sports</text:p>
          </table:table-cell>
          <table:table-cell office:value-type="string" calcext:value-type="string">
            <text:p>5000002000</text:p>
          </table:table-cell>
          <table:table-cell table:formula="of:=IF(ISNA(VLOOKUP([.D417];[.$B$2:.$C$700];2;0));&quot;-&quot;;VLOOKUP([.D417];[.$B$2:.$C$700];2;0))" office:value-type="string" office:string-value="Asing" calcext:value-type="string">
            <text:p>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17</text:p>
          </table:table-cell>
          <table:table-cell office:value-type="string" calcext:value-type="string">
            <text:p>5000002009</text:p>
          </table:table-cell>
          <table:table-cell office:value-type="string" calcext:value-type="string">
            <text:p>APA Entertainment Asing - Biaya Sensor Films</text:p>
          </table:table-cell>
          <table:table-cell office:value-type="string" calcext:value-type="string">
            <text:p>5000002000</text:p>
          </table:table-cell>
          <table:table-cell table:formula="of:=IF(ISNA(VLOOKUP([.D418];[.$B$2:.$C$700];2;0));&quot;-&quot;;VLOOKUP([.D418];[.$B$2:.$C$700];2;0))" office:value-type="string" office:string-value="Asing" calcext:value-type="string">
            <text:p>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18</text:p>
          </table:table-cell>
          <table:table-cell office:value-type="string" calcext:value-type="string">
            <text:p>5000002004</text:p>
          </table:table-cell>
          <table:table-cell office:value-type="string" calcext:value-type="string">
            <text:p>APA Asing - Biaya Sensor Films</text:p>
          </table:table-cell>
          <table:table-cell office:value-type="string" calcext:value-type="string">
            <text:p>5000002000</text:p>
          </table:table-cell>
          <table:table-cell table:formula="of:=IF(ISNA(VLOOKUP([.D419];[.$B$2:.$C$700];2;0));&quot;-&quot;;VLOOKUP([.D419];[.$B$2:.$C$700];2;0))" office:value-type="string" office:string-value="Asing" calcext:value-type="string">
            <text:p>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19</text:p>
          </table:table-cell>
          <table:table-cell office:value-type="string" calcext:value-type="string">
            <text:p>5000002011</text:p>
          </table:table-cell>
          <table:table-cell office:value-type="string" calcext:value-type="string">
            <text:p>APA Entertainment Asing - Pengiriman Kaset &amp; Materi</text:p>
          </table:table-cell>
          <table:table-cell office:value-type="string" calcext:value-type="string">
            <text:p>5000002000</text:p>
          </table:table-cell>
          <table:table-cell table:formula="of:=IF(ISNA(VLOOKUP([.D420];[.$B$2:.$C$700];2;0));&quot;-&quot;;VLOOKUP([.D420];[.$B$2:.$C$700];2;0))" office:value-type="string" office:string-value="Asing" calcext:value-type="string">
            <text:p>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20</text:p>
          </table:table-cell>
          <table:table-cell office:value-type="string" calcext:value-type="string">
            <text:p>5000002006</text:p>
          </table:table-cell>
          <table:table-cell office:value-type="string" calcext:value-type="string">
            <text:p>APA Asing - Honor Dubber</text:p>
          </table:table-cell>
          <table:table-cell office:value-type="string" calcext:value-type="string">
            <text:p>5000002000</text:p>
          </table:table-cell>
          <table:table-cell table:formula="of:=IF(ISNA(VLOOKUP([.D421];[.$B$2:.$C$700];2;0));&quot;-&quot;;VLOOKUP([.D421];[.$B$2:.$C$700];2;0))" office:value-type="string" office:string-value="Asing" calcext:value-type="string">
            <text:p>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21</text:p>
          </table:table-cell>
          <table:table-cell office:value-type="string" calcext:value-type="string">
            <text:p>5000002001</text:p>
          </table:table-cell>
          <table:table-cell office:value-type="string" calcext:value-type="string">
            <text:p>APA Asing - Documentary</text:p>
          </table:table-cell>
          <table:table-cell office:value-type="string" calcext:value-type="string">
            <text:p>5000002000</text:p>
          </table:table-cell>
          <table:table-cell table:formula="of:=IF(ISNA(VLOOKUP([.D422];[.$B$2:.$C$700];2;0));&quot;-&quot;;VLOOKUP([.D422];[.$B$2:.$C$700];2;0))" office:value-type="string" office:string-value="Asing" calcext:value-type="string">
            <text:p>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22</text:p>
          </table:table-cell>
          <table:table-cell office:value-type="string" calcext:value-type="string">
            <text:p>5000002008</text:p>
          </table:table-cell>
          <table:table-cell office:value-type="string" calcext:value-type="string">
            <text:p>APA Entertainment Asing- License Fee / Hak Tayang</text:p>
          </table:table-cell>
          <table:table-cell office:value-type="string" calcext:value-type="string">
            <text:p>5000002000</text:p>
          </table:table-cell>
          <table:table-cell table:formula="of:=IF(ISNA(VLOOKUP([.D423];[.$B$2:.$C$700];2;0));&quot;-&quot;;VLOOKUP([.D423];[.$B$2:.$C$700];2;0))" office:value-type="string" office:string-value="Asing" calcext:value-type="string">
            <text:p>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23</text:p>
          </table:table-cell>
          <table:table-cell office:value-type="string" calcext:value-type="string">
            <text:p>5000002003</text:p>
          </table:table-cell>
          <table:table-cell office:value-type="string" calcext:value-type="string">
            <text:p>APA Asing - Lainnya</text:p>
          </table:table-cell>
          <table:table-cell office:value-type="string" calcext:value-type="string">
            <text:p>5000002000</text:p>
          </table:table-cell>
          <table:table-cell table:formula="of:=IF(ISNA(VLOOKUP([.D424];[.$B$2:.$C$700];2;0));&quot;-&quot;;VLOOKUP([.D424];[.$B$2:.$C$700];2;0))" office:value-type="string" office:string-value="Asing" calcext:value-type="string">
            <text:p>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24</text:p>
          </table:table-cell>
          <table:table-cell office:value-type="string" calcext:value-type="string">
            <text:p>5000002010</text:p>
          </table:table-cell>
          <table:table-cell office:value-type="string" calcext:value-type="string">
            <text:p>APA Entertainment Asing - Biaya Dubbing / Subtitling</text:p>
          </table:table-cell>
          <table:table-cell office:value-type="string" calcext:value-type="string">
            <text:p>5000002000</text:p>
          </table:table-cell>
          <table:table-cell table:formula="of:=IF(ISNA(VLOOKUP([.D425];[.$B$2:.$C$700];2;0));&quot;-&quot;;VLOOKUP([.D425];[.$B$2:.$C$700];2;0))" office:value-type="string" office:string-value="Asing" calcext:value-type="string">
            <text:p>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25</text:p>
          </table:table-cell>
          <table:table-cell office:value-type="string" calcext:value-type="string">
            <text:p>5000002005</text:p>
          </table:table-cell>
          <table:table-cell office:value-type="string" calcext:value-type="string">
            <text:p>APA Asing - Biaya Dubbing / Subtitling</text:p>
          </table:table-cell>
          <table:table-cell office:value-type="string" calcext:value-type="string">
            <text:p>5000002000</text:p>
          </table:table-cell>
          <table:table-cell table:formula="of:=IF(ISNA(VLOOKUP([.D426];[.$B$2:.$C$700];2;0));&quot;-&quot;;VLOOKUP([.D426];[.$B$2:.$C$700];2;0))" office:value-type="string" office:string-value="Asing" calcext:value-type="string">
            <text:p>A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26</text:p>
          </table:table-cell>
          <table:table-cell office:value-type="string" calcext:value-type="string">
            <text:p>5000003000</text:p>
          </table:table-cell>
          <table:table-cell office:value-type="string" calcext:value-type="string">
            <text:p>Inhouse</text:p>
          </table:table-cell>
          <table:table-cell office:value-type="string" calcext:value-type="string">
            <text:p>5000000000</text:p>
          </table:table-cell>
          <table:table-cell table:formula="of:=IF(ISNA(VLOOKUP([.D427];[.$B$2:.$C$700];2;0));&quot;-&quot;;VLOOKUP([.D427];[.$B$2:.$C$700];2;0))" office:value-type="string" office:string-value="Beban program dan siaran" calcext:value-type="string">
            <text:p>Beban program dan siar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27</text:p>
          </table:table-cell>
          <table:table-cell office:value-type="string" calcext:value-type="string">
            <text:p>5000003100</text:p>
          </table:table-cell>
          <table:table-cell office:value-type="string" calcext:value-type="string">
            <text:p>Biaya Program Inhouse</text:p>
          </table:table-cell>
          <table:table-cell office:value-type="string" calcext:value-type="string">
            <text:p>5000003000</text:p>
          </table:table-cell>
          <table:table-cell table:formula="of:=IF(ISNA(VLOOKUP([.D428];[.$B$2:.$C$700];2;0));&quot;-&quot;;VLOOKUP([.D428];[.$B$2:.$C$700];2;0))" office:value-type="string" office:string-value="Inhouse" calcext:value-type="string">
            <text:p>Inhou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28</text:p>
          </table:table-cell>
          <table:table-cell office:value-type="string" calcext:value-type="string">
            <text:p>6000000000</text:p>
          </table:table-cell>
          <table:table-cell office:value-type="string" calcext:value-type="string">
            <text:p>Beban Operasional</text:p>
          </table:table-cell>
          <table:table-cell table:style-name="ce2"/>
          <table:table-cell table:formula="of:=IF(ISNA(VLOOKUP([.D429];[.$B$2:.$C$700];2;0));&quot;-&quot;;VLOOKUP([.D429];[.$B$2:.$C$700];2;0))" office:value-type="string" office:string-value="-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29</text:p>
          </table:table-cell>
          <table:table-cell office:value-type="string" calcext:value-type="string">
            <text:p>6010000000</text:p>
          </table:table-cell>
          <table:table-cell office:value-type="string" calcext:value-type="string">
            <text:p>Biaya Gaji dan Tunjangan</text:p>
          </table:table-cell>
          <table:table-cell office:value-type="string" calcext:value-type="string">
            <text:p>6000000000</text:p>
          </table:table-cell>
          <table:table-cell table:formula="of:=IF(ISNA(VLOOKUP([.D430];[.$B$2:.$C$700];2;0));&quot;-&quot;;VLOOKUP([.D430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0</text:p>
          </table:table-cell>
          <table:table-cell office:value-type="string" calcext:value-type="string">
            <text:p>6010001700</text:p>
          </table:table-cell>
          <table:table-cell office:value-type="string" calcext:value-type="string">
            <text:p>TunKes-Pensiun</text:p>
          </table:table-cell>
          <table:table-cell office:value-type="string" calcext:value-type="string">
            <text:p>6010000000</text:p>
          </table:table-cell>
          <table:table-cell table:formula="of:=IF(ISNA(VLOOKUP([.D431];[.$B$2:.$C$700];2;0));&quot;-&quot;;VLOOKUP([.D431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1</text:p>
          </table:table-cell>
          <table:table-cell office:value-type="string" calcext:value-type="string">
            <text:p>6010001200</text:p>
          </table:table-cell>
          <table:table-cell office:value-type="string" calcext:value-type="string">
            <text:p>Gaji-est. kwjbn beban karyawan</text:p>
          </table:table-cell>
          <table:table-cell office:value-type="string" calcext:value-type="string">
            <text:p>6010000000</text:p>
          </table:table-cell>
          <table:table-cell table:formula="of:=IF(ISNA(VLOOKUP([.D432];[.$B$2:.$C$700];2;0));&quot;-&quot;;VLOOKUP([.D432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2</text:p>
          </table:table-cell>
          <table:table-cell office:value-type="string" calcext:value-type="string">
            <text:p>6010000700</text:p>
          </table:table-cell>
          <table:table-cell office:value-type="string" calcext:value-type="string">
            <text:p>Gaji-Bonus/Tunjangan Kusus</text:p>
          </table:table-cell>
          <table:table-cell office:value-type="string" calcext:value-type="string">
            <text:p>6010000000</text:p>
          </table:table-cell>
          <table:table-cell table:formula="of:=IF(ISNA(VLOOKUP([.D433];[.$B$2:.$C$700];2;0));&quot;-&quot;;VLOOKUP([.D433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3</text:p>
          </table:table-cell>
          <table:table-cell office:value-type="string" calcext:value-type="string">
            <text:p>6010000200</text:p>
          </table:table-cell>
          <table:table-cell office:value-type="string" calcext:value-type="string">
            <text:p>Gaji-Gaji Lainnya</text:p>
          </table:table-cell>
          <table:table-cell office:value-type="string" calcext:value-type="string">
            <text:p>6010000000</text:p>
          </table:table-cell>
          <table:table-cell table:formula="of:=IF(ISNA(VLOOKUP([.D434];[.$B$2:.$C$700];2;0));&quot;-&quot;;VLOOKUP([.D434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4</text:p>
          </table:table-cell>
          <table:table-cell office:value-type="string" calcext:value-type="string">
            <text:p>6010001900</text:p>
          </table:table-cell>
          <table:table-cell office:value-type="string" calcext:value-type="string">
            <text:p>Tunjangan Makan Direksi</text:p>
          </table:table-cell>
          <table:table-cell office:value-type="string" calcext:value-type="string">
            <text:p>6010000000</text:p>
          </table:table-cell>
          <table:table-cell table:formula="of:=IF(ISNA(VLOOKUP([.D435];[.$B$2:.$C$700];2;0));&quot;-&quot;;VLOOKUP([.D435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5</text:p>
          </table:table-cell>
          <table:table-cell office:value-type="string" calcext:value-type="string">
            <text:p>6010001400</text:p>
          </table:table-cell>
          <table:table-cell office:value-type="string" calcext:value-type="string">
            <text:p>Tunjangan Pajak Pph 21</text:p>
          </table:table-cell>
          <table:table-cell office:value-type="string" calcext:value-type="string">
            <text:p>6010000000</text:p>
          </table:table-cell>
          <table:table-cell table:formula="of:=IF(ISNA(VLOOKUP([.D436];[.$B$2:.$C$700];2;0));&quot;-&quot;;VLOOKUP([.D436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6</text:p>
          </table:table-cell>
          <table:table-cell office:value-type="string" calcext:value-type="string">
            <text:p>6010000900</text:p>
          </table:table-cell>
          <table:table-cell office:value-type="string" calcext:value-type="string">
            <text:p>Gaji-Tunjangan Hari Raya/Natal</text:p>
          </table:table-cell>
          <table:table-cell office:value-type="string" calcext:value-type="string">
            <text:p>6010000000</text:p>
          </table:table-cell>
          <table:table-cell table:formula="of:=IF(ISNA(VLOOKUP([.D437];[.$B$2:.$C$700];2;0));&quot;-&quot;;VLOOKUP([.D437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7</text:p>
          </table:table-cell>
          <table:table-cell office:value-type="string" calcext:value-type="string">
            <text:p>6010000400</text:p>
          </table:table-cell>
          <table:table-cell office:value-type="string" calcext:value-type="string">
            <text:p>Gaji-Tunjangan Transport</text:p>
          </table:table-cell>
          <table:table-cell office:value-type="string" calcext:value-type="string">
            <text:p>6010000000</text:p>
          </table:table-cell>
          <table:table-cell table:formula="of:=IF(ISNA(VLOOKUP([.D438];[.$B$2:.$C$700];2;0));&quot;-&quot;;VLOOKUP([.D438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8</text:p>
          </table:table-cell>
          <table:table-cell office:value-type="string" calcext:value-type="string">
            <text:p>6010001600</text:p>
          </table:table-cell>
          <table:table-cell office:value-type="string" calcext:value-type="string">
            <text:p>TunKes-Pengobatan</text:p>
          </table:table-cell>
          <table:table-cell office:value-type="string" calcext:value-type="string">
            <text:p>6010000000</text:p>
          </table:table-cell>
          <table:table-cell table:formula="of:=IF(ISNA(VLOOKUP([.D439];[.$B$2:.$C$700];2;0));&quot;-&quot;;VLOOKUP([.D439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9</text:p>
          </table:table-cell>
          <table:table-cell office:value-type="string" calcext:value-type="string">
            <text:p>6010001100</text:p>
          </table:table-cell>
          <table:table-cell office:value-type="string" calcext:value-type="string">
            <text:p>Gaji-Gaji Lembur</text:p>
          </table:table-cell>
          <table:table-cell office:value-type="string" calcext:value-type="string">
            <text:p>6010000000</text:p>
          </table:table-cell>
          <table:table-cell table:formula="of:=IF(ISNA(VLOOKUP([.D440];[.$B$2:.$C$700];2;0));&quot;-&quot;;VLOOKUP([.D440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40</text:p>
          </table:table-cell>
          <table:table-cell office:value-type="string" calcext:value-type="string">
            <text:p>6010000600</text:p>
          </table:table-cell>
          <table:table-cell office:value-type="string" calcext:value-type="string">
            <text:p>Gaji-Tunjangan Makan-Konsumsi</text:p>
          </table:table-cell>
          <table:table-cell office:value-type="string" calcext:value-type="string">
            <text:p>6010000000</text:p>
          </table:table-cell>
          <table:table-cell table:formula="of:=IF(ISNA(VLOOKUP([.D441];[.$B$2:.$C$700];2;0));&quot;-&quot;;VLOOKUP([.D441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41</text:p>
          </table:table-cell>
          <table:table-cell office:value-type="string" calcext:value-type="string">
            <text:p>6010000100</text:p>
          </table:table-cell>
          <table:table-cell office:value-type="string" calcext:value-type="string">
            <text:p>Gaji-Gaji Pokok</text:p>
          </table:table-cell>
          <table:table-cell office:value-type="string" calcext:value-type="string">
            <text:p>6010000000</text:p>
          </table:table-cell>
          <table:table-cell table:formula="of:=IF(ISNA(VLOOKUP([.D442];[.$B$2:.$C$700];2;0));&quot;-&quot;;VLOOKUP([.D442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42</text:p>
          </table:table-cell>
          <table:table-cell office:value-type="string" calcext:value-type="string">
            <text:p>6010001800</text:p>
          </table:table-cell>
          <table:table-cell office:value-type="string" calcext:value-type="string">
            <text:p>Tunjangan Membership Direksi</text:p>
          </table:table-cell>
          <table:table-cell office:value-type="string" calcext:value-type="string">
            <text:p>6010000000</text:p>
          </table:table-cell>
          <table:table-cell table:formula="of:=IF(ISNA(VLOOKUP([.D443];[.$B$2:.$C$700];2;0));&quot;-&quot;;VLOOKUP([.D443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43</text:p>
          </table:table-cell>
          <table:table-cell office:value-type="string" calcext:value-type="string">
            <text:p>6010001300</text:p>
          </table:table-cell>
          <table:table-cell office:value-type="string" calcext:value-type="string">
            <text:p>Tunjangan Kesejahteraan</text:p>
          </table:table-cell>
          <table:table-cell office:value-type="string" calcext:value-type="string">
            <text:p>6010000000</text:p>
          </table:table-cell>
          <table:table-cell table:formula="of:=IF(ISNA(VLOOKUP([.D444];[.$B$2:.$C$700];2;0));&quot;-&quot;;VLOOKUP([.D444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44</text:p>
          </table:table-cell>
          <table:table-cell office:value-type="string" calcext:value-type="string">
            <text:p>6010000800</text:p>
          </table:table-cell>
          <table:table-cell office:value-type="string" calcext:value-type="string">
            <text:p>Gaji-Bonus Markt&amp;Sales</text:p>
          </table:table-cell>
          <table:table-cell office:value-type="string" calcext:value-type="string">
            <text:p>6010000000</text:p>
          </table:table-cell>
          <table:table-cell table:formula="of:=IF(ISNA(VLOOKUP([.D445];[.$B$2:.$C$700];2;0));&quot;-&quot;;VLOOKUP([.D445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45</text:p>
          </table:table-cell>
          <table:table-cell office:value-type="string" calcext:value-type="string">
            <text:p>6010000300</text:p>
          </table:table-cell>
          <table:table-cell office:value-type="string" calcext:value-type="string">
            <text:p>Gaji-Gaji Cuti</text:p>
          </table:table-cell>
          <table:table-cell office:value-type="string" calcext:value-type="string">
            <text:p>6010000000</text:p>
          </table:table-cell>
          <table:table-cell table:formula="of:=IF(ISNA(VLOOKUP([.D446];[.$B$2:.$C$700];2;0));&quot;-&quot;;VLOOKUP([.D446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46</text:p>
          </table:table-cell>
          <table:table-cell office:value-type="string" calcext:value-type="string">
            <text:p>6010001500</text:p>
          </table:table-cell>
          <table:table-cell office:value-type="string" calcext:value-type="string">
            <text:p>TunKes-Asur./Jamsostek</text:p>
          </table:table-cell>
          <table:table-cell office:value-type="string" calcext:value-type="string">
            <text:p>6010000000</text:p>
          </table:table-cell>
          <table:table-cell table:formula="of:=IF(ISNA(VLOOKUP([.D447];[.$B$2:.$C$700];2;0));&quot;-&quot;;VLOOKUP([.D447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47</text:p>
          </table:table-cell>
          <table:table-cell office:value-type="string" calcext:value-type="string">
            <text:p>6010001000</text:p>
          </table:table-cell>
          <table:table-cell office:value-type="string" calcext:value-type="string">
            <text:p>Gaji-Honorarium/Kontrak</text:p>
          </table:table-cell>
          <table:table-cell office:value-type="string" calcext:value-type="string">
            <text:p>6010000000</text:p>
          </table:table-cell>
          <table:table-cell table:formula="of:=IF(ISNA(VLOOKUP([.D448];[.$B$2:.$C$700];2;0));&quot;-&quot;;VLOOKUP([.D448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48</text:p>
          </table:table-cell>
          <table:table-cell office:value-type="string" calcext:value-type="string">
            <text:p>6010000500</text:p>
          </table:table-cell>
          <table:table-cell office:value-type="string" calcext:value-type="string">
            <text:p>Gaji-Tunjangan Makan</text:p>
          </table:table-cell>
          <table:table-cell office:value-type="string" calcext:value-type="string">
            <text:p>6010000000</text:p>
          </table:table-cell>
          <table:table-cell table:formula="of:=IF(ISNA(VLOOKUP([.D449];[.$B$2:.$C$700];2;0));&quot;-&quot;;VLOOKUP([.D449];[.$B$2:.$C$700];2;0))" office:value-type="string" office:string-value="Biaya Gaji dan Tunjangan" calcext:value-type="string">
            <text:p>Biaya Gaji dan Tunja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49</text:p>
          </table:table-cell>
          <table:table-cell office:value-type="string" calcext:value-type="string">
            <text:p>6020000000</text:p>
          </table:table-cell>
          <table:table-cell office:value-type="string" calcext:value-type="string">
            <text:p>Pendidikan dan Latihan</text:p>
          </table:table-cell>
          <table:table-cell office:value-type="string" calcext:value-type="string">
            <text:p>6000000000</text:p>
          </table:table-cell>
          <table:table-cell table:formula="of:=IF(ISNA(VLOOKUP([.D450];[.$B$2:.$C$700];2;0));&quot;-&quot;;VLOOKUP([.D450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50</text:p>
          </table:table-cell>
          <table:table-cell office:value-type="string" calcext:value-type="string">
            <text:p>6020000800</text:p>
          </table:table-cell>
          <table:table-cell office:value-type="string" calcext:value-type="string">
            <text:p>Pend-Luar Negeri</text:p>
          </table:table-cell>
          <table:table-cell office:value-type="string" calcext:value-type="string">
            <text:p>6020000000</text:p>
          </table:table-cell>
          <table:table-cell table:formula="of:=IF(ISNA(VLOOKUP([.D451];[.$B$2:.$C$700];2;0));&quot;-&quot;;VLOOKUP([.D451];[.$B$2:.$C$700];2;0))" office:value-type="string" office:string-value="Pendidikan dan Latihan" calcext:value-type="string">
            <text:p>Pendidikan dan Lati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51</text:p>
          </table:table-cell>
          <table:table-cell office:value-type="string" calcext:value-type="string">
            <text:p>6020000300</text:p>
          </table:table-cell>
          <table:table-cell office:value-type="string" calcext:value-type="string">
            <text:p>Pend-Dalam Negeri-Transportasi</text:p>
          </table:table-cell>
          <table:table-cell office:value-type="string" calcext:value-type="string">
            <text:p>6020000000</text:p>
          </table:table-cell>
          <table:table-cell table:formula="of:=IF(ISNA(VLOOKUP([.D452];[.$B$2:.$C$700];2;0));&quot;-&quot;;VLOOKUP([.D452];[.$B$2:.$C$700];2;0))" office:value-type="string" office:string-value="Pendidikan dan Latihan" calcext:value-type="string">
            <text:p>Pendidikan dan Lati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52</text:p>
          </table:table-cell>
          <table:table-cell office:value-type="string" calcext:value-type="string">
            <text:p>6020001000</text:p>
          </table:table-cell>
          <table:table-cell office:value-type="string" calcext:value-type="string">
            <text:p>Pend-Luar Negeri-Transportasi</text:p>
          </table:table-cell>
          <table:table-cell office:value-type="string" calcext:value-type="string">
            <text:p>6020000000</text:p>
          </table:table-cell>
          <table:table-cell table:formula="of:=IF(ISNA(VLOOKUP([.D453];[.$B$2:.$C$700];2;0));&quot;-&quot;;VLOOKUP([.D453];[.$B$2:.$C$700];2;0))" office:value-type="string" office:string-value="Pendidikan dan Latihan" calcext:value-type="string">
            <text:p>Pendidikan dan Lati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53</text:p>
          </table:table-cell>
          <table:table-cell office:value-type="string" calcext:value-type="string">
            <text:p>6020000500</text:p>
          </table:table-cell>
          <table:table-cell office:value-type="string" calcext:value-type="string">
            <text:p>Pend-Dalam Negeri-Training-Workshop</text:p>
          </table:table-cell>
          <table:table-cell office:value-type="string" calcext:value-type="string">
            <text:p>6020000000</text:p>
          </table:table-cell>
          <table:table-cell table:formula="of:=IF(ISNA(VLOOKUP([.D454];[.$B$2:.$C$700];2;0));&quot;-&quot;;VLOOKUP([.D454];[.$B$2:.$C$700];2;0))" office:value-type="string" office:string-value="Pendidikan dan Latihan" calcext:value-type="string">
            <text:p>Pendidikan dan Lati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54</text:p>
          </table:table-cell>
          <table:table-cell office:value-type="string" calcext:value-type="string">
            <text:p>6020001200</text:p>
          </table:table-cell>
          <table:table-cell office:value-type="string" calcext:value-type="string">
            <text:p>Pend-Luar Negeri-Training-Workshop</text:p>
          </table:table-cell>
          <table:table-cell office:value-type="string" calcext:value-type="string">
            <text:p>6020000000</text:p>
          </table:table-cell>
          <table:table-cell table:formula="of:=IF(ISNA(VLOOKUP([.D455];[.$B$2:.$C$700];2;0));&quot;-&quot;;VLOOKUP([.D455];[.$B$2:.$C$700];2;0))" office:value-type="string" office:string-value="Pendidikan dan Latihan" calcext:value-type="string">
            <text:p>Pendidikan dan Lati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55</text:p>
          </table:table-cell>
          <table:table-cell office:value-type="string" calcext:value-type="string">
            <text:p>6020000700</text:p>
          </table:table-cell>
          <table:table-cell office:value-type="string" calcext:value-type="string">
            <text:p>Pend-Dalam Negeri-Training-Rekrutment</text:p>
          </table:table-cell>
          <table:table-cell office:value-type="string" calcext:value-type="string">
            <text:p>6020000000</text:p>
          </table:table-cell>
          <table:table-cell table:formula="of:=IF(ISNA(VLOOKUP([.D456];[.$B$2:.$C$700];2;0));&quot;-&quot;;VLOOKUP([.D456];[.$B$2:.$C$700];2;0))" office:value-type="string" office:string-value="Pendidikan dan Latihan" calcext:value-type="string">
            <text:p>Pendidikan dan Lati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56</text:p>
          </table:table-cell>
          <table:table-cell office:value-type="string" calcext:value-type="string">
            <text:p>6020000200</text:p>
          </table:table-cell>
          <table:table-cell office:value-type="string" calcext:value-type="string">
            <text:p>Pend-Dalam Negeri-Training</text:p>
          </table:table-cell>
          <table:table-cell office:value-type="string" calcext:value-type="string">
            <text:p>6020000000</text:p>
          </table:table-cell>
          <table:table-cell table:formula="of:=IF(ISNA(VLOOKUP([.D457];[.$B$2:.$C$700];2;0));&quot;-&quot;;VLOOKUP([.D457];[.$B$2:.$C$700];2;0))" office:value-type="string" office:string-value="Pendidikan dan Latihan" calcext:value-type="string">
            <text:p>Pendidikan dan Lati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57</text:p>
          </table:table-cell>
          <table:table-cell office:value-type="string" calcext:value-type="string">
            <text:p>6020000900</text:p>
          </table:table-cell>
          <table:table-cell office:value-type="string" calcext:value-type="string">
            <text:p>Pend-Luar Negeri-Trainning</text:p>
          </table:table-cell>
          <table:table-cell office:value-type="string" calcext:value-type="string">
            <text:p>6020000000</text:p>
          </table:table-cell>
          <table:table-cell table:formula="of:=IF(ISNA(VLOOKUP([.D458];[.$B$2:.$C$700];2;0));&quot;-&quot;;VLOOKUP([.D458];[.$B$2:.$C$700];2;0))" office:value-type="string" office:string-value="Pendidikan dan Latihan" calcext:value-type="string">
            <text:p>Pendidikan dan Lati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58</text:p>
          </table:table-cell>
          <table:table-cell office:value-type="string" calcext:value-type="string">
            <text:p>6020000400</text:p>
          </table:table-cell>
          <table:table-cell office:value-type="string" calcext:value-type="string">
            <text:p>Pend-Dalam Negeri-Akomodasi</text:p>
          </table:table-cell>
          <table:table-cell office:value-type="string" calcext:value-type="string">
            <text:p>6020000000</text:p>
          </table:table-cell>
          <table:table-cell table:formula="of:=IF(ISNA(VLOOKUP([.D459];[.$B$2:.$C$700];2;0));&quot;-&quot;;VLOOKUP([.D459];[.$B$2:.$C$700];2;0))" office:value-type="string" office:string-value="Pendidikan dan Latihan" calcext:value-type="string">
            <text:p>Pendidikan dan Lati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59</text:p>
          </table:table-cell>
          <table:table-cell office:value-type="string" calcext:value-type="string">
            <text:p>6020001100</text:p>
          </table:table-cell>
          <table:table-cell office:value-type="string" calcext:value-type="string">
            <text:p>Pend-Luar Negeri-Akomodasi</text:p>
          </table:table-cell>
          <table:table-cell office:value-type="string" calcext:value-type="string">
            <text:p>6020000000</text:p>
          </table:table-cell>
          <table:table-cell table:formula="of:=IF(ISNA(VLOOKUP([.D460];[.$B$2:.$C$700];2;0));&quot;-&quot;;VLOOKUP([.D460];[.$B$2:.$C$700];2;0))" office:value-type="string" office:string-value="Pendidikan dan Latihan" calcext:value-type="string">
            <text:p>Pendidikan dan Lati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60</text:p>
          </table:table-cell>
          <table:table-cell office:value-type="string" calcext:value-type="string">
            <text:p>6020000600</text:p>
          </table:table-cell>
          <table:table-cell office:value-type="string" calcext:value-type="string">
            <text:p>Pend-Dalam Negeri-Training-Internal</text:p>
          </table:table-cell>
          <table:table-cell office:value-type="string" calcext:value-type="string">
            <text:p>6020000000</text:p>
          </table:table-cell>
          <table:table-cell table:formula="of:=IF(ISNA(VLOOKUP([.D461];[.$B$2:.$C$700];2;0));&quot;-&quot;;VLOOKUP([.D461];[.$B$2:.$C$700];2;0))" office:value-type="string" office:string-value="Pendidikan dan Latihan" calcext:value-type="string">
            <text:p>Pendidikan dan Lati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61</text:p>
          </table:table-cell>
          <table:table-cell office:value-type="string" calcext:value-type="string">
            <text:p>6020000100</text:p>
          </table:table-cell>
          <table:table-cell office:value-type="string" calcext:value-type="string">
            <text:p>Pend-Dalam Negeri</text:p>
          </table:table-cell>
          <table:table-cell office:value-type="string" calcext:value-type="string">
            <text:p>6020000000</text:p>
          </table:table-cell>
          <table:table-cell table:formula="of:=IF(ISNA(VLOOKUP([.D462];[.$B$2:.$C$700];2;0));&quot;-&quot;;VLOOKUP([.D462];[.$B$2:.$C$700];2;0))" office:value-type="string" office:string-value="Pendidikan dan Latihan" calcext:value-type="string">
            <text:p>Pendidikan dan Lati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62</text:p>
          </table:table-cell>
          <table:table-cell office:value-type="string" calcext:value-type="string">
            <text:p>6030000000</text:p>
          </table:table-cell>
          <table:table-cell office:value-type="string" calcext:value-type="string">
            <text:p>Perjalanan</text:p>
          </table:table-cell>
          <table:table-cell office:value-type="string" calcext:value-type="string">
            <text:p>6000000000</text:p>
          </table:table-cell>
          <table:table-cell table:formula="of:=IF(ISNA(VLOOKUP([.D463];[.$B$2:.$C$700];2;0));&quot;-&quot;;VLOOKUP([.D463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63</text:p>
          </table:table-cell>
          <table:table-cell office:value-type="string" calcext:value-type="string">
            <text:p>6030002004</text:p>
          </table:table-cell>
          <table:table-cell office:value-type="string" calcext:value-type="string">
            <text:p>Perjalanan-LN-Lain-lain</text:p>
          </table:table-cell>
          <table:table-cell office:value-type="string" calcext:value-type="string">
            <text:p>6030000000</text:p>
          </table:table-cell>
          <table:table-cell table:formula="of:=IF(ISNA(VLOOKUP([.D464];[.$B$2:.$C$700];2;0));&quot;-&quot;;VLOOKUP([.D464];[.$B$2:.$C$700];2;0))" office:value-type="string" office:string-value="Perjalanan" calcext:value-type="string">
            <text:p>Perja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64</text:p>
          </table:table-cell>
          <table:table-cell office:value-type="string" calcext:value-type="string">
            <text:p>6030001007</text:p>
          </table:table-cell>
          <table:table-cell office:value-type="string" calcext:value-type="string">
            <text:p>Perjalanan-DN-Lain-lain</text:p>
          </table:table-cell>
          <table:table-cell office:value-type="string" calcext:value-type="string">
            <text:p>6030000000</text:p>
          </table:table-cell>
          <table:table-cell table:formula="of:=IF(ISNA(VLOOKUP([.D465];[.$B$2:.$C$700];2;0));&quot;-&quot;;VLOOKUP([.D465];[.$B$2:.$C$700];2;0))" office:value-type="string" office:string-value="Perjalanan" calcext:value-type="string">
            <text:p>Perja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65</text:p>
          </table:table-cell>
          <table:table-cell office:value-type="string" calcext:value-type="string">
            <text:p>6030001002</text:p>
          </table:table-cell>
          <table:table-cell office:value-type="string" calcext:value-type="string">
            <text:p>Perjalanan-DN-Komunikasi</text:p>
          </table:table-cell>
          <table:table-cell office:value-type="string" calcext:value-type="string">
            <text:p>6030000000</text:p>
          </table:table-cell>
          <table:table-cell table:formula="of:=IF(ISNA(VLOOKUP([.D466];[.$B$2:.$C$700];2;0));&quot;-&quot;;VLOOKUP([.D466];[.$B$2:.$C$700];2;0))" office:value-type="string" office:string-value="Perjalanan" calcext:value-type="string">
            <text:p>Perja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66</text:p>
          </table:table-cell>
          <table:table-cell office:value-type="string" calcext:value-type="string">
            <text:p>6030002006</text:p>
          </table:table-cell>
          <table:table-cell office:value-type="string" calcext:value-type="string">
            <text:p>Perjalanan LN-Legal Permitt</text:p>
          </table:table-cell>
          <table:table-cell office:value-type="string" calcext:value-type="string">
            <text:p>6030000000</text:p>
          </table:table-cell>
          <table:table-cell table:formula="of:=IF(ISNA(VLOOKUP([.D467];[.$B$2:.$C$700];2;0));&quot;-&quot;;VLOOKUP([.D467];[.$B$2:.$C$700];2;0))" office:value-type="string" office:string-value="Perjalanan" calcext:value-type="string">
            <text:p>Perja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67</text:p>
          </table:table-cell>
          <table:table-cell office:value-type="string" calcext:value-type="string">
            <text:p>6030002001</text:p>
          </table:table-cell>
          <table:table-cell office:value-type="string" calcext:value-type="string">
            <text:p>Perjalanan-LN-Akomodasi</text:p>
          </table:table-cell>
          <table:table-cell office:value-type="string" calcext:value-type="string">
            <text:p>6030000000</text:p>
          </table:table-cell>
          <table:table-cell table:formula="of:=IF(ISNA(VLOOKUP([.D468];[.$B$2:.$C$700];2;0));&quot;-&quot;;VLOOKUP([.D468];[.$B$2:.$C$700];2;0))" office:value-type="string" office:string-value="Perjalanan" calcext:value-type="string">
            <text:p>Perja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68</text:p>
          </table:table-cell>
          <table:table-cell office:value-type="string" calcext:value-type="string">
            <text:p>6030001004</text:p>
          </table:table-cell>
          <table:table-cell office:value-type="string" calcext:value-type="string">
            <text:p>Perjalanan-DN-Transportasi</text:p>
          </table:table-cell>
          <table:table-cell office:value-type="string" calcext:value-type="string">
            <text:p>6030000000</text:p>
          </table:table-cell>
          <table:table-cell table:formula="of:=IF(ISNA(VLOOKUP([.D469];[.$B$2:.$C$700];2;0));&quot;-&quot;;VLOOKUP([.D469];[.$B$2:.$C$700];2;0))" office:value-type="string" office:string-value="Perjalanan" calcext:value-type="string">
            <text:p>Perja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69</text:p>
          </table:table-cell>
          <table:table-cell office:value-type="string" calcext:value-type="string">
            <text:p>6030002003</text:p>
          </table:table-cell>
          <table:table-cell office:value-type="string" calcext:value-type="string">
            <text:p>Perjalanan-LN-Tunjangan Perjalanan</text:p>
          </table:table-cell>
          <table:table-cell office:value-type="string" calcext:value-type="string">
            <text:p>6030000000</text:p>
          </table:table-cell>
          <table:table-cell table:formula="of:=IF(ISNA(VLOOKUP([.D470];[.$B$2:.$C$700];2;0));&quot;-&quot;;VLOOKUP([.D470];[.$B$2:.$C$700];2;0))" office:value-type="string" office:string-value="Perjalanan" calcext:value-type="string">
            <text:p>Perja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70</text:p>
          </table:table-cell>
          <table:table-cell office:value-type="string" calcext:value-type="string">
            <text:p>6030001006</text:p>
          </table:table-cell>
          <table:table-cell office:value-type="string" calcext:value-type="string">
            <text:p>Perjalanan DN-Legal Permitt</text:p>
          </table:table-cell>
          <table:table-cell office:value-type="string" calcext:value-type="string">
            <text:p>6030000000</text:p>
          </table:table-cell>
          <table:table-cell table:formula="of:=IF(ISNA(VLOOKUP([.D471];[.$B$2:.$C$700];2;0));&quot;-&quot;;VLOOKUP([.D471];[.$B$2:.$C$700];2;0))" office:value-type="string" office:string-value="Perjalanan" calcext:value-type="string">
            <text:p>Perja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71</text:p>
          </table:table-cell>
          <table:table-cell office:value-type="string" calcext:value-type="string">
            <text:p>6030001001</text:p>
          </table:table-cell>
          <table:table-cell office:value-type="string" calcext:value-type="string">
            <text:p>Perjalanan-DN-Akomodasi</text:p>
          </table:table-cell>
          <table:table-cell office:value-type="string" calcext:value-type="string">
            <text:p>6030000000</text:p>
          </table:table-cell>
          <table:table-cell table:formula="of:=IF(ISNA(VLOOKUP([.D472];[.$B$2:.$C$700];2;0));&quot;-&quot;;VLOOKUP([.D472];[.$B$2:.$C$700];2;0))" office:value-type="string" office:string-value="Perjalanan" calcext:value-type="string">
            <text:p>Perja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72</text:p>
          </table:table-cell>
          <table:table-cell office:value-type="string" calcext:value-type="string">
            <text:p>6030002005</text:p>
          </table:table-cell>
          <table:table-cell office:value-type="string" calcext:value-type="string">
            <text:p>Perjalanan-LN-Komunikasi</text:p>
          </table:table-cell>
          <table:table-cell office:value-type="string" calcext:value-type="string">
            <text:p>6030000000</text:p>
          </table:table-cell>
          <table:table-cell table:formula="of:=IF(ISNA(VLOOKUP([.D473];[.$B$2:.$C$700];2;0));&quot;-&quot;;VLOOKUP([.D473];[.$B$2:.$C$700];2;0))" office:value-type="string" office:string-value="Perjalanan" calcext:value-type="string">
            <text:p>Perja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73</text:p>
          </table:table-cell>
          <table:table-cell office:value-type="string" calcext:value-type="string">
            <text:p>6030002000</text:p>
          </table:table-cell>
          <table:table-cell office:value-type="string" calcext:value-type="string">
            <text:p>Perjalanan-Luar Negeri</text:p>
          </table:table-cell>
          <table:table-cell office:value-type="string" calcext:value-type="string">
            <text:p>6030000000</text:p>
          </table:table-cell>
          <table:table-cell table:formula="of:=IF(ISNA(VLOOKUP([.D474];[.$B$2:.$C$700];2;0));&quot;-&quot;;VLOOKUP([.D474];[.$B$2:.$C$700];2;0))" office:value-type="string" office:string-value="Perjalanan" calcext:value-type="string">
            <text:p>Perja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74</text:p>
          </table:table-cell>
          <table:table-cell office:value-type="string" calcext:value-type="string">
            <text:p>6030001003</text:p>
          </table:table-cell>
          <table:table-cell office:value-type="string" calcext:value-type="string">
            <text:p>Perjalanan-DN-Dokumentasi</text:p>
          </table:table-cell>
          <table:table-cell office:value-type="string" calcext:value-type="string">
            <text:p>6030000000</text:p>
          </table:table-cell>
          <table:table-cell table:formula="of:=IF(ISNA(VLOOKUP([.D475];[.$B$2:.$C$700];2;0));&quot;-&quot;;VLOOKUP([.D475];[.$B$2:.$C$700];2;0))" office:value-type="string" office:string-value="Perjalanan" calcext:value-type="string">
            <text:p>Perja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75</text:p>
          </table:table-cell>
          <table:table-cell office:value-type="string" calcext:value-type="string">
            <text:p>6030002002</text:p>
          </table:table-cell>
          <table:table-cell office:value-type="string" calcext:value-type="string">
            <text:p>Perjalanan-LN-Transportasi</text:p>
          </table:table-cell>
          <table:table-cell office:value-type="string" calcext:value-type="string">
            <text:p>6030000000</text:p>
          </table:table-cell>
          <table:table-cell table:formula="of:=IF(ISNA(VLOOKUP([.D476];[.$B$2:.$C$700];2;0));&quot;-&quot;;VLOOKUP([.D476];[.$B$2:.$C$700];2;0))" office:value-type="string" office:string-value="Perjalanan" calcext:value-type="string">
            <text:p>Perja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76</text:p>
          </table:table-cell>
          <table:table-cell office:value-type="string" calcext:value-type="string">
            <text:p>6030001005</text:p>
          </table:table-cell>
          <table:table-cell office:value-type="string" calcext:value-type="string">
            <text:p>Perjalanan-DN-Tunjangan Perjalanan</text:p>
          </table:table-cell>
          <table:table-cell office:value-type="string" calcext:value-type="string">
            <text:p>6030000000</text:p>
          </table:table-cell>
          <table:table-cell table:formula="of:=IF(ISNA(VLOOKUP([.D477];[.$B$2:.$C$700];2;0));&quot;-&quot;;VLOOKUP([.D477];[.$B$2:.$C$700];2;0))" office:value-type="string" office:string-value="Perjalanan" calcext:value-type="string">
            <text:p>Perja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77</text:p>
          </table:table-cell>
          <table:table-cell office:value-type="string" calcext:value-type="string">
            <text:p>6030001000</text:p>
          </table:table-cell>
          <table:table-cell office:value-type="string" calcext:value-type="string">
            <text:p>Perjalanan-Dalam Negeri</text:p>
          </table:table-cell>
          <table:table-cell office:value-type="string" calcext:value-type="string">
            <text:p>6030000000</text:p>
          </table:table-cell>
          <table:table-cell table:formula="of:=IF(ISNA(VLOOKUP([.D478];[.$B$2:.$C$700];2;0));&quot;-&quot;;VLOOKUP([.D478];[.$B$2:.$C$700];2;0))" office:value-type="string" office:string-value="Perjalanan" calcext:value-type="string">
            <text:p>Perja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78</text:p>
          </table:table-cell>
          <table:table-cell office:value-type="string" calcext:value-type="string">
            <text:p>6040000000</text:p>
          </table:table-cell>
          <table:table-cell office:value-type="string" calcext:value-type="string">
            <text:p>Sarana dan Pemeliharaan</text:p>
          </table:table-cell>
          <table:table-cell office:value-type="string" calcext:value-type="string">
            <text:p>6000000000</text:p>
          </table:table-cell>
          <table:table-cell table:formula="of:=IF(ISNA(VLOOKUP([.D479];[.$B$2:.$C$700];2;0));&quot;-&quot;;VLOOKUP([.D479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79</text:p>
          </table:table-cell>
          <table:table-cell office:value-type="string" calcext:value-type="string">
            <text:p>6040001300</text:p>
          </table:table-cell>
          <table:table-cell office:value-type="string" calcext:value-type="string">
            <text:p>Sarana dan Pemeliharaan-Sewa Kantor/Rumah</text:p>
          </table:table-cell>
          <table:table-cell office:value-type="string" calcext:value-type="string">
            <text:p>6040000000</text:p>
          </table:table-cell>
          <table:table-cell table:formula="of:=IF(ISNA(VLOOKUP([.D480];[.$B$2:.$C$700];2;0));&quot;-&quot;;VLOOKUP([.D480];[.$B$2:.$C$700];2;0))" office:value-type="string" office:string-value="Sarana dan Pemeliharaan" calcext:value-type="string">
            <text:p>Sarana dan Pemelih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80</text:p>
          </table:table-cell>
          <table:table-cell office:value-type="string" calcext:value-type="string">
            <text:p>6040000800</text:p>
          </table:table-cell>
          <table:table-cell office:value-type="string" calcext:value-type="string">
            <text:p>Sarana dan Pemeliharaan-Perawatan Alat Studio</text:p>
          </table:table-cell>
          <table:table-cell office:value-type="string" calcext:value-type="string">
            <text:p>6040000000</text:p>
          </table:table-cell>
          <table:table-cell table:formula="of:=IF(ISNA(VLOOKUP([.D481];[.$B$2:.$C$700];2;0));&quot;-&quot;;VLOOKUP([.D481];[.$B$2:.$C$700];2;0))" office:value-type="string" office:string-value="Sarana dan Pemeliharaan" calcext:value-type="string">
            <text:p>Sarana dan Pemelih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81</text:p>
          </table:table-cell>
          <table:table-cell office:value-type="string" calcext:value-type="string">
            <text:p>6040000300</text:p>
          </table:table-cell>
          <table:table-cell office:value-type="string" calcext:value-type="string">
            <text:p>Sarana dan Pemeliharaan-Diesel dan Minyak Genset</text:p>
          </table:table-cell>
          <table:table-cell office:value-type="string" calcext:value-type="string">
            <text:p>6040000000</text:p>
          </table:table-cell>
          <table:table-cell table:formula="of:=IF(ISNA(VLOOKUP([.D482];[.$B$2:.$C$700];2;0));&quot;-&quot;;VLOOKUP([.D482];[.$B$2:.$C$700];2;0))" office:value-type="string" office:string-value="Sarana dan Pemeliharaan" calcext:value-type="string">
            <text:p>Sarana dan Pemelih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82</text:p>
          </table:table-cell>
          <table:table-cell office:value-type="string" calcext:value-type="string">
            <text:p>6040001500</text:p>
          </table:table-cell>
          <table:table-cell office:value-type="string" calcext:value-type="string">
            <text:p>Sarana dan Pemeliharaan-Perlengkapan Kerja</text:p>
          </table:table-cell>
          <table:table-cell office:value-type="string" calcext:value-type="string">
            <text:p>6040000000</text:p>
          </table:table-cell>
          <table:table-cell table:formula="of:=IF(ISNA(VLOOKUP([.D483];[.$B$2:.$C$700];2;0));&quot;-&quot;;VLOOKUP([.D483];[.$B$2:.$C$700];2;0))" office:value-type="string" office:string-value="Sarana dan Pemeliharaan" calcext:value-type="string">
            <text:p>Sarana dan Pemelih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83</text:p>
          </table:table-cell>
          <table:table-cell office:value-type="string" calcext:value-type="string">
            <text:p>6040001000</text:p>
          </table:table-cell>
          <table:table-cell office:value-type="string" calcext:value-type="string">
            <text:p>Sarana dan Pemeliharaan-Perawatan Komunikasi</text:p>
          </table:table-cell>
          <table:table-cell office:value-type="string" calcext:value-type="string">
            <text:p>6040000000</text:p>
          </table:table-cell>
          <table:table-cell table:formula="of:=IF(ISNA(VLOOKUP([.D484];[.$B$2:.$C$700];2;0));&quot;-&quot;;VLOOKUP([.D484];[.$B$2:.$C$700];2;0))" office:value-type="string" office:string-value="Sarana dan Pemeliharaan" calcext:value-type="string">
            <text:p>Sarana dan Pemelih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84</text:p>
          </table:table-cell>
          <table:table-cell office:value-type="string" calcext:value-type="string">
            <text:p>6040000500</text:p>
          </table:table-cell>
          <table:table-cell office:value-type="string" calcext:value-type="string">
            <text:p>Sarana dan Pemeliharaan-Perawatan Komputer</text:p>
          </table:table-cell>
          <table:table-cell office:value-type="string" calcext:value-type="string">
            <text:p>6040000000</text:p>
          </table:table-cell>
          <table:table-cell table:formula="of:=IF(ISNA(VLOOKUP([.D485];[.$B$2:.$C$700];2;0));&quot;-&quot;;VLOOKUP([.D485];[.$B$2:.$C$700];2;0))" office:value-type="string" office:string-value="Sarana dan Pemeliharaan" calcext:value-type="string">
            <text:p>Sarana dan Pemelih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85</text:p>
          </table:table-cell>
          <table:table-cell office:value-type="string" calcext:value-type="string">
            <text:p>6040001200</text:p>
          </table:table-cell>
          <table:table-cell office:value-type="string" calcext:value-type="string">
            <text:p>Sarana dan Pemeliharaan-Sewa Peralatan</text:p>
          </table:table-cell>
          <table:table-cell office:value-type="string" calcext:value-type="string">
            <text:p>6040000000</text:p>
          </table:table-cell>
          <table:table-cell table:formula="of:=IF(ISNA(VLOOKUP([.D486];[.$B$2:.$C$700];2;0));&quot;-&quot;;VLOOKUP([.D486];[.$B$2:.$C$700];2;0))" office:value-type="string" office:string-value="Sarana dan Pemeliharaan" calcext:value-type="string">
            <text:p>Sarana dan Pemelih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86</text:p>
          </table:table-cell>
          <table:table-cell office:value-type="string" calcext:value-type="string">
            <text:p>6040000700</text:p>
          </table:table-cell>
          <table:table-cell office:value-type="string" calcext:value-type="string">
            <text:p>Sarana dan Pemeliharaan-Perawatan Studio</text:p>
          </table:table-cell>
          <table:table-cell office:value-type="string" calcext:value-type="string">
            <text:p>6040000000</text:p>
          </table:table-cell>
          <table:table-cell table:formula="of:=IF(ISNA(VLOOKUP([.D487];[.$B$2:.$C$700];2;0));&quot;-&quot;;VLOOKUP([.D487];[.$B$2:.$C$700];2;0))" office:value-type="string" office:string-value="Sarana dan Pemeliharaan" calcext:value-type="string">
            <text:p>Sarana dan Pemelih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87</text:p>
          </table:table-cell>
          <table:table-cell office:value-type="string" calcext:value-type="string">
            <text:p>6040000200</text:p>
          </table:table-cell>
          <table:table-cell office:value-type="string" calcext:value-type="string">
            <text:p>Sarana dan Pemeliharaan-Air</text:p>
          </table:table-cell>
          <table:table-cell office:value-type="string" calcext:value-type="string">
            <text:p>6040000000</text:p>
          </table:table-cell>
          <table:table-cell table:formula="of:=IF(ISNA(VLOOKUP([.D488];[.$B$2:.$C$700];2;0));&quot;-&quot;;VLOOKUP([.D488];[.$B$2:.$C$700];2;0))" office:value-type="string" office:string-value="Sarana dan Pemeliharaan" calcext:value-type="string">
            <text:p>Sarana dan Pemelih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88</text:p>
          </table:table-cell>
          <table:table-cell office:value-type="string" calcext:value-type="string">
            <text:p>6040001400</text:p>
          </table:table-cell>
          <table:table-cell office:value-type="string" calcext:value-type="string">
            <text:p>Sarana dan Pemeliharaan - Pembelian (tools &lt; Rp 1juta)</text:p>
          </table:table-cell>
          <table:table-cell office:value-type="string" calcext:value-type="string">
            <text:p>6040000000</text:p>
          </table:table-cell>
          <table:table-cell table:formula="of:=IF(ISNA(VLOOKUP([.D489];[.$B$2:.$C$700];2;0));&quot;-&quot;;VLOOKUP([.D489];[.$B$2:.$C$700];2;0))" office:value-type="string" office:string-value="Sarana dan Pemeliharaan" calcext:value-type="string">
            <text:p>Sarana dan Pemelih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89</text:p>
          </table:table-cell>
          <table:table-cell office:value-type="string" calcext:value-type="string">
            <text:p>6040000900</text:p>
          </table:table-cell>
          <table:table-cell office:value-type="string" calcext:value-type="string">
            <text:p>Sarana dan Pemeliharaan-Perawatan Alat Produksi Studio</text:p>
          </table:table-cell>
          <table:table-cell office:value-type="string" calcext:value-type="string">
            <text:p>6040000000</text:p>
          </table:table-cell>
          <table:table-cell table:formula="of:=IF(ISNA(VLOOKUP([.D490];[.$B$2:.$C$700];2;0));&quot;-&quot;;VLOOKUP([.D490];[.$B$2:.$C$700];2;0))" office:value-type="string" office:string-value="Sarana dan Pemeliharaan" calcext:value-type="string">
            <text:p>Sarana dan Pemelih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90</text:p>
          </table:table-cell>
          <table:table-cell office:value-type="string" calcext:value-type="string">
            <text:p>6040000400</text:p>
          </table:table-cell>
          <table:table-cell office:value-type="string" calcext:value-type="string">
            <text:p>Sarana dan Pemeliharaan-Perawatan Gedung/Ktr</text:p>
          </table:table-cell>
          <table:table-cell office:value-type="string" calcext:value-type="string">
            <text:p>6040000000</text:p>
          </table:table-cell>
          <table:table-cell table:formula="of:=IF(ISNA(VLOOKUP([.D491];[.$B$2:.$C$700];2;0));&quot;-&quot;;VLOOKUP([.D491];[.$B$2:.$C$700];2;0))" office:value-type="string" office:string-value="Sarana dan Pemeliharaan" calcext:value-type="string">
            <text:p>Sarana dan Pemelih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91</text:p>
          </table:table-cell>
          <table:table-cell office:value-type="string" calcext:value-type="string">
            <text:p>6040001100</text:p>
          </table:table-cell>
          <table:table-cell office:value-type="string" calcext:value-type="string">
            <text:p>Sarana dan Pemeliharaan-Pembelian (small tools &lt; Rp. 500 ribu)</text:p>
          </table:table-cell>
          <table:table-cell office:value-type="string" calcext:value-type="string">
            <text:p>6040000000</text:p>
          </table:table-cell>
          <table:table-cell table:formula="of:=IF(ISNA(VLOOKUP([.D492];[.$B$2:.$C$700];2;0));&quot;-&quot;;VLOOKUP([.D492];[.$B$2:.$C$700];2;0))" office:value-type="string" office:string-value="Sarana dan Pemeliharaan" calcext:value-type="string">
            <text:p>Sarana dan Pemelih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92</text:p>
          </table:table-cell>
          <table:table-cell office:value-type="string" calcext:value-type="string">
            <text:p>6040000600</text:p>
          </table:table-cell>
          <table:table-cell office:value-type="string" calcext:value-type="string">
            <text:p>Sarana dan Pemeliharaan-Perawatan Alat Kantor</text:p>
          </table:table-cell>
          <table:table-cell office:value-type="string" calcext:value-type="string">
            <text:p>6040000000</text:p>
          </table:table-cell>
          <table:table-cell table:formula="of:=IF(ISNA(VLOOKUP([.D493];[.$B$2:.$C$700];2;0));&quot;-&quot;;VLOOKUP([.D493];[.$B$2:.$C$700];2;0))" office:value-type="string" office:string-value="Sarana dan Pemeliharaan" calcext:value-type="string">
            <text:p>Sarana dan Pemelih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93</text:p>
          </table:table-cell>
          <table:table-cell office:value-type="string" calcext:value-type="string">
            <text:p>6040000100</text:p>
          </table:table-cell>
          <table:table-cell office:value-type="string" calcext:value-type="string">
            <text:p>Sarana dan Pemeliharaan-Listrik</text:p>
          </table:table-cell>
          <table:table-cell office:value-type="string" calcext:value-type="string">
            <text:p>6040000000</text:p>
          </table:table-cell>
          <table:table-cell table:formula="of:=IF(ISNA(VLOOKUP([.D494];[.$B$2:.$C$700];2;0));&quot;-&quot;;VLOOKUP([.D494];[.$B$2:.$C$700];2;0))" office:value-type="string" office:string-value="Sarana dan Pemeliharaan" calcext:value-type="string">
            <text:p>Sarana dan Pemelih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94</text:p>
          </table:table-cell>
          <table:table-cell office:value-type="string" calcext:value-type="string">
            <text:p>6050000000</text:p>
          </table:table-cell>
          <table:table-cell office:value-type="string" calcext:value-type="string">
            <text:p>Depresiasi</text:p>
          </table:table-cell>
          <table:table-cell office:value-type="string" calcext:value-type="string">
            <text:p>6000000000</text:p>
          </table:table-cell>
          <table:table-cell table:formula="of:=IF(ISNA(VLOOKUP([.D495];[.$B$2:.$C$700];2;0));&quot;-&quot;;VLOOKUP([.D495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95</text:p>
          </table:table-cell>
          <table:table-cell office:value-type="string" calcext:value-type="string">
            <text:p>6050001500</text:p>
          </table:table-cell>
          <table:table-cell office:value-type="string" calcext:value-type="string">
            <text:p>Depresiasi-Peralatan Studio</text:p>
          </table:table-cell>
          <table:table-cell office:value-type="string" calcext:value-type="string">
            <text:p>6050000000</text:p>
          </table:table-cell>
          <table:table-cell table:formula="of:=IF(ISNA(VLOOKUP([.D496];[.$B$2:.$C$700];2;0));&quot;-&quot;;VLOOKUP([.D496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96</text:p>
          </table:table-cell>
          <table:table-cell office:value-type="string" calcext:value-type="string">
            <text:p>6050001000</text:p>
          </table:table-cell>
          <table:table-cell office:value-type="string" calcext:value-type="string">
            <text:p>Depresiasi-Peralatan Teknik</text:p>
          </table:table-cell>
          <table:table-cell office:value-type="string" calcext:value-type="string">
            <text:p>6050000000</text:p>
          </table:table-cell>
          <table:table-cell table:formula="of:=IF(ISNA(VLOOKUP([.D497];[.$B$2:.$C$700];2;0));&quot;-&quot;;VLOOKUP([.D497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97</text:p>
          </table:table-cell>
          <table:table-cell office:value-type="string" calcext:value-type="string">
            <text:p>6050000500</text:p>
          </table:table-cell>
          <table:table-cell office:value-type="string" calcext:value-type="string">
            <text:p>Depresiasi-Peralatan Kantor</text:p>
          </table:table-cell>
          <table:table-cell office:value-type="string" calcext:value-type="string">
            <text:p>6050000000</text:p>
          </table:table-cell>
          <table:table-cell table:formula="of:=IF(ISNA(VLOOKUP([.D498];[.$B$2:.$C$700];2;0));&quot;-&quot;;VLOOKUP([.D498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98</text:p>
          </table:table-cell>
          <table:table-cell office:value-type="string" calcext:value-type="string">
            <text:p>6050001700</text:p>
          </table:table-cell>
          <table:table-cell office:value-type="string" calcext:value-type="string">
            <text:p>Depresiasi-Kendaraan-SGU</text:p>
          </table:table-cell>
          <table:table-cell office:value-type="string" calcext:value-type="string">
            <text:p>6050000000</text:p>
          </table:table-cell>
          <table:table-cell table:formula="of:=IF(ISNA(VLOOKUP([.D499];[.$B$2:.$C$700];2;0));&quot;-&quot;;VLOOKUP([.D499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99</text:p>
          </table:table-cell>
          <table:table-cell office:value-type="string" calcext:value-type="string">
            <text:p>6050001200</text:p>
          </table:table-cell>
          <table:table-cell office:value-type="string" calcext:value-type="string">
            <text:p>Depresiasi-Perabot Kantor</text:p>
          </table:table-cell>
          <table:table-cell office:value-type="string" calcext:value-type="string">
            <text:p>6050000000</text:p>
          </table:table-cell>
          <table:table-cell table:formula="of:=IF(ISNA(VLOOKUP([.D500];[.$B$2:.$C$700];2;0));&quot;-&quot;;VLOOKUP([.D500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00</text:p>
          </table:table-cell>
          <table:table-cell office:value-type="string" calcext:value-type="string">
            <text:p>6050000700</text:p>
          </table:table-cell>
          <table:table-cell office:value-type="string" calcext:value-type="string">
            <text:p>Depresiasi-Peralatan Komunikasi</text:p>
          </table:table-cell>
          <table:table-cell office:value-type="string" calcext:value-type="string">
            <text:p>6050000000</text:p>
          </table:table-cell>
          <table:table-cell table:formula="of:=IF(ISNA(VLOOKUP([.D501];[.$B$2:.$C$700];2;0));&quot;-&quot;;VLOOKUP([.D501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01</text:p>
          </table:table-cell>
          <table:table-cell office:value-type="string" calcext:value-type="string">
            <text:p>6050000200</text:p>
          </table:table-cell>
          <table:table-cell office:value-type="string" calcext:value-type="string">
            <text:p>Depresiasi-Peralatan Produksi</text:p>
          </table:table-cell>
          <table:table-cell office:value-type="string" calcext:value-type="string">
            <text:p>6050000000</text:p>
          </table:table-cell>
          <table:table-cell table:formula="of:=IF(ISNA(VLOOKUP([.D502];[.$B$2:.$C$700];2;0));&quot;-&quot;;VLOOKUP([.D502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02</text:p>
          </table:table-cell>
          <table:table-cell office:value-type="string" calcext:value-type="string">
            <text:p>6050001400</text:p>
          </table:table-cell>
          <table:table-cell office:value-type="string" calcext:value-type="string">
            <text:p>Depresiasi-Peralatan Transmisi</text:p>
          </table:table-cell>
          <table:table-cell office:value-type="string" calcext:value-type="string">
            <text:p>6050000000</text:p>
          </table:table-cell>
          <table:table-cell table:formula="of:=IF(ISNA(VLOOKUP([.D503];[.$B$2:.$C$700];2;0));&quot;-&quot;;VLOOKUP([.D503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03</text:p>
          </table:table-cell>
          <table:table-cell office:value-type="string" calcext:value-type="string">
            <text:p>6050000900</text:p>
          </table:table-cell>
          <table:table-cell office:value-type="string" calcext:value-type="string">
            <text:p>Depresiasi-Kendaraan Bermotor</text:p>
          </table:table-cell>
          <table:table-cell office:value-type="string" calcext:value-type="string">
            <text:p>6050000000</text:p>
          </table:table-cell>
          <table:table-cell table:formula="of:=IF(ISNA(VLOOKUP([.D504];[.$B$2:.$C$700];2;0));&quot;-&quot;;VLOOKUP([.D504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04</text:p>
          </table:table-cell>
          <table:table-cell office:value-type="string" calcext:value-type="string">
            <text:p>6050000400</text:p>
          </table:table-cell>
          <table:table-cell office:value-type="string" calcext:value-type="string">
            <text:p>Depresiasi-Peralatan Komputer</text:p>
          </table:table-cell>
          <table:table-cell office:value-type="string" calcext:value-type="string">
            <text:p>6050000000</text:p>
          </table:table-cell>
          <table:table-cell table:formula="of:=IF(ISNA(VLOOKUP([.D505];[.$B$2:.$C$700];2;0));&quot;-&quot;;VLOOKUP([.D505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05</text:p>
          </table:table-cell>
          <table:table-cell office:value-type="string" calcext:value-type="string">
            <text:p>6050001600</text:p>
          </table:table-cell>
          <table:table-cell office:value-type="string" calcext:value-type="string">
            <text:p>Depresiasi Sewa Guna Usaha</text:p>
          </table:table-cell>
          <table:table-cell office:value-type="string" calcext:value-type="string">
            <text:p>6050000000</text:p>
          </table:table-cell>
          <table:table-cell table:formula="of:=IF(ISNA(VLOOKUP([.D506];[.$B$2:.$C$700];2;0));&quot;-&quot;;VLOOKUP([.D506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06</text:p>
          </table:table-cell>
          <table:table-cell office:value-type="string" calcext:value-type="string">
            <text:p>6050001100</text:p>
          </table:table-cell>
          <table:table-cell office:value-type="string" calcext:value-type="string">
            <text:p>Depresiasi-bangunan kantor</text:p>
          </table:table-cell>
          <table:table-cell office:value-type="string" calcext:value-type="string">
            <text:p>6050000000</text:p>
          </table:table-cell>
          <table:table-cell table:formula="of:=IF(ISNA(VLOOKUP([.D507];[.$B$2:.$C$700];2;0));&quot;-&quot;;VLOOKUP([.D507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07</text:p>
          </table:table-cell>
          <table:table-cell office:value-type="string" calcext:value-type="string">
            <text:p>6050000600</text:p>
          </table:table-cell>
          <table:table-cell office:value-type="string" calcext:value-type="string">
            <text:p>Depresiasi-Fixture and Furniture</text:p>
          </table:table-cell>
          <table:table-cell office:value-type="string" calcext:value-type="string">
            <text:p>6050000000</text:p>
          </table:table-cell>
          <table:table-cell table:formula="of:=IF(ISNA(VLOOKUP([.D508];[.$B$2:.$C$700];2;0));&quot;-&quot;;VLOOKUP([.D508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08</text:p>
          </table:table-cell>
          <table:table-cell office:value-type="string" calcext:value-type="string">
            <text:p>6050000100</text:p>
          </table:table-cell>
          <table:table-cell office:value-type="string" calcext:value-type="string">
            <text:p>Depresiasi-Gedung</text:p>
          </table:table-cell>
          <table:table-cell office:value-type="string" calcext:value-type="string">
            <text:p>6050000000</text:p>
          </table:table-cell>
          <table:table-cell table:formula="of:=IF(ISNA(VLOOKUP([.D509];[.$B$2:.$C$700];2;0));&quot;-&quot;;VLOOKUP([.D509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09</text:p>
          </table:table-cell>
          <table:table-cell office:value-type="string" calcext:value-type="string">
            <text:p>6050001800</text:p>
          </table:table-cell>
          <table:table-cell office:value-type="string" calcext:value-type="string">
            <text:p>Depresiasi Aktiva Kerjasama</text:p>
          </table:table-cell>
          <table:table-cell office:value-type="string" calcext:value-type="string">
            <text:p>6050000000</text:p>
          </table:table-cell>
          <table:table-cell table:formula="of:=IF(ISNA(VLOOKUP([.D510];[.$B$2:.$C$700];2;0));&quot;-&quot;;VLOOKUP([.D510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10</text:p>
          </table:table-cell>
          <table:table-cell office:value-type="string" calcext:value-type="string">
            <text:p>6050001300</text:p>
          </table:table-cell>
          <table:table-cell office:value-type="string" calcext:value-type="string">
            <text:p>Depresiasi-Tower</text:p>
          </table:table-cell>
          <table:table-cell office:value-type="string" calcext:value-type="string">
            <text:p>6050000000</text:p>
          </table:table-cell>
          <table:table-cell table:formula="of:=IF(ISNA(VLOOKUP([.D511];[.$B$2:.$C$700];2;0));&quot;-&quot;;VLOOKUP([.D511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11</text:p>
          </table:table-cell>
          <table:table-cell office:value-type="string" calcext:value-type="string">
            <text:p>6050000800</text:p>
          </table:table-cell>
          <table:table-cell office:value-type="string" calcext:value-type="string">
            <text:p>Depresiasi-Peralatan Klinik</text:p>
          </table:table-cell>
          <table:table-cell office:value-type="string" calcext:value-type="string">
            <text:p>6050000000</text:p>
          </table:table-cell>
          <table:table-cell table:formula="of:=IF(ISNA(VLOOKUP([.D512];[.$B$2:.$C$700];2;0));&quot;-&quot;;VLOOKUP([.D512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12</text:p>
          </table:table-cell>
          <table:table-cell office:value-type="string" calcext:value-type="string">
            <text:p>6050000300</text:p>
          </table:table-cell>
          <table:table-cell office:value-type="string" calcext:value-type="string">
            <text:p>Depresiasi-Peralatan BSF</text:p>
          </table:table-cell>
          <table:table-cell office:value-type="string" calcext:value-type="string">
            <text:p>6050000000</text:p>
          </table:table-cell>
          <table:table-cell table:formula="of:=IF(ISNA(VLOOKUP([.D513];[.$B$2:.$C$700];2;0));&quot;-&quot;;VLOOKUP([.D513];[.$B$2:.$C$700];2;0))" office:value-type="string" office:string-value="Depresiasi" calcext:value-type="string">
            <text:p>Depresi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13</text:p>
          </table:table-cell>
          <table:table-cell office:value-type="string" calcext:value-type="string">
            <text:p>6060000000</text:p>
          </table:table-cell>
          <table:table-cell office:value-type="string" calcext:value-type="string">
            <text:p>Amortisasi</text:p>
          </table:table-cell>
          <table:table-cell office:value-type="string" calcext:value-type="string">
            <text:p>6000000000</text:p>
          </table:table-cell>
          <table:table-cell table:formula="of:=IF(ISNA(VLOOKUP([.D514];[.$B$2:.$C$700];2;0));&quot;-&quot;;VLOOKUP([.D514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14</text:p>
          </table:table-cell>
          <table:table-cell office:value-type="string" calcext:value-type="string">
            <text:p>6060000200</text:p>
          </table:table-cell>
          <table:table-cell office:value-type="string" calcext:value-type="string">
            <text:p>Amortisasi-Uang Jaminan Lain Jk Panjang</text:p>
          </table:table-cell>
          <table:table-cell office:value-type="string" calcext:value-type="string">
            <text:p>6060000000</text:p>
          </table:table-cell>
          <table:table-cell table:formula="of:=IF(ISNA(VLOOKUP([.D515];[.$B$2:.$C$700];2;0));&quot;-&quot;;VLOOKUP([.D515];[.$B$2:.$C$700];2;0))" office:value-type="string" office:string-value="Amortisasi" calcext:value-type="string">
            <text:p>Amortis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15</text:p>
          </table:table-cell>
          <table:table-cell office:value-type="string" calcext:value-type="string">
            <text:p>6060000100</text:p>
          </table:table-cell>
          <table:table-cell office:value-type="string" calcext:value-type="string">
            <text:p>Amortisasi-Emisi Saham</text:p>
          </table:table-cell>
          <table:table-cell office:value-type="string" calcext:value-type="string">
            <text:p>6060000000</text:p>
          </table:table-cell>
          <table:table-cell table:formula="of:=IF(ISNA(VLOOKUP([.D516];[.$B$2:.$C$700];2;0));&quot;-&quot;;VLOOKUP([.D516];[.$B$2:.$C$700];2;0))" office:value-type="string" office:string-value="Amortisasi" calcext:value-type="string">
            <text:p>Amortis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16</text:p>
          </table:table-cell>
          <table:table-cell office:value-type="string" calcext:value-type="string">
            <text:p>6060000300</text:p>
          </table:table-cell>
          <table:table-cell office:value-type="string" calcext:value-type="string">
            <text:p>Amortisasi-Aktiva Lainnya</text:p>
          </table:table-cell>
          <table:table-cell office:value-type="string" calcext:value-type="string">
            <text:p>6060000000</text:p>
          </table:table-cell>
          <table:table-cell table:formula="of:=IF(ISNA(VLOOKUP([.D517];[.$B$2:.$C$700];2;0));&quot;-&quot;;VLOOKUP([.D517];[.$B$2:.$C$700];2;0))" office:value-type="string" office:string-value="Amortisasi" calcext:value-type="string">
            <text:p>Amortis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17</text:p>
          </table:table-cell>
          <table:table-cell office:value-type="string" calcext:value-type="string">
            <text:p>6070000000</text:p>
          </table:table-cell>
          <table:table-cell office:value-type="string" calcext:value-type="string">
            <text:p>Penghapusan Piutang Usaha</text:p>
          </table:table-cell>
          <table:table-cell office:value-type="string" calcext:value-type="string">
            <text:p>6000000000</text:p>
          </table:table-cell>
          <table:table-cell table:formula="of:=IF(ISNA(VLOOKUP([.D518];[.$B$2:.$C$700];2;0));&quot;-&quot;;VLOOKUP([.D518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18</text:p>
          </table:table-cell>
          <table:table-cell office:value-type="string" calcext:value-type="string">
            <text:p>6070000400</text:p>
          </table:table-cell>
          <table:table-cell office:value-type="string" calcext:value-type="string">
            <text:p>Penghapusan Piutang Usaha-Super Impose</text:p>
          </table:table-cell>
          <table:table-cell office:value-type="string" calcext:value-type="string">
            <text:p>6070000000</text:p>
          </table:table-cell>
          <table:table-cell table:formula="of:=IF(ISNA(VLOOKUP([.D519];[.$B$2:.$C$700];2;0));&quot;-&quot;;VLOOKUP([.D519];[.$B$2:.$C$700];2;0))" office:value-type="string" office:string-value="Penghapusan Piutang Usaha" calcext:value-type="string">
            <text:p>Penghapusan Piutang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19</text:p>
          </table:table-cell>
          <table:table-cell office:value-type="string" calcext:value-type="string">
            <text:p>6070000600</text:p>
          </table:table-cell>
          <table:table-cell office:value-type="string" calcext:value-type="string">
            <text:p>Penghapusan Piutang Usaha-Company Profile</text:p>
          </table:table-cell>
          <table:table-cell office:value-type="string" calcext:value-type="string">
            <text:p>6070000000</text:p>
          </table:table-cell>
          <table:table-cell table:formula="of:=IF(ISNA(VLOOKUP([.D520];[.$B$2:.$C$700];2;0));&quot;-&quot;;VLOOKUP([.D520];[.$B$2:.$C$700];2;0))" office:value-type="string" office:string-value="Penghapusan Piutang Usaha" calcext:value-type="string">
            <text:p>Penghapusan Piutang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20</text:p>
          </table:table-cell>
          <table:table-cell office:value-type="string" calcext:value-type="string">
            <text:p>6070000100</text:p>
          </table:table-cell>
          <table:table-cell office:value-type="string" calcext:value-type="string">
            <text:p>Penghapusan Piutang Usaha-Piutang Iklan</text:p>
          </table:table-cell>
          <table:table-cell office:value-type="string" calcext:value-type="string">
            <text:p>6070000000</text:p>
          </table:table-cell>
          <table:table-cell table:formula="of:=IF(ISNA(VLOOKUP([.D521];[.$B$2:.$C$700];2;0));&quot;-&quot;;VLOOKUP([.D521];[.$B$2:.$C$700];2;0))" office:value-type="string" office:string-value="Penghapusan Piutang Usaha" calcext:value-type="string">
            <text:p>Penghapusan Piutang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21</text:p>
          </table:table-cell>
          <table:table-cell office:value-type="string" calcext:value-type="string">
            <text:p>6070000300</text:p>
          </table:table-cell>
          <table:table-cell office:value-type="string" calcext:value-type="string">
            <text:p>Penghapusan Piutang Usaha-Built In</text:p>
          </table:table-cell>
          <table:table-cell office:value-type="string" calcext:value-type="string">
            <text:p>6070000000</text:p>
          </table:table-cell>
          <table:table-cell table:formula="of:=IF(ISNA(VLOOKUP([.D522];[.$B$2:.$C$700];2;0));&quot;-&quot;;VLOOKUP([.D522];[.$B$2:.$C$700];2;0))" office:value-type="string" office:string-value="Penghapusan Piutang Usaha" calcext:value-type="string">
            <text:p>Penghapusan Piutang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22</text:p>
          </table:table-cell>
          <table:table-cell office:value-type="string" calcext:value-type="string">
            <text:p>6070000500</text:p>
          </table:table-cell>
          <table:table-cell office:value-type="string" calcext:value-type="string">
            <text:p>Penghapusan Piutang Usaha-Running Text</text:p>
          </table:table-cell>
          <table:table-cell office:value-type="string" calcext:value-type="string">
            <text:p>6070000000</text:p>
          </table:table-cell>
          <table:table-cell table:formula="of:=IF(ISNA(VLOOKUP([.D523];[.$B$2:.$C$700];2;0));&quot;-&quot;;VLOOKUP([.D523];[.$B$2:.$C$700];2;0))" office:value-type="string" office:string-value="Penghapusan Piutang Usaha" calcext:value-type="string">
            <text:p>Penghapusan Piutang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23</text:p>
          </table:table-cell>
          <table:table-cell office:value-type="string" calcext:value-type="string">
            <text:p>6070000700</text:p>
          </table:table-cell>
          <table:table-cell office:value-type="string" calcext:value-type="string">
            <text:p>Penghapusan Piutang Usaha-Musik</text:p>
          </table:table-cell>
          <table:table-cell office:value-type="string" calcext:value-type="string">
            <text:p>6070000000</text:p>
          </table:table-cell>
          <table:table-cell table:formula="of:=IF(ISNA(VLOOKUP([.D524];[.$B$2:.$C$700];2;0));&quot;-&quot;;VLOOKUP([.D524];[.$B$2:.$C$700];2;0))" office:value-type="string" office:string-value="Penghapusan Piutang Usaha" calcext:value-type="string">
            <text:p>Penghapusan Piutang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24</text:p>
          </table:table-cell>
          <table:table-cell office:value-type="string" calcext:value-type="string">
            <text:p>6070000200</text:p>
          </table:table-cell>
          <table:table-cell office:value-type="string" calcext:value-type="string">
            <text:p>Penghapusan Piutang Usaha-Block Time</text:p>
          </table:table-cell>
          <table:table-cell office:value-type="string" calcext:value-type="string">
            <text:p>6070000000</text:p>
          </table:table-cell>
          <table:table-cell table:formula="of:=IF(ISNA(VLOOKUP([.D525];[.$B$2:.$C$700];2;0));&quot;-&quot;;VLOOKUP([.D525];[.$B$2:.$C$700];2;0))" office:value-type="string" office:string-value="Penghapusan Piutang Usaha" calcext:value-type="string">
            <text:p>Penghapusan Piutang Usa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25</text:p>
          </table:table-cell>
          <table:table-cell office:value-type="string" calcext:value-type="string">
            <text:p>6080000000</text:p>
          </table:table-cell>
          <table:table-cell office:value-type="string" calcext:value-type="string">
            <text:p>Biaya Penagihan</text:p>
          </table:table-cell>
          <table:table-cell office:value-type="string" calcext:value-type="string">
            <text:p>6000000000</text:p>
          </table:table-cell>
          <table:table-cell table:formula="of:=IF(ISNA(VLOOKUP([.D526];[.$B$2:.$C$700];2;0));&quot;-&quot;;VLOOKUP([.D526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26</text:p>
          </table:table-cell>
          <table:table-cell office:value-type="string" calcext:value-type="string">
            <text:p>6080000200</text:p>
          </table:table-cell>
          <table:table-cell office:value-type="string" calcext:value-type="string">
            <text:p>Biaya Cash Discount</text:p>
          </table:table-cell>
          <table:table-cell office:value-type="string" calcext:value-type="string">
            <text:p>6080000000</text:p>
          </table:table-cell>
          <table:table-cell table:formula="of:=IF(ISNA(VLOOKUP([.D527];[.$B$2:.$C$700];2;0));&quot;-&quot;;VLOOKUP([.D527];[.$B$2:.$C$700];2;0))" office:value-type="string" office:string-value="Biaya Penagihan" calcext:value-type="string">
            <text:p>Biaya Penagi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27</text:p>
          </table:table-cell>
          <table:table-cell office:value-type="string" calcext:value-type="string">
            <text:p>6080000400</text:p>
          </table:table-cell>
          <table:table-cell office:value-type="string" calcext:value-type="string">
            <text:p>Biaya Bunga Tagihan</text:p>
          </table:table-cell>
          <table:table-cell office:value-type="string" calcext:value-type="string">
            <text:p>6080000000</text:p>
          </table:table-cell>
          <table:table-cell table:formula="of:=IF(ISNA(VLOOKUP([.D528];[.$B$2:.$C$700];2;0));&quot;-&quot;;VLOOKUP([.D528];[.$B$2:.$C$700];2;0))" office:value-type="string" office:string-value="Biaya Penagihan" calcext:value-type="string">
            <text:p>Biaya Penagi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28</text:p>
          </table:table-cell>
          <table:table-cell office:value-type="string" calcext:value-type="string">
            <text:p>6080000100</text:p>
          </table:table-cell>
          <table:table-cell office:value-type="string" calcext:value-type="string">
            <text:p>Biaya Penagihan</text:p>
          </table:table-cell>
          <table:table-cell office:value-type="string" calcext:value-type="string">
            <text:p>6080000000</text:p>
          </table:table-cell>
          <table:table-cell table:formula="of:=IF(ISNA(VLOOKUP([.D529];[.$B$2:.$C$700];2;0));&quot;-&quot;;VLOOKUP([.D529];[.$B$2:.$C$700];2;0))" office:value-type="string" office:string-value="Biaya Penagihan" calcext:value-type="string">
            <text:p>Biaya Penagi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29</text:p>
          </table:table-cell>
          <table:table-cell office:value-type="string" calcext:value-type="string">
            <text:p>6080000300</text:p>
          </table:table-cell>
          <table:table-cell office:value-type="string" calcext:value-type="string">
            <text:p>Agency Trip</text:p>
          </table:table-cell>
          <table:table-cell office:value-type="string" calcext:value-type="string">
            <text:p>6080000000</text:p>
          </table:table-cell>
          <table:table-cell table:formula="of:=IF(ISNA(VLOOKUP([.D530];[.$B$2:.$C$700];2;0));&quot;-&quot;;VLOOKUP([.D530];[.$B$2:.$C$700];2;0))" office:value-type="string" office:string-value="Biaya Penagihan" calcext:value-type="string">
            <text:p>Biaya Penagih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30</text:p>
          </table:table-cell>
          <table:table-cell office:value-type="string" calcext:value-type="string">
            <text:p>6090000000</text:p>
          </table:table-cell>
          <table:table-cell office:value-type="string" calcext:value-type="string">
            <text:p>Biaya Penyisihan Piutang</text:p>
          </table:table-cell>
          <table:table-cell office:value-type="string" calcext:value-type="string">
            <text:p>6000000000</text:p>
          </table:table-cell>
          <table:table-cell table:formula="of:=IF(ISNA(VLOOKUP([.D531];[.$B$2:.$C$700];2;0));&quot;-&quot;;VLOOKUP([.D531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31</text:p>
          </table:table-cell>
          <table:table-cell office:value-type="string" calcext:value-type="string">
            <text:p>6090000500</text:p>
          </table:table-cell>
          <table:table-cell office:value-type="string" calcext:value-type="string">
            <text:p>Biaya Penyisihan Piutang Musik</text:p>
          </table:table-cell>
          <table:table-cell office:value-type="string" calcext:value-type="string">
            <text:p>6090000000</text:p>
          </table:table-cell>
          <table:table-cell table:formula="of:=IF(ISNA(VLOOKUP([.D532];[.$B$2:.$C$700];2;0));&quot;-&quot;;VLOOKUP([.D532];[.$B$2:.$C$700];2;0))" office:value-type="string" office:string-value="Biaya Penyisihan Piutang" calcext:value-type="string">
            <text:p>Biaya Penyisihan Piut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32</text:p>
          </table:table-cell>
          <table:table-cell office:value-type="string" calcext:value-type="string">
            <text:p>6090000200</text:p>
          </table:table-cell>
          <table:table-cell office:value-type="string" calcext:value-type="string">
            <text:p>Biaya Penyisihan Piutang Iklan-Non Tunai</text:p>
          </table:table-cell>
          <table:table-cell office:value-type="string" calcext:value-type="string">
            <text:p>6090000000</text:p>
          </table:table-cell>
          <table:table-cell table:formula="of:=IF(ISNA(VLOOKUP([.D533];[.$B$2:.$C$700];2;0));&quot;-&quot;;VLOOKUP([.D533];[.$B$2:.$C$700];2;0))" office:value-type="string" office:string-value="Biaya Penyisihan Piutang" calcext:value-type="string">
            <text:p>Biaya Penyisihan Piut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33</text:p>
          </table:table-cell>
          <table:table-cell office:value-type="string" calcext:value-type="string">
            <text:p>6090000400</text:p>
          </table:table-cell>
          <table:table-cell office:value-type="string" calcext:value-type="string">
            <text:p>Biaya Penyisihan Non Iklan-Quiz</text:p>
          </table:table-cell>
          <table:table-cell office:value-type="string" calcext:value-type="string">
            <text:p>6090000000</text:p>
          </table:table-cell>
          <table:table-cell table:formula="of:=IF(ISNA(VLOOKUP([.D534];[.$B$2:.$C$700];2;0));&quot;-&quot;;VLOOKUP([.D534];[.$B$2:.$C$700];2;0))" office:value-type="string" office:string-value="Biaya Penyisihan Piutang" calcext:value-type="string">
            <text:p>Biaya Penyisihan Piut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34</text:p>
          </table:table-cell>
          <table:table-cell office:value-type="string" calcext:value-type="string">
            <text:p>6090000600</text:p>
          </table:table-cell>
          <table:table-cell office:value-type="string" calcext:value-type="string">
            <text:p>Biaya Penyisihan Piutang Lainnya</text:p>
          </table:table-cell>
          <table:table-cell office:value-type="string" calcext:value-type="string">
            <text:p>6090000000</text:p>
          </table:table-cell>
          <table:table-cell table:formula="of:=IF(ISNA(VLOOKUP([.D535];[.$B$2:.$C$700];2;0));&quot;-&quot;;VLOOKUP([.D535];[.$B$2:.$C$700];2;0))" office:value-type="string" office:string-value="Biaya Penyisihan Piutang" calcext:value-type="string">
            <text:p>Biaya Penyisihan Piut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35</text:p>
          </table:table-cell>
          <table:table-cell office:value-type="string" calcext:value-type="string">
            <text:p>6090000100</text:p>
          </table:table-cell>
          <table:table-cell office:value-type="string" calcext:value-type="string">
            <text:p>Biaya Penyisihan Piutang Iklan</text:p>
          </table:table-cell>
          <table:table-cell office:value-type="string" calcext:value-type="string">
            <text:p>6090000000</text:p>
          </table:table-cell>
          <table:table-cell table:formula="of:=IF(ISNA(VLOOKUP([.D536];[.$B$2:.$C$700];2;0));&quot;-&quot;;VLOOKUP([.D536];[.$B$2:.$C$700];2;0))" office:value-type="string" office:string-value="Biaya Penyisihan Piutang" calcext:value-type="string">
            <text:p>Biaya Penyisihan Piut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36</text:p>
          </table:table-cell>
          <table:table-cell office:value-type="string" calcext:value-type="string">
            <text:p>6090000300</text:p>
          </table:table-cell>
          <table:table-cell office:value-type="string" calcext:value-type="string">
            <text:p>Biaya Penyisihan Non Iklan-Block Time</text:p>
          </table:table-cell>
          <table:table-cell office:value-type="string" calcext:value-type="string">
            <text:p>6090000000</text:p>
          </table:table-cell>
          <table:table-cell table:formula="of:=IF(ISNA(VLOOKUP([.D537];[.$B$2:.$C$700];2;0));&quot;-&quot;;VLOOKUP([.D537];[.$B$2:.$C$700];2;0))" office:value-type="string" office:string-value="Biaya Penyisihan Piutang" calcext:value-type="string">
            <text:p>Biaya Penyisihan Piuta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37</text:p>
          </table:table-cell>
          <table:table-cell office:value-type="string" calcext:value-type="string">
            <text:p>7010000000</text:p>
          </table:table-cell>
          <table:table-cell office:value-type="string" calcext:value-type="string">
            <text:p>Keamanan</text:p>
          </table:table-cell>
          <table:table-cell office:value-type="string" calcext:value-type="string">
            <text:p>6000000000</text:p>
          </table:table-cell>
          <table:table-cell table:formula="of:=IF(ISNA(VLOOKUP([.D538];[.$B$2:.$C$700];2;0));&quot;-&quot;;VLOOKUP([.D538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38</text:p>
          </table:table-cell>
          <table:table-cell office:value-type="string" calcext:value-type="string">
            <text:p>7010000400</text:p>
          </table:table-cell>
          <table:table-cell office:value-type="string" calcext:value-type="string">
            <text:p>Keamanan-Pendidikan dan Latihan</text:p>
          </table:table-cell>
          <table:table-cell office:value-type="string" calcext:value-type="string">
            <text:p>7010000000</text:p>
          </table:table-cell>
          <table:table-cell table:formula="of:=IF(ISNA(VLOOKUP([.D539];[.$B$2:.$C$700];2;0));&quot;-&quot;;VLOOKUP([.D539];[.$B$2:.$C$700];2;0))" office:value-type="string" office:string-value="Keamanan" calcext:value-type="string">
            <text:p>Keam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39</text:p>
          </table:table-cell>
          <table:table-cell office:value-type="string" calcext:value-type="string">
            <text:p>7010000600</text:p>
          </table:table-cell>
          <table:table-cell office:value-type="string" calcext:value-type="string">
            <text:p>Keamanan-Outsource</text:p>
          </table:table-cell>
          <table:table-cell office:value-type="string" calcext:value-type="string">
            <text:p>7010000000</text:p>
          </table:table-cell>
          <table:table-cell table:formula="of:=IF(ISNA(VLOOKUP([.D540];[.$B$2:.$C$700];2;0));&quot;-&quot;;VLOOKUP([.D540];[.$B$2:.$C$700];2;0))" office:value-type="string" office:string-value="Keamanan" calcext:value-type="string">
            <text:p>Keam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40</text:p>
          </table:table-cell>
          <table:table-cell office:value-type="string" calcext:value-type="string">
            <text:p>7010000100</text:p>
          </table:table-cell>
          <table:table-cell office:value-type="string" calcext:value-type="string">
            <text:p>Keamanan-Honor</text:p>
          </table:table-cell>
          <table:table-cell office:value-type="string" calcext:value-type="string">
            <text:p>7010000000</text:p>
          </table:table-cell>
          <table:table-cell table:formula="of:=IF(ISNA(VLOOKUP([.D541];[.$B$2:.$C$700];2;0));&quot;-&quot;;VLOOKUP([.D541];[.$B$2:.$C$700];2;0))" office:value-type="string" office:string-value="Keamanan" calcext:value-type="string">
            <text:p>Keam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41</text:p>
          </table:table-cell>
          <table:table-cell office:value-type="string" calcext:value-type="string">
            <text:p>7010000300</text:p>
          </table:table-cell>
          <table:table-cell office:value-type="string" calcext:value-type="string">
            <text:p>Keamanan-Seragam dan Perlengkapan</text:p>
          </table:table-cell>
          <table:table-cell office:value-type="string" calcext:value-type="string">
            <text:p>7010000000</text:p>
          </table:table-cell>
          <table:table-cell table:formula="of:=IF(ISNA(VLOOKUP([.D542];[.$B$2:.$C$700];2;0));&quot;-&quot;;VLOOKUP([.D542];[.$B$2:.$C$700];2;0))" office:value-type="string" office:string-value="Keamanan" calcext:value-type="string">
            <text:p>Keam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42</text:p>
          </table:table-cell>
          <table:table-cell office:value-type="string" calcext:value-type="string">
            <text:p>7010000500</text:p>
          </table:table-cell>
          <table:table-cell office:value-type="string" calcext:value-type="string">
            <text:p>Keamanan-Kesehatan dan Pengobatan</text:p>
          </table:table-cell>
          <table:table-cell office:value-type="string" calcext:value-type="string">
            <text:p>7010000000</text:p>
          </table:table-cell>
          <table:table-cell table:formula="of:=IF(ISNA(VLOOKUP([.D543];[.$B$2:.$C$700];2;0));&quot;-&quot;;VLOOKUP([.D543];[.$B$2:.$C$700];2;0))" office:value-type="string" office:string-value="Keamanan" calcext:value-type="string">
            <text:p>Keam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43</text:p>
          </table:table-cell>
          <table:table-cell office:value-type="string" calcext:value-type="string">
            <text:p>7010000200</text:p>
          </table:table-cell>
          <table:table-cell office:value-type="string" calcext:value-type="string">
            <text:p>Keamanan-THR/THN</text:p>
          </table:table-cell>
          <table:table-cell office:value-type="string" calcext:value-type="string">
            <text:p>7010000000</text:p>
          </table:table-cell>
          <table:table-cell table:formula="of:=IF(ISNA(VLOOKUP([.D544];[.$B$2:.$C$700];2;0));&quot;-&quot;;VLOOKUP([.D544];[.$B$2:.$C$700];2;0))" office:value-type="string" office:string-value="Keamanan" calcext:value-type="string">
            <text:p>Keam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44</text:p>
          </table:table-cell>
          <table:table-cell office:value-type="string" calcext:value-type="string">
            <text:p>7020000000</text:p>
          </table:table-cell>
          <table:table-cell office:value-type="string" calcext:value-type="string">
            <text:p>Pajak dan Perijinan</text:p>
          </table:table-cell>
          <table:table-cell office:value-type="string" calcext:value-type="string">
            <text:p>6000000000</text:p>
          </table:table-cell>
          <table:table-cell table:formula="of:=IF(ISNA(VLOOKUP([.D545];[.$B$2:.$C$700];2;0));&quot;-&quot;;VLOOKUP([.D545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45</text:p>
          </table:table-cell>
          <table:table-cell office:value-type="string" calcext:value-type="string">
            <text:p>7020000800</text:p>
          </table:table-cell>
          <table:table-cell office:value-type="string" calcext:value-type="string">
            <text:p>Pajak-PPh final</text:p>
          </table:table-cell>
          <table:table-cell office:value-type="string" calcext:value-type="string">
            <text:p>7020000000</text:p>
          </table:table-cell>
          <table:table-cell table:formula="of:=IF(ISNA(VLOOKUP([.D546];[.$B$2:.$C$700];2;0));&quot;-&quot;;VLOOKUP([.D546];[.$B$2:.$C$700];2;0))" office:value-type="string" office:string-value="Pajak dan Perijinan" calcext:value-type="string">
            <text:p>Pajak dan Periji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46</text:p>
          </table:table-cell>
          <table:table-cell office:value-type="string" calcext:value-type="string">
            <text:p>7020000300</text:p>
          </table:table-cell>
          <table:table-cell office:value-type="string" calcext:value-type="string">
            <text:p>Pajak-PPh21</text:p>
          </table:table-cell>
          <table:table-cell office:value-type="string" calcext:value-type="string">
            <text:p>7020000000</text:p>
          </table:table-cell>
          <table:table-cell table:formula="of:=IF(ISNA(VLOOKUP([.D547];[.$B$2:.$C$700];2;0));&quot;-&quot;;VLOOKUP([.D547];[.$B$2:.$C$700];2;0))" office:value-type="string" office:string-value="Pajak dan Perijinan" calcext:value-type="string">
            <text:p>Pajak dan Periji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47</text:p>
          </table:table-cell>
          <table:table-cell office:value-type="string" calcext:value-type="string">
            <text:p>7020000500</text:p>
          </table:table-cell>
          <table:table-cell office:value-type="string" calcext:value-type="string">
            <text:p>Pajak-PPh23</text:p>
          </table:table-cell>
          <table:table-cell office:value-type="string" calcext:value-type="string">
            <text:p>7020000000</text:p>
          </table:table-cell>
          <table:table-cell table:formula="of:=IF(ISNA(VLOOKUP([.D548];[.$B$2:.$C$700];2;0));&quot;-&quot;;VLOOKUP([.D548];[.$B$2:.$C$700];2;0))" office:value-type="string" office:string-value="Pajak dan Perijinan" calcext:value-type="string">
            <text:p>Pajak dan Periji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48</text:p>
          </table:table-cell>
          <table:table-cell office:value-type="string" calcext:value-type="string">
            <text:p>7020000700</text:p>
          </table:table-cell>
          <table:table-cell office:value-type="string" calcext:value-type="string">
            <text:p>Pajak-PPN</text:p>
          </table:table-cell>
          <table:table-cell office:value-type="string" calcext:value-type="string">
            <text:p>7020000000</text:p>
          </table:table-cell>
          <table:table-cell table:formula="of:=IF(ISNA(VLOOKUP([.D549];[.$B$2:.$C$700];2;0));&quot;-&quot;;VLOOKUP([.D549];[.$B$2:.$C$700];2;0))" office:value-type="string" office:string-value="Pajak dan Perijinan" calcext:value-type="string">
            <text:p>Pajak dan Periji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49</text:p>
          </table:table-cell>
          <table:table-cell office:value-type="string" calcext:value-type="string">
            <text:p>7020000200</text:p>
          </table:table-cell>
          <table:table-cell office:value-type="string" calcext:value-type="string">
            <text:p>Pajak-PBB</text:p>
          </table:table-cell>
          <table:table-cell office:value-type="string" calcext:value-type="string">
            <text:p>7020000000</text:p>
          </table:table-cell>
          <table:table-cell table:formula="of:=IF(ISNA(VLOOKUP([.D550];[.$B$2:.$C$700];2;0));&quot;-&quot;;VLOOKUP([.D550];[.$B$2:.$C$700];2;0))" office:value-type="string" office:string-value="Pajak dan Perijinan" calcext:value-type="string">
            <text:p>Pajak dan Periji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50</text:p>
          </table:table-cell>
          <table:table-cell office:value-type="string" calcext:value-type="string">
            <text:p>7020000400</text:p>
          </table:table-cell>
          <table:table-cell office:value-type="string" calcext:value-type="string">
            <text:p>Pajak-PPh22</text:p>
          </table:table-cell>
          <table:table-cell office:value-type="string" calcext:value-type="string">
            <text:p>7020000000</text:p>
          </table:table-cell>
          <table:table-cell table:formula="of:=IF(ISNA(VLOOKUP([.D551];[.$B$2:.$C$700];2;0));&quot;-&quot;;VLOOKUP([.D551];[.$B$2:.$C$700];2;0))" office:value-type="string" office:string-value="Pajak dan Perijinan" calcext:value-type="string">
            <text:p>Pajak dan Periji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51</text:p>
          </table:table-cell>
          <table:table-cell office:value-type="string" calcext:value-type="string">
            <text:p>7020000600</text:p>
          </table:table-cell>
          <table:table-cell office:value-type="string" calcext:value-type="string">
            <text:p>Pajak-PPh26</text:p>
          </table:table-cell>
          <table:table-cell office:value-type="string" calcext:value-type="string">
            <text:p>7020000000</text:p>
          </table:table-cell>
          <table:table-cell table:formula="of:=IF(ISNA(VLOOKUP([.D552];[.$B$2:.$C$700];2;0));&quot;-&quot;;VLOOKUP([.D552];[.$B$2:.$C$700];2;0))" office:value-type="string" office:string-value="Pajak dan Perijinan" calcext:value-type="string">
            <text:p>Pajak dan Periji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52</text:p>
          </table:table-cell>
          <table:table-cell office:value-type="string" calcext:value-type="string">
            <text:p>7020000100</text:p>
          </table:table-cell>
          <table:table-cell office:value-type="string" calcext:value-type="string">
            <text:p>Pajak-Pengurusan dan Perijinan</text:p>
          </table:table-cell>
          <table:table-cell office:value-type="string" calcext:value-type="string">
            <text:p>7020000000</text:p>
          </table:table-cell>
          <table:table-cell table:formula="of:=IF(ISNA(VLOOKUP([.D553];[.$B$2:.$C$700];2;0));&quot;-&quot;;VLOOKUP([.D553];[.$B$2:.$C$700];2;0))" office:value-type="string" office:string-value="Pajak dan Perijinan" calcext:value-type="string">
            <text:p>Pajak dan Periji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53</text:p>
          </table:table-cell>
          <table:table-cell office:value-type="string" calcext:value-type="string">
            <text:p>7030000000</text:p>
          </table:table-cell>
          <table:table-cell office:value-type="string" calcext:value-type="string">
            <text:p>Asuransi</text:p>
          </table:table-cell>
          <table:table-cell office:value-type="string" calcext:value-type="string">
            <text:p>6000000000</text:p>
          </table:table-cell>
          <table:table-cell table:formula="of:=IF(ISNA(VLOOKUP([.D554];[.$B$2:.$C$700];2;0));&quot;-&quot;;VLOOKUP([.D554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54</text:p>
          </table:table-cell>
          <table:table-cell office:value-type="string" calcext:value-type="string">
            <text:p>7030001000</text:p>
          </table:table-cell>
          <table:table-cell office:value-type="string" calcext:value-type="string">
            <text:p>Tunjangan Kesehatan Direksi-Rawat Jalan</text:p>
          </table:table-cell>
          <table:table-cell office:value-type="string" calcext:value-type="string">
            <text:p>7030000000</text:p>
          </table:table-cell>
          <table:table-cell table:formula="of:=IF(ISNA(VLOOKUP([.D555];[.$B$2:.$C$700];2;0));&quot;-&quot;;VLOOKUP([.D555];[.$B$2:.$C$700];2;0))" office:value-type="string" office:string-value="Asuransi" calcext:value-type="string">
            <text:p>A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55</text:p>
          </table:table-cell>
          <table:table-cell office:value-type="string" calcext:value-type="string">
            <text:p>7030000500</text:p>
          </table:table-cell>
          <table:table-cell office:value-type="string" calcext:value-type="string">
            <text:p>Asuransi Kendaraan-SGU</text:p>
          </table:table-cell>
          <table:table-cell office:value-type="string" calcext:value-type="string">
            <text:p>7030000000</text:p>
          </table:table-cell>
          <table:table-cell table:formula="of:=IF(ISNA(VLOOKUP([.D556];[.$B$2:.$C$700];2;0));&quot;-&quot;;VLOOKUP([.D556];[.$B$2:.$C$700];2;0))" office:value-type="string" office:string-value="Asuransi" calcext:value-type="string">
            <text:p>A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56</text:p>
          </table:table-cell>
          <table:table-cell office:value-type="string" calcext:value-type="string">
            <text:p>7030000700</text:p>
          </table:table-cell>
          <table:table-cell office:value-type="string" calcext:value-type="string">
            <text:p>Asuransi Equipt &amp; Property</text:p>
          </table:table-cell>
          <table:table-cell office:value-type="string" calcext:value-type="string">
            <text:p>7030000000</text:p>
          </table:table-cell>
          <table:table-cell table:formula="of:=IF(ISNA(VLOOKUP([.D557];[.$B$2:.$C$700];2;0));&quot;-&quot;;VLOOKUP([.D557];[.$B$2:.$C$700];2;0))" office:value-type="string" office:string-value="Asuransi" calcext:value-type="string">
            <text:p>A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57</text:p>
          </table:table-cell>
          <table:table-cell office:value-type="string" calcext:value-type="string">
            <text:p>7030000200</text:p>
          </table:table-cell>
          <table:table-cell office:value-type="string" calcext:value-type="string">
            <text:p>Ass-Kebakaran</text:p>
          </table:table-cell>
          <table:table-cell office:value-type="string" calcext:value-type="string">
            <text:p>7030000000</text:p>
          </table:table-cell>
          <table:table-cell table:formula="of:=IF(ISNA(VLOOKUP([.D558];[.$B$2:.$C$700];2;0));&quot;-&quot;;VLOOKUP([.D558];[.$B$2:.$C$700];2;0))" office:value-type="string" office:string-value="Asuransi" calcext:value-type="string">
            <text:p>A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58</text:p>
          </table:table-cell>
          <table:table-cell office:value-type="string" calcext:value-type="string">
            <text:p>7030000900</text:p>
          </table:table-cell>
          <table:table-cell office:value-type="string" calcext:value-type="string">
            <text:p>Tunjangan Kesehatan Direksi-Rawat Inap</text:p>
          </table:table-cell>
          <table:table-cell office:value-type="string" calcext:value-type="string">
            <text:p>7030000000</text:p>
          </table:table-cell>
          <table:table-cell table:formula="of:=IF(ISNA(VLOOKUP([.D559];[.$B$2:.$C$700];2;0));&quot;-&quot;;VLOOKUP([.D559];[.$B$2:.$C$700];2;0))" office:value-type="string" office:string-value="Asuransi" calcext:value-type="string">
            <text:p>A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59</text:p>
          </table:table-cell>
          <table:table-cell office:value-type="string" calcext:value-type="string">
            <text:p>7030000400</text:p>
          </table:table-cell>
          <table:table-cell office:value-type="string" calcext:value-type="string">
            <text:p>Asuransi Kendaraan-Kijang</text:p>
          </table:table-cell>
          <table:table-cell office:value-type="string" calcext:value-type="string">
            <text:p>7030000000</text:p>
          </table:table-cell>
          <table:table-cell table:formula="of:=IF(ISNA(VLOOKUP([.D560];[.$B$2:.$C$700];2;0));&quot;-&quot;;VLOOKUP([.D560];[.$B$2:.$C$700];2;0))" office:value-type="string" office:string-value="Asuransi" calcext:value-type="string">
            <text:p>A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60</text:p>
          </table:table-cell>
          <table:table-cell office:value-type="string" calcext:value-type="string">
            <text:p>7030000600</text:p>
          </table:table-cell>
          <table:table-cell office:value-type="string" calcext:value-type="string">
            <text:p>Asuransi Kendaraan Dinas</text:p>
          </table:table-cell>
          <table:table-cell office:value-type="string" calcext:value-type="string">
            <text:p>7030000000</text:p>
          </table:table-cell>
          <table:table-cell table:formula="of:=IF(ISNA(VLOOKUP([.D561];[.$B$2:.$C$700];2;0));&quot;-&quot;;VLOOKUP([.D561];[.$B$2:.$C$700];2;0))" office:value-type="string" office:string-value="Asuransi" calcext:value-type="string">
            <text:p>A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61</text:p>
          </table:table-cell>
          <table:table-cell office:value-type="string" calcext:value-type="string">
            <text:p>7030000100</text:p>
          </table:table-cell>
          <table:table-cell office:value-type="string" calcext:value-type="string">
            <text:p>Ass-Kecelakaan Diri</text:p>
          </table:table-cell>
          <table:table-cell office:value-type="string" calcext:value-type="string">
            <text:p>7030000000</text:p>
          </table:table-cell>
          <table:table-cell table:formula="of:=IF(ISNA(VLOOKUP([.D562];[.$B$2:.$C$700];2;0));&quot;-&quot;;VLOOKUP([.D562];[.$B$2:.$C$700];2;0))" office:value-type="string" office:string-value="Asuransi" calcext:value-type="string">
            <text:p>A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62</text:p>
          </table:table-cell>
          <table:table-cell office:value-type="string" calcext:value-type="string">
            <text:p>7030000800</text:p>
          </table:table-cell>
          <table:table-cell office:value-type="string" calcext:value-type="string">
            <text:p>Asuransi Kesehatan</text:p>
          </table:table-cell>
          <table:table-cell office:value-type="string" calcext:value-type="string">
            <text:p>7030000000</text:p>
          </table:table-cell>
          <table:table-cell table:formula="of:=IF(ISNA(VLOOKUP([.D563];[.$B$2:.$C$700];2;0));&quot;-&quot;;VLOOKUP([.D563];[.$B$2:.$C$700];2;0))" office:value-type="string" office:string-value="Asuransi" calcext:value-type="string">
            <text:p>A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63</text:p>
          </table:table-cell>
          <table:table-cell office:value-type="string" calcext:value-type="string">
            <text:p>7030000300</text:p>
          </table:table-cell>
          <table:table-cell office:value-type="string" calcext:value-type="string">
            <text:p>Ass-Bisnis Interuption</text:p>
          </table:table-cell>
          <table:table-cell office:value-type="string" calcext:value-type="string">
            <text:p>7030000000</text:p>
          </table:table-cell>
          <table:table-cell table:formula="of:=IF(ISNA(VLOOKUP([.D564];[.$B$2:.$C$700];2;0));&quot;-&quot;;VLOOKUP([.D564];[.$B$2:.$C$700];2;0))" office:value-type="string" office:string-value="Asuransi" calcext:value-type="string">
            <text:p>Asuran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64</text:p>
          </table:table-cell>
          <table:table-cell office:value-type="string" calcext:value-type="string">
            <text:p>7040000000</text:p>
          </table:table-cell>
          <table:table-cell office:value-type="string" calcext:value-type="string">
            <text:p>Kendaraan</text:p>
          </table:table-cell>
          <table:table-cell office:value-type="string" calcext:value-type="string">
            <text:p>6000000000</text:p>
          </table:table-cell>
          <table:table-cell table:formula="of:=IF(ISNA(VLOOKUP([.D565];[.$B$2:.$C$700];2;0));&quot;-&quot;;VLOOKUP([.D565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65</text:p>
          </table:table-cell>
          <table:table-cell office:value-type="string" calcext:value-type="string">
            <text:p>7040001009</text:p>
          </table:table-cell>
          <table:table-cell office:value-type="string" calcext:value-type="string">
            <text:p>Kendaraan Pool-Honor Outsource</text:p>
          </table:table-cell>
          <table:table-cell office:value-type="string" calcext:value-type="string">
            <text:p>7040000000</text:p>
          </table:table-cell>
          <table:table-cell table:formula="of:=IF(ISNA(VLOOKUP([.D566];[.$B$2:.$C$700];2;0));&quot;-&quot;;VLOOKUP([.D566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66</text:p>
          </table:table-cell>
          <table:table-cell office:value-type="string" calcext:value-type="string">
            <text:p>7040004006</text:p>
          </table:table-cell>
          <table:table-cell office:value-type="string" calcext:value-type="string">
            <text:p>Kend.Opers-Sewa</text:p>
          </table:table-cell>
          <table:table-cell office:value-type="string" calcext:value-type="string">
            <text:p>7040000000</text:p>
          </table:table-cell>
          <table:table-cell table:formula="of:=IF(ISNA(VLOOKUP([.D567];[.$B$2:.$C$700];2;0));&quot;-&quot;;VLOOKUP([.D567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67</text:p>
          </table:table-cell>
          <table:table-cell office:value-type="string" calcext:value-type="string">
            <text:p>7040001004</text:p>
          </table:table-cell>
          <table:table-cell office:value-type="string" calcext:value-type="string">
            <text:p>KendPool-KaDiv-Bensin&amp;Oli</text:p>
          </table:table-cell>
          <table:table-cell office:value-type="string" calcext:value-type="string">
            <text:p>7040000000</text:p>
          </table:table-cell>
          <table:table-cell table:formula="of:=IF(ISNA(VLOOKUP([.D568];[.$B$2:.$C$700];2;0));&quot;-&quot;;VLOOKUP([.D568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68</text:p>
          </table:table-cell>
          <table:table-cell office:value-type="string" calcext:value-type="string">
            <text:p>7040004001</text:p>
          </table:table-cell>
          <table:table-cell office:value-type="string" calcext:value-type="string">
            <text:p>Kend. Opers-BBM</text:p>
          </table:table-cell>
          <table:table-cell office:value-type="string" calcext:value-type="string">
            <text:p>7040000000</text:p>
          </table:table-cell>
          <table:table-cell table:formula="of:=IF(ISNA(VLOOKUP([.D569];[.$B$2:.$C$700];2;0));&quot;-&quot;;VLOOKUP([.D569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69</text:p>
          </table:table-cell>
          <table:table-cell office:value-type="string" calcext:value-type="string">
            <text:p>7040003013</text:p>
          </table:table-cell>
          <table:table-cell office:value-type="string" calcext:value-type="string">
            <text:p>Kend. Dir-BBM/Tol/Parkir</text:p>
          </table:table-cell>
          <table:table-cell office:value-type="string" calcext:value-type="string">
            <text:p>7040000000</text:p>
          </table:table-cell>
          <table:table-cell table:formula="of:=IF(ISNA(VLOOKUP([.D570];[.$B$2:.$C$700];2;0));&quot;-&quot;;VLOOKUP([.D570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70</text:p>
          </table:table-cell>
          <table:table-cell office:value-type="string" calcext:value-type="string">
            <text:p>7040003008</text:p>
          </table:table-cell>
          <table:table-cell office:value-type="string" calcext:value-type="string">
            <text:p>Kend. SGH-Registrasi</text:p>
          </table:table-cell>
          <table:table-cell office:value-type="string" calcext:value-type="string">
            <text:p>7040000000</text:p>
          </table:table-cell>
          <table:table-cell table:formula="of:=IF(ISNA(VLOOKUP([.D571];[.$B$2:.$C$700];2;0));&quot;-&quot;;VLOOKUP([.D571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71</text:p>
          </table:table-cell>
          <table:table-cell office:value-type="string" calcext:value-type="string">
            <text:p>7040003003</text:p>
          </table:table-cell>
          <table:table-cell office:value-type="string" calcext:value-type="string">
            <text:p>Kend. Kadep-Asuransi Bayar Sendiri</text:p>
          </table:table-cell>
          <table:table-cell office:value-type="string" calcext:value-type="string">
            <text:p>7040000000</text:p>
          </table:table-cell>
          <table:table-cell table:formula="of:=IF(ISNA(VLOOKUP([.D572];[.$B$2:.$C$700];2;0));&quot;-&quot;;VLOOKUP([.D572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72</text:p>
          </table:table-cell>
          <table:table-cell office:value-type="string" calcext:value-type="string">
            <text:p>7040002005</text:p>
          </table:table-cell>
          <table:table-cell office:value-type="string" calcext:value-type="string">
            <text:p>Kendaraan Unpool-Toll Parkir</text:p>
          </table:table-cell>
          <table:table-cell office:value-type="string" calcext:value-type="string">
            <text:p>7040000000</text:p>
          </table:table-cell>
          <table:table-cell table:formula="of:=IF(ISNA(VLOOKUP([.D573];[.$B$2:.$C$700];2;0));&quot;-&quot;;VLOOKUP([.D573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73</text:p>
          </table:table-cell>
          <table:table-cell office:value-type="string" calcext:value-type="string">
            <text:p>7040001001</text:p>
          </table:table-cell>
          <table:table-cell office:value-type="string" calcext:value-type="string">
            <text:p>Kendaraan Pool-Perbaikan dan Perawatan</text:p>
          </table:table-cell>
          <table:table-cell office:value-type="string" calcext:value-type="string">
            <text:p>7040000000</text:p>
          </table:table-cell>
          <table:table-cell table:formula="of:=IF(ISNA(VLOOKUP([.D574];[.$B$2:.$C$700];2;0));&quot;-&quot;;VLOOKUP([.D574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74</text:p>
          </table:table-cell>
          <table:table-cell office:value-type="string" calcext:value-type="string">
            <text:p>7040002000</text:p>
          </table:table-cell>
          <table:table-cell office:value-type="string" calcext:value-type="string">
            <text:p>Kendaraan Unpool</text:p>
          </table:table-cell>
          <table:table-cell office:value-type="string" calcext:value-type="string">
            <text:p>7040000000</text:p>
          </table:table-cell>
          <table:table-cell table:formula="of:=IF(ISNA(VLOOKUP([.D575];[.$B$2:.$C$700];2;0));&quot;-&quot;;VLOOKUP([.D575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75</text:p>
          </table:table-cell>
          <table:table-cell office:value-type="string" calcext:value-type="string">
            <text:p>7040005001</text:p>
          </table:table-cell>
          <table:table-cell office:value-type="string" calcext:value-type="string">
            <text:p>Kend. Mobil Box-BBM</text:p>
          </table:table-cell>
          <table:table-cell office:value-type="string" calcext:value-type="string">
            <text:p>7040000000</text:p>
          </table:table-cell>
          <table:table-cell table:formula="of:=IF(ISNA(VLOOKUP([.D576];[.$B$2:.$C$700];2;0));&quot;-&quot;;VLOOKUP([.D576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76</text:p>
          </table:table-cell>
          <table:table-cell office:value-type="string" calcext:value-type="string">
            <text:p>7040001006</text:p>
          </table:table-cell>
          <table:table-cell office:value-type="string" calcext:value-type="string">
            <text:p>Kendaraan Pool-Asuransi Tanggungan Sendiri (OR)</text:p>
          </table:table-cell>
          <table:table-cell office:value-type="string" calcext:value-type="string">
            <text:p>7040000000</text:p>
          </table:table-cell>
          <table:table-cell table:formula="of:=IF(ISNA(VLOOKUP([.D577];[.$B$2:.$C$700];2;0));&quot;-&quot;;VLOOKUP([.D577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77</text:p>
          </table:table-cell>
          <table:table-cell office:value-type="string" calcext:value-type="string">
            <text:p>7040004003</text:p>
          </table:table-cell>
          <table:table-cell office:value-type="string" calcext:value-type="string">
            <text:p>Kend. Opers-Perawatan/Perbaikan</text:p>
          </table:table-cell>
          <table:table-cell office:value-type="string" calcext:value-type="string">
            <text:p>7040000000</text:p>
          </table:table-cell>
          <table:table-cell table:formula="of:=IF(ISNA(VLOOKUP([.D578];[.$B$2:.$C$700];2;0));&quot;-&quot;;VLOOKUP([.D578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78</text:p>
          </table:table-cell>
          <table:table-cell office:value-type="string" calcext:value-type="string">
            <text:p>7040003015</text:p>
          </table:table-cell>
          <table:table-cell office:value-type="string" calcext:value-type="string">
            <text:p>Kend. Dir-Asuransi bayar Sendiri</text:p>
          </table:table-cell>
          <table:table-cell office:value-type="string" calcext:value-type="string">
            <text:p>7040000000</text:p>
          </table:table-cell>
          <table:table-cell table:formula="of:=IF(ISNA(VLOOKUP([.D579];[.$B$2:.$C$700];2;0));&quot;-&quot;;VLOOKUP([.D579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79</text:p>
          </table:table-cell>
          <table:table-cell office:value-type="string" calcext:value-type="string">
            <text:p>7040003010</text:p>
          </table:table-cell>
          <table:table-cell office:value-type="string" calcext:value-type="string">
            <text:p>Kend. Kadiv-Perawatan/Perbaikan</text:p>
          </table:table-cell>
          <table:table-cell office:value-type="string" calcext:value-type="string">
            <text:p>7040000000</text:p>
          </table:table-cell>
          <table:table-cell table:formula="of:=IF(ISNA(VLOOKUP([.D580];[.$B$2:.$C$700];2;0));&quot;-&quot;;VLOOKUP([.D580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80</text:p>
          </table:table-cell>
          <table:table-cell office:value-type="string" calcext:value-type="string">
            <text:p>7040003005</text:p>
          </table:table-cell>
          <table:table-cell office:value-type="string" calcext:value-type="string">
            <text:p>Kend. SGH-BBM/Tol/Parkir</text:p>
          </table:table-cell>
          <table:table-cell office:value-type="string" calcext:value-type="string">
            <text:p>7040000000</text:p>
          </table:table-cell>
          <table:table-cell table:formula="of:=IF(ISNA(VLOOKUP([.D581];[.$B$2:.$C$700];2;0));&quot;-&quot;;VLOOKUP([.D581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81</text:p>
          </table:table-cell>
          <table:table-cell office:value-type="string" calcext:value-type="string">
            <text:p>7040003000</text:p>
          </table:table-cell>
          <table:table-cell office:value-type="string" calcext:value-type="string">
            <text:p>Kendaraan Dinas</text:p>
          </table:table-cell>
          <table:table-cell office:value-type="string" calcext:value-type="string">
            <text:p>7040000000</text:p>
          </table:table-cell>
          <table:table-cell table:formula="of:=IF(ISNA(VLOOKUP([.D582];[.$B$2:.$C$700];2;0));&quot;-&quot;;VLOOKUP([.D582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82</text:p>
          </table:table-cell>
          <table:table-cell office:value-type="string" calcext:value-type="string">
            <text:p>7040001003</text:p>
          </table:table-cell>
          <table:table-cell office:value-type="string" calcext:value-type="string">
            <text:p>Kendaraan Pool-Bensin dan Oli</text:p>
          </table:table-cell>
          <table:table-cell office:value-type="string" calcext:value-type="string">
            <text:p>7040000000</text:p>
          </table:table-cell>
          <table:table-cell table:formula="of:=IF(ISNA(VLOOKUP([.D583];[.$B$2:.$C$700];2;0));&quot;-&quot;;VLOOKUP([.D583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83</text:p>
          </table:table-cell>
          <table:table-cell office:value-type="string" calcext:value-type="string">
            <text:p>7040002002</text:p>
          </table:table-cell>
          <table:table-cell office:value-type="string" calcext:value-type="string">
            <text:p>Kendaraan Unpool- Bensin dan Oli</text:p>
          </table:table-cell>
          <table:table-cell office:value-type="string" calcext:value-type="string">
            <text:p>7040000000</text:p>
          </table:table-cell>
          <table:table-cell table:formula="of:=IF(ISNA(VLOOKUP([.D584];[.$B$2:.$C$700];2;0));&quot;-&quot;;VLOOKUP([.D584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84</text:p>
          </table:table-cell>
          <table:table-cell office:value-type="string" calcext:value-type="string">
            <text:p>7040005003</text:p>
          </table:table-cell>
          <table:table-cell office:value-type="string" calcext:value-type="string">
            <text:p>Kend. Mobil Box-Perawatan</text:p>
          </table:table-cell>
          <table:table-cell office:value-type="string" calcext:value-type="string">
            <text:p>7040000000</text:p>
          </table:table-cell>
          <table:table-cell table:formula="of:=IF(ISNA(VLOOKUP([.D585];[.$B$2:.$C$700];2;0));&quot;-&quot;;VLOOKUP([.D585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85</text:p>
          </table:table-cell>
          <table:table-cell office:value-type="string" calcext:value-type="string">
            <text:p>7040001008</text:p>
          </table:table-cell>
          <table:table-cell office:value-type="string" calcext:value-type="string">
            <text:p>KendaraanPool-KaDiv-Toll,Parkir,dll</text:p>
          </table:table-cell>
          <table:table-cell office:value-type="string" calcext:value-type="string">
            <text:p>7040000000</text:p>
          </table:table-cell>
          <table:table-cell table:formula="of:=IF(ISNA(VLOOKUP([.D586];[.$B$2:.$C$700];2;0));&quot;-&quot;;VLOOKUP([.D586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86</text:p>
          </table:table-cell>
          <table:table-cell office:value-type="string" calcext:value-type="string">
            <text:p>7040004005</text:p>
          </table:table-cell>
          <table:table-cell office:value-type="string" calcext:value-type="string">
            <text:p>Kend. Opers-Asuransi bayar sendiri (OR)</text:p>
          </table:table-cell>
          <table:table-cell office:value-type="string" calcext:value-type="string">
            <text:p>7040000000</text:p>
          </table:table-cell>
          <table:table-cell table:formula="of:=IF(ISNA(VLOOKUP([.D587];[.$B$2:.$C$700];2;0));&quot;-&quot;;VLOOKUP([.D587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87</text:p>
          </table:table-cell>
          <table:table-cell office:value-type="string" calcext:value-type="string">
            <text:p>7040004000</text:p>
          </table:table-cell>
          <table:table-cell office:value-type="string" calcext:value-type="string">
            <text:p>Kendaraan Operasional</text:p>
          </table:table-cell>
          <table:table-cell office:value-type="string" calcext:value-type="string">
            <text:p>7040000000</text:p>
          </table:table-cell>
          <table:table-cell table:formula="of:=IF(ISNA(VLOOKUP([.D588];[.$B$2:.$C$700];2;0));&quot;-&quot;;VLOOKUP([.D588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88</text:p>
          </table:table-cell>
          <table:table-cell office:value-type="string" calcext:value-type="string">
            <text:p>7040003012</text:p>
          </table:table-cell>
          <table:table-cell office:value-type="string" calcext:value-type="string">
            <text:p>Kend. Kadiv-Registrasi</text:p>
          </table:table-cell>
          <table:table-cell office:value-type="string" calcext:value-type="string">
            <text:p>7040000000</text:p>
          </table:table-cell>
          <table:table-cell table:formula="of:=IF(ISNA(VLOOKUP([.D589];[.$B$2:.$C$700];2;0));&quot;-&quot;;VLOOKUP([.D589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89</text:p>
          </table:table-cell>
          <table:table-cell office:value-type="string" calcext:value-type="string">
            <text:p>7040003007</text:p>
          </table:table-cell>
          <table:table-cell office:value-type="string" calcext:value-type="string">
            <text:p>Kend. SGH-Asuransi Bayar Sendiri</text:p>
          </table:table-cell>
          <table:table-cell office:value-type="string" calcext:value-type="string">
            <text:p>7040000000</text:p>
          </table:table-cell>
          <table:table-cell table:formula="of:=IF(ISNA(VLOOKUP([.D590];[.$B$2:.$C$700];2;0));&quot;-&quot;;VLOOKUP([.D590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90</text:p>
          </table:table-cell>
          <table:table-cell office:value-type="string" calcext:value-type="string">
            <text:p>7040003002</text:p>
          </table:table-cell>
          <table:table-cell office:value-type="string" calcext:value-type="string">
            <text:p>Kend. Kadep-Perawatan/Perbaikan</text:p>
          </table:table-cell>
          <table:table-cell office:value-type="string" calcext:value-type="string">
            <text:p>7040000000</text:p>
          </table:table-cell>
          <table:table-cell table:formula="of:=IF(ISNA(VLOOKUP([.D591];[.$B$2:.$C$700];2;0));&quot;-&quot;;VLOOKUP([.D591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91</text:p>
          </table:table-cell>
          <table:table-cell office:value-type="string" calcext:value-type="string">
            <text:p>7040002004</text:p>
          </table:table-cell>
          <table:table-cell office:value-type="string" calcext:value-type="string">
            <text:p>Kendaraan Unpool-Asuransi Tanggungan Sendiri</text:p>
          </table:table-cell>
          <table:table-cell office:value-type="string" calcext:value-type="string">
            <text:p>7040000000</text:p>
          </table:table-cell>
          <table:table-cell table:formula="of:=IF(ISNA(VLOOKUP([.D592];[.$B$2:.$C$700];2;0));&quot;-&quot;;VLOOKUP([.D592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92</text:p>
          </table:table-cell>
          <table:table-cell office:value-type="string" calcext:value-type="string">
            <text:p>7040001000</text:p>
          </table:table-cell>
          <table:table-cell office:value-type="string" calcext:value-type="string">
            <text:p>Kendaraan Pool</text:p>
          </table:table-cell>
          <table:table-cell office:value-type="string" calcext:value-type="string">
            <text:p>7040000000</text:p>
          </table:table-cell>
          <table:table-cell table:formula="of:=IF(ISNA(VLOOKUP([.D593];[.$B$2:.$C$700];2;0));&quot;-&quot;;VLOOKUP([.D593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93</text:p>
          </table:table-cell>
          <table:table-cell office:value-type="string" calcext:value-type="string">
            <text:p>7040001010</text:p>
          </table:table-cell>
          <table:table-cell office:value-type="string" calcext:value-type="string">
            <text:p>Kendaraan Pool-Sewa Kendaraan</text:p>
          </table:table-cell>
          <table:table-cell office:value-type="string" calcext:value-type="string">
            <text:p>7040000000</text:p>
          </table:table-cell>
          <table:table-cell table:formula="of:=IF(ISNA(VLOOKUP([.D594];[.$B$2:.$C$700];2;0));&quot;-&quot;;VLOOKUP([.D594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94</text:p>
          </table:table-cell>
          <table:table-cell office:value-type="string" calcext:value-type="string">
            <text:p>7040005000</text:p>
          </table:table-cell>
          <table:table-cell office:value-type="string" calcext:value-type="string">
            <text:p>kendaraan Mobil Box</text:p>
          </table:table-cell>
          <table:table-cell office:value-type="string" calcext:value-type="string">
            <text:p>7040000000</text:p>
          </table:table-cell>
          <table:table-cell table:formula="of:=IF(ISNA(VLOOKUP([.D595];[.$B$2:.$C$700];2;0));&quot;-&quot;;VLOOKUP([.D595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95</text:p>
          </table:table-cell>
          <table:table-cell office:value-type="string" calcext:value-type="string">
            <text:p>7040001005</text:p>
          </table:table-cell>
          <table:table-cell office:value-type="string" calcext:value-type="string">
            <text:p>Kendaraan Pool-Registrasi</text:p>
          </table:table-cell>
          <table:table-cell office:value-type="string" calcext:value-type="string">
            <text:p>7040000000</text:p>
          </table:table-cell>
          <table:table-cell table:formula="of:=IF(ISNA(VLOOKUP([.D596];[.$B$2:.$C$700];2;0));&quot;-&quot;;VLOOKUP([.D596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96</text:p>
          </table:table-cell>
          <table:table-cell office:value-type="string" calcext:value-type="string">
            <text:p>7040004002</text:p>
          </table:table-cell>
          <table:table-cell office:value-type="string" calcext:value-type="string">
            <text:p>Kend. Opers-Tol/Parkir</text:p>
          </table:table-cell>
          <table:table-cell office:value-type="string" calcext:value-type="string">
            <text:p>7040000000</text:p>
          </table:table-cell>
          <table:table-cell table:formula="of:=IF(ISNA(VLOOKUP([.D597];[.$B$2:.$C$700];2;0));&quot;-&quot;;VLOOKUP([.D597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97</text:p>
          </table:table-cell>
          <table:table-cell office:value-type="string" calcext:value-type="string">
            <text:p>7040003014</text:p>
          </table:table-cell>
          <table:table-cell office:value-type="string" calcext:value-type="string">
            <text:p>Kend. Dir-Perawatan/Perbaikan</text:p>
          </table:table-cell>
          <table:table-cell office:value-type="string" calcext:value-type="string">
            <text:p>7040000000</text:p>
          </table:table-cell>
          <table:table-cell table:formula="of:=IF(ISNA(VLOOKUP([.D598];[.$B$2:.$C$700];2;0));&quot;-&quot;;VLOOKUP([.D598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98</text:p>
          </table:table-cell>
          <table:table-cell office:value-type="string" calcext:value-type="string">
            <text:p>7040003009</text:p>
          </table:table-cell>
          <table:table-cell office:value-type="string" calcext:value-type="string">
            <text:p>Kend. Kadiv-BBM/Tol/Parkir</text:p>
          </table:table-cell>
          <table:table-cell office:value-type="string" calcext:value-type="string">
            <text:p>7040000000</text:p>
          </table:table-cell>
          <table:table-cell table:formula="of:=IF(ISNA(VLOOKUP([.D599];[.$B$2:.$C$700];2;0));&quot;-&quot;;VLOOKUP([.D599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99</text:p>
          </table:table-cell>
          <table:table-cell office:value-type="string" calcext:value-type="string">
            <text:p>7040003004</text:p>
          </table:table-cell>
          <table:table-cell office:value-type="string" calcext:value-type="string">
            <text:p>Kend. Kadep-Registrasi</text:p>
          </table:table-cell>
          <table:table-cell office:value-type="string" calcext:value-type="string">
            <text:p>7040000000</text:p>
          </table:table-cell>
          <table:table-cell table:formula="of:=IF(ISNA(VLOOKUP([.D600];[.$B$2:.$C$700];2;0));&quot;-&quot;;VLOOKUP([.D600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00</text:p>
          </table:table-cell>
          <table:table-cell office:value-type="string" calcext:value-type="string">
            <text:p>7040002006</text:p>
          </table:table-cell>
          <table:table-cell office:value-type="string" calcext:value-type="string">
            <text:p>Kendaraan Unpool-Sewa Kendaraan Operasional</text:p>
          </table:table-cell>
          <table:table-cell office:value-type="string" calcext:value-type="string">
            <text:p>7040000000</text:p>
          </table:table-cell>
          <table:table-cell table:formula="of:=IF(ISNA(VLOOKUP([.D601];[.$B$2:.$C$700];2;0));&quot;-&quot;;VLOOKUP([.D601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01</text:p>
          </table:table-cell>
          <table:table-cell office:value-type="string" calcext:value-type="string">
            <text:p>7040001002</text:p>
          </table:table-cell>
          <table:table-cell office:value-type="string" calcext:value-type="string">
            <text:p>Kendaraan Pool-KaDiv-Perbaikan dan Perawatan</text:p>
          </table:table-cell>
          <table:table-cell office:value-type="string" calcext:value-type="string">
            <text:p>7040000000</text:p>
          </table:table-cell>
          <table:table-cell table:formula="of:=IF(ISNA(VLOOKUP([.D602];[.$B$2:.$C$700];2;0));&quot;-&quot;;VLOOKUP([.D602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02</text:p>
          </table:table-cell>
          <table:table-cell office:value-type="string" calcext:value-type="string">
            <text:p>7040002001</text:p>
          </table:table-cell>
          <table:table-cell office:value-type="string" calcext:value-type="string">
            <text:p>Kendaraan Unpool-Perbaikan dan Perawatan</text:p>
          </table:table-cell>
          <table:table-cell office:value-type="string" calcext:value-type="string">
            <text:p>7040000000</text:p>
          </table:table-cell>
          <table:table-cell table:formula="of:=IF(ISNA(VLOOKUP([.D603];[.$B$2:.$C$700];2;0));&quot;-&quot;;VLOOKUP([.D603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03</text:p>
          </table:table-cell>
          <table:table-cell office:value-type="string" calcext:value-type="string">
            <text:p>7040005002</text:p>
          </table:table-cell>
          <table:table-cell office:value-type="string" calcext:value-type="string">
            <text:p>Kend. Mobil Box-Tol Parkir</text:p>
          </table:table-cell>
          <table:table-cell office:value-type="string" calcext:value-type="string">
            <text:p>7040000000</text:p>
          </table:table-cell>
          <table:table-cell table:formula="of:=IF(ISNA(VLOOKUP([.D604];[.$B$2:.$C$700];2;0));&quot;-&quot;;VLOOKUP([.D604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04</text:p>
          </table:table-cell>
          <table:table-cell office:value-type="string" calcext:value-type="string">
            <text:p>7040001007</text:p>
          </table:table-cell>
          <table:table-cell office:value-type="string" calcext:value-type="string">
            <text:p>Kendaraan Pool-Toll,Parkir,dll</text:p>
          </table:table-cell>
          <table:table-cell office:value-type="string" calcext:value-type="string">
            <text:p>7040000000</text:p>
          </table:table-cell>
          <table:table-cell table:formula="of:=IF(ISNA(VLOOKUP([.D605];[.$B$2:.$C$700];2;0));&quot;-&quot;;VLOOKUP([.D605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05</text:p>
          </table:table-cell>
          <table:table-cell office:value-type="string" calcext:value-type="string">
            <text:p>7040004004</text:p>
          </table:table-cell>
          <table:table-cell office:value-type="string" calcext:value-type="string">
            <text:p>Kend. Opers-Registrasi</text:p>
          </table:table-cell>
          <table:table-cell office:value-type="string" calcext:value-type="string">
            <text:p>7040000000</text:p>
          </table:table-cell>
          <table:table-cell table:formula="of:=IF(ISNA(VLOOKUP([.D606];[.$B$2:.$C$700];2;0));&quot;-&quot;;VLOOKUP([.D606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06</text:p>
          </table:table-cell>
          <table:table-cell office:value-type="string" calcext:value-type="string">
            <text:p>7040003016</text:p>
          </table:table-cell>
          <table:table-cell office:value-type="string" calcext:value-type="string">
            <text:p>Kend. Dir-Registrasi</text:p>
          </table:table-cell>
          <table:table-cell office:value-type="string" calcext:value-type="string">
            <text:p>7040000000</text:p>
          </table:table-cell>
          <table:table-cell table:formula="of:=IF(ISNA(VLOOKUP([.D607];[.$B$2:.$C$700];2;0));&quot;-&quot;;VLOOKUP([.D607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07</text:p>
          </table:table-cell>
          <table:table-cell office:value-type="string" calcext:value-type="string">
            <text:p>7040003011</text:p>
          </table:table-cell>
          <table:table-cell office:value-type="string" calcext:value-type="string">
            <text:p>Kend. Kadiv-Asuransi bayar Sendiri</text:p>
          </table:table-cell>
          <table:table-cell office:value-type="string" calcext:value-type="string">
            <text:p>7040000000</text:p>
          </table:table-cell>
          <table:table-cell table:formula="of:=IF(ISNA(VLOOKUP([.D608];[.$B$2:.$C$700];2;0));&quot;-&quot;;VLOOKUP([.D608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08</text:p>
          </table:table-cell>
          <table:table-cell office:value-type="string" calcext:value-type="string">
            <text:p>7040003006</text:p>
          </table:table-cell>
          <table:table-cell office:value-type="string" calcext:value-type="string">
            <text:p>Kend. SGH-Perawatan/Perbaikan</text:p>
          </table:table-cell>
          <table:table-cell office:value-type="string" calcext:value-type="string">
            <text:p>7040000000</text:p>
          </table:table-cell>
          <table:table-cell table:formula="of:=IF(ISNA(VLOOKUP([.D609];[.$B$2:.$C$700];2;0));&quot;-&quot;;VLOOKUP([.D609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09</text:p>
          </table:table-cell>
          <table:table-cell office:value-type="string" calcext:value-type="string">
            <text:p>7040003001</text:p>
          </table:table-cell>
          <table:table-cell office:value-type="string" calcext:value-type="string">
            <text:p>Kend. Kadep-BBM/Tol/Parkir</text:p>
          </table:table-cell>
          <table:table-cell office:value-type="string" calcext:value-type="string">
            <text:p>7040000000</text:p>
          </table:table-cell>
          <table:table-cell table:formula="of:=IF(ISNA(VLOOKUP([.D610];[.$B$2:.$C$700];2;0));&quot;-&quot;;VLOOKUP([.D610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10</text:p>
          </table:table-cell>
          <table:table-cell office:value-type="string" calcext:value-type="string">
            <text:p>7040002003</text:p>
          </table:table-cell>
          <table:table-cell office:value-type="string" calcext:value-type="string">
            <text:p>Kendaraan Unpool-Registrasi</text:p>
          </table:table-cell>
          <table:table-cell office:value-type="string" calcext:value-type="string">
            <text:p>7040000000</text:p>
          </table:table-cell>
          <table:table-cell table:formula="of:=IF(ISNA(VLOOKUP([.D611];[.$B$2:.$C$700];2;0));&quot;-&quot;;VLOOKUP([.D611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11</text:p>
          </table:table-cell>
          <table:table-cell office:value-type="string" calcext:value-type="string">
            <text:p>7040005004</text:p>
          </table:table-cell>
          <table:table-cell office:value-type="string" calcext:value-type="string">
            <text:p>Kend. Mobil Box-Registrasi</text:p>
          </table:table-cell>
          <table:table-cell office:value-type="string" calcext:value-type="string">
            <text:p>7040000000</text:p>
          </table:table-cell>
          <table:table-cell table:formula="of:=IF(ISNA(VLOOKUP([.D612];[.$B$2:.$C$700];2;0));&quot;-&quot;;VLOOKUP([.D612];[.$B$2:.$C$700];2;0))" office:value-type="string" office:string-value="Kendaraan" calcext:value-type="string">
            <text:p>Kendara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12</text:p>
          </table:table-cell>
          <table:table-cell office:value-type="string" calcext:value-type="string">
            <text:p>7050000000</text:p>
          </table:table-cell>
          <table:table-cell office:value-type="string" calcext:value-type="string">
            <text:p>Komunikasi</text:p>
          </table:table-cell>
          <table:table-cell office:value-type="string" calcext:value-type="string">
            <text:p>6000000000</text:p>
          </table:table-cell>
          <table:table-cell table:formula="of:=IF(ISNA(VLOOKUP([.D613];[.$B$2:.$C$700];2;0));&quot;-&quot;;VLOOKUP([.D613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13</text:p>
          </table:table-cell>
          <table:table-cell office:value-type="string" calcext:value-type="string">
            <text:p>7050000200</text:p>
          </table:table-cell>
          <table:table-cell office:value-type="string" calcext:value-type="string">
            <text:p>Komunikasi-Faksimile</text:p>
          </table:table-cell>
          <table:table-cell office:value-type="string" calcext:value-type="string">
            <text:p>7050000000</text:p>
          </table:table-cell>
          <table:table-cell table:formula="of:=IF(ISNA(VLOOKUP([.D614];[.$B$2:.$C$700];2;0));&quot;-&quot;;VLOOKUP([.D614];[.$B$2:.$C$700];2;0))" office:value-type="string" office:string-value="Komunikasi" calcext:value-type="string">
            <text:p>Komunik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14</text:p>
          </table:table-cell>
          <table:table-cell office:value-type="string" calcext:value-type="string">
            <text:p>7050000400</text:p>
          </table:table-cell>
          <table:table-cell office:value-type="string" calcext:value-type="string">
            <text:p>Komunikasi-Kurir-Internal</text:p>
          </table:table-cell>
          <table:table-cell office:value-type="string" calcext:value-type="string">
            <text:p>7050000000</text:p>
          </table:table-cell>
          <table:table-cell table:formula="of:=IF(ISNA(VLOOKUP([.D615];[.$B$2:.$C$700];2;0));&quot;-&quot;;VLOOKUP([.D615];[.$B$2:.$C$700];2;0))" office:value-type="string" office:string-value="Komunikasi" calcext:value-type="string">
            <text:p>Komunik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15</text:p>
          </table:table-cell>
          <table:table-cell office:value-type="string" calcext:value-type="string">
            <text:p>7050000600</text:p>
          </table:table-cell>
          <table:table-cell office:value-type="string" calcext:value-type="string">
            <text:p>Komunikasi-Pager</text:p>
          </table:table-cell>
          <table:table-cell office:value-type="string" calcext:value-type="string">
            <text:p>7050000000</text:p>
          </table:table-cell>
          <table:table-cell table:formula="of:=IF(ISNA(VLOOKUP([.D616];[.$B$2:.$C$700];2;0));&quot;-&quot;;VLOOKUP([.D616];[.$B$2:.$C$700];2;0))" office:value-type="string" office:string-value="Komunikasi" calcext:value-type="string">
            <text:p>Komunik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16</text:p>
          </table:table-cell>
          <table:table-cell office:value-type="string" calcext:value-type="string">
            <text:p>7050000100</text:p>
          </table:table-cell>
          <table:table-cell office:value-type="string" calcext:value-type="string">
            <text:p>Komunikasi-Telex dan Telepon</text:p>
          </table:table-cell>
          <table:table-cell office:value-type="string" calcext:value-type="string">
            <text:p>7050000000</text:p>
          </table:table-cell>
          <table:table-cell table:formula="of:=IF(ISNA(VLOOKUP([.D617];[.$B$2:.$C$700];2;0));&quot;-&quot;;VLOOKUP([.D617];[.$B$2:.$C$700];2;0))" office:value-type="string" office:string-value="Komunikasi" calcext:value-type="string">
            <text:p>Komunik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17</text:p>
          </table:table-cell>
          <table:table-cell office:value-type="string" calcext:value-type="string">
            <text:p>7050000300</text:p>
          </table:table-cell>
          <table:table-cell office:value-type="string" calcext:value-type="string">
            <text:p>Komunikasi-Kurir-Outsource</text:p>
          </table:table-cell>
          <table:table-cell office:value-type="string" calcext:value-type="string">
            <text:p>7050000000</text:p>
          </table:table-cell>
          <table:table-cell table:formula="of:=IF(ISNA(VLOOKUP([.D618];[.$B$2:.$C$700];2;0));&quot;-&quot;;VLOOKUP([.D618];[.$B$2:.$C$700];2;0))" office:value-type="string" office:string-value="Komunikasi" calcext:value-type="string">
            <text:p>Komunik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18</text:p>
          </table:table-cell>
          <table:table-cell office:value-type="string" calcext:value-type="string">
            <text:p>7050000500</text:p>
          </table:table-cell>
          <table:table-cell office:value-type="string" calcext:value-type="string">
            <text:p>Komunikasi-Biaya Pos</text:p>
          </table:table-cell>
          <table:table-cell office:value-type="string" calcext:value-type="string">
            <text:p>7050000000</text:p>
          </table:table-cell>
          <table:table-cell table:formula="of:=IF(ISNA(VLOOKUP([.D619];[.$B$2:.$C$700];2;0));&quot;-&quot;;VLOOKUP([.D619];[.$B$2:.$C$700];2;0))" office:value-type="string" office:string-value="Komunikasi" calcext:value-type="string">
            <text:p>Komunika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19</text:p>
          </table:table-cell>
          <table:table-cell office:value-type="string" calcext:value-type="string">
            <text:p>7060000000</text:p>
          </table:table-cell>
          <table:table-cell office:value-type="string" calcext:value-type="string">
            <text:p>Promosi dan Periklanan</text:p>
          </table:table-cell>
          <table:table-cell office:value-type="string" calcext:value-type="string">
            <text:p>6000000000</text:p>
          </table:table-cell>
          <table:table-cell table:formula="of:=IF(ISNA(VLOOKUP([.D620];[.$B$2:.$C$700];2;0));&quot;-&quot;;VLOOKUP([.D620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20</text:p>
          </table:table-cell>
          <table:table-cell office:value-type="string" calcext:value-type="string">
            <text:p>7060000600</text:p>
          </table:table-cell>
          <table:table-cell office:value-type="string" calcext:value-type="string">
            <text:p>Off Air Event</text:p>
          </table:table-cell>
          <table:table-cell office:value-type="string" calcext:value-type="string">
            <text:p>7060000000</text:p>
          </table:table-cell>
          <table:table-cell table:formula="of:=IF(ISNA(VLOOKUP([.D621];[.$B$2:.$C$700];2;0));&quot;-&quot;;VLOOKUP([.D621];[.$B$2:.$C$700];2;0))" office:value-type="string" office:string-value="Promosi dan Periklanan" calcext:value-type="string">
            <text:p>Promosi dan Perik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21</text:p>
          </table:table-cell>
          <table:table-cell office:value-type="string" calcext:value-type="string">
            <text:p>7060000100</text:p>
          </table:table-cell>
          <table:table-cell office:value-type="string" calcext:value-type="string">
            <text:p>Promosi dan Periklanan-Buklet, Leaflet, dan Brosur</text:p>
          </table:table-cell>
          <table:table-cell office:value-type="string" calcext:value-type="string">
            <text:p>7060000000</text:p>
          </table:table-cell>
          <table:table-cell table:formula="of:=IF(ISNA(VLOOKUP([.D622];[.$B$2:.$C$700];2;0));&quot;-&quot;;VLOOKUP([.D622];[.$B$2:.$C$700];2;0))" office:value-type="string" office:string-value="Promosi dan Periklanan" calcext:value-type="string">
            <text:p>Promosi dan Perik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22</text:p>
          </table:table-cell>
          <table:table-cell office:value-type="string" calcext:value-type="string">
            <text:p>7060000300</text:p>
          </table:table-cell>
          <table:table-cell office:value-type="string" calcext:value-type="string">
            <text:p>Promosi dan Periklanan-Publisitas</text:p>
          </table:table-cell>
          <table:table-cell office:value-type="string" calcext:value-type="string">
            <text:p>7060000000</text:p>
          </table:table-cell>
          <table:table-cell table:formula="of:=IF(ISNA(VLOOKUP([.D623];[.$B$2:.$C$700];2;0));&quot;-&quot;;VLOOKUP([.D623];[.$B$2:.$C$700];2;0))" office:value-type="string" office:string-value="Promosi dan Periklanan" calcext:value-type="string">
            <text:p>Promosi dan Perik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23</text:p>
          </table:table-cell>
          <table:table-cell office:value-type="string" calcext:value-type="string">
            <text:p>7060000500</text:p>
          </table:table-cell>
          <table:table-cell office:value-type="string" calcext:value-type="string">
            <text:p>Media-Advertisement</text:p>
          </table:table-cell>
          <table:table-cell office:value-type="string" calcext:value-type="string">
            <text:p>7060000000</text:p>
          </table:table-cell>
          <table:table-cell table:formula="of:=IF(ISNA(VLOOKUP([.D624];[.$B$2:.$C$700];2;0));&quot;-&quot;;VLOOKUP([.D624];[.$B$2:.$C$700];2;0))" office:value-type="string" office:string-value="Promosi dan Periklanan" calcext:value-type="string">
            <text:p>Promosi dan Perik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24</text:p>
          </table:table-cell>
          <table:table-cell office:value-type="string" calcext:value-type="string">
            <text:p>7060000200</text:p>
          </table:table-cell>
          <table:table-cell office:value-type="string" calcext:value-type="string">
            <text:p>Promosi dan Periklanan-Proyek Khusus</text:p>
          </table:table-cell>
          <table:table-cell office:value-type="string" calcext:value-type="string">
            <text:p>7060000000</text:p>
          </table:table-cell>
          <table:table-cell table:formula="of:=IF(ISNA(VLOOKUP([.D625];[.$B$2:.$C$700];2;0));&quot;-&quot;;VLOOKUP([.D625];[.$B$2:.$C$700];2;0))" office:value-type="string" office:string-value="Promosi dan Periklanan" calcext:value-type="string">
            <text:p>Promosi dan Perik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25</text:p>
          </table:table-cell>
          <table:table-cell office:value-type="string" calcext:value-type="string">
            <text:p>7060000400</text:p>
          </table:table-cell>
          <table:table-cell office:value-type="string" calcext:value-type="string">
            <text:p>Promosi dan Periklanan-Sumbangan</text:p>
          </table:table-cell>
          <table:table-cell office:value-type="string" calcext:value-type="string">
            <text:p>7060000000</text:p>
          </table:table-cell>
          <table:table-cell table:formula="of:=IF(ISNA(VLOOKUP([.D626];[.$B$2:.$C$700];2;0));&quot;-&quot;;VLOOKUP([.D626];[.$B$2:.$C$700];2;0))" office:value-type="string" office:string-value="Promosi dan Periklanan" calcext:value-type="string">
            <text:p>Promosi dan Perikl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26</text:p>
          </table:table-cell>
          <table:table-cell office:value-type="string" calcext:value-type="string">
            <text:p>7070000000</text:p>
          </table:table-cell>
          <table:table-cell office:value-type="string" calcext:value-type="string">
            <text:p>Perlengkapan dan Alat Kantor</text:p>
          </table:table-cell>
          <table:table-cell office:value-type="string" calcext:value-type="string">
            <text:p>6000000000</text:p>
          </table:table-cell>
          <table:table-cell table:formula="of:=IF(ISNA(VLOOKUP([.D627];[.$B$2:.$C$700];2;0));&quot;-&quot;;VLOOKUP([.D627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27</text:p>
          </table:table-cell>
          <table:table-cell office:value-type="string" calcext:value-type="string">
            <text:p>7070000500</text:p>
          </table:table-cell>
          <table:table-cell office:value-type="string" calcext:value-type="string">
            <text:p>Perlengkapan dan Alat Kantor-Kebutuhan Klinik</text:p>
          </table:table-cell>
          <table:table-cell office:value-type="string" calcext:value-type="string">
            <text:p>7070000000</text:p>
          </table:table-cell>
          <table:table-cell table:formula="of:=IF(ISNA(VLOOKUP([.D628];[.$B$2:.$C$700];2;0));&quot;-&quot;;VLOOKUP([.D628];[.$B$2:.$C$700];2;0))" office:value-type="string" office:string-value="Perlengkapan dan Alat Kantor" calcext:value-type="string">
            <text:p>Perlengkapan dan Alat Kan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28</text:p>
          </table:table-cell>
          <table:table-cell office:value-type="string" calcext:value-type="string">
            <text:p>7070000700</text:p>
          </table:table-cell>
          <table:table-cell office:value-type="string" calcext:value-type="string">
            <text:p>Perlengkapan dan Alat Kantor-Seragam karyawan</text:p>
          </table:table-cell>
          <table:table-cell office:value-type="string" calcext:value-type="string">
            <text:p>7070000000</text:p>
          </table:table-cell>
          <table:table-cell table:formula="of:=IF(ISNA(VLOOKUP([.D629];[.$B$2:.$C$700];2;0));&quot;-&quot;;VLOOKUP([.D629];[.$B$2:.$C$700];2;0))" office:value-type="string" office:string-value="Perlengkapan dan Alat Kantor" calcext:value-type="string">
            <text:p>Perlengkapan dan Alat Kan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29</text:p>
          </table:table-cell>
          <table:table-cell office:value-type="string" calcext:value-type="string">
            <text:p>7070000200</text:p>
          </table:table-cell>
          <table:table-cell office:value-type="string" calcext:value-type="string">
            <text:p>Perlengkapan dan Alat Kantor-ATK</text:p>
          </table:table-cell>
          <table:table-cell office:value-type="string" calcext:value-type="string">
            <text:p>7070000000</text:p>
          </table:table-cell>
          <table:table-cell table:formula="of:=IF(ISNA(VLOOKUP([.D630];[.$B$2:.$C$700];2;0));&quot;-&quot;;VLOOKUP([.D630];[.$B$2:.$C$700];2;0))" office:value-type="string" office:string-value="Perlengkapan dan Alat Kantor" calcext:value-type="string">
            <text:p>Perlengkapan dan Alat Kan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30</text:p>
          </table:table-cell>
          <table:table-cell office:value-type="string" calcext:value-type="string">
            <text:p>7070000400</text:p>
          </table:table-cell>
          <table:table-cell office:value-type="string" calcext:value-type="string">
            <text:p>Perlengkapan dan Alat Kantor-Kebutuhan Dapur</text:p>
          </table:table-cell>
          <table:table-cell office:value-type="string" calcext:value-type="string">
            <text:p>7070000000</text:p>
          </table:table-cell>
          <table:table-cell table:formula="of:=IF(ISNA(VLOOKUP([.D631];[.$B$2:.$C$700];2;0));&quot;-&quot;;VLOOKUP([.D631];[.$B$2:.$C$700];2;0))" office:value-type="string" office:string-value="Perlengkapan dan Alat Kantor" calcext:value-type="string">
            <text:p>Perlengkapan dan Alat Kan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31</text:p>
          </table:table-cell>
          <table:table-cell office:value-type="string" calcext:value-type="string">
            <text:p>7070000600</text:p>
          </table:table-cell>
          <table:table-cell office:value-type="string" calcext:value-type="string">
            <text:p>Perlengkapan dan Alat Kantor-Pembelian ATK (atau </text:p>
          </table:table-cell>
          <table:table-cell office:value-type="string" calcext:value-type="string">
            <text:p>7070000000</text:p>
          </table:table-cell>
          <table:table-cell table:formula="of:=IF(ISNA(VLOOKUP([.D632];[.$B$2:.$C$700];2;0));&quot;-&quot;;VLOOKUP([.D632];[.$B$2:.$C$700];2;0))" office:value-type="string" office:string-value="Perlengkapan dan Alat Kantor" calcext:value-type="string">
            <text:p>Perlengkapan dan Alat Kan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32</text:p>
          </table:table-cell>
          <table:table-cell office:value-type="string" calcext:value-type="string">
            <text:p>7070000100</text:p>
          </table:table-cell>
          <table:table-cell office:value-type="string" calcext:value-type="string">
            <text:p>Perlengkapan dan Alat Kantor-Barang Cetakan</text:p>
          </table:table-cell>
          <table:table-cell office:value-type="string" calcext:value-type="string">
            <text:p>7070000000</text:p>
          </table:table-cell>
          <table:table-cell table:formula="of:=IF(ISNA(VLOOKUP([.D633];[.$B$2:.$C$700];2;0));&quot;-&quot;;VLOOKUP([.D633];[.$B$2:.$C$700];2;0))" office:value-type="string" office:string-value="Perlengkapan dan Alat Kantor" calcext:value-type="string">
            <text:p>Perlengkapan dan Alat Kan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33</text:p>
          </table:table-cell>
          <table:table-cell office:value-type="string" calcext:value-type="string">
            <text:p>7070000800</text:p>
          </table:table-cell>
          <table:table-cell office:value-type="string" calcext:value-type="string">
            <text:p>Perpustakaan</text:p>
          </table:table-cell>
          <table:table-cell office:value-type="string" calcext:value-type="string">
            <text:p>7070000000</text:p>
          </table:table-cell>
          <table:table-cell table:formula="of:=IF(ISNA(VLOOKUP([.D634];[.$B$2:.$C$700];2;0));&quot;-&quot;;VLOOKUP([.D634];[.$B$2:.$C$700];2;0))" office:value-type="string" office:string-value="Perlengkapan dan Alat Kantor" calcext:value-type="string">
            <text:p>Perlengkapan dan Alat Kan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34</text:p>
          </table:table-cell>
          <table:table-cell office:value-type="string" calcext:value-type="string">
            <text:p>7070000300</text:p>
          </table:table-cell>
          <table:table-cell office:value-type="string" calcext:value-type="string">
            <text:p>Perlengkapan dan Alat Kantor-Fotokopi</text:p>
          </table:table-cell>
          <table:table-cell office:value-type="string" calcext:value-type="string">
            <text:p>7070000000</text:p>
          </table:table-cell>
          <table:table-cell table:formula="of:=IF(ISNA(VLOOKUP([.D635];[.$B$2:.$C$700];2;0));&quot;-&quot;;VLOOKUP([.D635];[.$B$2:.$C$700];2;0))" office:value-type="string" office:string-value="Perlengkapan dan Alat Kantor" calcext:value-type="string">
            <text:p>Perlengkapan dan Alat Kan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35</text:p>
          </table:table-cell>
          <table:table-cell office:value-type="string" calcext:value-type="string">
            <text:p>7080000000</text:p>
          </table:table-cell>
          <table:table-cell office:value-type="string" calcext:value-type="string">
            <text:p>Jasa Profesi</text:p>
          </table:table-cell>
          <table:table-cell office:value-type="string" calcext:value-type="string">
            <text:p>6000000000</text:p>
          </table:table-cell>
          <table:table-cell table:formula="of:=IF(ISNA(VLOOKUP([.D636];[.$B$2:.$C$700];2;0));&quot;-&quot;;VLOOKUP([.D636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36</text:p>
          </table:table-cell>
          <table:table-cell office:value-type="string" calcext:value-type="string">
            <text:p>7080000700</text:p>
          </table:table-cell>
          <table:table-cell office:value-type="string" calcext:value-type="string">
            <text:p>Jasa Profesi-Outsource Driver</text:p>
          </table:table-cell>
          <table:table-cell office:value-type="string" calcext:value-type="string">
            <text:p>7080000000</text:p>
          </table:table-cell>
          <table:table-cell table:formula="of:=IF(ISNA(VLOOKUP([.D637];[.$B$2:.$C$700];2;0));&quot;-&quot;;VLOOKUP([.D637];[.$B$2:.$C$700];2;0))" office:value-type="string" office:string-value="Jasa Profesi" calcext:value-type="string">
            <text:p>Jasa Profe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37</text:p>
          </table:table-cell>
          <table:table-cell office:value-type="string" calcext:value-type="string">
            <text:p>7080000200</text:p>
          </table:table-cell>
          <table:table-cell office:value-type="string" calcext:value-type="string">
            <text:p>Jasa Profesi-Akuntan Publik</text:p>
          </table:table-cell>
          <table:table-cell office:value-type="string" calcext:value-type="string">
            <text:p>7080000000</text:p>
          </table:table-cell>
          <table:table-cell table:formula="of:=IF(ISNA(VLOOKUP([.D638];[.$B$2:.$C$700];2;0));&quot;-&quot;;VLOOKUP([.D638];[.$B$2:.$C$700];2;0))" office:value-type="string" office:string-value="Jasa Profesi" calcext:value-type="string">
            <text:p>Jasa Profe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38</text:p>
          </table:table-cell>
          <table:table-cell office:value-type="string" calcext:value-type="string">
            <text:p>7080000400</text:p>
          </table:table-cell>
          <table:table-cell office:value-type="string" calcext:value-type="string">
            <text:p>Jasa Profesi-Outsource Resepsionis</text:p>
          </table:table-cell>
          <table:table-cell office:value-type="string" calcext:value-type="string">
            <text:p>7080000000</text:p>
          </table:table-cell>
          <table:table-cell table:formula="of:=IF(ISNA(VLOOKUP([.D639];[.$B$2:.$C$700];2;0));&quot;-&quot;;VLOOKUP([.D639];[.$B$2:.$C$700];2;0))" office:value-type="string" office:string-value="Jasa Profesi" calcext:value-type="string">
            <text:p>Jasa Profe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39</text:p>
          </table:table-cell>
          <table:table-cell office:value-type="string" calcext:value-type="string">
            <text:p>7080000600</text:p>
          </table:table-cell>
          <table:table-cell office:value-type="string" calcext:value-type="string">
            <text:p>Jasa Profesi-Outsource OB</text:p>
          </table:table-cell>
          <table:table-cell office:value-type="string" calcext:value-type="string">
            <text:p>7080000000</text:p>
          </table:table-cell>
          <table:table-cell table:formula="of:=IF(ISNA(VLOOKUP([.D640];[.$B$2:.$C$700];2;0));&quot;-&quot;;VLOOKUP([.D640];[.$B$2:.$C$700];2;0))" office:value-type="string" office:string-value="Jasa Profesi" calcext:value-type="string">
            <text:p>Jasa Profe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40</text:p>
          </table:table-cell>
          <table:table-cell office:value-type="string" calcext:value-type="string">
            <text:p>7080000100</text:p>
          </table:table-cell>
          <table:table-cell office:value-type="string" calcext:value-type="string">
            <text:p>Jasa Profesi-Legal</text:p>
          </table:table-cell>
          <table:table-cell office:value-type="string" calcext:value-type="string">
            <text:p>7080000000</text:p>
          </table:table-cell>
          <table:table-cell table:formula="of:=IF(ISNA(VLOOKUP([.D641];[.$B$2:.$C$700];2;0));&quot;-&quot;;VLOOKUP([.D641];[.$B$2:.$C$700];2;0))" office:value-type="string" office:string-value="Jasa Profesi" calcext:value-type="string">
            <text:p>Jasa Profe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41</text:p>
          </table:table-cell>
          <table:table-cell office:value-type="string" calcext:value-type="string">
            <text:p>7080000300</text:p>
          </table:table-cell>
          <table:table-cell office:value-type="string" calcext:value-type="string">
            <text:p>Jasa Profesi-Konsultan Manajemen</text:p>
          </table:table-cell>
          <table:table-cell office:value-type="string" calcext:value-type="string">
            <text:p>7080000000</text:p>
          </table:table-cell>
          <table:table-cell table:formula="of:=IF(ISNA(VLOOKUP([.D642];[.$B$2:.$C$700];2;0));&quot;-&quot;;VLOOKUP([.D642];[.$B$2:.$C$700];2;0))" office:value-type="string" office:string-value="Jasa Profesi" calcext:value-type="string">
            <text:p>Jasa Profe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42</text:p>
          </table:table-cell>
          <table:table-cell office:value-type="string" calcext:value-type="string">
            <text:p>7080000500</text:p>
          </table:table-cell>
          <table:table-cell office:value-type="string" calcext:value-type="string">
            <text:p>Jasa Profesi-Outsource Teknik</text:p>
          </table:table-cell>
          <table:table-cell office:value-type="string" calcext:value-type="string">
            <text:p>7080000000</text:p>
          </table:table-cell>
          <table:table-cell table:formula="of:=IF(ISNA(VLOOKUP([.D643];[.$B$2:.$C$700];2;0));&quot;-&quot;;VLOOKUP([.D643];[.$B$2:.$C$700];2;0))" office:value-type="string" office:string-value="Jasa Profesi" calcext:value-type="string">
            <text:p>Jasa Profes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43</text:p>
          </table:table-cell>
          <table:table-cell office:value-type="string" calcext:value-type="string">
            <text:p>7090000000</text:p>
          </table:table-cell>
          <table:table-cell office:value-type="string" calcext:value-type="string">
            <text:p>Representasi dan Jamuan</text:p>
          </table:table-cell>
          <table:table-cell office:value-type="string" calcext:value-type="string">
            <text:p>6000000000</text:p>
          </table:table-cell>
          <table:table-cell table:formula="of:=IF(ISNA(VLOOKUP([.D644];[.$B$2:.$C$700];2;0));&quot;-&quot;;VLOOKUP([.D644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44</text:p>
          </table:table-cell>
          <table:table-cell office:value-type="string" calcext:value-type="string">
            <text:p>7090000200</text:p>
          </table:table-cell>
          <table:table-cell office:value-type="string" calcext:value-type="string">
            <text:p>Representasi dan Jamuan 2 (tdk ada dftr nom.)</text:p>
          </table:table-cell>
          <table:table-cell office:value-type="string" calcext:value-type="string">
            <text:p>7090000000</text:p>
          </table:table-cell>
          <table:table-cell table:formula="of:=IF(ISNA(VLOOKUP([.D645];[.$B$2:.$C$700];2;0));&quot;-&quot;;VLOOKUP([.D645];[.$B$2:.$C$700];2;0))" office:value-type="string" office:string-value="Representasi dan Jamuan" calcext:value-type="string">
            <text:p>Representasi dan Jamu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45</text:p>
          </table:table-cell>
          <table:table-cell office:value-type="string" calcext:value-type="string">
            <text:p>7090000400</text:p>
          </table:table-cell>
          <table:table-cell office:value-type="string" calcext:value-type="string">
            <text:p>Representasi dan Jamuan Direksi 2 (tdk ada dftr nom.)</text:p>
          </table:table-cell>
          <table:table-cell office:value-type="string" calcext:value-type="string">
            <text:p>7090000000</text:p>
          </table:table-cell>
          <table:table-cell table:formula="of:=IF(ISNA(VLOOKUP([.D646];[.$B$2:.$C$700];2;0));&quot;-&quot;;VLOOKUP([.D646];[.$B$2:.$C$700];2;0))" office:value-type="string" office:string-value="Representasi dan Jamuan" calcext:value-type="string">
            <text:p>Representasi dan Jamu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46</text:p>
          </table:table-cell>
          <table:table-cell office:value-type="string" calcext:value-type="string">
            <text:p>7090000100</text:p>
          </table:table-cell>
          <table:table-cell office:value-type="string" calcext:value-type="string">
            <text:p>Representasi dan Jamuan</text:p>
          </table:table-cell>
          <table:table-cell office:value-type="string" calcext:value-type="string">
            <text:p>7090000000</text:p>
          </table:table-cell>
          <table:table-cell table:formula="of:=IF(ISNA(VLOOKUP([.D647];[.$B$2:.$C$700];2;0));&quot;-&quot;;VLOOKUP([.D647];[.$B$2:.$C$700];2;0))" office:value-type="string" office:string-value="Representasi dan Jamuan" calcext:value-type="string">
            <text:p>Representasi dan Jamu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47</text:p>
          </table:table-cell>
          <table:table-cell office:value-type="string" calcext:value-type="string">
            <text:p>7090000300</text:p>
          </table:table-cell>
          <table:table-cell office:value-type="string" calcext:value-type="string">
            <text:p>Representasi dan Jamuan Direksi</text:p>
          </table:table-cell>
          <table:table-cell office:value-type="string" calcext:value-type="string">
            <text:p>7090000000</text:p>
          </table:table-cell>
          <table:table-cell table:formula="of:=IF(ISNA(VLOOKUP([.D648];[.$B$2:.$C$700];2;0));&quot;-&quot;;VLOOKUP([.D648];[.$B$2:.$C$700];2;0))" office:value-type="string" office:string-value="Representasi dan Jamuan" calcext:value-type="string">
            <text:p>Representasi dan Jamu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48</text:p>
          </table:table-cell>
          <table:table-cell office:value-type="string" calcext:value-type="string">
            <text:p>7100000000</text:p>
          </table:table-cell>
          <table:table-cell office:value-type="string" calcext:value-type="string">
            <text:p>Iuran dan Langganan</text:p>
          </table:table-cell>
          <table:table-cell office:value-type="string" calcext:value-type="string">
            <text:p>6000000000</text:p>
          </table:table-cell>
          <table:table-cell table:formula="of:=IF(ISNA(VLOOKUP([.D649];[.$B$2:.$C$700];2;0));&quot;-&quot;;VLOOKUP([.D649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49</text:p>
          </table:table-cell>
          <table:table-cell office:value-type="string" calcext:value-type="string">
            <text:p>7100000800</text:p>
          </table:table-cell>
          <table:table-cell office:value-type="string" calcext:value-type="string">
            <text:p>Iuran dan Langganan-Internet</text:p>
          </table:table-cell>
          <table:table-cell office:value-type="string" calcext:value-type="string">
            <text:p>7100000000</text:p>
          </table:table-cell>
          <table:table-cell table:formula="of:=IF(ISNA(VLOOKUP([.D650];[.$B$2:.$C$700];2;0));&quot;-&quot;;VLOOKUP([.D650];[.$B$2:.$C$700];2;0))" office:value-type="string" office:string-value="Iuran dan Langganan" calcext:value-type="string">
            <text:p>Iuran dan Langg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50</text:p>
          </table:table-cell>
          <table:table-cell office:value-type="string" calcext:value-type="string">
            <text:p>7100000300</text:p>
          </table:table-cell>
          <table:table-cell office:value-type="string" calcext:value-type="string">
            <text:p>Iuran dan Langganan-Olah Raga</text:p>
          </table:table-cell>
          <table:table-cell office:value-type="string" calcext:value-type="string">
            <text:p>7100000000</text:p>
          </table:table-cell>
          <table:table-cell table:formula="of:=IF(ISNA(VLOOKUP([.D651];[.$B$2:.$C$700];2;0));&quot;-&quot;;VLOOKUP([.D651];[.$B$2:.$C$700];2;0))" office:value-type="string" office:string-value="Iuran dan Langganan" calcext:value-type="string">
            <text:p>Iuran dan Langg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51</text:p>
          </table:table-cell>
          <table:table-cell office:value-type="string" calcext:value-type="string">
            <text:p>7100000500</text:p>
          </table:table-cell>
          <table:table-cell office:value-type="string" calcext:value-type="string">
            <text:p>Iuran dan Langganan-Ktr Berita</text:p>
          </table:table-cell>
          <table:table-cell office:value-type="string" calcext:value-type="string">
            <text:p>7100000000</text:p>
          </table:table-cell>
          <table:table-cell table:formula="of:=IF(ISNA(VLOOKUP([.D652];[.$B$2:.$C$700];2;0));&quot;-&quot;;VLOOKUP([.D652];[.$B$2:.$C$700];2;0))" office:value-type="string" office:string-value="Iuran dan Langganan" calcext:value-type="string">
            <text:p>Iuran dan Langg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52</text:p>
          </table:table-cell>
          <table:table-cell office:value-type="string" calcext:value-type="string">
            <text:p>7100000700</text:p>
          </table:table-cell>
          <table:table-cell office:value-type="string" calcext:value-type="string">
            <text:p>Iuran dan Langganan-TV Kabel</text:p>
          </table:table-cell>
          <table:table-cell office:value-type="string" calcext:value-type="string">
            <text:p>7100000000</text:p>
          </table:table-cell>
          <table:table-cell table:formula="of:=IF(ISNA(VLOOKUP([.D653];[.$B$2:.$C$700];2;0));&quot;-&quot;;VLOOKUP([.D653];[.$B$2:.$C$700];2;0))" office:value-type="string" office:string-value="Iuran dan Langganan" calcext:value-type="string">
            <text:p>Iuran dan Langg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53</text:p>
          </table:table-cell>
          <table:table-cell office:value-type="string" calcext:value-type="string">
            <text:p>7100000200</text:p>
          </table:table-cell>
          <table:table-cell office:value-type="string" calcext:value-type="string">
            <text:p>Iuran dan Langganan-Kom Tata Krama Periklanan</text:p>
          </table:table-cell>
          <table:table-cell office:value-type="string" calcext:value-type="string">
            <text:p>7100000000</text:p>
          </table:table-cell>
          <table:table-cell table:formula="of:=IF(ISNA(VLOOKUP([.D654];[.$B$2:.$C$700];2;0));&quot;-&quot;;VLOOKUP([.D654];[.$B$2:.$C$700];2;0))" office:value-type="string" office:string-value="Iuran dan Langganan" calcext:value-type="string">
            <text:p>Iuran dan Langg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54</text:p>
          </table:table-cell>
          <table:table-cell office:value-type="string" calcext:value-type="string">
            <text:p>7100000400</text:p>
          </table:table-cell>
          <table:table-cell office:value-type="string" calcext:value-type="string">
            <text:p>Iuran dan Langganan-Kartu Kredit</text:p>
          </table:table-cell>
          <table:table-cell office:value-type="string" calcext:value-type="string">
            <text:p>7100000000</text:p>
          </table:table-cell>
          <table:table-cell table:formula="of:=IF(ISNA(VLOOKUP([.D655];[.$B$2:.$C$700];2;0));&quot;-&quot;;VLOOKUP([.D655];[.$B$2:.$C$700];2;0))" office:value-type="string" office:string-value="Iuran dan Langganan" calcext:value-type="string">
            <text:p>Iuran dan Langg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55</text:p>
          </table:table-cell>
          <table:table-cell office:value-type="string" calcext:value-type="string">
            <text:p>7100000600</text:p>
          </table:table-cell>
          <table:table-cell office:value-type="string" calcext:value-type="string">
            <text:p>Iuran dan Langganan-Keanggotaan</text:p>
          </table:table-cell>
          <table:table-cell office:value-type="string" calcext:value-type="string">
            <text:p>7100000000</text:p>
          </table:table-cell>
          <table:table-cell table:formula="of:=IF(ISNA(VLOOKUP([.D656];[.$B$2:.$C$700];2;0));&quot;-&quot;;VLOOKUP([.D656];[.$B$2:.$C$700];2;0))" office:value-type="string" office:string-value="Iuran dan Langganan" calcext:value-type="string">
            <text:p>Iuran dan Langg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56</text:p>
          </table:table-cell>
          <table:table-cell office:value-type="string" calcext:value-type="string">
            <text:p>7100000100</text:p>
          </table:table-cell>
          <table:table-cell office:value-type="string" calcext:value-type="string">
            <text:p>Iuran dan Langganan-Koran dan Majalah</text:p>
          </table:table-cell>
          <table:table-cell office:value-type="string" calcext:value-type="string">
            <text:p>7100000000</text:p>
          </table:table-cell>
          <table:table-cell table:formula="of:=IF(ISNA(VLOOKUP([.D657];[.$B$2:.$C$700];2;0));&quot;-&quot;;VLOOKUP([.D657];[.$B$2:.$C$700];2;0))" office:value-type="string" office:string-value="Iuran dan Langganan" calcext:value-type="string">
            <text:p>Iuran dan Langga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57</text:p>
          </table:table-cell>
          <table:table-cell office:value-type="string" calcext:value-type="string">
            <text:p>8010000000</text:p>
          </table:table-cell>
          <table:table-cell office:value-type="string" calcext:value-type="string">
            <text:p>Pendapatan Lain-lain</text:p>
          </table:table-cell>
          <table:table-cell office:value-type="string" calcext:value-type="string">
            <text:p>6000000000</text:p>
          </table:table-cell>
          <table:table-cell table:formula="of:=IF(ISNA(VLOOKUP([.D658];[.$B$2:.$C$700];2;0));&quot;-&quot;;VLOOKUP([.D658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58</text:p>
          </table:table-cell>
          <table:table-cell office:value-type="string" calcext:value-type="string">
            <text:p>8010002000</text:p>
          </table:table-cell>
          <table:table-cell office:value-type="string" calcext:value-type="string">
            <text:p>Pendapatan Selisih Kurs - Pjk</text:p>
          </table:table-cell>
          <table:table-cell office:value-type="string" calcext:value-type="string">
            <text:p>8010000000</text:p>
          </table:table-cell>
          <table:table-cell table:formula="of:=IF(ISNA(VLOOKUP([.D659];[.$B$2:.$C$700];2;0));&quot;-&quot;;VLOOKUP([.D659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59</text:p>
          </table:table-cell>
          <table:table-cell office:value-type="string" calcext:value-type="string">
            <text:p>8010001500</text:p>
          </table:table-cell>
          <table:table-cell office:value-type="string" calcext:value-type="string">
            <text:p>Pendapatan Lain-lain-Produksi Film(ada PPN)</text:p>
          </table:table-cell>
          <table:table-cell office:value-type="string" calcext:value-type="string">
            <text:p>8010000000</text:p>
          </table:table-cell>
          <table:table-cell table:formula="of:=IF(ISNA(VLOOKUP([.D660];[.$B$2:.$C$700];2;0));&quot;-&quot;;VLOOKUP([.D660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60</text:p>
          </table:table-cell>
          <table:table-cell office:value-type="string" calcext:value-type="string">
            <text:p>8010001000</text:p>
          </table:table-cell>
          <table:table-cell office:value-type="string" calcext:value-type="string">
            <text:p>Pendapatan Lain-lain non iklan-bagi hasil</text:p>
          </table:table-cell>
          <table:table-cell office:value-type="string" calcext:value-type="string">
            <text:p>8010000000</text:p>
          </table:table-cell>
          <table:table-cell table:formula="of:=IF(ISNA(VLOOKUP([.D661];[.$B$2:.$C$700];2;0));&quot;-&quot;;VLOOKUP([.D661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61</text:p>
          </table:table-cell>
          <table:table-cell office:value-type="string" calcext:value-type="string">
            <text:p>8010000500</text:p>
          </table:table-cell>
          <table:table-cell office:value-type="string" calcext:value-type="string">
            <text:p>Pendapatan Lain-lain-sewa gedung</text:p>
          </table:table-cell>
          <table:table-cell office:value-type="string" calcext:value-type="string">
            <text:p>8010000000</text:p>
          </table:table-cell>
          <table:table-cell table:formula="of:=IF(ISNA(VLOOKUP([.D662];[.$B$2:.$C$700];2;0));&quot;-&quot;;VLOOKUP([.D662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62</text:p>
          </table:table-cell>
          <table:table-cell office:value-type="string" calcext:value-type="string">
            <text:p>8010001700</text:p>
          </table:table-cell>
          <table:table-cell office:value-type="string" calcext:value-type="string">
            <text:p>Pendapatan Lain-lain non iklan-bagi hasil(ada PPN)</text:p>
          </table:table-cell>
          <table:table-cell office:value-type="string" calcext:value-type="string">
            <text:p>8010000000</text:p>
          </table:table-cell>
          <table:table-cell table:formula="of:=IF(ISNA(VLOOKUP([.D663];[.$B$2:.$C$700];2;0));&quot;-&quot;;VLOOKUP([.D663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63</text:p>
          </table:table-cell>
          <table:table-cell office:value-type="string" calcext:value-type="string">
            <text:p>8010001200</text:p>
          </table:table-cell>
          <table:table-cell office:value-type="string" calcext:value-type="string">
            <text:p>Pendapatan Lain-lain-sewa gedung (ada PPN)</text:p>
          </table:table-cell>
          <table:table-cell office:value-type="string" calcext:value-type="string">
            <text:p>8010000000</text:p>
          </table:table-cell>
          <table:table-cell table:formula="of:=IF(ISNA(VLOOKUP([.D664];[.$B$2:.$C$700];2;0));&quot;-&quot;;VLOOKUP([.D664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64</text:p>
          </table:table-cell>
          <table:table-cell office:value-type="string" calcext:value-type="string">
            <text:p>8010000700</text:p>
          </table:table-cell>
          <table:table-cell office:value-type="string" calcext:value-type="string">
            <text:p>Pendapatan Lain-lain-Produksi Program</text:p>
          </table:table-cell>
          <table:table-cell office:value-type="string" calcext:value-type="string">
            <text:p>8010000000</text:p>
          </table:table-cell>
          <table:table-cell table:formula="of:=IF(ISNA(VLOOKUP([.D665];[.$B$2:.$C$700];2;0));&quot;-&quot;;VLOOKUP([.D665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65</text:p>
          </table:table-cell>
          <table:table-cell office:value-type="string" calcext:value-type="string">
            <text:p>8010000200</text:p>
          </table:table-cell>
          <table:table-cell office:value-type="string" calcext:value-type="string">
            <text:p>Pendapatan Lain-lain-Bagi Hasil Bank (Rp)</text:p>
          </table:table-cell>
          <table:table-cell office:value-type="string" calcext:value-type="string">
            <text:p>8010000000</text:p>
          </table:table-cell>
          <table:table-cell table:formula="of:=IF(ISNA(VLOOKUP([.D666];[.$B$2:.$C$700];2;0));&quot;-&quot;;VLOOKUP([.D666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66</text:p>
          </table:table-cell>
          <table:table-cell office:value-type="string" calcext:value-type="string">
            <text:p>8010001900</text:p>
          </table:table-cell>
          <table:table-cell office:value-type="string" calcext:value-type="string">
            <text:p>Pendapatan Selisih Kurs</text:p>
          </table:table-cell>
          <table:table-cell office:value-type="string" calcext:value-type="string">
            <text:p>8010000000</text:p>
          </table:table-cell>
          <table:table-cell table:formula="of:=IF(ISNA(VLOOKUP([.D667];[.$B$2:.$C$700];2;0));&quot;-&quot;;VLOOKUP([.D667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67</text:p>
          </table:table-cell>
          <table:table-cell office:value-type="string" calcext:value-type="string">
            <text:p>8010001400</text:p>
          </table:table-cell>
          <table:table-cell office:value-type="string" calcext:value-type="string">
            <text:p>Pendapatan Lain-lain-Produksi Program(ada PPN)</text:p>
          </table:table-cell>
          <table:table-cell office:value-type="string" calcext:value-type="string">
            <text:p>8010000000</text:p>
          </table:table-cell>
          <table:table-cell table:formula="of:=IF(ISNA(VLOOKUP([.D668];[.$B$2:.$C$700];2;0));&quot;-&quot;;VLOOKUP([.D668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68</text:p>
          </table:table-cell>
          <table:table-cell office:value-type="string" calcext:value-type="string">
            <text:p>8010000900</text:p>
          </table:table-cell>
          <table:table-cell office:value-type="string" calcext:value-type="string">
            <text:p>Pendapatan Lain-lain-iklan bersama</text:p>
          </table:table-cell>
          <table:table-cell office:value-type="string" calcext:value-type="string">
            <text:p>8010000000</text:p>
          </table:table-cell>
          <table:table-cell table:formula="of:=IF(ISNA(VLOOKUP([.D669];[.$B$2:.$C$700];2;0));&quot;-&quot;;VLOOKUP([.D669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69</text:p>
          </table:table-cell>
          <table:table-cell office:value-type="string" calcext:value-type="string">
            <text:p>8010000400</text:p>
          </table:table-cell>
          <table:table-cell office:value-type="string" calcext:value-type="string">
            <text:p>Pendapatan Lain-lain-Bunga Deposito</text:p>
          </table:table-cell>
          <table:table-cell office:value-type="string" calcext:value-type="string">
            <text:p>8010000000</text:p>
          </table:table-cell>
          <table:table-cell table:formula="of:=IF(ISNA(VLOOKUP([.D670];[.$B$2:.$C$700];2;0));&quot;-&quot;;VLOOKUP([.D670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70</text:p>
          </table:table-cell>
          <table:table-cell office:value-type="string" calcext:value-type="string">
            <text:p>8010002100</text:p>
          </table:table-cell>
          <table:table-cell office:value-type="string" calcext:value-type="string">
            <text:p>Pendapatan Lain-lain-Lain lain</text:p>
          </table:table-cell>
          <table:table-cell office:value-type="string" calcext:value-type="string">
            <text:p>8010000000</text:p>
          </table:table-cell>
          <table:table-cell table:formula="of:=IF(ISNA(VLOOKUP([.D671];[.$B$2:.$C$700];2;0));&quot;-&quot;;VLOOKUP([.D671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71</text:p>
          </table:table-cell>
          <table:table-cell office:value-type="string" calcext:value-type="string">
            <text:p>8010001600</text:p>
          </table:table-cell>
          <table:table-cell office:value-type="string" calcext:value-type="string">
            <text:p>Pendapatan Lain-lain-iklan bersama(ada PPN)</text:p>
          </table:table-cell>
          <table:table-cell office:value-type="string" calcext:value-type="string">
            <text:p>8010000000</text:p>
          </table:table-cell>
          <table:table-cell table:formula="of:=IF(ISNA(VLOOKUP([.D672];[.$B$2:.$C$700];2;0));&quot;-&quot;;VLOOKUP([.D672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72</text:p>
          </table:table-cell>
          <table:table-cell office:value-type="string" calcext:value-type="string">
            <text:p>8010001100</text:p>
          </table:table-cell>
          <table:table-cell office:value-type="string" calcext:value-type="string">
            <text:p>Pendapatan Lain-lain(ada PPN)</text:p>
          </table:table-cell>
          <table:table-cell office:value-type="string" calcext:value-type="string">
            <text:p>8010000000</text:p>
          </table:table-cell>
          <table:table-cell table:formula="of:=IF(ISNA(VLOOKUP([.D673];[.$B$2:.$C$700];2;0));&quot;-&quot;;VLOOKUP([.D673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73</text:p>
          </table:table-cell>
          <table:table-cell office:value-type="string" calcext:value-type="string">
            <text:p>8010000600</text:p>
          </table:table-cell>
          <table:table-cell office:value-type="string" calcext:value-type="string">
            <text:p>Pendapatan Lain-lain-sewa pemancar</text:p>
          </table:table-cell>
          <table:table-cell office:value-type="string" calcext:value-type="string">
            <text:p>8010000000</text:p>
          </table:table-cell>
          <table:table-cell table:formula="of:=IF(ISNA(VLOOKUP([.D674];[.$B$2:.$C$700];2;0));&quot;-&quot;;VLOOKUP([.D674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74</text:p>
          </table:table-cell>
          <table:table-cell office:value-type="string" calcext:value-type="string">
            <text:p>8010000100</text:p>
          </table:table-cell>
          <table:table-cell office:value-type="string" calcext:value-type="string">
            <text:p>Pendapatan Lain-lain-Bunga Bank (Rp)</text:p>
          </table:table-cell>
          <table:table-cell office:value-type="string" calcext:value-type="string">
            <text:p>8010000000</text:p>
          </table:table-cell>
          <table:table-cell table:formula="of:=IF(ISNA(VLOOKUP([.D675];[.$B$2:.$C$700];2;0));&quot;-&quot;;VLOOKUP([.D675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75</text:p>
          </table:table-cell>
          <table:table-cell office:value-type="string" calcext:value-type="string">
            <text:p>8010001800</text:p>
          </table:table-cell>
          <table:table-cell office:value-type="string" calcext:value-type="string">
            <text:p>Pendapatan Lain-lain Prod.Inhousel(ada PPN)</text:p>
          </table:table-cell>
          <table:table-cell office:value-type="string" calcext:value-type="string">
            <text:p>8010000000</text:p>
          </table:table-cell>
          <table:table-cell table:formula="of:=IF(ISNA(VLOOKUP([.D676];[.$B$2:.$C$700];2;0));&quot;-&quot;;VLOOKUP([.D676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76</text:p>
          </table:table-cell>
          <table:table-cell office:value-type="string" calcext:value-type="string">
            <text:p>8010001300</text:p>
          </table:table-cell>
          <table:table-cell office:value-type="string" calcext:value-type="string">
            <text:p>Pendapatan Lain-lain-sewapemancar(ada PPN)</text:p>
          </table:table-cell>
          <table:table-cell office:value-type="string" calcext:value-type="string">
            <text:p>8010000000</text:p>
          </table:table-cell>
          <table:table-cell table:formula="of:=IF(ISNA(VLOOKUP([.D677];[.$B$2:.$C$700];2;0));&quot;-&quot;;VLOOKUP([.D677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77</text:p>
          </table:table-cell>
          <table:table-cell office:value-type="string" calcext:value-type="string">
            <text:p>8010000800</text:p>
          </table:table-cell>
          <table:table-cell office:value-type="string" calcext:value-type="string">
            <text:p>Pendapatan Lain-lain-Produksi Film</text:p>
          </table:table-cell>
          <table:table-cell office:value-type="string" calcext:value-type="string">
            <text:p>8010000000</text:p>
          </table:table-cell>
          <table:table-cell table:formula="of:=IF(ISNA(VLOOKUP([.D678];[.$B$2:.$C$700];2;0));&quot;-&quot;;VLOOKUP([.D678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78</text:p>
          </table:table-cell>
          <table:table-cell office:value-type="string" calcext:value-type="string">
            <text:p>8010000300</text:p>
          </table:table-cell>
          <table:table-cell office:value-type="string" calcext:value-type="string">
            <text:p>Pendapatan Lain-lain-Bunga Bank (USD)</text:p>
          </table:table-cell>
          <table:table-cell office:value-type="string" calcext:value-type="string">
            <text:p>8010000000</text:p>
          </table:table-cell>
          <table:table-cell table:formula="of:=IF(ISNA(VLOOKUP([.D679];[.$B$2:.$C$700];2;0));&quot;-&quot;;VLOOKUP([.D679];[.$B$2:.$C$700];2;0))" office:value-type="string" office:string-value="Pendapatan Lain-lain" calcext:value-type="string">
            <text:p>Pendapatan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79</text:p>
          </table:table-cell>
          <table:table-cell office:value-type="string" calcext:value-type="string">
            <text:p>8020000000</text:p>
          </table:table-cell>
          <table:table-cell office:value-type="string" calcext:value-type="string">
            <text:p>Biaya Lain-lain</text:p>
          </table:table-cell>
          <table:table-cell office:value-type="string" calcext:value-type="string">
            <text:p>6000000000</text:p>
          </table:table-cell>
          <table:table-cell table:formula="of:=IF(ISNA(VLOOKUP([.D680];[.$B$2:.$C$700];2;0));&quot;-&quot;;VLOOKUP([.D680];[.$B$2:.$C$700];2;0))" office:value-type="string" office:string-value="Beban Operasional" calcext:value-type="string">
            <text:p>Beban Operas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80</text:p>
          </table:table-cell>
          <table:table-cell office:value-type="string" calcext:value-type="string">
            <text:p>8020001600</text:p>
          </table:table-cell>
          <table:table-cell office:value-type="string" calcext:value-type="string">
            <text:p>Biaya Lain lain-Lain lain</text:p>
          </table:table-cell>
          <table:table-cell office:value-type="string" calcext:value-type="string">
            <text:p>8020000000</text:p>
          </table:table-cell>
          <table:table-cell table:formula="of:=IF(ISNA(VLOOKUP([.D681];[.$B$2:.$C$700];2;0));&quot;-&quot;;VLOOKUP([.D681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81</text:p>
          </table:table-cell>
          <table:table-cell office:value-type="string" calcext:value-type="string">
            <text:p>8020001100</text:p>
          </table:table-cell>
          <table:table-cell office:value-type="string" calcext:value-type="string">
            <text:p>Biaya lain-lain-kerugian penjualan aktiva tetap</text:p>
          </table:table-cell>
          <table:table-cell office:value-type="string" calcext:value-type="string">
            <text:p>8020000000</text:p>
          </table:table-cell>
          <table:table-cell table:formula="of:=IF(ISNA(VLOOKUP([.D682];[.$B$2:.$C$700];2;0));&quot;-&quot;;VLOOKUP([.D682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82</text:p>
          </table:table-cell>
          <table:table-cell office:value-type="string" calcext:value-type="string">
            <text:p>8020000600</text:p>
          </table:table-cell>
          <table:table-cell office:value-type="string" calcext:value-type="string">
            <text:p>Biaya Lain-lain-Kerugian Kurs-Pjk</text:p>
          </table:table-cell>
          <table:table-cell office:value-type="string" calcext:value-type="string">
            <text:p>8020000000</text:p>
          </table:table-cell>
          <table:table-cell table:formula="of:=IF(ISNA(VLOOKUP([.D683];[.$B$2:.$C$700];2;0));&quot;-&quot;;VLOOKUP([.D683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83</text:p>
          </table:table-cell>
          <table:table-cell office:value-type="string" calcext:value-type="string">
            <text:p>8020000100</text:p>
          </table:table-cell>
          <table:table-cell office:value-type="string" calcext:value-type="string">
            <text:p>Biaya Lain-lain-Biaya Bank</text:p>
          </table:table-cell>
          <table:table-cell office:value-type="string" calcext:value-type="string">
            <text:p>8020000000</text:p>
          </table:table-cell>
          <table:table-cell table:formula="of:=IF(ISNA(VLOOKUP([.D684];[.$B$2:.$C$700];2;0));&quot;-&quot;;VLOOKUP([.D684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84</text:p>
          </table:table-cell>
          <table:table-cell office:value-type="string" calcext:value-type="string">
            <text:p>8020001800</text:p>
          </table:table-cell>
          <table:table-cell office:value-type="string" calcext:value-type="string">
            <text:p>Taksiran Pajak Pasal 25</text:p>
          </table:table-cell>
          <table:table-cell office:value-type="string" calcext:value-type="string">
            <text:p>8020000000</text:p>
          </table:table-cell>
          <table:table-cell table:formula="of:=IF(ISNA(VLOOKUP([.D685];[.$B$2:.$C$700];2;0));&quot;-&quot;;VLOOKUP([.D685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85</text:p>
          </table:table-cell>
          <table:table-cell office:value-type="string" calcext:value-type="string">
            <text:p>8020001300</text:p>
          </table:table-cell>
          <table:table-cell office:value-type="string" calcext:value-type="string">
            <text:p>Biaya lain-lain-atas pendapatan sewa gedung</text:p>
          </table:table-cell>
          <table:table-cell office:value-type="string" calcext:value-type="string">
            <text:p>8020000000</text:p>
          </table:table-cell>
          <table:table-cell table:formula="of:=IF(ISNA(VLOOKUP([.D686];[.$B$2:.$C$700];2;0));&quot;-&quot;;VLOOKUP([.D686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86</text:p>
          </table:table-cell>
          <table:table-cell office:value-type="string" calcext:value-type="string">
            <text:p>8020000800</text:p>
          </table:table-cell>
          <table:table-cell office:value-type="string" calcext:value-type="string">
            <text:p>Biaya Lain-lain-Denda Bunga Bank</text:p>
          </table:table-cell>
          <table:table-cell office:value-type="string" calcext:value-type="string">
            <text:p>8020000000</text:p>
          </table:table-cell>
          <table:table-cell table:formula="of:=IF(ISNA(VLOOKUP([.D687];[.$B$2:.$C$700];2;0));&quot;-&quot;;VLOOKUP([.D687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87</text:p>
          </table:table-cell>
          <table:table-cell office:value-type="string" calcext:value-type="string">
            <text:p>8020000300</text:p>
          </table:table-cell>
          <table:table-cell office:value-type="string" calcext:value-type="string">
            <text:p>Biaya Lain-lain-Bunga Bank Mega</text:p>
          </table:table-cell>
          <table:table-cell office:value-type="string" calcext:value-type="string">
            <text:p>8020000000</text:p>
          </table:table-cell>
          <table:table-cell table:formula="of:=IF(ISNA(VLOOKUP([.D688];[.$B$2:.$C$700];2;0));&quot;-&quot;;VLOOKUP([.D688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88</text:p>
          </table:table-cell>
          <table:table-cell office:value-type="string" calcext:value-type="string">
            <text:p>8020002000</text:p>
          </table:table-cell>
          <table:table-cell office:value-type="string" calcext:value-type="string">
            <text:p>Biaya Pajak Tangguhan</text:p>
          </table:table-cell>
          <table:table-cell office:value-type="string" calcext:value-type="string">
            <text:p>8020000000</text:p>
          </table:table-cell>
          <table:table-cell table:formula="of:=IF(ISNA(VLOOKUP([.D689];[.$B$2:.$C$700];2;0));&quot;-&quot;;VLOOKUP([.D689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89</text:p>
          </table:table-cell>
          <table:table-cell office:value-type="string" calcext:value-type="string">
            <text:p>8020001500</text:p>
          </table:table-cell>
          <table:table-cell office:value-type="string" calcext:value-type="string">
            <text:p>Biaya lain-lain-ongkos rupa2</text:p>
          </table:table-cell>
          <table:table-cell office:value-type="string" calcext:value-type="string">
            <text:p>8020000000</text:p>
          </table:table-cell>
          <table:table-cell table:formula="of:=IF(ISNA(VLOOKUP([.D690];[.$B$2:.$C$700];2;0));&quot;-&quot;;VLOOKUP([.D690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90</text:p>
          </table:table-cell>
          <table:table-cell office:value-type="string" calcext:value-type="string">
            <text:p>8020001000</text:p>
          </table:table-cell>
          <table:table-cell office:value-type="string" calcext:value-type="string">
            <text:p>Biaya Lain-lain-bunga bank</text:p>
          </table:table-cell>
          <table:table-cell office:value-type="string" calcext:value-type="string">
            <text:p>8020000000</text:p>
          </table:table-cell>
          <table:table-cell table:formula="of:=IF(ISNA(VLOOKUP([.D691];[.$B$2:.$C$700];2;0));&quot;-&quot;;VLOOKUP([.D691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91</text:p>
          </table:table-cell>
          <table:table-cell office:value-type="string" calcext:value-type="string">
            <text:p>8020000500</text:p>
          </table:table-cell>
          <table:table-cell office:value-type="string" calcext:value-type="string">
            <text:p>Biaya Lain-lain-Bunga Bank (Jasa Giro)</text:p>
          </table:table-cell>
          <table:table-cell office:value-type="string" calcext:value-type="string">
            <text:p>8020000000</text:p>
          </table:table-cell>
          <table:table-cell table:formula="of:=IF(ISNA(VLOOKUP([.D692];[.$B$2:.$C$700];2;0));&quot;-&quot;;VLOOKUP([.D692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92</text:p>
          </table:table-cell>
          <table:table-cell office:value-type="string" calcext:value-type="string">
            <text:p>8020001700</text:p>
          </table:table-cell>
          <table:table-cell office:value-type="string" calcext:value-type="string">
            <text:p>Pajak Perseroan</text:p>
          </table:table-cell>
          <table:table-cell office:value-type="string" calcext:value-type="string">
            <text:p>8020000000</text:p>
          </table:table-cell>
          <table:table-cell table:formula="of:=IF(ISNA(VLOOKUP([.D693];[.$B$2:.$C$700];2;0));&quot;-&quot;;VLOOKUP([.D693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93</text:p>
          </table:table-cell>
          <table:table-cell office:value-type="string" calcext:value-type="string">
            <text:p>8020001200</text:p>
          </table:table-cell>
          <table:table-cell office:value-type="string" calcext:value-type="string">
            <text:p>Biaya Lain-lain-kerugian barter</text:p>
          </table:table-cell>
          <table:table-cell office:value-type="string" calcext:value-type="string">
            <text:p>8020000000</text:p>
          </table:table-cell>
          <table:table-cell table:formula="of:=IF(ISNA(VLOOKUP([.D694];[.$B$2:.$C$700];2;0));&quot;-&quot;;VLOOKUP([.D694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94</text:p>
          </table:table-cell>
          <table:table-cell office:value-type="string" calcext:value-type="string">
            <text:p>8020000700</text:p>
          </table:table-cell>
          <table:table-cell office:value-type="string" calcext:value-type="string">
            <text:p>Biaya Lain-lain-Bunga SGU</text:p>
          </table:table-cell>
          <table:table-cell office:value-type="string" calcext:value-type="string">
            <text:p>8020000000</text:p>
          </table:table-cell>
          <table:table-cell table:formula="of:=IF(ISNA(VLOOKUP([.D695];[.$B$2:.$C$700];2;0));&quot;-&quot;;VLOOKUP([.D695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95</text:p>
          </table:table-cell>
          <table:table-cell office:value-type="string" calcext:value-type="string">
            <text:p>8020000200</text:p>
          </table:table-cell>
          <table:table-cell office:value-type="string" calcext:value-type="string">
            <text:p>Biaya Lain-lain-Kerugian Kurs</text:p>
          </table:table-cell>
          <table:table-cell office:value-type="string" calcext:value-type="string">
            <text:p>8020000000</text:p>
          </table:table-cell>
          <table:table-cell table:formula="of:=IF(ISNA(VLOOKUP([.D696];[.$B$2:.$C$700];2;0));&quot;-&quot;;VLOOKUP([.D696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96</text:p>
          </table:table-cell>
          <table:table-cell office:value-type="string" calcext:value-type="string">
            <text:p>8020001900</text:p>
          </table:table-cell>
          <table:table-cell office:value-type="string" calcext:value-type="string">
            <text:p>Pendapatan Pajak Tangguhan</text:p>
          </table:table-cell>
          <table:table-cell office:value-type="string" calcext:value-type="string">
            <text:p>8020000000</text:p>
          </table:table-cell>
          <table:table-cell table:formula="of:=IF(ISNA(VLOOKUP([.D697];[.$B$2:.$C$700];2;0));&quot;-&quot;;VLOOKUP([.D697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97</text:p>
          </table:table-cell>
          <table:table-cell office:value-type="string" calcext:value-type="string">
            <text:p>8020001400</text:p>
          </table:table-cell>
          <table:table-cell office:value-type="string" calcext:value-type="string">
            <text:p>Biaya lain-lain-atas pendapatan sewa pemancar</text:p>
          </table:table-cell>
          <table:table-cell office:value-type="string" calcext:value-type="string">
            <text:p>8020000000</text:p>
          </table:table-cell>
          <table:table-cell table:formula="of:=IF(ISNA(VLOOKUP([.D698];[.$B$2:.$C$700];2;0));&quot;-&quot;;VLOOKUP([.D698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98</text:p>
          </table:table-cell>
          <table:table-cell office:value-type="string" calcext:value-type="string">
            <text:p>8020000900</text:p>
          </table:table-cell>
          <table:table-cell office:value-type="string" calcext:value-type="string">
            <text:p>Biaya Lain-lain-bunga pihak ke-3</text:p>
          </table:table-cell>
          <table:table-cell office:value-type="string" calcext:value-type="string">
            <text:p>8020000000</text:p>
          </table:table-cell>
          <table:table-cell table:formula="of:=IF(ISNA(VLOOKUP([.D699];[.$B$2:.$C$700];2;0));&quot;-&quot;;VLOOKUP([.D699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99</text:p>
          </table:table-cell>
          <table:table-cell office:value-type="string" calcext:value-type="string">
            <text:p>8020000400</text:p>
          </table:table-cell>
          <table:table-cell office:value-type="string" calcext:value-type="string">
            <text:p>Biaya Lain-lain-Bunga Bank Mandiri</text:p>
          </table:table-cell>
          <table:table-cell office:value-type="string" calcext:value-type="string">
            <text:p>8020000000</text:p>
          </table:table-cell>
          <table:table-cell table:formula="of:=IF(ISNA(VLOOKUP([.D700];[.$B$2:.$C$700];2;0));&quot;-&quot;;VLOOKUP([.D700];[.$B$2:.$C$700];2;0))" office:value-type="string" office:string-value="Biaya Lain-lain" calcext:value-type="string">
            <text:p>Biaya Lain-lain</text:p>
          </table:table-cell>
          <table:table-cell table:number-columns-repeated="1019"/>
        </table:table-row>
      </table:table>
      <table:table table:name="Budget" table:style-name="ta1">
        <table:table-column table:style-name="co1" table:default-cell-style-name="ce2"/>
        <table:table-column table:style-name="co7" table:default-cell-style-name="ce3"/>
        <table:table-column table:style-name="co8" table:default-cell-style-name="ce2"/>
        <table:table-column table:style-name="co9" table:default-cell-style-name="ce3"/>
        <table:table-column table:style-name="co10" table:default-cell-style-name="ce4"/>
        <table:table-column table:style-name="co11" table:default-cell-style-name="ce3"/>
        <table:table-column table:style-name="co12" table:default-cell-style-name="ce4"/>
        <table:table-column table:style-name="co6" table:number-columns-repeated="1017" table:default-cell-style-name="Default"/>
        <table:table-row table:style-name="ro3">
          <table:table-cell table:style-name="ce5" office:value-type="string" calcext:value-type="string">
            <text:p>Li</text:p>
          </table:table-cell>
          <table:table-cell table:style-name="ce5" office:value-type="string" calcext:value-type="string">
            <text:p>Account</text:p>
          </table:table-cell>
          <table:table-cell table:style-name="ce5" office:value-type="string" calcext:value-type="string">
            <text:p>Nama</text:p>
          </table:table-cell>
          <table:table-cell table:style-name="ce5" office:value-type="string" calcext:value-type="string">
            <text:p>Parent</text:p>
          </table:table-cell>
          <table:table-cell table:style-name="ce5" office:value-type="string" calcext:value-type="string">
            <text:p>Parent Name</text:p>
          </table:table-cell>
          <table:table-cell table:style-name="ce5" office:value-type="string" calcext:value-type="string">
            <text:p>COA</text:p>
          </table:table-cell>
          <table:table-cell table:style-name="ce5" office:value-type="string" calcext:value-type="string">
            <text:p>COA Nam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9000000002</text:p>
          </table:table-cell>
          <table:table-cell office:value-type="string" calcext:value-type="string">
            <text:p>Clearing Bank</text:p>
          </table:table-cell>
          <table:table-cell table:style-name="ce2"/>
          <table:table-cell table:formula="of:=IF(ISNA(VLOOKUP([.D2];[.$B$2:.$C$1080];2;0));&quot;-&quot;;VLOOKUP([.D2];[.$B$2:.$C$1080];2;0))" office:value-type="string" office:string-value="-" calcext:value-type="string">
            <text:p>-</text:p>
          </table:table-cell>
          <table:table-cell/>
          <table:table-cell table:formula="of:=IF(ISNA(VLOOKUP([.F2];[COA.$B$2:.$C$700];2;0));&quot;-&quot;;VLOOKUP([.F2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9000000005</text:p>
          </table:table-cell>
          <table:table-cell office:value-type="string" calcext:value-type="string">
            <text:p>Clearing PJC</text:p>
          </table:table-cell>
          <table:table-cell table:style-name="ce2"/>
          <table:table-cell table:formula="of:=IF(ISNA(VLOOKUP([.D3];[.$B$2:.$C$1080];2;0));&quot;-&quot;;VLOOKUP([.D3];[.$B$2:.$C$1080];2;0))" office:value-type="string" office:string-value="-" calcext:value-type="string">
            <text:p>-</text:p>
          </table:table-cell>
          <table:table-cell/>
          <table:table-cell table:formula="of:=IF(ISNA(VLOOKUP([.F3];[COA.$B$2:.$C$700];2;0));&quot;-&quot;;VLOOKUP([.F3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9000000001</text:p>
          </table:table-cell>
          <table:table-cell office:value-type="string" calcext:value-type="string">
            <text:p>Clearing A/R - A/P (offset)</text:p>
          </table:table-cell>
          <table:table-cell table:style-name="ce2"/>
          <table:table-cell table:formula="of:=IF(ISNA(VLOOKUP([.D4];[.$B$2:.$C$1080];2;0));&quot;-&quot;;VLOOKUP([.D4];[.$B$2:.$C$1080];2;0))" office:value-type="string" office:string-value="-" calcext:value-type="string">
            <text:p>-</text:p>
          </table:table-cell>
          <table:table-cell/>
          <table:table-cell table:formula="of:=IF(ISNA(VLOOKUP([.F4];[COA.$B$2:.$C$700];2;0));&quot;-&quot;;VLOOKUP([.F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9000000004</text:p>
          </table:table-cell>
          <table:table-cell office:value-type="string" calcext:value-type="string">
            <text:p>Clearing Rcp - Invoice</text:p>
          </table:table-cell>
          <table:table-cell table:style-name="ce2"/>
          <table:table-cell table:formula="of:=IF(ISNA(VLOOKUP([.D5];[.$B$2:.$C$1080];2;0));&quot;-&quot;;VLOOKUP([.D5];[.$B$2:.$C$1080];2;0))" office:value-type="string" office:string-value="-" calcext:value-type="string">
            <text:p>-</text:p>
          </table:table-cell>
          <table:table-cell/>
          <table:table-cell table:formula="of:=IF(ISNA(VLOOKUP([.F5];[COA.$B$2:.$C$700];2;0));&quot;-&quot;;VLOOKUP([.F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9000000099</text:p>
          </table:table-cell>
          <table:table-cell office:value-type="string" calcext:value-type="string">
            <text:p>Laba Rugi Tahun Berjalan</text:p>
          </table:table-cell>
          <table:table-cell table:style-name="ce2"/>
          <table:table-cell table:formula="of:=IF(ISNA(VLOOKUP([.D6];[.$B$2:.$C$1080];2;0));&quot;-&quot;;VLOOKUP([.D6];[.$B$2:.$C$1080];2;0))" office:value-type="string" office:string-value="-" calcext:value-type="string">
            <text:p>-</text:p>
          </table:table-cell>
          <table:table-cell/>
          <table:table-cell table:formula="of:=IF(ISNA(VLOOKUP([.F6];[COA.$B$2:.$C$700];2;0));&quot;-&quot;;VLOOKUP([.F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000003710</text:p>
          </table:table-cell>
          <table:table-cell office:value-type="string" calcext:value-type="string">
            <text:p>Make Up&amp;Hair Set</text:p>
          </table:table-cell>
          <table:table-cell table:style-name="ce2"/>
          <table:table-cell table:formula="of:=IF(ISNA(VLOOKUP([.D7];[.$B$2:.$C$1080];2;0));&quot;-&quot;;VLOOKUP([.D7];[.$B$2:.$C$1080];2;0))" office:value-type="string" office:string-value="-" calcext:value-type="string">
            <text:p>-</text:p>
          </table:table-cell>
          <table:table-cell office:value-type="string" calcext:value-type="string">
            <text:p>5000003100</text:p>
          </table:table-cell>
          <table:table-cell table:formula="of:=IF(ISNA(VLOOKUP([.F7];[COA.$B$2:.$C$700];2;0));&quot;-&quot;;VLOOKUP([.F7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9000000003</text:p>
          </table:table-cell>
          <table:table-cell office:value-type="string" calcext:value-type="string">
            <text:p>Clearing Kas</text:p>
          </table:table-cell>
          <table:table-cell table:style-name="ce2"/>
          <table:table-cell table:formula="of:=IF(ISNA(VLOOKUP([.D8];[.$B$2:.$C$1080];2;0));&quot;-&quot;;VLOOKUP([.D8];[.$B$2:.$C$1080];2;0))" office:value-type="string" office:string-value="-" calcext:value-type="string">
            <text:p>-</text:p>
          </table:table-cell>
          <table:table-cell/>
          <table:table-cell table:formula="of:=IF(ISNA(VLOOKUP([.F8];[COA.$B$2:.$C$700];2;0));&quot;-&quot;;VLOOKUP([.F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9000000006</text:p>
          </table:table-cell>
          <table:table-cell office:value-type="string" calcext:value-type="string">
            <text:p>Clearing Billed - Unbilled</text:p>
          </table:table-cell>
          <table:table-cell table:style-name="ce2"/>
          <table:table-cell table:formula="of:=IF(ISNA(VLOOKUP([.D9];[.$B$2:.$C$1080];2;0));&quot;-&quot;;VLOOKUP([.D9];[.$B$2:.$C$1080];2;0))" office:value-type="string" office:string-value="-" calcext:value-type="string">
            <text:p>-</text:p>
          </table:table-cell>
          <table:table-cell/>
          <table:table-cell table:formula="of:=IF(ISNA(VLOOKUP([.F9];[COA.$B$2:.$C$700];2;0));&quot;-&quot;;VLOOKUP([.F9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1000000000</text:p>
          </table:table-cell>
          <table:table-cell office:value-type="string" calcext:value-type="string">
            <text:p>ASSET</text:p>
          </table:table-cell>
          <table:table-cell table:style-name="ce2"/>
          <table:table-cell table:formula="of:=IF(ISNA(VLOOKUP([.D10];[.$B$2:.$C$1080];2;0));&quot;-&quot;;VLOOKUP([.D10];[.$B$2:.$C$1080];2;0))" office:value-type="string" office:string-value="-" calcext:value-type="string">
            <text:p>-</text:p>
          </table:table-cell>
          <table:table-cell table:style-name="ce2"/>
          <table:table-cell table:formula="of:=IF(ISNA(VLOOKUP([.F10];[COA.$B$2:.$C$700];2;0));&quot;-&quot;;VLOOKUP([.F10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1100000000</text:p>
          </table:table-cell>
          <table:table-cell office:value-type="string" calcext:value-type="string">
            <text:p>Current Asset</text:p>
          </table:table-cell>
          <table:table-cell office:value-type="string" calcext:value-type="string">
            <text:p>1000000000</text:p>
          </table:table-cell>
          <table:table-cell table:formula="of:=IF(ISNA(VLOOKUP([.D11];[.$B$2:.$C$1080];2;0));&quot;-&quot;;VLOOKUP([.D11];[.$B$2:.$C$1080];2;0))" office:value-type="string" office:string-value="ASSET" calcext:value-type="string">
            <text:p>ASSET</text:p>
          </table:table-cell>
          <table:table-cell table:style-name="ce2"/>
          <table:table-cell table:formula="of:=IF(ISNA(VLOOKUP([.F11];[COA.$B$2:.$C$700];2;0));&quot;-&quot;;VLOOKUP([.F1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1101000000</text:p>
          </table:table-cell>
          <table:table-cell office:value-type="string" calcext:value-type="string">
            <text:p>Kas dan Bank</text:p>
          </table:table-cell>
          <table:table-cell office:value-type="string" calcext:value-type="string">
            <text:p>1100000000</text:p>
          </table:table-cell>
          <table:table-cell table:formula="of:=IF(ISNA(VLOOKUP([.D12];[.$B$2:.$C$1080];2;0));&quot;-&quot;;VLOOKUP([.D12];[.$B$2:.$C$1080];2;0))" office:value-type="string" office:string-value="Current Asset" calcext:value-type="string">
            <text:p>Current Asset</text:p>
          </table:table-cell>
          <table:table-cell table:style-name="ce2"/>
          <table:table-cell table:formula="of:=IF(ISNA(VLOOKUP([.F12];[COA.$B$2:.$C$700];2;0));&quot;-&quot;;VLOOKUP([.F12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1101010000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1101000000</text:p>
          </table:table-cell>
          <table:table-cell table:formula="of:=IF(ISNA(VLOOKUP([.D13];[.$B$2:.$C$1080];2;0));&quot;-&quot;;VLOOKUP([.D13];[.$B$2:.$C$1080];2;0))" office:value-type="string" office:string-value="Kas dan Bank" calcext:value-type="string">
            <text:p>Kas dan Bank</text:p>
          </table:table-cell>
          <table:table-cell table:style-name="ce2"/>
          <table:table-cell table:formula="of:=IF(ISNA(VLOOKUP([.F13];[COA.$B$2:.$C$700];2;0));&quot;-&quot;;VLOOKUP([.F13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1101011000</text:p>
          </table:table-cell>
          <table:table-cell office:value-type="string" calcext:value-type="string">
            <text:p>Kas-Rupiah</text:p>
          </table:table-cell>
          <table:table-cell office:value-type="string" calcext:value-type="string">
            <text:p>1101010000</text:p>
          </table:table-cell>
          <table:table-cell table:formula="of:=IF(ISNA(VLOOKUP([.D14];[.$B$2:.$C$1080];2;0));&quot;-&quot;;VLOOKUP([.D14];[.$B$2:.$C$1080];2;0))" office:value-type="string" office:string-value="Kas" calcext:value-type="string">
            <text:p>Kas</text:p>
          </table:table-cell>
          <table:table-cell office:value-type="string" calcext:value-type="string">
            <text:p>1101011000</text:p>
          </table:table-cell>
          <table:table-cell table:formula="of:=IF(ISNA(VLOOKUP([.F14];[COA.$B$2:.$C$700];2;0));&quot;-&quot;;VLOOKUP([.F14];[COA.$B$2:.$C$700];2;0))" office:value-type="string" office:string-value="Kas-Rupiah" calcext:value-type="string">
            <text:p>Kas-Rupi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1101012000</text:p>
          </table:table-cell>
          <table:table-cell office:value-type="string" calcext:value-type="string">
            <text:p>Kas-Valas</text:p>
          </table:table-cell>
          <table:table-cell office:value-type="string" calcext:value-type="string">
            <text:p>1101010000</text:p>
          </table:table-cell>
          <table:table-cell table:formula="of:=IF(ISNA(VLOOKUP([.D15];[.$B$2:.$C$1080];2;0));&quot;-&quot;;VLOOKUP([.D15];[.$B$2:.$C$1080];2;0))" office:value-type="string" office:string-value="Kas" calcext:value-type="string">
            <text:p>Kas</text:p>
          </table:table-cell>
          <table:table-cell table:style-name="ce2"/>
          <table:table-cell table:formula="of:=IF(ISNA(VLOOKUP([.F15];[COA.$B$2:.$C$700];2;0));&quot;-&quot;;VLOOKUP([.F1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1101012002</text:p>
          </table:table-cell>
          <table:table-cell office:value-type="string" calcext:value-type="string">
            <text:p>Kas -THB</text:p>
          </table:table-cell>
          <table:table-cell office:value-type="string" calcext:value-type="string">
            <text:p>1101012000</text:p>
          </table:table-cell>
          <table:table-cell table:formula="of:=IF(ISNA(VLOOKUP([.D16];[.$B$2:.$C$1080];2;0));&quot;-&quot;;VLOOKUP([.D16];[.$B$2:.$C$1080];2;0))" office:value-type="string" office:string-value="Kas-Valas" calcext:value-type="string">
            <text:p>Kas-Valas</text:p>
          </table:table-cell>
          <table:table-cell office:value-type="string" calcext:value-type="string">
            <text:p>1101012002</text:p>
          </table:table-cell>
          <table:table-cell table:formula="of:=IF(ISNA(VLOOKUP([.F16];[COA.$B$2:.$C$700];2;0));&quot;-&quot;;VLOOKUP([.F16];[COA.$B$2:.$C$700];2;0))" office:value-type="string" office:string-value="Kas -THB" calcext:value-type="string">
            <text:p>Kas -THB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1101012005</text:p>
          </table:table-cell>
          <table:table-cell office:value-type="string" calcext:value-type="string">
            <text:p>Kas -EGP</text:p>
          </table:table-cell>
          <table:table-cell office:value-type="string" calcext:value-type="string">
            <text:p>1101012000</text:p>
          </table:table-cell>
          <table:table-cell table:formula="of:=IF(ISNA(VLOOKUP([.D17];[.$B$2:.$C$1080];2;0));&quot;-&quot;;VLOOKUP([.D17];[.$B$2:.$C$1080];2;0))" office:value-type="string" office:string-value="Kas-Valas" calcext:value-type="string">
            <text:p>Kas-Valas</text:p>
          </table:table-cell>
          <table:table-cell office:value-type="string" calcext:value-type="string">
            <text:p>1101012005</text:p>
          </table:table-cell>
          <table:table-cell table:formula="of:=IF(ISNA(VLOOKUP([.F17];[COA.$B$2:.$C$700];2;0));&quot;-&quot;;VLOOKUP([.F17];[COA.$B$2:.$C$700];2;0))" office:value-type="string" office:string-value="Kas -EGP" calcext:value-type="string">
            <text:p>Kas -EG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1101012008</text:p>
          </table:table-cell>
          <table:table-cell office:value-type="string" calcext:value-type="string">
            <text:p>Kas -Ringgit</text:p>
          </table:table-cell>
          <table:table-cell office:value-type="string" calcext:value-type="string">
            <text:p>1101012000</text:p>
          </table:table-cell>
          <table:table-cell table:formula="of:=IF(ISNA(VLOOKUP([.D18];[.$B$2:.$C$1080];2;0));&quot;-&quot;;VLOOKUP([.D18];[.$B$2:.$C$1080];2;0))" office:value-type="string" office:string-value="Kas-Valas" calcext:value-type="string">
            <text:p>Kas-Valas</text:p>
          </table:table-cell>
          <table:table-cell office:value-type="string" calcext:value-type="string">
            <text:p>1101012008</text:p>
          </table:table-cell>
          <table:table-cell table:formula="of:=IF(ISNA(VLOOKUP([.F18];[COA.$B$2:.$C$700];2;0));&quot;-&quot;;VLOOKUP([.F18];[COA.$B$2:.$C$700];2;0))" office:value-type="string" office:string-value="Kas -Ringgit" calcext:value-type="string">
            <text:p>Kas -Ringgi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1101012001</text:p>
          </table:table-cell>
          <table:table-cell office:value-type="string" calcext:value-type="string">
            <text:p>Kas -USD</text:p>
          </table:table-cell>
          <table:table-cell office:value-type="string" calcext:value-type="string">
            <text:p>1101012000</text:p>
          </table:table-cell>
          <table:table-cell table:formula="of:=IF(ISNA(VLOOKUP([.D19];[.$B$2:.$C$1080];2;0));&quot;-&quot;;VLOOKUP([.D19];[.$B$2:.$C$1080];2;0))" office:value-type="string" office:string-value="Kas-Valas" calcext:value-type="string">
            <text:p>Kas-Valas</text:p>
          </table:table-cell>
          <table:table-cell office:value-type="string" calcext:value-type="string">
            <text:p>1101012001</text:p>
          </table:table-cell>
          <table:table-cell table:formula="of:=IF(ISNA(VLOOKUP([.F19];[COA.$B$2:.$C$700];2;0));&quot;-&quot;;VLOOKUP([.F19];[COA.$B$2:.$C$700];2;0))" office:value-type="string" office:string-value="Kas -USD" calcext:value-type="string">
            <text:p>Kas -U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1101012004</text:p>
          </table:table-cell>
          <table:table-cell office:value-type="string" calcext:value-type="string">
            <text:p>Kas -Euro</text:p>
          </table:table-cell>
          <table:table-cell office:value-type="string" calcext:value-type="string">
            <text:p>1101012000</text:p>
          </table:table-cell>
          <table:table-cell table:formula="of:=IF(ISNA(VLOOKUP([.D20];[.$B$2:.$C$1080];2;0));&quot;-&quot;;VLOOKUP([.D20];[.$B$2:.$C$1080];2;0))" office:value-type="string" office:string-value="Kas-Valas" calcext:value-type="string">
            <text:p>Kas-Valas</text:p>
          </table:table-cell>
          <table:table-cell office:value-type="string" calcext:value-type="string">
            <text:p>1101012004</text:p>
          </table:table-cell>
          <table:table-cell table:formula="of:=IF(ISNA(VLOOKUP([.F20];[COA.$B$2:.$C$700];2;0));&quot;-&quot;;VLOOKUP([.F20];[COA.$B$2:.$C$700];2;0))" office:value-type="string" office:string-value="Kas -Euro" calcext:value-type="string">
            <text:p>Kas -Eur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1101012007</text:p>
          </table:table-cell>
          <table:table-cell office:value-type="string" calcext:value-type="string">
            <text:p>Kas -CNY</text:p>
          </table:table-cell>
          <table:table-cell office:value-type="string" calcext:value-type="string">
            <text:p>1101012000</text:p>
          </table:table-cell>
          <table:table-cell table:formula="of:=IF(ISNA(VLOOKUP([.D21];[.$B$2:.$C$1080];2;0));&quot;-&quot;;VLOOKUP([.D21];[.$B$2:.$C$1080];2;0))" office:value-type="string" office:string-value="Kas-Valas" calcext:value-type="string">
            <text:p>Kas-Valas</text:p>
          </table:table-cell>
          <table:table-cell office:value-type="string" calcext:value-type="string">
            <text:p>1101012007</text:p>
          </table:table-cell>
          <table:table-cell table:formula="of:=IF(ISNA(VLOOKUP([.F21];[COA.$B$2:.$C$700];2;0));&quot;-&quot;;VLOOKUP([.F21];[COA.$B$2:.$C$700];2;0))" office:value-type="string" office:string-value="Kas -CNY" calcext:value-type="string">
            <text:p>Kas -CN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1101012010</text:p>
          </table:table-cell>
          <table:table-cell office:value-type="string" calcext:value-type="string">
            <text:p>Kas -KRW</text:p>
          </table:table-cell>
          <table:table-cell office:value-type="string" calcext:value-type="string">
            <text:p>1101012000</text:p>
          </table:table-cell>
          <table:table-cell table:formula="of:=IF(ISNA(VLOOKUP([.D22];[.$B$2:.$C$1080];2;0));&quot;-&quot;;VLOOKUP([.D22];[.$B$2:.$C$1080];2;0))" office:value-type="string" office:string-value="Kas-Valas" calcext:value-type="string">
            <text:p>Kas-Valas</text:p>
          </table:table-cell>
          <table:table-cell office:value-type="string" calcext:value-type="string">
            <text:p>1101012010</text:p>
          </table:table-cell>
          <table:table-cell table:formula="of:=IF(ISNA(VLOOKUP([.F22];[COA.$B$2:.$C$700];2;0));&quot;-&quot;;VLOOKUP([.F22];[COA.$B$2:.$C$700];2;0))" office:value-type="string" office:string-value="Kas -KRW" calcext:value-type="string">
            <text:p>Kas -KR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1101012003</text:p>
          </table:table-cell>
          <table:table-cell office:value-type="string" calcext:value-type="string">
            <text:p>Kas -SGD</text:p>
          </table:table-cell>
          <table:table-cell office:value-type="string" calcext:value-type="string">
            <text:p>1101012000</text:p>
          </table:table-cell>
          <table:table-cell table:formula="of:=IF(ISNA(VLOOKUP([.D23];[.$B$2:.$C$1080];2;0));&quot;-&quot;;VLOOKUP([.D23];[.$B$2:.$C$1080];2;0))" office:value-type="string" office:string-value="Kas-Valas" calcext:value-type="string">
            <text:p>Kas-Valas</text:p>
          </table:table-cell>
          <table:table-cell office:value-type="string" calcext:value-type="string">
            <text:p>1101012003</text:p>
          </table:table-cell>
          <table:table-cell table:formula="of:=IF(ISNA(VLOOKUP([.F23];[COA.$B$2:.$C$700];2;0));&quot;-&quot;;VLOOKUP([.F23];[COA.$B$2:.$C$700];2;0))" office:value-type="string" office:string-value="Kas -SGD" calcext:value-type="string">
            <text:p>Kas -SG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1101012006</text:p>
          </table:table-cell>
          <table:table-cell office:value-type="string" calcext:value-type="string">
            <text:p>Kas -Myanmar</text:p>
          </table:table-cell>
          <table:table-cell office:value-type="string" calcext:value-type="string">
            <text:p>1101012000</text:p>
          </table:table-cell>
          <table:table-cell table:formula="of:=IF(ISNA(VLOOKUP([.D24];[.$B$2:.$C$1080];2;0));&quot;-&quot;;VLOOKUP([.D24];[.$B$2:.$C$1080];2;0))" office:value-type="string" office:string-value="Kas-Valas" calcext:value-type="string">
            <text:p>Kas-Valas</text:p>
          </table:table-cell>
          <table:table-cell office:value-type="string" calcext:value-type="string">
            <text:p>1101012006</text:p>
          </table:table-cell>
          <table:table-cell table:formula="of:=IF(ISNA(VLOOKUP([.F24];[COA.$B$2:.$C$700];2;0));&quot;-&quot;;VLOOKUP([.F24];[COA.$B$2:.$C$700];2;0))" office:value-type="string" office:string-value="Kas -Myanmar" calcext:value-type="string">
            <text:p>Kas -Myanma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101012009</text:p>
          </table:table-cell>
          <table:table-cell office:value-type="string" calcext:value-type="string">
            <text:p>Kas -Australia</text:p>
          </table:table-cell>
          <table:table-cell office:value-type="string" calcext:value-type="string">
            <text:p>1101012000</text:p>
          </table:table-cell>
          <table:table-cell table:formula="of:=IF(ISNA(VLOOKUP([.D25];[.$B$2:.$C$1080];2;0));&quot;-&quot;;VLOOKUP([.D25];[.$B$2:.$C$1080];2;0))" office:value-type="string" office:string-value="Kas-Valas" calcext:value-type="string">
            <text:p>Kas-Valas</text:p>
          </table:table-cell>
          <table:table-cell office:value-type="string" calcext:value-type="string">
            <text:p>1101012009</text:p>
          </table:table-cell>
          <table:table-cell table:formula="of:=IF(ISNA(VLOOKUP([.F25];[COA.$B$2:.$C$700];2;0));&quot;-&quot;;VLOOKUP([.F25];[COA.$B$2:.$C$700];2;0))" office:value-type="string" office:string-value="Kas -Australia" calcext:value-type="string">
            <text:p>Kas -Austral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1101013000</text:p>
          </table:table-cell>
          <table:table-cell office:value-type="string" calcext:value-type="string">
            <text:p>Petty Cash</text:p>
          </table:table-cell>
          <table:table-cell office:value-type="string" calcext:value-type="string">
            <text:p>1101010000</text:p>
          </table:table-cell>
          <table:table-cell table:formula="of:=IF(ISNA(VLOOKUP([.D26];[.$B$2:.$C$1080];2;0));&quot;-&quot;;VLOOKUP([.D26];[.$B$2:.$C$1080];2;0))" office:value-type="string" office:string-value="Kas" calcext:value-type="string">
            <text:p>Kas</text:p>
          </table:table-cell>
          <table:table-cell table:style-name="ce2"/>
          <table:table-cell table:formula="of:=IF(ISNA(VLOOKUP([.F26];[COA.$B$2:.$C$700];2;0));&quot;-&quot;;VLOOKUP([.F2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1101013100</text:p>
          </table:table-cell>
          <table:table-cell office:value-type="string" calcext:value-type="string">
            <text:p>Kas kecil-Rp</text:p>
          </table:table-cell>
          <table:table-cell office:value-type="string" calcext:value-type="string">
            <text:p>1101013000</text:p>
          </table:table-cell>
          <table:table-cell table:formula="of:=IF(ISNA(VLOOKUP([.D27];[.$B$2:.$C$1080];2;0));&quot;-&quot;;VLOOKUP([.D27];[.$B$2:.$C$1080];2;0))" office:value-type="string" office:string-value="Petty Cash" calcext:value-type="string">
            <text:p>Petty Cash</text:p>
          </table:table-cell>
          <table:table-cell office:value-type="string" calcext:value-type="string">
            <text:p>1101013100</text:p>
          </table:table-cell>
          <table:table-cell table:formula="of:=IF(ISNA(VLOOKUP([.F27];[COA.$B$2:.$C$700];2;0));&quot;-&quot;;VLOOKUP([.F27];[COA.$B$2:.$C$700];2;0))" office:value-type="string" office:string-value="Kas kecil-Rp" calcext:value-type="string">
            <text:p>Kas kecil-R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1101013200</text:p>
          </table:table-cell>
          <table:table-cell office:value-type="string" calcext:value-type="string">
            <text:p>Kas Kecil-Valas</text:p>
          </table:table-cell>
          <table:table-cell office:value-type="string" calcext:value-type="string">
            <text:p>1101013000</text:p>
          </table:table-cell>
          <table:table-cell table:formula="of:=IF(ISNA(VLOOKUP([.D28];[.$B$2:.$C$1080];2;0));&quot;-&quot;;VLOOKUP([.D28];[.$B$2:.$C$1080];2;0))" office:value-type="string" office:string-value="Petty Cash" calcext:value-type="string">
            <text:p>Petty Cash</text:p>
          </table:table-cell>
          <table:table-cell table:style-name="ce2"/>
          <table:table-cell table:formula="of:=IF(ISNA(VLOOKUP([.F28];[COA.$B$2:.$C$700];2;0));&quot;-&quot;;VLOOKUP([.F2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1101013203</text:p>
          </table:table-cell>
          <table:table-cell office:value-type="string" calcext:value-type="string">
            <text:p>Kas kecil-Ringgit</text:p>
          </table:table-cell>
          <table:table-cell office:value-type="string" calcext:value-type="string">
            <text:p>1101013200</text:p>
          </table:table-cell>
          <table:table-cell table:formula="of:=IF(ISNA(VLOOKUP([.D29];[.$B$2:.$C$1080];2;0));&quot;-&quot;;VLOOKUP([.D29];[.$B$2:.$C$1080];2;0))" office:value-type="string" office:string-value="Kas Kecil-Valas" calcext:value-type="string">
            <text:p>Kas Kecil-Valas</text:p>
          </table:table-cell>
          <table:table-cell office:value-type="string" calcext:value-type="string">
            <text:p>1101013203</text:p>
          </table:table-cell>
          <table:table-cell table:formula="of:=IF(ISNA(VLOOKUP([.F29];[COA.$B$2:.$C$700];2;0));&quot;-&quot;;VLOOKUP([.F29];[COA.$B$2:.$C$700];2;0))" office:value-type="string" office:string-value="Kas kecil-Ringgit" calcext:value-type="string">
            <text:p>Kas kecil-Ringgi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1101013202</text:p>
          </table:table-cell>
          <table:table-cell office:value-type="string" calcext:value-type="string">
            <text:p>Kas Kecil-SGD</text:p>
          </table:table-cell>
          <table:table-cell office:value-type="string" calcext:value-type="string">
            <text:p>1101013200</text:p>
          </table:table-cell>
          <table:table-cell table:formula="of:=IF(ISNA(VLOOKUP([.D30];[.$B$2:.$C$1080];2;0));&quot;-&quot;;VLOOKUP([.D30];[.$B$2:.$C$1080];2;0))" office:value-type="string" office:string-value="Kas Kecil-Valas" calcext:value-type="string">
            <text:p>Kas Kecil-Valas</text:p>
          </table:table-cell>
          <table:table-cell office:value-type="string" calcext:value-type="string">
            <text:p>1101013202</text:p>
          </table:table-cell>
          <table:table-cell table:formula="of:=IF(ISNA(VLOOKUP([.F30];[COA.$B$2:.$C$700];2;0));&quot;-&quot;;VLOOKUP([.F30];[COA.$B$2:.$C$700];2;0))" office:value-type="string" office:string-value="Kas Kecil-SGD" calcext:value-type="string">
            <text:p>Kas Kecil-SG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1101013201</text:p>
          </table:table-cell>
          <table:table-cell office:value-type="string" calcext:value-type="string">
            <text:p>Kas Kecil-USD</text:p>
          </table:table-cell>
          <table:table-cell office:value-type="string" calcext:value-type="string">
            <text:p>1101013200</text:p>
          </table:table-cell>
          <table:table-cell table:formula="of:=IF(ISNA(VLOOKUP([.D31];[.$B$2:.$C$1080];2;0));&quot;-&quot;;VLOOKUP([.D31];[.$B$2:.$C$1080];2;0))" office:value-type="string" office:string-value="Kas Kecil-Valas" calcext:value-type="string">
            <text:p>Kas Kecil-Valas</text:p>
          </table:table-cell>
          <table:table-cell office:value-type="string" calcext:value-type="string">
            <text:p>1101013201</text:p>
          </table:table-cell>
          <table:table-cell table:formula="of:=IF(ISNA(VLOOKUP([.F31];[COA.$B$2:.$C$700];2;0));&quot;-&quot;;VLOOKUP([.F31];[COA.$B$2:.$C$700];2;0))" office:value-type="string" office:string-value="Kas Kecil-USD" calcext:value-type="string">
            <text:p>Kas Kecil-U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1101014000</text:p>
          </table:table-cell>
          <table:table-cell office:value-type="string" calcext:value-type="string">
            <text:p>Kas In Transit</text:p>
          </table:table-cell>
          <table:table-cell office:value-type="string" calcext:value-type="string">
            <text:p>1101010000</text:p>
          </table:table-cell>
          <table:table-cell table:formula="of:=IF(ISNA(VLOOKUP([.D32];[.$B$2:.$C$1080];2;0));&quot;-&quot;;VLOOKUP([.D32];[.$B$2:.$C$1080];2;0))" office:value-type="string" office:string-value="Kas" calcext:value-type="string">
            <text:p>Kas</text:p>
          </table:table-cell>
          <table:table-cell table:style-name="ce2"/>
          <table:table-cell table:formula="of:=IF(ISNA(VLOOKUP([.F32];[COA.$B$2:.$C$700];2;0));&quot;-&quot;;VLOOKUP([.F32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1101014100</text:p>
          </table:table-cell>
          <table:table-cell office:value-type="string" calcext:value-type="string">
            <text:p>Kas In Transit - Rp</text:p>
          </table:table-cell>
          <table:table-cell office:value-type="string" calcext:value-type="string">
            <text:p>1101014000</text:p>
          </table:table-cell>
          <table:table-cell table:formula="of:=IF(ISNA(VLOOKUP([.D33];[.$B$2:.$C$1080];2;0));&quot;-&quot;;VLOOKUP([.D33];[.$B$2:.$C$1080];2;0))" office:value-type="string" office:string-value="Kas In Transit" calcext:value-type="string">
            <text:p>Kas In Transit</text:p>
          </table:table-cell>
          <table:table-cell office:value-type="string" calcext:value-type="string">
            <text:p>1101014100</text:p>
          </table:table-cell>
          <table:table-cell table:formula="of:=IF(ISNA(VLOOKUP([.F33];[COA.$B$2:.$C$700];2;0));&quot;-&quot;;VLOOKUP([.F33];[COA.$B$2:.$C$700];2;0))" office:value-type="string" office:string-value="Kas In Transit - Rp" calcext:value-type="string">
            <text:p>Kas In Transit - R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1101014200</text:p>
          </table:table-cell>
          <table:table-cell office:value-type="string" calcext:value-type="string">
            <text:p>Kas In Transit - Valas</text:p>
          </table:table-cell>
          <table:table-cell office:value-type="string" calcext:value-type="string">
            <text:p>1101014000</text:p>
          </table:table-cell>
          <table:table-cell table:formula="of:=IF(ISNA(VLOOKUP([.D34];[.$B$2:.$C$1080];2;0));&quot;-&quot;;VLOOKUP([.D34];[.$B$2:.$C$1080];2;0))" office:value-type="string" office:string-value="Kas In Transit" calcext:value-type="string">
            <text:p>Kas In Transit</text:p>
          </table:table-cell>
          <table:table-cell table:style-name="ce2"/>
          <table:table-cell table:formula="of:=IF(ISNA(VLOOKUP([.F34];[COA.$B$2:.$C$700];2;0));&quot;-&quot;;VLOOKUP([.F3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1101014203</text:p>
          </table:table-cell>
          <table:table-cell office:value-type="string" calcext:value-type="string">
            <text:p>Kas In Transit-Ringgit</text:p>
          </table:table-cell>
          <table:table-cell office:value-type="string" calcext:value-type="string">
            <text:p>1101014200</text:p>
          </table:table-cell>
          <table:table-cell table:formula="of:=IF(ISNA(VLOOKUP([.D35];[.$B$2:.$C$1080];2;0));&quot;-&quot;;VLOOKUP([.D35];[.$B$2:.$C$1080];2;0))" office:value-type="string" office:string-value="Kas In Transit - Valas" calcext:value-type="string">
            <text:p>Kas In Transit - Valas</text:p>
          </table:table-cell>
          <table:table-cell office:value-type="string" calcext:value-type="string">
            <text:p>1101014203</text:p>
          </table:table-cell>
          <table:table-cell table:formula="of:=IF(ISNA(VLOOKUP([.F35];[COA.$B$2:.$C$700];2;0));&quot;-&quot;;VLOOKUP([.F35];[COA.$B$2:.$C$700];2;0))" office:value-type="string" office:string-value="Kas In Transit-Ringgit" calcext:value-type="string">
            <text:p>Kas In Transit-Ringgi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1101014202</text:p>
          </table:table-cell>
          <table:table-cell office:value-type="string" calcext:value-type="string">
            <text:p>Kas In Transit-SGD</text:p>
          </table:table-cell>
          <table:table-cell office:value-type="string" calcext:value-type="string">
            <text:p>1101014200</text:p>
          </table:table-cell>
          <table:table-cell table:formula="of:=IF(ISNA(VLOOKUP([.D36];[.$B$2:.$C$1080];2;0));&quot;-&quot;;VLOOKUP([.D36];[.$B$2:.$C$1080];2;0))" office:value-type="string" office:string-value="Kas In Transit - Valas" calcext:value-type="string">
            <text:p>Kas In Transit - Valas</text:p>
          </table:table-cell>
          <table:table-cell office:value-type="string" calcext:value-type="string">
            <text:p>1101014202</text:p>
          </table:table-cell>
          <table:table-cell table:formula="of:=IF(ISNA(VLOOKUP([.F36];[COA.$B$2:.$C$700];2;0));&quot;-&quot;;VLOOKUP([.F36];[COA.$B$2:.$C$700];2;0))" office:value-type="string" office:string-value="Kas In Transit-SGD" calcext:value-type="string">
            <text:p>Kas In Transit-SG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1101014201</text:p>
          </table:table-cell>
          <table:table-cell office:value-type="string" calcext:value-type="string">
            <text:p>Kas In Transit-USD</text:p>
          </table:table-cell>
          <table:table-cell office:value-type="string" calcext:value-type="string">
            <text:p>1101014200</text:p>
          </table:table-cell>
          <table:table-cell table:formula="of:=IF(ISNA(VLOOKUP([.D37];[.$B$2:.$C$1080];2;0));&quot;-&quot;;VLOOKUP([.D37];[.$B$2:.$C$1080];2;0))" office:value-type="string" office:string-value="Kas In Transit - Valas" calcext:value-type="string">
            <text:p>Kas In Transit - Valas</text:p>
          </table:table-cell>
          <table:table-cell office:value-type="string" calcext:value-type="string">
            <text:p>1101014201</text:p>
          </table:table-cell>
          <table:table-cell table:formula="of:=IF(ISNA(VLOOKUP([.F37];[COA.$B$2:.$C$700];2;0));&quot;-&quot;;VLOOKUP([.F37];[COA.$B$2:.$C$700];2;0))" office:value-type="string" office:string-value="Kas In Transit-USD" calcext:value-type="string">
            <text:p>Kas In Transit-U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1101015000</text:p>
          </table:table-cell>
          <table:table-cell office:value-type="string" calcext:value-type="string">
            <text:p>Kas In House</text:p>
          </table:table-cell>
          <table:table-cell office:value-type="string" calcext:value-type="string">
            <text:p>1101010000</text:p>
          </table:table-cell>
          <table:table-cell table:formula="of:=IF(ISNA(VLOOKUP([.D38];[.$B$2:.$C$1080];2;0));&quot;-&quot;;VLOOKUP([.D38];[.$B$2:.$C$1080];2;0))" office:value-type="string" office:string-value="Kas" calcext:value-type="string">
            <text:p>Kas</text:p>
          </table:table-cell>
          <table:table-cell table:style-name="ce2"/>
          <table:table-cell table:formula="of:=IF(ISNA(VLOOKUP([.F38];[COA.$B$2:.$C$700];2;0));&quot;-&quot;;VLOOKUP([.F3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1101015200</text:p>
          </table:table-cell>
          <table:table-cell office:value-type="string" calcext:value-type="string">
            <text:p>Kas In House - Valas</text:p>
          </table:table-cell>
          <table:table-cell office:value-type="string" calcext:value-type="string">
            <text:p>1101015000</text:p>
          </table:table-cell>
          <table:table-cell table:formula="of:=IF(ISNA(VLOOKUP([.D39];[.$B$2:.$C$1080];2;0));&quot;-&quot;;VLOOKUP([.D39];[.$B$2:.$C$1080];2;0))" office:value-type="string" office:string-value="Kas In House" calcext:value-type="string">
            <text:p>Kas In House</text:p>
          </table:table-cell>
          <table:table-cell office:value-type="string" calcext:value-type="string">
            <text:p>1101015200</text:p>
          </table:table-cell>
          <table:table-cell table:formula="of:=IF(ISNA(VLOOKUP([.F39];[COA.$B$2:.$C$700];2;0));&quot;-&quot;;VLOOKUP([.F39];[COA.$B$2:.$C$700];2;0))" office:value-type="string" office:string-value="Kas In House - Valas" calcext:value-type="string">
            <text:p>Kas In House - Val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1101015100</text:p>
          </table:table-cell>
          <table:table-cell office:value-type="string" calcext:value-type="string">
            <text:p>Kas In House - Rp</text:p>
          </table:table-cell>
          <table:table-cell office:value-type="string" calcext:value-type="string">
            <text:p>1101015000</text:p>
          </table:table-cell>
          <table:table-cell table:formula="of:=IF(ISNA(VLOOKUP([.D40];[.$B$2:.$C$1080];2;0));&quot;-&quot;;VLOOKUP([.D40];[.$B$2:.$C$1080];2;0))" office:value-type="string" office:string-value="Kas In House" calcext:value-type="string">
            <text:p>Kas In House</text:p>
          </table:table-cell>
          <table:table-cell office:value-type="string" calcext:value-type="string">
            <text:p>1101015100</text:p>
          </table:table-cell>
          <table:table-cell table:formula="of:=IF(ISNA(VLOOKUP([.F40];[COA.$B$2:.$C$700];2;0));&quot;-&quot;;VLOOKUP([.F40];[COA.$B$2:.$C$700];2;0))" office:value-type="string" office:string-value="Kas In House - Rp" calcext:value-type="string">
            <text:p>Kas In House - R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1101020000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1101000000</text:p>
          </table:table-cell>
          <table:table-cell table:formula="of:=IF(ISNA(VLOOKUP([.D41];[.$B$2:.$C$1080];2;0));&quot;-&quot;;VLOOKUP([.D41];[.$B$2:.$C$1080];2;0))" office:value-type="string" office:string-value="Kas dan Bank" calcext:value-type="string">
            <text:p>Kas dan Bank</text:p>
          </table:table-cell>
          <table:table-cell table:style-name="ce2"/>
          <table:table-cell table:formula="of:=IF(ISNA(VLOOKUP([.F41];[COA.$B$2:.$C$700];2;0));&quot;-&quot;;VLOOKUP([.F4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1101021000</text:p>
          </table:table-cell>
          <table:table-cell office:value-type="string" calcext:value-type="string">
            <text:p>Bank-Rupiah</text:p>
          </table:table-cell>
          <table:table-cell office:value-type="string" calcext:value-type="string">
            <text:p>1101020000</text:p>
          </table:table-cell>
          <table:table-cell table:formula="of:=IF(ISNA(VLOOKUP([.D42];[.$B$2:.$C$1080];2;0));&quot;-&quot;;VLOOKUP([.D42];[.$B$2:.$C$1080];2;0))" office:value-type="string" office:string-value="Bank" calcext:value-type="string">
            <text:p>Bank</text:p>
          </table:table-cell>
          <table:table-cell table:style-name="ce2"/>
          <table:table-cell table:formula="of:=IF(ISNA(VLOOKUP([.F42];[COA.$B$2:.$C$700];2;0));&quot;-&quot;;VLOOKUP([.F42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1101021011</text:p>
          </table:table-cell>
          <table:table-cell office:value-type="string" calcext:value-type="string">
            <text:p>Mandiri Syariah (0390139931)</text:p>
          </table:table-cell>
          <table:table-cell office:value-type="string" calcext:value-type="string">
            <text:p>1101021000</text:p>
          </table:table-cell>
          <table:table-cell table:formula="of:=IF(ISNA(VLOOKUP([.D43];[.$B$2:.$C$1080];2;0));&quot;-&quot;;VLOOKUP([.D43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11</text:p>
          </table:table-cell>
          <table:table-cell table:formula="of:=IF(ISNA(VLOOKUP([.F43];[COA.$B$2:.$C$700];2;0));&quot;-&quot;;VLOOKUP([.F43];[COA.$B$2:.$C$700];2;0))" office:value-type="string" office:string-value="Mandiri Syariah (0390139931)" calcext:value-type="string">
            <text:p>Mandiri Syariah (0390139931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1101021001</text:p>
          </table:table-cell>
          <table:table-cell office:value-type="string" calcext:value-type="string">
            <text:p>Mandiri 1 (125-00-0212843-7)</text:p>
          </table:table-cell>
          <table:table-cell office:value-type="string" calcext:value-type="string">
            <text:p>1101021000</text:p>
          </table:table-cell>
          <table:table-cell table:formula="of:=IF(ISNA(VLOOKUP([.D44];[.$B$2:.$C$1080];2;0));&quot;-&quot;;VLOOKUP([.D44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01</text:p>
          </table:table-cell>
          <table:table-cell table:formula="of:=IF(ISNA(VLOOKUP([.F44];[COA.$B$2:.$C$700];2;0));&quot;-&quot;;VLOOKUP([.F44];[COA.$B$2:.$C$700];2;0))" office:value-type="string" office:string-value="Mandiri 1 (125-00-0212843-7)" calcext:value-type="string">
            <text:p>Mandiri 1 (125-00-0212843-7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1101021014</text:p>
          </table:table-cell>
          <table:table-cell office:value-type="string" calcext:value-type="string">
            <text:p>Mega Syariah ( 2003220716 )</text:p>
          </table:table-cell>
          <table:table-cell office:value-type="string" calcext:value-type="string">
            <text:p>1101021000</text:p>
          </table:table-cell>
          <table:table-cell table:formula="of:=IF(ISNA(VLOOKUP([.D45];[.$B$2:.$C$1080];2;0));&quot;-&quot;;VLOOKUP([.D45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14</text:p>
          </table:table-cell>
          <table:table-cell table:formula="of:=IF(ISNA(VLOOKUP([.F45];[COA.$B$2:.$C$700];2;0));&quot;-&quot;;VLOOKUP([.F45];[COA.$B$2:.$C$700];2;0))" office:value-type="string" office:string-value="Mega Syariah ( 2003220716 )" calcext:value-type="string">
            <text:p>Mega Syariah ( 2003220716 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1101021004</text:p>
          </table:table-cell>
          <table:table-cell office:value-type="string" calcext:value-type="string">
            <text:p>Mandiri 4 (125-00-0763974-3)</text:p>
          </table:table-cell>
          <table:table-cell office:value-type="string" calcext:value-type="string">
            <text:p>1101021000</text:p>
          </table:table-cell>
          <table:table-cell table:formula="of:=IF(ISNA(VLOOKUP([.D46];[.$B$2:.$C$1080];2;0));&quot;-&quot;;VLOOKUP([.D46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04</text:p>
          </table:table-cell>
          <table:table-cell table:formula="of:=IF(ISNA(VLOOKUP([.F46];[COA.$B$2:.$C$700];2;0));&quot;-&quot;;VLOOKUP([.F46];[COA.$B$2:.$C$700];2;0))" office:value-type="string" office:string-value="Mandiri 4 (125-00-0763974-3)" calcext:value-type="string">
            <text:p>Mandiri 4 (125-00-0763974-3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1101021017</text:p>
          </table:table-cell>
          <table:table-cell office:value-type="string" calcext:value-type="string">
            <text:p>Deutsche 0020529000</text:p>
          </table:table-cell>
          <table:table-cell office:value-type="string" calcext:value-type="string">
            <text:p>1101021000</text:p>
          </table:table-cell>
          <table:table-cell table:formula="of:=IF(ISNA(VLOOKUP([.D47];[.$B$2:.$C$1080];2;0));&quot;-&quot;;VLOOKUP([.D47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17</text:p>
          </table:table-cell>
          <table:table-cell table:formula="of:=IF(ISNA(VLOOKUP([.F47];[COA.$B$2:.$C$700];2;0));&quot;-&quot;;VLOOKUP([.F47];[COA.$B$2:.$C$700];2;0))" office:value-type="string" office:string-value="Deutsche 0020529000" calcext:value-type="string">
            <text:p>Deutsche 0020529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1101021007</text:p>
          </table:table-cell>
          <table:table-cell office:value-type="string" calcext:value-type="string">
            <text:p>BJB (0027087213001)</text:p>
          </table:table-cell>
          <table:table-cell office:value-type="string" calcext:value-type="string">
            <text:p>1101021000</text:p>
          </table:table-cell>
          <table:table-cell table:formula="of:=IF(ISNA(VLOOKUP([.D48];[.$B$2:.$C$1080];2;0));&quot;-&quot;;VLOOKUP([.D48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07</text:p>
          </table:table-cell>
          <table:table-cell table:formula="of:=IF(ISNA(VLOOKUP([.F48];[COA.$B$2:.$C$700];2;0));&quot;-&quot;;VLOOKUP([.F48];[COA.$B$2:.$C$700];2;0))" office:value-type="string" office:string-value="BJB (0027087213001)" calcext:value-type="string">
            <text:p>BJB (0027087213001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1101021020</text:p>
          </table:table-cell>
          <table:table-cell office:value-type="string" calcext:value-type="string">
            <text:p>BCA 7080788988</text:p>
          </table:table-cell>
          <table:table-cell office:value-type="string" calcext:value-type="string">
            <text:p>1101021000</text:p>
          </table:table-cell>
          <table:table-cell table:formula="of:=IF(ISNA(VLOOKUP([.D49];[.$B$2:.$C$1080];2;0));&quot;-&quot;;VLOOKUP([.D49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20</text:p>
          </table:table-cell>
          <table:table-cell table:formula="of:=IF(ISNA(VLOOKUP([.F49];[COA.$B$2:.$C$700];2;0));&quot;-&quot;;VLOOKUP([.F49];[COA.$B$2:.$C$700];2;0))" office:value-type="string" office:string-value="BCA 7080788988" calcext:value-type="string">
            <text:p>BCA 70807889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1101021010</text:p>
          </table:table-cell>
          <table:table-cell office:value-type="string" calcext:value-type="string">
            <text:p>Permata ( 701339576)</text:p>
          </table:table-cell>
          <table:table-cell office:value-type="string" calcext:value-type="string">
            <text:p>1101021000</text:p>
          </table:table-cell>
          <table:table-cell table:formula="of:=IF(ISNA(VLOOKUP([.D50];[.$B$2:.$C$1080];2;0));&quot;-&quot;;VLOOKUP([.D50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10</text:p>
          </table:table-cell>
          <table:table-cell table:formula="of:=IF(ISNA(VLOOKUP([.F50];[COA.$B$2:.$C$700];2;0));&quot;-&quot;;VLOOKUP([.F50];[COA.$B$2:.$C$700];2;0))" office:value-type="string" office:string-value="Permata ( 701339576)" calcext:value-type="string">
            <text:p>Permata ( 701339576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1101021013</text:p>
          </table:table-cell>
          <table:table-cell office:value-type="string" calcext:value-type="string">
            <text:p>BRI (0000038601000472302)</text:p>
          </table:table-cell>
          <table:table-cell office:value-type="string" calcext:value-type="string">
            <text:p>1101021000</text:p>
          </table:table-cell>
          <table:table-cell table:formula="of:=IF(ISNA(VLOOKUP([.D51];[.$B$2:.$C$1080];2;0));&quot;-&quot;;VLOOKUP([.D51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13</text:p>
          </table:table-cell>
          <table:table-cell table:formula="of:=IF(ISNA(VLOOKUP([.F51];[COA.$B$2:.$C$700];2;0));&quot;-&quot;;VLOOKUP([.F51];[COA.$B$2:.$C$700];2;0))" office:value-type="string" office:string-value="BRI (0000038601000472302)" calcext:value-type="string">
            <text:p>BRI (0000038601000472302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1101021003</text:p>
          </table:table-cell>
          <table:table-cell office:value-type="string" calcext:value-type="string">
            <text:p>Mandiri 3 (125-00-0688667-5)</text:p>
          </table:table-cell>
          <table:table-cell office:value-type="string" calcext:value-type="string">
            <text:p>1101021000</text:p>
          </table:table-cell>
          <table:table-cell table:formula="of:=IF(ISNA(VLOOKUP([.D52];[.$B$2:.$C$1080];2;0));&quot;-&quot;;VLOOKUP([.D52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03</text:p>
          </table:table-cell>
          <table:table-cell table:formula="of:=IF(ISNA(VLOOKUP([.F52];[COA.$B$2:.$C$700];2;0));&quot;-&quot;;VLOOKUP([.F52];[COA.$B$2:.$C$700];2;0))" office:value-type="string" office:string-value="Mandiri 3 (125-00-0688667-5)" calcext:value-type="string">
            <text:p>Mandiri 3 (125-00-0688667-5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1101021016</text:p>
          </table:table-cell>
          <table:table-cell office:value-type="string" calcext:value-type="string">
            <text:p>BNI 311177781</text:p>
          </table:table-cell>
          <table:table-cell office:value-type="string" calcext:value-type="string">
            <text:p>1101021000</text:p>
          </table:table-cell>
          <table:table-cell table:formula="of:=IF(ISNA(VLOOKUP([.D53];[.$B$2:.$C$1080];2;0));&quot;-&quot;;VLOOKUP([.D53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16</text:p>
          </table:table-cell>
          <table:table-cell table:formula="of:=IF(ISNA(VLOOKUP([.F53];[COA.$B$2:.$C$700];2;0));&quot;-&quot;;VLOOKUP([.F53];[COA.$B$2:.$C$700];2;0))" office:value-type="string" office:string-value="BNI 311177781" calcext:value-type="string">
            <text:p>BNI 31117778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1101021006</text:p>
          </table:table-cell>
          <table:table-cell office:value-type="string" calcext:value-type="string">
            <text:p>Mandiri 6 (125-00-1379122-3)</text:p>
          </table:table-cell>
          <table:table-cell office:value-type="string" calcext:value-type="string">
            <text:p>1101021000</text:p>
          </table:table-cell>
          <table:table-cell table:formula="of:=IF(ISNA(VLOOKUP([.D54];[.$B$2:.$C$1080];2;0));&quot;-&quot;;VLOOKUP([.D54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06</text:p>
          </table:table-cell>
          <table:table-cell table:formula="of:=IF(ISNA(VLOOKUP([.F54];[COA.$B$2:.$C$700];2;0));&quot;-&quot;;VLOOKUP([.F54];[COA.$B$2:.$C$700];2;0))" office:value-type="string" office:string-value="Mandiri 6 (125-00-1379122-3)" calcext:value-type="string">
            <text:p>Mandiri 6 (125-00-1379122-3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1101021019</text:p>
          </table:table-cell>
          <table:table-cell office:value-type="string" calcext:value-type="string">
            <text:p>BNI 568637748</text:p>
          </table:table-cell>
          <table:table-cell office:value-type="string" calcext:value-type="string">
            <text:p>1101021000</text:p>
          </table:table-cell>
          <table:table-cell table:formula="of:=IF(ISNA(VLOOKUP([.D55];[.$B$2:.$C$1080];2;0));&quot;-&quot;;VLOOKUP([.D55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19</text:p>
          </table:table-cell>
          <table:table-cell table:formula="of:=IF(ISNA(VLOOKUP([.F55];[COA.$B$2:.$C$700];2;0));&quot;-&quot;;VLOOKUP([.F55];[COA.$B$2:.$C$700];2;0))" office:value-type="string" office:string-value="BNI 568637748" calcext:value-type="string">
            <text:p>BNI 5686377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1101021009</text:p>
          </table:table-cell>
          <table:table-cell office:value-type="string" calcext:value-type="string">
            <text:p>QnB Kesawan (1240001231001)</text:p>
          </table:table-cell>
          <table:table-cell office:value-type="string" calcext:value-type="string">
            <text:p>1101021000</text:p>
          </table:table-cell>
          <table:table-cell table:formula="of:=IF(ISNA(VLOOKUP([.D56];[.$B$2:.$C$1080];2;0));&quot;-&quot;;VLOOKUP([.D56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09</text:p>
          </table:table-cell>
          <table:table-cell table:formula="of:=IF(ISNA(VLOOKUP([.F56];[COA.$B$2:.$C$700];2;0));&quot;-&quot;;VLOOKUP([.F56];[COA.$B$2:.$C$700];2;0))" office:value-type="string" office:string-value="QnB Kesawan (1240001231001)" calcext:value-type="string">
            <text:p>QnB Kesawan (1240001231001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1101021022</text:p>
          </table:table-cell>
          <table:table-cell office:value-type="string" calcext:value-type="string">
            <text:p>BTN 00212013000000389</text:p>
          </table:table-cell>
          <table:table-cell office:value-type="string" calcext:value-type="string">
            <text:p>1101021000</text:p>
          </table:table-cell>
          <table:table-cell table:formula="of:=IF(ISNA(VLOOKUP([.D57];[.$B$2:.$C$1080];2;0));&quot;-&quot;;VLOOKUP([.D57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22</text:p>
          </table:table-cell>
          <table:table-cell table:formula="of:=IF(ISNA(VLOOKUP([.F57];[COA.$B$2:.$C$700];2;0));&quot;-&quot;;VLOOKUP([.F57];[COA.$B$2:.$C$700];2;0))" office:value-type="string" office:string-value="BTN 00212013000000389" calcext:value-type="string">
            <text:p>BTN 0021201300000038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7</text:p>
          </table:table-cell>
          <table:table-cell office:value-type="string" calcext:value-type="string">
            <text:p>1101021012</text:p>
          </table:table-cell>
          <table:table-cell office:value-type="string" calcext:value-type="string">
            <text:p>Mayapada (10030029771)</text:p>
          </table:table-cell>
          <table:table-cell office:value-type="string" calcext:value-type="string">
            <text:p>1101021000</text:p>
          </table:table-cell>
          <table:table-cell table:formula="of:=IF(ISNA(VLOOKUP([.D58];[.$B$2:.$C$1080];2;0));&quot;-&quot;;VLOOKUP([.D58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12</text:p>
          </table:table-cell>
          <table:table-cell table:formula="of:=IF(ISNA(VLOOKUP([.F58];[COA.$B$2:.$C$700];2;0));&quot;-&quot;;VLOOKUP([.F58];[COA.$B$2:.$C$700];2;0))" office:value-type="string" office:string-value="Mayapada (10030029771)" calcext:value-type="string">
            <text:p>Mayapada (10030029771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</text:p>
          </table:table-cell>
          <table:table-cell office:value-type="string" calcext:value-type="string">
            <text:p>1101021002</text:p>
          </table:table-cell>
          <table:table-cell office:value-type="string" calcext:value-type="string">
            <text:p>Mandiri 2 (125-00-0111316-6)</text:p>
          </table:table-cell>
          <table:table-cell office:value-type="string" calcext:value-type="string">
            <text:p>1101021000</text:p>
          </table:table-cell>
          <table:table-cell table:formula="of:=IF(ISNA(VLOOKUP([.D59];[.$B$2:.$C$1080];2;0));&quot;-&quot;;VLOOKUP([.D59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02</text:p>
          </table:table-cell>
          <table:table-cell table:formula="of:=IF(ISNA(VLOOKUP([.F59];[COA.$B$2:.$C$700];2;0));&quot;-&quot;;VLOOKUP([.F59];[COA.$B$2:.$C$700];2;0))" office:value-type="string" office:string-value="Mandiri 2 (125-00-0111316-6)" calcext:value-type="string">
            <text:p>Mandiri 2 (125-00-0111316-6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</text:p>
          </table:table-cell>
          <table:table-cell office:value-type="string" calcext:value-type="string">
            <text:p>1101021015</text:p>
          </table:table-cell>
          <table:table-cell office:value-type="string" calcext:value-type="string">
            <text:p>Permata ( 0701522095 )</text:p>
          </table:table-cell>
          <table:table-cell office:value-type="string" calcext:value-type="string">
            <text:p>1101021000</text:p>
          </table:table-cell>
          <table:table-cell table:formula="of:=IF(ISNA(VLOOKUP([.D60];[.$B$2:.$C$1080];2;0));&quot;-&quot;;VLOOKUP([.D60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15</text:p>
          </table:table-cell>
          <table:table-cell table:formula="of:=IF(ISNA(VLOOKUP([.F60];[COA.$B$2:.$C$700];2;0));&quot;-&quot;;VLOOKUP([.F60];[COA.$B$2:.$C$700];2;0))" office:value-type="string" office:string-value="Permata ( 0701522095 )" calcext:value-type="string">
            <text:p>Permata ( 0701522095 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1101021005</text:p>
          </table:table-cell>
          <table:table-cell office:value-type="string" calcext:value-type="string">
            <text:p>Mandiri 5 (125-00-0717607-6)</text:p>
          </table:table-cell>
          <table:table-cell office:value-type="string" calcext:value-type="string">
            <text:p>1101021000</text:p>
          </table:table-cell>
          <table:table-cell table:formula="of:=IF(ISNA(VLOOKUP([.D61];[.$B$2:.$C$1080];2;0));&quot;-&quot;;VLOOKUP([.D61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05</text:p>
          </table:table-cell>
          <table:table-cell table:formula="of:=IF(ISNA(VLOOKUP([.F61];[COA.$B$2:.$C$700];2;0));&quot;-&quot;;VLOOKUP([.F61];[COA.$B$2:.$C$700];2;0))" office:value-type="string" office:string-value="Mandiri 5 (125-00-0717607-6)" calcext:value-type="string">
            <text:p>Mandiri 5 (125-00-0717607-6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1101021018</text:p>
          </table:table-cell>
          <table:table-cell office:value-type="string" calcext:value-type="string">
            <text:p>BNI 568637828</text:p>
          </table:table-cell>
          <table:table-cell office:value-type="string" calcext:value-type="string">
            <text:p>1101021000</text:p>
          </table:table-cell>
          <table:table-cell table:formula="of:=IF(ISNA(VLOOKUP([.D62];[.$B$2:.$C$1080];2;0));&quot;-&quot;;VLOOKUP([.D62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18</text:p>
          </table:table-cell>
          <table:table-cell table:formula="of:=IF(ISNA(VLOOKUP([.F62];[COA.$B$2:.$C$700];2;0));&quot;-&quot;;VLOOKUP([.F62];[COA.$B$2:.$C$700];2;0))" office:value-type="string" office:string-value="BNI 568637828" calcext:value-type="string">
            <text:p>BNI 5686378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1101021008</text:p>
          </table:table-cell>
          <table:table-cell office:value-type="string" calcext:value-type="string">
            <text:p>Mega 01-018-00-11-87878-0</text:p>
          </table:table-cell>
          <table:table-cell office:value-type="string" calcext:value-type="string">
            <text:p>1101021000</text:p>
          </table:table-cell>
          <table:table-cell table:formula="of:=IF(ISNA(VLOOKUP([.D63];[.$B$2:.$C$1080];2;0));&quot;-&quot;;VLOOKUP([.D63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08</text:p>
          </table:table-cell>
          <table:table-cell table:formula="of:=IF(ISNA(VLOOKUP([.F63];[COA.$B$2:.$C$700];2;0));&quot;-&quot;;VLOOKUP([.F63];[COA.$B$2:.$C$700];2;0))" office:value-type="string" office:string-value="Mega 01-018-00-11-87878-0" calcext:value-type="string">
            <text:p>Mega 01-018-00-11-87878-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</text:p>
          </table:table-cell>
          <table:table-cell office:value-type="string" calcext:value-type="string">
            <text:p>1101021021</text:p>
          </table:table-cell>
          <table:table-cell office:value-type="string" calcext:value-type="string">
            <text:p>BCA 7080948888</text:p>
          </table:table-cell>
          <table:table-cell office:value-type="string" calcext:value-type="string">
            <text:p>1101021000</text:p>
          </table:table-cell>
          <table:table-cell table:formula="of:=IF(ISNA(VLOOKUP([.D64];[.$B$2:.$C$1080];2;0));&quot;-&quot;;VLOOKUP([.D64];[.$B$2:.$C$1080];2;0))" office:value-type="string" office:string-value="Bank-Rupiah" calcext:value-type="string">
            <text:p>Bank-Rupiah</text:p>
          </table:table-cell>
          <table:table-cell office:value-type="string" calcext:value-type="string">
            <text:p>1101021021</text:p>
          </table:table-cell>
          <table:table-cell table:formula="of:=IF(ISNA(VLOOKUP([.F64];[COA.$B$2:.$C$700];2;0));&quot;-&quot;;VLOOKUP([.F64];[COA.$B$2:.$C$700];2;0))" office:value-type="string" office:string-value="BCA 7080948888" calcext:value-type="string">
            <text:p>BCA 70809488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4</text:p>
          </table:table-cell>
          <table:table-cell office:value-type="string" calcext:value-type="string">
            <text:p>1101022000</text:p>
          </table:table-cell>
          <table:table-cell office:value-type="string" calcext:value-type="string">
            <text:p>Deposito-Rp</text:p>
          </table:table-cell>
          <table:table-cell office:value-type="string" calcext:value-type="string">
            <text:p>1101020000</text:p>
          </table:table-cell>
          <table:table-cell table:formula="of:=IF(ISNA(VLOOKUP([.D65];[.$B$2:.$C$1080];2;0));&quot;-&quot;;VLOOKUP([.D65];[.$B$2:.$C$1080];2;0))" office:value-type="string" office:string-value="Bank" calcext:value-type="string">
            <text:p>Bank</text:p>
          </table:table-cell>
          <table:table-cell table:style-name="ce2"/>
          <table:table-cell table:formula="of:=IF(ISNA(VLOOKUP([.F65];[COA.$B$2:.$C$700];2;0));&quot;-&quot;;VLOOKUP([.F6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1101022002</text:p>
          </table:table-cell>
          <table:table-cell office:value-type="string" calcext:value-type="string">
            <text:p>Deposito Rp BTPN</text:p>
          </table:table-cell>
          <table:table-cell office:value-type="string" calcext:value-type="string">
            <text:p>1101022000</text:p>
          </table:table-cell>
          <table:table-cell table:formula="of:=IF(ISNA(VLOOKUP([.D66];[.$B$2:.$C$1080];2;0));&quot;-&quot;;VLOOKUP([.D66];[.$B$2:.$C$1080];2;0))" office:value-type="string" office:string-value="Deposito-Rp" calcext:value-type="string">
            <text:p>Deposito-Rp</text:p>
          </table:table-cell>
          <table:table-cell office:value-type="string" calcext:value-type="string">
            <text:p>1101022002</text:p>
          </table:table-cell>
          <table:table-cell table:formula="of:=IF(ISNA(VLOOKUP([.F66];[COA.$B$2:.$C$700];2;0));&quot;-&quot;;VLOOKUP([.F66];[COA.$B$2:.$C$700];2;0))" office:value-type="string" office:string-value="Deposito Rp BTPN" calcext:value-type="string">
            <text:p>Deposito Rp BTP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6</text:p>
          </table:table-cell>
          <table:table-cell office:value-type="string" calcext:value-type="string">
            <text:p>1101022005</text:p>
          </table:table-cell>
          <table:table-cell office:value-type="string" calcext:value-type="string">
            <text:p>Deposito Rp Mega</text:p>
          </table:table-cell>
          <table:table-cell office:value-type="string" calcext:value-type="string">
            <text:p>1101022000</text:p>
          </table:table-cell>
          <table:table-cell table:formula="of:=IF(ISNA(VLOOKUP([.D67];[.$B$2:.$C$1080];2;0));&quot;-&quot;;VLOOKUP([.D67];[.$B$2:.$C$1080];2;0))" office:value-type="string" office:string-value="Deposito-Rp" calcext:value-type="string">
            <text:p>Deposito-Rp</text:p>
          </table:table-cell>
          <table:table-cell office:value-type="string" calcext:value-type="string">
            <text:p>1101022005</text:p>
          </table:table-cell>
          <table:table-cell table:formula="of:=IF(ISNA(VLOOKUP([.F67];[COA.$B$2:.$C$700];2;0));&quot;-&quot;;VLOOKUP([.F67];[COA.$B$2:.$C$700];2;0))" office:value-type="string" office:string-value="Deposito Rp Mega" calcext:value-type="string">
            <text:p>Deposito Rp M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1101022008</text:p>
          </table:table-cell>
          <table:table-cell office:value-type="string" calcext:value-type="string">
            <text:p>Deposito Rp BTPN Syariah</text:p>
          </table:table-cell>
          <table:table-cell office:value-type="string" calcext:value-type="string">
            <text:p>1101022000</text:p>
          </table:table-cell>
          <table:table-cell table:formula="of:=IF(ISNA(VLOOKUP([.D68];[.$B$2:.$C$1080];2;0));&quot;-&quot;;VLOOKUP([.D68];[.$B$2:.$C$1080];2;0))" office:value-type="string" office:string-value="Deposito-Rp" calcext:value-type="string">
            <text:p>Deposito-Rp</text:p>
          </table:table-cell>
          <table:table-cell office:value-type="string" calcext:value-type="string">
            <text:p>1101022008</text:p>
          </table:table-cell>
          <table:table-cell table:formula="of:=IF(ISNA(VLOOKUP([.F68];[COA.$B$2:.$C$700];2;0));&quot;-&quot;;VLOOKUP([.F68];[COA.$B$2:.$C$700];2;0))" office:value-type="string" office:string-value="Deposito Rp BTPN Syariah" calcext:value-type="string">
            <text:p>Deposito Rp BTPN Syari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1101022001</text:p>
          </table:table-cell>
          <table:table-cell office:value-type="string" calcext:value-type="string">
            <text:p>Deposito Rp Mandiri</text:p>
          </table:table-cell>
          <table:table-cell office:value-type="string" calcext:value-type="string">
            <text:p>1101022000</text:p>
          </table:table-cell>
          <table:table-cell table:formula="of:=IF(ISNA(VLOOKUP([.D69];[.$B$2:.$C$1080];2;0));&quot;-&quot;;VLOOKUP([.D69];[.$B$2:.$C$1080];2;0))" office:value-type="string" office:string-value="Deposito-Rp" calcext:value-type="string">
            <text:p>Deposito-Rp</text:p>
          </table:table-cell>
          <table:table-cell office:value-type="string" calcext:value-type="string">
            <text:p>1101022001</text:p>
          </table:table-cell>
          <table:table-cell table:formula="of:=IF(ISNA(VLOOKUP([.F69];[COA.$B$2:.$C$700];2;0));&quot;-&quot;;VLOOKUP([.F69];[COA.$B$2:.$C$700];2;0))" office:value-type="string" office:string-value="Deposito Rp Mandiri" calcext:value-type="string">
            <text:p>Deposito Rp Mandi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1101022004</text:p>
          </table:table-cell>
          <table:table-cell office:value-type="string" calcext:value-type="string">
            <text:p>Deposito Rp BRI</text:p>
          </table:table-cell>
          <table:table-cell office:value-type="string" calcext:value-type="string">
            <text:p>1101022000</text:p>
          </table:table-cell>
          <table:table-cell table:formula="of:=IF(ISNA(VLOOKUP([.D70];[.$B$2:.$C$1080];2;0));&quot;-&quot;;VLOOKUP([.D70];[.$B$2:.$C$1080];2;0))" office:value-type="string" office:string-value="Deposito-Rp" calcext:value-type="string">
            <text:p>Deposito-Rp</text:p>
          </table:table-cell>
          <table:table-cell office:value-type="string" calcext:value-type="string">
            <text:p>1101022004</text:p>
          </table:table-cell>
          <table:table-cell table:formula="of:=IF(ISNA(VLOOKUP([.F70];[COA.$B$2:.$C$700];2;0));&quot;-&quot;;VLOOKUP([.F70];[COA.$B$2:.$C$700];2;0))" office:value-type="string" office:string-value="Deposito Rp BRI" calcext:value-type="string">
            <text:p>Deposito Rp B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1101022007</text:p>
          </table:table-cell>
          <table:table-cell office:value-type="string" calcext:value-type="string">
            <text:p>Deposito Rp Permata</text:p>
          </table:table-cell>
          <table:table-cell office:value-type="string" calcext:value-type="string">
            <text:p>1101022000</text:p>
          </table:table-cell>
          <table:table-cell table:formula="of:=IF(ISNA(VLOOKUP([.D71];[.$B$2:.$C$1080];2;0));&quot;-&quot;;VLOOKUP([.D71];[.$B$2:.$C$1080];2;0))" office:value-type="string" office:string-value="Deposito-Rp" calcext:value-type="string">
            <text:p>Deposito-Rp</text:p>
          </table:table-cell>
          <table:table-cell office:value-type="string" calcext:value-type="string">
            <text:p>1101022007</text:p>
          </table:table-cell>
          <table:table-cell table:formula="of:=IF(ISNA(VLOOKUP([.F71];[COA.$B$2:.$C$700];2;0));&quot;-&quot;;VLOOKUP([.F71];[COA.$B$2:.$C$700];2;0))" office:value-type="string" office:string-value="Deposito Rp Permata" calcext:value-type="string">
            <text:p>Deposito Rp Perma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</text:p>
          </table:table-cell>
          <table:table-cell office:value-type="string" calcext:value-type="string">
            <text:p>1101022003</text:p>
          </table:table-cell>
          <table:table-cell office:value-type="string" calcext:value-type="string">
            <text:p>Deposito Rp CIMB NIAGA</text:p>
          </table:table-cell>
          <table:table-cell office:value-type="string" calcext:value-type="string">
            <text:p>1101022000</text:p>
          </table:table-cell>
          <table:table-cell table:formula="of:=IF(ISNA(VLOOKUP([.D72];[.$B$2:.$C$1080];2;0));&quot;-&quot;;VLOOKUP([.D72];[.$B$2:.$C$1080];2;0))" office:value-type="string" office:string-value="Deposito-Rp" calcext:value-type="string">
            <text:p>Deposito-Rp</text:p>
          </table:table-cell>
          <table:table-cell office:value-type="string" calcext:value-type="string">
            <text:p>1101022003</text:p>
          </table:table-cell>
          <table:table-cell table:formula="of:=IF(ISNA(VLOOKUP([.F72];[COA.$B$2:.$C$700];2;0));&quot;-&quot;;VLOOKUP([.F72];[COA.$B$2:.$C$700];2;0))" office:value-type="string" office:string-value="Deposito Rp CIMB NIAGA" calcext:value-type="string">
            <text:p>Deposito Rp CIMB NI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</text:p>
          </table:table-cell>
          <table:table-cell office:value-type="string" calcext:value-type="string">
            <text:p>1101022006</text:p>
          </table:table-cell>
          <table:table-cell office:value-type="string" calcext:value-type="string">
            <text:p>Deposito Rp Mega Syariah</text:p>
          </table:table-cell>
          <table:table-cell office:value-type="string" calcext:value-type="string">
            <text:p>1101022000</text:p>
          </table:table-cell>
          <table:table-cell table:formula="of:=IF(ISNA(VLOOKUP([.D73];[.$B$2:.$C$1080];2;0));&quot;-&quot;;VLOOKUP([.D73];[.$B$2:.$C$1080];2;0))" office:value-type="string" office:string-value="Deposito-Rp" calcext:value-type="string">
            <text:p>Deposito-Rp</text:p>
          </table:table-cell>
          <table:table-cell office:value-type="string" calcext:value-type="string">
            <text:p>1101022006</text:p>
          </table:table-cell>
          <table:table-cell table:formula="of:=IF(ISNA(VLOOKUP([.F73];[COA.$B$2:.$C$700];2;0));&quot;-&quot;;VLOOKUP([.F73];[COA.$B$2:.$C$700];2;0))" office:value-type="string" office:string-value="Deposito Rp Mega Syariah" calcext:value-type="string">
            <text:p>Deposito Rp Mega Syari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1101022009</text:p>
          </table:table-cell>
          <table:table-cell office:value-type="string" calcext:value-type="string">
            <text:p>Deposito Rp BNI</text:p>
          </table:table-cell>
          <table:table-cell office:value-type="string" calcext:value-type="string">
            <text:p>1101022000</text:p>
          </table:table-cell>
          <table:table-cell table:formula="of:=IF(ISNA(VLOOKUP([.D74];[.$B$2:.$C$1080];2;0));&quot;-&quot;;VLOOKUP([.D74];[.$B$2:.$C$1080];2;0))" office:value-type="string" office:string-value="Deposito-Rp" calcext:value-type="string">
            <text:p>Deposito-Rp</text:p>
          </table:table-cell>
          <table:table-cell office:value-type="string" calcext:value-type="string">
            <text:p>1101022009</text:p>
          </table:table-cell>
          <table:table-cell table:formula="of:=IF(ISNA(VLOOKUP([.F74];[COA.$B$2:.$C$700];2;0));&quot;-&quot;;VLOOKUP([.F74];[COA.$B$2:.$C$700];2;0))" office:value-type="string" office:string-value="Deposito Rp BNI" calcext:value-type="string">
            <text:p>Deposito Rp B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</text:p>
          </table:table-cell>
          <table:table-cell office:value-type="string" calcext:value-type="string">
            <text:p>1101023000</text:p>
          </table:table-cell>
          <table:table-cell office:value-type="string" calcext:value-type="string">
            <text:p>Deposito-Valas</text:p>
          </table:table-cell>
          <table:table-cell office:value-type="string" calcext:value-type="string">
            <text:p>1101020000</text:p>
          </table:table-cell>
          <table:table-cell table:formula="of:=IF(ISNA(VLOOKUP([.D75];[.$B$2:.$C$1080];2;0));&quot;-&quot;;VLOOKUP([.D75];[.$B$2:.$C$1080];2;0))" office:value-type="string" office:string-value="Bank" calcext:value-type="string">
            <text:p>Bank</text:p>
          </table:table-cell>
          <table:table-cell table:style-name="ce2"/>
          <table:table-cell table:formula="of:=IF(ISNA(VLOOKUP([.F75];[COA.$B$2:.$C$700];2;0));&quot;-&quot;;VLOOKUP([.F7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1101023002</text:p>
          </table:table-cell>
          <table:table-cell office:value-type="string" calcext:value-type="string">
            <text:p>Deposito Valas Mega</text:p>
          </table:table-cell>
          <table:table-cell office:value-type="string" calcext:value-type="string">
            <text:p>1101023000</text:p>
          </table:table-cell>
          <table:table-cell table:formula="of:=IF(ISNA(VLOOKUP([.D76];[.$B$2:.$C$1080];2;0));&quot;-&quot;;VLOOKUP([.D76];[.$B$2:.$C$1080];2;0))" office:value-type="string" office:string-value="Deposito-Valas" calcext:value-type="string">
            <text:p>Deposito-Valas</text:p>
          </table:table-cell>
          <table:table-cell office:value-type="string" calcext:value-type="string">
            <text:p>1101023002</text:p>
          </table:table-cell>
          <table:table-cell table:formula="of:=IF(ISNA(VLOOKUP([.F76];[COA.$B$2:.$C$700];2;0));&quot;-&quot;;VLOOKUP([.F76];[COA.$B$2:.$C$700];2;0))" office:value-type="string" office:string-value="Deposito Valas Mega" calcext:value-type="string">
            <text:p>Deposito Valas M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</text:p>
          </table:table-cell>
          <table:table-cell office:value-type="string" calcext:value-type="string">
            <text:p>1101023001</text:p>
          </table:table-cell>
          <table:table-cell office:value-type="string" calcext:value-type="string">
            <text:p>Deposito Valas Mandiri</text:p>
          </table:table-cell>
          <table:table-cell office:value-type="string" calcext:value-type="string">
            <text:p>1101023000</text:p>
          </table:table-cell>
          <table:table-cell table:formula="of:=IF(ISNA(VLOOKUP([.D77];[.$B$2:.$C$1080];2;0));&quot;-&quot;;VLOOKUP([.D77];[.$B$2:.$C$1080];2;0))" office:value-type="string" office:string-value="Deposito-Valas" calcext:value-type="string">
            <text:p>Deposito-Valas</text:p>
          </table:table-cell>
          <table:table-cell office:value-type="string" calcext:value-type="string">
            <text:p>1101023001</text:p>
          </table:table-cell>
          <table:table-cell table:formula="of:=IF(ISNA(VLOOKUP([.F77];[COA.$B$2:.$C$700];2;0));&quot;-&quot;;VLOOKUP([.F77];[COA.$B$2:.$C$700];2;0))" office:value-type="string" office:string-value="Deposito Valas Mandiri" calcext:value-type="string">
            <text:p>Deposito Valas Mandi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1101024000</text:p>
          </table:table-cell>
          <table:table-cell office:value-type="string" calcext:value-type="string">
            <text:p>Bank Valas</text:p>
          </table:table-cell>
          <table:table-cell office:value-type="string" calcext:value-type="string">
            <text:p>1101020000</text:p>
          </table:table-cell>
          <table:table-cell table:formula="of:=IF(ISNA(VLOOKUP([.D78];[.$B$2:.$C$1080];2;0));&quot;-&quot;;VLOOKUP([.D78];[.$B$2:.$C$1080];2;0))" office:value-type="string" office:string-value="Bank" calcext:value-type="string">
            <text:p>Bank</text:p>
          </table:table-cell>
          <table:table-cell table:style-name="ce2"/>
          <table:table-cell table:formula="of:=IF(ISNA(VLOOKUP([.F78];[COA.$B$2:.$C$700];2;0));&quot;-&quot;;VLOOKUP([.F7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1101024003</text:p>
          </table:table-cell>
          <table:table-cell office:value-type="string" calcext:value-type="string">
            <text:p>Permata 902326693</text:p>
          </table:table-cell>
          <table:table-cell office:value-type="string" calcext:value-type="string">
            <text:p>1101024000</text:p>
          </table:table-cell>
          <table:table-cell table:formula="of:=IF(ISNA(VLOOKUP([.D79];[.$B$2:.$C$1080];2;0));&quot;-&quot;;VLOOKUP([.D79];[.$B$2:.$C$1080];2;0))" office:value-type="string" office:string-value="Bank Valas" calcext:value-type="string">
            <text:p>Bank Valas</text:p>
          </table:table-cell>
          <table:table-cell office:value-type="string" calcext:value-type="string">
            <text:p>1101024003</text:p>
          </table:table-cell>
          <table:table-cell table:formula="of:=IF(ISNA(VLOOKUP([.F79];[COA.$B$2:.$C$700];2;0));&quot;-&quot;;VLOOKUP([.F79];[COA.$B$2:.$C$700];2;0))" office:value-type="string" office:string-value="Permata 902326693" calcext:value-type="string">
            <text:p>Permata 90232669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</text:p>
          </table:table-cell>
          <table:table-cell office:value-type="string" calcext:value-type="string">
            <text:p>1101024002</text:p>
          </table:table-cell>
          <table:table-cell office:value-type="string" calcext:value-type="string">
            <text:p>Mayapada 10031003253</text:p>
          </table:table-cell>
          <table:table-cell office:value-type="string" calcext:value-type="string">
            <text:p>1101024000</text:p>
          </table:table-cell>
          <table:table-cell table:formula="of:=IF(ISNA(VLOOKUP([.D80];[.$B$2:.$C$1080];2;0));&quot;-&quot;;VLOOKUP([.D80];[.$B$2:.$C$1080];2;0))" office:value-type="string" office:string-value="Bank Valas" calcext:value-type="string">
            <text:p>Bank Valas</text:p>
          </table:table-cell>
          <table:table-cell office:value-type="string" calcext:value-type="string">
            <text:p>1101024002</text:p>
          </table:table-cell>
          <table:table-cell table:formula="of:=IF(ISNA(VLOOKUP([.F80];[COA.$B$2:.$C$700];2;0));&quot;-&quot;;VLOOKUP([.F80];[COA.$B$2:.$C$700];2;0))" office:value-type="string" office:string-value="Mayapada 10031003253" calcext:value-type="string">
            <text:p>Mayapada 100310032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1101024005</text:p>
          </table:table-cell>
          <table:table-cell office:value-type="string" calcext:value-type="string">
            <text:p>Mandiri 2 125-00-0768089-5</text:p>
          </table:table-cell>
          <table:table-cell office:value-type="string" calcext:value-type="string">
            <text:p>1101024000</text:p>
          </table:table-cell>
          <table:table-cell table:formula="of:=IF(ISNA(VLOOKUP([.D81];[.$B$2:.$C$1080];2;0));&quot;-&quot;;VLOOKUP([.D81];[.$B$2:.$C$1080];2;0))" office:value-type="string" office:string-value="Bank Valas" calcext:value-type="string">
            <text:p>Bank Valas</text:p>
          </table:table-cell>
          <table:table-cell office:value-type="string" calcext:value-type="string">
            <text:p>1101024005</text:p>
          </table:table-cell>
          <table:table-cell table:formula="of:=IF(ISNA(VLOOKUP([.F81];[COA.$B$2:.$C$700];2;0));&quot;-&quot;;VLOOKUP([.F81];[COA.$B$2:.$C$700];2;0))" office:value-type="string" office:string-value="Mandiri 2 125-00-0768089-5" calcext:value-type="string">
            <text:p>Mandiri 2 125-00-0768089-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</text:p>
          </table:table-cell>
          <table:table-cell office:value-type="string" calcext:value-type="string">
            <text:p>1101024001</text:p>
          </table:table-cell>
          <table:table-cell office:value-type="string" calcext:value-type="string">
            <text:p>Mandiri 1 125-00-0018534-8</text:p>
          </table:table-cell>
          <table:table-cell office:value-type="string" calcext:value-type="string">
            <text:p>1101024000</text:p>
          </table:table-cell>
          <table:table-cell table:formula="of:=IF(ISNA(VLOOKUP([.D82];[.$B$2:.$C$1080];2;0));&quot;-&quot;;VLOOKUP([.D82];[.$B$2:.$C$1080];2;0))" office:value-type="string" office:string-value="Bank Valas" calcext:value-type="string">
            <text:p>Bank Valas</text:p>
          </table:table-cell>
          <table:table-cell office:value-type="string" calcext:value-type="string">
            <text:p>1101024001</text:p>
          </table:table-cell>
          <table:table-cell table:formula="of:=IF(ISNA(VLOOKUP([.F82];[COA.$B$2:.$C$700];2;0));&quot;-&quot;;VLOOKUP([.F82];[COA.$B$2:.$C$700];2;0))" office:value-type="string" office:string-value="Mandiri 1 125-00-0018534-8" calcext:value-type="string">
            <text:p>Mandiri 1 125-00-0018534-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2</text:p>
          </table:table-cell>
          <table:table-cell office:value-type="string" calcext:value-type="string">
            <text:p>1101024004</text:p>
          </table:table-cell>
          <table:table-cell office:value-type="string" calcext:value-type="string">
            <text:p>Deutsche 0020529050</text:p>
          </table:table-cell>
          <table:table-cell office:value-type="string" calcext:value-type="string">
            <text:p>1101024000</text:p>
          </table:table-cell>
          <table:table-cell table:formula="of:=IF(ISNA(VLOOKUP([.D83];[.$B$2:.$C$1080];2;0));&quot;-&quot;;VLOOKUP([.D83];[.$B$2:.$C$1080];2;0))" office:value-type="string" office:string-value="Bank Valas" calcext:value-type="string">
            <text:p>Bank Valas</text:p>
          </table:table-cell>
          <table:table-cell office:value-type="string" calcext:value-type="string">
            <text:p>1101024004</text:p>
          </table:table-cell>
          <table:table-cell table:formula="of:=IF(ISNA(VLOOKUP([.F83];[COA.$B$2:.$C$700];2;0));&quot;-&quot;;VLOOKUP([.F83];[COA.$B$2:.$C$700];2;0))" office:value-type="string" office:string-value="Deutsche 0020529050" calcext:value-type="string">
            <text:p>Deutsche 00205290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</text:p>
          </table:table-cell>
          <table:table-cell office:value-type="string" calcext:value-type="string">
            <text:p>1102000000</text:p>
          </table:table-cell>
          <table:table-cell office:value-type="string" calcext:value-type="string">
            <text:p>Piutang Usaha</text:p>
          </table:table-cell>
          <table:table-cell office:value-type="string" calcext:value-type="string">
            <text:p>1100000000</text:p>
          </table:table-cell>
          <table:table-cell table:formula="of:=IF(ISNA(VLOOKUP([.D84];[.$B$2:.$C$1080];2;0));&quot;-&quot;;VLOOKUP([.D84];[.$B$2:.$C$1080];2;0))" office:value-type="string" office:string-value="Current Asset" calcext:value-type="string">
            <text:p>Current Asset</text:p>
          </table:table-cell>
          <table:table-cell table:style-name="ce2"/>
          <table:table-cell table:formula="of:=IF(ISNA(VLOOKUP([.F84];[COA.$B$2:.$C$700];2;0));&quot;-&quot;;VLOOKUP([.F8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</text:p>
          </table:table-cell>
          <table:table-cell office:value-type="string" calcext:value-type="string">
            <text:p>1102100000</text:p>
          </table:table-cell>
          <table:table-cell office:value-type="string" calcext:value-type="string">
            <text:p>Piutang Iklan</text:p>
          </table:table-cell>
          <table:table-cell office:value-type="string" calcext:value-type="string">
            <text:p>1102000000</text:p>
          </table:table-cell>
          <table:table-cell table:formula="of:=IF(ISNA(VLOOKUP([.D85];[.$B$2:.$C$1080];2;0));&quot;-&quot;;VLOOKUP([.D85];[.$B$2:.$C$1080];2;0))" office:value-type="string" office:string-value="Piutang Usaha" calcext:value-type="string">
            <text:p>Piutang Usaha</text:p>
          </table:table-cell>
          <table:table-cell table:style-name="ce2"/>
          <table:table-cell table:formula="of:=IF(ISNA(VLOOKUP([.F85];[COA.$B$2:.$C$700];2;0));&quot;-&quot;;VLOOKUP([.F8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1102102000</text:p>
          </table:table-cell>
          <table:table-cell office:value-type="string" calcext:value-type="string">
            <text:p>Piutang Iklan-Video Streaming</text:p>
          </table:table-cell>
          <table:table-cell office:value-type="string" calcext:value-type="string">
            <text:p>1102100000</text:p>
          </table:table-cell>
          <table:table-cell table:formula="of:=IF(ISNA(VLOOKUP([.D86];[.$B$2:.$C$1080];2;0));&quot;-&quot;;VLOOKUP([.D86];[.$B$2:.$C$1080];2;0))" office:value-type="string" office:string-value="Piutang Iklan" calcext:value-type="string">
            <text:p>Piutang Iklan</text:p>
          </table:table-cell>
          <table:table-cell office:value-type="string" calcext:value-type="string">
            <text:p>1102102000</text:p>
          </table:table-cell>
          <table:table-cell table:formula="of:=IF(ISNA(VLOOKUP([.F86];[COA.$B$2:.$C$700];2;0));&quot;-&quot;;VLOOKUP([.F86];[COA.$B$2:.$C$700];2;0))" office:value-type="string" office:string-value="Piutang Iklan-Video Streaming" calcext:value-type="string">
            <text:p>Piutang Iklan-Video Stream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1102105000</text:p>
          </table:table-cell>
          <table:table-cell office:value-type="string" calcext:value-type="string">
            <text:p>Piutang Iklan - Sponsorship</text:p>
          </table:table-cell>
          <table:table-cell office:value-type="string" calcext:value-type="string">
            <text:p>1102100000</text:p>
          </table:table-cell>
          <table:table-cell table:formula="of:=IF(ISNA(VLOOKUP([.D87];[.$B$2:.$C$1080];2;0));&quot;-&quot;;VLOOKUP([.D87];[.$B$2:.$C$1080];2;0))" office:value-type="string" office:string-value="Piutang Iklan" calcext:value-type="string">
            <text:p>Piutang Iklan</text:p>
          </table:table-cell>
          <table:table-cell office:value-type="string" calcext:value-type="string">
            <text:p>1102105000</text:p>
          </table:table-cell>
          <table:table-cell table:formula="of:=IF(ISNA(VLOOKUP([.F87];[COA.$B$2:.$C$700];2;0));&quot;-&quot;;VLOOKUP([.F87];[COA.$B$2:.$C$700];2;0))" office:value-type="string" office:string-value="Piutang Iklan - Sponsorship" calcext:value-type="string">
            <text:p>Piutang Iklan - Sponsorshi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1102101000</text:p>
          </table:table-cell>
          <table:table-cell office:value-type="string" calcext:value-type="string">
            <text:p>Piutang Iklan- Non Iklan</text:p>
          </table:table-cell>
          <table:table-cell office:value-type="string" calcext:value-type="string">
            <text:p>1102100000</text:p>
          </table:table-cell>
          <table:table-cell table:formula="of:=IF(ISNA(VLOOKUP([.D88];[.$B$2:.$C$1080];2;0));&quot;-&quot;;VLOOKUP([.D88];[.$B$2:.$C$1080];2;0))" office:value-type="string" office:string-value="Piutang Iklan" calcext:value-type="string">
            <text:p>Piutang Iklan</text:p>
          </table:table-cell>
          <table:table-cell office:value-type="string" calcext:value-type="string">
            <text:p>1102101000</text:p>
          </table:table-cell>
          <table:table-cell table:formula="of:=IF(ISNA(VLOOKUP([.F88];[COA.$B$2:.$C$700];2;0));&quot;-&quot;;VLOOKUP([.F88];[COA.$B$2:.$C$700];2;0))" office:value-type="string" office:string-value="Piutang Iklan- Non Iklan" calcext:value-type="string">
            <text:p>Piutang Iklan- Non Ik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8</text:p>
          </table:table-cell>
          <table:table-cell office:value-type="string" calcext:value-type="string">
            <text:p>1102104000</text:p>
          </table:table-cell>
          <table:table-cell office:value-type="string" calcext:value-type="string">
            <text:p>Piutang Iklan - Block Time</text:p>
          </table:table-cell>
          <table:table-cell office:value-type="string" calcext:value-type="string">
            <text:p>1102100000</text:p>
          </table:table-cell>
          <table:table-cell table:formula="of:=IF(ISNA(VLOOKUP([.D89];[.$B$2:.$C$1080];2;0));&quot;-&quot;;VLOOKUP([.D89];[.$B$2:.$C$1080];2;0))" office:value-type="string" office:string-value="Piutang Iklan" calcext:value-type="string">
            <text:p>Piutang Iklan</text:p>
          </table:table-cell>
          <table:table-cell office:value-type="string" calcext:value-type="string">
            <text:p>1102104000</text:p>
          </table:table-cell>
          <table:table-cell table:formula="of:=IF(ISNA(VLOOKUP([.F89];[COA.$B$2:.$C$700];2;0));&quot;-&quot;;VLOOKUP([.F89];[COA.$B$2:.$C$700];2;0))" office:value-type="string" office:string-value="Piutang Iklan - Block Time" calcext:value-type="string">
            <text:p>Piutang Iklan - Block Tim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1102103000</text:p>
          </table:table-cell>
          <table:table-cell office:value-type="string" calcext:value-type="string">
            <text:p>Piutang Iklan - Bagi Hasil</text:p>
          </table:table-cell>
          <table:table-cell office:value-type="string" calcext:value-type="string">
            <text:p>1102100000</text:p>
          </table:table-cell>
          <table:table-cell table:formula="of:=IF(ISNA(VLOOKUP([.D90];[.$B$2:.$C$1080];2;0));&quot;-&quot;;VLOOKUP([.D90];[.$B$2:.$C$1080];2;0))" office:value-type="string" office:string-value="Piutang Iklan" calcext:value-type="string">
            <text:p>Piutang Iklan</text:p>
          </table:table-cell>
          <table:table-cell office:value-type="string" calcext:value-type="string">
            <text:p>1102103000</text:p>
          </table:table-cell>
          <table:table-cell table:formula="of:=IF(ISNA(VLOOKUP([.F90];[COA.$B$2:.$C$700];2;0));&quot;-&quot;;VLOOKUP([.F90];[COA.$B$2:.$C$700];2;0))" office:value-type="string" office:string-value="Piutang Iklan - Bagi Hasil" calcext:value-type="string">
            <text:p>Piutang Iklan - Bagi Has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1102106000</text:p>
          </table:table-cell>
          <table:table-cell office:value-type="string" calcext:value-type="string">
            <text:p>Piutang Iklan - Barter</text:p>
          </table:table-cell>
          <table:table-cell office:value-type="string" calcext:value-type="string">
            <text:p>1102100000</text:p>
          </table:table-cell>
          <table:table-cell table:formula="of:=IF(ISNA(VLOOKUP([.D91];[.$B$2:.$C$1080];2;0));&quot;-&quot;;VLOOKUP([.D91];[.$B$2:.$C$1080];2;0))" office:value-type="string" office:string-value="Piutang Iklan" calcext:value-type="string">
            <text:p>Piutang Iklan</text:p>
          </table:table-cell>
          <table:table-cell office:value-type="string" calcext:value-type="string">
            <text:p>1102106000</text:p>
          </table:table-cell>
          <table:table-cell table:formula="of:=IF(ISNA(VLOOKUP([.F91];[COA.$B$2:.$C$700];2;0));&quot;-&quot;;VLOOKUP([.F91];[COA.$B$2:.$C$700];2;0))" office:value-type="string" office:string-value="Piutang Iklan - Barter" calcext:value-type="string">
            <text:p>Piutang Iklan - Bar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</text:p>
          </table:table-cell>
          <table:table-cell office:value-type="string" calcext:value-type="string">
            <text:p>1102200000</text:p>
          </table:table-cell>
          <table:table-cell office:value-type="string" calcext:value-type="string">
            <text:p>Piutang Un Billed / Accrued</text:p>
          </table:table-cell>
          <table:table-cell office:value-type="string" calcext:value-type="string">
            <text:p>1102000000</text:p>
          </table:table-cell>
          <table:table-cell table:formula="of:=IF(ISNA(VLOOKUP([.D92];[.$B$2:.$C$1080];2;0));&quot;-&quot;;VLOOKUP([.D92];[.$B$2:.$C$1080];2;0))" office:value-type="string" office:string-value="Piutang Usaha" calcext:value-type="string">
            <text:p>Piutang Usaha</text:p>
          </table:table-cell>
          <table:table-cell table:style-name="ce2"/>
          <table:table-cell table:formula="of:=IF(ISNA(VLOOKUP([.F92];[COA.$B$2:.$C$700];2;0));&quot;-&quot;;VLOOKUP([.F92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</text:p>
          </table:table-cell>
          <table:table-cell office:value-type="string" calcext:value-type="string">
            <text:p>1102202000</text:p>
          </table:table-cell>
          <table:table-cell office:value-type="string" calcext:value-type="string">
            <text:p>Piutang Un Billed - Sponsorship</text:p>
          </table:table-cell>
          <table:table-cell office:value-type="string" calcext:value-type="string">
            <text:p>1102200000</text:p>
          </table:table-cell>
          <table:table-cell table:formula="of:=IF(ISNA(VLOOKUP([.D93];[.$B$2:.$C$1080];2;0));&quot;-&quot;;VLOOKUP([.D93];[.$B$2:.$C$1080];2;0))" office:value-type="string" office:string-value="Piutang Un Billed / Accrued" calcext:value-type="string">
            <text:p>Piutang Un Billed / Accrued</text:p>
          </table:table-cell>
          <table:table-cell office:value-type="string" calcext:value-type="string">
            <text:p>1102202000</text:p>
          </table:table-cell>
          <table:table-cell table:formula="of:=IF(ISNA(VLOOKUP([.F93];[COA.$B$2:.$C$700];2;0));&quot;-&quot;;VLOOKUP([.F93];[COA.$B$2:.$C$700];2;0))" office:value-type="string" office:string-value="Piutang Un Billed - Sponsorship" calcext:value-type="string">
            <text:p>Piutang Un Billed - Sponsorshi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</text:p>
          </table:table-cell>
          <table:table-cell office:value-type="string" calcext:value-type="string">
            <text:p>1102201000</text:p>
          </table:table-cell>
          <table:table-cell office:value-type="string" calcext:value-type="string">
            <text:p>Piutang Un Billed -Block Time</text:p>
          </table:table-cell>
          <table:table-cell office:value-type="string" calcext:value-type="string">
            <text:p>1102200000</text:p>
          </table:table-cell>
          <table:table-cell table:formula="of:=IF(ISNA(VLOOKUP([.D94];[.$B$2:.$C$1080];2;0));&quot;-&quot;;VLOOKUP([.D94];[.$B$2:.$C$1080];2;0))" office:value-type="string" office:string-value="Piutang Un Billed / Accrued" calcext:value-type="string">
            <text:p>Piutang Un Billed / Accrued</text:p>
          </table:table-cell>
          <table:table-cell office:value-type="string" calcext:value-type="string">
            <text:p>1102201000</text:p>
          </table:table-cell>
          <table:table-cell table:formula="of:=IF(ISNA(VLOOKUP([.F94];[COA.$B$2:.$C$700];2;0));&quot;-&quot;;VLOOKUP([.F94];[COA.$B$2:.$C$700];2;0))" office:value-type="string" office:string-value="Piutang Un Billed -Block Time" calcext:value-type="string">
            <text:p>Piutang Un Billed -Block Tim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</text:p>
          </table:table-cell>
          <table:table-cell office:value-type="string" calcext:value-type="string">
            <text:p>1102204000</text:p>
          </table:table-cell>
          <table:table-cell office:value-type="string" calcext:value-type="string">
            <text:p>Piutang Un Billed - Barter</text:p>
          </table:table-cell>
          <table:table-cell office:value-type="string" calcext:value-type="string">
            <text:p>1102200000</text:p>
          </table:table-cell>
          <table:table-cell table:formula="of:=IF(ISNA(VLOOKUP([.D95];[.$B$2:.$C$1080];2;0));&quot;-&quot;;VLOOKUP([.D95];[.$B$2:.$C$1080];2;0))" office:value-type="string" office:string-value="Piutang Un Billed / Accrued" calcext:value-type="string">
            <text:p>Piutang Un Billed / Accrued</text:p>
          </table:table-cell>
          <table:table-cell office:value-type="string" calcext:value-type="string">
            <text:p>1102204000</text:p>
          </table:table-cell>
          <table:table-cell table:formula="of:=IF(ISNA(VLOOKUP([.F95];[COA.$B$2:.$C$700];2;0));&quot;-&quot;;VLOOKUP([.F95];[COA.$B$2:.$C$700];2;0))" office:value-type="string" office:string-value="Piutang Un Billed - Barter" calcext:value-type="string">
            <text:p>Piutang Un Billed - Bar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5</text:p>
          </table:table-cell>
          <table:table-cell office:value-type="string" calcext:value-type="string">
            <text:p>1102203000</text:p>
          </table:table-cell>
          <table:table-cell office:value-type="string" calcext:value-type="string">
            <text:p>Piutang Un Billed - Bagi Hasil</text:p>
          </table:table-cell>
          <table:table-cell office:value-type="string" calcext:value-type="string">
            <text:p>1102200000</text:p>
          </table:table-cell>
          <table:table-cell table:formula="of:=IF(ISNA(VLOOKUP([.D96];[.$B$2:.$C$1080];2;0));&quot;-&quot;;VLOOKUP([.D96];[.$B$2:.$C$1080];2;0))" office:value-type="string" office:string-value="Piutang Un Billed / Accrued" calcext:value-type="string">
            <text:p>Piutang Un Billed / Accrued</text:p>
          </table:table-cell>
          <table:table-cell office:value-type="string" calcext:value-type="string">
            <text:p>1102203000</text:p>
          </table:table-cell>
          <table:table-cell table:formula="of:=IF(ISNA(VLOOKUP([.F96];[COA.$B$2:.$C$700];2;0));&quot;-&quot;;VLOOKUP([.F96];[COA.$B$2:.$C$700];2;0))" office:value-type="string" office:string-value="Piutang Un Billed - Bagi Hasil" calcext:value-type="string">
            <text:p>Piutang Un Billed - Bagi Has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</text:p>
          </table:table-cell>
          <table:table-cell office:value-type="string" calcext:value-type="string">
            <text:p>1102300000</text:p>
          </table:table-cell>
          <table:table-cell office:value-type="string" calcext:value-type="string">
            <text:p>Piutang Usaha Lainnya</text:p>
          </table:table-cell>
          <table:table-cell office:value-type="string" calcext:value-type="string">
            <text:p>1102000000</text:p>
          </table:table-cell>
          <table:table-cell table:formula="of:=IF(ISNA(VLOOKUP([.D97];[.$B$2:.$C$1080];2;0));&quot;-&quot;;VLOOKUP([.D97];[.$B$2:.$C$1080];2;0))" office:value-type="string" office:string-value="Piutang Usaha" calcext:value-type="string">
            <text:p>Piutang Usaha</text:p>
          </table:table-cell>
          <table:table-cell table:style-name="ce2"/>
          <table:table-cell table:formula="of:=IF(ISNA(VLOOKUP([.F97];[COA.$B$2:.$C$700];2;0));&quot;-&quot;;VLOOKUP([.F97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7</text:p>
          </table:table-cell>
          <table:table-cell office:value-type="string" calcext:value-type="string">
            <text:p>1102301000</text:p>
          </table:table-cell>
          <table:table-cell office:value-type="string" calcext:value-type="string">
            <text:p>Piutang Unbilled Lainnya</text:p>
          </table:table-cell>
          <table:table-cell office:value-type="string" calcext:value-type="string">
            <text:p>1102300000</text:p>
          </table:table-cell>
          <table:table-cell table:formula="of:=IF(ISNA(VLOOKUP([.D98];[.$B$2:.$C$1080];2;0));&quot;-&quot;;VLOOKUP([.D98];[.$B$2:.$C$1080];2;0))" office:value-type="string" office:string-value="Piutang Usaha Lainnya" calcext:value-type="string">
            <text:p>Piutang Usaha Lainnya</text:p>
          </table:table-cell>
          <table:table-cell office:value-type="string" calcext:value-type="string">
            <text:p>1102301000</text:p>
          </table:table-cell>
          <table:table-cell table:formula="of:=IF(ISNA(VLOOKUP([.F98];[COA.$B$2:.$C$700];2;0));&quot;-&quot;;VLOOKUP([.F98];[COA.$B$2:.$C$700];2;0))" office:value-type="string" office:string-value="Piutang Unbilled Lainnya" calcext:value-type="string">
            <text:p>Piutang Unbilled Lainny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</text:p>
          </table:table-cell>
          <table:table-cell office:value-type="string" calcext:value-type="string">
            <text:p>1102400000</text:p>
          </table:table-cell>
          <table:table-cell office:value-type="string" calcext:value-type="string">
            <text:p>Piutang Affiliasi</text:p>
          </table:table-cell>
          <table:table-cell office:value-type="string" calcext:value-type="string">
            <text:p>1102000000</text:p>
          </table:table-cell>
          <table:table-cell table:formula="of:=IF(ISNA(VLOOKUP([.D99];[.$B$2:.$C$1080];2;0));&quot;-&quot;;VLOOKUP([.D99];[.$B$2:.$C$1080];2;0))" office:value-type="string" office:string-value="Piutang Usaha" calcext:value-type="string">
            <text:p>Piutang Usaha</text:p>
          </table:table-cell>
          <table:table-cell table:style-name="ce2"/>
          <table:table-cell table:formula="of:=IF(ISNA(VLOOKUP([.F99];[COA.$B$2:.$C$700];2;0));&quot;-&quot;;VLOOKUP([.F99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</text:p>
          </table:table-cell>
          <table:table-cell office:value-type="string" calcext:value-type="string">
            <text:p>1102403000</text:p>
          </table:table-cell>
          <table:table-cell office:value-type="string" calcext:value-type="string">
            <text:p>Piutang Affiliasi - Euro</text:p>
          </table:table-cell>
          <table:table-cell office:value-type="string" calcext:value-type="string">
            <text:p>1102400000</text:p>
          </table:table-cell>
          <table:table-cell table:formula="of:=IF(ISNA(VLOOKUP([.D100];[.$B$2:.$C$1080];2;0));&quot;-&quot;;VLOOKUP([.D100];[.$B$2:.$C$1080];2;0))" office:value-type="string" office:string-value="Piutang Affiliasi" calcext:value-type="string">
            <text:p>Piutang Affiliasi</text:p>
          </table:table-cell>
          <table:table-cell office:value-type="string" calcext:value-type="string">
            <text:p>1102403000</text:p>
          </table:table-cell>
          <table:table-cell table:formula="of:=IF(ISNA(VLOOKUP([.F100];[COA.$B$2:.$C$700];2;0));&quot;-&quot;;VLOOKUP([.F100];[COA.$B$2:.$C$700];2;0))" office:value-type="string" office:string-value="Piutang Affiliasi - Euro" calcext:value-type="string">
            <text:p>Piutang Affiliasi - Eur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1102402000</text:p>
          </table:table-cell>
          <table:table-cell office:value-type="string" calcext:value-type="string">
            <text:p>Piutang Affiliasi - Usd</text:p>
          </table:table-cell>
          <table:table-cell office:value-type="string" calcext:value-type="string">
            <text:p>1102400000</text:p>
          </table:table-cell>
          <table:table-cell table:formula="of:=IF(ISNA(VLOOKUP([.D101];[.$B$2:.$C$1080];2;0));&quot;-&quot;;VLOOKUP([.D101];[.$B$2:.$C$1080];2;0))" office:value-type="string" office:string-value="Piutang Affiliasi" calcext:value-type="string">
            <text:p>Piutang Affiliasi</text:p>
          </table:table-cell>
          <table:table-cell office:value-type="string" calcext:value-type="string">
            <text:p>1102402000</text:p>
          </table:table-cell>
          <table:table-cell table:formula="of:=IF(ISNA(VLOOKUP([.F101];[COA.$B$2:.$C$700];2;0));&quot;-&quot;;VLOOKUP([.F101];[COA.$B$2:.$C$700];2;0))" office:value-type="string" office:string-value="Piutang Affiliasi - Usd" calcext:value-type="string">
            <text:p>Piutang Affiliasi - U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1</text:p>
          </table:table-cell>
          <table:table-cell office:value-type="string" calcext:value-type="string">
            <text:p>1102401000</text:p>
          </table:table-cell>
          <table:table-cell office:value-type="string" calcext:value-type="string">
            <text:p>Piutang Affiliasi - Rp</text:p>
          </table:table-cell>
          <table:table-cell office:value-type="string" calcext:value-type="string">
            <text:p>1102400000</text:p>
          </table:table-cell>
          <table:table-cell table:formula="of:=IF(ISNA(VLOOKUP([.D102];[.$B$2:.$C$1080];2;0));&quot;-&quot;;VLOOKUP([.D102];[.$B$2:.$C$1080];2;0))" office:value-type="string" office:string-value="Piutang Affiliasi" calcext:value-type="string">
            <text:p>Piutang Affiliasi</text:p>
          </table:table-cell>
          <table:table-cell office:value-type="string" calcext:value-type="string">
            <text:p>1102401000</text:p>
          </table:table-cell>
          <table:table-cell table:formula="of:=IF(ISNA(VLOOKUP([.F102];[COA.$B$2:.$C$700];2;0));&quot;-&quot;;VLOOKUP([.F102];[COA.$B$2:.$C$700];2;0))" office:value-type="string" office:string-value="Piutang Affiliasi - Rp" calcext:value-type="string">
            <text:p>Piutang Affiliasi - R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2</text:p>
          </table:table-cell>
          <table:table-cell office:value-type="string" calcext:value-type="string">
            <text:p>1102500000</text:p>
          </table:table-cell>
          <table:table-cell office:value-type="string" calcext:value-type="string">
            <text:p>Piutang Lain-lain</text:p>
          </table:table-cell>
          <table:table-cell office:value-type="string" calcext:value-type="string">
            <text:p>1102000000</text:p>
          </table:table-cell>
          <table:table-cell table:formula="of:=IF(ISNA(VLOOKUP([.D103];[.$B$2:.$C$1080];2;0));&quot;-&quot;;VLOOKUP([.D103];[.$B$2:.$C$1080];2;0))" office:value-type="string" office:string-value="Piutang Usaha" calcext:value-type="string">
            <text:p>Piutang Usaha</text:p>
          </table:table-cell>
          <table:table-cell table:style-name="ce2"/>
          <table:table-cell table:formula="of:=IF(ISNA(VLOOKUP([.F103];[COA.$B$2:.$C$700];2;0));&quot;-&quot;;VLOOKUP([.F103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3</text:p>
          </table:table-cell>
          <table:table-cell office:value-type="string" calcext:value-type="string">
            <text:p>1102504000</text:p>
          </table:table-cell>
          <table:table-cell office:value-type="string" calcext:value-type="string">
            <text:p>Piutang Lainnya-Kelebihan Pembayaran</text:p>
          </table:table-cell>
          <table:table-cell office:value-type="string" calcext:value-type="string">
            <text:p>1102500000</text:p>
          </table:table-cell>
          <table:table-cell table:formula="of:=IF(ISNA(VLOOKUP([.D104];[.$B$2:.$C$1080];2;0));&quot;-&quot;;VLOOKUP([.D104];[.$B$2:.$C$1080];2;0))" office:value-type="string" office:string-value="Piutang Lain-lain" calcext:value-type="string">
            <text:p>Piutang Lain-lain</text:p>
          </table:table-cell>
          <table:table-cell office:value-type="string" calcext:value-type="string">
            <text:p>1102504000</text:p>
          </table:table-cell>
          <table:table-cell table:formula="of:=IF(ISNA(VLOOKUP([.F104];[COA.$B$2:.$C$700];2;0));&quot;-&quot;;VLOOKUP([.F104];[COA.$B$2:.$C$700];2;0))" office:value-type="string" office:string-value="Piutang Lainnya-Kelebihan Pembayaran" calcext:value-type="string">
            <text:p>Piutang Lainnya-Kelebihan Pembayar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4</text:p>
          </table:table-cell>
          <table:table-cell office:value-type="string" calcext:value-type="string">
            <text:p>1102503000</text:p>
          </table:table-cell>
          <table:table-cell office:value-type="string" calcext:value-type="string">
            <text:p>Penyertaan Kepemilikan</text:p>
          </table:table-cell>
          <table:table-cell office:value-type="string" calcext:value-type="string">
            <text:p>1102500000</text:p>
          </table:table-cell>
          <table:table-cell table:formula="of:=IF(ISNA(VLOOKUP([.D105];[.$B$2:.$C$1080];2;0));&quot;-&quot;;VLOOKUP([.D105];[.$B$2:.$C$1080];2;0))" office:value-type="string" office:string-value="Piutang Lain-lain" calcext:value-type="string">
            <text:p>Piutang Lain-lain</text:p>
          </table:table-cell>
          <table:table-cell office:value-type="string" calcext:value-type="string">
            <text:p>1102503000</text:p>
          </table:table-cell>
          <table:table-cell table:formula="of:=IF(ISNA(VLOOKUP([.F105];[COA.$B$2:.$C$700];2;0));&quot;-&quot;;VLOOKUP([.F105];[COA.$B$2:.$C$700];2;0))" office:value-type="string" office:string-value="Penyertaan Kepemilikan" calcext:value-type="string">
            <text:p>Penyertaan Kepemilik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5</text:p>
          </table:table-cell>
          <table:table-cell office:value-type="string" calcext:value-type="string">
            <text:p>1102502000</text:p>
          </table:table-cell>
          <table:table-cell office:value-type="string" calcext:value-type="string">
            <text:p>Piutang Karyawan</text:p>
          </table:table-cell>
          <table:table-cell office:value-type="string" calcext:value-type="string">
            <text:p>1102500000</text:p>
          </table:table-cell>
          <table:table-cell table:formula="of:=IF(ISNA(VLOOKUP([.D106];[.$B$2:.$C$1080];2;0));&quot;-&quot;;VLOOKUP([.D106];[.$B$2:.$C$1080];2;0))" office:value-type="string" office:string-value="Piutang Lain-lain" calcext:value-type="string">
            <text:p>Piutang Lain-lain</text:p>
          </table:table-cell>
          <table:table-cell office:value-type="string" calcext:value-type="string">
            <text:p>1102502000</text:p>
          </table:table-cell>
          <table:table-cell table:formula="of:=IF(ISNA(VLOOKUP([.F106];[COA.$B$2:.$C$700];2;0));&quot;-&quot;;VLOOKUP([.F106];[COA.$B$2:.$C$700];2;0))" office:value-type="string" office:string-value="Piutang Karyawan" calcext:value-type="string">
            <text:p>Piutang Karyaw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6</text:p>
          </table:table-cell>
          <table:table-cell office:value-type="string" calcext:value-type="string">
            <text:p>1102501000</text:p>
          </table:table-cell>
          <table:table-cell office:value-type="string" calcext:value-type="string">
            <text:p>Piutang Lainnya</text:p>
          </table:table-cell>
          <table:table-cell office:value-type="string" calcext:value-type="string">
            <text:p>1102500000</text:p>
          </table:table-cell>
          <table:table-cell table:formula="of:=IF(ISNA(VLOOKUP([.D107];[.$B$2:.$C$1080];2;0));&quot;-&quot;;VLOOKUP([.D107];[.$B$2:.$C$1080];2;0))" office:value-type="string" office:string-value="Piutang Lain-lain" calcext:value-type="string">
            <text:p>Piutang Lain-lain</text:p>
          </table:table-cell>
          <table:table-cell office:value-type="string" calcext:value-type="string">
            <text:p>1102501000</text:p>
          </table:table-cell>
          <table:table-cell table:formula="of:=IF(ISNA(VLOOKUP([.F107];[COA.$B$2:.$C$700];2;0));&quot;-&quot;;VLOOKUP([.F107];[COA.$B$2:.$C$700];2;0))" office:value-type="string" office:string-value="Piutang Lainnya" calcext:value-type="string">
            <text:p>Piutang Lainny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1102600000</text:p>
          </table:table-cell>
          <table:table-cell office:value-type="string" calcext:value-type="string">
            <text:p>Penyisihan Piutang</text:p>
          </table:table-cell>
          <table:table-cell office:value-type="string" calcext:value-type="string">
            <text:p>1102000000</text:p>
          </table:table-cell>
          <table:table-cell table:formula="of:=IF(ISNA(VLOOKUP([.D108];[.$B$2:.$C$1080];2;0));&quot;-&quot;;VLOOKUP([.D108];[.$B$2:.$C$1080];2;0))" office:value-type="string" office:string-value="Piutang Usaha" calcext:value-type="string">
            <text:p>Piutang Usaha</text:p>
          </table:table-cell>
          <table:table-cell table:style-name="ce2"/>
          <table:table-cell table:formula="of:=IF(ISNA(VLOOKUP([.F108];[COA.$B$2:.$C$700];2;0));&quot;-&quot;;VLOOKUP([.F10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8</text:p>
          </table:table-cell>
          <table:table-cell office:value-type="string" calcext:value-type="string">
            <text:p>1102600300</text:p>
          </table:table-cell>
          <table:table-cell office:value-type="string" calcext:value-type="string">
            <text:p>Penyisihan Piutang-Barter</text:p>
          </table:table-cell>
          <table:table-cell office:value-type="string" calcext:value-type="string">
            <text:p>1102600000</text:p>
          </table:table-cell>
          <table:table-cell table:formula="of:=IF(ISNA(VLOOKUP([.D109];[.$B$2:.$C$1080];2;0));&quot;-&quot;;VLOOKUP([.D109];[.$B$2:.$C$1080];2;0))" office:value-type="string" office:string-value="Penyisihan Piutang" calcext:value-type="string">
            <text:p>Penyisihan Piutang</text:p>
          </table:table-cell>
          <table:table-cell office:value-type="string" calcext:value-type="string">
            <text:p>1102600300</text:p>
          </table:table-cell>
          <table:table-cell table:formula="of:=IF(ISNA(VLOOKUP([.F109];[COA.$B$2:.$C$700];2;0));&quot;-&quot;;VLOOKUP([.F109];[COA.$B$2:.$C$700];2;0))" office:value-type="string" office:string-value="Penyisihan Piutang-Barter" calcext:value-type="string">
            <text:p>Penyisihan Piutang-Bar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9</text:p>
          </table:table-cell>
          <table:table-cell office:value-type="string" calcext:value-type="string">
            <text:p>1102600600</text:p>
          </table:table-cell>
          <table:table-cell office:value-type="string" calcext:value-type="string">
            <text:p>Penyisihan Piutang Non Iklan</text:p>
          </table:table-cell>
          <table:table-cell office:value-type="string" calcext:value-type="string">
            <text:p>1102600000</text:p>
          </table:table-cell>
          <table:table-cell table:formula="of:=IF(ISNA(VLOOKUP([.D110];[.$B$2:.$C$1080];2;0));&quot;-&quot;;VLOOKUP([.D110];[.$B$2:.$C$1080];2;0))" office:value-type="string" office:string-value="Penyisihan Piutang" calcext:value-type="string">
            <text:p>Penyisihan Piutang</text:p>
          </table:table-cell>
          <table:table-cell office:value-type="string" calcext:value-type="string">
            <text:p>1102600600</text:p>
          </table:table-cell>
          <table:table-cell table:formula="of:=IF(ISNA(VLOOKUP([.F110];[COA.$B$2:.$C$700];2;0));&quot;-&quot;;VLOOKUP([.F110];[COA.$B$2:.$C$700];2;0))" office:value-type="string" office:string-value="Penyisihan Piutang Non Iklan" calcext:value-type="string">
            <text:p>Penyisihan Piutang Non Ik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0</text:p>
          </table:table-cell>
          <table:table-cell office:value-type="string" calcext:value-type="string">
            <text:p>1102600200</text:p>
          </table:table-cell>
          <table:table-cell office:value-type="string" calcext:value-type="string">
            <text:p>Penyisihan Piutang Sponshorship</text:p>
          </table:table-cell>
          <table:table-cell office:value-type="string" calcext:value-type="string">
            <text:p>1102600000</text:p>
          </table:table-cell>
          <table:table-cell table:formula="of:=IF(ISNA(VLOOKUP([.D111];[.$B$2:.$C$1080];2;0));&quot;-&quot;;VLOOKUP([.D111];[.$B$2:.$C$1080];2;0))" office:value-type="string" office:string-value="Penyisihan Piutang" calcext:value-type="string">
            <text:p>Penyisihan Piutang</text:p>
          </table:table-cell>
          <table:table-cell office:value-type="string" calcext:value-type="string">
            <text:p>1102600200</text:p>
          </table:table-cell>
          <table:table-cell table:formula="of:=IF(ISNA(VLOOKUP([.F111];[COA.$B$2:.$C$700];2;0));&quot;-&quot;;VLOOKUP([.F111];[COA.$B$2:.$C$700];2;0))" office:value-type="string" office:string-value="Penyisihan Piutang Sponshorship" calcext:value-type="string">
            <text:p>Penyisihan Piutang Sponshorshi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1</text:p>
          </table:table-cell>
          <table:table-cell office:value-type="string" calcext:value-type="string">
            <text:p>1102600500</text:p>
          </table:table-cell>
          <table:table-cell office:value-type="string" calcext:value-type="string">
            <text:p>Penyisihan Piutang Bagi Hasil</text:p>
          </table:table-cell>
          <table:table-cell office:value-type="string" calcext:value-type="string">
            <text:p>1102600000</text:p>
          </table:table-cell>
          <table:table-cell table:formula="of:=IF(ISNA(VLOOKUP([.D112];[.$B$2:.$C$1080];2;0));&quot;-&quot;;VLOOKUP([.D112];[.$B$2:.$C$1080];2;0))" office:value-type="string" office:string-value="Penyisihan Piutang" calcext:value-type="string">
            <text:p>Penyisihan Piutang</text:p>
          </table:table-cell>
          <table:table-cell office:value-type="string" calcext:value-type="string">
            <text:p>1102600500</text:p>
          </table:table-cell>
          <table:table-cell table:formula="of:=IF(ISNA(VLOOKUP([.F112];[COA.$B$2:.$C$700];2;0));&quot;-&quot;;VLOOKUP([.F112];[COA.$B$2:.$C$700];2;0))" office:value-type="string" office:string-value="Penyisihan Piutang Bagi Hasil" calcext:value-type="string">
            <text:p>Penyisihan Piutang Bagi Has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2</text:p>
          </table:table-cell>
          <table:table-cell office:value-type="string" calcext:value-type="string">
            <text:p>1102600100</text:p>
          </table:table-cell>
          <table:table-cell office:value-type="string" calcext:value-type="string">
            <text:p>Penyisihan Piutang Iklan</text:p>
          </table:table-cell>
          <table:table-cell office:value-type="string" calcext:value-type="string">
            <text:p>1102600000</text:p>
          </table:table-cell>
          <table:table-cell table:formula="of:=IF(ISNA(VLOOKUP([.D113];[.$B$2:.$C$1080];2;0));&quot;-&quot;;VLOOKUP([.D113];[.$B$2:.$C$1080];2;0))" office:value-type="string" office:string-value="Penyisihan Piutang" calcext:value-type="string">
            <text:p>Penyisihan Piutang</text:p>
          </table:table-cell>
          <table:table-cell office:value-type="string" calcext:value-type="string">
            <text:p>1102600100</text:p>
          </table:table-cell>
          <table:table-cell table:formula="of:=IF(ISNA(VLOOKUP([.F113];[COA.$B$2:.$C$700];2;0));&quot;-&quot;;VLOOKUP([.F113];[COA.$B$2:.$C$700];2;0))" office:value-type="string" office:string-value="Penyisihan Piutang Iklan" calcext:value-type="string">
            <text:p>Penyisihan Piutang Ik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3</text:p>
          </table:table-cell>
          <table:table-cell office:value-type="string" calcext:value-type="string">
            <text:p>1102600400</text:p>
          </table:table-cell>
          <table:table-cell office:value-type="string" calcext:value-type="string">
            <text:p>Penyisihan Piutang Block Time</text:p>
          </table:table-cell>
          <table:table-cell office:value-type="string" calcext:value-type="string">
            <text:p>1102600000</text:p>
          </table:table-cell>
          <table:table-cell table:formula="of:=IF(ISNA(VLOOKUP([.D114];[.$B$2:.$C$1080];2;0));&quot;-&quot;;VLOOKUP([.D114];[.$B$2:.$C$1080];2;0))" office:value-type="string" office:string-value="Penyisihan Piutang" calcext:value-type="string">
            <text:p>Penyisihan Piutang</text:p>
          </table:table-cell>
          <table:table-cell office:value-type="string" calcext:value-type="string">
            <text:p>1102600400</text:p>
          </table:table-cell>
          <table:table-cell table:formula="of:=IF(ISNA(VLOOKUP([.F114];[COA.$B$2:.$C$700];2;0));&quot;-&quot;;VLOOKUP([.F114];[COA.$B$2:.$C$700];2;0))" office:value-type="string" office:string-value="Penyisihan Piutang Block Time" calcext:value-type="string">
            <text:p>Penyisihan Piutang Block Tim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4</text:p>
          </table:table-cell>
          <table:table-cell office:value-type="string" calcext:value-type="string">
            <text:p>1102600700</text:p>
          </table:table-cell>
          <table:table-cell office:value-type="string" calcext:value-type="string">
            <text:p>Penyisihan Piutang Lainnya</text:p>
          </table:table-cell>
          <table:table-cell office:value-type="string" calcext:value-type="string">
            <text:p>1102600000</text:p>
          </table:table-cell>
          <table:table-cell table:formula="of:=IF(ISNA(VLOOKUP([.D115];[.$B$2:.$C$1080];2;0));&quot;-&quot;;VLOOKUP([.D115];[.$B$2:.$C$1080];2;0))" office:value-type="string" office:string-value="Penyisihan Piutang" calcext:value-type="string">
            <text:p>Penyisihan Piutang</text:p>
          </table:table-cell>
          <table:table-cell office:value-type="string" calcext:value-type="string">
            <text:p>1102600700</text:p>
          </table:table-cell>
          <table:table-cell table:formula="of:=IF(ISNA(VLOOKUP([.F115];[COA.$B$2:.$C$700];2;0));&quot;-&quot;;VLOOKUP([.F115];[COA.$B$2:.$C$700];2;0))" office:value-type="string" office:string-value="Penyisihan Piutang Lainnya" calcext:value-type="string">
            <text:p>Penyisihan Piutang Lainny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5</text:p>
          </table:table-cell>
          <table:table-cell office:value-type="string" calcext:value-type="string">
            <text:p>1103000000</text:p>
          </table:table-cell>
          <table:table-cell office:value-type="string" calcext:value-type="string">
            <text:p>Persediaan</text:p>
          </table:table-cell>
          <table:table-cell office:value-type="string" calcext:value-type="string">
            <text:p>1100000000</text:p>
          </table:table-cell>
          <table:table-cell table:formula="of:=IF(ISNA(VLOOKUP([.D116];[.$B$2:.$C$1080];2;0));&quot;-&quot;;VLOOKUP([.D116];[.$B$2:.$C$1080];2;0))" office:value-type="string" office:string-value="Current Asset" calcext:value-type="string">
            <text:p>Current Asset</text:p>
          </table:table-cell>
          <table:table-cell table:style-name="ce2"/>
          <table:table-cell table:formula="of:=IF(ISNA(VLOOKUP([.F116];[COA.$B$2:.$C$700];2;0));&quot;-&quot;;VLOOKUP([.F11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6</text:p>
          </table:table-cell>
          <table:table-cell office:value-type="string" calcext:value-type="string">
            <text:p>1103300100</text:p>
          </table:table-cell>
          <table:table-cell office:value-type="string" calcext:value-type="string">
            <text:p>Persediaan Program Inhouse -Join</text:p>
          </table:table-cell>
          <table:table-cell office:value-type="string" calcext:value-type="string">
            <text:p>1103000000</text:p>
          </table:table-cell>
          <table:table-cell table:formula="of:=IF(ISNA(VLOOKUP([.D117];[.$B$2:.$C$1080];2;0));&quot;-&quot;;VLOOKUP([.D117];[.$B$2:.$C$1080];2;0))" office:value-type="string" office:string-value="Persediaan" calcext:value-type="string">
            <text:p>Persediaan</text:p>
          </table:table-cell>
          <table:table-cell office:value-type="string" calcext:value-type="string">
            <text:p>1103300100</text:p>
          </table:table-cell>
          <table:table-cell table:formula="of:=IF(ISNA(VLOOKUP([.F117];[COA.$B$2:.$C$700];2;0));&quot;-&quot;;VLOOKUP([.F117];[COA.$B$2:.$C$700];2;0))" office:value-type="string" office:string-value="Persediaan Program Inhouse -Join" calcext:value-type="string">
            <text:p>Persediaan Program Inhouse -Jo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7</text:p>
          </table:table-cell>
          <table:table-cell office:value-type="string" calcext:value-type="string">
            <text:p>1103300400</text:p>
          </table:table-cell>
          <table:table-cell office:value-type="string" calcext:value-type="string">
            <text:p>Persediaan Program Inhouse-Sport</text:p>
          </table:table-cell>
          <table:table-cell office:value-type="string" calcext:value-type="string">
            <text:p>1103000000</text:p>
          </table:table-cell>
          <table:table-cell table:formula="of:=IF(ISNA(VLOOKUP([.D118];[.$B$2:.$C$1080];2;0));&quot;-&quot;;VLOOKUP([.D118];[.$B$2:.$C$1080];2;0))" office:value-type="string" office:string-value="Persediaan" calcext:value-type="string">
            <text:p>Persediaan</text:p>
          </table:table-cell>
          <table:table-cell office:value-type="string" calcext:value-type="string">
            <text:p>1103300400</text:p>
          </table:table-cell>
          <table:table-cell table:formula="of:=IF(ISNA(VLOOKUP([.F118];[COA.$B$2:.$C$700];2;0));&quot;-&quot;;VLOOKUP([.F118];[COA.$B$2:.$C$700];2;0))" office:value-type="string" office:string-value="Persediaan Program Inhouse-Sport" calcext:value-type="string">
            <text:p>Persediaan Program Inhouse-Spor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8</text:p>
          </table:table-cell>
          <table:table-cell office:value-type="string" calcext:value-type="string">
            <text:p>1103300000</text:p>
          </table:table-cell>
          <table:table-cell office:value-type="string" calcext:value-type="string">
            <text:p>Persd. Prog Inhouse</text:p>
          </table:table-cell>
          <table:table-cell office:value-type="string" calcext:value-type="string">
            <text:p>1103000000</text:p>
          </table:table-cell>
          <table:table-cell table:formula="of:=IF(ISNA(VLOOKUP([.D119];[.$B$2:.$C$1080];2;0));&quot;-&quot;;VLOOKUP([.D119];[.$B$2:.$C$1080];2;0))" office:value-type="string" office:string-value="Persediaan" calcext:value-type="string">
            <text:p>Persediaan</text:p>
          </table:table-cell>
          <table:table-cell office:value-type="string" calcext:value-type="string">
            <text:p>1103300000</text:p>
          </table:table-cell>
          <table:table-cell table:formula="of:=IF(ISNA(VLOOKUP([.F119];[COA.$B$2:.$C$700];2;0));&quot;-&quot;;VLOOKUP([.F119];[COA.$B$2:.$C$700];2;0))" office:value-type="string" office:string-value="Persd. Prog Inhouse" calcext:value-type="string">
            <text:p>Persd. Prog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9</text:p>
          </table:table-cell>
          <table:table-cell office:value-type="string" calcext:value-type="string">
            <text:p>1103300300</text:p>
          </table:table-cell>
          <table:table-cell office:value-type="string" calcext:value-type="string">
            <text:p>Persediaan Program Inhouse-Current Affairs</text:p>
          </table:table-cell>
          <table:table-cell office:value-type="string" calcext:value-type="string">
            <text:p>1103000000</text:p>
          </table:table-cell>
          <table:table-cell table:formula="of:=IF(ISNA(VLOOKUP([.D120];[.$B$2:.$C$1080];2;0));&quot;-&quot;;VLOOKUP([.D120];[.$B$2:.$C$1080];2;0))" office:value-type="string" office:string-value="Persediaan" calcext:value-type="string">
            <text:p>Persediaan</text:p>
          </table:table-cell>
          <table:table-cell office:value-type="string" calcext:value-type="string">
            <text:p>1103300300</text:p>
          </table:table-cell>
          <table:table-cell table:formula="of:=IF(ISNA(VLOOKUP([.F120];[COA.$B$2:.$C$700];2;0));&quot;-&quot;;VLOOKUP([.F120];[COA.$B$2:.$C$700];2;0))" office:value-type="string" office:string-value="Persediaan Program Inhouse-Current Affairs" calcext:value-type="string">
            <text:p>Persediaan Program Inhouse-Current Affai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0</text:p>
          </table:table-cell>
          <table:table-cell office:value-type="string" calcext:value-type="string">
            <text:p>1103300600</text:p>
          </table:table-cell>
          <table:table-cell office:value-type="string" calcext:value-type="string">
            <text:p>Persediaan Program Inhouse-Lainnya</text:p>
          </table:table-cell>
          <table:table-cell office:value-type="string" calcext:value-type="string">
            <text:p>1103000000</text:p>
          </table:table-cell>
          <table:table-cell table:formula="of:=IF(ISNA(VLOOKUP([.D121];[.$B$2:.$C$1080];2;0));&quot;-&quot;;VLOOKUP([.D121];[.$B$2:.$C$1080];2;0))" office:value-type="string" office:string-value="Persediaan" calcext:value-type="string">
            <text:p>Persediaan</text:p>
          </table:table-cell>
          <table:table-cell office:value-type="string" calcext:value-type="string">
            <text:p>1103300600</text:p>
          </table:table-cell>
          <table:table-cell table:formula="of:=IF(ISNA(VLOOKUP([.F121];[COA.$B$2:.$C$700];2;0));&quot;-&quot;;VLOOKUP([.F121];[COA.$B$2:.$C$700];2;0))" office:value-type="string" office:string-value="Persediaan Program Inhouse-Lainnya" calcext:value-type="string">
            <text:p>Persediaan Program Inhouse-Lainny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1</text:p>
          </table:table-cell>
          <table:table-cell office:value-type="string" calcext:value-type="string">
            <text:p>1103500000</text:p>
          </table:table-cell>
          <table:table-cell office:value-type="string" calcext:value-type="string">
            <text:p>Persediaan Kaset Kosong</text:p>
          </table:table-cell>
          <table:table-cell office:value-type="string" calcext:value-type="string">
            <text:p>1103000000</text:p>
          </table:table-cell>
          <table:table-cell table:formula="of:=IF(ISNA(VLOOKUP([.D122];[.$B$2:.$C$1080];2;0));&quot;-&quot;;VLOOKUP([.D122];[.$B$2:.$C$1080];2;0))" office:value-type="string" office:string-value="Persediaan" calcext:value-type="string">
            <text:p>Persediaan</text:p>
          </table:table-cell>
          <table:table-cell office:value-type="string" calcext:value-type="string">
            <text:p>1103500000</text:p>
          </table:table-cell>
          <table:table-cell table:formula="of:=IF(ISNA(VLOOKUP([.F122];[COA.$B$2:.$C$700];2;0));&quot;-&quot;;VLOOKUP([.F122];[COA.$B$2:.$C$700];2;0))" office:value-type="string" office:string-value="Persediaan Kaset Kosong" calcext:value-type="string">
            <text:p>Persediaan Kaset Ko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2</text:p>
          </table:table-cell>
          <table:table-cell office:value-type="string" calcext:value-type="string">
            <text:p>1103300200</text:p>
          </table:table-cell>
          <table:table-cell office:value-type="string" calcext:value-type="string">
            <text:p>Persediaan Program Inhouse- Hard News</text:p>
          </table:table-cell>
          <table:table-cell office:value-type="string" calcext:value-type="string">
            <text:p>1103000000</text:p>
          </table:table-cell>
          <table:table-cell table:formula="of:=IF(ISNA(VLOOKUP([.D123];[.$B$2:.$C$1080];2;0));&quot;-&quot;;VLOOKUP([.D123];[.$B$2:.$C$1080];2;0))" office:value-type="string" office:string-value="Persediaan" calcext:value-type="string">
            <text:p>Persediaan</text:p>
          </table:table-cell>
          <table:table-cell office:value-type="string" calcext:value-type="string">
            <text:p>1103300200</text:p>
          </table:table-cell>
          <table:table-cell table:formula="of:=IF(ISNA(VLOOKUP([.F123];[COA.$B$2:.$C$700];2;0));&quot;-&quot;;VLOOKUP([.F123];[COA.$B$2:.$C$700];2;0))" office:value-type="string" office:string-value="Persediaan Program Inhouse- Hard News" calcext:value-type="string">
            <text:p>Persediaan Program Inhouse- Hard New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3</text:p>
          </table:table-cell>
          <table:table-cell office:value-type="string" calcext:value-type="string">
            <text:p>1103300500</text:p>
          </table:table-cell>
          <table:table-cell office:value-type="string" calcext:value-type="string">
            <text:p>Persediaan Program Inhouse-Produksi</text:p>
          </table:table-cell>
          <table:table-cell office:value-type="string" calcext:value-type="string">
            <text:p>1103000000</text:p>
          </table:table-cell>
          <table:table-cell table:formula="of:=IF(ISNA(VLOOKUP([.D124];[.$B$2:.$C$1080];2;0));&quot;-&quot;;VLOOKUP([.D124];[.$B$2:.$C$1080];2;0))" office:value-type="string" office:string-value="Persediaan" calcext:value-type="string">
            <text:p>Persediaan</text:p>
          </table:table-cell>
          <table:table-cell office:value-type="string" calcext:value-type="string">
            <text:p>1103300500</text:p>
          </table:table-cell>
          <table:table-cell table:formula="of:=IF(ISNA(VLOOKUP([.F124];[COA.$B$2:.$C$700];2;0));&quot;-&quot;;VLOOKUP([.F124];[COA.$B$2:.$C$700];2;0))" office:value-type="string" office:string-value="Persediaan Program Inhouse-Produksi" calcext:value-type="string">
            <text:p>Persediaan Program Inhouse-Produk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4</text:p>
          </table:table-cell>
          <table:table-cell office:value-type="string" calcext:value-type="string">
            <text:p>1103100000</text:p>
          </table:table-cell>
          <table:table-cell office:value-type="string" calcext:value-type="string">
            <text:p>Persd. Prog Asing</text:p>
          </table:table-cell>
          <table:table-cell office:value-type="string" calcext:value-type="string">
            <text:p>1103000000</text:p>
          </table:table-cell>
          <table:table-cell table:formula="of:=IF(ISNA(VLOOKUP([.D125];[.$B$2:.$C$1080];2;0));&quot;-&quot;;VLOOKUP([.D125];[.$B$2:.$C$1080];2;0))" office:value-type="string" office:string-value="Persediaan" calcext:value-type="string">
            <text:p>Persediaan</text:p>
          </table:table-cell>
          <table:table-cell table:style-name="ce2"/>
          <table:table-cell table:formula="of:=IF(ISNA(VLOOKUP([.F125];[COA.$B$2:.$C$700];2;0));&quot;-&quot;;VLOOKUP([.F12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5</text:p>
          </table:table-cell>
          <table:table-cell office:value-type="string" calcext:value-type="string">
            <text:p>1103100900</text:p>
          </table:table-cell>
          <table:table-cell office:value-type="string" calcext:value-type="string">
            <text:p>Persediaan Asing - LSF</text:p>
          </table:table-cell>
          <table:table-cell office:value-type="string" calcext:value-type="string">
            <text:p>1103100000</text:p>
          </table:table-cell>
          <table:table-cell table:formula="of:=IF(ISNA(VLOOKUP([.D126];[.$B$2:.$C$1080];2;0));&quot;-&quot;;VLOOKUP([.D126];[.$B$2:.$C$1080];2;0))" office:value-type="string" office:string-value="Persd. Prog Asing" calcext:value-type="string">
            <text:p>Persd. Prog Asing</text:p>
          </table:table-cell>
          <table:table-cell office:value-type="string" calcext:value-type="string">
            <text:p>1103100900</text:p>
          </table:table-cell>
          <table:table-cell table:formula="of:=IF(ISNA(VLOOKUP([.F126];[COA.$B$2:.$C$700];2;0));&quot;-&quot;;VLOOKUP([.F126];[COA.$B$2:.$C$700];2;0))" office:value-type="string" office:string-value="Persediaan Asing - LSF" calcext:value-type="string">
            <text:p>Persediaan Asing - LS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6</text:p>
          </table:table-cell>
          <table:table-cell office:value-type="string" calcext:value-type="string">
            <text:p>1103100200</text:p>
          </table:table-cell>
          <table:table-cell office:value-type="string" calcext:value-type="string">
            <text:p>Persediaan Asing - Sport</text:p>
          </table:table-cell>
          <table:table-cell office:value-type="string" calcext:value-type="string">
            <text:p>1103100000</text:p>
          </table:table-cell>
          <table:table-cell table:formula="of:=IF(ISNA(VLOOKUP([.D127];[.$B$2:.$C$1080];2;0));&quot;-&quot;;VLOOKUP([.D127];[.$B$2:.$C$1080];2;0))" office:value-type="string" office:string-value="Persd. Prog Asing" calcext:value-type="string">
            <text:p>Persd. Prog Asing</text:p>
          </table:table-cell>
          <table:table-cell office:value-type="string" calcext:value-type="string">
            <text:p>1103100200</text:p>
          </table:table-cell>
          <table:table-cell table:formula="of:=IF(ISNA(VLOOKUP([.F127];[COA.$B$2:.$C$700];2;0));&quot;-&quot;;VLOOKUP([.F127];[COA.$B$2:.$C$700];2;0))" office:value-type="string" office:string-value="Persediaan Asing - Sport" calcext:value-type="string">
            <text:p>Persediaan Asing - Spor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7</text:p>
          </table:table-cell>
          <table:table-cell office:value-type="string" calcext:value-type="string">
            <text:p>1103100500</text:p>
          </table:table-cell>
          <table:table-cell office:value-type="string" calcext:value-type="string">
            <text:p>Persediaan Asing - Lainnya</text:p>
          </table:table-cell>
          <table:table-cell office:value-type="string" calcext:value-type="string">
            <text:p>1103100000</text:p>
          </table:table-cell>
          <table:table-cell table:formula="of:=IF(ISNA(VLOOKUP([.D128];[.$B$2:.$C$1080];2;0));&quot;-&quot;;VLOOKUP([.D128];[.$B$2:.$C$1080];2;0))" office:value-type="string" office:string-value="Persd. Prog Asing" calcext:value-type="string">
            <text:p>Persd. Prog Asing</text:p>
          </table:table-cell>
          <table:table-cell office:value-type="string" calcext:value-type="string">
            <text:p>1103100500</text:p>
          </table:table-cell>
          <table:table-cell table:formula="of:=IF(ISNA(VLOOKUP([.F128];[COA.$B$2:.$C$700];2;0));&quot;-&quot;;VLOOKUP([.F128];[COA.$B$2:.$C$700];2;0))" office:value-type="string" office:string-value="Persediaan Asing - Lainnya" calcext:value-type="string">
            <text:p>Persediaan Asing - Lainny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8</text:p>
          </table:table-cell>
          <table:table-cell office:value-type="string" calcext:value-type="string">
            <text:p>1103100800</text:p>
          </table:table-cell>
          <table:table-cell office:value-type="string" calcext:value-type="string">
            <text:p>Persediaan Asing - Tax</text:p>
          </table:table-cell>
          <table:table-cell office:value-type="string" calcext:value-type="string">
            <text:p>1103100000</text:p>
          </table:table-cell>
          <table:table-cell table:formula="of:=IF(ISNA(VLOOKUP([.D129];[.$B$2:.$C$1080];2;0));&quot;-&quot;;VLOOKUP([.D129];[.$B$2:.$C$1080];2;0))" office:value-type="string" office:string-value="Persd. Prog Asing" calcext:value-type="string">
            <text:p>Persd. Prog Asing</text:p>
          </table:table-cell>
          <table:table-cell office:value-type="string" calcext:value-type="string">
            <text:p>1103100800</text:p>
          </table:table-cell>
          <table:table-cell table:formula="of:=IF(ISNA(VLOOKUP([.F129];[COA.$B$2:.$C$700];2;0));&quot;-&quot;;VLOOKUP([.F129];[COA.$B$2:.$C$700];2;0))" office:value-type="string" office:string-value="Persediaan Asing - Tax" calcext:value-type="string">
            <text:p>Persediaan Asing - Ta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9</text:p>
          </table:table-cell>
          <table:table-cell office:value-type="string" calcext:value-type="string">
            <text:p>1103100100</text:p>
          </table:table-cell>
          <table:table-cell office:value-type="string" calcext:value-type="string">
            <text:p>Persediaan Asing - Documentary</text:p>
          </table:table-cell>
          <table:table-cell office:value-type="string" calcext:value-type="string">
            <text:p>1103100000</text:p>
          </table:table-cell>
          <table:table-cell table:formula="of:=IF(ISNA(VLOOKUP([.D130];[.$B$2:.$C$1080];2;0));&quot;-&quot;;VLOOKUP([.D130];[.$B$2:.$C$1080];2;0))" office:value-type="string" office:string-value="Persd. Prog Asing" calcext:value-type="string">
            <text:p>Persd. Prog Asing</text:p>
          </table:table-cell>
          <table:table-cell office:value-type="string" calcext:value-type="string">
            <text:p>1103100100</text:p>
          </table:table-cell>
          <table:table-cell table:formula="of:=IF(ISNA(VLOOKUP([.F130];[COA.$B$2:.$C$700];2;0));&quot;-&quot;;VLOOKUP([.F130];[COA.$B$2:.$C$700];2;0))" office:value-type="string" office:string-value="Persediaan Asing - Documentary" calcext:value-type="string">
            <text:p>Persediaan Asing - Documentar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0</text:p>
          </table:table-cell>
          <table:table-cell office:value-type="string" calcext:value-type="string">
            <text:p>1103100400</text:p>
          </table:table-cell>
          <table:table-cell office:value-type="string" calcext:value-type="string">
            <text:p>Persediaan Asing - Non Serial</text:p>
          </table:table-cell>
          <table:table-cell office:value-type="string" calcext:value-type="string">
            <text:p>1103100000</text:p>
          </table:table-cell>
          <table:table-cell table:formula="of:=IF(ISNA(VLOOKUP([.D131];[.$B$2:.$C$1080];2;0));&quot;-&quot;;VLOOKUP([.D131];[.$B$2:.$C$1080];2;0))" office:value-type="string" office:string-value="Persd. Prog Asing" calcext:value-type="string">
            <text:p>Persd. Prog Asing</text:p>
          </table:table-cell>
          <table:table-cell office:value-type="string" calcext:value-type="string">
            <text:p>1103100400</text:p>
          </table:table-cell>
          <table:table-cell table:formula="of:=IF(ISNA(VLOOKUP([.F131];[COA.$B$2:.$C$700];2;0));&quot;-&quot;;VLOOKUP([.F131];[COA.$B$2:.$C$700];2;0))" office:value-type="string" office:string-value="Persediaan Asing - Non Serial" calcext:value-type="string">
            <text:p>Persediaan Asing - Non Ser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1</text:p>
          </table:table-cell>
          <table:table-cell office:value-type="string" calcext:value-type="string">
            <text:p>1103100700</text:p>
          </table:table-cell>
          <table:table-cell office:value-type="string" calcext:value-type="string">
            <text:p>Persediaan Asing - Dubbing</text:p>
          </table:table-cell>
          <table:table-cell office:value-type="string" calcext:value-type="string">
            <text:p>1103100000</text:p>
          </table:table-cell>
          <table:table-cell table:formula="of:=IF(ISNA(VLOOKUP([.D132];[.$B$2:.$C$1080];2;0));&quot;-&quot;;VLOOKUP([.D132];[.$B$2:.$C$1080];2;0))" office:value-type="string" office:string-value="Persd. Prog Asing" calcext:value-type="string">
            <text:p>Persd. Prog Asing</text:p>
          </table:table-cell>
          <table:table-cell office:value-type="string" calcext:value-type="string">
            <text:p>1103100700</text:p>
          </table:table-cell>
          <table:table-cell table:formula="of:=IF(ISNA(VLOOKUP([.F132];[COA.$B$2:.$C$700];2;0));&quot;-&quot;;VLOOKUP([.F132];[COA.$B$2:.$C$700];2;0))" office:value-type="string" office:string-value="Persediaan Asing - Dubbing" calcext:value-type="string">
            <text:p>Persediaan Asing - Dubb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2</text:p>
          </table:table-cell>
          <table:table-cell office:value-type="string" calcext:value-type="string">
            <text:p>1103100300</text:p>
          </table:table-cell>
          <table:table-cell office:value-type="string" calcext:value-type="string">
            <text:p>Persediaan Asing - Serial</text:p>
          </table:table-cell>
          <table:table-cell office:value-type="string" calcext:value-type="string">
            <text:p>1103100000</text:p>
          </table:table-cell>
          <table:table-cell table:formula="of:=IF(ISNA(VLOOKUP([.D133];[.$B$2:.$C$1080];2;0));&quot;-&quot;;VLOOKUP([.D133];[.$B$2:.$C$1080];2;0))" office:value-type="string" office:string-value="Persd. Prog Asing" calcext:value-type="string">
            <text:p>Persd. Prog Asing</text:p>
          </table:table-cell>
          <table:table-cell office:value-type="string" calcext:value-type="string">
            <text:p>1103100300</text:p>
          </table:table-cell>
          <table:table-cell table:formula="of:=IF(ISNA(VLOOKUP([.F133];[COA.$B$2:.$C$700];2;0));&quot;-&quot;;VLOOKUP([.F133];[COA.$B$2:.$C$700];2;0))" office:value-type="string" office:string-value="Persediaan Asing - Serial" calcext:value-type="string">
            <text:p>Persediaan Asing - Ser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3</text:p>
          </table:table-cell>
          <table:table-cell office:value-type="string" calcext:value-type="string">
            <text:p>1103100600</text:p>
          </table:table-cell>
          <table:table-cell office:value-type="string" calcext:value-type="string">
            <text:p>Persediaan Asing - Lisensi</text:p>
          </table:table-cell>
          <table:table-cell office:value-type="string" calcext:value-type="string">
            <text:p>1103100000</text:p>
          </table:table-cell>
          <table:table-cell table:formula="of:=IF(ISNA(VLOOKUP([.D134];[.$B$2:.$C$1080];2;0));&quot;-&quot;;VLOOKUP([.D134];[.$B$2:.$C$1080];2;0))" office:value-type="string" office:string-value="Persd. Prog Asing" calcext:value-type="string">
            <text:p>Persd. Prog Asing</text:p>
          </table:table-cell>
          <table:table-cell office:value-type="string" calcext:value-type="string">
            <text:p>1103100600</text:p>
          </table:table-cell>
          <table:table-cell table:formula="of:=IF(ISNA(VLOOKUP([.F134];[COA.$B$2:.$C$700];2;0));&quot;-&quot;;VLOOKUP([.F134];[COA.$B$2:.$C$700];2;0))" office:value-type="string" office:string-value="Persediaan Asing - Lisensi" calcext:value-type="string">
            <text:p>Persediaan Asing - Lisen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4</text:p>
          </table:table-cell>
          <table:table-cell office:value-type="string" calcext:value-type="string">
            <text:p>1103200000</text:p>
          </table:table-cell>
          <table:table-cell office:value-type="string" calcext:value-type="string">
            <text:p>Persd. Prog Local</text:p>
          </table:table-cell>
          <table:table-cell office:value-type="string" calcext:value-type="string">
            <text:p>1103000000</text:p>
          </table:table-cell>
          <table:table-cell table:formula="of:=IF(ISNA(VLOOKUP([.D135];[.$B$2:.$C$1080];2;0));&quot;-&quot;;VLOOKUP([.D135];[.$B$2:.$C$1080];2;0))" office:value-type="string" office:string-value="Persediaan" calcext:value-type="string">
            <text:p>Persediaan</text:p>
          </table:table-cell>
          <table:table-cell table:style-name="ce2"/>
          <table:table-cell table:formula="of:=IF(ISNA(VLOOKUP([.F135];[COA.$B$2:.$C$700];2;0));&quot;-&quot;;VLOOKUP([.F13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5</text:p>
          </table:table-cell>
          <table:table-cell office:value-type="string" calcext:value-type="string">
            <text:p>1103200300</text:p>
          </table:table-cell>
          <table:table-cell office:value-type="string" calcext:value-type="string">
            <text:p>Persediaan Local - Serial</text:p>
          </table:table-cell>
          <table:table-cell office:value-type="string" calcext:value-type="string">
            <text:p>1103200000</text:p>
          </table:table-cell>
          <table:table-cell table:formula="of:=IF(ISNA(VLOOKUP([.D136];[.$B$2:.$C$1080];2;0));&quot;-&quot;;VLOOKUP([.D136];[.$B$2:.$C$1080];2;0))" office:value-type="string" office:string-value="Persd. Prog Local" calcext:value-type="string">
            <text:p>Persd. Prog Local</text:p>
          </table:table-cell>
          <table:table-cell office:value-type="string" calcext:value-type="string">
            <text:p>1103200300</text:p>
          </table:table-cell>
          <table:table-cell table:formula="of:=IF(ISNA(VLOOKUP([.F136];[COA.$B$2:.$C$700];2;0));&quot;-&quot;;VLOOKUP([.F136];[COA.$B$2:.$C$700];2;0))" office:value-type="string" office:string-value="Persediaan Local - Serial" calcext:value-type="string">
            <text:p>Persediaan Local - Ser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6</text:p>
          </table:table-cell>
          <table:table-cell office:value-type="string" calcext:value-type="string">
            <text:p>1103200200</text:p>
          </table:table-cell>
          <table:table-cell office:value-type="string" calcext:value-type="string">
            <text:p>Persediaan Local - Sport</text:p>
          </table:table-cell>
          <table:table-cell office:value-type="string" calcext:value-type="string">
            <text:p>1103200000</text:p>
          </table:table-cell>
          <table:table-cell table:formula="of:=IF(ISNA(VLOOKUP([.D137];[.$B$2:.$C$1080];2;0));&quot;-&quot;;VLOOKUP([.D137];[.$B$2:.$C$1080];2;0))" office:value-type="string" office:string-value="Persd. Prog Local" calcext:value-type="string">
            <text:p>Persd. Prog Local</text:p>
          </table:table-cell>
          <table:table-cell office:value-type="string" calcext:value-type="string">
            <text:p>1103200200</text:p>
          </table:table-cell>
          <table:table-cell table:formula="of:=IF(ISNA(VLOOKUP([.F137];[COA.$B$2:.$C$700];2;0));&quot;-&quot;;VLOOKUP([.F137];[COA.$B$2:.$C$700];2;0))" office:value-type="string" office:string-value="Persediaan Local - Sport" calcext:value-type="string">
            <text:p>Persediaan Local - Spor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7</text:p>
          </table:table-cell>
          <table:table-cell office:value-type="string" calcext:value-type="string">
            <text:p>1103200100</text:p>
          </table:table-cell>
          <table:table-cell office:value-type="string" calcext:value-type="string">
            <text:p>Persediaan Local - Documentary</text:p>
          </table:table-cell>
          <table:table-cell office:value-type="string" calcext:value-type="string">
            <text:p>1103200000</text:p>
          </table:table-cell>
          <table:table-cell table:formula="of:=IF(ISNA(VLOOKUP([.D138];[.$B$2:.$C$1080];2;0));&quot;-&quot;;VLOOKUP([.D138];[.$B$2:.$C$1080];2;0))" office:value-type="string" office:string-value="Persd. Prog Local" calcext:value-type="string">
            <text:p>Persd. Prog Local</text:p>
          </table:table-cell>
          <table:table-cell office:value-type="string" calcext:value-type="string">
            <text:p>1103200100</text:p>
          </table:table-cell>
          <table:table-cell table:formula="of:=IF(ISNA(VLOOKUP([.F138];[COA.$B$2:.$C$700];2;0));&quot;-&quot;;VLOOKUP([.F138];[COA.$B$2:.$C$700];2;0))" office:value-type="string" office:string-value="Persediaan Local - Documentary" calcext:value-type="string">
            <text:p>Persediaan Local - Documentar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8</text:p>
          </table:table-cell>
          <table:table-cell office:value-type="string" calcext:value-type="string">
            <text:p>1103200400</text:p>
          </table:table-cell>
          <table:table-cell office:value-type="string" calcext:value-type="string">
            <text:p>Persediaan Local - Non Serial</text:p>
          </table:table-cell>
          <table:table-cell office:value-type="string" calcext:value-type="string">
            <text:p>1103200000</text:p>
          </table:table-cell>
          <table:table-cell table:formula="of:=IF(ISNA(VLOOKUP([.D139];[.$B$2:.$C$1080];2;0));&quot;-&quot;;VLOOKUP([.D139];[.$B$2:.$C$1080];2;0))" office:value-type="string" office:string-value="Persd. Prog Local" calcext:value-type="string">
            <text:p>Persd. Prog Local</text:p>
          </table:table-cell>
          <table:table-cell office:value-type="string" calcext:value-type="string">
            <text:p>1103200400</text:p>
          </table:table-cell>
          <table:table-cell table:formula="of:=IF(ISNA(VLOOKUP([.F139];[COA.$B$2:.$C$700];2;0));&quot;-&quot;;VLOOKUP([.F139];[COA.$B$2:.$C$700];2;0))" office:value-type="string" office:string-value="Persediaan Local - Non Serial" calcext:value-type="string">
            <text:p>Persediaan Local - Non Ser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9</text:p>
          </table:table-cell>
          <table:table-cell office:value-type="string" calcext:value-type="string">
            <text:p>1103400000</text:p>
          </table:table-cell>
          <table:table-cell office:value-type="string" calcext:value-type="string">
            <text:p>Amortisasi Program</text:p>
          </table:table-cell>
          <table:table-cell office:value-type="string" calcext:value-type="string">
            <text:p>1103000000</text:p>
          </table:table-cell>
          <table:table-cell table:formula="of:=IF(ISNA(VLOOKUP([.D140];[.$B$2:.$C$1080];2;0));&quot;-&quot;;VLOOKUP([.D140];[.$B$2:.$C$1080];2;0))" office:value-type="string" office:string-value="Persediaan" calcext:value-type="string">
            <text:p>Persediaan</text:p>
          </table:table-cell>
          <table:table-cell table:style-name="ce2"/>
          <table:table-cell table:formula="of:=IF(ISNA(VLOOKUP([.F140];[COA.$B$2:.$C$700];2;0));&quot;-&quot;;VLOOKUP([.F140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0</text:p>
          </table:table-cell>
          <table:table-cell office:value-type="string" calcext:value-type="string">
            <text:p>1103400100</text:p>
          </table:table-cell>
          <table:table-cell office:value-type="string" calcext:value-type="string">
            <text:p>Akumulasi Amortisasi Persediaan Program-Produksi</text:p>
          </table:table-cell>
          <table:table-cell office:value-type="string" calcext:value-type="string">
            <text:p>1103400000</text:p>
          </table:table-cell>
          <table:table-cell table:formula="of:=IF(ISNA(VLOOKUP([.D141];[.$B$2:.$C$1080];2;0));&quot;-&quot;;VLOOKUP([.D141];[.$B$2:.$C$1080];2;0))" office:value-type="string" office:string-value="Amortisasi Program" calcext:value-type="string">
            <text:p>Amortisasi Program</text:p>
          </table:table-cell>
          <table:table-cell office:value-type="string" calcext:value-type="string">
            <text:p>1103400100</text:p>
          </table:table-cell>
          <table:table-cell table:formula="of:=IF(ISNA(VLOOKUP([.F141];[COA.$B$2:.$C$700];2;0));&quot;-&quot;;VLOOKUP([.F141];[COA.$B$2:.$C$700];2;0))" office:value-type="string" office:string-value="Akumulasi Amortisasi Persediaan Program-Produksi" calcext:value-type="string">
            <text:p>Akumulasi Amortisasi Persediaan Program-Produk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1</text:p>
          </table:table-cell>
          <table:table-cell office:value-type="string" calcext:value-type="string">
            <text:p>1103400200</text:p>
          </table:table-cell>
          <table:table-cell office:value-type="string" calcext:value-type="string">
            <text:p>Akumulasi Amortisasi Persediaan Program-News</text:p>
          </table:table-cell>
          <table:table-cell office:value-type="string" calcext:value-type="string">
            <text:p>1103400000</text:p>
          </table:table-cell>
          <table:table-cell table:formula="of:=IF(ISNA(VLOOKUP([.D142];[.$B$2:.$C$1080];2;0));&quot;-&quot;;VLOOKUP([.D142];[.$B$2:.$C$1080];2;0))" office:value-type="string" office:string-value="Amortisasi Program" calcext:value-type="string">
            <text:p>Amortisasi Program</text:p>
          </table:table-cell>
          <table:table-cell office:value-type="string" calcext:value-type="string">
            <text:p>1103400200</text:p>
          </table:table-cell>
          <table:table-cell table:formula="of:=IF(ISNA(VLOOKUP([.F142];[COA.$B$2:.$C$700];2;0));&quot;-&quot;;VLOOKUP([.F142];[COA.$B$2:.$C$700];2;0))" office:value-type="string" office:string-value="Akumulasi Amortisasi Persediaan Program-News" calcext:value-type="string">
            <text:p>Akumulasi Amortisasi Persediaan Program-New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2</text:p>
          </table:table-cell>
          <table:table-cell office:value-type="string" calcext:value-type="string">
            <text:p>1103600000</text:p>
          </table:table-cell>
          <table:table-cell office:value-type="string" calcext:value-type="string">
            <text:p>Persediaan dlm Proses</text:p>
          </table:table-cell>
          <table:table-cell office:value-type="string" calcext:value-type="string">
            <text:p>1103000000</text:p>
          </table:table-cell>
          <table:table-cell table:formula="of:=IF(ISNA(VLOOKUP([.D143];[.$B$2:.$C$1080];2;0));&quot;-&quot;;VLOOKUP([.D143];[.$B$2:.$C$1080];2;0))" office:value-type="string" office:string-value="Persediaan" calcext:value-type="string">
            <text:p>Persediaan</text:p>
          </table:table-cell>
          <table:table-cell table:style-name="ce2"/>
          <table:table-cell table:formula="of:=IF(ISNA(VLOOKUP([.F143];[COA.$B$2:.$C$700];2;0));&quot;-&quot;;VLOOKUP([.F143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3</text:p>
          </table:table-cell>
          <table:table-cell office:value-type="string" calcext:value-type="string">
            <text:p>1103620000</text:p>
          </table:table-cell>
          <table:table-cell office:value-type="string" calcext:value-type="string">
            <text:p>Persd dlm Proses-Lokal</text:p>
          </table:table-cell>
          <table:table-cell office:value-type="string" calcext:value-type="string">
            <text:p>1103600000</text:p>
          </table:table-cell>
          <table:table-cell table:formula="of:=IF(ISNA(VLOOKUP([.D144];[.$B$2:.$C$1080];2;0));&quot;-&quot;;VLOOKUP([.D144];[.$B$2:.$C$1080];2;0))" office:value-type="string" office:string-value="Persediaan dlm Proses" calcext:value-type="string">
            <text:p>Persediaan dlm Proses</text:p>
          </table:table-cell>
          <table:table-cell office:value-type="string" calcext:value-type="string">
            <text:p>1103620000</text:p>
          </table:table-cell>
          <table:table-cell table:formula="of:=IF(ISNA(VLOOKUP([.F144];[COA.$B$2:.$C$700];2;0));&quot;-&quot;;VLOOKUP([.F144];[COA.$B$2:.$C$700];2;0))" office:value-type="string" office:string-value="Persd dlm Proses-Lokal" calcext:value-type="string">
            <text:p>Persd dlm Proses-Lok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4</text:p>
          </table:table-cell>
          <table:table-cell office:value-type="string" calcext:value-type="string">
            <text:p>1103610000</text:p>
          </table:table-cell>
          <table:table-cell office:value-type="string" calcext:value-type="string">
            <text:p>Persd dlm Proses-Asing</text:p>
          </table:table-cell>
          <table:table-cell office:value-type="string" calcext:value-type="string">
            <text:p>1103600000</text:p>
          </table:table-cell>
          <table:table-cell table:formula="of:=IF(ISNA(VLOOKUP([.D145];[.$B$2:.$C$1080];2;0));&quot;-&quot;;VLOOKUP([.D145];[.$B$2:.$C$1080];2;0))" office:value-type="string" office:string-value="Persediaan dlm Proses" calcext:value-type="string">
            <text:p>Persediaan dlm Proses</text:p>
          </table:table-cell>
          <table:table-cell office:value-type="string" calcext:value-type="string">
            <text:p>1103610000</text:p>
          </table:table-cell>
          <table:table-cell table:formula="of:=IF(ISNA(VLOOKUP([.F145];[COA.$B$2:.$C$700];2;0));&quot;-&quot;;VLOOKUP([.F145];[COA.$B$2:.$C$700];2;0))" office:value-type="string" office:string-value="Persd dlm Proses-Asing" calcext:value-type="string">
            <text:p>Persd dlm Proses-As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5</text:p>
          </table:table-cell>
          <table:table-cell office:value-type="string" calcext:value-type="string">
            <text:p>1103630000</text:p>
          </table:table-cell>
          <table:table-cell office:value-type="string" calcext:value-type="string">
            <text:p>Persd dlm Proses-Join</text:p>
          </table:table-cell>
          <table:table-cell office:value-type="string" calcext:value-type="string">
            <text:p>1103600000</text:p>
          </table:table-cell>
          <table:table-cell table:formula="of:=IF(ISNA(VLOOKUP([.D146];[.$B$2:.$C$1080];2;0));&quot;-&quot;;VLOOKUP([.D146];[.$B$2:.$C$1080];2;0))" office:value-type="string" office:string-value="Persediaan dlm Proses" calcext:value-type="string">
            <text:p>Persediaan dlm Proses</text:p>
          </table:table-cell>
          <table:table-cell office:value-type="string" calcext:value-type="string">
            <text:p>1103630000</text:p>
          </table:table-cell>
          <table:table-cell table:formula="of:=IF(ISNA(VLOOKUP([.F146];[COA.$B$2:.$C$700];2;0));&quot;-&quot;;VLOOKUP([.F146];[COA.$B$2:.$C$700];2;0))" office:value-type="string" office:string-value="Persd dlm Proses-Join" calcext:value-type="string">
            <text:p>Persd dlm Proses-Jo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6</text:p>
          </table:table-cell>
          <table:table-cell office:value-type="string" calcext:value-type="string">
            <text:p>1103640000</text:p>
          </table:table-cell>
          <table:table-cell office:value-type="string" calcext:value-type="string">
            <text:p>Persd dlm Proses-Inhouse</text:p>
          </table:table-cell>
          <table:table-cell office:value-type="string" calcext:value-type="string">
            <text:p>1103000000</text:p>
          </table:table-cell>
          <table:table-cell table:formula="of:=IF(ISNA(VLOOKUP([.D147];[.$B$2:.$C$1080];2;0));&quot;-&quot;;VLOOKUP([.D147];[.$B$2:.$C$1080];2;0))" office:value-type="string" office:string-value="Persediaan" calcext:value-type="string">
            <text:p>Persediaan</text:p>
          </table:table-cell>
          <table:table-cell table:style-name="ce2"/>
          <table:table-cell table:formula="of:=IF(ISNA(VLOOKUP([.F147];[COA.$B$2:.$C$700];2;0));&quot;-&quot;;VLOOKUP([.F147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7</text:p>
          </table:table-cell>
          <table:table-cell office:value-type="string" calcext:value-type="string">
            <text:p>1103664015</text:p>
          </table:table-cell>
          <table:table-cell office:value-type="string" calcext:value-type="string">
            <text:p>Persd dlm Proses-Inhouse-Tapes-VHS 126</text:p>
          </table:table-cell>
          <table:table-cell office:value-type="string" calcext:value-type="string">
            <text:p>1103640000</text:p>
          </table:table-cell>
          <table:table-cell table:formula="of:=IF(ISNA(VLOOKUP([.D148];[.$B$2:.$C$1080];2;0));&quot;-&quot;;VLOOKUP([.D148];[.$B$2:.$C$1080];2;0))" office:value-type="string" office:string-value="Persd dlm Proses-Inhouse" calcext:value-type="string">
            <text:p>Persd dlm Proses-Inhouse</text:p>
          </table:table-cell>
          <table:table-cell office:value-type="string" calcext:value-type="string">
            <text:p>1103664000</text:p>
          </table:table-cell>
          <table:table-cell table:formula="of:=IF(ISNA(VLOOKUP([.F148];[COA.$B$2:.$C$700];2;0));&quot;-&quot;;VLOOKUP([.F148];[COA.$B$2:.$C$700];2;0))" office:value-type="string" office:string-value="Persd dlm Proses-Inhouse-Tapes" calcext:value-type="string">
            <text:p>Persd dlm Proses-Inhouse-Tap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8</text:p>
          </table:table-cell>
          <table:table-cell office:value-type="string" calcext:value-type="string">
            <text:p>1103647000</text:p>
          </table:table-cell>
          <table:table-cell office:value-type="string" calcext:value-type="string">
            <text:p>Persd dlm Proses-Inhouse-Perjalanan Akomodasi</text:p>
          </table:table-cell>
          <table:table-cell office:value-type="string" calcext:value-type="string">
            <text:p>1103640000</text:p>
          </table:table-cell>
          <table:table-cell table:formula="of:=IF(ISNA(VLOOKUP([.D149];[.$B$2:.$C$1080];2;0));&quot;-&quot;;VLOOKUP([.D149];[.$B$2:.$C$1080];2;0))" office:value-type="string" office:string-value="Persd dlm Proses-Inhouse" calcext:value-type="string">
            <text:p>Persd dlm Proses-Inhouse</text:p>
          </table:table-cell>
          <table:table-cell office:value-type="string" calcext:value-type="string">
            <text:p>1103647000</text:p>
          </table:table-cell>
          <table:table-cell table:formula="of:=IF(ISNA(VLOOKUP([.F149];[COA.$B$2:.$C$700];2;0));&quot;-&quot;;VLOOKUP([.F149];[COA.$B$2:.$C$700];2;0))" office:value-type="string" office:string-value="Persd dlm Proses-Inhouse-Perjalanan Akomodasi" calcext:value-type="string">
            <text:p>Persd dlm Proses-Inhouse-Perjalanan Akomod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9</text:p>
          </table:table-cell>
          <table:table-cell office:value-type="string" calcext:value-type="string">
            <text:p>1103650000</text:p>
          </table:table-cell>
          <table:table-cell office:value-type="string" calcext:value-type="string">
            <text:p>Persd dlm Proses-Inhouse-Support Exp.</text:p>
          </table:table-cell>
          <table:table-cell office:value-type="string" calcext:value-type="string">
            <text:p>1103640000</text:p>
          </table:table-cell>
          <table:table-cell table:formula="of:=IF(ISNA(VLOOKUP([.D150];[.$B$2:.$C$1080];2;0));&quot;-&quot;;VLOOKUP([.D150];[.$B$2:.$C$1080];2;0))" office:value-type="string" office:string-value="Persd dlm Proses-Inhouse" calcext:value-type="string">
            <text:p>Persd dlm Proses-Inhouse</text:p>
          </table:table-cell>
          <table:table-cell office:value-type="string" calcext:value-type="string">
            <text:p>1103650000</text:p>
          </table:table-cell>
          <table:table-cell table:formula="of:=IF(ISNA(VLOOKUP([.F150];[COA.$B$2:.$C$700];2;0));&quot;-&quot;;VLOOKUP([.F150];[COA.$B$2:.$C$700];2;0))" office:value-type="string" office:string-value="Persd dlm Proses-Inhouse-Support Exp." calcext:value-type="string">
            <text:p>Persd dlm Proses-Inhouse-Support Ex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0</text:p>
          </table:table-cell>
          <table:table-cell office:value-type="string" calcext:value-type="string">
            <text:p>1103643000</text:p>
          </table:table-cell>
          <table:table-cell office:value-type="string" calcext:value-type="string">
            <text:p>Persd dlm Proses-Inhouse-MakeUp&amp;Hairset</text:p>
          </table:table-cell>
          <table:table-cell office:value-type="string" calcext:value-type="string">
            <text:p>1103640000</text:p>
          </table:table-cell>
          <table:table-cell table:formula="of:=IF(ISNA(VLOOKUP([.D151];[.$B$2:.$C$1080];2;0));&quot;-&quot;;VLOOKUP([.D151];[.$B$2:.$C$1080];2;0))" office:value-type="string" office:string-value="Persd dlm Proses-Inhouse" calcext:value-type="string">
            <text:p>Persd dlm Proses-Inhouse</text:p>
          </table:table-cell>
          <table:table-cell office:value-type="string" calcext:value-type="string">
            <text:p>1103643000</text:p>
          </table:table-cell>
          <table:table-cell table:formula="of:=IF(ISNA(VLOOKUP([.F151];[COA.$B$2:.$C$700];2;0));&quot;-&quot;;VLOOKUP([.F151];[COA.$B$2:.$C$700];2;0))" office:value-type="string" office:string-value="Persd dlm Proses-Inhouse-MakeUp&amp;Hairset" calcext:value-type="string">
            <text:p>Persd dlm Proses-Inhouse-MakeUp&amp;Hairs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1</text:p>
          </table:table-cell>
          <table:table-cell office:value-type="string" calcext:value-type="string">
            <text:p>1103653000</text:p>
          </table:table-cell>
          <table:table-cell office:value-type="string" calcext:value-type="string">
            <text:p>Persd dlm Proses-Inhouse-Promosi</text:p>
          </table:table-cell>
          <table:table-cell office:value-type="string" calcext:value-type="string">
            <text:p>1103640000</text:p>
          </table:table-cell>
          <table:table-cell table:formula="of:=IF(ISNA(VLOOKUP([.D152];[.$B$2:.$C$1080];2;0));&quot;-&quot;;VLOOKUP([.D152];[.$B$2:.$C$1080];2;0))" office:value-type="string" office:string-value="Persd dlm Proses-Inhouse" calcext:value-type="string">
            <text:p>Persd dlm Proses-Inhouse</text:p>
          </table:table-cell>
          <table:table-cell office:value-type="string" calcext:value-type="string">
            <text:p>1103653000</text:p>
          </table:table-cell>
          <table:table-cell table:formula="of:=IF(ISNA(VLOOKUP([.F152];[COA.$B$2:.$C$700];2;0));&quot;-&quot;;VLOOKUP([.F152];[COA.$B$2:.$C$700];2;0))" office:value-type="string" office:string-value="Persd dlm Proses-Inhouse-Promosi" calcext:value-type="string">
            <text:p>Persd dlm Proses-Inhouse-Promo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2</text:p>
          </table:table-cell>
          <table:table-cell office:value-type="string" calcext:value-type="string">
            <text:p>1103655000</text:p>
          </table:table-cell>
          <table:table-cell office:value-type="string" calcext:value-type="string">
            <text:p>Persd dlm Proses-Inhouse-Location/Venue</text:p>
          </table:table-cell>
          <table:table-cell office:value-type="string" calcext:value-type="string">
            <text:p>1103640000</text:p>
          </table:table-cell>
          <table:table-cell table:formula="of:=IF(ISNA(VLOOKUP([.D153];[.$B$2:.$C$1080];2;0));&quot;-&quot;;VLOOKUP([.D153];[.$B$2:.$C$1080];2;0))" office:value-type="string" office:string-value="Persd dlm Proses-Inhouse" calcext:value-type="string">
            <text:p>Persd dlm Proses-Inhouse</text:p>
          </table:table-cell>
          <table:table-cell office:value-type="string" calcext:value-type="string">
            <text:p>1103655000</text:p>
          </table:table-cell>
          <table:table-cell table:formula="of:=IF(ISNA(VLOOKUP([.F153];[COA.$B$2:.$C$700];2;0));&quot;-&quot;;VLOOKUP([.F153];[COA.$B$2:.$C$700];2;0))" office:value-type="string" office:string-value="Persd dlm Proses-Inhouse-Location/Venue" calcext:value-type="string">
            <text:p>Persd dlm Proses-Inhouse-Location/Ven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3</text:p>
          </table:table-cell>
          <table:table-cell office:value-type="string" calcext:value-type="string">
            <text:p>1103649000</text:p>
          </table:table-cell>
          <table:table-cell office:value-type="string" calcext:value-type="string">
            <text:p>Persd dlm Proses-Inhouse-Perjalanan-Tunjangan</text:p>
          </table:table-cell>
          <table:table-cell office:value-type="string" calcext:value-type="string">
            <text:p>1103640000</text:p>
          </table:table-cell>
          <table:table-cell table:formula="of:=IF(ISNA(VLOOKUP([.D154];[.$B$2:.$C$1080];2;0));&quot;-&quot;;VLOOKUP([.D154];[.$B$2:.$C$1080];2;0))" office:value-type="string" office:string-value="Persd dlm Proses-Inhouse" calcext:value-type="string">
            <text:p>Persd dlm Proses-Inhouse</text:p>
          </table:table-cell>
          <table:table-cell office:value-type="string" calcext:value-type="string">
            <text:p>1103649000</text:p>
          </table:table-cell>
          <table:table-cell table:formula="of:=IF(ISNA(VLOOKUP([.F154];[COA.$B$2:.$C$700];2;0));&quot;-&quot;;VLOOKUP([.F154];[COA.$B$2:.$C$700];2;0))" office:value-type="string" office:string-value="Persd dlm Proses-Inhouse-Perjalanan-Tunjangan" calcext:value-type="string">
            <text:p>Persd dlm Proses-Inhouse-Perjalanan-Tunjang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4</text:p>
          </table:table-cell>
          <table:table-cell office:value-type="string" calcext:value-type="string">
            <text:p>1103642000</text:p>
          </table:table-cell>
          <table:table-cell office:value-type="string" calcext:value-type="string">
            <text:p>Persd dlm Proses-Inhouse-Shooting EFP, Survey</text:p>
          </table:table-cell>
          <table:table-cell office:value-type="string" calcext:value-type="string">
            <text:p>1103640000</text:p>
          </table:table-cell>
          <table:table-cell table:formula="of:=IF(ISNA(VLOOKUP([.D155];[.$B$2:.$C$1080];2;0));&quot;-&quot;;VLOOKUP([.D155];[.$B$2:.$C$1080];2;0))" office:value-type="string" office:string-value="Persd dlm Proses-Inhouse" calcext:value-type="string">
            <text:p>Persd dlm Proses-Inhouse</text:p>
          </table:table-cell>
          <table:table-cell office:value-type="string" calcext:value-type="string">
            <text:p>1103642000</text:p>
          </table:table-cell>
          <table:table-cell table:formula="of:=IF(ISNA(VLOOKUP([.F155];[COA.$B$2:.$C$700];2;0));&quot;-&quot;;VLOOKUP([.F155];[COA.$B$2:.$C$700];2;0))" office:value-type="string" office:string-value="Persd dlm Proses-Inhouse-Shooting EFP, Survey" calcext:value-type="string">
            <text:p>Persd dlm Proses-Inhouse-Shooting EFP, Surv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5</text:p>
          </table:table-cell>
          <table:table-cell office:value-type="string" calcext:value-type="string">
            <text:p>1103672000</text:p>
          </table:table-cell>
          <table:table-cell office:value-type="string" calcext:value-type="string">
            <text:p>Persd dlm Proses-Inhouse-Perijinan</text:p>
          </table:table-cell>
          <table:table-cell office:value-type="string" calcext:value-type="string">
            <text:p>1103640000</text:p>
          </table:table-cell>
          <table:table-cell table:formula="of:=IF(ISNA(VLOOKUP([.D156];[.$B$2:.$C$1080];2;0));&quot;-&quot;;VLOOKUP([.D156];[.$B$2:.$C$1080];2;0))" office:value-type="string" office:string-value="Persd dlm Proses-Inhouse" calcext:value-type="string">
            <text:p>Persd dlm Proses-Inhouse</text:p>
          </table:table-cell>
          <table:table-cell office:value-type="string" calcext:value-type="string">
            <text:p>1103646000</text:p>
          </table:table-cell>
          <table:table-cell table:formula="of:=IF(ISNA(VLOOKUP([.F156];[COA.$B$2:.$C$700];2;0));&quot;-&quot;;VLOOKUP([.F156];[COA.$B$2:.$C$700];2;0))" office:value-type="string" office:string-value="Persd dlm Proses-Inhouse-Perijinan" calcext:value-type="string">
            <text:p>Persd dlm Proses-Inhouse-Perijin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6</text:p>
          </table:table-cell>
          <table:table-cell office:value-type="string" calcext:value-type="string">
            <text:p>1103654600</text:p>
          </table:table-cell>
          <table:table-cell office:value-type="string" calcext:value-type="string">
            <text:p>Persd dlm Proses-Inhouse-Survey - Others</text:p>
          </table:table-cell>
          <table:table-cell office:value-type="string" calcext:value-type="string">
            <text:p>1103640000</text:p>
          </table:table-cell>
          <table:table-cell table:formula="of:=IF(ISNA(VLOOKUP([.D157];[.$B$2:.$C$1080];2;0));&quot;-&quot;;VLOOKUP([.D157];[.$B$2:.$C$1080];2;0))" office:value-type="string" office:string-value="Persd dlm Proses-Inhouse" calcext:value-type="string">
            <text:p>Persd dlm Proses-Inhouse</text:p>
          </table:table-cell>
          <table:table-cell office:value-type="string" calcext:value-type="string">
            <text:p>1103654000</text:p>
          </table:table-cell>
          <table:table-cell table:formula="of:=IF(ISNA(VLOOKUP([.F157];[COA.$B$2:.$C$700];2;0));&quot;-&quot;;VLOOKUP([.F157];[COA.$B$2:.$C$700];2;0))" office:value-type="string" office:string-value="Persd dlm Proses-Inhouse-Survey" calcext:value-type="string">
            <text:p>Persd dlm Proses-Inhouse-Surv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7</text:p>
          </table:table-cell>
          <table:table-cell office:value-type="string" calcext:value-type="string">
            <text:p>1103665000</text:p>
          </table:table-cell>
          <table:table-cell office:value-type="string" calcext:value-type="string">
            <text:p>Persd dlm Proses-Inhouse-Miscellaneous</text:p>
          </table:table-cell>
          <table:table-cell office:value-type="string" calcext:value-type="string">
            <text:p>1103640000</text:p>
          </table:table-cell>
          <table:table-cell table:formula="of:=IF(ISNA(VLOOKUP([.D158];[.$B$2:.$C$1080];2;0));&quot;-&quot;;VLOOKUP([.D158];[.$B$2:.$C$1080];2;0))" office:value-type="string" office:string-value="Persd dlm Proses-Inhouse" calcext:value-type="string">
            <text:p>Persd dlm Proses-Inhouse</text:p>
          </table:table-cell>
          <table:table-cell office:value-type="string" calcext:value-type="string">
            <text:p>1103665000</text:p>
          </table:table-cell>
          <table:table-cell table:formula="of:=IF(ISNA(VLOOKUP([.F158];[COA.$B$2:.$C$700];2;0));&quot;-&quot;;VLOOKUP([.F158];[COA.$B$2:.$C$700];2;0))" office:value-type="string" office:string-value="Persd dlm Proses-Inhouse-Miscellaneous" calcext:value-type="string">
            <text:p>Persd dlm Proses-Inhouse-Miscellaneo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8</text:p>
          </table:table-cell>
          <table:table-cell office:value-type="string" calcext:value-type="string">
            <text:p>1103648000</text:p>
          </table:table-cell>
          <table:table-cell office:value-type="string" calcext:value-type="string">
            <text:p>Persd dlm Proses-Inhouse-Perjalanan Transportasi</text:p>
          </table:table-cell>
          <table:table-cell office:value-type="string" calcext:value-type="string">
            <text:p>1103640000</text:p>
          </table:table-cell>
          <table:table-cell table:formula="of:=IF(ISNA(VLOOKUP([.D159];[.$B$2:.$C$1080];2;0));&quot;-&quot;;VLOOKUP([.D159];[.$B$2:.$C$1080];2;0))" office:value-type="string" office:string-value="Persd dlm Proses-Inhouse" calcext:value-type="string">
            <text:p>Persd dlm Proses-Inhouse</text:p>
          </table:table-cell>
          <table:table-cell office:value-type="string" calcext:value-type="string">
            <text:p>1103648000</text:p>
          </table:table-cell>
          <table:table-cell table:formula="of:=IF(ISNA(VLOOKUP([.F159];[COA.$B$2:.$C$700];2;0));&quot;-&quot;;VLOOKUP([.F159];[COA.$B$2:.$C$700];2;0))" office:value-type="string" office:string-value="Persd dlm Proses-Inhouse-Perjalanan Transportasi" calcext:value-type="string">
            <text:p>Persd dlm Proses-Inhouse-Perjalanan Transport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9</text:p>
          </table:table-cell>
          <table:table-cell office:value-type="string" calcext:value-type="string">
            <text:p>1103651000</text:p>
          </table:table-cell>
          <table:table-cell office:value-type="string" calcext:value-type="string">
            <text:p>Persd dlm Proses-Inhouse-Komunikasi</text:p>
          </table:table-cell>
          <table:table-cell office:value-type="string" calcext:value-type="string">
            <text:p>1103640000</text:p>
          </table:table-cell>
          <table:table-cell table:formula="of:=IF(ISNA(VLOOKUP([.D160];[.$B$2:.$C$1080];2;0));&quot;-&quot;;VLOOKUP([.D160];[.$B$2:.$C$1080];2;0))" office:value-type="string" office:string-value="Persd dlm Proses-Inhouse" calcext:value-type="string">
            <text:p>Persd dlm Proses-Inhouse</text:p>
          </table:table-cell>
          <table:table-cell office:value-type="string" calcext:value-type="string">
            <text:p>1103651000</text:p>
          </table:table-cell>
          <table:table-cell table:formula="of:=IF(ISNA(VLOOKUP([.F160];[COA.$B$2:.$C$700];2;0));&quot;-&quot;;VLOOKUP([.F160];[COA.$B$2:.$C$700];2;0))" office:value-type="string" office:string-value="Persd dlm Proses-Inhouse-Komunikasi" calcext:value-type="string">
            <text:p>Persd dlm Proses-Inhouse-Komunik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0</text:p>
          </table:table-cell>
          <table:table-cell office:value-type="string" calcext:value-type="string">
            <text:p>1103641000</text:p>
          </table:table-cell>
          <table:table-cell office:value-type="string" calcext:value-type="string">
            <text:p>Persd dlm Proses-Inhouse-Talents</text:p>
          </table:table-cell>
          <table:table-cell office:value-type="string" calcext:value-type="string">
            <text:p>1103640000</text:p>
          </table:table-cell>
          <table:table-cell table:formula="of:=IF(ISNA(VLOOKUP([.D161];[.$B$2:.$C$1080];2;0));&quot;-&quot;;VLOOKUP([.D161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161];[COA.$B$2:.$C$700];2;0));&quot;-&quot;;VLOOKUP([.F16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1</text:p>
          </table:table-cell>
          <table:table-cell office:value-type="string" calcext:value-type="string">
            <text:p>1103641015</text:p>
          </table:table-cell>
          <table:table-cell office:value-type="string" calcext:value-type="string">
            <text:p>Persd dlm Proses-Inhouse-Talents - Komentator</text:p>
          </table:table-cell>
          <table:table-cell office:value-type="string" calcext:value-type="string">
            <text:p>1103641000</text:p>
          </table:table-cell>
          <table:table-cell table:formula="of:=IF(ISNA(VLOOKUP([.D162];[.$B$2:.$C$1080];2;0));&quot;-&quot;;VLOOKUP([.D162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62];[COA.$B$2:.$C$700];2;0));&quot;-&quot;;VLOOKUP([.F162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2</text:p>
          </table:table-cell>
          <table:table-cell office:value-type="string" calcext:value-type="string">
            <text:p>1103641002</text:p>
          </table:table-cell>
          <table:table-cell office:value-type="string" calcext:value-type="string">
            <text:p>Persd dlm Proses-Inhouse-Talents - Singer</text:p>
          </table:table-cell>
          <table:table-cell office:value-type="string" calcext:value-type="string">
            <text:p>1103641000</text:p>
          </table:table-cell>
          <table:table-cell table:formula="of:=IF(ISNA(VLOOKUP([.D163];[.$B$2:.$C$1080];2;0));&quot;-&quot;;VLOOKUP([.D163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63];[COA.$B$2:.$C$700];2;0));&quot;-&quot;;VLOOKUP([.F163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3</text:p>
          </table:table-cell>
          <table:table-cell office:value-type="string" calcext:value-type="string">
            <text:p>1103641018</text:p>
          </table:table-cell>
          <table:table-cell office:value-type="string" calcext:value-type="string">
            <text:p>Persd dlm Proses-Inhouse-Talents-Home Band</text:p>
          </table:table-cell>
          <table:table-cell office:value-type="string" calcext:value-type="string">
            <text:p>1103641000</text:p>
          </table:table-cell>
          <table:table-cell table:formula="of:=IF(ISNA(VLOOKUP([.D164];[.$B$2:.$C$1080];2;0));&quot;-&quot;;VLOOKUP([.D164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64];[COA.$B$2:.$C$700];2;0));&quot;-&quot;;VLOOKUP([.F164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4</text:p>
          </table:table-cell>
          <table:table-cell office:value-type="string" calcext:value-type="string">
            <text:p>1103641005</text:p>
          </table:table-cell>
          <table:table-cell office:value-type="string" calcext:value-type="string">
            <text:p>Persd dlm Proses-Inhouse-Talents - Cheerleaders</text:p>
          </table:table-cell>
          <table:table-cell office:value-type="string" calcext:value-type="string">
            <text:p>1103641000</text:p>
          </table:table-cell>
          <table:table-cell table:formula="of:=IF(ISNA(VLOOKUP([.D165];[.$B$2:.$C$1080];2;0));&quot;-&quot;;VLOOKUP([.D165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65];[COA.$B$2:.$C$700];2;0));&quot;-&quot;;VLOOKUP([.F165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5</text:p>
          </table:table-cell>
          <table:table-cell office:value-type="string" calcext:value-type="string">
            <text:p>1103641008</text:p>
          </table:table-cell>
          <table:table-cell office:value-type="string" calcext:value-type="string">
            <text:p>Persd dlm Proses-Inhouse-Talents - Choir</text:p>
          </table:table-cell>
          <table:table-cell office:value-type="string" calcext:value-type="string">
            <text:p>1103641000</text:p>
          </table:table-cell>
          <table:table-cell table:formula="of:=IF(ISNA(VLOOKUP([.D166];[.$B$2:.$C$1080];2;0));&quot;-&quot;;VLOOKUP([.D166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66];[COA.$B$2:.$C$700];2;0));&quot;-&quot;;VLOOKUP([.F166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6</text:p>
          </table:table-cell>
          <table:table-cell office:value-type="string" calcext:value-type="string">
            <text:p>1103641011</text:p>
          </table:table-cell>
          <table:table-cell office:value-type="string" calcext:value-type="string">
            <text:p>Persd dlm Proses-Inhouse-Talents - Commendian</text:p>
          </table:table-cell>
          <table:table-cell office:value-type="string" calcext:value-type="string">
            <text:p>1103641000</text:p>
          </table:table-cell>
          <table:table-cell table:formula="of:=IF(ISNA(VLOOKUP([.D167];[.$B$2:.$C$1080];2;0));&quot;-&quot;;VLOOKUP([.D167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67];[COA.$B$2:.$C$700];2;0));&quot;-&quot;;VLOOKUP([.F167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7</text:p>
          </table:table-cell>
          <table:table-cell office:value-type="string" calcext:value-type="string">
            <text:p>1103641014</text:p>
          </table:table-cell>
          <table:table-cell office:value-type="string" calcext:value-type="string">
            <text:p>Persd dlm Proses-Inhouse-Talents - Juri</text:p>
          </table:table-cell>
          <table:table-cell office:value-type="string" calcext:value-type="string">
            <text:p>1103641000</text:p>
          </table:table-cell>
          <table:table-cell table:formula="of:=IF(ISNA(VLOOKUP([.D168];[.$B$2:.$C$1080];2;0));&quot;-&quot;;VLOOKUP([.D168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68];[COA.$B$2:.$C$700];2;0));&quot;-&quot;;VLOOKUP([.F168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8</text:p>
          </table:table-cell>
          <table:table-cell office:value-type="string" calcext:value-type="string">
            <text:p>1103641001</text:p>
          </table:table-cell>
          <table:table-cell office:value-type="string" calcext:value-type="string">
            <text:p>Persd dlm Proses-Inhouse-Talents - Guest Star</text:p>
          </table:table-cell>
          <table:table-cell office:value-type="string" calcext:value-type="string">
            <text:p>1103641000</text:p>
          </table:table-cell>
          <table:table-cell table:formula="of:=IF(ISNA(VLOOKUP([.D169];[.$B$2:.$C$1080];2;0));&quot;-&quot;;VLOOKUP([.D169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69];[COA.$B$2:.$C$700];2;0));&quot;-&quot;;VLOOKUP([.F169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9</text:p>
          </table:table-cell>
          <table:table-cell office:value-type="string" calcext:value-type="string">
            <text:p>1103641017</text:p>
          </table:table-cell>
          <table:table-cell office:value-type="string" calcext:value-type="string">
            <text:p>Persd dlm Proses-Inhouse-Talents - Figuran</text:p>
          </table:table-cell>
          <table:table-cell office:value-type="string" calcext:value-type="string">
            <text:p>1103641000</text:p>
          </table:table-cell>
          <table:table-cell table:formula="of:=IF(ISNA(VLOOKUP([.D170];[.$B$2:.$C$1080];2;0));&quot;-&quot;;VLOOKUP([.D170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70];[COA.$B$2:.$C$700];2;0));&quot;-&quot;;VLOOKUP([.F170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0</text:p>
          </table:table-cell>
          <table:table-cell office:value-type="string" calcext:value-type="string">
            <text:p>1103641004</text:p>
          </table:table-cell>
          <table:table-cell office:value-type="string" calcext:value-type="string">
            <text:p>Persd dlm Proses-Inhouse-Talents - Dancer</text:p>
          </table:table-cell>
          <table:table-cell office:value-type="string" calcext:value-type="string">
            <text:p>1103641000</text:p>
          </table:table-cell>
          <table:table-cell table:formula="of:=IF(ISNA(VLOOKUP([.D171];[.$B$2:.$C$1080];2;0));&quot;-&quot;;VLOOKUP([.D171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71];[COA.$B$2:.$C$700];2;0));&quot;-&quot;;VLOOKUP([.F171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1</text:p>
          </table:table-cell>
          <table:table-cell office:value-type="string" calcext:value-type="string">
            <text:p>1103641007</text:p>
          </table:table-cell>
          <table:table-cell office:value-type="string" calcext:value-type="string">
            <text:p>Persd dlm Proses-Inhouse-Talents - Backing Vocal</text:p>
          </table:table-cell>
          <table:table-cell office:value-type="string" calcext:value-type="string">
            <text:p>1103641000</text:p>
          </table:table-cell>
          <table:table-cell table:formula="of:=IF(ISNA(VLOOKUP([.D172];[.$B$2:.$C$1080];2;0));&quot;-&quot;;VLOOKUP([.D172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72];[COA.$B$2:.$C$700];2;0));&quot;-&quot;;VLOOKUP([.F172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2</text:p>
          </table:table-cell>
          <table:table-cell office:value-type="string" calcext:value-type="string">
            <text:p>1103641010</text:p>
          </table:table-cell>
          <table:table-cell office:value-type="string" calcext:value-type="string">
            <text:p>Persd dlm Proses-Inhouse-Talents - Guest Band</text:p>
          </table:table-cell>
          <table:table-cell office:value-type="string" calcext:value-type="string">
            <text:p>1103641000</text:p>
          </table:table-cell>
          <table:table-cell table:formula="of:=IF(ISNA(VLOOKUP([.D173];[.$B$2:.$C$1080];2;0));&quot;-&quot;;VLOOKUP([.D173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73];[COA.$B$2:.$C$700];2;0));&quot;-&quot;;VLOOKUP([.F173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3</text:p>
          </table:table-cell>
          <table:table-cell office:value-type="string" calcext:value-type="string">
            <text:p>1103641013</text:p>
          </table:table-cell>
          <table:table-cell office:value-type="string" calcext:value-type="string">
            <text:p>Persd dlm Proses-Inhouse-Talents - Mubaligh/Ulama</text:p>
          </table:table-cell>
          <table:table-cell office:value-type="string" calcext:value-type="string">
            <text:p>1103641000</text:p>
          </table:table-cell>
          <table:table-cell table:formula="of:=IF(ISNA(VLOOKUP([.D174];[.$B$2:.$C$1080];2;0));&quot;-&quot;;VLOOKUP([.D174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74];[COA.$B$2:.$C$700];2;0));&quot;-&quot;;VLOOKUP([.F174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4</text:p>
          </table:table-cell>
          <table:table-cell office:value-type="string" calcext:value-type="string">
            <text:p>1103641016</text:p>
          </table:table-cell>
          <table:table-cell office:value-type="string" calcext:value-type="string">
            <text:p>Persd dlm Proses-Inhouse-Talents - Audience</text:p>
          </table:table-cell>
          <table:table-cell office:value-type="string" calcext:value-type="string">
            <text:p>1103641000</text:p>
          </table:table-cell>
          <table:table-cell table:formula="of:=IF(ISNA(VLOOKUP([.D175];[.$B$2:.$C$1080];2;0));&quot;-&quot;;VLOOKUP([.D175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75];[COA.$B$2:.$C$700];2;0));&quot;-&quot;;VLOOKUP([.F175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5</text:p>
          </table:table-cell>
          <table:table-cell office:value-type="string" calcext:value-type="string">
            <text:p>1103641003</text:p>
          </table:table-cell>
          <table:table-cell office:value-type="string" calcext:value-type="string">
            <text:p>Persd dlm Proses-Inhouse-Talents - Musisi</text:p>
          </table:table-cell>
          <table:table-cell office:value-type="string" calcext:value-type="string">
            <text:p>1103641000</text:p>
          </table:table-cell>
          <table:table-cell table:formula="of:=IF(ISNA(VLOOKUP([.D176];[.$B$2:.$C$1080];2;0));&quot;-&quot;;VLOOKUP([.D176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76];[COA.$B$2:.$C$700];2;0));&quot;-&quot;;VLOOKUP([.F176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6</text:p>
          </table:table-cell>
          <table:table-cell office:value-type="string" calcext:value-type="string">
            <text:p>1103641019</text:p>
          </table:table-cell>
          <table:table-cell office:value-type="string" calcext:value-type="string">
            <text:p>Persd dlm Proses-Inhouse-Talents - dan Lain-lain</text:p>
          </table:table-cell>
          <table:table-cell office:value-type="string" calcext:value-type="string">
            <text:p>1103641000</text:p>
          </table:table-cell>
          <table:table-cell table:formula="of:=IF(ISNA(VLOOKUP([.D177];[.$B$2:.$C$1080];2;0));&quot;-&quot;;VLOOKUP([.D177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77];[COA.$B$2:.$C$700];2;0));&quot;-&quot;;VLOOKUP([.F177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7</text:p>
          </table:table-cell>
          <table:table-cell office:value-type="string" calcext:value-type="string">
            <text:p>1103641006</text:p>
          </table:table-cell>
          <table:table-cell office:value-type="string" calcext:value-type="string">
            <text:p>Persd dlm Proses-Inhouse-Talents - Perkusi</text:p>
          </table:table-cell>
          <table:table-cell office:value-type="string" calcext:value-type="string">
            <text:p>1103641000</text:p>
          </table:table-cell>
          <table:table-cell table:formula="of:=IF(ISNA(VLOOKUP([.D178];[.$B$2:.$C$1080];2;0));&quot;-&quot;;VLOOKUP([.D178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78];[COA.$B$2:.$C$700];2;0));&quot;-&quot;;VLOOKUP([.F178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8</text:p>
          </table:table-cell>
          <table:table-cell office:value-type="string" calcext:value-type="string">
            <text:p>1103641009</text:p>
          </table:table-cell>
          <table:table-cell office:value-type="string" calcext:value-type="string">
            <text:p>Persd dlm Proses-Inhouse-Talents - MC/Host/Presenter/Co Host</text:p>
          </table:table-cell>
          <table:table-cell office:value-type="string" calcext:value-type="string">
            <text:p>1103641000</text:p>
          </table:table-cell>
          <table:table-cell table:formula="of:=IF(ISNA(VLOOKUP([.D179];[.$B$2:.$C$1080];2;0));&quot;-&quot;;VLOOKUP([.D179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79];[COA.$B$2:.$C$700];2;0));&quot;-&quot;;VLOOKUP([.F179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9</text:p>
          </table:table-cell>
          <table:table-cell office:value-type="string" calcext:value-type="string">
            <text:p>1103641012</text:p>
          </table:table-cell>
          <table:table-cell office:value-type="string" calcext:value-type="string">
            <text:p>Persd dlm Proses-Inhouse-Talents - Chef</text:p>
          </table:table-cell>
          <table:table-cell office:value-type="string" calcext:value-type="string">
            <text:p>1103641000</text:p>
          </table:table-cell>
          <table:table-cell table:formula="of:=IF(ISNA(VLOOKUP([.D180];[.$B$2:.$C$1080];2;0));&quot;-&quot;;VLOOKUP([.D180];[.$B$2:.$C$1080];2;0))" office:value-type="string" office:string-value="Persd dlm Proses-Inhouse-Talents" calcext:value-type="string">
            <text:p>Persd dlm Proses-Inhouse-Talents</text:p>
          </table:table-cell>
          <table:table-cell office:value-type="string" calcext:value-type="string">
            <text:p>1103641000</text:p>
          </table:table-cell>
          <table:table-cell table:formula="of:=IF(ISNA(VLOOKUP([.F180];[COA.$B$2:.$C$700];2;0));&quot;-&quot;;VLOOKUP([.F180];[COA.$B$2:.$C$700];2;0))" office:value-type="string" office:string-value="Persd dlm Proses-Inhouse-Talents" calcext:value-type="string">
            <text:p>Persd dlm Proses-Inhouse-Tale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0</text:p>
          </table:table-cell>
          <table:table-cell office:value-type="string" calcext:value-type="string">
            <text:p>1103644000</text:p>
          </table:table-cell>
          <table:table-cell office:value-type="string" calcext:value-type="string">
            <text:p>Persd dlm Proses-Inhouse-Wardrobe</text:p>
          </table:table-cell>
          <table:table-cell office:value-type="string" calcext:value-type="string">
            <text:p>1103640000</text:p>
          </table:table-cell>
          <table:table-cell table:formula="of:=IF(ISNA(VLOOKUP([.D181];[.$B$2:.$C$1080];2;0));&quot;-&quot;;VLOOKUP([.D181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181];[COA.$B$2:.$C$700];2;0));&quot;-&quot;;VLOOKUP([.F18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1</text:p>
          </table:table-cell>
          <table:table-cell office:value-type="string" calcext:value-type="string">
            <text:p>1103644003</text:p>
          </table:table-cell>
          <table:table-cell office:value-type="string" calcext:value-type="string">
            <text:p>Persd dlm Proses-Inhouse - Wardrobe - Rent</text:p>
          </table:table-cell>
          <table:table-cell office:value-type="string" calcext:value-type="string">
            <text:p>1103644000</text:p>
          </table:table-cell>
          <table:table-cell table:formula="of:=IF(ISNA(VLOOKUP([.D182];[.$B$2:.$C$1080];2;0));&quot;-&quot;;VLOOKUP([.D182];[.$B$2:.$C$1080];2;0))" office:value-type="string" office:string-value="Persd dlm Proses-Inhouse-Wardrobe" calcext:value-type="string">
            <text:p>Persd dlm Proses-Inhouse-Wardrobe</text:p>
          </table:table-cell>
          <table:table-cell office:value-type="string" calcext:value-type="string">
            <text:p>1103644000</text:p>
          </table:table-cell>
          <table:table-cell table:formula="of:=IF(ISNA(VLOOKUP([.F182];[COA.$B$2:.$C$700];2;0));&quot;-&quot;;VLOOKUP([.F182];[COA.$B$2:.$C$700];2;0))" office:value-type="string" office:string-value="Persd dlm Proses-Inhouse-Wardrobe" calcext:value-type="string">
            <text:p>Persd dlm Proses-Inhouse-Wardrob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2</text:p>
          </table:table-cell>
          <table:table-cell office:value-type="string" calcext:value-type="string">
            <text:p>1103644002</text:p>
          </table:table-cell>
          <table:table-cell office:value-type="string" calcext:value-type="string">
            <text:p>Persd dlm Proses-Inhouse - Wardrobe - Purchase</text:p>
          </table:table-cell>
          <table:table-cell office:value-type="string" calcext:value-type="string">
            <text:p>1103644000</text:p>
          </table:table-cell>
          <table:table-cell table:formula="of:=IF(ISNA(VLOOKUP([.D183];[.$B$2:.$C$1080];2;0));&quot;-&quot;;VLOOKUP([.D183];[.$B$2:.$C$1080];2;0))" office:value-type="string" office:string-value="Persd dlm Proses-Inhouse-Wardrobe" calcext:value-type="string">
            <text:p>Persd dlm Proses-Inhouse-Wardrobe</text:p>
          </table:table-cell>
          <table:table-cell office:value-type="string" calcext:value-type="string">
            <text:p>1103644000</text:p>
          </table:table-cell>
          <table:table-cell table:formula="of:=IF(ISNA(VLOOKUP([.F183];[COA.$B$2:.$C$700];2;0));&quot;-&quot;;VLOOKUP([.F183];[COA.$B$2:.$C$700];2;0))" office:value-type="string" office:string-value="Persd dlm Proses-Inhouse-Wardrobe" calcext:value-type="string">
            <text:p>Persd dlm Proses-Inhouse-Wardrob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3</text:p>
          </table:table-cell>
          <table:table-cell office:value-type="string" calcext:value-type="string">
            <text:p>1103644001</text:p>
          </table:table-cell>
          <table:table-cell office:value-type="string" calcext:value-type="string">
            <text:p>Persd dlm Proses-Inhouse - Wardrobe</text:p>
          </table:table-cell>
          <table:table-cell office:value-type="string" calcext:value-type="string">
            <text:p>1103644000</text:p>
          </table:table-cell>
          <table:table-cell table:formula="of:=IF(ISNA(VLOOKUP([.D184];[.$B$2:.$C$1080];2;0));&quot;-&quot;;VLOOKUP([.D184];[.$B$2:.$C$1080];2;0))" office:value-type="string" office:string-value="Persd dlm Proses-Inhouse-Wardrobe" calcext:value-type="string">
            <text:p>Persd dlm Proses-Inhouse-Wardrobe</text:p>
          </table:table-cell>
          <table:table-cell office:value-type="string" calcext:value-type="string">
            <text:p>1103644000</text:p>
          </table:table-cell>
          <table:table-cell table:formula="of:=IF(ISNA(VLOOKUP([.F184];[COA.$B$2:.$C$700];2;0));&quot;-&quot;;VLOOKUP([.F184];[COA.$B$2:.$C$700];2;0))" office:value-type="string" office:string-value="Persd dlm Proses-Inhouse-Wardrobe" calcext:value-type="string">
            <text:p>Persd dlm Proses-Inhouse-Wardrob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4</text:p>
          </table:table-cell>
          <table:table-cell office:value-type="string" calcext:value-type="string">
            <text:p>1103644004</text:p>
          </table:table-cell>
          <table:table-cell office:value-type="string" calcext:value-type="string">
            <text:p>Persd dlm Proses-Inhouse - Wardrobe - Laundry</text:p>
          </table:table-cell>
          <table:table-cell office:value-type="string" calcext:value-type="string">
            <text:p>1103644000</text:p>
          </table:table-cell>
          <table:table-cell table:formula="of:=IF(ISNA(VLOOKUP([.D185];[.$B$2:.$C$1080];2;0));&quot;-&quot;;VLOOKUP([.D185];[.$B$2:.$C$1080];2;0))" office:value-type="string" office:string-value="Persd dlm Proses-Inhouse-Wardrobe" calcext:value-type="string">
            <text:p>Persd dlm Proses-Inhouse-Wardrobe</text:p>
          </table:table-cell>
          <table:table-cell office:value-type="string" calcext:value-type="string">
            <text:p>1103644000</text:p>
          </table:table-cell>
          <table:table-cell table:formula="of:=IF(ISNA(VLOOKUP([.F185];[COA.$B$2:.$C$700];2;0));&quot;-&quot;;VLOOKUP([.F185];[COA.$B$2:.$C$700];2;0))" office:value-type="string" office:string-value="Persd dlm Proses-Inhouse-Wardrobe" calcext:value-type="string">
            <text:p>Persd dlm Proses-Inhouse-Wardrob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5</text:p>
          </table:table-cell>
          <table:table-cell office:value-type="string" calcext:value-type="string">
            <text:p>1103645000</text:p>
          </table:table-cell>
          <table:table-cell office:value-type="string" calcext:value-type="string">
            <text:p>Persd dlm Proses-Inhouse-Sewa</text:p>
          </table:table-cell>
          <table:table-cell office:value-type="string" calcext:value-type="string">
            <text:p>1103640000</text:p>
          </table:table-cell>
          <table:table-cell table:formula="of:=IF(ISNA(VLOOKUP([.D186];[.$B$2:.$C$1080];2;0));&quot;-&quot;;VLOOKUP([.D186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186];[COA.$B$2:.$C$700];2;0));&quot;-&quot;;VLOOKUP([.F18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6</text:p>
          </table:table-cell>
          <table:table-cell office:value-type="string" calcext:value-type="string">
            <text:p>1103645600</text:p>
          </table:table-cell>
          <table:table-cell office:value-type="string" calcext:value-type="string">
            <text:p>Persd dlm Proses-Inhouse-Sewa Genset</text:p>
          </table:table-cell>
          <table:table-cell office:value-type="string" calcext:value-type="string">
            <text:p>1103645000</text:p>
          </table:table-cell>
          <table:table-cell table:formula="of:=IF(ISNA(VLOOKUP([.D187];[.$B$2:.$C$1080];2;0));&quot;-&quot;;VLOOKUP([.D187];[.$B$2:.$C$1080];2;0))" office:value-type="string" office:string-value="Persd dlm Proses-Inhouse-Sewa" calcext:value-type="string">
            <text:p>Persd dlm Proses-Inhouse-Sewa</text:p>
          </table:table-cell>
          <table:table-cell office:value-type="string" calcext:value-type="string">
            <text:p>1103645000</text:p>
          </table:table-cell>
          <table:table-cell table:formula="of:=IF(ISNA(VLOOKUP([.F187];[COA.$B$2:.$C$700];2;0));&quot;-&quot;;VLOOKUP([.F187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7</text:p>
          </table:table-cell>
          <table:table-cell office:value-type="string" calcext:value-type="string">
            <text:p>1103645900</text:p>
          </table:table-cell>
          <table:table-cell office:value-type="string" calcext:value-type="string">
            <text:p>Persd dlm Proses-Inhouse-Sewa Alat Musik</text:p>
          </table:table-cell>
          <table:table-cell office:value-type="string" calcext:value-type="string">
            <text:p>1103645000</text:p>
          </table:table-cell>
          <table:table-cell table:formula="of:=IF(ISNA(VLOOKUP([.D188];[.$B$2:.$C$1080];2;0));&quot;-&quot;;VLOOKUP([.D188];[.$B$2:.$C$1080];2;0))" office:value-type="string" office:string-value="Persd dlm Proses-Inhouse-Sewa" calcext:value-type="string">
            <text:p>Persd dlm Proses-Inhouse-Sewa</text:p>
          </table:table-cell>
          <table:table-cell office:value-type="string" calcext:value-type="string">
            <text:p>1103645000</text:p>
          </table:table-cell>
          <table:table-cell table:formula="of:=IF(ISNA(VLOOKUP([.F188];[COA.$B$2:.$C$700];2;0));&quot;-&quot;;VLOOKUP([.F188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8</text:p>
          </table:table-cell>
          <table:table-cell office:value-type="string" calcext:value-type="string">
            <text:p>1103646200</text:p>
          </table:table-cell>
          <table:table-cell office:value-type="string" calcext:value-type="string">
            <text:p>Persd dlm Proses-Inhouse-Sewa Tempat</text:p>
          </table:table-cell>
          <table:table-cell office:value-type="string" calcext:value-type="string">
            <text:p>1103645000</text:p>
          </table:table-cell>
          <table:table-cell table:formula="of:=IF(ISNA(VLOOKUP([.D189];[.$B$2:.$C$1080];2;0));&quot;-&quot;;VLOOKUP([.D189];[.$B$2:.$C$1080];2;0))" office:value-type="string" office:string-value="Persd dlm Proses-Inhouse-Sewa" calcext:value-type="string">
            <text:p>Persd dlm Proses-Inhouse-Sewa</text:p>
          </table:table-cell>
          <table:table-cell office:value-type="string" calcext:value-type="string">
            <text:p>1103645000</text:p>
          </table:table-cell>
          <table:table-cell table:formula="of:=IF(ISNA(VLOOKUP([.F189];[COA.$B$2:.$C$700];2;0));&quot;-&quot;;VLOOKUP([.F189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9</text:p>
          </table:table-cell>
          <table:table-cell office:value-type="string" calcext:value-type="string">
            <text:p>1103645200</text:p>
          </table:table-cell>
          <table:table-cell office:value-type="string" calcext:value-type="string">
            <text:p>Persd dlm Proses-Inhouse-Sewa Kamera</text:p>
          </table:table-cell>
          <table:table-cell office:value-type="string" calcext:value-type="string">
            <text:p>1103645000</text:p>
          </table:table-cell>
          <table:table-cell table:formula="of:=IF(ISNA(VLOOKUP([.D190];[.$B$2:.$C$1080];2;0));&quot;-&quot;;VLOOKUP([.D190];[.$B$2:.$C$1080];2;0))" office:value-type="string" office:string-value="Persd dlm Proses-Inhouse-Sewa" calcext:value-type="string">
            <text:p>Persd dlm Proses-Inhouse-Sewa</text:p>
          </table:table-cell>
          <table:table-cell office:value-type="string" calcext:value-type="string">
            <text:p>1103645000</text:p>
          </table:table-cell>
          <table:table-cell table:formula="of:=IF(ISNA(VLOOKUP([.F190];[COA.$B$2:.$C$700];2;0));&quot;-&quot;;VLOOKUP([.F190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0</text:p>
          </table:table-cell>
          <table:table-cell office:value-type="string" calcext:value-type="string">
            <text:p>1103645500</text:p>
          </table:table-cell>
          <table:table-cell office:value-type="string" calcext:value-type="string">
            <text:p>Persd dlm Proses-Inhouse-Sewa AC&amp;Tenda</text:p>
          </table:table-cell>
          <table:table-cell office:value-type="string" calcext:value-type="string">
            <text:p>1103645000</text:p>
          </table:table-cell>
          <table:table-cell table:formula="of:=IF(ISNA(VLOOKUP([.D191];[.$B$2:.$C$1080];2;0));&quot;-&quot;;VLOOKUP([.D191];[.$B$2:.$C$1080];2;0))" office:value-type="string" office:string-value="Persd dlm Proses-Inhouse-Sewa" calcext:value-type="string">
            <text:p>Persd dlm Proses-Inhouse-Sewa</text:p>
          </table:table-cell>
          <table:table-cell office:value-type="string" calcext:value-type="string">
            <text:p>1103645000</text:p>
          </table:table-cell>
          <table:table-cell table:formula="of:=IF(ISNA(VLOOKUP([.F191];[COA.$B$2:.$C$700];2;0));&quot;-&quot;;VLOOKUP([.F191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1</text:p>
          </table:table-cell>
          <table:table-cell office:value-type="string" calcext:value-type="string">
            <text:p>1103645800</text:p>
          </table:table-cell>
          <table:table-cell office:value-type="string" calcext:value-type="string">
            <text:p>Persd dlm Proses-Inhouse-Sewa Studio</text:p>
          </table:table-cell>
          <table:table-cell office:value-type="string" calcext:value-type="string">
            <text:p>1103645000</text:p>
          </table:table-cell>
          <table:table-cell table:formula="of:=IF(ISNA(VLOOKUP([.D192];[.$B$2:.$C$1080];2;0));&quot;-&quot;;VLOOKUP([.D192];[.$B$2:.$C$1080];2;0))" office:value-type="string" office:string-value="Persd dlm Proses-Inhouse-Sewa" calcext:value-type="string">
            <text:p>Persd dlm Proses-Inhouse-Sewa</text:p>
          </table:table-cell>
          <table:table-cell office:value-type="string" calcext:value-type="string">
            <text:p>1103645000</text:p>
          </table:table-cell>
          <table:table-cell table:formula="of:=IF(ISNA(VLOOKUP([.F192];[COA.$B$2:.$C$700];2;0));&quot;-&quot;;VLOOKUP([.F192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2</text:p>
          </table:table-cell>
          <table:table-cell office:value-type="string" calcext:value-type="string">
            <text:p>1103646100</text:p>
          </table:table-cell>
          <table:table-cell office:value-type="string" calcext:value-type="string">
            <text:p>Persd dlm Proses-Inhouse-Sewa Pemancar</text:p>
          </table:table-cell>
          <table:table-cell office:value-type="string" calcext:value-type="string">
            <text:p>1103645000</text:p>
          </table:table-cell>
          <table:table-cell table:formula="of:=IF(ISNA(VLOOKUP([.D193];[.$B$2:.$C$1080];2;0));&quot;-&quot;;VLOOKUP([.D193];[.$B$2:.$C$1080];2;0))" office:value-type="string" office:string-value="Persd dlm Proses-Inhouse-Sewa" calcext:value-type="string">
            <text:p>Persd dlm Proses-Inhouse-Sewa</text:p>
          </table:table-cell>
          <table:table-cell office:value-type="string" calcext:value-type="string">
            <text:p>1103645000</text:p>
          </table:table-cell>
          <table:table-cell table:formula="of:=IF(ISNA(VLOOKUP([.F193];[COA.$B$2:.$C$700];2;0));&quot;-&quot;;VLOOKUP([.F193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3</text:p>
          </table:table-cell>
          <table:table-cell office:value-type="string" calcext:value-type="string">
            <text:p>1103645100</text:p>
          </table:table-cell>
          <table:table-cell office:value-type="string" calcext:value-type="string">
            <text:p>Persd dlm Proses-Inhouse-Sewa Audio</text:p>
          </table:table-cell>
          <table:table-cell office:value-type="string" calcext:value-type="string">
            <text:p>1103645000</text:p>
          </table:table-cell>
          <table:table-cell table:formula="of:=IF(ISNA(VLOOKUP([.D194];[.$B$2:.$C$1080];2;0));&quot;-&quot;;VLOOKUP([.D194];[.$B$2:.$C$1080];2;0))" office:value-type="string" office:string-value="Persd dlm Proses-Inhouse-Sewa" calcext:value-type="string">
            <text:p>Persd dlm Proses-Inhouse-Sewa</text:p>
          </table:table-cell>
          <table:table-cell office:value-type="string" calcext:value-type="string">
            <text:p>1103645000</text:p>
          </table:table-cell>
          <table:table-cell table:formula="of:=IF(ISNA(VLOOKUP([.F194];[COA.$B$2:.$C$700];2;0));&quot;-&quot;;VLOOKUP([.F194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4</text:p>
          </table:table-cell>
          <table:table-cell office:value-type="string" calcext:value-type="string">
            <text:p>1103645400</text:p>
          </table:table-cell>
          <table:table-cell office:value-type="string" calcext:value-type="string">
            <text:p>Persd dlm Proses-Inhouse-Sewa Lainnya</text:p>
          </table:table-cell>
          <table:table-cell office:value-type="string" calcext:value-type="string">
            <text:p>1103645000</text:p>
          </table:table-cell>
          <table:table-cell table:formula="of:=IF(ISNA(VLOOKUP([.D195];[.$B$2:.$C$1080];2;0));&quot;-&quot;;VLOOKUP([.D195];[.$B$2:.$C$1080];2;0))" office:value-type="string" office:string-value="Persd dlm Proses-Inhouse-Sewa" calcext:value-type="string">
            <text:p>Persd dlm Proses-Inhouse-Sewa</text:p>
          </table:table-cell>
          <table:table-cell office:value-type="string" calcext:value-type="string">
            <text:p>1103645000</text:p>
          </table:table-cell>
          <table:table-cell table:formula="of:=IF(ISNA(VLOOKUP([.F195];[COA.$B$2:.$C$700];2;0));&quot;-&quot;;VLOOKUP([.F195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5</text:p>
          </table:table-cell>
          <table:table-cell office:value-type="string" calcext:value-type="string">
            <text:p>1103645700</text:p>
          </table:table-cell>
          <table:table-cell office:value-type="string" calcext:value-type="string">
            <text:p>Persd dlm Proses-Inhouse-Sewa Screen</text:p>
          </table:table-cell>
          <table:table-cell office:value-type="string" calcext:value-type="string">
            <text:p>1103645000</text:p>
          </table:table-cell>
          <table:table-cell table:formula="of:=IF(ISNA(VLOOKUP([.D196];[.$B$2:.$C$1080];2;0));&quot;-&quot;;VLOOKUP([.D196];[.$B$2:.$C$1080];2;0))" office:value-type="string" office:string-value="Persd dlm Proses-Inhouse-Sewa" calcext:value-type="string">
            <text:p>Persd dlm Proses-Inhouse-Sewa</text:p>
          </table:table-cell>
          <table:table-cell office:value-type="string" calcext:value-type="string">
            <text:p>1103645000</text:p>
          </table:table-cell>
          <table:table-cell table:formula="of:=IF(ISNA(VLOOKUP([.F196];[COA.$B$2:.$C$700];2;0));&quot;-&quot;;VLOOKUP([.F196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6</text:p>
          </table:table-cell>
          <table:table-cell office:value-type="string" calcext:value-type="string">
            <text:p>1103646000</text:p>
          </table:table-cell>
          <table:table-cell office:value-type="string" calcext:value-type="string">
            <text:p>Persd dlm Proses-Inhouse-Sewa HT</text:p>
          </table:table-cell>
          <table:table-cell office:value-type="string" calcext:value-type="string">
            <text:p>1103645000</text:p>
          </table:table-cell>
          <table:table-cell table:formula="of:=IF(ISNA(VLOOKUP([.D197];[.$B$2:.$C$1080];2;0));&quot;-&quot;;VLOOKUP([.D197];[.$B$2:.$C$1080];2;0))" office:value-type="string" office:string-value="Persd dlm Proses-Inhouse-Sewa" calcext:value-type="string">
            <text:p>Persd dlm Proses-Inhouse-Sewa</text:p>
          </table:table-cell>
          <table:table-cell office:value-type="string" calcext:value-type="string">
            <text:p>1103645000</text:p>
          </table:table-cell>
          <table:table-cell table:formula="of:=IF(ISNA(VLOOKUP([.F197];[COA.$B$2:.$C$700];2;0));&quot;-&quot;;VLOOKUP([.F197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7</text:p>
          </table:table-cell>
          <table:table-cell office:value-type="string" calcext:value-type="string">
            <text:p>1103645300</text:p>
          </table:table-cell>
          <table:table-cell office:value-type="string" calcext:value-type="string">
            <text:p>Persd dlm Proses-Inhouse-Sewa Lighting</text:p>
          </table:table-cell>
          <table:table-cell office:value-type="string" calcext:value-type="string">
            <text:p>1103645000</text:p>
          </table:table-cell>
          <table:table-cell table:formula="of:=IF(ISNA(VLOOKUP([.D198];[.$B$2:.$C$1080];2;0));&quot;-&quot;;VLOOKUP([.D198];[.$B$2:.$C$1080];2;0))" office:value-type="string" office:string-value="Persd dlm Proses-Inhouse-Sewa" calcext:value-type="string">
            <text:p>Persd dlm Proses-Inhouse-Sewa</text:p>
          </table:table-cell>
          <table:table-cell office:value-type="string" calcext:value-type="string">
            <text:p>1103645000</text:p>
          </table:table-cell>
          <table:table-cell table:formula="of:=IF(ISNA(VLOOKUP([.F198];[COA.$B$2:.$C$700];2;0));&quot;-&quot;;VLOOKUP([.F198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8</text:p>
          </table:table-cell>
          <table:table-cell office:value-type="string" calcext:value-type="string">
            <text:p>1103646300</text:p>
          </table:table-cell>
          <table:table-cell office:value-type="string" calcext:value-type="string">
            <text:p>Persd dlm Proses-Inhouse-Sewa-Vehicles</text:p>
          </table:table-cell>
          <table:table-cell office:value-type="string" calcext:value-type="string">
            <text:p>1103645000</text:p>
          </table:table-cell>
          <table:table-cell table:formula="of:=IF(ISNA(VLOOKUP([.D199];[.$B$2:.$C$1080];2;0));&quot;-&quot;;VLOOKUP([.D199];[.$B$2:.$C$1080];2;0))" office:value-type="string" office:string-value="Persd dlm Proses-Inhouse-Sewa" calcext:value-type="string">
            <text:p>Persd dlm Proses-Inhouse-Sewa</text:p>
          </table:table-cell>
          <table:table-cell table:style-name="ce2"/>
          <table:table-cell table:formula="of:=IF(ISNA(VLOOKUP([.F199];[COA.$B$2:.$C$700];2;0));&quot;-&quot;;VLOOKUP([.F199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9</text:p>
          </table:table-cell>
          <table:table-cell office:value-type="string" calcext:value-type="string">
            <text:p>1103646312</text:p>
          </table:table-cell>
          <table:table-cell office:value-type="string" calcext:value-type="string">
            <text:p>Persd dlm Proses-Inhouse-Sewa -Vehicles-Mini Bus</text:p>
          </table:table-cell>
          <table:table-cell office:value-type="string" calcext:value-type="string">
            <text:p>1103646300</text:p>
          </table:table-cell>
          <table:table-cell table:formula="of:=IF(ISNA(VLOOKUP([.D200];[.$B$2:.$C$1080];2;0));&quot;-&quot;;VLOOKUP([.D200];[.$B$2:.$C$1080];2;0))" office:value-type="string" office:string-value="Persd dlm Proses-Inhouse-Sewa-Vehicles" calcext:value-type="string">
            <text:p>Persd dlm Proses-Inhouse-Sewa-Vehicles</text:p>
          </table:table-cell>
          <table:table-cell office:value-type="string" calcext:value-type="string">
            <text:p>1103645000</text:p>
          </table:table-cell>
          <table:table-cell table:formula="of:=IF(ISNA(VLOOKUP([.F200];[COA.$B$2:.$C$700];2;0));&quot;-&quot;;VLOOKUP([.F200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</text:p>
          </table:table-cell>
          <table:table-cell office:value-type="string" calcext:value-type="string">
            <text:p>1103646315</text:p>
          </table:table-cell>
          <table:table-cell office:value-type="string" calcext:value-type="string">
            <text:p>Persd dlm Proses-Inhouse-Sewa-Vehicles-Others</text:p>
          </table:table-cell>
          <table:table-cell office:value-type="string" calcext:value-type="string">
            <text:p>1103646300</text:p>
          </table:table-cell>
          <table:table-cell table:formula="of:=IF(ISNA(VLOOKUP([.D201];[.$B$2:.$C$1080];2;0));&quot;-&quot;;VLOOKUP([.D201];[.$B$2:.$C$1080];2;0))" office:value-type="string" office:string-value="Persd dlm Proses-Inhouse-Sewa-Vehicles" calcext:value-type="string">
            <text:p>Persd dlm Proses-Inhouse-Sewa-Vehicles</text:p>
          </table:table-cell>
          <table:table-cell office:value-type="string" calcext:value-type="string">
            <text:p>1103645000</text:p>
          </table:table-cell>
          <table:table-cell table:formula="of:=IF(ISNA(VLOOKUP([.F201];[COA.$B$2:.$C$700];2;0));&quot;-&quot;;VLOOKUP([.F201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1</text:p>
          </table:table-cell>
          <table:table-cell office:value-type="string" calcext:value-type="string">
            <text:p>1103646311</text:p>
          </table:table-cell>
          <table:table-cell office:value-type="string" calcext:value-type="string">
            <text:p>Persd dlm Proses-Inhouse-Sewa-Vehicles-Mobil Box/Truck/Mini Truck/Pick Up</text:p>
          </table:table-cell>
          <table:table-cell office:value-type="string" calcext:value-type="string">
            <text:p>1103646300</text:p>
          </table:table-cell>
          <table:table-cell table:formula="of:=IF(ISNA(VLOOKUP([.D202];[.$B$2:.$C$1080];2;0));&quot;-&quot;;VLOOKUP([.D202];[.$B$2:.$C$1080];2;0))" office:value-type="string" office:string-value="Persd dlm Proses-Inhouse-Sewa-Vehicles" calcext:value-type="string">
            <text:p>Persd dlm Proses-Inhouse-Sewa-Vehicles</text:p>
          </table:table-cell>
          <table:table-cell office:value-type="string" calcext:value-type="string">
            <text:p>1103645000</text:p>
          </table:table-cell>
          <table:table-cell table:formula="of:=IF(ISNA(VLOOKUP([.F202];[COA.$B$2:.$C$700];2;0));&quot;-&quot;;VLOOKUP([.F202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</text:p>
          </table:table-cell>
          <table:table-cell office:value-type="string" calcext:value-type="string">
            <text:p>1103646314</text:p>
          </table:table-cell>
          <table:table-cell office:value-type="string" calcext:value-type="string">
            <text:p>Persd dlm Proses-Inhouse-Sewa- Vehicles-Boat</text:p>
          </table:table-cell>
          <table:table-cell office:value-type="string" calcext:value-type="string">
            <text:p>1103646300</text:p>
          </table:table-cell>
          <table:table-cell table:formula="of:=IF(ISNA(VLOOKUP([.D203];[.$B$2:.$C$1080];2;0));&quot;-&quot;;VLOOKUP([.D203];[.$B$2:.$C$1080];2;0))" office:value-type="string" office:string-value="Persd dlm Proses-Inhouse-Sewa-Vehicles" calcext:value-type="string">
            <text:p>Persd dlm Proses-Inhouse-Sewa-Vehicles</text:p>
          </table:table-cell>
          <table:table-cell office:value-type="string" calcext:value-type="string">
            <text:p>1103645000</text:p>
          </table:table-cell>
          <table:table-cell table:formula="of:=IF(ISNA(VLOOKUP([.F203];[COA.$B$2:.$C$700];2;0));&quot;-&quot;;VLOOKUP([.F203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3</text:p>
          </table:table-cell>
          <table:table-cell office:value-type="string" calcext:value-type="string">
            <text:p>1103646310</text:p>
          </table:table-cell>
          <table:table-cell office:value-type="string" calcext:value-type="string">
            <text:p>Persd dlm Proses-Inhouse-Sewa-Vehicles - Bus</text:p>
          </table:table-cell>
          <table:table-cell office:value-type="string" calcext:value-type="string">
            <text:p>1103646300</text:p>
          </table:table-cell>
          <table:table-cell table:formula="of:=IF(ISNA(VLOOKUP([.D204];[.$B$2:.$C$1080];2;0));&quot;-&quot;;VLOOKUP([.D204];[.$B$2:.$C$1080];2;0))" office:value-type="string" office:string-value="Persd dlm Proses-Inhouse-Sewa-Vehicles" calcext:value-type="string">
            <text:p>Persd dlm Proses-Inhouse-Sewa-Vehicles</text:p>
          </table:table-cell>
          <table:table-cell office:value-type="string" calcext:value-type="string">
            <text:p>1103645000</text:p>
          </table:table-cell>
          <table:table-cell table:formula="of:=IF(ISNA(VLOOKUP([.F204];[COA.$B$2:.$C$700];2;0));&quot;-&quot;;VLOOKUP([.F204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4</text:p>
          </table:table-cell>
          <table:table-cell office:value-type="string" calcext:value-type="string">
            <text:p>1103646313</text:p>
          </table:table-cell>
          <table:table-cell office:value-type="string" calcext:value-type="string">
            <text:p>Persd dlm Proses-Inhouse-Sewa - Vehicles - Cargo</text:p>
          </table:table-cell>
          <table:table-cell office:value-type="string" calcext:value-type="string">
            <text:p>1103646300</text:p>
          </table:table-cell>
          <table:table-cell table:formula="of:=IF(ISNA(VLOOKUP([.D205];[.$B$2:.$C$1080];2;0));&quot;-&quot;;VLOOKUP([.D205];[.$B$2:.$C$1080];2;0))" office:value-type="string" office:string-value="Persd dlm Proses-Inhouse-Sewa-Vehicles" calcext:value-type="string">
            <text:p>Persd dlm Proses-Inhouse-Sewa-Vehicles</text:p>
          </table:table-cell>
          <table:table-cell office:value-type="string" calcext:value-type="string">
            <text:p>1103645000</text:p>
          </table:table-cell>
          <table:table-cell table:formula="of:=IF(ISNA(VLOOKUP([.F205];[COA.$B$2:.$C$700];2;0));&quot;-&quot;;VLOOKUP([.F205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5</text:p>
          </table:table-cell>
          <table:table-cell office:value-type="string" calcext:value-type="string">
            <text:p>1103646400</text:p>
          </table:table-cell>
          <table:table-cell office:value-type="string" calcext:value-type="string">
            <text:p>Persd dlm Proses-Inhouse-Sewa - Shooting Equipment</text:p>
          </table:table-cell>
          <table:table-cell office:value-type="string" calcext:value-type="string">
            <text:p>1103645000</text:p>
          </table:table-cell>
          <table:table-cell table:formula="of:=IF(ISNA(VLOOKUP([.D206];[.$B$2:.$C$1080];2;0));&quot;-&quot;;VLOOKUP([.D206];[.$B$2:.$C$1080];2;0))" office:value-type="string" office:string-value="Persd dlm Proses-Inhouse-Sewa" calcext:value-type="string">
            <text:p>Persd dlm Proses-Inhouse-Sewa</text:p>
          </table:table-cell>
          <table:table-cell table:style-name="ce2"/>
          <table:table-cell table:formula="of:=IF(ISNA(VLOOKUP([.F206];[COA.$B$2:.$C$700];2;0));&quot;-&quot;;VLOOKUP([.F20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6</text:p>
          </table:table-cell>
          <table:table-cell office:value-type="string" calcext:value-type="string">
            <text:p>1103646404</text:p>
          </table:table-cell>
          <table:table-cell office:value-type="string" calcext:value-type="string">
            <text:p>Persd dlm Proses-Inhouse-Sewa-Shooting Equipment - Audio (Sound System)</text:p>
          </table:table-cell>
          <table:table-cell office:value-type="string" calcext:value-type="string">
            <text:p>1103646400</text:p>
          </table:table-cell>
          <table:table-cell table:formula="of:=IF(ISNA(VLOOKUP([.D207];[.$B$2:.$C$1080];2;0));&quot;-&quot;;VLOOKUP([.D207];[.$B$2:.$C$1080];2;0))" office:value-type="string" office:string-value="Persd dlm Proses-Inhouse-Sewa - Shooting Equipment" calcext:value-type="string">
            <text:p>Persd dlm Proses-Inhouse-Sewa - Shooting Equipment</text:p>
          </table:table-cell>
          <table:table-cell office:value-type="string" calcext:value-type="string">
            <text:p>1103645000</text:p>
          </table:table-cell>
          <table:table-cell table:formula="of:=IF(ISNA(VLOOKUP([.F207];[COA.$B$2:.$C$700];2;0));&quot;-&quot;;VLOOKUP([.F207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7</text:p>
          </table:table-cell>
          <table:table-cell office:value-type="string" calcext:value-type="string">
            <text:p>1103646407</text:p>
          </table:table-cell>
          <table:table-cell office:value-type="string" calcext:value-type="string">
            <text:p>Persd dlm Proses-Inhouse-Sewa-Shooting Equipment - TV Plasma/TV walls</text:p>
          </table:table-cell>
          <table:table-cell office:value-type="string" calcext:value-type="string">
            <text:p>1103646400</text:p>
          </table:table-cell>
          <table:table-cell table:formula="of:=IF(ISNA(VLOOKUP([.D208];[.$B$2:.$C$1080];2;0));&quot;-&quot;;VLOOKUP([.D208];[.$B$2:.$C$1080];2;0))" office:value-type="string" office:string-value="Persd dlm Proses-Inhouse-Sewa - Shooting Equipment" calcext:value-type="string">
            <text:p>Persd dlm Proses-Inhouse-Sewa - Shooting Equipment</text:p>
          </table:table-cell>
          <table:table-cell office:value-type="string" calcext:value-type="string">
            <text:p>1103645000</text:p>
          </table:table-cell>
          <table:table-cell table:formula="of:=IF(ISNA(VLOOKUP([.F208];[COA.$B$2:.$C$700];2;0));&quot;-&quot;;VLOOKUP([.F208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8</text:p>
          </table:table-cell>
          <table:table-cell office:value-type="string" calcext:value-type="string">
            <text:p>1103646410</text:p>
          </table:table-cell>
          <table:table-cell office:value-type="string" calcext:value-type="string">
            <text:p>Persd dlm Proses-Inhouse-Sewa - Shooting Equipment - Instrument/Alat Musik</text:p>
          </table:table-cell>
          <table:table-cell office:value-type="string" calcext:value-type="string">
            <text:p>1103646400</text:p>
          </table:table-cell>
          <table:table-cell table:formula="of:=IF(ISNA(VLOOKUP([.D209];[.$B$2:.$C$1080];2;0));&quot;-&quot;;VLOOKUP([.D209];[.$B$2:.$C$1080];2;0))" office:value-type="string" office:string-value="Persd dlm Proses-Inhouse-Sewa - Shooting Equipment" calcext:value-type="string">
            <text:p>Persd dlm Proses-Inhouse-Sewa - Shooting Equipment</text:p>
          </table:table-cell>
          <table:table-cell office:value-type="string" calcext:value-type="string">
            <text:p>1103645000</text:p>
          </table:table-cell>
          <table:table-cell table:formula="of:=IF(ISNA(VLOOKUP([.F209];[COA.$B$2:.$C$700];2;0));&quot;-&quot;;VLOOKUP([.F209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9</text:p>
          </table:table-cell>
          <table:table-cell office:value-type="string" calcext:value-type="string">
            <text:p>1103646403</text:p>
          </table:table-cell>
          <table:table-cell office:value-type="string" calcext:value-type="string">
            <text:p>Persd dlm Proses-Inhouse-Sewa-Shooting Equipment - Lighting + Ringing</text:p>
          </table:table-cell>
          <table:table-cell office:value-type="string" calcext:value-type="string">
            <text:p>1103646400</text:p>
          </table:table-cell>
          <table:table-cell table:formula="of:=IF(ISNA(VLOOKUP([.D210];[.$B$2:.$C$1080];2;0));&quot;-&quot;;VLOOKUP([.D210];[.$B$2:.$C$1080];2;0))" office:value-type="string" office:string-value="Persd dlm Proses-Inhouse-Sewa - Shooting Equipment" calcext:value-type="string">
            <text:p>Persd dlm Proses-Inhouse-Sewa - Shooting Equipment</text:p>
          </table:table-cell>
          <table:table-cell office:value-type="string" calcext:value-type="string">
            <text:p>1103645000</text:p>
          </table:table-cell>
          <table:table-cell table:formula="of:=IF(ISNA(VLOOKUP([.F210];[COA.$B$2:.$C$700];2;0));&quot;-&quot;;VLOOKUP([.F210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0</text:p>
          </table:table-cell>
          <table:table-cell office:value-type="string" calcext:value-type="string">
            <text:p>1103646406</text:p>
          </table:table-cell>
          <table:table-cell office:value-type="string" calcext:value-type="string">
            <text:p>Persd dlm Proses-Inhouse-Sewa-Shooting Equipment - Video Screen</text:p>
          </table:table-cell>
          <table:table-cell office:value-type="string" calcext:value-type="string">
            <text:p>1103646400</text:p>
          </table:table-cell>
          <table:table-cell table:formula="of:=IF(ISNA(VLOOKUP([.D211];[.$B$2:.$C$1080];2;0));&quot;-&quot;;VLOOKUP([.D211];[.$B$2:.$C$1080];2;0))" office:value-type="string" office:string-value="Persd dlm Proses-Inhouse-Sewa - Shooting Equipment" calcext:value-type="string">
            <text:p>Persd dlm Proses-Inhouse-Sewa - Shooting Equipment</text:p>
          </table:table-cell>
          <table:table-cell office:value-type="string" calcext:value-type="string">
            <text:p>1103645000</text:p>
          </table:table-cell>
          <table:table-cell table:formula="of:=IF(ISNA(VLOOKUP([.F211];[COA.$B$2:.$C$700];2;0));&quot;-&quot;;VLOOKUP([.F211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1</text:p>
          </table:table-cell>
          <table:table-cell office:value-type="string" calcext:value-type="string">
            <text:p>1103646409</text:p>
          </table:table-cell>
          <table:table-cell office:value-type="string" calcext:value-type="string">
            <text:p>Persd dlm Proses-Inhouse-Sewa-Shooting Equipment - Switcher</text:p>
          </table:table-cell>
          <table:table-cell office:value-type="string" calcext:value-type="string">
            <text:p>1103646400</text:p>
          </table:table-cell>
          <table:table-cell table:formula="of:=IF(ISNA(VLOOKUP([.D212];[.$B$2:.$C$1080];2;0));&quot;-&quot;;VLOOKUP([.D212];[.$B$2:.$C$1080];2;0))" office:value-type="string" office:string-value="Persd dlm Proses-Inhouse-Sewa - Shooting Equipment" calcext:value-type="string">
            <text:p>Persd dlm Proses-Inhouse-Sewa - Shooting Equipment</text:p>
          </table:table-cell>
          <table:table-cell office:value-type="string" calcext:value-type="string">
            <text:p>1103645000</text:p>
          </table:table-cell>
          <table:table-cell table:formula="of:=IF(ISNA(VLOOKUP([.F212];[COA.$B$2:.$C$700];2;0));&quot;-&quot;;VLOOKUP([.F212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2</text:p>
          </table:table-cell>
          <table:table-cell office:value-type="string" calcext:value-type="string">
            <text:p>1103646412</text:p>
          </table:table-cell>
          <table:table-cell office:value-type="string" calcext:value-type="string">
            <text:p>Persd dlm Proses-Inhouse-Sewa-Shooting Equipment-Paket EFP</text:p>
          </table:table-cell>
          <table:table-cell office:value-type="string" calcext:value-type="string">
            <text:p>1103646400</text:p>
          </table:table-cell>
          <table:table-cell table:formula="of:=IF(ISNA(VLOOKUP([.D213];[.$B$2:.$C$1080];2;0));&quot;-&quot;;VLOOKUP([.D213];[.$B$2:.$C$1080];2;0))" office:value-type="string" office:string-value="Persd dlm Proses-Inhouse-Sewa - Shooting Equipment" calcext:value-type="string">
            <text:p>Persd dlm Proses-Inhouse-Sewa - Shooting Equipment</text:p>
          </table:table-cell>
          <table:table-cell office:value-type="string" calcext:value-type="string">
            <text:p>1103645000</text:p>
          </table:table-cell>
          <table:table-cell table:formula="of:=IF(ISNA(VLOOKUP([.F213];[COA.$B$2:.$C$700];2;0));&quot;-&quot;;VLOOKUP([.F213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3</text:p>
          </table:table-cell>
          <table:table-cell office:value-type="string" calcext:value-type="string">
            <text:p>1103646402</text:p>
          </table:table-cell>
          <table:table-cell office:value-type="string" calcext:value-type="string">
            <text:p>Persd dlm Proses-Inhouse-Sewa - Shooting Equipment - Jimmy Jib</text:p>
          </table:table-cell>
          <table:table-cell office:value-type="string" calcext:value-type="string">
            <text:p>1103646400</text:p>
          </table:table-cell>
          <table:table-cell table:formula="of:=IF(ISNA(VLOOKUP([.D214];[.$B$2:.$C$1080];2;0));&quot;-&quot;;VLOOKUP([.D214];[.$B$2:.$C$1080];2;0))" office:value-type="string" office:string-value="Persd dlm Proses-Inhouse-Sewa - Shooting Equipment" calcext:value-type="string">
            <text:p>Persd dlm Proses-Inhouse-Sewa - Shooting Equipment</text:p>
          </table:table-cell>
          <table:table-cell office:value-type="string" calcext:value-type="string">
            <text:p>1103645000</text:p>
          </table:table-cell>
          <table:table-cell table:formula="of:=IF(ISNA(VLOOKUP([.F214];[COA.$B$2:.$C$700];2;0));&quot;-&quot;;VLOOKUP([.F214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4</text:p>
          </table:table-cell>
          <table:table-cell office:value-type="string" calcext:value-type="string">
            <text:p>1103646405</text:p>
          </table:table-cell>
          <table:table-cell office:value-type="string" calcext:value-type="string">
            <text:p>Persd dlm Proses-Inhouse-Sewa - Shooting Equipment - Accu Light + Boom Mic</text:p>
          </table:table-cell>
          <table:table-cell office:value-type="string" calcext:value-type="string">
            <text:p>1103646400</text:p>
          </table:table-cell>
          <table:table-cell table:formula="of:=IF(ISNA(VLOOKUP([.D215];[.$B$2:.$C$1080];2;0));&quot;-&quot;;VLOOKUP([.D215];[.$B$2:.$C$1080];2;0))" office:value-type="string" office:string-value="Persd dlm Proses-Inhouse-Sewa - Shooting Equipment" calcext:value-type="string">
            <text:p>Persd dlm Proses-Inhouse-Sewa - Shooting Equipment</text:p>
          </table:table-cell>
          <table:table-cell office:value-type="string" calcext:value-type="string">
            <text:p>1103645000</text:p>
          </table:table-cell>
          <table:table-cell table:formula="of:=IF(ISNA(VLOOKUP([.F215];[COA.$B$2:.$C$700];2;0));&quot;-&quot;;VLOOKUP([.F215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5</text:p>
          </table:table-cell>
          <table:table-cell office:value-type="string" calcext:value-type="string">
            <text:p>1103646408</text:p>
          </table:table-cell>
          <table:table-cell office:value-type="string" calcext:value-type="string">
            <text:p>Persd dlm Proses-Inhouse-Sewa-Shooting Equipment - genset</text:p>
          </table:table-cell>
          <table:table-cell office:value-type="string" calcext:value-type="string">
            <text:p>1103646400</text:p>
          </table:table-cell>
          <table:table-cell table:formula="of:=IF(ISNA(VLOOKUP([.D216];[.$B$2:.$C$1080];2;0));&quot;-&quot;;VLOOKUP([.D216];[.$B$2:.$C$1080];2;0))" office:value-type="string" office:string-value="Persd dlm Proses-Inhouse-Sewa - Shooting Equipment" calcext:value-type="string">
            <text:p>Persd dlm Proses-Inhouse-Sewa - Shooting Equipment</text:p>
          </table:table-cell>
          <table:table-cell office:value-type="string" calcext:value-type="string">
            <text:p>1103645000</text:p>
          </table:table-cell>
          <table:table-cell table:formula="of:=IF(ISNA(VLOOKUP([.F216];[COA.$B$2:.$C$700];2;0));&quot;-&quot;;VLOOKUP([.F216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6</text:p>
          </table:table-cell>
          <table:table-cell office:value-type="string" calcext:value-type="string">
            <text:p>1103646411</text:p>
          </table:table-cell>
          <table:table-cell office:value-type="string" calcext:value-type="string">
            <text:p>Persd dlm Proses-Inhouse-Sewa-Shooting Equipment-Monitor</text:p>
          </table:table-cell>
          <table:table-cell office:value-type="string" calcext:value-type="string">
            <text:p>1103646400</text:p>
          </table:table-cell>
          <table:table-cell table:formula="of:=IF(ISNA(VLOOKUP([.D217];[.$B$2:.$C$1080];2;0));&quot;-&quot;;VLOOKUP([.D217];[.$B$2:.$C$1080];2;0))" office:value-type="string" office:string-value="Persd dlm Proses-Inhouse-Sewa - Shooting Equipment" calcext:value-type="string">
            <text:p>Persd dlm Proses-Inhouse-Sewa - Shooting Equipment</text:p>
          </table:table-cell>
          <table:table-cell office:value-type="string" calcext:value-type="string">
            <text:p>1103645000</text:p>
          </table:table-cell>
          <table:table-cell table:formula="of:=IF(ISNA(VLOOKUP([.F217];[COA.$B$2:.$C$700];2;0));&quot;-&quot;;VLOOKUP([.F217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</text:p>
          </table:table-cell>
          <table:table-cell office:value-type="string" calcext:value-type="string">
            <text:p>1103646401</text:p>
          </table:table-cell>
          <table:table-cell office:value-type="string" calcext:value-type="string">
            <text:p>Persd dlm Proses-Inhouse-Sewa-Shooting Equipment - Camera</text:p>
          </table:table-cell>
          <table:table-cell office:value-type="string" calcext:value-type="string">
            <text:p>1103646400</text:p>
          </table:table-cell>
          <table:table-cell table:formula="of:=IF(ISNA(VLOOKUP([.D218];[.$B$2:.$C$1080];2;0));&quot;-&quot;;VLOOKUP([.D218];[.$B$2:.$C$1080];2;0))" office:value-type="string" office:string-value="Persd dlm Proses-Inhouse-Sewa - Shooting Equipment" calcext:value-type="string">
            <text:p>Persd dlm Proses-Inhouse-Sewa - Shooting Equipment</text:p>
          </table:table-cell>
          <table:table-cell office:value-type="string" calcext:value-type="string">
            <text:p>1103645000</text:p>
          </table:table-cell>
          <table:table-cell table:formula="of:=IF(ISNA(VLOOKUP([.F218];[COA.$B$2:.$C$700];2;0));&quot;-&quot;;VLOOKUP([.F218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8</text:p>
          </table:table-cell>
          <table:table-cell office:value-type="string" calcext:value-type="string">
            <text:p>1103646500</text:p>
          </table:table-cell>
          <table:table-cell office:value-type="string" calcext:value-type="string">
            <text:p>Persd dlm Proses-Inhouse-Sewa-Supporting Equipment</text:p>
          </table:table-cell>
          <table:table-cell office:value-type="string" calcext:value-type="string">
            <text:p>1103645000</text:p>
          </table:table-cell>
          <table:table-cell table:formula="of:=IF(ISNA(VLOOKUP([.D219];[.$B$2:.$C$1080];2;0));&quot;-&quot;;VLOOKUP([.D219];[.$B$2:.$C$1080];2;0))" office:value-type="string" office:string-value="Persd dlm Proses-Inhouse-Sewa" calcext:value-type="string">
            <text:p>Persd dlm Proses-Inhouse-Sewa</text:p>
          </table:table-cell>
          <table:table-cell table:style-name="ce2"/>
          <table:table-cell table:formula="of:=IF(ISNA(VLOOKUP([.F219];[COA.$B$2:.$C$700];2;0));&quot;-&quot;;VLOOKUP([.F219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9</text:p>
          </table:table-cell>
          <table:table-cell office:value-type="string" calcext:value-type="string">
            <text:p>1103646501</text:p>
          </table:table-cell>
          <table:table-cell office:value-type="string" calcext:value-type="string">
            <text:p>Persd dlm Proses-Inhouse-Sewa-Suporting Equipment - Tenda</text:p>
          </table:table-cell>
          <table:table-cell office:value-type="string" calcext:value-type="string">
            <text:p>1103646500</text:p>
          </table:table-cell>
          <table:table-cell table:formula="of:=IF(ISNA(VLOOKUP([.D220];[.$B$2:.$C$1080];2;0));&quot;-&quot;;VLOOKUP([.D220];[.$B$2:.$C$1080];2;0))" office:value-type="string" office:string-value="Persd dlm Proses-Inhouse-Sewa-Supporting Equipment" calcext:value-type="string">
            <text:p>Persd dlm Proses-Inhouse-Sewa-Supporting Equipment</text:p>
          </table:table-cell>
          <table:table-cell office:value-type="string" calcext:value-type="string">
            <text:p>1103645000</text:p>
          </table:table-cell>
          <table:table-cell table:formula="of:=IF(ISNA(VLOOKUP([.F220];[COA.$B$2:.$C$700];2;0));&quot;-&quot;;VLOOKUP([.F220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0</text:p>
          </table:table-cell>
          <table:table-cell office:value-type="string" calcext:value-type="string">
            <text:p>1103646504</text:p>
          </table:table-cell>
          <table:table-cell office:value-type="string" calcext:value-type="string">
            <text:p>Persd dlm Proses-Inhouse-Sewa-Supporting Equipment - Toilet Portable</text:p>
          </table:table-cell>
          <table:table-cell office:value-type="string" calcext:value-type="string">
            <text:p>1103646500</text:p>
          </table:table-cell>
          <table:table-cell table:formula="of:=IF(ISNA(VLOOKUP([.D221];[.$B$2:.$C$1080];2;0));&quot;-&quot;;VLOOKUP([.D221];[.$B$2:.$C$1080];2;0))" office:value-type="string" office:string-value="Persd dlm Proses-Inhouse-Sewa-Supporting Equipment" calcext:value-type="string">
            <text:p>Persd dlm Proses-Inhouse-Sewa-Supporting Equipment</text:p>
          </table:table-cell>
          <table:table-cell office:value-type="string" calcext:value-type="string">
            <text:p>1103645000</text:p>
          </table:table-cell>
          <table:table-cell table:formula="of:=IF(ISNA(VLOOKUP([.F221];[COA.$B$2:.$C$700];2;0));&quot;-&quot;;VLOOKUP([.F221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1</text:p>
          </table:table-cell>
          <table:table-cell office:value-type="string" calcext:value-type="string">
            <text:p>1103646507</text:p>
          </table:table-cell>
          <table:table-cell office:value-type="string" calcext:value-type="string">
            <text:p>Persd dlm Proses-Inhouse-Sewa-Supporting Equipment - Others</text:p>
          </table:table-cell>
          <table:table-cell office:value-type="string" calcext:value-type="string">
            <text:p>1103646500</text:p>
          </table:table-cell>
          <table:table-cell table:formula="of:=IF(ISNA(VLOOKUP([.D222];[.$B$2:.$C$1080];2;0));&quot;-&quot;;VLOOKUP([.D222];[.$B$2:.$C$1080];2;0))" office:value-type="string" office:string-value="Persd dlm Proses-Inhouse-Sewa-Supporting Equipment" calcext:value-type="string">
            <text:p>Persd dlm Proses-Inhouse-Sewa-Supporting Equipment</text:p>
          </table:table-cell>
          <table:table-cell office:value-type="string" calcext:value-type="string">
            <text:p>1103645000</text:p>
          </table:table-cell>
          <table:table-cell table:formula="of:=IF(ISNA(VLOOKUP([.F222];[COA.$B$2:.$C$700];2;0));&quot;-&quot;;VLOOKUP([.F222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2</text:p>
          </table:table-cell>
          <table:table-cell office:value-type="string" calcext:value-type="string">
            <text:p>1103646503</text:p>
          </table:table-cell>
          <table:table-cell office:value-type="string" calcext:value-type="string">
            <text:p>Persd dlm Proses-Inhouse-Sewa-Supporting Equipment - AC</text:p>
          </table:table-cell>
          <table:table-cell office:value-type="string" calcext:value-type="string">
            <text:p>1103646500</text:p>
          </table:table-cell>
          <table:table-cell table:formula="of:=IF(ISNA(VLOOKUP([.D223];[.$B$2:.$C$1080];2;0));&quot;-&quot;;VLOOKUP([.D223];[.$B$2:.$C$1080];2;0))" office:value-type="string" office:string-value="Persd dlm Proses-Inhouse-Sewa-Supporting Equipment" calcext:value-type="string">
            <text:p>Persd dlm Proses-Inhouse-Sewa-Supporting Equipment</text:p>
          </table:table-cell>
          <table:table-cell office:value-type="string" calcext:value-type="string">
            <text:p>1103645000</text:p>
          </table:table-cell>
          <table:table-cell table:formula="of:=IF(ISNA(VLOOKUP([.F223];[COA.$B$2:.$C$700];2;0));&quot;-&quot;;VLOOKUP([.F223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3</text:p>
          </table:table-cell>
          <table:table-cell office:value-type="string" calcext:value-type="string">
            <text:p>1103646506</text:p>
          </table:table-cell>
          <table:table-cell office:value-type="string" calcext:value-type="string">
            <text:p>Persd dlm Proses-Inhouse-Sewa-Supporting Equipment - Dispenser</text:p>
          </table:table-cell>
          <table:table-cell office:value-type="string" calcext:value-type="string">
            <text:p>1103646500</text:p>
          </table:table-cell>
          <table:table-cell table:formula="of:=IF(ISNA(VLOOKUP([.D224];[.$B$2:.$C$1080];2;0));&quot;-&quot;;VLOOKUP([.D224];[.$B$2:.$C$1080];2;0))" office:value-type="string" office:string-value="Persd dlm Proses-Inhouse-Sewa-Supporting Equipment" calcext:value-type="string">
            <text:p>Persd dlm Proses-Inhouse-Sewa-Supporting Equipment</text:p>
          </table:table-cell>
          <table:table-cell office:value-type="string" calcext:value-type="string">
            <text:p>1103645000</text:p>
          </table:table-cell>
          <table:table-cell table:formula="of:=IF(ISNA(VLOOKUP([.F224];[COA.$B$2:.$C$700];2;0));&quot;-&quot;;VLOOKUP([.F224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4</text:p>
          </table:table-cell>
          <table:table-cell office:value-type="string" calcext:value-type="string">
            <text:p>1103646502</text:p>
          </table:table-cell>
          <table:table-cell office:value-type="string" calcext:value-type="string">
            <text:p>Persd dlm Proses-Inhouse-Sewa-Suporting Equipment - Barikade</text:p>
          </table:table-cell>
          <table:table-cell office:value-type="string" calcext:value-type="string">
            <text:p>1103646500</text:p>
          </table:table-cell>
          <table:table-cell table:formula="of:=IF(ISNA(VLOOKUP([.D225];[.$B$2:.$C$1080];2;0));&quot;-&quot;;VLOOKUP([.D225];[.$B$2:.$C$1080];2;0))" office:value-type="string" office:string-value="Persd dlm Proses-Inhouse-Sewa-Supporting Equipment" calcext:value-type="string">
            <text:p>Persd dlm Proses-Inhouse-Sewa-Supporting Equipment</text:p>
          </table:table-cell>
          <table:table-cell office:value-type="string" calcext:value-type="string">
            <text:p>1103645000</text:p>
          </table:table-cell>
          <table:table-cell table:formula="of:=IF(ISNA(VLOOKUP([.F225];[COA.$B$2:.$C$700];2;0));&quot;-&quot;;VLOOKUP([.F225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5</text:p>
          </table:table-cell>
          <table:table-cell office:value-type="string" calcext:value-type="string">
            <text:p>1103646505</text:p>
          </table:table-cell>
          <table:table-cell office:value-type="string" calcext:value-type="string">
            <text:p>Persd dlm Proses-Inhouse-Sewa-Supporting Equipment - HT</text:p>
          </table:table-cell>
          <table:table-cell office:value-type="string" calcext:value-type="string">
            <text:p>1103646500</text:p>
          </table:table-cell>
          <table:table-cell table:formula="of:=IF(ISNA(VLOOKUP([.D226];[.$B$2:.$C$1080];2;0));&quot;-&quot;;VLOOKUP([.D226];[.$B$2:.$C$1080];2;0))" office:value-type="string" office:string-value="Persd dlm Proses-Inhouse-Sewa-Supporting Equipment" calcext:value-type="string">
            <text:p>Persd dlm Proses-Inhouse-Sewa-Supporting Equipment</text:p>
          </table:table-cell>
          <table:table-cell office:value-type="string" calcext:value-type="string">
            <text:p>1103645000</text:p>
          </table:table-cell>
          <table:table-cell table:formula="of:=IF(ISNA(VLOOKUP([.F226];[COA.$B$2:.$C$700];2;0));&quot;-&quot;;VLOOKUP([.F226];[COA.$B$2:.$C$700];2;0))" office:value-type="string" office:string-value="Persd dlm Proses-Inhouse-Sewa" calcext:value-type="string">
            <text:p>Persd dlm Proses-Inhouse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6</text:p>
          </table:table-cell>
          <table:table-cell office:value-type="string" calcext:value-type="string">
            <text:p>1103652000</text:p>
          </table:table-cell>
          <table:table-cell office:value-type="string" calcext:value-type="string">
            <text:p>Persd dlm Proses-Inhouse-Research</text:p>
          </table:table-cell>
          <table:table-cell office:value-type="string" calcext:value-type="string">
            <text:p>1103640000</text:p>
          </table:table-cell>
          <table:table-cell table:formula="of:=IF(ISNA(VLOOKUP([.D227];[.$B$2:.$C$1080];2;0));&quot;-&quot;;VLOOKUP([.D227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227];[COA.$B$2:.$C$700];2;0));&quot;-&quot;;VLOOKUP([.F227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7</text:p>
          </table:table-cell>
          <table:table-cell office:value-type="string" calcext:value-type="string">
            <text:p>1103652200</text:p>
          </table:table-cell>
          <table:table-cell office:value-type="string" calcext:value-type="string">
            <text:p>Persd dlm Proses-Inhouse-Research - Jurnal,koran,buku,majalah,tabloid</text:p>
          </table:table-cell>
          <table:table-cell office:value-type="string" calcext:value-type="string">
            <text:p>1103652000</text:p>
          </table:table-cell>
          <table:table-cell table:formula="of:=IF(ISNA(VLOOKUP([.D228];[.$B$2:.$C$1080];2;0));&quot;-&quot;;VLOOKUP([.D228];[.$B$2:.$C$1080];2;0))" office:value-type="string" office:string-value="Persd dlm Proses-Inhouse-Research" calcext:value-type="string">
            <text:p>Persd dlm Proses-Inhouse-Research</text:p>
          </table:table-cell>
          <table:table-cell office:value-type="string" calcext:value-type="string">
            <text:p>1103652000</text:p>
          </table:table-cell>
          <table:table-cell table:formula="of:=IF(ISNA(VLOOKUP([.F228];[COA.$B$2:.$C$700];2;0));&quot;-&quot;;VLOOKUP([.F228];[COA.$B$2:.$C$700];2;0))" office:value-type="string" office:string-value="Persd dlm Proses-Inhouse-Research" calcext:value-type="string">
            <text:p>Persd dlm Proses-Inhouse-Researc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8</text:p>
          </table:table-cell>
          <table:table-cell office:value-type="string" calcext:value-type="string">
            <text:p>1103652100</text:p>
          </table:table-cell>
          <table:table-cell office:value-type="string" calcext:value-type="string">
            <text:p>Persd dlm Proses-Inhouse-Research - Footage/dokumenter</text:p>
          </table:table-cell>
          <table:table-cell office:value-type="string" calcext:value-type="string">
            <text:p>1103652000</text:p>
          </table:table-cell>
          <table:table-cell table:formula="of:=IF(ISNA(VLOOKUP([.D229];[.$B$2:.$C$1080];2;0));&quot;-&quot;;VLOOKUP([.D229];[.$B$2:.$C$1080];2;0))" office:value-type="string" office:string-value="Persd dlm Proses-Inhouse-Research" calcext:value-type="string">
            <text:p>Persd dlm Proses-Inhouse-Research</text:p>
          </table:table-cell>
          <table:table-cell office:value-type="string" calcext:value-type="string">
            <text:p>1103652000</text:p>
          </table:table-cell>
          <table:table-cell table:formula="of:=IF(ISNA(VLOOKUP([.F229];[COA.$B$2:.$C$700];2;0));&quot;-&quot;;VLOOKUP([.F229];[COA.$B$2:.$C$700];2;0))" office:value-type="string" office:string-value="Persd dlm Proses-Inhouse-Research" calcext:value-type="string">
            <text:p>Persd dlm Proses-Inhouse-Researc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9</text:p>
          </table:table-cell>
          <table:table-cell office:value-type="string" calcext:value-type="string">
            <text:p>1103652400</text:p>
          </table:table-cell>
          <table:table-cell office:value-type="string" calcext:value-type="string">
            <text:p>Persd dlm Proses-Inhouse-Research - Others</text:p>
          </table:table-cell>
          <table:table-cell office:value-type="string" calcext:value-type="string">
            <text:p>1103652000</text:p>
          </table:table-cell>
          <table:table-cell table:formula="of:=IF(ISNA(VLOOKUP([.D230];[.$B$2:.$C$1080];2;0));&quot;-&quot;;VLOOKUP([.D230];[.$B$2:.$C$1080];2;0))" office:value-type="string" office:string-value="Persd dlm Proses-Inhouse-Research" calcext:value-type="string">
            <text:p>Persd dlm Proses-Inhouse-Research</text:p>
          </table:table-cell>
          <table:table-cell office:value-type="string" calcext:value-type="string">
            <text:p>1103652000</text:p>
          </table:table-cell>
          <table:table-cell table:formula="of:=IF(ISNA(VLOOKUP([.F230];[COA.$B$2:.$C$700];2;0));&quot;-&quot;;VLOOKUP([.F230];[COA.$B$2:.$C$700];2;0))" office:value-type="string" office:string-value="Persd dlm Proses-Inhouse-Research" calcext:value-type="string">
            <text:p>Persd dlm Proses-Inhouse-Researc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0</text:p>
          </table:table-cell>
          <table:table-cell office:value-type="string" calcext:value-type="string">
            <text:p>1103652300</text:p>
          </table:table-cell>
          <table:table-cell office:value-type="string" calcext:value-type="string">
            <text:p>Persd dlm Proses-Inhouse-Research - Kaset,cd,vcd,dvd,mp3</text:p>
          </table:table-cell>
          <table:table-cell office:value-type="string" calcext:value-type="string">
            <text:p>1103652000</text:p>
          </table:table-cell>
          <table:table-cell table:formula="of:=IF(ISNA(VLOOKUP([.D231];[.$B$2:.$C$1080];2;0));&quot;-&quot;;VLOOKUP([.D231];[.$B$2:.$C$1080];2;0))" office:value-type="string" office:string-value="Persd dlm Proses-Inhouse-Research" calcext:value-type="string">
            <text:p>Persd dlm Proses-Inhouse-Research</text:p>
          </table:table-cell>
          <table:table-cell office:value-type="string" calcext:value-type="string">
            <text:p>1103652000</text:p>
          </table:table-cell>
          <table:table-cell table:formula="of:=IF(ISNA(VLOOKUP([.F231];[COA.$B$2:.$C$700];2;0));&quot;-&quot;;VLOOKUP([.F231];[COA.$B$2:.$C$700];2;0))" office:value-type="string" office:string-value="Persd dlm Proses-Inhouse-Research" calcext:value-type="string">
            <text:p>Persd dlm Proses-Inhouse-Researc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</text:p>
          </table:table-cell>
          <table:table-cell office:value-type="string" calcext:value-type="string">
            <text:p>1103654000</text:p>
          </table:table-cell>
          <table:table-cell office:value-type="string" calcext:value-type="string">
            <text:p>Persd dlm Proses-Inhouse-Survey</text:p>
          </table:table-cell>
          <table:table-cell office:value-type="string" calcext:value-type="string">
            <text:p>1103640000</text:p>
          </table:table-cell>
          <table:table-cell table:formula="of:=IF(ISNA(VLOOKUP([.D232];[.$B$2:.$C$1080];2;0));&quot;-&quot;;VLOOKUP([.D232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232];[COA.$B$2:.$C$700];2;0));&quot;-&quot;;VLOOKUP([.F232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2</text:p>
          </table:table-cell>
          <table:table-cell office:value-type="string" calcext:value-type="string">
            <text:p>1103654500</text:p>
          </table:table-cell>
          <table:table-cell office:value-type="string" calcext:value-type="string">
            <text:p>Persd dlm Proses-Inhouse-Survey - Komunikasi</text:p>
          </table:table-cell>
          <table:table-cell office:value-type="string" calcext:value-type="string">
            <text:p>1103654000</text:p>
          </table:table-cell>
          <table:table-cell table:formula="of:=IF(ISNA(VLOOKUP([.D233];[.$B$2:.$C$1080];2;0));&quot;-&quot;;VLOOKUP([.D233];[.$B$2:.$C$1080];2;0))" office:value-type="string" office:string-value="Persd dlm Proses-Inhouse-Survey" calcext:value-type="string">
            <text:p>Persd dlm Proses-Inhouse-Survey</text:p>
          </table:table-cell>
          <table:table-cell office:value-type="string" calcext:value-type="string">
            <text:p>1103654000</text:p>
          </table:table-cell>
          <table:table-cell table:formula="of:=IF(ISNA(VLOOKUP([.F233];[COA.$B$2:.$C$700];2;0));&quot;-&quot;;VLOOKUP([.F233];[COA.$B$2:.$C$700];2;0))" office:value-type="string" office:string-value="Persd dlm Proses-Inhouse-Survey" calcext:value-type="string">
            <text:p>Persd dlm Proses-Inhouse-Surv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3</text:p>
          </table:table-cell>
          <table:table-cell office:value-type="string" calcext:value-type="string">
            <text:p>1103654400</text:p>
          </table:table-cell>
          <table:table-cell office:value-type="string" calcext:value-type="string">
            <text:p>Persd dlm Proses-Inhouse-Survey - Meals</text:p>
          </table:table-cell>
          <table:table-cell office:value-type="string" calcext:value-type="string">
            <text:p>1103654000</text:p>
          </table:table-cell>
          <table:table-cell table:formula="of:=IF(ISNA(VLOOKUP([.D234];[.$B$2:.$C$1080];2;0));&quot;-&quot;;VLOOKUP([.D234];[.$B$2:.$C$1080];2;0))" office:value-type="string" office:string-value="Persd dlm Proses-Inhouse-Survey" calcext:value-type="string">
            <text:p>Persd dlm Proses-Inhouse-Survey</text:p>
          </table:table-cell>
          <table:table-cell office:value-type="string" calcext:value-type="string">
            <text:p>1103654000</text:p>
          </table:table-cell>
          <table:table-cell table:formula="of:=IF(ISNA(VLOOKUP([.F234];[COA.$B$2:.$C$700];2;0));&quot;-&quot;;VLOOKUP([.F234];[COA.$B$2:.$C$700];2;0))" office:value-type="string" office:string-value="Persd dlm Proses-Inhouse-Survey" calcext:value-type="string">
            <text:p>Persd dlm Proses-Inhouse-Surv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4</text:p>
          </table:table-cell>
          <table:table-cell office:value-type="string" calcext:value-type="string">
            <text:p>1103654300</text:p>
          </table:table-cell>
          <table:table-cell office:value-type="string" calcext:value-type="string">
            <text:p>Persd dlm Proses-Inhouse-Survey - Perdiems</text:p>
          </table:table-cell>
          <table:table-cell office:value-type="string" calcext:value-type="string">
            <text:p>1103654000</text:p>
          </table:table-cell>
          <table:table-cell table:formula="of:=IF(ISNA(VLOOKUP([.D235];[.$B$2:.$C$1080];2;0));&quot;-&quot;;VLOOKUP([.D235];[.$B$2:.$C$1080];2;0))" office:value-type="string" office:string-value="Persd dlm Proses-Inhouse-Survey" calcext:value-type="string">
            <text:p>Persd dlm Proses-Inhouse-Survey</text:p>
          </table:table-cell>
          <table:table-cell office:value-type="string" calcext:value-type="string">
            <text:p>1103654000</text:p>
          </table:table-cell>
          <table:table-cell table:formula="of:=IF(ISNA(VLOOKUP([.F235];[COA.$B$2:.$C$700];2;0));&quot;-&quot;;VLOOKUP([.F235];[COA.$B$2:.$C$700];2;0))" office:value-type="string" office:string-value="Persd dlm Proses-Inhouse-Survey" calcext:value-type="string">
            <text:p>Persd dlm Proses-Inhouse-Surv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5</text:p>
          </table:table-cell>
          <table:table-cell office:value-type="string" calcext:value-type="string">
            <text:p>1103654100</text:p>
          </table:table-cell>
          <table:table-cell office:value-type="string" calcext:value-type="string">
            <text:p>Persd dlm Proses-Inhouse-Survey - Akomodasi</text:p>
          </table:table-cell>
          <table:table-cell office:value-type="string" calcext:value-type="string">
            <text:p>1103654000</text:p>
          </table:table-cell>
          <table:table-cell table:formula="of:=IF(ISNA(VLOOKUP([.D236];[.$B$2:.$C$1080];2;0));&quot;-&quot;;VLOOKUP([.D236];[.$B$2:.$C$1080];2;0))" office:value-type="string" office:string-value="Persd dlm Proses-Inhouse-Survey" calcext:value-type="string">
            <text:p>Persd dlm Proses-Inhouse-Survey</text:p>
          </table:table-cell>
          <table:table-cell office:value-type="string" calcext:value-type="string">
            <text:p>1103654000</text:p>
          </table:table-cell>
          <table:table-cell table:formula="of:=IF(ISNA(VLOOKUP([.F236];[COA.$B$2:.$C$700];2;0));&quot;-&quot;;VLOOKUP([.F236];[COA.$B$2:.$C$700];2;0))" office:value-type="string" office:string-value="Persd dlm Proses-Inhouse-Survey" calcext:value-type="string">
            <text:p>Persd dlm Proses-Inhouse-Surv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6</text:p>
          </table:table-cell>
          <table:table-cell office:value-type="string" calcext:value-type="string">
            <text:p>1103654200</text:p>
          </table:table-cell>
          <table:table-cell office:value-type="string" calcext:value-type="string">
            <text:p>Persd dlm Proses-Inhouse-Survey - Transportasi</text:p>
          </table:table-cell>
          <table:table-cell office:value-type="string" calcext:value-type="string">
            <text:p>1103654000</text:p>
          </table:table-cell>
          <table:table-cell table:formula="of:=IF(ISNA(VLOOKUP([.D237];[.$B$2:.$C$1080];2;0));&quot;-&quot;;VLOOKUP([.D237];[.$B$2:.$C$1080];2;0))" office:value-type="string" office:string-value="Persd dlm Proses-Inhouse-Survey" calcext:value-type="string">
            <text:p>Persd dlm Proses-Inhouse-Survey</text:p>
          </table:table-cell>
          <table:table-cell table:style-name="ce2"/>
          <table:table-cell table:formula="of:=IF(ISNA(VLOOKUP([.F237];[COA.$B$2:.$C$700];2;0));&quot;-&quot;;VLOOKUP([.F237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7</text:p>
          </table:table-cell>
          <table:table-cell office:value-type="string" calcext:value-type="string">
            <text:p>1103654202</text:p>
          </table:table-cell>
          <table:table-cell office:value-type="string" calcext:value-type="string">
            <text:p>Persd dlm Proses-Inhouse-Survey - Transportasi - Airport tax,fiskal</text:p>
          </table:table-cell>
          <table:table-cell office:value-type="string" calcext:value-type="string">
            <text:p>1103654200</text:p>
          </table:table-cell>
          <table:table-cell table:formula="of:=IF(ISNA(VLOOKUP([.D238];[.$B$2:.$C$1080];2;0));&quot;-&quot;;VLOOKUP([.D238];[.$B$2:.$C$1080];2;0))" office:value-type="string" office:string-value="Persd dlm Proses-Inhouse-Survey - Transportasi" calcext:value-type="string">
            <text:p>Persd dlm Proses-Inhouse-Survey - Transportasi</text:p>
          </table:table-cell>
          <table:table-cell office:value-type="string" calcext:value-type="string">
            <text:p>1103654000</text:p>
          </table:table-cell>
          <table:table-cell table:formula="of:=IF(ISNA(VLOOKUP([.F238];[COA.$B$2:.$C$700];2;0));&quot;-&quot;;VLOOKUP([.F238];[COA.$B$2:.$C$700];2;0))" office:value-type="string" office:string-value="Persd dlm Proses-Inhouse-Survey" calcext:value-type="string">
            <text:p>Persd dlm Proses-Inhouse-Surv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8</text:p>
          </table:table-cell>
          <table:table-cell office:value-type="string" calcext:value-type="string">
            <text:p>1103654201</text:p>
          </table:table-cell>
          <table:table-cell office:value-type="string" calcext:value-type="string">
            <text:p>Persd dlm Proses-Inhouse-Survey - Transportasi - Pesawat/kereta/bus/kendaraan</text:p>
          </table:table-cell>
          <table:table-cell office:value-type="string" calcext:value-type="string">
            <text:p>1103654200</text:p>
          </table:table-cell>
          <table:table-cell table:formula="of:=IF(ISNA(VLOOKUP([.D239];[.$B$2:.$C$1080];2;0));&quot;-&quot;;VLOOKUP([.D239];[.$B$2:.$C$1080];2;0))" office:value-type="string" office:string-value="Persd dlm Proses-Inhouse-Survey - Transportasi" calcext:value-type="string">
            <text:p>Persd dlm Proses-Inhouse-Survey - Transportasi</text:p>
          </table:table-cell>
          <table:table-cell office:value-type="string" calcext:value-type="string">
            <text:p>1103654000</text:p>
          </table:table-cell>
          <table:table-cell table:formula="of:=IF(ISNA(VLOOKUP([.F239];[COA.$B$2:.$C$700];2;0));&quot;-&quot;;VLOOKUP([.F239];[COA.$B$2:.$C$700];2;0))" office:value-type="string" office:string-value="Persd dlm Proses-Inhouse-Survey" calcext:value-type="string">
            <text:p>Persd dlm Proses-Inhouse-Surv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9</text:p>
          </table:table-cell>
          <table:table-cell office:value-type="string" calcext:value-type="string">
            <text:p>1103654203</text:p>
          </table:table-cell>
          <table:table-cell office:value-type="string" calcext:value-type="string">
            <text:p>Persd dlm Proses-Inhouse-Survey - Transportasi - BBM,Tol,Parkir</text:p>
          </table:table-cell>
          <table:table-cell office:value-type="string" calcext:value-type="string">
            <text:p>1103654200</text:p>
          </table:table-cell>
          <table:table-cell table:formula="of:=IF(ISNA(VLOOKUP([.D240];[.$B$2:.$C$1080];2;0));&quot;-&quot;;VLOOKUP([.D240];[.$B$2:.$C$1080];2;0))" office:value-type="string" office:string-value="Persd dlm Proses-Inhouse-Survey - Transportasi" calcext:value-type="string">
            <text:p>Persd dlm Proses-Inhouse-Survey - Transportasi</text:p>
          </table:table-cell>
          <table:table-cell office:value-type="string" calcext:value-type="string">
            <text:p>1103654000</text:p>
          </table:table-cell>
          <table:table-cell table:formula="of:=IF(ISNA(VLOOKUP([.F240];[COA.$B$2:.$C$700];2;0));&quot;-&quot;;VLOOKUP([.F240];[COA.$B$2:.$C$700];2;0))" office:value-type="string" office:string-value="Persd dlm Proses-Inhouse-Survey" calcext:value-type="string">
            <text:p>Persd dlm Proses-Inhouse-Surv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0</text:p>
          </table:table-cell>
          <table:table-cell office:value-type="string" calcext:value-type="string">
            <text:p>1103656000</text:p>
          </table:table-cell>
          <table:table-cell office:value-type="string" calcext:value-type="string">
            <text:p>Persd dlm Proses-Inhouse-Permit,Security and Other Services</text:p>
          </table:table-cell>
          <table:table-cell office:value-type="string" calcext:value-type="string">
            <text:p>1103654000</text:p>
          </table:table-cell>
          <table:table-cell table:formula="of:=IF(ISNA(VLOOKUP([.D241];[.$B$2:.$C$1080];2;0));&quot;-&quot;;VLOOKUP([.D241];[.$B$2:.$C$1080];2;0))" office:value-type="string" office:string-value="Persd dlm Proses-Inhouse-Survey" calcext:value-type="string">
            <text:p>Persd dlm Proses-Inhouse-Survey</text:p>
          </table:table-cell>
          <table:table-cell table:style-name="ce2"/>
          <table:table-cell table:formula="of:=IF(ISNA(VLOOKUP([.F241];[COA.$B$2:.$C$700];2;0));&quot;-&quot;;VLOOKUP([.F24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1</text:p>
          </table:table-cell>
          <table:table-cell office:value-type="string" calcext:value-type="string">
            <text:p>1103656100</text:p>
          </table:table-cell>
          <table:table-cell office:value-type="string" calcext:value-type="string">
            <text:p>Persd dlm Proses-Inhouse-Permit,Security and Other Services - Perijinan</text:p>
          </table:table-cell>
          <table:table-cell office:value-type="string" calcext:value-type="string">
            <text:p>1103656000</text:p>
          </table:table-cell>
          <table:table-cell table:formula="of:=IF(ISNA(VLOOKUP([.D242];[.$B$2:.$C$1080];2;0));&quot;-&quot;;VLOOKUP([.D242];[.$B$2:.$C$1080];2;0))" office:value-type="string" office:string-value="Persd dlm Proses-Inhouse-Permit,Security and Other Services" calcext:value-type="string">
            <text:p>Persd dlm Proses-Inhouse-Permit,Security and Other Services</text:p>
          </table:table-cell>
          <table:table-cell office:value-type="string" calcext:value-type="string">
            <text:p>1103656000</text:p>
          </table:table-cell>
          <table:table-cell table:formula="of:=IF(ISNA(VLOOKUP([.F242];[COA.$B$2:.$C$700];2;0));&quot;-&quot;;VLOOKUP([.F242];[COA.$B$2:.$C$700];2;0))" office:value-type="string" office:string-value="Persd dlm Proses-Inhouse-Permit,Security and Other Services" calcext:value-type="string">
            <text:p>Persd dlm Proses-Inhouse-Permit,Security and Other Servic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2</text:p>
          </table:table-cell>
          <table:table-cell office:value-type="string" calcext:value-type="string">
            <text:p>1103656400</text:p>
          </table:table-cell>
          <table:table-cell office:value-type="string" calcext:value-type="string">
            <text:p>Persd dlm Proses-Inhouse-Permit,Security and Other Services - Pemadam Kebakaran</text:p>
          </table:table-cell>
          <table:table-cell office:value-type="string" calcext:value-type="string">
            <text:p>1103656000</text:p>
          </table:table-cell>
          <table:table-cell table:formula="of:=IF(ISNA(VLOOKUP([.D243];[.$B$2:.$C$1080];2;0));&quot;-&quot;;VLOOKUP([.D243];[.$B$2:.$C$1080];2;0))" office:value-type="string" office:string-value="Persd dlm Proses-Inhouse-Permit,Security and Other Services" calcext:value-type="string">
            <text:p>Persd dlm Proses-Inhouse-Permit,Security and Other Services</text:p>
          </table:table-cell>
          <table:table-cell office:value-type="string" calcext:value-type="string">
            <text:p>1103656000</text:p>
          </table:table-cell>
          <table:table-cell table:formula="of:=IF(ISNA(VLOOKUP([.F243];[COA.$B$2:.$C$700];2;0));&quot;-&quot;;VLOOKUP([.F243];[COA.$B$2:.$C$700];2;0))" office:value-type="string" office:string-value="Persd dlm Proses-Inhouse-Permit,Security and Other Services" calcext:value-type="string">
            <text:p>Persd dlm Proses-Inhouse-Permit,Security and Other Servic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3</text:p>
          </table:table-cell>
          <table:table-cell office:value-type="string" calcext:value-type="string">
            <text:p>1103656300</text:p>
          </table:table-cell>
          <table:table-cell office:value-type="string" calcext:value-type="string">
            <text:p>Persd dlm Proses-Inhouse-Permit,Security and Other Services - Kebersihan</text:p>
          </table:table-cell>
          <table:table-cell office:value-type="string" calcext:value-type="string">
            <text:p>1103656000</text:p>
          </table:table-cell>
          <table:table-cell table:formula="of:=IF(ISNA(VLOOKUP([.D244];[.$B$2:.$C$1080];2;0));&quot;-&quot;;VLOOKUP([.D244];[.$B$2:.$C$1080];2;0))" office:value-type="string" office:string-value="Persd dlm Proses-Inhouse-Permit,Security and Other Services" calcext:value-type="string">
            <text:p>Persd dlm Proses-Inhouse-Permit,Security and Other Services</text:p>
          </table:table-cell>
          <table:table-cell office:value-type="string" calcext:value-type="string">
            <text:p>1103656000</text:p>
          </table:table-cell>
          <table:table-cell table:formula="of:=IF(ISNA(VLOOKUP([.F244];[COA.$B$2:.$C$700];2;0));&quot;-&quot;;VLOOKUP([.F244];[COA.$B$2:.$C$700];2;0))" office:value-type="string" office:string-value="Persd dlm Proses-Inhouse-Permit,Security and Other Services" calcext:value-type="string">
            <text:p>Persd dlm Proses-Inhouse-Permit,Security and Other Servic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4</text:p>
          </table:table-cell>
          <table:table-cell office:value-type="string" calcext:value-type="string">
            <text:p>1103656600</text:p>
          </table:table-cell>
          <table:table-cell office:value-type="string" calcext:value-type="string">
            <text:p>Persd dlm Proses-Inhouse-Permit,Security and Other Services - Pawang Hujan</text:p>
          </table:table-cell>
          <table:table-cell office:value-type="string" calcext:value-type="string">
            <text:p>1103656000</text:p>
          </table:table-cell>
          <table:table-cell table:formula="of:=IF(ISNA(VLOOKUP([.D245];[.$B$2:.$C$1080];2;0));&quot;-&quot;;VLOOKUP([.D245];[.$B$2:.$C$1080];2;0))" office:value-type="string" office:string-value="Persd dlm Proses-Inhouse-Permit,Security and Other Services" calcext:value-type="string">
            <text:p>Persd dlm Proses-Inhouse-Permit,Security and Other Services</text:p>
          </table:table-cell>
          <table:table-cell office:value-type="string" calcext:value-type="string">
            <text:p>1103656000</text:p>
          </table:table-cell>
          <table:table-cell table:formula="of:=IF(ISNA(VLOOKUP([.F245];[COA.$B$2:.$C$700];2;0));&quot;-&quot;;VLOOKUP([.F245];[COA.$B$2:.$C$700];2;0))" office:value-type="string" office:string-value="Persd dlm Proses-Inhouse-Permit,Security and Other Services" calcext:value-type="string">
            <text:p>Persd dlm Proses-Inhouse-Permit,Security and Other Servic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5</text:p>
          </table:table-cell>
          <table:table-cell office:value-type="string" calcext:value-type="string">
            <text:p>1103656200</text:p>
          </table:table-cell>
          <table:table-cell office:value-type="string" calcext:value-type="string">
            <text:p>Persd dlm Proses-Inhouse-Permit,Security and Other Services - Keamanan</text:p>
          </table:table-cell>
          <table:table-cell office:value-type="string" calcext:value-type="string">
            <text:p>1103656000</text:p>
          </table:table-cell>
          <table:table-cell table:formula="of:=IF(ISNA(VLOOKUP([.D246];[.$B$2:.$C$1080];2;0));&quot;-&quot;;VLOOKUP([.D246];[.$B$2:.$C$1080];2;0))" office:value-type="string" office:string-value="Persd dlm Proses-Inhouse-Permit,Security and Other Services" calcext:value-type="string">
            <text:p>Persd dlm Proses-Inhouse-Permit,Security and Other Services</text:p>
          </table:table-cell>
          <table:table-cell office:value-type="string" calcext:value-type="string">
            <text:p>1103656000</text:p>
          </table:table-cell>
          <table:table-cell table:formula="of:=IF(ISNA(VLOOKUP([.F246];[COA.$B$2:.$C$700];2;0));&quot;-&quot;;VLOOKUP([.F246];[COA.$B$2:.$C$700];2;0))" office:value-type="string" office:string-value="Persd dlm Proses-Inhouse-Permit,Security and Other Services" calcext:value-type="string">
            <text:p>Persd dlm Proses-Inhouse-Permit,Security and Other Servic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6</text:p>
          </table:table-cell>
          <table:table-cell office:value-type="string" calcext:value-type="string">
            <text:p>1103656500</text:p>
          </table:table-cell>
          <table:table-cell office:value-type="string" calcext:value-type="string">
            <text:p>Persd dlm Proses-Inhouse-Permit,Security and Other services - Ambulance</text:p>
          </table:table-cell>
          <table:table-cell office:value-type="string" calcext:value-type="string">
            <text:p>1103656000</text:p>
          </table:table-cell>
          <table:table-cell table:formula="of:=IF(ISNA(VLOOKUP([.D247];[.$B$2:.$C$1080];2;0));&quot;-&quot;;VLOOKUP([.D247];[.$B$2:.$C$1080];2;0))" office:value-type="string" office:string-value="Persd dlm Proses-Inhouse-Permit,Security and Other Services" calcext:value-type="string">
            <text:p>Persd dlm Proses-Inhouse-Permit,Security and Other Services</text:p>
          </table:table-cell>
          <table:table-cell office:value-type="string" calcext:value-type="string">
            <text:p>1103656000</text:p>
          </table:table-cell>
          <table:table-cell table:formula="of:=IF(ISNA(VLOOKUP([.F247];[COA.$B$2:.$C$700];2;0));&quot;-&quot;;VLOOKUP([.F247];[COA.$B$2:.$C$700];2;0))" office:value-type="string" office:string-value="Persd dlm Proses-Inhouse-Permit,Security and Other Services" calcext:value-type="string">
            <text:p>Persd dlm Proses-Inhouse-Permit,Security and Other Servic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7</text:p>
          </table:table-cell>
          <table:table-cell office:value-type="string" calcext:value-type="string">
            <text:p>1103657000</text:p>
          </table:table-cell>
          <table:table-cell office:value-type="string" calcext:value-type="string">
            <text:p>Persd dlm Proses-Inhouse-Supporting Content</text:p>
          </table:table-cell>
          <table:table-cell office:value-type="string" calcext:value-type="string">
            <text:p>1103640000</text:p>
          </table:table-cell>
          <table:table-cell table:formula="of:=IF(ISNA(VLOOKUP([.D248];[.$B$2:.$C$1080];2;0));&quot;-&quot;;VLOOKUP([.D248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248];[COA.$B$2:.$C$700];2;0));&quot;-&quot;;VLOOKUP([.F24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8</text:p>
          </table:table-cell>
          <table:table-cell office:value-type="string" calcext:value-type="string">
            <text:p>1103657008</text:p>
          </table:table-cell>
          <table:table-cell office:value-type="string" calcext:value-type="string">
            <text:p>Persd dlm Proses-Inhouse-Supporting Content-Creative</text:p>
          </table:table-cell>
          <table:table-cell office:value-type="string" calcext:value-type="string">
            <text:p>1103657000</text:p>
          </table:table-cell>
          <table:table-cell table:formula="of:=IF(ISNA(VLOOKUP([.D249];[.$B$2:.$C$1080];2;0));&quot;-&quot;;VLOOKUP([.D249];[.$B$2:.$C$1080];2;0))" office:value-type="string" office:string-value="Persd dlm Proses-Inhouse-Supporting Content" calcext:value-type="string">
            <text:p>Persd dlm Proses-Inhouse-Supporting Content</text:p>
          </table:table-cell>
          <table:table-cell office:value-type="string" calcext:value-type="string">
            <text:p>1103657000</text:p>
          </table:table-cell>
          <table:table-cell table:formula="of:=IF(ISNA(VLOOKUP([.F249];[COA.$B$2:.$C$700];2;0));&quot;-&quot;;VLOOKUP([.F249];[COA.$B$2:.$C$700];2;0))" office:value-type="string" office:string-value="Persd dlm Proses-Inhouse-Supporting Content" calcext:value-type="string">
            <text:p>Persd dlm Proses-Inhouse-Supporting Cont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9</text:p>
          </table:table-cell>
          <table:table-cell office:value-type="string" calcext:value-type="string">
            <text:p>1103657011</text:p>
          </table:table-cell>
          <table:table-cell office:value-type="string" calcext:value-type="string">
            <text:p>Persd dlm Proses-Inhouse-Supporting Content-Koreografer</text:p>
          </table:table-cell>
          <table:table-cell office:value-type="string" calcext:value-type="string">
            <text:p>1103657000</text:p>
          </table:table-cell>
          <table:table-cell table:formula="of:=IF(ISNA(VLOOKUP([.D250];[.$B$2:.$C$1080];2;0));&quot;-&quot;;VLOOKUP([.D250];[.$B$2:.$C$1080];2;0))" office:value-type="string" office:string-value="Persd dlm Proses-Inhouse-Supporting Content" calcext:value-type="string">
            <text:p>Persd dlm Proses-Inhouse-Supporting Content</text:p>
          </table:table-cell>
          <table:table-cell office:value-type="string" calcext:value-type="string">
            <text:p>1103657000</text:p>
          </table:table-cell>
          <table:table-cell table:formula="of:=IF(ISNA(VLOOKUP([.F250];[COA.$B$2:.$C$700];2;0));&quot;-&quot;;VLOOKUP([.F250];[COA.$B$2:.$C$700];2;0))" office:value-type="string" office:string-value="Persd dlm Proses-Inhouse-Supporting Content" calcext:value-type="string">
            <text:p>Persd dlm Proses-Inhouse-Supporting Cont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0</text:p>
          </table:table-cell>
          <table:table-cell office:value-type="string" calcext:value-type="string">
            <text:p>1103657014</text:p>
          </table:table-cell>
          <table:table-cell office:value-type="string" calcext:value-type="string">
            <text:p>Persd dlm Proses-Inhouse-Supporting Content-Paranormal</text:p>
          </table:table-cell>
          <table:table-cell office:value-type="string" calcext:value-type="string">
            <text:p>1103657000</text:p>
          </table:table-cell>
          <table:table-cell table:formula="of:=IF(ISNA(VLOOKUP([.D251];[.$B$2:.$C$1080];2;0));&quot;-&quot;;VLOOKUP([.D251];[.$B$2:.$C$1080];2;0))" office:value-type="string" office:string-value="Persd dlm Proses-Inhouse-Supporting Content" calcext:value-type="string">
            <text:p>Persd dlm Proses-Inhouse-Supporting Content</text:p>
          </table:table-cell>
          <table:table-cell office:value-type="string" calcext:value-type="string">
            <text:p>1103657000</text:p>
          </table:table-cell>
          <table:table-cell table:formula="of:=IF(ISNA(VLOOKUP([.F251];[COA.$B$2:.$C$700];2;0));&quot;-&quot;;VLOOKUP([.F251];[COA.$B$2:.$C$700];2;0))" office:value-type="string" office:string-value="Persd dlm Proses-Inhouse-Supporting Content" calcext:value-type="string">
            <text:p>Persd dlm Proses-Inhouse-Supporting Cont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1</text:p>
          </table:table-cell>
          <table:table-cell office:value-type="string" calcext:value-type="string">
            <text:p>1103657001</text:p>
          </table:table-cell>
          <table:table-cell office:value-type="string" calcext:value-type="string">
            <text:p>Persd dlm Proses-Inhouse-Supporting Content-Narasumber Antara</text:p>
          </table:table-cell>
          <table:table-cell office:value-type="string" calcext:value-type="string">
            <text:p>1103657000</text:p>
          </table:table-cell>
          <table:table-cell table:formula="of:=IF(ISNA(VLOOKUP([.D252];[.$B$2:.$C$1080];2;0));&quot;-&quot;;VLOOKUP([.D252];[.$B$2:.$C$1080];2;0))" office:value-type="string" office:string-value="Persd dlm Proses-Inhouse-Supporting Content" calcext:value-type="string">
            <text:p>Persd dlm Proses-Inhouse-Supporting Content</text:p>
          </table:table-cell>
          <table:table-cell office:value-type="string" calcext:value-type="string">
            <text:p>1103657000</text:p>
          </table:table-cell>
          <table:table-cell table:formula="of:=IF(ISNA(VLOOKUP([.F252];[COA.$B$2:.$C$700];2;0));&quot;-&quot;;VLOOKUP([.F252];[COA.$B$2:.$C$700];2;0))" office:value-type="string" office:string-value="Persd dlm Proses-Inhouse-Supporting Content" calcext:value-type="string">
            <text:p>Persd dlm Proses-Inhouse-Supporting Cont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2</text:p>
          </table:table-cell>
          <table:table-cell office:value-type="string" calcext:value-type="string">
            <text:p>1103657004</text:p>
          </table:table-cell>
          <table:table-cell office:value-type="string" calcext:value-type="string">
            <text:p>Persd dlm Proses-Inhouse-Supporting Content-Konsultan</text:p>
          </table:table-cell>
          <table:table-cell office:value-type="string" calcext:value-type="string">
            <text:p>1103657000</text:p>
          </table:table-cell>
          <table:table-cell table:formula="of:=IF(ISNA(VLOOKUP([.D253];[.$B$2:.$C$1080];2;0));&quot;-&quot;;VLOOKUP([.D253];[.$B$2:.$C$1080];2;0))" office:value-type="string" office:string-value="Persd dlm Proses-Inhouse-Supporting Content" calcext:value-type="string">
            <text:p>Persd dlm Proses-Inhouse-Supporting Content</text:p>
          </table:table-cell>
          <table:table-cell office:value-type="string" calcext:value-type="string">
            <text:p>1103657000</text:p>
          </table:table-cell>
          <table:table-cell table:formula="of:=IF(ISNA(VLOOKUP([.F253];[COA.$B$2:.$C$700];2;0));&quot;-&quot;;VLOOKUP([.F253];[COA.$B$2:.$C$700];2;0))" office:value-type="string" office:string-value="Persd dlm Proses-Inhouse-Supporting Content" calcext:value-type="string">
            <text:p>Persd dlm Proses-Inhouse-Supporting Cont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3</text:p>
          </table:table-cell>
          <table:table-cell office:value-type="string" calcext:value-type="string">
            <text:p>1103657007</text:p>
          </table:table-cell>
          <table:table-cell office:value-type="string" calcext:value-type="string">
            <text:p>Persd dlm Proses-Inhouse-Supporting Content-Music Illustrator</text:p>
          </table:table-cell>
          <table:table-cell office:value-type="string" calcext:value-type="string">
            <text:p>1103657000</text:p>
          </table:table-cell>
          <table:table-cell table:formula="of:=IF(ISNA(VLOOKUP([.D254];[.$B$2:.$C$1080];2;0));&quot;-&quot;;VLOOKUP([.D254];[.$B$2:.$C$1080];2;0))" office:value-type="string" office:string-value="Persd dlm Proses-Inhouse-Supporting Content" calcext:value-type="string">
            <text:p>Persd dlm Proses-Inhouse-Supporting Content</text:p>
          </table:table-cell>
          <table:table-cell office:value-type="string" calcext:value-type="string">
            <text:p>1103657000</text:p>
          </table:table-cell>
          <table:table-cell table:formula="of:=IF(ISNA(VLOOKUP([.F254];[COA.$B$2:.$C$700];2;0));&quot;-&quot;;VLOOKUP([.F254];[COA.$B$2:.$C$700];2;0))" office:value-type="string" office:string-value="Persd dlm Proses-Inhouse-Supporting Content" calcext:value-type="string">
            <text:p>Persd dlm Proses-Inhouse-Supporting Cont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4</text:p>
          </table:table-cell>
          <table:table-cell office:value-type="string" calcext:value-type="string">
            <text:p>1103657010</text:p>
          </table:table-cell>
          <table:table-cell office:value-type="string" calcext:value-type="string">
            <text:p>Persd dlm Proses-Inhouse-Supporting Content-Koord Mubaligh</text:p>
          </table:table-cell>
          <table:table-cell office:value-type="string" calcext:value-type="string">
            <text:p>1103657000</text:p>
          </table:table-cell>
          <table:table-cell table:formula="of:=IF(ISNA(VLOOKUP([.D255];[.$B$2:.$C$1080];2;0));&quot;-&quot;;VLOOKUP([.D255];[.$B$2:.$C$1080];2;0))" office:value-type="string" office:string-value="Persd dlm Proses-Inhouse-Supporting Content" calcext:value-type="string">
            <text:p>Persd dlm Proses-Inhouse-Supporting Content</text:p>
          </table:table-cell>
          <table:table-cell office:value-type="string" calcext:value-type="string">
            <text:p>1103657000</text:p>
          </table:table-cell>
          <table:table-cell table:formula="of:=IF(ISNA(VLOOKUP([.F255];[COA.$B$2:.$C$700];2;0));&quot;-&quot;;VLOOKUP([.F255];[COA.$B$2:.$C$700];2;0))" office:value-type="string" office:string-value="Persd dlm Proses-Inhouse-Supporting Content" calcext:value-type="string">
            <text:p>Persd dlm Proses-Inhouse-Supporting Cont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5</text:p>
          </table:table-cell>
          <table:table-cell office:value-type="string" calcext:value-type="string">
            <text:p>1103657013</text:p>
          </table:table-cell>
          <table:table-cell office:value-type="string" calcext:value-type="string">
            <text:p>Persd dlm Proses-Inhouse-Supporting Content-Instruktur</text:p>
          </table:table-cell>
          <table:table-cell office:value-type="string" calcext:value-type="string">
            <text:p>1103657000</text:p>
          </table:table-cell>
          <table:table-cell table:formula="of:=IF(ISNA(VLOOKUP([.D256];[.$B$2:.$C$1080];2;0));&quot;-&quot;;VLOOKUP([.D256];[.$B$2:.$C$1080];2;0))" office:value-type="string" office:string-value="Persd dlm Proses-Inhouse-Supporting Content" calcext:value-type="string">
            <text:p>Persd dlm Proses-Inhouse-Supporting Content</text:p>
          </table:table-cell>
          <table:table-cell office:value-type="string" calcext:value-type="string">
            <text:p>1103657000</text:p>
          </table:table-cell>
          <table:table-cell table:formula="of:=IF(ISNA(VLOOKUP([.F256];[COA.$B$2:.$C$700];2;0));&quot;-&quot;;VLOOKUP([.F256];[COA.$B$2:.$C$700];2;0))" office:value-type="string" office:string-value="Persd dlm Proses-Inhouse-Supporting Content" calcext:value-type="string">
            <text:p>Persd dlm Proses-Inhouse-Supporting Cont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6</text:p>
          </table:table-cell>
          <table:table-cell office:value-type="string" calcext:value-type="string">
            <text:p>1103657003</text:p>
          </table:table-cell>
          <table:table-cell office:value-type="string" calcext:value-type="string">
            <text:p>Persd dlm Proses-Inhouse-Supporting Content-Scriptwriter</text:p>
          </table:table-cell>
          <table:table-cell office:value-type="string" calcext:value-type="string">
            <text:p>1103657000</text:p>
          </table:table-cell>
          <table:table-cell table:formula="of:=IF(ISNA(VLOOKUP([.D257];[.$B$2:.$C$1080];2;0));&quot;-&quot;;VLOOKUP([.D257];[.$B$2:.$C$1080];2;0))" office:value-type="string" office:string-value="Persd dlm Proses-Inhouse-Supporting Content" calcext:value-type="string">
            <text:p>Persd dlm Proses-Inhouse-Supporting Content</text:p>
          </table:table-cell>
          <table:table-cell office:value-type="string" calcext:value-type="string">
            <text:p>1103657000</text:p>
          </table:table-cell>
          <table:table-cell table:formula="of:=IF(ISNA(VLOOKUP([.F257];[COA.$B$2:.$C$700];2;0));&quot;-&quot;;VLOOKUP([.F257];[COA.$B$2:.$C$700];2;0))" office:value-type="string" office:string-value="Persd dlm Proses-Inhouse-Supporting Content" calcext:value-type="string">
            <text:p>Persd dlm Proses-Inhouse-Supporting Cont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7</text:p>
          </table:table-cell>
          <table:table-cell office:value-type="string" calcext:value-type="string">
            <text:p>1103657006</text:p>
          </table:table-cell>
          <table:table-cell office:value-type="string" calcext:value-type="string">
            <text:p>Persd dlm Proses-Inhouse-Supporting Content-Dubber</text:p>
          </table:table-cell>
          <table:table-cell office:value-type="string" calcext:value-type="string">
            <text:p>1103657000</text:p>
          </table:table-cell>
          <table:table-cell table:formula="of:=IF(ISNA(VLOOKUP([.D258];[.$B$2:.$C$1080];2;0));&quot;-&quot;;VLOOKUP([.D258];[.$B$2:.$C$1080];2;0))" office:value-type="string" office:string-value="Persd dlm Proses-Inhouse-Supporting Content" calcext:value-type="string">
            <text:p>Persd dlm Proses-Inhouse-Supporting Content</text:p>
          </table:table-cell>
          <table:table-cell office:value-type="string" calcext:value-type="string">
            <text:p>1103657000</text:p>
          </table:table-cell>
          <table:table-cell table:formula="of:=IF(ISNA(VLOOKUP([.F258];[COA.$B$2:.$C$700];2;0));&quot;-&quot;;VLOOKUP([.F258];[COA.$B$2:.$C$700];2;0))" office:value-type="string" office:string-value="Persd dlm Proses-Inhouse-Supporting Content" calcext:value-type="string">
            <text:p>Persd dlm Proses-Inhouse-Supporting Cont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8</text:p>
          </table:table-cell>
          <table:table-cell office:value-type="string" calcext:value-type="string">
            <text:p>1103657009</text:p>
          </table:table-cell>
          <table:table-cell office:value-type="string" calcext:value-type="string">
            <text:p>Persd dlm Proses-Inhouse-Supporting Content-Narasumber Lapangan</text:p>
          </table:table-cell>
          <table:table-cell office:value-type="string" calcext:value-type="string">
            <text:p>1103657000</text:p>
          </table:table-cell>
          <table:table-cell table:formula="of:=IF(ISNA(VLOOKUP([.D259];[.$B$2:.$C$1080];2;0));&quot;-&quot;;VLOOKUP([.D259];[.$B$2:.$C$1080];2;0))" office:value-type="string" office:string-value="Persd dlm Proses-Inhouse-Supporting Content" calcext:value-type="string">
            <text:p>Persd dlm Proses-Inhouse-Supporting Content</text:p>
          </table:table-cell>
          <table:table-cell office:value-type="string" calcext:value-type="string">
            <text:p>1103657000</text:p>
          </table:table-cell>
          <table:table-cell table:formula="of:=IF(ISNA(VLOOKUP([.F259];[COA.$B$2:.$C$700];2;0));&quot;-&quot;;VLOOKUP([.F259];[COA.$B$2:.$C$700];2;0))" office:value-type="string" office:string-value="Persd dlm Proses-Inhouse-Supporting Content" calcext:value-type="string">
            <text:p>Persd dlm Proses-Inhouse-Supporting Cont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9</text:p>
          </table:table-cell>
          <table:table-cell office:value-type="string" calcext:value-type="string">
            <text:p>1103657012</text:p>
          </table:table-cell>
          <table:table-cell office:value-type="string" calcext:value-type="string">
            <text:p>Persd dlm Proses-Inhouse-Supporting Content-Editor</text:p>
          </table:table-cell>
          <table:table-cell office:value-type="string" calcext:value-type="string">
            <text:p>1103657000</text:p>
          </table:table-cell>
          <table:table-cell table:formula="of:=IF(ISNA(VLOOKUP([.D260];[.$B$2:.$C$1080];2;0));&quot;-&quot;;VLOOKUP([.D260];[.$B$2:.$C$1080];2;0))" office:value-type="string" office:string-value="Persd dlm Proses-Inhouse-Supporting Content" calcext:value-type="string">
            <text:p>Persd dlm Proses-Inhouse-Supporting Content</text:p>
          </table:table-cell>
          <table:table-cell office:value-type="string" calcext:value-type="string">
            <text:p>1103657000</text:p>
          </table:table-cell>
          <table:table-cell table:formula="of:=IF(ISNA(VLOOKUP([.F260];[COA.$B$2:.$C$700];2;0));&quot;-&quot;;VLOOKUP([.F260];[COA.$B$2:.$C$700];2;0))" office:value-type="string" office:string-value="Persd dlm Proses-Inhouse-Supporting Content" calcext:value-type="string">
            <text:p>Persd dlm Proses-Inhouse-Supporting Cont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0</text:p>
          </table:table-cell>
          <table:table-cell office:value-type="string" calcext:value-type="string">
            <text:p>1103657002</text:p>
          </table:table-cell>
          <table:table-cell office:value-type="string" calcext:value-type="string">
            <text:p>Persd dlm Proses-Inhouse-Supporting Content-Kontributor</text:p>
          </table:table-cell>
          <table:table-cell office:value-type="string" calcext:value-type="string">
            <text:p>1103657000</text:p>
          </table:table-cell>
          <table:table-cell table:formula="of:=IF(ISNA(VLOOKUP([.D261];[.$B$2:.$C$1080];2;0));&quot;-&quot;;VLOOKUP([.D261];[.$B$2:.$C$1080];2;0))" office:value-type="string" office:string-value="Persd dlm Proses-Inhouse-Supporting Content" calcext:value-type="string">
            <text:p>Persd dlm Proses-Inhouse-Supporting Content</text:p>
          </table:table-cell>
          <table:table-cell office:value-type="string" calcext:value-type="string">
            <text:p>1103657000</text:p>
          </table:table-cell>
          <table:table-cell table:formula="of:=IF(ISNA(VLOOKUP([.F261];[COA.$B$2:.$C$700];2;0));&quot;-&quot;;VLOOKUP([.F261];[COA.$B$2:.$C$700];2;0))" office:value-type="string" office:string-value="Persd dlm Proses-Inhouse-Supporting Content" calcext:value-type="string">
            <text:p>Persd dlm Proses-Inhouse-Supporting Cont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1</text:p>
          </table:table-cell>
          <table:table-cell office:value-type="string" calcext:value-type="string">
            <text:p>1103657005</text:p>
          </table:table-cell>
          <table:table-cell office:value-type="string" calcext:value-type="string">
            <text:p>Persd dlm Proses-Inhouse-Supporting Content-Voice Over</text:p>
          </table:table-cell>
          <table:table-cell office:value-type="string" calcext:value-type="string">
            <text:p>1103657000</text:p>
          </table:table-cell>
          <table:table-cell table:formula="of:=IF(ISNA(VLOOKUP([.D262];[.$B$2:.$C$1080];2;0));&quot;-&quot;;VLOOKUP([.D262];[.$B$2:.$C$1080];2;0))" office:value-type="string" office:string-value="Persd dlm Proses-Inhouse-Supporting Content" calcext:value-type="string">
            <text:p>Persd dlm Proses-Inhouse-Supporting Content</text:p>
          </table:table-cell>
          <table:table-cell office:value-type="string" calcext:value-type="string">
            <text:p>1103657000</text:p>
          </table:table-cell>
          <table:table-cell table:formula="of:=IF(ISNA(VLOOKUP([.F262];[COA.$B$2:.$C$700];2;0));&quot;-&quot;;VLOOKUP([.F262];[COA.$B$2:.$C$700];2;0))" office:value-type="string" office:string-value="Persd dlm Proses-Inhouse-Supporting Content" calcext:value-type="string">
            <text:p>Persd dlm Proses-Inhouse-Supporting Cont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2</text:p>
          </table:table-cell>
          <table:table-cell office:value-type="string" calcext:value-type="string">
            <text:p>1103658000</text:p>
          </table:table-cell>
          <table:table-cell office:value-type="string" calcext:value-type="string">
            <text:p>Persd dlm Proses-Inhouse-Meals and Refreshment</text:p>
          </table:table-cell>
          <table:table-cell office:value-type="string" calcext:value-type="string">
            <text:p>1103640000</text:p>
          </table:table-cell>
          <table:table-cell table:formula="of:=IF(ISNA(VLOOKUP([.D263];[.$B$2:.$C$1080];2;0));&quot;-&quot;;VLOOKUP([.D263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263];[COA.$B$2:.$C$700];2;0));&quot;-&quot;;VLOOKUP([.F263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3</text:p>
          </table:table-cell>
          <table:table-cell office:value-type="string" calcext:value-type="string">
            <text:p>1103658300</text:p>
          </table:table-cell>
          <table:table-cell office:value-type="string" calcext:value-type="string">
            <text:p>Persd dlm Proses-Inhouse-Meals and Refreshment-Tumpengan</text:p>
          </table:table-cell>
          <table:table-cell office:value-type="string" calcext:value-type="string">
            <text:p>1103658000</text:p>
          </table:table-cell>
          <table:table-cell table:formula="of:=IF(ISNA(VLOOKUP([.D264];[.$B$2:.$C$1080];2;0));&quot;-&quot;;VLOOKUP([.D264];[.$B$2:.$C$1080];2;0))" office:value-type="string" office:string-value="Persd dlm Proses-Inhouse-Meals and Refreshment" calcext:value-type="string">
            <text:p>Persd dlm Proses-Inhouse-Meals and Refreshment</text:p>
          </table:table-cell>
          <table:table-cell office:value-type="string" calcext:value-type="string">
            <text:p>1103658000</text:p>
          </table:table-cell>
          <table:table-cell table:formula="of:=IF(ISNA(VLOOKUP([.F264];[COA.$B$2:.$C$700];2;0));&quot;-&quot;;VLOOKUP([.F264];[COA.$B$2:.$C$700];2;0))" office:value-type="string" office:string-value="Persd dlm Proses-Inhouse-Meals and Refreshment" calcext:value-type="string">
            <text:p>Persd dlm Proses-Inhouse-Meals and Refreshm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4</text:p>
          </table:table-cell>
          <table:table-cell office:value-type="string" calcext:value-type="string">
            <text:p>1103658600</text:p>
          </table:table-cell>
          <table:table-cell office:value-type="string" calcext:value-type="string">
            <text:p>Persd dlm Proses-Inhouse-Meals and Ref-Jamuan</text:p>
          </table:table-cell>
          <table:table-cell office:value-type="string" calcext:value-type="string">
            <text:p>1103658000</text:p>
          </table:table-cell>
          <table:table-cell table:formula="of:=IF(ISNA(VLOOKUP([.D265];[.$B$2:.$C$1080];2;0));&quot;-&quot;;VLOOKUP([.D265];[.$B$2:.$C$1080];2;0))" office:value-type="string" office:string-value="Persd dlm Proses-Inhouse-Meals and Refreshment" calcext:value-type="string">
            <text:p>Persd dlm Proses-Inhouse-Meals and Refreshment</text:p>
          </table:table-cell>
          <table:table-cell office:value-type="string" calcext:value-type="string">
            <text:p>1103658000</text:p>
          </table:table-cell>
          <table:table-cell table:formula="of:=IF(ISNA(VLOOKUP([.F265];[COA.$B$2:.$C$700];2;0));&quot;-&quot;;VLOOKUP([.F265];[COA.$B$2:.$C$700];2;0))" office:value-type="string" office:string-value="Persd dlm Proses-Inhouse-Meals and Refreshment" calcext:value-type="string">
            <text:p>Persd dlm Proses-Inhouse-Meals and Refreshm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5</text:p>
          </table:table-cell>
          <table:table-cell office:value-type="string" calcext:value-type="string">
            <text:p>1103658200</text:p>
          </table:table-cell>
          <table:table-cell office:value-type="string" calcext:value-type="string">
            <text:p>Persd dlm Proses-Inhouse-Meals and Refreshment-Snack</text:p>
          </table:table-cell>
          <table:table-cell office:value-type="string" calcext:value-type="string">
            <text:p>1103658000</text:p>
          </table:table-cell>
          <table:table-cell table:formula="of:=IF(ISNA(VLOOKUP([.D266];[.$B$2:.$C$1080];2;0));&quot;-&quot;;VLOOKUP([.D266];[.$B$2:.$C$1080];2;0))" office:value-type="string" office:string-value="Persd dlm Proses-Inhouse-Meals and Refreshment" calcext:value-type="string">
            <text:p>Persd dlm Proses-Inhouse-Meals and Refreshment</text:p>
          </table:table-cell>
          <table:table-cell office:value-type="string" calcext:value-type="string">
            <text:p>1103658000</text:p>
          </table:table-cell>
          <table:table-cell table:formula="of:=IF(ISNA(VLOOKUP([.F266];[COA.$B$2:.$C$700];2;0));&quot;-&quot;;VLOOKUP([.F266];[COA.$B$2:.$C$700];2;0))" office:value-type="string" office:string-value="Persd dlm Proses-Inhouse-Meals and Refreshment" calcext:value-type="string">
            <text:p>Persd dlm Proses-Inhouse-Meals and Refreshm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6</text:p>
          </table:table-cell>
          <table:table-cell office:value-type="string" calcext:value-type="string">
            <text:p>1103658500</text:p>
          </table:table-cell>
          <table:table-cell office:value-type="string" calcext:value-type="string">
            <text:p>Persd dlm Proses-Inhouse-Meals and Refreshment-Aqua, kopi, teh, gula</text:p>
          </table:table-cell>
          <table:table-cell office:value-type="string" calcext:value-type="string">
            <text:p>1103658000</text:p>
          </table:table-cell>
          <table:table-cell table:formula="of:=IF(ISNA(VLOOKUP([.D267];[.$B$2:.$C$1080];2;0));&quot;-&quot;;VLOOKUP([.D267];[.$B$2:.$C$1080];2;0))" office:value-type="string" office:string-value="Persd dlm Proses-Inhouse-Meals and Refreshment" calcext:value-type="string">
            <text:p>Persd dlm Proses-Inhouse-Meals and Refreshment</text:p>
          </table:table-cell>
          <table:table-cell office:value-type="string" calcext:value-type="string">
            <text:p>1103658000</text:p>
          </table:table-cell>
          <table:table-cell table:formula="of:=IF(ISNA(VLOOKUP([.F267];[COA.$B$2:.$C$700];2;0));&quot;-&quot;;VLOOKUP([.F267];[COA.$B$2:.$C$700];2;0))" office:value-type="string" office:string-value="Persd dlm Proses-Inhouse-Meals and Refreshment" calcext:value-type="string">
            <text:p>Persd dlm Proses-Inhouse-Meals and Refreshm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7</text:p>
          </table:table-cell>
          <table:table-cell office:value-type="string" calcext:value-type="string">
            <text:p>1103658100</text:p>
          </table:table-cell>
          <table:table-cell office:value-type="string" calcext:value-type="string">
            <text:p>Persd dlm Proses-Inhouse-Meals and Refreshment-Makan Pagi,siang,malam dan tengah malam</text:p>
          </table:table-cell>
          <table:table-cell office:value-type="string" calcext:value-type="string">
            <text:p>1103658000</text:p>
          </table:table-cell>
          <table:table-cell table:formula="of:=IF(ISNA(VLOOKUP([.D268];[.$B$2:.$C$1080];2;0));&quot;-&quot;;VLOOKUP([.D268];[.$B$2:.$C$1080];2;0))" office:value-type="string" office:string-value="Persd dlm Proses-Inhouse-Meals and Refreshment" calcext:value-type="string">
            <text:p>Persd dlm Proses-Inhouse-Meals and Refreshment</text:p>
          </table:table-cell>
          <table:table-cell office:value-type="string" calcext:value-type="string">
            <text:p>1103658000</text:p>
          </table:table-cell>
          <table:table-cell table:formula="of:=IF(ISNA(VLOOKUP([.F268];[COA.$B$2:.$C$700];2;0));&quot;-&quot;;VLOOKUP([.F268];[COA.$B$2:.$C$700];2;0))" office:value-type="string" office:string-value="Persd dlm Proses-Inhouse-Meals and Refreshment" calcext:value-type="string">
            <text:p>Persd dlm Proses-Inhouse-Meals and Refreshm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8</text:p>
          </table:table-cell>
          <table:table-cell office:value-type="string" calcext:value-type="string">
            <text:p>1103658400</text:p>
          </table:table-cell>
          <table:table-cell office:value-type="string" calcext:value-type="string">
            <text:p>Persd dlm Proses-Inhouse-Meals and Refreshment-Vitamin</text:p>
          </table:table-cell>
          <table:table-cell office:value-type="string" calcext:value-type="string">
            <text:p>1103658000</text:p>
          </table:table-cell>
          <table:table-cell table:formula="of:=IF(ISNA(VLOOKUP([.D269];[.$B$2:.$C$1080];2;0));&quot;-&quot;;VLOOKUP([.D269];[.$B$2:.$C$1080];2;0))" office:value-type="string" office:string-value="Persd dlm Proses-Inhouse-Meals and Refreshment" calcext:value-type="string">
            <text:p>Persd dlm Proses-Inhouse-Meals and Refreshment</text:p>
          </table:table-cell>
          <table:table-cell office:value-type="string" calcext:value-type="string">
            <text:p>1103658000</text:p>
          </table:table-cell>
          <table:table-cell table:formula="of:=IF(ISNA(VLOOKUP([.F269];[COA.$B$2:.$C$700];2;0));&quot;-&quot;;VLOOKUP([.F269];[COA.$B$2:.$C$700];2;0))" office:value-type="string" office:string-value="Persd dlm Proses-Inhouse-Meals and Refreshment" calcext:value-type="string">
            <text:p>Persd dlm Proses-Inhouse-Meals and Refreshm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9</text:p>
          </table:table-cell>
          <table:table-cell office:value-type="string" calcext:value-type="string">
            <text:p>1103659000</text:p>
          </table:table-cell>
          <table:table-cell office:value-type="string" calcext:value-type="string">
            <text:p>Persd dlm Proses-Inhouse-Supporting Expenses</text:p>
          </table:table-cell>
          <table:table-cell office:value-type="string" calcext:value-type="string">
            <text:p>1103640000</text:p>
          </table:table-cell>
          <table:table-cell table:formula="of:=IF(ISNA(VLOOKUP([.D270];[.$B$2:.$C$1080];2;0));&quot;-&quot;;VLOOKUP([.D270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270];[COA.$B$2:.$C$700];2;0));&quot;-&quot;;VLOOKUP([.F270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0</text:p>
          </table:table-cell>
          <table:table-cell office:value-type="string" calcext:value-type="string">
            <text:p>1103659100</text:p>
          </table:table-cell>
          <table:table-cell office:value-type="string" calcext:value-type="string">
            <text:p>Persd dlm Proses-Inhouse-Supporting Expenses-Baterai Clip On</text:p>
          </table:table-cell>
          <table:table-cell office:value-type="string" calcext:value-type="string">
            <text:p>1103659000</text:p>
          </table:table-cell>
          <table:table-cell table:formula="of:=IF(ISNA(VLOOKUP([.D271];[.$B$2:.$C$1080];2;0));&quot;-&quot;;VLOOKUP([.D271];[.$B$2:.$C$1080];2;0))" office:value-type="string" office:string-value="Persd dlm Proses-Inhouse-Supporting Expenses" calcext:value-type="string">
            <text:p>Persd dlm Proses-Inhouse-Supporting Expenses</text:p>
          </table:table-cell>
          <table:table-cell office:value-type="string" calcext:value-type="string">
            <text:p>1103659000</text:p>
          </table:table-cell>
          <table:table-cell table:formula="of:=IF(ISNA(VLOOKUP([.F271];[COA.$B$2:.$C$700];2;0));&quot;-&quot;;VLOOKUP([.F271];[COA.$B$2:.$C$700];2;0))" office:value-type="string" office:string-value="Persd dlm Proses-Inhouse-Supporting Expenses" calcext:value-type="string">
            <text:p>Persd dlm Proses-Inhouse-Supporting Expens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1</text:p>
          </table:table-cell>
          <table:table-cell office:value-type="string" calcext:value-type="string">
            <text:p>1103659400</text:p>
          </table:table-cell>
          <table:table-cell office:value-type="string" calcext:value-type="string">
            <text:p>Persd dlm Proses-Inhouse-Supporting Expenses-ATK</text:p>
          </table:table-cell>
          <table:table-cell office:value-type="string" calcext:value-type="string">
            <text:p>1103659000</text:p>
          </table:table-cell>
          <table:table-cell table:formula="of:=IF(ISNA(VLOOKUP([.D272];[.$B$2:.$C$1080];2;0));&quot;-&quot;;VLOOKUP([.D272];[.$B$2:.$C$1080];2;0))" office:value-type="string" office:string-value="Persd dlm Proses-Inhouse-Supporting Expenses" calcext:value-type="string">
            <text:p>Persd dlm Proses-Inhouse-Supporting Expenses</text:p>
          </table:table-cell>
          <table:table-cell office:value-type="string" calcext:value-type="string">
            <text:p>1103659000</text:p>
          </table:table-cell>
          <table:table-cell table:formula="of:=IF(ISNA(VLOOKUP([.F272];[COA.$B$2:.$C$700];2;0));&quot;-&quot;;VLOOKUP([.F272];[COA.$B$2:.$C$700];2;0))" office:value-type="string" office:string-value="Persd dlm Proses-Inhouse-Supporting Expenses" calcext:value-type="string">
            <text:p>Persd dlm Proses-Inhouse-Supporting Expens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2</text:p>
          </table:table-cell>
          <table:table-cell office:value-type="string" calcext:value-type="string">
            <text:p>1103659300</text:p>
          </table:table-cell>
          <table:table-cell office:value-type="string" calcext:value-type="string">
            <text:p>Persd dlm Proses-Inhouse-Supporting Expenses-Dokumentasi</text:p>
          </table:table-cell>
          <table:table-cell office:value-type="string" calcext:value-type="string">
            <text:p>1103659000</text:p>
          </table:table-cell>
          <table:table-cell table:formula="of:=IF(ISNA(VLOOKUP([.D273];[.$B$2:.$C$1080];2;0));&quot;-&quot;;VLOOKUP([.D273];[.$B$2:.$C$1080];2;0))" office:value-type="string" office:string-value="Persd dlm Proses-Inhouse-Supporting Expenses" calcext:value-type="string">
            <text:p>Persd dlm Proses-Inhouse-Supporting Expenses</text:p>
          </table:table-cell>
          <table:table-cell office:value-type="string" calcext:value-type="string">
            <text:p>1103659000</text:p>
          </table:table-cell>
          <table:table-cell table:formula="of:=IF(ISNA(VLOOKUP([.F273];[COA.$B$2:.$C$700];2;0));&quot;-&quot;;VLOOKUP([.F273];[COA.$B$2:.$C$700];2;0))" office:value-type="string" office:string-value="Persd dlm Proses-Inhouse-Supporting Expenses" calcext:value-type="string">
            <text:p>Persd dlm Proses-Inhouse-Supporting Expens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3</text:p>
          </table:table-cell>
          <table:table-cell office:value-type="string" calcext:value-type="string">
            <text:p>1103659200</text:p>
          </table:table-cell>
          <table:table-cell office:value-type="string" calcext:value-type="string">
            <text:p>Persd dlm Proses-Inhouse-Supporting Expenses-ID Card, Undangan</text:p>
          </table:table-cell>
          <table:table-cell office:value-type="string" calcext:value-type="string">
            <text:p>1103659000</text:p>
          </table:table-cell>
          <table:table-cell table:formula="of:=IF(ISNA(VLOOKUP([.D274];[.$B$2:.$C$1080];2;0));&quot;-&quot;;VLOOKUP([.D274];[.$B$2:.$C$1080];2;0))" office:value-type="string" office:string-value="Persd dlm Proses-Inhouse-Supporting Expenses" calcext:value-type="string">
            <text:p>Persd dlm Proses-Inhouse-Supporting Expenses</text:p>
          </table:table-cell>
          <table:table-cell office:value-type="string" calcext:value-type="string">
            <text:p>1103659000</text:p>
          </table:table-cell>
          <table:table-cell table:formula="of:=IF(ISNA(VLOOKUP([.F274];[COA.$B$2:.$C$700];2;0));&quot;-&quot;;VLOOKUP([.F274];[COA.$B$2:.$C$700];2;0))" office:value-type="string" office:string-value="Persd dlm Proses-Inhouse-Supporting Expenses" calcext:value-type="string">
            <text:p>Persd dlm Proses-Inhouse-Supporting Expens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4</text:p>
          </table:table-cell>
          <table:table-cell office:value-type="string" calcext:value-type="string">
            <text:p>1103660000</text:p>
          </table:table-cell>
          <table:table-cell office:value-type="string" calcext:value-type="string">
            <text:p>Persd dlm Proses-Inhouse-Hadiah dan Souvenir</text:p>
          </table:table-cell>
          <table:table-cell office:value-type="string" calcext:value-type="string">
            <text:p>1103640000</text:p>
          </table:table-cell>
          <table:table-cell table:formula="of:=IF(ISNA(VLOOKUP([.D275];[.$B$2:.$C$1080];2;0));&quot;-&quot;;VLOOKUP([.D275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275];[COA.$B$2:.$C$700];2;0));&quot;-&quot;;VLOOKUP([.F27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5</text:p>
          </table:table-cell>
          <table:table-cell office:value-type="string" calcext:value-type="string">
            <text:p>1103660200</text:p>
          </table:table-cell>
          <table:table-cell office:value-type="string" calcext:value-type="string">
            <text:p>Persd dlm Proses-Inhouse-Hadiah dan Souvenir-Souvenir</text:p>
          </table:table-cell>
          <table:table-cell office:value-type="string" calcext:value-type="string">
            <text:p>1103660000</text:p>
          </table:table-cell>
          <table:table-cell table:formula="of:=IF(ISNA(VLOOKUP([.D276];[.$B$2:.$C$1080];2;0));&quot;-&quot;;VLOOKUP([.D276];[.$B$2:.$C$1080];2;0))" office:value-type="string" office:string-value="Persd dlm Proses-Inhouse-Hadiah dan Souvenir" calcext:value-type="string">
            <text:p>Persd dlm Proses-Inhouse-Hadiah dan Souvenir</text:p>
          </table:table-cell>
          <table:table-cell office:value-type="string" calcext:value-type="string">
            <text:p>1103660000</text:p>
          </table:table-cell>
          <table:table-cell table:formula="of:=IF(ISNA(VLOOKUP([.F276];[COA.$B$2:.$C$700];2;0));&quot;-&quot;;VLOOKUP([.F276];[COA.$B$2:.$C$700];2;0))" office:value-type="string" office:string-value="Persd dlm Proses-Inhouse-Hadiah dan Souvenir" calcext:value-type="string">
            <text:p>Persd dlm Proses-Inhouse-Hadiah dan Souven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6</text:p>
          </table:table-cell>
          <table:table-cell office:value-type="string" calcext:value-type="string">
            <text:p>1103660100</text:p>
          </table:table-cell>
          <table:table-cell office:value-type="string" calcext:value-type="string">
            <text:p>Persd dlm Proses-Inhouse-Hadiah dan Souvenir-Hadiah</text:p>
          </table:table-cell>
          <table:table-cell office:value-type="string" calcext:value-type="string">
            <text:p>1103660000</text:p>
          </table:table-cell>
          <table:table-cell table:formula="of:=IF(ISNA(VLOOKUP([.D277];[.$B$2:.$C$1080];2;0));&quot;-&quot;;VLOOKUP([.D277];[.$B$2:.$C$1080];2;0))" office:value-type="string" office:string-value="Persd dlm Proses-Inhouse-Hadiah dan Souvenir" calcext:value-type="string">
            <text:p>Persd dlm Proses-Inhouse-Hadiah dan Souvenir</text:p>
          </table:table-cell>
          <table:table-cell office:value-type="string" calcext:value-type="string">
            <text:p>1103660000</text:p>
          </table:table-cell>
          <table:table-cell table:formula="of:=IF(ISNA(VLOOKUP([.F277];[COA.$B$2:.$C$700];2;0));&quot;-&quot;;VLOOKUP([.F277];[COA.$B$2:.$C$700];2;0))" office:value-type="string" office:string-value="Persd dlm Proses-Inhouse-Hadiah dan Souvenir" calcext:value-type="string">
            <text:p>Persd dlm Proses-Inhouse-Hadiah dan Souven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7</text:p>
          </table:table-cell>
          <table:table-cell office:value-type="string" calcext:value-type="string">
            <text:p>1103661000</text:p>
          </table:table-cell>
          <table:table-cell office:value-type="string" calcext:value-type="string">
            <text:p>Persd dlm Proses-Inhouse-Communication and Transmission Cost</text:p>
          </table:table-cell>
          <table:table-cell office:value-type="string" calcext:value-type="string">
            <text:p>1103640000</text:p>
          </table:table-cell>
          <table:table-cell table:formula="of:=IF(ISNA(VLOOKUP([.D278];[.$B$2:.$C$1080];2;0));&quot;-&quot;;VLOOKUP([.D278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278];[COA.$B$2:.$C$700];2;0));&quot;-&quot;;VLOOKUP([.F27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8</text:p>
          </table:table-cell>
          <table:table-cell office:value-type="string" calcext:value-type="string">
            <text:p>1103661100</text:p>
          </table:table-cell>
          <table:table-cell office:value-type="string" calcext:value-type="string">
            <text:p>Persd dlm Proses-Inhouse-Communication and Transmission Cost-Pulsa Telepon dan Handphone</text:p>
          </table:table-cell>
          <table:table-cell office:value-type="string" calcext:value-type="string">
            <text:p>1103661000</text:p>
          </table:table-cell>
          <table:table-cell table:formula="of:=IF(ISNA(VLOOKUP([.D279];[.$B$2:.$C$1080];2;0));&quot;-&quot;;VLOOKUP([.D279];[.$B$2:.$C$1080];2;0))" office:value-type="string" office:string-value="Persd dlm Proses-Inhouse-Communication and Transmission Cost" calcext:value-type="string">
            <text:p>Persd dlm Proses-Inhouse-Communication and Transmission Cost</text:p>
          </table:table-cell>
          <table:table-cell office:value-type="string" calcext:value-type="string">
            <text:p>1103661000</text:p>
          </table:table-cell>
          <table:table-cell table:formula="of:=IF(ISNA(VLOOKUP([.F279];[COA.$B$2:.$C$700];2;0));&quot;-&quot;;VLOOKUP([.F279];[COA.$B$2:.$C$700];2;0))" office:value-type="string" office:string-value="Persd dlm Proses-Inhouse-Communication and Transmission Cost" calcext:value-type="string">
            <text:p>Persd dlm Proses-Inhouse-Communication and Transmiss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9</text:p>
          </table:table-cell>
          <table:table-cell office:value-type="string" calcext:value-type="string">
            <text:p>1103661400</text:p>
          </table:table-cell>
          <table:table-cell office:value-type="string" calcext:value-type="string">
            <text:p>Persd dlm Proses-Inhouse-Communication and Transmission Cost-Kurir</text:p>
          </table:table-cell>
          <table:table-cell office:value-type="string" calcext:value-type="string">
            <text:p>1103661000</text:p>
          </table:table-cell>
          <table:table-cell table:formula="of:=IF(ISNA(VLOOKUP([.D280];[.$B$2:.$C$1080];2;0));&quot;-&quot;;VLOOKUP([.D280];[.$B$2:.$C$1080];2;0))" office:value-type="string" office:string-value="Persd dlm Proses-Inhouse-Communication and Transmission Cost" calcext:value-type="string">
            <text:p>Persd dlm Proses-Inhouse-Communication and Transmission Cost</text:p>
          </table:table-cell>
          <table:table-cell office:value-type="string" calcext:value-type="string">
            <text:p>1103661000</text:p>
          </table:table-cell>
          <table:table-cell table:formula="of:=IF(ISNA(VLOOKUP([.F280];[COA.$B$2:.$C$700];2;0));&quot;-&quot;;VLOOKUP([.F280];[COA.$B$2:.$C$700];2;0))" office:value-type="string" office:string-value="Persd dlm Proses-Inhouse-Communication and Transmission Cost" calcext:value-type="string">
            <text:p>Persd dlm Proses-Inhouse-Communication and Transmiss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0</text:p>
          </table:table-cell>
          <table:table-cell office:value-type="string" calcext:value-type="string">
            <text:p>1103661700</text:p>
          </table:table-cell>
          <table:table-cell office:value-type="string" calcext:value-type="string">
            <text:p>Persd dlm Proses-Inhouse-Communication and Transmission Cost-SNG</text:p>
          </table:table-cell>
          <table:table-cell office:value-type="string" calcext:value-type="string">
            <text:p>1103661000</text:p>
          </table:table-cell>
          <table:table-cell table:formula="of:=IF(ISNA(VLOOKUP([.D281];[.$B$2:.$C$1080];2;0));&quot;-&quot;;VLOOKUP([.D281];[.$B$2:.$C$1080];2;0))" office:value-type="string" office:string-value="Persd dlm Proses-Inhouse-Communication and Transmission Cost" calcext:value-type="string">
            <text:p>Persd dlm Proses-Inhouse-Communication and Transmission Cost</text:p>
          </table:table-cell>
          <table:table-cell office:value-type="string" calcext:value-type="string">
            <text:p>1103661000</text:p>
          </table:table-cell>
          <table:table-cell table:formula="of:=IF(ISNA(VLOOKUP([.F281];[COA.$B$2:.$C$700];2;0));&quot;-&quot;;VLOOKUP([.F281];[COA.$B$2:.$C$700];2;0))" office:value-type="string" office:string-value="Persd dlm Proses-Inhouse-Communication and Transmission Cost" calcext:value-type="string">
            <text:p>Persd dlm Proses-Inhouse-Communication and Transmiss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1</text:p>
          </table:table-cell>
          <table:table-cell office:value-type="string" calcext:value-type="string">
            <text:p>1103661300</text:p>
          </table:table-cell>
          <table:table-cell office:value-type="string" calcext:value-type="string">
            <text:p>Persd dlm Proses-Inhouse-Communication and Transmission Cost-Fax dan Internet</text:p>
          </table:table-cell>
          <table:table-cell office:value-type="string" calcext:value-type="string">
            <text:p>1103661000</text:p>
          </table:table-cell>
          <table:table-cell table:formula="of:=IF(ISNA(VLOOKUP([.D282];[.$B$2:.$C$1080];2;0));&quot;-&quot;;VLOOKUP([.D282];[.$B$2:.$C$1080];2;0))" office:value-type="string" office:string-value="Persd dlm Proses-Inhouse-Communication and Transmission Cost" calcext:value-type="string">
            <text:p>Persd dlm Proses-Inhouse-Communication and Transmission Cost</text:p>
          </table:table-cell>
          <table:table-cell office:value-type="string" calcext:value-type="string">
            <text:p>1103661000</text:p>
          </table:table-cell>
          <table:table-cell table:formula="of:=IF(ISNA(VLOOKUP([.F282];[COA.$B$2:.$C$700];2;0));&quot;-&quot;;VLOOKUP([.F282];[COA.$B$2:.$C$700];2;0))" office:value-type="string" office:string-value="Persd dlm Proses-Inhouse-Communication and Transmission Cost" calcext:value-type="string">
            <text:p>Persd dlm Proses-Inhouse-Communication and Transmiss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2</text:p>
          </table:table-cell>
          <table:table-cell office:value-type="string" calcext:value-type="string">
            <text:p>1103661600</text:p>
          </table:table-cell>
          <table:table-cell office:value-type="string" calcext:value-type="string">
            <text:p>Persd dlm Proses-Inhouse-Communication and Transmission Cost-Satellite Transmission (Feeding uplink)</text:p>
          </table:table-cell>
          <table:table-cell office:value-type="string" calcext:value-type="string">
            <text:p>1103661000</text:p>
          </table:table-cell>
          <table:table-cell table:formula="of:=IF(ISNA(VLOOKUP([.D283];[.$B$2:.$C$1080];2;0));&quot;-&quot;;VLOOKUP([.D283];[.$B$2:.$C$1080];2;0))" office:value-type="string" office:string-value="Persd dlm Proses-Inhouse-Communication and Transmission Cost" calcext:value-type="string">
            <text:p>Persd dlm Proses-Inhouse-Communication and Transmission Cost</text:p>
          </table:table-cell>
          <table:table-cell office:value-type="string" calcext:value-type="string">
            <text:p>1103661000</text:p>
          </table:table-cell>
          <table:table-cell table:formula="of:=IF(ISNA(VLOOKUP([.F283];[COA.$B$2:.$C$700];2;0));&quot;-&quot;;VLOOKUP([.F283];[COA.$B$2:.$C$700];2;0))" office:value-type="string" office:string-value="Persd dlm Proses-Inhouse-Communication and Transmission Cost" calcext:value-type="string">
            <text:p>Persd dlm Proses-Inhouse-Communication and Transmiss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3</text:p>
          </table:table-cell>
          <table:table-cell office:value-type="string" calcext:value-type="string">
            <text:p>1103661200</text:p>
          </table:table-cell>
          <table:table-cell office:value-type="string" calcext:value-type="string">
            <text:p>Persd dlm Proses-Inhouse-Communication and Transmission Cost-Line Telepon</text:p>
          </table:table-cell>
          <table:table-cell office:value-type="string" calcext:value-type="string">
            <text:p>1103661000</text:p>
          </table:table-cell>
          <table:table-cell table:formula="of:=IF(ISNA(VLOOKUP([.D284];[.$B$2:.$C$1080];2;0));&quot;-&quot;;VLOOKUP([.D284];[.$B$2:.$C$1080];2;0))" office:value-type="string" office:string-value="Persd dlm Proses-Inhouse-Communication and Transmission Cost" calcext:value-type="string">
            <text:p>Persd dlm Proses-Inhouse-Communication and Transmission Cost</text:p>
          </table:table-cell>
          <table:table-cell office:value-type="string" calcext:value-type="string">
            <text:p>1103661000</text:p>
          </table:table-cell>
          <table:table-cell table:formula="of:=IF(ISNA(VLOOKUP([.F284];[COA.$B$2:.$C$700];2;0));&quot;-&quot;;VLOOKUP([.F284];[COA.$B$2:.$C$700];2;0))" office:value-type="string" office:string-value="Persd dlm Proses-Inhouse-Communication and Transmission Cost" calcext:value-type="string">
            <text:p>Persd dlm Proses-Inhouse-Communication and Transmiss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4</text:p>
          </table:table-cell>
          <table:table-cell office:value-type="string" calcext:value-type="string">
            <text:p>1103661500</text:p>
          </table:table-cell>
          <table:table-cell office:value-type="string" calcext:value-type="string">
            <text:p>Persd dlm Proses-Inhouse-Communication and Transmission Cost-Post</text:p>
          </table:table-cell>
          <table:table-cell office:value-type="string" calcext:value-type="string">
            <text:p>1103661000</text:p>
          </table:table-cell>
          <table:table-cell table:formula="of:=IF(ISNA(VLOOKUP([.D285];[.$B$2:.$C$1080];2;0));&quot;-&quot;;VLOOKUP([.D285];[.$B$2:.$C$1080];2;0))" office:value-type="string" office:string-value="Persd dlm Proses-Inhouse-Communication and Transmission Cost" calcext:value-type="string">
            <text:p>Persd dlm Proses-Inhouse-Communication and Transmission Cost</text:p>
          </table:table-cell>
          <table:table-cell office:value-type="string" calcext:value-type="string">
            <text:p>1103661000</text:p>
          </table:table-cell>
          <table:table-cell table:formula="of:=IF(ISNA(VLOOKUP([.F285];[COA.$B$2:.$C$700];2;0));&quot;-&quot;;VLOOKUP([.F285];[COA.$B$2:.$C$700];2;0))" office:value-type="string" office:string-value="Persd dlm Proses-Inhouse-Communication and Transmission Cost" calcext:value-type="string">
            <text:p>Persd dlm Proses-Inhouse-Communication and Transmiss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5</text:p>
          </table:table-cell>
          <table:table-cell office:value-type="string" calcext:value-type="string">
            <text:p>1103661800</text:p>
          </table:table-cell>
          <table:table-cell office:value-type="string" calcext:value-type="string">
            <text:p>Persd dlm Proses-Inhouse-Communication and Transmission Cost-Microwave</text:p>
          </table:table-cell>
          <table:table-cell office:value-type="string" calcext:value-type="string">
            <text:p>1103661000</text:p>
          </table:table-cell>
          <table:table-cell table:formula="of:=IF(ISNA(VLOOKUP([.D286];[.$B$2:.$C$1080];2;0));&quot;-&quot;;VLOOKUP([.D286];[.$B$2:.$C$1080];2;0))" office:value-type="string" office:string-value="Persd dlm Proses-Inhouse-Communication and Transmission Cost" calcext:value-type="string">
            <text:p>Persd dlm Proses-Inhouse-Communication and Transmission Cost</text:p>
          </table:table-cell>
          <table:table-cell office:value-type="string" calcext:value-type="string">
            <text:p>1103661000</text:p>
          </table:table-cell>
          <table:table-cell table:formula="of:=IF(ISNA(VLOOKUP([.F286];[COA.$B$2:.$C$700];2;0));&quot;-&quot;;VLOOKUP([.F286];[COA.$B$2:.$C$700];2;0))" office:value-type="string" office:string-value="Persd dlm Proses-Inhouse-Communication and Transmission Cost" calcext:value-type="string">
            <text:p>Persd dlm Proses-Inhouse-Communication and Transmiss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6</text:p>
          </table:table-cell>
          <table:table-cell office:value-type="string" calcext:value-type="string">
            <text:p>1103662000</text:p>
          </table:table-cell>
          <table:table-cell office:value-type="string" calcext:value-type="string">
            <text:p>Persd dlm Proses-Inhouse-Post Production</text:p>
          </table:table-cell>
          <table:table-cell office:value-type="string" calcext:value-type="string">
            <text:p>1103640000</text:p>
          </table:table-cell>
          <table:table-cell table:formula="of:=IF(ISNA(VLOOKUP([.D287];[.$B$2:.$C$1080];2;0));&quot;-&quot;;VLOOKUP([.D287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287];[COA.$B$2:.$C$700];2;0));&quot;-&quot;;VLOOKUP([.F287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7</text:p>
          </table:table-cell>
          <table:table-cell office:value-type="string" calcext:value-type="string">
            <text:p>1103662300</text:p>
          </table:table-cell>
          <table:table-cell office:value-type="string" calcext:value-type="string">
            <text:p>Persd dlm Proses-Inhouse-Post Production-Dubbing</text:p>
          </table:table-cell>
          <table:table-cell office:value-type="string" calcext:value-type="string">
            <text:p>1103662000</text:p>
          </table:table-cell>
          <table:table-cell table:formula="of:=IF(ISNA(VLOOKUP([.D288];[.$B$2:.$C$1080];2;0));&quot;-&quot;;VLOOKUP([.D288];[.$B$2:.$C$1080];2;0))" office:value-type="string" office:string-value="Persd dlm Proses-Inhouse-Post Production" calcext:value-type="string">
            <text:p>Persd dlm Proses-Inhouse-Post Production</text:p>
          </table:table-cell>
          <table:table-cell office:value-type="string" calcext:value-type="string">
            <text:p>1103662000</text:p>
          </table:table-cell>
          <table:table-cell table:formula="of:=IF(ISNA(VLOOKUP([.F288];[COA.$B$2:.$C$700];2;0));&quot;-&quot;;VLOOKUP([.F288];[COA.$B$2:.$C$700];2;0))" office:value-type="string" office:string-value="Persd dlm Proses-Inhouse-Post Production" calcext:value-type="string">
            <text:p>Persd dlm Proses-Inhouse-Post Produc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8</text:p>
          </table:table-cell>
          <table:table-cell office:value-type="string" calcext:value-type="string">
            <text:p>1103662200</text:p>
          </table:table-cell>
          <table:table-cell office:value-type="string" calcext:value-type="string">
            <text:p>Persd dlm Proses-Inhouse-Post Production-Subtitling</text:p>
          </table:table-cell>
          <table:table-cell office:value-type="string" calcext:value-type="string">
            <text:p>1103662000</text:p>
          </table:table-cell>
          <table:table-cell table:formula="of:=IF(ISNA(VLOOKUP([.D289];[.$B$2:.$C$1080];2;0));&quot;-&quot;;VLOOKUP([.D289];[.$B$2:.$C$1080];2;0))" office:value-type="string" office:string-value="Persd dlm Proses-Inhouse-Post Production" calcext:value-type="string">
            <text:p>Persd dlm Proses-Inhouse-Post Production</text:p>
          </table:table-cell>
          <table:table-cell office:value-type="string" calcext:value-type="string">
            <text:p>1103662000</text:p>
          </table:table-cell>
          <table:table-cell table:formula="of:=IF(ISNA(VLOOKUP([.F289];[COA.$B$2:.$C$700];2;0));&quot;-&quot;;VLOOKUP([.F289];[COA.$B$2:.$C$700];2;0))" office:value-type="string" office:string-value="Persd dlm Proses-Inhouse-Post Production" calcext:value-type="string">
            <text:p>Persd dlm Proses-Inhouse-Post Produc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9</text:p>
          </table:table-cell>
          <table:table-cell office:value-type="string" calcext:value-type="string">
            <text:p>1103662100</text:p>
          </table:table-cell>
          <table:table-cell office:value-type="string" calcext:value-type="string">
            <text:p>Persd dlm Proses-Inhouse-Post Production-Editing</text:p>
          </table:table-cell>
          <table:table-cell office:value-type="string" calcext:value-type="string">
            <text:p>1103662000</text:p>
          </table:table-cell>
          <table:table-cell table:formula="of:=IF(ISNA(VLOOKUP([.D290];[.$B$2:.$C$1080];2;0));&quot;-&quot;;VLOOKUP([.D290];[.$B$2:.$C$1080];2;0))" office:value-type="string" office:string-value="Persd dlm Proses-Inhouse-Post Production" calcext:value-type="string">
            <text:p>Persd dlm Proses-Inhouse-Post Production</text:p>
          </table:table-cell>
          <table:table-cell office:value-type="string" calcext:value-type="string">
            <text:p>1103662000</text:p>
          </table:table-cell>
          <table:table-cell table:formula="of:=IF(ISNA(VLOOKUP([.F290];[COA.$B$2:.$C$700];2;0));&quot;-&quot;;VLOOKUP([.F290];[COA.$B$2:.$C$700];2;0))" office:value-type="string" office:string-value="Persd dlm Proses-Inhouse-Post Production" calcext:value-type="string">
            <text:p>Persd dlm Proses-Inhouse-Post Produc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0</text:p>
          </table:table-cell>
          <table:table-cell office:value-type="string" calcext:value-type="string">
            <text:p>1103663000</text:p>
          </table:table-cell>
          <table:table-cell office:value-type="string" calcext:value-type="string">
            <text:p>Persd dlm Proses-Inhouse-Iuran dan Langganan</text:p>
          </table:table-cell>
          <table:table-cell office:value-type="string" calcext:value-type="string">
            <text:p>1103640000</text:p>
          </table:table-cell>
          <table:table-cell table:formula="of:=IF(ISNA(VLOOKUP([.D291];[.$B$2:.$C$1080];2;0));&quot;-&quot;;VLOOKUP([.D291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291];[COA.$B$2:.$C$700];2;0));&quot;-&quot;;VLOOKUP([.F29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1</text:p>
          </table:table-cell>
          <table:table-cell office:value-type="string" calcext:value-type="string">
            <text:p>1103663200</text:p>
          </table:table-cell>
          <table:table-cell office:value-type="string" calcext:value-type="string">
            <text:p>Persd dlm Proses-Inhouse-Iuran dan Langganan-SNTV</text:p>
          </table:table-cell>
          <table:table-cell office:value-type="string" calcext:value-type="string">
            <text:p>1103663000</text:p>
          </table:table-cell>
          <table:table-cell table:formula="of:=IF(ISNA(VLOOKUP([.D292];[.$B$2:.$C$1080];2;0));&quot;-&quot;;VLOOKUP([.D292];[.$B$2:.$C$1080];2;0))" office:value-type="string" office:string-value="Persd dlm Proses-Inhouse-Iuran dan Langganan" calcext:value-type="string">
            <text:p>Persd dlm Proses-Inhouse-Iuran dan Langganan</text:p>
          </table:table-cell>
          <table:table-cell office:value-type="string" calcext:value-type="string">
            <text:p>1103663000</text:p>
          </table:table-cell>
          <table:table-cell table:formula="of:=IF(ISNA(VLOOKUP([.F292];[COA.$B$2:.$C$700];2;0));&quot;-&quot;;VLOOKUP([.F292];[COA.$B$2:.$C$700];2;0))" office:value-type="string" office:string-value="Persd dlm Proses-Inhouse-Iuran dan Langganan" calcext:value-type="string">
            <text:p>Persd dlm Proses-Inhouse-Iuran dan Langgan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2</text:p>
          </table:table-cell>
          <table:table-cell office:value-type="string" calcext:value-type="string">
            <text:p>1103663100</text:p>
          </table:table-cell>
          <table:table-cell office:value-type="string" calcext:value-type="string">
            <text:p>Persd dlm Proses-Inhouse-Iuran dan Langganan-APTN</text:p>
          </table:table-cell>
          <table:table-cell office:value-type="string" calcext:value-type="string">
            <text:p>1103663000</text:p>
          </table:table-cell>
          <table:table-cell table:formula="of:=IF(ISNA(VLOOKUP([.D293];[.$B$2:.$C$1080];2;0));&quot;-&quot;;VLOOKUP([.D293];[.$B$2:.$C$1080];2;0))" office:value-type="string" office:string-value="Persd dlm Proses-Inhouse-Iuran dan Langganan" calcext:value-type="string">
            <text:p>Persd dlm Proses-Inhouse-Iuran dan Langganan</text:p>
          </table:table-cell>
          <table:table-cell office:value-type="string" calcext:value-type="string">
            <text:p>1103663000</text:p>
          </table:table-cell>
          <table:table-cell table:formula="of:=IF(ISNA(VLOOKUP([.F293];[COA.$B$2:.$C$700];2;0));&quot;-&quot;;VLOOKUP([.F293];[COA.$B$2:.$C$700];2;0))" office:value-type="string" office:string-value="Persd dlm Proses-Inhouse-Iuran dan Langganan" calcext:value-type="string">
            <text:p>Persd dlm Proses-Inhouse-Iuran dan Langgan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3</text:p>
          </table:table-cell>
          <table:table-cell office:value-type="string" calcext:value-type="string">
            <text:p>1103664000</text:p>
          </table:table-cell>
          <table:table-cell office:value-type="string" calcext:value-type="string">
            <text:p>Persd dlm Proses-Inhouse-Tapes</text:p>
          </table:table-cell>
          <table:table-cell office:value-type="string" calcext:value-type="string">
            <text:p>1103640000</text:p>
          </table:table-cell>
          <table:table-cell table:formula="of:=IF(ISNA(VLOOKUP([.D294];[.$B$2:.$C$1080];2;0));&quot;-&quot;;VLOOKUP([.D294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294];[COA.$B$2:.$C$700];2;0));&quot;-&quot;;VLOOKUP([.F29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4</text:p>
          </table:table-cell>
          <table:table-cell office:value-type="string" calcext:value-type="string">
            <text:p>1103664001</text:p>
          </table:table-cell>
          <table:table-cell office:value-type="string" calcext:value-type="string">
            <text:p>Persd dlm Proses-Inhouse-Tapes-DVC 12</text:p>
          </table:table-cell>
          <table:table-cell office:value-type="string" calcext:value-type="string">
            <text:p>1103664000</text:p>
          </table:table-cell>
          <table:table-cell table:formula="of:=IF(ISNA(VLOOKUP([.D295];[.$B$2:.$C$1080];2;0));&quot;-&quot;;VLOOKUP([.D295];[.$B$2:.$C$1080];2;0))" office:value-type="string" office:string-value="Persd dlm Proses-Inhouse-Tapes" calcext:value-type="string">
            <text:p>Persd dlm Proses-Inhouse-Tapes</text:p>
          </table:table-cell>
          <table:table-cell office:value-type="string" calcext:value-type="string">
            <text:p>1103664000</text:p>
          </table:table-cell>
          <table:table-cell table:formula="of:=IF(ISNA(VLOOKUP([.F295];[COA.$B$2:.$C$700];2;0));&quot;-&quot;;VLOOKUP([.F295];[COA.$B$2:.$C$700];2;0))" office:value-type="string" office:string-value="Persd dlm Proses-Inhouse-Tapes" calcext:value-type="string">
            <text:p>Persd dlm Proses-Inhouse-Tap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5</text:p>
          </table:table-cell>
          <table:table-cell office:value-type="string" calcext:value-type="string">
            <text:p>1103664004</text:p>
          </table:table-cell>
          <table:table-cell office:value-type="string" calcext:value-type="string">
            <text:p>Persd dlm Proses-Inhouse-Tapes-Betacam 33</text:p>
          </table:table-cell>
          <table:table-cell office:value-type="string" calcext:value-type="string">
            <text:p>1103664000</text:p>
          </table:table-cell>
          <table:table-cell table:formula="of:=IF(ISNA(VLOOKUP([.D296];[.$B$2:.$C$1080];2;0));&quot;-&quot;;VLOOKUP([.D296];[.$B$2:.$C$1080];2;0))" office:value-type="string" office:string-value="Persd dlm Proses-Inhouse-Tapes" calcext:value-type="string">
            <text:p>Persd dlm Proses-Inhouse-Tapes</text:p>
          </table:table-cell>
          <table:table-cell office:value-type="string" calcext:value-type="string">
            <text:p>1103664000</text:p>
          </table:table-cell>
          <table:table-cell table:formula="of:=IF(ISNA(VLOOKUP([.F296];[COA.$B$2:.$C$700];2;0));&quot;-&quot;;VLOOKUP([.F296];[COA.$B$2:.$C$700];2;0))" office:value-type="string" office:string-value="Persd dlm Proses-Inhouse-Tapes" calcext:value-type="string">
            <text:p>Persd dlm Proses-Inhouse-Tap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6</text:p>
          </table:table-cell>
          <table:table-cell office:value-type="string" calcext:value-type="string">
            <text:p>1103664008</text:p>
          </table:table-cell>
          <table:table-cell office:value-type="string" calcext:value-type="string">
            <text:p>Persd dlm Proses-Inhouse-Tapes-Betacam 32</text:p>
          </table:table-cell>
          <table:table-cell office:value-type="string" calcext:value-type="string">
            <text:p>1103664000</text:p>
          </table:table-cell>
          <table:table-cell table:formula="of:=IF(ISNA(VLOOKUP([.D297];[.$B$2:.$C$1080];2;0));&quot;-&quot;;VLOOKUP([.D297];[.$B$2:.$C$1080];2;0))" office:value-type="string" office:string-value="Persd dlm Proses-Inhouse-Tapes" calcext:value-type="string">
            <text:p>Persd dlm Proses-Inhouse-Tapes</text:p>
          </table:table-cell>
          <table:table-cell office:value-type="string" calcext:value-type="string">
            <text:p>1103664000</text:p>
          </table:table-cell>
          <table:table-cell table:formula="of:=IF(ISNA(VLOOKUP([.F297];[COA.$B$2:.$C$700];2;0));&quot;-&quot;;VLOOKUP([.F297];[COA.$B$2:.$C$700];2;0))" office:value-type="string" office:string-value="Persd dlm Proses-Inhouse-Tapes" calcext:value-type="string">
            <text:p>Persd dlm Proses-Inhouse-Tap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7</text:p>
          </table:table-cell>
          <table:table-cell office:value-type="string" calcext:value-type="string">
            <text:p>1103664011</text:p>
          </table:table-cell>
          <table:table-cell office:value-type="string" calcext:value-type="string">
            <text:p>Persd dlm Proses-Inhouse-Tapes-Mini DV</text:p>
          </table:table-cell>
          <table:table-cell office:value-type="string" calcext:value-type="string">
            <text:p>1103664000</text:p>
          </table:table-cell>
          <table:table-cell table:formula="of:=IF(ISNA(VLOOKUP([.D298];[.$B$2:.$C$1080];2;0));&quot;-&quot;;VLOOKUP([.D298];[.$B$2:.$C$1080];2;0))" office:value-type="string" office:string-value="Persd dlm Proses-Inhouse-Tapes" calcext:value-type="string">
            <text:p>Persd dlm Proses-Inhouse-Tapes</text:p>
          </table:table-cell>
          <table:table-cell office:value-type="string" calcext:value-type="string">
            <text:p>1103664000</text:p>
          </table:table-cell>
          <table:table-cell table:formula="of:=IF(ISNA(VLOOKUP([.F298];[COA.$B$2:.$C$700];2;0));&quot;-&quot;;VLOOKUP([.F298];[COA.$B$2:.$C$700];2;0))" office:value-type="string" office:string-value="Persd dlm Proses-Inhouse-Tapes" calcext:value-type="string">
            <text:p>Persd dlm Proses-Inhouse-Tap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8</text:p>
          </table:table-cell>
          <table:table-cell office:value-type="string" calcext:value-type="string">
            <text:p>1103664014</text:p>
          </table:table-cell>
          <table:table-cell office:value-type="string" calcext:value-type="string">
            <text:p>Persd dlm Proses-Inhouse-Tapes-VHS 180</text:p>
          </table:table-cell>
          <table:table-cell office:value-type="string" calcext:value-type="string">
            <text:p>1103664000</text:p>
          </table:table-cell>
          <table:table-cell table:formula="of:=IF(ISNA(VLOOKUP([.D299];[.$B$2:.$C$1080];2;0));&quot;-&quot;;VLOOKUP([.D299];[.$B$2:.$C$1080];2;0))" office:value-type="string" office:string-value="Persd dlm Proses-Inhouse-Tapes" calcext:value-type="string">
            <text:p>Persd dlm Proses-Inhouse-Tapes</text:p>
          </table:table-cell>
          <table:table-cell office:value-type="string" calcext:value-type="string">
            <text:p>1103664000</text:p>
          </table:table-cell>
          <table:table-cell table:formula="of:=IF(ISNA(VLOOKUP([.F299];[COA.$B$2:.$C$700];2;0));&quot;-&quot;;VLOOKUP([.F299];[COA.$B$2:.$C$700];2;0))" office:value-type="string" office:string-value="Persd dlm Proses-Inhouse-Tapes" calcext:value-type="string">
            <text:p>Persd dlm Proses-Inhouse-Tap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9</text:p>
          </table:table-cell>
          <table:table-cell office:value-type="string" calcext:value-type="string">
            <text:p>1103664003</text:p>
          </table:table-cell>
          <table:table-cell office:value-type="string" calcext:value-type="string">
            <text:p>Persd dlm Proses-Inhouse-Tapes-DVC 66</text:p>
          </table:table-cell>
          <table:table-cell office:value-type="string" calcext:value-type="string">
            <text:p>1103664000</text:p>
          </table:table-cell>
          <table:table-cell table:formula="of:=IF(ISNA(VLOOKUP([.D300];[.$B$2:.$C$1080];2;0));&quot;-&quot;;VLOOKUP([.D300];[.$B$2:.$C$1080];2;0))" office:value-type="string" office:string-value="Persd dlm Proses-Inhouse-Tapes" calcext:value-type="string">
            <text:p>Persd dlm Proses-Inhouse-Tapes</text:p>
          </table:table-cell>
          <table:table-cell office:value-type="string" calcext:value-type="string">
            <text:p>1103664000</text:p>
          </table:table-cell>
          <table:table-cell table:formula="of:=IF(ISNA(VLOOKUP([.F300];[COA.$B$2:.$C$700];2;0));&quot;-&quot;;VLOOKUP([.F300];[COA.$B$2:.$C$700];2;0))" office:value-type="string" office:string-value="Persd dlm Proses-Inhouse-Tapes" calcext:value-type="string">
            <text:p>Persd dlm Proses-Inhouse-Tap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0</text:p>
          </table:table-cell>
          <table:table-cell office:value-type="string" calcext:value-type="string">
            <text:p>1103664006</text:p>
          </table:table-cell>
          <table:table-cell office:value-type="string" calcext:value-type="string">
            <text:p>Persd dlm Proses-Inhouse-Tapes-Betacam 90</text:p>
          </table:table-cell>
          <table:table-cell office:value-type="string" calcext:value-type="string">
            <text:p>1103664000</text:p>
          </table:table-cell>
          <table:table-cell table:formula="of:=IF(ISNA(VLOOKUP([.D301];[.$B$2:.$C$1080];2;0));&quot;-&quot;;VLOOKUP([.D301];[.$B$2:.$C$1080];2;0))" office:value-type="string" office:string-value="Persd dlm Proses-Inhouse-Tapes" calcext:value-type="string">
            <text:p>Persd dlm Proses-Inhouse-Tapes</text:p>
          </table:table-cell>
          <table:table-cell office:value-type="string" calcext:value-type="string">
            <text:p>1103664000</text:p>
          </table:table-cell>
          <table:table-cell table:formula="of:=IF(ISNA(VLOOKUP([.F301];[COA.$B$2:.$C$700];2;0));&quot;-&quot;;VLOOKUP([.F301];[COA.$B$2:.$C$700];2;0))" office:value-type="string" office:string-value="Persd dlm Proses-Inhouse-Tapes" calcext:value-type="string">
            <text:p>Persd dlm Proses-Inhouse-Tap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1</text:p>
          </table:table-cell>
          <table:table-cell office:value-type="string" calcext:value-type="string">
            <text:p>1103664010</text:p>
          </table:table-cell>
          <table:table-cell office:value-type="string" calcext:value-type="string">
            <text:p>Persd dlm Proses-Inhouse-Tapes-Betacam 94</text:p>
          </table:table-cell>
          <table:table-cell office:value-type="string" calcext:value-type="string">
            <text:p>1103664000</text:p>
          </table:table-cell>
          <table:table-cell table:formula="of:=IF(ISNA(VLOOKUP([.D302];[.$B$2:.$C$1080];2;0));&quot;-&quot;;VLOOKUP([.D302];[.$B$2:.$C$1080];2;0))" office:value-type="string" office:string-value="Persd dlm Proses-Inhouse-Tapes" calcext:value-type="string">
            <text:p>Persd dlm Proses-Inhouse-Tapes</text:p>
          </table:table-cell>
          <table:table-cell office:value-type="string" calcext:value-type="string">
            <text:p>1103664000</text:p>
          </table:table-cell>
          <table:table-cell table:formula="of:=IF(ISNA(VLOOKUP([.F302];[COA.$B$2:.$C$700];2;0));&quot;-&quot;;VLOOKUP([.F302];[COA.$B$2:.$C$700];2;0))" office:value-type="string" office:string-value="Persd dlm Proses-Inhouse-Tapes" calcext:value-type="string">
            <text:p>Persd dlm Proses-Inhouse-Tap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2</text:p>
          </table:table-cell>
          <table:table-cell office:value-type="string" calcext:value-type="string">
            <text:p>1103664013</text:p>
          </table:table-cell>
          <table:table-cell office:value-type="string" calcext:value-type="string">
            <text:p>Persd dlm Proses-Inhouse-Tapes-VHS 120</text:p>
          </table:table-cell>
          <table:table-cell office:value-type="string" calcext:value-type="string">
            <text:p>1103664000</text:p>
          </table:table-cell>
          <table:table-cell table:formula="of:=IF(ISNA(VLOOKUP([.D303];[.$B$2:.$C$1080];2;0));&quot;-&quot;;VLOOKUP([.D303];[.$B$2:.$C$1080];2;0))" office:value-type="string" office:string-value="Persd dlm Proses-Inhouse-Tapes" calcext:value-type="string">
            <text:p>Persd dlm Proses-Inhouse-Tapes</text:p>
          </table:table-cell>
          <table:table-cell office:value-type="string" calcext:value-type="string">
            <text:p>1103664000</text:p>
          </table:table-cell>
          <table:table-cell table:formula="of:=IF(ISNA(VLOOKUP([.F303];[COA.$B$2:.$C$700];2;0));&quot;-&quot;;VLOOKUP([.F303];[COA.$B$2:.$C$700];2;0))" office:value-type="string" office:string-value="Persd dlm Proses-Inhouse-Tapes" calcext:value-type="string">
            <text:p>Persd dlm Proses-Inhouse-Tap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3</text:p>
          </table:table-cell>
          <table:table-cell office:value-type="string" calcext:value-type="string">
            <text:p>1103664002</text:p>
          </table:table-cell>
          <table:table-cell office:value-type="string" calcext:value-type="string">
            <text:p>Persd dlm Proses-Inhouse-Tapes-DVC 33</text:p>
          </table:table-cell>
          <table:table-cell office:value-type="string" calcext:value-type="string">
            <text:p>1103664000</text:p>
          </table:table-cell>
          <table:table-cell table:formula="of:=IF(ISNA(VLOOKUP([.D304];[.$B$2:.$C$1080];2;0));&quot;-&quot;;VLOOKUP([.D304];[.$B$2:.$C$1080];2;0))" office:value-type="string" office:string-value="Persd dlm Proses-Inhouse-Tapes" calcext:value-type="string">
            <text:p>Persd dlm Proses-Inhouse-Tapes</text:p>
          </table:table-cell>
          <table:table-cell office:value-type="string" calcext:value-type="string">
            <text:p>1103664000</text:p>
          </table:table-cell>
          <table:table-cell table:formula="of:=IF(ISNA(VLOOKUP([.F304];[COA.$B$2:.$C$700];2;0));&quot;-&quot;;VLOOKUP([.F304];[COA.$B$2:.$C$700];2;0))" office:value-type="string" office:string-value="Persd dlm Proses-Inhouse-Tapes" calcext:value-type="string">
            <text:p>Persd dlm Proses-Inhouse-Tap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4</text:p>
          </table:table-cell>
          <table:table-cell office:value-type="string" calcext:value-type="string">
            <text:p>1103664005</text:p>
          </table:table-cell>
          <table:table-cell office:value-type="string" calcext:value-type="string">
            <text:p>Persd dlm Proses-Inhouse-Tapes-Betacam 60</text:p>
          </table:table-cell>
          <table:table-cell office:value-type="string" calcext:value-type="string">
            <text:p>1103664000</text:p>
          </table:table-cell>
          <table:table-cell table:formula="of:=IF(ISNA(VLOOKUP([.D305];[.$B$2:.$C$1080];2;0));&quot;-&quot;;VLOOKUP([.D305];[.$B$2:.$C$1080];2;0))" office:value-type="string" office:string-value="Persd dlm Proses-Inhouse-Tapes" calcext:value-type="string">
            <text:p>Persd dlm Proses-Inhouse-Tapes</text:p>
          </table:table-cell>
          <table:table-cell office:value-type="string" calcext:value-type="string">
            <text:p>1103664000</text:p>
          </table:table-cell>
          <table:table-cell table:formula="of:=IF(ISNA(VLOOKUP([.F305];[COA.$B$2:.$C$700];2;0));&quot;-&quot;;VLOOKUP([.F305];[COA.$B$2:.$C$700];2;0))" office:value-type="string" office:string-value="Persd dlm Proses-Inhouse-Tapes" calcext:value-type="string">
            <text:p>Persd dlm Proses-Inhouse-Tap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5</text:p>
          </table:table-cell>
          <table:table-cell office:value-type="string" calcext:value-type="string">
            <text:p>1103664009</text:p>
          </table:table-cell>
          <table:table-cell office:value-type="string" calcext:value-type="string">
            <text:p>Persd dlm Proses-Inhouse-Tapes-Betacam 64</text:p>
          </table:table-cell>
          <table:table-cell office:value-type="string" calcext:value-type="string">
            <text:p>1103664000</text:p>
          </table:table-cell>
          <table:table-cell table:formula="of:=IF(ISNA(VLOOKUP([.D306];[.$B$2:.$C$1080];2;0));&quot;-&quot;;VLOOKUP([.D306];[.$B$2:.$C$1080];2;0))" office:value-type="string" office:string-value="Persd dlm Proses-Inhouse-Tapes" calcext:value-type="string">
            <text:p>Persd dlm Proses-Inhouse-Tapes</text:p>
          </table:table-cell>
          <table:table-cell office:value-type="string" calcext:value-type="string">
            <text:p>1103664000</text:p>
          </table:table-cell>
          <table:table-cell table:formula="of:=IF(ISNA(VLOOKUP([.F306];[COA.$B$2:.$C$700];2;0));&quot;-&quot;;VLOOKUP([.F306];[COA.$B$2:.$C$700];2;0))" office:value-type="string" office:string-value="Persd dlm Proses-Inhouse-Tapes" calcext:value-type="string">
            <text:p>Persd dlm Proses-Inhouse-Tap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6</text:p>
          </table:table-cell>
          <table:table-cell office:value-type="string" calcext:value-type="string">
            <text:p>1103664012</text:p>
          </table:table-cell>
          <table:table-cell office:value-type="string" calcext:value-type="string">
            <text:p>Persd dlm Proses-Inhouse-Tapes-VHS 60</text:p>
          </table:table-cell>
          <table:table-cell office:value-type="string" calcext:value-type="string">
            <text:p>1103664000</text:p>
          </table:table-cell>
          <table:table-cell table:formula="of:=IF(ISNA(VLOOKUP([.D307];[.$B$2:.$C$1080];2;0));&quot;-&quot;;VLOOKUP([.D307];[.$B$2:.$C$1080];2;0))" office:value-type="string" office:string-value="Persd dlm Proses-Inhouse-Tapes" calcext:value-type="string">
            <text:p>Persd dlm Proses-Inhouse-Tapes</text:p>
          </table:table-cell>
          <table:table-cell office:value-type="string" calcext:value-type="string">
            <text:p>1103664000</text:p>
          </table:table-cell>
          <table:table-cell table:formula="of:=IF(ISNA(VLOOKUP([.F307];[COA.$B$2:.$C$700];2;0));&quot;-&quot;;VLOOKUP([.F307];[COA.$B$2:.$C$700];2;0))" office:value-type="string" office:string-value="Persd dlm Proses-Inhouse-Tapes" calcext:value-type="string">
            <text:p>Persd dlm Proses-Inhouse-Tap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7</text:p>
          </table:table-cell>
          <table:table-cell office:value-type="string" calcext:value-type="string">
            <text:p>1103666000</text:p>
          </table:table-cell>
          <table:table-cell office:value-type="string" calcext:value-type="string">
            <text:p>Persd dlm Proses-Inhouse-On Air</text:p>
          </table:table-cell>
          <table:table-cell office:value-type="string" calcext:value-type="string">
            <text:p>1103640000</text:p>
          </table:table-cell>
          <table:table-cell table:formula="of:=IF(ISNA(VLOOKUP([.D308];[.$B$2:.$C$1080];2;0));&quot;-&quot;;VLOOKUP([.D308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308];[COA.$B$2:.$C$700];2;0));&quot;-&quot;;VLOOKUP([.F30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8</text:p>
          </table:table-cell>
          <table:table-cell office:value-type="string" calcext:value-type="string">
            <text:p>1103666002</text:p>
          </table:table-cell>
          <table:table-cell office:value-type="string" calcext:value-type="string">
            <text:p>Persd dlm Proses-Inhouse-On Air-Theme Song/Music Illustrator</text:p>
          </table:table-cell>
          <table:table-cell office:value-type="string" calcext:value-type="string">
            <text:p>1103666000</text:p>
          </table:table-cell>
          <table:table-cell table:formula="of:=IF(ISNA(VLOOKUP([.D309];[.$B$2:.$C$1080];2;0));&quot;-&quot;;VLOOKUP([.D309];[.$B$2:.$C$1080];2;0))" office:value-type="string" office:string-value="Persd dlm Proses-Inhouse-On Air" calcext:value-type="string">
            <text:p>Persd dlm Proses-Inhouse-On Air</text:p>
          </table:table-cell>
          <table:table-cell office:value-type="string" calcext:value-type="string">
            <text:p>1103666000</text:p>
          </table:table-cell>
          <table:table-cell table:formula="of:=IF(ISNA(VLOOKUP([.F309];[COA.$B$2:.$C$700];2;0));&quot;-&quot;;VLOOKUP([.F309];[COA.$B$2:.$C$700];2;0))" office:value-type="string" office:string-value="Persd dlm Proses-Inhouse-On Air" calcext:value-type="string">
            <text:p>Persd dlm Proses-Inhouse-On A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9</text:p>
          </table:table-cell>
          <table:table-cell office:value-type="string" calcext:value-type="string">
            <text:p>1103666005</text:p>
          </table:table-cell>
          <table:table-cell office:value-type="string" calcext:value-type="string">
            <text:p>Persd dlm Proses-Inhouse-On Air-Countinuity Announcer-Wardobe</text:p>
          </table:table-cell>
          <table:table-cell office:value-type="string" calcext:value-type="string">
            <text:p>1103666000</text:p>
          </table:table-cell>
          <table:table-cell table:formula="of:=IF(ISNA(VLOOKUP([.D310];[.$B$2:.$C$1080];2;0));&quot;-&quot;;VLOOKUP([.D310];[.$B$2:.$C$1080];2;0))" office:value-type="string" office:string-value="Persd dlm Proses-Inhouse-On Air" calcext:value-type="string">
            <text:p>Persd dlm Proses-Inhouse-On Air</text:p>
          </table:table-cell>
          <table:table-cell office:value-type="string" calcext:value-type="string">
            <text:p>1103666000</text:p>
          </table:table-cell>
          <table:table-cell table:formula="of:=IF(ISNA(VLOOKUP([.F310];[COA.$B$2:.$C$700];2;0));&quot;-&quot;;VLOOKUP([.F310];[COA.$B$2:.$C$700];2;0))" office:value-type="string" office:string-value="Persd dlm Proses-Inhouse-On Air" calcext:value-type="string">
            <text:p>Persd dlm Proses-Inhouse-On A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0</text:p>
          </table:table-cell>
          <table:table-cell office:value-type="string" calcext:value-type="string">
            <text:p>1103666008</text:p>
          </table:table-cell>
          <table:table-cell office:value-type="string" calcext:value-type="string">
            <text:p>Persd dlm Proses-Inhouse-On Air-Countinuity Announcer-Meals&amp;Refreshment</text:p>
          </table:table-cell>
          <table:table-cell office:value-type="string" calcext:value-type="string">
            <text:p>1103666000</text:p>
          </table:table-cell>
          <table:table-cell table:formula="of:=IF(ISNA(VLOOKUP([.D311];[.$B$2:.$C$1080];2;0));&quot;-&quot;;VLOOKUP([.D311];[.$B$2:.$C$1080];2;0))" office:value-type="string" office:string-value="Persd dlm Proses-Inhouse-On Air" calcext:value-type="string">
            <text:p>Persd dlm Proses-Inhouse-On Air</text:p>
          </table:table-cell>
          <table:table-cell office:value-type="string" calcext:value-type="string">
            <text:p>1103666000</text:p>
          </table:table-cell>
          <table:table-cell table:formula="of:=IF(ISNA(VLOOKUP([.F311];[COA.$B$2:.$C$700];2;0));&quot;-&quot;;VLOOKUP([.F311];[COA.$B$2:.$C$700];2;0))" office:value-type="string" office:string-value="Persd dlm Proses-Inhouse-On Air" calcext:value-type="string">
            <text:p>Persd dlm Proses-Inhouse-On A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1</text:p>
          </table:table-cell>
          <table:table-cell office:value-type="string" calcext:value-type="string">
            <text:p>1103666001</text:p>
          </table:table-cell>
          <table:table-cell office:value-type="string" calcext:value-type="string">
            <text:p>Persd dlm Proses-Inhouse-On Air-Pembuatan Filler</text:p>
          </table:table-cell>
          <table:table-cell office:value-type="string" calcext:value-type="string">
            <text:p>1103666000</text:p>
          </table:table-cell>
          <table:table-cell table:formula="of:=IF(ISNA(VLOOKUP([.D312];[.$B$2:.$C$1080];2;0));&quot;-&quot;;VLOOKUP([.D312];[.$B$2:.$C$1080];2;0))" office:value-type="string" office:string-value="Persd dlm Proses-Inhouse-On Air" calcext:value-type="string">
            <text:p>Persd dlm Proses-Inhouse-On Air</text:p>
          </table:table-cell>
          <table:table-cell office:value-type="string" calcext:value-type="string">
            <text:p>1103666000</text:p>
          </table:table-cell>
          <table:table-cell table:formula="of:=IF(ISNA(VLOOKUP([.F312];[COA.$B$2:.$C$700];2;0));&quot;-&quot;;VLOOKUP([.F312];[COA.$B$2:.$C$700];2;0))" office:value-type="string" office:string-value="Persd dlm Proses-Inhouse-On Air" calcext:value-type="string">
            <text:p>Persd dlm Proses-Inhouse-On A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2</text:p>
          </table:table-cell>
          <table:table-cell office:value-type="string" calcext:value-type="string">
            <text:p>1103666004</text:p>
          </table:table-cell>
          <table:table-cell office:value-type="string" calcext:value-type="string">
            <text:p>Persd dlm Proses-Inhouse-On Air-Countinuity Announcer-Talent</text:p>
          </table:table-cell>
          <table:table-cell office:value-type="string" calcext:value-type="string">
            <text:p>1103666000</text:p>
          </table:table-cell>
          <table:table-cell table:formula="of:=IF(ISNA(VLOOKUP([.D313];[.$B$2:.$C$1080];2;0));&quot;-&quot;;VLOOKUP([.D313];[.$B$2:.$C$1080];2;0))" office:value-type="string" office:string-value="Persd dlm Proses-Inhouse-On Air" calcext:value-type="string">
            <text:p>Persd dlm Proses-Inhouse-On Air</text:p>
          </table:table-cell>
          <table:table-cell office:value-type="string" calcext:value-type="string">
            <text:p>1103666000</text:p>
          </table:table-cell>
          <table:table-cell table:formula="of:=IF(ISNA(VLOOKUP([.F313];[COA.$B$2:.$C$700];2;0));&quot;-&quot;;VLOOKUP([.F313];[COA.$B$2:.$C$700];2;0))" office:value-type="string" office:string-value="Persd dlm Proses-Inhouse-On Air" calcext:value-type="string">
            <text:p>Persd dlm Proses-Inhouse-On A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3</text:p>
          </table:table-cell>
          <table:table-cell office:value-type="string" calcext:value-type="string">
            <text:p>1103666007</text:p>
          </table:table-cell>
          <table:table-cell office:value-type="string" calcext:value-type="string">
            <text:p>Persd dlm Proses-Inhouse-On Air-Countinuity Announcer-Set and Property</text:p>
          </table:table-cell>
          <table:table-cell office:value-type="string" calcext:value-type="string">
            <text:p>1103666000</text:p>
          </table:table-cell>
          <table:table-cell table:formula="of:=IF(ISNA(VLOOKUP([.D314];[.$B$2:.$C$1080];2;0));&quot;-&quot;;VLOOKUP([.D314];[.$B$2:.$C$1080];2;0))" office:value-type="string" office:string-value="Persd dlm Proses-Inhouse-On Air" calcext:value-type="string">
            <text:p>Persd dlm Proses-Inhouse-On Air</text:p>
          </table:table-cell>
          <table:table-cell office:value-type="string" calcext:value-type="string">
            <text:p>1103666000</text:p>
          </table:table-cell>
          <table:table-cell table:formula="of:=IF(ISNA(VLOOKUP([.F314];[COA.$B$2:.$C$700];2;0));&quot;-&quot;;VLOOKUP([.F314];[COA.$B$2:.$C$700];2;0))" office:value-type="string" office:string-value="Persd dlm Proses-Inhouse-On Air" calcext:value-type="string">
            <text:p>Persd dlm Proses-Inhouse-On A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4</text:p>
          </table:table-cell>
          <table:table-cell office:value-type="string" calcext:value-type="string">
            <text:p>1103666003</text:p>
          </table:table-cell>
          <table:table-cell office:value-type="string" calcext:value-type="string">
            <text:p>Persd dlm Proses-Inhouse-On Air-Contiunity Announcer</text:p>
          </table:table-cell>
          <table:table-cell office:value-type="string" calcext:value-type="string">
            <text:p>1103666000</text:p>
          </table:table-cell>
          <table:table-cell table:formula="of:=IF(ISNA(VLOOKUP([.D315];[.$B$2:.$C$1080];2;0));&quot;-&quot;;VLOOKUP([.D315];[.$B$2:.$C$1080];2;0))" office:value-type="string" office:string-value="Persd dlm Proses-Inhouse-On Air" calcext:value-type="string">
            <text:p>Persd dlm Proses-Inhouse-On Air</text:p>
          </table:table-cell>
          <table:table-cell office:value-type="string" calcext:value-type="string">
            <text:p>1103666000</text:p>
          </table:table-cell>
          <table:table-cell table:formula="of:=IF(ISNA(VLOOKUP([.F315];[COA.$B$2:.$C$700];2;0));&quot;-&quot;;VLOOKUP([.F315];[COA.$B$2:.$C$700];2;0))" office:value-type="string" office:string-value="Persd dlm Proses-Inhouse-On Air" calcext:value-type="string">
            <text:p>Persd dlm Proses-Inhouse-On A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5</text:p>
          </table:table-cell>
          <table:table-cell office:value-type="string" calcext:value-type="string">
            <text:p>1103666006</text:p>
          </table:table-cell>
          <table:table-cell office:value-type="string" calcext:value-type="string">
            <text:p>Persd dlm Proses-Inhouse-On Air-Countinuity Announcer-Laundry</text:p>
          </table:table-cell>
          <table:table-cell office:value-type="string" calcext:value-type="string">
            <text:p>1103666000</text:p>
          </table:table-cell>
          <table:table-cell table:formula="of:=IF(ISNA(VLOOKUP([.D316];[.$B$2:.$C$1080];2;0));&quot;-&quot;;VLOOKUP([.D316];[.$B$2:.$C$1080];2;0))" office:value-type="string" office:string-value="Persd dlm Proses-Inhouse-On Air" calcext:value-type="string">
            <text:p>Persd dlm Proses-Inhouse-On Air</text:p>
          </table:table-cell>
          <table:table-cell office:value-type="string" calcext:value-type="string">
            <text:p>1103666000</text:p>
          </table:table-cell>
          <table:table-cell table:formula="of:=IF(ISNA(VLOOKUP([.F316];[COA.$B$2:.$C$700];2;0));&quot;-&quot;;VLOOKUP([.F316];[COA.$B$2:.$C$700];2;0))" office:value-type="string" office:string-value="Persd dlm Proses-Inhouse-On Air" calcext:value-type="string">
            <text:p>Persd dlm Proses-Inhouse-On A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6</text:p>
          </table:table-cell>
          <table:table-cell office:value-type="string" calcext:value-type="string">
            <text:p>1103667000</text:p>
          </table:table-cell>
          <table:table-cell office:value-type="string" calcext:value-type="string">
            <text:p>Persd dlm Proses-Inhouse - Promosi Periklanan</text:p>
          </table:table-cell>
          <table:table-cell office:value-type="string" calcext:value-type="string">
            <text:p>1103640000</text:p>
          </table:table-cell>
          <table:table-cell table:formula="of:=IF(ISNA(VLOOKUP([.D317];[.$B$2:.$C$1080];2;0));&quot;-&quot;;VLOOKUP([.D317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317];[COA.$B$2:.$C$700];2;0));&quot;-&quot;;VLOOKUP([.F317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7</text:p>
          </table:table-cell>
          <table:table-cell office:value-type="string" calcext:value-type="string">
            <text:p>1103667200</text:p>
          </table:table-cell>
          <table:table-cell office:value-type="string" calcext:value-type="string">
            <text:p>Persd dlm Proses-Inhouse - Promosi Periklanan-Dokumentasi On Air Promo</text:p>
          </table:table-cell>
          <table:table-cell office:value-type="string" calcext:value-type="string">
            <text:p>1103667000</text:p>
          </table:table-cell>
          <table:table-cell table:formula="of:=IF(ISNA(VLOOKUP([.D318];[.$B$2:.$C$1080];2;0));&quot;-&quot;;VLOOKUP([.D318];[.$B$2:.$C$1080];2;0))" office:value-type="string" office:string-value="Persd dlm Proses-Inhouse - Promosi Periklanan" calcext:value-type="string">
            <text:p>Persd dlm Proses-Inhouse - Promosi Periklanan</text:p>
          </table:table-cell>
          <table:table-cell office:value-type="string" calcext:value-type="string">
            <text:p>1103667000</text:p>
          </table:table-cell>
          <table:table-cell table:formula="of:=IF(ISNA(VLOOKUP([.F318];[COA.$B$2:.$C$700];2;0));&quot;-&quot;;VLOOKUP([.F318];[COA.$B$2:.$C$700];2;0))" office:value-type="string" office:string-value="Persd dlm Proses-Inhouse - Promosi Periklanan" calcext:value-type="string">
            <text:p>Persd dlm Proses-Inhouse - Promosi Periklan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8</text:p>
          </table:table-cell>
          <table:table-cell office:value-type="string" calcext:value-type="string">
            <text:p>1103667100</text:p>
          </table:table-cell>
          <table:table-cell office:value-type="string" calcext:value-type="string">
            <text:p>Persd dlm Proses-Inhouse - Promosi Periklanan-Print Adv dan Radio</text:p>
          </table:table-cell>
          <table:table-cell office:value-type="string" calcext:value-type="string">
            <text:p>1103667000</text:p>
          </table:table-cell>
          <table:table-cell table:formula="of:=IF(ISNA(VLOOKUP([.D319];[.$B$2:.$C$1080];2;0));&quot;-&quot;;VLOOKUP([.D319];[.$B$2:.$C$1080];2;0))" office:value-type="string" office:string-value="Persd dlm Proses-Inhouse - Promosi Periklanan" calcext:value-type="string">
            <text:p>Persd dlm Proses-Inhouse - Promosi Periklanan</text:p>
          </table:table-cell>
          <table:table-cell office:value-type="string" calcext:value-type="string">
            <text:p>1103667000</text:p>
          </table:table-cell>
          <table:table-cell table:formula="of:=IF(ISNA(VLOOKUP([.F319];[COA.$B$2:.$C$700];2;0));&quot;-&quot;;VLOOKUP([.F319];[COA.$B$2:.$C$700];2;0))" office:value-type="string" office:string-value="Persd dlm Proses-Inhouse - Promosi Periklanan" calcext:value-type="string">
            <text:p>Persd dlm Proses-Inhouse - Promosi Periklan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9</text:p>
          </table:table-cell>
          <table:table-cell office:value-type="string" calcext:value-type="string">
            <text:p>1103668000</text:p>
          </table:table-cell>
          <table:table-cell office:value-type="string" calcext:value-type="string">
            <text:p>Persd dlm Proses-Inhouse - Promotion Cost</text:p>
          </table:table-cell>
          <table:table-cell office:value-type="string" calcext:value-type="string">
            <text:p>1103640000</text:p>
          </table:table-cell>
          <table:table-cell table:formula="of:=IF(ISNA(VLOOKUP([.D320];[.$B$2:.$C$1080];2;0));&quot;-&quot;;VLOOKUP([.D320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320];[COA.$B$2:.$C$700];2;0));&quot;-&quot;;VLOOKUP([.F320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0</text:p>
          </table:table-cell>
          <table:table-cell office:value-type="string" calcext:value-type="string">
            <text:p>1103668600</text:p>
          </table:table-cell>
          <table:table-cell office:value-type="string" calcext:value-type="string">
            <text:p>Persd dlm Proses-Inhouse - Promotion Cost - Dokumentasi</text:p>
          </table:table-cell>
          <table:table-cell office:value-type="string" calcext:value-type="string">
            <text:p>1103668000</text:p>
          </table:table-cell>
          <table:table-cell table:formula="of:=IF(ISNA(VLOOKUP([.D321];[.$B$2:.$C$1080];2;0));&quot;-&quot;;VLOOKUP([.D321];[.$B$2:.$C$1080];2;0))" office:value-type="string" office:string-value="Persd dlm Proses-Inhouse - Promotion Cost" calcext:value-type="string">
            <text:p>Persd dlm Proses-Inhouse - Promotion Cost</text:p>
          </table:table-cell>
          <table:table-cell office:value-type="string" calcext:value-type="string">
            <text:p>1103668000</text:p>
          </table:table-cell>
          <table:table-cell table:formula="of:=IF(ISNA(VLOOKUP([.F321];[COA.$B$2:.$C$700];2;0));&quot;-&quot;;VLOOKUP([.F321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1</text:p>
          </table:table-cell>
          <table:table-cell office:value-type="string" calcext:value-type="string">
            <text:p>1103668500</text:p>
          </table:table-cell>
          <table:table-cell office:value-type="string" calcext:value-type="string">
            <text:p>Persd dlm Proses-Inhouse - Promotion Cost - Souvenir + Merchandise</text:p>
          </table:table-cell>
          <table:table-cell office:value-type="string" calcext:value-type="string">
            <text:p>1103668000</text:p>
          </table:table-cell>
          <table:table-cell table:formula="of:=IF(ISNA(VLOOKUP([.D322];[.$B$2:.$C$1080];2;0));&quot;-&quot;;VLOOKUP([.D322];[.$B$2:.$C$1080];2;0))" office:value-type="string" office:string-value="Persd dlm Proses-Inhouse - Promotion Cost" calcext:value-type="string">
            <text:p>Persd dlm Proses-Inhouse - Promotion Cost</text:p>
          </table:table-cell>
          <table:table-cell office:value-type="string" calcext:value-type="string">
            <text:p>1103668000</text:p>
          </table:table-cell>
          <table:table-cell table:formula="of:=IF(ISNA(VLOOKUP([.F322];[COA.$B$2:.$C$700];2;0));&quot;-&quot;;VLOOKUP([.F322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2</text:p>
          </table:table-cell>
          <table:table-cell office:value-type="string" calcext:value-type="string">
            <text:p>1103668700</text:p>
          </table:table-cell>
          <table:table-cell office:value-type="string" calcext:value-type="string">
            <text:p>Persd dlm Proses-Inhouse - Promotion Cost - Travelling Expenses</text:p>
          </table:table-cell>
          <table:table-cell office:value-type="string" calcext:value-type="string">
            <text:p>1103668000</text:p>
          </table:table-cell>
          <table:table-cell table:formula="of:=IF(ISNA(VLOOKUP([.D323];[.$B$2:.$C$1080];2;0));&quot;-&quot;;VLOOKUP([.D323];[.$B$2:.$C$1080];2;0))" office:value-type="string" office:string-value="Persd dlm Proses-Inhouse - Promotion Cost" calcext:value-type="string">
            <text:p>Persd dlm Proses-Inhouse - Promotion Cost</text:p>
          </table:table-cell>
          <table:table-cell office:value-type="string" calcext:value-type="string">
            <text:p>1103668000</text:p>
          </table:table-cell>
          <table:table-cell table:formula="of:=IF(ISNA(VLOOKUP([.F323];[COA.$B$2:.$C$700];2;0));&quot;-&quot;;VLOOKUP([.F323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3</text:p>
          </table:table-cell>
          <table:table-cell office:value-type="string" calcext:value-type="string">
            <text:p>1103668900</text:p>
          </table:table-cell>
          <table:table-cell office:value-type="string" calcext:value-type="string">
            <text:p>Persd dlm Proses-Inhouse - Promotion Cost-Miscellaneous</text:p>
          </table:table-cell>
          <table:table-cell office:value-type="string" calcext:value-type="string">
            <text:p>1103668000</text:p>
          </table:table-cell>
          <table:table-cell table:formula="of:=IF(ISNA(VLOOKUP([.D324];[.$B$2:.$C$1080];2;0));&quot;-&quot;;VLOOKUP([.D324];[.$B$2:.$C$1080];2;0))" office:value-type="string" office:string-value="Persd dlm Proses-Inhouse - Promotion Cost" calcext:value-type="string">
            <text:p>Persd dlm Proses-Inhouse - Promotion Cost</text:p>
          </table:table-cell>
          <table:table-cell office:value-type="string" calcext:value-type="string">
            <text:p>1103668000</text:p>
          </table:table-cell>
          <table:table-cell table:formula="of:=IF(ISNA(VLOOKUP([.F324];[COA.$B$2:.$C$700];2;0));&quot;-&quot;;VLOOKUP([.F324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4</text:p>
          </table:table-cell>
          <table:table-cell office:value-type="string" calcext:value-type="string">
            <text:p>1103668100</text:p>
          </table:table-cell>
          <table:table-cell office:value-type="string" calcext:value-type="string">
            <text:p>Persd dlm Proses-Inhouse-Promotion Cost-Media</text:p>
          </table:table-cell>
          <table:table-cell office:value-type="string" calcext:value-type="string">
            <text:p>1103668000</text:p>
          </table:table-cell>
          <table:table-cell table:formula="of:=IF(ISNA(VLOOKUP([.D325];[.$B$2:.$C$1080];2;0));&quot;-&quot;;VLOOKUP([.D325];[.$B$2:.$C$1080];2;0))" office:value-type="string" office:string-value="Persd dlm Proses-Inhouse - Promotion Cost" calcext:value-type="string">
            <text:p>Persd dlm Proses-Inhouse - Promotion Cost</text:p>
          </table:table-cell>
          <table:table-cell table:style-name="ce2"/>
          <table:table-cell table:formula="of:=IF(ISNA(VLOOKUP([.F325];[COA.$B$2:.$C$700];2;0));&quot;-&quot;;VLOOKUP([.F32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5</text:p>
          </table:table-cell>
          <table:table-cell office:value-type="string" calcext:value-type="string">
            <text:p>1103668110</text:p>
          </table:table-cell>
          <table:table-cell office:value-type="string" calcext:value-type="string">
            <text:p>Persd dlm Proses-Inhouse - Promotion Cost - Media - Print Adv</text:p>
          </table:table-cell>
          <table:table-cell office:value-type="string" calcext:value-type="string">
            <text:p>1103668100</text:p>
          </table:table-cell>
          <table:table-cell table:formula="of:=IF(ISNA(VLOOKUP([.D326];[.$B$2:.$C$1080];2;0));&quot;-&quot;;VLOOKUP([.D326];[.$B$2:.$C$1080];2;0))" office:value-type="string" office:string-value="Persd dlm Proses-Inhouse-Promotion Cost-Media" calcext:value-type="string">
            <text:p>Persd dlm Proses-Inhouse-Promotion Cost-Media</text:p>
          </table:table-cell>
          <table:table-cell office:value-type="string" calcext:value-type="string">
            <text:p>1103668000</text:p>
          </table:table-cell>
          <table:table-cell table:formula="of:=IF(ISNA(VLOOKUP([.F326];[COA.$B$2:.$C$700];2;0));&quot;-&quot;;VLOOKUP([.F326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6</text:p>
          </table:table-cell>
          <table:table-cell office:value-type="string" calcext:value-type="string">
            <text:p>1103668120</text:p>
          </table:table-cell>
          <table:table-cell office:value-type="string" calcext:value-type="string">
            <text:p>Persd dlm Proses-Inhouse - Promotion Cost - Media - Radio Adv</text:p>
          </table:table-cell>
          <table:table-cell office:value-type="string" calcext:value-type="string">
            <text:p>1103668100</text:p>
          </table:table-cell>
          <table:table-cell table:formula="of:=IF(ISNA(VLOOKUP([.D327];[.$B$2:.$C$1080];2;0));&quot;-&quot;;VLOOKUP([.D327];[.$B$2:.$C$1080];2;0))" office:value-type="string" office:string-value="Persd dlm Proses-Inhouse-Promotion Cost-Media" calcext:value-type="string">
            <text:p>Persd dlm Proses-Inhouse-Promotion Cost-Media</text:p>
          </table:table-cell>
          <table:table-cell office:value-type="string" calcext:value-type="string">
            <text:p>1103668000</text:p>
          </table:table-cell>
          <table:table-cell table:formula="of:=IF(ISNA(VLOOKUP([.F327];[COA.$B$2:.$C$700];2;0));&quot;-&quot;;VLOOKUP([.F327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7</text:p>
          </table:table-cell>
          <table:table-cell office:value-type="string" calcext:value-type="string">
            <text:p>1103668200</text:p>
          </table:table-cell>
          <table:table-cell office:value-type="string" calcext:value-type="string">
            <text:p>Persd dlm Proses-Inhouse - Promotion Cost - On Air</text:p>
          </table:table-cell>
          <table:table-cell office:value-type="string" calcext:value-type="string">
            <text:p>1103668000</text:p>
          </table:table-cell>
          <table:table-cell table:formula="of:=IF(ISNA(VLOOKUP([.D328];[.$B$2:.$C$1080];2;0));&quot;-&quot;;VLOOKUP([.D328];[.$B$2:.$C$1080];2;0))" office:value-type="string" office:string-value="Persd dlm Proses-Inhouse - Promotion Cost" calcext:value-type="string">
            <text:p>Persd dlm Proses-Inhouse - Promotion Cost</text:p>
          </table:table-cell>
          <table:table-cell table:style-name="ce2"/>
          <table:table-cell table:formula="of:=IF(ISNA(VLOOKUP([.F328];[COA.$B$2:.$C$700];2;0));&quot;-&quot;;VLOOKUP([.F32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8</text:p>
          </table:table-cell>
          <table:table-cell office:value-type="string" calcext:value-type="string">
            <text:p>1103668220</text:p>
          </table:table-cell>
          <table:table-cell office:value-type="string" calcext:value-type="string">
            <text:p>Persd dlm Proses-Inhouse - Promotion Cost - On Air - Theme Song</text:p>
          </table:table-cell>
          <table:table-cell office:value-type="string" calcext:value-type="string">
            <text:p>1103668200</text:p>
          </table:table-cell>
          <table:table-cell table:formula="of:=IF(ISNA(VLOOKUP([.D329];[.$B$2:.$C$1080];2;0));&quot;-&quot;;VLOOKUP([.D329];[.$B$2:.$C$1080];2;0))" office:value-type="string" office:string-value="Persd dlm Proses-Inhouse - Promotion Cost - On Air" calcext:value-type="string">
            <text:p>Persd dlm Proses-Inhouse - Promotion Cost - On Air</text:p>
          </table:table-cell>
          <table:table-cell office:value-type="string" calcext:value-type="string">
            <text:p>1103668000</text:p>
          </table:table-cell>
          <table:table-cell table:formula="of:=IF(ISNA(VLOOKUP([.F329];[COA.$B$2:.$C$700];2;0));&quot;-&quot;;VLOOKUP([.F329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9</text:p>
          </table:table-cell>
          <table:table-cell office:value-type="string" calcext:value-type="string">
            <text:p>1103668210</text:p>
          </table:table-cell>
          <table:table-cell office:value-type="string" calcext:value-type="string">
            <text:p>Persd dlm Proses-Inhouse - Promotion Cost - On Air - Filler</text:p>
          </table:table-cell>
          <table:table-cell office:value-type="string" calcext:value-type="string">
            <text:p>1103668200</text:p>
          </table:table-cell>
          <table:table-cell table:formula="of:=IF(ISNA(VLOOKUP([.D330];[.$B$2:.$C$1080];2;0));&quot;-&quot;;VLOOKUP([.D330];[.$B$2:.$C$1080];2;0))" office:value-type="string" office:string-value="Persd dlm Proses-Inhouse - Promotion Cost - On Air" calcext:value-type="string">
            <text:p>Persd dlm Proses-Inhouse - Promotion Cost - On Air</text:p>
          </table:table-cell>
          <table:table-cell office:value-type="string" calcext:value-type="string">
            <text:p>1103668000</text:p>
          </table:table-cell>
          <table:table-cell table:formula="of:=IF(ISNA(VLOOKUP([.F330];[COA.$B$2:.$C$700];2;0));&quot;-&quot;;VLOOKUP([.F330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0</text:p>
          </table:table-cell>
          <table:table-cell office:value-type="string" calcext:value-type="string">
            <text:p>1103668300</text:p>
          </table:table-cell>
          <table:table-cell office:value-type="string" calcext:value-type="string">
            <text:p>Persd dlm Proses-Inhouse - Promotion Cost - Off Air</text:p>
          </table:table-cell>
          <table:table-cell office:value-type="string" calcext:value-type="string">
            <text:p>1103668000</text:p>
          </table:table-cell>
          <table:table-cell table:formula="of:=IF(ISNA(VLOOKUP([.D331];[.$B$2:.$C$1080];2;0));&quot;-&quot;;VLOOKUP([.D331];[.$B$2:.$C$1080];2;0))" office:value-type="string" office:string-value="Persd dlm Proses-Inhouse - Promotion Cost" calcext:value-type="string">
            <text:p>Persd dlm Proses-Inhouse - Promotion Cost</text:p>
          </table:table-cell>
          <table:table-cell table:style-name="ce2"/>
          <table:table-cell table:formula="of:=IF(ISNA(VLOOKUP([.F331];[COA.$B$2:.$C$700];2;0));&quot;-&quot;;VLOOKUP([.F33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1</text:p>
          </table:table-cell>
          <table:table-cell office:value-type="string" calcext:value-type="string">
            <text:p>1103668310</text:p>
          </table:table-cell>
          <table:table-cell office:value-type="string" calcext:value-type="string">
            <text:p>Persd dlm Proses-Inhouse - Promotion Cost - Off Air - Promo Materials</text:p>
          </table:table-cell>
          <table:table-cell office:value-type="string" calcext:value-type="string">
            <text:p>1103668300</text:p>
          </table:table-cell>
          <table:table-cell table:formula="of:=IF(ISNA(VLOOKUP([.D332];[.$B$2:.$C$1080];2;0));&quot;-&quot;;VLOOKUP([.D332];[.$B$2:.$C$1080];2;0))" office:value-type="string" office:string-value="Persd dlm Proses-Inhouse - Promotion Cost - Off Air" calcext:value-type="string">
            <text:p>Persd dlm Proses-Inhouse - Promotion Cost - Off Air</text:p>
          </table:table-cell>
          <table:table-cell office:value-type="string" calcext:value-type="string">
            <text:p>1103668000</text:p>
          </table:table-cell>
          <table:table-cell table:formula="of:=IF(ISNA(VLOOKUP([.F332];[COA.$B$2:.$C$700];2;0));&quot;-&quot;;VLOOKUP([.F332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2</text:p>
          </table:table-cell>
          <table:table-cell office:value-type="string" calcext:value-type="string">
            <text:p>1103668313</text:p>
          </table:table-cell>
          <table:table-cell office:value-type="string" calcext:value-type="string">
            <text:p>Persd dlm Proses-Inhouse - Promotion Cost-Off Air-Promo Materials-Pmsngn&amp;Pembongkaran Promo Material</text:p>
          </table:table-cell>
          <table:table-cell office:value-type="string" calcext:value-type="string">
            <text:p>1103668300</text:p>
          </table:table-cell>
          <table:table-cell table:formula="of:=IF(ISNA(VLOOKUP([.D333];[.$B$2:.$C$1080];2;0));&quot;-&quot;;VLOOKUP([.D333];[.$B$2:.$C$1080];2;0))" office:value-type="string" office:string-value="Persd dlm Proses-Inhouse - Promotion Cost - Off Air" calcext:value-type="string">
            <text:p>Persd dlm Proses-Inhouse - Promotion Cost - Off Air</text:p>
          </table:table-cell>
          <table:table-cell office:value-type="string" calcext:value-type="string">
            <text:p>1103668000</text:p>
          </table:table-cell>
          <table:table-cell table:formula="of:=IF(ISNA(VLOOKUP([.F333];[COA.$B$2:.$C$700];2;0));&quot;-&quot;;VLOOKUP([.F333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3</text:p>
          </table:table-cell>
          <table:table-cell office:value-type="string" calcext:value-type="string">
            <text:p>1103668312</text:p>
          </table:table-cell>
          <table:table-cell office:value-type="string" calcext:value-type="string">
            <text:p>Persd dlm Proses-Inhouse - Promotion Cost - Off Air - Promo Materials - Standing Banner</text:p>
          </table:table-cell>
          <table:table-cell office:value-type="string" calcext:value-type="string">
            <text:p>1103668300</text:p>
          </table:table-cell>
          <table:table-cell table:formula="of:=IF(ISNA(VLOOKUP([.D334];[.$B$2:.$C$1080];2;0));&quot;-&quot;;VLOOKUP([.D334];[.$B$2:.$C$1080];2;0))" office:value-type="string" office:string-value="Persd dlm Proses-Inhouse - Promotion Cost - Off Air" calcext:value-type="string">
            <text:p>Persd dlm Proses-Inhouse - Promotion Cost - Off Air</text:p>
          </table:table-cell>
          <table:table-cell office:value-type="string" calcext:value-type="string">
            <text:p>1103668000</text:p>
          </table:table-cell>
          <table:table-cell table:formula="of:=IF(ISNA(VLOOKUP([.F334];[COA.$B$2:.$C$700];2;0));&quot;-&quot;;VLOOKUP([.F334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4</text:p>
          </table:table-cell>
          <table:table-cell office:value-type="string" calcext:value-type="string">
            <text:p>1103668311</text:p>
          </table:table-cell>
          <table:table-cell office:value-type="string" calcext:value-type="string">
            <text:p>Persd dlm Proses-Inhouse - Promotion Cost - Off Air - Promo Materials - Umbul-umbul</text:p>
          </table:table-cell>
          <table:table-cell office:value-type="string" calcext:value-type="string">
            <text:p>1103668300</text:p>
          </table:table-cell>
          <table:table-cell table:formula="of:=IF(ISNA(VLOOKUP([.D335];[.$B$2:.$C$1080];2;0));&quot;-&quot;;VLOOKUP([.D335];[.$B$2:.$C$1080];2;0))" office:value-type="string" office:string-value="Persd dlm Proses-Inhouse - Promotion Cost - Off Air" calcext:value-type="string">
            <text:p>Persd dlm Proses-Inhouse - Promotion Cost - Off Air</text:p>
          </table:table-cell>
          <table:table-cell office:value-type="string" calcext:value-type="string">
            <text:p>1103668000</text:p>
          </table:table-cell>
          <table:table-cell table:formula="of:=IF(ISNA(VLOOKUP([.F335];[COA.$B$2:.$C$700];2;0));&quot;-&quot;;VLOOKUP([.F335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5</text:p>
          </table:table-cell>
          <table:table-cell office:value-type="string" calcext:value-type="string">
            <text:p>1103668400</text:p>
          </table:table-cell>
          <table:table-cell office:value-type="string" calcext:value-type="string">
            <text:p>Persd dlm Proses-Inhouse - Promotion Cost - Off Air - Event Operations</text:p>
          </table:table-cell>
          <table:table-cell office:value-type="string" calcext:value-type="string">
            <text:p>1103668000</text:p>
          </table:table-cell>
          <table:table-cell table:formula="of:=IF(ISNA(VLOOKUP([.D336];[.$B$2:.$C$1080];2;0));&quot;-&quot;;VLOOKUP([.D336];[.$B$2:.$C$1080];2;0))" office:value-type="string" office:string-value="Persd dlm Proses-Inhouse - Promotion Cost" calcext:value-type="string">
            <text:p>Persd dlm Proses-Inhouse - Promotion Cost</text:p>
          </table:table-cell>
          <table:table-cell table:style-name="ce2"/>
          <table:table-cell table:formula="of:=IF(ISNA(VLOOKUP([.F336];[COA.$B$2:.$C$700];2;0));&quot;-&quot;;VLOOKUP([.F33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6</text:p>
          </table:table-cell>
          <table:table-cell office:value-type="string" calcext:value-type="string">
            <text:p>1103668403</text:p>
          </table:table-cell>
          <table:table-cell office:value-type="string" calcext:value-type="string">
            <text:p>Persd dlm Proses-Inhouse - Promotion Cost - Off Air - Event Operations - Usher</text:p>
          </table:table-cell>
          <table:table-cell office:value-type="string" calcext:value-type="string">
            <text:p>1103668400</text:p>
          </table:table-cell>
          <table:table-cell table:formula="of:=IF(ISNA(VLOOKUP([.D337];[.$B$2:.$C$1080];2;0));&quot;-&quot;;VLOOKUP([.D337];[.$B$2:.$C$1080];2;0))" office:value-type="string" office:string-value="Persd dlm Proses-Inhouse - Promotion Cost - Off Air - Event Operations" calcext:value-type="string">
            <text:p>Persd dlm Proses-Inhouse - Promotion Cost - Off Air - Event Operations</text:p>
          </table:table-cell>
          <table:table-cell office:value-type="string" calcext:value-type="string">
            <text:p>1103668000</text:p>
          </table:table-cell>
          <table:table-cell table:formula="of:=IF(ISNA(VLOOKUP([.F337];[COA.$B$2:.$C$700];2;0));&quot;-&quot;;VLOOKUP([.F337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7</text:p>
          </table:table-cell>
          <table:table-cell office:value-type="string" calcext:value-type="string">
            <text:p>1103668406</text:p>
          </table:table-cell>
          <table:table-cell office:value-type="string" calcext:value-type="string">
            <text:p>Persd dlm Proses-Inhouse - Promotion Cost - Off Air - Even Operations - Meals : Crew &amp; Artis</text:p>
          </table:table-cell>
          <table:table-cell office:value-type="string" calcext:value-type="string">
            <text:p>1103668400</text:p>
          </table:table-cell>
          <table:table-cell table:formula="of:=IF(ISNA(VLOOKUP([.D338];[.$B$2:.$C$1080];2;0));&quot;-&quot;;VLOOKUP([.D338];[.$B$2:.$C$1080];2;0))" office:value-type="string" office:string-value="Persd dlm Proses-Inhouse - Promotion Cost - Off Air - Event Operations" calcext:value-type="string">
            <text:p>Persd dlm Proses-Inhouse - Promotion Cost - Off Air - Event Operations</text:p>
          </table:table-cell>
          <table:table-cell office:value-type="string" calcext:value-type="string">
            <text:p>1103668000</text:p>
          </table:table-cell>
          <table:table-cell table:formula="of:=IF(ISNA(VLOOKUP([.F338];[COA.$B$2:.$C$700];2;0));&quot;-&quot;;VLOOKUP([.F338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8</text:p>
          </table:table-cell>
          <table:table-cell office:value-type="string" calcext:value-type="string">
            <text:p>1103668409</text:p>
          </table:table-cell>
          <table:table-cell office:value-type="string" calcext:value-type="string">
            <text:p>Persd dlm Proses-Inhouse - Promotion Cost - Off Air-Event Operations-Rent Equipment-TV+VHS Player</text:p>
          </table:table-cell>
          <table:table-cell office:value-type="string" calcext:value-type="string">
            <text:p>1103668400</text:p>
          </table:table-cell>
          <table:table-cell table:formula="of:=IF(ISNA(VLOOKUP([.D339];[.$B$2:.$C$1080];2;0));&quot;-&quot;;VLOOKUP([.D339];[.$B$2:.$C$1080];2;0))" office:value-type="string" office:string-value="Persd dlm Proses-Inhouse - Promotion Cost - Off Air - Event Operations" calcext:value-type="string">
            <text:p>Persd dlm Proses-Inhouse - Promotion Cost - Off Air - Event Operations</text:p>
          </table:table-cell>
          <table:table-cell office:value-type="string" calcext:value-type="string">
            <text:p>1103668000</text:p>
          </table:table-cell>
          <table:table-cell table:formula="of:=IF(ISNA(VLOOKUP([.F339];[COA.$B$2:.$C$700];2;0));&quot;-&quot;;VLOOKUP([.F339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9</text:p>
          </table:table-cell>
          <table:table-cell office:value-type="string" calcext:value-type="string">
            <text:p>1103668402</text:p>
          </table:table-cell>
          <table:table-cell office:value-type="string" calcext:value-type="string">
            <text:p>Persd dlm Proses-Inhouse - Promotion Cost - Off Air - Event Operation - Talent</text:p>
          </table:table-cell>
          <table:table-cell office:value-type="string" calcext:value-type="string">
            <text:p>1103668400</text:p>
          </table:table-cell>
          <table:table-cell table:formula="of:=IF(ISNA(VLOOKUP([.D340];[.$B$2:.$C$1080];2;0));&quot;-&quot;;VLOOKUP([.D340];[.$B$2:.$C$1080];2;0))" office:value-type="string" office:string-value="Persd dlm Proses-Inhouse - Promotion Cost - Off Air - Event Operations" calcext:value-type="string">
            <text:p>Persd dlm Proses-Inhouse - Promotion Cost - Off Air - Event Operations</text:p>
          </table:table-cell>
          <table:table-cell office:value-type="string" calcext:value-type="string">
            <text:p>1103668000</text:p>
          </table:table-cell>
          <table:table-cell table:formula="of:=IF(ISNA(VLOOKUP([.F340];[COA.$B$2:.$C$700];2;0));&quot;-&quot;;VLOOKUP([.F340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0</text:p>
          </table:table-cell>
          <table:table-cell office:value-type="string" calcext:value-type="string">
            <text:p>1103668405</text:p>
          </table:table-cell>
          <table:table-cell office:value-type="string" calcext:value-type="string">
            <text:p>Persd dlm Proses-Inhouse - Promotion Cost - Off Air - Even Operations - Keamanan</text:p>
          </table:table-cell>
          <table:table-cell office:value-type="string" calcext:value-type="string">
            <text:p>1103668400</text:p>
          </table:table-cell>
          <table:table-cell table:formula="of:=IF(ISNA(VLOOKUP([.D341];[.$B$2:.$C$1080];2;0));&quot;-&quot;;VLOOKUP([.D341];[.$B$2:.$C$1080];2;0))" office:value-type="string" office:string-value="Persd dlm Proses-Inhouse - Promotion Cost - Off Air - Event Operations" calcext:value-type="string">
            <text:p>Persd dlm Proses-Inhouse - Promotion Cost - Off Air - Event Operations</text:p>
          </table:table-cell>
          <table:table-cell office:value-type="string" calcext:value-type="string">
            <text:p>1103668000</text:p>
          </table:table-cell>
          <table:table-cell table:formula="of:=IF(ISNA(VLOOKUP([.F341];[COA.$B$2:.$C$700];2;0));&quot;-&quot;;VLOOKUP([.F341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1</text:p>
          </table:table-cell>
          <table:table-cell office:value-type="string" calcext:value-type="string">
            <text:p>1103668408</text:p>
          </table:table-cell>
          <table:table-cell office:value-type="string" calcext:value-type="string">
            <text:p>Persd dlm Proses-Inhouse - Promotion Cost-Off Air-Event Operations-Rent Equipment-Sound System</text:p>
          </table:table-cell>
          <table:table-cell office:value-type="string" calcext:value-type="string">
            <text:p>1103668400</text:p>
          </table:table-cell>
          <table:table-cell table:formula="of:=IF(ISNA(VLOOKUP([.D342];[.$B$2:.$C$1080];2;0));&quot;-&quot;;VLOOKUP([.D342];[.$B$2:.$C$1080];2;0))" office:value-type="string" office:string-value="Persd dlm Proses-Inhouse - Promotion Cost - Off Air - Event Operations" calcext:value-type="string">
            <text:p>Persd dlm Proses-Inhouse - Promotion Cost - Off Air - Event Operations</text:p>
          </table:table-cell>
          <table:table-cell office:value-type="string" calcext:value-type="string">
            <text:p>1103668000</text:p>
          </table:table-cell>
          <table:table-cell table:formula="of:=IF(ISNA(VLOOKUP([.F342];[COA.$B$2:.$C$700];2;0));&quot;-&quot;;VLOOKUP([.F342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2</text:p>
          </table:table-cell>
          <table:table-cell office:value-type="string" calcext:value-type="string">
            <text:p>1103668411</text:p>
          </table:table-cell>
          <table:table-cell office:value-type="string" calcext:value-type="string">
            <text:p>Persd dlm Proses-Inhouse - Promotion Cost - Off Air-Event Operations-Rent Equipment-Other Equipment</text:p>
          </table:table-cell>
          <table:table-cell office:value-type="string" calcext:value-type="string">
            <text:p>1103668400</text:p>
          </table:table-cell>
          <table:table-cell table:formula="of:=IF(ISNA(VLOOKUP([.D343];[.$B$2:.$C$1080];2;0));&quot;-&quot;;VLOOKUP([.D343];[.$B$2:.$C$1080];2;0))" office:value-type="string" office:string-value="Persd dlm Proses-Inhouse - Promotion Cost - Off Air - Event Operations" calcext:value-type="string">
            <text:p>Persd dlm Proses-Inhouse - Promotion Cost - Off Air - Event Operations</text:p>
          </table:table-cell>
          <table:table-cell office:value-type="string" calcext:value-type="string">
            <text:p>1103668000</text:p>
          </table:table-cell>
          <table:table-cell table:formula="of:=IF(ISNA(VLOOKUP([.F343];[COA.$B$2:.$C$700];2;0));&quot;-&quot;;VLOOKUP([.F343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3</text:p>
          </table:table-cell>
          <table:table-cell office:value-type="string" calcext:value-type="string">
            <text:p>1103668401</text:p>
          </table:table-cell>
          <table:table-cell office:value-type="string" calcext:value-type="string">
            <text:p>Persd dlm Proses-Inhouse - Promotion Cost - Off Air -Event Operation-Promo Material</text:p>
          </table:table-cell>
          <table:table-cell office:value-type="string" calcext:value-type="string">
            <text:p>1103668400</text:p>
          </table:table-cell>
          <table:table-cell table:formula="of:=IF(ISNA(VLOOKUP([.D344];[.$B$2:.$C$1080];2;0));&quot;-&quot;;VLOOKUP([.D344];[.$B$2:.$C$1080];2;0))" office:value-type="string" office:string-value="Persd dlm Proses-Inhouse - Promotion Cost - Off Air - Event Operations" calcext:value-type="string">
            <text:p>Persd dlm Proses-Inhouse - Promotion Cost - Off Air - Event Operations</text:p>
          </table:table-cell>
          <table:table-cell office:value-type="string" calcext:value-type="string">
            <text:p>1103668000</text:p>
          </table:table-cell>
          <table:table-cell table:formula="of:=IF(ISNA(VLOOKUP([.F344];[COA.$B$2:.$C$700];2;0));&quot;-&quot;;VLOOKUP([.F344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4</text:p>
          </table:table-cell>
          <table:table-cell office:value-type="string" calcext:value-type="string">
            <text:p>1103668404</text:p>
          </table:table-cell>
          <table:table-cell office:value-type="string" calcext:value-type="string">
            <text:p>Persd dlm Proses-Inhouse - Promotion Cost - Off Air - Event Operations - Perijinan</text:p>
          </table:table-cell>
          <table:table-cell office:value-type="string" calcext:value-type="string">
            <text:p>1103668400</text:p>
          </table:table-cell>
          <table:table-cell table:formula="of:=IF(ISNA(VLOOKUP([.D345];[.$B$2:.$C$1080];2;0));&quot;-&quot;;VLOOKUP([.D345];[.$B$2:.$C$1080];2;0))" office:value-type="string" office:string-value="Persd dlm Proses-Inhouse - Promotion Cost - Off Air - Event Operations" calcext:value-type="string">
            <text:p>Persd dlm Proses-Inhouse - Promotion Cost - Off Air - Event Operations</text:p>
          </table:table-cell>
          <table:table-cell office:value-type="string" calcext:value-type="string">
            <text:p>1103668000</text:p>
          </table:table-cell>
          <table:table-cell table:formula="of:=IF(ISNA(VLOOKUP([.F345];[COA.$B$2:.$C$700];2;0));&quot;-&quot;;VLOOKUP([.F345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5</text:p>
          </table:table-cell>
          <table:table-cell office:value-type="string" calcext:value-type="string">
            <text:p>1103668407</text:p>
          </table:table-cell>
          <table:table-cell office:value-type="string" calcext:value-type="string">
            <text:p>Persd dlm Proses-Inhouse - Promotion Cost - Off Air - Event Operations - Rent Location/Venue</text:p>
          </table:table-cell>
          <table:table-cell office:value-type="string" calcext:value-type="string">
            <text:p>1103668400</text:p>
          </table:table-cell>
          <table:table-cell table:formula="of:=IF(ISNA(VLOOKUP([.D346];[.$B$2:.$C$1080];2;0));&quot;-&quot;;VLOOKUP([.D346];[.$B$2:.$C$1080];2;0))" office:value-type="string" office:string-value="Persd dlm Proses-Inhouse - Promotion Cost - Off Air - Event Operations" calcext:value-type="string">
            <text:p>Persd dlm Proses-Inhouse - Promotion Cost - Off Air - Event Operations</text:p>
          </table:table-cell>
          <table:table-cell office:value-type="string" calcext:value-type="string">
            <text:p>1103668000</text:p>
          </table:table-cell>
          <table:table-cell table:formula="of:=IF(ISNA(VLOOKUP([.F346];[COA.$B$2:.$C$700];2;0));&quot;-&quot;;VLOOKUP([.F346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6</text:p>
          </table:table-cell>
          <table:table-cell office:value-type="string" calcext:value-type="string">
            <text:p>1103668410</text:p>
          </table:table-cell>
          <table:table-cell office:value-type="string" calcext:value-type="string">
            <text:p>Persd dlm Proses-Inhouse - Promotion Cost - Off Air-Event Operations-Rent Equipment-Meja+Kursi</text:p>
          </table:table-cell>
          <table:table-cell office:value-type="string" calcext:value-type="string">
            <text:p>1103668400</text:p>
          </table:table-cell>
          <table:table-cell table:formula="of:=IF(ISNA(VLOOKUP([.D347];[.$B$2:.$C$1080];2;0));&quot;-&quot;;VLOOKUP([.D347];[.$B$2:.$C$1080];2;0))" office:value-type="string" office:string-value="Persd dlm Proses-Inhouse - Promotion Cost - Off Air - Event Operations" calcext:value-type="string">
            <text:p>Persd dlm Proses-Inhouse - Promotion Cost - Off Air - Event Operations</text:p>
          </table:table-cell>
          <table:table-cell office:value-type="string" calcext:value-type="string">
            <text:p>1103668000</text:p>
          </table:table-cell>
          <table:table-cell table:formula="of:=IF(ISNA(VLOOKUP([.F347];[COA.$B$2:.$C$700];2;0));&quot;-&quot;;VLOOKUP([.F347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7</text:p>
          </table:table-cell>
          <table:table-cell office:value-type="string" calcext:value-type="string">
            <text:p>1103668800</text:p>
          </table:table-cell>
          <table:table-cell office:value-type="string" calcext:value-type="string">
            <text:p>Persd dlm Proses-Inhouse - Promotion Cost - Travelling Expenses - Akomodasi(Hotel)</text:p>
          </table:table-cell>
          <table:table-cell office:value-type="string" calcext:value-type="string">
            <text:p>1103668000</text:p>
          </table:table-cell>
          <table:table-cell table:formula="of:=IF(ISNA(VLOOKUP([.D348];[.$B$2:.$C$1080];2;0));&quot;-&quot;;VLOOKUP([.D348];[.$B$2:.$C$1080];2;0))" office:value-type="string" office:string-value="Persd dlm Proses-Inhouse - Promotion Cost" calcext:value-type="string">
            <text:p>Persd dlm Proses-Inhouse - Promotion Cost</text:p>
          </table:table-cell>
          <table:table-cell table:style-name="ce2"/>
          <table:table-cell table:formula="of:=IF(ISNA(VLOOKUP([.F348];[COA.$B$2:.$C$700];2;0));&quot;-&quot;;VLOOKUP([.F34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8</text:p>
          </table:table-cell>
          <table:table-cell office:value-type="string" calcext:value-type="string">
            <text:p>1103668802</text:p>
          </table:table-cell>
          <table:table-cell office:value-type="string" calcext:value-type="string">
            <text:p>Persd dlm Proses-Inhouse - Promotion Cost-Travelling Expenses-Transportasi-Plane/Train/Boat/Car</text:p>
          </table:table-cell>
          <table:table-cell office:value-type="string" calcext:value-type="string">
            <text:p>1103668800</text:p>
          </table:table-cell>
          <table:table-cell table:formula="of:=IF(ISNA(VLOOKUP([.D349];[.$B$2:.$C$1080];2;0));&quot;-&quot;;VLOOKUP([.D349];[.$B$2:.$C$1080];2;0))" office:value-type="string" office:string-value="Persd dlm Proses-Inhouse - Promotion Cost - Travelling Expenses - Akomodasi(Hotel)" calcext:value-type="string">
            <text:p>Persd dlm Proses-Inhouse - Promotion Cost - Travelling Expenses - Akomodasi(Hotel)</text:p>
          </table:table-cell>
          <table:table-cell office:value-type="string" calcext:value-type="string">
            <text:p>1103668000</text:p>
          </table:table-cell>
          <table:table-cell table:formula="of:=IF(ISNA(VLOOKUP([.F349];[COA.$B$2:.$C$700];2;0));&quot;-&quot;;VLOOKUP([.F349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9</text:p>
          </table:table-cell>
          <table:table-cell office:value-type="string" calcext:value-type="string">
            <text:p>1103668805</text:p>
          </table:table-cell>
          <table:table-cell office:value-type="string" calcext:value-type="string">
            <text:p>Persd dlm Proses-Inhouse - Promotion Cost-Travelling Expenses-Airport Tax, Fiskal</text:p>
          </table:table-cell>
          <table:table-cell office:value-type="string" calcext:value-type="string">
            <text:p>1103668800</text:p>
          </table:table-cell>
          <table:table-cell table:formula="of:=IF(ISNA(VLOOKUP([.D350];[.$B$2:.$C$1080];2;0));&quot;-&quot;;VLOOKUP([.D350];[.$B$2:.$C$1080];2;0))" office:value-type="string" office:string-value="Persd dlm Proses-Inhouse - Promotion Cost - Travelling Expenses - Akomodasi(Hotel)" calcext:value-type="string">
            <text:p>Persd dlm Proses-Inhouse - Promotion Cost - Travelling Expenses - Akomodasi(Hotel)</text:p>
          </table:table-cell>
          <table:table-cell office:value-type="string" calcext:value-type="string">
            <text:p>1103668000</text:p>
          </table:table-cell>
          <table:table-cell table:formula="of:=IF(ISNA(VLOOKUP([.F350];[COA.$B$2:.$C$700];2;0));&quot;-&quot;;VLOOKUP([.F350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0</text:p>
          </table:table-cell>
          <table:table-cell office:value-type="string" calcext:value-type="string">
            <text:p>1103668801</text:p>
          </table:table-cell>
          <table:table-cell office:value-type="string" calcext:value-type="string">
            <text:p>Persd dlm Proses-Inhouse - Promotion Cost-Travelling Expenses-Tunjangan Perjalana(Perdiems)</text:p>
          </table:table-cell>
          <table:table-cell office:value-type="string" calcext:value-type="string">
            <text:p>1103668800</text:p>
          </table:table-cell>
          <table:table-cell table:formula="of:=IF(ISNA(VLOOKUP([.D351];[.$B$2:.$C$1080];2;0));&quot;-&quot;;VLOOKUP([.D351];[.$B$2:.$C$1080];2;0))" office:value-type="string" office:string-value="Persd dlm Proses-Inhouse - Promotion Cost - Travelling Expenses - Akomodasi(Hotel)" calcext:value-type="string">
            <text:p>Persd dlm Proses-Inhouse - Promotion Cost - Travelling Expenses - Akomodasi(Hotel)</text:p>
          </table:table-cell>
          <table:table-cell office:value-type="string" calcext:value-type="string">
            <text:p>1103668000</text:p>
          </table:table-cell>
          <table:table-cell table:formula="of:=IF(ISNA(VLOOKUP([.F351];[COA.$B$2:.$C$700];2;0));&quot;-&quot;;VLOOKUP([.F351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1</text:p>
          </table:table-cell>
          <table:table-cell office:value-type="string" calcext:value-type="string">
            <text:p>1103668804</text:p>
          </table:table-cell>
          <table:table-cell office:value-type="string" calcext:value-type="string">
            <text:p>Persd dlm Proses-Inhouse - Promotion Cost-Travelling Expenses-Tol, Parkir</text:p>
          </table:table-cell>
          <table:table-cell office:value-type="string" calcext:value-type="string">
            <text:p>1103668800</text:p>
          </table:table-cell>
          <table:table-cell table:formula="of:=IF(ISNA(VLOOKUP([.D352];[.$B$2:.$C$1080];2;0));&quot;-&quot;;VLOOKUP([.D352];[.$B$2:.$C$1080];2;0))" office:value-type="string" office:string-value="Persd dlm Proses-Inhouse - Promotion Cost - Travelling Expenses - Akomodasi(Hotel)" calcext:value-type="string">
            <text:p>Persd dlm Proses-Inhouse - Promotion Cost - Travelling Expenses - Akomodasi(Hotel)</text:p>
          </table:table-cell>
          <table:table-cell office:value-type="string" calcext:value-type="string">
            <text:p>1103668000</text:p>
          </table:table-cell>
          <table:table-cell table:formula="of:=IF(ISNA(VLOOKUP([.F352];[COA.$B$2:.$C$700];2;0));&quot;-&quot;;VLOOKUP([.F352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2</text:p>
          </table:table-cell>
          <table:table-cell office:value-type="string" calcext:value-type="string">
            <text:p>1103668803</text:p>
          </table:table-cell>
          <table:table-cell office:value-type="string" calcext:value-type="string">
            <text:p>Persd dlm Proses-Inhouse - Promotion Cost-Travelling Expenses-BBM</text:p>
          </table:table-cell>
          <table:table-cell office:value-type="string" calcext:value-type="string">
            <text:p>1103668800</text:p>
          </table:table-cell>
          <table:table-cell table:formula="of:=IF(ISNA(VLOOKUP([.D353];[.$B$2:.$C$1080];2;0));&quot;-&quot;;VLOOKUP([.D353];[.$B$2:.$C$1080];2;0))" office:value-type="string" office:string-value="Persd dlm Proses-Inhouse - Promotion Cost - Travelling Expenses - Akomodasi(Hotel)" calcext:value-type="string">
            <text:p>Persd dlm Proses-Inhouse - Promotion Cost - Travelling Expenses - Akomodasi(Hotel)</text:p>
          </table:table-cell>
          <table:table-cell office:value-type="string" calcext:value-type="string">
            <text:p>1103668000</text:p>
          </table:table-cell>
          <table:table-cell table:formula="of:=IF(ISNA(VLOOKUP([.F353];[COA.$B$2:.$C$700];2;0));&quot;-&quot;;VLOOKUP([.F353];[COA.$B$2:.$C$700];2;0))" office:value-type="string" office:string-value="Persd dlm Proses-Inhouse - Promotion Cost" calcext:value-type="string">
            <text:p>Persd dlm Proses-Inhouse - Promotion Co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3</text:p>
          </table:table-cell>
          <table:table-cell office:value-type="string" calcext:value-type="string">
            <text:p>1103669000</text:p>
          </table:table-cell>
          <table:table-cell office:value-type="string" calcext:value-type="string">
            <text:p>Persd dlm Proses-Inhouse - Properties and Setting</text:p>
          </table:table-cell>
          <table:table-cell office:value-type="string" calcext:value-type="string">
            <text:p>1103640000</text:p>
          </table:table-cell>
          <table:table-cell table:formula="of:=IF(ISNA(VLOOKUP([.D354];[.$B$2:.$C$1080];2;0));&quot;-&quot;;VLOOKUP([.D354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354];[COA.$B$2:.$C$700];2;0));&quot;-&quot;;VLOOKUP([.F35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4</text:p>
          </table:table-cell>
          <table:table-cell office:value-type="string" calcext:value-type="string">
            <text:p>1103669002</text:p>
          </table:table-cell>
          <table:table-cell office:value-type="string" calcext:value-type="string">
            <text:p>Persd dlm Proses-Inhouse-Properties and setting - Tears Up/Down</text:p>
          </table:table-cell>
          <table:table-cell office:value-type="string" calcext:value-type="string">
            <text:p>1103669000</text:p>
          </table:table-cell>
          <table:table-cell table:formula="of:=IF(ISNA(VLOOKUP([.D355];[.$B$2:.$C$1080];2;0));&quot;-&quot;;VLOOKUP([.D355];[.$B$2:.$C$1080];2;0))" office:value-type="string" office:string-value="Persd dlm Proses-Inhouse - Properties and Setting" calcext:value-type="string">
            <text:p>Persd dlm Proses-Inhouse - Properties and Setting</text:p>
          </table:table-cell>
          <table:table-cell office:value-type="string" calcext:value-type="string">
            <text:p>1103669000</text:p>
          </table:table-cell>
          <table:table-cell table:formula="of:=IF(ISNA(VLOOKUP([.F355];[COA.$B$2:.$C$700];2;0));&quot;-&quot;;VLOOKUP([.F355];[COA.$B$2:.$C$700];2;0))" office:value-type="string" office:string-value="Persd dlm Proses-Inhouse - Properties and Setting" calcext:value-type="string">
            <text:p>Persd dlm Proses-Inhouse - Properties and Sett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5</text:p>
          </table:table-cell>
          <table:table-cell office:value-type="string" calcext:value-type="string">
            <text:p>1103669001</text:p>
          </table:table-cell>
          <table:table-cell office:value-type="string" calcext:value-type="string">
            <text:p>Persd dlm Proses-Inhouse-Properties and Setting - New setting</text:p>
          </table:table-cell>
          <table:table-cell office:value-type="string" calcext:value-type="string">
            <text:p>1103669000</text:p>
          </table:table-cell>
          <table:table-cell table:formula="of:=IF(ISNA(VLOOKUP([.D356];[.$B$2:.$C$1080];2;0));&quot;-&quot;;VLOOKUP([.D356];[.$B$2:.$C$1080];2;0))" office:value-type="string" office:string-value="Persd dlm Proses-Inhouse - Properties and Setting" calcext:value-type="string">
            <text:p>Persd dlm Proses-Inhouse - Properties and Setting</text:p>
          </table:table-cell>
          <table:table-cell office:value-type="string" calcext:value-type="string">
            <text:p>1103669000</text:p>
          </table:table-cell>
          <table:table-cell table:formula="of:=IF(ISNA(VLOOKUP([.F356];[COA.$B$2:.$C$700];2;0));&quot;-&quot;;VLOOKUP([.F356];[COA.$B$2:.$C$700];2;0))" office:value-type="string" office:string-value="Persd dlm Proses-Inhouse - Properties and Setting" calcext:value-type="string">
            <text:p>Persd dlm Proses-Inhouse - Properties and Sett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6</text:p>
          </table:table-cell>
          <table:table-cell office:value-type="string" calcext:value-type="string">
            <text:p>1103669004</text:p>
          </table:table-cell>
          <table:table-cell office:value-type="string" calcext:value-type="string">
            <text:p>Persd dlm Proses-Inhouse-Properties and Setting - Others</text:p>
          </table:table-cell>
          <table:table-cell office:value-type="string" calcext:value-type="string">
            <text:p>1103669000</text:p>
          </table:table-cell>
          <table:table-cell table:formula="of:=IF(ISNA(VLOOKUP([.D357];[.$B$2:.$C$1080];2;0));&quot;-&quot;;VLOOKUP([.D357];[.$B$2:.$C$1080];2;0))" office:value-type="string" office:string-value="Persd dlm Proses-Inhouse - Properties and Setting" calcext:value-type="string">
            <text:p>Persd dlm Proses-Inhouse - Properties and Setting</text:p>
          </table:table-cell>
          <table:table-cell office:value-type="string" calcext:value-type="string">
            <text:p>1103669000</text:p>
          </table:table-cell>
          <table:table-cell table:formula="of:=IF(ISNA(VLOOKUP([.F357];[COA.$B$2:.$C$700];2;0));&quot;-&quot;;VLOOKUP([.F357];[COA.$B$2:.$C$700];2;0))" office:value-type="string" office:string-value="Persd dlm Proses-Inhouse - Properties and Setting" calcext:value-type="string">
            <text:p>Persd dlm Proses-Inhouse - Properties and Sett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7</text:p>
          </table:table-cell>
          <table:table-cell office:value-type="string" calcext:value-type="string">
            <text:p>1103669003</text:p>
          </table:table-cell>
          <table:table-cell office:value-type="string" calcext:value-type="string">
            <text:p>Persd dlm Proses-Inhouse-Properties and Setting - Fireworks/converty/dri ice/protechnics/smoke gun</text:p>
          </table:table-cell>
          <table:table-cell office:value-type="string" calcext:value-type="string">
            <text:p>1103669000</text:p>
          </table:table-cell>
          <table:table-cell table:formula="of:=IF(ISNA(VLOOKUP([.D358];[.$B$2:.$C$1080];2;0));&quot;-&quot;;VLOOKUP([.D358];[.$B$2:.$C$1080];2;0))" office:value-type="string" office:string-value="Persd dlm Proses-Inhouse - Properties and Setting" calcext:value-type="string">
            <text:p>Persd dlm Proses-Inhouse - Properties and Setting</text:p>
          </table:table-cell>
          <table:table-cell office:value-type="string" calcext:value-type="string">
            <text:p>1103669000</text:p>
          </table:table-cell>
          <table:table-cell table:formula="of:=IF(ISNA(VLOOKUP([.F358];[COA.$B$2:.$C$700];2;0));&quot;-&quot;;VLOOKUP([.F358];[COA.$B$2:.$C$700];2;0))" office:value-type="string" office:string-value="Persd dlm Proses-Inhouse - Properties and Setting" calcext:value-type="string">
            <text:p>Persd dlm Proses-Inhouse - Properties and Sett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8</text:p>
          </table:table-cell>
          <table:table-cell office:value-type="string" calcext:value-type="string">
            <text:p>1103670000</text:p>
          </table:table-cell>
          <table:table-cell office:value-type="string" calcext:value-type="string">
            <text:p>Persd dlm Proses-Inhouse-Travelling Expenses</text:p>
          </table:table-cell>
          <table:table-cell office:value-type="string" calcext:value-type="string">
            <text:p>1103640000</text:p>
          </table:table-cell>
          <table:table-cell table:formula="of:=IF(ISNA(VLOOKUP([.D359];[.$B$2:.$C$1080];2;0));&quot;-&quot;;VLOOKUP([.D359];[.$B$2:.$C$1080];2;0))" office:value-type="string" office:string-value="Persd dlm Proses-Inhouse" calcext:value-type="string">
            <text:p>Persd dlm Proses-Inhouse</text:p>
          </table:table-cell>
          <table:table-cell table:style-name="ce2"/>
          <table:table-cell table:formula="of:=IF(ISNA(VLOOKUP([.F359];[COA.$B$2:.$C$700];2;0));&quot;-&quot;;VLOOKUP([.F359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9</text:p>
          </table:table-cell>
          <table:table-cell office:value-type="string" calcext:value-type="string">
            <text:p>1103670005</text:p>
          </table:table-cell>
          <table:table-cell office:value-type="string" calcext:value-type="string">
            <text:p>Persd dlm Proses-Inhouse-Travelling Expense-Other Transport</text:p>
          </table:table-cell>
          <table:table-cell office:value-type="string" calcext:value-type="string">
            <text:p>1103670000</text:p>
          </table:table-cell>
          <table:table-cell table:formula="of:=IF(ISNA(VLOOKUP([.D360];[.$B$2:.$C$1080];2;0));&quot;-&quot;;VLOOKUP([.D360];[.$B$2:.$C$1080];2;0))" office:value-type="string" office:string-value="Persd dlm Proses-Inhouse-Travelling Expenses" calcext:value-type="string">
            <text:p>Persd dlm Proses-Inhouse-Travelling Expenses</text:p>
          </table:table-cell>
          <table:table-cell office:value-type="string" calcext:value-type="string">
            <text:p>1103670000</text:p>
          </table:table-cell>
          <table:table-cell table:formula="of:=IF(ISNA(VLOOKUP([.F360];[COA.$B$2:.$C$700];2;0));&quot;-&quot;;VLOOKUP([.F360];[COA.$B$2:.$C$700];2;0))" office:value-type="string" office:string-value="Persd dlm Proses-Inhouse-Travelling Expenses" calcext:value-type="string">
            <text:p>Persd dlm Proses-Inhouse-Travelling Expens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0</text:p>
          </table:table-cell>
          <table:table-cell office:value-type="string" calcext:value-type="string">
            <text:p>1103670008</text:p>
          </table:table-cell>
          <table:table-cell office:value-type="string" calcext:value-type="string">
            <text:p>Persd dlm Proses-Inhouse-Travelling Expenses-Cadangan Perjalanan</text:p>
          </table:table-cell>
          <table:table-cell office:value-type="string" calcext:value-type="string">
            <text:p>1103670000</text:p>
          </table:table-cell>
          <table:table-cell table:formula="of:=IF(ISNA(VLOOKUP([.D361];[.$B$2:.$C$1080];2;0));&quot;-&quot;;VLOOKUP([.D361];[.$B$2:.$C$1080];2;0))" office:value-type="string" office:string-value="Persd dlm Proses-Inhouse-Travelling Expenses" calcext:value-type="string">
            <text:p>Persd dlm Proses-Inhouse-Travelling Expenses</text:p>
          </table:table-cell>
          <table:table-cell office:value-type="string" calcext:value-type="string">
            <text:p>1103670000</text:p>
          </table:table-cell>
          <table:table-cell table:formula="of:=IF(ISNA(VLOOKUP([.F361];[COA.$B$2:.$C$700];2;0));&quot;-&quot;;VLOOKUP([.F361];[COA.$B$2:.$C$700];2;0))" office:value-type="string" office:string-value="Persd dlm Proses-Inhouse-Travelling Expenses" calcext:value-type="string">
            <text:p>Persd dlm Proses-Inhouse-Travelling Expens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1</text:p>
          </table:table-cell>
          <table:table-cell office:value-type="string" calcext:value-type="string">
            <text:p>1103670011</text:p>
          </table:table-cell>
          <table:table-cell office:value-type="string" calcext:value-type="string">
            <text:p>Persd dlm Proses-Inhouse-Travelling Expenses-Toll, Parkir</text:p>
          </table:table-cell>
          <table:table-cell office:value-type="string" calcext:value-type="string">
            <text:p>1103670000</text:p>
          </table:table-cell>
          <table:table-cell table:formula="of:=IF(ISNA(VLOOKUP([.D362];[.$B$2:.$C$1080];2;0));&quot;-&quot;;VLOOKUP([.D362];[.$B$2:.$C$1080];2;0))" office:value-type="string" office:string-value="Persd dlm Proses-Inhouse-Travelling Expenses" calcext:value-type="string">
            <text:p>Persd dlm Proses-Inhouse-Travelling Expenses</text:p>
          </table:table-cell>
          <table:table-cell office:value-type="string" calcext:value-type="string">
            <text:p>1103670000</text:p>
          </table:table-cell>
          <table:table-cell table:formula="of:=IF(ISNA(VLOOKUP([.F362];[COA.$B$2:.$C$700];2;0));&quot;-&quot;;VLOOKUP([.F362];[COA.$B$2:.$C$700];2;0))" office:value-type="string" office:string-value="Persd dlm Proses-Inhouse-Travelling Expenses" calcext:value-type="string">
            <text:p>Persd dlm Proses-Inhouse-Travelling Expens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2</text:p>
          </table:table-cell>
          <table:table-cell office:value-type="string" calcext:value-type="string">
            <text:p>1103670001</text:p>
          </table:table-cell>
          <table:table-cell office:value-type="string" calcext:value-type="string">
            <text:p>Persd dlm Proses-Inhouse-Travelling Expenses-Pesawat</text:p>
          </table:table-cell>
          <table:table-cell office:value-type="string" calcext:value-type="string">
            <text:p>1103670000</text:p>
          </table:table-cell>
          <table:table-cell table:formula="of:=IF(ISNA(VLOOKUP([.D363];[.$B$2:.$C$1080];2;0));&quot;-&quot;;VLOOKUP([.D363];[.$B$2:.$C$1080];2;0))" office:value-type="string" office:string-value="Persd dlm Proses-Inhouse-Travelling Expenses" calcext:value-type="string">
            <text:p>Persd dlm Proses-Inhouse-Travelling Expenses</text:p>
          </table:table-cell>
          <table:table-cell office:value-type="string" calcext:value-type="string">
            <text:p>1103670000</text:p>
          </table:table-cell>
          <table:table-cell table:formula="of:=IF(ISNA(VLOOKUP([.F363];[COA.$B$2:.$C$700];2;0));&quot;-&quot;;VLOOKUP([.F363];[COA.$B$2:.$C$700];2;0))" office:value-type="string" office:string-value="Persd dlm Proses-Inhouse-Travelling Expenses" calcext:value-type="string">
            <text:p>Persd dlm Proses-Inhouse-Travelling Expens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3</text:p>
          </table:table-cell>
          <table:table-cell office:value-type="string" calcext:value-type="string">
            <text:p>1103670004</text:p>
          </table:table-cell>
          <table:table-cell office:value-type="string" calcext:value-type="string">
            <text:p>Persd dlm Proses-Inhouse-Travelling Expenses - Car</text:p>
          </table:table-cell>
          <table:table-cell office:value-type="string" calcext:value-type="string">
            <text:p>1103670000</text:p>
          </table:table-cell>
          <table:table-cell table:formula="of:=IF(ISNA(VLOOKUP([.D364];[.$B$2:.$C$1080];2;0));&quot;-&quot;;VLOOKUP([.D364];[.$B$2:.$C$1080];2;0))" office:value-type="string" office:string-value="Persd dlm Proses-Inhouse-Travelling Expenses" calcext:value-type="string">
            <text:p>Persd dlm Proses-Inhouse-Travelling Expenses</text:p>
          </table:table-cell>
          <table:table-cell office:value-type="string" calcext:value-type="string">
            <text:p>1103670000</text:p>
          </table:table-cell>
          <table:table-cell table:formula="of:=IF(ISNA(VLOOKUP([.F364];[COA.$B$2:.$C$700];2;0));&quot;-&quot;;VLOOKUP([.F364];[COA.$B$2:.$C$700];2;0))" office:value-type="string" office:string-value="Persd dlm Proses-Inhouse-Travelling Expenses" calcext:value-type="string">
            <text:p>Persd dlm Proses-Inhouse-Travelling Expens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4</text:p>
          </table:table-cell>
          <table:table-cell office:value-type="string" calcext:value-type="string">
            <text:p>1103670007</text:p>
          </table:table-cell>
          <table:table-cell office:value-type="string" calcext:value-type="string">
            <text:p>Persd dlm Proses-Inhouse-Travelling Expenses-Tunjangan Perjalanan(Perdiems)</text:p>
          </table:table-cell>
          <table:table-cell office:value-type="string" calcext:value-type="string">
            <text:p>1103670000</text:p>
          </table:table-cell>
          <table:table-cell table:formula="of:=IF(ISNA(VLOOKUP([.D365];[.$B$2:.$C$1080];2;0));&quot;-&quot;;VLOOKUP([.D365];[.$B$2:.$C$1080];2;0))" office:value-type="string" office:string-value="Persd dlm Proses-Inhouse-Travelling Expenses" calcext:value-type="string">
            <text:p>Persd dlm Proses-Inhouse-Travelling Expenses</text:p>
          </table:table-cell>
          <table:table-cell office:value-type="string" calcext:value-type="string">
            <text:p>1103670000</text:p>
          </table:table-cell>
          <table:table-cell table:formula="of:=IF(ISNA(VLOOKUP([.F365];[COA.$B$2:.$C$700];2;0));&quot;-&quot;;VLOOKUP([.F365];[COA.$B$2:.$C$700];2;0))" office:value-type="string" office:string-value="Persd dlm Proses-Inhouse-Travelling Expenses" calcext:value-type="string">
            <text:p>Persd dlm Proses-Inhouse-Travelling Expens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5</text:p>
          </table:table-cell>
          <table:table-cell office:value-type="string" calcext:value-type="string">
            <text:p>1103670010</text:p>
          </table:table-cell>
          <table:table-cell office:value-type="string" calcext:value-type="string">
            <text:p>Persd dlm Proses-Inhouse-Travelling Expenses-BBM</text:p>
          </table:table-cell>
          <table:table-cell office:value-type="string" calcext:value-type="string">
            <text:p>1103670000</text:p>
          </table:table-cell>
          <table:table-cell table:formula="of:=IF(ISNA(VLOOKUP([.D366];[.$B$2:.$C$1080];2;0));&quot;-&quot;;VLOOKUP([.D366];[.$B$2:.$C$1080];2;0))" office:value-type="string" office:string-value="Persd dlm Proses-Inhouse-Travelling Expenses" calcext:value-type="string">
            <text:p>Persd dlm Proses-Inhouse-Travelling Expenses</text:p>
          </table:table-cell>
          <table:table-cell office:value-type="string" calcext:value-type="string">
            <text:p>1103670000</text:p>
          </table:table-cell>
          <table:table-cell table:formula="of:=IF(ISNA(VLOOKUP([.F366];[COA.$B$2:.$C$700];2;0));&quot;-&quot;;VLOOKUP([.F366];[COA.$B$2:.$C$700];2;0))" office:value-type="string" office:string-value="Persd dlm Proses-Inhouse-Travelling Expenses" calcext:value-type="string">
            <text:p>Persd dlm Proses-Inhouse-Travelling Expens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6</text:p>
          </table:table-cell>
          <table:table-cell office:value-type="string" calcext:value-type="string">
            <text:p>1103670003</text:p>
          </table:table-cell>
          <table:table-cell office:value-type="string" calcext:value-type="string">
            <text:p>Persd dlm Proses-Inhouse-Travelling Expenses - Kapal/Feri</text:p>
          </table:table-cell>
          <table:table-cell office:value-type="string" calcext:value-type="string">
            <text:p>1103670000</text:p>
          </table:table-cell>
          <table:table-cell table:formula="of:=IF(ISNA(VLOOKUP([.D367];[.$B$2:.$C$1080];2;0));&quot;-&quot;;VLOOKUP([.D367];[.$B$2:.$C$1080];2;0))" office:value-type="string" office:string-value="Persd dlm Proses-Inhouse-Travelling Expenses" calcext:value-type="string">
            <text:p>Persd dlm Proses-Inhouse-Travelling Expenses</text:p>
          </table:table-cell>
          <table:table-cell office:value-type="string" calcext:value-type="string">
            <text:p>1103670000</text:p>
          </table:table-cell>
          <table:table-cell table:formula="of:=IF(ISNA(VLOOKUP([.F367];[COA.$B$2:.$C$700];2;0));&quot;-&quot;;VLOOKUP([.F367];[COA.$B$2:.$C$700];2;0))" office:value-type="string" office:string-value="Persd dlm Proses-Inhouse-Travelling Expenses" calcext:value-type="string">
            <text:p>Persd dlm Proses-Inhouse-Travelling Expens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7</text:p>
          </table:table-cell>
          <table:table-cell office:value-type="string" calcext:value-type="string">
            <text:p>1103670006</text:p>
          </table:table-cell>
          <table:table-cell office:value-type="string" calcext:value-type="string">
            <text:p>Persd dlm Proses-Inhouse-Travelling Expenses-Akomodasi (Hotel)</text:p>
          </table:table-cell>
          <table:table-cell office:value-type="string" calcext:value-type="string">
            <text:p>1103670000</text:p>
          </table:table-cell>
          <table:table-cell table:formula="of:=IF(ISNA(VLOOKUP([.D368];[.$B$2:.$C$1080];2;0));&quot;-&quot;;VLOOKUP([.D368];[.$B$2:.$C$1080];2;0))" office:value-type="string" office:string-value="Persd dlm Proses-Inhouse-Travelling Expenses" calcext:value-type="string">
            <text:p>Persd dlm Proses-Inhouse-Travelling Expenses</text:p>
          </table:table-cell>
          <table:table-cell office:value-type="string" calcext:value-type="string">
            <text:p>1103670000</text:p>
          </table:table-cell>
          <table:table-cell table:formula="of:=IF(ISNA(VLOOKUP([.F368];[COA.$B$2:.$C$700];2;0));&quot;-&quot;;VLOOKUP([.F368];[COA.$B$2:.$C$700];2;0))" office:value-type="string" office:string-value="Persd dlm Proses-Inhouse-Travelling Expenses" calcext:value-type="string">
            <text:p>Persd dlm Proses-Inhouse-Travelling Expens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8</text:p>
          </table:table-cell>
          <table:table-cell office:value-type="string" calcext:value-type="string">
            <text:p>1103670009</text:p>
          </table:table-cell>
          <table:table-cell office:value-type="string" calcext:value-type="string">
            <text:p>Persd dlm Proses-Inhouse-Travelling Expenses-Airport Tax, Fiskal</text:p>
          </table:table-cell>
          <table:table-cell office:value-type="string" calcext:value-type="string">
            <text:p>1103670000</text:p>
          </table:table-cell>
          <table:table-cell table:formula="of:=IF(ISNA(VLOOKUP([.D369];[.$B$2:.$C$1080];2;0));&quot;-&quot;;VLOOKUP([.D369];[.$B$2:.$C$1080];2;0))" office:value-type="string" office:string-value="Persd dlm Proses-Inhouse-Travelling Expenses" calcext:value-type="string">
            <text:p>Persd dlm Proses-Inhouse-Travelling Expenses</text:p>
          </table:table-cell>
          <table:table-cell office:value-type="string" calcext:value-type="string">
            <text:p>1103670000</text:p>
          </table:table-cell>
          <table:table-cell table:formula="of:=IF(ISNA(VLOOKUP([.F369];[COA.$B$2:.$C$700];2;0));&quot;-&quot;;VLOOKUP([.F369];[COA.$B$2:.$C$700];2;0))" office:value-type="string" office:string-value="Persd dlm Proses-Inhouse-Travelling Expenses" calcext:value-type="string">
            <text:p>Persd dlm Proses-Inhouse-Travelling Expens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9</text:p>
          </table:table-cell>
          <table:table-cell office:value-type="string" calcext:value-type="string">
            <text:p>1103671000</text:p>
          </table:table-cell>
          <table:table-cell office:value-type="string" calcext:value-type="string">
            <text:p>Persd dlm Proses-Inhouse-Creative Material</text:p>
          </table:table-cell>
          <table:table-cell office:value-type="string" calcext:value-type="string">
            <text:p>1103670000</text:p>
          </table:table-cell>
          <table:table-cell table:formula="of:=IF(ISNA(VLOOKUP([.D370];[.$B$2:.$C$1080];2;0));&quot;-&quot;;VLOOKUP([.D370];[.$B$2:.$C$1080];2;0))" office:value-type="string" office:string-value="Persd dlm Proses-Inhouse-Travelling Expenses" calcext:value-type="string">
            <text:p>Persd dlm Proses-Inhouse-Travelling Expenses</text:p>
          </table:table-cell>
          <table:table-cell office:value-type="string" calcext:value-type="string">
            <text:p>1103671000</text:p>
          </table:table-cell>
          <table:table-cell table:formula="of:=IF(ISNA(VLOOKUP([.F370];[COA.$B$2:.$C$700];2;0));&quot;-&quot;;VLOOKUP([.F370];[COA.$B$2:.$C$700];2;0))" office:value-type="string" office:string-value="Persd dlm Proses-Inhouse-Creative Material" calcext:value-type="string">
            <text:p>Persd dlm Proses-Inhouse-Creative Mater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0</text:p>
          </table:table-cell>
          <table:table-cell office:value-type="string" calcext:value-type="string">
            <text:p>1103670002</text:p>
          </table:table-cell>
          <table:table-cell office:value-type="string" calcext:value-type="string">
            <text:p>Persd dlm Proses-Inhouse-Travelling Expenses - Kereta Api</text:p>
          </table:table-cell>
          <table:table-cell office:value-type="string" calcext:value-type="string">
            <text:p>1103670000</text:p>
          </table:table-cell>
          <table:table-cell table:formula="of:=IF(ISNA(VLOOKUP([.D371];[.$B$2:.$C$1080];2;0));&quot;-&quot;;VLOOKUP([.D371];[.$B$2:.$C$1080];2;0))" office:value-type="string" office:string-value="Persd dlm Proses-Inhouse-Travelling Expenses" calcext:value-type="string">
            <text:p>Persd dlm Proses-Inhouse-Travelling Expenses</text:p>
          </table:table-cell>
          <table:table-cell office:value-type="string" calcext:value-type="string">
            <text:p>1103670000</text:p>
          </table:table-cell>
          <table:table-cell table:formula="of:=IF(ISNA(VLOOKUP([.F371];[COA.$B$2:.$C$700];2;0));&quot;-&quot;;VLOOKUP([.F371];[COA.$B$2:.$C$700];2;0))" office:value-type="string" office:string-value="Persd dlm Proses-Inhouse-Travelling Expenses" calcext:value-type="string">
            <text:p>Persd dlm Proses-Inhouse-Travelling Expens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1</text:p>
          </table:table-cell>
          <table:table-cell office:value-type="string" calcext:value-type="string">
            <text:p>1104000000</text:p>
          </table:table-cell>
          <table:table-cell office:value-type="string" calcext:value-type="string">
            <text:p>Uang Muka</text:p>
          </table:table-cell>
          <table:table-cell office:value-type="string" calcext:value-type="string">
            <text:p>1100000000</text:p>
          </table:table-cell>
          <table:table-cell table:formula="of:=IF(ISNA(VLOOKUP([.D372];[.$B$2:.$C$1080];2;0));&quot;-&quot;;VLOOKUP([.D372];[.$B$2:.$C$1080];2;0))" office:value-type="string" office:string-value="Current Asset" calcext:value-type="string">
            <text:p>Current Asset</text:p>
          </table:table-cell>
          <table:table-cell table:style-name="ce2"/>
          <table:table-cell table:formula="of:=IF(ISNA(VLOOKUP([.F372];[COA.$B$2:.$C$700];2;0));&quot;-&quot;;VLOOKUP([.F372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2</text:p>
          </table:table-cell>
          <table:table-cell office:value-type="string" calcext:value-type="string">
            <text:p>1104120000</text:p>
          </table:table-cell>
          <table:table-cell office:value-type="string" calcext:value-type="string">
            <text:p>Uang Muka Keanggotaan</text:p>
          </table:table-cell>
          <table:table-cell office:value-type="string" calcext:value-type="string">
            <text:p>1104000000</text:p>
          </table:table-cell>
          <table:table-cell table:formula="of:=IF(ISNA(VLOOKUP([.D373];[.$B$2:.$C$1080];2;0));&quot;-&quot;;VLOOKUP([.D373];[.$B$2:.$C$1080];2;0))" office:value-type="string" office:string-value="Uang Muka" calcext:value-type="string">
            <text:p>Uang Muka</text:p>
          </table:table-cell>
          <table:table-cell office:value-type="string" calcext:value-type="string">
            <text:p>1104120000</text:p>
          </table:table-cell>
          <table:table-cell table:formula="of:=IF(ISNA(VLOOKUP([.F373];[COA.$B$2:.$C$700];2;0));&quot;-&quot;;VLOOKUP([.F373];[COA.$B$2:.$C$700];2;0))" office:value-type="string" office:string-value="Uang Muka Keanggotaan" calcext:value-type="string">
            <text:p>Uang Muka Keanggota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3</text:p>
          </table:table-cell>
          <table:table-cell office:value-type="string" calcext:value-type="string">
            <text:p>1104010000</text:p>
          </table:table-cell>
          <table:table-cell office:value-type="string" calcext:value-type="string">
            <text:p>Uang Muka Karyawan</text:p>
          </table:table-cell>
          <table:table-cell office:value-type="string" calcext:value-type="string">
            <text:p>1104000000</text:p>
          </table:table-cell>
          <table:table-cell table:formula="of:=IF(ISNA(VLOOKUP([.D374];[.$B$2:.$C$1080];2;0));&quot;-&quot;;VLOOKUP([.D374];[.$B$2:.$C$1080];2;0))" office:value-type="string" office:string-value="Uang Muka" calcext:value-type="string">
            <text:p>Uang Muka</text:p>
          </table:table-cell>
          <table:table-cell office:value-type="string" calcext:value-type="string">
            <text:p>1104010000</text:p>
          </table:table-cell>
          <table:table-cell table:formula="of:=IF(ISNA(VLOOKUP([.F374];[COA.$B$2:.$C$700];2;0));&quot;-&quot;;VLOOKUP([.F374];[COA.$B$2:.$C$700];2;0))" office:value-type="string" office:string-value="Uang Muka Karyawan" calcext:value-type="string">
            <text:p>Uang Muka Karyaw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4</text:p>
          </table:table-cell>
          <table:table-cell office:value-type="string" calcext:value-type="string">
            <text:p>1104080000</text:p>
          </table:table-cell>
          <table:table-cell office:value-type="string" calcext:value-type="string">
            <text:p>Uang Muka Sewa Bangunan</text:p>
          </table:table-cell>
          <table:table-cell office:value-type="string" calcext:value-type="string">
            <text:p>1104000000</text:p>
          </table:table-cell>
          <table:table-cell table:formula="of:=IF(ISNA(VLOOKUP([.D375];[.$B$2:.$C$1080];2;0));&quot;-&quot;;VLOOKUP([.D375];[.$B$2:.$C$1080];2;0))" office:value-type="string" office:string-value="Uang Muka" calcext:value-type="string">
            <text:p>Uang Muka</text:p>
          </table:table-cell>
          <table:table-cell office:value-type="string" calcext:value-type="string">
            <text:p>1104080000</text:p>
          </table:table-cell>
          <table:table-cell table:formula="of:=IF(ISNA(VLOOKUP([.F375];[COA.$B$2:.$C$700];2;0));&quot;-&quot;;VLOOKUP([.F375];[COA.$B$2:.$C$700];2;0))" office:value-type="string" office:string-value="Uang Muka Sewa Bangunan" calcext:value-type="string">
            <text:p>Uang Muka Sewa Bangun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5</text:p>
          </table:table-cell>
          <table:table-cell office:value-type="string" calcext:value-type="string">
            <text:p>1104110000</text:p>
          </table:table-cell>
          <table:table-cell office:value-type="string" calcext:value-type="string">
            <text:p>Uang Muka Sewa Asset</text:p>
          </table:table-cell>
          <table:table-cell office:value-type="string" calcext:value-type="string">
            <text:p>1104000000</text:p>
          </table:table-cell>
          <table:table-cell table:formula="of:=IF(ISNA(VLOOKUP([.D376];[.$B$2:.$C$1080];2;0));&quot;-&quot;;VLOOKUP([.D376];[.$B$2:.$C$1080];2;0))" office:value-type="string" office:string-value="Uang Muka" calcext:value-type="string">
            <text:p>Uang Muka</text:p>
          </table:table-cell>
          <table:table-cell office:value-type="string" calcext:value-type="string">
            <text:p>1104110000</text:p>
          </table:table-cell>
          <table:table-cell table:formula="of:=IF(ISNA(VLOOKUP([.F376];[COA.$B$2:.$C$700];2;0));&quot;-&quot;;VLOOKUP([.F376];[COA.$B$2:.$C$700];2;0))" office:value-type="string" office:string-value="Uang Muka Sewa Asset" calcext:value-type="string">
            <text:p>Uang Muka Sewa Ass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6</text:p>
          </table:table-cell>
          <table:table-cell office:value-type="string" calcext:value-type="string">
            <text:p>1104140000</text:p>
          </table:table-cell>
          <table:table-cell office:value-type="string" calcext:value-type="string">
            <text:p>Uang Muka ME</text:p>
          </table:table-cell>
          <table:table-cell office:value-type="string" calcext:value-type="string">
            <text:p>1104000000</text:p>
          </table:table-cell>
          <table:table-cell table:formula="of:=IF(ISNA(VLOOKUP([.D377];[.$B$2:.$C$1080];2;0));&quot;-&quot;;VLOOKUP([.D377];[.$B$2:.$C$1080];2;0))" office:value-type="string" office:string-value="Uang Muka" calcext:value-type="string">
            <text:p>Uang Muka</text:p>
          </table:table-cell>
          <table:table-cell office:value-type="string" calcext:value-type="string">
            <text:p>1104140000</text:p>
          </table:table-cell>
          <table:table-cell table:formula="of:=IF(ISNA(VLOOKUP([.F377];[COA.$B$2:.$C$700];2;0));&quot;-&quot;;VLOOKUP([.F377];[COA.$B$2:.$C$700];2;0))" office:value-type="string" office:string-value="Uang Muka ME" calcext:value-type="string">
            <text:p>Uang Muka M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7</text:p>
          </table:table-cell>
          <table:table-cell office:value-type="string" calcext:value-type="string">
            <text:p>1104070000</text:p>
          </table:table-cell>
          <table:table-cell office:value-type="string" calcext:value-type="string">
            <text:p>Uang Muka Sewa Lahan/Tower</text:p>
          </table:table-cell>
          <table:table-cell office:value-type="string" calcext:value-type="string">
            <text:p>1104000000</text:p>
          </table:table-cell>
          <table:table-cell table:formula="of:=IF(ISNA(VLOOKUP([.D378];[.$B$2:.$C$1080];2;0));&quot;-&quot;;VLOOKUP([.D378];[.$B$2:.$C$1080];2;0))" office:value-type="string" office:string-value="Uang Muka" calcext:value-type="string">
            <text:p>Uang Muka</text:p>
          </table:table-cell>
          <table:table-cell office:value-type="string" calcext:value-type="string">
            <text:p>1104070000</text:p>
          </table:table-cell>
          <table:table-cell table:formula="of:=IF(ISNA(VLOOKUP([.F378];[COA.$B$2:.$C$700];2;0));&quot;-&quot;;VLOOKUP([.F378];[COA.$B$2:.$C$700];2;0))" office:value-type="string" office:string-value="Uang Muka Sewa Lahan/Tower" calcext:value-type="string">
            <text:p>Uang Muka Sewa Lahan/Tow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8</text:p>
          </table:table-cell>
          <table:table-cell office:value-type="string" calcext:value-type="string">
            <text:p>1104100000</text:p>
          </table:table-cell>
          <table:table-cell office:value-type="string" calcext:value-type="string">
            <text:p>Uang Muka Sewa Satelite/transponder</text:p>
          </table:table-cell>
          <table:table-cell office:value-type="string" calcext:value-type="string">
            <text:p>1104000000</text:p>
          </table:table-cell>
          <table:table-cell table:formula="of:=IF(ISNA(VLOOKUP([.D379];[.$B$2:.$C$1080];2;0));&quot;-&quot;;VLOOKUP([.D379];[.$B$2:.$C$1080];2;0))" office:value-type="string" office:string-value="Uang Muka" calcext:value-type="string">
            <text:p>Uang Muka</text:p>
          </table:table-cell>
          <table:table-cell office:value-type="string" calcext:value-type="string">
            <text:p>1104100000</text:p>
          </table:table-cell>
          <table:table-cell table:formula="of:=IF(ISNA(VLOOKUP([.F379];[COA.$B$2:.$C$700];2;0));&quot;-&quot;;VLOOKUP([.F379];[COA.$B$2:.$C$700];2;0))" office:value-type="string" office:string-value="Uang Muka Sewa Satelite/transponder" calcext:value-type="string">
            <text:p>Uang Muka Sewa Satelite/trans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9</text:p>
          </table:table-cell>
          <table:table-cell office:value-type="string" calcext:value-type="string">
            <text:p>1104130000</text:p>
          </table:table-cell>
          <table:table-cell office:value-type="string" calcext:value-type="string">
            <text:p>Uang Muka Kebersihan</text:p>
          </table:table-cell>
          <table:table-cell office:value-type="string" calcext:value-type="string">
            <text:p>1104000000</text:p>
          </table:table-cell>
          <table:table-cell table:formula="of:=IF(ISNA(VLOOKUP([.D380];[.$B$2:.$C$1080];2;0));&quot;-&quot;;VLOOKUP([.D380];[.$B$2:.$C$1080];2;0))" office:value-type="string" office:string-value="Uang Muka" calcext:value-type="string">
            <text:p>Uang Muka</text:p>
          </table:table-cell>
          <table:table-cell office:value-type="string" calcext:value-type="string">
            <text:p>1104130000</text:p>
          </table:table-cell>
          <table:table-cell table:formula="of:=IF(ISNA(VLOOKUP([.F380];[COA.$B$2:.$C$700];2;0));&quot;-&quot;;VLOOKUP([.F380];[COA.$B$2:.$C$700];2;0))" office:value-type="string" office:string-value="Uang Muka Kebersihan" calcext:value-type="string">
            <text:p>Uang Muka Kebersih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0</text:p>
          </table:table-cell>
          <table:table-cell office:value-type="string" calcext:value-type="string">
            <text:p>1104090000</text:p>
          </table:table-cell>
          <table:table-cell office:value-type="string" calcext:value-type="string">
            <text:p>Uang Muka Sewa Frekuensi</text:p>
          </table:table-cell>
          <table:table-cell office:value-type="string" calcext:value-type="string">
            <text:p>1104000000</text:p>
          </table:table-cell>
          <table:table-cell table:formula="of:=IF(ISNA(VLOOKUP([.D381];[.$B$2:.$C$1080];2;0));&quot;-&quot;;VLOOKUP([.D381];[.$B$2:.$C$1080];2;0))" office:value-type="string" office:string-value="Uang Muka" calcext:value-type="string">
            <text:p>Uang Muka</text:p>
          </table:table-cell>
          <table:table-cell office:value-type="string" calcext:value-type="string">
            <text:p>1104090000</text:p>
          </table:table-cell>
          <table:table-cell table:formula="of:=IF(ISNA(VLOOKUP([.F381];[COA.$B$2:.$C$700];2;0));&quot;-&quot;;VLOOKUP([.F381];[COA.$B$2:.$C$700];2;0))" office:value-type="string" office:string-value="Uang Muka Sewa Frekuensi" calcext:value-type="string">
            <text:p>Uang Muka Sewa Frekuen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1</text:p>
          </table:table-cell>
          <table:table-cell office:value-type="string" calcext:value-type="string">
            <text:p>1104020000</text:p>
          </table:table-cell>
          <table:table-cell office:value-type="string" calcext:value-type="string">
            <text:p>Uang Muka Produksi Inhouse</text:p>
          </table:table-cell>
          <table:table-cell office:value-type="string" calcext:value-type="string">
            <text:p>1104000000</text:p>
          </table:table-cell>
          <table:table-cell table:formula="of:=IF(ISNA(VLOOKUP([.D382];[.$B$2:.$C$1080];2;0));&quot;-&quot;;VLOOKUP([.D382];[.$B$2:.$C$1080];2;0))" office:value-type="string" office:string-value="Uang Muka" calcext:value-type="string">
            <text:p>Uang Muka</text:p>
          </table:table-cell>
          <table:table-cell table:style-name="ce2"/>
          <table:table-cell table:formula="of:=IF(ISNA(VLOOKUP([.F382];[COA.$B$2:.$C$700];2;0));&quot;-&quot;;VLOOKUP([.F382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2</text:p>
          </table:table-cell>
          <table:table-cell office:value-type="string" calcext:value-type="string">
            <text:p>1104020003</text:p>
          </table:table-cell>
          <table:table-cell office:value-type="string" calcext:value-type="string">
            <text:p>Uang Muka Produksi Inhouse-Sport</text:p>
          </table:table-cell>
          <table:table-cell office:value-type="string" calcext:value-type="string">
            <text:p>1104020000</text:p>
          </table:table-cell>
          <table:table-cell table:formula="of:=IF(ISNA(VLOOKUP([.D383];[.$B$2:.$C$1080];2;0));&quot;-&quot;;VLOOKUP([.D383];[.$B$2:.$C$1080];2;0))" office:value-type="string" office:string-value="Uang Muka Produksi Inhouse" calcext:value-type="string">
            <text:p>Uang Muka Produksi Inhouse</text:p>
          </table:table-cell>
          <table:table-cell office:value-type="string" calcext:value-type="string">
            <text:p>1104020003</text:p>
          </table:table-cell>
          <table:table-cell table:formula="of:=IF(ISNA(VLOOKUP([.F383];[COA.$B$2:.$C$700];2;0));&quot;-&quot;;VLOOKUP([.F383];[COA.$B$2:.$C$700];2;0))" office:value-type="string" office:string-value="Uang Muka Produksi Inhouse-Sport" calcext:value-type="string">
            <text:p>Uang Muka Produksi Inhouse-Spor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3</text:p>
          </table:table-cell>
          <table:table-cell office:value-type="string" calcext:value-type="string">
            <text:p>1104020002</text:p>
          </table:table-cell>
          <table:table-cell office:value-type="string" calcext:value-type="string">
            <text:p>Uang Muka Produksi- Current News</text:p>
          </table:table-cell>
          <table:table-cell office:value-type="string" calcext:value-type="string">
            <text:p>1104020000</text:p>
          </table:table-cell>
          <table:table-cell table:formula="of:=IF(ISNA(VLOOKUP([.D384];[.$B$2:.$C$1080];2;0));&quot;-&quot;;VLOOKUP([.D384];[.$B$2:.$C$1080];2;0))" office:value-type="string" office:string-value="Uang Muka Produksi Inhouse" calcext:value-type="string">
            <text:p>Uang Muka Produksi Inhouse</text:p>
          </table:table-cell>
          <table:table-cell office:value-type="string" calcext:value-type="string">
            <text:p>1104020002</text:p>
          </table:table-cell>
          <table:table-cell table:formula="of:=IF(ISNA(VLOOKUP([.F384];[COA.$B$2:.$C$700];2;0));&quot;-&quot;;VLOOKUP([.F384];[COA.$B$2:.$C$700];2;0))" office:value-type="string" office:string-value="Uang Muka Produksi- Current News" calcext:value-type="string">
            <text:p>Uang Muka Produksi- Current New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4</text:p>
          </table:table-cell>
          <table:table-cell office:value-type="string" calcext:value-type="string">
            <text:p>1104020001</text:p>
          </table:table-cell>
          <table:table-cell office:value-type="string" calcext:value-type="string">
            <text:p>Uang Muka Program Inhouse - Hard News</text:p>
          </table:table-cell>
          <table:table-cell office:value-type="string" calcext:value-type="string">
            <text:p>1104020000</text:p>
          </table:table-cell>
          <table:table-cell table:formula="of:=IF(ISNA(VLOOKUP([.D385];[.$B$2:.$C$1080];2;0));&quot;-&quot;;VLOOKUP([.D385];[.$B$2:.$C$1080];2;0))" office:value-type="string" office:string-value="Uang Muka Produksi Inhouse" calcext:value-type="string">
            <text:p>Uang Muka Produksi Inhouse</text:p>
          </table:table-cell>
          <table:table-cell office:value-type="string" calcext:value-type="string">
            <text:p>1104020001</text:p>
          </table:table-cell>
          <table:table-cell table:formula="of:=IF(ISNA(VLOOKUP([.F385];[COA.$B$2:.$C$700];2;0));&quot;-&quot;;VLOOKUP([.F385];[COA.$B$2:.$C$700];2;0))" office:value-type="string" office:string-value="Uang Muka Program Inhouse - Hard News" calcext:value-type="string">
            <text:p>Uang Muka Program Inhouse - Hard New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5</text:p>
          </table:table-cell>
          <table:table-cell office:value-type="string" calcext:value-type="string">
            <text:p>1104020004</text:p>
          </table:table-cell>
          <table:table-cell office:value-type="string" calcext:value-type="string">
            <text:p>Uang Muka Talent Inhouse- Production</text:p>
          </table:table-cell>
          <table:table-cell office:value-type="string" calcext:value-type="string">
            <text:p>1104020000</text:p>
          </table:table-cell>
          <table:table-cell table:formula="of:=IF(ISNA(VLOOKUP([.D386];[.$B$2:.$C$1080];2;0));&quot;-&quot;;VLOOKUP([.D386];[.$B$2:.$C$1080];2;0))" office:value-type="string" office:string-value="Uang Muka Produksi Inhouse" calcext:value-type="string">
            <text:p>Uang Muka Produksi Inhouse</text:p>
          </table:table-cell>
          <table:table-cell office:value-type="string" calcext:value-type="string">
            <text:p>1104020004</text:p>
          </table:table-cell>
          <table:table-cell table:formula="of:=IF(ISNA(VLOOKUP([.F386];[COA.$B$2:.$C$700];2;0));&quot;-&quot;;VLOOKUP([.F386];[COA.$B$2:.$C$700];2;0))" office:value-type="string" office:string-value="Uang Muka Talent Inhouse- Production" calcext:value-type="string">
            <text:p>Uang Muka Talent Inhouse- Produc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6</text:p>
          </table:table-cell>
          <table:table-cell office:value-type="string" calcext:value-type="string">
            <text:p>1104030000</text:p>
          </table:table-cell>
          <table:table-cell office:value-type="string" calcext:value-type="string">
            <text:p>Uang Muka Pembelian</text:p>
          </table:table-cell>
          <table:table-cell office:value-type="string" calcext:value-type="string">
            <text:p>1104000000</text:p>
          </table:table-cell>
          <table:table-cell table:formula="of:=IF(ISNA(VLOOKUP([.D387];[.$B$2:.$C$1080];2;0));&quot;-&quot;;VLOOKUP([.D387];[.$B$2:.$C$1080];2;0))" office:value-type="string" office:string-value="Uang Muka" calcext:value-type="string">
            <text:p>Uang Muka</text:p>
          </table:table-cell>
          <table:table-cell table:style-name="ce2"/>
          <table:table-cell table:formula="of:=IF(ISNA(VLOOKUP([.F387];[COA.$B$2:.$C$700];2;0));&quot;-&quot;;VLOOKUP([.F387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7</text:p>
          </table:table-cell>
          <table:table-cell office:value-type="string" calcext:value-type="string">
            <text:p>1104030003</text:p>
          </table:table-cell>
          <table:table-cell office:value-type="string" calcext:value-type="string">
            <text:p>Uang Muka Pembelian CAPEX - Transmisi</text:p>
          </table:table-cell>
          <table:table-cell office:value-type="string" calcext:value-type="string">
            <text:p>1104030000</text:p>
          </table:table-cell>
          <table:table-cell table:formula="of:=IF(ISNA(VLOOKUP([.D388];[.$B$2:.$C$1080];2;0));&quot;-&quot;;VLOOKUP([.D388];[.$B$2:.$C$1080];2;0))" office:value-type="string" office:string-value="Uang Muka Pembelian" calcext:value-type="string">
            <text:p>Uang Muka Pembelian</text:p>
          </table:table-cell>
          <table:table-cell office:value-type="string" calcext:value-type="string">
            <text:p>1104030003</text:p>
          </table:table-cell>
          <table:table-cell table:formula="of:=IF(ISNA(VLOOKUP([.F388];[COA.$B$2:.$C$700];2;0));&quot;-&quot;;VLOOKUP([.F388];[COA.$B$2:.$C$700];2;0))" office:value-type="string" office:string-value="Uang Muka Pembelian CAPEX - Transmisi" calcext:value-type="string">
            <text:p>Uang Muka Pembelian CAPEX - Transmi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8</text:p>
          </table:table-cell>
          <table:table-cell office:value-type="string" calcext:value-type="string">
            <text:p>1104030002</text:p>
          </table:table-cell>
          <table:table-cell office:value-type="string" calcext:value-type="string">
            <text:p>Uang Muka Pembelian CAPEX- Vehicales</text:p>
          </table:table-cell>
          <table:table-cell office:value-type="string" calcext:value-type="string">
            <text:p>1104030000</text:p>
          </table:table-cell>
          <table:table-cell table:formula="of:=IF(ISNA(VLOOKUP([.D389];[.$B$2:.$C$1080];2;0));&quot;-&quot;;VLOOKUP([.D389];[.$B$2:.$C$1080];2;0))" office:value-type="string" office:string-value="Uang Muka Pembelian" calcext:value-type="string">
            <text:p>Uang Muka Pembelian</text:p>
          </table:table-cell>
          <table:table-cell office:value-type="string" calcext:value-type="string">
            <text:p>1104030002</text:p>
          </table:table-cell>
          <table:table-cell table:formula="of:=IF(ISNA(VLOOKUP([.F389];[COA.$B$2:.$C$700];2;0));&quot;-&quot;;VLOOKUP([.F389];[COA.$B$2:.$C$700];2;0))" office:value-type="string" office:string-value="Uang Muka Pembelian CAPEX- Vehicales" calcext:value-type="string">
            <text:p>Uang Muka Pembelian CAPEX- Vehica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9</text:p>
          </table:table-cell>
          <table:table-cell office:value-type="string" calcext:value-type="string">
            <text:p>1104030001</text:p>
          </table:table-cell>
          <table:table-cell office:value-type="string" calcext:value-type="string">
            <text:p>Uang Muka Pembelian CAPEX</text:p>
          </table:table-cell>
          <table:table-cell office:value-type="string" calcext:value-type="string">
            <text:p>1104030000</text:p>
          </table:table-cell>
          <table:table-cell table:formula="of:=IF(ISNA(VLOOKUP([.D390];[.$B$2:.$C$1080];2;0));&quot;-&quot;;VLOOKUP([.D390];[.$B$2:.$C$1080];2;0))" office:value-type="string" office:string-value="Uang Muka Pembelian" calcext:value-type="string">
            <text:p>Uang Muka Pembelian</text:p>
          </table:table-cell>
          <table:table-cell office:value-type="string" calcext:value-type="string">
            <text:p>1104030001</text:p>
          </table:table-cell>
          <table:table-cell table:formula="of:=IF(ISNA(VLOOKUP([.F390];[COA.$B$2:.$C$700];2;0));&quot;-&quot;;VLOOKUP([.F390];[COA.$B$2:.$C$700];2;0))" office:value-type="string" office:string-value="Uang Muka Pembelian CAPEX" calcext:value-type="string">
            <text:p>Uang Muka Pembelian CAPE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0</text:p>
          </table:table-cell>
          <table:table-cell office:value-type="string" calcext:value-type="string">
            <text:p>1104030004</text:p>
          </table:table-cell>
          <table:table-cell office:value-type="string" calcext:value-type="string">
            <text:p>Uang Muka Pembelian CAPEX - Lainnya</text:p>
          </table:table-cell>
          <table:table-cell office:value-type="string" calcext:value-type="string">
            <text:p>1104030000</text:p>
          </table:table-cell>
          <table:table-cell table:formula="of:=IF(ISNA(VLOOKUP([.D391];[.$B$2:.$C$1080];2;0));&quot;-&quot;;VLOOKUP([.D391];[.$B$2:.$C$1080];2;0))" office:value-type="string" office:string-value="Uang Muka Pembelian" calcext:value-type="string">
            <text:p>Uang Muka Pembelian</text:p>
          </table:table-cell>
          <table:table-cell office:value-type="string" calcext:value-type="string">
            <text:p>1104030004</text:p>
          </table:table-cell>
          <table:table-cell table:formula="of:=IF(ISNA(VLOOKUP([.F391];[COA.$B$2:.$C$700];2;0));&quot;-&quot;;VLOOKUP([.F391];[COA.$B$2:.$C$700];2;0))" office:value-type="string" office:string-value="Uang Muka Pembelian CAPEX - Lainnya" calcext:value-type="string">
            <text:p>Uang Muka Pembelian CAPEX - Lainny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1</text:p>
          </table:table-cell>
          <table:table-cell office:value-type="string" calcext:value-type="string">
            <text:p>1104040000</text:p>
          </table:table-cell>
          <table:table-cell office:value-type="string" calcext:value-type="string">
            <text:p>Uang Muka-Pembelian Program</text:p>
          </table:table-cell>
          <table:table-cell office:value-type="string" calcext:value-type="string">
            <text:p>1104000000</text:p>
          </table:table-cell>
          <table:table-cell table:formula="of:=IF(ISNA(VLOOKUP([.D392];[.$B$2:.$C$1080];2;0));&quot;-&quot;;VLOOKUP([.D392];[.$B$2:.$C$1080];2;0))" office:value-type="string" office:string-value="Uang Muka" calcext:value-type="string">
            <text:p>Uang Muka</text:p>
          </table:table-cell>
          <table:table-cell table:style-name="ce2"/>
          <table:table-cell table:formula="of:=IF(ISNA(VLOOKUP([.F392];[COA.$B$2:.$C$700];2;0));&quot;-&quot;;VLOOKUP([.F392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2</text:p>
          </table:table-cell>
          <table:table-cell office:value-type="string" calcext:value-type="string">
            <text:p>1104040002</text:p>
          </table:table-cell>
          <table:table-cell office:value-type="string" calcext:value-type="string">
            <text:p>Uang Muka Program Join</text:p>
          </table:table-cell>
          <table:table-cell office:value-type="string" calcext:value-type="string">
            <text:p>1104040000</text:p>
          </table:table-cell>
          <table:table-cell table:formula="of:=IF(ISNA(VLOOKUP([.D393];[.$B$2:.$C$1080];2;0));&quot;-&quot;;VLOOKUP([.D393];[.$B$2:.$C$1080];2;0))" office:value-type="string" office:string-value="Uang Muka-Pembelian Program" calcext:value-type="string">
            <text:p>Uang Muka-Pembelian Program</text:p>
          </table:table-cell>
          <table:table-cell office:value-type="string" calcext:value-type="string">
            <text:p>1104040002</text:p>
          </table:table-cell>
          <table:table-cell table:formula="of:=IF(ISNA(VLOOKUP([.F393];[COA.$B$2:.$C$700];2;0));&quot;-&quot;;VLOOKUP([.F393];[COA.$B$2:.$C$700];2;0))" office:value-type="string" office:string-value="Uang Muka Program Join" calcext:value-type="string">
            <text:p>Uang Muka Program Jo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3</text:p>
          </table:table-cell>
          <table:table-cell office:value-type="string" calcext:value-type="string">
            <text:p>1104040001</text:p>
          </table:table-cell>
          <table:table-cell office:value-type="string" calcext:value-type="string">
            <text:p>Uang Muka Program Asing</text:p>
          </table:table-cell>
          <table:table-cell office:value-type="string" calcext:value-type="string">
            <text:p>1104040000</text:p>
          </table:table-cell>
          <table:table-cell table:formula="of:=IF(ISNA(VLOOKUP([.D394];[.$B$2:.$C$1080];2;0));&quot;-&quot;;VLOOKUP([.D394];[.$B$2:.$C$1080];2;0))" office:value-type="string" office:string-value="Uang Muka-Pembelian Program" calcext:value-type="string">
            <text:p>Uang Muka-Pembelian Program</text:p>
          </table:table-cell>
          <table:table-cell office:value-type="string" calcext:value-type="string">
            <text:p>1104040001</text:p>
          </table:table-cell>
          <table:table-cell table:formula="of:=IF(ISNA(VLOOKUP([.F394];[COA.$B$2:.$C$700];2;0));&quot;-&quot;;VLOOKUP([.F394];[COA.$B$2:.$C$700];2;0))" office:value-type="string" office:string-value="Uang Muka Program Asing" calcext:value-type="string">
            <text:p>Uang Muka Program As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4</text:p>
          </table:table-cell>
          <table:table-cell office:value-type="string" calcext:value-type="string">
            <text:p>1104040003</text:p>
          </table:table-cell>
          <table:table-cell office:value-type="string" calcext:value-type="string">
            <text:p>Uang Muka Program Lokal</text:p>
          </table:table-cell>
          <table:table-cell office:value-type="string" calcext:value-type="string">
            <text:p>1104040000</text:p>
          </table:table-cell>
          <table:table-cell table:formula="of:=IF(ISNA(VLOOKUP([.D395];[.$B$2:.$C$1080];2;0));&quot;-&quot;;VLOOKUP([.D395];[.$B$2:.$C$1080];2;0))" office:value-type="string" office:string-value="Uang Muka-Pembelian Program" calcext:value-type="string">
            <text:p>Uang Muka-Pembelian Program</text:p>
          </table:table-cell>
          <table:table-cell office:value-type="string" calcext:value-type="string">
            <text:p>1104040003</text:p>
          </table:table-cell>
          <table:table-cell table:formula="of:=IF(ISNA(VLOOKUP([.F395];[COA.$B$2:.$C$700];2;0));&quot;-&quot;;VLOOKUP([.F395];[COA.$B$2:.$C$700];2;0))" office:value-type="string" office:string-value="Uang Muka Program Lokal" calcext:value-type="string">
            <text:p>Uang Muka Program Lok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5</text:p>
          </table:table-cell>
          <table:table-cell office:value-type="string" calcext:value-type="string">
            <text:p>1104050000</text:p>
          </table:table-cell>
          <table:table-cell office:value-type="string" calcext:value-type="string">
            <text:p>Uang Muka Assuransi</text:p>
          </table:table-cell>
          <table:table-cell office:value-type="string" calcext:value-type="string">
            <text:p>1104000000</text:p>
          </table:table-cell>
          <table:table-cell table:formula="of:=IF(ISNA(VLOOKUP([.D396];[.$B$2:.$C$1080];2;0));&quot;-&quot;;VLOOKUP([.D396];[.$B$2:.$C$1080];2;0))" office:value-type="string" office:string-value="Uang Muka" calcext:value-type="string">
            <text:p>Uang Muka</text:p>
          </table:table-cell>
          <table:table-cell table:style-name="ce2"/>
          <table:table-cell table:formula="of:=IF(ISNA(VLOOKUP([.F396];[COA.$B$2:.$C$700];2;0));&quot;-&quot;;VLOOKUP([.F39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6</text:p>
          </table:table-cell>
          <table:table-cell office:value-type="string" calcext:value-type="string">
            <text:p>1104050002</text:p>
          </table:table-cell>
          <table:table-cell office:value-type="string" calcext:value-type="string">
            <text:p>Uang Muka Assuransi Equipment</text:p>
          </table:table-cell>
          <table:table-cell office:value-type="string" calcext:value-type="string">
            <text:p>1104050000</text:p>
          </table:table-cell>
          <table:table-cell table:formula="of:=IF(ISNA(VLOOKUP([.D397];[.$B$2:.$C$1080];2;0));&quot;-&quot;;VLOOKUP([.D397];[.$B$2:.$C$1080];2;0))" office:value-type="string" office:string-value="Uang Muka Assuransi" calcext:value-type="string">
            <text:p>Uang Muka Assuransi</text:p>
          </table:table-cell>
          <table:table-cell office:value-type="string" calcext:value-type="string">
            <text:p>1104050002</text:p>
          </table:table-cell>
          <table:table-cell table:formula="of:=IF(ISNA(VLOOKUP([.F397];[COA.$B$2:.$C$700];2;0));&quot;-&quot;;VLOOKUP([.F397];[COA.$B$2:.$C$700];2;0))" office:value-type="string" office:string-value="Uang Muka Assuransi Equipment" calcext:value-type="string">
            <text:p>Uang Muka Assuransi Equipm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7</text:p>
          </table:table-cell>
          <table:table-cell office:value-type="string" calcext:value-type="string">
            <text:p>1104050001</text:p>
          </table:table-cell>
          <table:table-cell office:value-type="string" calcext:value-type="string">
            <text:p>Uang Muka Assuransi Kesehatan</text:p>
          </table:table-cell>
          <table:table-cell office:value-type="string" calcext:value-type="string">
            <text:p>1104050000</text:p>
          </table:table-cell>
          <table:table-cell table:formula="of:=IF(ISNA(VLOOKUP([.D398];[.$B$2:.$C$1080];2;0));&quot;-&quot;;VLOOKUP([.D398];[.$B$2:.$C$1080];2;0))" office:value-type="string" office:string-value="Uang Muka Assuransi" calcext:value-type="string">
            <text:p>Uang Muka Assuransi</text:p>
          </table:table-cell>
          <table:table-cell office:value-type="string" calcext:value-type="string">
            <text:p>1104050001</text:p>
          </table:table-cell>
          <table:table-cell table:formula="of:=IF(ISNA(VLOOKUP([.F398];[COA.$B$2:.$C$700];2;0));&quot;-&quot;;VLOOKUP([.F398];[COA.$B$2:.$C$700];2;0))" office:value-type="string" office:string-value="Uang Muka Assuransi Kesehatan" calcext:value-type="string">
            <text:p>Uang Muka Assuransi Kesehat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8</text:p>
          </table:table-cell>
          <table:table-cell office:value-type="string" calcext:value-type="string">
            <text:p>1104050003</text:p>
          </table:table-cell>
          <table:table-cell office:value-type="string" calcext:value-type="string">
            <text:p>Uang Muka Assuransi Kendaraan</text:p>
          </table:table-cell>
          <table:table-cell office:value-type="string" calcext:value-type="string">
            <text:p>1104050000</text:p>
          </table:table-cell>
          <table:table-cell table:formula="of:=IF(ISNA(VLOOKUP([.D399];[.$B$2:.$C$1080];2;0));&quot;-&quot;;VLOOKUP([.D399];[.$B$2:.$C$1080];2;0))" office:value-type="string" office:string-value="Uang Muka Assuransi" calcext:value-type="string">
            <text:p>Uang Muka Assuransi</text:p>
          </table:table-cell>
          <table:table-cell office:value-type="string" calcext:value-type="string">
            <text:p>1104050003</text:p>
          </table:table-cell>
          <table:table-cell table:formula="of:=IF(ISNA(VLOOKUP([.F399];[COA.$B$2:.$C$700];2;0));&quot;-&quot;;VLOOKUP([.F399];[COA.$B$2:.$C$700];2;0))" office:value-type="string" office:string-value="Uang Muka Assuransi Kendaraan" calcext:value-type="string">
            <text:p>Uang Muka Assuransi Kendara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9</text:p>
          </table:table-cell>
          <table:table-cell office:value-type="string" calcext:value-type="string">
            <text:p>1104060000</text:p>
          </table:table-cell>
          <table:table-cell office:value-type="string" calcext:value-type="string">
            <text:p>Uang Muka Perjalanan Dinas</text:p>
          </table:table-cell>
          <table:table-cell office:value-type="string" calcext:value-type="string">
            <text:p>1104000000</text:p>
          </table:table-cell>
          <table:table-cell table:formula="of:=IF(ISNA(VLOOKUP([.D400];[.$B$2:.$C$1080];2;0));&quot;-&quot;;VLOOKUP([.D400];[.$B$2:.$C$1080];2;0))" office:value-type="string" office:string-value="Uang Muka" calcext:value-type="string">
            <text:p>Uang Muka</text:p>
          </table:table-cell>
          <table:table-cell table:style-name="ce2"/>
          <table:table-cell table:formula="of:=IF(ISNA(VLOOKUP([.F400];[COA.$B$2:.$C$700];2;0));&quot;-&quot;;VLOOKUP([.F400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0</text:p>
          </table:table-cell>
          <table:table-cell office:value-type="string" calcext:value-type="string">
            <text:p>1104060002</text:p>
          </table:table-cell>
          <table:table-cell office:value-type="string" calcext:value-type="string">
            <text:p>Uang Muka Perjalanan Dinas -LN</text:p>
          </table:table-cell>
          <table:table-cell office:value-type="string" calcext:value-type="string">
            <text:p>1104060000</text:p>
          </table:table-cell>
          <table:table-cell table:formula="of:=IF(ISNA(VLOOKUP([.D401];[.$B$2:.$C$1080];2;0));&quot;-&quot;;VLOOKUP([.D401];[.$B$2:.$C$1080];2;0))" office:value-type="string" office:string-value="Uang Muka Perjalanan Dinas" calcext:value-type="string">
            <text:p>Uang Muka Perjalanan Dinas</text:p>
          </table:table-cell>
          <table:table-cell office:value-type="string" calcext:value-type="string">
            <text:p>1104060002</text:p>
          </table:table-cell>
          <table:table-cell table:formula="of:=IF(ISNA(VLOOKUP([.F401];[COA.$B$2:.$C$700];2;0));&quot;-&quot;;VLOOKUP([.F401];[COA.$B$2:.$C$700];2;0))" office:value-type="string" office:string-value="Uang Muka Perjalanan Dinas -LN" calcext:value-type="string">
            <text:p>Uang Muka Perjalanan Dinas -L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1</text:p>
          </table:table-cell>
          <table:table-cell office:value-type="string" calcext:value-type="string">
            <text:p>1104060001</text:p>
          </table:table-cell>
          <table:table-cell office:value-type="string" calcext:value-type="string">
            <text:p>Uang Muka Perjalanan Dinas - DN</text:p>
          </table:table-cell>
          <table:table-cell office:value-type="string" calcext:value-type="string">
            <text:p>1104060000</text:p>
          </table:table-cell>
          <table:table-cell table:formula="of:=IF(ISNA(VLOOKUP([.D402];[.$B$2:.$C$1080];2;0));&quot;-&quot;;VLOOKUP([.D402];[.$B$2:.$C$1080];2;0))" office:value-type="string" office:string-value="Uang Muka Perjalanan Dinas" calcext:value-type="string">
            <text:p>Uang Muka Perjalanan Dinas</text:p>
          </table:table-cell>
          <table:table-cell office:value-type="string" calcext:value-type="string">
            <text:p>1104060001</text:p>
          </table:table-cell>
          <table:table-cell table:formula="of:=IF(ISNA(VLOOKUP([.F402];[COA.$B$2:.$C$700];2;0));&quot;-&quot;;VLOOKUP([.F402];[COA.$B$2:.$C$700];2;0))" office:value-type="string" office:string-value="Uang Muka Perjalanan Dinas - DN" calcext:value-type="string">
            <text:p>Uang Muka Perjalanan Dinas - D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2</text:p>
          </table:table-cell>
          <table:table-cell office:value-type="string" calcext:value-type="string">
            <text:p>1104060003</text:p>
          </table:table-cell>
          <table:table-cell office:value-type="string" calcext:value-type="string">
            <text:p>Uang Muka Sewa , Iuran/Langganan</text:p>
          </table:table-cell>
          <table:table-cell office:value-type="string" calcext:value-type="string">
            <text:p>1104060000</text:p>
          </table:table-cell>
          <table:table-cell table:formula="of:=IF(ISNA(VLOOKUP([.D403];[.$B$2:.$C$1080];2;0));&quot;-&quot;;VLOOKUP([.D403];[.$B$2:.$C$1080];2;0))" office:value-type="string" office:string-value="Uang Muka Perjalanan Dinas" calcext:value-type="string">
            <text:p>Uang Muka Perjalanan Dinas</text:p>
          </table:table-cell>
          <table:table-cell office:value-type="string" calcext:value-type="string">
            <text:p>1104060003</text:p>
          </table:table-cell>
          <table:table-cell table:formula="of:=IF(ISNA(VLOOKUP([.F403];[COA.$B$2:.$C$700];2;0));&quot;-&quot;;VLOOKUP([.F403];[COA.$B$2:.$C$700];2;0))" office:value-type="string" office:string-value="Uang Muka Sewa , Iuran/Langganan" calcext:value-type="string">
            <text:p>Uang Muka Sewa , Iuran/Langgan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3</text:p>
          </table:table-cell>
          <table:table-cell office:value-type="string" calcext:value-type="string">
            <text:p>1104150000</text:p>
          </table:table-cell>
          <table:table-cell office:value-type="string" calcext:value-type="string">
            <text:p>Uang Muka Lain-lain</text:p>
          </table:table-cell>
          <table:table-cell office:value-type="string" calcext:value-type="string">
            <text:p>1104000000</text:p>
          </table:table-cell>
          <table:table-cell table:formula="of:=IF(ISNA(VLOOKUP([.D404];[.$B$2:.$C$1080];2;0));&quot;-&quot;;VLOOKUP([.D404];[.$B$2:.$C$1080];2;0))" office:value-type="string" office:string-value="Uang Muka" calcext:value-type="string">
            <text:p>Uang Muka</text:p>
          </table:table-cell>
          <table:table-cell table:style-name="ce2"/>
          <table:table-cell table:formula="of:=IF(ISNA(VLOOKUP([.F404];[COA.$B$2:.$C$700];2;0));&quot;-&quot;;VLOOKUP([.F40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4</text:p>
          </table:table-cell>
          <table:table-cell office:value-type="string" calcext:value-type="string">
            <text:p>1104150001</text:p>
          </table:table-cell>
          <table:table-cell office:value-type="string" calcext:value-type="string">
            <text:p>Uang Muka Lain-lain - Parkir</text:p>
          </table:table-cell>
          <table:table-cell office:value-type="string" calcext:value-type="string">
            <text:p>1104150000</text:p>
          </table:table-cell>
          <table:table-cell table:formula="of:=IF(ISNA(VLOOKUP([.D405];[.$B$2:.$C$1080];2;0));&quot;-&quot;;VLOOKUP([.D405];[.$B$2:.$C$1080];2;0))" office:value-type="string" office:string-value="Uang Muka Lain-lain" calcext:value-type="string">
            <text:p>Uang Muka Lain-lain</text:p>
          </table:table-cell>
          <table:table-cell office:value-type="string" calcext:value-type="string">
            <text:p>1104150001</text:p>
          </table:table-cell>
          <table:table-cell table:formula="of:=IF(ISNA(VLOOKUP([.F405];[COA.$B$2:.$C$700];2;0));&quot;-&quot;;VLOOKUP([.F405];[COA.$B$2:.$C$700];2;0))" office:value-type="string" office:string-value="Uang Muka Lain-lain - Parkir" calcext:value-type="string">
            <text:p>Uang Muka Lain-lain - Park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5</text:p>
          </table:table-cell>
          <table:table-cell office:value-type="string" calcext:value-type="string">
            <text:p>1104150004</text:p>
          </table:table-cell>
          <table:table-cell office:value-type="string" calcext:value-type="string">
            <text:p>Uang Muka Lain-lain - Lainnya</text:p>
          </table:table-cell>
          <table:table-cell office:value-type="string" calcext:value-type="string">
            <text:p>1104150000</text:p>
          </table:table-cell>
          <table:table-cell table:formula="of:=IF(ISNA(VLOOKUP([.D406];[.$B$2:.$C$1080];2;0));&quot;-&quot;;VLOOKUP([.D406];[.$B$2:.$C$1080];2;0))" office:value-type="string" office:string-value="Uang Muka Lain-lain" calcext:value-type="string">
            <text:p>Uang Muka Lain-lain</text:p>
          </table:table-cell>
          <table:table-cell office:value-type="string" calcext:value-type="string">
            <text:p>1104150004</text:p>
          </table:table-cell>
          <table:table-cell table:formula="of:=IF(ISNA(VLOOKUP([.F406];[COA.$B$2:.$C$700];2;0));&quot;-&quot;;VLOOKUP([.F406];[COA.$B$2:.$C$700];2;0))" office:value-type="string" office:string-value="Uang Muka Lain-lain - Lainnya" calcext:value-type="string">
            <text:p>Uang Muka Lain-lain - Lainny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6</text:p>
          </table:table-cell>
          <table:table-cell office:value-type="string" calcext:value-type="string">
            <text:p>1104150003</text:p>
          </table:table-cell>
          <table:table-cell office:value-type="string" calcext:value-type="string">
            <text:p>Uang Muka Lain-lain - Hadiah</text:p>
          </table:table-cell>
          <table:table-cell office:value-type="string" calcext:value-type="string">
            <text:p>1104150000</text:p>
          </table:table-cell>
          <table:table-cell table:formula="of:=IF(ISNA(VLOOKUP([.D407];[.$B$2:.$C$1080];2;0));&quot;-&quot;;VLOOKUP([.D407];[.$B$2:.$C$1080];2;0))" office:value-type="string" office:string-value="Uang Muka Lain-lain" calcext:value-type="string">
            <text:p>Uang Muka Lain-lain</text:p>
          </table:table-cell>
          <table:table-cell office:value-type="string" calcext:value-type="string">
            <text:p>1104150003</text:p>
          </table:table-cell>
          <table:table-cell table:formula="of:=IF(ISNA(VLOOKUP([.F407];[COA.$B$2:.$C$700];2;0));&quot;-&quot;;VLOOKUP([.F407];[COA.$B$2:.$C$700];2;0))" office:value-type="string" office:string-value="Uang Muka Lain-lain - Hadiah" calcext:value-type="string">
            <text:p>Uang Muka Lain-lain - Hadi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7</text:p>
          </table:table-cell>
          <table:table-cell office:value-type="string" calcext:value-type="string">
            <text:p>1104150002</text:p>
          </table:table-cell>
          <table:table-cell office:value-type="string" calcext:value-type="string">
            <text:p>Uang Muka Lain-lain - PBB</text:p>
          </table:table-cell>
          <table:table-cell office:value-type="string" calcext:value-type="string">
            <text:p>1104150000</text:p>
          </table:table-cell>
          <table:table-cell table:formula="of:=IF(ISNA(VLOOKUP([.D408];[.$B$2:.$C$1080];2;0));&quot;-&quot;;VLOOKUP([.D408];[.$B$2:.$C$1080];2;0))" office:value-type="string" office:string-value="Uang Muka Lain-lain" calcext:value-type="string">
            <text:p>Uang Muka Lain-lain</text:p>
          </table:table-cell>
          <table:table-cell office:value-type="string" calcext:value-type="string">
            <text:p>1104150002</text:p>
          </table:table-cell>
          <table:table-cell table:formula="of:=IF(ISNA(VLOOKUP([.F408];[COA.$B$2:.$C$700];2;0));&quot;-&quot;;VLOOKUP([.F408];[COA.$B$2:.$C$700];2;0))" office:value-type="string" office:string-value="Uang Muka Lain-lain - PBB" calcext:value-type="string">
            <text:p>Uang Muka Lain-lain - PBB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8</text:p>
          </table:table-cell>
          <table:table-cell office:value-type="string" calcext:value-type="string">
            <text:p>1105000000</text:p>
          </table:table-cell>
          <table:table-cell office:value-type="string" calcext:value-type="string">
            <text:p>Pajak Dibayar Dimuka</text:p>
          </table:table-cell>
          <table:table-cell office:value-type="string" calcext:value-type="string">
            <text:p>1100000000</text:p>
          </table:table-cell>
          <table:table-cell table:formula="of:=IF(ISNA(VLOOKUP([.D409];[.$B$2:.$C$1080];2;0));&quot;-&quot;;VLOOKUP([.D409];[.$B$2:.$C$1080];2;0))" office:value-type="string" office:string-value="Current Asset" calcext:value-type="string">
            <text:p>Current Asset</text:p>
          </table:table-cell>
          <table:table-cell table:style-name="ce2"/>
          <table:table-cell table:formula="of:=IF(ISNA(VLOOKUP([.F409];[COA.$B$2:.$C$700];2;0));&quot;-&quot;;VLOOKUP([.F409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9</text:p>
          </table:table-cell>
          <table:table-cell office:value-type="string" calcext:value-type="string">
            <text:p>1105100000</text:p>
          </table:table-cell>
          <table:table-cell office:value-type="string" calcext:value-type="string">
            <text:p>PjkDD-PPN</text:p>
          </table:table-cell>
          <table:table-cell office:value-type="string" calcext:value-type="string">
            <text:p>1105000000</text:p>
          </table:table-cell>
          <table:table-cell table:formula="of:=IF(ISNA(VLOOKUP([.D410];[.$B$2:.$C$1080];2;0));&quot;-&quot;;VLOOKUP([.D410];[.$B$2:.$C$1080];2;0))" office:value-type="string" office:string-value="Pajak Dibayar Dimuka" calcext:value-type="string">
            <text:p>Pajak Dibayar Dimuka</text:p>
          </table:table-cell>
          <table:table-cell office:value-type="string" calcext:value-type="string">
            <text:p>1105100000</text:p>
          </table:table-cell>
          <table:table-cell table:formula="of:=IF(ISNA(VLOOKUP([.F410];[COA.$B$2:.$C$700];2;0));&quot;-&quot;;VLOOKUP([.F410];[COA.$B$2:.$C$700];2;0))" office:value-type="string" office:string-value="PjkDD-PPN" calcext:value-type="string">
            <text:p>PjkDD-PP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0</text:p>
          </table:table-cell>
          <table:table-cell office:value-type="string" calcext:value-type="string">
            <text:p>1105130000</text:p>
          </table:table-cell>
          <table:table-cell office:value-type="string" calcext:value-type="string">
            <text:p>Pajak Dibayar Dimuka-Fiskal</text:p>
          </table:table-cell>
          <table:table-cell office:value-type="string" calcext:value-type="string">
            <text:p>1105000000</text:p>
          </table:table-cell>
          <table:table-cell table:formula="of:=IF(ISNA(VLOOKUP([.D411];[.$B$2:.$C$1080];2;0));&quot;-&quot;;VLOOKUP([.D411];[.$B$2:.$C$1080];2;0))" office:value-type="string" office:string-value="Pajak Dibayar Dimuka" calcext:value-type="string">
            <text:p>Pajak Dibayar Dimuka</text:p>
          </table:table-cell>
          <table:table-cell office:value-type="string" calcext:value-type="string">
            <text:p>1105130000</text:p>
          </table:table-cell>
          <table:table-cell table:formula="of:=IF(ISNA(VLOOKUP([.F411];[COA.$B$2:.$C$700];2;0));&quot;-&quot;;VLOOKUP([.F411];[COA.$B$2:.$C$700];2;0))" office:value-type="string" office:string-value="Pajak Dibayar Dimuka-Fiskal" calcext:value-type="string">
            <text:p>Pajak Dibayar Dimuka-Fisk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1</text:p>
          </table:table-cell>
          <table:table-cell office:value-type="string" calcext:value-type="string">
            <text:p>1105030000</text:p>
          </table:table-cell>
          <table:table-cell office:value-type="string" calcext:value-type="string">
            <text:p>Pajak Dibayar Dimuka-PPh Psl 22</text:p>
          </table:table-cell>
          <table:table-cell office:value-type="string" calcext:value-type="string">
            <text:p>1105000000</text:p>
          </table:table-cell>
          <table:table-cell table:formula="of:=IF(ISNA(VLOOKUP([.D412];[.$B$2:.$C$1080];2;0));&quot;-&quot;;VLOOKUP([.D412];[.$B$2:.$C$1080];2;0))" office:value-type="string" office:string-value="Pajak Dibayar Dimuka" calcext:value-type="string">
            <text:p>Pajak Dibayar Dimuka</text:p>
          </table:table-cell>
          <table:table-cell office:value-type="string" calcext:value-type="string">
            <text:p>1105030000</text:p>
          </table:table-cell>
          <table:table-cell table:formula="of:=IF(ISNA(VLOOKUP([.F412];[COA.$B$2:.$C$700];2;0));&quot;-&quot;;VLOOKUP([.F412];[COA.$B$2:.$C$700];2;0))" office:value-type="string" office:string-value="Pajak Dibayar Dimuka-PPh Psl 22" calcext:value-type="string">
            <text:p>Pajak Dibayar Dimuka-PPh Psl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2</text:p>
          </table:table-cell>
          <table:table-cell office:value-type="string" calcext:value-type="string">
            <text:p>1105060000</text:p>
          </table:table-cell>
          <table:table-cell office:value-type="string" calcext:value-type="string">
            <text:p>Pajak Dibayar Dimuka-PPh Psl 26</text:p>
          </table:table-cell>
          <table:table-cell office:value-type="string" calcext:value-type="string">
            <text:p>1105000000</text:p>
          </table:table-cell>
          <table:table-cell table:formula="of:=IF(ISNA(VLOOKUP([.D413];[.$B$2:.$C$1080];2;0));&quot;-&quot;;VLOOKUP([.D413];[.$B$2:.$C$1080];2;0))" office:value-type="string" office:string-value="Pajak Dibayar Dimuka" calcext:value-type="string">
            <text:p>Pajak Dibayar Dimuka</text:p>
          </table:table-cell>
          <table:table-cell office:value-type="string" calcext:value-type="string">
            <text:p>1105060000</text:p>
          </table:table-cell>
          <table:table-cell table:formula="of:=IF(ISNA(VLOOKUP([.F413];[COA.$B$2:.$C$700];2;0));&quot;-&quot;;VLOOKUP([.F413];[COA.$B$2:.$C$700];2;0))" office:value-type="string" office:string-value="Pajak Dibayar Dimuka-PPh Psl 26" calcext:value-type="string">
            <text:p>Pajak Dibayar Dimuka-PPh Psl 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3</text:p>
          </table:table-cell>
          <table:table-cell office:value-type="string" calcext:value-type="string">
            <text:p>1105090000</text:p>
          </table:table-cell>
          <table:table-cell office:value-type="string" calcext:value-type="string">
            <text:p>Pajak Dibayar Dimuka-PPN</text:p>
          </table:table-cell>
          <table:table-cell office:value-type="string" calcext:value-type="string">
            <text:p>1105000000</text:p>
          </table:table-cell>
          <table:table-cell table:formula="of:=IF(ISNA(VLOOKUP([.D414];[.$B$2:.$C$1080];2;0));&quot;-&quot;;VLOOKUP([.D414];[.$B$2:.$C$1080];2;0))" office:value-type="string" office:string-value="Pajak Dibayar Dimuka" calcext:value-type="string">
            <text:p>Pajak Dibayar Dimuka</text:p>
          </table:table-cell>
          <table:table-cell office:value-type="string" calcext:value-type="string">
            <text:p>1105090000</text:p>
          </table:table-cell>
          <table:table-cell table:formula="of:=IF(ISNA(VLOOKUP([.F414];[COA.$B$2:.$C$700];2;0));&quot;-&quot;;VLOOKUP([.F414];[COA.$B$2:.$C$700];2;0))" office:value-type="string" office:string-value="Pajak Dibayar Dimuka-PPN" calcext:value-type="string">
            <text:p>Pajak Dibayar Dimuka-PP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4</text:p>
          </table:table-cell>
          <table:table-cell office:value-type="string" calcext:value-type="string">
            <text:p>1105120000</text:p>
          </table:table-cell>
          <table:table-cell office:value-type="string" calcext:value-type="string">
            <text:p>PjkDD-PPN Import</text:p>
          </table:table-cell>
          <table:table-cell office:value-type="string" calcext:value-type="string">
            <text:p>1105000000</text:p>
          </table:table-cell>
          <table:table-cell table:formula="of:=IF(ISNA(VLOOKUP([.D415];[.$B$2:.$C$1080];2;0));&quot;-&quot;;VLOOKUP([.D415];[.$B$2:.$C$1080];2;0))" office:value-type="string" office:string-value="Pajak Dibayar Dimuka" calcext:value-type="string">
            <text:p>Pajak Dibayar Dimuka</text:p>
          </table:table-cell>
          <table:table-cell office:value-type="string" calcext:value-type="string">
            <text:p>1105120000</text:p>
          </table:table-cell>
          <table:table-cell table:formula="of:=IF(ISNA(VLOOKUP([.F415];[COA.$B$2:.$C$700];2;0));&quot;-&quot;;VLOOKUP([.F415];[COA.$B$2:.$C$700];2;0))" office:value-type="string" office:string-value="PjkDD-PPN Import" calcext:value-type="string">
            <text:p>PjkDD-PPN Impor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5</text:p>
          </table:table-cell>
          <table:table-cell office:value-type="string" calcext:value-type="string">
            <text:p>1105020000</text:p>
          </table:table-cell>
          <table:table-cell office:value-type="string" calcext:value-type="string">
            <text:p>Pajak Dibayar Dimuka-PPh Psl 21</text:p>
          </table:table-cell>
          <table:table-cell office:value-type="string" calcext:value-type="string">
            <text:p>1105000000</text:p>
          </table:table-cell>
          <table:table-cell table:formula="of:=IF(ISNA(VLOOKUP([.D416];[.$B$2:.$C$1080];2;0));&quot;-&quot;;VLOOKUP([.D416];[.$B$2:.$C$1080];2;0))" office:value-type="string" office:string-value="Pajak Dibayar Dimuka" calcext:value-type="string">
            <text:p>Pajak Dibayar Dimuka</text:p>
          </table:table-cell>
          <table:table-cell office:value-type="string" calcext:value-type="string">
            <text:p>1105020000</text:p>
          </table:table-cell>
          <table:table-cell table:formula="of:=IF(ISNA(VLOOKUP([.F416];[COA.$B$2:.$C$700];2;0));&quot;-&quot;;VLOOKUP([.F416];[COA.$B$2:.$C$700];2;0))" office:value-type="string" office:string-value="Pajak Dibayar Dimuka-PPh Psl 21" calcext:value-type="string">
            <text:p>Pajak Dibayar Dimuka-PPh Psl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6</text:p>
          </table:table-cell>
          <table:table-cell office:value-type="string" calcext:value-type="string">
            <text:p>1105050000</text:p>
          </table:table-cell>
          <table:table-cell office:value-type="string" calcext:value-type="string">
            <text:p>Pajak Dibayar Dimuka-PPh Psl 25</text:p>
          </table:table-cell>
          <table:table-cell office:value-type="string" calcext:value-type="string">
            <text:p>1105000000</text:p>
          </table:table-cell>
          <table:table-cell table:formula="of:=IF(ISNA(VLOOKUP([.D417];[.$B$2:.$C$1080];2;0));&quot;-&quot;;VLOOKUP([.D417];[.$B$2:.$C$1080];2;0))" office:value-type="string" office:string-value="Pajak Dibayar Dimuka" calcext:value-type="string">
            <text:p>Pajak Dibayar Dimuka</text:p>
          </table:table-cell>
          <table:table-cell office:value-type="string" calcext:value-type="string">
            <text:p>1105050000</text:p>
          </table:table-cell>
          <table:table-cell table:formula="of:=IF(ISNA(VLOOKUP([.F417];[COA.$B$2:.$C$700];2;0));&quot;-&quot;;VLOOKUP([.F417];[COA.$B$2:.$C$700];2;0))" office:value-type="string" office:string-value="Pajak Dibayar Dimuka-PPh Psl 25" calcext:value-type="string">
            <text:p>Pajak Dibayar Dimuka-PPh Psl 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7</text:p>
          </table:table-cell>
          <table:table-cell office:value-type="string" calcext:value-type="string">
            <text:p>1105080000</text:p>
          </table:table-cell>
          <table:table-cell office:value-type="string" calcext:value-type="string">
            <text:p>Pajak Dibayar Dimuka-PPh Final</text:p>
          </table:table-cell>
          <table:table-cell office:value-type="string" calcext:value-type="string">
            <text:p>1105000000</text:p>
          </table:table-cell>
          <table:table-cell table:formula="of:=IF(ISNA(VLOOKUP([.D418];[.$B$2:.$C$1080];2;0));&quot;-&quot;;VLOOKUP([.D418];[.$B$2:.$C$1080];2;0))" office:value-type="string" office:string-value="Pajak Dibayar Dimuka" calcext:value-type="string">
            <text:p>Pajak Dibayar Dimuka</text:p>
          </table:table-cell>
          <table:table-cell office:value-type="string" calcext:value-type="string">
            <text:p>1105080000</text:p>
          </table:table-cell>
          <table:table-cell table:formula="of:=IF(ISNA(VLOOKUP([.F418];[COA.$B$2:.$C$700];2;0));&quot;-&quot;;VLOOKUP([.F418];[COA.$B$2:.$C$700];2;0))" office:value-type="string" office:string-value="Pajak Dibayar Dimuka-PPh Final" calcext:value-type="string">
            <text:p>Pajak Dibayar Dimuka-PPh Fin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8</text:p>
          </table:table-cell>
          <table:table-cell office:value-type="string" calcext:value-type="string">
            <text:p>1105110000</text:p>
          </table:table-cell>
          <table:table-cell office:value-type="string" calcext:value-type="string">
            <text:p>PjkDD-FakturPPNBelum Diterima</text:p>
          </table:table-cell>
          <table:table-cell office:value-type="string" calcext:value-type="string">
            <text:p>1105000000</text:p>
          </table:table-cell>
          <table:table-cell table:formula="of:=IF(ISNA(VLOOKUP([.D419];[.$B$2:.$C$1080];2;0));&quot;-&quot;;VLOOKUP([.D419];[.$B$2:.$C$1080];2;0))" office:value-type="string" office:string-value="Pajak Dibayar Dimuka" calcext:value-type="string">
            <text:p>Pajak Dibayar Dimuka</text:p>
          </table:table-cell>
          <table:table-cell office:value-type="string" calcext:value-type="string">
            <text:p>1105110000</text:p>
          </table:table-cell>
          <table:table-cell table:formula="of:=IF(ISNA(VLOOKUP([.F419];[COA.$B$2:.$C$700];2;0));&quot;-&quot;;VLOOKUP([.F419];[COA.$B$2:.$C$700];2;0))" office:value-type="string" office:string-value="PjkDD-FakturPPNBelum Diterima" calcext:value-type="string">
            <text:p>PjkDD-FakturPPNBelum Diteri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9</text:p>
          </table:table-cell>
          <table:table-cell office:value-type="string" calcext:value-type="string">
            <text:p>1105010000</text:p>
          </table:table-cell>
          <table:table-cell office:value-type="string" calcext:value-type="string">
            <text:p>Pajak Dibayar Dimuka-PPh</text:p>
          </table:table-cell>
          <table:table-cell office:value-type="string" calcext:value-type="string">
            <text:p>1105000000</text:p>
          </table:table-cell>
          <table:table-cell table:formula="of:=IF(ISNA(VLOOKUP([.D420];[.$B$2:.$C$1080];2;0));&quot;-&quot;;VLOOKUP([.D420];[.$B$2:.$C$1080];2;0))" office:value-type="string" office:string-value="Pajak Dibayar Dimuka" calcext:value-type="string">
            <text:p>Pajak Dibayar Dimuka</text:p>
          </table:table-cell>
          <table:table-cell office:value-type="string" calcext:value-type="string">
            <text:p>1105010000</text:p>
          </table:table-cell>
          <table:table-cell table:formula="of:=IF(ISNA(VLOOKUP([.F420];[COA.$B$2:.$C$700];2;0));&quot;-&quot;;VLOOKUP([.F420];[COA.$B$2:.$C$700];2;0))" office:value-type="string" office:string-value="Pajak Dibayar Dimuka-PPh" calcext:value-type="string">
            <text:p>Pajak Dibayar Dimuka-PP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0</text:p>
          </table:table-cell>
          <table:table-cell office:value-type="string" calcext:value-type="string">
            <text:p>1105040000</text:p>
          </table:table-cell>
          <table:table-cell office:value-type="string" calcext:value-type="string">
            <text:p>Pajak Dibayar Dimuka-PPh Psl 23</text:p>
          </table:table-cell>
          <table:table-cell office:value-type="string" calcext:value-type="string">
            <text:p>1105000000</text:p>
          </table:table-cell>
          <table:table-cell table:formula="of:=IF(ISNA(VLOOKUP([.D421];[.$B$2:.$C$1080];2;0));&quot;-&quot;;VLOOKUP([.D421];[.$B$2:.$C$1080];2;0))" office:value-type="string" office:string-value="Pajak Dibayar Dimuka" calcext:value-type="string">
            <text:p>Pajak Dibayar Dimuka</text:p>
          </table:table-cell>
          <table:table-cell office:value-type="string" calcext:value-type="string">
            <text:p>1105040000</text:p>
          </table:table-cell>
          <table:table-cell table:formula="of:=IF(ISNA(VLOOKUP([.F421];[COA.$B$2:.$C$700];2;0));&quot;-&quot;;VLOOKUP([.F421];[COA.$B$2:.$C$700];2;0))" office:value-type="string" office:string-value="Pajak Dibayar Dimuka-PPh Psl 23" calcext:value-type="string">
            <text:p>Pajak Dibayar Dimuka-PPh Psl 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1</text:p>
          </table:table-cell>
          <table:table-cell office:value-type="string" calcext:value-type="string">
            <text:p>1105070000</text:p>
          </table:table-cell>
          <table:table-cell office:value-type="string" calcext:value-type="string">
            <text:p>Pajak Dibayar Dimuka-PPh Psl 29</text:p>
          </table:table-cell>
          <table:table-cell office:value-type="string" calcext:value-type="string">
            <text:p>1105000000</text:p>
          </table:table-cell>
          <table:table-cell table:formula="of:=IF(ISNA(VLOOKUP([.D422];[.$B$2:.$C$1080];2;0));&quot;-&quot;;VLOOKUP([.D422];[.$B$2:.$C$1080];2;0))" office:value-type="string" office:string-value="Pajak Dibayar Dimuka" calcext:value-type="string">
            <text:p>Pajak Dibayar Dimuka</text:p>
          </table:table-cell>
          <table:table-cell office:value-type="string" calcext:value-type="string">
            <text:p>1105070000</text:p>
          </table:table-cell>
          <table:table-cell table:formula="of:=IF(ISNA(VLOOKUP([.F422];[COA.$B$2:.$C$700];2;0));&quot;-&quot;;VLOOKUP([.F422];[COA.$B$2:.$C$700];2;0))" office:value-type="string" office:string-value="Pajak Dibayar Dimuka-PPh Psl 29" calcext:value-type="string">
            <text:p>Pajak Dibayar Dimuka-PPh Psl 2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2</text:p>
          </table:table-cell>
          <table:table-cell office:value-type="string" calcext:value-type="string">
            <text:p>1106000000</text:p>
          </table:table-cell>
          <table:table-cell office:value-type="string" calcext:value-type="string">
            <text:p>Biaya Dibayar Dimuka</text:p>
          </table:table-cell>
          <table:table-cell office:value-type="string" calcext:value-type="string">
            <text:p>1100000000</text:p>
          </table:table-cell>
          <table:table-cell table:formula="of:=IF(ISNA(VLOOKUP([.D423];[.$B$2:.$C$1080];2;0));&quot;-&quot;;VLOOKUP([.D423];[.$B$2:.$C$1080];2;0))" office:value-type="string" office:string-value="Current Asset" calcext:value-type="string">
            <text:p>Current Asset</text:p>
          </table:table-cell>
          <table:table-cell table:style-name="ce2"/>
          <table:table-cell table:formula="of:=IF(ISNA(VLOOKUP([.F423];[COA.$B$2:.$C$700];2;0));&quot;-&quot;;VLOOKUP([.F423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3</text:p>
          </table:table-cell>
          <table:table-cell office:value-type="string" calcext:value-type="string">
            <text:p>1106040001</text:p>
          </table:table-cell>
          <table:table-cell office:value-type="string" calcext:value-type="string">
            <text:p>BDD Lainnya</text:p>
          </table:table-cell>
          <table:table-cell office:value-type="string" calcext:value-type="string">
            <text:p>1106000000</text:p>
          </table:table-cell>
          <table:table-cell table:formula="of:=IF(ISNA(VLOOKUP([.D424];[.$B$2:.$C$1080];2;0));&quot;-&quot;;VLOOKUP([.D424];[.$B$2:.$C$1080];2;0))" office:value-type="string" office:string-value="Biaya Dibayar Dimuka" calcext:value-type="string">
            <text:p>Biaya Dibayar Dimuka</text:p>
          </table:table-cell>
          <table:table-cell office:value-type="string" calcext:value-type="string">
            <text:p>1106040001</text:p>
          </table:table-cell>
          <table:table-cell table:formula="of:=IF(ISNA(VLOOKUP([.F424];[COA.$B$2:.$C$700];2;0));&quot;-&quot;;VLOOKUP([.F424];[COA.$B$2:.$C$700];2;0))" office:value-type="string" office:string-value="BDD Lainnya" calcext:value-type="string">
            <text:p>BDD Lainny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4</text:p>
          </table:table-cell>
          <table:table-cell office:value-type="string" calcext:value-type="string">
            <text:p>1106010000</text:p>
          </table:table-cell>
          <table:table-cell office:value-type="string" calcext:value-type="string">
            <text:p>BDD Assuransi</text:p>
          </table:table-cell>
          <table:table-cell office:value-type="string" calcext:value-type="string">
            <text:p>1106000000</text:p>
          </table:table-cell>
          <table:table-cell table:formula="of:=IF(ISNA(VLOOKUP([.D425];[.$B$2:.$C$1080];2;0));&quot;-&quot;;VLOOKUP([.D425];[.$B$2:.$C$1080];2;0))" office:value-type="string" office:string-value="Biaya Dibayar Dimuka" calcext:value-type="string">
            <text:p>Biaya Dibayar Dimuka</text:p>
          </table:table-cell>
          <table:table-cell table:style-name="ce2"/>
          <table:table-cell table:formula="of:=IF(ISNA(VLOOKUP([.F425];[COA.$B$2:.$C$700];2;0));&quot;-&quot;;VLOOKUP([.F42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5</text:p>
          </table:table-cell>
          <table:table-cell office:value-type="string" calcext:value-type="string">
            <text:p>1106010003</text:p>
          </table:table-cell>
          <table:table-cell office:value-type="string" calcext:value-type="string">
            <text:p>Biaya Dibayar Dimuka-Asur. Kesehatan</text:p>
          </table:table-cell>
          <table:table-cell office:value-type="string" calcext:value-type="string">
            <text:p>1106010000</text:p>
          </table:table-cell>
          <table:table-cell table:formula="of:=IF(ISNA(VLOOKUP([.D426];[.$B$2:.$C$1080];2;0));&quot;-&quot;;VLOOKUP([.D426];[.$B$2:.$C$1080];2;0))" office:value-type="string" office:string-value="BDD Assuransi" calcext:value-type="string">
            <text:p>BDD Assuransi</text:p>
          </table:table-cell>
          <table:table-cell office:value-type="string" calcext:value-type="string">
            <text:p>1106010003</text:p>
          </table:table-cell>
          <table:table-cell table:formula="of:=IF(ISNA(VLOOKUP([.F426];[COA.$B$2:.$C$700];2;0));&quot;-&quot;;VLOOKUP([.F426];[COA.$B$2:.$C$700];2;0))" office:value-type="string" office:string-value="Biaya Dibayar Dimuka-Asur. Kesehatan" calcext:value-type="string">
            <text:p>Biaya Dibayar Dimuka-Asur. Kesehat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6</text:p>
          </table:table-cell>
          <table:table-cell office:value-type="string" calcext:value-type="string">
            <text:p>1106010002</text:p>
          </table:table-cell>
          <table:table-cell office:value-type="string" calcext:value-type="string">
            <text:p>BBD-Asur.Kend</text:p>
          </table:table-cell>
          <table:table-cell office:value-type="string" calcext:value-type="string">
            <text:p>1106010000</text:p>
          </table:table-cell>
          <table:table-cell table:formula="of:=IF(ISNA(VLOOKUP([.D427];[.$B$2:.$C$1080];2;0));&quot;-&quot;;VLOOKUP([.D427];[.$B$2:.$C$1080];2;0))" office:value-type="string" office:string-value="BDD Assuransi" calcext:value-type="string">
            <text:p>BDD Assuransi</text:p>
          </table:table-cell>
          <table:table-cell office:value-type="string" calcext:value-type="string">
            <text:p>1106010002</text:p>
          </table:table-cell>
          <table:table-cell table:formula="of:=IF(ISNA(VLOOKUP([.F427];[COA.$B$2:.$C$700];2;0));&quot;-&quot;;VLOOKUP([.F427];[COA.$B$2:.$C$700];2;0))" office:value-type="string" office:string-value="BBD-Asur.Kend" calcext:value-type="string">
            <text:p>BBD-Asur.Ke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7</text:p>
          </table:table-cell>
          <table:table-cell office:value-type="string" calcext:value-type="string">
            <text:p>1106010005</text:p>
          </table:table-cell>
          <table:table-cell office:value-type="string" calcext:value-type="string">
            <text:p>BBD-Asur.Peralatan Elektronik</text:p>
          </table:table-cell>
          <table:table-cell office:value-type="string" calcext:value-type="string">
            <text:p>1106010000</text:p>
          </table:table-cell>
          <table:table-cell table:formula="of:=IF(ISNA(VLOOKUP([.D428];[.$B$2:.$C$1080];2;0));&quot;-&quot;;VLOOKUP([.D428];[.$B$2:.$C$1080];2;0))" office:value-type="string" office:string-value="BDD Assuransi" calcext:value-type="string">
            <text:p>BDD Assuransi</text:p>
          </table:table-cell>
          <table:table-cell office:value-type="string" calcext:value-type="string">
            <text:p>1106010005</text:p>
          </table:table-cell>
          <table:table-cell table:formula="of:=IF(ISNA(VLOOKUP([.F428];[COA.$B$2:.$C$700];2;0));&quot;-&quot;;VLOOKUP([.F428];[COA.$B$2:.$C$700];2;0))" office:value-type="string" office:string-value="BBD-Asur.Peralatan Elektronik" calcext:value-type="string">
            <text:p>BBD-Asur.Peralatan Elektroni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8</text:p>
          </table:table-cell>
          <table:table-cell office:value-type="string" calcext:value-type="string">
            <text:p>1106010001</text:p>
          </table:table-cell>
          <table:table-cell office:value-type="string" calcext:value-type="string">
            <text:p>BDD-Asur-allrisk,earthquake&amp;euiptment</text:p>
          </table:table-cell>
          <table:table-cell office:value-type="string" calcext:value-type="string">
            <text:p>1106010000</text:p>
          </table:table-cell>
          <table:table-cell table:formula="of:=IF(ISNA(VLOOKUP([.D429];[.$B$2:.$C$1080];2;0));&quot;-&quot;;VLOOKUP([.D429];[.$B$2:.$C$1080];2;0))" office:value-type="string" office:string-value="BDD Assuransi" calcext:value-type="string">
            <text:p>BDD Assuransi</text:p>
          </table:table-cell>
          <table:table-cell office:value-type="string" calcext:value-type="string">
            <text:p>1106010001</text:p>
          </table:table-cell>
          <table:table-cell table:formula="of:=IF(ISNA(VLOOKUP([.F429];[COA.$B$2:.$C$700];2;0));&quot;-&quot;;VLOOKUP([.F429];[COA.$B$2:.$C$700];2;0))" office:value-type="string" office:string-value="BDD-Asur-allrisk,earthquake&amp;euiptment" calcext:value-type="string">
            <text:p>BDD-Asur-allrisk,earthquake&amp;euiptm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9</text:p>
          </table:table-cell>
          <table:table-cell office:value-type="string" calcext:value-type="string">
            <text:p>1106010004</text:p>
          </table:table-cell>
          <table:table-cell office:value-type="string" calcext:value-type="string">
            <text:p>BBD-Asur.Barter</text:p>
          </table:table-cell>
          <table:table-cell office:value-type="string" calcext:value-type="string">
            <text:p>1106010000</text:p>
          </table:table-cell>
          <table:table-cell table:formula="of:=IF(ISNA(VLOOKUP([.D430];[.$B$2:.$C$1080];2;0));&quot;-&quot;;VLOOKUP([.D430];[.$B$2:.$C$1080];2;0))" office:value-type="string" office:string-value="BDD Assuransi" calcext:value-type="string">
            <text:p>BDD Assuransi</text:p>
          </table:table-cell>
          <table:table-cell office:value-type="string" calcext:value-type="string">
            <text:p>1106010004</text:p>
          </table:table-cell>
          <table:table-cell table:formula="of:=IF(ISNA(VLOOKUP([.F430];[COA.$B$2:.$C$700];2;0));&quot;-&quot;;VLOOKUP([.F430];[COA.$B$2:.$C$700];2;0))" office:value-type="string" office:string-value="BBD-Asur.Barter" calcext:value-type="string">
            <text:p>BBD-Asur.Bar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0</text:p>
          </table:table-cell>
          <table:table-cell office:value-type="string" calcext:value-type="string">
            <text:p>1106020000</text:p>
          </table:table-cell>
          <table:table-cell office:value-type="string" calcext:value-type="string">
            <text:p>Biaya Dibayar Dimuka-Sewa</text:p>
          </table:table-cell>
          <table:table-cell office:value-type="string" calcext:value-type="string">
            <text:p>1106000000</text:p>
          </table:table-cell>
          <table:table-cell table:formula="of:=IF(ISNA(VLOOKUP([.D431];[.$B$2:.$C$1080];2;0));&quot;-&quot;;VLOOKUP([.D431];[.$B$2:.$C$1080];2;0))" office:value-type="string" office:string-value="Biaya Dibayar Dimuka" calcext:value-type="string">
            <text:p>Biaya Dibayar Dimuka</text:p>
          </table:table-cell>
          <table:table-cell table:style-name="ce2"/>
          <table:table-cell table:formula="of:=IF(ISNA(VLOOKUP([.F431];[COA.$B$2:.$C$700];2;0));&quot;-&quot;;VLOOKUP([.F43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1</text:p>
          </table:table-cell>
          <table:table-cell office:value-type="string" calcext:value-type="string">
            <text:p>1106020001</text:p>
          </table:table-cell>
          <table:table-cell office:value-type="string" calcext:value-type="string">
            <text:p>BBD Sewa - Tanah/Tower</text:p>
          </table:table-cell>
          <table:table-cell office:value-type="string" calcext:value-type="string">
            <text:p>1106020000</text:p>
          </table:table-cell>
          <table:table-cell table:formula="of:=IF(ISNA(VLOOKUP([.D432];[.$B$2:.$C$1080];2;0));&quot;-&quot;;VLOOKUP([.D432];[.$B$2:.$C$1080];2;0))" office:value-type="string" office:string-value="Biaya Dibayar Dimuka-Sewa" calcext:value-type="string">
            <text:p>Biaya Dibayar Dimuka-Sewa</text:p>
          </table:table-cell>
          <table:table-cell office:value-type="string" calcext:value-type="string">
            <text:p>1106020001</text:p>
          </table:table-cell>
          <table:table-cell table:formula="of:=IF(ISNA(VLOOKUP([.F432];[COA.$B$2:.$C$700];2;0));&quot;-&quot;;VLOOKUP([.F432];[COA.$B$2:.$C$700];2;0))" office:value-type="string" office:string-value="BBD Sewa - Tanah/Tower" calcext:value-type="string">
            <text:p>BBD Sewa - Tanah/Tow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2</text:p>
          </table:table-cell>
          <table:table-cell office:value-type="string" calcext:value-type="string">
            <text:p>1106020004</text:p>
          </table:table-cell>
          <table:table-cell office:value-type="string" calcext:value-type="string">
            <text:p>BDD-Sewa Transponder/Satelite</text:p>
          </table:table-cell>
          <table:table-cell office:value-type="string" calcext:value-type="string">
            <text:p>1106020000</text:p>
          </table:table-cell>
          <table:table-cell table:formula="of:=IF(ISNA(VLOOKUP([.D433];[.$B$2:.$C$1080];2;0));&quot;-&quot;;VLOOKUP([.D433];[.$B$2:.$C$1080];2;0))" office:value-type="string" office:string-value="Biaya Dibayar Dimuka-Sewa" calcext:value-type="string">
            <text:p>Biaya Dibayar Dimuka-Sewa</text:p>
          </table:table-cell>
          <table:table-cell office:value-type="string" calcext:value-type="string">
            <text:p>1106020004</text:p>
          </table:table-cell>
          <table:table-cell table:formula="of:=IF(ISNA(VLOOKUP([.F433];[COA.$B$2:.$C$700];2;0));&quot;-&quot;;VLOOKUP([.F433];[COA.$B$2:.$C$700];2;0))" office:value-type="string" office:string-value="BDD-Sewa Transponder/Satelite" calcext:value-type="string">
            <text:p>BDD-Sewa Transponder/Satel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3</text:p>
          </table:table-cell>
          <table:table-cell office:value-type="string" calcext:value-type="string">
            <text:p>1106020003</text:p>
          </table:table-cell>
          <table:table-cell office:value-type="string" calcext:value-type="string">
            <text:p>BBD Sewa Frekuensi</text:p>
          </table:table-cell>
          <table:table-cell office:value-type="string" calcext:value-type="string">
            <text:p>1106020000</text:p>
          </table:table-cell>
          <table:table-cell table:formula="of:=IF(ISNA(VLOOKUP([.D434];[.$B$2:.$C$1080];2;0));&quot;-&quot;;VLOOKUP([.D434];[.$B$2:.$C$1080];2;0))" office:value-type="string" office:string-value="Biaya Dibayar Dimuka-Sewa" calcext:value-type="string">
            <text:p>Biaya Dibayar Dimuka-Sewa</text:p>
          </table:table-cell>
          <table:table-cell office:value-type="string" calcext:value-type="string">
            <text:p>1106020003</text:p>
          </table:table-cell>
          <table:table-cell table:formula="of:=IF(ISNA(VLOOKUP([.F434];[COA.$B$2:.$C$700];2;0));&quot;-&quot;;VLOOKUP([.F434];[COA.$B$2:.$C$700];2;0))" office:value-type="string" office:string-value="BBD Sewa Frekuensi" calcext:value-type="string">
            <text:p>BBD Sewa Frekuen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4</text:p>
          </table:table-cell>
          <table:table-cell office:value-type="string" calcext:value-type="string">
            <text:p>1106020002</text:p>
          </table:table-cell>
          <table:table-cell office:value-type="string" calcext:value-type="string">
            <text:p>BBD Sewa Gedung, Bangunan</text:p>
          </table:table-cell>
          <table:table-cell office:value-type="string" calcext:value-type="string">
            <text:p>1106020000</text:p>
          </table:table-cell>
          <table:table-cell table:formula="of:=IF(ISNA(VLOOKUP([.D435];[.$B$2:.$C$1080];2;0));&quot;-&quot;;VLOOKUP([.D435];[.$B$2:.$C$1080];2;0))" office:value-type="string" office:string-value="Biaya Dibayar Dimuka-Sewa" calcext:value-type="string">
            <text:p>Biaya Dibayar Dimuka-Sewa</text:p>
          </table:table-cell>
          <table:table-cell office:value-type="string" calcext:value-type="string">
            <text:p>1106020002</text:p>
          </table:table-cell>
          <table:table-cell table:formula="of:=IF(ISNA(VLOOKUP([.F435];[COA.$B$2:.$C$700];2;0));&quot;-&quot;;VLOOKUP([.F435];[COA.$B$2:.$C$700];2;0))" office:value-type="string" office:string-value="BBD Sewa Gedung, Bangunan" calcext:value-type="string">
            <text:p>BBD Sewa Gedung, Bangun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5</text:p>
          </table:table-cell>
          <table:table-cell office:value-type="string" calcext:value-type="string">
            <text:p>1106030000</text:p>
          </table:table-cell>
          <table:table-cell office:value-type="string" calcext:value-type="string">
            <text:p>Biaya Dibayar Dimuka-Iuran dan Langganan</text:p>
          </table:table-cell>
          <table:table-cell office:value-type="string" calcext:value-type="string">
            <text:p>1106000000</text:p>
          </table:table-cell>
          <table:table-cell table:formula="of:=IF(ISNA(VLOOKUP([.D436];[.$B$2:.$C$1080];2;0));&quot;-&quot;;VLOOKUP([.D436];[.$B$2:.$C$1080];2;0))" office:value-type="string" office:string-value="Biaya Dibayar Dimuka" calcext:value-type="string">
            <text:p>Biaya Dibayar Dimuka</text:p>
          </table:table-cell>
          <table:table-cell table:style-name="ce2"/>
          <table:table-cell table:formula="of:=IF(ISNA(VLOOKUP([.F436];[COA.$B$2:.$C$700];2;0));&quot;-&quot;;VLOOKUP([.F43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6</text:p>
          </table:table-cell>
          <table:table-cell office:value-type="string" calcext:value-type="string">
            <text:p>1106030002</text:p>
          </table:table-cell>
          <table:table-cell office:value-type="string" calcext:value-type="string">
            <text:p>BDD - Sewa Bilboard</text:p>
          </table:table-cell>
          <table:table-cell office:value-type="string" calcext:value-type="string">
            <text:p>1106030000</text:p>
          </table:table-cell>
          <table:table-cell table:formula="of:=IF(ISNA(VLOOKUP([.D437];[.$B$2:.$C$1080];2;0));&quot;-&quot;;VLOOKUP([.D437];[.$B$2:.$C$1080];2;0))" office:value-type="string" office:string-value="Biaya Dibayar Dimuka-Iuran dan Langganan" calcext:value-type="string">
            <text:p>Biaya Dibayar Dimuka-Iuran dan Langganan</text:p>
          </table:table-cell>
          <table:table-cell office:value-type="string" calcext:value-type="string">
            <text:p>1106030002</text:p>
          </table:table-cell>
          <table:table-cell table:formula="of:=IF(ISNA(VLOOKUP([.F437];[COA.$B$2:.$C$700];2;0));&quot;-&quot;;VLOOKUP([.F437];[COA.$B$2:.$C$700];2;0))" office:value-type="string" office:string-value="BDD - Sewa Bilboard" calcext:value-type="string">
            <text:p>BDD - Sewa Bilboa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7</text:p>
          </table:table-cell>
          <table:table-cell office:value-type="string" calcext:value-type="string">
            <text:p>1106030001</text:p>
          </table:table-cell>
          <table:table-cell office:value-type="string" calcext:value-type="string">
            <text:p>BDD-Iuran dan Langganan</text:p>
          </table:table-cell>
          <table:table-cell office:value-type="string" calcext:value-type="string">
            <text:p>1106030000</text:p>
          </table:table-cell>
          <table:table-cell table:formula="of:=IF(ISNA(VLOOKUP([.D438];[.$B$2:.$C$1080];2;0));&quot;-&quot;;VLOOKUP([.D438];[.$B$2:.$C$1080];2;0))" office:value-type="string" office:string-value="Biaya Dibayar Dimuka-Iuran dan Langganan" calcext:value-type="string">
            <text:p>Biaya Dibayar Dimuka-Iuran dan Langganan</text:p>
          </table:table-cell>
          <table:table-cell office:value-type="string" calcext:value-type="string">
            <text:p>1106030001</text:p>
          </table:table-cell>
          <table:table-cell table:formula="of:=IF(ISNA(VLOOKUP([.F438];[COA.$B$2:.$C$700];2;0));&quot;-&quot;;VLOOKUP([.F438];[COA.$B$2:.$C$700];2;0))" office:value-type="string" office:string-value="BDD-Iuran dan Langganan" calcext:value-type="string">
            <text:p>BDD-Iuran dan Langgan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8</text:p>
          </table:table-cell>
          <table:table-cell office:value-type="string" calcext:value-type="string">
            <text:p>1106040000</text:p>
          </table:table-cell>
          <table:table-cell office:value-type="string" calcext:value-type="string">
            <text:p>Biaya Dibayar Dimuka Lainnya</text:p>
          </table:table-cell>
          <table:table-cell office:value-type="string" calcext:value-type="string">
            <text:p>1106030000</text:p>
          </table:table-cell>
          <table:table-cell table:formula="of:=IF(ISNA(VLOOKUP([.D439];[.$B$2:.$C$1080];2;0));&quot;-&quot;;VLOOKUP([.D439];[.$B$2:.$C$1080];2;0))" office:value-type="string" office:string-value="Biaya Dibayar Dimuka-Iuran dan Langganan" calcext:value-type="string">
            <text:p>Biaya Dibayar Dimuka-Iuran dan Langganan</text:p>
          </table:table-cell>
          <table:table-cell table:style-name="ce2"/>
          <table:table-cell table:formula="of:=IF(ISNA(VLOOKUP([.F439];[COA.$B$2:.$C$700];2;0));&quot;-&quot;;VLOOKUP([.F439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9</text:p>
          </table:table-cell>
          <table:table-cell office:value-type="string" calcext:value-type="string">
            <text:p>1106040002</text:p>
          </table:table-cell>
          <table:table-cell office:value-type="string" calcext:value-type="string">
            <text:p>BDD Lainnya - Bunga Bank</text:p>
          </table:table-cell>
          <table:table-cell office:value-type="string" calcext:value-type="string">
            <text:p>1106040000</text:p>
          </table:table-cell>
          <table:table-cell table:formula="of:=IF(ISNA(VLOOKUP([.D440];[.$B$2:.$C$1080];2;0));&quot;-&quot;;VLOOKUP([.D440];[.$B$2:.$C$1080];2;0))" office:value-type="string" office:string-value="Biaya Dibayar Dimuka Lainnya" calcext:value-type="string">
            <text:p>Biaya Dibayar Dimuka Lainnya</text:p>
          </table:table-cell>
          <table:table-cell office:value-type="string" calcext:value-type="string">
            <text:p>1106040002</text:p>
          </table:table-cell>
          <table:table-cell table:formula="of:=IF(ISNA(VLOOKUP([.F440];[COA.$B$2:.$C$700];2;0));&quot;-&quot;;VLOOKUP([.F440];[COA.$B$2:.$C$700];2;0))" office:value-type="string" office:string-value="BDD Lainnya - Bunga Bank" calcext:value-type="string">
            <text:p>BDD Lainnya - Bunga Ban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40</text:p>
          </table:table-cell>
          <table:table-cell office:value-type="string" calcext:value-type="string">
            <text:p>1106040003</text:p>
          </table:table-cell>
          <table:table-cell office:value-type="string" calcext:value-type="string">
            <text:p>BDD Lainnya - Gaji dan Tunj</text:p>
          </table:table-cell>
          <table:table-cell office:value-type="string" calcext:value-type="string">
            <text:p>1106040000</text:p>
          </table:table-cell>
          <table:table-cell table:formula="of:=IF(ISNA(VLOOKUP([.D441];[.$B$2:.$C$1080];2;0));&quot;-&quot;;VLOOKUP([.D441];[.$B$2:.$C$1080];2;0))" office:value-type="string" office:string-value="Biaya Dibayar Dimuka Lainnya" calcext:value-type="string">
            <text:p>Biaya Dibayar Dimuka Lainnya</text:p>
          </table:table-cell>
          <table:table-cell office:value-type="string" calcext:value-type="string">
            <text:p>1106040003</text:p>
          </table:table-cell>
          <table:table-cell table:formula="of:=IF(ISNA(VLOOKUP([.F441];[COA.$B$2:.$C$700];2;0));&quot;-&quot;;VLOOKUP([.F441];[COA.$B$2:.$C$700];2;0))" office:value-type="string" office:string-value="BDD Lainnya - Gaji dan Tunj" calcext:value-type="string">
            <text:p>BDD Lainnya - Gaji dan Tunj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41</text:p>
          </table:table-cell>
          <table:table-cell office:value-type="string" calcext:value-type="string">
            <text:p>1107000000</text:p>
          </table:table-cell>
          <table:table-cell office:value-type="string" calcext:value-type="string">
            <text:p>Aktiva Pajak Tangguhan</text:p>
          </table:table-cell>
          <table:table-cell office:value-type="string" calcext:value-type="string">
            <text:p>1100000000</text:p>
          </table:table-cell>
          <table:table-cell table:formula="of:=IF(ISNA(VLOOKUP([.D442];[.$B$2:.$C$1080];2;0));&quot;-&quot;;VLOOKUP([.D442];[.$B$2:.$C$1080];2;0))" office:value-type="string" office:string-value="Current Asset" calcext:value-type="string">
            <text:p>Current Asset</text:p>
          </table:table-cell>
          <table:table-cell table:style-name="ce2"/>
          <table:table-cell table:formula="of:=IF(ISNA(VLOOKUP([.F442];[COA.$B$2:.$C$700];2;0));&quot;-&quot;;VLOOKUP([.F442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42</text:p>
          </table:table-cell>
          <table:table-cell office:value-type="string" calcext:value-type="string">
            <text:p>1107001000</text:p>
          </table:table-cell>
          <table:table-cell office:value-type="string" calcext:value-type="string">
            <text:p>Aktiva Pjk Tangguhan</text:p>
          </table:table-cell>
          <table:table-cell office:value-type="string" calcext:value-type="string">
            <text:p>1107000000</text:p>
          </table:table-cell>
          <table:table-cell table:formula="of:=IF(ISNA(VLOOKUP([.D443];[.$B$2:.$C$1080];2;0));&quot;-&quot;;VLOOKUP([.D443];[.$B$2:.$C$1080];2;0))" office:value-type="string" office:string-value="Aktiva Pajak Tangguhan" calcext:value-type="string">
            <text:p>Aktiva Pajak Tangguhan</text:p>
          </table:table-cell>
          <table:table-cell office:value-type="string" calcext:value-type="string">
            <text:p>1107001000</text:p>
          </table:table-cell>
          <table:table-cell table:formula="of:=IF(ISNA(VLOOKUP([.F443];[COA.$B$2:.$C$700];2;0));&quot;-&quot;;VLOOKUP([.F443];[COA.$B$2:.$C$700];2;0))" office:value-type="string" office:string-value="Aktiva Pajak Tangguhan" calcext:value-type="string">
            <text:p>Aktiva Pajak Tangguh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43</text:p>
          </table:table-cell>
          <table:table-cell office:value-type="string" calcext:value-type="string">
            <text:p>1200000000</text:p>
          </table:table-cell>
          <table:table-cell office:value-type="string" calcext:value-type="string">
            <text:p>FIXED ASSET</text:p>
          </table:table-cell>
          <table:table-cell office:value-type="string" calcext:value-type="string">
            <text:p>1000000000</text:p>
          </table:table-cell>
          <table:table-cell table:formula="of:=IF(ISNA(VLOOKUP([.D444];[.$B$2:.$C$1080];2;0));&quot;-&quot;;VLOOKUP([.D444];[.$B$2:.$C$1080];2;0))" office:value-type="string" office:string-value="ASSET" calcext:value-type="string">
            <text:p>ASSET</text:p>
          </table:table-cell>
          <table:table-cell table:style-name="ce2"/>
          <table:table-cell table:formula="of:=IF(ISNA(VLOOKUP([.F444];[COA.$B$2:.$C$700];2;0));&quot;-&quot;;VLOOKUP([.F44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44</text:p>
          </table:table-cell>
          <table:table-cell office:value-type="string" calcext:value-type="string">
            <text:p>1201000000</text:p>
          </table:table-cell>
          <table:table-cell office:value-type="string" calcext:value-type="string">
            <text:p>Tanah</text:p>
          </table:table-cell>
          <table:table-cell office:value-type="string" calcext:value-type="string">
            <text:p>1200000000</text:p>
          </table:table-cell>
          <table:table-cell table:formula="of:=IF(ISNA(VLOOKUP([.D445];[.$B$2:.$C$1080];2;0));&quot;-&quot;;VLOOKUP([.D445];[.$B$2:.$C$1080];2;0))" office:value-type="string" office:string-value="FIXED ASSET" calcext:value-type="string">
            <text:p>FIXED ASSET</text:p>
          </table:table-cell>
          <table:table-cell office:value-type="string" calcext:value-type="string">
            <text:p>1201000000</text:p>
          </table:table-cell>
          <table:table-cell table:formula="of:=IF(ISNA(VLOOKUP([.F445];[COA.$B$2:.$C$700];2;0));&quot;-&quot;;VLOOKUP([.F445];[COA.$B$2:.$C$700];2;0))" office:value-type="string" office:string-value="Tanah" calcext:value-type="string">
            <text:p>Tan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45</text:p>
          </table:table-cell>
          <table:table-cell office:value-type="string" calcext:value-type="string">
            <text:p>1204000000</text:p>
          </table:table-cell>
          <table:table-cell office:value-type="string" calcext:value-type="string">
            <text:p>Kendaraan-OB Van</text:p>
          </table:table-cell>
          <table:table-cell office:value-type="string" calcext:value-type="string">
            <text:p>1200000000</text:p>
          </table:table-cell>
          <table:table-cell table:formula="of:=IF(ISNA(VLOOKUP([.D446];[.$B$2:.$C$1080];2;0));&quot;-&quot;;VLOOKUP([.D446];[.$B$2:.$C$1080];2;0))" office:value-type="string" office:string-value="FIXED ASSET" calcext:value-type="string">
            <text:p>FIXED ASSET</text:p>
          </table:table-cell>
          <table:table-cell office:value-type="string" calcext:value-type="string">
            <text:p>1204000000</text:p>
          </table:table-cell>
          <table:table-cell table:formula="of:=IF(ISNA(VLOOKUP([.F446];[COA.$B$2:.$C$700];2;0));&quot;-&quot;;VLOOKUP([.F446];[COA.$B$2:.$C$700];2;0))" office:value-type="string" office:string-value="Kendaraan-OB Van" calcext:value-type="string">
            <text:p>Kendaraan-OB V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46</text:p>
          </table:table-cell>
          <table:table-cell office:value-type="string" calcext:value-type="string">
            <text:p>1207000000</text:p>
          </table:table-cell>
          <table:table-cell office:value-type="string" calcext:value-type="string">
            <text:p>Peralatan Tx,Studio</text:p>
          </table:table-cell>
          <table:table-cell office:value-type="string" calcext:value-type="string">
            <text:p>1200000000</text:p>
          </table:table-cell>
          <table:table-cell table:formula="of:=IF(ISNA(VLOOKUP([.D447];[.$B$2:.$C$1080];2;0));&quot;-&quot;;VLOOKUP([.D447];[.$B$2:.$C$1080];2;0))" office:value-type="string" office:string-value="FIXED ASSET" calcext:value-type="string">
            <text:p>FIXED ASSET</text:p>
          </table:table-cell>
          <table:table-cell office:value-type="string" calcext:value-type="string">
            <text:p>1207000000</text:p>
          </table:table-cell>
          <table:table-cell table:formula="of:=IF(ISNA(VLOOKUP([.F447];[COA.$B$2:.$C$700];2;0));&quot;-&quot;;VLOOKUP([.F447];[COA.$B$2:.$C$700];2;0))" office:value-type="string" office:string-value="Peralatan Tx,Studio" calcext:value-type="string">
            <text:p>Peralatan Tx,Studi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47</text:p>
          </table:table-cell>
          <table:table-cell office:value-type="string" calcext:value-type="string">
            <text:p>1210000000</text:p>
          </table:table-cell>
          <table:table-cell office:value-type="string" calcext:value-type="string">
            <text:p>Peralatan Komunikasi</text:p>
          </table:table-cell>
          <table:table-cell office:value-type="string" calcext:value-type="string">
            <text:p>1200000000</text:p>
          </table:table-cell>
          <table:table-cell table:formula="of:=IF(ISNA(VLOOKUP([.D448];[.$B$2:.$C$1080];2;0));&quot;-&quot;;VLOOKUP([.D448];[.$B$2:.$C$1080];2;0))" office:value-type="string" office:string-value="FIXED ASSET" calcext:value-type="string">
            <text:p>FIXED ASSET</text:p>
          </table:table-cell>
          <table:table-cell office:value-type="string" calcext:value-type="string">
            <text:p>1210000000</text:p>
          </table:table-cell>
          <table:table-cell table:formula="of:=IF(ISNA(VLOOKUP([.F448];[COA.$B$2:.$C$700];2;0));&quot;-&quot;;VLOOKUP([.F448];[COA.$B$2:.$C$700];2;0))" office:value-type="string" office:string-value="Peralatan Komunikasi" calcext:value-type="string">
            <text:p>Peralatan Komunik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48</text:p>
          </table:table-cell>
          <table:table-cell office:value-type="string" calcext:value-type="string">
            <text:p>1213000000</text:p>
          </table:table-cell>
          <table:table-cell office:value-type="string" calcext:value-type="string">
            <text:p>CIP</text:p>
          </table:table-cell>
          <table:table-cell office:value-type="string" calcext:value-type="string">
            <text:p>1200000000</text:p>
          </table:table-cell>
          <table:table-cell table:formula="of:=IF(ISNA(VLOOKUP([.D449];[.$B$2:.$C$1080];2;0));&quot;-&quot;;VLOOKUP([.D449];[.$B$2:.$C$1080];2;0))" office:value-type="string" office:string-value="FIXED ASSET" calcext:value-type="string">
            <text:p>FIXED ASSET</text:p>
          </table:table-cell>
          <table:table-cell office:value-type="string" calcext:value-type="string">
            <text:p>1213000000</text:p>
          </table:table-cell>
          <table:table-cell table:formula="of:=IF(ISNA(VLOOKUP([.F449];[COA.$B$2:.$C$700];2;0));&quot;-&quot;;VLOOKUP([.F449];[COA.$B$2:.$C$700];2;0))" office:value-type="string" office:string-value="CIP" calcext:value-type="string">
            <text:p>CI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49</text:p>
          </table:table-cell>
          <table:table-cell office:value-type="string" calcext:value-type="string">
            <text:p>1203000000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1200000000</text:p>
          </table:table-cell>
          <table:table-cell table:formula="of:=IF(ISNA(VLOOKUP([.D450];[.$B$2:.$C$1080];2;0));&quot;-&quot;;VLOOKUP([.D450];[.$B$2:.$C$1080];2;0))" office:value-type="string" office:string-value="FIXED ASSET" calcext:value-type="string">
            <text:p>FIXED ASSET</text:p>
          </table:table-cell>
          <table:table-cell office:value-type="string" calcext:value-type="string">
            <text:p>1203000000</text:p>
          </table:table-cell>
          <table:table-cell table:formula="of:=IF(ISNA(VLOOKUP([.F450];[COA.$B$2:.$C$700];2;0));&quot;-&quot;;VLOOKUP([.F450];[COA.$B$2:.$C$700];2;0))" office:value-type="string" office:string-value="Tower" calcext:value-type="string">
            <text:p>Tow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0</text:p>
          </table:table-cell>
          <table:table-cell office:value-type="string" calcext:value-type="string">
            <text:p>1206000000</text:p>
          </table:table-cell>
          <table:table-cell office:value-type="string" calcext:value-type="string">
            <text:p>Peralatan Studio</text:p>
          </table:table-cell>
          <table:table-cell office:value-type="string" calcext:value-type="string">
            <text:p>1200000000</text:p>
          </table:table-cell>
          <table:table-cell table:formula="of:=IF(ISNA(VLOOKUP([.D451];[.$B$2:.$C$1080];2;0));&quot;-&quot;;VLOOKUP([.D451];[.$B$2:.$C$1080];2;0))" office:value-type="string" office:string-value="FIXED ASSET" calcext:value-type="string">
            <text:p>FIXED ASSET</text:p>
          </table:table-cell>
          <table:table-cell office:value-type="string" calcext:value-type="string">
            <text:p>1206000000</text:p>
          </table:table-cell>
          <table:table-cell table:formula="of:=IF(ISNA(VLOOKUP([.F451];[COA.$B$2:.$C$700];2;0));&quot;-&quot;;VLOOKUP([.F451];[COA.$B$2:.$C$700];2;0))" office:value-type="string" office:string-value="Peralatan Studio" calcext:value-type="string">
            <text:p>Peralatan Studi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1</text:p>
          </table:table-cell>
          <table:table-cell office:value-type="string" calcext:value-type="string">
            <text:p>1209000000</text:p>
          </table:table-cell>
          <table:table-cell office:value-type="string" calcext:value-type="string">
            <text:p>Perabot Kantor</text:p>
          </table:table-cell>
          <table:table-cell office:value-type="string" calcext:value-type="string">
            <text:p>1200000000</text:p>
          </table:table-cell>
          <table:table-cell table:formula="of:=IF(ISNA(VLOOKUP([.D452];[.$B$2:.$C$1080];2;0));&quot;-&quot;;VLOOKUP([.D452];[.$B$2:.$C$1080];2;0))" office:value-type="string" office:string-value="FIXED ASSET" calcext:value-type="string">
            <text:p>FIXED ASSET</text:p>
          </table:table-cell>
          <table:table-cell office:value-type="string" calcext:value-type="string">
            <text:p>1209000000</text:p>
          </table:table-cell>
          <table:table-cell table:formula="of:=IF(ISNA(VLOOKUP([.F452];[COA.$B$2:.$C$700];2;0));&quot;-&quot;;VLOOKUP([.F452];[COA.$B$2:.$C$700];2;0))" office:value-type="string" office:string-value="Perabot Kantor" calcext:value-type="string">
            <text:p>Perabot Kan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2</text:p>
          </table:table-cell>
          <table:table-cell office:value-type="string" calcext:value-type="string">
            <text:p>1212000000</text:p>
          </table:table-cell>
          <table:table-cell office:value-type="string" calcext:value-type="string">
            <text:p>Peralatan Transmisi</text:p>
          </table:table-cell>
          <table:table-cell office:value-type="string" calcext:value-type="string">
            <text:p>1200000000</text:p>
          </table:table-cell>
          <table:table-cell table:formula="of:=IF(ISNA(VLOOKUP([.D453];[.$B$2:.$C$1080];2;0));&quot;-&quot;;VLOOKUP([.D453];[.$B$2:.$C$1080];2;0))" office:value-type="string" office:string-value="FIXED ASSET" calcext:value-type="string">
            <text:p>FIXED ASSET</text:p>
          </table:table-cell>
          <table:table-cell office:value-type="string" calcext:value-type="string">
            <text:p>1212000000</text:p>
          </table:table-cell>
          <table:table-cell table:formula="of:=IF(ISNA(VLOOKUP([.F453];[COA.$B$2:.$C$700];2;0));&quot;-&quot;;VLOOKUP([.F453];[COA.$B$2:.$C$700];2;0))" office:value-type="string" office:string-value="Peralatan Transmisi" calcext:value-type="string">
            <text:p>Peralatan Transmi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3</text:p>
          </table:table-cell>
          <table:table-cell office:value-type="string" calcext:value-type="string">
            <text:p>1202000000</text:p>
          </table:table-cell>
          <table:table-cell office:value-type="string" calcext:value-type="string">
            <text:p>Gedung</text:p>
          </table:table-cell>
          <table:table-cell office:value-type="string" calcext:value-type="string">
            <text:p>1200000000</text:p>
          </table:table-cell>
          <table:table-cell table:formula="of:=IF(ISNA(VLOOKUP([.D454];[.$B$2:.$C$1080];2;0));&quot;-&quot;;VLOOKUP([.D454];[.$B$2:.$C$1080];2;0))" office:value-type="string" office:string-value="FIXED ASSET" calcext:value-type="string">
            <text:p>FIXED ASSET</text:p>
          </table:table-cell>
          <table:table-cell office:value-type="string" calcext:value-type="string">
            <text:p>1202000000</text:p>
          </table:table-cell>
          <table:table-cell table:formula="of:=IF(ISNA(VLOOKUP([.F454];[COA.$B$2:.$C$700];2;0));&quot;-&quot;;VLOOKUP([.F454];[COA.$B$2:.$C$700];2;0))" office:value-type="string" office:string-value="Gedung" calcext:value-type="string">
            <text:p>Gedu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4</text:p>
          </table:table-cell>
          <table:table-cell office:value-type="string" calcext:value-type="string">
            <text:p>1205000000</text:p>
          </table:table-cell>
          <table:table-cell office:value-type="string" calcext:value-type="string">
            <text:p>Kendaraan-Operasional</text:p>
          </table:table-cell>
          <table:table-cell office:value-type="string" calcext:value-type="string">
            <text:p>1200000000</text:p>
          </table:table-cell>
          <table:table-cell table:formula="of:=IF(ISNA(VLOOKUP([.D455];[.$B$2:.$C$1080];2;0));&quot;-&quot;;VLOOKUP([.D455];[.$B$2:.$C$1080];2;0))" office:value-type="string" office:string-value="FIXED ASSET" calcext:value-type="string">
            <text:p>FIXED ASSET</text:p>
          </table:table-cell>
          <table:table-cell office:value-type="string" calcext:value-type="string">
            <text:p>1205000000</text:p>
          </table:table-cell>
          <table:table-cell table:formula="of:=IF(ISNA(VLOOKUP([.F455];[COA.$B$2:.$C$700];2;0));&quot;-&quot;;VLOOKUP([.F455];[COA.$B$2:.$C$700];2;0))" office:value-type="string" office:string-value="Kendaraan-Operasional" calcext:value-type="string">
            <text:p>Kendaraan-Operasion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5</text:p>
          </table:table-cell>
          <table:table-cell office:value-type="string" calcext:value-type="string">
            <text:p>1208000000</text:p>
          </table:table-cell>
          <table:table-cell office:value-type="string" calcext:value-type="string">
            <text:p>Peralatan Kantor</text:p>
          </table:table-cell>
          <table:table-cell office:value-type="string" calcext:value-type="string">
            <text:p>1200000000</text:p>
          </table:table-cell>
          <table:table-cell table:formula="of:=IF(ISNA(VLOOKUP([.D456];[.$B$2:.$C$1080];2;0));&quot;-&quot;;VLOOKUP([.D456];[.$B$2:.$C$1080];2;0))" office:value-type="string" office:string-value="FIXED ASSET" calcext:value-type="string">
            <text:p>FIXED ASSET</text:p>
          </table:table-cell>
          <table:table-cell office:value-type="string" calcext:value-type="string">
            <text:p>1208000000</text:p>
          </table:table-cell>
          <table:table-cell table:formula="of:=IF(ISNA(VLOOKUP([.F456];[COA.$B$2:.$C$700];2;0));&quot;-&quot;;VLOOKUP([.F456];[COA.$B$2:.$C$700];2;0))" office:value-type="string" office:string-value="Peralatan Kantor" calcext:value-type="string">
            <text:p>Peralatan Kan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6</text:p>
          </table:table-cell>
          <table:table-cell office:value-type="string" calcext:value-type="string">
            <text:p>1211000000</text:p>
          </table:table-cell>
          <table:table-cell office:value-type="string" calcext:value-type="string">
            <text:p>Peralatan Teknik</text:p>
          </table:table-cell>
          <table:table-cell office:value-type="string" calcext:value-type="string">
            <text:p>1200000000</text:p>
          </table:table-cell>
          <table:table-cell table:formula="of:=IF(ISNA(VLOOKUP([.D457];[.$B$2:.$C$1080];2;0));&quot;-&quot;;VLOOKUP([.D457];[.$B$2:.$C$1080];2;0))" office:value-type="string" office:string-value="FIXED ASSET" calcext:value-type="string">
            <text:p>FIXED ASSET</text:p>
          </table:table-cell>
          <table:table-cell office:value-type="string" calcext:value-type="string">
            <text:p>1211000000</text:p>
          </table:table-cell>
          <table:table-cell table:formula="of:=IF(ISNA(VLOOKUP([.F457];[COA.$B$2:.$C$700];2;0));&quot;-&quot;;VLOOKUP([.F457];[COA.$B$2:.$C$700];2;0))" office:value-type="string" office:string-value="Peralatan Teknik" calcext:value-type="string">
            <text:p>Peralatan Tekni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7</text:p>
          </table:table-cell>
          <table:table-cell office:value-type="string" calcext:value-type="string">
            <text:p>1214000000</text:p>
          </table:table-cell>
          <table:table-cell office:value-type="string" calcext:value-type="string">
            <text:p>Akm Penyusutan</text:p>
          </table:table-cell>
          <table:table-cell office:value-type="string" calcext:value-type="string">
            <text:p>1200000000</text:p>
          </table:table-cell>
          <table:table-cell table:formula="of:=IF(ISNA(VLOOKUP([.D458];[.$B$2:.$C$1080];2;0));&quot;-&quot;;VLOOKUP([.D458];[.$B$2:.$C$1080];2;0))" office:value-type="string" office:string-value="FIXED ASSET" calcext:value-type="string">
            <text:p>FIXED ASSET</text:p>
          </table:table-cell>
          <table:table-cell table:style-name="ce2"/>
          <table:table-cell table:formula="of:=IF(ISNA(VLOOKUP([.F458];[COA.$B$2:.$C$700];2;0));&quot;-&quot;;VLOOKUP([.F45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8</text:p>
          </table:table-cell>
          <table:table-cell office:value-type="string" calcext:value-type="string">
            <text:p>1214001000</text:p>
          </table:table-cell>
          <table:table-cell office:value-type="string" calcext:value-type="string">
            <text:p>Akm Peny Gedung</text:p>
          </table:table-cell>
          <table:table-cell office:value-type="string" calcext:value-type="string">
            <text:p>1214000000</text:p>
          </table:table-cell>
          <table:table-cell table:formula="of:=IF(ISNA(VLOOKUP([.D459];[.$B$2:.$C$1080];2;0));&quot;-&quot;;VLOOKUP([.D459];[.$B$2:.$C$1080];2;0))" office:value-type="string" office:string-value="Akm Penyusutan" calcext:value-type="string">
            <text:p>Akm Penyusutan</text:p>
          </table:table-cell>
          <table:table-cell office:value-type="string" calcext:value-type="string">
            <text:p>1214001000</text:p>
          </table:table-cell>
          <table:table-cell table:formula="of:=IF(ISNA(VLOOKUP([.F459];[COA.$B$2:.$C$700];2;0));&quot;-&quot;;VLOOKUP([.F459];[COA.$B$2:.$C$700];2;0))" office:value-type="string" office:string-value="Akm Peny Gedung" calcext:value-type="string">
            <text:p>Akm Peny Gedu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9</text:p>
          </table:table-cell>
          <table:table-cell office:value-type="string" calcext:value-type="string">
            <text:p>1214004000</text:p>
          </table:table-cell>
          <table:table-cell office:value-type="string" calcext:value-type="string">
            <text:p>Akm PenyKendaraan-Operasional</text:p>
          </table:table-cell>
          <table:table-cell office:value-type="string" calcext:value-type="string">
            <text:p>1214000000</text:p>
          </table:table-cell>
          <table:table-cell table:formula="of:=IF(ISNA(VLOOKUP([.D460];[.$B$2:.$C$1080];2;0));&quot;-&quot;;VLOOKUP([.D460];[.$B$2:.$C$1080];2;0))" office:value-type="string" office:string-value="Akm Penyusutan" calcext:value-type="string">
            <text:p>Akm Penyusutan</text:p>
          </table:table-cell>
          <table:table-cell office:value-type="string" calcext:value-type="string">
            <text:p>1214004000</text:p>
          </table:table-cell>
          <table:table-cell table:formula="of:=IF(ISNA(VLOOKUP([.F460];[COA.$B$2:.$C$700];2;0));&quot;-&quot;;VLOOKUP([.F460];[COA.$B$2:.$C$700];2;0))" office:value-type="string" office:string-value="Akm PenyKendaraan-Operasional" calcext:value-type="string">
            <text:p>Akm PenyKendaraan-Operasion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0</text:p>
          </table:table-cell>
          <table:table-cell office:value-type="string" calcext:value-type="string">
            <text:p>1214007000</text:p>
          </table:table-cell>
          <table:table-cell office:value-type="string" calcext:value-type="string">
            <text:p>Akm Peny Peralatan Kantor</text:p>
          </table:table-cell>
          <table:table-cell office:value-type="string" calcext:value-type="string">
            <text:p>1214000000</text:p>
          </table:table-cell>
          <table:table-cell table:formula="of:=IF(ISNA(VLOOKUP([.D461];[.$B$2:.$C$1080];2;0));&quot;-&quot;;VLOOKUP([.D461];[.$B$2:.$C$1080];2;0))" office:value-type="string" office:string-value="Akm Penyusutan" calcext:value-type="string">
            <text:p>Akm Penyusutan</text:p>
          </table:table-cell>
          <table:table-cell office:value-type="string" calcext:value-type="string">
            <text:p>1214007000</text:p>
          </table:table-cell>
          <table:table-cell table:formula="of:=IF(ISNA(VLOOKUP([.F461];[COA.$B$2:.$C$700];2;0));&quot;-&quot;;VLOOKUP([.F461];[COA.$B$2:.$C$700];2;0))" office:value-type="string" office:string-value="Akm Peny Peralatan Kantor" calcext:value-type="string">
            <text:p>Akm Peny Peralatan Kan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1</text:p>
          </table:table-cell>
          <table:table-cell office:value-type="string" calcext:value-type="string">
            <text:p>1214010000</text:p>
          </table:table-cell>
          <table:table-cell office:value-type="string" calcext:value-type="string">
            <text:p>Akm Peny Peralatan Teknik</text:p>
          </table:table-cell>
          <table:table-cell office:value-type="string" calcext:value-type="string">
            <text:p>1214000000</text:p>
          </table:table-cell>
          <table:table-cell table:formula="of:=IF(ISNA(VLOOKUP([.D462];[.$B$2:.$C$1080];2;0));&quot;-&quot;;VLOOKUP([.D462];[.$B$2:.$C$1080];2;0))" office:value-type="string" office:string-value="Akm Penyusutan" calcext:value-type="string">
            <text:p>Akm Penyusutan</text:p>
          </table:table-cell>
          <table:table-cell office:value-type="string" calcext:value-type="string">
            <text:p>1214010000</text:p>
          </table:table-cell>
          <table:table-cell table:formula="of:=IF(ISNA(VLOOKUP([.F462];[COA.$B$2:.$C$700];2;0));&quot;-&quot;;VLOOKUP([.F462];[COA.$B$2:.$C$700];2;0))" office:value-type="string" office:string-value="Akm Peny Peralatan Teknik" calcext:value-type="string">
            <text:p>Akm Peny Peralatan Tekni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2</text:p>
          </table:table-cell>
          <table:table-cell office:value-type="string" calcext:value-type="string">
            <text:p>1214003000</text:p>
          </table:table-cell>
          <table:table-cell office:value-type="string" calcext:value-type="string">
            <text:p>Akm Peny Kendaraan-OB Van</text:p>
          </table:table-cell>
          <table:table-cell office:value-type="string" calcext:value-type="string">
            <text:p>1214000000</text:p>
          </table:table-cell>
          <table:table-cell table:formula="of:=IF(ISNA(VLOOKUP([.D463];[.$B$2:.$C$1080];2;0));&quot;-&quot;;VLOOKUP([.D463];[.$B$2:.$C$1080];2;0))" office:value-type="string" office:string-value="Akm Penyusutan" calcext:value-type="string">
            <text:p>Akm Penyusutan</text:p>
          </table:table-cell>
          <table:table-cell office:value-type="string" calcext:value-type="string">
            <text:p>1214003000</text:p>
          </table:table-cell>
          <table:table-cell table:formula="of:=IF(ISNA(VLOOKUP([.F463];[COA.$B$2:.$C$700];2;0));&quot;-&quot;;VLOOKUP([.F463];[COA.$B$2:.$C$700];2;0))" office:value-type="string" office:string-value="Akm Peny Kendaraan-OB Van" calcext:value-type="string">
            <text:p>Akm Peny Kendaraan-OB V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3</text:p>
          </table:table-cell>
          <table:table-cell office:value-type="string" calcext:value-type="string">
            <text:p>1214006000</text:p>
          </table:table-cell>
          <table:table-cell office:value-type="string" calcext:value-type="string">
            <text:p>Akm Peny Peralatan Tx,Studio</text:p>
          </table:table-cell>
          <table:table-cell office:value-type="string" calcext:value-type="string">
            <text:p>1214000000</text:p>
          </table:table-cell>
          <table:table-cell table:formula="of:=IF(ISNA(VLOOKUP([.D464];[.$B$2:.$C$1080];2;0));&quot;-&quot;;VLOOKUP([.D464];[.$B$2:.$C$1080];2;0))" office:value-type="string" office:string-value="Akm Penyusutan" calcext:value-type="string">
            <text:p>Akm Penyusutan</text:p>
          </table:table-cell>
          <table:table-cell office:value-type="string" calcext:value-type="string">
            <text:p>1214006000</text:p>
          </table:table-cell>
          <table:table-cell table:formula="of:=IF(ISNA(VLOOKUP([.F464];[COA.$B$2:.$C$700];2;0));&quot;-&quot;;VLOOKUP([.F464];[COA.$B$2:.$C$700];2;0))" office:value-type="string" office:string-value="Akm Peny Peralatan Tx,Studio" calcext:value-type="string">
            <text:p>Akm Peny Peralatan Tx,Studi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4</text:p>
          </table:table-cell>
          <table:table-cell office:value-type="string" calcext:value-type="string">
            <text:p>1214009000</text:p>
          </table:table-cell>
          <table:table-cell office:value-type="string" calcext:value-type="string">
            <text:p>Akm Peny Peralatan Komunikasi</text:p>
          </table:table-cell>
          <table:table-cell office:value-type="string" calcext:value-type="string">
            <text:p>1214000000</text:p>
          </table:table-cell>
          <table:table-cell table:formula="of:=IF(ISNA(VLOOKUP([.D465];[.$B$2:.$C$1080];2;0));&quot;-&quot;;VLOOKUP([.D465];[.$B$2:.$C$1080];2;0))" office:value-type="string" office:string-value="Akm Penyusutan" calcext:value-type="string">
            <text:p>Akm Penyusutan</text:p>
          </table:table-cell>
          <table:table-cell office:value-type="string" calcext:value-type="string">
            <text:p>1214009000</text:p>
          </table:table-cell>
          <table:table-cell table:formula="of:=IF(ISNA(VLOOKUP([.F465];[COA.$B$2:.$C$700];2;0));&quot;-&quot;;VLOOKUP([.F465];[COA.$B$2:.$C$700];2;0))" office:value-type="string" office:string-value="Akm Peny Peralatan Komunikasi" calcext:value-type="string">
            <text:p>Akm Peny Peralatan Komunik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5</text:p>
          </table:table-cell>
          <table:table-cell office:value-type="string" calcext:value-type="string">
            <text:p>1214002000</text:p>
          </table:table-cell>
          <table:table-cell office:value-type="string" calcext:value-type="string">
            <text:p>Akm Peny Tower</text:p>
          </table:table-cell>
          <table:table-cell office:value-type="string" calcext:value-type="string">
            <text:p>1214000000</text:p>
          </table:table-cell>
          <table:table-cell table:formula="of:=IF(ISNA(VLOOKUP([.D466];[.$B$2:.$C$1080];2;0));&quot;-&quot;;VLOOKUP([.D466];[.$B$2:.$C$1080];2;0))" office:value-type="string" office:string-value="Akm Penyusutan" calcext:value-type="string">
            <text:p>Akm Penyusutan</text:p>
          </table:table-cell>
          <table:table-cell office:value-type="string" calcext:value-type="string">
            <text:p>1214002000</text:p>
          </table:table-cell>
          <table:table-cell table:formula="of:=IF(ISNA(VLOOKUP([.F466];[COA.$B$2:.$C$700];2;0));&quot;-&quot;;VLOOKUP([.F466];[COA.$B$2:.$C$700];2;0))" office:value-type="string" office:string-value="Akm Peny Tower" calcext:value-type="string">
            <text:p>Akm Peny Tow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6</text:p>
          </table:table-cell>
          <table:table-cell office:value-type="string" calcext:value-type="string">
            <text:p>1214005000</text:p>
          </table:table-cell>
          <table:table-cell office:value-type="string" calcext:value-type="string">
            <text:p>Akm Peny Peralatan Studio</text:p>
          </table:table-cell>
          <table:table-cell office:value-type="string" calcext:value-type="string">
            <text:p>1214000000</text:p>
          </table:table-cell>
          <table:table-cell table:formula="of:=IF(ISNA(VLOOKUP([.D467];[.$B$2:.$C$1080];2;0));&quot;-&quot;;VLOOKUP([.D467];[.$B$2:.$C$1080];2;0))" office:value-type="string" office:string-value="Akm Penyusutan" calcext:value-type="string">
            <text:p>Akm Penyusutan</text:p>
          </table:table-cell>
          <table:table-cell office:value-type="string" calcext:value-type="string">
            <text:p>1214005000</text:p>
          </table:table-cell>
          <table:table-cell table:formula="of:=IF(ISNA(VLOOKUP([.F467];[COA.$B$2:.$C$700];2;0));&quot;-&quot;;VLOOKUP([.F467];[COA.$B$2:.$C$700];2;0))" office:value-type="string" office:string-value="Akm Peny Peralatan Studio" calcext:value-type="string">
            <text:p>Akm Peny Peralatan Studi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7</text:p>
          </table:table-cell>
          <table:table-cell office:value-type="string" calcext:value-type="string">
            <text:p>1214008000</text:p>
          </table:table-cell>
          <table:table-cell office:value-type="string" calcext:value-type="string">
            <text:p>Akm Peny Perabot Kantor</text:p>
          </table:table-cell>
          <table:table-cell office:value-type="string" calcext:value-type="string">
            <text:p>1214000000</text:p>
          </table:table-cell>
          <table:table-cell table:formula="of:=IF(ISNA(VLOOKUP([.D468];[.$B$2:.$C$1080];2;0));&quot;-&quot;;VLOOKUP([.D468];[.$B$2:.$C$1080];2;0))" office:value-type="string" office:string-value="Akm Penyusutan" calcext:value-type="string">
            <text:p>Akm Penyusutan</text:p>
          </table:table-cell>
          <table:table-cell office:value-type="string" calcext:value-type="string">
            <text:p>1214008000</text:p>
          </table:table-cell>
          <table:table-cell table:formula="of:=IF(ISNA(VLOOKUP([.F468];[COA.$B$2:.$C$700];2;0));&quot;-&quot;;VLOOKUP([.F468];[COA.$B$2:.$C$700];2;0))" office:value-type="string" office:string-value="Akm Peny Perabot Kantor" calcext:value-type="string">
            <text:p>Akm Peny Perabot Kan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8</text:p>
          </table:table-cell>
          <table:table-cell office:value-type="string" calcext:value-type="string">
            <text:p>1214011000</text:p>
          </table:table-cell>
          <table:table-cell office:value-type="string" calcext:value-type="string">
            <text:p>Akm Peny Peralatan Transmisi</text:p>
          </table:table-cell>
          <table:table-cell office:value-type="string" calcext:value-type="string">
            <text:p>1214000000</text:p>
          </table:table-cell>
          <table:table-cell table:formula="of:=IF(ISNA(VLOOKUP([.D469];[.$B$2:.$C$1080];2;0));&quot;-&quot;;VLOOKUP([.D469];[.$B$2:.$C$1080];2;0))" office:value-type="string" office:string-value="Akm Penyusutan" calcext:value-type="string">
            <text:p>Akm Penyusutan</text:p>
          </table:table-cell>
          <table:table-cell office:value-type="string" calcext:value-type="string">
            <text:p>1214011000</text:p>
          </table:table-cell>
          <table:table-cell table:formula="of:=IF(ISNA(VLOOKUP([.F469];[COA.$B$2:.$C$700];2;0));&quot;-&quot;;VLOOKUP([.F469];[COA.$B$2:.$C$700];2;0))" office:value-type="string" office:string-value="Akm Peny Peralatan Transmisi" calcext:value-type="string">
            <text:p>Akm Peny Peralatan Transmi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9</text:p>
          </table:table-cell>
          <table:table-cell office:value-type="string" calcext:value-type="string">
            <text:p>2000000000</text:p>
          </table:table-cell>
          <table:table-cell office:value-type="string" calcext:value-type="string">
            <text:p>KEWAJIBAN</text:p>
          </table:table-cell>
          <table:table-cell table:style-name="ce2"/>
          <table:table-cell table:formula="of:=IF(ISNA(VLOOKUP([.D470];[.$B$2:.$C$1080];2;0));&quot;-&quot;;VLOOKUP([.D470];[.$B$2:.$C$1080];2;0))" office:value-type="string" office:string-value="-" calcext:value-type="string">
            <text:p>-</text:p>
          </table:table-cell>
          <table:table-cell table:style-name="ce2"/>
          <table:table-cell table:formula="of:=IF(ISNA(VLOOKUP([.F470];[COA.$B$2:.$C$700];2;0));&quot;-&quot;;VLOOKUP([.F470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0</text:p>
          </table:table-cell>
          <table:table-cell office:value-type="string" calcext:value-type="string">
            <text:p>2010000000</text:p>
          </table:table-cell>
          <table:table-cell office:value-type="string" calcext:value-type="string">
            <text:p>Kewajiban Lancar</text:p>
          </table:table-cell>
          <table:table-cell office:value-type="string" calcext:value-type="string">
            <text:p>2000000000</text:p>
          </table:table-cell>
          <table:table-cell table:formula="of:=IF(ISNA(VLOOKUP([.D471];[.$B$2:.$C$1080];2;0));&quot;-&quot;;VLOOKUP([.D471];[.$B$2:.$C$1080];2;0))" office:value-type="string" office:string-value="KEWAJIBAN" calcext:value-type="string">
            <text:p>KEWAJIBAN</text:p>
          </table:table-cell>
          <table:table-cell table:style-name="ce2"/>
          <table:table-cell table:formula="of:=IF(ISNA(VLOOKUP([.F471];[COA.$B$2:.$C$700];2;0));&quot;-&quot;;VLOOKUP([.F47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1</text:p>
          </table:table-cell>
          <table:table-cell office:value-type="string" calcext:value-type="string">
            <text:p>2010010000</text:p>
          </table:table-cell>
          <table:table-cell office:value-type="string" calcext:value-type="string">
            <text:p>Hutang Bank Jangka Pendek</text:p>
          </table:table-cell>
          <table:table-cell office:value-type="string" calcext:value-type="string">
            <text:p>2010000000</text:p>
          </table:table-cell>
          <table:table-cell table:formula="of:=IF(ISNA(VLOOKUP([.D472];[.$B$2:.$C$1080];2;0));&quot;-&quot;;VLOOKUP([.D472];[.$B$2:.$C$1080];2;0))" office:value-type="string" office:string-value="Kewajiban Lancar" calcext:value-type="string">
            <text:p>Kewajiban Lancar</text:p>
          </table:table-cell>
          <table:table-cell table:style-name="ce2"/>
          <table:table-cell table:formula="of:=IF(ISNA(VLOOKUP([.F472];[COA.$B$2:.$C$700];2;0));&quot;-&quot;;VLOOKUP([.F472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2</text:p>
          </table:table-cell>
          <table:table-cell office:value-type="string" calcext:value-type="string">
            <text:p>2010010200</text:p>
          </table:table-cell>
          <table:table-cell office:value-type="string" calcext:value-type="string">
            <text:p>Hutang Bank-Valas</text:p>
          </table:table-cell>
          <table:table-cell office:value-type="string" calcext:value-type="string">
            <text:p>2010010000</text:p>
          </table:table-cell>
          <table:table-cell table:formula="of:=IF(ISNA(VLOOKUP([.D473];[.$B$2:.$C$1080];2;0));&quot;-&quot;;VLOOKUP([.D473];[.$B$2:.$C$1080];2;0))" office:value-type="string" office:string-value="Hutang Bank Jangka Pendek" calcext:value-type="string">
            <text:p>Hutang Bank Jangka Pendek</text:p>
          </table:table-cell>
          <table:table-cell office:value-type="string" calcext:value-type="string">
            <text:p>2010010200</text:p>
          </table:table-cell>
          <table:table-cell table:formula="of:=IF(ISNA(VLOOKUP([.F473];[COA.$B$2:.$C$700];2;0));&quot;-&quot;;VLOOKUP([.F473];[COA.$B$2:.$C$700];2;0))" office:value-type="string" office:string-value="Hutang Bank-Valas" calcext:value-type="string">
            <text:p>Hutang Bank-Val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3</text:p>
          </table:table-cell>
          <table:table-cell office:value-type="string" calcext:value-type="string">
            <text:p>2010010100</text:p>
          </table:table-cell>
          <table:table-cell office:value-type="string" calcext:value-type="string">
            <text:p>Hutang Bank-Rupiah</text:p>
          </table:table-cell>
          <table:table-cell office:value-type="string" calcext:value-type="string">
            <text:p>2010010000</text:p>
          </table:table-cell>
          <table:table-cell table:formula="of:=IF(ISNA(VLOOKUP([.D474];[.$B$2:.$C$1080];2;0));&quot;-&quot;;VLOOKUP([.D474];[.$B$2:.$C$1080];2;0))" office:value-type="string" office:string-value="Hutang Bank Jangka Pendek" calcext:value-type="string">
            <text:p>Hutang Bank Jangka Pendek</text:p>
          </table:table-cell>
          <table:table-cell office:value-type="string" calcext:value-type="string">
            <text:p>2010010100</text:p>
          </table:table-cell>
          <table:table-cell table:formula="of:=IF(ISNA(VLOOKUP([.F474];[COA.$B$2:.$C$700];2;0));&quot;-&quot;;VLOOKUP([.F474];[COA.$B$2:.$C$700];2;0))" office:value-type="string" office:string-value="Hutang Bank-Rupiah" calcext:value-type="string">
            <text:p>Hutang Bank-Rupi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4</text:p>
          </table:table-cell>
          <table:table-cell office:value-type="string" calcext:value-type="string">
            <text:p>2010010400</text:p>
          </table:table-cell>
          <table:table-cell office:value-type="string" calcext:value-type="string">
            <text:p>Cerukan Bank</text:p>
          </table:table-cell>
          <table:table-cell office:value-type="string" calcext:value-type="string">
            <text:p>2010010000</text:p>
          </table:table-cell>
          <table:table-cell table:formula="of:=IF(ISNA(VLOOKUP([.D475];[.$B$2:.$C$1080];2;0));&quot;-&quot;;VLOOKUP([.D475];[.$B$2:.$C$1080];2;0))" office:value-type="string" office:string-value="Hutang Bank Jangka Pendek" calcext:value-type="string">
            <text:p>Hutang Bank Jangka Pendek</text:p>
          </table:table-cell>
          <table:table-cell office:value-type="string" calcext:value-type="string">
            <text:p>2010010400</text:p>
          </table:table-cell>
          <table:table-cell table:formula="of:=IF(ISNA(VLOOKUP([.F475];[COA.$B$2:.$C$700];2;0));&quot;-&quot;;VLOOKUP([.F475];[COA.$B$2:.$C$700];2;0))" office:value-type="string" office:string-value="Cerukan Bank" calcext:value-type="string">
            <text:p>Cerukan Ban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5</text:p>
          </table:table-cell>
          <table:table-cell office:value-type="string" calcext:value-type="string">
            <text:p>2010010300</text:p>
          </table:table-cell>
          <table:table-cell office:value-type="string" calcext:value-type="string">
            <text:p>Hutang Bank-Lain-lain</text:p>
          </table:table-cell>
          <table:table-cell office:value-type="string" calcext:value-type="string">
            <text:p>2010010000</text:p>
          </table:table-cell>
          <table:table-cell table:formula="of:=IF(ISNA(VLOOKUP([.D476];[.$B$2:.$C$1080];2;0));&quot;-&quot;;VLOOKUP([.D476];[.$B$2:.$C$1080];2;0))" office:value-type="string" office:string-value="Hutang Bank Jangka Pendek" calcext:value-type="string">
            <text:p>Hutang Bank Jangka Pendek</text:p>
          </table:table-cell>
          <table:table-cell office:value-type="string" calcext:value-type="string">
            <text:p>2010010300</text:p>
          </table:table-cell>
          <table:table-cell table:formula="of:=IF(ISNA(VLOOKUP([.F476];[COA.$B$2:.$C$700];2;0));&quot;-&quot;;VLOOKUP([.F476];[COA.$B$2:.$C$700];2;0))" office:value-type="string" office:string-value="Hutang Bank-Lain-lain" calcext:value-type="string">
            <text:p>Hutang Bank-Lain-la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6</text:p>
          </table:table-cell>
          <table:table-cell office:value-type="string" calcext:value-type="string">
            <text:p>2010020000</text:p>
          </table:table-cell>
          <table:table-cell office:value-type="string" calcext:value-type="string">
            <text:p>Hutang Usaha</text:p>
          </table:table-cell>
          <table:table-cell office:value-type="string" calcext:value-type="string">
            <text:p>2010000000</text:p>
          </table:table-cell>
          <table:table-cell table:formula="of:=IF(ISNA(VLOOKUP([.D477];[.$B$2:.$C$1080];2;0));&quot;-&quot;;VLOOKUP([.D477];[.$B$2:.$C$1080];2;0))" office:value-type="string" office:string-value="Kewajiban Lancar" calcext:value-type="string">
            <text:p>Kewajiban Lancar</text:p>
          </table:table-cell>
          <table:table-cell table:style-name="ce2"/>
          <table:table-cell table:formula="of:=IF(ISNA(VLOOKUP([.F477];[COA.$B$2:.$C$700];2;0));&quot;-&quot;;VLOOKUP([.F477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7</text:p>
          </table:table-cell>
          <table:table-cell office:value-type="string" calcext:value-type="string">
            <text:p>2010021000</text:p>
          </table:table-cell>
          <table:table-cell office:value-type="string" calcext:value-type="string">
            <text:p>Hutang Usaha Program</text:p>
          </table:table-cell>
          <table:table-cell office:value-type="string" calcext:value-type="string">
            <text:p>2010020000</text:p>
          </table:table-cell>
          <table:table-cell table:formula="of:=IF(ISNA(VLOOKUP([.D478];[.$B$2:.$C$1080];2;0));&quot;-&quot;;VLOOKUP([.D478];[.$B$2:.$C$1080];2;0))" office:value-type="string" office:string-value="Hutang Usaha" calcext:value-type="string">
            <text:p>Hutang Usaha</text:p>
          </table:table-cell>
          <table:table-cell table:style-name="ce2"/>
          <table:table-cell table:formula="of:=IF(ISNA(VLOOKUP([.F478];[COA.$B$2:.$C$700];2;0));&quot;-&quot;;VLOOKUP([.F47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8</text:p>
          </table:table-cell>
          <table:table-cell office:value-type="string" calcext:value-type="string">
            <text:p>2010021101</text:p>
          </table:table-cell>
          <table:table-cell office:value-type="string" calcext:value-type="string">
            <text:p>Hutang Usaha Program-Asing</text:p>
          </table:table-cell>
          <table:table-cell office:value-type="string" calcext:value-type="string">
            <text:p>2010021000</text:p>
          </table:table-cell>
          <table:table-cell table:formula="of:=IF(ISNA(VLOOKUP([.D479];[.$B$2:.$C$1080];2;0));&quot;-&quot;;VLOOKUP([.D479];[.$B$2:.$C$1080];2;0))" office:value-type="string" office:string-value="Hutang Usaha Program" calcext:value-type="string">
            <text:p>Hutang Usaha Program</text:p>
          </table:table-cell>
          <table:table-cell office:value-type="string" calcext:value-type="string">
            <text:p>2010021101</text:p>
          </table:table-cell>
          <table:table-cell table:formula="of:=IF(ISNA(VLOOKUP([.F479];[COA.$B$2:.$C$700];2;0));&quot;-&quot;;VLOOKUP([.F479];[COA.$B$2:.$C$700];2;0))" office:value-type="string" office:string-value="Hutang Usaha Program-Asing" calcext:value-type="string">
            <text:p>Hutang Usaha Program-As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9</text:p>
          </table:table-cell>
          <table:table-cell office:value-type="string" calcext:value-type="string">
            <text:p>2010021200</text:p>
          </table:table-cell>
          <table:table-cell office:value-type="string" calcext:value-type="string">
            <text:p>Hutang Usaha Program-Valas</text:p>
          </table:table-cell>
          <table:table-cell office:value-type="string" calcext:value-type="string">
            <text:p>2010021000</text:p>
          </table:table-cell>
          <table:table-cell table:formula="of:=IF(ISNA(VLOOKUP([.D480];[.$B$2:.$C$1080];2;0));&quot;-&quot;;VLOOKUP([.D480];[.$B$2:.$C$1080];2;0))" office:value-type="string" office:string-value="Hutang Usaha Program" calcext:value-type="string">
            <text:p>Hutang Usaha Program</text:p>
          </table:table-cell>
          <table:table-cell office:value-type="string" calcext:value-type="string">
            <text:p>2010021200</text:p>
          </table:table-cell>
          <table:table-cell table:formula="of:=IF(ISNA(VLOOKUP([.F480];[COA.$B$2:.$C$700];2;0));&quot;-&quot;;VLOOKUP([.F480];[COA.$B$2:.$C$700];2;0))" office:value-type="string" office:string-value="Hutang Usaha Program-Valas" calcext:value-type="string">
            <text:p>Hutang Usaha Program-Val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0</text:p>
          </table:table-cell>
          <table:table-cell office:value-type="string" calcext:value-type="string">
            <text:p>2010021203</text:p>
          </table:table-cell>
          <table:table-cell office:value-type="string" calcext:value-type="string">
            <text:p>Hutang Usaha Program-Valas Join</text:p>
          </table:table-cell>
          <table:table-cell office:value-type="string" calcext:value-type="string">
            <text:p>2010021000</text:p>
          </table:table-cell>
          <table:table-cell table:formula="of:=IF(ISNA(VLOOKUP([.D481];[.$B$2:.$C$1080];2;0));&quot;-&quot;;VLOOKUP([.D481];[.$B$2:.$C$1080];2;0))" office:value-type="string" office:string-value="Hutang Usaha Program" calcext:value-type="string">
            <text:p>Hutang Usaha Program</text:p>
          </table:table-cell>
          <table:table-cell office:value-type="string" calcext:value-type="string">
            <text:p>2010021203</text:p>
          </table:table-cell>
          <table:table-cell table:formula="of:=IF(ISNA(VLOOKUP([.F481];[COA.$B$2:.$C$700];2;0));&quot;-&quot;;VLOOKUP([.F481];[COA.$B$2:.$C$700];2;0))" office:value-type="string" office:string-value="Hutang Usaha Program- Valas Join" calcext:value-type="string">
            <text:p>Hutang Usaha Program- Valas Jo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1</text:p>
          </table:table-cell>
          <table:table-cell office:value-type="string" calcext:value-type="string">
            <text:p>2010021100</text:p>
          </table:table-cell>
          <table:table-cell office:value-type="string" calcext:value-type="string">
            <text:p>Hutang Usaha Program-Rupiah</text:p>
          </table:table-cell>
          <table:table-cell office:value-type="string" calcext:value-type="string">
            <text:p>2010021000</text:p>
          </table:table-cell>
          <table:table-cell table:formula="of:=IF(ISNA(VLOOKUP([.D482];[.$B$2:.$C$1080];2;0));&quot;-&quot;;VLOOKUP([.D482];[.$B$2:.$C$1080];2;0))" office:value-type="string" office:string-value="Hutang Usaha Program" calcext:value-type="string">
            <text:p>Hutang Usaha Program</text:p>
          </table:table-cell>
          <table:table-cell office:value-type="string" calcext:value-type="string">
            <text:p>2010021100</text:p>
          </table:table-cell>
          <table:table-cell table:formula="of:=IF(ISNA(VLOOKUP([.F482];[COA.$B$2:.$C$700];2;0));&quot;-&quot;;VLOOKUP([.F482];[COA.$B$2:.$C$700];2;0))" office:value-type="string" office:string-value="Hutang Usaha Program-Rupiah" calcext:value-type="string">
            <text:p>Hutang Usaha Program-Rupi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2</text:p>
          </table:table-cell>
          <table:table-cell office:value-type="string" calcext:value-type="string">
            <text:p>2010021103</text:p>
          </table:table-cell>
          <table:table-cell office:value-type="string" calcext:value-type="string">
            <text:p>Hutang Usaha Program-Join</text:p>
          </table:table-cell>
          <table:table-cell office:value-type="string" calcext:value-type="string">
            <text:p>2010021000</text:p>
          </table:table-cell>
          <table:table-cell table:formula="of:=IF(ISNA(VLOOKUP([.D483];[.$B$2:.$C$1080];2;0));&quot;-&quot;;VLOOKUP([.D483];[.$B$2:.$C$1080];2;0))" office:value-type="string" office:string-value="Hutang Usaha Program" calcext:value-type="string">
            <text:p>Hutang Usaha Program</text:p>
          </table:table-cell>
          <table:table-cell office:value-type="string" calcext:value-type="string">
            <text:p>2010021103</text:p>
          </table:table-cell>
          <table:table-cell table:formula="of:=IF(ISNA(VLOOKUP([.F483];[COA.$B$2:.$C$700];2;0));&quot;-&quot;;VLOOKUP([.F483];[COA.$B$2:.$C$700];2;0))" office:value-type="string" office:string-value="Hutang Usaha Program-Join" calcext:value-type="string">
            <text:p>Hutang Usaha Program-Jo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3</text:p>
          </table:table-cell>
          <table:table-cell office:value-type="string" calcext:value-type="string">
            <text:p>2010021202</text:p>
          </table:table-cell>
          <table:table-cell office:value-type="string" calcext:value-type="string">
            <text:p>Hutang Usaha Program- Valas Local</text:p>
          </table:table-cell>
          <table:table-cell office:value-type="string" calcext:value-type="string">
            <text:p>2010021000</text:p>
          </table:table-cell>
          <table:table-cell table:formula="of:=IF(ISNA(VLOOKUP([.D484];[.$B$2:.$C$1080];2;0));&quot;-&quot;;VLOOKUP([.D484];[.$B$2:.$C$1080];2;0))" office:value-type="string" office:string-value="Hutang Usaha Program" calcext:value-type="string">
            <text:p>Hutang Usaha Program</text:p>
          </table:table-cell>
          <table:table-cell office:value-type="string" calcext:value-type="string">
            <text:p>2010021202</text:p>
          </table:table-cell>
          <table:table-cell table:formula="of:=IF(ISNA(VLOOKUP([.F484];[COA.$B$2:.$C$700];2;0));&quot;-&quot;;VLOOKUP([.F484];[COA.$B$2:.$C$700];2;0))" office:value-type="string" office:string-value="Hutang Usaha Program- Valas Local" calcext:value-type="string">
            <text:p>Hutang Usaha Program- Valas Loc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4</text:p>
          </table:table-cell>
          <table:table-cell office:value-type="string" calcext:value-type="string">
            <text:p>2010021102</text:p>
          </table:table-cell>
          <table:table-cell office:value-type="string" calcext:value-type="string">
            <text:p>Hutang Usaha Program-Local</text:p>
          </table:table-cell>
          <table:table-cell office:value-type="string" calcext:value-type="string">
            <text:p>2010021000</text:p>
          </table:table-cell>
          <table:table-cell table:formula="of:=IF(ISNA(VLOOKUP([.D485];[.$B$2:.$C$1080];2;0));&quot;-&quot;;VLOOKUP([.D485];[.$B$2:.$C$1080];2;0))" office:value-type="string" office:string-value="Hutang Usaha Program" calcext:value-type="string">
            <text:p>Hutang Usaha Program</text:p>
          </table:table-cell>
          <table:table-cell office:value-type="string" calcext:value-type="string">
            <text:p>2010021102</text:p>
          </table:table-cell>
          <table:table-cell table:formula="of:=IF(ISNA(VLOOKUP([.F485];[COA.$B$2:.$C$700];2;0));&quot;-&quot;;VLOOKUP([.F485];[COA.$B$2:.$C$700];2;0))" office:value-type="string" office:string-value="Hutang Usaha Program-Local" calcext:value-type="string">
            <text:p>Hutang Usaha Program-Loc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5</text:p>
          </table:table-cell>
          <table:table-cell office:value-type="string" calcext:value-type="string">
            <text:p>2010021201</text:p>
          </table:table-cell>
          <table:table-cell office:value-type="string" calcext:value-type="string">
            <text:p>Hutang Usaha Program- Valas Asing</text:p>
          </table:table-cell>
          <table:table-cell office:value-type="string" calcext:value-type="string">
            <text:p>2010021000</text:p>
          </table:table-cell>
          <table:table-cell table:formula="of:=IF(ISNA(VLOOKUP([.D486];[.$B$2:.$C$1080];2;0));&quot;-&quot;;VLOOKUP([.D486];[.$B$2:.$C$1080];2;0))" office:value-type="string" office:string-value="Hutang Usaha Program" calcext:value-type="string">
            <text:p>Hutang Usaha Program</text:p>
          </table:table-cell>
          <table:table-cell office:value-type="string" calcext:value-type="string">
            <text:p>2010021201</text:p>
          </table:table-cell>
          <table:table-cell table:formula="of:=IF(ISNA(VLOOKUP([.F486];[COA.$B$2:.$C$700];2;0));&quot;-&quot;;VLOOKUP([.F486];[COA.$B$2:.$C$700];2;0))" office:value-type="string" office:string-value="Hutang Usaha Program- Valas Asing" calcext:value-type="string">
            <text:p>Hutang Usaha Program- Valas As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6</text:p>
          </table:table-cell>
          <table:table-cell office:value-type="string" calcext:value-type="string">
            <text:p>2010021300</text:p>
          </table:table-cell>
          <table:table-cell office:value-type="string" calcext:value-type="string">
            <text:p>Hutang Usaha Inhouse</text:p>
          </table:table-cell>
          <table:table-cell office:value-type="string" calcext:value-type="string">
            <text:p>2010020000</text:p>
          </table:table-cell>
          <table:table-cell table:formula="of:=IF(ISNA(VLOOKUP([.D487];[.$B$2:.$C$1080];2;0));&quot;-&quot;;VLOOKUP([.D487];[.$B$2:.$C$1080];2;0))" office:value-type="string" office:string-value="Hutang Usaha" calcext:value-type="string">
            <text:p>Hutang Usaha</text:p>
          </table:table-cell>
          <table:table-cell table:style-name="ce2"/>
          <table:table-cell table:formula="of:=IF(ISNA(VLOOKUP([.F487];[COA.$B$2:.$C$700];2;0));&quot;-&quot;;VLOOKUP([.F487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7</text:p>
          </table:table-cell>
          <table:table-cell office:value-type="string" calcext:value-type="string">
            <text:p>2010021303</text:p>
          </table:table-cell>
          <table:table-cell office:value-type="string" calcext:value-type="string">
            <text:p>Hutang Usaha Inhouse-Barter</text:p>
          </table:table-cell>
          <table:table-cell office:value-type="string" calcext:value-type="string">
            <text:p>2010021300</text:p>
          </table:table-cell>
          <table:table-cell table:formula="of:=IF(ISNA(VLOOKUP([.D488];[.$B$2:.$C$1080];2;0));&quot;-&quot;;VLOOKUP([.D488];[.$B$2:.$C$1080];2;0))" office:value-type="string" office:string-value="Hutang Usaha Inhouse" calcext:value-type="string">
            <text:p>Hutang Usaha Inhouse</text:p>
          </table:table-cell>
          <table:table-cell office:value-type="string" calcext:value-type="string">
            <text:p>2010021303</text:p>
          </table:table-cell>
          <table:table-cell table:formula="of:=IF(ISNA(VLOOKUP([.F488];[COA.$B$2:.$C$700];2;0));&quot;-&quot;;VLOOKUP([.F488];[COA.$B$2:.$C$700];2;0))" office:value-type="string" office:string-value="Hutang Usaha Inhouse-Barter" calcext:value-type="string">
            <text:p>Hutang Usaha Inhouse-Bar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8</text:p>
          </table:table-cell>
          <table:table-cell office:value-type="string" calcext:value-type="string">
            <text:p>2010021302</text:p>
          </table:table-cell>
          <table:table-cell office:value-type="string" calcext:value-type="string">
            <text:p>Hutang Usaha Inhouse-Join</text:p>
          </table:table-cell>
          <table:table-cell office:value-type="string" calcext:value-type="string">
            <text:p>2010021300</text:p>
          </table:table-cell>
          <table:table-cell table:formula="of:=IF(ISNA(VLOOKUP([.D489];[.$B$2:.$C$1080];2;0));&quot;-&quot;;VLOOKUP([.D489];[.$B$2:.$C$1080];2;0))" office:value-type="string" office:string-value="Hutang Usaha Inhouse" calcext:value-type="string">
            <text:p>Hutang Usaha Inhouse</text:p>
          </table:table-cell>
          <table:table-cell office:value-type="string" calcext:value-type="string">
            <text:p>2010021302</text:p>
          </table:table-cell>
          <table:table-cell table:formula="of:=IF(ISNA(VLOOKUP([.F489];[COA.$B$2:.$C$700];2;0));&quot;-&quot;;VLOOKUP([.F489];[COA.$B$2:.$C$700];2;0))" office:value-type="string" office:string-value="Hutang Usaha Inhouse-Join" calcext:value-type="string">
            <text:p>Hutang Usaha Inhouse-Jo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9</text:p>
          </table:table-cell>
          <table:table-cell office:value-type="string" calcext:value-type="string">
            <text:p>2010021301</text:p>
          </table:table-cell>
          <table:table-cell office:value-type="string" calcext:value-type="string">
            <text:p>Hutang Usaha Inhouse-Program</text:p>
          </table:table-cell>
          <table:table-cell office:value-type="string" calcext:value-type="string">
            <text:p>2010021300</text:p>
          </table:table-cell>
          <table:table-cell table:formula="of:=IF(ISNA(VLOOKUP([.D490];[.$B$2:.$C$1080];2;0));&quot;-&quot;;VLOOKUP([.D490];[.$B$2:.$C$1080];2;0))" office:value-type="string" office:string-value="Hutang Usaha Inhouse" calcext:value-type="string">
            <text:p>Hutang Usaha Inhouse</text:p>
          </table:table-cell>
          <table:table-cell office:value-type="string" calcext:value-type="string">
            <text:p>2010021301</text:p>
          </table:table-cell>
          <table:table-cell table:formula="of:=IF(ISNA(VLOOKUP([.F490];[COA.$B$2:.$C$700];2;0));&quot;-&quot;;VLOOKUP([.F490];[COA.$B$2:.$C$700];2;0))" office:value-type="string" office:string-value="Hutang Usaha Inhouse-Program" calcext:value-type="string">
            <text:p>Hutang Usaha Inhouse-Progra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0</text:p>
          </table:table-cell>
          <table:table-cell office:value-type="string" calcext:value-type="string">
            <text:p>2010021304</text:p>
          </table:table-cell>
          <table:table-cell office:value-type="string" calcext:value-type="string">
            <text:p>Hutang Usaha Inhouse-Digital</text:p>
          </table:table-cell>
          <table:table-cell office:value-type="string" calcext:value-type="string">
            <text:p>2010021300</text:p>
          </table:table-cell>
          <table:table-cell table:formula="of:=IF(ISNA(VLOOKUP([.D491];[.$B$2:.$C$1080];2;0));&quot;-&quot;;VLOOKUP([.D491];[.$B$2:.$C$1080];2;0))" office:value-type="string" office:string-value="Hutang Usaha Inhouse" calcext:value-type="string">
            <text:p>Hutang Usaha Inhouse</text:p>
          </table:table-cell>
          <table:table-cell office:value-type="string" calcext:value-type="string">
            <text:p>2010021304</text:p>
          </table:table-cell>
          <table:table-cell table:formula="of:=IF(ISNA(VLOOKUP([.F491];[COA.$B$2:.$C$700];2;0));&quot;-&quot;;VLOOKUP([.F491];[COA.$B$2:.$C$700];2;0))" office:value-type="string" office:string-value="Hutang Usaha Inhouse-Digital" calcext:value-type="string">
            <text:p>Hutang Usaha Inhouse-Digi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1</text:p>
          </table:table-cell>
          <table:table-cell office:value-type="string" calcext:value-type="string">
            <text:p>2010030000</text:p>
          </table:table-cell>
          <table:table-cell office:value-type="string" calcext:value-type="string">
            <text:p>Hutang Capex</text:p>
          </table:table-cell>
          <table:table-cell office:value-type="string" calcext:value-type="string">
            <text:p>2010000000</text:p>
          </table:table-cell>
          <table:table-cell table:formula="of:=IF(ISNA(VLOOKUP([.D492];[.$B$2:.$C$1080];2;0));&quot;-&quot;;VLOOKUP([.D492];[.$B$2:.$C$1080];2;0))" office:value-type="string" office:string-value="Kewajiban Lancar" calcext:value-type="string">
            <text:p>Kewajiban Lancar</text:p>
          </table:table-cell>
          <table:table-cell table:style-name="ce2"/>
          <table:table-cell table:formula="of:=IF(ISNA(VLOOKUP([.F492];[COA.$B$2:.$C$700];2;0));&quot;-&quot;;VLOOKUP([.F492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2</text:p>
          </table:table-cell>
          <table:table-cell office:value-type="string" calcext:value-type="string">
            <text:p>2010030200</text:p>
          </table:table-cell>
          <table:table-cell office:value-type="string" calcext:value-type="string">
            <text:p>Hutang Capex Valas</text:p>
          </table:table-cell>
          <table:table-cell office:value-type="string" calcext:value-type="string">
            <text:p>2010030000</text:p>
          </table:table-cell>
          <table:table-cell table:formula="of:=IF(ISNA(VLOOKUP([.D493];[.$B$2:.$C$1080];2;0));&quot;-&quot;;VLOOKUP([.D493];[.$B$2:.$C$1080];2;0))" office:value-type="string" office:string-value="Hutang Capex" calcext:value-type="string">
            <text:p>Hutang Capex</text:p>
          </table:table-cell>
          <table:table-cell office:value-type="string" calcext:value-type="string">
            <text:p>2010030200</text:p>
          </table:table-cell>
          <table:table-cell table:formula="of:=IF(ISNA(VLOOKUP([.F493];[COA.$B$2:.$C$700];2;0));&quot;-&quot;;VLOOKUP([.F493];[COA.$B$2:.$C$700];2;0))" office:value-type="string" office:string-value="Hutang Capex Valas" calcext:value-type="string">
            <text:p>Hutang Capex Val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3</text:p>
          </table:table-cell>
          <table:table-cell office:value-type="string" calcext:value-type="string">
            <text:p>2010030100</text:p>
          </table:table-cell>
          <table:table-cell office:value-type="string" calcext:value-type="string">
            <text:p>Hutang Capex Rupiah</text:p>
          </table:table-cell>
          <table:table-cell office:value-type="string" calcext:value-type="string">
            <text:p>2010030000</text:p>
          </table:table-cell>
          <table:table-cell table:formula="of:=IF(ISNA(VLOOKUP([.D494];[.$B$2:.$C$1080];2;0));&quot;-&quot;;VLOOKUP([.D494];[.$B$2:.$C$1080];2;0))" office:value-type="string" office:string-value="Hutang Capex" calcext:value-type="string">
            <text:p>Hutang Capex</text:p>
          </table:table-cell>
          <table:table-cell office:value-type="string" calcext:value-type="string">
            <text:p>2010030100</text:p>
          </table:table-cell>
          <table:table-cell table:formula="of:=IF(ISNA(VLOOKUP([.F494];[COA.$B$2:.$C$700];2;0));&quot;-&quot;;VLOOKUP([.F494];[COA.$B$2:.$C$700];2;0))" office:value-type="string" office:string-value="Hutang Capex Rupiah" calcext:value-type="string">
            <text:p>Hutang Capex Rupi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4</text:p>
          </table:table-cell>
          <table:table-cell office:value-type="string" calcext:value-type="string">
            <text:p>2010040000</text:p>
          </table:table-cell>
          <table:table-cell office:value-type="string" calcext:value-type="string">
            <text:p>Hutang Leasing jk pendek</text:p>
          </table:table-cell>
          <table:table-cell office:value-type="string" calcext:value-type="string">
            <text:p>2010000000</text:p>
          </table:table-cell>
          <table:table-cell table:formula="of:=IF(ISNA(VLOOKUP([.D495];[.$B$2:.$C$1080];2;0));&quot;-&quot;;VLOOKUP([.D495];[.$B$2:.$C$1080];2;0))" office:value-type="string" office:string-value="Kewajiban Lancar" calcext:value-type="string">
            <text:p>Kewajiban Lancar</text:p>
          </table:table-cell>
          <table:table-cell table:style-name="ce2"/>
          <table:table-cell table:formula="of:=IF(ISNA(VLOOKUP([.F495];[COA.$B$2:.$C$700];2;0));&quot;-&quot;;VLOOKUP([.F49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5</text:p>
          </table:table-cell>
          <table:table-cell office:value-type="string" calcext:value-type="string">
            <text:p>2010040100</text:p>
          </table:table-cell>
          <table:table-cell office:value-type="string" calcext:value-type="string">
            <text:p>Hutang Leasing jk pendek-Kendaraan</text:p>
          </table:table-cell>
          <table:table-cell office:value-type="string" calcext:value-type="string">
            <text:p>2010040000</text:p>
          </table:table-cell>
          <table:table-cell table:formula="of:=IF(ISNA(VLOOKUP([.D496];[.$B$2:.$C$1080];2;0));&quot;-&quot;;VLOOKUP([.D496];[.$B$2:.$C$1080];2;0))" office:value-type="string" office:string-value="Hutang Leasing jk pendek" calcext:value-type="string">
            <text:p>Hutang Leasing jk pendek</text:p>
          </table:table-cell>
          <table:table-cell office:value-type="string" calcext:value-type="string">
            <text:p>2010040100</text:p>
          </table:table-cell>
          <table:table-cell table:formula="of:=IF(ISNA(VLOOKUP([.F496];[COA.$B$2:.$C$700];2;0));&quot;-&quot;;VLOOKUP([.F496];[COA.$B$2:.$C$700];2;0))" office:value-type="string" office:string-value="Hutang Leasing-Kendaraan" calcext:value-type="string">
            <text:p>Hutang Leasing-Kendara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6</text:p>
          </table:table-cell>
          <table:table-cell office:value-type="string" calcext:value-type="string">
            <text:p>2010040200</text:p>
          </table:table-cell>
          <table:table-cell office:value-type="string" calcext:value-type="string">
            <text:p>Hutang Leasing jk pendek-Broadcast Equip</text:p>
          </table:table-cell>
          <table:table-cell office:value-type="string" calcext:value-type="string">
            <text:p>2010040000</text:p>
          </table:table-cell>
          <table:table-cell table:formula="of:=IF(ISNA(VLOOKUP([.D497];[.$B$2:.$C$1080];2;0));&quot;-&quot;;VLOOKUP([.D497];[.$B$2:.$C$1080];2;0))" office:value-type="string" office:string-value="Hutang Leasing jk pendek" calcext:value-type="string">
            <text:p>Hutang Leasing jk pendek</text:p>
          </table:table-cell>
          <table:table-cell office:value-type="string" calcext:value-type="string">
            <text:p>2010040200</text:p>
          </table:table-cell>
          <table:table-cell table:formula="of:=IF(ISNA(VLOOKUP([.F497];[COA.$B$2:.$C$700];2;0));&quot;-&quot;;VLOOKUP([.F497];[COA.$B$2:.$C$700];2;0))" office:value-type="string" office:string-value="Hutang Leasing-Broadcast Equip" calcext:value-type="string">
            <text:p>Hutang Leasing-Broadcast Equi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7</text:p>
          </table:table-cell>
          <table:table-cell office:value-type="string" calcext:value-type="string">
            <text:p>2010050000</text:p>
          </table:table-cell>
          <table:table-cell office:value-type="string" calcext:value-type="string">
            <text:p>Hutang Operasional</text:p>
          </table:table-cell>
          <table:table-cell office:value-type="string" calcext:value-type="string">
            <text:p>2010000000</text:p>
          </table:table-cell>
          <table:table-cell table:formula="of:=IF(ISNA(VLOOKUP([.D498];[.$B$2:.$C$1080];2;0));&quot;-&quot;;VLOOKUP([.D498];[.$B$2:.$C$1080];2;0))" office:value-type="string" office:string-value="Kewajiban Lancar" calcext:value-type="string">
            <text:p>Kewajiban Lancar</text:p>
          </table:table-cell>
          <table:table-cell table:style-name="ce2"/>
          <table:table-cell table:formula="of:=IF(ISNA(VLOOKUP([.F498];[COA.$B$2:.$C$700];2;0));&quot;-&quot;;VLOOKUP([.F49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8</text:p>
          </table:table-cell>
          <table:table-cell office:value-type="string" calcext:value-type="string">
            <text:p>2010050200</text:p>
          </table:table-cell>
          <table:table-cell office:value-type="string" calcext:value-type="string">
            <text:p>Hutang Operasional Valas</text:p>
          </table:table-cell>
          <table:table-cell office:value-type="string" calcext:value-type="string">
            <text:p>2010050000</text:p>
          </table:table-cell>
          <table:table-cell table:formula="of:=IF(ISNA(VLOOKUP([.D499];[.$B$2:.$C$1080];2;0));&quot;-&quot;;VLOOKUP([.D499];[.$B$2:.$C$1080];2;0))" office:value-type="string" office:string-value="Hutang Operasional" calcext:value-type="string">
            <text:p>Hutang Operasional</text:p>
          </table:table-cell>
          <table:table-cell office:value-type="string" calcext:value-type="string">
            <text:p>2010050200</text:p>
          </table:table-cell>
          <table:table-cell table:formula="of:=IF(ISNA(VLOOKUP([.F499];[COA.$B$2:.$C$700];2;0));&quot;-&quot;;VLOOKUP([.F499];[COA.$B$2:.$C$700];2;0))" office:value-type="string" office:string-value="Hutang Operasional Valas" calcext:value-type="string">
            <text:p>Hutang Operasional Val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9</text:p>
          </table:table-cell>
          <table:table-cell office:value-type="string" calcext:value-type="string">
            <text:p>2010050100</text:p>
          </table:table-cell>
          <table:table-cell office:value-type="string" calcext:value-type="string">
            <text:p>Hutang Operasional Rupiah</text:p>
          </table:table-cell>
          <table:table-cell office:value-type="string" calcext:value-type="string">
            <text:p>2010050000</text:p>
          </table:table-cell>
          <table:table-cell table:formula="of:=IF(ISNA(VLOOKUP([.D500];[.$B$2:.$C$1080];2;0));&quot;-&quot;;VLOOKUP([.D500];[.$B$2:.$C$1080];2;0))" office:value-type="string" office:string-value="Hutang Operasional" calcext:value-type="string">
            <text:p>Hutang Operasional</text:p>
          </table:table-cell>
          <table:table-cell office:value-type="string" calcext:value-type="string">
            <text:p>2010050100</text:p>
          </table:table-cell>
          <table:table-cell table:formula="of:=IF(ISNA(VLOOKUP([.F500];[COA.$B$2:.$C$700];2;0));&quot;-&quot;;VLOOKUP([.F500];[COA.$B$2:.$C$700];2;0))" office:value-type="string" office:string-value="Hutang Operasional Rupiah" calcext:value-type="string">
            <text:p>Hutang Operasional Rupi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0</text:p>
          </table:table-cell>
          <table:table-cell office:value-type="string" calcext:value-type="string">
            <text:p>2010060000</text:p>
          </table:table-cell>
          <table:table-cell office:value-type="string" calcext:value-type="string">
            <text:p>Hutang Lain-lainnya</text:p>
          </table:table-cell>
          <table:table-cell office:value-type="string" calcext:value-type="string">
            <text:p>2010000000</text:p>
          </table:table-cell>
          <table:table-cell table:formula="of:=IF(ISNA(VLOOKUP([.D501];[.$B$2:.$C$1080];2;0));&quot;-&quot;;VLOOKUP([.D501];[.$B$2:.$C$1080];2;0))" office:value-type="string" office:string-value="Kewajiban Lancar" calcext:value-type="string">
            <text:p>Kewajiban Lancar</text:p>
          </table:table-cell>
          <table:table-cell table:style-name="ce2"/>
          <table:table-cell table:formula="of:=IF(ISNA(VLOOKUP([.F501];[COA.$B$2:.$C$700];2;0));&quot;-&quot;;VLOOKUP([.F50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1</text:p>
          </table:table-cell>
          <table:table-cell office:value-type="string" calcext:value-type="string">
            <text:p>2010060200</text:p>
          </table:table-cell>
          <table:table-cell office:value-type="string" calcext:value-type="string">
            <text:p>Hutang Lain-lainnya Valas</text:p>
          </table:table-cell>
          <table:table-cell office:value-type="string" calcext:value-type="string">
            <text:p>2010060000</text:p>
          </table:table-cell>
          <table:table-cell table:formula="of:=IF(ISNA(VLOOKUP([.D502];[.$B$2:.$C$1080];2;0));&quot;-&quot;;VLOOKUP([.D502];[.$B$2:.$C$1080];2;0))" office:value-type="string" office:string-value="Hutang Lain-lainnya" calcext:value-type="string">
            <text:p>Hutang Lain-lainnya</text:p>
          </table:table-cell>
          <table:table-cell office:value-type="string" calcext:value-type="string">
            <text:p>2010060200</text:p>
          </table:table-cell>
          <table:table-cell table:formula="of:=IF(ISNA(VLOOKUP([.F502];[COA.$B$2:.$C$700];2;0));&quot;-&quot;;VLOOKUP([.F502];[COA.$B$2:.$C$700];2;0))" office:value-type="string" office:string-value="Hutang Lain-lainnya Valas" calcext:value-type="string">
            <text:p>Hutang Lain-lainnya Val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2</text:p>
          </table:table-cell>
          <table:table-cell office:value-type="string" calcext:value-type="string">
            <text:p>2010060100</text:p>
          </table:table-cell>
          <table:table-cell office:value-type="string" calcext:value-type="string">
            <text:p>Hutang Lain-lainnya Rupiah</text:p>
          </table:table-cell>
          <table:table-cell office:value-type="string" calcext:value-type="string">
            <text:p>2010060000</text:p>
          </table:table-cell>
          <table:table-cell table:formula="of:=IF(ISNA(VLOOKUP([.D503];[.$B$2:.$C$1080];2;0));&quot;-&quot;;VLOOKUP([.D503];[.$B$2:.$C$1080];2;0))" office:value-type="string" office:string-value="Hutang Lain-lainnya" calcext:value-type="string">
            <text:p>Hutang Lain-lainnya</text:p>
          </table:table-cell>
          <table:table-cell office:value-type="string" calcext:value-type="string">
            <text:p>2010060100</text:p>
          </table:table-cell>
          <table:table-cell table:formula="of:=IF(ISNA(VLOOKUP([.F503];[COA.$B$2:.$C$700];2;0));&quot;-&quot;;VLOOKUP([.F503];[COA.$B$2:.$C$700];2;0))" office:value-type="string" office:string-value="Hutang Lain-lainnya Rupiah" calcext:value-type="string">
            <text:p>Hutang Lain-lainnya Rupi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3</text:p>
          </table:table-cell>
          <table:table-cell office:value-type="string" calcext:value-type="string">
            <text:p>2010070000</text:p>
          </table:table-cell>
          <table:table-cell office:value-type="string" calcext:value-type="string">
            <text:p>Hutang Affiliasi</text:p>
          </table:table-cell>
          <table:table-cell office:value-type="string" calcext:value-type="string">
            <text:p>2010000000</text:p>
          </table:table-cell>
          <table:table-cell table:formula="of:=IF(ISNA(VLOOKUP([.D504];[.$B$2:.$C$1080];2;0));&quot;-&quot;;VLOOKUP([.D504];[.$B$2:.$C$1080];2;0))" office:value-type="string" office:string-value="Kewajiban Lancar" calcext:value-type="string">
            <text:p>Kewajiban Lancar</text:p>
          </table:table-cell>
          <table:table-cell table:style-name="ce2"/>
          <table:table-cell table:formula="of:=IF(ISNA(VLOOKUP([.F504];[COA.$B$2:.$C$700];2;0));&quot;-&quot;;VLOOKUP([.F50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4</text:p>
          </table:table-cell>
          <table:table-cell office:value-type="string" calcext:value-type="string">
            <text:p>2010070100</text:p>
          </table:table-cell>
          <table:table-cell office:value-type="string" calcext:value-type="string">
            <text:p>Hutang Affiliasi-Rupiah</text:p>
          </table:table-cell>
          <table:table-cell office:value-type="string" calcext:value-type="string">
            <text:p>2010070000</text:p>
          </table:table-cell>
          <table:table-cell table:formula="of:=IF(ISNA(VLOOKUP([.D505];[.$B$2:.$C$1080];2;0));&quot;-&quot;;VLOOKUP([.D505];[.$B$2:.$C$1080];2;0))" office:value-type="string" office:string-value="Hutang Affiliasi" calcext:value-type="string">
            <text:p>Hutang Affiliasi</text:p>
          </table:table-cell>
          <table:table-cell office:value-type="string" calcext:value-type="string">
            <text:p>2010070100</text:p>
          </table:table-cell>
          <table:table-cell table:formula="of:=IF(ISNA(VLOOKUP([.F505];[COA.$B$2:.$C$700];2;0));&quot;-&quot;;VLOOKUP([.F505];[COA.$B$2:.$C$700];2;0))" office:value-type="string" office:string-value="Hutang Affiliasi-Rupiah" calcext:value-type="string">
            <text:p>Hutang Affiliasi-Rupi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5</text:p>
          </table:table-cell>
          <table:table-cell office:value-type="string" calcext:value-type="string">
            <text:p>2010070200</text:p>
          </table:table-cell>
          <table:table-cell office:value-type="string" calcext:value-type="string">
            <text:p>Hutang Affiliasi - USD</text:p>
          </table:table-cell>
          <table:table-cell office:value-type="string" calcext:value-type="string">
            <text:p>2010070000</text:p>
          </table:table-cell>
          <table:table-cell table:formula="of:=IF(ISNA(VLOOKUP([.D506];[.$B$2:.$C$1080];2;0));&quot;-&quot;;VLOOKUP([.D506];[.$B$2:.$C$1080];2;0))" office:value-type="string" office:string-value="Hutang Affiliasi" calcext:value-type="string">
            <text:p>Hutang Affiliasi</text:p>
          </table:table-cell>
          <table:table-cell office:value-type="string" calcext:value-type="string">
            <text:p>2010070200</text:p>
          </table:table-cell>
          <table:table-cell table:formula="of:=IF(ISNA(VLOOKUP([.F506];[COA.$B$2:.$C$700];2;0));&quot;-&quot;;VLOOKUP([.F506];[COA.$B$2:.$C$700];2;0))" office:value-type="string" office:string-value="Hutang Affiliasi - USD" calcext:value-type="string">
            <text:p>Hutang Affiliasi - US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6</text:p>
          </table:table-cell>
          <table:table-cell office:value-type="string" calcext:value-type="string">
            <text:p>2010080000</text:p>
          </table:table-cell>
          <table:table-cell office:value-type="string" calcext:value-type="string">
            <text:p>Hutang Pajak</text:p>
          </table:table-cell>
          <table:table-cell office:value-type="string" calcext:value-type="string">
            <text:p>2010000000</text:p>
          </table:table-cell>
          <table:table-cell table:formula="of:=IF(ISNA(VLOOKUP([.D507];[.$B$2:.$C$1080];2;0));&quot;-&quot;;VLOOKUP([.D507];[.$B$2:.$C$1080];2;0))" office:value-type="string" office:string-value="Kewajiban Lancar" calcext:value-type="string">
            <text:p>Kewajiban Lancar</text:p>
          </table:table-cell>
          <table:table-cell table:style-name="ce2"/>
          <table:table-cell table:formula="of:=IF(ISNA(VLOOKUP([.F507];[COA.$B$2:.$C$700];2;0));&quot;-&quot;;VLOOKUP([.F507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7</text:p>
          </table:table-cell>
          <table:table-cell office:value-type="string" calcext:value-type="string">
            <text:p>2010080900</text:p>
          </table:table-cell>
          <table:table-cell office:value-type="string" calcext:value-type="string">
            <text:p>Hutang Pajak-SKP PPh Pasal 26</text:p>
          </table:table-cell>
          <table:table-cell office:value-type="string" calcext:value-type="string">
            <text:p>2010080000</text:p>
          </table:table-cell>
          <table:table-cell table:formula="of:=IF(ISNA(VLOOKUP([.D508];[.$B$2:.$C$1080];2;0));&quot;-&quot;;VLOOKUP([.D508];[.$B$2:.$C$1080];2;0))" office:value-type="string" office:string-value="Hutang Pajak" calcext:value-type="string">
            <text:p>Hutang Pajak</text:p>
          </table:table-cell>
          <table:table-cell office:value-type="string" calcext:value-type="string">
            <text:p>2010080900</text:p>
          </table:table-cell>
          <table:table-cell table:formula="of:=IF(ISNA(VLOOKUP([.F508];[COA.$B$2:.$C$700];2;0));&quot;-&quot;;VLOOKUP([.F508];[COA.$B$2:.$C$700];2;0))" office:value-type="string" office:string-value="Hutang Pajak-SKP PPh Pasal 26" calcext:value-type="string">
            <text:p>Hutang Pajak-SKP PPh Pasal 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8</text:p>
          </table:table-cell>
          <table:table-cell office:value-type="string" calcext:value-type="string">
            <text:p>2010081200</text:p>
          </table:table-cell>
          <table:table-cell office:value-type="string" calcext:value-type="string">
            <text:p>Hutang Pajak PPN</text:p>
          </table:table-cell>
          <table:table-cell office:value-type="string" calcext:value-type="string">
            <text:p>2010080000</text:p>
          </table:table-cell>
          <table:table-cell table:formula="of:=IF(ISNA(VLOOKUP([.D509];[.$B$2:.$C$1080];2;0));&quot;-&quot;;VLOOKUP([.D509];[.$B$2:.$C$1080];2;0))" office:value-type="string" office:string-value="Hutang Pajak" calcext:value-type="string">
            <text:p>Hutang Pajak</text:p>
          </table:table-cell>
          <table:table-cell office:value-type="string" calcext:value-type="string">
            <text:p>2010081200</text:p>
          </table:table-cell>
          <table:table-cell table:formula="of:=IF(ISNA(VLOOKUP([.F509];[COA.$B$2:.$C$700];2;0));&quot;-&quot;;VLOOKUP([.F509];[COA.$B$2:.$C$700];2;0))" office:value-type="string" office:string-value="Hutang Pajak PPN" calcext:value-type="string">
            <text:p>Hutang Pajak PP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9</text:p>
          </table:table-cell>
          <table:table-cell office:value-type="string" calcext:value-type="string">
            <text:p>2010081500</text:p>
          </table:table-cell>
          <table:table-cell office:value-type="string" calcext:value-type="string">
            <text:p>Hutang Pajak PPN-Out-Faktur Blm Diterbitkan</text:p>
          </table:table-cell>
          <table:table-cell office:value-type="string" calcext:value-type="string">
            <text:p>2010080000</text:p>
          </table:table-cell>
          <table:table-cell table:formula="of:=IF(ISNA(VLOOKUP([.D510];[.$B$2:.$C$1080];2;0));&quot;-&quot;;VLOOKUP([.D510];[.$B$2:.$C$1080];2;0))" office:value-type="string" office:string-value="Hutang Pajak" calcext:value-type="string">
            <text:p>Hutang Pajak</text:p>
          </table:table-cell>
          <table:table-cell office:value-type="string" calcext:value-type="string">
            <text:p>2010081500</text:p>
          </table:table-cell>
          <table:table-cell table:formula="of:=IF(ISNA(VLOOKUP([.F510];[COA.$B$2:.$C$700];2;0));&quot;-&quot;;VLOOKUP([.F510];[COA.$B$2:.$C$700];2;0))" office:value-type="string" office:string-value="Hutang Pajak PPN-Out-Faktur Blm Diterbitkan" calcext:value-type="string">
            <text:p>Hutang Pajak PPN-Out-Faktur Blm Diterbitk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0</text:p>
          </table:table-cell>
          <table:table-cell office:value-type="string" calcext:value-type="string">
            <text:p>2010080200</text:p>
          </table:table-cell>
          <table:table-cell office:value-type="string" calcext:value-type="string">
            <text:p>Hutang Pajak-PPh Pasal 21</text:p>
          </table:table-cell>
          <table:table-cell office:value-type="string" calcext:value-type="string">
            <text:p>2010080000</text:p>
          </table:table-cell>
          <table:table-cell table:formula="of:=IF(ISNA(VLOOKUP([.D511];[.$B$2:.$C$1080];2;0));&quot;-&quot;;VLOOKUP([.D511];[.$B$2:.$C$1080];2;0))" office:value-type="string" office:string-value="Hutang Pajak" calcext:value-type="string">
            <text:p>Hutang Pajak</text:p>
          </table:table-cell>
          <table:table-cell office:value-type="string" calcext:value-type="string">
            <text:p>2010080200</text:p>
          </table:table-cell>
          <table:table-cell table:formula="of:=IF(ISNA(VLOOKUP([.F511];[COA.$B$2:.$C$700];2;0));&quot;-&quot;;VLOOKUP([.F511];[COA.$B$2:.$C$700];2;0))" office:value-type="string" office:string-value="Hutang Pajak-PPh Pasal 21" calcext:value-type="string">
            <text:p>Hutang Pajak-PPh Pasal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1</text:p>
          </table:table-cell>
          <table:table-cell office:value-type="string" calcext:value-type="string">
            <text:p>2010080500</text:p>
          </table:table-cell>
          <table:table-cell office:value-type="string" calcext:value-type="string">
            <text:p>Hutang Pajak-PPh Pasal 23-Non Royalty</text:p>
          </table:table-cell>
          <table:table-cell office:value-type="string" calcext:value-type="string">
            <text:p>2010080000</text:p>
          </table:table-cell>
          <table:table-cell table:formula="of:=IF(ISNA(VLOOKUP([.D512];[.$B$2:.$C$1080];2;0));&quot;-&quot;;VLOOKUP([.D512];[.$B$2:.$C$1080];2;0))" office:value-type="string" office:string-value="Hutang Pajak" calcext:value-type="string">
            <text:p>Hutang Pajak</text:p>
          </table:table-cell>
          <table:table-cell office:value-type="string" calcext:value-type="string">
            <text:p>2010080500</text:p>
          </table:table-cell>
          <table:table-cell table:formula="of:=IF(ISNA(VLOOKUP([.F512];[COA.$B$2:.$C$700];2;0));&quot;-&quot;;VLOOKUP([.F512];[COA.$B$2:.$C$700];2;0))" office:value-type="string" office:string-value="Hutang Pajak-PPh Pasal 23-Non Royalty" calcext:value-type="string">
            <text:p>Hutang Pajak-PPh Pasal 23-Non Roya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2</text:p>
          </table:table-cell>
          <table:table-cell office:value-type="string" calcext:value-type="string">
            <text:p>2010080800</text:p>
          </table:table-cell>
          <table:table-cell office:value-type="string" calcext:value-type="string">
            <text:p>Hutang Pajak-PPh Pasal 26</text:p>
          </table:table-cell>
          <table:table-cell office:value-type="string" calcext:value-type="string">
            <text:p>2010080000</text:p>
          </table:table-cell>
          <table:table-cell table:formula="of:=IF(ISNA(VLOOKUP([.D513];[.$B$2:.$C$1080];2;0));&quot;-&quot;;VLOOKUP([.D513];[.$B$2:.$C$1080];2;0))" office:value-type="string" office:string-value="Hutang Pajak" calcext:value-type="string">
            <text:p>Hutang Pajak</text:p>
          </table:table-cell>
          <table:table-cell office:value-type="string" calcext:value-type="string">
            <text:p>2010080800</text:p>
          </table:table-cell>
          <table:table-cell table:formula="of:=IF(ISNA(VLOOKUP([.F513];[COA.$B$2:.$C$700];2;0));&quot;-&quot;;VLOOKUP([.F513];[COA.$B$2:.$C$700];2;0))" office:value-type="string" office:string-value="Hutang Pajak-PPh Pasal 26" calcext:value-type="string">
            <text:p>Hutang Pajak-PPh Pasal 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3</text:p>
          </table:table-cell>
          <table:table-cell office:value-type="string" calcext:value-type="string">
            <text:p>2010081100</text:p>
          </table:table-cell>
          <table:table-cell office:value-type="string" calcext:value-type="string">
            <text:p>Hutang Pajak SKP Pph 23</text:p>
          </table:table-cell>
          <table:table-cell office:value-type="string" calcext:value-type="string">
            <text:p>2010080000</text:p>
          </table:table-cell>
          <table:table-cell table:formula="of:=IF(ISNA(VLOOKUP([.D514];[.$B$2:.$C$1080];2;0));&quot;-&quot;;VLOOKUP([.D514];[.$B$2:.$C$1080];2;0))" office:value-type="string" office:string-value="Hutang Pajak" calcext:value-type="string">
            <text:p>Hutang Pajak</text:p>
          </table:table-cell>
          <table:table-cell office:value-type="string" calcext:value-type="string">
            <text:p>2010081100</text:p>
          </table:table-cell>
          <table:table-cell table:formula="of:=IF(ISNA(VLOOKUP([.F514];[COA.$B$2:.$C$700];2;0));&quot;-&quot;;VLOOKUP([.F514];[COA.$B$2:.$C$700];2;0))" office:value-type="string" office:string-value="Hutang Pajak SKP Pph 23" calcext:value-type="string">
            <text:p>Hutang Pajak SKP Pph 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4</text:p>
          </table:table-cell>
          <table:table-cell office:value-type="string" calcext:value-type="string">
            <text:p>2010081400</text:p>
          </table:table-cell>
          <table:table-cell office:value-type="string" calcext:value-type="string">
            <text:p>Hutang Pajak SKP PPN</text:p>
          </table:table-cell>
          <table:table-cell office:value-type="string" calcext:value-type="string">
            <text:p>2010080000</text:p>
          </table:table-cell>
          <table:table-cell table:formula="of:=IF(ISNA(VLOOKUP([.D515];[.$B$2:.$C$1080];2;0));&quot;-&quot;;VLOOKUP([.D515];[.$B$2:.$C$1080];2;0))" office:value-type="string" office:string-value="Hutang Pajak" calcext:value-type="string">
            <text:p>Hutang Pajak</text:p>
          </table:table-cell>
          <table:table-cell office:value-type="string" calcext:value-type="string">
            <text:p>2010081400</text:p>
          </table:table-cell>
          <table:table-cell table:formula="of:=IF(ISNA(VLOOKUP([.F515];[COA.$B$2:.$C$700];2;0));&quot;-&quot;;VLOOKUP([.F515];[COA.$B$2:.$C$700];2;0))" office:value-type="string" office:string-value="Hutang Pajak SKP PPN" calcext:value-type="string">
            <text:p>Hutang Pajak SKP PP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5</text:p>
          </table:table-cell>
          <table:table-cell office:value-type="string" calcext:value-type="string">
            <text:p>2010080100</text:p>
          </table:table-cell>
          <table:table-cell office:value-type="string" calcext:value-type="string">
            <text:p>Hutang Pajak-PPh</text:p>
          </table:table-cell>
          <table:table-cell office:value-type="string" calcext:value-type="string">
            <text:p>2010080000</text:p>
          </table:table-cell>
          <table:table-cell table:formula="of:=IF(ISNA(VLOOKUP([.D516];[.$B$2:.$C$1080];2;0));&quot;-&quot;;VLOOKUP([.D516];[.$B$2:.$C$1080];2;0))" office:value-type="string" office:string-value="Hutang Pajak" calcext:value-type="string">
            <text:p>Hutang Pajak</text:p>
          </table:table-cell>
          <table:table-cell office:value-type="string" calcext:value-type="string">
            <text:p>2010080100</text:p>
          </table:table-cell>
          <table:table-cell table:formula="of:=IF(ISNA(VLOOKUP([.F516];[COA.$B$2:.$C$700];2;0));&quot;-&quot;;VLOOKUP([.F516];[COA.$B$2:.$C$700];2;0))" office:value-type="string" office:string-value="Hutang Pajak-PPh" calcext:value-type="string">
            <text:p>Hutang Pajak-PP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6</text:p>
          </table:table-cell>
          <table:table-cell office:value-type="string" calcext:value-type="string">
            <text:p>2010081700</text:p>
          </table:table-cell>
          <table:table-cell office:value-type="string" calcext:value-type="string">
            <text:p>Hutang Pajak PPN Out NRBT</text:p>
          </table:table-cell>
          <table:table-cell office:value-type="string" calcext:value-type="string">
            <text:p>2010080000</text:p>
          </table:table-cell>
          <table:table-cell table:formula="of:=IF(ISNA(VLOOKUP([.D517];[.$B$2:.$C$1080];2;0));&quot;-&quot;;VLOOKUP([.D517];[.$B$2:.$C$1080];2;0))" office:value-type="string" office:string-value="Hutang Pajak" calcext:value-type="string">
            <text:p>Hutang Pajak</text:p>
          </table:table-cell>
          <table:table-cell office:value-type="string" calcext:value-type="string">
            <text:p>2010081700</text:p>
          </table:table-cell>
          <table:table-cell table:formula="of:=IF(ISNA(VLOOKUP([.F517];[COA.$B$2:.$C$700];2;0));&quot;-&quot;;VLOOKUP([.F517];[COA.$B$2:.$C$700];2;0))" office:value-type="string" office:string-value="Hutang Pajak PPN Out NRBT" calcext:value-type="string">
            <text:p>Hutang Pajak PPN Out NRB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7</text:p>
          </table:table-cell>
          <table:table-cell office:value-type="string" calcext:value-type="string">
            <text:p>2010080400</text:p>
          </table:table-cell>
          <table:table-cell office:value-type="string" calcext:value-type="string">
            <text:p>Hutang Pajak-PPh Pasal 22</text:p>
          </table:table-cell>
          <table:table-cell office:value-type="string" calcext:value-type="string">
            <text:p>2010080000</text:p>
          </table:table-cell>
          <table:table-cell table:formula="of:=IF(ISNA(VLOOKUP([.D518];[.$B$2:.$C$1080];2;0));&quot;-&quot;;VLOOKUP([.D518];[.$B$2:.$C$1080];2;0))" office:value-type="string" office:string-value="Hutang Pajak" calcext:value-type="string">
            <text:p>Hutang Pajak</text:p>
          </table:table-cell>
          <table:table-cell office:value-type="string" calcext:value-type="string">
            <text:p>2010080400</text:p>
          </table:table-cell>
          <table:table-cell table:formula="of:=IF(ISNA(VLOOKUP([.F518];[COA.$B$2:.$C$700];2;0));&quot;-&quot;;VLOOKUP([.F518];[COA.$B$2:.$C$700];2;0))" office:value-type="string" office:string-value="Hutang Pajak-PPh Pasal 22" calcext:value-type="string">
            <text:p>Hutang Pajak-PPh Pasal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8</text:p>
          </table:table-cell>
          <table:table-cell office:value-type="string" calcext:value-type="string">
            <text:p>2010080700</text:p>
          </table:table-cell>
          <table:table-cell office:value-type="string" calcext:value-type="string">
            <text:p>Hutang Pajak-PPh Pasal 25</text:p>
          </table:table-cell>
          <table:table-cell office:value-type="string" calcext:value-type="string">
            <text:p>2010080000</text:p>
          </table:table-cell>
          <table:table-cell table:formula="of:=IF(ISNA(VLOOKUP([.D519];[.$B$2:.$C$1080];2;0));&quot;-&quot;;VLOOKUP([.D519];[.$B$2:.$C$1080];2;0))" office:value-type="string" office:string-value="Hutang Pajak" calcext:value-type="string">
            <text:p>Hutang Pajak</text:p>
          </table:table-cell>
          <table:table-cell office:value-type="string" calcext:value-type="string">
            <text:p>2010080700</text:p>
          </table:table-cell>
          <table:table-cell table:formula="of:=IF(ISNA(VLOOKUP([.F519];[COA.$B$2:.$C$700];2;0));&quot;-&quot;;VLOOKUP([.F519];[COA.$B$2:.$C$700];2;0))" office:value-type="string" office:string-value="Hutang Pajak-PPh Pasal 25" calcext:value-type="string">
            <text:p>Hutang Pajak-PPh Pasal 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9</text:p>
          </table:table-cell>
          <table:table-cell office:value-type="string" calcext:value-type="string">
            <text:p>2010081000</text:p>
          </table:table-cell>
          <table:table-cell office:value-type="string" calcext:value-type="string">
            <text:p>Hutang Pajak-PPh Final</text:p>
          </table:table-cell>
          <table:table-cell office:value-type="string" calcext:value-type="string">
            <text:p>2010080000</text:p>
          </table:table-cell>
          <table:table-cell table:formula="of:=IF(ISNA(VLOOKUP([.D520];[.$B$2:.$C$1080];2;0));&quot;-&quot;;VLOOKUP([.D520];[.$B$2:.$C$1080];2;0))" office:value-type="string" office:string-value="Hutang Pajak" calcext:value-type="string">
            <text:p>Hutang Pajak</text:p>
          </table:table-cell>
          <table:table-cell office:value-type="string" calcext:value-type="string">
            <text:p>2010081000</text:p>
          </table:table-cell>
          <table:table-cell table:formula="of:=IF(ISNA(VLOOKUP([.F520];[COA.$B$2:.$C$700];2;0));&quot;-&quot;;VLOOKUP([.F520];[COA.$B$2:.$C$700];2;0))" office:value-type="string" office:string-value="Hutang Pajak-PPh Final" calcext:value-type="string">
            <text:p>Hutang Pajak-PPh Fin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0</text:p>
          </table:table-cell>
          <table:table-cell office:value-type="string" calcext:value-type="string">
            <text:p>2010081300</text:p>
          </table:table-cell>
          <table:table-cell office:value-type="string" calcext:value-type="string">
            <text:p>Hutang Pajak PPN-Out</text:p>
          </table:table-cell>
          <table:table-cell office:value-type="string" calcext:value-type="string">
            <text:p>2010080000</text:p>
          </table:table-cell>
          <table:table-cell table:formula="of:=IF(ISNA(VLOOKUP([.D521];[.$B$2:.$C$1080];2;0));&quot;-&quot;;VLOOKUP([.D521];[.$B$2:.$C$1080];2;0))" office:value-type="string" office:string-value="Hutang Pajak" calcext:value-type="string">
            <text:p>Hutang Pajak</text:p>
          </table:table-cell>
          <table:table-cell office:value-type="string" calcext:value-type="string">
            <text:p>2010081300</text:p>
          </table:table-cell>
          <table:table-cell table:formula="of:=IF(ISNA(VLOOKUP([.F521];[COA.$B$2:.$C$700];2;0));&quot;-&quot;;VLOOKUP([.F521];[COA.$B$2:.$C$700];2;0))" office:value-type="string" office:string-value="Hutang Pajak PPN-Out" calcext:value-type="string">
            <text:p>Hutang Pajak PPN-Ou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1</text:p>
          </table:table-cell>
          <table:table-cell office:value-type="string" calcext:value-type="string">
            <text:p>2010081600</text:p>
          </table:table-cell>
          <table:table-cell office:value-type="string" calcext:value-type="string">
            <text:p>Hutang Pajak PPN Impor</text:p>
          </table:table-cell>
          <table:table-cell office:value-type="string" calcext:value-type="string">
            <text:p>2010080000</text:p>
          </table:table-cell>
          <table:table-cell table:formula="of:=IF(ISNA(VLOOKUP([.D522];[.$B$2:.$C$1080];2;0));&quot;-&quot;;VLOOKUP([.D522];[.$B$2:.$C$1080];2;0))" office:value-type="string" office:string-value="Hutang Pajak" calcext:value-type="string">
            <text:p>Hutang Pajak</text:p>
          </table:table-cell>
          <table:table-cell office:value-type="string" calcext:value-type="string">
            <text:p>2010081600</text:p>
          </table:table-cell>
          <table:table-cell table:formula="of:=IF(ISNA(VLOOKUP([.F522];[COA.$B$2:.$C$700];2;0));&quot;-&quot;;VLOOKUP([.F522];[COA.$B$2:.$C$700];2;0))" office:value-type="string" office:string-value="Hutang Pajak PPN Impor" calcext:value-type="string">
            <text:p>Hutang Pajak PPN Imp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2</text:p>
          </table:table-cell>
          <table:table-cell office:value-type="string" calcext:value-type="string">
            <text:p>2010080300</text:p>
          </table:table-cell>
          <table:table-cell office:value-type="string" calcext:value-type="string">
            <text:p>Hutang Pajak-PPh Pasal 21 Tahunan</text:p>
          </table:table-cell>
          <table:table-cell office:value-type="string" calcext:value-type="string">
            <text:p>2010080000</text:p>
          </table:table-cell>
          <table:table-cell table:formula="of:=IF(ISNA(VLOOKUP([.D523];[.$B$2:.$C$1080];2;0));&quot;-&quot;;VLOOKUP([.D523];[.$B$2:.$C$1080];2;0))" office:value-type="string" office:string-value="Hutang Pajak" calcext:value-type="string">
            <text:p>Hutang Pajak</text:p>
          </table:table-cell>
          <table:table-cell office:value-type="string" calcext:value-type="string">
            <text:p>2010080300</text:p>
          </table:table-cell>
          <table:table-cell table:formula="of:=IF(ISNA(VLOOKUP([.F523];[COA.$B$2:.$C$700];2;0));&quot;-&quot;;VLOOKUP([.F523];[COA.$B$2:.$C$700];2;0))" office:value-type="string" office:string-value="Hutang Pajak-PPh Pasal 21 Tahunan" calcext:value-type="string">
            <text:p>Hutang Pajak-PPh Pasal 21 Tahun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3</text:p>
          </table:table-cell>
          <table:table-cell office:value-type="string" calcext:value-type="string">
            <text:p>2010080600</text:p>
          </table:table-cell>
          <table:table-cell office:value-type="string" calcext:value-type="string">
            <text:p>Hutang Pajak-PPh Pasal 23 Royalti</text:p>
          </table:table-cell>
          <table:table-cell office:value-type="string" calcext:value-type="string">
            <text:p>2010080000</text:p>
          </table:table-cell>
          <table:table-cell table:formula="of:=IF(ISNA(VLOOKUP([.D524];[.$B$2:.$C$1080];2;0));&quot;-&quot;;VLOOKUP([.D524];[.$B$2:.$C$1080];2;0))" office:value-type="string" office:string-value="Hutang Pajak" calcext:value-type="string">
            <text:p>Hutang Pajak</text:p>
          </table:table-cell>
          <table:table-cell office:value-type="string" calcext:value-type="string">
            <text:p>2010080600</text:p>
          </table:table-cell>
          <table:table-cell table:formula="of:=IF(ISNA(VLOOKUP([.F524];[COA.$B$2:.$C$700];2;0));&quot;-&quot;;VLOOKUP([.F524];[COA.$B$2:.$C$700];2;0))" office:value-type="string" office:string-value="Hutang Pajak-PPh Pasal 23 Royalti" calcext:value-type="string">
            <text:p>Hutang Pajak-PPh Pasal 23 Royalt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4</text:p>
          </table:table-cell>
          <table:table-cell office:value-type="string" calcext:value-type="string">
            <text:p>2010090000</text:p>
          </table:table-cell>
          <table:table-cell office:value-type="string" calcext:value-type="string">
            <text:p>Pendapatan Diterima Dimuka</text:p>
          </table:table-cell>
          <table:table-cell office:value-type="string" calcext:value-type="string">
            <text:p>2010000000</text:p>
          </table:table-cell>
          <table:table-cell table:formula="of:=IF(ISNA(VLOOKUP([.D525];[.$B$2:.$C$1080];2;0));&quot;-&quot;;VLOOKUP([.D525];[.$B$2:.$C$1080];2;0))" office:value-type="string" office:string-value="Kewajiban Lancar" calcext:value-type="string">
            <text:p>Kewajiban Lancar</text:p>
          </table:table-cell>
          <table:table-cell table:style-name="ce2"/>
          <table:table-cell table:formula="of:=IF(ISNA(VLOOKUP([.F525];[COA.$B$2:.$C$700];2;0));&quot;-&quot;;VLOOKUP([.F52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5</text:p>
          </table:table-cell>
          <table:table-cell office:value-type="string" calcext:value-type="string">
            <text:p>2010090100</text:p>
          </table:table-cell>
          <table:table-cell office:value-type="string" calcext:value-type="string">
            <text:p>Pendapatan Diterima Dimuka-Tunai</text:p>
          </table:table-cell>
          <table:table-cell office:value-type="string" calcext:value-type="string">
            <text:p>2010090000</text:p>
          </table:table-cell>
          <table:table-cell table:formula="of:=IF(ISNA(VLOOKUP([.D526];[.$B$2:.$C$1080];2;0));&quot;-&quot;;VLOOKUP([.D526];[.$B$2:.$C$1080];2;0))" office:value-type="string" office:string-value="Pendapatan Diterima Dimuka" calcext:value-type="string">
            <text:p>Pendapatan Diterima Dimuka</text:p>
          </table:table-cell>
          <table:table-cell office:value-type="string" calcext:value-type="string">
            <text:p>2010090100</text:p>
          </table:table-cell>
          <table:table-cell table:formula="of:=IF(ISNA(VLOOKUP([.F526];[COA.$B$2:.$C$700];2;0));&quot;-&quot;;VLOOKUP([.F526];[COA.$B$2:.$C$700];2;0))" office:value-type="string" office:string-value="Pendapatan Diterima Dimuka-Tunai" calcext:value-type="string">
            <text:p>Pendapatan Diterima Dimuka-Tun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6</text:p>
          </table:table-cell>
          <table:table-cell office:value-type="string" calcext:value-type="string">
            <text:p>2010090400</text:p>
          </table:table-cell>
          <table:table-cell office:value-type="string" calcext:value-type="string">
            <text:p>Pendptn Diterima Dimuka-Sewa Pemancar(Modul AR)</text:p>
          </table:table-cell>
          <table:table-cell office:value-type="string" calcext:value-type="string">
            <text:p>2010090000</text:p>
          </table:table-cell>
          <table:table-cell table:formula="of:=IF(ISNA(VLOOKUP([.D527];[.$B$2:.$C$1080];2;0));&quot;-&quot;;VLOOKUP([.D527];[.$B$2:.$C$1080];2;0))" office:value-type="string" office:string-value="Pendapatan Diterima Dimuka" calcext:value-type="string">
            <text:p>Pendapatan Diterima Dimuka</text:p>
          </table:table-cell>
          <table:table-cell office:value-type="string" calcext:value-type="string">
            <text:p>2010090400</text:p>
          </table:table-cell>
          <table:table-cell table:formula="of:=IF(ISNA(VLOOKUP([.F527];[COA.$B$2:.$C$700];2;0));&quot;-&quot;;VLOOKUP([.F527];[COA.$B$2:.$C$700];2;0))" office:value-type="string" office:string-value="Pendptn Diterima Dimuka-Sewa PemancaR" calcext:value-type="string">
            <text:p>Pendptn Diterima Dimuka-Sewa Pemanca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7</text:p>
          </table:table-cell>
          <table:table-cell office:value-type="string" calcext:value-type="string">
            <text:p>2010090300</text:p>
          </table:table-cell>
          <table:table-cell office:value-type="string" calcext:value-type="string">
            <text:p>PDD-Sewa Gedung (Modul AR)</text:p>
          </table:table-cell>
          <table:table-cell office:value-type="string" calcext:value-type="string">
            <text:p>2010090000</text:p>
          </table:table-cell>
          <table:table-cell table:formula="of:=IF(ISNA(VLOOKUP([.D528];[.$B$2:.$C$1080];2;0));&quot;-&quot;;VLOOKUP([.D528];[.$B$2:.$C$1080];2;0))" office:value-type="string" office:string-value="Pendapatan Diterima Dimuka" calcext:value-type="string">
            <text:p>Pendapatan Diterima Dimuka</text:p>
          </table:table-cell>
          <table:table-cell office:value-type="string" calcext:value-type="string">
            <text:p>2010090300</text:p>
          </table:table-cell>
          <table:table-cell table:formula="of:=IF(ISNA(VLOOKUP([.F528];[COA.$B$2:.$C$700];2;0));&quot;-&quot;;VLOOKUP([.F528];[COA.$B$2:.$C$700];2;0))" office:value-type="string" office:string-value="PDD-Sewa Gedung" calcext:value-type="string">
            <text:p>PDD-Sewa Gedu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8</text:p>
          </table:table-cell>
          <table:table-cell office:value-type="string" calcext:value-type="string">
            <text:p>2010090600</text:p>
          </table:table-cell>
          <table:table-cell office:value-type="string" calcext:value-type="string">
            <text:p>Pendapatan Diterima Dimuka - Tunai-Bagi Hasil (Modul AR)</text:p>
          </table:table-cell>
          <table:table-cell office:value-type="string" calcext:value-type="string">
            <text:p>2010090000</text:p>
          </table:table-cell>
          <table:table-cell table:formula="of:=IF(ISNA(VLOOKUP([.D529];[.$B$2:.$C$1080];2;0));&quot;-&quot;;VLOOKUP([.D529];[.$B$2:.$C$1080];2;0))" office:value-type="string" office:string-value="Pendapatan Diterima Dimuka" calcext:value-type="string">
            <text:p>Pendapatan Diterima Dimuka</text:p>
          </table:table-cell>
          <table:table-cell office:value-type="string" calcext:value-type="string">
            <text:p>2010090600</text:p>
          </table:table-cell>
          <table:table-cell table:formula="of:=IF(ISNA(VLOOKUP([.F529];[COA.$B$2:.$C$700];2;0));&quot;-&quot;;VLOOKUP([.F529];[COA.$B$2:.$C$700];2;0))" office:value-type="string" office:string-value="Pendapatan Diterima Dimuka - Tunai-Bagi Hasil" calcext:value-type="string">
            <text:p>Pendapatan Diterima Dimuka - Tunai-Bagi Has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9</text:p>
          </table:table-cell>
          <table:table-cell office:value-type="string" calcext:value-type="string">
            <text:p>2010090200</text:p>
          </table:table-cell>
          <table:table-cell office:value-type="string" calcext:value-type="string">
            <text:p>Pendapatan Diterima Dimuka-Tunai (accrued)</text:p>
          </table:table-cell>
          <table:table-cell office:value-type="string" calcext:value-type="string">
            <text:p>2010090000</text:p>
          </table:table-cell>
          <table:table-cell table:formula="of:=IF(ISNA(VLOOKUP([.D530];[.$B$2:.$C$1080];2;0));&quot;-&quot;;VLOOKUP([.D530];[.$B$2:.$C$1080];2;0))" office:value-type="string" office:string-value="Pendapatan Diterima Dimuka" calcext:value-type="string">
            <text:p>Pendapatan Diterima Dimuka</text:p>
          </table:table-cell>
          <table:table-cell office:value-type="string" calcext:value-type="string">
            <text:p>2010090200</text:p>
          </table:table-cell>
          <table:table-cell table:formula="of:=IF(ISNA(VLOOKUP([.F530];[COA.$B$2:.$C$700];2;0));&quot;-&quot;;VLOOKUP([.F530];[COA.$B$2:.$C$700];2;0))" office:value-type="string" office:string-value="Pendapatan Diterima Dimuka-Tunai (accrued)" calcext:value-type="string">
            <text:p>Pendapatan Diterima Dimuka-Tunai (accrued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0</text:p>
          </table:table-cell>
          <table:table-cell office:value-type="string" calcext:value-type="string">
            <text:p>2010090500</text:p>
          </table:table-cell>
          <table:table-cell office:value-type="string" calcext:value-type="string">
            <text:p>Pendapatan Diterima Dimuka-Non Tunai</text:p>
          </table:table-cell>
          <table:table-cell office:value-type="string" calcext:value-type="string">
            <text:p>2010090000</text:p>
          </table:table-cell>
          <table:table-cell table:formula="of:=IF(ISNA(VLOOKUP([.D531];[.$B$2:.$C$1080];2;0));&quot;-&quot;;VLOOKUP([.D531];[.$B$2:.$C$1080];2;0))" office:value-type="string" office:string-value="Pendapatan Diterima Dimuka" calcext:value-type="string">
            <text:p>Pendapatan Diterima Dimuka</text:p>
          </table:table-cell>
          <table:table-cell office:value-type="string" calcext:value-type="string">
            <text:p>2010090500</text:p>
          </table:table-cell>
          <table:table-cell table:formula="of:=IF(ISNA(VLOOKUP([.F531];[COA.$B$2:.$C$700];2;0));&quot;-&quot;;VLOOKUP([.F531];[COA.$B$2:.$C$700];2;0))" office:value-type="string" office:string-value="Pendapatan Diterima Dimuka-Non Tunai" calcext:value-type="string">
            <text:p>Pendapatan Diterima Dimuka-Non Tun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1</text:p>
          </table:table-cell>
          <table:table-cell office:value-type="string" calcext:value-type="string">
            <text:p>2010100000</text:p>
          </table:table-cell>
          <table:table-cell office:value-type="string" calcext:value-type="string">
            <text:p>Biaya Yang Masih Harus Dibayar</text:p>
          </table:table-cell>
          <table:table-cell office:value-type="string" calcext:value-type="string">
            <text:p>2010000000</text:p>
          </table:table-cell>
          <table:table-cell table:formula="of:=IF(ISNA(VLOOKUP([.D532];[.$B$2:.$C$1080];2;0));&quot;-&quot;;VLOOKUP([.D532];[.$B$2:.$C$1080];2;0))" office:value-type="string" office:string-value="Kewajiban Lancar" calcext:value-type="string">
            <text:p>Kewajiban Lancar</text:p>
          </table:table-cell>
          <table:table-cell table:style-name="ce2"/>
          <table:table-cell table:formula="of:=IF(ISNA(VLOOKUP([.F532];[COA.$B$2:.$C$700];2;0));&quot;-&quot;;VLOOKUP([.F532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2</text:p>
          </table:table-cell>
          <table:table-cell office:value-type="string" calcext:value-type="string">
            <text:p>2010102000</text:p>
          </table:table-cell>
          <table:table-cell office:value-type="string" calcext:value-type="string">
            <text:p>Biaya YMHD-Hadiah</text:p>
          </table:table-cell>
          <table:table-cell office:value-type="string" calcext:value-type="string">
            <text:p>2010100000</text:p>
          </table:table-cell>
          <table:table-cell table:formula="of:=IF(ISNA(VLOOKUP([.D533];[.$B$2:.$C$1080];2;0));&quot;-&quot;;VLOOKUP([.D533];[.$B$2:.$C$1080];2;0))" office:value-type="string" office:string-value="Biaya Yang Masih Harus Dibayar" calcext:value-type="string">
            <text:p>Biaya Yang Masih Harus Dibayar</text:p>
          </table:table-cell>
          <table:table-cell office:value-type="string" calcext:value-type="string">
            <text:p>2010102000</text:p>
          </table:table-cell>
          <table:table-cell table:formula="of:=IF(ISNA(VLOOKUP([.F533];[COA.$B$2:.$C$700];2;0));&quot;-&quot;;VLOOKUP([.F533];[COA.$B$2:.$C$700];2;0))" office:value-type="string" office:string-value="Biaya YMHD-Hadiah" calcext:value-type="string">
            <text:p>Biaya YMHD-Hadi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3</text:p>
          </table:table-cell>
          <table:table-cell office:value-type="string" calcext:value-type="string">
            <text:p>2010105000</text:p>
          </table:table-cell>
          <table:table-cell office:value-type="string" calcext:value-type="string">
            <text:p>Biaya YMHD-Denda Bunga</text:p>
          </table:table-cell>
          <table:table-cell office:value-type="string" calcext:value-type="string">
            <text:p>2010100000</text:p>
          </table:table-cell>
          <table:table-cell table:formula="of:=IF(ISNA(VLOOKUP([.D534];[.$B$2:.$C$1080];2;0));&quot;-&quot;;VLOOKUP([.D534];[.$B$2:.$C$1080];2;0))" office:value-type="string" office:string-value="Biaya Yang Masih Harus Dibayar" calcext:value-type="string">
            <text:p>Biaya Yang Masih Harus Dibayar</text:p>
          </table:table-cell>
          <table:table-cell office:value-type="string" calcext:value-type="string">
            <text:p>2010105000</text:p>
          </table:table-cell>
          <table:table-cell table:formula="of:=IF(ISNA(VLOOKUP([.F534];[COA.$B$2:.$C$700];2;0));&quot;-&quot;;VLOOKUP([.F534];[COA.$B$2:.$C$700];2;0))" office:value-type="string" office:string-value="Biaya YMHD-Denda Bunga" calcext:value-type="string">
            <text:p>Biaya YMHD-Denda Bun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4</text:p>
          </table:table-cell>
          <table:table-cell office:value-type="string" calcext:value-type="string">
            <text:p>2010108000</text:p>
          </table:table-cell>
          <table:table-cell office:value-type="string" calcext:value-type="string">
            <text:p>Biaya YMHD-Produksi Program</text:p>
          </table:table-cell>
          <table:table-cell office:value-type="string" calcext:value-type="string">
            <text:p>2010100000</text:p>
          </table:table-cell>
          <table:table-cell table:formula="of:=IF(ISNA(VLOOKUP([.D535];[.$B$2:.$C$1080];2;0));&quot;-&quot;;VLOOKUP([.D535];[.$B$2:.$C$1080];2;0))" office:value-type="string" office:string-value="Biaya Yang Masih Harus Dibayar" calcext:value-type="string">
            <text:p>Biaya Yang Masih Harus Dibayar</text:p>
          </table:table-cell>
          <table:table-cell office:value-type="string" calcext:value-type="string">
            <text:p>2010108000</text:p>
          </table:table-cell>
          <table:table-cell table:formula="of:=IF(ISNA(VLOOKUP([.F535];[COA.$B$2:.$C$700];2;0));&quot;-&quot;;VLOOKUP([.F535];[COA.$B$2:.$C$700];2;0))" office:value-type="string" office:string-value="Biaya YMHD-Produksi Program" calcext:value-type="string">
            <text:p>Biaya YMHD-Produksi Progra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5</text:p>
          </table:table-cell>
          <table:table-cell office:value-type="string" calcext:value-type="string">
            <text:p>2010111000</text:p>
          </table:table-cell>
          <table:table-cell office:value-type="string" calcext:value-type="string">
            <text:p>Biaya YMHD-Wardrobe</text:p>
          </table:table-cell>
          <table:table-cell office:value-type="string" calcext:value-type="string">
            <text:p>2010100000</text:p>
          </table:table-cell>
          <table:table-cell table:formula="of:=IF(ISNA(VLOOKUP([.D536];[.$B$2:.$C$1080];2;0));&quot;-&quot;;VLOOKUP([.D536];[.$B$2:.$C$1080];2;0))" office:value-type="string" office:string-value="Biaya Yang Masih Harus Dibayar" calcext:value-type="string">
            <text:p>Biaya Yang Masih Harus Dibayar</text:p>
          </table:table-cell>
          <table:table-cell office:value-type="string" calcext:value-type="string">
            <text:p>2010111000</text:p>
          </table:table-cell>
          <table:table-cell table:formula="of:=IF(ISNA(VLOOKUP([.F536];[COA.$B$2:.$C$700];2;0));&quot;-&quot;;VLOOKUP([.F536];[COA.$B$2:.$C$700];2;0))" office:value-type="string" office:string-value="Biaya YMHD-Wardrobe" calcext:value-type="string">
            <text:p>Biaya YMHD-Wardrob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6</text:p>
          </table:table-cell>
          <table:table-cell office:value-type="string" calcext:value-type="string">
            <text:p>2010114000</text:p>
          </table:table-cell>
          <table:table-cell office:value-type="string" calcext:value-type="string">
            <text:p>Biaya YMHD - InvoiceFilm</text:p>
          </table:table-cell>
          <table:table-cell office:value-type="string" calcext:value-type="string">
            <text:p>2010100000</text:p>
          </table:table-cell>
          <table:table-cell table:formula="of:=IF(ISNA(VLOOKUP([.D537];[.$B$2:.$C$1080];2;0));&quot;-&quot;;VLOOKUP([.D537];[.$B$2:.$C$1080];2;0))" office:value-type="string" office:string-value="Biaya Yang Masih Harus Dibayar" calcext:value-type="string">
            <text:p>Biaya Yang Masih Harus Dibayar</text:p>
          </table:table-cell>
          <table:table-cell office:value-type="string" calcext:value-type="string">
            <text:p>2010114000</text:p>
          </table:table-cell>
          <table:table-cell table:formula="of:=IF(ISNA(VLOOKUP([.F537];[COA.$B$2:.$C$700];2;0));&quot;-&quot;;VLOOKUP([.F537];[COA.$B$2:.$C$700];2;0))" office:value-type="string" office:string-value="Biaya YMHD - InvoiceFilm" calcext:value-type="string">
            <text:p>Biaya YMHD - InvoiceFil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7</text:p>
          </table:table-cell>
          <table:table-cell office:value-type="string" calcext:value-type="string">
            <text:p>2010101000</text:p>
          </table:table-cell>
          <table:table-cell office:value-type="string" calcext:value-type="string">
            <text:p>Biaya YMHD</text:p>
          </table:table-cell>
          <table:table-cell office:value-type="string" calcext:value-type="string">
            <text:p>2010100000</text:p>
          </table:table-cell>
          <table:table-cell table:formula="of:=IF(ISNA(VLOOKUP([.D538];[.$B$2:.$C$1080];2;0));&quot;-&quot;;VLOOKUP([.D538];[.$B$2:.$C$1080];2;0))" office:value-type="string" office:string-value="Biaya Yang Masih Harus Dibayar" calcext:value-type="string">
            <text:p>Biaya Yang Masih Harus Dibayar</text:p>
          </table:table-cell>
          <table:table-cell office:value-type="string" calcext:value-type="string">
            <text:p>2010101000</text:p>
          </table:table-cell>
          <table:table-cell table:formula="of:=IF(ISNA(VLOOKUP([.F538];[COA.$B$2:.$C$700];2;0));&quot;-&quot;;VLOOKUP([.F538];[COA.$B$2:.$C$700];2;0))" office:value-type="string" office:string-value="Biaya YMHD" calcext:value-type="string">
            <text:p>Biaya YMH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8</text:p>
          </table:table-cell>
          <table:table-cell office:value-type="string" calcext:value-type="string">
            <text:p>2010117000</text:p>
          </table:table-cell>
          <table:table-cell office:value-type="string" calcext:value-type="string">
            <text:p>Biaya YMHD Pajak</text:p>
          </table:table-cell>
          <table:table-cell office:value-type="string" calcext:value-type="string">
            <text:p>2010100000</text:p>
          </table:table-cell>
          <table:table-cell table:formula="of:=IF(ISNA(VLOOKUP([.D539];[.$B$2:.$C$1080];2;0));&quot;-&quot;;VLOOKUP([.D539];[.$B$2:.$C$1080];2;0))" office:value-type="string" office:string-value="Biaya Yang Masih Harus Dibayar" calcext:value-type="string">
            <text:p>Biaya Yang Masih Harus Dibayar</text:p>
          </table:table-cell>
          <table:table-cell office:value-type="string" calcext:value-type="string">
            <text:p>2010117000</text:p>
          </table:table-cell>
          <table:table-cell table:formula="of:=IF(ISNA(VLOOKUP([.F539];[COA.$B$2:.$C$700];2;0));&quot;-&quot;;VLOOKUP([.F539];[COA.$B$2:.$C$700];2;0))" office:value-type="string" office:string-value="Biaya YMHD Pajak" calcext:value-type="string">
            <text:p>Biaya YMHD Paja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9</text:p>
          </table:table-cell>
          <table:table-cell office:value-type="string" calcext:value-type="string">
            <text:p>2010104000</text:p>
          </table:table-cell>
          <table:table-cell office:value-type="string" calcext:value-type="string">
            <text:p>Biaya YMHD-Bunga B.Mega</text:p>
          </table:table-cell>
          <table:table-cell office:value-type="string" calcext:value-type="string">
            <text:p>2010100000</text:p>
          </table:table-cell>
          <table:table-cell table:formula="of:=IF(ISNA(VLOOKUP([.D540];[.$B$2:.$C$1080];2;0));&quot;-&quot;;VLOOKUP([.D540];[.$B$2:.$C$1080];2;0))" office:value-type="string" office:string-value="Biaya Yang Masih Harus Dibayar" calcext:value-type="string">
            <text:p>Biaya Yang Masih Harus Dibayar</text:p>
          </table:table-cell>
          <table:table-cell office:value-type="string" calcext:value-type="string">
            <text:p>2010104000</text:p>
          </table:table-cell>
          <table:table-cell table:formula="of:=IF(ISNA(VLOOKUP([.F540];[COA.$B$2:.$C$700];2;0));&quot;-&quot;;VLOOKUP([.F540];[COA.$B$2:.$C$700];2;0))" office:value-type="string" office:string-value="Biaya YMHD-Bunga B.Mega" calcext:value-type="string">
            <text:p>Biaya YMHD-Bunga B.M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0</text:p>
          </table:table-cell>
          <table:table-cell office:value-type="string" calcext:value-type="string">
            <text:p>2010107000</text:p>
          </table:table-cell>
          <table:table-cell office:value-type="string" calcext:value-type="string">
            <text:p>Biaya YMHD-Bunga SGU</text:p>
          </table:table-cell>
          <table:table-cell office:value-type="string" calcext:value-type="string">
            <text:p>2010100000</text:p>
          </table:table-cell>
          <table:table-cell table:formula="of:=IF(ISNA(VLOOKUP([.D541];[.$B$2:.$C$1080];2;0));&quot;-&quot;;VLOOKUP([.D541];[.$B$2:.$C$1080];2;0))" office:value-type="string" office:string-value="Biaya Yang Masih Harus Dibayar" calcext:value-type="string">
            <text:p>Biaya Yang Masih Harus Dibayar</text:p>
          </table:table-cell>
          <table:table-cell office:value-type="string" calcext:value-type="string">
            <text:p>2010107000</text:p>
          </table:table-cell>
          <table:table-cell table:formula="of:=IF(ISNA(VLOOKUP([.F541];[COA.$B$2:.$C$700];2;0));&quot;-&quot;;VLOOKUP([.F541];[COA.$B$2:.$C$700];2;0))" office:value-type="string" office:string-value="Biaya YMHD-Bunga SGU" calcext:value-type="string">
            <text:p>Biaya YMHD-Bunga SG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1</text:p>
          </table:table-cell>
          <table:table-cell office:value-type="string" calcext:value-type="string">
            <text:p>2010110000</text:p>
          </table:table-cell>
          <table:table-cell office:value-type="string" calcext:value-type="string">
            <text:p>BYMHD-Est.kewjbn beban karyawan</text:p>
          </table:table-cell>
          <table:table-cell office:value-type="string" calcext:value-type="string">
            <text:p>2010100000</text:p>
          </table:table-cell>
          <table:table-cell table:formula="of:=IF(ISNA(VLOOKUP([.D542];[.$B$2:.$C$1080];2;0));&quot;-&quot;;VLOOKUP([.D542];[.$B$2:.$C$1080];2;0))" office:value-type="string" office:string-value="Biaya Yang Masih Harus Dibayar" calcext:value-type="string">
            <text:p>Biaya Yang Masih Harus Dibayar</text:p>
          </table:table-cell>
          <table:table-cell office:value-type="string" calcext:value-type="string">
            <text:p>2010110000</text:p>
          </table:table-cell>
          <table:table-cell table:formula="of:=IF(ISNA(VLOOKUP([.F542];[COA.$B$2:.$C$700];2;0));&quot;-&quot;;VLOOKUP([.F542];[COA.$B$2:.$C$700];2;0))" office:value-type="string" office:string-value="BYMHD-Est.kewjbn beban karyawan" calcext:value-type="string">
            <text:p>BYMHD-Est.kewjbn beban karyaw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2</text:p>
          </table:table-cell>
          <table:table-cell office:value-type="string" calcext:value-type="string">
            <text:p>2010113000</text:p>
          </table:table-cell>
          <table:table-cell office:value-type="string" calcext:value-type="string">
            <text:p>Biaya YMHD - Sales</text:p>
          </table:table-cell>
          <table:table-cell office:value-type="string" calcext:value-type="string">
            <text:p>2010100000</text:p>
          </table:table-cell>
          <table:table-cell table:formula="of:=IF(ISNA(VLOOKUP([.D543];[.$B$2:.$C$1080];2;0));&quot;-&quot;;VLOOKUP([.D543];[.$B$2:.$C$1080];2;0))" office:value-type="string" office:string-value="Biaya Yang Masih Harus Dibayar" calcext:value-type="string">
            <text:p>Biaya Yang Masih Harus Dibayar</text:p>
          </table:table-cell>
          <table:table-cell office:value-type="string" calcext:value-type="string">
            <text:p>2010113000</text:p>
          </table:table-cell>
          <table:table-cell table:formula="of:=IF(ISNA(VLOOKUP([.F543];[COA.$B$2:.$C$700];2;0));&quot;-&quot;;VLOOKUP([.F543];[COA.$B$2:.$C$700];2;0))" office:value-type="string" office:string-value="Biaya YMHD - Sales" calcext:value-type="string">
            <text:p>Biaya YMHD - Sa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3</text:p>
          </table:table-cell>
          <table:table-cell office:value-type="string" calcext:value-type="string">
            <text:p>2010116000</text:p>
          </table:table-cell>
          <table:table-cell office:value-type="string" calcext:value-type="string">
            <text:p>Biaya YMHD - Investasi</text:p>
          </table:table-cell>
          <table:table-cell office:value-type="string" calcext:value-type="string">
            <text:p>2010100000</text:p>
          </table:table-cell>
          <table:table-cell table:formula="of:=IF(ISNA(VLOOKUP([.D544];[.$B$2:.$C$1080];2;0));&quot;-&quot;;VLOOKUP([.D544];[.$B$2:.$C$1080];2;0))" office:value-type="string" office:string-value="Biaya Yang Masih Harus Dibayar" calcext:value-type="string">
            <text:p>Biaya Yang Masih Harus Dibayar</text:p>
          </table:table-cell>
          <table:table-cell office:value-type="string" calcext:value-type="string">
            <text:p>2010116000</text:p>
          </table:table-cell>
          <table:table-cell table:formula="of:=IF(ISNA(VLOOKUP([.F544];[COA.$B$2:.$C$700];2;0));&quot;-&quot;;VLOOKUP([.F544];[COA.$B$2:.$C$700];2;0))" office:value-type="string" office:string-value="Biaya YMHD - Investasi" calcext:value-type="string">
            <text:p>Biaya YMHD - Invest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4</text:p>
          </table:table-cell>
          <table:table-cell office:value-type="string" calcext:value-type="string">
            <text:p>2010103000</text:p>
          </table:table-cell>
          <table:table-cell office:value-type="string" calcext:value-type="string">
            <text:p>Biaya YMHD-Bunga</text:p>
          </table:table-cell>
          <table:table-cell office:value-type="string" calcext:value-type="string">
            <text:p>2010100000</text:p>
          </table:table-cell>
          <table:table-cell table:formula="of:=IF(ISNA(VLOOKUP([.D545];[.$B$2:.$C$1080];2;0));&quot;-&quot;;VLOOKUP([.D545];[.$B$2:.$C$1080];2;0))" office:value-type="string" office:string-value="Biaya Yang Masih Harus Dibayar" calcext:value-type="string">
            <text:p>Biaya Yang Masih Harus Dibayar</text:p>
          </table:table-cell>
          <table:table-cell office:value-type="string" calcext:value-type="string">
            <text:p>2010103000</text:p>
          </table:table-cell>
          <table:table-cell table:formula="of:=IF(ISNA(VLOOKUP([.F545];[COA.$B$2:.$C$700];2;0));&quot;-&quot;;VLOOKUP([.F545];[COA.$B$2:.$C$700];2;0))" office:value-type="string" office:string-value="Biaya YMHD-Bunga" calcext:value-type="string">
            <text:p>Biaya YMHD-Bun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5</text:p>
          </table:table-cell>
          <table:table-cell office:value-type="string" calcext:value-type="string">
            <text:p>2010106000</text:p>
          </table:table-cell>
          <table:table-cell office:value-type="string" calcext:value-type="string">
            <text:p>Biaya YMHD-Cicilan Pokok Hutang</text:p>
          </table:table-cell>
          <table:table-cell office:value-type="string" calcext:value-type="string">
            <text:p>2010100000</text:p>
          </table:table-cell>
          <table:table-cell table:formula="of:=IF(ISNA(VLOOKUP([.D546];[.$B$2:.$C$1080];2;0));&quot;-&quot;;VLOOKUP([.D546];[.$B$2:.$C$1080];2;0))" office:value-type="string" office:string-value="Biaya Yang Masih Harus Dibayar" calcext:value-type="string">
            <text:p>Biaya Yang Masih Harus Dibayar</text:p>
          </table:table-cell>
          <table:table-cell office:value-type="string" calcext:value-type="string">
            <text:p>2010106000</text:p>
          </table:table-cell>
          <table:table-cell table:formula="of:=IF(ISNA(VLOOKUP([.F546];[COA.$B$2:.$C$700];2;0));&quot;-&quot;;VLOOKUP([.F546];[COA.$B$2:.$C$700];2;0))" office:value-type="string" office:string-value="Biaya YMHD-Cicilan Pokok Hutang" calcext:value-type="string">
            <text:p>Biaya YMHD-Cicilan Pokok Huta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6</text:p>
          </table:table-cell>
          <table:table-cell office:value-type="string" calcext:value-type="string">
            <text:p>2010109000</text:p>
          </table:table-cell>
          <table:table-cell office:value-type="string" calcext:value-type="string">
            <text:p>Biaya BYMHD-Gaji&amp;Upah</text:p>
          </table:table-cell>
          <table:table-cell office:value-type="string" calcext:value-type="string">
            <text:p>2010100000</text:p>
          </table:table-cell>
          <table:table-cell table:formula="of:=IF(ISNA(VLOOKUP([.D547];[.$B$2:.$C$1080];2;0));&quot;-&quot;;VLOOKUP([.D547];[.$B$2:.$C$1080];2;0))" office:value-type="string" office:string-value="Biaya Yang Masih Harus Dibayar" calcext:value-type="string">
            <text:p>Biaya Yang Masih Harus Dibayar</text:p>
          </table:table-cell>
          <table:table-cell office:value-type="string" calcext:value-type="string">
            <text:p>2010109000</text:p>
          </table:table-cell>
          <table:table-cell table:formula="of:=IF(ISNA(VLOOKUP([.F547];[COA.$B$2:.$C$700];2;0));&quot;-&quot;;VLOOKUP([.F547];[COA.$B$2:.$C$700];2;0))" office:value-type="string" office:string-value="Biaya BYMHD-Gaji&amp;Upah" calcext:value-type="string">
            <text:p>Biaya BYMHD-Gaji&amp;Up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7</text:p>
          </table:table-cell>
          <table:table-cell office:value-type="string" calcext:value-type="string">
            <text:p>2010112000</text:p>
          </table:table-cell>
          <table:table-cell office:value-type="string" calcext:value-type="string">
            <text:p>Biaya YMHD - Agency Discount</text:p>
          </table:table-cell>
          <table:table-cell office:value-type="string" calcext:value-type="string">
            <text:p>2010100000</text:p>
          </table:table-cell>
          <table:table-cell table:formula="of:=IF(ISNA(VLOOKUP([.D548];[.$B$2:.$C$1080];2;0));&quot;-&quot;;VLOOKUP([.D548];[.$B$2:.$C$1080];2;0))" office:value-type="string" office:string-value="Biaya Yang Masih Harus Dibayar" calcext:value-type="string">
            <text:p>Biaya Yang Masih Harus Dibayar</text:p>
          </table:table-cell>
          <table:table-cell office:value-type="string" calcext:value-type="string">
            <text:p>2010112000</text:p>
          </table:table-cell>
          <table:table-cell table:formula="of:=IF(ISNA(VLOOKUP([.F548];[COA.$B$2:.$C$700];2;0));&quot;-&quot;;VLOOKUP([.F548];[COA.$B$2:.$C$700];2;0))" office:value-type="string" office:string-value="Biaya YMHD - Agency Discount" calcext:value-type="string">
            <text:p>Biaya YMHD - Agency Disco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8</text:p>
          </table:table-cell>
          <table:table-cell office:value-type="string" calcext:value-type="string">
            <text:p>2010115000</text:p>
          </table:table-cell>
          <table:table-cell office:value-type="string" calcext:value-type="string">
            <text:p>Biaya YMHD - Lain-lain</text:p>
          </table:table-cell>
          <table:table-cell office:value-type="string" calcext:value-type="string">
            <text:p>2010100000</text:p>
          </table:table-cell>
          <table:table-cell table:formula="of:=IF(ISNA(VLOOKUP([.D549];[.$B$2:.$C$1080];2;0));&quot;-&quot;;VLOOKUP([.D549];[.$B$2:.$C$1080];2;0))" office:value-type="string" office:string-value="Biaya Yang Masih Harus Dibayar" calcext:value-type="string">
            <text:p>Biaya Yang Masih Harus Dibayar</text:p>
          </table:table-cell>
          <table:table-cell office:value-type="string" calcext:value-type="string">
            <text:p>2010115000</text:p>
          </table:table-cell>
          <table:table-cell table:formula="of:=IF(ISNA(VLOOKUP([.F549];[COA.$B$2:.$C$700];2;0));&quot;-&quot;;VLOOKUP([.F549];[COA.$B$2:.$C$700];2;0))" office:value-type="string" office:string-value="Biaya YMHD - Lain-lain" calcext:value-type="string">
            <text:p>Biaya YMHD - Lain-la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9</text:p>
          </table:table-cell>
          <table:table-cell office:value-type="string" calcext:value-type="string">
            <text:p>2010120000</text:p>
          </table:table-cell>
          <table:table-cell office:value-type="string" calcext:value-type="string">
            <text:p>Hutang Kepada Pemegang Saham</text:p>
          </table:table-cell>
          <table:table-cell office:value-type="string" calcext:value-type="string">
            <text:p>2010000000</text:p>
          </table:table-cell>
          <table:table-cell table:formula="of:=IF(ISNA(VLOOKUP([.D550];[.$B$2:.$C$1080];2;0));&quot;-&quot;;VLOOKUP([.D550];[.$B$2:.$C$1080];2;0))" office:value-type="string" office:string-value="Kewajiban Lancar" calcext:value-type="string">
            <text:p>Kewajiban Lancar</text:p>
          </table:table-cell>
          <table:table-cell table:style-name="ce2"/>
          <table:table-cell table:formula="of:=IF(ISNA(VLOOKUP([.F550];[COA.$B$2:.$C$700];2;0));&quot;-&quot;;VLOOKUP([.F550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0</text:p>
          </table:table-cell>
          <table:table-cell office:value-type="string" calcext:value-type="string">
            <text:p>2010120100</text:p>
          </table:table-cell>
          <table:table-cell office:value-type="string" calcext:value-type="string">
            <text:p>Hutang Pemegang Saham Rupiah</text:p>
          </table:table-cell>
          <table:table-cell office:value-type="string" calcext:value-type="string">
            <text:p>2010120000</text:p>
          </table:table-cell>
          <table:table-cell table:formula="of:=IF(ISNA(VLOOKUP([.D551];[.$B$2:.$C$1080];2;0));&quot;-&quot;;VLOOKUP([.D551];[.$B$2:.$C$1080];2;0))" office:value-type="string" office:string-value="Hutang Kepada Pemegang Saham" calcext:value-type="string">
            <text:p>Hutang Kepada Pemegang Saham</text:p>
          </table:table-cell>
          <table:table-cell office:value-type="string" calcext:value-type="string">
            <text:p>2010120100</text:p>
          </table:table-cell>
          <table:table-cell table:formula="of:=IF(ISNA(VLOOKUP([.F551];[COA.$B$2:.$C$700];2;0));&quot;-&quot;;VLOOKUP([.F551];[COA.$B$2:.$C$700];2;0))" office:value-type="string" office:string-value="Hutang Pemegang Saham Rupiah" calcext:value-type="string">
            <text:p>Hutang Pemegang Saham Rupi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1</text:p>
          </table:table-cell>
          <table:table-cell office:value-type="string" calcext:value-type="string">
            <text:p>2010120200</text:p>
          </table:table-cell>
          <table:table-cell office:value-type="string" calcext:value-type="string">
            <text:p>Hutang Pemegang Saham Valas</text:p>
          </table:table-cell>
          <table:table-cell office:value-type="string" calcext:value-type="string">
            <text:p>2010120000</text:p>
          </table:table-cell>
          <table:table-cell table:formula="of:=IF(ISNA(VLOOKUP([.D552];[.$B$2:.$C$1080];2;0));&quot;-&quot;;VLOOKUP([.D552];[.$B$2:.$C$1080];2;0))" office:value-type="string" office:string-value="Hutang Kepada Pemegang Saham" calcext:value-type="string">
            <text:p>Hutang Kepada Pemegang Saham</text:p>
          </table:table-cell>
          <table:table-cell office:value-type="string" calcext:value-type="string">
            <text:p>2010120200</text:p>
          </table:table-cell>
          <table:table-cell table:formula="of:=IF(ISNA(VLOOKUP([.F552];[COA.$B$2:.$C$700];2;0));&quot;-&quot;;VLOOKUP([.F552];[COA.$B$2:.$C$700];2;0))" office:value-type="string" office:string-value="Hutang Pemegang Saham Valas" calcext:value-type="string">
            <text:p>Hutang Pemegang Saham Val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2</text:p>
          </table:table-cell>
          <table:table-cell office:value-type="string" calcext:value-type="string">
            <text:p>2010130000</text:p>
          </table:table-cell>
          <table:table-cell office:value-type="string" calcext:value-type="string">
            <text:p>Hutang Pajak Tangguhan</text:p>
          </table:table-cell>
          <table:table-cell office:value-type="string" calcext:value-type="string">
            <text:p>2010000000</text:p>
          </table:table-cell>
          <table:table-cell table:formula="of:=IF(ISNA(VLOOKUP([.D553];[.$B$2:.$C$1080];2;0));&quot;-&quot;;VLOOKUP([.D553];[.$B$2:.$C$1080];2;0))" office:value-type="string" office:string-value="Kewajiban Lancar" calcext:value-type="string">
            <text:p>Kewajiban Lancar</text:p>
          </table:table-cell>
          <table:table-cell table:style-name="ce2"/>
          <table:table-cell table:formula="of:=IF(ISNA(VLOOKUP([.F553];[COA.$B$2:.$C$700];2;0));&quot;-&quot;;VLOOKUP([.F553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3</text:p>
          </table:table-cell>
          <table:table-cell office:value-type="string" calcext:value-type="string">
            <text:p>2010130100</text:p>
          </table:table-cell>
          <table:table-cell office:value-type="string" calcext:value-type="string">
            <text:p>Kewajiban Pajak Tangguhan Jk Pendek</text:p>
          </table:table-cell>
          <table:table-cell office:value-type="string" calcext:value-type="string">
            <text:p>2010130000</text:p>
          </table:table-cell>
          <table:table-cell table:formula="of:=IF(ISNA(VLOOKUP([.D554];[.$B$2:.$C$1080];2;0));&quot;-&quot;;VLOOKUP([.D554];[.$B$2:.$C$1080];2;0))" office:value-type="string" office:string-value="Hutang Pajak Tangguhan" calcext:value-type="string">
            <text:p>Hutang Pajak Tangguhan</text:p>
          </table:table-cell>
          <table:table-cell office:value-type="string" calcext:value-type="string">
            <text:p>2010130100</text:p>
          </table:table-cell>
          <table:table-cell table:formula="of:=IF(ISNA(VLOOKUP([.F554];[COA.$B$2:.$C$700];2;0));&quot;-&quot;;VLOOKUP([.F554];[COA.$B$2:.$C$700];2;0))" office:value-type="string" office:string-value="Kewajiban Pajak Tangguhan Jk Pendek" calcext:value-type="string">
            <text:p>Kewajiban Pajak Tangguhan Jk Pende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4</text:p>
          </table:table-cell>
          <table:table-cell office:value-type="string" calcext:value-type="string">
            <text:p>2020000000</text:p>
          </table:table-cell>
          <table:table-cell office:value-type="string" calcext:value-type="string">
            <text:p>Kewajiban Jangka Panjang</text:p>
          </table:table-cell>
          <table:table-cell office:value-type="string" calcext:value-type="string">
            <text:p>2000000000</text:p>
          </table:table-cell>
          <table:table-cell table:formula="of:=IF(ISNA(VLOOKUP([.D555];[.$B$2:.$C$1080];2;0));&quot;-&quot;;VLOOKUP([.D555];[.$B$2:.$C$1080];2;0))" office:value-type="string" office:string-value="KEWAJIBAN" calcext:value-type="string">
            <text:p>KEWAJIBAN</text:p>
          </table:table-cell>
          <table:table-cell table:style-name="ce2"/>
          <table:table-cell table:formula="of:=IF(ISNA(VLOOKUP([.F555];[COA.$B$2:.$C$700];2;0));&quot;-&quot;;VLOOKUP([.F55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5</text:p>
          </table:table-cell>
          <table:table-cell office:value-type="string" calcext:value-type="string">
            <text:p>2020010000</text:p>
          </table:table-cell>
          <table:table-cell office:value-type="string" calcext:value-type="string">
            <text:p>Hutang Bank</text:p>
          </table:table-cell>
          <table:table-cell office:value-type="string" calcext:value-type="string">
            <text:p>2020000000</text:p>
          </table:table-cell>
          <table:table-cell table:formula="of:=IF(ISNA(VLOOKUP([.D556];[.$B$2:.$C$1080];2;0));&quot;-&quot;;VLOOKUP([.D556];[.$B$2:.$C$1080];2;0))" office:value-type="string" office:string-value="Kewajiban Jangka Panjang" calcext:value-type="string">
            <text:p>Kewajiban Jangka Panjang</text:p>
          </table:table-cell>
          <table:table-cell table:style-name="ce2"/>
          <table:table-cell table:formula="of:=IF(ISNA(VLOOKUP([.F556];[COA.$B$2:.$C$700];2;0));&quot;-&quot;;VLOOKUP([.F55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6</text:p>
          </table:table-cell>
          <table:table-cell office:value-type="string" calcext:value-type="string">
            <text:p>2020010100</text:p>
          </table:table-cell>
          <table:table-cell office:value-type="string" calcext:value-type="string">
            <text:p>Hutang Bank Rp</text:p>
          </table:table-cell>
          <table:table-cell office:value-type="string" calcext:value-type="string">
            <text:p>2020010000</text:p>
          </table:table-cell>
          <table:table-cell table:formula="of:=IF(ISNA(VLOOKUP([.D557];[.$B$2:.$C$1080];2;0));&quot;-&quot;;VLOOKUP([.D557];[.$B$2:.$C$1080];2;0))" office:value-type="string" office:string-value="Hutang Bank" calcext:value-type="string">
            <text:p>Hutang Bank</text:p>
          </table:table-cell>
          <table:table-cell office:value-type="string" calcext:value-type="string">
            <text:p>2020010100</text:p>
          </table:table-cell>
          <table:table-cell table:formula="of:=IF(ISNA(VLOOKUP([.F557];[COA.$B$2:.$C$700];2;0));&quot;-&quot;;VLOOKUP([.F557];[COA.$B$2:.$C$700];2;0))" office:value-type="string" office:string-value="Hutang Bank Rp" calcext:value-type="string">
            <text:p>Hutang Bank R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7</text:p>
          </table:table-cell>
          <table:table-cell office:value-type="string" calcext:value-type="string">
            <text:p>2020010200</text:p>
          </table:table-cell>
          <table:table-cell office:value-type="string" calcext:value-type="string">
            <text:p>Hutang Bank Valas</text:p>
          </table:table-cell>
          <table:table-cell office:value-type="string" calcext:value-type="string">
            <text:p>2020010000</text:p>
          </table:table-cell>
          <table:table-cell table:formula="of:=IF(ISNA(VLOOKUP([.D558];[.$B$2:.$C$1080];2;0));&quot;-&quot;;VLOOKUP([.D558];[.$B$2:.$C$1080];2;0))" office:value-type="string" office:string-value="Hutang Bank" calcext:value-type="string">
            <text:p>Hutang Bank</text:p>
          </table:table-cell>
          <table:table-cell office:value-type="string" calcext:value-type="string">
            <text:p>2020010200</text:p>
          </table:table-cell>
          <table:table-cell table:formula="of:=IF(ISNA(VLOOKUP([.F558];[COA.$B$2:.$C$700];2;0));&quot;-&quot;;VLOOKUP([.F558];[COA.$B$2:.$C$700];2;0))" office:value-type="string" office:string-value="Hutang Bank Valas" calcext:value-type="string">
            <text:p>Hutang Bank Val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8</text:p>
          </table:table-cell>
          <table:table-cell office:value-type="string" calcext:value-type="string">
            <text:p>2020020000</text:p>
          </table:table-cell>
          <table:table-cell office:value-type="string" calcext:value-type="string">
            <text:p>Hutang Leasing jk panjang</text:p>
          </table:table-cell>
          <table:table-cell office:value-type="string" calcext:value-type="string">
            <text:p>2020000000</text:p>
          </table:table-cell>
          <table:table-cell table:formula="of:=IF(ISNA(VLOOKUP([.D559];[.$B$2:.$C$1080];2;0));&quot;-&quot;;VLOOKUP([.D559];[.$B$2:.$C$1080];2;0))" office:value-type="string" office:string-value="Kewajiban Jangka Panjang" calcext:value-type="string">
            <text:p>Kewajiban Jangka Panjang</text:p>
          </table:table-cell>
          <table:table-cell table:style-name="ce2"/>
          <table:table-cell table:formula="of:=IF(ISNA(VLOOKUP([.F559];[COA.$B$2:.$C$700];2;0));&quot;-&quot;;VLOOKUP([.F559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9</text:p>
          </table:table-cell>
          <table:table-cell office:value-type="string" calcext:value-type="string">
            <text:p>2020020200</text:p>
          </table:table-cell>
          <table:table-cell office:value-type="string" calcext:value-type="string">
            <text:p>Hutang Leasing jk panjang-Broadcast Equip</text:p>
          </table:table-cell>
          <table:table-cell office:value-type="string" calcext:value-type="string">
            <text:p>2020020000</text:p>
          </table:table-cell>
          <table:table-cell table:formula="of:=IF(ISNA(VLOOKUP([.D560];[.$B$2:.$C$1080];2;0));&quot;-&quot;;VLOOKUP([.D560];[.$B$2:.$C$1080];2;0))" office:value-type="string" office:string-value="Hutang Leasing jk panjang" calcext:value-type="string">
            <text:p>Hutang Leasing jk panjang</text:p>
          </table:table-cell>
          <table:table-cell office:value-type="string" calcext:value-type="string">
            <text:p>2020020200</text:p>
          </table:table-cell>
          <table:table-cell table:formula="of:=IF(ISNA(VLOOKUP([.F560];[COA.$B$2:.$C$700];2;0));&quot;-&quot;;VLOOKUP([.F560];[COA.$B$2:.$C$700];2;0))" office:value-type="string" office:string-value="Hutang Leasing- Broadcast Equip" calcext:value-type="string">
            <text:p>Hutang Leasing- Broadcast Equi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0</text:p>
          </table:table-cell>
          <table:table-cell office:value-type="string" calcext:value-type="string">
            <text:p>2020020100</text:p>
          </table:table-cell>
          <table:table-cell office:value-type="string" calcext:value-type="string">
            <text:p>Hutang Leasing jk panjang-Kendaraan</text:p>
          </table:table-cell>
          <table:table-cell office:value-type="string" calcext:value-type="string">
            <text:p>2020020000</text:p>
          </table:table-cell>
          <table:table-cell table:formula="of:=IF(ISNA(VLOOKUP([.D561];[.$B$2:.$C$1080];2;0));&quot;-&quot;;VLOOKUP([.D561];[.$B$2:.$C$1080];2;0))" office:value-type="string" office:string-value="Hutang Leasing jk panjang" calcext:value-type="string">
            <text:p>Hutang Leasing jk panjang</text:p>
          </table:table-cell>
          <table:table-cell office:value-type="string" calcext:value-type="string">
            <text:p>2020020100</text:p>
          </table:table-cell>
          <table:table-cell table:formula="of:=IF(ISNA(VLOOKUP([.F561];[COA.$B$2:.$C$700];2;0));&quot;-&quot;;VLOOKUP([.F561];[COA.$B$2:.$C$700];2;0))" office:value-type="string" office:string-value="Hutang Leasing- Kendaraan" calcext:value-type="string">
            <text:p>Hutang Leasing- Kendara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1</text:p>
          </table:table-cell>
          <table:table-cell office:value-type="string" calcext:value-type="string">
            <text:p>2020030000</text:p>
          </table:table-cell>
          <table:table-cell office:value-type="string" calcext:value-type="string">
            <text:p>Hutang Lainnya</text:p>
          </table:table-cell>
          <table:table-cell office:value-type="string" calcext:value-type="string">
            <text:p>2020000000</text:p>
          </table:table-cell>
          <table:table-cell table:formula="of:=IF(ISNA(VLOOKUP([.D562];[.$B$2:.$C$1080];2;0));&quot;-&quot;;VLOOKUP([.D562];[.$B$2:.$C$1080];2;0))" office:value-type="string" office:string-value="Kewajiban Jangka Panjang" calcext:value-type="string">
            <text:p>Kewajiban Jangka Panjang</text:p>
          </table:table-cell>
          <table:table-cell table:style-name="ce2"/>
          <table:table-cell table:formula="of:=IF(ISNA(VLOOKUP([.F562];[COA.$B$2:.$C$700];2;0));&quot;-&quot;;VLOOKUP([.F562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2</text:p>
          </table:table-cell>
          <table:table-cell office:value-type="string" calcext:value-type="string">
            <text:p>2020030300</text:p>
          </table:table-cell>
          <table:table-cell office:value-type="string" calcext:value-type="string">
            <text:p>Kewajiban Pajak Tangguhan</text:p>
          </table:table-cell>
          <table:table-cell office:value-type="string" calcext:value-type="string">
            <text:p>2020030000</text:p>
          </table:table-cell>
          <table:table-cell table:formula="of:=IF(ISNA(VLOOKUP([.D563];[.$B$2:.$C$1080];2;0));&quot;-&quot;;VLOOKUP([.D563];[.$B$2:.$C$1080];2;0))" office:value-type="string" office:string-value="Hutang Lainnya" calcext:value-type="string">
            <text:p>Hutang Lainnya</text:p>
          </table:table-cell>
          <table:table-cell office:value-type="string" calcext:value-type="string">
            <text:p>2020030300</text:p>
          </table:table-cell>
          <table:table-cell table:formula="of:=IF(ISNA(VLOOKUP([.F563];[COA.$B$2:.$C$700];2;0));&quot;-&quot;;VLOOKUP([.F563];[COA.$B$2:.$C$700];2;0))" office:value-type="string" office:string-value="Kewajiban Pajak Tangguhan" calcext:value-type="string">
            <text:p>Kewajiban Pajak Tangguh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3</text:p>
          </table:table-cell>
          <table:table-cell office:value-type="string" calcext:value-type="string">
            <text:p>2020030200</text:p>
          </table:table-cell>
          <table:table-cell office:value-type="string" calcext:value-type="string">
            <text:p>Hutang Pihak Ketiga</text:p>
          </table:table-cell>
          <table:table-cell office:value-type="string" calcext:value-type="string">
            <text:p>2020030000</text:p>
          </table:table-cell>
          <table:table-cell table:formula="of:=IF(ISNA(VLOOKUP([.D564];[.$B$2:.$C$1080];2;0));&quot;-&quot;;VLOOKUP([.D564];[.$B$2:.$C$1080];2;0))" office:value-type="string" office:string-value="Hutang Lainnya" calcext:value-type="string">
            <text:p>Hutang Lainnya</text:p>
          </table:table-cell>
          <table:table-cell office:value-type="string" calcext:value-type="string">
            <text:p>2020030200</text:p>
          </table:table-cell>
          <table:table-cell table:formula="of:=IF(ISNA(VLOOKUP([.F564];[COA.$B$2:.$C$700];2;0));&quot;-&quot;;VLOOKUP([.F564];[COA.$B$2:.$C$700];2;0))" office:value-type="string" office:string-value="Hutang Pihak Ketiga" calcext:value-type="string">
            <text:p>Hutang Pihak Keti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4</text:p>
          </table:table-cell>
          <table:table-cell office:value-type="string" calcext:value-type="string">
            <text:p>2020030500</text:p>
          </table:table-cell>
          <table:table-cell office:value-type="string" calcext:value-type="string">
            <text:p>Security Deposit Jangka Panjang</text:p>
          </table:table-cell>
          <table:table-cell office:value-type="string" calcext:value-type="string">
            <text:p>2020030000</text:p>
          </table:table-cell>
          <table:table-cell table:formula="of:=IF(ISNA(VLOOKUP([.D565];[.$B$2:.$C$1080];2;0));&quot;-&quot;;VLOOKUP([.D565];[.$B$2:.$C$1080];2;0))" office:value-type="string" office:string-value="Hutang Lainnya" calcext:value-type="string">
            <text:p>Hutang Lainnya</text:p>
          </table:table-cell>
          <table:table-cell office:value-type="string" calcext:value-type="string">
            <text:p>2020030500</text:p>
          </table:table-cell>
          <table:table-cell table:formula="of:=IF(ISNA(VLOOKUP([.F565];[COA.$B$2:.$C$700];2;0));&quot;-&quot;;VLOOKUP([.F565];[COA.$B$2:.$C$700];2;0))" office:value-type="string" office:string-value="Security Deposit Jangka Panjang" calcext:value-type="string">
            <text:p>Security Deposit Jangka Panja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5</text:p>
          </table:table-cell>
          <table:table-cell office:value-type="string" calcext:value-type="string">
            <text:p>2020030100</text:p>
          </table:table-cell>
          <table:table-cell office:value-type="string" calcext:value-type="string">
            <text:p>Hutang Pemegang Saham</text:p>
          </table:table-cell>
          <table:table-cell office:value-type="string" calcext:value-type="string">
            <text:p>2020030000</text:p>
          </table:table-cell>
          <table:table-cell table:formula="of:=IF(ISNA(VLOOKUP([.D566];[.$B$2:.$C$1080];2;0));&quot;-&quot;;VLOOKUP([.D566];[.$B$2:.$C$1080];2;0))" office:value-type="string" office:string-value="Hutang Lainnya" calcext:value-type="string">
            <text:p>Hutang Lainnya</text:p>
          </table:table-cell>
          <table:table-cell office:value-type="string" calcext:value-type="string">
            <text:p>2020030100</text:p>
          </table:table-cell>
          <table:table-cell table:formula="of:=IF(ISNA(VLOOKUP([.F566];[COA.$B$2:.$C$700];2;0));&quot;-&quot;;VLOOKUP([.F566];[COA.$B$2:.$C$700];2;0))" office:value-type="string" office:string-value="Hutang Pemegang Saham" calcext:value-type="string">
            <text:p>Hutang Pemegang Saha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6</text:p>
          </table:table-cell>
          <table:table-cell office:value-type="string" calcext:value-type="string">
            <text:p>2020030400</text:p>
          </table:table-cell>
          <table:table-cell office:value-type="string" calcext:value-type="string">
            <text:p>Kewajiban Atas Imbalan Kerja</text:p>
          </table:table-cell>
          <table:table-cell office:value-type="string" calcext:value-type="string">
            <text:p>2020030000</text:p>
          </table:table-cell>
          <table:table-cell table:formula="of:=IF(ISNA(VLOOKUP([.D567];[.$B$2:.$C$1080];2;0));&quot;-&quot;;VLOOKUP([.D567];[.$B$2:.$C$1080];2;0))" office:value-type="string" office:string-value="Hutang Lainnya" calcext:value-type="string">
            <text:p>Hutang Lainnya</text:p>
          </table:table-cell>
          <table:table-cell office:value-type="string" calcext:value-type="string">
            <text:p>2020030400</text:p>
          </table:table-cell>
          <table:table-cell table:formula="of:=IF(ISNA(VLOOKUP([.F567];[COA.$B$2:.$C$700];2;0));&quot;-&quot;;VLOOKUP([.F567];[COA.$B$2:.$C$700];2;0))" office:value-type="string" office:string-value="Kewajiban Atas Imbalan Kerja" calcext:value-type="string">
            <text:p>Kewajiban Atas Imbalan Kerj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7</text:p>
          </table:table-cell>
          <table:table-cell office:value-type="string" calcext:value-type="string">
            <text:p>3000000000</text:p>
          </table:table-cell>
          <table:table-cell office:value-type="string" calcext:value-type="string">
            <text:p>MODAL</text:p>
          </table:table-cell>
          <table:table-cell table:style-name="ce2"/>
          <table:table-cell table:formula="of:=IF(ISNA(VLOOKUP([.D568];[.$B$2:.$C$1080];2;0));&quot;-&quot;;VLOOKUP([.D568];[.$B$2:.$C$1080];2;0))" office:value-type="string" office:string-value="-" calcext:value-type="string">
            <text:p>-</text:p>
          </table:table-cell>
          <table:table-cell table:style-name="ce2"/>
          <table:table-cell table:formula="of:=IF(ISNA(VLOOKUP([.F568];[COA.$B$2:.$C$700];2;0));&quot;-&quot;;VLOOKUP([.F56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8</text:p>
          </table:table-cell>
          <table:table-cell office:value-type="string" calcext:value-type="string">
            <text:p>3000050000</text:p>
          </table:table-cell>
          <table:table-cell office:value-type="string" calcext:value-type="string">
            <text:p>Laba Ditahan Tahun Berjalan</text:p>
          </table:table-cell>
          <table:table-cell office:value-type="string" calcext:value-type="string">
            <text:p>3000000000</text:p>
          </table:table-cell>
          <table:table-cell table:formula="of:=IF(ISNA(VLOOKUP([.D569];[.$B$2:.$C$1080];2;0));&quot;-&quot;;VLOOKUP([.D569];[.$B$2:.$C$1080];2;0))" office:value-type="string" office:string-value="MODAL" calcext:value-type="string">
            <text:p>MODAL</text:p>
          </table:table-cell>
          <table:table-cell office:value-type="string" calcext:value-type="string">
            <text:p>3000050000</text:p>
          </table:table-cell>
          <table:table-cell table:formula="of:=IF(ISNA(VLOOKUP([.F569];[COA.$B$2:.$C$700];2;0));&quot;-&quot;;VLOOKUP([.F569];[COA.$B$2:.$C$700];2;0))" office:value-type="string" office:string-value="Laba Ditahan Tahun Berjalan" calcext:value-type="string">
            <text:p>Laba Ditahan Tahun Berja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9</text:p>
          </table:table-cell>
          <table:table-cell office:value-type="string" calcext:value-type="string">
            <text:p>3000010000</text:p>
          </table:table-cell>
          <table:table-cell office:value-type="string" calcext:value-type="string">
            <text:p>Modal Disetor</text:p>
          </table:table-cell>
          <table:table-cell office:value-type="string" calcext:value-type="string">
            <text:p>3000000000</text:p>
          </table:table-cell>
          <table:table-cell table:formula="of:=IF(ISNA(VLOOKUP([.D570];[.$B$2:.$C$1080];2;0));&quot;-&quot;;VLOOKUP([.D570];[.$B$2:.$C$1080];2;0))" office:value-type="string" office:string-value="MODAL" calcext:value-type="string">
            <text:p>MODAL</text:p>
          </table:table-cell>
          <table:table-cell office:value-type="string" calcext:value-type="string">
            <text:p>3000010000</text:p>
          </table:table-cell>
          <table:table-cell table:formula="of:=IF(ISNA(VLOOKUP([.F570];[COA.$B$2:.$C$700];2;0));&quot;-&quot;;VLOOKUP([.F570];[COA.$B$2:.$C$700];2;0))" office:value-type="string" office:string-value="Modal Disetor" calcext:value-type="string">
            <text:p>Modal Dise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70</text:p>
          </table:table-cell>
          <table:table-cell office:value-type="string" calcext:value-type="string">
            <text:p>3000040000</text:p>
          </table:table-cell>
          <table:table-cell office:value-type="string" calcext:value-type="string">
            <text:p>Laba Ditahan Tahun Lalu</text:p>
          </table:table-cell>
          <table:table-cell office:value-type="string" calcext:value-type="string">
            <text:p>3000000000</text:p>
          </table:table-cell>
          <table:table-cell table:formula="of:=IF(ISNA(VLOOKUP([.D571];[.$B$2:.$C$1080];2;0));&quot;-&quot;;VLOOKUP([.D571];[.$B$2:.$C$1080];2;0))" office:value-type="string" office:string-value="MODAL" calcext:value-type="string">
            <text:p>MODAL</text:p>
          </table:table-cell>
          <table:table-cell office:value-type="string" calcext:value-type="string">
            <text:p>3000040000</text:p>
          </table:table-cell>
          <table:table-cell table:formula="of:=IF(ISNA(VLOOKUP([.F571];[COA.$B$2:.$C$700];2;0));&quot;-&quot;;VLOOKUP([.F571];[COA.$B$2:.$C$700];2;0))" office:value-type="string" office:string-value="Laba Ditahan Tahun Lalu" calcext:value-type="string">
            <text:p>Laba Ditahan Tahun Lal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71</text:p>
          </table:table-cell>
          <table:table-cell office:value-type="string" calcext:value-type="string">
            <text:p>3000030000</text:p>
          </table:table-cell>
          <table:table-cell office:value-type="string" calcext:value-type="string">
            <text:p>Cadangan Modal Lainnya</text:p>
          </table:table-cell>
          <table:table-cell office:value-type="string" calcext:value-type="string">
            <text:p>3000000000</text:p>
          </table:table-cell>
          <table:table-cell table:formula="of:=IF(ISNA(VLOOKUP([.D572];[.$B$2:.$C$1080];2;0));&quot;-&quot;;VLOOKUP([.D572];[.$B$2:.$C$1080];2;0))" office:value-type="string" office:string-value="MODAL" calcext:value-type="string">
            <text:p>MODAL</text:p>
          </table:table-cell>
          <table:table-cell office:value-type="string" calcext:value-type="string">
            <text:p>3000030000</text:p>
          </table:table-cell>
          <table:table-cell table:formula="of:=IF(ISNA(VLOOKUP([.F572];[COA.$B$2:.$C$700];2;0));&quot;-&quot;;VLOOKUP([.F572];[COA.$B$2:.$C$700];2;0))" office:value-type="string" office:string-value="Cadangan Modal Lainnya" calcext:value-type="string">
            <text:p>Cadangan Modal Lainny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72</text:p>
          </table:table-cell>
          <table:table-cell office:value-type="string" calcext:value-type="string">
            <text:p>3000020000</text:p>
          </table:table-cell>
          <table:table-cell office:value-type="string" calcext:value-type="string">
            <text:p>Tambahan Modal Disetor</text:p>
          </table:table-cell>
          <table:table-cell office:value-type="string" calcext:value-type="string">
            <text:p>3000000000</text:p>
          </table:table-cell>
          <table:table-cell table:formula="of:=IF(ISNA(VLOOKUP([.D573];[.$B$2:.$C$1080];2;0));&quot;-&quot;;VLOOKUP([.D573];[.$B$2:.$C$1080];2;0))" office:value-type="string" office:string-value="MODAL" calcext:value-type="string">
            <text:p>MODAL</text:p>
          </table:table-cell>
          <table:table-cell office:value-type="string" calcext:value-type="string">
            <text:p>3000020000</text:p>
          </table:table-cell>
          <table:table-cell table:formula="of:=IF(ISNA(VLOOKUP([.F573];[COA.$B$2:.$C$700];2;0));&quot;-&quot;;VLOOKUP([.F573];[COA.$B$2:.$C$700];2;0))" office:value-type="string" office:string-value="Tambahan Modal Disetor" calcext:value-type="string">
            <text:p>Tambahan Modal Dise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73</text:p>
          </table:table-cell>
          <table:table-cell office:value-type="string" calcext:value-type="string">
            <text:p>4000000000</text:p>
          </table:table-cell>
          <table:table-cell office:value-type="string" calcext:value-type="string">
            <text:p>Pendapatan Usaha</text:p>
          </table:table-cell>
          <table:table-cell table:style-name="ce2"/>
          <table:table-cell table:formula="of:=IF(ISNA(VLOOKUP([.D574];[.$B$2:.$C$1080];2;0));&quot;-&quot;;VLOOKUP([.D574];[.$B$2:.$C$1080];2;0))" office:value-type="string" office:string-value="-" calcext:value-type="string">
            <text:p>-</text:p>
          </table:table-cell>
          <table:table-cell table:style-name="ce2"/>
          <table:table-cell table:formula="of:=IF(ISNA(VLOOKUP([.F574];[COA.$B$2:.$C$700];2;0));&quot;-&quot;;VLOOKUP([.F57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74</text:p>
          </table:table-cell>
          <table:table-cell office:value-type="string" calcext:value-type="string">
            <text:p>4001000000</text:p>
          </table:table-cell>
          <table:table-cell office:value-type="string" calcext:value-type="string">
            <text:p>Penjualan Spot</text:p>
          </table:table-cell>
          <table:table-cell office:value-type="string" calcext:value-type="string">
            <text:p>4000000000</text:p>
          </table:table-cell>
          <table:table-cell table:formula="of:=IF(ISNA(VLOOKUP([.D575];[.$B$2:.$C$1080];2;0));&quot;-&quot;;VLOOKUP([.D575];[.$B$2:.$C$1080];2;0))" office:value-type="string" office:string-value="Pendapatan Usaha" calcext:value-type="string">
            <text:p>Pendapatan Usaha</text:p>
          </table:table-cell>
          <table:table-cell table:style-name="ce2"/>
          <table:table-cell table:formula="of:=IF(ISNA(VLOOKUP([.F575];[COA.$B$2:.$C$700];2;0));&quot;-&quot;;VLOOKUP([.F57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75</text:p>
          </table:table-cell>
          <table:table-cell office:value-type="string" calcext:value-type="string">
            <text:p>4001000200</text:p>
          </table:table-cell>
          <table:table-cell office:value-type="string" calcext:value-type="string">
            <text:p>Penjualan Spot Iklan PAB</text:p>
          </table:table-cell>
          <table:table-cell office:value-type="string" calcext:value-type="string">
            <text:p>4001000000</text:p>
          </table:table-cell>
          <table:table-cell table:formula="of:=IF(ISNA(VLOOKUP([.D576];[.$B$2:.$C$1080];2;0));&quot;-&quot;;VLOOKUP([.D576];[.$B$2:.$C$1080];2;0))" office:value-type="string" office:string-value="Penjualan Spot" calcext:value-type="string">
            <text:p>Penjualan Spot</text:p>
          </table:table-cell>
          <table:table-cell office:value-type="string" calcext:value-type="string">
            <text:p>4001000200</text:p>
          </table:table-cell>
          <table:table-cell table:formula="of:=IF(ISNA(VLOOKUP([.F576];[COA.$B$2:.$C$700];2;0));&quot;-&quot;;VLOOKUP([.F576];[COA.$B$2:.$C$700];2;0))" office:value-type="string" office:string-value="Penjualan Spot Iklan PAB" calcext:value-type="string">
            <text:p>Penjualan Spot Iklan PAB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76</text:p>
          </table:table-cell>
          <table:table-cell office:value-type="string" calcext:value-type="string">
            <text:p>4001000100</text:p>
          </table:table-cell>
          <table:table-cell office:value-type="string" calcext:value-type="string">
            <text:p>Penjualan Spot Iklan PBB</text:p>
          </table:table-cell>
          <table:table-cell office:value-type="string" calcext:value-type="string">
            <text:p>4001000000</text:p>
          </table:table-cell>
          <table:table-cell table:formula="of:=IF(ISNA(VLOOKUP([.D577];[.$B$2:.$C$1080];2;0));&quot;-&quot;;VLOOKUP([.D577];[.$B$2:.$C$1080];2;0))" office:value-type="string" office:string-value="Penjualan Spot" calcext:value-type="string">
            <text:p>Penjualan Spot</text:p>
          </table:table-cell>
          <table:table-cell office:value-type="string" calcext:value-type="string">
            <text:p>4001000100</text:p>
          </table:table-cell>
          <table:table-cell table:formula="of:=IF(ISNA(VLOOKUP([.F577];[COA.$B$2:.$C$700];2;0));&quot;-&quot;;VLOOKUP([.F577];[COA.$B$2:.$C$700];2;0))" office:value-type="string" office:string-value="Penjualan Spot Iklan PBB" calcext:value-type="string">
            <text:p>Penjualan Spot Iklan PBB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77</text:p>
          </table:table-cell>
          <table:table-cell office:value-type="string" calcext:value-type="string">
            <text:p>4002000000</text:p>
          </table:table-cell>
          <table:table-cell office:value-type="string" calcext:value-type="string">
            <text:p>Penjualan Blocking</text:p>
          </table:table-cell>
          <table:table-cell office:value-type="string" calcext:value-type="string">
            <text:p>4000000000</text:p>
          </table:table-cell>
          <table:table-cell table:formula="of:=IF(ISNA(VLOOKUP([.D578];[.$B$2:.$C$1080];2;0));&quot;-&quot;;VLOOKUP([.D578];[.$B$2:.$C$1080];2;0))" office:value-type="string" office:string-value="Pendapatan Usaha" calcext:value-type="string">
            <text:p>Pendapatan Usaha</text:p>
          </table:table-cell>
          <table:table-cell table:style-name="ce2"/>
          <table:table-cell table:formula="of:=IF(ISNA(VLOOKUP([.F578];[COA.$B$2:.$C$700];2;0));&quot;-&quot;;VLOOKUP([.F57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78</text:p>
          </table:table-cell>
          <table:table-cell office:value-type="string" calcext:value-type="string">
            <text:p>4002000100</text:p>
          </table:table-cell>
          <table:table-cell office:value-type="string" calcext:value-type="string">
            <text:p>Penjualan Blocking Pemerintah</text:p>
          </table:table-cell>
          <table:table-cell office:value-type="string" calcext:value-type="string">
            <text:p>4002000000</text:p>
          </table:table-cell>
          <table:table-cell table:formula="of:=IF(ISNA(VLOOKUP([.D579];[.$B$2:.$C$1080];2;0));&quot;-&quot;;VLOOKUP([.D579];[.$B$2:.$C$1080];2;0))" office:value-type="string" office:string-value="Penjualan Blocking" calcext:value-type="string">
            <text:p>Penjualan Blocking</text:p>
          </table:table-cell>
          <table:table-cell office:value-type="string" calcext:value-type="string">
            <text:p>4002000100</text:p>
          </table:table-cell>
          <table:table-cell table:formula="of:=IF(ISNA(VLOOKUP([.F579];[COA.$B$2:.$C$700];2;0));&quot;-&quot;;VLOOKUP([.F579];[COA.$B$2:.$C$700];2;0))" office:value-type="string" office:string-value="Penjualan Blocking Pemerintah" calcext:value-type="string">
            <text:p>Penjualan Blocking Pemerint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79</text:p>
          </table:table-cell>
          <table:table-cell office:value-type="string" calcext:value-type="string">
            <text:p>4002000200</text:p>
          </table:table-cell>
          <table:table-cell office:value-type="string" calcext:value-type="string">
            <text:p>Penjualan Blocking Non-Pemerintah</text:p>
          </table:table-cell>
          <table:table-cell office:value-type="string" calcext:value-type="string">
            <text:p>4002000000</text:p>
          </table:table-cell>
          <table:table-cell table:formula="of:=IF(ISNA(VLOOKUP([.D580];[.$B$2:.$C$1080];2;0));&quot;-&quot;;VLOOKUP([.D580];[.$B$2:.$C$1080];2;0))" office:value-type="string" office:string-value="Penjualan Blocking" calcext:value-type="string">
            <text:p>Penjualan Blocking</text:p>
          </table:table-cell>
          <table:table-cell office:value-type="string" calcext:value-type="string">
            <text:p>4002000200</text:p>
          </table:table-cell>
          <table:table-cell table:formula="of:=IF(ISNA(VLOOKUP([.F580];[COA.$B$2:.$C$700];2;0));&quot;-&quot;;VLOOKUP([.F580];[COA.$B$2:.$C$700];2;0))" office:value-type="string" office:string-value="Penjualan Blocking Non-Pemerintah" calcext:value-type="string">
            <text:p>Penjualan Blocking Non-Pemerint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0</text:p>
          </table:table-cell>
          <table:table-cell office:value-type="string" calcext:value-type="string">
            <text:p>4003000000</text:p>
          </table:table-cell>
          <table:table-cell office:value-type="string" calcext:value-type="string">
            <text:p>Penjualan Sponsorship</text:p>
          </table:table-cell>
          <table:table-cell office:value-type="string" calcext:value-type="string">
            <text:p>4000000000</text:p>
          </table:table-cell>
          <table:table-cell table:formula="of:=IF(ISNA(VLOOKUP([.D581];[.$B$2:.$C$1080];2;0));&quot;-&quot;;VLOOKUP([.D581];[.$B$2:.$C$1080];2;0))" office:value-type="string" office:string-value="Pendapatan Usaha" calcext:value-type="string">
            <text:p>Pendapatan Usaha</text:p>
          </table:table-cell>
          <table:table-cell table:style-name="ce2"/>
          <table:table-cell table:formula="of:=IF(ISNA(VLOOKUP([.F581];[COA.$B$2:.$C$700];2;0));&quot;-&quot;;VLOOKUP([.F58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1</text:p>
          </table:table-cell>
          <table:table-cell office:value-type="string" calcext:value-type="string">
            <text:p>4003000200</text:p>
          </table:table-cell>
          <table:table-cell office:value-type="string" calcext:value-type="string">
            <text:p>Penjualan Sponsorship - Non Sport</text:p>
          </table:table-cell>
          <table:table-cell office:value-type="string" calcext:value-type="string">
            <text:p>4003000000</text:p>
          </table:table-cell>
          <table:table-cell table:formula="of:=IF(ISNA(VLOOKUP([.D582];[.$B$2:.$C$1080];2;0));&quot;-&quot;;VLOOKUP([.D582];[.$B$2:.$C$1080];2;0))" office:value-type="string" office:string-value="Penjualan Sponsorship" calcext:value-type="string">
            <text:p>Penjualan Sponsorship</text:p>
          </table:table-cell>
          <table:table-cell office:value-type="string" calcext:value-type="string">
            <text:p>4003000200</text:p>
          </table:table-cell>
          <table:table-cell table:formula="of:=IF(ISNA(VLOOKUP([.F582];[COA.$B$2:.$C$700];2;0));&quot;-&quot;;VLOOKUP([.F582];[COA.$B$2:.$C$700];2;0))" office:value-type="string" office:string-value="Penjualan Sponsorship - Non Sport" calcext:value-type="string">
            <text:p>Penjualan Sponsorship - Non Spor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2</text:p>
          </table:table-cell>
          <table:table-cell office:value-type="string" calcext:value-type="string">
            <text:p>4003000100</text:p>
          </table:table-cell>
          <table:table-cell office:value-type="string" calcext:value-type="string">
            <text:p>Penjualan Sponsorship - Sport</text:p>
          </table:table-cell>
          <table:table-cell office:value-type="string" calcext:value-type="string">
            <text:p>4003000000</text:p>
          </table:table-cell>
          <table:table-cell table:formula="of:=IF(ISNA(VLOOKUP([.D583];[.$B$2:.$C$1080];2;0));&quot;-&quot;;VLOOKUP([.D583];[.$B$2:.$C$1080];2;0))" office:value-type="string" office:string-value="Penjualan Sponsorship" calcext:value-type="string">
            <text:p>Penjualan Sponsorship</text:p>
          </table:table-cell>
          <table:table-cell office:value-type="string" calcext:value-type="string">
            <text:p>4003000100</text:p>
          </table:table-cell>
          <table:table-cell table:formula="of:=IF(ISNA(VLOOKUP([.F583];[COA.$B$2:.$C$700];2;0));&quot;-&quot;;VLOOKUP([.F583];[COA.$B$2:.$C$700];2;0))" office:value-type="string" office:string-value="Penjualan Sponsorship - Sport" calcext:value-type="string">
            <text:p>Penjualan Sponsorship - Spor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3</text:p>
          </table:table-cell>
          <table:table-cell office:value-type="string" calcext:value-type="string">
            <text:p>4004000000</text:p>
          </table:table-cell>
          <table:table-cell office:value-type="string" calcext:value-type="string">
            <text:p>Penjualan Barter</text:p>
          </table:table-cell>
          <table:table-cell office:value-type="string" calcext:value-type="string">
            <text:p>4000000000</text:p>
          </table:table-cell>
          <table:table-cell table:formula="of:=IF(ISNA(VLOOKUP([.D584];[.$B$2:.$C$1080];2;0));&quot;-&quot;;VLOOKUP([.D584];[.$B$2:.$C$1080];2;0))" office:value-type="string" office:string-value="Pendapatan Usaha" calcext:value-type="string">
            <text:p>Pendapatan Usaha</text:p>
          </table:table-cell>
          <table:table-cell table:style-name="ce2"/>
          <table:table-cell table:formula="of:=IF(ISNA(VLOOKUP([.F584];[COA.$B$2:.$C$700];2;0));&quot;-&quot;;VLOOKUP([.F58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4</text:p>
          </table:table-cell>
          <table:table-cell office:value-type="string" calcext:value-type="string">
            <text:p>4004000200</text:p>
          </table:table-cell>
          <table:table-cell office:value-type="string" calcext:value-type="string">
            <text:p>Penjualan Barter - Non Media</text:p>
          </table:table-cell>
          <table:table-cell office:value-type="string" calcext:value-type="string">
            <text:p>4004000000</text:p>
          </table:table-cell>
          <table:table-cell table:formula="of:=IF(ISNA(VLOOKUP([.D585];[.$B$2:.$C$1080];2;0));&quot;-&quot;;VLOOKUP([.D585];[.$B$2:.$C$1080];2;0))" office:value-type="string" office:string-value="Penjualan Barter" calcext:value-type="string">
            <text:p>Penjualan Barter</text:p>
          </table:table-cell>
          <table:table-cell office:value-type="string" calcext:value-type="string">
            <text:p>4004000200</text:p>
          </table:table-cell>
          <table:table-cell table:formula="of:=IF(ISNA(VLOOKUP([.F585];[COA.$B$2:.$C$700];2;0));&quot;-&quot;;VLOOKUP([.F585];[COA.$B$2:.$C$700];2;0))" office:value-type="string" office:string-value="Penjualan Barter - Non Media" calcext:value-type="string">
            <text:p>Penjualan Barter - Non Med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5</text:p>
          </table:table-cell>
          <table:table-cell office:value-type="string" calcext:value-type="string">
            <text:p>4004000100</text:p>
          </table:table-cell>
          <table:table-cell office:value-type="string" calcext:value-type="string">
            <text:p>Penjualan Barter - Media</text:p>
          </table:table-cell>
          <table:table-cell office:value-type="string" calcext:value-type="string">
            <text:p>4004000000</text:p>
          </table:table-cell>
          <table:table-cell table:formula="of:=IF(ISNA(VLOOKUP([.D586];[.$B$2:.$C$1080];2;0));&quot;-&quot;;VLOOKUP([.D586];[.$B$2:.$C$1080];2;0))" office:value-type="string" office:string-value="Penjualan Barter" calcext:value-type="string">
            <text:p>Penjualan Barter</text:p>
          </table:table-cell>
          <table:table-cell office:value-type="string" calcext:value-type="string">
            <text:p>4004000100</text:p>
          </table:table-cell>
          <table:table-cell table:formula="of:=IF(ISNA(VLOOKUP([.F586];[COA.$B$2:.$C$700];2;0));&quot;-&quot;;VLOOKUP([.F586];[COA.$B$2:.$C$700];2;0))" office:value-type="string" office:string-value="Penjualan Barter - Media" calcext:value-type="string">
            <text:p>Penjualan Barter - Med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6</text:p>
          </table:table-cell>
          <table:table-cell office:value-type="string" calcext:value-type="string">
            <text:p>4005000000</text:p>
          </table:table-cell>
          <table:table-cell office:value-type="string" calcext:value-type="string">
            <text:p>Penjualan Kerjasama</text:p>
          </table:table-cell>
          <table:table-cell office:value-type="string" calcext:value-type="string">
            <text:p>4000000000</text:p>
          </table:table-cell>
          <table:table-cell table:formula="of:=IF(ISNA(VLOOKUP([.D587];[.$B$2:.$C$1080];2;0));&quot;-&quot;;VLOOKUP([.D587];[.$B$2:.$C$1080];2;0))" office:value-type="string" office:string-value="Pendapatan Usaha" calcext:value-type="string">
            <text:p>Pendapatan Usaha</text:p>
          </table:table-cell>
          <table:table-cell table:style-name="ce2"/>
          <table:table-cell table:formula="of:=IF(ISNA(VLOOKUP([.F587];[COA.$B$2:.$C$700];2;0));&quot;-&quot;;VLOOKUP([.F587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7</text:p>
          </table:table-cell>
          <table:table-cell office:value-type="string" calcext:value-type="string">
            <text:p>4005000100</text:p>
          </table:table-cell>
          <table:table-cell office:value-type="string" calcext:value-type="string">
            <text:p>Penjualan Kerjasama - SMS Provider</text:p>
          </table:table-cell>
          <table:table-cell office:value-type="string" calcext:value-type="string">
            <text:p>4005000000</text:p>
          </table:table-cell>
          <table:table-cell table:formula="of:=IF(ISNA(VLOOKUP([.D588];[.$B$2:.$C$1080];2;0));&quot;-&quot;;VLOOKUP([.D588];[.$B$2:.$C$1080];2;0))" office:value-type="string" office:string-value="Penjualan Kerjasama" calcext:value-type="string">
            <text:p>Penjualan Kerjasama</text:p>
          </table:table-cell>
          <table:table-cell office:value-type="string" calcext:value-type="string">
            <text:p>4005000100</text:p>
          </table:table-cell>
          <table:table-cell table:formula="of:=IF(ISNA(VLOOKUP([.F588];[COA.$B$2:.$C$700];2;0));&quot;-&quot;;VLOOKUP([.F588];[COA.$B$2:.$C$700];2;0))" office:value-type="string" office:string-value="Penjualan Kerjasama - SMS Provider" calcext:value-type="string">
            <text:p>Penjualan Kerjasama - SMS Provi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8</text:p>
          </table:table-cell>
          <table:table-cell office:value-type="string" calcext:value-type="string">
            <text:p>4005000400</text:p>
          </table:table-cell>
          <table:table-cell office:value-type="string" calcext:value-type="string">
            <text:p>Pendapatan Kerjasama-Video streaming</text:p>
          </table:table-cell>
          <table:table-cell office:value-type="string" calcext:value-type="string">
            <text:p>4005000000</text:p>
          </table:table-cell>
          <table:table-cell table:formula="of:=IF(ISNA(VLOOKUP([.D589];[.$B$2:.$C$1080];2;0));&quot;-&quot;;VLOOKUP([.D589];[.$B$2:.$C$1080];2;0))" office:value-type="string" office:string-value="Penjualan Kerjasama" calcext:value-type="string">
            <text:p>Penjualan Kerjasama</text:p>
          </table:table-cell>
          <table:table-cell office:value-type="string" calcext:value-type="string">
            <text:p>4005000400</text:p>
          </table:table-cell>
          <table:table-cell table:formula="of:=IF(ISNA(VLOOKUP([.F589];[COA.$B$2:.$C$700];2;0));&quot;-&quot;;VLOOKUP([.F589];[COA.$B$2:.$C$700];2;0))" office:value-type="string" office:string-value="Pendapatan Kerjasama-Video streaming" calcext:value-type="string">
            <text:p>Pendapatan Kerjasama-Video stream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9</text:p>
          </table:table-cell>
          <table:table-cell office:value-type="string" calcext:value-type="string">
            <text:p>4005000300</text:p>
          </table:table-cell>
          <table:table-cell office:value-type="string" calcext:value-type="string">
            <text:p>Pendapatan Kerjasama-Nonton Bareng</text:p>
          </table:table-cell>
          <table:table-cell office:value-type="string" calcext:value-type="string">
            <text:p>4005000000</text:p>
          </table:table-cell>
          <table:table-cell table:formula="of:=IF(ISNA(VLOOKUP([.D590];[.$B$2:.$C$1080];2;0));&quot;-&quot;;VLOOKUP([.D590];[.$B$2:.$C$1080];2;0))" office:value-type="string" office:string-value="Penjualan Kerjasama" calcext:value-type="string">
            <text:p>Penjualan Kerjasama</text:p>
          </table:table-cell>
          <table:table-cell office:value-type="string" calcext:value-type="string">
            <text:p>4005000300</text:p>
          </table:table-cell>
          <table:table-cell table:formula="of:=IF(ISNA(VLOOKUP([.F590];[COA.$B$2:.$C$700];2;0));&quot;-&quot;;VLOOKUP([.F590];[COA.$B$2:.$C$700];2;0))" office:value-type="string" office:string-value="Pendapatan Kerjasama-Nonton Bareng" calcext:value-type="string">
            <text:p>Pendapatan Kerjasama-Nonton Bare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0</text:p>
          </table:table-cell>
          <table:table-cell office:value-type="string" calcext:value-type="string">
            <text:p>4005000600</text:p>
          </table:table-cell>
          <table:table-cell office:value-type="string" calcext:value-type="string">
            <text:p>Penjualan Kerjasama - Lainnya</text:p>
          </table:table-cell>
          <table:table-cell office:value-type="string" calcext:value-type="string">
            <text:p>4005000000</text:p>
          </table:table-cell>
          <table:table-cell table:formula="of:=IF(ISNA(VLOOKUP([.D591];[.$B$2:.$C$1080];2;0));&quot;-&quot;;VLOOKUP([.D591];[.$B$2:.$C$1080];2;0))" office:value-type="string" office:string-value="Penjualan Kerjasama" calcext:value-type="string">
            <text:p>Penjualan Kerjasama</text:p>
          </table:table-cell>
          <table:table-cell office:value-type="string" calcext:value-type="string">
            <text:p>4005000600</text:p>
          </table:table-cell>
          <table:table-cell table:formula="of:=IF(ISNA(VLOOKUP([.F591];[COA.$B$2:.$C$700];2;0));&quot;-&quot;;VLOOKUP([.F591];[COA.$B$2:.$C$700];2;0))" office:value-type="string" office:string-value="Penjualan Kerjasama - Lainnya" calcext:value-type="string">
            <text:p>Penjualan Kerjasama - Lainny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1</text:p>
          </table:table-cell>
          <table:table-cell office:value-type="string" calcext:value-type="string">
            <text:p>4005000200</text:p>
          </table:table-cell>
          <table:table-cell office:value-type="string" calcext:value-type="string">
            <text:p>Penjualan Kerjasama - Program Sport</text:p>
          </table:table-cell>
          <table:table-cell office:value-type="string" calcext:value-type="string">
            <text:p>4005000000</text:p>
          </table:table-cell>
          <table:table-cell table:formula="of:=IF(ISNA(VLOOKUP([.D592];[.$B$2:.$C$1080];2;0));&quot;-&quot;;VLOOKUP([.D592];[.$B$2:.$C$1080];2;0))" office:value-type="string" office:string-value="Penjualan Kerjasama" calcext:value-type="string">
            <text:p>Penjualan Kerjasama</text:p>
          </table:table-cell>
          <table:table-cell office:value-type="string" calcext:value-type="string">
            <text:p>4005000200</text:p>
          </table:table-cell>
          <table:table-cell table:formula="of:=IF(ISNA(VLOOKUP([.F592];[COA.$B$2:.$C$700];2;0));&quot;-&quot;;VLOOKUP([.F592];[COA.$B$2:.$C$700];2;0))" office:value-type="string" office:string-value="Penjualan Kerjasama - Program Sport" calcext:value-type="string">
            <text:p>Penjualan Kerjasama - Program Spor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2</text:p>
          </table:table-cell>
          <table:table-cell office:value-type="string" calcext:value-type="string">
            <text:p>4005000500</text:p>
          </table:table-cell>
          <table:table-cell office:value-type="string" calcext:value-type="string">
            <text:p>Penjualan Kerjasama - Program Non Sport</text:p>
          </table:table-cell>
          <table:table-cell office:value-type="string" calcext:value-type="string">
            <text:p>4005000000</text:p>
          </table:table-cell>
          <table:table-cell table:formula="of:=IF(ISNA(VLOOKUP([.D593];[.$B$2:.$C$1080];2;0));&quot;-&quot;;VLOOKUP([.D593];[.$B$2:.$C$1080];2;0))" office:value-type="string" office:string-value="Penjualan Kerjasama" calcext:value-type="string">
            <text:p>Penjualan Kerjasama</text:p>
          </table:table-cell>
          <table:table-cell office:value-type="string" calcext:value-type="string">
            <text:p>4005000500</text:p>
          </table:table-cell>
          <table:table-cell table:formula="of:=IF(ISNA(VLOOKUP([.F593];[COA.$B$2:.$C$700];2;0));&quot;-&quot;;VLOOKUP([.F593];[COA.$B$2:.$C$700];2;0))" office:value-type="string" office:string-value="Penjualan Kerjasama - Program Non Sport" calcext:value-type="string">
            <text:p>Penjualan Kerjasama - Program Non Spor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3</text:p>
          </table:table-cell>
          <table:table-cell office:value-type="string" calcext:value-type="string">
            <text:p>4006000000</text:p>
          </table:table-cell>
          <table:table-cell office:value-type="string" calcext:value-type="string">
            <text:p>Biaya Penjualan</text:p>
          </table:table-cell>
          <table:table-cell office:value-type="string" calcext:value-type="string">
            <text:p>4000000000</text:p>
          </table:table-cell>
          <table:table-cell table:formula="of:=IF(ISNA(VLOOKUP([.D594];[.$B$2:.$C$1080];2;0));&quot;-&quot;;VLOOKUP([.D594];[.$B$2:.$C$1080];2;0))" office:value-type="string" office:string-value="Pendapatan Usaha" calcext:value-type="string">
            <text:p>Pendapatan Usaha</text:p>
          </table:table-cell>
          <table:table-cell table:style-name="ce2"/>
          <table:table-cell table:formula="of:=IF(ISNA(VLOOKUP([.F594];[COA.$B$2:.$C$700];2;0));&quot;-&quot;;VLOOKUP([.F59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4</text:p>
          </table:table-cell>
          <table:table-cell office:value-type="string" calcext:value-type="string">
            <text:p>4006000200</text:p>
          </table:table-cell>
          <table:table-cell office:value-type="string" calcext:value-type="string">
            <text:p>Discount dan Komisi ke Advertiser</text:p>
          </table:table-cell>
          <table:table-cell office:value-type="string" calcext:value-type="string">
            <text:p>4006000000</text:p>
          </table:table-cell>
          <table:table-cell table:formula="of:=IF(ISNA(VLOOKUP([.D595];[.$B$2:.$C$1080];2;0));&quot;-&quot;;VLOOKUP([.D595];[.$B$2:.$C$1080];2;0))" office:value-type="string" office:string-value="Biaya Penjualan" calcext:value-type="string">
            <text:p>Biaya Penjualan</text:p>
          </table:table-cell>
          <table:table-cell office:value-type="string" calcext:value-type="string">
            <text:p>4006000200</text:p>
          </table:table-cell>
          <table:table-cell table:formula="of:=IF(ISNA(VLOOKUP([.F595];[COA.$B$2:.$C$700];2;0));&quot;-&quot;;VLOOKUP([.F595];[COA.$B$2:.$C$700];2;0))" office:value-type="string" office:string-value="Discount dan Komisi ke Advertiser" calcext:value-type="string">
            <text:p>Discount dan Komisi ke Advertis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5</text:p>
          </table:table-cell>
          <table:table-cell office:value-type="string" calcext:value-type="string">
            <text:p>4006000100</text:p>
          </table:table-cell>
          <table:table-cell office:value-type="string" calcext:value-type="string">
            <text:p>Discount dan Komisi ke Agensi</text:p>
          </table:table-cell>
          <table:table-cell office:value-type="string" calcext:value-type="string">
            <text:p>4006000000</text:p>
          </table:table-cell>
          <table:table-cell table:formula="of:=IF(ISNA(VLOOKUP([.D596];[.$B$2:.$C$1080];2;0));&quot;-&quot;;VLOOKUP([.D596];[.$B$2:.$C$1080];2;0))" office:value-type="string" office:string-value="Biaya Penjualan" calcext:value-type="string">
            <text:p>Biaya Penjualan</text:p>
          </table:table-cell>
          <table:table-cell office:value-type="string" calcext:value-type="string">
            <text:p>4006000100</text:p>
          </table:table-cell>
          <table:table-cell table:formula="of:=IF(ISNA(VLOOKUP([.F596];[COA.$B$2:.$C$700];2;0));&quot;-&quot;;VLOOKUP([.F596];[COA.$B$2:.$C$700];2;0))" office:value-type="string" office:string-value="Discount dan Komisi ke Agensi" calcext:value-type="string">
            <text:p>Discount dan Komisi ke Agen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6</text:p>
          </table:table-cell>
          <table:table-cell office:value-type="string" calcext:value-type="string">
            <text:p>4007000000</text:p>
          </table:table-cell>
          <table:table-cell office:value-type="string" calcext:value-type="string">
            <text:p>Koreksi Penjualan</text:p>
          </table:table-cell>
          <table:table-cell office:value-type="string" calcext:value-type="string">
            <text:p>4000000000</text:p>
          </table:table-cell>
          <table:table-cell table:formula="of:=IF(ISNA(VLOOKUP([.D597];[.$B$2:.$C$1080];2;0));&quot;-&quot;;VLOOKUP([.D597];[.$B$2:.$C$1080];2;0))" office:value-type="string" office:string-value="Pendapatan Usaha" calcext:value-type="string">
            <text:p>Pendapatan Usaha</text:p>
          </table:table-cell>
          <table:table-cell table:style-name="ce2"/>
          <table:table-cell table:formula="of:=IF(ISNA(VLOOKUP([.F597];[COA.$B$2:.$C$700];2;0));&quot;-&quot;;VLOOKUP([.F597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7</text:p>
          </table:table-cell>
          <table:table-cell office:value-type="string" calcext:value-type="string">
            <text:p>4007000300</text:p>
          </table:table-cell>
          <table:table-cell office:value-type="string" calcext:value-type="string">
            <text:p>Sales Koreksi Blocking</text:p>
          </table:table-cell>
          <table:table-cell office:value-type="string" calcext:value-type="string">
            <text:p>4007000000</text:p>
          </table:table-cell>
          <table:table-cell table:formula="of:=IF(ISNA(VLOOKUP([.D598];[.$B$2:.$C$1080];2;0));&quot;-&quot;;VLOOKUP([.D598];[.$B$2:.$C$1080];2;0))" office:value-type="string" office:string-value="Koreksi Penjualan" calcext:value-type="string">
            <text:p>Koreksi Penjualan</text:p>
          </table:table-cell>
          <table:table-cell office:value-type="string" calcext:value-type="string">
            <text:p>4007000300</text:p>
          </table:table-cell>
          <table:table-cell table:formula="of:=IF(ISNA(VLOOKUP([.F598];[COA.$B$2:.$C$700];2;0));&quot;-&quot;;VLOOKUP([.F598];[COA.$B$2:.$C$700];2;0))" office:value-type="string" office:string-value="Sales Koreksi Blocking" calcext:value-type="string">
            <text:p>Sales Koreksi Block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8</text:p>
          </table:table-cell>
          <table:table-cell office:value-type="string" calcext:value-type="string">
            <text:p>4007000600</text:p>
          </table:table-cell>
          <table:table-cell office:value-type="string" calcext:value-type="string">
            <text:p>Sales Koreksi Kerjasama</text:p>
          </table:table-cell>
          <table:table-cell office:value-type="string" calcext:value-type="string">
            <text:p>4007000000</text:p>
          </table:table-cell>
          <table:table-cell table:formula="of:=IF(ISNA(VLOOKUP([.D599];[.$B$2:.$C$1080];2;0));&quot;-&quot;;VLOOKUP([.D599];[.$B$2:.$C$1080];2;0))" office:value-type="string" office:string-value="Koreksi Penjualan" calcext:value-type="string">
            <text:p>Koreksi Penjualan</text:p>
          </table:table-cell>
          <table:table-cell office:value-type="string" calcext:value-type="string">
            <text:p>4007000600</text:p>
          </table:table-cell>
          <table:table-cell table:formula="of:=IF(ISNA(VLOOKUP([.F599];[COA.$B$2:.$C$700];2;0));&quot;-&quot;;VLOOKUP([.F599];[COA.$B$2:.$C$700];2;0))" office:value-type="string" office:string-value="Sales Koreksi Kerjasama" calcext:value-type="string">
            <text:p>Sales Koreksi Kerjasa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9</text:p>
          </table:table-cell>
          <table:table-cell office:value-type="string" calcext:value-type="string">
            <text:p>4007000200</text:p>
          </table:table-cell>
          <table:table-cell office:value-type="string" calcext:value-type="string">
            <text:p>Sales Koreksi Spot Iklan - PAB</text:p>
          </table:table-cell>
          <table:table-cell office:value-type="string" calcext:value-type="string">
            <text:p>4007000000</text:p>
          </table:table-cell>
          <table:table-cell table:formula="of:=IF(ISNA(VLOOKUP([.D600];[.$B$2:.$C$1080];2;0));&quot;-&quot;;VLOOKUP([.D600];[.$B$2:.$C$1080];2;0))" office:value-type="string" office:string-value="Koreksi Penjualan" calcext:value-type="string">
            <text:p>Koreksi Penjualan</text:p>
          </table:table-cell>
          <table:table-cell office:value-type="string" calcext:value-type="string">
            <text:p>4007000200</text:p>
          </table:table-cell>
          <table:table-cell table:formula="of:=IF(ISNA(VLOOKUP([.F600];[COA.$B$2:.$C$700];2;0));&quot;-&quot;;VLOOKUP([.F600];[COA.$B$2:.$C$700];2;0))" office:value-type="string" office:string-value="Sales Koreksi Spot Iklan - PAB" calcext:value-type="string">
            <text:p>Sales Koreksi Spot Iklan - PAB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0</text:p>
          </table:table-cell>
          <table:table-cell office:value-type="string" calcext:value-type="string">
            <text:p>4007000500</text:p>
          </table:table-cell>
          <table:table-cell office:value-type="string" calcext:value-type="string">
            <text:p>Sales Koreksi Barter</text:p>
          </table:table-cell>
          <table:table-cell office:value-type="string" calcext:value-type="string">
            <text:p>4007000000</text:p>
          </table:table-cell>
          <table:table-cell table:formula="of:=IF(ISNA(VLOOKUP([.D601];[.$B$2:.$C$1080];2;0));&quot;-&quot;;VLOOKUP([.D601];[.$B$2:.$C$1080];2;0))" office:value-type="string" office:string-value="Koreksi Penjualan" calcext:value-type="string">
            <text:p>Koreksi Penjualan</text:p>
          </table:table-cell>
          <table:table-cell office:value-type="string" calcext:value-type="string">
            <text:p>4007000500</text:p>
          </table:table-cell>
          <table:table-cell table:formula="of:=IF(ISNA(VLOOKUP([.F601];[COA.$B$2:.$C$700];2;0));&quot;-&quot;;VLOOKUP([.F601];[COA.$B$2:.$C$700];2;0))" office:value-type="string" office:string-value="Sales Koreksi Barter" calcext:value-type="string">
            <text:p>Sales Koreksi Bar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1</text:p>
          </table:table-cell>
          <table:table-cell office:value-type="string" calcext:value-type="string">
            <text:p>4007000100</text:p>
          </table:table-cell>
          <table:table-cell office:value-type="string" calcext:value-type="string">
            <text:p>Sales Koreksi Spot Iklan - PBB</text:p>
          </table:table-cell>
          <table:table-cell office:value-type="string" calcext:value-type="string">
            <text:p>4007000000</text:p>
          </table:table-cell>
          <table:table-cell table:formula="of:=IF(ISNA(VLOOKUP([.D602];[.$B$2:.$C$1080];2;0));&quot;-&quot;;VLOOKUP([.D602];[.$B$2:.$C$1080];2;0))" office:value-type="string" office:string-value="Koreksi Penjualan" calcext:value-type="string">
            <text:p>Koreksi Penjualan</text:p>
          </table:table-cell>
          <table:table-cell office:value-type="string" calcext:value-type="string">
            <text:p>4007000100</text:p>
          </table:table-cell>
          <table:table-cell table:formula="of:=IF(ISNA(VLOOKUP([.F602];[COA.$B$2:.$C$700];2;0));&quot;-&quot;;VLOOKUP([.F602];[COA.$B$2:.$C$700];2;0))" office:value-type="string" office:string-value="Sales Koreksi Spot Iklan - PBB" calcext:value-type="string">
            <text:p>Sales Koreksi Spot Iklan - PBB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2</text:p>
          </table:table-cell>
          <table:table-cell office:value-type="string" calcext:value-type="string">
            <text:p>4007000400</text:p>
          </table:table-cell>
          <table:table-cell office:value-type="string" calcext:value-type="string">
            <text:p>Sales Koreksi Sponsorship</text:p>
          </table:table-cell>
          <table:table-cell office:value-type="string" calcext:value-type="string">
            <text:p>4007000000</text:p>
          </table:table-cell>
          <table:table-cell table:formula="of:=IF(ISNA(VLOOKUP([.D603];[.$B$2:.$C$1080];2;0));&quot;-&quot;;VLOOKUP([.D603];[.$B$2:.$C$1080];2;0))" office:value-type="string" office:string-value="Koreksi Penjualan" calcext:value-type="string">
            <text:p>Koreksi Penjualan</text:p>
          </table:table-cell>
          <table:table-cell office:value-type="string" calcext:value-type="string">
            <text:p>4007000400</text:p>
          </table:table-cell>
          <table:table-cell table:formula="of:=IF(ISNA(VLOOKUP([.F603];[COA.$B$2:.$C$700];2;0));&quot;-&quot;;VLOOKUP([.F603];[COA.$B$2:.$C$700];2;0))" office:value-type="string" office:string-value="Sales Koreksi Sponsorship" calcext:value-type="string">
            <text:p>Sales Koreksi Sponsorshi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3</text:p>
          </table:table-cell>
          <table:table-cell office:value-type="string" calcext:value-type="string">
            <text:p>5000000000</text:p>
          </table:table-cell>
          <table:table-cell office:value-type="string" calcext:value-type="string">
            <text:p>Beban program dan siaran</text:p>
          </table:table-cell>
          <table:table-cell table:style-name="ce2"/>
          <table:table-cell table:formula="of:=IF(ISNA(VLOOKUP([.D604];[.$B$2:.$C$1080];2;0));&quot;-&quot;;VLOOKUP([.D604];[.$B$2:.$C$1080];2;0))" office:value-type="string" office:string-value="-" calcext:value-type="string">
            <text:p>-</text:p>
          </table:table-cell>
          <table:table-cell table:style-name="ce2"/>
          <table:table-cell table:formula="of:=IF(ISNA(VLOOKUP([.F604];[COA.$B$2:.$C$700];2;0));&quot;-&quot;;VLOOKUP([.F60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4</text:p>
          </table:table-cell>
          <table:table-cell office:value-type="string" calcext:value-type="string">
            <text:p>5000006000</text:p>
          </table:table-cell>
          <table:table-cell office:value-type="string" calcext:value-type="string">
            <text:p>Amortisasi Inhouse</text:p>
          </table:table-cell>
          <table:table-cell office:value-type="string" calcext:value-type="string">
            <text:p>5000000000</text:p>
          </table:table-cell>
          <table:table-cell table:formula="of:=IF(ISNA(VLOOKUP([.D605];[.$B$2:.$C$1080];2;0));&quot;-&quot;;VLOOKUP([.D605];[.$B$2:.$C$1080];2;0))" office:value-type="string" office:string-value="Beban program dan siaran" calcext:value-type="string">
            <text:p>Beban program dan siaran</text:p>
          </table:table-cell>
          <table:table-cell office:value-type="string" calcext:value-type="string">
            <text:p>5000004000</text:p>
          </table:table-cell>
          <table:table-cell table:formula="of:=IF(ISNA(VLOOKUP([.F605];[COA.$B$2:.$C$700];2;0));&quot;-&quot;;VLOOKUP([.F605];[COA.$B$2:.$C$700];2;0))" office:value-type="string" office:string-value="Amortisasi Inhouse" calcext:value-type="string">
            <text:p>Amortisasi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5</text:p>
          </table:table-cell>
          <table:table-cell office:value-type="string" calcext:value-type="string">
            <text:p>5000001000</text:p>
          </table:table-cell>
          <table:table-cell office:value-type="string" calcext:value-type="string">
            <text:p>Amort Local</text:p>
          </table:table-cell>
          <table:table-cell office:value-type="string" calcext:value-type="string">
            <text:p>5000000000</text:p>
          </table:table-cell>
          <table:table-cell table:formula="of:=IF(ISNA(VLOOKUP([.D606];[.$B$2:.$C$1080];2;0));&quot;-&quot;;VLOOKUP([.D606];[.$B$2:.$C$1080];2;0))" office:value-type="string" office:string-value="Beban program dan siaran" calcext:value-type="string">
            <text:p>Beban program dan siaran</text:p>
          </table:table-cell>
          <table:table-cell table:style-name="ce2"/>
          <table:table-cell table:formula="of:=IF(ISNA(VLOOKUP([.F606];[COA.$B$2:.$C$700];2;0));&quot;-&quot;;VLOOKUP([.F60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6</text:p>
          </table:table-cell>
          <table:table-cell office:value-type="string" calcext:value-type="string">
            <text:p>5000001003</text:p>
          </table:table-cell>
          <table:table-cell office:value-type="string" calcext:value-type="string">
            <text:p>APA Local - Lainnya</text:p>
          </table:table-cell>
          <table:table-cell office:value-type="string" calcext:value-type="string">
            <text:p>5000001000</text:p>
          </table:table-cell>
          <table:table-cell table:formula="of:=IF(ISNA(VLOOKUP([.D607];[.$B$2:.$C$1080];2;0));&quot;-&quot;;VLOOKUP([.D607];[.$B$2:.$C$1080];2;0))" office:value-type="string" office:string-value="Amort Local" calcext:value-type="string">
            <text:p>Amort Local</text:p>
          </table:table-cell>
          <table:table-cell office:value-type="string" calcext:value-type="string">
            <text:p>5000001003</text:p>
          </table:table-cell>
          <table:table-cell table:formula="of:=IF(ISNA(VLOOKUP([.F607];[COA.$B$2:.$C$700];2;0));&quot;-&quot;;VLOOKUP([.F607];[COA.$B$2:.$C$700];2;0))" office:value-type="string" office:string-value="APA Local - Lainnya" calcext:value-type="string">
            <text:p>APA Local - Lainny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7</text:p>
          </table:table-cell>
          <table:table-cell office:value-type="string" calcext:value-type="string">
            <text:p>5000001006</text:p>
          </table:table-cell>
          <table:table-cell office:value-type="string" calcext:value-type="string">
            <text:p>APA Entertainment Lokal - License Fee / Hak Tayang</text:p>
          </table:table-cell>
          <table:table-cell office:value-type="string" calcext:value-type="string">
            <text:p>5000001000</text:p>
          </table:table-cell>
          <table:table-cell table:formula="of:=IF(ISNA(VLOOKUP([.D608];[.$B$2:.$C$1080];2;0));&quot;-&quot;;VLOOKUP([.D608];[.$B$2:.$C$1080];2;0))" office:value-type="string" office:string-value="Amort Local" calcext:value-type="string">
            <text:p>Amort Local</text:p>
          </table:table-cell>
          <table:table-cell office:value-type="string" calcext:value-type="string">
            <text:p>5000001006</text:p>
          </table:table-cell>
          <table:table-cell table:formula="of:=IF(ISNA(VLOOKUP([.F608];[COA.$B$2:.$C$700];2;0));&quot;-&quot;;VLOOKUP([.F608];[COA.$B$2:.$C$700];2;0))" office:value-type="string" office:string-value="APA Entertainment Lokal - License Fee / Hak Tayang" calcext:value-type="string">
            <text:p>APA Entertainment Lokal - License Fee / Hak Taya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8</text:p>
          </table:table-cell>
          <table:table-cell office:value-type="string" calcext:value-type="string">
            <text:p>5000001009</text:p>
          </table:table-cell>
          <table:table-cell office:value-type="string" calcext:value-type="string">
            <text:p>APA Entertainment Lokal - Pengiriman Kaset &amp; Materi</text:p>
          </table:table-cell>
          <table:table-cell office:value-type="string" calcext:value-type="string">
            <text:p>5000001000</text:p>
          </table:table-cell>
          <table:table-cell table:formula="of:=IF(ISNA(VLOOKUP([.D609];[.$B$2:.$C$1080];2;0));&quot;-&quot;;VLOOKUP([.D609];[.$B$2:.$C$1080];2;0))" office:value-type="string" office:string-value="Amort Local" calcext:value-type="string">
            <text:p>Amort Local</text:p>
          </table:table-cell>
          <table:table-cell office:value-type="string" calcext:value-type="string">
            <text:p>5000001009</text:p>
          </table:table-cell>
          <table:table-cell table:formula="of:=IF(ISNA(VLOOKUP([.F609];[COA.$B$2:.$C$700];2;0));&quot;-&quot;;VLOOKUP([.F609];[COA.$B$2:.$C$700];2;0))" office:value-type="string" office:string-value="APA Entertainment Lokal - Pengiriman Kaset &amp; Materi" calcext:value-type="string">
            <text:p>APA Entertainment Lokal - Pengiriman Kaset &amp; Mate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9</text:p>
          </table:table-cell>
          <table:table-cell office:value-type="string" calcext:value-type="string">
            <text:p>5000001002</text:p>
          </table:table-cell>
          <table:table-cell office:value-type="string" calcext:value-type="string">
            <text:p>APA Local - Sports</text:p>
          </table:table-cell>
          <table:table-cell office:value-type="string" calcext:value-type="string">
            <text:p>5000001000</text:p>
          </table:table-cell>
          <table:table-cell table:formula="of:=IF(ISNA(VLOOKUP([.D610];[.$B$2:.$C$1080];2;0));&quot;-&quot;;VLOOKUP([.D610];[.$B$2:.$C$1080];2;0))" office:value-type="string" office:string-value="Amort Local" calcext:value-type="string">
            <text:p>Amort Local</text:p>
          </table:table-cell>
          <table:table-cell office:value-type="string" calcext:value-type="string">
            <text:p>5000001002</text:p>
          </table:table-cell>
          <table:table-cell table:formula="of:=IF(ISNA(VLOOKUP([.F610];[COA.$B$2:.$C$700];2;0));&quot;-&quot;;VLOOKUP([.F610];[COA.$B$2:.$C$700];2;0))" office:value-type="string" office:string-value="APA Local - Sports" calcext:value-type="string">
            <text:p>APA Local - Spo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10</text:p>
          </table:table-cell>
          <table:table-cell office:value-type="string" calcext:value-type="string">
            <text:p>5000001005</text:p>
          </table:table-cell>
          <table:table-cell office:value-type="string" calcext:value-type="string">
            <text:p>APA Local - Biaya Pengiriman Materi</text:p>
          </table:table-cell>
          <table:table-cell office:value-type="string" calcext:value-type="string">
            <text:p>5000001000</text:p>
          </table:table-cell>
          <table:table-cell table:formula="of:=IF(ISNA(VLOOKUP([.D611];[.$B$2:.$C$1080];2;0));&quot;-&quot;;VLOOKUP([.D611];[.$B$2:.$C$1080];2;0))" office:value-type="string" office:string-value="Amort Local" calcext:value-type="string">
            <text:p>Amort Local</text:p>
          </table:table-cell>
          <table:table-cell office:value-type="string" calcext:value-type="string">
            <text:p>5000001005</text:p>
          </table:table-cell>
          <table:table-cell table:formula="of:=IF(ISNA(VLOOKUP([.F611];[COA.$B$2:.$C$700];2;0));&quot;-&quot;;VLOOKUP([.F611];[COA.$B$2:.$C$700];2;0))" office:value-type="string" office:string-value="APA Local - Biaya Pengiriman Materi" calcext:value-type="string">
            <text:p>APA Local - Biaya Pengiriman Mate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11</text:p>
          </table:table-cell>
          <table:table-cell office:value-type="string" calcext:value-type="string">
            <text:p>5000001008</text:p>
          </table:table-cell>
          <table:table-cell office:value-type="string" calcext:value-type="string">
            <text:p>APA Entertainment Lokal - Biaya Dubbing / Subtitling</text:p>
          </table:table-cell>
          <table:table-cell office:value-type="string" calcext:value-type="string">
            <text:p>5000001000</text:p>
          </table:table-cell>
          <table:table-cell table:formula="of:=IF(ISNA(VLOOKUP([.D612];[.$B$2:.$C$1080];2;0));&quot;-&quot;;VLOOKUP([.D612];[.$B$2:.$C$1080];2;0))" office:value-type="string" office:string-value="Amort Local" calcext:value-type="string">
            <text:p>Amort Local</text:p>
          </table:table-cell>
          <table:table-cell office:value-type="string" calcext:value-type="string">
            <text:p>5000001008</text:p>
          </table:table-cell>
          <table:table-cell table:formula="of:=IF(ISNA(VLOOKUP([.F612];[COA.$B$2:.$C$700];2;0));&quot;-&quot;;VLOOKUP([.F612];[COA.$B$2:.$C$700];2;0))" office:value-type="string" office:string-value="APA Entertainment Lokal - Biaya Dubbing / Subtitling" calcext:value-type="string">
            <text:p>APA Entertainment Lokal - Biaya Dubbing / Subtitl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12</text:p>
          </table:table-cell>
          <table:table-cell office:value-type="string" calcext:value-type="string">
            <text:p>5000001001</text:p>
          </table:table-cell>
          <table:table-cell office:value-type="string" calcext:value-type="string">
            <text:p>APA Local - Documentary</text:p>
          </table:table-cell>
          <table:table-cell office:value-type="string" calcext:value-type="string">
            <text:p>5000001000</text:p>
          </table:table-cell>
          <table:table-cell table:formula="of:=IF(ISNA(VLOOKUP([.D613];[.$B$2:.$C$1080];2;0));&quot;-&quot;;VLOOKUP([.D613];[.$B$2:.$C$1080];2;0))" office:value-type="string" office:string-value="Amort Local" calcext:value-type="string">
            <text:p>Amort Local</text:p>
          </table:table-cell>
          <table:table-cell office:value-type="string" calcext:value-type="string">
            <text:p>5000001001</text:p>
          </table:table-cell>
          <table:table-cell table:formula="of:=IF(ISNA(VLOOKUP([.F613];[COA.$B$2:.$C$700];2;0));&quot;-&quot;;VLOOKUP([.F613];[COA.$B$2:.$C$700];2;0))" office:value-type="string" office:string-value="APA Local - Documentary" calcext:value-type="string">
            <text:p>APA Local - Documentar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13</text:p>
          </table:table-cell>
          <table:table-cell office:value-type="string" calcext:value-type="string">
            <text:p>5000001004</text:p>
          </table:table-cell>
          <table:table-cell office:value-type="string" calcext:value-type="string">
            <text:p>APA Local - Biaya Sensor Films</text:p>
          </table:table-cell>
          <table:table-cell office:value-type="string" calcext:value-type="string">
            <text:p>5000001000</text:p>
          </table:table-cell>
          <table:table-cell table:formula="of:=IF(ISNA(VLOOKUP([.D614];[.$B$2:.$C$1080];2;0));&quot;-&quot;;VLOOKUP([.D614];[.$B$2:.$C$1080];2;0))" office:value-type="string" office:string-value="Amort Local" calcext:value-type="string">
            <text:p>Amort Local</text:p>
          </table:table-cell>
          <table:table-cell office:value-type="string" calcext:value-type="string">
            <text:p>5000001004</text:p>
          </table:table-cell>
          <table:table-cell table:formula="of:=IF(ISNA(VLOOKUP([.F614];[COA.$B$2:.$C$700];2;0));&quot;-&quot;;VLOOKUP([.F614];[COA.$B$2:.$C$700];2;0))" office:value-type="string" office:string-value="APA Local - Biaya Sensor Films" calcext:value-type="string">
            <text:p>APA Local - Biaya Sensor Fil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14</text:p>
          </table:table-cell>
          <table:table-cell office:value-type="string" calcext:value-type="string">
            <text:p>5000001007</text:p>
          </table:table-cell>
          <table:table-cell office:value-type="string" calcext:value-type="string">
            <text:p>APA Entertainment Lokal - Biaya Sensor Films</text:p>
          </table:table-cell>
          <table:table-cell office:value-type="string" calcext:value-type="string">
            <text:p>5000001000</text:p>
          </table:table-cell>
          <table:table-cell table:formula="of:=IF(ISNA(VLOOKUP([.D615];[.$B$2:.$C$1080];2;0));&quot;-&quot;;VLOOKUP([.D615];[.$B$2:.$C$1080];2;0))" office:value-type="string" office:string-value="Amort Local" calcext:value-type="string">
            <text:p>Amort Local</text:p>
          </table:table-cell>
          <table:table-cell office:value-type="string" calcext:value-type="string">
            <text:p>5000001007</text:p>
          </table:table-cell>
          <table:table-cell table:formula="of:=IF(ISNA(VLOOKUP([.F615];[COA.$B$2:.$C$700];2;0));&quot;-&quot;;VLOOKUP([.F615];[COA.$B$2:.$C$700];2;0))" office:value-type="string" office:string-value="APA Entertainment Lokal - Biaya Sensor Films" calcext:value-type="string">
            <text:p>APA Entertainment Lokal - Biaya Sensor Fil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15</text:p>
          </table:table-cell>
          <table:table-cell office:value-type="string" calcext:value-type="string">
            <text:p>5000002000</text:p>
          </table:table-cell>
          <table:table-cell office:value-type="string" calcext:value-type="string">
            <text:p>Asing</text:p>
          </table:table-cell>
          <table:table-cell office:value-type="string" calcext:value-type="string">
            <text:p>5000000000</text:p>
          </table:table-cell>
          <table:table-cell table:formula="of:=IF(ISNA(VLOOKUP([.D616];[.$B$2:.$C$1080];2;0));&quot;-&quot;;VLOOKUP([.D616];[.$B$2:.$C$1080];2;0))" office:value-type="string" office:string-value="Beban program dan siaran" calcext:value-type="string">
            <text:p>Beban program dan siaran</text:p>
          </table:table-cell>
          <table:table-cell table:style-name="ce2"/>
          <table:table-cell table:formula="of:=IF(ISNA(VLOOKUP([.F616];[COA.$B$2:.$C$700];2;0));&quot;-&quot;;VLOOKUP([.F61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16</text:p>
          </table:table-cell>
          <table:table-cell office:value-type="string" calcext:value-type="string">
            <text:p>5000002001</text:p>
          </table:table-cell>
          <table:table-cell office:value-type="string" calcext:value-type="string">
            <text:p>APA Asing - Documentary</text:p>
          </table:table-cell>
          <table:table-cell office:value-type="string" calcext:value-type="string">
            <text:p>5000002000</text:p>
          </table:table-cell>
          <table:table-cell table:formula="of:=IF(ISNA(VLOOKUP([.D617];[.$B$2:.$C$1080];2;0));&quot;-&quot;;VLOOKUP([.D617];[.$B$2:.$C$1080];2;0))" office:value-type="string" office:string-value="Asing" calcext:value-type="string">
            <text:p>Asing</text:p>
          </table:table-cell>
          <table:table-cell office:value-type="string" calcext:value-type="string">
            <text:p>5000002001</text:p>
          </table:table-cell>
          <table:table-cell table:formula="of:=IF(ISNA(VLOOKUP([.F617];[COA.$B$2:.$C$700];2;0));&quot;-&quot;;VLOOKUP([.F617];[COA.$B$2:.$C$700];2;0))" office:value-type="string" office:string-value="APA Asing - Documentary" calcext:value-type="string">
            <text:p>APA Asing - Documentar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17</text:p>
          </table:table-cell>
          <table:table-cell office:value-type="string" calcext:value-type="string">
            <text:p>5000002004</text:p>
          </table:table-cell>
          <table:table-cell office:value-type="string" calcext:value-type="string">
            <text:p>APA Asing - Biaya Sensor Films</text:p>
          </table:table-cell>
          <table:table-cell office:value-type="string" calcext:value-type="string">
            <text:p>5000002000</text:p>
          </table:table-cell>
          <table:table-cell table:formula="of:=IF(ISNA(VLOOKUP([.D618];[.$B$2:.$C$1080];2;0));&quot;-&quot;;VLOOKUP([.D618];[.$B$2:.$C$1080];2;0))" office:value-type="string" office:string-value="Asing" calcext:value-type="string">
            <text:p>Asing</text:p>
          </table:table-cell>
          <table:table-cell office:value-type="string" calcext:value-type="string">
            <text:p>5000002004</text:p>
          </table:table-cell>
          <table:table-cell table:formula="of:=IF(ISNA(VLOOKUP([.F618];[COA.$B$2:.$C$700];2;0));&quot;-&quot;;VLOOKUP([.F618];[COA.$B$2:.$C$700];2;0))" office:value-type="string" office:string-value="APA Asing - Biaya Sensor Films" calcext:value-type="string">
            <text:p>APA Asing - Biaya Sensor Fil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18</text:p>
          </table:table-cell>
          <table:table-cell office:value-type="string" calcext:value-type="string">
            <text:p>5000002007</text:p>
          </table:table-cell>
          <table:table-cell office:value-type="string" calcext:value-type="string">
            <text:p>APA Asing - Biaya Pengiriman Materi</text:p>
          </table:table-cell>
          <table:table-cell office:value-type="string" calcext:value-type="string">
            <text:p>5000002000</text:p>
          </table:table-cell>
          <table:table-cell table:formula="of:=IF(ISNA(VLOOKUP([.D619];[.$B$2:.$C$1080];2;0));&quot;-&quot;;VLOOKUP([.D619];[.$B$2:.$C$1080];2;0))" office:value-type="string" office:string-value="Asing" calcext:value-type="string">
            <text:p>Asing</text:p>
          </table:table-cell>
          <table:table-cell office:value-type="string" calcext:value-type="string">
            <text:p>5000002007</text:p>
          </table:table-cell>
          <table:table-cell table:formula="of:=IF(ISNA(VLOOKUP([.F619];[COA.$B$2:.$C$700];2;0));&quot;-&quot;;VLOOKUP([.F619];[COA.$B$2:.$C$700];2;0))" office:value-type="string" office:string-value="APA Asing - Biaya Pengiriman Materi" calcext:value-type="string">
            <text:p>APA Asing - Biaya Pengiriman Mate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19</text:p>
          </table:table-cell>
          <table:table-cell office:value-type="string" calcext:value-type="string">
            <text:p>5000002010</text:p>
          </table:table-cell>
          <table:table-cell office:value-type="string" calcext:value-type="string">
            <text:p>APA Entertainment Asing - Biaya Dubbing / Subtitling</text:p>
          </table:table-cell>
          <table:table-cell office:value-type="string" calcext:value-type="string">
            <text:p>5000002000</text:p>
          </table:table-cell>
          <table:table-cell table:formula="of:=IF(ISNA(VLOOKUP([.D620];[.$B$2:.$C$1080];2;0));&quot;-&quot;;VLOOKUP([.D620];[.$B$2:.$C$1080];2;0))" office:value-type="string" office:string-value="Asing" calcext:value-type="string">
            <text:p>Asing</text:p>
          </table:table-cell>
          <table:table-cell office:value-type="string" calcext:value-type="string">
            <text:p>5000002010</text:p>
          </table:table-cell>
          <table:table-cell table:formula="of:=IF(ISNA(VLOOKUP([.F620];[COA.$B$2:.$C$700];2;0));&quot;-&quot;;VLOOKUP([.F620];[COA.$B$2:.$C$700];2;0))" office:value-type="string" office:string-value="APA Entertainment Asing - Biaya Dubbing / Subtitling" calcext:value-type="string">
            <text:p>APA Entertainment Asing - Biaya Dubbing / Subtitl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0</text:p>
          </table:table-cell>
          <table:table-cell office:value-type="string" calcext:value-type="string">
            <text:p>5000002003</text:p>
          </table:table-cell>
          <table:table-cell office:value-type="string" calcext:value-type="string">
            <text:p>APA Asing - Lainnya</text:p>
          </table:table-cell>
          <table:table-cell office:value-type="string" calcext:value-type="string">
            <text:p>5000002000</text:p>
          </table:table-cell>
          <table:table-cell table:formula="of:=IF(ISNA(VLOOKUP([.D621];[.$B$2:.$C$1080];2;0));&quot;-&quot;;VLOOKUP([.D621];[.$B$2:.$C$1080];2;0))" office:value-type="string" office:string-value="Asing" calcext:value-type="string">
            <text:p>Asing</text:p>
          </table:table-cell>
          <table:table-cell office:value-type="string" calcext:value-type="string">
            <text:p>5000002003</text:p>
          </table:table-cell>
          <table:table-cell table:formula="of:=IF(ISNA(VLOOKUP([.F621];[COA.$B$2:.$C$700];2;0));&quot;-&quot;;VLOOKUP([.F621];[COA.$B$2:.$C$700];2;0))" office:value-type="string" office:string-value="APA Asing - Lainnya" calcext:value-type="string">
            <text:p>APA Asing - Lainny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1</text:p>
          </table:table-cell>
          <table:table-cell office:value-type="string" calcext:value-type="string">
            <text:p>5000002006</text:p>
          </table:table-cell>
          <table:table-cell office:value-type="string" calcext:value-type="string">
            <text:p>APA Asing - Honor Dubber</text:p>
          </table:table-cell>
          <table:table-cell office:value-type="string" calcext:value-type="string">
            <text:p>5000002000</text:p>
          </table:table-cell>
          <table:table-cell table:formula="of:=IF(ISNA(VLOOKUP([.D622];[.$B$2:.$C$1080];2;0));&quot;-&quot;;VLOOKUP([.D622];[.$B$2:.$C$1080];2;0))" office:value-type="string" office:string-value="Asing" calcext:value-type="string">
            <text:p>Asing</text:p>
          </table:table-cell>
          <table:table-cell office:value-type="string" calcext:value-type="string">
            <text:p>5000002006</text:p>
          </table:table-cell>
          <table:table-cell table:formula="of:=IF(ISNA(VLOOKUP([.F622];[COA.$B$2:.$C$700];2;0));&quot;-&quot;;VLOOKUP([.F622];[COA.$B$2:.$C$700];2;0))" office:value-type="string" office:string-value="APA Asing - Honor Dubber" calcext:value-type="string">
            <text:p>APA Asing - Honor Dubb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2</text:p>
          </table:table-cell>
          <table:table-cell office:value-type="string" calcext:value-type="string">
            <text:p>5000002009</text:p>
          </table:table-cell>
          <table:table-cell office:value-type="string" calcext:value-type="string">
            <text:p>APA Entertainment Asing - Biaya Sensor Films</text:p>
          </table:table-cell>
          <table:table-cell office:value-type="string" calcext:value-type="string">
            <text:p>5000002000</text:p>
          </table:table-cell>
          <table:table-cell table:formula="of:=IF(ISNA(VLOOKUP([.D623];[.$B$2:.$C$1080];2;0));&quot;-&quot;;VLOOKUP([.D623];[.$B$2:.$C$1080];2;0))" office:value-type="string" office:string-value="Asing" calcext:value-type="string">
            <text:p>Asing</text:p>
          </table:table-cell>
          <table:table-cell office:value-type="string" calcext:value-type="string">
            <text:p>5000002009</text:p>
          </table:table-cell>
          <table:table-cell table:formula="of:=IF(ISNA(VLOOKUP([.F623];[COA.$B$2:.$C$700];2;0));&quot;-&quot;;VLOOKUP([.F623];[COA.$B$2:.$C$700];2;0))" office:value-type="string" office:string-value="APA Entertainment Asing - Biaya Sensor Films" calcext:value-type="string">
            <text:p>APA Entertainment Asing - Biaya Sensor Fil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3</text:p>
          </table:table-cell>
          <table:table-cell office:value-type="string" calcext:value-type="string">
            <text:p>5000002002</text:p>
          </table:table-cell>
          <table:table-cell office:value-type="string" calcext:value-type="string">
            <text:p>APA Asing - Sports</text:p>
          </table:table-cell>
          <table:table-cell office:value-type="string" calcext:value-type="string">
            <text:p>5000002000</text:p>
          </table:table-cell>
          <table:table-cell table:formula="of:=IF(ISNA(VLOOKUP([.D624];[.$B$2:.$C$1080];2;0));&quot;-&quot;;VLOOKUP([.D624];[.$B$2:.$C$1080];2;0))" office:value-type="string" office:string-value="Asing" calcext:value-type="string">
            <text:p>Asing</text:p>
          </table:table-cell>
          <table:table-cell office:value-type="string" calcext:value-type="string">
            <text:p>5000002002</text:p>
          </table:table-cell>
          <table:table-cell table:formula="of:=IF(ISNA(VLOOKUP([.F624];[COA.$B$2:.$C$700];2;0));&quot;-&quot;;VLOOKUP([.F624];[COA.$B$2:.$C$700];2;0))" office:value-type="string" office:string-value="APA Asing - Sports" calcext:value-type="string">
            <text:p>APA Asing - Spo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4</text:p>
          </table:table-cell>
          <table:table-cell office:value-type="string" calcext:value-type="string">
            <text:p>5000002005</text:p>
          </table:table-cell>
          <table:table-cell office:value-type="string" calcext:value-type="string">
            <text:p>APA Asing - Biaya Dubbing / Subtitling</text:p>
          </table:table-cell>
          <table:table-cell office:value-type="string" calcext:value-type="string">
            <text:p>5000002000</text:p>
          </table:table-cell>
          <table:table-cell table:formula="of:=IF(ISNA(VLOOKUP([.D625];[.$B$2:.$C$1080];2;0));&quot;-&quot;;VLOOKUP([.D625];[.$B$2:.$C$1080];2;0))" office:value-type="string" office:string-value="Asing" calcext:value-type="string">
            <text:p>Asing</text:p>
          </table:table-cell>
          <table:table-cell office:value-type="string" calcext:value-type="string">
            <text:p>5000002005</text:p>
          </table:table-cell>
          <table:table-cell table:formula="of:=IF(ISNA(VLOOKUP([.F625];[COA.$B$2:.$C$700];2;0));&quot;-&quot;;VLOOKUP([.F625];[COA.$B$2:.$C$700];2;0))" office:value-type="string" office:string-value="APA Asing - Biaya Dubbing / Subtitling" calcext:value-type="string">
            <text:p>APA Asing - Biaya Dubbing / Subtitl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5</text:p>
          </table:table-cell>
          <table:table-cell office:value-type="string" calcext:value-type="string">
            <text:p>5000002008</text:p>
          </table:table-cell>
          <table:table-cell office:value-type="string" calcext:value-type="string">
            <text:p>APA Entertainment Asing- License Fee / Hak Tayang</text:p>
          </table:table-cell>
          <table:table-cell office:value-type="string" calcext:value-type="string">
            <text:p>5000002000</text:p>
          </table:table-cell>
          <table:table-cell table:formula="of:=IF(ISNA(VLOOKUP([.D626];[.$B$2:.$C$1080];2;0));&quot;-&quot;;VLOOKUP([.D626];[.$B$2:.$C$1080];2;0))" office:value-type="string" office:string-value="Asing" calcext:value-type="string">
            <text:p>Asing</text:p>
          </table:table-cell>
          <table:table-cell office:value-type="string" calcext:value-type="string">
            <text:p>5000002008</text:p>
          </table:table-cell>
          <table:table-cell table:formula="of:=IF(ISNA(VLOOKUP([.F626];[COA.$B$2:.$C$700];2;0));&quot;-&quot;;VLOOKUP([.F626];[COA.$B$2:.$C$700];2;0))" office:value-type="string" office:string-value="APA Entertainment Asing- License Fee / Hak Tayang" calcext:value-type="string">
            <text:p>APA Entertainment Asing- License Fee / Hak Taya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6</text:p>
          </table:table-cell>
          <table:table-cell office:value-type="string" calcext:value-type="string">
            <text:p>5000002011</text:p>
          </table:table-cell>
          <table:table-cell office:value-type="string" calcext:value-type="string">
            <text:p>APA Entertainment Asing - Pengiriman Kaset &amp; Materi</text:p>
          </table:table-cell>
          <table:table-cell office:value-type="string" calcext:value-type="string">
            <text:p>5000002000</text:p>
          </table:table-cell>
          <table:table-cell table:formula="of:=IF(ISNA(VLOOKUP([.D627];[.$B$2:.$C$1080];2;0));&quot;-&quot;;VLOOKUP([.D627];[.$B$2:.$C$1080];2;0))" office:value-type="string" office:string-value="Asing" calcext:value-type="string">
            <text:p>Asing</text:p>
          </table:table-cell>
          <table:table-cell office:value-type="string" calcext:value-type="string">
            <text:p>5000002011</text:p>
          </table:table-cell>
          <table:table-cell table:formula="of:=IF(ISNA(VLOOKUP([.F627];[COA.$B$2:.$C$700];2;0));&quot;-&quot;;VLOOKUP([.F627];[COA.$B$2:.$C$700];2;0))" office:value-type="string" office:string-value="APA Entertainment Asing - Pengiriman Kaset &amp; Materi" calcext:value-type="string">
            <text:p>APA Entertainment Asing - Pengiriman Kaset &amp; Mate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7</text:p>
          </table:table-cell>
          <table:table-cell office:value-type="string" calcext:value-type="string">
            <text:p>5000003000</text:p>
          </table:table-cell>
          <table:table-cell office:value-type="string" calcext:value-type="string">
            <text:p>Inhouse</text:p>
          </table:table-cell>
          <table:table-cell office:value-type="string" calcext:value-type="string">
            <text:p>5000000000</text:p>
          </table:table-cell>
          <table:table-cell table:formula="of:=IF(ISNA(VLOOKUP([.D628];[.$B$2:.$C$1080];2;0));&quot;-&quot;;VLOOKUP([.D628];[.$B$2:.$C$1080];2;0))" office:value-type="string" office:string-value="Beban program dan siaran" calcext:value-type="string">
            <text:p>Beban program dan siaran</text:p>
          </table:table-cell>
          <table:table-cell table:style-name="ce2"/>
          <table:table-cell table:formula="of:=IF(ISNA(VLOOKUP([.F628];[COA.$B$2:.$C$700];2;0));&quot;-&quot;;VLOOKUP([.F62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8</text:p>
          </table:table-cell>
          <table:table-cell office:value-type="string" calcext:value-type="string">
            <text:p>5000003700</text:p>
          </table:table-cell>
          <table:table-cell office:value-type="string" calcext:value-type="string">
            <text:p>Make Up dan Hair Set</text:p>
          </table:table-cell>
          <table:table-cell office:value-type="string" calcext:value-type="string">
            <text:p>5000003000</text:p>
          </table:table-cell>
          <table:table-cell table:formula="of:=IF(ISNA(VLOOKUP([.D629];[.$B$2:.$C$1080];2;0));&quot;-&quot;;VLOOKUP([.D629];[.$B$2:.$C$1080];2;0))" office:value-type="string" office:string-value="Inhouse" calcext:value-type="string">
            <text:p>Inhouse</text:p>
          </table:table-cell>
          <table:table-cell office:value-type="string" calcext:value-type="string">
            <text:p>5000003100</text:p>
          </table:table-cell>
          <table:table-cell table:formula="of:=IF(ISNA(VLOOKUP([.F629];[COA.$B$2:.$C$700];2;0));&quot;-&quot;;VLOOKUP([.F629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9</text:p>
          </table:table-cell>
          <table:table-cell office:value-type="string" calcext:value-type="string">
            <text:p>5000004100</text:p>
          </table:table-cell>
          <table:table-cell office:value-type="string" calcext:value-type="string">
            <text:p>Location/Venue</text:p>
          </table:table-cell>
          <table:table-cell office:value-type="string" calcext:value-type="string">
            <text:p>5000003000</text:p>
          </table:table-cell>
          <table:table-cell table:formula="of:=IF(ISNA(VLOOKUP([.D630];[.$B$2:.$C$1080];2;0));&quot;-&quot;;VLOOKUP([.D630];[.$B$2:.$C$1080];2;0))" office:value-type="string" office:string-value="Inhouse" calcext:value-type="string">
            <text:p>Inhouse</text:p>
          </table:table-cell>
          <table:table-cell office:value-type="string" calcext:value-type="string">
            <text:p>5000003100</text:p>
          </table:table-cell>
          <table:table-cell table:formula="of:=IF(ISNA(VLOOKUP([.F630];[COA.$B$2:.$C$700];2;0));&quot;-&quot;;VLOOKUP([.F630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0</text:p>
          </table:table-cell>
          <table:table-cell office:value-type="string" calcext:value-type="string">
            <text:p>5000003100</text:p>
          </table:table-cell>
          <table:table-cell office:value-type="string" calcext:value-type="string">
            <text:p>Biaya Talent</text:p>
          </table:table-cell>
          <table:table-cell office:value-type="string" calcext:value-type="string">
            <text:p>5000003000</text:p>
          </table:table-cell>
          <table:table-cell table:formula="of:=IF(ISNA(VLOOKUP([.D631];[.$B$2:.$C$1080];2;0));&quot;-&quot;;VLOOKUP([.D631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631];[COA.$B$2:.$C$700];2;0));&quot;-&quot;;VLOOKUP([.F63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1</text:p>
          </table:table-cell>
          <table:table-cell office:value-type="string" calcext:value-type="string">
            <text:p>5000003106</text:p>
          </table:table-cell>
          <table:table-cell office:value-type="string" calcext:value-type="string">
            <text:p>Di Talent Guest Star</text:p>
          </table:table-cell>
          <table:table-cell office:value-type="string" calcext:value-type="string">
            <text:p>5000003100</text:p>
          </table:table-cell>
          <table:table-cell table:formula="of:=IF(ISNA(VLOOKUP([.D632];[.$B$2:.$C$1080];2;0));&quot;-&quot;;VLOOKUP([.D632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32];[COA.$B$2:.$C$700];2;0));&quot;-&quot;;VLOOKUP([.F63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2</text:p>
          </table:table-cell>
          <table:table-cell office:value-type="string" calcext:value-type="string">
            <text:p>5000003109</text:p>
          </table:table-cell>
          <table:table-cell office:value-type="string" calcext:value-type="string">
            <text:p>Di Talent Cheerleaders</text:p>
          </table:table-cell>
          <table:table-cell office:value-type="string" calcext:value-type="string">
            <text:p>5000003100</text:p>
          </table:table-cell>
          <table:table-cell table:formula="of:=IF(ISNA(VLOOKUP([.D633];[.$B$2:.$C$1080];2;0));&quot;-&quot;;VLOOKUP([.D633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33];[COA.$B$2:.$C$700];2;0));&quot;-&quot;;VLOOKUP([.F633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3</text:p>
          </table:table-cell>
          <table:table-cell office:value-type="string" calcext:value-type="string">
            <text:p>5000003112</text:p>
          </table:table-cell>
          <table:table-cell office:value-type="string" calcext:value-type="string">
            <text:p>Di Talent Choir</text:p>
          </table:table-cell>
          <table:table-cell office:value-type="string" calcext:value-type="string">
            <text:p>5000003100</text:p>
          </table:table-cell>
          <table:table-cell table:formula="of:=IF(ISNA(VLOOKUP([.D634];[.$B$2:.$C$1080];2;0));&quot;-&quot;;VLOOKUP([.D634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34];[COA.$B$2:.$C$700];2;0));&quot;-&quot;;VLOOKUP([.F634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4</text:p>
          </table:table-cell>
          <table:table-cell office:value-type="string" calcext:value-type="string">
            <text:p>5000003115</text:p>
          </table:table-cell>
          <table:table-cell office:value-type="string" calcext:value-type="string">
            <text:p>Di Talent Chef</text:p>
          </table:table-cell>
          <table:table-cell office:value-type="string" calcext:value-type="string">
            <text:p>5000003100</text:p>
          </table:table-cell>
          <table:table-cell table:formula="of:=IF(ISNA(VLOOKUP([.D635];[.$B$2:.$C$1080];2;0));&quot;-&quot;;VLOOKUP([.D635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35];[COA.$B$2:.$C$700];2;0));&quot;-&quot;;VLOOKUP([.F635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5</text:p>
          </table:table-cell>
          <table:table-cell office:value-type="string" calcext:value-type="string">
            <text:p>5000003102</text:p>
          </table:table-cell>
          <table:table-cell office:value-type="string" calcext:value-type="string">
            <text:p>Di Talent Musisi</text:p>
          </table:table-cell>
          <table:table-cell office:value-type="string" calcext:value-type="string">
            <text:p>5000003100</text:p>
          </table:table-cell>
          <table:table-cell table:formula="of:=IF(ISNA(VLOOKUP([.D636];[.$B$2:.$C$1080];2;0));&quot;-&quot;;VLOOKUP([.D636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36];[COA.$B$2:.$C$700];2;0));&quot;-&quot;;VLOOKUP([.F636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6</text:p>
          </table:table-cell>
          <table:table-cell office:value-type="string" calcext:value-type="string">
            <text:p>5000003118</text:p>
          </table:table-cell>
          <table:table-cell office:value-type="string" calcext:value-type="string">
            <text:p>Di Talent Figuran</text:p>
          </table:table-cell>
          <table:table-cell office:value-type="string" calcext:value-type="string">
            <text:p>5000003100</text:p>
          </table:table-cell>
          <table:table-cell table:formula="of:=IF(ISNA(VLOOKUP([.D637];[.$B$2:.$C$1080];2;0));&quot;-&quot;;VLOOKUP([.D637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37];[COA.$B$2:.$C$700];2;0));&quot;-&quot;;VLOOKUP([.F637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7</text:p>
          </table:table-cell>
          <table:table-cell office:value-type="string" calcext:value-type="string">
            <text:p>5000003105</text:p>
          </table:table-cell>
          <table:table-cell office:value-type="string" calcext:value-type="string">
            <text:p>Di Talent Mubaliqh</text:p>
          </table:table-cell>
          <table:table-cell office:value-type="string" calcext:value-type="string">
            <text:p>5000003100</text:p>
          </table:table-cell>
          <table:table-cell table:formula="of:=IF(ISNA(VLOOKUP([.D638];[.$B$2:.$C$1080];2;0));&quot;-&quot;;VLOOKUP([.D638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38];[COA.$B$2:.$C$700];2;0));&quot;-&quot;;VLOOKUP([.F638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8</text:p>
          </table:table-cell>
          <table:table-cell office:value-type="string" calcext:value-type="string">
            <text:p>5000003108</text:p>
          </table:table-cell>
          <table:table-cell office:value-type="string" calcext:value-type="string">
            <text:p>Di Talent Dancer</text:p>
          </table:table-cell>
          <table:table-cell office:value-type="string" calcext:value-type="string">
            <text:p>5000003100</text:p>
          </table:table-cell>
          <table:table-cell table:formula="of:=IF(ISNA(VLOOKUP([.D639];[.$B$2:.$C$1080];2;0));&quot;-&quot;;VLOOKUP([.D639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39];[COA.$B$2:.$C$700];2;0));&quot;-&quot;;VLOOKUP([.F639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9</text:p>
          </table:table-cell>
          <table:table-cell office:value-type="string" calcext:value-type="string">
            <text:p>5000003111</text:p>
          </table:table-cell>
          <table:table-cell office:value-type="string" calcext:value-type="string">
            <text:p>Di Talent Backing Vocal</text:p>
          </table:table-cell>
          <table:table-cell office:value-type="string" calcext:value-type="string">
            <text:p>5000003100</text:p>
          </table:table-cell>
          <table:table-cell table:formula="of:=IF(ISNA(VLOOKUP([.D640];[.$B$2:.$C$1080];2;0));&quot;-&quot;;VLOOKUP([.D640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40];[COA.$B$2:.$C$700];2;0));&quot;-&quot;;VLOOKUP([.F640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40</text:p>
          </table:table-cell>
          <table:table-cell office:value-type="string" calcext:value-type="string">
            <text:p>5000003114</text:p>
          </table:table-cell>
          <table:table-cell office:value-type="string" calcext:value-type="string">
            <text:p>Di Talent Guest Band</text:p>
          </table:table-cell>
          <table:table-cell office:value-type="string" calcext:value-type="string">
            <text:p>5000003100</text:p>
          </table:table-cell>
          <table:table-cell table:formula="of:=IF(ISNA(VLOOKUP([.D641];[.$B$2:.$C$1080];2;0));&quot;-&quot;;VLOOKUP([.D641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41];[COA.$B$2:.$C$700];2;0));&quot;-&quot;;VLOOKUP([.F641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41</text:p>
          </table:table-cell>
          <table:table-cell office:value-type="string" calcext:value-type="string">
            <text:p>5000003101</text:p>
          </table:table-cell>
          <table:table-cell office:value-type="string" calcext:value-type="string">
            <text:p>Di Talent Artis</text:p>
          </table:table-cell>
          <table:table-cell office:value-type="string" calcext:value-type="string">
            <text:p>5000003100</text:p>
          </table:table-cell>
          <table:table-cell table:formula="of:=IF(ISNA(VLOOKUP([.D642];[.$B$2:.$C$1080];2;0));&quot;-&quot;;VLOOKUP([.D642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42];[COA.$B$2:.$C$700];2;0));&quot;-&quot;;VLOOKUP([.F64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42</text:p>
          </table:table-cell>
          <table:table-cell office:value-type="string" calcext:value-type="string">
            <text:p>5000003117</text:p>
          </table:table-cell>
          <table:table-cell office:value-type="string" calcext:value-type="string">
            <text:p>Di Talent Audience</text:p>
          </table:table-cell>
          <table:table-cell office:value-type="string" calcext:value-type="string">
            <text:p>5000003100</text:p>
          </table:table-cell>
          <table:table-cell table:formula="of:=IF(ISNA(VLOOKUP([.D643];[.$B$2:.$C$1080];2;0));&quot;-&quot;;VLOOKUP([.D643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43];[COA.$B$2:.$C$700];2;0));&quot;-&quot;;VLOOKUP([.F643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43</text:p>
          </table:table-cell>
          <table:table-cell office:value-type="string" calcext:value-type="string">
            <text:p>5000003104</text:p>
          </table:table-cell>
          <table:table-cell office:value-type="string" calcext:value-type="string">
            <text:p>Di Talent Commedian</text:p>
          </table:table-cell>
          <table:table-cell office:value-type="string" calcext:value-type="string">
            <text:p>5000003100</text:p>
          </table:table-cell>
          <table:table-cell table:formula="of:=IF(ISNA(VLOOKUP([.D644];[.$B$2:.$C$1080];2;0));&quot;-&quot;;VLOOKUP([.D644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44];[COA.$B$2:.$C$700];2;0));&quot;-&quot;;VLOOKUP([.F644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44</text:p>
          </table:table-cell>
          <table:table-cell office:value-type="string" calcext:value-type="string">
            <text:p>5000003107</text:p>
          </table:table-cell>
          <table:table-cell office:value-type="string" calcext:value-type="string">
            <text:p>Di Talent Singer</text:p>
          </table:table-cell>
          <table:table-cell office:value-type="string" calcext:value-type="string">
            <text:p>5000003100</text:p>
          </table:table-cell>
          <table:table-cell table:formula="of:=IF(ISNA(VLOOKUP([.D645];[.$B$2:.$C$1080];2;0));&quot;-&quot;;VLOOKUP([.D645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45];[COA.$B$2:.$C$700];2;0));&quot;-&quot;;VLOOKUP([.F645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45</text:p>
          </table:table-cell>
          <table:table-cell office:value-type="string" calcext:value-type="string">
            <text:p>5000003110</text:p>
          </table:table-cell>
          <table:table-cell office:value-type="string" calcext:value-type="string">
            <text:p>Di Talent Perkusi</text:p>
          </table:table-cell>
          <table:table-cell office:value-type="string" calcext:value-type="string">
            <text:p>5000003100</text:p>
          </table:table-cell>
          <table:table-cell table:formula="of:=IF(ISNA(VLOOKUP([.D646];[.$B$2:.$C$1080];2;0));&quot;-&quot;;VLOOKUP([.D646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46];[COA.$B$2:.$C$700];2;0));&quot;-&quot;;VLOOKUP([.F646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46</text:p>
          </table:table-cell>
          <table:table-cell office:value-type="string" calcext:value-type="string">
            <text:p>5000003113</text:p>
          </table:table-cell>
          <table:table-cell office:value-type="string" calcext:value-type="string">
            <text:p>Di Talent Home Band</text:p>
          </table:table-cell>
          <table:table-cell office:value-type="string" calcext:value-type="string">
            <text:p>5000003100</text:p>
          </table:table-cell>
          <table:table-cell table:formula="of:=IF(ISNA(VLOOKUP([.D647];[.$B$2:.$C$1080];2;0));&quot;-&quot;;VLOOKUP([.D647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47];[COA.$B$2:.$C$700];2;0));&quot;-&quot;;VLOOKUP([.F647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47</text:p>
          </table:table-cell>
          <table:table-cell office:value-type="string" calcext:value-type="string">
            <text:p>5000003116</text:p>
          </table:table-cell>
          <table:table-cell office:value-type="string" calcext:value-type="string">
            <text:p>Di Talent Komentator</text:p>
          </table:table-cell>
          <table:table-cell office:value-type="string" calcext:value-type="string">
            <text:p>5000003100</text:p>
          </table:table-cell>
          <table:table-cell table:formula="of:=IF(ISNA(VLOOKUP([.D648];[.$B$2:.$C$1080];2;0));&quot;-&quot;;VLOOKUP([.D648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48];[COA.$B$2:.$C$700];2;0));&quot;-&quot;;VLOOKUP([.F648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48</text:p>
          </table:table-cell>
          <table:table-cell office:value-type="string" calcext:value-type="string">
            <text:p>5000003103</text:p>
          </table:table-cell>
          <table:table-cell office:value-type="string" calcext:value-type="string">
            <text:p>Di Talent MC/Host/Presenter/Co Host</text:p>
          </table:table-cell>
          <table:table-cell office:value-type="string" calcext:value-type="string">
            <text:p>5000003100</text:p>
          </table:table-cell>
          <table:table-cell table:formula="of:=IF(ISNA(VLOOKUP([.D649];[.$B$2:.$C$1080];2;0));&quot;-&quot;;VLOOKUP([.D649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49];[COA.$B$2:.$C$700];2;0));&quot;-&quot;;VLOOKUP([.F649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49</text:p>
          </table:table-cell>
          <table:table-cell office:value-type="string" calcext:value-type="string">
            <text:p>5000003119</text:p>
          </table:table-cell>
          <table:table-cell office:value-type="string" calcext:value-type="string">
            <text:p>Di Talent Dan lain-lain yang tampak dalam kamera</text:p>
          </table:table-cell>
          <table:table-cell office:value-type="string" calcext:value-type="string">
            <text:p>5000003100</text:p>
          </table:table-cell>
          <table:table-cell table:formula="of:=IF(ISNA(VLOOKUP([.D650];[.$B$2:.$C$1080];2;0));&quot;-&quot;;VLOOKUP([.D650];[.$B$2:.$C$1080];2;0))" office:value-type="string" office:string-value="Biaya Talent" calcext:value-type="string">
            <text:p>Biaya Talent</text:p>
          </table:table-cell>
          <table:table-cell office:value-type="string" calcext:value-type="string">
            <text:p>5000003100</text:p>
          </table:table-cell>
          <table:table-cell table:formula="of:=IF(ISNA(VLOOKUP([.F650];[COA.$B$2:.$C$700];2;0));&quot;-&quot;;VLOOKUP([.F650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0</text:p>
          </table:table-cell>
          <table:table-cell office:value-type="string" calcext:value-type="string">
            <text:p>5000003200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5000003000</text:p>
          </table:table-cell>
          <table:table-cell table:formula="of:=IF(ISNA(VLOOKUP([.D651];[.$B$2:.$C$1080];2;0));&quot;-&quot;;VLOOKUP([.D651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651];[COA.$B$2:.$C$700];2;0));&quot;-&quot;;VLOOKUP([.F65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1</text:p>
          </table:table-cell>
          <table:table-cell office:value-type="string" calcext:value-type="string">
            <text:p>5000003203</text:p>
          </table:table-cell>
          <table:table-cell office:value-type="string" calcext:value-type="string">
            <text:p>Di Research Kaset,cd,vcd,dvd,mp3</text:p>
          </table:table-cell>
          <table:table-cell office:value-type="string" calcext:value-type="string">
            <text:p>5000003200</text:p>
          </table:table-cell>
          <table:table-cell table:formula="of:=IF(ISNA(VLOOKUP([.D652];[.$B$2:.$C$1080];2;0));&quot;-&quot;;VLOOKUP([.D652];[.$B$2:.$C$1080];2;0))" office:value-type="string" office:string-value="Research" calcext:value-type="string">
            <text:p>Research</text:p>
          </table:table-cell>
          <table:table-cell office:value-type="string" calcext:value-type="string">
            <text:p>5000003100</text:p>
          </table:table-cell>
          <table:table-cell table:formula="of:=IF(ISNA(VLOOKUP([.F652];[COA.$B$2:.$C$700];2;0));&quot;-&quot;;VLOOKUP([.F65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2</text:p>
          </table:table-cell>
          <table:table-cell office:value-type="string" calcext:value-type="string">
            <text:p>5000003202</text:p>
          </table:table-cell>
          <table:table-cell office:value-type="string" calcext:value-type="string">
            <text:p>Di Research Jurnal,koran,buku,majalah,tabloid</text:p>
          </table:table-cell>
          <table:table-cell office:value-type="string" calcext:value-type="string">
            <text:p>5000003200</text:p>
          </table:table-cell>
          <table:table-cell table:formula="of:=IF(ISNA(VLOOKUP([.D653];[.$B$2:.$C$1080];2;0));&quot;-&quot;;VLOOKUP([.D653];[.$B$2:.$C$1080];2;0))" office:value-type="string" office:string-value="Research" calcext:value-type="string">
            <text:p>Research</text:p>
          </table:table-cell>
          <table:table-cell office:value-type="string" calcext:value-type="string">
            <text:p>5000003100</text:p>
          </table:table-cell>
          <table:table-cell table:formula="of:=IF(ISNA(VLOOKUP([.F653];[COA.$B$2:.$C$700];2;0));&quot;-&quot;;VLOOKUP([.F653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3</text:p>
          </table:table-cell>
          <table:table-cell office:value-type="string" calcext:value-type="string">
            <text:p>5000003201</text:p>
          </table:table-cell>
          <table:table-cell office:value-type="string" calcext:value-type="string">
            <text:p>Di Research Footage/Documenter/Film</text:p>
          </table:table-cell>
          <table:table-cell office:value-type="string" calcext:value-type="string">
            <text:p>5000003200</text:p>
          </table:table-cell>
          <table:table-cell table:formula="of:=IF(ISNA(VLOOKUP([.D654];[.$B$2:.$C$1080];2;0));&quot;-&quot;;VLOOKUP([.D654];[.$B$2:.$C$1080];2;0))" office:value-type="string" office:string-value="Research" calcext:value-type="string">
            <text:p>Research</text:p>
          </table:table-cell>
          <table:table-cell office:value-type="string" calcext:value-type="string">
            <text:p>5000003100</text:p>
          </table:table-cell>
          <table:table-cell table:formula="of:=IF(ISNA(VLOOKUP([.F654];[COA.$B$2:.$C$700];2;0));&quot;-&quot;;VLOOKUP([.F654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4</text:p>
          </table:table-cell>
          <table:table-cell office:value-type="string" calcext:value-type="string">
            <text:p>5000003204</text:p>
          </table:table-cell>
          <table:table-cell office:value-type="string" calcext:value-type="string">
            <text:p>Di Research Others</text:p>
          </table:table-cell>
          <table:table-cell office:value-type="string" calcext:value-type="string">
            <text:p>5000003200</text:p>
          </table:table-cell>
          <table:table-cell table:formula="of:=IF(ISNA(VLOOKUP([.D655];[.$B$2:.$C$1080];2;0));&quot;-&quot;;VLOOKUP([.D655];[.$B$2:.$C$1080];2;0))" office:value-type="string" office:string-value="Research" calcext:value-type="string">
            <text:p>Research</text:p>
          </table:table-cell>
          <table:table-cell office:value-type="string" calcext:value-type="string">
            <text:p>5000003100</text:p>
          </table:table-cell>
          <table:table-cell table:formula="of:=IF(ISNA(VLOOKUP([.F655];[COA.$B$2:.$C$700];2;0));&quot;-&quot;;VLOOKUP([.F655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5</text:p>
          </table:table-cell>
          <table:table-cell office:value-type="string" calcext:value-type="string">
            <text:p>5000003300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5000003000</text:p>
          </table:table-cell>
          <table:table-cell table:formula="of:=IF(ISNA(VLOOKUP([.D656];[.$B$2:.$C$1080];2;0));&quot;-&quot;;VLOOKUP([.D656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656];[COA.$B$2:.$C$700];2;0));&quot;-&quot;;VLOOKUP([.F65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6</text:p>
          </table:table-cell>
          <table:table-cell office:value-type="string" calcext:value-type="string">
            <text:p>5000003310</text:p>
          </table:table-cell>
          <table:table-cell office:value-type="string" calcext:value-type="string">
            <text:p>Akomodasi(Hotel)</text:p>
          </table:table-cell>
          <table:table-cell office:value-type="string" calcext:value-type="string">
            <text:p>5000003300</text:p>
          </table:table-cell>
          <table:table-cell table:formula="of:=IF(ISNA(VLOOKUP([.D657];[.$B$2:.$C$1080];2;0));&quot;-&quot;;VLOOKUP([.D657];[.$B$2:.$C$1080];2;0))" office:value-type="string" office:string-value="Survey" calcext:value-type="string">
            <text:p>Survey</text:p>
          </table:table-cell>
          <table:table-cell office:value-type="string" calcext:value-type="string">
            <text:p>5000003100</text:p>
          </table:table-cell>
          <table:table-cell table:formula="of:=IF(ISNA(VLOOKUP([.F657];[COA.$B$2:.$C$700];2;0));&quot;-&quot;;VLOOKUP([.F657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7</text:p>
          </table:table-cell>
          <table:table-cell office:value-type="string" calcext:value-type="string">
            <text:p>5000003400</text:p>
          </table:table-cell>
          <table:table-cell office:value-type="string" calcext:value-type="string">
            <text:p>Transportasi</text:p>
          </table:table-cell>
          <table:table-cell office:value-type="string" calcext:value-type="string">
            <text:p>5000003000</text:p>
          </table:table-cell>
          <table:table-cell table:formula="of:=IF(ISNA(VLOOKUP([.D658];[.$B$2:.$C$1080];2;0));&quot;-&quot;;VLOOKUP([.D658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658];[COA.$B$2:.$C$700];2;0));&quot;-&quot;;VLOOKUP([.F65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8</text:p>
          </table:table-cell>
          <table:table-cell office:value-type="string" calcext:value-type="string">
            <text:p>5000003401</text:p>
          </table:table-cell>
          <table:table-cell office:value-type="string" calcext:value-type="string">
            <text:p>Pesawat/kereta/bus/kendaraan</text:p>
          </table:table-cell>
          <table:table-cell office:value-type="string" calcext:value-type="string">
            <text:p>5000003400</text:p>
          </table:table-cell>
          <table:table-cell table:formula="of:=IF(ISNA(VLOOKUP([.D659];[.$B$2:.$C$1080];2;0));&quot;-&quot;;VLOOKUP([.D659];[.$B$2:.$C$1080];2;0))" office:value-type="string" office:string-value="Transportasi" calcext:value-type="string">
            <text:p>Transportasi</text:p>
          </table:table-cell>
          <table:table-cell office:value-type="string" calcext:value-type="string">
            <text:p>5000003100</text:p>
          </table:table-cell>
          <table:table-cell table:formula="of:=IF(ISNA(VLOOKUP([.F659];[COA.$B$2:.$C$700];2;0));&quot;-&quot;;VLOOKUP([.F659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9</text:p>
          </table:table-cell>
          <table:table-cell office:value-type="string" calcext:value-type="string">
            <text:p>5000003404</text:p>
          </table:table-cell>
          <table:table-cell office:value-type="string" calcext:value-type="string">
            <text:p>Transportasi Tol, Parkir</text:p>
          </table:table-cell>
          <table:table-cell office:value-type="string" calcext:value-type="string">
            <text:p>5000003400</text:p>
          </table:table-cell>
          <table:table-cell table:formula="of:=IF(ISNA(VLOOKUP([.D660];[.$B$2:.$C$1080];2;0));&quot;-&quot;;VLOOKUP([.D660];[.$B$2:.$C$1080];2;0))" office:value-type="string" office:string-value="Transportasi" calcext:value-type="string">
            <text:p>Transportasi</text:p>
          </table:table-cell>
          <table:table-cell office:value-type="string" calcext:value-type="string">
            <text:p>5000003100</text:p>
          </table:table-cell>
          <table:table-cell table:formula="of:=IF(ISNA(VLOOKUP([.F660];[COA.$B$2:.$C$700];2;0));&quot;-&quot;;VLOOKUP([.F660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60</text:p>
          </table:table-cell>
          <table:table-cell office:value-type="string" calcext:value-type="string">
            <text:p>5000003403</text:p>
          </table:table-cell>
          <table:table-cell office:value-type="string" calcext:value-type="string">
            <text:p>Transportasi BBM</text:p>
          </table:table-cell>
          <table:table-cell office:value-type="string" calcext:value-type="string">
            <text:p>5000003400</text:p>
          </table:table-cell>
          <table:table-cell table:formula="of:=IF(ISNA(VLOOKUP([.D661];[.$B$2:.$C$1080];2;0));&quot;-&quot;;VLOOKUP([.D661];[.$B$2:.$C$1080];2;0))" office:value-type="string" office:string-value="Transportasi" calcext:value-type="string">
            <text:p>Transportasi</text:p>
          </table:table-cell>
          <table:table-cell office:value-type="string" calcext:value-type="string">
            <text:p>5000003100</text:p>
          </table:table-cell>
          <table:table-cell table:formula="of:=IF(ISNA(VLOOKUP([.F661];[COA.$B$2:.$C$700];2;0));&quot;-&quot;;VLOOKUP([.F661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61</text:p>
          </table:table-cell>
          <table:table-cell office:value-type="string" calcext:value-type="string">
            <text:p>5000003402</text:p>
          </table:table-cell>
          <table:table-cell office:value-type="string" calcext:value-type="string">
            <text:p>Airport tax,fiskal</text:p>
          </table:table-cell>
          <table:table-cell office:value-type="string" calcext:value-type="string">
            <text:p>5000003400</text:p>
          </table:table-cell>
          <table:table-cell table:formula="of:=IF(ISNA(VLOOKUP([.D662];[.$B$2:.$C$1080];2;0));&quot;-&quot;;VLOOKUP([.D662];[.$B$2:.$C$1080];2;0))" office:value-type="string" office:string-value="Transportasi" calcext:value-type="string">
            <text:p>Transportasi</text:p>
          </table:table-cell>
          <table:table-cell office:value-type="string" calcext:value-type="string">
            <text:p>5000003100</text:p>
          </table:table-cell>
          <table:table-cell table:formula="of:=IF(ISNA(VLOOKUP([.F662];[COA.$B$2:.$C$700];2;0));&quot;-&quot;;VLOOKUP([.F66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62</text:p>
          </table:table-cell>
          <table:table-cell office:value-type="string" calcext:value-type="string">
            <text:p>5000003500</text:p>
          </table:table-cell>
          <table:table-cell office:value-type="string" calcext:value-type="string">
            <text:p>Perdiems/Uang Saku</text:p>
          </table:table-cell>
          <table:table-cell office:value-type="string" calcext:value-type="string">
            <text:p>5000003000</text:p>
          </table:table-cell>
          <table:table-cell table:formula="of:=IF(ISNA(VLOOKUP([.D663];[.$B$2:.$C$1080];2;0));&quot;-&quot;;VLOOKUP([.D663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663];[COA.$B$2:.$C$700];2;0));&quot;-&quot;;VLOOKUP([.F663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63</text:p>
          </table:table-cell>
          <table:table-cell office:value-type="string" calcext:value-type="string">
            <text:p>500000350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5000003500</text:p>
          </table:table-cell>
          <table:table-cell table:formula="of:=IF(ISNA(VLOOKUP([.D664];[.$B$2:.$C$1080];2;0));&quot;-&quot;;VLOOKUP([.D664];[.$B$2:.$C$1080];2;0))" office:value-type="string" office:string-value="Perdiems/Uang Saku" calcext:value-type="string">
            <text:p>Perdiems/Uang Saku</text:p>
          </table:table-cell>
          <table:table-cell office:value-type="string" calcext:value-type="string">
            <text:p>5000003100</text:p>
          </table:table-cell>
          <table:table-cell table:formula="of:=IF(ISNA(VLOOKUP([.F664];[COA.$B$2:.$C$700];2;0));&quot;-&quot;;VLOOKUP([.F664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64</text:p>
          </table:table-cell>
          <table:table-cell office:value-type="string" calcext:value-type="string">
            <text:p>5000003501</text:p>
          </table:table-cell>
          <table:table-cell office:value-type="string" calcext:value-type="string">
            <text:p>Meals</text:p>
          </table:table-cell>
          <table:table-cell office:value-type="string" calcext:value-type="string">
            <text:p>5000003500</text:p>
          </table:table-cell>
          <table:table-cell table:formula="of:=IF(ISNA(VLOOKUP([.D665];[.$B$2:.$C$1080];2;0));&quot;-&quot;;VLOOKUP([.D665];[.$B$2:.$C$1080];2;0))" office:value-type="string" office:string-value="Perdiems/Uang Saku" calcext:value-type="string">
            <text:p>Perdiems/Uang Saku</text:p>
          </table:table-cell>
          <table:table-cell office:value-type="string" calcext:value-type="string">
            <text:p>5000003100</text:p>
          </table:table-cell>
          <table:table-cell table:formula="of:=IF(ISNA(VLOOKUP([.F665];[COA.$B$2:.$C$700];2;0));&quot;-&quot;;VLOOKUP([.F665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65</text:p>
          </table:table-cell>
          <table:table-cell office:value-type="string" calcext:value-type="string">
            <text:p>5000003600</text:p>
          </table:table-cell>
          <table:table-cell office:value-type="string" calcext:value-type="string">
            <text:p>Properties and Setting</text:p>
          </table:table-cell>
          <table:table-cell office:value-type="string" calcext:value-type="string">
            <text:p>5000003000</text:p>
          </table:table-cell>
          <table:table-cell table:formula="of:=IF(ISNA(VLOOKUP([.D666];[.$B$2:.$C$1080];2;0));&quot;-&quot;;VLOOKUP([.D666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666];[COA.$B$2:.$C$700];2;0));&quot;-&quot;;VLOOKUP([.F66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66</text:p>
          </table:table-cell>
          <table:table-cell office:value-type="string" calcext:value-type="string">
            <text:p>5000003601</text:p>
          </table:table-cell>
          <table:table-cell office:value-type="string" calcext:value-type="string">
            <text:p>New Setting (Construction Material)</text:p>
          </table:table-cell>
          <table:table-cell office:value-type="string" calcext:value-type="string">
            <text:p>5000003600</text:p>
          </table:table-cell>
          <table:table-cell table:formula="of:=IF(ISNA(VLOOKUP([.D667];[.$B$2:.$C$1080];2;0));&quot;-&quot;;VLOOKUP([.D667];[.$B$2:.$C$1080];2;0))" office:value-type="string" office:string-value="Properties and Setting" calcext:value-type="string">
            <text:p>Properties and Setting</text:p>
          </table:table-cell>
          <table:table-cell office:value-type="string" calcext:value-type="string">
            <text:p>5000003100</text:p>
          </table:table-cell>
          <table:table-cell table:formula="of:=IF(ISNA(VLOOKUP([.F667];[COA.$B$2:.$C$700];2;0));&quot;-&quot;;VLOOKUP([.F667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67</text:p>
          </table:table-cell>
          <table:table-cell office:value-type="string" calcext:value-type="string">
            <text:p>5000003604</text:p>
          </table:table-cell>
          <table:table-cell office:value-type="string" calcext:value-type="string">
            <text:p>Others Properties</text:p>
          </table:table-cell>
          <table:table-cell office:value-type="string" calcext:value-type="string">
            <text:p>5000003600</text:p>
          </table:table-cell>
          <table:table-cell table:formula="of:=IF(ISNA(VLOOKUP([.D668];[.$B$2:.$C$1080];2;0));&quot;-&quot;;VLOOKUP([.D668];[.$B$2:.$C$1080];2;0))" office:value-type="string" office:string-value="Properties and Setting" calcext:value-type="string">
            <text:p>Properties and Setting</text:p>
          </table:table-cell>
          <table:table-cell office:value-type="string" calcext:value-type="string">
            <text:p>5000003100</text:p>
          </table:table-cell>
          <table:table-cell table:formula="of:=IF(ISNA(VLOOKUP([.F668];[COA.$B$2:.$C$700];2;0));&quot;-&quot;;VLOOKUP([.F668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68</text:p>
          </table:table-cell>
          <table:table-cell office:value-type="string" calcext:value-type="string">
            <text:p>5000003603</text:p>
          </table:table-cell>
          <table:table-cell office:value-type="string" calcext:value-type="string">
            <text:p>Fireworks/convety/dry ice/protechnics/smoke gun/slink</text:p>
          </table:table-cell>
          <table:table-cell office:value-type="string" calcext:value-type="string">
            <text:p>5000003600</text:p>
          </table:table-cell>
          <table:table-cell table:formula="of:=IF(ISNA(VLOOKUP([.D669];[.$B$2:.$C$1080];2;0));&quot;-&quot;;VLOOKUP([.D669];[.$B$2:.$C$1080];2;0))" office:value-type="string" office:string-value="Properties and Setting" calcext:value-type="string">
            <text:p>Properties and Setting</text:p>
          </table:table-cell>
          <table:table-cell office:value-type="string" calcext:value-type="string">
            <text:p>5000003100</text:p>
          </table:table-cell>
          <table:table-cell table:formula="of:=IF(ISNA(VLOOKUP([.F669];[COA.$B$2:.$C$700];2;0));&quot;-&quot;;VLOOKUP([.F669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69</text:p>
          </table:table-cell>
          <table:table-cell office:value-type="string" calcext:value-type="string">
            <text:p>5000003602</text:p>
          </table:table-cell>
          <table:table-cell office:value-type="string" calcext:value-type="string">
            <text:p>Tears Up/Down incl. maintenance</text:p>
          </table:table-cell>
          <table:table-cell office:value-type="string" calcext:value-type="string">
            <text:p>5000003600</text:p>
          </table:table-cell>
          <table:table-cell table:formula="of:=IF(ISNA(VLOOKUP([.D670];[.$B$2:.$C$1080];2;0));&quot;-&quot;;VLOOKUP([.D670];[.$B$2:.$C$1080];2;0))" office:value-type="string" office:string-value="Properties and Setting" calcext:value-type="string">
            <text:p>Properties and Setting</text:p>
          </table:table-cell>
          <table:table-cell office:value-type="string" calcext:value-type="string">
            <text:p>5000003100</text:p>
          </table:table-cell>
          <table:table-cell table:formula="of:=IF(ISNA(VLOOKUP([.F670];[COA.$B$2:.$C$700];2;0));&quot;-&quot;;VLOOKUP([.F670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0</text:p>
          </table:table-cell>
          <table:table-cell office:value-type="string" calcext:value-type="string">
            <text:p>5000003800</text:p>
          </table:table-cell>
          <table:table-cell office:value-type="string" calcext:value-type="string">
            <text:p>Wardrobe</text:p>
          </table:table-cell>
          <table:table-cell office:value-type="string" calcext:value-type="string">
            <text:p>5000003000</text:p>
          </table:table-cell>
          <table:table-cell table:formula="of:=IF(ISNA(VLOOKUP([.D671];[.$B$2:.$C$1080];2;0));&quot;-&quot;;VLOOKUP([.D671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671];[COA.$B$2:.$C$700];2;0));&quot;-&quot;;VLOOKUP([.F67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1</text:p>
          </table:table-cell>
          <table:table-cell office:value-type="string" calcext:value-type="string">
            <text:p>5000003820</text:p>
          </table:table-cell>
          <table:table-cell office:value-type="string" calcext:value-type="string">
            <text:p>Wardrobe Rent</text:p>
          </table:table-cell>
          <table:table-cell office:value-type="string" calcext:value-type="string">
            <text:p>5000003800</text:p>
          </table:table-cell>
          <table:table-cell table:formula="of:=IF(ISNA(VLOOKUP([.D672];[.$B$2:.$C$1080];2;0));&quot;-&quot;;VLOOKUP([.D672];[.$B$2:.$C$1080];2;0))" office:value-type="string" office:string-value="Wardrobe" calcext:value-type="string">
            <text:p>Wardrobe</text:p>
          </table:table-cell>
          <table:table-cell office:value-type="string" calcext:value-type="string">
            <text:p>5000003100</text:p>
          </table:table-cell>
          <table:table-cell table:formula="of:=IF(ISNA(VLOOKUP([.F672];[COA.$B$2:.$C$700];2;0));&quot;-&quot;;VLOOKUP([.F67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2</text:p>
          </table:table-cell>
          <table:table-cell office:value-type="string" calcext:value-type="string">
            <text:p>5000003810</text:p>
          </table:table-cell>
          <table:table-cell office:value-type="string" calcext:value-type="string">
            <text:p>Wardrobe Purchase</text:p>
          </table:table-cell>
          <table:table-cell office:value-type="string" calcext:value-type="string">
            <text:p>5000003800</text:p>
          </table:table-cell>
          <table:table-cell table:formula="of:=IF(ISNA(VLOOKUP([.D673];[.$B$2:.$C$1080];2;0));&quot;-&quot;;VLOOKUP([.D673];[.$B$2:.$C$1080];2;0))" office:value-type="string" office:string-value="Wardrobe" calcext:value-type="string">
            <text:p>Wardrobe</text:p>
          </table:table-cell>
          <table:table-cell office:value-type="string" calcext:value-type="string">
            <text:p>5000003100</text:p>
          </table:table-cell>
          <table:table-cell table:formula="of:=IF(ISNA(VLOOKUP([.F673];[COA.$B$2:.$C$700];2;0));&quot;-&quot;;VLOOKUP([.F673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3</text:p>
          </table:table-cell>
          <table:table-cell office:value-type="string" calcext:value-type="string">
            <text:p>5000003830</text:p>
          </table:table-cell>
          <table:table-cell office:value-type="string" calcext:value-type="string">
            <text:p>Wardrobe Laundry</text:p>
          </table:table-cell>
          <table:table-cell office:value-type="string" calcext:value-type="string">
            <text:p>5000003800</text:p>
          </table:table-cell>
          <table:table-cell table:formula="of:=IF(ISNA(VLOOKUP([.D674];[.$B$2:.$C$1080];2;0));&quot;-&quot;;VLOOKUP([.D674];[.$B$2:.$C$1080];2;0))" office:value-type="string" office:string-value="Wardrobe" calcext:value-type="string">
            <text:p>Wardrobe</text:p>
          </table:table-cell>
          <table:table-cell office:value-type="string" calcext:value-type="string">
            <text:p>5000003100</text:p>
          </table:table-cell>
          <table:table-cell table:formula="of:=IF(ISNA(VLOOKUP([.F674];[COA.$B$2:.$C$700];2;0));&quot;-&quot;;VLOOKUP([.F674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4</text:p>
          </table:table-cell>
          <table:table-cell office:value-type="string" calcext:value-type="string">
            <text:p>5000003900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5000003000</text:p>
          </table:table-cell>
          <table:table-cell table:formula="of:=IF(ISNA(VLOOKUP([.D675];[.$B$2:.$C$1080];2;0));&quot;-&quot;;VLOOKUP([.D675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675];[COA.$B$2:.$C$700];2;0));&quot;-&quot;;VLOOKUP([.F67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5</text:p>
          </table:table-cell>
          <table:table-cell office:value-type="string" calcext:value-type="string">
            <text:p>5000003920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5000003900</text:p>
          </table:table-cell>
          <table:table-cell table:formula="of:=IF(ISNA(VLOOKUP([.D676];[.$B$2:.$C$1080];2;0));&quot;-&quot;;VLOOKUP([.D676];[.$B$2:.$C$1080];2;0))" office:value-type="string" office:string-value="Rent" calcext:value-type="string">
            <text:p>Rent</text:p>
          </table:table-cell>
          <table:table-cell office:value-type="string" calcext:value-type="string">
            <text:p>5000003100</text:p>
          </table:table-cell>
          <table:table-cell table:formula="of:=IF(ISNA(VLOOKUP([.F676];[COA.$B$2:.$C$700];2;0));&quot;-&quot;;VLOOKUP([.F676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6</text:p>
          </table:table-cell>
          <table:table-cell office:value-type="string" calcext:value-type="string">
            <text:p>5000003950</text:p>
          </table:table-cell>
          <table:table-cell office:value-type="string" calcext:value-type="string">
            <text:p>Audio (Sound Systems)</text:p>
          </table:table-cell>
          <table:table-cell office:value-type="string" calcext:value-type="string">
            <text:p>5000003900</text:p>
          </table:table-cell>
          <table:table-cell table:formula="of:=IF(ISNA(VLOOKUP([.D677];[.$B$2:.$C$1080];2;0));&quot;-&quot;;VLOOKUP([.D677];[.$B$2:.$C$1080];2;0))" office:value-type="string" office:string-value="Rent" calcext:value-type="string">
            <text:p>Rent</text:p>
          </table:table-cell>
          <table:table-cell office:value-type="string" calcext:value-type="string">
            <text:p>5000003100</text:p>
          </table:table-cell>
          <table:table-cell table:formula="of:=IF(ISNA(VLOOKUP([.F677];[COA.$B$2:.$C$700];2;0));&quot;-&quot;;VLOOKUP([.F677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7</text:p>
          </table:table-cell>
          <table:table-cell office:value-type="string" calcext:value-type="string">
            <text:p>5000003980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5000003900</text:p>
          </table:table-cell>
          <table:table-cell table:formula="of:=IF(ISNA(VLOOKUP([.D678];[.$B$2:.$C$1080];2;0));&quot;-&quot;;VLOOKUP([.D678];[.$B$2:.$C$1080];2;0))" office:value-type="string" office:string-value="Rent" calcext:value-type="string">
            <text:p>Rent</text:p>
          </table:table-cell>
          <table:table-cell office:value-type="string" calcext:value-type="string">
            <text:p>5000003100</text:p>
          </table:table-cell>
          <table:table-cell table:formula="of:=IF(ISNA(VLOOKUP([.F678];[COA.$B$2:.$C$700];2;0));&quot;-&quot;;VLOOKUP([.F678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8</text:p>
          </table:table-cell>
          <table:table-cell office:value-type="string" calcext:value-type="string">
            <text:p>5000003910</text:p>
          </table:table-cell>
          <table:table-cell office:value-type="string" calcext:value-type="string">
            <text:p>Shooting Equipment</text:p>
          </table:table-cell>
          <table:table-cell office:value-type="string" calcext:value-type="string">
            <text:p>5000003900</text:p>
          </table:table-cell>
          <table:table-cell table:formula="of:=IF(ISNA(VLOOKUP([.D679];[.$B$2:.$C$1080];2;0));&quot;-&quot;;VLOOKUP([.D679];[.$B$2:.$C$1080];2;0))" office:value-type="string" office:string-value="Rent" calcext:value-type="string">
            <text:p>Rent</text:p>
          </table:table-cell>
          <table:table-cell office:value-type="string" calcext:value-type="string">
            <text:p>5000003100</text:p>
          </table:table-cell>
          <table:table-cell table:formula="of:=IF(ISNA(VLOOKUP([.F679];[COA.$B$2:.$C$700];2;0));&quot;-&quot;;VLOOKUP([.F679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9</text:p>
          </table:table-cell>
          <table:table-cell office:value-type="string" calcext:value-type="string">
            <text:p>5000003940</text:p>
          </table:table-cell>
          <table:table-cell office:value-type="string" calcext:value-type="string">
            <text:p>Lighting+Rigging</text:p>
          </table:table-cell>
          <table:table-cell office:value-type="string" calcext:value-type="string">
            <text:p>5000003900</text:p>
          </table:table-cell>
          <table:table-cell table:formula="of:=IF(ISNA(VLOOKUP([.D680];[.$B$2:.$C$1080];2;0));&quot;-&quot;;VLOOKUP([.D680];[.$B$2:.$C$1080];2;0))" office:value-type="string" office:string-value="Rent" calcext:value-type="string">
            <text:p>Rent</text:p>
          </table:table-cell>
          <table:table-cell office:value-type="string" calcext:value-type="string">
            <text:p>5000003100</text:p>
          </table:table-cell>
          <table:table-cell table:formula="of:=IF(ISNA(VLOOKUP([.F680];[COA.$B$2:.$C$700];2;0));&quot;-&quot;;VLOOKUP([.F680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0</text:p>
          </table:table-cell>
          <table:table-cell office:value-type="string" calcext:value-type="string">
            <text:p>5000003970</text:p>
          </table:table-cell>
          <table:table-cell office:value-type="string" calcext:value-type="string">
            <text:p>Genset</text:p>
          </table:table-cell>
          <table:table-cell office:value-type="string" calcext:value-type="string">
            <text:p>5000003900</text:p>
          </table:table-cell>
          <table:table-cell table:formula="of:=IF(ISNA(VLOOKUP([.D681];[.$B$2:.$C$1080];2;0));&quot;-&quot;;VLOOKUP([.D681];[.$B$2:.$C$1080];2;0))" office:value-type="string" office:string-value="Rent" calcext:value-type="string">
            <text:p>Rent</text:p>
          </table:table-cell>
          <table:table-cell office:value-type="string" calcext:value-type="string">
            <text:p>5000003100</text:p>
          </table:table-cell>
          <table:table-cell table:formula="of:=IF(ISNA(VLOOKUP([.F681];[COA.$B$2:.$C$700];2;0));&quot;-&quot;;VLOOKUP([.F681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1</text:p>
          </table:table-cell>
          <table:table-cell office:value-type="string" calcext:value-type="string">
            <text:p>5000003930</text:p>
          </table:table-cell>
          <table:table-cell office:value-type="string" calcext:value-type="string">
            <text:p>Jimmy Jib</text:p>
          </table:table-cell>
          <table:table-cell office:value-type="string" calcext:value-type="string">
            <text:p>5000003900</text:p>
          </table:table-cell>
          <table:table-cell table:formula="of:=IF(ISNA(VLOOKUP([.D682];[.$B$2:.$C$1080];2;0));&quot;-&quot;;VLOOKUP([.D682];[.$B$2:.$C$1080];2;0))" office:value-type="string" office:string-value="Rent" calcext:value-type="string">
            <text:p>Rent</text:p>
          </table:table-cell>
          <table:table-cell office:value-type="string" calcext:value-type="string">
            <text:p>5000003100</text:p>
          </table:table-cell>
          <table:table-cell table:formula="of:=IF(ISNA(VLOOKUP([.F682];[COA.$B$2:.$C$700];2;0));&quot;-&quot;;VLOOKUP([.F68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2</text:p>
          </table:table-cell>
          <table:table-cell office:value-type="string" calcext:value-type="string">
            <text:p>5000003960</text:p>
          </table:table-cell>
          <table:table-cell office:value-type="string" calcext:value-type="string">
            <text:p>Accu Light+Boom Mic</text:p>
          </table:table-cell>
          <table:table-cell office:value-type="string" calcext:value-type="string">
            <text:p>5000003900</text:p>
          </table:table-cell>
          <table:table-cell table:formula="of:=IF(ISNA(VLOOKUP([.D683];[.$B$2:.$C$1080];2;0));&quot;-&quot;;VLOOKUP([.D683];[.$B$2:.$C$1080];2;0))" office:value-type="string" office:string-value="Rent" calcext:value-type="string">
            <text:p>Rent</text:p>
          </table:table-cell>
          <table:table-cell office:value-type="string" calcext:value-type="string">
            <text:p>5000003100</text:p>
          </table:table-cell>
          <table:table-cell table:formula="of:=IF(ISNA(VLOOKUP([.F683];[COA.$B$2:.$C$700];2;0));&quot;-&quot;;VLOOKUP([.F683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3</text:p>
          </table:table-cell>
          <table:table-cell office:value-type="string" calcext:value-type="string">
            <text:p>5000003990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5000003900</text:p>
          </table:table-cell>
          <table:table-cell table:formula="of:=IF(ISNA(VLOOKUP([.D684];[.$B$2:.$C$1080];2;0));&quot;-&quot;;VLOOKUP([.D684];[.$B$2:.$C$1080];2;0))" office:value-type="string" office:string-value="Rent" calcext:value-type="string">
            <text:p>Rent</text:p>
          </table:table-cell>
          <table:table-cell office:value-type="string" calcext:value-type="string">
            <text:p>5000003100</text:p>
          </table:table-cell>
          <table:table-cell table:formula="of:=IF(ISNA(VLOOKUP([.F684];[COA.$B$2:.$C$700];2;0));&quot;-&quot;;VLOOKUP([.F684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4</text:p>
          </table:table-cell>
          <table:table-cell office:value-type="string" calcext:value-type="string">
            <text:p>5000004000</text:p>
          </table:table-cell>
          <table:table-cell office:value-type="string" calcext:value-type="string">
            <text:p>Video Screen</text:p>
          </table:table-cell>
          <table:table-cell office:value-type="string" calcext:value-type="string">
            <text:p>5000003000</text:p>
          </table:table-cell>
          <table:table-cell table:formula="of:=IF(ISNA(VLOOKUP([.D685];[.$B$2:.$C$1080];2;0));&quot;-&quot;;VLOOKUP([.D685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685];[COA.$B$2:.$C$700];2;0));&quot;-&quot;;VLOOKUP([.F68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5</text:p>
          </table:table-cell>
          <table:table-cell office:value-type="string" calcext:value-type="string">
            <text:p>5000004020</text:p>
          </table:table-cell>
          <table:table-cell office:value-type="string" calcext:value-type="string">
            <text:p>Switcher</text:p>
          </table:table-cell>
          <table:table-cell office:value-type="string" calcext:value-type="string">
            <text:p>5000004000</text:p>
          </table:table-cell>
          <table:table-cell table:formula="of:=IF(ISNA(VLOOKUP([.D686];[.$B$2:.$C$1080];2;0));&quot;-&quot;;VLOOKUP([.D686];[.$B$2:.$C$1080];2;0))" office:value-type="string" office:string-value="Video Screen" calcext:value-type="string">
            <text:p>Video Screen</text:p>
          </table:table-cell>
          <table:table-cell office:value-type="string" calcext:value-type="string">
            <text:p>5000003100</text:p>
          </table:table-cell>
          <table:table-cell table:formula="of:=IF(ISNA(VLOOKUP([.F686];[COA.$B$2:.$C$700];2;0));&quot;-&quot;;VLOOKUP([.F686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6</text:p>
          </table:table-cell>
          <table:table-cell office:value-type="string" calcext:value-type="string">
            <text:p>5000004010</text:p>
          </table:table-cell>
          <table:table-cell office:value-type="string" calcext:value-type="string">
            <text:p>TV Plasma/TV Walls</text:p>
          </table:table-cell>
          <table:table-cell office:value-type="string" calcext:value-type="string">
            <text:p>5000004000</text:p>
          </table:table-cell>
          <table:table-cell table:formula="of:=IF(ISNA(VLOOKUP([.D687];[.$B$2:.$C$1080];2;0));&quot;-&quot;;VLOOKUP([.D687];[.$B$2:.$C$1080];2;0))" office:value-type="string" office:string-value="Video Screen" calcext:value-type="string">
            <text:p>Video Screen</text:p>
          </table:table-cell>
          <table:table-cell office:value-type="string" calcext:value-type="string">
            <text:p>5000003100</text:p>
          </table:table-cell>
          <table:table-cell table:formula="of:=IF(ISNA(VLOOKUP([.F687];[COA.$B$2:.$C$700];2;0));&quot;-&quot;;VLOOKUP([.F687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7</text:p>
          </table:table-cell>
          <table:table-cell office:value-type="string" calcext:value-type="string">
            <text:p>500000420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5000003000</text:p>
          </table:table-cell>
          <table:table-cell table:formula="of:=IF(ISNA(VLOOKUP([.D688];[.$B$2:.$C$1080];2;0));&quot;-&quot;;VLOOKUP([.D688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688];[COA.$B$2:.$C$700];2;0));&quot;-&quot;;VLOOKUP([.F68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8</text:p>
          </table:table-cell>
          <table:table-cell office:value-type="string" calcext:value-type="string">
            <text:p>5000004230</text:p>
          </table:table-cell>
          <table:table-cell office:value-type="string" calcext:value-type="string">
            <text:p>Mini Bus</text:p>
          </table:table-cell>
          <table:table-cell office:value-type="string" calcext:value-type="string">
            <text:p>5000004200</text:p>
          </table:table-cell>
          <table:table-cell table:formula="of:=IF(ISNA(VLOOKUP([.D689];[.$B$2:.$C$1080];2;0));&quot;-&quot;;VLOOKUP([.D689];[.$B$2:.$C$1080];2;0))" office:value-type="string" office:string-value="Vehicles" calcext:value-type="string">
            <text:p>Vehicles</text:p>
          </table:table-cell>
          <table:table-cell office:value-type="string" calcext:value-type="string">
            <text:p>5000003100</text:p>
          </table:table-cell>
          <table:table-cell table:formula="of:=IF(ISNA(VLOOKUP([.F689];[COA.$B$2:.$C$700];2;0));&quot;-&quot;;VLOOKUP([.F689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9</text:p>
          </table:table-cell>
          <table:table-cell office:value-type="string" calcext:value-type="string">
            <text:p>5000004220</text:p>
          </table:table-cell>
          <table:table-cell office:value-type="string" calcext:value-type="string">
            <text:p>Mobil Box/Truck/Mini Truck/Pick Up</text:p>
          </table:table-cell>
          <table:table-cell office:value-type="string" calcext:value-type="string">
            <text:p>5000004200</text:p>
          </table:table-cell>
          <table:table-cell table:formula="of:=IF(ISNA(VLOOKUP([.D690];[.$B$2:.$C$1080];2;0));&quot;-&quot;;VLOOKUP([.D690];[.$B$2:.$C$1080];2;0))" office:value-type="string" office:string-value="Vehicles" calcext:value-type="string">
            <text:p>Vehicles</text:p>
          </table:table-cell>
          <table:table-cell office:value-type="string" calcext:value-type="string">
            <text:p>5000003100</text:p>
          </table:table-cell>
          <table:table-cell table:formula="of:=IF(ISNA(VLOOKUP([.F690];[COA.$B$2:.$C$700];2;0));&quot;-&quot;;VLOOKUP([.F690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90</text:p>
          </table:table-cell>
          <table:table-cell office:value-type="string" calcext:value-type="string">
            <text:p>5000004250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5000004200</text:p>
          </table:table-cell>
          <table:table-cell table:formula="of:=IF(ISNA(VLOOKUP([.D691];[.$B$2:.$C$1080];2;0));&quot;-&quot;;VLOOKUP([.D691];[.$B$2:.$C$1080];2;0))" office:value-type="string" office:string-value="Vehicles" calcext:value-type="string">
            <text:p>Vehicles</text:p>
          </table:table-cell>
          <table:table-cell office:value-type="string" calcext:value-type="string">
            <text:p>5000003100</text:p>
          </table:table-cell>
          <table:table-cell table:formula="of:=IF(ISNA(VLOOKUP([.F691];[COA.$B$2:.$C$700];2;0));&quot;-&quot;;VLOOKUP([.F691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91</text:p>
          </table:table-cell>
          <table:table-cell office:value-type="string" calcext:value-type="string">
            <text:p>5000004210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5000004200</text:p>
          </table:table-cell>
          <table:table-cell table:formula="of:=IF(ISNA(VLOOKUP([.D692];[.$B$2:.$C$1080];2;0));&quot;-&quot;;VLOOKUP([.D692];[.$B$2:.$C$1080];2;0))" office:value-type="string" office:string-value="Vehicles" calcext:value-type="string">
            <text:p>Vehicles</text:p>
          </table:table-cell>
          <table:table-cell office:value-type="string" calcext:value-type="string">
            <text:p>5000003100</text:p>
          </table:table-cell>
          <table:table-cell table:formula="of:=IF(ISNA(VLOOKUP([.F692];[COA.$B$2:.$C$700];2;0));&quot;-&quot;;VLOOKUP([.F69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92</text:p>
          </table:table-cell>
          <table:table-cell office:value-type="string" calcext:value-type="string">
            <text:p>5000004240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5000004200</text:p>
          </table:table-cell>
          <table:table-cell table:formula="of:=IF(ISNA(VLOOKUP([.D693];[.$B$2:.$C$1080];2;0));&quot;-&quot;;VLOOKUP([.D693];[.$B$2:.$C$1080];2;0))" office:value-type="string" office:string-value="Vehicles" calcext:value-type="string">
            <text:p>Vehicles</text:p>
          </table:table-cell>
          <table:table-cell office:value-type="string" calcext:value-type="string">
            <text:p>5000003100</text:p>
          </table:table-cell>
          <table:table-cell table:formula="of:=IF(ISNA(VLOOKUP([.F693];[COA.$B$2:.$C$700];2;0));&quot;-&quot;;VLOOKUP([.F693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93</text:p>
          </table:table-cell>
          <table:table-cell office:value-type="string" calcext:value-type="string">
            <text:p>5000004300</text:p>
          </table:table-cell>
          <table:table-cell office:value-type="string" calcext:value-type="string">
            <text:p>Permit,Security and Other Services</text:p>
          </table:table-cell>
          <table:table-cell office:value-type="string" calcext:value-type="string">
            <text:p>5000003000</text:p>
          </table:table-cell>
          <table:table-cell table:formula="of:=IF(ISNA(VLOOKUP([.D694];[.$B$2:.$C$1080];2;0));&quot;-&quot;;VLOOKUP([.D694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694];[COA.$B$2:.$C$700];2;0));&quot;-&quot;;VLOOKUP([.F69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94</text:p>
          </table:table-cell>
          <table:table-cell office:value-type="string" calcext:value-type="string">
            <text:p>5000004310</text:p>
          </table:table-cell>
          <table:table-cell office:value-type="string" calcext:value-type="string">
            <text:p>Perijinan</text:p>
          </table:table-cell>
          <table:table-cell office:value-type="string" calcext:value-type="string">
            <text:p>5000004300</text:p>
          </table:table-cell>
          <table:table-cell table:formula="of:=IF(ISNA(VLOOKUP([.D695];[.$B$2:.$C$1080];2;0));&quot;-&quot;;VLOOKUP([.D695];[.$B$2:.$C$1080];2;0))" office:value-type="string" office:string-value="Permit,Security and Other Services" calcext:value-type="string">
            <text:p>Permit,Security and Other Services</text:p>
          </table:table-cell>
          <table:table-cell office:value-type="string" calcext:value-type="string">
            <text:p>5000003100</text:p>
          </table:table-cell>
          <table:table-cell table:formula="of:=IF(ISNA(VLOOKUP([.F695];[COA.$B$2:.$C$700];2;0));&quot;-&quot;;VLOOKUP([.F695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95</text:p>
          </table:table-cell>
          <table:table-cell office:value-type="string" calcext:value-type="string">
            <text:p>5000004340</text:p>
          </table:table-cell>
          <table:table-cell office:value-type="string" calcext:value-type="string">
            <text:p>Pemadam Kebakaran</text:p>
          </table:table-cell>
          <table:table-cell office:value-type="string" calcext:value-type="string">
            <text:p>5000004300</text:p>
          </table:table-cell>
          <table:table-cell table:formula="of:=IF(ISNA(VLOOKUP([.D696];[.$B$2:.$C$1080];2;0));&quot;-&quot;;VLOOKUP([.D696];[.$B$2:.$C$1080];2;0))" office:value-type="string" office:string-value="Permit,Security and Other Services" calcext:value-type="string">
            <text:p>Permit,Security and Other Services</text:p>
          </table:table-cell>
          <table:table-cell office:value-type="string" calcext:value-type="string">
            <text:p>5000003100</text:p>
          </table:table-cell>
          <table:table-cell table:formula="of:=IF(ISNA(VLOOKUP([.F696];[COA.$B$2:.$C$700];2;0));&quot;-&quot;;VLOOKUP([.F696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96</text:p>
          </table:table-cell>
          <table:table-cell office:value-type="string" calcext:value-type="string">
            <text:p>5000004330</text:p>
          </table:table-cell>
          <table:table-cell office:value-type="string" calcext:value-type="string">
            <text:p>Kebersihan</text:p>
          </table:table-cell>
          <table:table-cell office:value-type="string" calcext:value-type="string">
            <text:p>5000004300</text:p>
          </table:table-cell>
          <table:table-cell table:formula="of:=IF(ISNA(VLOOKUP([.D697];[.$B$2:.$C$1080];2;0));&quot;-&quot;;VLOOKUP([.D697];[.$B$2:.$C$1080];2;0))" office:value-type="string" office:string-value="Permit,Security and Other Services" calcext:value-type="string">
            <text:p>Permit,Security and Other Services</text:p>
          </table:table-cell>
          <table:table-cell office:value-type="string" calcext:value-type="string">
            <text:p>5000003100</text:p>
          </table:table-cell>
          <table:table-cell table:formula="of:=IF(ISNA(VLOOKUP([.F697];[COA.$B$2:.$C$700];2;0));&quot;-&quot;;VLOOKUP([.F697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97</text:p>
          </table:table-cell>
          <table:table-cell office:value-type="string" calcext:value-type="string">
            <text:p>5000004360</text:p>
          </table:table-cell>
          <table:table-cell office:value-type="string" calcext:value-type="string">
            <text:p>Pawang Hujan</text:p>
          </table:table-cell>
          <table:table-cell office:value-type="string" calcext:value-type="string">
            <text:p>5000004300</text:p>
          </table:table-cell>
          <table:table-cell table:formula="of:=IF(ISNA(VLOOKUP([.D698];[.$B$2:.$C$1080];2;0));&quot;-&quot;;VLOOKUP([.D698];[.$B$2:.$C$1080];2;0))" office:value-type="string" office:string-value="Permit,Security and Other Services" calcext:value-type="string">
            <text:p>Permit,Security and Other Services</text:p>
          </table:table-cell>
          <table:table-cell office:value-type="string" calcext:value-type="string">
            <text:p>5000003100</text:p>
          </table:table-cell>
          <table:table-cell table:formula="of:=IF(ISNA(VLOOKUP([.F698];[COA.$B$2:.$C$700];2;0));&quot;-&quot;;VLOOKUP([.F698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98</text:p>
          </table:table-cell>
          <table:table-cell office:value-type="string" calcext:value-type="string">
            <text:p>5000004320</text:p>
          </table:table-cell>
          <table:table-cell office:value-type="string" calcext:value-type="string">
            <text:p>Permit Keamanan</text:p>
          </table:table-cell>
          <table:table-cell office:value-type="string" calcext:value-type="string">
            <text:p>5000004300</text:p>
          </table:table-cell>
          <table:table-cell table:formula="of:=IF(ISNA(VLOOKUP([.D699];[.$B$2:.$C$1080];2;0));&quot;-&quot;;VLOOKUP([.D699];[.$B$2:.$C$1080];2;0))" office:value-type="string" office:string-value="Permit,Security and Other Services" calcext:value-type="string">
            <text:p>Permit,Security and Other Services</text:p>
          </table:table-cell>
          <table:table-cell office:value-type="string" calcext:value-type="string">
            <text:p>5000003100</text:p>
          </table:table-cell>
          <table:table-cell table:formula="of:=IF(ISNA(VLOOKUP([.F699];[COA.$B$2:.$C$700];2;0));&quot;-&quot;;VLOOKUP([.F699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99</text:p>
          </table:table-cell>
          <table:table-cell office:value-type="string" calcext:value-type="string">
            <text:p>5000004350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5000004300</text:p>
          </table:table-cell>
          <table:table-cell table:formula="of:=IF(ISNA(VLOOKUP([.D700];[.$B$2:.$C$1080];2;0));&quot;-&quot;;VLOOKUP([.D700];[.$B$2:.$C$1080];2;0))" office:value-type="string" office:string-value="Permit,Security and Other Services" calcext:value-type="string">
            <text:p>Permit,Security and Other Services</text:p>
          </table:table-cell>
          <table:table-cell office:value-type="string" calcext:value-type="string">
            <text:p>5000003100</text:p>
          </table:table-cell>
          <table:table-cell table:formula="of:=IF(ISNA(VLOOKUP([.F700];[COA.$B$2:.$C$700];2;0));&quot;-&quot;;VLOOKUP([.F700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0</text:p>
          </table:table-cell>
          <table:table-cell office:value-type="string" calcext:value-type="string">
            <text:p>5000004400</text:p>
          </table:table-cell>
          <table:table-cell office:value-type="string" calcext:value-type="string">
            <text:p>Travelling Expenses</text:p>
          </table:table-cell>
          <table:table-cell office:value-type="string" calcext:value-type="string">
            <text:p>5000003000</text:p>
          </table:table-cell>
          <table:table-cell table:formula="of:=IF(ISNA(VLOOKUP([.D701];[.$B$2:.$C$1080];2;0));&quot;-&quot;;VLOOKUP([.D701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701];[COA.$B$2:.$C$700];2;0));&quot;-&quot;;VLOOKUP([.F70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1</text:p>
          </table:table-cell>
          <table:table-cell office:value-type="string" calcext:value-type="string">
            <text:p>5000004480</text:p>
          </table:table-cell>
          <table:table-cell office:value-type="string" calcext:value-type="string">
            <text:p>Cadangan Perjalanan</text:p>
          </table:table-cell>
          <table:table-cell office:value-type="string" calcext:value-type="string">
            <text:p>5000004400</text:p>
          </table:table-cell>
          <table:table-cell table:formula="of:=IF(ISNA(VLOOKUP([.D702];[.$B$2:.$C$1080];2;0));&quot;-&quot;;VLOOKUP([.D702];[.$B$2:.$C$1080];2;0))" office:value-type="string" office:string-value="Travelling Expenses" calcext:value-type="string">
            <text:p>Travelling Expenses</text:p>
          </table:table-cell>
          <table:table-cell office:value-type="string" calcext:value-type="string">
            <text:p>5000003100</text:p>
          </table:table-cell>
          <table:table-cell table:formula="of:=IF(ISNA(VLOOKUP([.F702];[COA.$B$2:.$C$700];2;0));&quot;-&quot;;VLOOKUP([.F70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2</text:p>
          </table:table-cell>
          <table:table-cell office:value-type="string" calcext:value-type="string">
            <text:p>5000004410</text:p>
          </table:table-cell>
          <table:table-cell office:value-type="string" calcext:value-type="string">
            <text:p>Pesawat</text:p>
          </table:table-cell>
          <table:table-cell office:value-type="string" calcext:value-type="string">
            <text:p>5000004400</text:p>
          </table:table-cell>
          <table:table-cell table:formula="of:=IF(ISNA(VLOOKUP([.D703];[.$B$2:.$C$1080];2;0));&quot;-&quot;;VLOOKUP([.D703];[.$B$2:.$C$1080];2;0))" office:value-type="string" office:string-value="Travelling Expenses" calcext:value-type="string">
            <text:p>Travelling Expenses</text:p>
          </table:table-cell>
          <table:table-cell office:value-type="string" calcext:value-type="string">
            <text:p>5000003100</text:p>
          </table:table-cell>
          <table:table-cell table:formula="of:=IF(ISNA(VLOOKUP([.F703];[COA.$B$2:.$C$700];2;0));&quot;-&quot;;VLOOKUP([.F703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3</text:p>
          </table:table-cell>
          <table:table-cell office:value-type="string" calcext:value-type="string">
            <text:p>5000004440</text:p>
          </table:table-cell>
          <table:table-cell office:value-type="string" calcext:value-type="string">
            <text:p>Kapal/Feri</text:p>
          </table:table-cell>
          <table:table-cell office:value-type="string" calcext:value-type="string">
            <text:p>5000004400</text:p>
          </table:table-cell>
          <table:table-cell table:formula="of:=IF(ISNA(VLOOKUP([.D704];[.$B$2:.$C$1080];2;0));&quot;-&quot;;VLOOKUP([.D704];[.$B$2:.$C$1080];2;0))" office:value-type="string" office:string-value="Travelling Expenses" calcext:value-type="string">
            <text:p>Travelling Expenses</text:p>
          </table:table-cell>
          <table:table-cell office:value-type="string" calcext:value-type="string">
            <text:p>5000003100</text:p>
          </table:table-cell>
          <table:table-cell table:formula="of:=IF(ISNA(VLOOKUP([.F704];[COA.$B$2:.$C$700];2;0));&quot;-&quot;;VLOOKUP([.F704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4</text:p>
          </table:table-cell>
          <table:table-cell office:value-type="string" calcext:value-type="string">
            <text:p>5000004470</text:p>
          </table:table-cell>
          <table:table-cell office:value-type="string" calcext:value-type="string">
            <text:p>Akomodasi (Hotel)</text:p>
          </table:table-cell>
          <table:table-cell office:value-type="string" calcext:value-type="string">
            <text:p>5000004400</text:p>
          </table:table-cell>
          <table:table-cell table:formula="of:=IF(ISNA(VLOOKUP([.D705];[.$B$2:.$C$1080];2;0));&quot;-&quot;;VLOOKUP([.D705];[.$B$2:.$C$1080];2;0))" office:value-type="string" office:string-value="Travelling Expenses" calcext:value-type="string">
            <text:p>Travelling Expenses</text:p>
          </table:table-cell>
          <table:table-cell office:value-type="string" calcext:value-type="string">
            <text:p>5000003100</text:p>
          </table:table-cell>
          <table:table-cell table:formula="of:=IF(ISNA(VLOOKUP([.F705];[COA.$B$2:.$C$700];2;0));&quot;-&quot;;VLOOKUP([.F705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5</text:p>
          </table:table-cell>
          <table:table-cell office:value-type="string" calcext:value-type="string">
            <text:p>5000004430</text:p>
          </table:table-cell>
          <table:table-cell office:value-type="string" calcext:value-type="string">
            <text:p>Tunjangan Perjalanan (Perdiems)</text:p>
          </table:table-cell>
          <table:table-cell office:value-type="string" calcext:value-type="string">
            <text:p>5000004400</text:p>
          </table:table-cell>
          <table:table-cell table:formula="of:=IF(ISNA(VLOOKUP([.D706];[.$B$2:.$C$1080];2;0));&quot;-&quot;;VLOOKUP([.D706];[.$B$2:.$C$1080];2;0))" office:value-type="string" office:string-value="Travelling Expenses" calcext:value-type="string">
            <text:p>Travelling Expenses</text:p>
          </table:table-cell>
          <table:table-cell office:value-type="string" calcext:value-type="string">
            <text:p>5000003100</text:p>
          </table:table-cell>
          <table:table-cell table:formula="of:=IF(ISNA(VLOOKUP([.F706];[COA.$B$2:.$C$700];2;0));&quot;-&quot;;VLOOKUP([.F706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6</text:p>
          </table:table-cell>
          <table:table-cell office:value-type="string" calcext:value-type="string">
            <text:p>5000004460</text:p>
          </table:table-cell>
          <table:table-cell office:value-type="string" calcext:value-type="string">
            <text:p>Other Transport</text:p>
          </table:table-cell>
          <table:table-cell office:value-type="string" calcext:value-type="string">
            <text:p>5000004400</text:p>
          </table:table-cell>
          <table:table-cell table:formula="of:=IF(ISNA(VLOOKUP([.D707];[.$B$2:.$C$1080];2;0));&quot;-&quot;;VLOOKUP([.D707];[.$B$2:.$C$1080];2;0))" office:value-type="string" office:string-value="Travelling Expenses" calcext:value-type="string">
            <text:p>Travelling Expenses</text:p>
          </table:table-cell>
          <table:table-cell office:value-type="string" calcext:value-type="string">
            <text:p>5000003100</text:p>
          </table:table-cell>
          <table:table-cell table:formula="of:=IF(ISNA(VLOOKUP([.F707];[COA.$B$2:.$C$700];2;0));&quot;-&quot;;VLOOKUP([.F707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7</text:p>
          </table:table-cell>
          <table:table-cell office:value-type="string" calcext:value-type="string">
            <text:p>5000004490</text:p>
          </table:table-cell>
          <table:table-cell office:value-type="string" calcext:value-type="string">
            <text:p>Airport Tax, Fiskal</text:p>
          </table:table-cell>
          <table:table-cell office:value-type="string" calcext:value-type="string">
            <text:p>5000004400</text:p>
          </table:table-cell>
          <table:table-cell table:formula="of:=IF(ISNA(VLOOKUP([.D708];[.$B$2:.$C$1080];2;0));&quot;-&quot;;VLOOKUP([.D708];[.$B$2:.$C$1080];2;0))" office:value-type="string" office:string-value="Travelling Expenses" calcext:value-type="string">
            <text:p>Travelling Expenses</text:p>
          </table:table-cell>
          <table:table-cell office:value-type="string" calcext:value-type="string">
            <text:p>5000003100</text:p>
          </table:table-cell>
          <table:table-cell table:formula="of:=IF(ISNA(VLOOKUP([.F708];[COA.$B$2:.$C$700];2;0));&quot;-&quot;;VLOOKUP([.F708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8</text:p>
          </table:table-cell>
          <table:table-cell office:value-type="string" calcext:value-type="string">
            <text:p>5000004420</text:p>
          </table:table-cell>
          <table:table-cell office:value-type="string" calcext:value-type="string">
            <text:p>Kereta Api</text:p>
          </table:table-cell>
          <table:table-cell office:value-type="string" calcext:value-type="string">
            <text:p>5000004400</text:p>
          </table:table-cell>
          <table:table-cell table:formula="of:=IF(ISNA(VLOOKUP([.D709];[.$B$2:.$C$1080];2;0));&quot;-&quot;;VLOOKUP([.D709];[.$B$2:.$C$1080];2;0))" office:value-type="string" office:string-value="Travelling Expenses" calcext:value-type="string">
            <text:p>Travelling Expenses</text:p>
          </table:table-cell>
          <table:table-cell office:value-type="string" calcext:value-type="string">
            <text:p>5000003100</text:p>
          </table:table-cell>
          <table:table-cell table:formula="of:=IF(ISNA(VLOOKUP([.F709];[COA.$B$2:.$C$700];2;0));&quot;-&quot;;VLOOKUP([.F709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9</text:p>
          </table:table-cell>
          <table:table-cell office:value-type="string" calcext:value-type="string">
            <text:p>5000004450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5000004400</text:p>
          </table:table-cell>
          <table:table-cell table:formula="of:=IF(ISNA(VLOOKUP([.D710];[.$B$2:.$C$1080];2;0));&quot;-&quot;;VLOOKUP([.D710];[.$B$2:.$C$1080];2;0))" office:value-type="string" office:string-value="Travelling Expenses" calcext:value-type="string">
            <text:p>Travelling Expenses</text:p>
          </table:table-cell>
          <table:table-cell office:value-type="string" calcext:value-type="string">
            <text:p>5000003100</text:p>
          </table:table-cell>
          <table:table-cell table:formula="of:=IF(ISNA(VLOOKUP([.F710];[COA.$B$2:.$C$700];2;0));&quot;-&quot;;VLOOKUP([.F710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0</text:p>
          </table:table-cell>
          <table:table-cell office:value-type="string" calcext:value-type="string">
            <text:p>5000004500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5000003000</text:p>
          </table:table-cell>
          <table:table-cell table:formula="of:=IF(ISNA(VLOOKUP([.D711];[.$B$2:.$C$1080];2;0));&quot;-&quot;;VLOOKUP([.D711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711];[COA.$B$2:.$C$700];2;0));&quot;-&quot;;VLOOKUP([.F71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1</text:p>
          </table:table-cell>
          <table:table-cell office:value-type="string" calcext:value-type="string">
            <text:p>5000004510</text:p>
          </table:table-cell>
          <table:table-cell office:value-type="string" calcext:value-type="string">
            <text:p>Tol, Parkir</text:p>
          </table:table-cell>
          <table:table-cell office:value-type="string" calcext:value-type="string">
            <text:p>5000004500</text:p>
          </table:table-cell>
          <table:table-cell table:formula="of:=IF(ISNA(VLOOKUP([.D712];[.$B$2:.$C$1080];2;0));&quot;-&quot;;VLOOKUP([.D712];[.$B$2:.$C$1080];2;0))" office:value-type="string" office:string-value="BBM" calcext:value-type="string">
            <text:p>BBM</text:p>
          </table:table-cell>
          <table:table-cell office:value-type="string" calcext:value-type="string">
            <text:p>5000003100</text:p>
          </table:table-cell>
          <table:table-cell table:formula="of:=IF(ISNA(VLOOKUP([.F712];[COA.$B$2:.$C$700];2;0));&quot;-&quot;;VLOOKUP([.F71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2</text:p>
          </table:table-cell>
          <table:table-cell office:value-type="string" calcext:value-type="string">
            <text:p>5000004600</text:p>
          </table:table-cell>
          <table:table-cell office:value-type="string" calcext:value-type="string">
            <text:p>Meals and Refreshments</text:p>
          </table:table-cell>
          <table:table-cell office:value-type="string" calcext:value-type="string">
            <text:p>5000003000</text:p>
          </table:table-cell>
          <table:table-cell table:formula="of:=IF(ISNA(VLOOKUP([.D713];[.$B$2:.$C$1080];2;0));&quot;-&quot;;VLOOKUP([.D713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713];[COA.$B$2:.$C$700];2;0));&quot;-&quot;;VLOOKUP([.F713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3</text:p>
          </table:table-cell>
          <table:table-cell office:value-type="string" calcext:value-type="string">
            <text:p>5000004601</text:p>
          </table:table-cell>
          <table:table-cell office:value-type="string" calcext:value-type="string">
            <text:p>Makan pagi, siang, malam, dan tengah malam</text:p>
          </table:table-cell>
          <table:table-cell office:value-type="string" calcext:value-type="string">
            <text:p>5000004600</text:p>
          </table:table-cell>
          <table:table-cell table:formula="of:=IF(ISNA(VLOOKUP([.D714];[.$B$2:.$C$1080];2;0));&quot;-&quot;;VLOOKUP([.D714];[.$B$2:.$C$1080];2;0))" office:value-type="string" office:string-value="Meals and Refreshments" calcext:value-type="string">
            <text:p>Meals and Refreshments</text:p>
          </table:table-cell>
          <table:table-cell office:value-type="string" calcext:value-type="string">
            <text:p>5000003100</text:p>
          </table:table-cell>
          <table:table-cell table:formula="of:=IF(ISNA(VLOOKUP([.F714];[COA.$B$2:.$C$700];2;0));&quot;-&quot;;VLOOKUP([.F714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4</text:p>
          </table:table-cell>
          <table:table-cell office:value-type="string" calcext:value-type="string">
            <text:p>5000004604</text:p>
          </table:table-cell>
          <table:table-cell office:value-type="string" calcext:value-type="string">
            <text:p>Aqua, kopi, gula, dan tea</text:p>
          </table:table-cell>
          <table:table-cell office:value-type="string" calcext:value-type="string">
            <text:p>5000004600</text:p>
          </table:table-cell>
          <table:table-cell table:formula="of:=IF(ISNA(VLOOKUP([.D715];[.$B$2:.$C$1080];2;0));&quot;-&quot;;VLOOKUP([.D715];[.$B$2:.$C$1080];2;0))" office:value-type="string" office:string-value="Meals and Refreshments" calcext:value-type="string">
            <text:p>Meals and Refreshments</text:p>
          </table:table-cell>
          <table:table-cell office:value-type="string" calcext:value-type="string">
            <text:p>5000003100</text:p>
          </table:table-cell>
          <table:table-cell table:formula="of:=IF(ISNA(VLOOKUP([.F715];[COA.$B$2:.$C$700];2;0));&quot;-&quot;;VLOOKUP([.F715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5</text:p>
          </table:table-cell>
          <table:table-cell office:value-type="string" calcext:value-type="string">
            <text:p>5000004603</text:p>
          </table:table-cell>
          <table:table-cell office:value-type="string" calcext:value-type="string">
            <text:p>Tumpengan</text:p>
          </table:table-cell>
          <table:table-cell office:value-type="string" calcext:value-type="string">
            <text:p>5000004600</text:p>
          </table:table-cell>
          <table:table-cell table:formula="of:=IF(ISNA(VLOOKUP([.D716];[.$B$2:.$C$1080];2;0));&quot;-&quot;;VLOOKUP([.D716];[.$B$2:.$C$1080];2;0))" office:value-type="string" office:string-value="Meals and Refreshments" calcext:value-type="string">
            <text:p>Meals and Refreshments</text:p>
          </table:table-cell>
          <table:table-cell office:value-type="string" calcext:value-type="string">
            <text:p>5000003100</text:p>
          </table:table-cell>
          <table:table-cell table:formula="of:=IF(ISNA(VLOOKUP([.F716];[COA.$B$2:.$C$700];2;0));&quot;-&quot;;VLOOKUP([.F716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6</text:p>
          </table:table-cell>
          <table:table-cell office:value-type="string" calcext:value-type="string">
            <text:p>5000004602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5000004600</text:p>
          </table:table-cell>
          <table:table-cell table:formula="of:=IF(ISNA(VLOOKUP([.D717];[.$B$2:.$C$1080];2;0));&quot;-&quot;;VLOOKUP([.D717];[.$B$2:.$C$1080];2;0))" office:value-type="string" office:string-value="Meals and Refreshments" calcext:value-type="string">
            <text:p>Meals and Refreshments</text:p>
          </table:table-cell>
          <table:table-cell office:value-type="string" calcext:value-type="string">
            <text:p>5000003100</text:p>
          </table:table-cell>
          <table:table-cell table:formula="of:=IF(ISNA(VLOOKUP([.F717];[COA.$B$2:.$C$700];2;0));&quot;-&quot;;VLOOKUP([.F717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7</text:p>
          </table:table-cell>
          <table:table-cell office:value-type="string" calcext:value-type="string">
            <text:p>5000004605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5000004600</text:p>
          </table:table-cell>
          <table:table-cell table:formula="of:=IF(ISNA(VLOOKUP([.D718];[.$B$2:.$C$1080];2;0));&quot;-&quot;;VLOOKUP([.D718];[.$B$2:.$C$1080];2;0))" office:value-type="string" office:string-value="Meals and Refreshments" calcext:value-type="string">
            <text:p>Meals and Refreshments</text:p>
          </table:table-cell>
          <table:table-cell office:value-type="string" calcext:value-type="string">
            <text:p>5000003100</text:p>
          </table:table-cell>
          <table:table-cell table:formula="of:=IF(ISNA(VLOOKUP([.F718];[COA.$B$2:.$C$700];2;0));&quot;-&quot;;VLOOKUP([.F718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8</text:p>
          </table:table-cell>
          <table:table-cell office:value-type="string" calcext:value-type="string">
            <text:p>5000004700</text:p>
          </table:table-cell>
          <table:table-cell office:value-type="string" calcext:value-type="string">
            <text:p>Supporting Expenses</text:p>
          </table:table-cell>
          <table:table-cell office:value-type="string" calcext:value-type="string">
            <text:p>5000003000</text:p>
          </table:table-cell>
          <table:table-cell table:formula="of:=IF(ISNA(VLOOKUP([.D719];[.$B$2:.$C$1080];2;0));&quot;-&quot;;VLOOKUP([.D719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719];[COA.$B$2:.$C$700];2;0));&quot;-&quot;;VLOOKUP([.F719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9</text:p>
          </table:table-cell>
          <table:table-cell office:value-type="string" calcext:value-type="string">
            <text:p>5000004702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5000004700</text:p>
          </table:table-cell>
          <table:table-cell table:formula="of:=IF(ISNA(VLOOKUP([.D720];[.$B$2:.$C$1080];2;0));&quot;-&quot;;VLOOKUP([.D720];[.$B$2:.$C$1080];2;0))" office:value-type="string" office:string-value="Supporting Expenses" calcext:value-type="string">
            <text:p>Supporting Expenses</text:p>
          </table:table-cell>
          <table:table-cell office:value-type="string" calcext:value-type="string">
            <text:p>5000003100</text:p>
          </table:table-cell>
          <table:table-cell table:formula="of:=IF(ISNA(VLOOKUP([.F720];[COA.$B$2:.$C$700];2;0));&quot;-&quot;;VLOOKUP([.F720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0</text:p>
          </table:table-cell>
          <table:table-cell office:value-type="string" calcext:value-type="string">
            <text:p>5000004701</text:p>
          </table:table-cell>
          <table:table-cell office:value-type="string" calcext:value-type="string">
            <text:p>Baterei Clip on</text:p>
          </table:table-cell>
          <table:table-cell office:value-type="string" calcext:value-type="string">
            <text:p>5000004700</text:p>
          </table:table-cell>
          <table:table-cell table:formula="of:=IF(ISNA(VLOOKUP([.D721];[.$B$2:.$C$1080];2;0));&quot;-&quot;;VLOOKUP([.D721];[.$B$2:.$C$1080];2;0))" office:value-type="string" office:string-value="Supporting Expenses" calcext:value-type="string">
            <text:p>Supporting Expenses</text:p>
          </table:table-cell>
          <table:table-cell office:value-type="string" calcext:value-type="string">
            <text:p>5000003100</text:p>
          </table:table-cell>
          <table:table-cell table:formula="of:=IF(ISNA(VLOOKUP([.F721];[COA.$B$2:.$C$700];2;0));&quot;-&quot;;VLOOKUP([.F721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1</text:p>
          </table:table-cell>
          <table:table-cell office:value-type="string" calcext:value-type="string">
            <text:p>5000004704</text:p>
          </table:table-cell>
          <table:table-cell office:value-type="string" calcext:value-type="string">
            <text:p>Dokumentasi</text:p>
          </table:table-cell>
          <table:table-cell office:value-type="string" calcext:value-type="string">
            <text:p>5000004700</text:p>
          </table:table-cell>
          <table:table-cell table:formula="of:=IF(ISNA(VLOOKUP([.D722];[.$B$2:.$C$1080];2;0));&quot;-&quot;;VLOOKUP([.D722];[.$B$2:.$C$1080];2;0))" office:value-type="string" office:string-value="Supporting Expenses" calcext:value-type="string">
            <text:p>Supporting Expenses</text:p>
          </table:table-cell>
          <table:table-cell office:value-type="string" calcext:value-type="string">
            <text:p>5000003100</text:p>
          </table:table-cell>
          <table:table-cell table:formula="of:=IF(ISNA(VLOOKUP([.F722];[COA.$B$2:.$C$700];2;0));&quot;-&quot;;VLOOKUP([.F72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2</text:p>
          </table:table-cell>
          <table:table-cell office:value-type="string" calcext:value-type="string">
            <text:p>5000004703</text:p>
          </table:table-cell>
          <table:table-cell office:value-type="string" calcext:value-type="string">
            <text:p>ID Card, Undangan</text:p>
          </table:table-cell>
          <table:table-cell office:value-type="string" calcext:value-type="string">
            <text:p>5000004700</text:p>
          </table:table-cell>
          <table:table-cell table:formula="of:=IF(ISNA(VLOOKUP([.D723];[.$B$2:.$C$1080];2;0));&quot;-&quot;;VLOOKUP([.D723];[.$B$2:.$C$1080];2;0))" office:value-type="string" office:string-value="Supporting Expenses" calcext:value-type="string">
            <text:p>Supporting Expenses</text:p>
          </table:table-cell>
          <table:table-cell office:value-type="string" calcext:value-type="string">
            <text:p>5000003100</text:p>
          </table:table-cell>
          <table:table-cell table:formula="of:=IF(ISNA(VLOOKUP([.F723];[COA.$B$2:.$C$700];2;0));&quot;-&quot;;VLOOKUP([.F723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3</text:p>
          </table:table-cell>
          <table:table-cell office:value-type="string" calcext:value-type="string">
            <text:p>5000004800</text:p>
          </table:table-cell>
          <table:table-cell office:value-type="string" calcext:value-type="string">
            <text:p>Hadiah dan Souvenir</text:p>
          </table:table-cell>
          <table:table-cell office:value-type="string" calcext:value-type="string">
            <text:p>5000003000</text:p>
          </table:table-cell>
          <table:table-cell table:formula="of:=IF(ISNA(VLOOKUP([.D724];[.$B$2:.$C$1080];2;0));&quot;-&quot;;VLOOKUP([.D724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724];[COA.$B$2:.$C$700];2;0));&quot;-&quot;;VLOOKUP([.F72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4</text:p>
          </table:table-cell>
          <table:table-cell office:value-type="string" calcext:value-type="string">
            <text:p>5000004802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5000004800</text:p>
          </table:table-cell>
          <table:table-cell table:formula="of:=IF(ISNA(VLOOKUP([.D725];[.$B$2:.$C$1080];2;0));&quot;-&quot;;VLOOKUP([.D725];[.$B$2:.$C$1080];2;0))" office:value-type="string" office:string-value="Hadiah dan Souvenir" calcext:value-type="string">
            <text:p>Hadiah dan Souvenir</text:p>
          </table:table-cell>
          <table:table-cell office:value-type="string" calcext:value-type="string">
            <text:p>5000003100</text:p>
          </table:table-cell>
          <table:table-cell table:formula="of:=IF(ISNA(VLOOKUP([.F725];[COA.$B$2:.$C$700];2;0));&quot;-&quot;;VLOOKUP([.F725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5</text:p>
          </table:table-cell>
          <table:table-cell office:value-type="string" calcext:value-type="string">
            <text:p>5000004801</text:p>
          </table:table-cell>
          <table:table-cell office:value-type="string" calcext:value-type="string">
            <text:p>Hadiah</text:p>
          </table:table-cell>
          <table:table-cell office:value-type="string" calcext:value-type="string">
            <text:p>5000004800</text:p>
          </table:table-cell>
          <table:table-cell table:formula="of:=IF(ISNA(VLOOKUP([.D726];[.$B$2:.$C$1080];2;0));&quot;-&quot;;VLOOKUP([.D726];[.$B$2:.$C$1080];2;0))" office:value-type="string" office:string-value="Hadiah dan Souvenir" calcext:value-type="string">
            <text:p>Hadiah dan Souvenir</text:p>
          </table:table-cell>
          <table:table-cell office:value-type="string" calcext:value-type="string">
            <text:p>5000003100</text:p>
          </table:table-cell>
          <table:table-cell table:formula="of:=IF(ISNA(VLOOKUP([.F726];[COA.$B$2:.$C$700];2;0));&quot;-&quot;;VLOOKUP([.F726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6</text:p>
          </table:table-cell>
          <table:table-cell office:value-type="string" calcext:value-type="string">
            <text:p>5000004900</text:p>
          </table:table-cell>
          <table:table-cell office:value-type="string" calcext:value-type="string">
            <text:p>Communication and Transmissions Cost</text:p>
          </table:table-cell>
          <table:table-cell office:value-type="string" calcext:value-type="string">
            <text:p>5000003000</text:p>
          </table:table-cell>
          <table:table-cell table:formula="of:=IF(ISNA(VLOOKUP([.D727];[.$B$2:.$C$1080];2;0));&quot;-&quot;;VLOOKUP([.D727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727];[COA.$B$2:.$C$700];2;0));&quot;-&quot;;VLOOKUP([.F727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7</text:p>
          </table:table-cell>
          <table:table-cell office:value-type="string" calcext:value-type="string">
            <text:p>5000004903</text:p>
          </table:table-cell>
          <table:table-cell office:value-type="string" calcext:value-type="string">
            <text:p>Fax dan Internet</text:p>
          </table:table-cell>
          <table:table-cell office:value-type="string" calcext:value-type="string">
            <text:p>5000004900</text:p>
          </table:table-cell>
          <table:table-cell table:formula="of:=IF(ISNA(VLOOKUP([.D728];[.$B$2:.$C$1080];2;0));&quot;-&quot;;VLOOKUP([.D728];[.$B$2:.$C$1080];2;0))" office:value-type="string" office:string-value="Communication and Transmissions Cost" calcext:value-type="string">
            <text:p>Communication and Transmissions Cost</text:p>
          </table:table-cell>
          <table:table-cell office:value-type="string" calcext:value-type="string">
            <text:p>5000003100</text:p>
          </table:table-cell>
          <table:table-cell table:formula="of:=IF(ISNA(VLOOKUP([.F728];[COA.$B$2:.$C$700];2;0));&quot;-&quot;;VLOOKUP([.F728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8</text:p>
          </table:table-cell>
          <table:table-cell office:value-type="string" calcext:value-type="string">
            <text:p>5000004906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5000004900</text:p>
          </table:table-cell>
          <table:table-cell table:formula="of:=IF(ISNA(VLOOKUP([.D729];[.$B$2:.$C$1080];2;0));&quot;-&quot;;VLOOKUP([.D729];[.$B$2:.$C$1080];2;0))" office:value-type="string" office:string-value="Communication and Transmissions Cost" calcext:value-type="string">
            <text:p>Communication and Transmissions Cost</text:p>
          </table:table-cell>
          <table:table-cell office:value-type="string" calcext:value-type="string">
            <text:p>5000003100</text:p>
          </table:table-cell>
          <table:table-cell table:formula="of:=IF(ISNA(VLOOKUP([.F729];[COA.$B$2:.$C$700];2;0));&quot;-&quot;;VLOOKUP([.F729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9</text:p>
          </table:table-cell>
          <table:table-cell office:value-type="string" calcext:value-type="string">
            <text:p>5000004902</text:p>
          </table:table-cell>
          <table:table-cell office:value-type="string" calcext:value-type="string">
            <text:p>Line Telepon</text:p>
          </table:table-cell>
          <table:table-cell office:value-type="string" calcext:value-type="string">
            <text:p>5000004900</text:p>
          </table:table-cell>
          <table:table-cell table:formula="of:=IF(ISNA(VLOOKUP([.D730];[.$B$2:.$C$1080];2;0));&quot;-&quot;;VLOOKUP([.D730];[.$B$2:.$C$1080];2;0))" office:value-type="string" office:string-value="Communication and Transmissions Cost" calcext:value-type="string">
            <text:p>Communication and Transmissions Cost</text:p>
          </table:table-cell>
          <table:table-cell office:value-type="string" calcext:value-type="string">
            <text:p>5000003100</text:p>
          </table:table-cell>
          <table:table-cell table:formula="of:=IF(ISNA(VLOOKUP([.F730];[COA.$B$2:.$C$700];2;0));&quot;-&quot;;VLOOKUP([.F730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0</text:p>
          </table:table-cell>
          <table:table-cell office:value-type="string" calcext:value-type="string">
            <text:p>5000004905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5000004900</text:p>
          </table:table-cell>
          <table:table-cell table:formula="of:=IF(ISNA(VLOOKUP([.D731];[.$B$2:.$C$1080];2;0));&quot;-&quot;;VLOOKUP([.D731];[.$B$2:.$C$1080];2;0))" office:value-type="string" office:string-value="Communication and Transmissions Cost" calcext:value-type="string">
            <text:p>Communication and Transmissions Cost</text:p>
          </table:table-cell>
          <table:table-cell office:value-type="string" calcext:value-type="string">
            <text:p>5000003100</text:p>
          </table:table-cell>
          <table:table-cell table:formula="of:=IF(ISNA(VLOOKUP([.F731];[COA.$B$2:.$C$700];2;0));&quot;-&quot;;VLOOKUP([.F731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1</text:p>
          </table:table-cell>
          <table:table-cell office:value-type="string" calcext:value-type="string">
            <text:p>5000004908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5000004900</text:p>
          </table:table-cell>
          <table:table-cell table:formula="of:=IF(ISNA(VLOOKUP([.D732];[.$B$2:.$C$1080];2;0));&quot;-&quot;;VLOOKUP([.D732];[.$B$2:.$C$1080];2;0))" office:value-type="string" office:string-value="Communication and Transmissions Cost" calcext:value-type="string">
            <text:p>Communication and Transmissions Cost</text:p>
          </table:table-cell>
          <table:table-cell office:value-type="string" calcext:value-type="string">
            <text:p>5000003100</text:p>
          </table:table-cell>
          <table:table-cell table:formula="of:=IF(ISNA(VLOOKUP([.F732];[COA.$B$2:.$C$700];2;0));&quot;-&quot;;VLOOKUP([.F73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2</text:p>
          </table:table-cell>
          <table:table-cell office:value-type="string" calcext:value-type="string">
            <text:p>5000004901</text:p>
          </table:table-cell>
          <table:table-cell office:value-type="string" calcext:value-type="string">
            <text:p>Pulsa Telepon dan Handphone</text:p>
          </table:table-cell>
          <table:table-cell office:value-type="string" calcext:value-type="string">
            <text:p>5000004900</text:p>
          </table:table-cell>
          <table:table-cell table:formula="of:=IF(ISNA(VLOOKUP([.D733];[.$B$2:.$C$1080];2;0));&quot;-&quot;;VLOOKUP([.D733];[.$B$2:.$C$1080];2;0))" office:value-type="string" office:string-value="Communication and Transmissions Cost" calcext:value-type="string">
            <text:p>Communication and Transmissions Cost</text:p>
          </table:table-cell>
          <table:table-cell office:value-type="string" calcext:value-type="string">
            <text:p>5000003100</text:p>
          </table:table-cell>
          <table:table-cell table:formula="of:=IF(ISNA(VLOOKUP([.F733];[COA.$B$2:.$C$700];2;0));&quot;-&quot;;VLOOKUP([.F733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3</text:p>
          </table:table-cell>
          <table:table-cell office:value-type="string" calcext:value-type="string">
            <text:p>5000004904</text:p>
          </table:table-cell>
          <table:table-cell office:value-type="string" calcext:value-type="string">
            <text:p>Satellite Transmissions (feeding, uplink)</text:p>
          </table:table-cell>
          <table:table-cell office:value-type="string" calcext:value-type="string">
            <text:p>5000004900</text:p>
          </table:table-cell>
          <table:table-cell table:formula="of:=IF(ISNA(VLOOKUP([.D734];[.$B$2:.$C$1080];2;0));&quot;-&quot;;VLOOKUP([.D734];[.$B$2:.$C$1080];2;0))" office:value-type="string" office:string-value="Communication and Transmissions Cost" calcext:value-type="string">
            <text:p>Communication and Transmissions Cost</text:p>
          </table:table-cell>
          <table:table-cell office:value-type="string" calcext:value-type="string">
            <text:p>5000003100</text:p>
          </table:table-cell>
          <table:table-cell table:formula="of:=IF(ISNA(VLOOKUP([.F734];[COA.$B$2:.$C$700];2;0));&quot;-&quot;;VLOOKUP([.F734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4</text:p>
          </table:table-cell>
          <table:table-cell office:value-type="string" calcext:value-type="string">
            <text:p>5000004907</text:p>
          </table:table-cell>
          <table:table-cell office:value-type="string" calcext:value-type="string">
            <text:p>Kurir</text:p>
          </table:table-cell>
          <table:table-cell office:value-type="string" calcext:value-type="string">
            <text:p>5000004900</text:p>
          </table:table-cell>
          <table:table-cell table:formula="of:=IF(ISNA(VLOOKUP([.D735];[.$B$2:.$C$1080];2;0));&quot;-&quot;;VLOOKUP([.D735];[.$B$2:.$C$1080];2;0))" office:value-type="string" office:string-value="Communication and Transmissions Cost" calcext:value-type="string">
            <text:p>Communication and Transmissions Cost</text:p>
          </table:table-cell>
          <table:table-cell office:value-type="string" calcext:value-type="string">
            <text:p>5000003100</text:p>
          </table:table-cell>
          <table:table-cell table:formula="of:=IF(ISNA(VLOOKUP([.F735];[COA.$B$2:.$C$700];2;0));&quot;-&quot;;VLOOKUP([.F735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5</text:p>
          </table:table-cell>
          <table:table-cell office:value-type="string" calcext:value-type="string">
            <text:p>5000005000</text:p>
          </table:table-cell>
          <table:table-cell office:value-type="string" calcext:value-type="string">
            <text:p>Post Production</text:p>
          </table:table-cell>
          <table:table-cell office:value-type="string" calcext:value-type="string">
            <text:p>5000003000</text:p>
          </table:table-cell>
          <table:table-cell table:formula="of:=IF(ISNA(VLOOKUP([.D736];[.$B$2:.$C$1080];2;0));&quot;-&quot;;VLOOKUP([.D736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736];[COA.$B$2:.$C$700];2;0));&quot;-&quot;;VLOOKUP([.F73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6</text:p>
          </table:table-cell>
          <table:table-cell office:value-type="string" calcext:value-type="string">
            <text:p>5000005001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5000005000</text:p>
          </table:table-cell>
          <table:table-cell table:formula="of:=IF(ISNA(VLOOKUP([.D737];[.$B$2:.$C$1080];2;0));&quot;-&quot;;VLOOKUP([.D737];[.$B$2:.$C$1080];2;0))" office:value-type="string" office:string-value="Post Production" calcext:value-type="string">
            <text:p>Post Production</text:p>
          </table:table-cell>
          <table:table-cell office:value-type="string" calcext:value-type="string">
            <text:p>5000003100</text:p>
          </table:table-cell>
          <table:table-cell table:formula="of:=IF(ISNA(VLOOKUP([.F737];[COA.$B$2:.$C$700];2;0));&quot;-&quot;;VLOOKUP([.F737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7</text:p>
          </table:table-cell>
          <table:table-cell office:value-type="string" calcext:value-type="string">
            <text:p>5000005100</text:p>
          </table:table-cell>
          <table:table-cell office:value-type="string" calcext:value-type="string">
            <text:p>Music Ilustrator</text:p>
          </table:table-cell>
          <table:table-cell office:value-type="string" calcext:value-type="string">
            <text:p>5000005000</text:p>
          </table:table-cell>
          <table:table-cell table:formula="of:=IF(ISNA(VLOOKUP([.D738];[.$B$2:.$C$1080];2;0));&quot;-&quot;;VLOOKUP([.D738];[.$B$2:.$C$1080];2;0))" office:value-type="string" office:string-value="Post Production" calcext:value-type="string">
            <text:p>Post Production</text:p>
          </table:table-cell>
          <table:table-cell office:value-type="string" calcext:value-type="string">
            <text:p>5000003100</text:p>
          </table:table-cell>
          <table:table-cell table:formula="of:=IF(ISNA(VLOOKUP([.F738];[COA.$B$2:.$C$700];2;0));&quot;-&quot;;VLOOKUP([.F738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8</text:p>
          </table:table-cell>
          <table:table-cell office:value-type="string" calcext:value-type="string">
            <text:p>5000005003</text:p>
          </table:table-cell>
          <table:table-cell office:value-type="string" calcext:value-type="string">
            <text:p>Dubbing</text:p>
          </table:table-cell>
          <table:table-cell office:value-type="string" calcext:value-type="string">
            <text:p>5000005000</text:p>
          </table:table-cell>
          <table:table-cell table:formula="of:=IF(ISNA(VLOOKUP([.D739];[.$B$2:.$C$1080];2;0));&quot;-&quot;;VLOOKUP([.D739];[.$B$2:.$C$1080];2;0))" office:value-type="string" office:string-value="Post Production" calcext:value-type="string">
            <text:p>Post Production</text:p>
          </table:table-cell>
          <table:table-cell office:value-type="string" calcext:value-type="string">
            <text:p>5000003100</text:p>
          </table:table-cell>
          <table:table-cell table:formula="of:=IF(ISNA(VLOOKUP([.F739];[COA.$B$2:.$C$700];2;0));&quot;-&quot;;VLOOKUP([.F739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9</text:p>
          </table:table-cell>
          <table:table-cell office:value-type="string" calcext:value-type="string">
            <text:p>5000005002</text:p>
          </table:table-cell>
          <table:table-cell office:value-type="string" calcext:value-type="string">
            <text:p>Subtitling</text:p>
          </table:table-cell>
          <table:table-cell office:value-type="string" calcext:value-type="string">
            <text:p>5000005000</text:p>
          </table:table-cell>
          <table:table-cell table:formula="of:=IF(ISNA(VLOOKUP([.D740];[.$B$2:.$C$1080];2;0));&quot;-&quot;;VLOOKUP([.D740];[.$B$2:.$C$1080];2;0))" office:value-type="string" office:string-value="Post Production" calcext:value-type="string">
            <text:p>Post Production</text:p>
          </table:table-cell>
          <table:table-cell office:value-type="string" calcext:value-type="string">
            <text:p>5000003100</text:p>
          </table:table-cell>
          <table:table-cell table:formula="of:=IF(ISNA(VLOOKUP([.F740];[COA.$B$2:.$C$700];2;0));&quot;-&quot;;VLOOKUP([.F740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0</text:p>
          </table:table-cell>
          <table:table-cell office:value-type="string" calcext:value-type="string">
            <text:p>5000005200</text:p>
          </table:table-cell>
          <table:table-cell office:value-type="string" calcext:value-type="string">
            <text:p>Tapes</text:p>
          </table:table-cell>
          <table:table-cell office:value-type="string" calcext:value-type="string">
            <text:p>5000003000</text:p>
          </table:table-cell>
          <table:table-cell table:formula="of:=IF(ISNA(VLOOKUP([.D741];[.$B$2:.$C$1080];2;0));&quot;-&quot;;VLOOKUP([.D741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741];[COA.$B$2:.$C$700];2;0));&quot;-&quot;;VLOOKUP([.F74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1</text:p>
          </table:table-cell>
          <table:table-cell office:value-type="string" calcext:value-type="string">
            <text:p>5000005204</text:p>
          </table:table-cell>
          <table:table-cell office:value-type="string" calcext:value-type="string">
            <text:p>Betacam 33</text:p>
          </table:table-cell>
          <table:table-cell office:value-type="string" calcext:value-type="string">
            <text:p>5000005200</text:p>
          </table:table-cell>
          <table:table-cell table:formula="of:=IF(ISNA(VLOOKUP([.D742];[.$B$2:.$C$1080];2;0));&quot;-&quot;;VLOOKUP([.D742];[.$B$2:.$C$1080];2;0))" office:value-type="string" office:string-value="Tapes" calcext:value-type="string">
            <text:p>Tapes</text:p>
          </table:table-cell>
          <table:table-cell office:value-type="string" calcext:value-type="string">
            <text:p>5000003100</text:p>
          </table:table-cell>
          <table:table-cell table:formula="of:=IF(ISNA(VLOOKUP([.F742];[COA.$B$2:.$C$700];2;0));&quot;-&quot;;VLOOKUP([.F74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2</text:p>
          </table:table-cell>
          <table:table-cell office:value-type="string" calcext:value-type="string">
            <text:p>5000005207</text:p>
          </table:table-cell>
          <table:table-cell office:value-type="string" calcext:value-type="string">
            <text:p>Betacam 32</text:p>
          </table:table-cell>
          <table:table-cell office:value-type="string" calcext:value-type="string">
            <text:p>5000005200</text:p>
          </table:table-cell>
          <table:table-cell table:formula="of:=IF(ISNA(VLOOKUP([.D743];[.$B$2:.$C$1080];2;0));&quot;-&quot;;VLOOKUP([.D743];[.$B$2:.$C$1080];2;0))" office:value-type="string" office:string-value="Tapes" calcext:value-type="string">
            <text:p>Tapes</text:p>
          </table:table-cell>
          <table:table-cell office:value-type="string" calcext:value-type="string">
            <text:p>5000003100</text:p>
          </table:table-cell>
          <table:table-cell table:formula="of:=IF(ISNA(VLOOKUP([.F743];[COA.$B$2:.$C$700];2;0));&quot;-&quot;;VLOOKUP([.F743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3</text:p>
          </table:table-cell>
          <table:table-cell office:value-type="string" calcext:value-type="string">
            <text:p>5000005210</text:p>
          </table:table-cell>
          <table:table-cell office:value-type="string" calcext:value-type="string">
            <text:p>Mini DV</text:p>
          </table:table-cell>
          <table:table-cell office:value-type="string" calcext:value-type="string">
            <text:p>5000005200</text:p>
          </table:table-cell>
          <table:table-cell table:formula="of:=IF(ISNA(VLOOKUP([.D744];[.$B$2:.$C$1080];2;0));&quot;-&quot;;VLOOKUP([.D744];[.$B$2:.$C$1080];2;0))" office:value-type="string" office:string-value="Tapes" calcext:value-type="string">
            <text:p>Tapes</text:p>
          </table:table-cell>
          <table:table-cell office:value-type="string" calcext:value-type="string">
            <text:p>5000003100</text:p>
          </table:table-cell>
          <table:table-cell table:formula="of:=IF(ISNA(VLOOKUP([.F744];[COA.$B$2:.$C$700];2;0));&quot;-&quot;;VLOOKUP([.F744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4</text:p>
          </table:table-cell>
          <table:table-cell office:value-type="string" calcext:value-type="string">
            <text:p>5000005213</text:p>
          </table:table-cell>
          <table:table-cell office:value-type="string" calcext:value-type="string">
            <text:p>VHS 180</text:p>
          </table:table-cell>
          <table:table-cell office:value-type="string" calcext:value-type="string">
            <text:p>5000005200</text:p>
          </table:table-cell>
          <table:table-cell table:formula="of:=IF(ISNA(VLOOKUP([.D745];[.$B$2:.$C$1080];2;0));&quot;-&quot;;VLOOKUP([.D745];[.$B$2:.$C$1080];2;0))" office:value-type="string" office:string-value="Tapes" calcext:value-type="string">
            <text:p>Tapes</text:p>
          </table:table-cell>
          <table:table-cell office:value-type="string" calcext:value-type="string">
            <text:p>5000003100</text:p>
          </table:table-cell>
          <table:table-cell table:formula="of:=IF(ISNA(VLOOKUP([.F745];[COA.$B$2:.$C$700];2;0));&quot;-&quot;;VLOOKUP([.F745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5</text:p>
          </table:table-cell>
          <table:table-cell office:value-type="string" calcext:value-type="string">
            <text:p>5000005203</text:p>
          </table:table-cell>
          <table:table-cell office:value-type="string" calcext:value-type="string">
            <text:p>DVC 66</text:p>
          </table:table-cell>
          <table:table-cell office:value-type="string" calcext:value-type="string">
            <text:p>5000005200</text:p>
          </table:table-cell>
          <table:table-cell table:formula="of:=IF(ISNA(VLOOKUP([.D746];[.$B$2:.$C$1080];2;0));&quot;-&quot;;VLOOKUP([.D746];[.$B$2:.$C$1080];2;0))" office:value-type="string" office:string-value="Tapes" calcext:value-type="string">
            <text:p>Tapes</text:p>
          </table:table-cell>
          <table:table-cell office:value-type="string" calcext:value-type="string">
            <text:p>5000003100</text:p>
          </table:table-cell>
          <table:table-cell table:formula="of:=IF(ISNA(VLOOKUP([.F746];[COA.$B$2:.$C$700];2;0));&quot;-&quot;;VLOOKUP([.F746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6</text:p>
          </table:table-cell>
          <table:table-cell office:value-type="string" calcext:value-type="string">
            <text:p>5000005206</text:p>
          </table:table-cell>
          <table:table-cell office:value-type="string" calcext:value-type="string">
            <text:p>Betacam 90</text:p>
          </table:table-cell>
          <table:table-cell office:value-type="string" calcext:value-type="string">
            <text:p>5000005200</text:p>
          </table:table-cell>
          <table:table-cell table:formula="of:=IF(ISNA(VLOOKUP([.D747];[.$B$2:.$C$1080];2;0));&quot;-&quot;;VLOOKUP([.D747];[.$B$2:.$C$1080];2;0))" office:value-type="string" office:string-value="Tapes" calcext:value-type="string">
            <text:p>Tapes</text:p>
          </table:table-cell>
          <table:table-cell office:value-type="string" calcext:value-type="string">
            <text:p>5000003100</text:p>
          </table:table-cell>
          <table:table-cell table:formula="of:=IF(ISNA(VLOOKUP([.F747];[COA.$B$2:.$C$700];2;0));&quot;-&quot;;VLOOKUP([.F747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7</text:p>
          </table:table-cell>
          <table:table-cell office:value-type="string" calcext:value-type="string">
            <text:p>5000005209</text:p>
          </table:table-cell>
          <table:table-cell office:value-type="string" calcext:value-type="string">
            <text:p>Betacam 94</text:p>
          </table:table-cell>
          <table:table-cell office:value-type="string" calcext:value-type="string">
            <text:p>5000005200</text:p>
          </table:table-cell>
          <table:table-cell table:formula="of:=IF(ISNA(VLOOKUP([.D748];[.$B$2:.$C$1080];2;0));&quot;-&quot;;VLOOKUP([.D748];[.$B$2:.$C$1080];2;0))" office:value-type="string" office:string-value="Tapes" calcext:value-type="string">
            <text:p>Tapes</text:p>
          </table:table-cell>
          <table:table-cell office:value-type="string" calcext:value-type="string">
            <text:p>5000003100</text:p>
          </table:table-cell>
          <table:table-cell table:formula="of:=IF(ISNA(VLOOKUP([.F748];[COA.$B$2:.$C$700];2;0));&quot;-&quot;;VLOOKUP([.F748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8</text:p>
          </table:table-cell>
          <table:table-cell office:value-type="string" calcext:value-type="string">
            <text:p>5000005212</text:p>
          </table:table-cell>
          <table:table-cell office:value-type="string" calcext:value-type="string">
            <text:p>VHS 120</text:p>
          </table:table-cell>
          <table:table-cell office:value-type="string" calcext:value-type="string">
            <text:p>5000005200</text:p>
          </table:table-cell>
          <table:table-cell table:formula="of:=IF(ISNA(VLOOKUP([.D749];[.$B$2:.$C$1080];2;0));&quot;-&quot;;VLOOKUP([.D749];[.$B$2:.$C$1080];2;0))" office:value-type="string" office:string-value="Tapes" calcext:value-type="string">
            <text:p>Tapes</text:p>
          </table:table-cell>
          <table:table-cell office:value-type="string" calcext:value-type="string">
            <text:p>5000003100</text:p>
          </table:table-cell>
          <table:table-cell table:formula="of:=IF(ISNA(VLOOKUP([.F749];[COA.$B$2:.$C$700];2;0));&quot;-&quot;;VLOOKUP([.F749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9</text:p>
          </table:table-cell>
          <table:table-cell office:value-type="string" calcext:value-type="string">
            <text:p>5000005202</text:p>
          </table:table-cell>
          <table:table-cell office:value-type="string" calcext:value-type="string">
            <text:p>DVC 33</text:p>
          </table:table-cell>
          <table:table-cell office:value-type="string" calcext:value-type="string">
            <text:p>5000005200</text:p>
          </table:table-cell>
          <table:table-cell table:formula="of:=IF(ISNA(VLOOKUP([.D750];[.$B$2:.$C$1080];2;0));&quot;-&quot;;VLOOKUP([.D750];[.$B$2:.$C$1080];2;0))" office:value-type="string" office:string-value="Tapes" calcext:value-type="string">
            <text:p>Tapes</text:p>
          </table:table-cell>
          <table:table-cell office:value-type="string" calcext:value-type="string">
            <text:p>5000003100</text:p>
          </table:table-cell>
          <table:table-cell table:formula="of:=IF(ISNA(VLOOKUP([.F750];[COA.$B$2:.$C$700];2;0));&quot;-&quot;;VLOOKUP([.F750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0</text:p>
          </table:table-cell>
          <table:table-cell office:value-type="string" calcext:value-type="string">
            <text:p>5000005205</text:p>
          </table:table-cell>
          <table:table-cell office:value-type="string" calcext:value-type="string">
            <text:p>Betacam 60</text:p>
          </table:table-cell>
          <table:table-cell office:value-type="string" calcext:value-type="string">
            <text:p>5000005200</text:p>
          </table:table-cell>
          <table:table-cell table:formula="of:=IF(ISNA(VLOOKUP([.D751];[.$B$2:.$C$1080];2;0));&quot;-&quot;;VLOOKUP([.D751];[.$B$2:.$C$1080];2;0))" office:value-type="string" office:string-value="Tapes" calcext:value-type="string">
            <text:p>Tapes</text:p>
          </table:table-cell>
          <table:table-cell office:value-type="string" calcext:value-type="string">
            <text:p>5000003100</text:p>
          </table:table-cell>
          <table:table-cell table:formula="of:=IF(ISNA(VLOOKUP([.F751];[COA.$B$2:.$C$700];2;0));&quot;-&quot;;VLOOKUP([.F751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1</text:p>
          </table:table-cell>
          <table:table-cell office:value-type="string" calcext:value-type="string">
            <text:p>5000005208</text:p>
          </table:table-cell>
          <table:table-cell office:value-type="string" calcext:value-type="string">
            <text:p>Betacam 64</text:p>
          </table:table-cell>
          <table:table-cell office:value-type="string" calcext:value-type="string">
            <text:p>5000005200</text:p>
          </table:table-cell>
          <table:table-cell table:formula="of:=IF(ISNA(VLOOKUP([.D752];[.$B$2:.$C$1080];2;0));&quot;-&quot;;VLOOKUP([.D752];[.$B$2:.$C$1080];2;0))" office:value-type="string" office:string-value="Tapes" calcext:value-type="string">
            <text:p>Tapes</text:p>
          </table:table-cell>
          <table:table-cell office:value-type="string" calcext:value-type="string">
            <text:p>5000003100</text:p>
          </table:table-cell>
          <table:table-cell table:formula="of:=IF(ISNA(VLOOKUP([.F752];[COA.$B$2:.$C$700];2;0));&quot;-&quot;;VLOOKUP([.F75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2</text:p>
          </table:table-cell>
          <table:table-cell office:value-type="string" calcext:value-type="string">
            <text:p>5000005211</text:p>
          </table:table-cell>
          <table:table-cell office:value-type="string" calcext:value-type="string">
            <text:p>VHS 60</text:p>
          </table:table-cell>
          <table:table-cell office:value-type="string" calcext:value-type="string">
            <text:p>5000005200</text:p>
          </table:table-cell>
          <table:table-cell table:formula="of:=IF(ISNA(VLOOKUP([.D753];[.$B$2:.$C$1080];2;0));&quot;-&quot;;VLOOKUP([.D753];[.$B$2:.$C$1080];2;0))" office:value-type="string" office:string-value="Tapes" calcext:value-type="string">
            <text:p>Tapes</text:p>
          </table:table-cell>
          <table:table-cell office:value-type="string" calcext:value-type="string">
            <text:p>5000003100</text:p>
          </table:table-cell>
          <table:table-cell table:formula="of:=IF(ISNA(VLOOKUP([.F753];[COA.$B$2:.$C$700];2;0));&quot;-&quot;;VLOOKUP([.F753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3</text:p>
          </table:table-cell>
          <table:table-cell office:value-type="string" calcext:value-type="string">
            <text:p>5000005214</text:p>
          </table:table-cell>
          <table:table-cell office:value-type="string" calcext:value-type="string">
            <text:p>DVC 126</text:p>
          </table:table-cell>
          <table:table-cell office:value-type="string" calcext:value-type="string">
            <text:p>5000005200</text:p>
          </table:table-cell>
          <table:table-cell table:formula="of:=IF(ISNA(VLOOKUP([.D754];[.$B$2:.$C$1080];2;0));&quot;-&quot;;VLOOKUP([.D754];[.$B$2:.$C$1080];2;0))" office:value-type="string" office:string-value="Tapes" calcext:value-type="string">
            <text:p>Tapes</text:p>
          </table:table-cell>
          <table:table-cell office:value-type="string" calcext:value-type="string">
            <text:p>5000003100</text:p>
          </table:table-cell>
          <table:table-cell table:formula="of:=IF(ISNA(VLOOKUP([.F754];[COA.$B$2:.$C$700];2;0));&quot;-&quot;;VLOOKUP([.F754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4</text:p>
          </table:table-cell>
          <table:table-cell office:value-type="string" calcext:value-type="string">
            <text:p>5000005201</text:p>
          </table:table-cell>
          <table:table-cell office:value-type="string" calcext:value-type="string">
            <text:p>DVC 12</text:p>
          </table:table-cell>
          <table:table-cell office:value-type="string" calcext:value-type="string">
            <text:p>5000005200</text:p>
          </table:table-cell>
          <table:table-cell table:formula="of:=IF(ISNA(VLOOKUP([.D755];[.$B$2:.$C$1080];2;0));&quot;-&quot;;VLOOKUP([.D755];[.$B$2:.$C$1080];2;0))" office:value-type="string" office:string-value="Tapes" calcext:value-type="string">
            <text:p>Tapes</text:p>
          </table:table-cell>
          <table:table-cell office:value-type="string" calcext:value-type="string">
            <text:p>5000003100</text:p>
          </table:table-cell>
          <table:table-cell table:formula="of:=IF(ISNA(VLOOKUP([.F755];[COA.$B$2:.$C$700];2;0));&quot;-&quot;;VLOOKUP([.F755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5</text:p>
          </table:table-cell>
          <table:table-cell office:value-type="string" calcext:value-type="string">
            <text:p>5000005300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5000003000</text:p>
          </table:table-cell>
          <table:table-cell table:formula="of:=IF(ISNA(VLOOKUP([.D756];[.$B$2:.$C$1080];2;0));&quot;-&quot;;VLOOKUP([.D756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756];[COA.$B$2:.$C$700];2;0));&quot;-&quot;;VLOOKUP([.F75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6</text:p>
          </table:table-cell>
          <table:table-cell office:value-type="string" calcext:value-type="string">
            <text:p>5000005301</text:p>
          </table:table-cell>
          <table:table-cell office:value-type="string" calcext:value-type="string">
            <text:p>Miscelleneous</text:p>
          </table:table-cell>
          <table:table-cell office:value-type="string" calcext:value-type="string">
            <text:p>5000005300</text:p>
          </table:table-cell>
          <table:table-cell table:formula="of:=IF(ISNA(VLOOKUP([.D757];[.$B$2:.$C$1080];2;0));&quot;-&quot;;VLOOKUP([.D757];[.$B$2:.$C$1080];2;0))" office:value-type="string" office:string-value="Miscellaneous" calcext:value-type="string">
            <text:p>Miscellaneous</text:p>
          </table:table-cell>
          <table:table-cell office:value-type="string" calcext:value-type="string">
            <text:p>5000003100</text:p>
          </table:table-cell>
          <table:table-cell table:formula="of:=IF(ISNA(VLOOKUP([.F757];[COA.$B$2:.$C$700];2;0));&quot;-&quot;;VLOOKUP([.F757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7</text:p>
          </table:table-cell>
          <table:table-cell office:value-type="string" calcext:value-type="string">
            <text:p>5000005400</text:p>
          </table:table-cell>
          <table:table-cell office:value-type="string" calcext:value-type="string">
            <text:p>On Air</text:p>
          </table:table-cell>
          <table:table-cell office:value-type="string" calcext:value-type="string">
            <text:p>5000003000</text:p>
          </table:table-cell>
          <table:table-cell table:formula="of:=IF(ISNA(VLOOKUP([.D758];[.$B$2:.$C$1080];2;0));&quot;-&quot;;VLOOKUP([.D758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758];[COA.$B$2:.$C$700];2;0));&quot;-&quot;;VLOOKUP([.F75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8</text:p>
          </table:table-cell>
          <table:table-cell office:value-type="string" calcext:value-type="string">
            <text:p>5000005405</text:p>
          </table:table-cell>
          <table:table-cell office:value-type="string" calcext:value-type="string">
            <text:p>On Air Wardrobe</text:p>
          </table:table-cell>
          <table:table-cell office:value-type="string" calcext:value-type="string">
            <text:p>5000005400</text:p>
          </table:table-cell>
          <table:table-cell table:formula="of:=IF(ISNA(VLOOKUP([.D759];[.$B$2:.$C$1080];2;0));&quot;-&quot;;VLOOKUP([.D759];[.$B$2:.$C$1080];2;0))" office:value-type="string" office:string-value="On Air" calcext:value-type="string">
            <text:p>On Air</text:p>
          </table:table-cell>
          <table:table-cell office:value-type="string" calcext:value-type="string">
            <text:p>5000003100</text:p>
          </table:table-cell>
          <table:table-cell table:formula="of:=IF(ISNA(VLOOKUP([.F759];[COA.$B$2:.$C$700];2;0));&quot;-&quot;;VLOOKUP([.F759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9</text:p>
          </table:table-cell>
          <table:table-cell office:value-type="string" calcext:value-type="string">
            <text:p>5000005401</text:p>
          </table:table-cell>
          <table:table-cell office:value-type="string" calcext:value-type="string">
            <text:p>Pembuatan Filler</text:p>
          </table:table-cell>
          <table:table-cell office:value-type="string" calcext:value-type="string">
            <text:p>5000005400</text:p>
          </table:table-cell>
          <table:table-cell table:formula="of:=IF(ISNA(VLOOKUP([.D760];[.$B$2:.$C$1080];2;0));&quot;-&quot;;VLOOKUP([.D760];[.$B$2:.$C$1080];2;0))" office:value-type="string" office:string-value="On Air" calcext:value-type="string">
            <text:p>On Air</text:p>
          </table:table-cell>
          <table:table-cell office:value-type="string" calcext:value-type="string">
            <text:p>5000003100</text:p>
          </table:table-cell>
          <table:table-cell table:formula="of:=IF(ISNA(VLOOKUP([.F760];[COA.$B$2:.$C$700];2;0));&quot;-&quot;;VLOOKUP([.F760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0</text:p>
          </table:table-cell>
          <table:table-cell office:value-type="string" calcext:value-type="string">
            <text:p>5000005404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5000005400</text:p>
          </table:table-cell>
          <table:table-cell table:formula="of:=IF(ISNA(VLOOKUP([.D761];[.$B$2:.$C$1080];2;0));&quot;-&quot;;VLOOKUP([.D761];[.$B$2:.$C$1080];2;0))" office:value-type="string" office:string-value="On Air" calcext:value-type="string">
            <text:p>On Air</text:p>
          </table:table-cell>
          <table:table-cell office:value-type="string" calcext:value-type="string">
            <text:p>5000003100</text:p>
          </table:table-cell>
          <table:table-cell table:formula="of:=IF(ISNA(VLOOKUP([.F761];[COA.$B$2:.$C$700];2;0));&quot;-&quot;;VLOOKUP([.F761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1</text:p>
          </table:table-cell>
          <table:table-cell office:value-type="string" calcext:value-type="string">
            <text:p>5000005407</text:p>
          </table:table-cell>
          <table:table-cell office:value-type="string" calcext:value-type="string">
            <text:p>Set and Property</text:p>
          </table:table-cell>
          <table:table-cell office:value-type="string" calcext:value-type="string">
            <text:p>5000005400</text:p>
          </table:table-cell>
          <table:table-cell table:formula="of:=IF(ISNA(VLOOKUP([.D762];[.$B$2:.$C$1080];2;0));&quot;-&quot;;VLOOKUP([.D762];[.$B$2:.$C$1080];2;0))" office:value-type="string" office:string-value="On Air" calcext:value-type="string">
            <text:p>On Air</text:p>
          </table:table-cell>
          <table:table-cell office:value-type="string" calcext:value-type="string">
            <text:p>5000003100</text:p>
          </table:table-cell>
          <table:table-cell table:formula="of:=IF(ISNA(VLOOKUP([.F762];[COA.$B$2:.$C$700];2;0));&quot;-&quot;;VLOOKUP([.F76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2</text:p>
          </table:table-cell>
          <table:table-cell office:value-type="string" calcext:value-type="string">
            <text:p>5000005403</text:p>
          </table:table-cell>
          <table:table-cell office:value-type="string" calcext:value-type="string">
            <text:p>Continuity Announcer</text:p>
          </table:table-cell>
          <table:table-cell office:value-type="string" calcext:value-type="string">
            <text:p>5000005400</text:p>
          </table:table-cell>
          <table:table-cell table:formula="of:=IF(ISNA(VLOOKUP([.D763];[.$B$2:.$C$1080];2;0));&quot;-&quot;;VLOOKUP([.D763];[.$B$2:.$C$1080];2;0))" office:value-type="string" office:string-value="On Air" calcext:value-type="string">
            <text:p>On Air</text:p>
          </table:table-cell>
          <table:table-cell office:value-type="string" calcext:value-type="string">
            <text:p>5000003100</text:p>
          </table:table-cell>
          <table:table-cell table:formula="of:=IF(ISNA(VLOOKUP([.F763];[COA.$B$2:.$C$700];2;0));&quot;-&quot;;VLOOKUP([.F763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3</text:p>
          </table:table-cell>
          <table:table-cell office:value-type="string" calcext:value-type="string">
            <text:p>5000005406</text:p>
          </table:table-cell>
          <table:table-cell office:value-type="string" calcext:value-type="string">
            <text:p>On Air Laundry</text:p>
          </table:table-cell>
          <table:table-cell office:value-type="string" calcext:value-type="string">
            <text:p>5000005400</text:p>
          </table:table-cell>
          <table:table-cell table:formula="of:=IF(ISNA(VLOOKUP([.D764];[.$B$2:.$C$1080];2;0));&quot;-&quot;;VLOOKUP([.D764];[.$B$2:.$C$1080];2;0))" office:value-type="string" office:string-value="On Air" calcext:value-type="string">
            <text:p>On Air</text:p>
          </table:table-cell>
          <table:table-cell office:value-type="string" calcext:value-type="string">
            <text:p>5000003100</text:p>
          </table:table-cell>
          <table:table-cell table:formula="of:=IF(ISNA(VLOOKUP([.F764];[COA.$B$2:.$C$700];2;0));&quot;-&quot;;VLOOKUP([.F764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4</text:p>
          </table:table-cell>
          <table:table-cell office:value-type="string" calcext:value-type="string">
            <text:p>5000005402</text:p>
          </table:table-cell>
          <table:table-cell office:value-type="string" calcext:value-type="string">
            <text:p>Theme Song/Music Illustrator</text:p>
          </table:table-cell>
          <table:table-cell office:value-type="string" calcext:value-type="string">
            <text:p>5000005400</text:p>
          </table:table-cell>
          <table:table-cell table:formula="of:=IF(ISNA(VLOOKUP([.D765];[.$B$2:.$C$1080];2;0));&quot;-&quot;;VLOOKUP([.D765];[.$B$2:.$C$1080];2;0))" office:value-type="string" office:string-value="On Air" calcext:value-type="string">
            <text:p>On Air</text:p>
          </table:table-cell>
          <table:table-cell office:value-type="string" calcext:value-type="string">
            <text:p>5000003100</text:p>
          </table:table-cell>
          <table:table-cell table:formula="of:=IF(ISNA(VLOOKUP([.F765];[COA.$B$2:.$C$700];2;0));&quot;-&quot;;VLOOKUP([.F765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5</text:p>
          </table:table-cell>
          <table:table-cell office:value-type="string" calcext:value-type="string">
            <text:p>5000005500</text:p>
          </table:table-cell>
          <table:table-cell office:value-type="string" calcext:value-type="string">
            <text:p>Promotion Cost</text:p>
          </table:table-cell>
          <table:table-cell office:value-type="string" calcext:value-type="string">
            <text:p>5000003000</text:p>
          </table:table-cell>
          <table:table-cell table:formula="of:=IF(ISNA(VLOOKUP([.D766];[.$B$2:.$C$1080];2;0));&quot;-&quot;;VLOOKUP([.D766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766];[COA.$B$2:.$C$700];2;0));&quot;-&quot;;VLOOKUP([.F76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6</text:p>
          </table:table-cell>
          <table:table-cell office:value-type="string" calcext:value-type="string">
            <text:p>500000551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5000005500</text:p>
          </table:table-cell>
          <table:table-cell table:formula="of:=IF(ISNA(VLOOKUP([.D767];[.$B$2:.$C$1080];2;0));&quot;-&quot;;VLOOKUP([.D767];[.$B$2:.$C$1080];2;0))" office:value-type="string" office:string-value="Promotion Cost" calcext:value-type="string">
            <text:p>Promotion Cost</text:p>
          </table:table-cell>
          <table:table-cell table:style-name="ce2"/>
          <table:table-cell table:formula="of:=IF(ISNA(VLOOKUP([.F767];[COA.$B$2:.$C$700];2;0));&quot;-&quot;;VLOOKUP([.F767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7</text:p>
          </table:table-cell>
          <table:table-cell office:value-type="string" calcext:value-type="string">
            <text:p>5000005511</text:p>
          </table:table-cell>
          <table:table-cell office:value-type="string" calcext:value-type="string">
            <text:p>Print Adv</text:p>
          </table:table-cell>
          <table:table-cell office:value-type="string" calcext:value-type="string">
            <text:p>5000005510</text:p>
          </table:table-cell>
          <table:table-cell table:formula="of:=IF(ISNA(VLOOKUP([.D768];[.$B$2:.$C$1080];2;0));&quot;-&quot;;VLOOKUP([.D768];[.$B$2:.$C$1080];2;0))" office:value-type="string" office:string-value="Media" calcext:value-type="string">
            <text:p>Media</text:p>
          </table:table-cell>
          <table:table-cell office:value-type="string" calcext:value-type="string">
            <text:p>5000003100</text:p>
          </table:table-cell>
          <table:table-cell table:formula="of:=IF(ISNA(VLOOKUP([.F768];[COA.$B$2:.$C$700];2;0));&quot;-&quot;;VLOOKUP([.F768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8</text:p>
          </table:table-cell>
          <table:table-cell office:value-type="string" calcext:value-type="string">
            <text:p>5000005512</text:p>
          </table:table-cell>
          <table:table-cell office:value-type="string" calcext:value-type="string">
            <text:p>Radio Adv</text:p>
          </table:table-cell>
          <table:table-cell office:value-type="string" calcext:value-type="string">
            <text:p>5000005510</text:p>
          </table:table-cell>
          <table:table-cell table:formula="of:=IF(ISNA(VLOOKUP([.D769];[.$B$2:.$C$1080];2;0));&quot;-&quot;;VLOOKUP([.D769];[.$B$2:.$C$1080];2;0))" office:value-type="string" office:string-value="Media" calcext:value-type="string">
            <text:p>Media</text:p>
          </table:table-cell>
          <table:table-cell office:value-type="string" calcext:value-type="string">
            <text:p>5000003100</text:p>
          </table:table-cell>
          <table:table-cell table:formula="of:=IF(ISNA(VLOOKUP([.F769];[COA.$B$2:.$C$700];2;0));&quot;-&quot;;VLOOKUP([.F769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9</text:p>
          </table:table-cell>
          <table:table-cell office:value-type="string" calcext:value-type="string">
            <text:p>5000005520</text:p>
          </table:table-cell>
          <table:table-cell office:value-type="string" calcext:value-type="string">
            <text:p>Promotion On Air</text:p>
          </table:table-cell>
          <table:table-cell office:value-type="string" calcext:value-type="string">
            <text:p>5000005500</text:p>
          </table:table-cell>
          <table:table-cell table:formula="of:=IF(ISNA(VLOOKUP([.D770];[.$B$2:.$C$1080];2;0));&quot;-&quot;;VLOOKUP([.D770];[.$B$2:.$C$1080];2;0))" office:value-type="string" office:string-value="Promotion Cost" calcext:value-type="string">
            <text:p>Promotion Cost</text:p>
          </table:table-cell>
          <table:table-cell table:style-name="ce2"/>
          <table:table-cell table:formula="of:=IF(ISNA(VLOOKUP([.F770];[COA.$B$2:.$C$700];2;0));&quot;-&quot;;VLOOKUP([.F770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0</text:p>
          </table:table-cell>
          <table:table-cell office:value-type="string" calcext:value-type="string">
            <text:p>5000005522</text:p>
          </table:table-cell>
          <table:table-cell office:value-type="string" calcext:value-type="string">
            <text:p>Theme Song</text:p>
          </table:table-cell>
          <table:table-cell office:value-type="string" calcext:value-type="string">
            <text:p>5000005520</text:p>
          </table:table-cell>
          <table:table-cell table:formula="of:=IF(ISNA(VLOOKUP([.D771];[.$B$2:.$C$1080];2;0));&quot;-&quot;;VLOOKUP([.D771];[.$B$2:.$C$1080];2;0))" office:value-type="string" office:string-value="Promotion On Air" calcext:value-type="string">
            <text:p>Promotion On Air</text:p>
          </table:table-cell>
          <table:table-cell office:value-type="string" calcext:value-type="string">
            <text:p>5000003100</text:p>
          </table:table-cell>
          <table:table-cell table:formula="of:=IF(ISNA(VLOOKUP([.F771];[COA.$B$2:.$C$700];2;0));&quot;-&quot;;VLOOKUP([.F771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1</text:p>
          </table:table-cell>
          <table:table-cell office:value-type="string" calcext:value-type="string">
            <text:p>5000005521</text:p>
          </table:table-cell>
          <table:table-cell office:value-type="string" calcext:value-type="string">
            <text:p>Air Filler</text:p>
          </table:table-cell>
          <table:table-cell office:value-type="string" calcext:value-type="string">
            <text:p>5000005520</text:p>
          </table:table-cell>
          <table:table-cell table:formula="of:=IF(ISNA(VLOOKUP([.D772];[.$B$2:.$C$1080];2;0));&quot;-&quot;;VLOOKUP([.D772];[.$B$2:.$C$1080];2;0))" office:value-type="string" office:string-value="Promotion On Air" calcext:value-type="string">
            <text:p>Promotion On Air</text:p>
          </table:table-cell>
          <table:table-cell office:value-type="string" calcext:value-type="string">
            <text:p>5000003100</text:p>
          </table:table-cell>
          <table:table-cell table:formula="of:=IF(ISNA(VLOOKUP([.F772];[COA.$B$2:.$C$700];2;0));&quot;-&quot;;VLOOKUP([.F77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2</text:p>
          </table:table-cell>
          <table:table-cell office:value-type="string" calcext:value-type="string">
            <text:p>5000005530</text:p>
          </table:table-cell>
          <table:table-cell office:value-type="string" calcext:value-type="string">
            <text:p>Promotion Off Air</text:p>
          </table:table-cell>
          <table:table-cell office:value-type="string" calcext:value-type="string">
            <text:p>5000005500</text:p>
          </table:table-cell>
          <table:table-cell table:formula="of:=IF(ISNA(VLOOKUP([.D773];[.$B$2:.$C$1080];2;0));&quot;-&quot;;VLOOKUP([.D773];[.$B$2:.$C$1080];2;0))" office:value-type="string" office:string-value="Promotion Cost" calcext:value-type="string">
            <text:p>Promotion Cost</text:p>
          </table:table-cell>
          <table:table-cell table:style-name="ce2"/>
          <table:table-cell table:formula="of:=IF(ISNA(VLOOKUP([.F773];[COA.$B$2:.$C$700];2;0));&quot;-&quot;;VLOOKUP([.F773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3</text:p>
          </table:table-cell>
          <table:table-cell office:value-type="string" calcext:value-type="string">
            <text:p>5000005533</text:p>
          </table:table-cell>
          <table:table-cell office:value-type="string" calcext:value-type="string">
            <text:p>Umbul-Umbul</text:p>
          </table:table-cell>
          <table:table-cell office:value-type="string" calcext:value-type="string">
            <text:p>5000005530</text:p>
          </table:table-cell>
          <table:table-cell table:formula="of:=IF(ISNA(VLOOKUP([.D774];[.$B$2:.$C$1080];2;0));&quot;-&quot;;VLOOKUP([.D774];[.$B$2:.$C$1080];2;0))" office:value-type="string" office:string-value="Promotion Off Air" calcext:value-type="string">
            <text:p>Promotion Off Air</text:p>
          </table:table-cell>
          <table:table-cell office:value-type="string" calcext:value-type="string">
            <text:p>5000003100</text:p>
          </table:table-cell>
          <table:table-cell table:formula="of:=IF(ISNA(VLOOKUP([.F774];[COA.$B$2:.$C$700];2;0));&quot;-&quot;;VLOOKUP([.F774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4</text:p>
          </table:table-cell>
          <table:table-cell office:value-type="string" calcext:value-type="string">
            <text:p>5000005532</text:p>
          </table:table-cell>
          <table:table-cell office:value-type="string" calcext:value-type="string">
            <text:p>Spanduk</text:p>
          </table:table-cell>
          <table:table-cell office:value-type="string" calcext:value-type="string">
            <text:p>5000005530</text:p>
          </table:table-cell>
          <table:table-cell table:formula="of:=IF(ISNA(VLOOKUP([.D775];[.$B$2:.$C$1080];2;0));&quot;-&quot;;VLOOKUP([.D775];[.$B$2:.$C$1080];2;0))" office:value-type="string" office:string-value="Promotion Off Air" calcext:value-type="string">
            <text:p>Promotion Off Air</text:p>
          </table:table-cell>
          <table:table-cell office:value-type="string" calcext:value-type="string">
            <text:p>5000003100</text:p>
          </table:table-cell>
          <table:table-cell table:formula="of:=IF(ISNA(VLOOKUP([.F775];[COA.$B$2:.$C$700];2;0));&quot;-&quot;;VLOOKUP([.F775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5</text:p>
          </table:table-cell>
          <table:table-cell office:value-type="string" calcext:value-type="string">
            <text:p>5000005535</text:p>
          </table:table-cell>
          <table:table-cell office:value-type="string" calcext:value-type="string">
            <text:p>Pemasangan dan Pembongkaran Promo Material</text:p>
          </table:table-cell>
          <table:table-cell office:value-type="string" calcext:value-type="string">
            <text:p>5000005530</text:p>
          </table:table-cell>
          <table:table-cell table:formula="of:=IF(ISNA(VLOOKUP([.D776];[.$B$2:.$C$1080];2;0));&quot;-&quot;;VLOOKUP([.D776];[.$B$2:.$C$1080];2;0))" office:value-type="string" office:string-value="Promotion Off Air" calcext:value-type="string">
            <text:p>Promotion Off Air</text:p>
          </table:table-cell>
          <table:table-cell office:value-type="string" calcext:value-type="string">
            <text:p>5000003100</text:p>
          </table:table-cell>
          <table:table-cell table:formula="of:=IF(ISNA(VLOOKUP([.F776];[COA.$B$2:.$C$700];2;0));&quot;-&quot;;VLOOKUP([.F776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6</text:p>
          </table:table-cell>
          <table:table-cell office:value-type="string" calcext:value-type="string">
            <text:p>5000005531</text:p>
          </table:table-cell>
          <table:table-cell office:value-type="string" calcext:value-type="string">
            <text:p>Promo Materials</text:p>
          </table:table-cell>
          <table:table-cell office:value-type="string" calcext:value-type="string">
            <text:p>5000005530</text:p>
          </table:table-cell>
          <table:table-cell table:formula="of:=IF(ISNA(VLOOKUP([.D777];[.$B$2:.$C$1080];2;0));&quot;-&quot;;VLOOKUP([.D777];[.$B$2:.$C$1080];2;0))" office:value-type="string" office:string-value="Promotion Off Air" calcext:value-type="string">
            <text:p>Promotion Off Air</text:p>
          </table:table-cell>
          <table:table-cell office:value-type="string" calcext:value-type="string">
            <text:p>5000003100</text:p>
          </table:table-cell>
          <table:table-cell table:formula="of:=IF(ISNA(VLOOKUP([.F777];[COA.$B$2:.$C$700];2;0));&quot;-&quot;;VLOOKUP([.F777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7</text:p>
          </table:table-cell>
          <table:table-cell office:value-type="string" calcext:value-type="string">
            <text:p>5000005534</text:p>
          </table:table-cell>
          <table:table-cell office:value-type="string" calcext:value-type="string">
            <text:p>Standing Banner</text:p>
          </table:table-cell>
          <table:table-cell office:value-type="string" calcext:value-type="string">
            <text:p>5000005530</text:p>
          </table:table-cell>
          <table:table-cell table:formula="of:=IF(ISNA(VLOOKUP([.D778];[.$B$2:.$C$1080];2;0));&quot;-&quot;;VLOOKUP([.D778];[.$B$2:.$C$1080];2;0))" office:value-type="string" office:string-value="Promotion Off Air" calcext:value-type="string">
            <text:p>Promotion Off Air</text:p>
          </table:table-cell>
          <table:table-cell office:value-type="string" calcext:value-type="string">
            <text:p>5000003100</text:p>
          </table:table-cell>
          <table:table-cell table:formula="of:=IF(ISNA(VLOOKUP([.F778];[COA.$B$2:.$C$700];2;0));&quot;-&quot;;VLOOKUP([.F778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8</text:p>
          </table:table-cell>
          <table:table-cell office:value-type="string" calcext:value-type="string">
            <text:p>5000005600</text:p>
          </table:table-cell>
          <table:table-cell office:value-type="string" calcext:value-type="string">
            <text:p>Creative Material</text:p>
          </table:table-cell>
          <table:table-cell office:value-type="string" calcext:value-type="string">
            <text:p>5000003000</text:p>
          </table:table-cell>
          <table:table-cell table:formula="of:=IF(ISNA(VLOOKUP([.D779];[.$B$2:.$C$1080];2;0));&quot;-&quot;;VLOOKUP([.D779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779];[COA.$B$2:.$C$700];2;0));&quot;-&quot;;VLOOKUP([.F779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9</text:p>
          </table:table-cell>
          <table:table-cell office:value-type="string" calcext:value-type="string">
            <text:p>5000005605</text:p>
          </table:table-cell>
          <table:table-cell office:value-type="string" calcext:value-type="string">
            <text:p>Akomodasi (kons, htl, travel)</text:p>
          </table:table-cell>
          <table:table-cell office:value-type="string" calcext:value-type="string">
            <text:p>5000005600</text:p>
          </table:table-cell>
          <table:table-cell table:formula="of:=IF(ISNA(VLOOKUP([.D780];[.$B$2:.$C$1080];2;0));&quot;-&quot;;VLOOKUP([.D780];[.$B$2:.$C$1080];2;0))" office:value-type="string" office:string-value="Creative Material" calcext:value-type="string">
            <text:p>Creative Material</text:p>
          </table:table-cell>
          <table:table-cell office:value-type="string" calcext:value-type="string">
            <text:p>5000003100</text:p>
          </table:table-cell>
          <table:table-cell table:formula="of:=IF(ISNA(VLOOKUP([.F780];[COA.$B$2:.$C$700];2;0));&quot;-&quot;;VLOOKUP([.F780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0</text:p>
          </table:table-cell>
          <table:table-cell office:value-type="string" calcext:value-type="string">
            <text:p>5000005601</text:p>
          </table:table-cell>
          <table:table-cell office:value-type="string" calcext:value-type="string">
            <text:p>Honor Artis&amp;Aktor</text:p>
          </table:table-cell>
          <table:table-cell office:value-type="string" calcext:value-type="string">
            <text:p>5000005600</text:p>
          </table:table-cell>
          <table:table-cell table:formula="of:=IF(ISNA(VLOOKUP([.D781];[.$B$2:.$C$1080];2;0));&quot;-&quot;;VLOOKUP([.D781];[.$B$2:.$C$1080];2;0))" office:value-type="string" office:string-value="Creative Material" calcext:value-type="string">
            <text:p>Creative Material</text:p>
          </table:table-cell>
          <table:table-cell office:value-type="string" calcext:value-type="string">
            <text:p>5000003100</text:p>
          </table:table-cell>
          <table:table-cell table:formula="of:=IF(ISNA(VLOOKUP([.F781];[COA.$B$2:.$C$700];2;0));&quot;-&quot;;VLOOKUP([.F781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1</text:p>
          </table:table-cell>
          <table:table-cell office:value-type="string" calcext:value-type="string">
            <text:p>5000005604</text:p>
          </table:table-cell>
          <table:table-cell office:value-type="string" calcext:value-type="string">
            <text:p>Creative Material Transportasi</text:p>
          </table:table-cell>
          <table:table-cell office:value-type="string" calcext:value-type="string">
            <text:p>5000005600</text:p>
          </table:table-cell>
          <table:table-cell table:formula="of:=IF(ISNA(VLOOKUP([.D782];[.$B$2:.$C$1080];2;0));&quot;-&quot;;VLOOKUP([.D782];[.$B$2:.$C$1080];2;0))" office:value-type="string" office:string-value="Creative Material" calcext:value-type="string">
            <text:p>Creative Material</text:p>
          </table:table-cell>
          <table:table-cell office:value-type="string" calcext:value-type="string">
            <text:p>5000003100</text:p>
          </table:table-cell>
          <table:table-cell table:formula="of:=IF(ISNA(VLOOKUP([.F782];[COA.$B$2:.$C$700];2;0));&quot;-&quot;;VLOOKUP([.F78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2</text:p>
          </table:table-cell>
          <table:table-cell office:value-type="string" calcext:value-type="string">
            <text:p>5000005607</text:p>
          </table:table-cell>
          <table:table-cell office:value-type="string" calcext:value-type="string">
            <text:p>Biaya Wardrobe</text:p>
          </table:table-cell>
          <table:table-cell office:value-type="string" calcext:value-type="string">
            <text:p>5000005600</text:p>
          </table:table-cell>
          <table:table-cell table:formula="of:=IF(ISNA(VLOOKUP([.D783];[.$B$2:.$C$1080];2;0));&quot;-&quot;;VLOOKUP([.D783];[.$B$2:.$C$1080];2;0))" office:value-type="string" office:string-value="Creative Material" calcext:value-type="string">
            <text:p>Creative Material</text:p>
          </table:table-cell>
          <table:table-cell office:value-type="string" calcext:value-type="string">
            <text:p>5000003100</text:p>
          </table:table-cell>
          <table:table-cell table:formula="of:=IF(ISNA(VLOOKUP([.F783];[COA.$B$2:.$C$700];2;0));&quot;-&quot;;VLOOKUP([.F783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3</text:p>
          </table:table-cell>
          <table:table-cell office:value-type="string" calcext:value-type="string">
            <text:p>5000005603</text:p>
          </table:table-cell>
          <table:table-cell office:value-type="string" calcext:value-type="string">
            <text:p>Sewa Peralatan/Kendaraan</text:p>
          </table:table-cell>
          <table:table-cell office:value-type="string" calcext:value-type="string">
            <text:p>5000005600</text:p>
          </table:table-cell>
          <table:table-cell table:formula="of:=IF(ISNA(VLOOKUP([.D784];[.$B$2:.$C$1080];2;0));&quot;-&quot;;VLOOKUP([.D784];[.$B$2:.$C$1080];2;0))" office:value-type="string" office:string-value="Creative Material" calcext:value-type="string">
            <text:p>Creative Material</text:p>
          </table:table-cell>
          <table:table-cell office:value-type="string" calcext:value-type="string">
            <text:p>5000003100</text:p>
          </table:table-cell>
          <table:table-cell table:formula="of:=IF(ISNA(VLOOKUP([.F784];[COA.$B$2:.$C$700];2;0));&quot;-&quot;;VLOOKUP([.F784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4</text:p>
          </table:table-cell>
          <table:table-cell office:value-type="string" calcext:value-type="string">
            <text:p>5000005606</text:p>
          </table:table-cell>
          <table:table-cell office:value-type="string" calcext:value-type="string">
            <text:p>Service Lokal Produksi</text:p>
          </table:table-cell>
          <table:table-cell office:value-type="string" calcext:value-type="string">
            <text:p>5000005600</text:p>
          </table:table-cell>
          <table:table-cell table:formula="of:=IF(ISNA(VLOOKUP([.D785];[.$B$2:.$C$1080];2;0));&quot;-&quot;;VLOOKUP([.D785];[.$B$2:.$C$1080];2;0))" office:value-type="string" office:string-value="Creative Material" calcext:value-type="string">
            <text:p>Creative Material</text:p>
          </table:table-cell>
          <table:table-cell office:value-type="string" calcext:value-type="string">
            <text:p>5000003100</text:p>
          </table:table-cell>
          <table:table-cell table:formula="of:=IF(ISNA(VLOOKUP([.F785];[COA.$B$2:.$C$700];2;0));&quot;-&quot;;VLOOKUP([.F785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5</text:p>
          </table:table-cell>
          <table:table-cell office:value-type="string" calcext:value-type="string">
            <text:p>5000005602</text:p>
          </table:table-cell>
          <table:table-cell office:value-type="string" calcext:value-type="string">
            <text:p>Set, Properties&amp;Editing</text:p>
          </table:table-cell>
          <table:table-cell office:value-type="string" calcext:value-type="string">
            <text:p>5000005600</text:p>
          </table:table-cell>
          <table:table-cell table:formula="of:=IF(ISNA(VLOOKUP([.D786];[.$B$2:.$C$1080];2;0));&quot;-&quot;;VLOOKUP([.D786];[.$B$2:.$C$1080];2;0))" office:value-type="string" office:string-value="Creative Material" calcext:value-type="string">
            <text:p>Creative Material</text:p>
          </table:table-cell>
          <table:table-cell office:value-type="string" calcext:value-type="string">
            <text:p>5000003100</text:p>
          </table:table-cell>
          <table:table-cell table:formula="of:=IF(ISNA(VLOOKUP([.F786];[COA.$B$2:.$C$700];2;0));&quot;-&quot;;VLOOKUP([.F786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6</text:p>
          </table:table-cell>
          <table:table-cell office:value-type="string" calcext:value-type="string">
            <text:p>5000005700</text:p>
          </table:table-cell>
          <table:table-cell office:value-type="string" calcext:value-type="string">
            <text:p>Supporting Equipment</text:p>
          </table:table-cell>
          <table:table-cell office:value-type="string" calcext:value-type="string">
            <text:p>5000003000</text:p>
          </table:table-cell>
          <table:table-cell table:formula="of:=IF(ISNA(VLOOKUP([.D787];[.$B$2:.$C$1080];2;0));&quot;-&quot;;VLOOKUP([.D787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787];[COA.$B$2:.$C$700];2;0));&quot;-&quot;;VLOOKUP([.F787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7</text:p>
          </table:table-cell>
          <table:table-cell office:value-type="string" calcext:value-type="string">
            <text:p>5000005710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5000005700</text:p>
          </table:table-cell>
          <table:table-cell table:formula="of:=IF(ISNA(VLOOKUP([.D788];[.$B$2:.$C$1080];2;0));&quot;-&quot;;VLOOKUP([.D788];[.$B$2:.$C$1080];2;0))" office:value-type="string" office:string-value="Supporting Equipment" calcext:value-type="string">
            <text:p>Supporting Equipment</text:p>
          </table:table-cell>
          <table:table-cell office:value-type="string" calcext:value-type="string">
            <text:p>5000003100</text:p>
          </table:table-cell>
          <table:table-cell table:formula="of:=IF(ISNA(VLOOKUP([.F788];[COA.$B$2:.$C$700];2;0));&quot;-&quot;;VLOOKUP([.F788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8</text:p>
          </table:table-cell>
          <table:table-cell office:value-type="string" calcext:value-type="string">
            <text:p>5000005740</text:p>
          </table:table-cell>
          <table:table-cell office:value-type="string" calcext:value-type="string">
            <text:p>Toilet Portable</text:p>
          </table:table-cell>
          <table:table-cell office:value-type="string" calcext:value-type="string">
            <text:p>5000005700</text:p>
          </table:table-cell>
          <table:table-cell table:formula="of:=IF(ISNA(VLOOKUP([.D789];[.$B$2:.$C$1080];2;0));&quot;-&quot;;VLOOKUP([.D789];[.$B$2:.$C$1080];2;0))" office:value-type="string" office:string-value="Supporting Equipment" calcext:value-type="string">
            <text:p>Supporting Equipment</text:p>
          </table:table-cell>
          <table:table-cell office:value-type="string" calcext:value-type="string">
            <text:p>5000003100</text:p>
          </table:table-cell>
          <table:table-cell table:formula="of:=IF(ISNA(VLOOKUP([.F789];[COA.$B$2:.$C$700];2;0));&quot;-&quot;;VLOOKUP([.F789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9</text:p>
          </table:table-cell>
          <table:table-cell office:value-type="string" calcext:value-type="string">
            <text:p>500000573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5000005700</text:p>
          </table:table-cell>
          <table:table-cell table:formula="of:=IF(ISNA(VLOOKUP([.D790];[.$B$2:.$C$1080];2;0));&quot;-&quot;;VLOOKUP([.D790];[.$B$2:.$C$1080];2;0))" office:value-type="string" office:string-value="Supporting Equipment" calcext:value-type="string">
            <text:p>Supporting Equipment</text:p>
          </table:table-cell>
          <table:table-cell office:value-type="string" calcext:value-type="string">
            <text:p>5000003100</text:p>
          </table:table-cell>
          <table:table-cell table:formula="of:=IF(ISNA(VLOOKUP([.F790];[COA.$B$2:.$C$700];2;0));&quot;-&quot;;VLOOKUP([.F790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0</text:p>
          </table:table-cell>
          <table:table-cell office:value-type="string" calcext:value-type="string">
            <text:p>5000005760</text:p>
          </table:table-cell>
          <table:table-cell office:value-type="string" calcext:value-type="string">
            <text:p>Dispenser</text:p>
          </table:table-cell>
          <table:table-cell office:value-type="string" calcext:value-type="string">
            <text:p>5000005700</text:p>
          </table:table-cell>
          <table:table-cell table:formula="of:=IF(ISNA(VLOOKUP([.D791];[.$B$2:.$C$1080];2;0));&quot;-&quot;;VLOOKUP([.D791];[.$B$2:.$C$1080];2;0))" office:value-type="string" office:string-value="Supporting Equipment" calcext:value-type="string">
            <text:p>Supporting Equipment</text:p>
          </table:table-cell>
          <table:table-cell office:value-type="string" calcext:value-type="string">
            <text:p>5000003100</text:p>
          </table:table-cell>
          <table:table-cell table:formula="of:=IF(ISNA(VLOOKUP([.F791];[COA.$B$2:.$C$700];2;0));&quot;-&quot;;VLOOKUP([.F791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1</text:p>
          </table:table-cell>
          <table:table-cell office:value-type="string" calcext:value-type="string">
            <text:p>5000005720</text:p>
          </table:table-cell>
          <table:table-cell office:value-type="string" calcext:value-type="string">
            <text:p>Barikade</text:p>
          </table:table-cell>
          <table:table-cell office:value-type="string" calcext:value-type="string">
            <text:p>5000005700</text:p>
          </table:table-cell>
          <table:table-cell table:formula="of:=IF(ISNA(VLOOKUP([.D792];[.$B$2:.$C$1080];2;0));&quot;-&quot;;VLOOKUP([.D792];[.$B$2:.$C$1080];2;0))" office:value-type="string" office:string-value="Supporting Equipment" calcext:value-type="string">
            <text:p>Supporting Equipment</text:p>
          </table:table-cell>
          <table:table-cell office:value-type="string" calcext:value-type="string">
            <text:p>5000003100</text:p>
          </table:table-cell>
          <table:table-cell table:formula="of:=IF(ISNA(VLOOKUP([.F792];[COA.$B$2:.$C$700];2;0));&quot;-&quot;;VLOOKUP([.F79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2</text:p>
          </table:table-cell>
          <table:table-cell office:value-type="string" calcext:value-type="string">
            <text:p>5000005750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5000005700</text:p>
          </table:table-cell>
          <table:table-cell table:formula="of:=IF(ISNA(VLOOKUP([.D793];[.$B$2:.$C$1080];2;0));&quot;-&quot;;VLOOKUP([.D793];[.$B$2:.$C$1080];2;0))" office:value-type="string" office:string-value="Supporting Equipment" calcext:value-type="string">
            <text:p>Supporting Equipment</text:p>
          </table:table-cell>
          <table:table-cell office:value-type="string" calcext:value-type="string">
            <text:p>5000003100</text:p>
          </table:table-cell>
          <table:table-cell table:formula="of:=IF(ISNA(VLOOKUP([.F793];[COA.$B$2:.$C$700];2;0));&quot;-&quot;;VLOOKUP([.F793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3</text:p>
          </table:table-cell>
          <table:table-cell office:value-type="string" calcext:value-type="string">
            <text:p>5000005800</text:p>
          </table:table-cell>
          <table:table-cell office:value-type="string" calcext:value-type="string">
            <text:p>Supporting Content</text:p>
          </table:table-cell>
          <table:table-cell office:value-type="string" calcext:value-type="string">
            <text:p>5000003000</text:p>
          </table:table-cell>
          <table:table-cell table:formula="of:=IF(ISNA(VLOOKUP([.D794];[.$B$2:.$C$1080];2;0));&quot;-&quot;;VLOOKUP([.D794];[.$B$2:.$C$1080];2;0))" office:value-type="string" office:string-value="Inhouse" calcext:value-type="string">
            <text:p>Inhouse</text:p>
          </table:table-cell>
          <table:table-cell table:style-name="ce2"/>
          <table:table-cell table:formula="of:=IF(ISNA(VLOOKUP([.F794];[COA.$B$2:.$C$700];2;0));&quot;-&quot;;VLOOKUP([.F79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4</text:p>
          </table:table-cell>
          <table:table-cell office:value-type="string" calcext:value-type="string">
            <text:p>5000005880</text:p>
          </table:table-cell>
          <table:table-cell office:value-type="string" calcext:value-type="string">
            <text:p>Dubber</text:p>
          </table:table-cell>
          <table:table-cell office:value-type="string" calcext:value-type="string">
            <text:p>5000005800</text:p>
          </table:table-cell>
          <table:table-cell table:formula="of:=IF(ISNA(VLOOKUP([.D795];[.$B$2:.$C$1080];2;0));&quot;-&quot;;VLOOKUP([.D795];[.$B$2:.$C$1080];2;0))" office:value-type="string" office:string-value="Supporting Content" calcext:value-type="string">
            <text:p>Supporting Content</text:p>
          </table:table-cell>
          <table:table-cell office:value-type="string" calcext:value-type="string">
            <text:p>5000003100</text:p>
          </table:table-cell>
          <table:table-cell table:formula="of:=IF(ISNA(VLOOKUP([.F795];[COA.$B$2:.$C$700];2;0));&quot;-&quot;;VLOOKUP([.F795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5</text:p>
          </table:table-cell>
          <table:table-cell office:value-type="string" calcext:value-type="string">
            <text:p>5000005910</text:p>
          </table:table-cell>
          <table:table-cell office:value-type="string" calcext:value-type="string">
            <text:p>Instructur</text:p>
          </table:table-cell>
          <table:table-cell office:value-type="string" calcext:value-type="string">
            <text:p>5000005800</text:p>
          </table:table-cell>
          <table:table-cell table:formula="of:=IF(ISNA(VLOOKUP([.D796];[.$B$2:.$C$1080];2;0));&quot;-&quot;;VLOOKUP([.D796];[.$B$2:.$C$1080];2;0))" office:value-type="string" office:string-value="Supporting Content" calcext:value-type="string">
            <text:p>Supporting Content</text:p>
          </table:table-cell>
          <table:table-cell office:value-type="string" calcext:value-type="string">
            <text:p>5000003100</text:p>
          </table:table-cell>
          <table:table-cell table:formula="of:=IF(ISNA(VLOOKUP([.F796];[COA.$B$2:.$C$700];2;0));&quot;-&quot;;VLOOKUP([.F796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6</text:p>
          </table:table-cell>
          <table:table-cell office:value-type="string" calcext:value-type="string">
            <text:p>5000005940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5000005800</text:p>
          </table:table-cell>
          <table:table-cell table:formula="of:=IF(ISNA(VLOOKUP([.D797];[.$B$2:.$C$1080];2;0));&quot;-&quot;;VLOOKUP([.D797];[.$B$2:.$C$1080];2;0))" office:value-type="string" office:string-value="Supporting Content" calcext:value-type="string">
            <text:p>Supporting Content</text:p>
          </table:table-cell>
          <table:table-cell office:value-type="string" calcext:value-type="string">
            <text:p>5000003100</text:p>
          </table:table-cell>
          <table:table-cell table:formula="of:=IF(ISNA(VLOOKUP([.F797];[COA.$B$2:.$C$700];2;0));&quot;-&quot;;VLOOKUP([.F797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7</text:p>
          </table:table-cell>
          <table:table-cell office:value-type="string" calcext:value-type="string">
            <text:p>5000005810</text:p>
          </table:table-cell>
          <table:table-cell office:value-type="string" calcext:value-type="string">
            <text:p>Narasumber Lapangan</text:p>
          </table:table-cell>
          <table:table-cell office:value-type="string" calcext:value-type="string">
            <text:p>5000005800</text:p>
          </table:table-cell>
          <table:table-cell table:formula="of:=IF(ISNA(VLOOKUP([.D798];[.$B$2:.$C$1080];2;0));&quot;-&quot;;VLOOKUP([.D798];[.$B$2:.$C$1080];2;0))" office:value-type="string" office:string-value="Supporting Content" calcext:value-type="string">
            <text:p>Supporting Content</text:p>
          </table:table-cell>
          <table:table-cell office:value-type="string" calcext:value-type="string">
            <text:p>5000003100</text:p>
          </table:table-cell>
          <table:table-cell table:formula="of:=IF(ISNA(VLOOKUP([.F798];[COA.$B$2:.$C$700];2;0));&quot;-&quot;;VLOOKUP([.F798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8</text:p>
          </table:table-cell>
          <table:table-cell office:value-type="string" calcext:value-type="string">
            <text:p>5000005840</text:p>
          </table:table-cell>
          <table:table-cell office:value-type="string" calcext:value-type="string">
            <text:p>Narasumber tamu/utama</text:p>
          </table:table-cell>
          <table:table-cell office:value-type="string" calcext:value-type="string">
            <text:p>5000005800</text:p>
          </table:table-cell>
          <table:table-cell table:formula="of:=IF(ISNA(VLOOKUP([.D799];[.$B$2:.$C$1080];2;0));&quot;-&quot;;VLOOKUP([.D799];[.$B$2:.$C$1080];2;0))" office:value-type="string" office:string-value="Supporting Content" calcext:value-type="string">
            <text:p>Supporting Content</text:p>
          </table:table-cell>
          <table:table-cell office:value-type="string" calcext:value-type="string">
            <text:p>5000003100</text:p>
          </table:table-cell>
          <table:table-cell table:formula="of:=IF(ISNA(VLOOKUP([.F799];[COA.$B$2:.$C$700];2;0));&quot;-&quot;;VLOOKUP([.F799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9</text:p>
          </table:table-cell>
          <table:table-cell office:value-type="string" calcext:value-type="string">
            <text:p>5000005870</text:p>
          </table:table-cell>
          <table:table-cell office:value-type="string" calcext:value-type="string">
            <text:p>Voice Over</text:p>
          </table:table-cell>
          <table:table-cell office:value-type="string" calcext:value-type="string">
            <text:p>5000005800</text:p>
          </table:table-cell>
          <table:table-cell table:formula="of:=IF(ISNA(VLOOKUP([.D800];[.$B$2:.$C$1080];2;0));&quot;-&quot;;VLOOKUP([.D800];[.$B$2:.$C$1080];2;0))" office:value-type="string" office:string-value="Supporting Content" calcext:value-type="string">
            <text:p>Supporting Content</text:p>
          </table:table-cell>
          <table:table-cell office:value-type="string" calcext:value-type="string">
            <text:p>5000003100</text:p>
          </table:table-cell>
          <table:table-cell table:formula="of:=IF(ISNA(VLOOKUP([.F800];[COA.$B$2:.$C$700];2;0));&quot;-&quot;;VLOOKUP([.F800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0</text:p>
          </table:table-cell>
          <table:table-cell office:value-type="string" calcext:value-type="string">
            <text:p>5000005900</text:p>
          </table:table-cell>
          <table:table-cell office:value-type="string" calcext:value-type="string">
            <text:p>Creative</text:p>
          </table:table-cell>
          <table:table-cell office:value-type="string" calcext:value-type="string">
            <text:p>5000005800</text:p>
          </table:table-cell>
          <table:table-cell table:formula="of:=IF(ISNA(VLOOKUP([.D801];[.$B$2:.$C$1080];2;0));&quot;-&quot;;VLOOKUP([.D801];[.$B$2:.$C$1080];2;0))" office:value-type="string" office:string-value="Supporting Content" calcext:value-type="string">
            <text:p>Supporting Content</text:p>
          </table:table-cell>
          <table:table-cell office:value-type="string" calcext:value-type="string">
            <text:p>5000003100</text:p>
          </table:table-cell>
          <table:table-cell table:formula="of:=IF(ISNA(VLOOKUP([.F801];[COA.$B$2:.$C$700];2;0));&quot;-&quot;;VLOOKUP([.F801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1</text:p>
          </table:table-cell>
          <table:table-cell office:value-type="string" calcext:value-type="string">
            <text:p>5000005930</text:p>
          </table:table-cell>
          <table:table-cell office:value-type="string" calcext:value-type="string">
            <text:p>Koreografer</text:p>
          </table:table-cell>
          <table:table-cell office:value-type="string" calcext:value-type="string">
            <text:p>5000005800</text:p>
          </table:table-cell>
          <table:table-cell table:formula="of:=IF(ISNA(VLOOKUP([.D802];[.$B$2:.$C$1080];2;0));&quot;-&quot;;VLOOKUP([.D802];[.$B$2:.$C$1080];2;0))" office:value-type="string" office:string-value="Supporting Content" calcext:value-type="string">
            <text:p>Supporting Content</text:p>
          </table:table-cell>
          <table:table-cell office:value-type="string" calcext:value-type="string">
            <text:p>5000003100</text:p>
          </table:table-cell>
          <table:table-cell table:formula="of:=IF(ISNA(VLOOKUP([.F802];[COA.$B$2:.$C$700];2;0));&quot;-&quot;;VLOOKUP([.F802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2</text:p>
          </table:table-cell>
          <table:table-cell office:value-type="string" calcext:value-type="string">
            <text:p>5000005830</text:p>
          </table:table-cell>
          <table:table-cell office:value-type="string" calcext:value-type="string">
            <text:p>Kontributor</text:p>
          </table:table-cell>
          <table:table-cell office:value-type="string" calcext:value-type="string">
            <text:p>5000005800</text:p>
          </table:table-cell>
          <table:table-cell table:formula="of:=IF(ISNA(VLOOKUP([.D803];[.$B$2:.$C$1080];2;0));&quot;-&quot;;VLOOKUP([.D803];[.$B$2:.$C$1080];2;0))" office:value-type="string" office:string-value="Supporting Content" calcext:value-type="string">
            <text:p>Supporting Content</text:p>
          </table:table-cell>
          <table:table-cell office:value-type="string" calcext:value-type="string">
            <text:p>5000003100</text:p>
          </table:table-cell>
          <table:table-cell table:formula="of:=IF(ISNA(VLOOKUP([.F803];[COA.$B$2:.$C$700];2;0));&quot;-&quot;;VLOOKUP([.F803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3</text:p>
          </table:table-cell>
          <table:table-cell office:value-type="string" calcext:value-type="string">
            <text:p>5000005860</text:p>
          </table:table-cell>
          <table:table-cell office:value-type="string" calcext:value-type="string">
            <text:p>Konsultan</text:p>
          </table:table-cell>
          <table:table-cell office:value-type="string" calcext:value-type="string">
            <text:p>5000005800</text:p>
          </table:table-cell>
          <table:table-cell table:formula="of:=IF(ISNA(VLOOKUP([.D804];[.$B$2:.$C$1080];2;0));&quot;-&quot;;VLOOKUP([.D804];[.$B$2:.$C$1080];2;0))" office:value-type="string" office:string-value="Supporting Content" calcext:value-type="string">
            <text:p>Supporting Content</text:p>
          </table:table-cell>
          <table:table-cell office:value-type="string" calcext:value-type="string">
            <text:p>5000003100</text:p>
          </table:table-cell>
          <table:table-cell table:formula="of:=IF(ISNA(VLOOKUP([.F804];[COA.$B$2:.$C$700];2;0));&quot;-&quot;;VLOOKUP([.F804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4</text:p>
          </table:table-cell>
          <table:table-cell office:value-type="string" calcext:value-type="string">
            <text:p>5000005890</text:p>
          </table:table-cell>
          <table:table-cell office:value-type="string" calcext:value-type="string">
            <text:p>Music Illustrator</text:p>
          </table:table-cell>
          <table:table-cell office:value-type="string" calcext:value-type="string">
            <text:p>5000005800</text:p>
          </table:table-cell>
          <table:table-cell table:formula="of:=IF(ISNA(VLOOKUP([.D805];[.$B$2:.$C$1080];2;0));&quot;-&quot;;VLOOKUP([.D805];[.$B$2:.$C$1080];2;0))" office:value-type="string" office:string-value="Supporting Content" calcext:value-type="string">
            <text:p>Supporting Content</text:p>
          </table:table-cell>
          <table:table-cell office:value-type="string" calcext:value-type="string">
            <text:p>5000003100</text:p>
          </table:table-cell>
          <table:table-cell table:formula="of:=IF(ISNA(VLOOKUP([.F805];[COA.$B$2:.$C$700];2;0));&quot;-&quot;;VLOOKUP([.F805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5</text:p>
          </table:table-cell>
          <table:table-cell office:value-type="string" calcext:value-type="string">
            <text:p>5000005920</text:p>
          </table:table-cell>
          <table:table-cell office:value-type="string" calcext:value-type="string">
            <text:p>Koord. Mubaligh</text:p>
          </table:table-cell>
          <table:table-cell office:value-type="string" calcext:value-type="string">
            <text:p>5000005800</text:p>
          </table:table-cell>
          <table:table-cell table:formula="of:=IF(ISNA(VLOOKUP([.D806];[.$B$2:.$C$1080];2;0));&quot;-&quot;;VLOOKUP([.D806];[.$B$2:.$C$1080];2;0))" office:value-type="string" office:string-value="Supporting Content" calcext:value-type="string">
            <text:p>Supporting Content</text:p>
          </table:table-cell>
          <table:table-cell office:value-type="string" calcext:value-type="string">
            <text:p>5000003100</text:p>
          </table:table-cell>
          <table:table-cell table:formula="of:=IF(ISNA(VLOOKUP([.F806];[COA.$B$2:.$C$700];2;0));&quot;-&quot;;VLOOKUP([.F806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6</text:p>
          </table:table-cell>
          <table:table-cell office:value-type="string" calcext:value-type="string">
            <text:p>5000005820</text:p>
          </table:table-cell>
          <table:table-cell office:value-type="string" calcext:value-type="string">
            <text:p>Narasumber Antara</text:p>
          </table:table-cell>
          <table:table-cell office:value-type="string" calcext:value-type="string">
            <text:p>5000005800</text:p>
          </table:table-cell>
          <table:table-cell table:formula="of:=IF(ISNA(VLOOKUP([.D807];[.$B$2:.$C$1080];2;0));&quot;-&quot;;VLOOKUP([.D807];[.$B$2:.$C$1080];2;0))" office:value-type="string" office:string-value="Supporting Content" calcext:value-type="string">
            <text:p>Supporting Content</text:p>
          </table:table-cell>
          <table:table-cell office:value-type="string" calcext:value-type="string">
            <text:p>5000003100</text:p>
          </table:table-cell>
          <table:table-cell table:formula="of:=IF(ISNA(VLOOKUP([.F807];[COA.$B$2:.$C$700];2;0));&quot;-&quot;;VLOOKUP([.F807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7</text:p>
          </table:table-cell>
          <table:table-cell office:value-type="string" calcext:value-type="string">
            <text:p>5000005850</text:p>
          </table:table-cell>
          <table:table-cell office:value-type="string" calcext:value-type="string">
            <text:p>Scripwriter</text:p>
          </table:table-cell>
          <table:table-cell office:value-type="string" calcext:value-type="string">
            <text:p>5000005800</text:p>
          </table:table-cell>
          <table:table-cell table:formula="of:=IF(ISNA(VLOOKUP([.D808];[.$B$2:.$C$1080];2;0));&quot;-&quot;;VLOOKUP([.D808];[.$B$2:.$C$1080];2;0))" office:value-type="string" office:string-value="Supporting Content" calcext:value-type="string">
            <text:p>Supporting Content</text:p>
          </table:table-cell>
          <table:table-cell office:value-type="string" calcext:value-type="string">
            <text:p>5000003100</text:p>
          </table:table-cell>
          <table:table-cell table:formula="of:=IF(ISNA(VLOOKUP([.F808];[COA.$B$2:.$C$700];2;0));&quot;-&quot;;VLOOKUP([.F808];[COA.$B$2:.$C$700];2;0))" office:value-type="string" office:string-value="Biaya Program Inhouse" calcext:value-type="string">
            <text:p>Biaya Program Inhou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8</text:p>
          </table:table-cell>
          <table:table-cell office:value-type="string" calcext:value-type="string">
            <text:p>6000000000</text:p>
          </table:table-cell>
          <table:table-cell office:value-type="string" calcext:value-type="string">
            <text:p>Beban Operasional</text:p>
          </table:table-cell>
          <table:table-cell table:style-name="ce2"/>
          <table:table-cell table:formula="of:=IF(ISNA(VLOOKUP([.D809];[.$B$2:.$C$1080];2;0));&quot;-&quot;;VLOOKUP([.D809];[.$B$2:.$C$1080];2;0))" office:value-type="string" office:string-value="-" calcext:value-type="string">
            <text:p>-</text:p>
          </table:table-cell>
          <table:table-cell table:style-name="ce2"/>
          <table:table-cell table:formula="of:=IF(ISNA(VLOOKUP([.F809];[COA.$B$2:.$C$700];2;0));&quot;-&quot;;VLOOKUP([.F809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9</text:p>
          </table:table-cell>
          <table:table-cell office:value-type="string" calcext:value-type="string">
            <text:p>6010000000</text:p>
          </table:table-cell>
          <table:table-cell office:value-type="string" calcext:value-type="string">
            <text:p>Biaya Gaji dan Tunjangan</text:p>
          </table:table-cell>
          <table:table-cell office:value-type="string" calcext:value-type="string">
            <text:p>6000000000</text:p>
          </table:table-cell>
          <table:table-cell table:formula="of:=IF(ISNA(VLOOKUP([.D810];[.$B$2:.$C$1080];2;0));&quot;-&quot;;VLOOKUP([.D810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810];[COA.$B$2:.$C$700];2;0));&quot;-&quot;;VLOOKUP([.F810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0</text:p>
          </table:table-cell>
          <table:table-cell office:value-type="string" calcext:value-type="string">
            <text:p>6010000900</text:p>
          </table:table-cell>
          <table:table-cell office:value-type="string" calcext:value-type="string">
            <text:p>Gaji-Tunjangan Hari Raya/Natal</text:p>
          </table:table-cell>
          <table:table-cell office:value-type="string" calcext:value-type="string">
            <text:p>6010000000</text:p>
          </table:table-cell>
          <table:table-cell table:formula="of:=IF(ISNA(VLOOKUP([.D811];[.$B$2:.$C$1080];2;0));&quot;-&quot;;VLOOKUP([.D811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0900</text:p>
          </table:table-cell>
          <table:table-cell table:formula="of:=IF(ISNA(VLOOKUP([.F811];[COA.$B$2:.$C$700];2;0));&quot;-&quot;;VLOOKUP([.F811];[COA.$B$2:.$C$700];2;0))" office:value-type="string" office:string-value="Gaji-Tunjangan Hari Raya/Natal" calcext:value-type="string">
            <text:p>Gaji-Tunjangan Hari Raya/Na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1</text:p>
          </table:table-cell>
          <table:table-cell office:value-type="string" calcext:value-type="string">
            <text:p>6010001200</text:p>
          </table:table-cell>
          <table:table-cell office:value-type="string" calcext:value-type="string">
            <text:p>Gaji-est. kwjbn beban karyawan</text:p>
          </table:table-cell>
          <table:table-cell office:value-type="string" calcext:value-type="string">
            <text:p>6010000000</text:p>
          </table:table-cell>
          <table:table-cell table:formula="of:=IF(ISNA(VLOOKUP([.D812];[.$B$2:.$C$1080];2;0));&quot;-&quot;;VLOOKUP([.D812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1200</text:p>
          </table:table-cell>
          <table:table-cell table:formula="of:=IF(ISNA(VLOOKUP([.F812];[COA.$B$2:.$C$700];2;0));&quot;-&quot;;VLOOKUP([.F812];[COA.$B$2:.$C$700];2;0))" office:value-type="string" office:string-value="Gaji-est. kwjbn beban karyawan" calcext:value-type="string">
            <text:p>Gaji-est. kwjbn beban karyaw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2</text:p>
          </table:table-cell>
          <table:table-cell office:value-type="string" calcext:value-type="string">
            <text:p>6010001500</text:p>
          </table:table-cell>
          <table:table-cell office:value-type="string" calcext:value-type="string">
            <text:p>TunKes-Asur./Jamsostek</text:p>
          </table:table-cell>
          <table:table-cell office:value-type="string" calcext:value-type="string">
            <text:p>6010000000</text:p>
          </table:table-cell>
          <table:table-cell table:formula="of:=IF(ISNA(VLOOKUP([.D813];[.$B$2:.$C$1080];2;0));&quot;-&quot;;VLOOKUP([.D813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1500</text:p>
          </table:table-cell>
          <table:table-cell table:formula="of:=IF(ISNA(VLOOKUP([.F813];[COA.$B$2:.$C$700];2;0));&quot;-&quot;;VLOOKUP([.F813];[COA.$B$2:.$C$700];2;0))" office:value-type="string" office:string-value="TunKes-Asur./Jamsostek" calcext:value-type="string">
            <text:p>TunKes-Asur./Jamsoste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3</text:p>
          </table:table-cell>
          <table:table-cell office:value-type="string" calcext:value-type="string">
            <text:p>6010000200</text:p>
          </table:table-cell>
          <table:table-cell office:value-type="string" calcext:value-type="string">
            <text:p>Gaji-Gaji Lainnya</text:p>
          </table:table-cell>
          <table:table-cell office:value-type="string" calcext:value-type="string">
            <text:p>6010000000</text:p>
          </table:table-cell>
          <table:table-cell table:formula="of:=IF(ISNA(VLOOKUP([.D814];[.$B$2:.$C$1080];2;0));&quot;-&quot;;VLOOKUP([.D814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0200</text:p>
          </table:table-cell>
          <table:table-cell table:formula="of:=IF(ISNA(VLOOKUP([.F814];[COA.$B$2:.$C$700];2;0));&quot;-&quot;;VLOOKUP([.F814];[COA.$B$2:.$C$700];2;0))" office:value-type="string" office:string-value="Gaji-Gaji Lainnya" calcext:value-type="string">
            <text:p>Gaji-Gaji Lainny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4</text:p>
          </table:table-cell>
          <table:table-cell office:value-type="string" calcext:value-type="string">
            <text:p>6010001800</text:p>
          </table:table-cell>
          <table:table-cell office:value-type="string" calcext:value-type="string">
            <text:p>Tunjangan Membership Direksi</text:p>
          </table:table-cell>
          <table:table-cell office:value-type="string" calcext:value-type="string">
            <text:p>6010000000</text:p>
          </table:table-cell>
          <table:table-cell table:formula="of:=IF(ISNA(VLOOKUP([.D815];[.$B$2:.$C$1080];2;0));&quot;-&quot;;VLOOKUP([.D815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1800</text:p>
          </table:table-cell>
          <table:table-cell table:formula="of:=IF(ISNA(VLOOKUP([.F815];[COA.$B$2:.$C$700];2;0));&quot;-&quot;;VLOOKUP([.F815];[COA.$B$2:.$C$700];2;0))" office:value-type="string" office:string-value="Tunjangan Membership Direksi" calcext:value-type="string">
            <text:p>Tunjangan Membership Direk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5</text:p>
          </table:table-cell>
          <table:table-cell office:value-type="string" calcext:value-type="string">
            <text:p>6010000500</text:p>
          </table:table-cell>
          <table:table-cell office:value-type="string" calcext:value-type="string">
            <text:p>Gaji-Tunjangan Makan</text:p>
          </table:table-cell>
          <table:table-cell office:value-type="string" calcext:value-type="string">
            <text:p>6010000000</text:p>
          </table:table-cell>
          <table:table-cell table:formula="of:=IF(ISNA(VLOOKUP([.D816];[.$B$2:.$C$1080];2;0));&quot;-&quot;;VLOOKUP([.D816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0500</text:p>
          </table:table-cell>
          <table:table-cell table:formula="of:=IF(ISNA(VLOOKUP([.F816];[COA.$B$2:.$C$700];2;0));&quot;-&quot;;VLOOKUP([.F816];[COA.$B$2:.$C$700];2;0))" office:value-type="string" office:string-value="Gaji-Tunjangan Makan" calcext:value-type="string">
            <text:p>Gaji-Tunjangan Mak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6</text:p>
          </table:table-cell>
          <table:table-cell office:value-type="string" calcext:value-type="string">
            <text:p>6010000800</text:p>
          </table:table-cell>
          <table:table-cell office:value-type="string" calcext:value-type="string">
            <text:p>Gaji-Bonus Markt&amp;Sales</text:p>
          </table:table-cell>
          <table:table-cell office:value-type="string" calcext:value-type="string">
            <text:p>6010000000</text:p>
          </table:table-cell>
          <table:table-cell table:formula="of:=IF(ISNA(VLOOKUP([.D817];[.$B$2:.$C$1080];2;0));&quot;-&quot;;VLOOKUP([.D817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0800</text:p>
          </table:table-cell>
          <table:table-cell table:formula="of:=IF(ISNA(VLOOKUP([.F817];[COA.$B$2:.$C$700];2;0));&quot;-&quot;;VLOOKUP([.F817];[COA.$B$2:.$C$700];2;0))" office:value-type="string" office:string-value="Gaji-Bonus Markt&amp;Sales" calcext:value-type="string">
            <text:p>Gaji-Bonus Markt&amp;Sa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7</text:p>
          </table:table-cell>
          <table:table-cell office:value-type="string" calcext:value-type="string">
            <text:p>6010001100</text:p>
          </table:table-cell>
          <table:table-cell office:value-type="string" calcext:value-type="string">
            <text:p>Gaji-Gaji Lembur</text:p>
          </table:table-cell>
          <table:table-cell office:value-type="string" calcext:value-type="string">
            <text:p>6010000000</text:p>
          </table:table-cell>
          <table:table-cell table:formula="of:=IF(ISNA(VLOOKUP([.D818];[.$B$2:.$C$1080];2;0));&quot;-&quot;;VLOOKUP([.D818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1100</text:p>
          </table:table-cell>
          <table:table-cell table:formula="of:=IF(ISNA(VLOOKUP([.F818];[COA.$B$2:.$C$700];2;0));&quot;-&quot;;VLOOKUP([.F818];[COA.$B$2:.$C$700];2;0))" office:value-type="string" office:string-value="Gaji-Gaji Lembur" calcext:value-type="string">
            <text:p>Gaji-Gaji Lemb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8</text:p>
          </table:table-cell>
          <table:table-cell office:value-type="string" calcext:value-type="string">
            <text:p>6010001400</text:p>
          </table:table-cell>
          <table:table-cell office:value-type="string" calcext:value-type="string">
            <text:p>Tunjangan Pajak Pph 21</text:p>
          </table:table-cell>
          <table:table-cell office:value-type="string" calcext:value-type="string">
            <text:p>6010000000</text:p>
          </table:table-cell>
          <table:table-cell table:formula="of:=IF(ISNA(VLOOKUP([.D819];[.$B$2:.$C$1080];2;0));&quot;-&quot;;VLOOKUP([.D819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1400</text:p>
          </table:table-cell>
          <table:table-cell table:formula="of:=IF(ISNA(VLOOKUP([.F819];[COA.$B$2:.$C$700];2;0));&quot;-&quot;;VLOOKUP([.F819];[COA.$B$2:.$C$700];2;0))" office:value-type="string" office:string-value="Tunjangan Pajak Pph 21" calcext:value-type="string">
            <text:p>Tunjangan Pajak Pph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9</text:p>
          </table:table-cell>
          <table:table-cell office:value-type="string" calcext:value-type="string">
            <text:p>6010000100</text:p>
          </table:table-cell>
          <table:table-cell office:value-type="string" calcext:value-type="string">
            <text:p>Gaji-Gaji Pokok</text:p>
          </table:table-cell>
          <table:table-cell office:value-type="string" calcext:value-type="string">
            <text:p>6010000000</text:p>
          </table:table-cell>
          <table:table-cell table:formula="of:=IF(ISNA(VLOOKUP([.D820];[.$B$2:.$C$1080];2;0));&quot;-&quot;;VLOOKUP([.D820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0100</text:p>
          </table:table-cell>
          <table:table-cell table:formula="of:=IF(ISNA(VLOOKUP([.F820];[COA.$B$2:.$C$700];2;0));&quot;-&quot;;VLOOKUP([.F820];[COA.$B$2:.$C$700];2;0))" office:value-type="string" office:string-value="Gaji-Gaji Pokok" calcext:value-type="string">
            <text:p>Gaji-Gaji Pok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20</text:p>
          </table:table-cell>
          <table:table-cell office:value-type="string" calcext:value-type="string">
            <text:p>6010001700</text:p>
          </table:table-cell>
          <table:table-cell office:value-type="string" calcext:value-type="string">
            <text:p>TunKes-Pensiun</text:p>
          </table:table-cell>
          <table:table-cell office:value-type="string" calcext:value-type="string">
            <text:p>6010000000</text:p>
          </table:table-cell>
          <table:table-cell table:formula="of:=IF(ISNA(VLOOKUP([.D821];[.$B$2:.$C$1080];2;0));&quot;-&quot;;VLOOKUP([.D821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1700</text:p>
          </table:table-cell>
          <table:table-cell table:formula="of:=IF(ISNA(VLOOKUP([.F821];[COA.$B$2:.$C$700];2;0));&quot;-&quot;;VLOOKUP([.F821];[COA.$B$2:.$C$700];2;0))" office:value-type="string" office:string-value="TunKes-Pensiun" calcext:value-type="string">
            <text:p>TunKes-Pensiu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21</text:p>
          </table:table-cell>
          <table:table-cell office:value-type="string" calcext:value-type="string">
            <text:p>6010000400</text:p>
          </table:table-cell>
          <table:table-cell office:value-type="string" calcext:value-type="string">
            <text:p>Gaji-Tunjangan Transport</text:p>
          </table:table-cell>
          <table:table-cell office:value-type="string" calcext:value-type="string">
            <text:p>6010000000</text:p>
          </table:table-cell>
          <table:table-cell table:formula="of:=IF(ISNA(VLOOKUP([.D822];[.$B$2:.$C$1080];2;0));&quot;-&quot;;VLOOKUP([.D822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0400</text:p>
          </table:table-cell>
          <table:table-cell table:formula="of:=IF(ISNA(VLOOKUP([.F822];[COA.$B$2:.$C$700];2;0));&quot;-&quot;;VLOOKUP([.F822];[COA.$B$2:.$C$700];2;0))" office:value-type="string" office:string-value="Gaji-Tunjangan Transport" calcext:value-type="string">
            <text:p>Gaji-Tunjangan Transpor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22</text:p>
          </table:table-cell>
          <table:table-cell office:value-type="string" calcext:value-type="string">
            <text:p>6010000700</text:p>
          </table:table-cell>
          <table:table-cell office:value-type="string" calcext:value-type="string">
            <text:p>Gaji-Bonus/Tunjangan Kusus</text:p>
          </table:table-cell>
          <table:table-cell office:value-type="string" calcext:value-type="string">
            <text:p>6010000000</text:p>
          </table:table-cell>
          <table:table-cell table:formula="of:=IF(ISNA(VLOOKUP([.D823];[.$B$2:.$C$1080];2;0));&quot;-&quot;;VLOOKUP([.D823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0700</text:p>
          </table:table-cell>
          <table:table-cell table:formula="of:=IF(ISNA(VLOOKUP([.F823];[COA.$B$2:.$C$700];2;0));&quot;-&quot;;VLOOKUP([.F823];[COA.$B$2:.$C$700];2;0))" office:value-type="string" office:string-value="Gaji-Bonus/Tunjangan Kusus" calcext:value-type="string">
            <text:p>Gaji-Bonus/Tunjangan Kus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23</text:p>
          </table:table-cell>
          <table:table-cell office:value-type="string" calcext:value-type="string">
            <text:p>6010001000</text:p>
          </table:table-cell>
          <table:table-cell office:value-type="string" calcext:value-type="string">
            <text:p>Gaji-Honorarium/Kontrak</text:p>
          </table:table-cell>
          <table:table-cell office:value-type="string" calcext:value-type="string">
            <text:p>6010000000</text:p>
          </table:table-cell>
          <table:table-cell table:formula="of:=IF(ISNA(VLOOKUP([.D824];[.$B$2:.$C$1080];2;0));&quot;-&quot;;VLOOKUP([.D824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1000</text:p>
          </table:table-cell>
          <table:table-cell table:formula="of:=IF(ISNA(VLOOKUP([.F824];[COA.$B$2:.$C$700];2;0));&quot;-&quot;;VLOOKUP([.F824];[COA.$B$2:.$C$700];2;0))" office:value-type="string" office:string-value="Gaji-Honorarium/Kontrak" calcext:value-type="string">
            <text:p>Gaji-Honorarium/Kontra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24</text:p>
          </table:table-cell>
          <table:table-cell office:value-type="string" calcext:value-type="string">
            <text:p>6010001300</text:p>
          </table:table-cell>
          <table:table-cell office:value-type="string" calcext:value-type="string">
            <text:p>Tunjangan Kesejahteraan</text:p>
          </table:table-cell>
          <table:table-cell office:value-type="string" calcext:value-type="string">
            <text:p>6010000000</text:p>
          </table:table-cell>
          <table:table-cell table:formula="of:=IF(ISNA(VLOOKUP([.D825];[.$B$2:.$C$1080];2;0));&quot;-&quot;;VLOOKUP([.D825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1300</text:p>
          </table:table-cell>
          <table:table-cell table:formula="of:=IF(ISNA(VLOOKUP([.F825];[COA.$B$2:.$C$700];2;0));&quot;-&quot;;VLOOKUP([.F825];[COA.$B$2:.$C$700];2;0))" office:value-type="string" office:string-value="Tunjangan Kesejahteraan" calcext:value-type="string">
            <text:p>Tunjangan Kesejahtera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25</text:p>
          </table:table-cell>
          <table:table-cell office:value-type="string" calcext:value-type="string">
            <text:p>6010001600</text:p>
          </table:table-cell>
          <table:table-cell office:value-type="string" calcext:value-type="string">
            <text:p>TunKes-Pengobatan</text:p>
          </table:table-cell>
          <table:table-cell office:value-type="string" calcext:value-type="string">
            <text:p>6010000000</text:p>
          </table:table-cell>
          <table:table-cell table:formula="of:=IF(ISNA(VLOOKUP([.D826];[.$B$2:.$C$1080];2;0));&quot;-&quot;;VLOOKUP([.D826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1600</text:p>
          </table:table-cell>
          <table:table-cell table:formula="of:=IF(ISNA(VLOOKUP([.F826];[COA.$B$2:.$C$700];2;0));&quot;-&quot;;VLOOKUP([.F826];[COA.$B$2:.$C$700];2;0))" office:value-type="string" office:string-value="TunKes-Pengobatan" calcext:value-type="string">
            <text:p>TunKes-Pengobat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26</text:p>
          </table:table-cell>
          <table:table-cell office:value-type="string" calcext:value-type="string">
            <text:p>6010000300</text:p>
          </table:table-cell>
          <table:table-cell office:value-type="string" calcext:value-type="string">
            <text:p>Gaji-Gaji Cuti</text:p>
          </table:table-cell>
          <table:table-cell office:value-type="string" calcext:value-type="string">
            <text:p>6010000000</text:p>
          </table:table-cell>
          <table:table-cell table:formula="of:=IF(ISNA(VLOOKUP([.D827];[.$B$2:.$C$1080];2;0));&quot;-&quot;;VLOOKUP([.D827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0300</text:p>
          </table:table-cell>
          <table:table-cell table:formula="of:=IF(ISNA(VLOOKUP([.F827];[COA.$B$2:.$C$700];2;0));&quot;-&quot;;VLOOKUP([.F827];[COA.$B$2:.$C$700];2;0))" office:value-type="string" office:string-value="Gaji-Gaji Cuti" calcext:value-type="string">
            <text:p>Gaji-Gaji Cut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27</text:p>
          </table:table-cell>
          <table:table-cell office:value-type="string" calcext:value-type="string">
            <text:p>6010001900</text:p>
          </table:table-cell>
          <table:table-cell office:value-type="string" calcext:value-type="string">
            <text:p>Tunjangan Makan Direksi</text:p>
          </table:table-cell>
          <table:table-cell office:value-type="string" calcext:value-type="string">
            <text:p>6010000000</text:p>
          </table:table-cell>
          <table:table-cell table:formula="of:=IF(ISNA(VLOOKUP([.D828];[.$B$2:.$C$1080];2;0));&quot;-&quot;;VLOOKUP([.D828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1900</text:p>
          </table:table-cell>
          <table:table-cell table:formula="of:=IF(ISNA(VLOOKUP([.F828];[COA.$B$2:.$C$700];2;0));&quot;-&quot;;VLOOKUP([.F828];[COA.$B$2:.$C$700];2;0))" office:value-type="string" office:string-value="Tunjangan Makan Direksi" calcext:value-type="string">
            <text:p>Tunjangan Makan Direk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28</text:p>
          </table:table-cell>
          <table:table-cell office:value-type="string" calcext:value-type="string">
            <text:p>6010000600</text:p>
          </table:table-cell>
          <table:table-cell office:value-type="string" calcext:value-type="string">
            <text:p>Gaji-Tunjangan Makan-Konsumsi</text:p>
          </table:table-cell>
          <table:table-cell office:value-type="string" calcext:value-type="string">
            <text:p>6010000000</text:p>
          </table:table-cell>
          <table:table-cell table:formula="of:=IF(ISNA(VLOOKUP([.D829];[.$B$2:.$C$1080];2;0));&quot;-&quot;;VLOOKUP([.D829];[.$B$2:.$C$1080];2;0))" office:value-type="string" office:string-value="Biaya Gaji dan Tunjangan" calcext:value-type="string">
            <text:p>Biaya Gaji dan Tunjangan</text:p>
          </table:table-cell>
          <table:table-cell office:value-type="string" calcext:value-type="string">
            <text:p>6010000600</text:p>
          </table:table-cell>
          <table:table-cell table:formula="of:=IF(ISNA(VLOOKUP([.F829];[COA.$B$2:.$C$700];2;0));&quot;-&quot;;VLOOKUP([.F829];[COA.$B$2:.$C$700];2;0))" office:value-type="string" office:string-value="Gaji-Tunjangan Makan-Konsumsi" calcext:value-type="string">
            <text:p>Gaji-Tunjangan Makan-Konsum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29</text:p>
          </table:table-cell>
          <table:table-cell office:value-type="string" calcext:value-type="string">
            <text:p>6020000000</text:p>
          </table:table-cell>
          <table:table-cell office:value-type="string" calcext:value-type="string">
            <text:p>Pendidikan dan Latihan</text:p>
          </table:table-cell>
          <table:table-cell office:value-type="string" calcext:value-type="string">
            <text:p>6000000000</text:p>
          </table:table-cell>
          <table:table-cell table:formula="of:=IF(ISNA(VLOOKUP([.D830];[.$B$2:.$C$1080];2;0));&quot;-&quot;;VLOOKUP([.D830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830];[COA.$B$2:.$C$700];2;0));&quot;-&quot;;VLOOKUP([.F830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0</text:p>
          </table:table-cell>
          <table:table-cell office:value-type="string" calcext:value-type="string">
            <text:p>6020000600</text:p>
          </table:table-cell>
          <table:table-cell office:value-type="string" calcext:value-type="string">
            <text:p>Pend-Dalam Negeri-Training-Internal</text:p>
          </table:table-cell>
          <table:table-cell office:value-type="string" calcext:value-type="string">
            <text:p>6020000000</text:p>
          </table:table-cell>
          <table:table-cell table:formula="of:=IF(ISNA(VLOOKUP([.D831];[.$B$2:.$C$1080];2;0));&quot;-&quot;;VLOOKUP([.D831];[.$B$2:.$C$1080];2;0))" office:value-type="string" office:string-value="Pendidikan dan Latihan" calcext:value-type="string">
            <text:p>Pendidikan dan Latihan</text:p>
          </table:table-cell>
          <table:table-cell office:value-type="string" calcext:value-type="string">
            <text:p>6020000600</text:p>
          </table:table-cell>
          <table:table-cell table:formula="of:=IF(ISNA(VLOOKUP([.F831];[COA.$B$2:.$C$700];2;0));&quot;-&quot;;VLOOKUP([.F831];[COA.$B$2:.$C$700];2;0))" office:value-type="string" office:string-value="Pend-Dalam Negeri-Training-Internal" calcext:value-type="string">
            <text:p>Pend-Dalam Negeri-Training-Intern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1</text:p>
          </table:table-cell>
          <table:table-cell office:value-type="string" calcext:value-type="string">
            <text:p>6020000900</text:p>
          </table:table-cell>
          <table:table-cell office:value-type="string" calcext:value-type="string">
            <text:p>Pend-Luar Negeri-Trainning</text:p>
          </table:table-cell>
          <table:table-cell office:value-type="string" calcext:value-type="string">
            <text:p>6020000000</text:p>
          </table:table-cell>
          <table:table-cell table:formula="of:=IF(ISNA(VLOOKUP([.D832];[.$B$2:.$C$1080];2;0));&quot;-&quot;;VLOOKUP([.D832];[.$B$2:.$C$1080];2;0))" office:value-type="string" office:string-value="Pendidikan dan Latihan" calcext:value-type="string">
            <text:p>Pendidikan dan Latihan</text:p>
          </table:table-cell>
          <table:table-cell office:value-type="string" calcext:value-type="string">
            <text:p>6020000900</text:p>
          </table:table-cell>
          <table:table-cell table:formula="of:=IF(ISNA(VLOOKUP([.F832];[COA.$B$2:.$C$700];2;0));&quot;-&quot;;VLOOKUP([.F832];[COA.$B$2:.$C$700];2;0))" office:value-type="string" office:string-value="Pend-Luar Negeri-Trainning" calcext:value-type="string">
            <text:p>Pend-Luar Negeri-Train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2</text:p>
          </table:table-cell>
          <table:table-cell office:value-type="string" calcext:value-type="string">
            <text:p>6020001200</text:p>
          </table:table-cell>
          <table:table-cell office:value-type="string" calcext:value-type="string">
            <text:p>Pend-Luar Negeri-Training-Workshop</text:p>
          </table:table-cell>
          <table:table-cell office:value-type="string" calcext:value-type="string">
            <text:p>6020000000</text:p>
          </table:table-cell>
          <table:table-cell table:formula="of:=IF(ISNA(VLOOKUP([.D833];[.$B$2:.$C$1080];2;0));&quot;-&quot;;VLOOKUP([.D833];[.$B$2:.$C$1080];2;0))" office:value-type="string" office:string-value="Pendidikan dan Latihan" calcext:value-type="string">
            <text:p>Pendidikan dan Latihan</text:p>
          </table:table-cell>
          <table:table-cell office:value-type="string" calcext:value-type="string">
            <text:p>6020001200</text:p>
          </table:table-cell>
          <table:table-cell table:formula="of:=IF(ISNA(VLOOKUP([.F833];[COA.$B$2:.$C$700];2;0));&quot;-&quot;;VLOOKUP([.F833];[COA.$B$2:.$C$700];2;0))" office:value-type="string" office:string-value="Pend-Luar Negeri-Training-Workshop" calcext:value-type="string">
            <text:p>Pend-Luar Negeri-Training-Worksho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3</text:p>
          </table:table-cell>
          <table:table-cell office:value-type="string" calcext:value-type="string">
            <text:p>6020000200</text:p>
          </table:table-cell>
          <table:table-cell office:value-type="string" calcext:value-type="string">
            <text:p>Pend-Dalam Negeri-Training</text:p>
          </table:table-cell>
          <table:table-cell office:value-type="string" calcext:value-type="string">
            <text:p>6020000000</text:p>
          </table:table-cell>
          <table:table-cell table:formula="of:=IF(ISNA(VLOOKUP([.D834];[.$B$2:.$C$1080];2;0));&quot;-&quot;;VLOOKUP([.D834];[.$B$2:.$C$1080];2;0))" office:value-type="string" office:string-value="Pendidikan dan Latihan" calcext:value-type="string">
            <text:p>Pendidikan dan Latihan</text:p>
          </table:table-cell>
          <table:table-cell office:value-type="string" calcext:value-type="string">
            <text:p>6020000200</text:p>
          </table:table-cell>
          <table:table-cell table:formula="of:=IF(ISNA(VLOOKUP([.F834];[COA.$B$2:.$C$700];2;0));&quot;-&quot;;VLOOKUP([.F834];[COA.$B$2:.$C$700];2;0))" office:value-type="string" office:string-value="Pend-Dalam Negeri-Training" calcext:value-type="string">
            <text:p>Pend-Dalam Negeri-Trai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4</text:p>
          </table:table-cell>
          <table:table-cell office:value-type="string" calcext:value-type="string">
            <text:p>6020000500</text:p>
          </table:table-cell>
          <table:table-cell office:value-type="string" calcext:value-type="string">
            <text:p>Pend-Dalam Negeri-Training-Workshop</text:p>
          </table:table-cell>
          <table:table-cell office:value-type="string" calcext:value-type="string">
            <text:p>6020000000</text:p>
          </table:table-cell>
          <table:table-cell table:formula="of:=IF(ISNA(VLOOKUP([.D835];[.$B$2:.$C$1080];2;0));&quot;-&quot;;VLOOKUP([.D835];[.$B$2:.$C$1080];2;0))" office:value-type="string" office:string-value="Pendidikan dan Latihan" calcext:value-type="string">
            <text:p>Pendidikan dan Latihan</text:p>
          </table:table-cell>
          <table:table-cell office:value-type="string" calcext:value-type="string">
            <text:p>6020000500</text:p>
          </table:table-cell>
          <table:table-cell table:formula="of:=IF(ISNA(VLOOKUP([.F835];[COA.$B$2:.$C$700];2;0));&quot;-&quot;;VLOOKUP([.F835];[COA.$B$2:.$C$700];2;0))" office:value-type="string" office:string-value="Pend-Dalam Negeri-Training-Workshop" calcext:value-type="string">
            <text:p>Pend-Dalam Negeri-Training-Worksho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5</text:p>
          </table:table-cell>
          <table:table-cell office:value-type="string" calcext:value-type="string">
            <text:p>6020000800</text:p>
          </table:table-cell>
          <table:table-cell office:value-type="string" calcext:value-type="string">
            <text:p>Pend-Luar Negeri</text:p>
          </table:table-cell>
          <table:table-cell office:value-type="string" calcext:value-type="string">
            <text:p>6020000000</text:p>
          </table:table-cell>
          <table:table-cell table:formula="of:=IF(ISNA(VLOOKUP([.D836];[.$B$2:.$C$1080];2;0));&quot;-&quot;;VLOOKUP([.D836];[.$B$2:.$C$1080];2;0))" office:value-type="string" office:string-value="Pendidikan dan Latihan" calcext:value-type="string">
            <text:p>Pendidikan dan Latihan</text:p>
          </table:table-cell>
          <table:table-cell office:value-type="string" calcext:value-type="string">
            <text:p>6020000800</text:p>
          </table:table-cell>
          <table:table-cell table:formula="of:=IF(ISNA(VLOOKUP([.F836];[COA.$B$2:.$C$700];2;0));&quot;-&quot;;VLOOKUP([.F836];[COA.$B$2:.$C$700];2;0))" office:value-type="string" office:string-value="Pend-Luar Negeri" calcext:value-type="string">
            <text:p>Pend-Luar Nege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6</text:p>
          </table:table-cell>
          <table:table-cell office:value-type="string" calcext:value-type="string">
            <text:p>6020001100</text:p>
          </table:table-cell>
          <table:table-cell office:value-type="string" calcext:value-type="string">
            <text:p>Pend-Luar Negeri-Akomodasi</text:p>
          </table:table-cell>
          <table:table-cell office:value-type="string" calcext:value-type="string">
            <text:p>6020000000</text:p>
          </table:table-cell>
          <table:table-cell table:formula="of:=IF(ISNA(VLOOKUP([.D837];[.$B$2:.$C$1080];2;0));&quot;-&quot;;VLOOKUP([.D837];[.$B$2:.$C$1080];2;0))" office:value-type="string" office:string-value="Pendidikan dan Latihan" calcext:value-type="string">
            <text:p>Pendidikan dan Latihan</text:p>
          </table:table-cell>
          <table:table-cell office:value-type="string" calcext:value-type="string">
            <text:p>6020001100</text:p>
          </table:table-cell>
          <table:table-cell table:formula="of:=IF(ISNA(VLOOKUP([.F837];[COA.$B$2:.$C$700];2;0));&quot;-&quot;;VLOOKUP([.F837];[COA.$B$2:.$C$700];2;0))" office:value-type="string" office:string-value="Pend-Luar Negeri-Akomodasi" calcext:value-type="string">
            <text:p>Pend-Luar Negeri-Akomod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7</text:p>
          </table:table-cell>
          <table:table-cell office:value-type="string" calcext:value-type="string">
            <text:p>6020000100</text:p>
          </table:table-cell>
          <table:table-cell office:value-type="string" calcext:value-type="string">
            <text:p>Pend-Dalam Negeri</text:p>
          </table:table-cell>
          <table:table-cell office:value-type="string" calcext:value-type="string">
            <text:p>6020000000</text:p>
          </table:table-cell>
          <table:table-cell table:formula="of:=IF(ISNA(VLOOKUP([.D838];[.$B$2:.$C$1080];2;0));&quot;-&quot;;VLOOKUP([.D838];[.$B$2:.$C$1080];2;0))" office:value-type="string" office:string-value="Pendidikan dan Latihan" calcext:value-type="string">
            <text:p>Pendidikan dan Latihan</text:p>
          </table:table-cell>
          <table:table-cell office:value-type="string" calcext:value-type="string">
            <text:p>6020000100</text:p>
          </table:table-cell>
          <table:table-cell table:formula="of:=IF(ISNA(VLOOKUP([.F838];[COA.$B$2:.$C$700];2;0));&quot;-&quot;;VLOOKUP([.F838];[COA.$B$2:.$C$700];2;0))" office:value-type="string" office:string-value="Pend-Dalam Negeri" calcext:value-type="string">
            <text:p>Pend-Dalam Nege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8</text:p>
          </table:table-cell>
          <table:table-cell office:value-type="string" calcext:value-type="string">
            <text:p>6020000400</text:p>
          </table:table-cell>
          <table:table-cell office:value-type="string" calcext:value-type="string">
            <text:p>Pend-Dalam Negeri-Akomodasi</text:p>
          </table:table-cell>
          <table:table-cell office:value-type="string" calcext:value-type="string">
            <text:p>6020000000</text:p>
          </table:table-cell>
          <table:table-cell table:formula="of:=IF(ISNA(VLOOKUP([.D839];[.$B$2:.$C$1080];2;0));&quot;-&quot;;VLOOKUP([.D839];[.$B$2:.$C$1080];2;0))" office:value-type="string" office:string-value="Pendidikan dan Latihan" calcext:value-type="string">
            <text:p>Pendidikan dan Latihan</text:p>
          </table:table-cell>
          <table:table-cell office:value-type="string" calcext:value-type="string">
            <text:p>6020000400</text:p>
          </table:table-cell>
          <table:table-cell table:formula="of:=IF(ISNA(VLOOKUP([.F839];[COA.$B$2:.$C$700];2;0));&quot;-&quot;;VLOOKUP([.F839];[COA.$B$2:.$C$700];2;0))" office:value-type="string" office:string-value="Pend-Dalam Negeri-Akomodasi" calcext:value-type="string">
            <text:p>Pend-Dalam Negeri-Akomod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9</text:p>
          </table:table-cell>
          <table:table-cell office:value-type="string" calcext:value-type="string">
            <text:p>6020000700</text:p>
          </table:table-cell>
          <table:table-cell office:value-type="string" calcext:value-type="string">
            <text:p>Pend-Dalam Negeri-Training-Rekrutment</text:p>
          </table:table-cell>
          <table:table-cell office:value-type="string" calcext:value-type="string">
            <text:p>6020000000</text:p>
          </table:table-cell>
          <table:table-cell table:formula="of:=IF(ISNA(VLOOKUP([.D840];[.$B$2:.$C$1080];2;0));&quot;-&quot;;VLOOKUP([.D840];[.$B$2:.$C$1080];2;0))" office:value-type="string" office:string-value="Pendidikan dan Latihan" calcext:value-type="string">
            <text:p>Pendidikan dan Latihan</text:p>
          </table:table-cell>
          <table:table-cell office:value-type="string" calcext:value-type="string">
            <text:p>6020000700</text:p>
          </table:table-cell>
          <table:table-cell table:formula="of:=IF(ISNA(VLOOKUP([.F840];[COA.$B$2:.$C$700];2;0));&quot;-&quot;;VLOOKUP([.F840];[COA.$B$2:.$C$700];2;0))" office:value-type="string" office:string-value="Pend-Dalam Negeri-Training-Rekrutment" calcext:value-type="string">
            <text:p>Pend-Dalam Negeri-Training-Rekrutm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0</text:p>
          </table:table-cell>
          <table:table-cell office:value-type="string" calcext:value-type="string">
            <text:p>6020001000</text:p>
          </table:table-cell>
          <table:table-cell office:value-type="string" calcext:value-type="string">
            <text:p>Pend-Luar Negeri-Transportasi</text:p>
          </table:table-cell>
          <table:table-cell office:value-type="string" calcext:value-type="string">
            <text:p>6020000000</text:p>
          </table:table-cell>
          <table:table-cell table:formula="of:=IF(ISNA(VLOOKUP([.D841];[.$B$2:.$C$1080];2;0));&quot;-&quot;;VLOOKUP([.D841];[.$B$2:.$C$1080];2;0))" office:value-type="string" office:string-value="Pendidikan dan Latihan" calcext:value-type="string">
            <text:p>Pendidikan dan Latihan</text:p>
          </table:table-cell>
          <table:table-cell office:value-type="string" calcext:value-type="string">
            <text:p>6020001000</text:p>
          </table:table-cell>
          <table:table-cell table:formula="of:=IF(ISNA(VLOOKUP([.F841];[COA.$B$2:.$C$700];2;0));&quot;-&quot;;VLOOKUP([.F841];[COA.$B$2:.$C$700];2;0))" office:value-type="string" office:string-value="Pend-Luar Negeri-Transportasi" calcext:value-type="string">
            <text:p>Pend-Luar Negeri-Transport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1</text:p>
          </table:table-cell>
          <table:table-cell office:value-type="string" calcext:value-type="string">
            <text:p>6020000300</text:p>
          </table:table-cell>
          <table:table-cell office:value-type="string" calcext:value-type="string">
            <text:p>Pend-Dalam Negeri-Transportasi</text:p>
          </table:table-cell>
          <table:table-cell office:value-type="string" calcext:value-type="string">
            <text:p>6020000000</text:p>
          </table:table-cell>
          <table:table-cell table:formula="of:=IF(ISNA(VLOOKUP([.D842];[.$B$2:.$C$1080];2;0));&quot;-&quot;;VLOOKUP([.D842];[.$B$2:.$C$1080];2;0))" office:value-type="string" office:string-value="Pendidikan dan Latihan" calcext:value-type="string">
            <text:p>Pendidikan dan Latihan</text:p>
          </table:table-cell>
          <table:table-cell office:value-type="string" calcext:value-type="string">
            <text:p>6020000300</text:p>
          </table:table-cell>
          <table:table-cell table:formula="of:=IF(ISNA(VLOOKUP([.F842];[COA.$B$2:.$C$700];2;0));&quot;-&quot;;VLOOKUP([.F842];[COA.$B$2:.$C$700];2;0))" office:value-type="string" office:string-value="Pend-Dalam Negeri-Transportasi" calcext:value-type="string">
            <text:p>Pend-Dalam Negeri-Transport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2</text:p>
          </table:table-cell>
          <table:table-cell office:value-type="string" calcext:value-type="string">
            <text:p>6030000000</text:p>
          </table:table-cell>
          <table:table-cell office:value-type="string" calcext:value-type="string">
            <text:p>Perjalanan</text:p>
          </table:table-cell>
          <table:table-cell office:value-type="string" calcext:value-type="string">
            <text:p>6000000000</text:p>
          </table:table-cell>
          <table:table-cell table:formula="of:=IF(ISNA(VLOOKUP([.D843];[.$B$2:.$C$1080];2;0));&quot;-&quot;;VLOOKUP([.D843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843];[COA.$B$2:.$C$700];2;0));&quot;-&quot;;VLOOKUP([.F843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3</text:p>
          </table:table-cell>
          <table:table-cell office:value-type="string" calcext:value-type="string">
            <text:p>6030002001</text:p>
          </table:table-cell>
          <table:table-cell office:value-type="string" calcext:value-type="string">
            <text:p>Perjalanan-LN-Akomodasi</text:p>
          </table:table-cell>
          <table:table-cell office:value-type="string" calcext:value-type="string">
            <text:p>6030000000</text:p>
          </table:table-cell>
          <table:table-cell table:formula="of:=IF(ISNA(VLOOKUP([.D844];[.$B$2:.$C$1080];2;0));&quot;-&quot;;VLOOKUP([.D844];[.$B$2:.$C$1080];2;0))" office:value-type="string" office:string-value="Perjalanan" calcext:value-type="string">
            <text:p>Perjalanan</text:p>
          </table:table-cell>
          <table:table-cell office:value-type="string" calcext:value-type="string">
            <text:p>6030002001</text:p>
          </table:table-cell>
          <table:table-cell table:formula="of:=IF(ISNA(VLOOKUP([.F844];[COA.$B$2:.$C$700];2;0));&quot;-&quot;;VLOOKUP([.F844];[COA.$B$2:.$C$700];2;0))" office:value-type="string" office:string-value="Perjalanan-LN-Akomodasi" calcext:value-type="string">
            <text:p>Perjalanan-LN-Akomod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4</text:p>
          </table:table-cell>
          <table:table-cell office:value-type="string" calcext:value-type="string">
            <text:p>6030002004</text:p>
          </table:table-cell>
          <table:table-cell office:value-type="string" calcext:value-type="string">
            <text:p>Perjalanan-LN-Lain-lain</text:p>
          </table:table-cell>
          <table:table-cell office:value-type="string" calcext:value-type="string">
            <text:p>6030000000</text:p>
          </table:table-cell>
          <table:table-cell table:formula="of:=IF(ISNA(VLOOKUP([.D845];[.$B$2:.$C$1080];2;0));&quot;-&quot;;VLOOKUP([.D845];[.$B$2:.$C$1080];2;0))" office:value-type="string" office:string-value="Perjalanan" calcext:value-type="string">
            <text:p>Perjalanan</text:p>
          </table:table-cell>
          <table:table-cell office:value-type="string" calcext:value-type="string">
            <text:p>6030002004</text:p>
          </table:table-cell>
          <table:table-cell table:formula="of:=IF(ISNA(VLOOKUP([.F845];[COA.$B$2:.$C$700];2;0));&quot;-&quot;;VLOOKUP([.F845];[COA.$B$2:.$C$700];2;0))" office:value-type="string" office:string-value="Perjalanan-LN-Lain-lain" calcext:value-type="string">
            <text:p>Perjalanan-LN-Lain-la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5</text:p>
          </table:table-cell>
          <table:table-cell office:value-type="string" calcext:value-type="string">
            <text:p>6030001002</text:p>
          </table:table-cell>
          <table:table-cell office:value-type="string" calcext:value-type="string">
            <text:p>Perjalanan-DN-Komunikasi</text:p>
          </table:table-cell>
          <table:table-cell office:value-type="string" calcext:value-type="string">
            <text:p>6030000000</text:p>
          </table:table-cell>
          <table:table-cell table:formula="of:=IF(ISNA(VLOOKUP([.D846];[.$B$2:.$C$1080];2;0));&quot;-&quot;;VLOOKUP([.D846];[.$B$2:.$C$1080];2;0))" office:value-type="string" office:string-value="Perjalanan" calcext:value-type="string">
            <text:p>Perjalanan</text:p>
          </table:table-cell>
          <table:table-cell office:value-type="string" calcext:value-type="string">
            <text:p>6030001002</text:p>
          </table:table-cell>
          <table:table-cell table:formula="of:=IF(ISNA(VLOOKUP([.F846];[COA.$B$2:.$C$700];2;0));&quot;-&quot;;VLOOKUP([.F846];[COA.$B$2:.$C$700];2;0))" office:value-type="string" office:string-value="Perjalanan-DN-Komunikasi" calcext:value-type="string">
            <text:p>Perjalanan-DN-Komunik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6</text:p>
          </table:table-cell>
          <table:table-cell office:value-type="string" calcext:value-type="string">
            <text:p>6030001005</text:p>
          </table:table-cell>
          <table:table-cell office:value-type="string" calcext:value-type="string">
            <text:p>Perjalanan-DN-Tunjangan Perjalanan</text:p>
          </table:table-cell>
          <table:table-cell office:value-type="string" calcext:value-type="string">
            <text:p>6030000000</text:p>
          </table:table-cell>
          <table:table-cell table:formula="of:=IF(ISNA(VLOOKUP([.D847];[.$B$2:.$C$1080];2;0));&quot;-&quot;;VLOOKUP([.D847];[.$B$2:.$C$1080];2;0))" office:value-type="string" office:string-value="Perjalanan" calcext:value-type="string">
            <text:p>Perjalanan</text:p>
          </table:table-cell>
          <table:table-cell office:value-type="string" calcext:value-type="string">
            <text:p>6030001005</text:p>
          </table:table-cell>
          <table:table-cell table:formula="of:=IF(ISNA(VLOOKUP([.F847];[COA.$B$2:.$C$700];2;0));&quot;-&quot;;VLOOKUP([.F847];[COA.$B$2:.$C$700];2;0))" office:value-type="string" office:string-value="Perjalanan-DN-Tunjangan Perjalanan" calcext:value-type="string">
            <text:p>Perjalanan-DN-Tunjangan Perjalan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7</text:p>
          </table:table-cell>
          <table:table-cell office:value-type="string" calcext:value-type="string">
            <text:p>6030002000</text:p>
          </table:table-cell>
          <table:table-cell office:value-type="string" calcext:value-type="string">
            <text:p>Perjalanan-Luar Negeri</text:p>
          </table:table-cell>
          <table:table-cell office:value-type="string" calcext:value-type="string">
            <text:p>6030000000</text:p>
          </table:table-cell>
          <table:table-cell table:formula="of:=IF(ISNA(VLOOKUP([.D848];[.$B$2:.$C$1080];2;0));&quot;-&quot;;VLOOKUP([.D848];[.$B$2:.$C$1080];2;0))" office:value-type="string" office:string-value="Perjalanan" calcext:value-type="string">
            <text:p>Perjalanan</text:p>
          </table:table-cell>
          <table:table-cell office:value-type="string" calcext:value-type="string">
            <text:p>6030002000</text:p>
          </table:table-cell>
          <table:table-cell table:formula="of:=IF(ISNA(VLOOKUP([.F848];[COA.$B$2:.$C$700];2;0));&quot;-&quot;;VLOOKUP([.F848];[COA.$B$2:.$C$700];2;0))" office:value-type="string" office:string-value="Perjalanan-Luar Negeri" calcext:value-type="string">
            <text:p>Perjalanan-Luar Nege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8</text:p>
          </table:table-cell>
          <table:table-cell office:value-type="string" calcext:value-type="string">
            <text:p>6030002003</text:p>
          </table:table-cell>
          <table:table-cell office:value-type="string" calcext:value-type="string">
            <text:p>Perjalanan-LN-Tunjangan Perjalanan</text:p>
          </table:table-cell>
          <table:table-cell office:value-type="string" calcext:value-type="string">
            <text:p>6030000000</text:p>
          </table:table-cell>
          <table:table-cell table:formula="of:=IF(ISNA(VLOOKUP([.D849];[.$B$2:.$C$1080];2;0));&quot;-&quot;;VLOOKUP([.D849];[.$B$2:.$C$1080];2;0))" office:value-type="string" office:string-value="Perjalanan" calcext:value-type="string">
            <text:p>Perjalanan</text:p>
          </table:table-cell>
          <table:table-cell office:value-type="string" calcext:value-type="string">
            <text:p>6030002003</text:p>
          </table:table-cell>
          <table:table-cell table:formula="of:=IF(ISNA(VLOOKUP([.F849];[COA.$B$2:.$C$700];2;0));&quot;-&quot;;VLOOKUP([.F849];[COA.$B$2:.$C$700];2;0))" office:value-type="string" office:string-value="Perjalanan-LN-Tunjangan Perjalanan" calcext:value-type="string">
            <text:p>Perjalanan-LN-Tunjangan Perjalan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9</text:p>
          </table:table-cell>
          <table:table-cell office:value-type="string" calcext:value-type="string">
            <text:p>6030002006</text:p>
          </table:table-cell>
          <table:table-cell office:value-type="string" calcext:value-type="string">
            <text:p>Perjalanan LN-Legal Permitt</text:p>
          </table:table-cell>
          <table:table-cell office:value-type="string" calcext:value-type="string">
            <text:p>6030000000</text:p>
          </table:table-cell>
          <table:table-cell table:formula="of:=IF(ISNA(VLOOKUP([.D850];[.$B$2:.$C$1080];2;0));&quot;-&quot;;VLOOKUP([.D850];[.$B$2:.$C$1080];2;0))" office:value-type="string" office:string-value="Perjalanan" calcext:value-type="string">
            <text:p>Perjalanan</text:p>
          </table:table-cell>
          <table:table-cell office:value-type="string" calcext:value-type="string">
            <text:p>6030002006</text:p>
          </table:table-cell>
          <table:table-cell table:formula="of:=IF(ISNA(VLOOKUP([.F850];[COA.$B$2:.$C$700];2;0));&quot;-&quot;;VLOOKUP([.F850];[COA.$B$2:.$C$700];2;0))" office:value-type="string" office:string-value="Perjalanan LN-Legal Permitt" calcext:value-type="string">
            <text:p>Perjalanan LN-Legal Perm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0</text:p>
          </table:table-cell>
          <table:table-cell office:value-type="string" calcext:value-type="string">
            <text:p>6030001001</text:p>
          </table:table-cell>
          <table:table-cell office:value-type="string" calcext:value-type="string">
            <text:p>Perjalanan-DN-Akomodasi</text:p>
          </table:table-cell>
          <table:table-cell office:value-type="string" calcext:value-type="string">
            <text:p>6030000000</text:p>
          </table:table-cell>
          <table:table-cell table:formula="of:=IF(ISNA(VLOOKUP([.D851];[.$B$2:.$C$1080];2;0));&quot;-&quot;;VLOOKUP([.D851];[.$B$2:.$C$1080];2;0))" office:value-type="string" office:string-value="Perjalanan" calcext:value-type="string">
            <text:p>Perjalanan</text:p>
          </table:table-cell>
          <table:table-cell office:value-type="string" calcext:value-type="string">
            <text:p>6030001001</text:p>
          </table:table-cell>
          <table:table-cell table:formula="of:=IF(ISNA(VLOOKUP([.F851];[COA.$B$2:.$C$700];2;0));&quot;-&quot;;VLOOKUP([.F851];[COA.$B$2:.$C$700];2;0))" office:value-type="string" office:string-value="Perjalanan-DN-Akomodasi" calcext:value-type="string">
            <text:p>Perjalanan-DN-Akomod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1</text:p>
          </table:table-cell>
          <table:table-cell office:value-type="string" calcext:value-type="string">
            <text:p>6030001004</text:p>
          </table:table-cell>
          <table:table-cell office:value-type="string" calcext:value-type="string">
            <text:p>Perjalanan-DN-Transportasi</text:p>
          </table:table-cell>
          <table:table-cell office:value-type="string" calcext:value-type="string">
            <text:p>6030000000</text:p>
          </table:table-cell>
          <table:table-cell table:formula="of:=IF(ISNA(VLOOKUP([.D852];[.$B$2:.$C$1080];2;0));&quot;-&quot;;VLOOKUP([.D852];[.$B$2:.$C$1080];2;0))" office:value-type="string" office:string-value="Perjalanan" calcext:value-type="string">
            <text:p>Perjalanan</text:p>
          </table:table-cell>
          <table:table-cell office:value-type="string" calcext:value-type="string">
            <text:p>6030001004</text:p>
          </table:table-cell>
          <table:table-cell table:formula="of:=IF(ISNA(VLOOKUP([.F852];[COA.$B$2:.$C$700];2;0));&quot;-&quot;;VLOOKUP([.F852];[COA.$B$2:.$C$700];2;0))" office:value-type="string" office:string-value="Perjalanan-DN-Transportasi" calcext:value-type="string">
            <text:p>Perjalanan-DN-Transport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2</text:p>
          </table:table-cell>
          <table:table-cell office:value-type="string" calcext:value-type="string">
            <text:p>6030001007</text:p>
          </table:table-cell>
          <table:table-cell office:value-type="string" calcext:value-type="string">
            <text:p>Perjalanan-DN-Lain-lain</text:p>
          </table:table-cell>
          <table:table-cell office:value-type="string" calcext:value-type="string">
            <text:p>6030000000</text:p>
          </table:table-cell>
          <table:table-cell table:formula="of:=IF(ISNA(VLOOKUP([.D853];[.$B$2:.$C$1080];2;0));&quot;-&quot;;VLOOKUP([.D853];[.$B$2:.$C$1080];2;0))" office:value-type="string" office:string-value="Perjalanan" calcext:value-type="string">
            <text:p>Perjalanan</text:p>
          </table:table-cell>
          <table:table-cell office:value-type="string" calcext:value-type="string">
            <text:p>6030001007</text:p>
          </table:table-cell>
          <table:table-cell table:formula="of:=IF(ISNA(VLOOKUP([.F853];[COA.$B$2:.$C$700];2;0));&quot;-&quot;;VLOOKUP([.F853];[COA.$B$2:.$C$700];2;0))" office:value-type="string" office:string-value="Perjalanan-DN-Lain-lain" calcext:value-type="string">
            <text:p>Perjalanan-DN-Lain-la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3</text:p>
          </table:table-cell>
          <table:table-cell office:value-type="string" calcext:value-type="string">
            <text:p>6030002002</text:p>
          </table:table-cell>
          <table:table-cell office:value-type="string" calcext:value-type="string">
            <text:p>Perjalanan-LN-Transportasi</text:p>
          </table:table-cell>
          <table:table-cell office:value-type="string" calcext:value-type="string">
            <text:p>6030000000</text:p>
          </table:table-cell>
          <table:table-cell table:formula="of:=IF(ISNA(VLOOKUP([.D854];[.$B$2:.$C$1080];2;0));&quot;-&quot;;VLOOKUP([.D854];[.$B$2:.$C$1080];2;0))" office:value-type="string" office:string-value="Perjalanan" calcext:value-type="string">
            <text:p>Perjalanan</text:p>
          </table:table-cell>
          <table:table-cell office:value-type="string" calcext:value-type="string">
            <text:p>6030002002</text:p>
          </table:table-cell>
          <table:table-cell table:formula="of:=IF(ISNA(VLOOKUP([.F854];[COA.$B$2:.$C$700];2;0));&quot;-&quot;;VLOOKUP([.F854];[COA.$B$2:.$C$700];2;0))" office:value-type="string" office:string-value="Perjalanan-LN-Transportasi" calcext:value-type="string">
            <text:p>Perjalanan-LN-Transport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4</text:p>
          </table:table-cell>
          <table:table-cell office:value-type="string" calcext:value-type="string">
            <text:p>6030002005</text:p>
          </table:table-cell>
          <table:table-cell office:value-type="string" calcext:value-type="string">
            <text:p>Perjalanan-LN-Komunikasi</text:p>
          </table:table-cell>
          <table:table-cell office:value-type="string" calcext:value-type="string">
            <text:p>6030000000</text:p>
          </table:table-cell>
          <table:table-cell table:formula="of:=IF(ISNA(VLOOKUP([.D855];[.$B$2:.$C$1080];2;0));&quot;-&quot;;VLOOKUP([.D855];[.$B$2:.$C$1080];2;0))" office:value-type="string" office:string-value="Perjalanan" calcext:value-type="string">
            <text:p>Perjalanan</text:p>
          </table:table-cell>
          <table:table-cell office:value-type="string" calcext:value-type="string">
            <text:p>6030002005</text:p>
          </table:table-cell>
          <table:table-cell table:formula="of:=IF(ISNA(VLOOKUP([.F855];[COA.$B$2:.$C$700];2;0));&quot;-&quot;;VLOOKUP([.F855];[COA.$B$2:.$C$700];2;0))" office:value-type="string" office:string-value="Perjalanan-LN-Komunikasi" calcext:value-type="string">
            <text:p>Perjalanan-LN-Komunik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5</text:p>
          </table:table-cell>
          <table:table-cell office:value-type="string" calcext:value-type="string">
            <text:p>6030001000</text:p>
          </table:table-cell>
          <table:table-cell office:value-type="string" calcext:value-type="string">
            <text:p>Perjalanan-Dalam Negeri</text:p>
          </table:table-cell>
          <table:table-cell office:value-type="string" calcext:value-type="string">
            <text:p>6030000000</text:p>
          </table:table-cell>
          <table:table-cell table:formula="of:=IF(ISNA(VLOOKUP([.D856];[.$B$2:.$C$1080];2;0));&quot;-&quot;;VLOOKUP([.D856];[.$B$2:.$C$1080];2;0))" office:value-type="string" office:string-value="Perjalanan" calcext:value-type="string">
            <text:p>Perjalanan</text:p>
          </table:table-cell>
          <table:table-cell office:value-type="string" calcext:value-type="string">
            <text:p>6030001000</text:p>
          </table:table-cell>
          <table:table-cell table:formula="of:=IF(ISNA(VLOOKUP([.F856];[COA.$B$2:.$C$700];2;0));&quot;-&quot;;VLOOKUP([.F856];[COA.$B$2:.$C$700];2;0))" office:value-type="string" office:string-value="Perjalanan-Dalam Negeri" calcext:value-type="string">
            <text:p>Perjalanan-Dalam Nege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6</text:p>
          </table:table-cell>
          <table:table-cell office:value-type="string" calcext:value-type="string">
            <text:p>6030001003</text:p>
          </table:table-cell>
          <table:table-cell office:value-type="string" calcext:value-type="string">
            <text:p>Perjalanan-DN-Dokumentasi</text:p>
          </table:table-cell>
          <table:table-cell office:value-type="string" calcext:value-type="string">
            <text:p>6030000000</text:p>
          </table:table-cell>
          <table:table-cell table:formula="of:=IF(ISNA(VLOOKUP([.D857];[.$B$2:.$C$1080];2;0));&quot;-&quot;;VLOOKUP([.D857];[.$B$2:.$C$1080];2;0))" office:value-type="string" office:string-value="Perjalanan" calcext:value-type="string">
            <text:p>Perjalanan</text:p>
          </table:table-cell>
          <table:table-cell office:value-type="string" calcext:value-type="string">
            <text:p>6030001003</text:p>
          </table:table-cell>
          <table:table-cell table:formula="of:=IF(ISNA(VLOOKUP([.F857];[COA.$B$2:.$C$700];2;0));&quot;-&quot;;VLOOKUP([.F857];[COA.$B$2:.$C$700];2;0))" office:value-type="string" office:string-value="Perjalanan-DN-Dokumentasi" calcext:value-type="string">
            <text:p>Perjalanan-DN-Dokument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7</text:p>
          </table:table-cell>
          <table:table-cell office:value-type="string" calcext:value-type="string">
            <text:p>6030001006</text:p>
          </table:table-cell>
          <table:table-cell office:value-type="string" calcext:value-type="string">
            <text:p>Perjalanan DN-Legal Permitt</text:p>
          </table:table-cell>
          <table:table-cell office:value-type="string" calcext:value-type="string">
            <text:p>6030000000</text:p>
          </table:table-cell>
          <table:table-cell table:formula="of:=IF(ISNA(VLOOKUP([.D858];[.$B$2:.$C$1080];2;0));&quot;-&quot;;VLOOKUP([.D858];[.$B$2:.$C$1080];2;0))" office:value-type="string" office:string-value="Perjalanan" calcext:value-type="string">
            <text:p>Perjalanan</text:p>
          </table:table-cell>
          <table:table-cell office:value-type="string" calcext:value-type="string">
            <text:p>6030001006</text:p>
          </table:table-cell>
          <table:table-cell table:formula="of:=IF(ISNA(VLOOKUP([.F858];[COA.$B$2:.$C$700];2;0));&quot;-&quot;;VLOOKUP([.F858];[COA.$B$2:.$C$700];2;0))" office:value-type="string" office:string-value="Perjalanan DN-Legal Permitt" calcext:value-type="string">
            <text:p>Perjalanan DN-Legal Perm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8</text:p>
          </table:table-cell>
          <table:table-cell office:value-type="string" calcext:value-type="string">
            <text:p>6040000000</text:p>
          </table:table-cell>
          <table:table-cell office:value-type="string" calcext:value-type="string">
            <text:p>Sarana dan Pemeliharaan</text:p>
          </table:table-cell>
          <table:table-cell office:value-type="string" calcext:value-type="string">
            <text:p>6000000000</text:p>
          </table:table-cell>
          <table:table-cell table:formula="of:=IF(ISNA(VLOOKUP([.D859];[.$B$2:.$C$1080];2;0));&quot;-&quot;;VLOOKUP([.D859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859];[COA.$B$2:.$C$700];2;0));&quot;-&quot;;VLOOKUP([.F859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9</text:p>
          </table:table-cell>
          <table:table-cell office:value-type="string" calcext:value-type="string">
            <text:p>6040001100</text:p>
          </table:table-cell>
          <table:table-cell office:value-type="string" calcext:value-type="string">
            <text:p>Sarana dan Pemeliharaan-Pembelian (small tools &lt; Rp. 500 ribu)</text:p>
          </table:table-cell>
          <table:table-cell office:value-type="string" calcext:value-type="string">
            <text:p>6040000000</text:p>
          </table:table-cell>
          <table:table-cell table:formula="of:=IF(ISNA(VLOOKUP([.D860];[.$B$2:.$C$1080];2;0));&quot;-&quot;;VLOOKUP([.D860];[.$B$2:.$C$1080];2;0))" office:value-type="string" office:string-value="Sarana dan Pemeliharaan" calcext:value-type="string">
            <text:p>Sarana dan Pemeliharaan</text:p>
          </table:table-cell>
          <table:table-cell office:value-type="string" calcext:value-type="string">
            <text:p>6040001100</text:p>
          </table:table-cell>
          <table:table-cell table:formula="of:=IF(ISNA(VLOOKUP([.F860];[COA.$B$2:.$C$700];2;0));&quot;-&quot;;VLOOKUP([.F860];[COA.$B$2:.$C$700];2;0))" office:value-type="string" office:string-value="Sarana dan Pemeliharaan-Pembelian (small tools &lt; Rp. 500 ribu)" calcext:value-type="string">
            <text:p>Sarana dan Pemeliharaan-Pembelian (small tools &lt; Rp. 500 ribu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0</text:p>
          </table:table-cell>
          <table:table-cell office:value-type="string" calcext:value-type="string">
            <text:p>6040001400</text:p>
          </table:table-cell>
          <table:table-cell office:value-type="string" calcext:value-type="string">
            <text:p>Sarana dan Pemeliharaan - Pembelian (tools &lt; Rp 1juta)</text:p>
          </table:table-cell>
          <table:table-cell office:value-type="string" calcext:value-type="string">
            <text:p>6040000000</text:p>
          </table:table-cell>
          <table:table-cell table:formula="of:=IF(ISNA(VLOOKUP([.D861];[.$B$2:.$C$1080];2;0));&quot;-&quot;;VLOOKUP([.D861];[.$B$2:.$C$1080];2;0))" office:value-type="string" office:string-value="Sarana dan Pemeliharaan" calcext:value-type="string">
            <text:p>Sarana dan Pemeliharaan</text:p>
          </table:table-cell>
          <table:table-cell office:value-type="string" calcext:value-type="string">
            <text:p>6040001400</text:p>
          </table:table-cell>
          <table:table-cell table:formula="of:=IF(ISNA(VLOOKUP([.F861];[COA.$B$2:.$C$700];2;0));&quot;-&quot;;VLOOKUP([.F861];[COA.$B$2:.$C$700];2;0))" office:value-type="string" office:string-value="Sarana dan Pemeliharaan - Pembelian (tools &lt; Rp 1juta)" calcext:value-type="string">
            <text:p>Sarana dan Pemeliharaan - Pembelian (tools &lt; Rp 1juta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1</text:p>
          </table:table-cell>
          <table:table-cell office:value-type="string" calcext:value-type="string">
            <text:p>6040000100</text:p>
          </table:table-cell>
          <table:table-cell office:value-type="string" calcext:value-type="string">
            <text:p>Sarana dan Pemeliharaan-Listrik</text:p>
          </table:table-cell>
          <table:table-cell office:value-type="string" calcext:value-type="string">
            <text:p>6040000000</text:p>
          </table:table-cell>
          <table:table-cell table:formula="of:=IF(ISNA(VLOOKUP([.D862];[.$B$2:.$C$1080];2;0));&quot;-&quot;;VLOOKUP([.D862];[.$B$2:.$C$1080];2;0))" office:value-type="string" office:string-value="Sarana dan Pemeliharaan" calcext:value-type="string">
            <text:p>Sarana dan Pemeliharaan</text:p>
          </table:table-cell>
          <table:table-cell office:value-type="string" calcext:value-type="string">
            <text:p>6040000100</text:p>
          </table:table-cell>
          <table:table-cell table:formula="of:=IF(ISNA(VLOOKUP([.F862];[COA.$B$2:.$C$700];2;0));&quot;-&quot;;VLOOKUP([.F862];[COA.$B$2:.$C$700];2;0))" office:value-type="string" office:string-value="Sarana dan Pemeliharaan-Listrik" calcext:value-type="string">
            <text:p>Sarana dan Pemeliharaan-Listri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2</text:p>
          </table:table-cell>
          <table:table-cell office:value-type="string" calcext:value-type="string">
            <text:p>6040000400</text:p>
          </table:table-cell>
          <table:table-cell office:value-type="string" calcext:value-type="string">
            <text:p>Sarana dan Pemeliharaan-Perawatan Gedung/Ktr</text:p>
          </table:table-cell>
          <table:table-cell office:value-type="string" calcext:value-type="string">
            <text:p>6040000000</text:p>
          </table:table-cell>
          <table:table-cell table:formula="of:=IF(ISNA(VLOOKUP([.D863];[.$B$2:.$C$1080];2;0));&quot;-&quot;;VLOOKUP([.D863];[.$B$2:.$C$1080];2;0))" office:value-type="string" office:string-value="Sarana dan Pemeliharaan" calcext:value-type="string">
            <text:p>Sarana dan Pemeliharaan</text:p>
          </table:table-cell>
          <table:table-cell office:value-type="string" calcext:value-type="string">
            <text:p>6040000400</text:p>
          </table:table-cell>
          <table:table-cell table:formula="of:=IF(ISNA(VLOOKUP([.F863];[COA.$B$2:.$C$700];2;0));&quot;-&quot;;VLOOKUP([.F863];[COA.$B$2:.$C$700];2;0))" office:value-type="string" office:string-value="Sarana dan Pemeliharaan-Perawatan Gedung/Ktr" calcext:value-type="string">
            <text:p>Sarana dan Pemeliharaan-Perawatan Gedung/Kt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3</text:p>
          </table:table-cell>
          <table:table-cell office:value-type="string" calcext:value-type="string">
            <text:p>6040000700</text:p>
          </table:table-cell>
          <table:table-cell office:value-type="string" calcext:value-type="string">
            <text:p>Sarana dan Pemeliharaan-Perawatan Studio</text:p>
          </table:table-cell>
          <table:table-cell office:value-type="string" calcext:value-type="string">
            <text:p>6040000000</text:p>
          </table:table-cell>
          <table:table-cell table:formula="of:=IF(ISNA(VLOOKUP([.D864];[.$B$2:.$C$1080];2;0));&quot;-&quot;;VLOOKUP([.D864];[.$B$2:.$C$1080];2;0))" office:value-type="string" office:string-value="Sarana dan Pemeliharaan" calcext:value-type="string">
            <text:p>Sarana dan Pemeliharaan</text:p>
          </table:table-cell>
          <table:table-cell office:value-type="string" calcext:value-type="string">
            <text:p>6040000700</text:p>
          </table:table-cell>
          <table:table-cell table:formula="of:=IF(ISNA(VLOOKUP([.F864];[COA.$B$2:.$C$700];2;0));&quot;-&quot;;VLOOKUP([.F864];[COA.$B$2:.$C$700];2;0))" office:value-type="string" office:string-value="Sarana dan Pemeliharaan-Perawatan Studio" calcext:value-type="string">
            <text:p>Sarana dan Pemeliharaan-Perawatan Studi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4</text:p>
          </table:table-cell>
          <table:table-cell office:value-type="string" calcext:value-type="string">
            <text:p>6040001000</text:p>
          </table:table-cell>
          <table:table-cell office:value-type="string" calcext:value-type="string">
            <text:p>Sarana dan Pemeliharaan-Perawatan Komunikasi</text:p>
          </table:table-cell>
          <table:table-cell office:value-type="string" calcext:value-type="string">
            <text:p>6040000000</text:p>
          </table:table-cell>
          <table:table-cell table:formula="of:=IF(ISNA(VLOOKUP([.D865];[.$B$2:.$C$1080];2;0));&quot;-&quot;;VLOOKUP([.D865];[.$B$2:.$C$1080];2;0))" office:value-type="string" office:string-value="Sarana dan Pemeliharaan" calcext:value-type="string">
            <text:p>Sarana dan Pemeliharaan</text:p>
          </table:table-cell>
          <table:table-cell office:value-type="string" calcext:value-type="string">
            <text:p>6040001000</text:p>
          </table:table-cell>
          <table:table-cell table:formula="of:=IF(ISNA(VLOOKUP([.F865];[COA.$B$2:.$C$700];2;0));&quot;-&quot;;VLOOKUP([.F865];[COA.$B$2:.$C$700];2;0))" office:value-type="string" office:string-value="Sarana dan Pemeliharaan-Perawatan Komunikasi" calcext:value-type="string">
            <text:p>Sarana dan Pemeliharaan-Perawatan Komunik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5</text:p>
          </table:table-cell>
          <table:table-cell office:value-type="string" calcext:value-type="string">
            <text:p>6040001300</text:p>
          </table:table-cell>
          <table:table-cell office:value-type="string" calcext:value-type="string">
            <text:p>Sarana dan Pemeliharaan-Sewa Kantor/Rumah</text:p>
          </table:table-cell>
          <table:table-cell office:value-type="string" calcext:value-type="string">
            <text:p>6040000000</text:p>
          </table:table-cell>
          <table:table-cell table:formula="of:=IF(ISNA(VLOOKUP([.D866];[.$B$2:.$C$1080];2;0));&quot;-&quot;;VLOOKUP([.D866];[.$B$2:.$C$1080];2;0))" office:value-type="string" office:string-value="Sarana dan Pemeliharaan" calcext:value-type="string">
            <text:p>Sarana dan Pemeliharaan</text:p>
          </table:table-cell>
          <table:table-cell office:value-type="string" calcext:value-type="string">
            <text:p>6040001300</text:p>
          </table:table-cell>
          <table:table-cell table:formula="of:=IF(ISNA(VLOOKUP([.F866];[COA.$B$2:.$C$700];2;0));&quot;-&quot;;VLOOKUP([.F866];[COA.$B$2:.$C$700];2;0))" office:value-type="string" office:string-value="Sarana dan Pemeliharaan-Sewa Kantor/Rumah" calcext:value-type="string">
            <text:p>Sarana dan Pemeliharaan-Sewa Kantor/Rum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6</text:p>
          </table:table-cell>
          <table:table-cell office:value-type="string" calcext:value-type="string">
            <text:p>6040000300</text:p>
          </table:table-cell>
          <table:table-cell office:value-type="string" calcext:value-type="string">
            <text:p>Sarana dan Pemeliharaan-Diesel dan Minyak Genset</text:p>
          </table:table-cell>
          <table:table-cell office:value-type="string" calcext:value-type="string">
            <text:p>6040000000</text:p>
          </table:table-cell>
          <table:table-cell table:formula="of:=IF(ISNA(VLOOKUP([.D867];[.$B$2:.$C$1080];2;0));&quot;-&quot;;VLOOKUP([.D867];[.$B$2:.$C$1080];2;0))" office:value-type="string" office:string-value="Sarana dan Pemeliharaan" calcext:value-type="string">
            <text:p>Sarana dan Pemeliharaan</text:p>
          </table:table-cell>
          <table:table-cell office:value-type="string" calcext:value-type="string">
            <text:p>6040000300</text:p>
          </table:table-cell>
          <table:table-cell table:formula="of:=IF(ISNA(VLOOKUP([.F867];[COA.$B$2:.$C$700];2;0));&quot;-&quot;;VLOOKUP([.F867];[COA.$B$2:.$C$700];2;0))" office:value-type="string" office:string-value="Sarana dan Pemeliharaan-Diesel dan Minyak Genset" calcext:value-type="string">
            <text:p>Sarana dan Pemeliharaan-Diesel dan Minyak Gens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7</text:p>
          </table:table-cell>
          <table:table-cell office:value-type="string" calcext:value-type="string">
            <text:p>6040000600</text:p>
          </table:table-cell>
          <table:table-cell office:value-type="string" calcext:value-type="string">
            <text:p>Sarana dan Pemeliharaan-Perawatan Alat Kantor</text:p>
          </table:table-cell>
          <table:table-cell office:value-type="string" calcext:value-type="string">
            <text:p>6040000000</text:p>
          </table:table-cell>
          <table:table-cell table:formula="of:=IF(ISNA(VLOOKUP([.D868];[.$B$2:.$C$1080];2;0));&quot;-&quot;;VLOOKUP([.D868];[.$B$2:.$C$1080];2;0))" office:value-type="string" office:string-value="Sarana dan Pemeliharaan" calcext:value-type="string">
            <text:p>Sarana dan Pemeliharaan</text:p>
          </table:table-cell>
          <table:table-cell office:value-type="string" calcext:value-type="string">
            <text:p>6040000600</text:p>
          </table:table-cell>
          <table:table-cell table:formula="of:=IF(ISNA(VLOOKUP([.F868];[COA.$B$2:.$C$700];2;0));&quot;-&quot;;VLOOKUP([.F868];[COA.$B$2:.$C$700];2;0))" office:value-type="string" office:string-value="Sarana dan Pemeliharaan-Perawatan Alat Kantor" calcext:value-type="string">
            <text:p>Sarana dan Pemeliharaan-Perawatan Alat Kan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8</text:p>
          </table:table-cell>
          <table:table-cell office:value-type="string" calcext:value-type="string">
            <text:p>6040000900</text:p>
          </table:table-cell>
          <table:table-cell office:value-type="string" calcext:value-type="string">
            <text:p>Sarana dan Pemeliharaan-Perawatan Alat Produksi Studio</text:p>
          </table:table-cell>
          <table:table-cell office:value-type="string" calcext:value-type="string">
            <text:p>6040000000</text:p>
          </table:table-cell>
          <table:table-cell table:formula="of:=IF(ISNA(VLOOKUP([.D869];[.$B$2:.$C$1080];2;0));&quot;-&quot;;VLOOKUP([.D869];[.$B$2:.$C$1080];2;0))" office:value-type="string" office:string-value="Sarana dan Pemeliharaan" calcext:value-type="string">
            <text:p>Sarana dan Pemeliharaan</text:p>
          </table:table-cell>
          <table:table-cell office:value-type="string" calcext:value-type="string">
            <text:p>6040000900</text:p>
          </table:table-cell>
          <table:table-cell table:formula="of:=IF(ISNA(VLOOKUP([.F869];[COA.$B$2:.$C$700];2;0));&quot;-&quot;;VLOOKUP([.F869];[COA.$B$2:.$C$700];2;0))" office:value-type="string" office:string-value="Sarana dan Pemeliharaan-Perawatan Alat Produksi Studio" calcext:value-type="string">
            <text:p>Sarana dan Pemeliharaan-Perawatan Alat Produksi Studi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9</text:p>
          </table:table-cell>
          <table:table-cell office:value-type="string" calcext:value-type="string">
            <text:p>6040001200</text:p>
          </table:table-cell>
          <table:table-cell office:value-type="string" calcext:value-type="string">
            <text:p>Sarana dan Pemeliharaan-Sewa Peralatan</text:p>
          </table:table-cell>
          <table:table-cell office:value-type="string" calcext:value-type="string">
            <text:p>6040000000</text:p>
          </table:table-cell>
          <table:table-cell table:formula="of:=IF(ISNA(VLOOKUP([.D870];[.$B$2:.$C$1080];2;0));&quot;-&quot;;VLOOKUP([.D870];[.$B$2:.$C$1080];2;0))" office:value-type="string" office:string-value="Sarana dan Pemeliharaan" calcext:value-type="string">
            <text:p>Sarana dan Pemeliharaan</text:p>
          </table:table-cell>
          <table:table-cell office:value-type="string" calcext:value-type="string">
            <text:p>6040001200</text:p>
          </table:table-cell>
          <table:table-cell table:formula="of:=IF(ISNA(VLOOKUP([.F870];[COA.$B$2:.$C$700];2;0));&quot;-&quot;;VLOOKUP([.F870];[COA.$B$2:.$C$700];2;0))" office:value-type="string" office:string-value="Sarana dan Pemeliharaan-Sewa Peralatan" calcext:value-type="string">
            <text:p>Sarana dan Pemeliharaan-Sewa Peralat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0</text:p>
          </table:table-cell>
          <table:table-cell office:value-type="string" calcext:value-type="string">
            <text:p>6040001500</text:p>
          </table:table-cell>
          <table:table-cell office:value-type="string" calcext:value-type="string">
            <text:p>Sarana dan Pemeliharaan-Perlengkapan Kerja</text:p>
          </table:table-cell>
          <table:table-cell office:value-type="string" calcext:value-type="string">
            <text:p>6040000000</text:p>
          </table:table-cell>
          <table:table-cell table:formula="of:=IF(ISNA(VLOOKUP([.D871];[.$B$2:.$C$1080];2;0));&quot;-&quot;;VLOOKUP([.D871];[.$B$2:.$C$1080];2;0))" office:value-type="string" office:string-value="Sarana dan Pemeliharaan" calcext:value-type="string">
            <text:p>Sarana dan Pemeliharaan</text:p>
          </table:table-cell>
          <table:table-cell office:value-type="string" calcext:value-type="string">
            <text:p>6040001500</text:p>
          </table:table-cell>
          <table:table-cell table:formula="of:=IF(ISNA(VLOOKUP([.F871];[COA.$B$2:.$C$700];2;0));&quot;-&quot;;VLOOKUP([.F871];[COA.$B$2:.$C$700];2;0))" office:value-type="string" office:string-value="Sarana dan Pemeliharaan-Perlengkapan Kerja" calcext:value-type="string">
            <text:p>Sarana dan Pemeliharaan-Perlengkapan Kerj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1</text:p>
          </table:table-cell>
          <table:table-cell office:value-type="string" calcext:value-type="string">
            <text:p>6040000200</text:p>
          </table:table-cell>
          <table:table-cell office:value-type="string" calcext:value-type="string">
            <text:p>Sarana dan Pemeliharaan-Air</text:p>
          </table:table-cell>
          <table:table-cell office:value-type="string" calcext:value-type="string">
            <text:p>6040000000</text:p>
          </table:table-cell>
          <table:table-cell table:formula="of:=IF(ISNA(VLOOKUP([.D872];[.$B$2:.$C$1080];2;0));&quot;-&quot;;VLOOKUP([.D872];[.$B$2:.$C$1080];2;0))" office:value-type="string" office:string-value="Sarana dan Pemeliharaan" calcext:value-type="string">
            <text:p>Sarana dan Pemeliharaan</text:p>
          </table:table-cell>
          <table:table-cell office:value-type="string" calcext:value-type="string">
            <text:p>6040000200</text:p>
          </table:table-cell>
          <table:table-cell table:formula="of:=IF(ISNA(VLOOKUP([.F872];[COA.$B$2:.$C$700];2;0));&quot;-&quot;;VLOOKUP([.F872];[COA.$B$2:.$C$700];2;0))" office:value-type="string" office:string-value="Sarana dan Pemeliharaan-Air" calcext:value-type="string">
            <text:p>Sarana dan Pemeliharaan-A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2</text:p>
          </table:table-cell>
          <table:table-cell office:value-type="string" calcext:value-type="string">
            <text:p>6040000500</text:p>
          </table:table-cell>
          <table:table-cell office:value-type="string" calcext:value-type="string">
            <text:p>Sarana dan Pemeliharaan-Perawatan Komputer</text:p>
          </table:table-cell>
          <table:table-cell office:value-type="string" calcext:value-type="string">
            <text:p>6040000000</text:p>
          </table:table-cell>
          <table:table-cell table:formula="of:=IF(ISNA(VLOOKUP([.D873];[.$B$2:.$C$1080];2;0));&quot;-&quot;;VLOOKUP([.D873];[.$B$2:.$C$1080];2;0))" office:value-type="string" office:string-value="Sarana dan Pemeliharaan" calcext:value-type="string">
            <text:p>Sarana dan Pemeliharaan</text:p>
          </table:table-cell>
          <table:table-cell office:value-type="string" calcext:value-type="string">
            <text:p>6040000500</text:p>
          </table:table-cell>
          <table:table-cell table:formula="of:=IF(ISNA(VLOOKUP([.F873];[COA.$B$2:.$C$700];2;0));&quot;-&quot;;VLOOKUP([.F873];[COA.$B$2:.$C$700];2;0))" office:value-type="string" office:string-value="Sarana dan Pemeliharaan-Perawatan Komputer" calcext:value-type="string">
            <text:p>Sarana dan Pemeliharaan-Perawatan Kompu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3</text:p>
          </table:table-cell>
          <table:table-cell office:value-type="string" calcext:value-type="string">
            <text:p>6040000800</text:p>
          </table:table-cell>
          <table:table-cell office:value-type="string" calcext:value-type="string">
            <text:p>Sarana dan Pemeliharaan-Perawatan Alat Studio</text:p>
          </table:table-cell>
          <table:table-cell office:value-type="string" calcext:value-type="string">
            <text:p>6040000000</text:p>
          </table:table-cell>
          <table:table-cell table:formula="of:=IF(ISNA(VLOOKUP([.D874];[.$B$2:.$C$1080];2;0));&quot;-&quot;;VLOOKUP([.D874];[.$B$2:.$C$1080];2;0))" office:value-type="string" office:string-value="Sarana dan Pemeliharaan" calcext:value-type="string">
            <text:p>Sarana dan Pemeliharaan</text:p>
          </table:table-cell>
          <table:table-cell office:value-type="string" calcext:value-type="string">
            <text:p>6040000800</text:p>
          </table:table-cell>
          <table:table-cell table:formula="of:=IF(ISNA(VLOOKUP([.F874];[COA.$B$2:.$C$700];2;0));&quot;-&quot;;VLOOKUP([.F874];[COA.$B$2:.$C$700];2;0))" office:value-type="string" office:string-value="Sarana dan Pemeliharaan-Perawatan Alat Studio" calcext:value-type="string">
            <text:p>Sarana dan Pemeliharaan-Perawatan Alat Studi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4</text:p>
          </table:table-cell>
          <table:table-cell office:value-type="string" calcext:value-type="string">
            <text:p>6050000000</text:p>
          </table:table-cell>
          <table:table-cell office:value-type="string" calcext:value-type="string">
            <text:p>Depresiasi</text:p>
          </table:table-cell>
          <table:table-cell office:value-type="string" calcext:value-type="string">
            <text:p>6000000000</text:p>
          </table:table-cell>
          <table:table-cell table:formula="of:=IF(ISNA(VLOOKUP([.D875];[.$B$2:.$C$1080];2;0));&quot;-&quot;;VLOOKUP([.D875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875];[COA.$B$2:.$C$700];2;0));&quot;-&quot;;VLOOKUP([.F87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5</text:p>
          </table:table-cell>
          <table:table-cell office:value-type="string" calcext:value-type="string">
            <text:p>6050001200</text:p>
          </table:table-cell>
          <table:table-cell office:value-type="string" calcext:value-type="string">
            <text:p>Depresiasi-Perabot Kantor</text:p>
          </table:table-cell>
          <table:table-cell office:value-type="string" calcext:value-type="string">
            <text:p>6050000000</text:p>
          </table:table-cell>
          <table:table-cell table:formula="of:=IF(ISNA(VLOOKUP([.D876];[.$B$2:.$C$1080];2;0));&quot;-&quot;;VLOOKUP([.D876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1200</text:p>
          </table:table-cell>
          <table:table-cell table:formula="of:=IF(ISNA(VLOOKUP([.F876];[COA.$B$2:.$C$700];2;0));&quot;-&quot;;VLOOKUP([.F876];[COA.$B$2:.$C$700];2;0))" office:value-type="string" office:string-value="Depresiasi-Perabot Kantor" calcext:value-type="string">
            <text:p>Depresiasi-Perabot Kan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6</text:p>
          </table:table-cell>
          <table:table-cell office:value-type="string" calcext:value-type="string">
            <text:p>6050001500</text:p>
          </table:table-cell>
          <table:table-cell office:value-type="string" calcext:value-type="string">
            <text:p>Depresiasi-Peralatan Studio</text:p>
          </table:table-cell>
          <table:table-cell office:value-type="string" calcext:value-type="string">
            <text:p>6050000000</text:p>
          </table:table-cell>
          <table:table-cell table:formula="of:=IF(ISNA(VLOOKUP([.D877];[.$B$2:.$C$1080];2;0));&quot;-&quot;;VLOOKUP([.D877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1500</text:p>
          </table:table-cell>
          <table:table-cell table:formula="of:=IF(ISNA(VLOOKUP([.F877];[COA.$B$2:.$C$700];2;0));&quot;-&quot;;VLOOKUP([.F877];[COA.$B$2:.$C$700];2;0))" office:value-type="string" office:string-value="Depresiasi-Peralatan Studio" calcext:value-type="string">
            <text:p>Depresiasi-Peralatan Studi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7</text:p>
          </table:table-cell>
          <table:table-cell office:value-type="string" calcext:value-type="string">
            <text:p>6050000200</text:p>
          </table:table-cell>
          <table:table-cell office:value-type="string" calcext:value-type="string">
            <text:p>Depresiasi-Peralatan Produksi</text:p>
          </table:table-cell>
          <table:table-cell office:value-type="string" calcext:value-type="string">
            <text:p>6050000000</text:p>
          </table:table-cell>
          <table:table-cell table:formula="of:=IF(ISNA(VLOOKUP([.D878];[.$B$2:.$C$1080];2;0));&quot;-&quot;;VLOOKUP([.D878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0200</text:p>
          </table:table-cell>
          <table:table-cell table:formula="of:=IF(ISNA(VLOOKUP([.F878];[COA.$B$2:.$C$700];2;0));&quot;-&quot;;VLOOKUP([.F878];[COA.$B$2:.$C$700];2;0))" office:value-type="string" office:string-value="Depresiasi-Peralatan Produksi" calcext:value-type="string">
            <text:p>Depresiasi-Peralatan Produk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8</text:p>
          </table:table-cell>
          <table:table-cell office:value-type="string" calcext:value-type="string">
            <text:p>6050001800</text:p>
          </table:table-cell>
          <table:table-cell office:value-type="string" calcext:value-type="string">
            <text:p>Depresiasi Aktiva Kerjasama</text:p>
          </table:table-cell>
          <table:table-cell office:value-type="string" calcext:value-type="string">
            <text:p>6050000000</text:p>
          </table:table-cell>
          <table:table-cell table:formula="of:=IF(ISNA(VLOOKUP([.D879];[.$B$2:.$C$1080];2;0));&quot;-&quot;;VLOOKUP([.D879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1800</text:p>
          </table:table-cell>
          <table:table-cell table:formula="of:=IF(ISNA(VLOOKUP([.F879];[COA.$B$2:.$C$700];2;0));&quot;-&quot;;VLOOKUP([.F879];[COA.$B$2:.$C$700];2;0))" office:value-type="string" office:string-value="Depresiasi Aktiva Kerjasama" calcext:value-type="string">
            <text:p>Depresiasi Aktiva Kerjasa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9</text:p>
          </table:table-cell>
          <table:table-cell office:value-type="string" calcext:value-type="string">
            <text:p>6050000500</text:p>
          </table:table-cell>
          <table:table-cell office:value-type="string" calcext:value-type="string">
            <text:p>Depresiasi-Peralatan Kantor</text:p>
          </table:table-cell>
          <table:table-cell office:value-type="string" calcext:value-type="string">
            <text:p>6050000000</text:p>
          </table:table-cell>
          <table:table-cell table:formula="of:=IF(ISNA(VLOOKUP([.D880];[.$B$2:.$C$1080];2;0));&quot;-&quot;;VLOOKUP([.D880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0500</text:p>
          </table:table-cell>
          <table:table-cell table:formula="of:=IF(ISNA(VLOOKUP([.F880];[COA.$B$2:.$C$700];2;0));&quot;-&quot;;VLOOKUP([.F880];[COA.$B$2:.$C$700];2;0))" office:value-type="string" office:string-value="Depresiasi-Peralatan Kantor" calcext:value-type="string">
            <text:p>Depresiasi-Peralatan Kan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80</text:p>
          </table:table-cell>
          <table:table-cell office:value-type="string" calcext:value-type="string">
            <text:p>6050000800</text:p>
          </table:table-cell>
          <table:table-cell office:value-type="string" calcext:value-type="string">
            <text:p>Depresiasi-Peralatan Klinik</text:p>
          </table:table-cell>
          <table:table-cell office:value-type="string" calcext:value-type="string">
            <text:p>6050000000</text:p>
          </table:table-cell>
          <table:table-cell table:formula="of:=IF(ISNA(VLOOKUP([.D881];[.$B$2:.$C$1080];2;0));&quot;-&quot;;VLOOKUP([.D881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0800</text:p>
          </table:table-cell>
          <table:table-cell table:formula="of:=IF(ISNA(VLOOKUP([.F881];[COA.$B$2:.$C$700];2;0));&quot;-&quot;;VLOOKUP([.F881];[COA.$B$2:.$C$700];2;0))" office:value-type="string" office:string-value="Depresiasi-Peralatan Klinik" calcext:value-type="string">
            <text:p>Depresiasi-Peralatan Klini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81</text:p>
          </table:table-cell>
          <table:table-cell office:value-type="string" calcext:value-type="string">
            <text:p>6050001100</text:p>
          </table:table-cell>
          <table:table-cell office:value-type="string" calcext:value-type="string">
            <text:p>Depresiasi-bangunan kantor</text:p>
          </table:table-cell>
          <table:table-cell office:value-type="string" calcext:value-type="string">
            <text:p>6050000000</text:p>
          </table:table-cell>
          <table:table-cell table:formula="of:=IF(ISNA(VLOOKUP([.D882];[.$B$2:.$C$1080];2;0));&quot;-&quot;;VLOOKUP([.D882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1100</text:p>
          </table:table-cell>
          <table:table-cell table:formula="of:=IF(ISNA(VLOOKUP([.F882];[COA.$B$2:.$C$700];2;0));&quot;-&quot;;VLOOKUP([.F882];[COA.$B$2:.$C$700];2;0))" office:value-type="string" office:string-value="Depresiasi-bangunan kantor" calcext:value-type="string">
            <text:p>Depresiasi-bangunan kan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82</text:p>
          </table:table-cell>
          <table:table-cell office:value-type="string" calcext:value-type="string">
            <text:p>6050001400</text:p>
          </table:table-cell>
          <table:table-cell office:value-type="string" calcext:value-type="string">
            <text:p>Depresiasi-Peralatan Transmisi</text:p>
          </table:table-cell>
          <table:table-cell office:value-type="string" calcext:value-type="string">
            <text:p>6050000000</text:p>
          </table:table-cell>
          <table:table-cell table:formula="of:=IF(ISNA(VLOOKUP([.D883];[.$B$2:.$C$1080];2;0));&quot;-&quot;;VLOOKUP([.D883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1400</text:p>
          </table:table-cell>
          <table:table-cell table:formula="of:=IF(ISNA(VLOOKUP([.F883];[COA.$B$2:.$C$700];2;0));&quot;-&quot;;VLOOKUP([.F883];[COA.$B$2:.$C$700];2;0))" office:value-type="string" office:string-value="Depresiasi-Peralatan Transmisi" calcext:value-type="string">
            <text:p>Depresiasi-Peralatan Transmi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83</text:p>
          </table:table-cell>
          <table:table-cell office:value-type="string" calcext:value-type="string">
            <text:p>6050000100</text:p>
          </table:table-cell>
          <table:table-cell office:value-type="string" calcext:value-type="string">
            <text:p>Depresiasi-Gedung</text:p>
          </table:table-cell>
          <table:table-cell office:value-type="string" calcext:value-type="string">
            <text:p>6050000000</text:p>
          </table:table-cell>
          <table:table-cell table:formula="of:=IF(ISNA(VLOOKUP([.D884];[.$B$2:.$C$1080];2;0));&quot;-&quot;;VLOOKUP([.D884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0100</text:p>
          </table:table-cell>
          <table:table-cell table:formula="of:=IF(ISNA(VLOOKUP([.F884];[COA.$B$2:.$C$700];2;0));&quot;-&quot;;VLOOKUP([.F884];[COA.$B$2:.$C$700];2;0))" office:value-type="string" office:string-value="Depresiasi-Gedung" calcext:value-type="string">
            <text:p>Depresiasi-Gedu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84</text:p>
          </table:table-cell>
          <table:table-cell office:value-type="string" calcext:value-type="string">
            <text:p>6050001700</text:p>
          </table:table-cell>
          <table:table-cell office:value-type="string" calcext:value-type="string">
            <text:p>Depresiasi-Kendaraan-SGU</text:p>
          </table:table-cell>
          <table:table-cell office:value-type="string" calcext:value-type="string">
            <text:p>6050000000</text:p>
          </table:table-cell>
          <table:table-cell table:formula="of:=IF(ISNA(VLOOKUP([.D885];[.$B$2:.$C$1080];2;0));&quot;-&quot;;VLOOKUP([.D885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1700</text:p>
          </table:table-cell>
          <table:table-cell table:formula="of:=IF(ISNA(VLOOKUP([.F885];[COA.$B$2:.$C$700];2;0));&quot;-&quot;;VLOOKUP([.F885];[COA.$B$2:.$C$700];2;0))" office:value-type="string" office:string-value="Depresiasi-Kendaraan-SGU" calcext:value-type="string">
            <text:p>Depresiasi-Kendaraan-SG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85</text:p>
          </table:table-cell>
          <table:table-cell office:value-type="string" calcext:value-type="string">
            <text:p>6050000400</text:p>
          </table:table-cell>
          <table:table-cell office:value-type="string" calcext:value-type="string">
            <text:p>Depresiasi-Peralatan Komputer</text:p>
          </table:table-cell>
          <table:table-cell office:value-type="string" calcext:value-type="string">
            <text:p>6050000000</text:p>
          </table:table-cell>
          <table:table-cell table:formula="of:=IF(ISNA(VLOOKUP([.D886];[.$B$2:.$C$1080];2;0));&quot;-&quot;;VLOOKUP([.D886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0400</text:p>
          </table:table-cell>
          <table:table-cell table:formula="of:=IF(ISNA(VLOOKUP([.F886];[COA.$B$2:.$C$700];2;0));&quot;-&quot;;VLOOKUP([.F886];[COA.$B$2:.$C$700];2;0))" office:value-type="string" office:string-value="Depresiasi-Peralatan Komputer" calcext:value-type="string">
            <text:p>Depresiasi-Peralatan Kompu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86</text:p>
          </table:table-cell>
          <table:table-cell office:value-type="string" calcext:value-type="string">
            <text:p>6050000700</text:p>
          </table:table-cell>
          <table:table-cell office:value-type="string" calcext:value-type="string">
            <text:p>Depresiasi-Peralatan Komunikasi</text:p>
          </table:table-cell>
          <table:table-cell office:value-type="string" calcext:value-type="string">
            <text:p>6050000000</text:p>
          </table:table-cell>
          <table:table-cell table:formula="of:=IF(ISNA(VLOOKUP([.D887];[.$B$2:.$C$1080];2;0));&quot;-&quot;;VLOOKUP([.D887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0700</text:p>
          </table:table-cell>
          <table:table-cell table:formula="of:=IF(ISNA(VLOOKUP([.F887];[COA.$B$2:.$C$700];2;0));&quot;-&quot;;VLOOKUP([.F887];[COA.$B$2:.$C$700];2;0))" office:value-type="string" office:string-value="Depresiasi-Peralatan Komunikasi" calcext:value-type="string">
            <text:p>Depresiasi-Peralatan Komunik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87</text:p>
          </table:table-cell>
          <table:table-cell office:value-type="string" calcext:value-type="string">
            <text:p>6050001000</text:p>
          </table:table-cell>
          <table:table-cell office:value-type="string" calcext:value-type="string">
            <text:p>Depresiasi-Peralatan Teknik</text:p>
          </table:table-cell>
          <table:table-cell office:value-type="string" calcext:value-type="string">
            <text:p>6050000000</text:p>
          </table:table-cell>
          <table:table-cell table:formula="of:=IF(ISNA(VLOOKUP([.D888];[.$B$2:.$C$1080];2;0));&quot;-&quot;;VLOOKUP([.D888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1000</text:p>
          </table:table-cell>
          <table:table-cell table:formula="of:=IF(ISNA(VLOOKUP([.F888];[COA.$B$2:.$C$700];2;0));&quot;-&quot;;VLOOKUP([.F888];[COA.$B$2:.$C$700];2;0))" office:value-type="string" office:string-value="Depresiasi-Peralatan Teknik" calcext:value-type="string">
            <text:p>Depresiasi-Peralatan Tekni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88</text:p>
          </table:table-cell>
          <table:table-cell office:value-type="string" calcext:value-type="string">
            <text:p>6050001300</text:p>
          </table:table-cell>
          <table:table-cell office:value-type="string" calcext:value-type="string">
            <text:p>Depresiasi-Tower</text:p>
          </table:table-cell>
          <table:table-cell office:value-type="string" calcext:value-type="string">
            <text:p>6050000000</text:p>
          </table:table-cell>
          <table:table-cell table:formula="of:=IF(ISNA(VLOOKUP([.D889];[.$B$2:.$C$1080];2;0));&quot;-&quot;;VLOOKUP([.D889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1300</text:p>
          </table:table-cell>
          <table:table-cell table:formula="of:=IF(ISNA(VLOOKUP([.F889];[COA.$B$2:.$C$700];2;0));&quot;-&quot;;VLOOKUP([.F889];[COA.$B$2:.$C$700];2;0))" office:value-type="string" office:string-value="Depresiasi-Tower" calcext:value-type="string">
            <text:p>Depresiasi-Tow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89</text:p>
          </table:table-cell>
          <table:table-cell office:value-type="string" calcext:value-type="string">
            <text:p>6050001600</text:p>
          </table:table-cell>
          <table:table-cell office:value-type="string" calcext:value-type="string">
            <text:p>Depresiasi Sewa Guna Usaha</text:p>
          </table:table-cell>
          <table:table-cell office:value-type="string" calcext:value-type="string">
            <text:p>6050000000</text:p>
          </table:table-cell>
          <table:table-cell table:formula="of:=IF(ISNA(VLOOKUP([.D890];[.$B$2:.$C$1080];2;0));&quot;-&quot;;VLOOKUP([.D890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1600</text:p>
          </table:table-cell>
          <table:table-cell table:formula="of:=IF(ISNA(VLOOKUP([.F890];[COA.$B$2:.$C$700];2;0));&quot;-&quot;;VLOOKUP([.F890];[COA.$B$2:.$C$700];2;0))" office:value-type="string" office:string-value="Depresiasi Sewa Guna Usaha" calcext:value-type="string">
            <text:p>Depresiasi Sewa Guna Usah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0</text:p>
          </table:table-cell>
          <table:table-cell office:value-type="string" calcext:value-type="string">
            <text:p>6050000300</text:p>
          </table:table-cell>
          <table:table-cell office:value-type="string" calcext:value-type="string">
            <text:p>Depresiasi-Peralatan BSF</text:p>
          </table:table-cell>
          <table:table-cell office:value-type="string" calcext:value-type="string">
            <text:p>6050000000</text:p>
          </table:table-cell>
          <table:table-cell table:formula="of:=IF(ISNA(VLOOKUP([.D891];[.$B$2:.$C$1080];2;0));&quot;-&quot;;VLOOKUP([.D891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0300</text:p>
          </table:table-cell>
          <table:table-cell table:formula="of:=IF(ISNA(VLOOKUP([.F891];[COA.$B$2:.$C$700];2;0));&quot;-&quot;;VLOOKUP([.F891];[COA.$B$2:.$C$700];2;0))" office:value-type="string" office:string-value="Depresiasi-Peralatan BSF" calcext:value-type="string">
            <text:p>Depresiasi-Peralatan BS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1</text:p>
          </table:table-cell>
          <table:table-cell office:value-type="string" calcext:value-type="string">
            <text:p>6050000600</text:p>
          </table:table-cell>
          <table:table-cell office:value-type="string" calcext:value-type="string">
            <text:p>Depresiasi-Fixture and Furniture</text:p>
          </table:table-cell>
          <table:table-cell office:value-type="string" calcext:value-type="string">
            <text:p>6050000000</text:p>
          </table:table-cell>
          <table:table-cell table:formula="of:=IF(ISNA(VLOOKUP([.D892];[.$B$2:.$C$1080];2;0));&quot;-&quot;;VLOOKUP([.D892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0600</text:p>
          </table:table-cell>
          <table:table-cell table:formula="of:=IF(ISNA(VLOOKUP([.F892];[COA.$B$2:.$C$700];2;0));&quot;-&quot;;VLOOKUP([.F892];[COA.$B$2:.$C$700];2;0))" office:value-type="string" office:string-value="Depresiasi-Fixture and Furniture" calcext:value-type="string">
            <text:p>Depresiasi-Fixture and Furni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2</text:p>
          </table:table-cell>
          <table:table-cell office:value-type="string" calcext:value-type="string">
            <text:p>6050000900</text:p>
          </table:table-cell>
          <table:table-cell office:value-type="string" calcext:value-type="string">
            <text:p>Depresiasi-Kendaraan Bermotor</text:p>
          </table:table-cell>
          <table:table-cell office:value-type="string" calcext:value-type="string">
            <text:p>6050000000</text:p>
          </table:table-cell>
          <table:table-cell table:formula="of:=IF(ISNA(VLOOKUP([.D893];[.$B$2:.$C$1080];2;0));&quot;-&quot;;VLOOKUP([.D893];[.$B$2:.$C$1080];2;0))" office:value-type="string" office:string-value="Depresiasi" calcext:value-type="string">
            <text:p>Depresiasi</text:p>
          </table:table-cell>
          <table:table-cell office:value-type="string" calcext:value-type="string">
            <text:p>6050000900</text:p>
          </table:table-cell>
          <table:table-cell table:formula="of:=IF(ISNA(VLOOKUP([.F893];[COA.$B$2:.$C$700];2;0));&quot;-&quot;;VLOOKUP([.F893];[COA.$B$2:.$C$700];2;0))" office:value-type="string" office:string-value="Depresiasi-Kendaraan Bermotor" calcext:value-type="string">
            <text:p>Depresiasi-Kendaraan Bermo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3</text:p>
          </table:table-cell>
          <table:table-cell office:value-type="string" calcext:value-type="string">
            <text:p>6060000000</text:p>
          </table:table-cell>
          <table:table-cell office:value-type="string" calcext:value-type="string">
            <text:p>Amortisasi</text:p>
          </table:table-cell>
          <table:table-cell office:value-type="string" calcext:value-type="string">
            <text:p>6000000000</text:p>
          </table:table-cell>
          <table:table-cell table:formula="of:=IF(ISNA(VLOOKUP([.D894];[.$B$2:.$C$1080];2;0));&quot;-&quot;;VLOOKUP([.D894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894];[COA.$B$2:.$C$700];2;0));&quot;-&quot;;VLOOKUP([.F89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4</text:p>
          </table:table-cell>
          <table:table-cell office:value-type="string" calcext:value-type="string">
            <text:p>6060000300</text:p>
          </table:table-cell>
          <table:table-cell office:value-type="string" calcext:value-type="string">
            <text:p>Amortisasi-Aktiva Lainnya</text:p>
          </table:table-cell>
          <table:table-cell office:value-type="string" calcext:value-type="string">
            <text:p>6060000000</text:p>
          </table:table-cell>
          <table:table-cell table:formula="of:=IF(ISNA(VLOOKUP([.D895];[.$B$2:.$C$1080];2;0));&quot;-&quot;;VLOOKUP([.D895];[.$B$2:.$C$1080];2;0))" office:value-type="string" office:string-value="Amortisasi" calcext:value-type="string">
            <text:p>Amortisasi</text:p>
          </table:table-cell>
          <table:table-cell office:value-type="string" calcext:value-type="string">
            <text:p>6060000300</text:p>
          </table:table-cell>
          <table:table-cell table:formula="of:=IF(ISNA(VLOOKUP([.F895];[COA.$B$2:.$C$700];2;0));&quot;-&quot;;VLOOKUP([.F895];[COA.$B$2:.$C$700];2;0))" office:value-type="string" office:string-value="Amortisasi-Aktiva Lainnya" calcext:value-type="string">
            <text:p>Amortisasi-Aktiva Lainny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5</text:p>
          </table:table-cell>
          <table:table-cell office:value-type="string" calcext:value-type="string">
            <text:p>6060000200</text:p>
          </table:table-cell>
          <table:table-cell office:value-type="string" calcext:value-type="string">
            <text:p>Amortisasi-Uang Jaminan Lain Jk Panjang</text:p>
          </table:table-cell>
          <table:table-cell office:value-type="string" calcext:value-type="string">
            <text:p>6060000000</text:p>
          </table:table-cell>
          <table:table-cell table:formula="of:=IF(ISNA(VLOOKUP([.D896];[.$B$2:.$C$1080];2;0));&quot;-&quot;;VLOOKUP([.D896];[.$B$2:.$C$1080];2;0))" office:value-type="string" office:string-value="Amortisasi" calcext:value-type="string">
            <text:p>Amortisasi</text:p>
          </table:table-cell>
          <table:table-cell office:value-type="string" calcext:value-type="string">
            <text:p>6060000200</text:p>
          </table:table-cell>
          <table:table-cell table:formula="of:=IF(ISNA(VLOOKUP([.F896];[COA.$B$2:.$C$700];2;0));&quot;-&quot;;VLOOKUP([.F896];[COA.$B$2:.$C$700];2;0))" office:value-type="string" office:string-value="Amortisasi-Uang Jaminan Lain Jk Panjang" calcext:value-type="string">
            <text:p>Amortisasi-Uang Jaminan Lain Jk Panja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6</text:p>
          </table:table-cell>
          <table:table-cell office:value-type="string" calcext:value-type="string">
            <text:p>6060000100</text:p>
          </table:table-cell>
          <table:table-cell office:value-type="string" calcext:value-type="string">
            <text:p>Amortisasi-Emisi Saham</text:p>
          </table:table-cell>
          <table:table-cell office:value-type="string" calcext:value-type="string">
            <text:p>6060000000</text:p>
          </table:table-cell>
          <table:table-cell table:formula="of:=IF(ISNA(VLOOKUP([.D897];[.$B$2:.$C$1080];2;0));&quot;-&quot;;VLOOKUP([.D897];[.$B$2:.$C$1080];2;0))" office:value-type="string" office:string-value="Amortisasi" calcext:value-type="string">
            <text:p>Amortisasi</text:p>
          </table:table-cell>
          <table:table-cell office:value-type="string" calcext:value-type="string">
            <text:p>6060000100</text:p>
          </table:table-cell>
          <table:table-cell table:formula="of:=IF(ISNA(VLOOKUP([.F897];[COA.$B$2:.$C$700];2;0));&quot;-&quot;;VLOOKUP([.F897];[COA.$B$2:.$C$700];2;0))" office:value-type="string" office:string-value="Amortisasi-Emisi Saham" calcext:value-type="string">
            <text:p>Amortisasi-Emisi Saha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7</text:p>
          </table:table-cell>
          <table:table-cell office:value-type="string" calcext:value-type="string">
            <text:p>6070000000</text:p>
          </table:table-cell>
          <table:table-cell office:value-type="string" calcext:value-type="string">
            <text:p>Penghapusan Piutang Usaha</text:p>
          </table:table-cell>
          <table:table-cell office:value-type="string" calcext:value-type="string">
            <text:p>6000000000</text:p>
          </table:table-cell>
          <table:table-cell table:formula="of:=IF(ISNA(VLOOKUP([.D898];[.$B$2:.$C$1080];2;0));&quot;-&quot;;VLOOKUP([.D898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898];[COA.$B$2:.$C$700];2;0));&quot;-&quot;;VLOOKUP([.F89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8</text:p>
          </table:table-cell>
          <table:table-cell office:value-type="string" calcext:value-type="string">
            <text:p>6070000700</text:p>
          </table:table-cell>
          <table:table-cell office:value-type="string" calcext:value-type="string">
            <text:p>Penghapusan Piutang Usaha-Musik</text:p>
          </table:table-cell>
          <table:table-cell office:value-type="string" calcext:value-type="string">
            <text:p>6070000000</text:p>
          </table:table-cell>
          <table:table-cell table:formula="of:=IF(ISNA(VLOOKUP([.D899];[.$B$2:.$C$1080];2;0));&quot;-&quot;;VLOOKUP([.D899];[.$B$2:.$C$1080];2;0))" office:value-type="string" office:string-value="Penghapusan Piutang Usaha" calcext:value-type="string">
            <text:p>Penghapusan Piutang Usaha</text:p>
          </table:table-cell>
          <table:table-cell office:value-type="string" calcext:value-type="string">
            <text:p>6070000700</text:p>
          </table:table-cell>
          <table:table-cell table:formula="of:=IF(ISNA(VLOOKUP([.F899];[COA.$B$2:.$C$700];2;0));&quot;-&quot;;VLOOKUP([.F899];[COA.$B$2:.$C$700];2;0))" office:value-type="string" office:string-value="Penghapusan Piutang Usaha-Musik" calcext:value-type="string">
            <text:p>Penghapusan Piutang Usaha-Musi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9</text:p>
          </table:table-cell>
          <table:table-cell office:value-type="string" calcext:value-type="string">
            <text:p>6070000300</text:p>
          </table:table-cell>
          <table:table-cell office:value-type="string" calcext:value-type="string">
            <text:p>Penghapusan Piutang Usaha-Built In</text:p>
          </table:table-cell>
          <table:table-cell office:value-type="string" calcext:value-type="string">
            <text:p>6070000000</text:p>
          </table:table-cell>
          <table:table-cell table:formula="of:=IF(ISNA(VLOOKUP([.D900];[.$B$2:.$C$1080];2;0));&quot;-&quot;;VLOOKUP([.D900];[.$B$2:.$C$1080];2;0))" office:value-type="string" office:string-value="Penghapusan Piutang Usaha" calcext:value-type="string">
            <text:p>Penghapusan Piutang Usaha</text:p>
          </table:table-cell>
          <table:table-cell office:value-type="string" calcext:value-type="string">
            <text:p>6070000300</text:p>
          </table:table-cell>
          <table:table-cell table:formula="of:=IF(ISNA(VLOOKUP([.F900];[COA.$B$2:.$C$700];2;0));&quot;-&quot;;VLOOKUP([.F900];[COA.$B$2:.$C$700];2;0))" office:value-type="string" office:string-value="Penghapusan Piutang Usaha-Built In" calcext:value-type="string">
            <text:p>Penghapusan Piutang Usaha-Built 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0</text:p>
          </table:table-cell>
          <table:table-cell office:value-type="string" calcext:value-type="string">
            <text:p>6070000600</text:p>
          </table:table-cell>
          <table:table-cell office:value-type="string" calcext:value-type="string">
            <text:p>Penghapusan Piutang Usaha-Company Profile</text:p>
          </table:table-cell>
          <table:table-cell office:value-type="string" calcext:value-type="string">
            <text:p>6070000000</text:p>
          </table:table-cell>
          <table:table-cell table:formula="of:=IF(ISNA(VLOOKUP([.D901];[.$B$2:.$C$1080];2;0));&quot;-&quot;;VLOOKUP([.D901];[.$B$2:.$C$1080];2;0))" office:value-type="string" office:string-value="Penghapusan Piutang Usaha" calcext:value-type="string">
            <text:p>Penghapusan Piutang Usaha</text:p>
          </table:table-cell>
          <table:table-cell office:value-type="string" calcext:value-type="string">
            <text:p>6070000600</text:p>
          </table:table-cell>
          <table:table-cell table:formula="of:=IF(ISNA(VLOOKUP([.F901];[COA.$B$2:.$C$700];2;0));&quot;-&quot;;VLOOKUP([.F901];[COA.$B$2:.$C$700];2;0))" office:value-type="string" office:string-value="Penghapusan Piutang Usaha-Company Profile" calcext:value-type="string">
            <text:p>Penghapusan Piutang Usaha-Company Profi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1</text:p>
          </table:table-cell>
          <table:table-cell office:value-type="string" calcext:value-type="string">
            <text:p>6070000200</text:p>
          </table:table-cell>
          <table:table-cell office:value-type="string" calcext:value-type="string">
            <text:p>Penghapusan Piutang Usaha-Block Time</text:p>
          </table:table-cell>
          <table:table-cell office:value-type="string" calcext:value-type="string">
            <text:p>6070000000</text:p>
          </table:table-cell>
          <table:table-cell table:formula="of:=IF(ISNA(VLOOKUP([.D902];[.$B$2:.$C$1080];2;0));&quot;-&quot;;VLOOKUP([.D902];[.$B$2:.$C$1080];2;0))" office:value-type="string" office:string-value="Penghapusan Piutang Usaha" calcext:value-type="string">
            <text:p>Penghapusan Piutang Usaha</text:p>
          </table:table-cell>
          <table:table-cell office:value-type="string" calcext:value-type="string">
            <text:p>6070000200</text:p>
          </table:table-cell>
          <table:table-cell table:formula="of:=IF(ISNA(VLOOKUP([.F902];[COA.$B$2:.$C$700];2;0));&quot;-&quot;;VLOOKUP([.F902];[COA.$B$2:.$C$700];2;0))" office:value-type="string" office:string-value="Penghapusan Piutang Usaha-Block Time" calcext:value-type="string">
            <text:p>Penghapusan Piutang Usaha-Block Tim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2</text:p>
          </table:table-cell>
          <table:table-cell office:value-type="string" calcext:value-type="string">
            <text:p>6070000500</text:p>
          </table:table-cell>
          <table:table-cell office:value-type="string" calcext:value-type="string">
            <text:p>Penghapusan Piutang Usaha-Running Text</text:p>
          </table:table-cell>
          <table:table-cell office:value-type="string" calcext:value-type="string">
            <text:p>6070000000</text:p>
          </table:table-cell>
          <table:table-cell table:formula="of:=IF(ISNA(VLOOKUP([.D903];[.$B$2:.$C$1080];2;0));&quot;-&quot;;VLOOKUP([.D903];[.$B$2:.$C$1080];2;0))" office:value-type="string" office:string-value="Penghapusan Piutang Usaha" calcext:value-type="string">
            <text:p>Penghapusan Piutang Usaha</text:p>
          </table:table-cell>
          <table:table-cell office:value-type="string" calcext:value-type="string">
            <text:p>6070000500</text:p>
          </table:table-cell>
          <table:table-cell table:formula="of:=IF(ISNA(VLOOKUP([.F903];[COA.$B$2:.$C$700];2;0));&quot;-&quot;;VLOOKUP([.F903];[COA.$B$2:.$C$700];2;0))" office:value-type="string" office:string-value="Penghapusan Piutang Usaha-Running Text" calcext:value-type="string">
            <text:p>Penghapusan Piutang Usaha-Running Tex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3</text:p>
          </table:table-cell>
          <table:table-cell office:value-type="string" calcext:value-type="string">
            <text:p>6070000100</text:p>
          </table:table-cell>
          <table:table-cell office:value-type="string" calcext:value-type="string">
            <text:p>Penghapusan Piutang Usaha-Piutang Iklan</text:p>
          </table:table-cell>
          <table:table-cell office:value-type="string" calcext:value-type="string">
            <text:p>6070000000</text:p>
          </table:table-cell>
          <table:table-cell table:formula="of:=IF(ISNA(VLOOKUP([.D904];[.$B$2:.$C$1080];2;0));&quot;-&quot;;VLOOKUP([.D904];[.$B$2:.$C$1080];2;0))" office:value-type="string" office:string-value="Penghapusan Piutang Usaha" calcext:value-type="string">
            <text:p>Penghapusan Piutang Usaha</text:p>
          </table:table-cell>
          <table:table-cell office:value-type="string" calcext:value-type="string">
            <text:p>6070000100</text:p>
          </table:table-cell>
          <table:table-cell table:formula="of:=IF(ISNA(VLOOKUP([.F904];[COA.$B$2:.$C$700];2;0));&quot;-&quot;;VLOOKUP([.F904];[COA.$B$2:.$C$700];2;0))" office:value-type="string" office:string-value="Penghapusan Piutang Usaha-Piutang Iklan" calcext:value-type="string">
            <text:p>Penghapusan Piutang Usaha-Piutang Ik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4</text:p>
          </table:table-cell>
          <table:table-cell office:value-type="string" calcext:value-type="string">
            <text:p>6070000400</text:p>
          </table:table-cell>
          <table:table-cell office:value-type="string" calcext:value-type="string">
            <text:p>Penghapusan Piutang Usaha-Super Impose</text:p>
          </table:table-cell>
          <table:table-cell office:value-type="string" calcext:value-type="string">
            <text:p>6070000000</text:p>
          </table:table-cell>
          <table:table-cell table:formula="of:=IF(ISNA(VLOOKUP([.D905];[.$B$2:.$C$1080];2;0));&quot;-&quot;;VLOOKUP([.D905];[.$B$2:.$C$1080];2;0))" office:value-type="string" office:string-value="Penghapusan Piutang Usaha" calcext:value-type="string">
            <text:p>Penghapusan Piutang Usaha</text:p>
          </table:table-cell>
          <table:table-cell office:value-type="string" calcext:value-type="string">
            <text:p>6070000400</text:p>
          </table:table-cell>
          <table:table-cell table:formula="of:=IF(ISNA(VLOOKUP([.F905];[COA.$B$2:.$C$700];2;0));&quot;-&quot;;VLOOKUP([.F905];[COA.$B$2:.$C$700];2;0))" office:value-type="string" office:string-value="Penghapusan Piutang Usaha-Super Impose" calcext:value-type="string">
            <text:p>Penghapusan Piutang Usaha-Super Impo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5</text:p>
          </table:table-cell>
          <table:table-cell office:value-type="string" calcext:value-type="string">
            <text:p>6080000000</text:p>
          </table:table-cell>
          <table:table-cell office:value-type="string" calcext:value-type="string">
            <text:p>Biaya Penagihan</text:p>
          </table:table-cell>
          <table:table-cell office:value-type="string" calcext:value-type="string">
            <text:p>6000000000</text:p>
          </table:table-cell>
          <table:table-cell table:formula="of:=IF(ISNA(VLOOKUP([.D906];[.$B$2:.$C$1080];2;0));&quot;-&quot;;VLOOKUP([.D906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906];[COA.$B$2:.$C$700];2;0));&quot;-&quot;;VLOOKUP([.F90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6</text:p>
          </table:table-cell>
          <table:table-cell office:value-type="string" calcext:value-type="string">
            <text:p>6080000300</text:p>
          </table:table-cell>
          <table:table-cell office:value-type="string" calcext:value-type="string">
            <text:p>Agency Trip</text:p>
          </table:table-cell>
          <table:table-cell office:value-type="string" calcext:value-type="string">
            <text:p>6080000000</text:p>
          </table:table-cell>
          <table:table-cell table:formula="of:=IF(ISNA(VLOOKUP([.D907];[.$B$2:.$C$1080];2;0));&quot;-&quot;;VLOOKUP([.D907];[.$B$2:.$C$1080];2;0))" office:value-type="string" office:string-value="Biaya Penagihan" calcext:value-type="string">
            <text:p>Biaya Penagihan</text:p>
          </table:table-cell>
          <table:table-cell office:value-type="string" calcext:value-type="string">
            <text:p>6080000300</text:p>
          </table:table-cell>
          <table:table-cell table:formula="of:=IF(ISNA(VLOOKUP([.F907];[COA.$B$2:.$C$700];2;0));&quot;-&quot;;VLOOKUP([.F907];[COA.$B$2:.$C$700];2;0))" office:value-type="string" office:string-value="Agency Trip" calcext:value-type="string">
            <text:p>Agency Tri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7</text:p>
          </table:table-cell>
          <table:table-cell office:value-type="string" calcext:value-type="string">
            <text:p>6080000200</text:p>
          </table:table-cell>
          <table:table-cell office:value-type="string" calcext:value-type="string">
            <text:p>Biaya Cash Discount</text:p>
          </table:table-cell>
          <table:table-cell office:value-type="string" calcext:value-type="string">
            <text:p>6080000000</text:p>
          </table:table-cell>
          <table:table-cell table:formula="of:=IF(ISNA(VLOOKUP([.D908];[.$B$2:.$C$1080];2;0));&quot;-&quot;;VLOOKUP([.D908];[.$B$2:.$C$1080];2;0))" office:value-type="string" office:string-value="Biaya Penagihan" calcext:value-type="string">
            <text:p>Biaya Penagihan</text:p>
          </table:table-cell>
          <table:table-cell office:value-type="string" calcext:value-type="string">
            <text:p>6080000200</text:p>
          </table:table-cell>
          <table:table-cell table:formula="of:=IF(ISNA(VLOOKUP([.F908];[COA.$B$2:.$C$700];2;0));&quot;-&quot;;VLOOKUP([.F908];[COA.$B$2:.$C$700];2;0))" office:value-type="string" office:string-value="Biaya Cash Discount" calcext:value-type="string">
            <text:p>Biaya Cash Disco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8</text:p>
          </table:table-cell>
          <table:table-cell office:value-type="string" calcext:value-type="string">
            <text:p>6080000100</text:p>
          </table:table-cell>
          <table:table-cell office:value-type="string" calcext:value-type="string">
            <text:p>Biaya Penagihan Agency</text:p>
          </table:table-cell>
          <table:table-cell office:value-type="string" calcext:value-type="string">
            <text:p>6080000000</text:p>
          </table:table-cell>
          <table:table-cell table:formula="of:=IF(ISNA(VLOOKUP([.D909];[.$B$2:.$C$1080];2;0));&quot;-&quot;;VLOOKUP([.D909];[.$B$2:.$C$1080];2;0))" office:value-type="string" office:string-value="Biaya Penagihan" calcext:value-type="string">
            <text:p>Biaya Penagihan</text:p>
          </table:table-cell>
          <table:table-cell office:value-type="string" calcext:value-type="string">
            <text:p>6080000100</text:p>
          </table:table-cell>
          <table:table-cell table:formula="of:=IF(ISNA(VLOOKUP([.F909];[COA.$B$2:.$C$700];2;0));&quot;-&quot;;VLOOKUP([.F909];[COA.$B$2:.$C$700];2;0))" office:value-type="string" office:string-value="Biaya Penagihan" calcext:value-type="string">
            <text:p>Biaya Penagih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9</text:p>
          </table:table-cell>
          <table:table-cell office:value-type="string" calcext:value-type="string">
            <text:p>6080000400</text:p>
          </table:table-cell>
          <table:table-cell office:value-type="string" calcext:value-type="string">
            <text:p>Biaya Bunga Tagihan</text:p>
          </table:table-cell>
          <table:table-cell office:value-type="string" calcext:value-type="string">
            <text:p>6080000000</text:p>
          </table:table-cell>
          <table:table-cell table:formula="of:=IF(ISNA(VLOOKUP([.D910];[.$B$2:.$C$1080];2;0));&quot;-&quot;;VLOOKUP([.D910];[.$B$2:.$C$1080];2;0))" office:value-type="string" office:string-value="Biaya Penagihan" calcext:value-type="string">
            <text:p>Biaya Penagihan</text:p>
          </table:table-cell>
          <table:table-cell office:value-type="string" calcext:value-type="string">
            <text:p>6080000400</text:p>
          </table:table-cell>
          <table:table-cell table:formula="of:=IF(ISNA(VLOOKUP([.F910];[COA.$B$2:.$C$700];2;0));&quot;-&quot;;VLOOKUP([.F910];[COA.$B$2:.$C$700];2;0))" office:value-type="string" office:string-value="Biaya Bunga Tagihan" calcext:value-type="string">
            <text:p>Biaya Bunga Tagih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0</text:p>
          </table:table-cell>
          <table:table-cell office:value-type="string" calcext:value-type="string">
            <text:p>6090000000</text:p>
          </table:table-cell>
          <table:table-cell office:value-type="string" calcext:value-type="string">
            <text:p>Biaya Penyisihan Piutang</text:p>
          </table:table-cell>
          <table:table-cell office:value-type="string" calcext:value-type="string">
            <text:p>6000000000</text:p>
          </table:table-cell>
          <table:table-cell table:formula="of:=IF(ISNA(VLOOKUP([.D911];[.$B$2:.$C$1080];2;0));&quot;-&quot;;VLOOKUP([.D911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911];[COA.$B$2:.$C$700];2;0));&quot;-&quot;;VLOOKUP([.F911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1</text:p>
          </table:table-cell>
          <table:table-cell office:value-type="string" calcext:value-type="string">
            <text:p>6090000200</text:p>
          </table:table-cell>
          <table:table-cell office:value-type="string" calcext:value-type="string">
            <text:p>Biaya Penyisihan Piutang Iklan-Non Tunai</text:p>
          </table:table-cell>
          <table:table-cell office:value-type="string" calcext:value-type="string">
            <text:p>6090000000</text:p>
          </table:table-cell>
          <table:table-cell table:formula="of:=IF(ISNA(VLOOKUP([.D912];[.$B$2:.$C$1080];2;0));&quot;-&quot;;VLOOKUP([.D912];[.$B$2:.$C$1080];2;0))" office:value-type="string" office:string-value="Biaya Penyisihan Piutang" calcext:value-type="string">
            <text:p>Biaya Penyisihan Piutang</text:p>
          </table:table-cell>
          <table:table-cell office:value-type="string" calcext:value-type="string">
            <text:p>6090000200</text:p>
          </table:table-cell>
          <table:table-cell table:formula="of:=IF(ISNA(VLOOKUP([.F912];[COA.$B$2:.$C$700];2;0));&quot;-&quot;;VLOOKUP([.F912];[COA.$B$2:.$C$700];2;0))" office:value-type="string" office:string-value="Biaya Penyisihan Piutang Iklan-Non Tunai" calcext:value-type="string">
            <text:p>Biaya Penyisihan Piutang Iklan-Non Tun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2</text:p>
          </table:table-cell>
          <table:table-cell office:value-type="string" calcext:value-type="string">
            <text:p>6090000500</text:p>
          </table:table-cell>
          <table:table-cell office:value-type="string" calcext:value-type="string">
            <text:p>Biaya Penyisihan Piutang Musik</text:p>
          </table:table-cell>
          <table:table-cell office:value-type="string" calcext:value-type="string">
            <text:p>6090000000</text:p>
          </table:table-cell>
          <table:table-cell table:formula="of:=IF(ISNA(VLOOKUP([.D913];[.$B$2:.$C$1080];2;0));&quot;-&quot;;VLOOKUP([.D913];[.$B$2:.$C$1080];2;0))" office:value-type="string" office:string-value="Biaya Penyisihan Piutang" calcext:value-type="string">
            <text:p>Biaya Penyisihan Piutang</text:p>
          </table:table-cell>
          <table:table-cell office:value-type="string" calcext:value-type="string">
            <text:p>6090000500</text:p>
          </table:table-cell>
          <table:table-cell table:formula="of:=IF(ISNA(VLOOKUP([.F913];[COA.$B$2:.$C$700];2;0));&quot;-&quot;;VLOOKUP([.F913];[COA.$B$2:.$C$700];2;0))" office:value-type="string" office:string-value="Biaya Penyisihan Piutang Musik" calcext:value-type="string">
            <text:p>Biaya Penyisihan Piutang Musi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3</text:p>
          </table:table-cell>
          <table:table-cell office:value-type="string" calcext:value-type="string">
            <text:p>6090000100</text:p>
          </table:table-cell>
          <table:table-cell office:value-type="string" calcext:value-type="string">
            <text:p>Biaya Penyisihan Piutang Iklan</text:p>
          </table:table-cell>
          <table:table-cell office:value-type="string" calcext:value-type="string">
            <text:p>6090000000</text:p>
          </table:table-cell>
          <table:table-cell table:formula="of:=IF(ISNA(VLOOKUP([.D914];[.$B$2:.$C$1080];2;0));&quot;-&quot;;VLOOKUP([.D914];[.$B$2:.$C$1080];2;0))" office:value-type="string" office:string-value="Biaya Penyisihan Piutang" calcext:value-type="string">
            <text:p>Biaya Penyisihan Piutang</text:p>
          </table:table-cell>
          <table:table-cell office:value-type="string" calcext:value-type="string">
            <text:p>6090000100</text:p>
          </table:table-cell>
          <table:table-cell table:formula="of:=IF(ISNA(VLOOKUP([.F914];[COA.$B$2:.$C$700];2;0));&quot;-&quot;;VLOOKUP([.F914];[COA.$B$2:.$C$700];2;0))" office:value-type="string" office:string-value="Biaya Penyisihan Piutang Iklan" calcext:value-type="string">
            <text:p>Biaya Penyisihan Piutang Ik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4</text:p>
          </table:table-cell>
          <table:table-cell office:value-type="string" calcext:value-type="string">
            <text:p>6090000400</text:p>
          </table:table-cell>
          <table:table-cell office:value-type="string" calcext:value-type="string">
            <text:p>Biaya Penyisihan Non Iklan-Quiz</text:p>
          </table:table-cell>
          <table:table-cell office:value-type="string" calcext:value-type="string">
            <text:p>6090000000</text:p>
          </table:table-cell>
          <table:table-cell table:formula="of:=IF(ISNA(VLOOKUP([.D915];[.$B$2:.$C$1080];2;0));&quot;-&quot;;VLOOKUP([.D915];[.$B$2:.$C$1080];2;0))" office:value-type="string" office:string-value="Biaya Penyisihan Piutang" calcext:value-type="string">
            <text:p>Biaya Penyisihan Piutang</text:p>
          </table:table-cell>
          <table:table-cell office:value-type="string" calcext:value-type="string">
            <text:p>6090000400</text:p>
          </table:table-cell>
          <table:table-cell table:formula="of:=IF(ISNA(VLOOKUP([.F915];[COA.$B$2:.$C$700];2;0));&quot;-&quot;;VLOOKUP([.F915];[COA.$B$2:.$C$700];2;0))" office:value-type="string" office:string-value="Biaya Penyisihan Non Iklan-Quiz" calcext:value-type="string">
            <text:p>Biaya Penyisihan Non Iklan-Quiz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5</text:p>
          </table:table-cell>
          <table:table-cell office:value-type="string" calcext:value-type="string">
            <text:p>6090000300</text:p>
          </table:table-cell>
          <table:table-cell office:value-type="string" calcext:value-type="string">
            <text:p>Biaya Penyisihan Non Iklan-Block Time</text:p>
          </table:table-cell>
          <table:table-cell office:value-type="string" calcext:value-type="string">
            <text:p>6090000000</text:p>
          </table:table-cell>
          <table:table-cell table:formula="of:=IF(ISNA(VLOOKUP([.D916];[.$B$2:.$C$1080];2;0));&quot;-&quot;;VLOOKUP([.D916];[.$B$2:.$C$1080];2;0))" office:value-type="string" office:string-value="Biaya Penyisihan Piutang" calcext:value-type="string">
            <text:p>Biaya Penyisihan Piutang</text:p>
          </table:table-cell>
          <table:table-cell office:value-type="string" calcext:value-type="string">
            <text:p>6090000300</text:p>
          </table:table-cell>
          <table:table-cell table:formula="of:=IF(ISNA(VLOOKUP([.F916];[COA.$B$2:.$C$700];2;0));&quot;-&quot;;VLOOKUP([.F916];[COA.$B$2:.$C$700];2;0))" office:value-type="string" office:string-value="Biaya Penyisihan Non Iklan-Block Time" calcext:value-type="string">
            <text:p>Biaya Penyisihan Non Iklan-Block Tim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6</text:p>
          </table:table-cell>
          <table:table-cell office:value-type="string" calcext:value-type="string">
            <text:p>6090000600</text:p>
          </table:table-cell>
          <table:table-cell office:value-type="string" calcext:value-type="string">
            <text:p>Biaya Penyisihan Piutang Lainnya</text:p>
          </table:table-cell>
          <table:table-cell office:value-type="string" calcext:value-type="string">
            <text:p>6090000000</text:p>
          </table:table-cell>
          <table:table-cell table:formula="of:=IF(ISNA(VLOOKUP([.D917];[.$B$2:.$C$1080];2;0));&quot;-&quot;;VLOOKUP([.D917];[.$B$2:.$C$1080];2;0))" office:value-type="string" office:string-value="Biaya Penyisihan Piutang" calcext:value-type="string">
            <text:p>Biaya Penyisihan Piutang</text:p>
          </table:table-cell>
          <table:table-cell office:value-type="string" calcext:value-type="string">
            <text:p>6090000600</text:p>
          </table:table-cell>
          <table:table-cell table:formula="of:=IF(ISNA(VLOOKUP([.F917];[COA.$B$2:.$C$700];2;0));&quot;-&quot;;VLOOKUP([.F917];[COA.$B$2:.$C$700];2;0))" office:value-type="string" office:string-value="Biaya Penyisihan Piutang Lainnya" calcext:value-type="string">
            <text:p>Biaya Penyisihan Piutang Lainny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7</text:p>
          </table:table-cell>
          <table:table-cell office:value-type="string" calcext:value-type="string">
            <text:p>7010000000</text:p>
          </table:table-cell>
          <table:table-cell office:value-type="string" calcext:value-type="string">
            <text:p>Keamanan</text:p>
          </table:table-cell>
          <table:table-cell office:value-type="string" calcext:value-type="string">
            <text:p>6000000000</text:p>
          </table:table-cell>
          <table:table-cell table:formula="of:=IF(ISNA(VLOOKUP([.D918];[.$B$2:.$C$1080];2;0));&quot;-&quot;;VLOOKUP([.D918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918];[COA.$B$2:.$C$700];2;0));&quot;-&quot;;VLOOKUP([.F91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8</text:p>
          </table:table-cell>
          <table:table-cell office:value-type="string" calcext:value-type="string">
            <text:p>7010000600</text:p>
          </table:table-cell>
          <table:table-cell office:value-type="string" calcext:value-type="string">
            <text:p>Keamanan-Outsource</text:p>
          </table:table-cell>
          <table:table-cell office:value-type="string" calcext:value-type="string">
            <text:p>7010000000</text:p>
          </table:table-cell>
          <table:table-cell table:formula="of:=IF(ISNA(VLOOKUP([.D919];[.$B$2:.$C$1080];2;0));&quot;-&quot;;VLOOKUP([.D919];[.$B$2:.$C$1080];2;0))" office:value-type="string" office:string-value="Keamanan" calcext:value-type="string">
            <text:p>Keamanan</text:p>
          </table:table-cell>
          <table:table-cell office:value-type="string" calcext:value-type="string">
            <text:p>7010000600</text:p>
          </table:table-cell>
          <table:table-cell table:formula="of:=IF(ISNA(VLOOKUP([.F919];[COA.$B$2:.$C$700];2;0));&quot;-&quot;;VLOOKUP([.F919];[COA.$B$2:.$C$700];2;0))" office:value-type="string" office:string-value="Keamanan-Outsource" calcext:value-type="string">
            <text:p>Keamanan-Outsourc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9</text:p>
          </table:table-cell>
          <table:table-cell office:value-type="string" calcext:value-type="string">
            <text:p>7010000200</text:p>
          </table:table-cell>
          <table:table-cell office:value-type="string" calcext:value-type="string">
            <text:p>Keamanan-THR/THN</text:p>
          </table:table-cell>
          <table:table-cell office:value-type="string" calcext:value-type="string">
            <text:p>7010000000</text:p>
          </table:table-cell>
          <table:table-cell table:formula="of:=IF(ISNA(VLOOKUP([.D920];[.$B$2:.$C$1080];2;0));&quot;-&quot;;VLOOKUP([.D920];[.$B$2:.$C$1080];2;0))" office:value-type="string" office:string-value="Keamanan" calcext:value-type="string">
            <text:p>Keamanan</text:p>
          </table:table-cell>
          <table:table-cell office:value-type="string" calcext:value-type="string">
            <text:p>7010000200</text:p>
          </table:table-cell>
          <table:table-cell table:formula="of:=IF(ISNA(VLOOKUP([.F920];[COA.$B$2:.$C$700];2;0));&quot;-&quot;;VLOOKUP([.F920];[COA.$B$2:.$C$700];2;0))" office:value-type="string" office:string-value="Keamanan-THR/THN" calcext:value-type="string">
            <text:p>Keamanan-THR/T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0</text:p>
          </table:table-cell>
          <table:table-cell office:value-type="string" calcext:value-type="string">
            <text:p>7010000500</text:p>
          </table:table-cell>
          <table:table-cell office:value-type="string" calcext:value-type="string">
            <text:p>Keamanan-Kesehatan dan Pengobatan</text:p>
          </table:table-cell>
          <table:table-cell office:value-type="string" calcext:value-type="string">
            <text:p>7010000000</text:p>
          </table:table-cell>
          <table:table-cell table:formula="of:=IF(ISNA(VLOOKUP([.D921];[.$B$2:.$C$1080];2;0));&quot;-&quot;;VLOOKUP([.D921];[.$B$2:.$C$1080];2;0))" office:value-type="string" office:string-value="Keamanan" calcext:value-type="string">
            <text:p>Keamanan</text:p>
          </table:table-cell>
          <table:table-cell office:value-type="string" calcext:value-type="string">
            <text:p>7010000500</text:p>
          </table:table-cell>
          <table:table-cell table:formula="of:=IF(ISNA(VLOOKUP([.F921];[COA.$B$2:.$C$700];2;0));&quot;-&quot;;VLOOKUP([.F921];[COA.$B$2:.$C$700];2;0))" office:value-type="string" office:string-value="Keamanan-Kesehatan dan Pengobatan" calcext:value-type="string">
            <text:p>Keamanan-Kesehatan dan Pengobat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1</text:p>
          </table:table-cell>
          <table:table-cell office:value-type="string" calcext:value-type="string">
            <text:p>7010000100</text:p>
          </table:table-cell>
          <table:table-cell office:value-type="string" calcext:value-type="string">
            <text:p>Keamanan-Honor</text:p>
          </table:table-cell>
          <table:table-cell office:value-type="string" calcext:value-type="string">
            <text:p>7010000000</text:p>
          </table:table-cell>
          <table:table-cell table:formula="of:=IF(ISNA(VLOOKUP([.D922];[.$B$2:.$C$1080];2;0));&quot;-&quot;;VLOOKUP([.D922];[.$B$2:.$C$1080];2;0))" office:value-type="string" office:string-value="Keamanan" calcext:value-type="string">
            <text:p>Keamanan</text:p>
          </table:table-cell>
          <table:table-cell office:value-type="string" calcext:value-type="string">
            <text:p>7010000100</text:p>
          </table:table-cell>
          <table:table-cell table:formula="of:=IF(ISNA(VLOOKUP([.F922];[COA.$B$2:.$C$700];2;0));&quot;-&quot;;VLOOKUP([.F922];[COA.$B$2:.$C$700];2;0))" office:value-type="string" office:string-value="Keamanan-Honor" calcext:value-type="string">
            <text:p>Keamanan-Ho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2</text:p>
          </table:table-cell>
          <table:table-cell office:value-type="string" calcext:value-type="string">
            <text:p>7010000400</text:p>
          </table:table-cell>
          <table:table-cell office:value-type="string" calcext:value-type="string">
            <text:p>Keamanan-Pendidikan dan Latihan</text:p>
          </table:table-cell>
          <table:table-cell office:value-type="string" calcext:value-type="string">
            <text:p>7010000000</text:p>
          </table:table-cell>
          <table:table-cell table:formula="of:=IF(ISNA(VLOOKUP([.D923];[.$B$2:.$C$1080];2;0));&quot;-&quot;;VLOOKUP([.D923];[.$B$2:.$C$1080];2;0))" office:value-type="string" office:string-value="Keamanan" calcext:value-type="string">
            <text:p>Keamanan</text:p>
          </table:table-cell>
          <table:table-cell office:value-type="string" calcext:value-type="string">
            <text:p>7010000400</text:p>
          </table:table-cell>
          <table:table-cell table:formula="of:=IF(ISNA(VLOOKUP([.F923];[COA.$B$2:.$C$700];2;0));&quot;-&quot;;VLOOKUP([.F923];[COA.$B$2:.$C$700];2;0))" office:value-type="string" office:string-value="Keamanan-Pendidikan dan Latihan" calcext:value-type="string">
            <text:p>Keamanan-Pendidikan dan Latih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3</text:p>
          </table:table-cell>
          <table:table-cell office:value-type="string" calcext:value-type="string">
            <text:p>7010000300</text:p>
          </table:table-cell>
          <table:table-cell office:value-type="string" calcext:value-type="string">
            <text:p>Keamanan-Seragam dan Perlengkapan</text:p>
          </table:table-cell>
          <table:table-cell office:value-type="string" calcext:value-type="string">
            <text:p>7010000000</text:p>
          </table:table-cell>
          <table:table-cell table:formula="of:=IF(ISNA(VLOOKUP([.D924];[.$B$2:.$C$1080];2;0));&quot;-&quot;;VLOOKUP([.D924];[.$B$2:.$C$1080];2;0))" office:value-type="string" office:string-value="Keamanan" calcext:value-type="string">
            <text:p>Keamanan</text:p>
          </table:table-cell>
          <table:table-cell office:value-type="string" calcext:value-type="string">
            <text:p>7010000300</text:p>
          </table:table-cell>
          <table:table-cell table:formula="of:=IF(ISNA(VLOOKUP([.F924];[COA.$B$2:.$C$700];2;0));&quot;-&quot;;VLOOKUP([.F924];[COA.$B$2:.$C$700];2;0))" office:value-type="string" office:string-value="Keamanan-Seragam dan Perlengkapan" calcext:value-type="string">
            <text:p>Keamanan-Seragam dan Perlengkap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4</text:p>
          </table:table-cell>
          <table:table-cell office:value-type="string" calcext:value-type="string">
            <text:p>7020000000</text:p>
          </table:table-cell>
          <table:table-cell office:value-type="string" calcext:value-type="string">
            <text:p>Pajak dan Perijinan</text:p>
          </table:table-cell>
          <table:table-cell office:value-type="string" calcext:value-type="string">
            <text:p>6000000000</text:p>
          </table:table-cell>
          <table:table-cell table:formula="of:=IF(ISNA(VLOOKUP([.D925];[.$B$2:.$C$1080];2;0));&quot;-&quot;;VLOOKUP([.D925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925];[COA.$B$2:.$C$700];2;0));&quot;-&quot;;VLOOKUP([.F92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5</text:p>
          </table:table-cell>
          <table:table-cell office:value-type="string" calcext:value-type="string">
            <text:p>7020000300</text:p>
          </table:table-cell>
          <table:table-cell office:value-type="string" calcext:value-type="string">
            <text:p>Pajak-PPh21</text:p>
          </table:table-cell>
          <table:table-cell office:value-type="string" calcext:value-type="string">
            <text:p>7020000000</text:p>
          </table:table-cell>
          <table:table-cell table:formula="of:=IF(ISNA(VLOOKUP([.D926];[.$B$2:.$C$1080];2;0));&quot;-&quot;;VLOOKUP([.D926];[.$B$2:.$C$1080];2;0))" office:value-type="string" office:string-value="Pajak dan Perijinan" calcext:value-type="string">
            <text:p>Pajak dan Perijinan</text:p>
          </table:table-cell>
          <table:table-cell office:value-type="string" calcext:value-type="string">
            <text:p>7020000300</text:p>
          </table:table-cell>
          <table:table-cell table:formula="of:=IF(ISNA(VLOOKUP([.F926];[COA.$B$2:.$C$700];2;0));&quot;-&quot;;VLOOKUP([.F926];[COA.$B$2:.$C$700];2;0))" office:value-type="string" office:string-value="Pajak-PPh21" calcext:value-type="string">
            <text:p>Pajak-PPh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6</text:p>
          </table:table-cell>
          <table:table-cell office:value-type="string" calcext:value-type="string">
            <text:p>7020000600</text:p>
          </table:table-cell>
          <table:table-cell office:value-type="string" calcext:value-type="string">
            <text:p>Pajak-PPh26</text:p>
          </table:table-cell>
          <table:table-cell office:value-type="string" calcext:value-type="string">
            <text:p>7020000000</text:p>
          </table:table-cell>
          <table:table-cell table:formula="of:=IF(ISNA(VLOOKUP([.D927];[.$B$2:.$C$1080];2;0));&quot;-&quot;;VLOOKUP([.D927];[.$B$2:.$C$1080];2;0))" office:value-type="string" office:string-value="Pajak dan Perijinan" calcext:value-type="string">
            <text:p>Pajak dan Perijinan</text:p>
          </table:table-cell>
          <table:table-cell office:value-type="string" calcext:value-type="string">
            <text:p>7020000600</text:p>
          </table:table-cell>
          <table:table-cell table:formula="of:=IF(ISNA(VLOOKUP([.F927];[COA.$B$2:.$C$700];2;0));&quot;-&quot;;VLOOKUP([.F927];[COA.$B$2:.$C$700];2;0))" office:value-type="string" office:string-value="Pajak-PPh26" calcext:value-type="string">
            <text:p>Pajak-PPh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7</text:p>
          </table:table-cell>
          <table:table-cell office:value-type="string" calcext:value-type="string">
            <text:p>7020000200</text:p>
          </table:table-cell>
          <table:table-cell office:value-type="string" calcext:value-type="string">
            <text:p>Pajak-PBB</text:p>
          </table:table-cell>
          <table:table-cell office:value-type="string" calcext:value-type="string">
            <text:p>7020000000</text:p>
          </table:table-cell>
          <table:table-cell table:formula="of:=IF(ISNA(VLOOKUP([.D928];[.$B$2:.$C$1080];2;0));&quot;-&quot;;VLOOKUP([.D928];[.$B$2:.$C$1080];2;0))" office:value-type="string" office:string-value="Pajak dan Perijinan" calcext:value-type="string">
            <text:p>Pajak dan Perijinan</text:p>
          </table:table-cell>
          <table:table-cell office:value-type="string" calcext:value-type="string">
            <text:p>7020000200</text:p>
          </table:table-cell>
          <table:table-cell table:formula="of:=IF(ISNA(VLOOKUP([.F928];[COA.$B$2:.$C$700];2;0));&quot;-&quot;;VLOOKUP([.F928];[COA.$B$2:.$C$700];2;0))" office:value-type="string" office:string-value="Pajak-PBB" calcext:value-type="string">
            <text:p>Pajak-PBB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8</text:p>
          </table:table-cell>
          <table:table-cell office:value-type="string" calcext:value-type="string">
            <text:p>7020000500</text:p>
          </table:table-cell>
          <table:table-cell office:value-type="string" calcext:value-type="string">
            <text:p>Pajak-PPh23</text:p>
          </table:table-cell>
          <table:table-cell office:value-type="string" calcext:value-type="string">
            <text:p>7020000000</text:p>
          </table:table-cell>
          <table:table-cell table:formula="of:=IF(ISNA(VLOOKUP([.D929];[.$B$2:.$C$1080];2;0));&quot;-&quot;;VLOOKUP([.D929];[.$B$2:.$C$1080];2;0))" office:value-type="string" office:string-value="Pajak dan Perijinan" calcext:value-type="string">
            <text:p>Pajak dan Perijinan</text:p>
          </table:table-cell>
          <table:table-cell office:value-type="string" calcext:value-type="string">
            <text:p>7020000500</text:p>
          </table:table-cell>
          <table:table-cell table:formula="of:=IF(ISNA(VLOOKUP([.F929];[COA.$B$2:.$C$700];2;0));&quot;-&quot;;VLOOKUP([.F929];[COA.$B$2:.$C$700];2;0))" office:value-type="string" office:string-value="Pajak-PPh23" calcext:value-type="string">
            <text:p>Pajak-PPh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9</text:p>
          </table:table-cell>
          <table:table-cell office:value-type="string" calcext:value-type="string">
            <text:p>7020000800</text:p>
          </table:table-cell>
          <table:table-cell office:value-type="string" calcext:value-type="string">
            <text:p>Pajak-PPh final</text:p>
          </table:table-cell>
          <table:table-cell office:value-type="string" calcext:value-type="string">
            <text:p>7020000000</text:p>
          </table:table-cell>
          <table:table-cell table:formula="of:=IF(ISNA(VLOOKUP([.D930];[.$B$2:.$C$1080];2;0));&quot;-&quot;;VLOOKUP([.D930];[.$B$2:.$C$1080];2;0))" office:value-type="string" office:string-value="Pajak dan Perijinan" calcext:value-type="string">
            <text:p>Pajak dan Perijinan</text:p>
          </table:table-cell>
          <table:table-cell office:value-type="string" calcext:value-type="string">
            <text:p>7020000800</text:p>
          </table:table-cell>
          <table:table-cell table:formula="of:=IF(ISNA(VLOOKUP([.F930];[COA.$B$2:.$C$700];2;0));&quot;-&quot;;VLOOKUP([.F930];[COA.$B$2:.$C$700];2;0))" office:value-type="string" office:string-value="Pajak-PPh final" calcext:value-type="string">
            <text:p>Pajak-PPh fin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0</text:p>
          </table:table-cell>
          <table:table-cell office:value-type="string" calcext:value-type="string">
            <text:p>7020000100</text:p>
          </table:table-cell>
          <table:table-cell office:value-type="string" calcext:value-type="string">
            <text:p>Pajak-Pengurusan dan Perijinan</text:p>
          </table:table-cell>
          <table:table-cell office:value-type="string" calcext:value-type="string">
            <text:p>7020000000</text:p>
          </table:table-cell>
          <table:table-cell table:formula="of:=IF(ISNA(VLOOKUP([.D931];[.$B$2:.$C$1080];2;0));&quot;-&quot;;VLOOKUP([.D931];[.$B$2:.$C$1080];2;0))" office:value-type="string" office:string-value="Pajak dan Perijinan" calcext:value-type="string">
            <text:p>Pajak dan Perijinan</text:p>
          </table:table-cell>
          <table:table-cell office:value-type="string" calcext:value-type="string">
            <text:p>7020000100</text:p>
          </table:table-cell>
          <table:table-cell table:formula="of:=IF(ISNA(VLOOKUP([.F931];[COA.$B$2:.$C$700];2;0));&quot;-&quot;;VLOOKUP([.F931];[COA.$B$2:.$C$700];2;0))" office:value-type="string" office:string-value="Pajak-Pengurusan dan Perijinan" calcext:value-type="string">
            <text:p>Pajak-Pengurusan dan Perijin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1</text:p>
          </table:table-cell>
          <table:table-cell office:value-type="string" calcext:value-type="string">
            <text:p>7020000400</text:p>
          </table:table-cell>
          <table:table-cell office:value-type="string" calcext:value-type="string">
            <text:p>Pajak-PPh22</text:p>
          </table:table-cell>
          <table:table-cell office:value-type="string" calcext:value-type="string">
            <text:p>7020000000</text:p>
          </table:table-cell>
          <table:table-cell table:formula="of:=IF(ISNA(VLOOKUP([.D932];[.$B$2:.$C$1080];2;0));&quot;-&quot;;VLOOKUP([.D932];[.$B$2:.$C$1080];2;0))" office:value-type="string" office:string-value="Pajak dan Perijinan" calcext:value-type="string">
            <text:p>Pajak dan Perijinan</text:p>
          </table:table-cell>
          <table:table-cell office:value-type="string" calcext:value-type="string">
            <text:p>7020000400</text:p>
          </table:table-cell>
          <table:table-cell table:formula="of:=IF(ISNA(VLOOKUP([.F932];[COA.$B$2:.$C$700];2;0));&quot;-&quot;;VLOOKUP([.F932];[COA.$B$2:.$C$700];2;0))" office:value-type="string" office:string-value="Pajak-PPh22" calcext:value-type="string">
            <text:p>Pajak-PPh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2</text:p>
          </table:table-cell>
          <table:table-cell office:value-type="string" calcext:value-type="string">
            <text:p>7020000700</text:p>
          </table:table-cell>
          <table:table-cell office:value-type="string" calcext:value-type="string">
            <text:p>Pajak-PPN</text:p>
          </table:table-cell>
          <table:table-cell office:value-type="string" calcext:value-type="string">
            <text:p>7020000000</text:p>
          </table:table-cell>
          <table:table-cell table:formula="of:=IF(ISNA(VLOOKUP([.D933];[.$B$2:.$C$1080];2;0));&quot;-&quot;;VLOOKUP([.D933];[.$B$2:.$C$1080];2;0))" office:value-type="string" office:string-value="Pajak dan Perijinan" calcext:value-type="string">
            <text:p>Pajak dan Perijinan</text:p>
          </table:table-cell>
          <table:table-cell office:value-type="string" calcext:value-type="string">
            <text:p>7020000700</text:p>
          </table:table-cell>
          <table:table-cell table:formula="of:=IF(ISNA(VLOOKUP([.F933];[COA.$B$2:.$C$700];2;0));&quot;-&quot;;VLOOKUP([.F933];[COA.$B$2:.$C$700];2;0))" office:value-type="string" office:string-value="Pajak-PPN" calcext:value-type="string">
            <text:p>Pajak-PP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3</text:p>
          </table:table-cell>
          <table:table-cell office:value-type="string" calcext:value-type="string">
            <text:p>7030000000</text:p>
          </table:table-cell>
          <table:table-cell office:value-type="string" calcext:value-type="string">
            <text:p>Asuransi</text:p>
          </table:table-cell>
          <table:table-cell office:value-type="string" calcext:value-type="string">
            <text:p>6000000000</text:p>
          </table:table-cell>
          <table:table-cell table:formula="of:=IF(ISNA(VLOOKUP([.D934];[.$B$2:.$C$1080];2;0));&quot;-&quot;;VLOOKUP([.D934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934];[COA.$B$2:.$C$700];2;0));&quot;-&quot;;VLOOKUP([.F93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4</text:p>
          </table:table-cell>
          <table:table-cell office:value-type="string" calcext:value-type="string">
            <text:p>7030000500</text:p>
          </table:table-cell>
          <table:table-cell office:value-type="string" calcext:value-type="string">
            <text:p>Asuransi Kendaraan-SGU</text:p>
          </table:table-cell>
          <table:table-cell office:value-type="string" calcext:value-type="string">
            <text:p>7030000000</text:p>
          </table:table-cell>
          <table:table-cell table:formula="of:=IF(ISNA(VLOOKUP([.D935];[.$B$2:.$C$1080];2;0));&quot;-&quot;;VLOOKUP([.D935];[.$B$2:.$C$1080];2;0))" office:value-type="string" office:string-value="Asuransi" calcext:value-type="string">
            <text:p>Asuransi</text:p>
          </table:table-cell>
          <table:table-cell office:value-type="string" calcext:value-type="string">
            <text:p>7030000500</text:p>
          </table:table-cell>
          <table:table-cell table:formula="of:=IF(ISNA(VLOOKUP([.F935];[COA.$B$2:.$C$700];2;0));&quot;-&quot;;VLOOKUP([.F935];[COA.$B$2:.$C$700];2;0))" office:value-type="string" office:string-value="Asuransi Kendaraan-SGU" calcext:value-type="string">
            <text:p>Asuransi Kendaraan-SG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5</text:p>
          </table:table-cell>
          <table:table-cell office:value-type="string" calcext:value-type="string">
            <text:p>7030000800</text:p>
          </table:table-cell>
          <table:table-cell office:value-type="string" calcext:value-type="string">
            <text:p>Asuransi Kesehatan</text:p>
          </table:table-cell>
          <table:table-cell office:value-type="string" calcext:value-type="string">
            <text:p>7030000000</text:p>
          </table:table-cell>
          <table:table-cell table:formula="of:=IF(ISNA(VLOOKUP([.D936];[.$B$2:.$C$1080];2;0));&quot;-&quot;;VLOOKUP([.D936];[.$B$2:.$C$1080];2;0))" office:value-type="string" office:string-value="Asuransi" calcext:value-type="string">
            <text:p>Asuransi</text:p>
          </table:table-cell>
          <table:table-cell office:value-type="string" calcext:value-type="string">
            <text:p>7030000800</text:p>
          </table:table-cell>
          <table:table-cell table:formula="of:=IF(ISNA(VLOOKUP([.F936];[COA.$B$2:.$C$700];2;0));&quot;-&quot;;VLOOKUP([.F936];[COA.$B$2:.$C$700];2;0))" office:value-type="string" office:string-value="Asuransi Kesehatan" calcext:value-type="string">
            <text:p>Asuransi Kesehat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6</text:p>
          </table:table-cell>
          <table:table-cell office:value-type="string" calcext:value-type="string">
            <text:p>7030000100</text:p>
          </table:table-cell>
          <table:table-cell office:value-type="string" calcext:value-type="string">
            <text:p>Ass-Kecelakaan Diri</text:p>
          </table:table-cell>
          <table:table-cell office:value-type="string" calcext:value-type="string">
            <text:p>7030000000</text:p>
          </table:table-cell>
          <table:table-cell table:formula="of:=IF(ISNA(VLOOKUP([.D937];[.$B$2:.$C$1080];2;0));&quot;-&quot;;VLOOKUP([.D937];[.$B$2:.$C$1080];2;0))" office:value-type="string" office:string-value="Asuransi" calcext:value-type="string">
            <text:p>Asuransi</text:p>
          </table:table-cell>
          <table:table-cell office:value-type="string" calcext:value-type="string">
            <text:p>7030000100</text:p>
          </table:table-cell>
          <table:table-cell table:formula="of:=IF(ISNA(VLOOKUP([.F937];[COA.$B$2:.$C$700];2;0));&quot;-&quot;;VLOOKUP([.F937];[COA.$B$2:.$C$700];2;0))" office:value-type="string" office:string-value="Ass-Kecelakaan Diri" calcext:value-type="string">
            <text:p>Ass-Kecelakaan Di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7</text:p>
          </table:table-cell>
          <table:table-cell office:value-type="string" calcext:value-type="string">
            <text:p>7030000400</text:p>
          </table:table-cell>
          <table:table-cell office:value-type="string" calcext:value-type="string">
            <text:p>Asuransi Kendaraan-Kijang</text:p>
          </table:table-cell>
          <table:table-cell office:value-type="string" calcext:value-type="string">
            <text:p>7030000000</text:p>
          </table:table-cell>
          <table:table-cell table:formula="of:=IF(ISNA(VLOOKUP([.D938];[.$B$2:.$C$1080];2;0));&quot;-&quot;;VLOOKUP([.D938];[.$B$2:.$C$1080];2;0))" office:value-type="string" office:string-value="Asuransi" calcext:value-type="string">
            <text:p>Asuransi</text:p>
          </table:table-cell>
          <table:table-cell office:value-type="string" calcext:value-type="string">
            <text:p>7030000400</text:p>
          </table:table-cell>
          <table:table-cell table:formula="of:=IF(ISNA(VLOOKUP([.F938];[COA.$B$2:.$C$700];2;0));&quot;-&quot;;VLOOKUP([.F938];[COA.$B$2:.$C$700];2;0))" office:value-type="string" office:string-value="Asuransi Kendaraan-Kijang" calcext:value-type="string">
            <text:p>Asuransi Kendaraan-Kija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8</text:p>
          </table:table-cell>
          <table:table-cell office:value-type="string" calcext:value-type="string">
            <text:p>7030000700</text:p>
          </table:table-cell>
          <table:table-cell office:value-type="string" calcext:value-type="string">
            <text:p>Asuransi Equipt &amp; Property</text:p>
          </table:table-cell>
          <table:table-cell office:value-type="string" calcext:value-type="string">
            <text:p>7030000000</text:p>
          </table:table-cell>
          <table:table-cell table:formula="of:=IF(ISNA(VLOOKUP([.D939];[.$B$2:.$C$1080];2;0));&quot;-&quot;;VLOOKUP([.D939];[.$B$2:.$C$1080];2;0))" office:value-type="string" office:string-value="Asuransi" calcext:value-type="string">
            <text:p>Asuransi</text:p>
          </table:table-cell>
          <table:table-cell office:value-type="string" calcext:value-type="string">
            <text:p>7030000700</text:p>
          </table:table-cell>
          <table:table-cell table:formula="of:=IF(ISNA(VLOOKUP([.F939];[COA.$B$2:.$C$700];2;0));&quot;-&quot;;VLOOKUP([.F939];[COA.$B$2:.$C$700];2;0))" office:value-type="string" office:string-value="Asuransi Equipt &amp; Property" calcext:value-type="string">
            <text:p>Asuransi Equipt &amp; Proper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9</text:p>
          </table:table-cell>
          <table:table-cell office:value-type="string" calcext:value-type="string">
            <text:p>7030001000</text:p>
          </table:table-cell>
          <table:table-cell office:value-type="string" calcext:value-type="string">
            <text:p>Tunjangan Kesehatan Direksi-Rawat Jalan</text:p>
          </table:table-cell>
          <table:table-cell office:value-type="string" calcext:value-type="string">
            <text:p>7030000000</text:p>
          </table:table-cell>
          <table:table-cell table:formula="of:=IF(ISNA(VLOOKUP([.D940];[.$B$2:.$C$1080];2;0));&quot;-&quot;;VLOOKUP([.D940];[.$B$2:.$C$1080];2;0))" office:value-type="string" office:string-value="Asuransi" calcext:value-type="string">
            <text:p>Asuransi</text:p>
          </table:table-cell>
          <table:table-cell office:value-type="string" calcext:value-type="string">
            <text:p>7030001000</text:p>
          </table:table-cell>
          <table:table-cell table:formula="of:=IF(ISNA(VLOOKUP([.F940];[COA.$B$2:.$C$700];2;0));&quot;-&quot;;VLOOKUP([.F940];[COA.$B$2:.$C$700];2;0))" office:value-type="string" office:string-value="Tunjangan Kesehatan Direksi-Rawat Jalan" calcext:value-type="string">
            <text:p>Tunjangan Kesehatan Direksi-Rawat Ja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0</text:p>
          </table:table-cell>
          <table:table-cell office:value-type="string" calcext:value-type="string">
            <text:p>7030000300</text:p>
          </table:table-cell>
          <table:table-cell office:value-type="string" calcext:value-type="string">
            <text:p>Ass-Bisnis Interuption</text:p>
          </table:table-cell>
          <table:table-cell office:value-type="string" calcext:value-type="string">
            <text:p>7030000000</text:p>
          </table:table-cell>
          <table:table-cell table:formula="of:=IF(ISNA(VLOOKUP([.D941];[.$B$2:.$C$1080];2;0));&quot;-&quot;;VLOOKUP([.D941];[.$B$2:.$C$1080];2;0))" office:value-type="string" office:string-value="Asuransi" calcext:value-type="string">
            <text:p>Asuransi</text:p>
          </table:table-cell>
          <table:table-cell office:value-type="string" calcext:value-type="string">
            <text:p>7030000300</text:p>
          </table:table-cell>
          <table:table-cell table:formula="of:=IF(ISNA(VLOOKUP([.F941];[COA.$B$2:.$C$700];2;0));&quot;-&quot;;VLOOKUP([.F941];[COA.$B$2:.$C$700];2;0))" office:value-type="string" office:string-value="Ass-Bisnis Interuption" calcext:value-type="string">
            <text:p>Ass-Bisnis Interup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1</text:p>
          </table:table-cell>
          <table:table-cell office:value-type="string" calcext:value-type="string">
            <text:p>7030000600</text:p>
          </table:table-cell>
          <table:table-cell office:value-type="string" calcext:value-type="string">
            <text:p>Asuransi Kendaraan Dinas</text:p>
          </table:table-cell>
          <table:table-cell office:value-type="string" calcext:value-type="string">
            <text:p>7030000000</text:p>
          </table:table-cell>
          <table:table-cell table:formula="of:=IF(ISNA(VLOOKUP([.D942];[.$B$2:.$C$1080];2;0));&quot;-&quot;;VLOOKUP([.D942];[.$B$2:.$C$1080];2;0))" office:value-type="string" office:string-value="Asuransi" calcext:value-type="string">
            <text:p>Asuransi</text:p>
          </table:table-cell>
          <table:table-cell office:value-type="string" calcext:value-type="string">
            <text:p>7030000600</text:p>
          </table:table-cell>
          <table:table-cell table:formula="of:=IF(ISNA(VLOOKUP([.F942];[COA.$B$2:.$C$700];2;0));&quot;-&quot;;VLOOKUP([.F942];[COA.$B$2:.$C$700];2;0))" office:value-type="string" office:string-value="Asuransi Kendaraan Dinas" calcext:value-type="string">
            <text:p>Asuransi Kendaraan Din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2</text:p>
          </table:table-cell>
          <table:table-cell office:value-type="string" calcext:value-type="string">
            <text:p>7030000900</text:p>
          </table:table-cell>
          <table:table-cell office:value-type="string" calcext:value-type="string">
            <text:p>Tunjangan Kesehatan Direksi-Rawat Inap</text:p>
          </table:table-cell>
          <table:table-cell office:value-type="string" calcext:value-type="string">
            <text:p>7030000000</text:p>
          </table:table-cell>
          <table:table-cell table:formula="of:=IF(ISNA(VLOOKUP([.D943];[.$B$2:.$C$1080];2;0));&quot;-&quot;;VLOOKUP([.D943];[.$B$2:.$C$1080];2;0))" office:value-type="string" office:string-value="Asuransi" calcext:value-type="string">
            <text:p>Asuransi</text:p>
          </table:table-cell>
          <table:table-cell office:value-type="string" calcext:value-type="string">
            <text:p>7030000900</text:p>
          </table:table-cell>
          <table:table-cell table:formula="of:=IF(ISNA(VLOOKUP([.F943];[COA.$B$2:.$C$700];2;0));&quot;-&quot;;VLOOKUP([.F943];[COA.$B$2:.$C$700];2;0))" office:value-type="string" office:string-value="Tunjangan Kesehatan Direksi-Rawat Inap" calcext:value-type="string">
            <text:p>Tunjangan Kesehatan Direksi-Rawat Ina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3</text:p>
          </table:table-cell>
          <table:table-cell office:value-type="string" calcext:value-type="string">
            <text:p>7030000200</text:p>
          </table:table-cell>
          <table:table-cell office:value-type="string" calcext:value-type="string">
            <text:p>Ass-Kebakaran</text:p>
          </table:table-cell>
          <table:table-cell office:value-type="string" calcext:value-type="string">
            <text:p>7030000000</text:p>
          </table:table-cell>
          <table:table-cell table:formula="of:=IF(ISNA(VLOOKUP([.D944];[.$B$2:.$C$1080];2;0));&quot;-&quot;;VLOOKUP([.D944];[.$B$2:.$C$1080];2;0))" office:value-type="string" office:string-value="Asuransi" calcext:value-type="string">
            <text:p>Asuransi</text:p>
          </table:table-cell>
          <table:table-cell office:value-type="string" calcext:value-type="string">
            <text:p>7030000200</text:p>
          </table:table-cell>
          <table:table-cell table:formula="of:=IF(ISNA(VLOOKUP([.F944];[COA.$B$2:.$C$700];2;0));&quot;-&quot;;VLOOKUP([.F944];[COA.$B$2:.$C$700];2;0))" office:value-type="string" office:string-value="Ass-Kebakaran" calcext:value-type="string">
            <text:p>Ass-Kebakar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4</text:p>
          </table:table-cell>
          <table:table-cell office:value-type="string" calcext:value-type="string">
            <text:p>7040000000</text:p>
          </table:table-cell>
          <table:table-cell office:value-type="string" calcext:value-type="string">
            <text:p>Kendaraan</text:p>
          </table:table-cell>
          <table:table-cell office:value-type="string" calcext:value-type="string">
            <text:p>6000000000</text:p>
          </table:table-cell>
          <table:table-cell table:formula="of:=IF(ISNA(VLOOKUP([.D945];[.$B$2:.$C$1080];2;0));&quot;-&quot;;VLOOKUP([.D945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945];[COA.$B$2:.$C$700];2;0));&quot;-&quot;;VLOOKUP([.F945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5</text:p>
          </table:table-cell>
          <table:table-cell office:value-type="string" calcext:value-type="string">
            <text:p>7040001010</text:p>
          </table:table-cell>
          <table:table-cell office:value-type="string" calcext:value-type="string">
            <text:p>Kendaraan Pool-Sewa Kendaraan</text:p>
          </table:table-cell>
          <table:table-cell office:value-type="string" calcext:value-type="string">
            <text:p>7040000000</text:p>
          </table:table-cell>
          <table:table-cell table:formula="of:=IF(ISNA(VLOOKUP([.D946];[.$B$2:.$C$1080];2;0));&quot;-&quot;;VLOOKUP([.D946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1010</text:p>
          </table:table-cell>
          <table:table-cell table:formula="of:=IF(ISNA(VLOOKUP([.F946];[COA.$B$2:.$C$700];2;0));&quot;-&quot;;VLOOKUP([.F946];[COA.$B$2:.$C$700];2;0))" office:value-type="string" office:string-value="Kendaraan Pool-Sewa Kendaraan" calcext:value-type="string">
            <text:p>Kendaraan Pool-Sewa Kendara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6</text:p>
          </table:table-cell>
          <table:table-cell office:value-type="string" calcext:value-type="string">
            <text:p>7040003008</text:p>
          </table:table-cell>
          <table:table-cell office:value-type="string" calcext:value-type="string">
            <text:p>Kend. SGH-Registrasi</text:p>
          </table:table-cell>
          <table:table-cell office:value-type="string" calcext:value-type="string">
            <text:p>7040000000</text:p>
          </table:table-cell>
          <table:table-cell table:formula="of:=IF(ISNA(VLOOKUP([.D947];[.$B$2:.$C$1080];2;0));&quot;-&quot;;VLOOKUP([.D947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3008</text:p>
          </table:table-cell>
          <table:table-cell table:formula="of:=IF(ISNA(VLOOKUP([.F947];[COA.$B$2:.$C$700];2;0));&quot;-&quot;;VLOOKUP([.F947];[COA.$B$2:.$C$700];2;0))" office:value-type="string" office:string-value="Kend. SGH-Registrasi" calcext:value-type="string">
            <text:p>Kend. SGH-Registr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7</text:p>
          </table:table-cell>
          <table:table-cell office:value-type="string" calcext:value-type="string">
            <text:p>7040005000</text:p>
          </table:table-cell>
          <table:table-cell office:value-type="string" calcext:value-type="string">
            <text:p>kendaraan Mobil Box</text:p>
          </table:table-cell>
          <table:table-cell office:value-type="string" calcext:value-type="string">
            <text:p>7040000000</text:p>
          </table:table-cell>
          <table:table-cell table:formula="of:=IF(ISNA(VLOOKUP([.D948];[.$B$2:.$C$1080];2;0));&quot;-&quot;;VLOOKUP([.D948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5000</text:p>
          </table:table-cell>
          <table:table-cell table:formula="of:=IF(ISNA(VLOOKUP([.F948];[COA.$B$2:.$C$700];2;0));&quot;-&quot;;VLOOKUP([.F948];[COA.$B$2:.$C$700];2;0))" office:value-type="string" office:string-value="kendaraan Mobil Box" calcext:value-type="string">
            <text:p>kendaraan Mobil B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8</text:p>
          </table:table-cell>
          <table:table-cell office:value-type="string" calcext:value-type="string">
            <text:p>7040002002</text:p>
          </table:table-cell>
          <table:table-cell office:value-type="string" calcext:value-type="string">
            <text:p>Kendaraan Unpool- Bensin dan Oli</text:p>
          </table:table-cell>
          <table:table-cell office:value-type="string" calcext:value-type="string">
            <text:p>7040000000</text:p>
          </table:table-cell>
          <table:table-cell table:formula="of:=IF(ISNA(VLOOKUP([.D949];[.$B$2:.$C$1080];2;0));&quot;-&quot;;VLOOKUP([.D949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2002</text:p>
          </table:table-cell>
          <table:table-cell table:formula="of:=IF(ISNA(VLOOKUP([.F949];[COA.$B$2:.$C$700];2;0));&quot;-&quot;;VLOOKUP([.F949];[COA.$B$2:.$C$700];2;0))" office:value-type="string" office:string-value="Kendaraan Unpool- Bensin dan Oli" calcext:value-type="string">
            <text:p>Kendaraan Unpool- Bensin dan O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9</text:p>
          </table:table-cell>
          <table:table-cell office:value-type="string" calcext:value-type="string">
            <text:p>7040003011</text:p>
          </table:table-cell>
          <table:table-cell office:value-type="string" calcext:value-type="string">
            <text:p>Kend. Kadiv-Asuransi bayar Sendiri</text:p>
          </table:table-cell>
          <table:table-cell office:value-type="string" calcext:value-type="string">
            <text:p>7040000000</text:p>
          </table:table-cell>
          <table:table-cell table:formula="of:=IF(ISNA(VLOOKUP([.D950];[.$B$2:.$C$1080];2;0));&quot;-&quot;;VLOOKUP([.D950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3011</text:p>
          </table:table-cell>
          <table:table-cell table:formula="of:=IF(ISNA(VLOOKUP([.F950];[COA.$B$2:.$C$700];2;0));&quot;-&quot;;VLOOKUP([.F950];[COA.$B$2:.$C$700];2;0))" office:value-type="string" office:string-value="Kend. Kadiv-Asuransi bayar Sendiri" calcext:value-type="string">
            <text:p>Kend. Kadiv-Asuransi bayar Sendi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50</text:p>
          </table:table-cell>
          <table:table-cell office:value-type="string" calcext:value-type="string">
            <text:p>7040005003</text:p>
          </table:table-cell>
          <table:table-cell office:value-type="string" calcext:value-type="string">
            <text:p>Kend. Mobil Box-Perawatan</text:p>
          </table:table-cell>
          <table:table-cell office:value-type="string" calcext:value-type="string">
            <text:p>7040000000</text:p>
          </table:table-cell>
          <table:table-cell table:formula="of:=IF(ISNA(VLOOKUP([.D951];[.$B$2:.$C$1080];2;0));&quot;-&quot;;VLOOKUP([.D951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5003</text:p>
          </table:table-cell>
          <table:table-cell table:formula="of:=IF(ISNA(VLOOKUP([.F951];[COA.$B$2:.$C$700];2;0));&quot;-&quot;;VLOOKUP([.F951];[COA.$B$2:.$C$700];2;0))" office:value-type="string" office:string-value="Kend. Mobil Box-Perawatan" calcext:value-type="string">
            <text:p>Kend. Mobil Box-Perawat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51</text:p>
          </table:table-cell>
          <table:table-cell office:value-type="string" calcext:value-type="string">
            <text:p>7040001000</text:p>
          </table:table-cell>
          <table:table-cell office:value-type="string" calcext:value-type="string">
            <text:p>Kendaraan Pool</text:p>
          </table:table-cell>
          <table:table-cell office:value-type="string" calcext:value-type="string">
            <text:p>7040000000</text:p>
          </table:table-cell>
          <table:table-cell table:formula="of:=IF(ISNA(VLOOKUP([.D952];[.$B$2:.$C$1080];2;0));&quot;-&quot;;VLOOKUP([.D952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1000</text:p>
          </table:table-cell>
          <table:table-cell table:formula="of:=IF(ISNA(VLOOKUP([.F952];[COA.$B$2:.$C$700];2;0));&quot;-&quot;;VLOOKUP([.F952];[COA.$B$2:.$C$700];2;0))" office:value-type="string" office:string-value="Kendaraan Pool" calcext:value-type="string">
            <text:p>Kendaraan Poo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52</text:p>
          </table:table-cell>
          <table:table-cell office:value-type="string" calcext:value-type="string">
            <text:p>7040002005</text:p>
          </table:table-cell>
          <table:table-cell office:value-type="string" calcext:value-type="string">
            <text:p>Kendaraan Unpool-Toll Parkir</text:p>
          </table:table-cell>
          <table:table-cell office:value-type="string" calcext:value-type="string">
            <text:p>7040000000</text:p>
          </table:table-cell>
          <table:table-cell table:formula="of:=IF(ISNA(VLOOKUP([.D953];[.$B$2:.$C$1080];2;0));&quot;-&quot;;VLOOKUP([.D953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2005</text:p>
          </table:table-cell>
          <table:table-cell table:formula="of:=IF(ISNA(VLOOKUP([.F953];[COA.$B$2:.$C$700];2;0));&quot;-&quot;;VLOOKUP([.F953];[COA.$B$2:.$C$700];2;0))" office:value-type="string" office:string-value="Kendaraan Unpool-Toll Parkir" calcext:value-type="string">
            <text:p>Kendaraan Unpool-Toll Park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53</text:p>
          </table:table-cell>
          <table:table-cell office:value-type="string" calcext:value-type="string">
            <text:p>7040003014</text:p>
          </table:table-cell>
          <table:table-cell office:value-type="string" calcext:value-type="string">
            <text:p>Kend. Dir-Perawatan/Perbaikan</text:p>
          </table:table-cell>
          <table:table-cell office:value-type="string" calcext:value-type="string">
            <text:p>7040000000</text:p>
          </table:table-cell>
          <table:table-cell table:formula="of:=IF(ISNA(VLOOKUP([.D954];[.$B$2:.$C$1080];2;0));&quot;-&quot;;VLOOKUP([.D954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3014</text:p>
          </table:table-cell>
          <table:table-cell table:formula="of:=IF(ISNA(VLOOKUP([.F954];[COA.$B$2:.$C$700];2;0));&quot;-&quot;;VLOOKUP([.F954];[COA.$B$2:.$C$700];2;0))" office:value-type="string" office:string-value="Kend. Dir-Perawatan/Perbaikan" calcext:value-type="string">
            <text:p>Kend. Dir-Perawatan/Perbaik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54</text:p>
          </table:table-cell>
          <table:table-cell office:value-type="string" calcext:value-type="string">
            <text:p>7040001003</text:p>
          </table:table-cell>
          <table:table-cell office:value-type="string" calcext:value-type="string">
            <text:p>Kendaraan Pool-Bensin dan Oli</text:p>
          </table:table-cell>
          <table:table-cell office:value-type="string" calcext:value-type="string">
            <text:p>7040000000</text:p>
          </table:table-cell>
          <table:table-cell table:formula="of:=IF(ISNA(VLOOKUP([.D955];[.$B$2:.$C$1080];2;0));&quot;-&quot;;VLOOKUP([.D955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1003</text:p>
          </table:table-cell>
          <table:table-cell table:formula="of:=IF(ISNA(VLOOKUP([.F955];[COA.$B$2:.$C$700];2;0));&quot;-&quot;;VLOOKUP([.F955];[COA.$B$2:.$C$700];2;0))" office:value-type="string" office:string-value="Kendaraan Pool-Bensin dan Oli" calcext:value-type="string">
            <text:p>Kendaraan Pool-Bensin dan O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55</text:p>
          </table:table-cell>
          <table:table-cell office:value-type="string" calcext:value-type="string">
            <text:p>7040003001</text:p>
          </table:table-cell>
          <table:table-cell office:value-type="string" calcext:value-type="string">
            <text:p>Kend. Kadep-BBM/Tol/Parkir</text:p>
          </table:table-cell>
          <table:table-cell office:value-type="string" calcext:value-type="string">
            <text:p>7040000000</text:p>
          </table:table-cell>
          <table:table-cell table:formula="of:=IF(ISNA(VLOOKUP([.D956];[.$B$2:.$C$1080];2;0));&quot;-&quot;;VLOOKUP([.D956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3001</text:p>
          </table:table-cell>
          <table:table-cell table:formula="of:=IF(ISNA(VLOOKUP([.F956];[COA.$B$2:.$C$700];2;0));&quot;-&quot;;VLOOKUP([.F956];[COA.$B$2:.$C$700];2;0))" office:value-type="string" office:string-value="Kend. Kadep-BBM/Tol/Parkir" calcext:value-type="string">
            <text:p>Kend. Kadep-BBM/Tol/Park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56</text:p>
          </table:table-cell>
          <table:table-cell office:value-type="string" calcext:value-type="string">
            <text:p>7040004000</text:p>
          </table:table-cell>
          <table:table-cell office:value-type="string" calcext:value-type="string">
            <text:p>Kendaraan Operasional</text:p>
          </table:table-cell>
          <table:table-cell office:value-type="string" calcext:value-type="string">
            <text:p>7040000000</text:p>
          </table:table-cell>
          <table:table-cell table:formula="of:=IF(ISNA(VLOOKUP([.D957];[.$B$2:.$C$1080];2;0));&quot;-&quot;;VLOOKUP([.D957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4000</text:p>
          </table:table-cell>
          <table:table-cell table:formula="of:=IF(ISNA(VLOOKUP([.F957];[COA.$B$2:.$C$700];2;0));&quot;-&quot;;VLOOKUP([.F957];[COA.$B$2:.$C$700];2;0))" office:value-type="string" office:string-value="Kendaraan Operasional" calcext:value-type="string">
            <text:p>Kendaraan Operasion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57</text:p>
          </table:table-cell>
          <table:table-cell office:value-type="string" calcext:value-type="string">
            <text:p>7040001006</text:p>
          </table:table-cell>
          <table:table-cell office:value-type="string" calcext:value-type="string">
            <text:p>Kendaraan Pool-Asuransi Tanggungan Sendiri (OR)</text:p>
          </table:table-cell>
          <table:table-cell office:value-type="string" calcext:value-type="string">
            <text:p>7040000000</text:p>
          </table:table-cell>
          <table:table-cell table:formula="of:=IF(ISNA(VLOOKUP([.D958];[.$B$2:.$C$1080];2;0));&quot;-&quot;;VLOOKUP([.D958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1006</text:p>
          </table:table-cell>
          <table:table-cell table:formula="of:=IF(ISNA(VLOOKUP([.F958];[COA.$B$2:.$C$700];2;0));&quot;-&quot;;VLOOKUP([.F958];[COA.$B$2:.$C$700];2;0))" office:value-type="string" office:string-value="Kendaraan Pool-Asuransi Tanggungan Sendiri (OR)" calcext:value-type="string">
            <text:p>Kendaraan Pool-Asuransi Tanggungan Sendiri (OR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58</text:p>
          </table:table-cell>
          <table:table-cell office:value-type="string" calcext:value-type="string">
            <text:p>7040003004</text:p>
          </table:table-cell>
          <table:table-cell office:value-type="string" calcext:value-type="string">
            <text:p>Kend. Kadep-Registrasi</text:p>
          </table:table-cell>
          <table:table-cell office:value-type="string" calcext:value-type="string">
            <text:p>7040000000</text:p>
          </table:table-cell>
          <table:table-cell table:formula="of:=IF(ISNA(VLOOKUP([.D959];[.$B$2:.$C$1080];2;0));&quot;-&quot;;VLOOKUP([.D959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3004</text:p>
          </table:table-cell>
          <table:table-cell table:formula="of:=IF(ISNA(VLOOKUP([.F959];[COA.$B$2:.$C$700];2;0));&quot;-&quot;;VLOOKUP([.F959];[COA.$B$2:.$C$700];2;0))" office:value-type="string" office:string-value="Kend. Kadep-Registrasi" calcext:value-type="string">
            <text:p>Kend. Kadep-Registr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59</text:p>
          </table:table-cell>
          <table:table-cell office:value-type="string" calcext:value-type="string">
            <text:p>7040004003</text:p>
          </table:table-cell>
          <table:table-cell office:value-type="string" calcext:value-type="string">
            <text:p>Kend. Opers-Perawatan/Perbaikan</text:p>
          </table:table-cell>
          <table:table-cell office:value-type="string" calcext:value-type="string">
            <text:p>7040000000</text:p>
          </table:table-cell>
          <table:table-cell table:formula="of:=IF(ISNA(VLOOKUP([.D960];[.$B$2:.$C$1080];2;0));&quot;-&quot;;VLOOKUP([.D960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4003</text:p>
          </table:table-cell>
          <table:table-cell table:formula="of:=IF(ISNA(VLOOKUP([.F960];[COA.$B$2:.$C$700];2;0));&quot;-&quot;;VLOOKUP([.F960];[COA.$B$2:.$C$700];2;0))" office:value-type="string" office:string-value="Kend. Opers-Perawatan/Perbaikan" calcext:value-type="string">
            <text:p>Kend. Opers-Perawatan/Perbaik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0</text:p>
          </table:table-cell>
          <table:table-cell office:value-type="string" calcext:value-type="string">
            <text:p>7040001009</text:p>
          </table:table-cell>
          <table:table-cell office:value-type="string" calcext:value-type="string">
            <text:p>Kendaraan Pool-Honor Outsource</text:p>
          </table:table-cell>
          <table:table-cell office:value-type="string" calcext:value-type="string">
            <text:p>7040000000</text:p>
          </table:table-cell>
          <table:table-cell table:formula="of:=IF(ISNA(VLOOKUP([.D961];[.$B$2:.$C$1080];2;0));&quot;-&quot;;VLOOKUP([.D961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1009</text:p>
          </table:table-cell>
          <table:table-cell table:formula="of:=IF(ISNA(VLOOKUP([.F961];[COA.$B$2:.$C$700];2;0));&quot;-&quot;;VLOOKUP([.F961];[COA.$B$2:.$C$700];2;0))" office:value-type="string" office:string-value="Kendaraan Pool-Honor Outsource" calcext:value-type="string">
            <text:p>Kendaraan Pool-Honor Outsourc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1</text:p>
          </table:table-cell>
          <table:table-cell office:value-type="string" calcext:value-type="string">
            <text:p>7040003007</text:p>
          </table:table-cell>
          <table:table-cell office:value-type="string" calcext:value-type="string">
            <text:p>Kend. SGH-Asuransi Bayar Sendiri</text:p>
          </table:table-cell>
          <table:table-cell office:value-type="string" calcext:value-type="string">
            <text:p>7040000000</text:p>
          </table:table-cell>
          <table:table-cell table:formula="of:=IF(ISNA(VLOOKUP([.D962];[.$B$2:.$C$1080];2;0));&quot;-&quot;;VLOOKUP([.D962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3007</text:p>
          </table:table-cell>
          <table:table-cell table:formula="of:=IF(ISNA(VLOOKUP([.F962];[COA.$B$2:.$C$700];2;0));&quot;-&quot;;VLOOKUP([.F962];[COA.$B$2:.$C$700];2;0))" office:value-type="string" office:string-value="Kend. SGH-Asuransi Bayar Sendiri" calcext:value-type="string">
            <text:p>Kend. SGH-Asuransi Bayar Sendi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2</text:p>
          </table:table-cell>
          <table:table-cell office:value-type="string" calcext:value-type="string">
            <text:p>7040004006</text:p>
          </table:table-cell>
          <table:table-cell office:value-type="string" calcext:value-type="string">
            <text:p>Kend.Opers-Sewa</text:p>
          </table:table-cell>
          <table:table-cell office:value-type="string" calcext:value-type="string">
            <text:p>7040000000</text:p>
          </table:table-cell>
          <table:table-cell table:formula="of:=IF(ISNA(VLOOKUP([.D963];[.$B$2:.$C$1080];2;0));&quot;-&quot;;VLOOKUP([.D963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4006</text:p>
          </table:table-cell>
          <table:table-cell table:formula="of:=IF(ISNA(VLOOKUP([.F963];[COA.$B$2:.$C$700];2;0));&quot;-&quot;;VLOOKUP([.F963];[COA.$B$2:.$C$700];2;0))" office:value-type="string" office:string-value="Kend.Opers-Sewa" calcext:value-type="string">
            <text:p>Kend.Opers-Sew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3</text:p>
          </table:table-cell>
          <table:table-cell office:value-type="string" calcext:value-type="string">
            <text:p>7040002001</text:p>
          </table:table-cell>
          <table:table-cell office:value-type="string" calcext:value-type="string">
            <text:p>Kendaraan Unpool-Perbaikan dan Perawatan</text:p>
          </table:table-cell>
          <table:table-cell office:value-type="string" calcext:value-type="string">
            <text:p>7040000000</text:p>
          </table:table-cell>
          <table:table-cell table:formula="of:=IF(ISNA(VLOOKUP([.D964];[.$B$2:.$C$1080];2;0));&quot;-&quot;;VLOOKUP([.D964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2001</text:p>
          </table:table-cell>
          <table:table-cell table:formula="of:=IF(ISNA(VLOOKUP([.F964];[COA.$B$2:.$C$700];2;0));&quot;-&quot;;VLOOKUP([.F964];[COA.$B$2:.$C$700];2;0))" office:value-type="string" office:string-value="Kendaraan Unpool-Perbaikan dan Perawatan" calcext:value-type="string">
            <text:p>Kendaraan Unpool-Perbaikan dan Perawat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4</text:p>
          </table:table-cell>
          <table:table-cell office:value-type="string" calcext:value-type="string">
            <text:p>7040003010</text:p>
          </table:table-cell>
          <table:table-cell office:value-type="string" calcext:value-type="string">
            <text:p>Kend. Kadiv-Perawatan/Perbaikan</text:p>
          </table:table-cell>
          <table:table-cell office:value-type="string" calcext:value-type="string">
            <text:p>7040000000</text:p>
          </table:table-cell>
          <table:table-cell table:formula="of:=IF(ISNA(VLOOKUP([.D965];[.$B$2:.$C$1080];2;0));&quot;-&quot;;VLOOKUP([.D965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3010</text:p>
          </table:table-cell>
          <table:table-cell table:formula="of:=IF(ISNA(VLOOKUP([.F965];[COA.$B$2:.$C$700];2;0));&quot;-&quot;;VLOOKUP([.F965];[COA.$B$2:.$C$700];2;0))" office:value-type="string" office:string-value="Kend. Kadiv-Perawatan/Perbaikan" calcext:value-type="string">
            <text:p>Kend. Kadiv-Perawatan/Perbaik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5</text:p>
          </table:table-cell>
          <table:table-cell office:value-type="string" calcext:value-type="string">
            <text:p>7040005002</text:p>
          </table:table-cell>
          <table:table-cell office:value-type="string" calcext:value-type="string">
            <text:p>Kend. Mobil Box-Tol Parkir</text:p>
          </table:table-cell>
          <table:table-cell office:value-type="string" calcext:value-type="string">
            <text:p>7040000000</text:p>
          </table:table-cell>
          <table:table-cell table:formula="of:=IF(ISNA(VLOOKUP([.D966];[.$B$2:.$C$1080];2;0));&quot;-&quot;;VLOOKUP([.D966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5002</text:p>
          </table:table-cell>
          <table:table-cell table:formula="of:=IF(ISNA(VLOOKUP([.F966];[COA.$B$2:.$C$700];2;0));&quot;-&quot;;VLOOKUP([.F966];[COA.$B$2:.$C$700];2;0))" office:value-type="string" office:string-value="Kend. Mobil Box-Tol Parkir" calcext:value-type="string">
            <text:p>Kend. Mobil Box-Tol Park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6</text:p>
          </table:table-cell>
          <table:table-cell office:value-type="string" calcext:value-type="string">
            <text:p>7040002004</text:p>
          </table:table-cell>
          <table:table-cell office:value-type="string" calcext:value-type="string">
            <text:p>Kendaraan Unpool-Asuransi Tanggungan Sendiri</text:p>
          </table:table-cell>
          <table:table-cell office:value-type="string" calcext:value-type="string">
            <text:p>7040000000</text:p>
          </table:table-cell>
          <table:table-cell table:formula="of:=IF(ISNA(VLOOKUP([.D967];[.$B$2:.$C$1080];2;0));&quot;-&quot;;VLOOKUP([.D967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2004</text:p>
          </table:table-cell>
          <table:table-cell table:formula="of:=IF(ISNA(VLOOKUP([.F967];[COA.$B$2:.$C$700];2;0));&quot;-&quot;;VLOOKUP([.F967];[COA.$B$2:.$C$700];2;0))" office:value-type="string" office:string-value="Kendaraan Unpool-Asuransi Tanggungan Sendiri" calcext:value-type="string">
            <text:p>Kendaraan Unpool-Asuransi Tanggungan Sendi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7</text:p>
          </table:table-cell>
          <table:table-cell office:value-type="string" calcext:value-type="string">
            <text:p>7040003013</text:p>
          </table:table-cell>
          <table:table-cell office:value-type="string" calcext:value-type="string">
            <text:p>Kend. Dir-BBM/Tol/Parkir</text:p>
          </table:table-cell>
          <table:table-cell office:value-type="string" calcext:value-type="string">
            <text:p>7040000000</text:p>
          </table:table-cell>
          <table:table-cell table:formula="of:=IF(ISNA(VLOOKUP([.D968];[.$B$2:.$C$1080];2;0));&quot;-&quot;;VLOOKUP([.D968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3013</text:p>
          </table:table-cell>
          <table:table-cell table:formula="of:=IF(ISNA(VLOOKUP([.F968];[COA.$B$2:.$C$700];2;0));&quot;-&quot;;VLOOKUP([.F968];[COA.$B$2:.$C$700];2;0))" office:value-type="string" office:string-value="Kend. Dir-BBM/Tol/Parkir" calcext:value-type="string">
            <text:p>Kend. Dir-BBM/Tol/Park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8</text:p>
          </table:table-cell>
          <table:table-cell office:value-type="string" calcext:value-type="string">
            <text:p>7040001002</text:p>
          </table:table-cell>
          <table:table-cell office:value-type="string" calcext:value-type="string">
            <text:p>Kendaraan Pool-KaDiv-Perbaikan dan Perawatan</text:p>
          </table:table-cell>
          <table:table-cell office:value-type="string" calcext:value-type="string">
            <text:p>7040000000</text:p>
          </table:table-cell>
          <table:table-cell table:formula="of:=IF(ISNA(VLOOKUP([.D969];[.$B$2:.$C$1080];2;0));&quot;-&quot;;VLOOKUP([.D969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1002</text:p>
          </table:table-cell>
          <table:table-cell table:formula="of:=IF(ISNA(VLOOKUP([.F969];[COA.$B$2:.$C$700];2;0));&quot;-&quot;;VLOOKUP([.F969];[COA.$B$2:.$C$700];2;0))" office:value-type="string" office:string-value="Kendaraan Pool-KaDiv-Perbaikan dan Perawatan" calcext:value-type="string">
            <text:p>Kendaraan Pool-KaDiv-Perbaikan dan Perawat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9</text:p>
          </table:table-cell>
          <table:table-cell office:value-type="string" calcext:value-type="string">
            <text:p>7040003000</text:p>
          </table:table-cell>
          <table:table-cell office:value-type="string" calcext:value-type="string">
            <text:p>Kendaraan Dinas</text:p>
          </table:table-cell>
          <table:table-cell office:value-type="string" calcext:value-type="string">
            <text:p>7040000000</text:p>
          </table:table-cell>
          <table:table-cell table:formula="of:=IF(ISNA(VLOOKUP([.D970];[.$B$2:.$C$1080];2;0));&quot;-&quot;;VLOOKUP([.D970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3000</text:p>
          </table:table-cell>
          <table:table-cell table:formula="of:=IF(ISNA(VLOOKUP([.F970];[COA.$B$2:.$C$700];2;0));&quot;-&quot;;VLOOKUP([.F970];[COA.$B$2:.$C$700];2;0))" office:value-type="string" office:string-value="Kendaraan Dinas" calcext:value-type="string">
            <text:p>Kendaraan Din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70</text:p>
          </table:table-cell>
          <table:table-cell office:value-type="string" calcext:value-type="string">
            <text:p>7040003016</text:p>
          </table:table-cell>
          <table:table-cell office:value-type="string" calcext:value-type="string">
            <text:p>Kend. Dir-Registrasi</text:p>
          </table:table-cell>
          <table:table-cell office:value-type="string" calcext:value-type="string">
            <text:p>7040000000</text:p>
          </table:table-cell>
          <table:table-cell table:formula="of:=IF(ISNA(VLOOKUP([.D971];[.$B$2:.$C$1080];2;0));&quot;-&quot;;VLOOKUP([.D971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3016</text:p>
          </table:table-cell>
          <table:table-cell table:formula="of:=IF(ISNA(VLOOKUP([.F971];[COA.$B$2:.$C$700];2;0));&quot;-&quot;;VLOOKUP([.F971];[COA.$B$2:.$C$700];2;0))" office:value-type="string" office:string-value="Kend. Dir-Registrasi" calcext:value-type="string">
            <text:p>Kend. Dir-Registr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71</text:p>
          </table:table-cell>
          <table:table-cell office:value-type="string" calcext:value-type="string">
            <text:p>7040001005</text:p>
          </table:table-cell>
          <table:table-cell office:value-type="string" calcext:value-type="string">
            <text:p>Kendaraan Pool-Registrasi</text:p>
          </table:table-cell>
          <table:table-cell office:value-type="string" calcext:value-type="string">
            <text:p>7040000000</text:p>
          </table:table-cell>
          <table:table-cell table:formula="of:=IF(ISNA(VLOOKUP([.D972];[.$B$2:.$C$1080];2;0));&quot;-&quot;;VLOOKUP([.D972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1005</text:p>
          </table:table-cell>
          <table:table-cell table:formula="of:=IF(ISNA(VLOOKUP([.F972];[COA.$B$2:.$C$700];2;0));&quot;-&quot;;VLOOKUP([.F972];[COA.$B$2:.$C$700];2;0))" office:value-type="string" office:string-value="Kendaraan Pool-Registrasi" calcext:value-type="string">
            <text:p>Kendaraan Pool-Registr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72</text:p>
          </table:table-cell>
          <table:table-cell office:value-type="string" calcext:value-type="string">
            <text:p>7040003003</text:p>
          </table:table-cell>
          <table:table-cell office:value-type="string" calcext:value-type="string">
            <text:p>Kend. Kadep-Asuransi Bayar Sendiri</text:p>
          </table:table-cell>
          <table:table-cell office:value-type="string" calcext:value-type="string">
            <text:p>7040000000</text:p>
          </table:table-cell>
          <table:table-cell table:formula="of:=IF(ISNA(VLOOKUP([.D973];[.$B$2:.$C$1080];2;0));&quot;-&quot;;VLOOKUP([.D973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3003</text:p>
          </table:table-cell>
          <table:table-cell table:formula="of:=IF(ISNA(VLOOKUP([.F973];[COA.$B$2:.$C$700];2;0));&quot;-&quot;;VLOOKUP([.F973];[COA.$B$2:.$C$700];2;0))" office:value-type="string" office:string-value="Kend. Kadep-Asuransi Bayar Sendiri" calcext:value-type="string">
            <text:p>Kend. Kadep-Asuransi Bayar Sendi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73</text:p>
          </table:table-cell>
          <table:table-cell office:value-type="string" calcext:value-type="string">
            <text:p>7040004002</text:p>
          </table:table-cell>
          <table:table-cell office:value-type="string" calcext:value-type="string">
            <text:p>Kend. Opers-Tol/Parkir</text:p>
          </table:table-cell>
          <table:table-cell office:value-type="string" calcext:value-type="string">
            <text:p>7040000000</text:p>
          </table:table-cell>
          <table:table-cell table:formula="of:=IF(ISNA(VLOOKUP([.D974];[.$B$2:.$C$1080];2;0));&quot;-&quot;;VLOOKUP([.D974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4002</text:p>
          </table:table-cell>
          <table:table-cell table:formula="of:=IF(ISNA(VLOOKUP([.F974];[COA.$B$2:.$C$700];2;0));&quot;-&quot;;VLOOKUP([.F974];[COA.$B$2:.$C$700];2;0))" office:value-type="string" office:string-value="Kend. Opers-Tol/Parkir" calcext:value-type="string">
            <text:p>Kend. Opers-Tol/Park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74</text:p>
          </table:table-cell>
          <table:table-cell office:value-type="string" calcext:value-type="string">
            <text:p>7040001008</text:p>
          </table:table-cell>
          <table:table-cell office:value-type="string" calcext:value-type="string">
            <text:p>KendaraanPool-KaDiv-Toll,Parkir,dll</text:p>
          </table:table-cell>
          <table:table-cell office:value-type="string" calcext:value-type="string">
            <text:p>7040000000</text:p>
          </table:table-cell>
          <table:table-cell table:formula="of:=IF(ISNA(VLOOKUP([.D975];[.$B$2:.$C$1080];2;0));&quot;-&quot;;VLOOKUP([.D975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1008</text:p>
          </table:table-cell>
          <table:table-cell table:formula="of:=IF(ISNA(VLOOKUP([.F975];[COA.$B$2:.$C$700];2;0));&quot;-&quot;;VLOOKUP([.F975];[COA.$B$2:.$C$700];2;0))" office:value-type="string" office:string-value="KendaraanPool-KaDiv-Toll,Parkir,dll" calcext:value-type="string">
            <text:p>KendaraanPool-KaDiv-Toll,Parkir,d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75</text:p>
          </table:table-cell>
          <table:table-cell office:value-type="string" calcext:value-type="string">
            <text:p>7040003006</text:p>
          </table:table-cell>
          <table:table-cell office:value-type="string" calcext:value-type="string">
            <text:p>Kend. SGH-Perawatan/Perbaikan</text:p>
          </table:table-cell>
          <table:table-cell office:value-type="string" calcext:value-type="string">
            <text:p>7040000000</text:p>
          </table:table-cell>
          <table:table-cell table:formula="of:=IF(ISNA(VLOOKUP([.D976];[.$B$2:.$C$1080];2;0));&quot;-&quot;;VLOOKUP([.D976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3006</text:p>
          </table:table-cell>
          <table:table-cell table:formula="of:=IF(ISNA(VLOOKUP([.F976];[COA.$B$2:.$C$700];2;0));&quot;-&quot;;VLOOKUP([.F976];[COA.$B$2:.$C$700];2;0))" office:value-type="string" office:string-value="Kend. SGH-Perawatan/Perbaikan" calcext:value-type="string">
            <text:p>Kend. SGH-Perawatan/Perbaik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76</text:p>
          </table:table-cell>
          <table:table-cell office:value-type="string" calcext:value-type="string">
            <text:p>7040004005</text:p>
          </table:table-cell>
          <table:table-cell office:value-type="string" calcext:value-type="string">
            <text:p>Kend. Opers-Asuransi bayar sendiri (OR)</text:p>
          </table:table-cell>
          <table:table-cell office:value-type="string" calcext:value-type="string">
            <text:p>7040000000</text:p>
          </table:table-cell>
          <table:table-cell table:formula="of:=IF(ISNA(VLOOKUP([.D977];[.$B$2:.$C$1080];2;0));&quot;-&quot;;VLOOKUP([.D977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4005</text:p>
          </table:table-cell>
          <table:table-cell table:formula="of:=IF(ISNA(VLOOKUP([.F977];[COA.$B$2:.$C$700];2;0));&quot;-&quot;;VLOOKUP([.F977];[COA.$B$2:.$C$700];2;0))" office:value-type="string" office:string-value="Kend. Opers-Asuransi bayar sendiri (OR)" calcext:value-type="string">
            <text:p>Kend. Opers-Asuransi bayar sendiri (OR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77</text:p>
          </table:table-cell>
          <table:table-cell office:value-type="string" calcext:value-type="string">
            <text:p>7040002000</text:p>
          </table:table-cell>
          <table:table-cell office:value-type="string" calcext:value-type="string">
            <text:p>Kendaraan Unpool</text:p>
          </table:table-cell>
          <table:table-cell office:value-type="string" calcext:value-type="string">
            <text:p>7040000000</text:p>
          </table:table-cell>
          <table:table-cell table:formula="of:=IF(ISNA(VLOOKUP([.D978];[.$B$2:.$C$1080];2;0));&quot;-&quot;;VLOOKUP([.D978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2000</text:p>
          </table:table-cell>
          <table:table-cell table:formula="of:=IF(ISNA(VLOOKUP([.F978];[COA.$B$2:.$C$700];2;0));&quot;-&quot;;VLOOKUP([.F978];[COA.$B$2:.$C$700];2;0))" office:value-type="string" office:string-value="Kendaraan Unpool" calcext:value-type="string">
            <text:p>Kendaraan Unpoo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78</text:p>
          </table:table-cell>
          <table:table-cell office:value-type="string" calcext:value-type="string">
            <text:p>7040003009</text:p>
          </table:table-cell>
          <table:table-cell office:value-type="string" calcext:value-type="string">
            <text:p>Kend. Kadiv-BBM/Tol/Parkir</text:p>
          </table:table-cell>
          <table:table-cell office:value-type="string" calcext:value-type="string">
            <text:p>7040000000</text:p>
          </table:table-cell>
          <table:table-cell table:formula="of:=IF(ISNA(VLOOKUP([.D979];[.$B$2:.$C$1080];2;0));&quot;-&quot;;VLOOKUP([.D979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3009</text:p>
          </table:table-cell>
          <table:table-cell table:formula="of:=IF(ISNA(VLOOKUP([.F979];[COA.$B$2:.$C$700];2;0));&quot;-&quot;;VLOOKUP([.F979];[COA.$B$2:.$C$700];2;0))" office:value-type="string" office:string-value="Kend. Kadiv-BBM/Tol/Parkir" calcext:value-type="string">
            <text:p>Kend. Kadiv-BBM/Tol/Park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79</text:p>
          </table:table-cell>
          <table:table-cell office:value-type="string" calcext:value-type="string">
            <text:p>7040005001</text:p>
          </table:table-cell>
          <table:table-cell office:value-type="string" calcext:value-type="string">
            <text:p>Kend. Mobil Box-BBM</text:p>
          </table:table-cell>
          <table:table-cell office:value-type="string" calcext:value-type="string">
            <text:p>7040000000</text:p>
          </table:table-cell>
          <table:table-cell table:formula="of:=IF(ISNA(VLOOKUP([.D980];[.$B$2:.$C$1080];2;0));&quot;-&quot;;VLOOKUP([.D980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5001</text:p>
          </table:table-cell>
          <table:table-cell table:formula="of:=IF(ISNA(VLOOKUP([.F980];[COA.$B$2:.$C$700];2;0));&quot;-&quot;;VLOOKUP([.F980];[COA.$B$2:.$C$700];2;0))" office:value-type="string" office:string-value="Kend. Mobil Box-BBM" calcext:value-type="string">
            <text:p>Kend. Mobil Box-BB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0</text:p>
          </table:table-cell>
          <table:table-cell office:value-type="string" calcext:value-type="string">
            <text:p>7040002003</text:p>
          </table:table-cell>
          <table:table-cell office:value-type="string" calcext:value-type="string">
            <text:p>Kendaraan Unpool-Registrasi</text:p>
          </table:table-cell>
          <table:table-cell office:value-type="string" calcext:value-type="string">
            <text:p>7040000000</text:p>
          </table:table-cell>
          <table:table-cell table:formula="of:=IF(ISNA(VLOOKUP([.D981];[.$B$2:.$C$1080];2;0));&quot;-&quot;;VLOOKUP([.D981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2003</text:p>
          </table:table-cell>
          <table:table-cell table:formula="of:=IF(ISNA(VLOOKUP([.F981];[COA.$B$2:.$C$700];2;0));&quot;-&quot;;VLOOKUP([.F981];[COA.$B$2:.$C$700];2;0))" office:value-type="string" office:string-value="Kendaraan Unpool-Registrasi" calcext:value-type="string">
            <text:p>Kendaraan Unpool-Registr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1</text:p>
          </table:table-cell>
          <table:table-cell office:value-type="string" calcext:value-type="string">
            <text:p>7040003012</text:p>
          </table:table-cell>
          <table:table-cell office:value-type="string" calcext:value-type="string">
            <text:p>Kend. Kadiv-Registrasi</text:p>
          </table:table-cell>
          <table:table-cell office:value-type="string" calcext:value-type="string">
            <text:p>7040000000</text:p>
          </table:table-cell>
          <table:table-cell table:formula="of:=IF(ISNA(VLOOKUP([.D982];[.$B$2:.$C$1080];2;0));&quot;-&quot;;VLOOKUP([.D982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3012</text:p>
          </table:table-cell>
          <table:table-cell table:formula="of:=IF(ISNA(VLOOKUP([.F982];[COA.$B$2:.$C$700];2;0));&quot;-&quot;;VLOOKUP([.F982];[COA.$B$2:.$C$700];2;0))" office:value-type="string" office:string-value="Kend. Kadiv-Registrasi" calcext:value-type="string">
            <text:p>Kend. Kadiv-Registr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2</text:p>
          </table:table-cell>
          <table:table-cell office:value-type="string" calcext:value-type="string">
            <text:p>7040005004</text:p>
          </table:table-cell>
          <table:table-cell office:value-type="string" calcext:value-type="string">
            <text:p>Kend. Mobil Box-Registrasi</text:p>
          </table:table-cell>
          <table:table-cell office:value-type="string" calcext:value-type="string">
            <text:p>7040000000</text:p>
          </table:table-cell>
          <table:table-cell table:formula="of:=IF(ISNA(VLOOKUP([.D983];[.$B$2:.$C$1080];2;0));&quot;-&quot;;VLOOKUP([.D983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5004</text:p>
          </table:table-cell>
          <table:table-cell table:formula="of:=IF(ISNA(VLOOKUP([.F983];[COA.$B$2:.$C$700];2;0));&quot;-&quot;;VLOOKUP([.F983];[COA.$B$2:.$C$700];2;0))" office:value-type="string" office:string-value="Kend. Mobil Box-Registrasi" calcext:value-type="string">
            <text:p>Kend. Mobil Box-Registr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3</text:p>
          </table:table-cell>
          <table:table-cell office:value-type="string" calcext:value-type="string">
            <text:p>7040001001</text:p>
          </table:table-cell>
          <table:table-cell office:value-type="string" calcext:value-type="string">
            <text:p>Kendaraan Pool-Perbaikan dan Perawatan</text:p>
          </table:table-cell>
          <table:table-cell office:value-type="string" calcext:value-type="string">
            <text:p>7040000000</text:p>
          </table:table-cell>
          <table:table-cell table:formula="of:=IF(ISNA(VLOOKUP([.D984];[.$B$2:.$C$1080];2;0));&quot;-&quot;;VLOOKUP([.D984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1001</text:p>
          </table:table-cell>
          <table:table-cell table:formula="of:=IF(ISNA(VLOOKUP([.F984];[COA.$B$2:.$C$700];2;0));&quot;-&quot;;VLOOKUP([.F984];[COA.$B$2:.$C$700];2;0))" office:value-type="string" office:string-value="Kendaraan Pool-Perbaikan dan Perawatan" calcext:value-type="string">
            <text:p>Kendaraan Pool-Perbaikan dan Perawat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4</text:p>
          </table:table-cell>
          <table:table-cell office:value-type="string" calcext:value-type="string">
            <text:p>7040002006</text:p>
          </table:table-cell>
          <table:table-cell office:value-type="string" calcext:value-type="string">
            <text:p>Kendaraan Unpool-Sewa Kendaraan Operasional</text:p>
          </table:table-cell>
          <table:table-cell office:value-type="string" calcext:value-type="string">
            <text:p>7040000000</text:p>
          </table:table-cell>
          <table:table-cell table:formula="of:=IF(ISNA(VLOOKUP([.D985];[.$B$2:.$C$1080];2;0));&quot;-&quot;;VLOOKUP([.D985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2006</text:p>
          </table:table-cell>
          <table:table-cell table:formula="of:=IF(ISNA(VLOOKUP([.F985];[COA.$B$2:.$C$700];2;0));&quot;-&quot;;VLOOKUP([.F985];[COA.$B$2:.$C$700];2;0))" office:value-type="string" office:string-value="Kendaraan Unpool-Sewa Kendaraan Operasional" calcext:value-type="string">
            <text:p>Kendaraan Unpool-Sewa Kendaraan Operasion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5</text:p>
          </table:table-cell>
          <table:table-cell office:value-type="string" calcext:value-type="string">
            <text:p>7040003015</text:p>
          </table:table-cell>
          <table:table-cell office:value-type="string" calcext:value-type="string">
            <text:p>Kend. Dir-Asuransi bayar Sendiri</text:p>
          </table:table-cell>
          <table:table-cell office:value-type="string" calcext:value-type="string">
            <text:p>7040000000</text:p>
          </table:table-cell>
          <table:table-cell table:formula="of:=IF(ISNA(VLOOKUP([.D986];[.$B$2:.$C$1080];2;0));&quot;-&quot;;VLOOKUP([.D986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3015</text:p>
          </table:table-cell>
          <table:table-cell table:formula="of:=IF(ISNA(VLOOKUP([.F986];[COA.$B$2:.$C$700];2;0));&quot;-&quot;;VLOOKUP([.F986];[COA.$B$2:.$C$700];2;0))" office:value-type="string" office:string-value="Kend. Dir-Asuransi bayar Sendiri" calcext:value-type="string">
            <text:p>Kend. Dir-Asuransi bayar Sendi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6</text:p>
          </table:table-cell>
          <table:table-cell office:value-type="string" calcext:value-type="string">
            <text:p>7040001004</text:p>
          </table:table-cell>
          <table:table-cell office:value-type="string" calcext:value-type="string">
            <text:p>KendPool-KaDiv-Bensin&amp;Oli</text:p>
          </table:table-cell>
          <table:table-cell office:value-type="string" calcext:value-type="string">
            <text:p>7040000000</text:p>
          </table:table-cell>
          <table:table-cell table:formula="of:=IF(ISNA(VLOOKUP([.D987];[.$B$2:.$C$1080];2;0));&quot;-&quot;;VLOOKUP([.D987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1004</text:p>
          </table:table-cell>
          <table:table-cell table:formula="of:=IF(ISNA(VLOOKUP([.F987];[COA.$B$2:.$C$700];2;0));&quot;-&quot;;VLOOKUP([.F987];[COA.$B$2:.$C$700];2;0))" office:value-type="string" office:string-value="KendPool-KaDiv-Bensin&amp;Oli" calcext:value-type="string">
            <text:p>KendPool-KaDiv-Bensin&amp;O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7</text:p>
          </table:table-cell>
          <table:table-cell office:value-type="string" calcext:value-type="string">
            <text:p>7040003002</text:p>
          </table:table-cell>
          <table:table-cell office:value-type="string" calcext:value-type="string">
            <text:p>Kend. Kadep-Perawatan/Perbaikan</text:p>
          </table:table-cell>
          <table:table-cell office:value-type="string" calcext:value-type="string">
            <text:p>7040000000</text:p>
          </table:table-cell>
          <table:table-cell table:formula="of:=IF(ISNA(VLOOKUP([.D988];[.$B$2:.$C$1080];2;0));&quot;-&quot;;VLOOKUP([.D988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3002</text:p>
          </table:table-cell>
          <table:table-cell table:formula="of:=IF(ISNA(VLOOKUP([.F988];[COA.$B$2:.$C$700];2;0));&quot;-&quot;;VLOOKUP([.F988];[COA.$B$2:.$C$700];2;0))" office:value-type="string" office:string-value="Kend. Kadep-Perawatan/Perbaikan" calcext:value-type="string">
            <text:p>Kend. Kadep-Perawatan/Perbaik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8</text:p>
          </table:table-cell>
          <table:table-cell office:value-type="string" calcext:value-type="string">
            <text:p>7040004001</text:p>
          </table:table-cell>
          <table:table-cell office:value-type="string" calcext:value-type="string">
            <text:p>Kend. Opers-BBM</text:p>
          </table:table-cell>
          <table:table-cell office:value-type="string" calcext:value-type="string">
            <text:p>7040000000</text:p>
          </table:table-cell>
          <table:table-cell table:formula="of:=IF(ISNA(VLOOKUP([.D989];[.$B$2:.$C$1080];2;0));&quot;-&quot;;VLOOKUP([.D989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4001</text:p>
          </table:table-cell>
          <table:table-cell table:formula="of:=IF(ISNA(VLOOKUP([.F989];[COA.$B$2:.$C$700];2;0));&quot;-&quot;;VLOOKUP([.F989];[COA.$B$2:.$C$700];2;0))" office:value-type="string" office:string-value="Kend. Opers-BBM" calcext:value-type="string">
            <text:p>Kend. Opers-BB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9</text:p>
          </table:table-cell>
          <table:table-cell office:value-type="string" calcext:value-type="string">
            <text:p>7040001007</text:p>
          </table:table-cell>
          <table:table-cell office:value-type="string" calcext:value-type="string">
            <text:p>Kendaraan Pool-Toll,Parkir,dll</text:p>
          </table:table-cell>
          <table:table-cell office:value-type="string" calcext:value-type="string">
            <text:p>7040000000</text:p>
          </table:table-cell>
          <table:table-cell table:formula="of:=IF(ISNA(VLOOKUP([.D990];[.$B$2:.$C$1080];2;0));&quot;-&quot;;VLOOKUP([.D990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1007</text:p>
          </table:table-cell>
          <table:table-cell table:formula="of:=IF(ISNA(VLOOKUP([.F990];[COA.$B$2:.$C$700];2;0));&quot;-&quot;;VLOOKUP([.F990];[COA.$B$2:.$C$700];2;0))" office:value-type="string" office:string-value="Kendaraan Pool-Toll,Parkir,dll" calcext:value-type="string">
            <text:p>Kendaraan Pool-Toll,Parkir,d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0</text:p>
          </table:table-cell>
          <table:table-cell office:value-type="string" calcext:value-type="string">
            <text:p>7040003005</text:p>
          </table:table-cell>
          <table:table-cell office:value-type="string" calcext:value-type="string">
            <text:p>Kend. SGH-BBM/Tol/Parkir</text:p>
          </table:table-cell>
          <table:table-cell office:value-type="string" calcext:value-type="string">
            <text:p>7040000000</text:p>
          </table:table-cell>
          <table:table-cell table:formula="of:=IF(ISNA(VLOOKUP([.D991];[.$B$2:.$C$1080];2;0));&quot;-&quot;;VLOOKUP([.D991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3005</text:p>
          </table:table-cell>
          <table:table-cell table:formula="of:=IF(ISNA(VLOOKUP([.F991];[COA.$B$2:.$C$700];2;0));&quot;-&quot;;VLOOKUP([.F991];[COA.$B$2:.$C$700];2;0))" office:value-type="string" office:string-value="Kend. SGH-BBM/Tol/Parkir" calcext:value-type="string">
            <text:p>Kend. SGH-BBM/Tol/Park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1</text:p>
          </table:table-cell>
          <table:table-cell office:value-type="string" calcext:value-type="string">
            <text:p>7040004004</text:p>
          </table:table-cell>
          <table:table-cell office:value-type="string" calcext:value-type="string">
            <text:p>Kend. Opers-Registrasi</text:p>
          </table:table-cell>
          <table:table-cell office:value-type="string" calcext:value-type="string">
            <text:p>7040000000</text:p>
          </table:table-cell>
          <table:table-cell table:formula="of:=IF(ISNA(VLOOKUP([.D992];[.$B$2:.$C$1080];2;0));&quot;-&quot;;VLOOKUP([.D992];[.$B$2:.$C$1080];2;0))" office:value-type="string" office:string-value="Kendaraan" calcext:value-type="string">
            <text:p>Kendaraan</text:p>
          </table:table-cell>
          <table:table-cell office:value-type="string" calcext:value-type="string">
            <text:p>7040004004</text:p>
          </table:table-cell>
          <table:table-cell table:formula="of:=IF(ISNA(VLOOKUP([.F992];[COA.$B$2:.$C$700];2;0));&quot;-&quot;;VLOOKUP([.F992];[COA.$B$2:.$C$700];2;0))" office:value-type="string" office:string-value="Kend. Opers-Registrasi" calcext:value-type="string">
            <text:p>Kend. Opers-Registra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2</text:p>
          </table:table-cell>
          <table:table-cell office:value-type="string" calcext:value-type="string">
            <text:p>7050000000</text:p>
          </table:table-cell>
          <table:table-cell office:value-type="string" calcext:value-type="string">
            <text:p>Komunikasi</text:p>
          </table:table-cell>
          <table:table-cell office:value-type="string" calcext:value-type="string">
            <text:p>6000000000</text:p>
          </table:table-cell>
          <table:table-cell table:formula="of:=IF(ISNA(VLOOKUP([.D993];[.$B$2:.$C$1080];2;0));&quot;-&quot;;VLOOKUP([.D993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993];[COA.$B$2:.$C$700];2;0));&quot;-&quot;;VLOOKUP([.F993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3</text:p>
          </table:table-cell>
          <table:table-cell office:value-type="string" calcext:value-type="string">
            <text:p>7050000200</text:p>
          </table:table-cell>
          <table:table-cell office:value-type="string" calcext:value-type="string">
            <text:p>Komunikasi-Faksimile</text:p>
          </table:table-cell>
          <table:table-cell office:value-type="string" calcext:value-type="string">
            <text:p>7050000000</text:p>
          </table:table-cell>
          <table:table-cell table:formula="of:=IF(ISNA(VLOOKUP([.D994];[.$B$2:.$C$1080];2;0));&quot;-&quot;;VLOOKUP([.D994];[.$B$2:.$C$1080];2;0))" office:value-type="string" office:string-value="Komunikasi" calcext:value-type="string">
            <text:p>Komunikasi</text:p>
          </table:table-cell>
          <table:table-cell office:value-type="string" calcext:value-type="string">
            <text:p>7050000200</text:p>
          </table:table-cell>
          <table:table-cell table:formula="of:=IF(ISNA(VLOOKUP([.F994];[COA.$B$2:.$C$700];2;0));&quot;-&quot;;VLOOKUP([.F994];[COA.$B$2:.$C$700];2;0))" office:value-type="string" office:string-value="Komunikasi-Faksimile" calcext:value-type="string">
            <text:p>Komunikasi-Faksimi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4</text:p>
          </table:table-cell>
          <table:table-cell office:value-type="string" calcext:value-type="string">
            <text:p>7050000500</text:p>
          </table:table-cell>
          <table:table-cell office:value-type="string" calcext:value-type="string">
            <text:p>Komunikasi-Biaya Pos</text:p>
          </table:table-cell>
          <table:table-cell office:value-type="string" calcext:value-type="string">
            <text:p>7050000000</text:p>
          </table:table-cell>
          <table:table-cell table:formula="of:=IF(ISNA(VLOOKUP([.D995];[.$B$2:.$C$1080];2;0));&quot;-&quot;;VLOOKUP([.D995];[.$B$2:.$C$1080];2;0))" office:value-type="string" office:string-value="Komunikasi" calcext:value-type="string">
            <text:p>Komunikasi</text:p>
          </table:table-cell>
          <table:table-cell office:value-type="string" calcext:value-type="string">
            <text:p>7050000500</text:p>
          </table:table-cell>
          <table:table-cell table:formula="of:=IF(ISNA(VLOOKUP([.F995];[COA.$B$2:.$C$700];2;0));&quot;-&quot;;VLOOKUP([.F995];[COA.$B$2:.$C$700];2;0))" office:value-type="string" office:string-value="Komunikasi-Biaya Pos" calcext:value-type="string">
            <text:p>Komunikasi-Biaya Po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5</text:p>
          </table:table-cell>
          <table:table-cell office:value-type="string" calcext:value-type="string">
            <text:p>7050000100</text:p>
          </table:table-cell>
          <table:table-cell office:value-type="string" calcext:value-type="string">
            <text:p>Komunikasi-Telex dan Telepon</text:p>
          </table:table-cell>
          <table:table-cell office:value-type="string" calcext:value-type="string">
            <text:p>7050000000</text:p>
          </table:table-cell>
          <table:table-cell table:formula="of:=IF(ISNA(VLOOKUP([.D996];[.$B$2:.$C$1080];2;0));&quot;-&quot;;VLOOKUP([.D996];[.$B$2:.$C$1080];2;0))" office:value-type="string" office:string-value="Komunikasi" calcext:value-type="string">
            <text:p>Komunikasi</text:p>
          </table:table-cell>
          <table:table-cell office:value-type="string" calcext:value-type="string">
            <text:p>7050000100</text:p>
          </table:table-cell>
          <table:table-cell table:formula="of:=IF(ISNA(VLOOKUP([.F996];[COA.$B$2:.$C$700];2;0));&quot;-&quot;;VLOOKUP([.F996];[COA.$B$2:.$C$700];2;0))" office:value-type="string" office:string-value="Komunikasi-Telex dan Telepon" calcext:value-type="string">
            <text:p>Komunikasi-Telex dan Telep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6</text:p>
          </table:table-cell>
          <table:table-cell office:value-type="string" calcext:value-type="string">
            <text:p>7050000400</text:p>
          </table:table-cell>
          <table:table-cell office:value-type="string" calcext:value-type="string">
            <text:p>Komunikasi-Kurir-Internal</text:p>
          </table:table-cell>
          <table:table-cell office:value-type="string" calcext:value-type="string">
            <text:p>7050000000</text:p>
          </table:table-cell>
          <table:table-cell table:formula="of:=IF(ISNA(VLOOKUP([.D997];[.$B$2:.$C$1080];2;0));&quot;-&quot;;VLOOKUP([.D997];[.$B$2:.$C$1080];2;0))" office:value-type="string" office:string-value="Komunikasi" calcext:value-type="string">
            <text:p>Komunikasi</text:p>
          </table:table-cell>
          <table:table-cell office:value-type="string" calcext:value-type="string">
            <text:p>7050000400</text:p>
          </table:table-cell>
          <table:table-cell table:formula="of:=IF(ISNA(VLOOKUP([.F997];[COA.$B$2:.$C$700];2;0));&quot;-&quot;;VLOOKUP([.F997];[COA.$B$2:.$C$700];2;0))" office:value-type="string" office:string-value="Komunikasi-Kurir-Internal" calcext:value-type="string">
            <text:p>Komunikasi-Kurir-Intern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7</text:p>
          </table:table-cell>
          <table:table-cell office:value-type="string" calcext:value-type="string">
            <text:p>7050000300</text:p>
          </table:table-cell>
          <table:table-cell office:value-type="string" calcext:value-type="string">
            <text:p>Komunikasi-Kurir-Outsource</text:p>
          </table:table-cell>
          <table:table-cell office:value-type="string" calcext:value-type="string">
            <text:p>7050000000</text:p>
          </table:table-cell>
          <table:table-cell table:formula="of:=IF(ISNA(VLOOKUP([.D998];[.$B$2:.$C$1080];2;0));&quot;-&quot;;VLOOKUP([.D998];[.$B$2:.$C$1080];2;0))" office:value-type="string" office:string-value="Komunikasi" calcext:value-type="string">
            <text:p>Komunikasi</text:p>
          </table:table-cell>
          <table:table-cell office:value-type="string" calcext:value-type="string">
            <text:p>7050000300</text:p>
          </table:table-cell>
          <table:table-cell table:formula="of:=IF(ISNA(VLOOKUP([.F998];[COA.$B$2:.$C$700];2;0));&quot;-&quot;;VLOOKUP([.F998];[COA.$B$2:.$C$700];2;0))" office:value-type="string" office:string-value="Komunikasi-Kurir-Outsource" calcext:value-type="string">
            <text:p>Komunikasi-Kurir-Outsourc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8</text:p>
          </table:table-cell>
          <table:table-cell office:value-type="string" calcext:value-type="string">
            <text:p>7050000600</text:p>
          </table:table-cell>
          <table:table-cell office:value-type="string" calcext:value-type="string">
            <text:p>Komunikasi-Pager</text:p>
          </table:table-cell>
          <table:table-cell office:value-type="string" calcext:value-type="string">
            <text:p>7050000000</text:p>
          </table:table-cell>
          <table:table-cell table:formula="of:=IF(ISNA(VLOOKUP([.D999];[.$B$2:.$C$1080];2;0));&quot;-&quot;;VLOOKUP([.D999];[.$B$2:.$C$1080];2;0))" office:value-type="string" office:string-value="Komunikasi" calcext:value-type="string">
            <text:p>Komunikasi</text:p>
          </table:table-cell>
          <table:table-cell office:value-type="string" calcext:value-type="string">
            <text:p>7050000600</text:p>
          </table:table-cell>
          <table:table-cell table:formula="of:=IF(ISNA(VLOOKUP([.F999];[COA.$B$2:.$C$700];2;0));&quot;-&quot;;VLOOKUP([.F999];[COA.$B$2:.$C$700];2;0))" office:value-type="string" office:string-value="Komunikasi-Pager" calcext:value-type="string">
            <text:p>Komunikasi-Pa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9</text:p>
          </table:table-cell>
          <table:table-cell office:value-type="string" calcext:value-type="string">
            <text:p>7060000000</text:p>
          </table:table-cell>
          <table:table-cell office:value-type="string" calcext:value-type="string">
            <text:p>Promosi dan Periklanan</text:p>
          </table:table-cell>
          <table:table-cell office:value-type="string" calcext:value-type="string">
            <text:p>6000000000</text:p>
          </table:table-cell>
          <table:table-cell table:formula="of:=IF(ISNA(VLOOKUP([.D1000];[.$B$2:.$C$1080];2;0));&quot;-&quot;;VLOOKUP([.D1000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1000];[COA.$B$2:.$C$700];2;0));&quot;-&quot;;VLOOKUP([.F1000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00</text:p>
          </table:table-cell>
          <table:table-cell office:value-type="string" calcext:value-type="string">
            <text:p>7060000600</text:p>
          </table:table-cell>
          <table:table-cell office:value-type="string" calcext:value-type="string">
            <text:p>Off Air Event</text:p>
          </table:table-cell>
          <table:table-cell office:value-type="string" calcext:value-type="string">
            <text:p>7060000000</text:p>
          </table:table-cell>
          <table:table-cell table:formula="of:=IF(ISNA(VLOOKUP([.D1001];[.$B$2:.$C$1080];2;0));&quot;-&quot;;VLOOKUP([.D1001];[.$B$2:.$C$1080];2;0))" office:value-type="string" office:string-value="Promosi dan Periklanan" calcext:value-type="string">
            <text:p>Promosi dan Periklanan</text:p>
          </table:table-cell>
          <table:table-cell office:value-type="string" calcext:value-type="string">
            <text:p>7060000600</text:p>
          </table:table-cell>
          <table:table-cell table:formula="of:=IF(ISNA(VLOOKUP([.F1001];[COA.$B$2:.$C$700];2;0));&quot;-&quot;;VLOOKUP([.F1001];[COA.$B$2:.$C$700];2;0))" office:value-type="string" office:string-value="Off Air Event" calcext:value-type="string">
            <text:p>Off Air Ev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01</text:p>
          </table:table-cell>
          <table:table-cell office:value-type="string" calcext:value-type="string">
            <text:p>7060000200</text:p>
          </table:table-cell>
          <table:table-cell office:value-type="string" calcext:value-type="string">
            <text:p>Promosi dan Periklanan-Proyek Khusus</text:p>
          </table:table-cell>
          <table:table-cell office:value-type="string" calcext:value-type="string">
            <text:p>7060000000</text:p>
          </table:table-cell>
          <table:table-cell table:formula="of:=IF(ISNA(VLOOKUP([.D1002];[.$B$2:.$C$1080];2;0));&quot;-&quot;;VLOOKUP([.D1002];[.$B$2:.$C$1080];2;0))" office:value-type="string" office:string-value="Promosi dan Periklanan" calcext:value-type="string">
            <text:p>Promosi dan Periklanan</text:p>
          </table:table-cell>
          <table:table-cell office:value-type="string" calcext:value-type="string">
            <text:p>7060000200</text:p>
          </table:table-cell>
          <table:table-cell table:formula="of:=IF(ISNA(VLOOKUP([.F1002];[COA.$B$2:.$C$700];2;0));&quot;-&quot;;VLOOKUP([.F1002];[COA.$B$2:.$C$700];2;0))" office:value-type="string" office:string-value="Promosi dan Periklanan-Proyek Khusus" calcext:value-type="string">
            <text:p>Promosi dan Periklanan-Proyek Khus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02</text:p>
          </table:table-cell>
          <table:table-cell office:value-type="string" calcext:value-type="string">
            <text:p>7060000500</text:p>
          </table:table-cell>
          <table:table-cell office:value-type="string" calcext:value-type="string">
            <text:p>Media-Advertisement</text:p>
          </table:table-cell>
          <table:table-cell office:value-type="string" calcext:value-type="string">
            <text:p>7060000000</text:p>
          </table:table-cell>
          <table:table-cell table:formula="of:=IF(ISNA(VLOOKUP([.D1003];[.$B$2:.$C$1080];2;0));&quot;-&quot;;VLOOKUP([.D1003];[.$B$2:.$C$1080];2;0))" office:value-type="string" office:string-value="Promosi dan Periklanan" calcext:value-type="string">
            <text:p>Promosi dan Periklanan</text:p>
          </table:table-cell>
          <table:table-cell office:value-type="string" calcext:value-type="string">
            <text:p>7060000500</text:p>
          </table:table-cell>
          <table:table-cell table:formula="of:=IF(ISNA(VLOOKUP([.F1003];[COA.$B$2:.$C$700];2;0));&quot;-&quot;;VLOOKUP([.F1003];[COA.$B$2:.$C$700];2;0))" office:value-type="string" office:string-value="Media-Advertisement" calcext:value-type="string">
            <text:p>Media-Advertisem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03</text:p>
          </table:table-cell>
          <table:table-cell office:value-type="string" calcext:value-type="string">
            <text:p>7060000100</text:p>
          </table:table-cell>
          <table:table-cell office:value-type="string" calcext:value-type="string">
            <text:p>Promosi dan Periklanan-Buklet, Leaflet, dan Brosur</text:p>
          </table:table-cell>
          <table:table-cell office:value-type="string" calcext:value-type="string">
            <text:p>7060000000</text:p>
          </table:table-cell>
          <table:table-cell table:formula="of:=IF(ISNA(VLOOKUP([.D1004];[.$B$2:.$C$1080];2;0));&quot;-&quot;;VLOOKUP([.D1004];[.$B$2:.$C$1080];2;0))" office:value-type="string" office:string-value="Promosi dan Periklanan" calcext:value-type="string">
            <text:p>Promosi dan Periklanan</text:p>
          </table:table-cell>
          <table:table-cell office:value-type="string" calcext:value-type="string">
            <text:p>7060000100</text:p>
          </table:table-cell>
          <table:table-cell table:formula="of:=IF(ISNA(VLOOKUP([.F1004];[COA.$B$2:.$C$700];2;0));&quot;-&quot;;VLOOKUP([.F1004];[COA.$B$2:.$C$700];2;0))" office:value-type="string" office:string-value="Promosi dan Periklanan-Buklet, Leaflet, dan Brosur" calcext:value-type="string">
            <text:p>Promosi dan Periklanan-Buklet, Leaflet, dan Bros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04</text:p>
          </table:table-cell>
          <table:table-cell office:value-type="string" calcext:value-type="string">
            <text:p>7060000400</text:p>
          </table:table-cell>
          <table:table-cell office:value-type="string" calcext:value-type="string">
            <text:p>Promosi dan Periklanan-Sumbangan</text:p>
          </table:table-cell>
          <table:table-cell office:value-type="string" calcext:value-type="string">
            <text:p>7060000000</text:p>
          </table:table-cell>
          <table:table-cell table:formula="of:=IF(ISNA(VLOOKUP([.D1005];[.$B$2:.$C$1080];2;0));&quot;-&quot;;VLOOKUP([.D1005];[.$B$2:.$C$1080];2;0))" office:value-type="string" office:string-value="Promosi dan Periklanan" calcext:value-type="string">
            <text:p>Promosi dan Periklanan</text:p>
          </table:table-cell>
          <table:table-cell office:value-type="string" calcext:value-type="string">
            <text:p>7060000400</text:p>
          </table:table-cell>
          <table:table-cell table:formula="of:=IF(ISNA(VLOOKUP([.F1005];[COA.$B$2:.$C$700];2;0));&quot;-&quot;;VLOOKUP([.F1005];[COA.$B$2:.$C$700];2;0))" office:value-type="string" office:string-value="Promosi dan Periklanan-Sumbangan" calcext:value-type="string">
            <text:p>Promosi dan Periklanan-Sumbang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05</text:p>
          </table:table-cell>
          <table:table-cell office:value-type="string" calcext:value-type="string">
            <text:p>7060000300</text:p>
          </table:table-cell>
          <table:table-cell office:value-type="string" calcext:value-type="string">
            <text:p>Promosi dan Periklanan-Publisitas</text:p>
          </table:table-cell>
          <table:table-cell office:value-type="string" calcext:value-type="string">
            <text:p>7060000000</text:p>
          </table:table-cell>
          <table:table-cell table:formula="of:=IF(ISNA(VLOOKUP([.D1006];[.$B$2:.$C$1080];2;0));&quot;-&quot;;VLOOKUP([.D1006];[.$B$2:.$C$1080];2;0))" office:value-type="string" office:string-value="Promosi dan Periklanan" calcext:value-type="string">
            <text:p>Promosi dan Periklanan</text:p>
          </table:table-cell>
          <table:table-cell office:value-type="string" calcext:value-type="string">
            <text:p>7060000300</text:p>
          </table:table-cell>
          <table:table-cell table:formula="of:=IF(ISNA(VLOOKUP([.F1006];[COA.$B$2:.$C$700];2;0));&quot;-&quot;;VLOOKUP([.F1006];[COA.$B$2:.$C$700];2;0))" office:value-type="string" office:string-value="Promosi dan Periklanan-Publisitas" calcext:value-type="string">
            <text:p>Promosi dan Periklanan-Publisit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06</text:p>
          </table:table-cell>
          <table:table-cell office:value-type="string" calcext:value-type="string">
            <text:p>7070000000</text:p>
          </table:table-cell>
          <table:table-cell office:value-type="string" calcext:value-type="string">
            <text:p>Perlengkapan dan Alat Kantor</text:p>
          </table:table-cell>
          <table:table-cell office:value-type="string" calcext:value-type="string">
            <text:p>6000000000</text:p>
          </table:table-cell>
          <table:table-cell table:formula="of:=IF(ISNA(VLOOKUP([.D1007];[.$B$2:.$C$1080];2;0));&quot;-&quot;;VLOOKUP([.D1007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1007];[COA.$B$2:.$C$700];2;0));&quot;-&quot;;VLOOKUP([.F1007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07</text:p>
          </table:table-cell>
          <table:table-cell office:value-type="string" calcext:value-type="string">
            <text:p>7070000300</text:p>
          </table:table-cell>
          <table:table-cell office:value-type="string" calcext:value-type="string">
            <text:p>Perlengkapan dan Alat Kantor-Fotokopi</text:p>
          </table:table-cell>
          <table:table-cell office:value-type="string" calcext:value-type="string">
            <text:p>7070000000</text:p>
          </table:table-cell>
          <table:table-cell table:formula="of:=IF(ISNA(VLOOKUP([.D1008];[.$B$2:.$C$1080];2;0));&quot;-&quot;;VLOOKUP([.D1008];[.$B$2:.$C$1080];2;0))" office:value-type="string" office:string-value="Perlengkapan dan Alat Kantor" calcext:value-type="string">
            <text:p>Perlengkapan dan Alat Kantor</text:p>
          </table:table-cell>
          <table:table-cell office:value-type="string" calcext:value-type="string">
            <text:p>7070000300</text:p>
          </table:table-cell>
          <table:table-cell table:formula="of:=IF(ISNA(VLOOKUP([.F1008];[COA.$B$2:.$C$700];2;0));&quot;-&quot;;VLOOKUP([.F1008];[COA.$B$2:.$C$700];2;0))" office:value-type="string" office:string-value="Perlengkapan dan Alat Kantor-Fotokopi" calcext:value-type="string">
            <text:p>Perlengkapan dan Alat Kantor-Fotokop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08</text:p>
          </table:table-cell>
          <table:table-cell office:value-type="string" calcext:value-type="string">
            <text:p>7070000600</text:p>
          </table:table-cell>
          <table:table-cell office:value-type="string" calcext:value-type="string">
            <text:p>Perlengkapan dan Alat Kantor-Pembelian ATK (atau </text:p>
          </table:table-cell>
          <table:table-cell office:value-type="string" calcext:value-type="string">
            <text:p>7070000000</text:p>
          </table:table-cell>
          <table:table-cell table:formula="of:=IF(ISNA(VLOOKUP([.D1009];[.$B$2:.$C$1080];2;0));&quot;-&quot;;VLOOKUP([.D1009];[.$B$2:.$C$1080];2;0))" office:value-type="string" office:string-value="Perlengkapan dan Alat Kantor" calcext:value-type="string">
            <text:p>Perlengkapan dan Alat Kantor</text:p>
          </table:table-cell>
          <table:table-cell office:value-type="string" calcext:value-type="string">
            <text:p>7070000600</text:p>
          </table:table-cell>
          <table:table-cell table:formula="of:=IF(ISNA(VLOOKUP([.F1009];[COA.$B$2:.$C$700];2;0));&quot;-&quot;;VLOOKUP([.F1009];[COA.$B$2:.$C$700];2;0))" office:value-type="string" office:string-value="Perlengkapan dan Alat Kantor-Pembelian ATK (atau " calcext:value-type="string">
            <text:p>Perlengkapan dan Alat Kantor-Pembelian ATK (atau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09</text:p>
          </table:table-cell>
          <table:table-cell office:value-type="string" calcext:value-type="string">
            <text:p>7070000200</text:p>
          </table:table-cell>
          <table:table-cell office:value-type="string" calcext:value-type="string">
            <text:p>Perlengkapan dan Alat Kantor-ATK</text:p>
          </table:table-cell>
          <table:table-cell office:value-type="string" calcext:value-type="string">
            <text:p>7070000000</text:p>
          </table:table-cell>
          <table:table-cell table:formula="of:=IF(ISNA(VLOOKUP([.D1010];[.$B$2:.$C$1080];2;0));&quot;-&quot;;VLOOKUP([.D1010];[.$B$2:.$C$1080];2;0))" office:value-type="string" office:string-value="Perlengkapan dan Alat Kantor" calcext:value-type="string">
            <text:p>Perlengkapan dan Alat Kantor</text:p>
          </table:table-cell>
          <table:table-cell office:value-type="string" calcext:value-type="string">
            <text:p>7070000200</text:p>
          </table:table-cell>
          <table:table-cell table:formula="of:=IF(ISNA(VLOOKUP([.F1010];[COA.$B$2:.$C$700];2;0));&quot;-&quot;;VLOOKUP([.F1010];[COA.$B$2:.$C$700];2;0))" office:value-type="string" office:string-value="Perlengkapan dan Alat Kantor-ATK" calcext:value-type="string">
            <text:p>Perlengkapan dan Alat Kantor-AT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10</text:p>
          </table:table-cell>
          <table:table-cell office:value-type="string" calcext:value-type="string">
            <text:p>7070000500</text:p>
          </table:table-cell>
          <table:table-cell office:value-type="string" calcext:value-type="string">
            <text:p>Perlengkapan dan Alat Kantor-Kebutuhan Klinik</text:p>
          </table:table-cell>
          <table:table-cell office:value-type="string" calcext:value-type="string">
            <text:p>7070000000</text:p>
          </table:table-cell>
          <table:table-cell table:formula="of:=IF(ISNA(VLOOKUP([.D1011];[.$B$2:.$C$1080];2;0));&quot;-&quot;;VLOOKUP([.D1011];[.$B$2:.$C$1080];2;0))" office:value-type="string" office:string-value="Perlengkapan dan Alat Kantor" calcext:value-type="string">
            <text:p>Perlengkapan dan Alat Kantor</text:p>
          </table:table-cell>
          <table:table-cell office:value-type="string" calcext:value-type="string">
            <text:p>7070000500</text:p>
          </table:table-cell>
          <table:table-cell table:formula="of:=IF(ISNA(VLOOKUP([.F1011];[COA.$B$2:.$C$700];2;0));&quot;-&quot;;VLOOKUP([.F1011];[COA.$B$2:.$C$700];2;0))" office:value-type="string" office:string-value="Perlengkapan dan Alat Kantor-Kebutuhan Klinik" calcext:value-type="string">
            <text:p>Perlengkapan dan Alat Kantor-Kebutuhan Klini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11</text:p>
          </table:table-cell>
          <table:table-cell office:value-type="string" calcext:value-type="string">
            <text:p>7070000800</text:p>
          </table:table-cell>
          <table:table-cell office:value-type="string" calcext:value-type="string">
            <text:p>Perpustakaan</text:p>
          </table:table-cell>
          <table:table-cell office:value-type="string" calcext:value-type="string">
            <text:p>7070000000</text:p>
          </table:table-cell>
          <table:table-cell table:formula="of:=IF(ISNA(VLOOKUP([.D1012];[.$B$2:.$C$1080];2;0));&quot;-&quot;;VLOOKUP([.D1012];[.$B$2:.$C$1080];2;0))" office:value-type="string" office:string-value="Perlengkapan dan Alat Kantor" calcext:value-type="string">
            <text:p>Perlengkapan dan Alat Kantor</text:p>
          </table:table-cell>
          <table:table-cell office:value-type="string" calcext:value-type="string">
            <text:p>7070000800</text:p>
          </table:table-cell>
          <table:table-cell table:formula="of:=IF(ISNA(VLOOKUP([.F1012];[COA.$B$2:.$C$700];2;0));&quot;-&quot;;VLOOKUP([.F1012];[COA.$B$2:.$C$700];2;0))" office:value-type="string" office:string-value="Perpustakaan" calcext:value-type="string">
            <text:p>Perpustaka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12</text:p>
          </table:table-cell>
          <table:table-cell office:value-type="string" calcext:value-type="string">
            <text:p>7070000100</text:p>
          </table:table-cell>
          <table:table-cell office:value-type="string" calcext:value-type="string">
            <text:p>Perlengkapan dan Alat Kantor-Barang Cetakan</text:p>
          </table:table-cell>
          <table:table-cell office:value-type="string" calcext:value-type="string">
            <text:p>7070000000</text:p>
          </table:table-cell>
          <table:table-cell table:formula="of:=IF(ISNA(VLOOKUP([.D1013];[.$B$2:.$C$1080];2;0));&quot;-&quot;;VLOOKUP([.D1013];[.$B$2:.$C$1080];2;0))" office:value-type="string" office:string-value="Perlengkapan dan Alat Kantor" calcext:value-type="string">
            <text:p>Perlengkapan dan Alat Kantor</text:p>
          </table:table-cell>
          <table:table-cell office:value-type="string" calcext:value-type="string">
            <text:p>7070000100</text:p>
          </table:table-cell>
          <table:table-cell table:formula="of:=IF(ISNA(VLOOKUP([.F1013];[COA.$B$2:.$C$700];2;0));&quot;-&quot;;VLOOKUP([.F1013];[COA.$B$2:.$C$700];2;0))" office:value-type="string" office:string-value="Perlengkapan dan Alat Kantor-Barang Cetakan" calcext:value-type="string">
            <text:p>Perlengkapan dan Alat Kantor-Barang Cetak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13</text:p>
          </table:table-cell>
          <table:table-cell office:value-type="string" calcext:value-type="string">
            <text:p>7070000400</text:p>
          </table:table-cell>
          <table:table-cell office:value-type="string" calcext:value-type="string">
            <text:p>Perlengkapan dan Alat Kantor-Kebutuhan Dapur</text:p>
          </table:table-cell>
          <table:table-cell office:value-type="string" calcext:value-type="string">
            <text:p>7070000000</text:p>
          </table:table-cell>
          <table:table-cell table:formula="of:=IF(ISNA(VLOOKUP([.D1014];[.$B$2:.$C$1080];2;0));&quot;-&quot;;VLOOKUP([.D1014];[.$B$2:.$C$1080];2;0))" office:value-type="string" office:string-value="Perlengkapan dan Alat Kantor" calcext:value-type="string">
            <text:p>Perlengkapan dan Alat Kantor</text:p>
          </table:table-cell>
          <table:table-cell office:value-type="string" calcext:value-type="string">
            <text:p>7070000400</text:p>
          </table:table-cell>
          <table:table-cell table:formula="of:=IF(ISNA(VLOOKUP([.F1014];[COA.$B$2:.$C$700];2;0));&quot;-&quot;;VLOOKUP([.F1014];[COA.$B$2:.$C$700];2;0))" office:value-type="string" office:string-value="Perlengkapan dan Alat Kantor-Kebutuhan Dapur" calcext:value-type="string">
            <text:p>Perlengkapan dan Alat Kantor-Kebutuhan Dap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14</text:p>
          </table:table-cell>
          <table:table-cell office:value-type="string" calcext:value-type="string">
            <text:p>7070000700</text:p>
          </table:table-cell>
          <table:table-cell office:value-type="string" calcext:value-type="string">
            <text:p>Perlengkapan dan Alat Kantor-Seragam karyawan</text:p>
          </table:table-cell>
          <table:table-cell office:value-type="string" calcext:value-type="string">
            <text:p>7070000000</text:p>
          </table:table-cell>
          <table:table-cell table:formula="of:=IF(ISNA(VLOOKUP([.D1015];[.$B$2:.$C$1080];2;0));&quot;-&quot;;VLOOKUP([.D1015];[.$B$2:.$C$1080];2;0))" office:value-type="string" office:string-value="Perlengkapan dan Alat Kantor" calcext:value-type="string">
            <text:p>Perlengkapan dan Alat Kantor</text:p>
          </table:table-cell>
          <table:table-cell office:value-type="string" calcext:value-type="string">
            <text:p>7070000700</text:p>
          </table:table-cell>
          <table:table-cell table:formula="of:=IF(ISNA(VLOOKUP([.F1015];[COA.$B$2:.$C$700];2;0));&quot;-&quot;;VLOOKUP([.F1015];[COA.$B$2:.$C$700];2;0))" office:value-type="string" office:string-value="Perlengkapan dan Alat Kantor-Seragam karyawan" calcext:value-type="string">
            <text:p>Perlengkapan dan Alat Kantor-Seragam karyaw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15</text:p>
          </table:table-cell>
          <table:table-cell office:value-type="string" calcext:value-type="string">
            <text:p>7080000000</text:p>
          </table:table-cell>
          <table:table-cell office:value-type="string" calcext:value-type="string">
            <text:p>Jasa Profesi</text:p>
          </table:table-cell>
          <table:table-cell office:value-type="string" calcext:value-type="string">
            <text:p>6000000000</text:p>
          </table:table-cell>
          <table:table-cell table:formula="of:=IF(ISNA(VLOOKUP([.D1016];[.$B$2:.$C$1080];2;0));&quot;-&quot;;VLOOKUP([.D1016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1016];[COA.$B$2:.$C$700];2;0));&quot;-&quot;;VLOOKUP([.F1016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16</text:p>
          </table:table-cell>
          <table:table-cell office:value-type="string" calcext:value-type="string">
            <text:p>7080000100</text:p>
          </table:table-cell>
          <table:table-cell office:value-type="string" calcext:value-type="string">
            <text:p>Jasa Profesi-Legal</text:p>
          </table:table-cell>
          <table:table-cell office:value-type="string" calcext:value-type="string">
            <text:p>7080000000</text:p>
          </table:table-cell>
          <table:table-cell table:formula="of:=IF(ISNA(VLOOKUP([.D1017];[.$B$2:.$C$1080];2;0));&quot;-&quot;;VLOOKUP([.D1017];[.$B$2:.$C$1080];2;0))" office:value-type="string" office:string-value="Jasa Profesi" calcext:value-type="string">
            <text:p>Jasa Profesi</text:p>
          </table:table-cell>
          <table:table-cell office:value-type="string" calcext:value-type="string">
            <text:p>7080000100</text:p>
          </table:table-cell>
          <table:table-cell table:formula="of:=IF(ISNA(VLOOKUP([.F1017];[COA.$B$2:.$C$700];2;0));&quot;-&quot;;VLOOKUP([.F1017];[COA.$B$2:.$C$700];2;0))" office:value-type="string" office:string-value="Jasa Profesi-Legal" calcext:value-type="string">
            <text:p>Jasa Profesi-Leg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17</text:p>
          </table:table-cell>
          <table:table-cell office:value-type="string" calcext:value-type="string">
            <text:p>7080000400</text:p>
          </table:table-cell>
          <table:table-cell office:value-type="string" calcext:value-type="string">
            <text:p>Jasa Profesi-Outsource Resepsionis</text:p>
          </table:table-cell>
          <table:table-cell office:value-type="string" calcext:value-type="string">
            <text:p>7080000000</text:p>
          </table:table-cell>
          <table:table-cell table:formula="of:=IF(ISNA(VLOOKUP([.D1018];[.$B$2:.$C$1080];2;0));&quot;-&quot;;VLOOKUP([.D1018];[.$B$2:.$C$1080];2;0))" office:value-type="string" office:string-value="Jasa Profesi" calcext:value-type="string">
            <text:p>Jasa Profesi</text:p>
          </table:table-cell>
          <table:table-cell office:value-type="string" calcext:value-type="string">
            <text:p>7080000400</text:p>
          </table:table-cell>
          <table:table-cell table:formula="of:=IF(ISNA(VLOOKUP([.F1018];[COA.$B$2:.$C$700];2;0));&quot;-&quot;;VLOOKUP([.F1018];[COA.$B$2:.$C$700];2;0))" office:value-type="string" office:string-value="Jasa Profesi-Outsource Resepsionis" calcext:value-type="string">
            <text:p>Jasa Profesi-Outsource Resepsion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18</text:p>
          </table:table-cell>
          <table:table-cell office:value-type="string" calcext:value-type="string">
            <text:p>7080000700</text:p>
          </table:table-cell>
          <table:table-cell office:value-type="string" calcext:value-type="string">
            <text:p>Jasa Profesi-Outsource Driver</text:p>
          </table:table-cell>
          <table:table-cell office:value-type="string" calcext:value-type="string">
            <text:p>7080000000</text:p>
          </table:table-cell>
          <table:table-cell table:formula="of:=IF(ISNA(VLOOKUP([.D1019];[.$B$2:.$C$1080];2;0));&quot;-&quot;;VLOOKUP([.D1019];[.$B$2:.$C$1080];2;0))" office:value-type="string" office:string-value="Jasa Profesi" calcext:value-type="string">
            <text:p>Jasa Profesi</text:p>
          </table:table-cell>
          <table:table-cell office:value-type="string" calcext:value-type="string">
            <text:p>7080000700</text:p>
          </table:table-cell>
          <table:table-cell table:formula="of:=IF(ISNA(VLOOKUP([.F1019];[COA.$B$2:.$C$700];2;0));&quot;-&quot;;VLOOKUP([.F1019];[COA.$B$2:.$C$700];2;0))" office:value-type="string" office:string-value="Jasa Profesi-Outsource Driver" calcext:value-type="string">
            <text:p>Jasa Profesi-Outsource Dri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19</text:p>
          </table:table-cell>
          <table:table-cell office:value-type="string" calcext:value-type="string">
            <text:p>7080000300</text:p>
          </table:table-cell>
          <table:table-cell office:value-type="string" calcext:value-type="string">
            <text:p>Jasa Profesi-Konsultan Manajemen</text:p>
          </table:table-cell>
          <table:table-cell office:value-type="string" calcext:value-type="string">
            <text:p>7080000000</text:p>
          </table:table-cell>
          <table:table-cell table:formula="of:=IF(ISNA(VLOOKUP([.D1020];[.$B$2:.$C$1080];2;0));&quot;-&quot;;VLOOKUP([.D1020];[.$B$2:.$C$1080];2;0))" office:value-type="string" office:string-value="Jasa Profesi" calcext:value-type="string">
            <text:p>Jasa Profesi</text:p>
          </table:table-cell>
          <table:table-cell office:value-type="string" calcext:value-type="string">
            <text:p>7080000300</text:p>
          </table:table-cell>
          <table:table-cell table:formula="of:=IF(ISNA(VLOOKUP([.F1020];[COA.$B$2:.$C$700];2;0));&quot;-&quot;;VLOOKUP([.F1020];[COA.$B$2:.$C$700];2;0))" office:value-type="string" office:string-value="Jasa Profesi-Konsultan Manajemen" calcext:value-type="string">
            <text:p>Jasa Profesi-Konsultan Manajem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20</text:p>
          </table:table-cell>
          <table:table-cell office:value-type="string" calcext:value-type="string">
            <text:p>7080000600</text:p>
          </table:table-cell>
          <table:table-cell office:value-type="string" calcext:value-type="string">
            <text:p>Jasa Profesi-Outsource OB</text:p>
          </table:table-cell>
          <table:table-cell office:value-type="string" calcext:value-type="string">
            <text:p>7080000000</text:p>
          </table:table-cell>
          <table:table-cell table:formula="of:=IF(ISNA(VLOOKUP([.D1021];[.$B$2:.$C$1080];2;0));&quot;-&quot;;VLOOKUP([.D1021];[.$B$2:.$C$1080];2;0))" office:value-type="string" office:string-value="Jasa Profesi" calcext:value-type="string">
            <text:p>Jasa Profesi</text:p>
          </table:table-cell>
          <table:table-cell office:value-type="string" calcext:value-type="string">
            <text:p>7080000600</text:p>
          </table:table-cell>
          <table:table-cell table:formula="of:=IF(ISNA(VLOOKUP([.F1021];[COA.$B$2:.$C$700];2;0));&quot;-&quot;;VLOOKUP([.F1021];[COA.$B$2:.$C$700];2;0))" office:value-type="string" office:string-value="Jasa Profesi-Outsource OB" calcext:value-type="string">
            <text:p>Jasa Profesi-Outsource OB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21</text:p>
          </table:table-cell>
          <table:table-cell office:value-type="string" calcext:value-type="string">
            <text:p>7080000200</text:p>
          </table:table-cell>
          <table:table-cell office:value-type="string" calcext:value-type="string">
            <text:p>Jasa Profesi-Akuntan Publik</text:p>
          </table:table-cell>
          <table:table-cell office:value-type="string" calcext:value-type="string">
            <text:p>7080000000</text:p>
          </table:table-cell>
          <table:table-cell table:formula="of:=IF(ISNA(VLOOKUP([.D1022];[.$B$2:.$C$1080];2;0));&quot;-&quot;;VLOOKUP([.D1022];[.$B$2:.$C$1080];2;0))" office:value-type="string" office:string-value="Jasa Profesi" calcext:value-type="string">
            <text:p>Jasa Profesi</text:p>
          </table:table-cell>
          <table:table-cell office:value-type="string" calcext:value-type="string">
            <text:p>7080000200</text:p>
          </table:table-cell>
          <table:table-cell table:formula="of:=IF(ISNA(VLOOKUP([.F1022];[COA.$B$2:.$C$700];2;0));&quot;-&quot;;VLOOKUP([.F1022];[COA.$B$2:.$C$700];2;0))" office:value-type="string" office:string-value="Jasa Profesi-Akuntan Publik" calcext:value-type="string">
            <text:p>Jasa Profesi-Akuntan Publi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22</text:p>
          </table:table-cell>
          <table:table-cell office:value-type="string" calcext:value-type="string">
            <text:p>7080000500</text:p>
          </table:table-cell>
          <table:table-cell office:value-type="string" calcext:value-type="string">
            <text:p>Jasa Profesi-Outsource Teknik</text:p>
          </table:table-cell>
          <table:table-cell office:value-type="string" calcext:value-type="string">
            <text:p>7080000000</text:p>
          </table:table-cell>
          <table:table-cell table:formula="of:=IF(ISNA(VLOOKUP([.D1023];[.$B$2:.$C$1080];2;0));&quot;-&quot;;VLOOKUP([.D1023];[.$B$2:.$C$1080];2;0))" office:value-type="string" office:string-value="Jasa Profesi" calcext:value-type="string">
            <text:p>Jasa Profesi</text:p>
          </table:table-cell>
          <table:table-cell office:value-type="string" calcext:value-type="string">
            <text:p>7080000500</text:p>
          </table:table-cell>
          <table:table-cell table:formula="of:=IF(ISNA(VLOOKUP([.F1023];[COA.$B$2:.$C$700];2;0));&quot;-&quot;;VLOOKUP([.F1023];[COA.$B$2:.$C$700];2;0))" office:value-type="string" office:string-value="Jasa Profesi-Outsource Teknik" calcext:value-type="string">
            <text:p>Jasa Profesi-Outsource Tekni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23</text:p>
          </table:table-cell>
          <table:table-cell office:value-type="string" calcext:value-type="string">
            <text:p>7090000000</text:p>
          </table:table-cell>
          <table:table-cell office:value-type="string" calcext:value-type="string">
            <text:p>Representasi dan Jamuan</text:p>
          </table:table-cell>
          <table:table-cell office:value-type="string" calcext:value-type="string">
            <text:p>6000000000</text:p>
          </table:table-cell>
          <table:table-cell table:formula="of:=IF(ISNA(VLOOKUP([.D1024];[.$B$2:.$C$1080];2;0));&quot;-&quot;;VLOOKUP([.D1024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1024];[COA.$B$2:.$C$700];2;0));&quot;-&quot;;VLOOKUP([.F1024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24</text:p>
          </table:table-cell>
          <table:table-cell office:value-type="string" calcext:value-type="string">
            <text:p>7090000100</text:p>
          </table:table-cell>
          <table:table-cell office:value-type="string" calcext:value-type="string">
            <text:p>Representasi dan Jamuan 1</text:p>
          </table:table-cell>
          <table:table-cell office:value-type="string" calcext:value-type="string">
            <text:p>7090000000</text:p>
          </table:table-cell>
          <table:table-cell table:formula="of:=IF(ISNA(VLOOKUP([.D1025];[.$B$2:.$C$1080];2;0));&quot;-&quot;;VLOOKUP([.D1025];[.$B$2:.$C$1080];2;0))" office:value-type="string" office:string-value="Representasi dan Jamuan" calcext:value-type="string">
            <text:p>Representasi dan Jamuan</text:p>
          </table:table-cell>
          <table:table-cell office:value-type="string" calcext:value-type="string">
            <text:p>7090000100</text:p>
          </table:table-cell>
          <table:table-cell table:formula="of:=IF(ISNA(VLOOKUP([.F1025];[COA.$B$2:.$C$700];2;0));&quot;-&quot;;VLOOKUP([.F1025];[COA.$B$2:.$C$700];2;0))" office:value-type="string" office:string-value="Representasi dan Jamuan" calcext:value-type="string">
            <text:p>Representasi dan Jamu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25</text:p>
          </table:table-cell>
          <table:table-cell office:value-type="string" calcext:value-type="string">
            <text:p>7090000400</text:p>
          </table:table-cell>
          <table:table-cell office:value-type="string" calcext:value-type="string">
            <text:p>Representasi dan Jamuan Direksi 2 (tdk ada dftr nom.)</text:p>
          </table:table-cell>
          <table:table-cell office:value-type="string" calcext:value-type="string">
            <text:p>7090000000</text:p>
          </table:table-cell>
          <table:table-cell table:formula="of:=IF(ISNA(VLOOKUP([.D1026];[.$B$2:.$C$1080];2;0));&quot;-&quot;;VLOOKUP([.D1026];[.$B$2:.$C$1080];2;0))" office:value-type="string" office:string-value="Representasi dan Jamuan" calcext:value-type="string">
            <text:p>Representasi dan Jamuan</text:p>
          </table:table-cell>
          <table:table-cell office:value-type="string" calcext:value-type="string">
            <text:p>7090000400</text:p>
          </table:table-cell>
          <table:table-cell table:formula="of:=IF(ISNA(VLOOKUP([.F1026];[COA.$B$2:.$C$700];2;0));&quot;-&quot;;VLOOKUP([.F1026];[COA.$B$2:.$C$700];2;0))" office:value-type="string" office:string-value="Representasi dan Jamuan Direksi 2 (tdk ada dftr nom.)" calcext:value-type="string">
            <text:p>Representasi dan Jamuan Direksi 2 (tdk ada dftr nom.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26</text:p>
          </table:table-cell>
          <table:table-cell office:value-type="string" calcext:value-type="string">
            <text:p>7090000300</text:p>
          </table:table-cell>
          <table:table-cell office:value-type="string" calcext:value-type="string">
            <text:p>Representasi dan Jamuan Direksi</text:p>
          </table:table-cell>
          <table:table-cell office:value-type="string" calcext:value-type="string">
            <text:p>7090000000</text:p>
          </table:table-cell>
          <table:table-cell table:formula="of:=IF(ISNA(VLOOKUP([.D1027];[.$B$2:.$C$1080];2;0));&quot;-&quot;;VLOOKUP([.D1027];[.$B$2:.$C$1080];2;0))" office:value-type="string" office:string-value="Representasi dan Jamuan" calcext:value-type="string">
            <text:p>Representasi dan Jamuan</text:p>
          </table:table-cell>
          <table:table-cell office:value-type="string" calcext:value-type="string">
            <text:p>7090000300</text:p>
          </table:table-cell>
          <table:table-cell table:formula="of:=IF(ISNA(VLOOKUP([.F1027];[COA.$B$2:.$C$700];2;0));&quot;-&quot;;VLOOKUP([.F1027];[COA.$B$2:.$C$700];2;0))" office:value-type="string" office:string-value="Representasi dan Jamuan Direksi" calcext:value-type="string">
            <text:p>Representasi dan Jamuan Direks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27</text:p>
          </table:table-cell>
          <table:table-cell office:value-type="string" calcext:value-type="string">
            <text:p>7090000200</text:p>
          </table:table-cell>
          <table:table-cell office:value-type="string" calcext:value-type="string">
            <text:p>Representasi dan Jamuan 2 (tdk ada dftr nom.)</text:p>
          </table:table-cell>
          <table:table-cell office:value-type="string" calcext:value-type="string">
            <text:p>7090000000</text:p>
          </table:table-cell>
          <table:table-cell table:formula="of:=IF(ISNA(VLOOKUP([.D1028];[.$B$2:.$C$1080];2;0));&quot;-&quot;;VLOOKUP([.D1028];[.$B$2:.$C$1080];2;0))" office:value-type="string" office:string-value="Representasi dan Jamuan" calcext:value-type="string">
            <text:p>Representasi dan Jamuan</text:p>
          </table:table-cell>
          <table:table-cell office:value-type="string" calcext:value-type="string">
            <text:p>7090000200</text:p>
          </table:table-cell>
          <table:table-cell table:formula="of:=IF(ISNA(VLOOKUP([.F1028];[COA.$B$2:.$C$700];2;0));&quot;-&quot;;VLOOKUP([.F1028];[COA.$B$2:.$C$700];2;0))" office:value-type="string" office:string-value="Representasi dan Jamuan 2 (tdk ada dftr nom.)" calcext:value-type="string">
            <text:p>Representasi dan Jamuan 2 (tdk ada dftr nom.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28</text:p>
          </table:table-cell>
          <table:table-cell office:value-type="string" calcext:value-type="string">
            <text:p>7100000000</text:p>
          </table:table-cell>
          <table:table-cell office:value-type="string" calcext:value-type="string">
            <text:p>Iuran dan Langganan</text:p>
          </table:table-cell>
          <table:table-cell office:value-type="string" calcext:value-type="string">
            <text:p>6000000000</text:p>
          </table:table-cell>
          <table:table-cell table:formula="of:=IF(ISNA(VLOOKUP([.D1029];[.$B$2:.$C$1080];2;0));&quot;-&quot;;VLOOKUP([.D1029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1029];[COA.$B$2:.$C$700];2;0));&quot;-&quot;;VLOOKUP([.F1029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29</text:p>
          </table:table-cell>
          <table:table-cell office:value-type="string" calcext:value-type="string">
            <text:p>7100000300</text:p>
          </table:table-cell>
          <table:table-cell office:value-type="string" calcext:value-type="string">
            <text:p>Iuran dan Langganan-Olah Raga</text:p>
          </table:table-cell>
          <table:table-cell office:value-type="string" calcext:value-type="string">
            <text:p>7100000000</text:p>
          </table:table-cell>
          <table:table-cell table:formula="of:=IF(ISNA(VLOOKUP([.D1030];[.$B$2:.$C$1080];2;0));&quot;-&quot;;VLOOKUP([.D1030];[.$B$2:.$C$1080];2;0))" office:value-type="string" office:string-value="Iuran dan Langganan" calcext:value-type="string">
            <text:p>Iuran dan Langganan</text:p>
          </table:table-cell>
          <table:table-cell office:value-type="string" calcext:value-type="string">
            <text:p>7100000300</text:p>
          </table:table-cell>
          <table:table-cell table:formula="of:=IF(ISNA(VLOOKUP([.F1030];[COA.$B$2:.$C$700];2;0));&quot;-&quot;;VLOOKUP([.F1030];[COA.$B$2:.$C$700];2;0))" office:value-type="string" office:string-value="Iuran dan Langganan-Olah Raga" calcext:value-type="string">
            <text:p>Iuran dan Langganan-Olah R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30</text:p>
          </table:table-cell>
          <table:table-cell office:value-type="string" calcext:value-type="string">
            <text:p>7100000600</text:p>
          </table:table-cell>
          <table:table-cell office:value-type="string" calcext:value-type="string">
            <text:p>Iuran dan Langganan-Keanggotaan</text:p>
          </table:table-cell>
          <table:table-cell office:value-type="string" calcext:value-type="string">
            <text:p>7100000000</text:p>
          </table:table-cell>
          <table:table-cell table:formula="of:=IF(ISNA(VLOOKUP([.D1031];[.$B$2:.$C$1080];2;0));&quot;-&quot;;VLOOKUP([.D1031];[.$B$2:.$C$1080];2;0))" office:value-type="string" office:string-value="Iuran dan Langganan" calcext:value-type="string">
            <text:p>Iuran dan Langganan</text:p>
          </table:table-cell>
          <table:table-cell office:value-type="string" calcext:value-type="string">
            <text:p>7100000600</text:p>
          </table:table-cell>
          <table:table-cell table:formula="of:=IF(ISNA(VLOOKUP([.F1031];[COA.$B$2:.$C$700];2;0));&quot;-&quot;;VLOOKUP([.F1031];[COA.$B$2:.$C$700];2;0))" office:value-type="string" office:string-value="Iuran dan Langganan-Keanggotaan" calcext:value-type="string">
            <text:p>Iuran dan Langganan-Keanggota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31</text:p>
          </table:table-cell>
          <table:table-cell office:value-type="string" calcext:value-type="string">
            <text:p>7100000200</text:p>
          </table:table-cell>
          <table:table-cell office:value-type="string" calcext:value-type="string">
            <text:p>Iuran dan Langganan-Kom Tata Krama Periklanan</text:p>
          </table:table-cell>
          <table:table-cell office:value-type="string" calcext:value-type="string">
            <text:p>7100000000</text:p>
          </table:table-cell>
          <table:table-cell table:formula="of:=IF(ISNA(VLOOKUP([.D1032];[.$B$2:.$C$1080];2;0));&quot;-&quot;;VLOOKUP([.D1032];[.$B$2:.$C$1080];2;0))" office:value-type="string" office:string-value="Iuran dan Langganan" calcext:value-type="string">
            <text:p>Iuran dan Langganan</text:p>
          </table:table-cell>
          <table:table-cell office:value-type="string" calcext:value-type="string">
            <text:p>7100000200</text:p>
          </table:table-cell>
          <table:table-cell table:formula="of:=IF(ISNA(VLOOKUP([.F1032];[COA.$B$2:.$C$700];2;0));&quot;-&quot;;VLOOKUP([.F1032];[COA.$B$2:.$C$700];2;0))" office:value-type="string" office:string-value="Iuran dan Langganan-Kom Tata Krama Periklanan" calcext:value-type="string">
            <text:p>Iuran dan Langganan-Kom Tata Krama Periklan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32</text:p>
          </table:table-cell>
          <table:table-cell office:value-type="string" calcext:value-type="string">
            <text:p>7100000500</text:p>
          </table:table-cell>
          <table:table-cell office:value-type="string" calcext:value-type="string">
            <text:p>Iuran dan Langganan-Ktr Berita</text:p>
          </table:table-cell>
          <table:table-cell office:value-type="string" calcext:value-type="string">
            <text:p>7100000000</text:p>
          </table:table-cell>
          <table:table-cell table:formula="of:=IF(ISNA(VLOOKUP([.D1033];[.$B$2:.$C$1080];2;0));&quot;-&quot;;VLOOKUP([.D1033];[.$B$2:.$C$1080];2;0))" office:value-type="string" office:string-value="Iuran dan Langganan" calcext:value-type="string">
            <text:p>Iuran dan Langganan</text:p>
          </table:table-cell>
          <table:table-cell office:value-type="string" calcext:value-type="string">
            <text:p>7100000500</text:p>
          </table:table-cell>
          <table:table-cell table:formula="of:=IF(ISNA(VLOOKUP([.F1033];[COA.$B$2:.$C$700];2;0));&quot;-&quot;;VLOOKUP([.F1033];[COA.$B$2:.$C$700];2;0))" office:value-type="string" office:string-value="Iuran dan Langganan-Ktr Berita" calcext:value-type="string">
            <text:p>Iuran dan Langganan-Ktr Berit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33</text:p>
          </table:table-cell>
          <table:table-cell office:value-type="string" calcext:value-type="string">
            <text:p>7100000800</text:p>
          </table:table-cell>
          <table:table-cell office:value-type="string" calcext:value-type="string">
            <text:p>Iuran dan Langganan-Internet</text:p>
          </table:table-cell>
          <table:table-cell office:value-type="string" calcext:value-type="string">
            <text:p>7100000000</text:p>
          </table:table-cell>
          <table:table-cell table:formula="of:=IF(ISNA(VLOOKUP([.D1034];[.$B$2:.$C$1080];2;0));&quot;-&quot;;VLOOKUP([.D1034];[.$B$2:.$C$1080];2;0))" office:value-type="string" office:string-value="Iuran dan Langganan" calcext:value-type="string">
            <text:p>Iuran dan Langganan</text:p>
          </table:table-cell>
          <table:table-cell office:value-type="string" calcext:value-type="string">
            <text:p>7100000800</text:p>
          </table:table-cell>
          <table:table-cell table:formula="of:=IF(ISNA(VLOOKUP([.F1034];[COA.$B$2:.$C$700];2;0));&quot;-&quot;;VLOOKUP([.F1034];[COA.$B$2:.$C$700];2;0))" office:value-type="string" office:string-value="Iuran dan Langganan-Internet" calcext:value-type="string">
            <text:p>Iuran dan Langganan-Interne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34</text:p>
          </table:table-cell>
          <table:table-cell office:value-type="string" calcext:value-type="string">
            <text:p>7100000100</text:p>
          </table:table-cell>
          <table:table-cell office:value-type="string" calcext:value-type="string">
            <text:p>Iuran dan Langganan-Koran dan Majalah</text:p>
          </table:table-cell>
          <table:table-cell office:value-type="string" calcext:value-type="string">
            <text:p>7100000000</text:p>
          </table:table-cell>
          <table:table-cell table:formula="of:=IF(ISNA(VLOOKUP([.D1035];[.$B$2:.$C$1080];2;0));&quot;-&quot;;VLOOKUP([.D1035];[.$B$2:.$C$1080];2;0))" office:value-type="string" office:string-value="Iuran dan Langganan" calcext:value-type="string">
            <text:p>Iuran dan Langganan</text:p>
          </table:table-cell>
          <table:table-cell office:value-type="string" calcext:value-type="string">
            <text:p>7100000100</text:p>
          </table:table-cell>
          <table:table-cell table:formula="of:=IF(ISNA(VLOOKUP([.F1035];[COA.$B$2:.$C$700];2;0));&quot;-&quot;;VLOOKUP([.F1035];[COA.$B$2:.$C$700];2;0))" office:value-type="string" office:string-value="Iuran dan Langganan-Koran dan Majalah" calcext:value-type="string">
            <text:p>Iuran dan Langganan-Koran dan Majal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35</text:p>
          </table:table-cell>
          <table:table-cell office:value-type="string" calcext:value-type="string">
            <text:p>7100000400</text:p>
          </table:table-cell>
          <table:table-cell office:value-type="string" calcext:value-type="string">
            <text:p>Iuran dan Langganan-Kartu Kredit</text:p>
          </table:table-cell>
          <table:table-cell office:value-type="string" calcext:value-type="string">
            <text:p>7100000000</text:p>
          </table:table-cell>
          <table:table-cell table:formula="of:=IF(ISNA(VLOOKUP([.D1036];[.$B$2:.$C$1080];2;0));&quot;-&quot;;VLOOKUP([.D1036];[.$B$2:.$C$1080];2;0))" office:value-type="string" office:string-value="Iuran dan Langganan" calcext:value-type="string">
            <text:p>Iuran dan Langganan</text:p>
          </table:table-cell>
          <table:table-cell office:value-type="string" calcext:value-type="string">
            <text:p>7100000400</text:p>
          </table:table-cell>
          <table:table-cell table:formula="of:=IF(ISNA(VLOOKUP([.F1036];[COA.$B$2:.$C$700];2;0));&quot;-&quot;;VLOOKUP([.F1036];[COA.$B$2:.$C$700];2;0))" office:value-type="string" office:string-value="Iuran dan Langganan-Kartu Kredit" calcext:value-type="string">
            <text:p>Iuran dan Langganan-Kartu Kredi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36</text:p>
          </table:table-cell>
          <table:table-cell office:value-type="string" calcext:value-type="string">
            <text:p>7100000700</text:p>
          </table:table-cell>
          <table:table-cell office:value-type="string" calcext:value-type="string">
            <text:p>Iuran dan Langganan-TV Kabel</text:p>
          </table:table-cell>
          <table:table-cell office:value-type="string" calcext:value-type="string">
            <text:p>7100000000</text:p>
          </table:table-cell>
          <table:table-cell table:formula="of:=IF(ISNA(VLOOKUP([.D1037];[.$B$2:.$C$1080];2;0));&quot;-&quot;;VLOOKUP([.D1037];[.$B$2:.$C$1080];2;0))" office:value-type="string" office:string-value="Iuran dan Langganan" calcext:value-type="string">
            <text:p>Iuran dan Langganan</text:p>
          </table:table-cell>
          <table:table-cell office:value-type="string" calcext:value-type="string">
            <text:p>7100000700</text:p>
          </table:table-cell>
          <table:table-cell table:formula="of:=IF(ISNA(VLOOKUP([.F1037];[COA.$B$2:.$C$700];2;0));&quot;-&quot;;VLOOKUP([.F1037];[COA.$B$2:.$C$700];2;0))" office:value-type="string" office:string-value="Iuran dan Langganan-TV Kabel" calcext:value-type="string">
            <text:p>Iuran dan Langganan-TV Kab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37</text:p>
          </table:table-cell>
          <table:table-cell office:value-type="string" calcext:value-type="string">
            <text:p>8010000000</text:p>
          </table:table-cell>
          <table:table-cell office:value-type="string" calcext:value-type="string">
            <text:p>Pendapatan Lain-lain</text:p>
          </table:table-cell>
          <table:table-cell office:value-type="string" calcext:value-type="string">
            <text:p>6000000000</text:p>
          </table:table-cell>
          <table:table-cell table:formula="of:=IF(ISNA(VLOOKUP([.D1038];[.$B$2:.$C$1080];2;0));&quot;-&quot;;VLOOKUP([.D1038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1038];[COA.$B$2:.$C$700];2;0));&quot;-&quot;;VLOOKUP([.F1038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38</text:p>
          </table:table-cell>
          <table:table-cell office:value-type="string" calcext:value-type="string">
            <text:p>8010000500</text:p>
          </table:table-cell>
          <table:table-cell office:value-type="string" calcext:value-type="string">
            <text:p>Pendapatan Lain-lain-sewa gedung</text:p>
          </table:table-cell>
          <table:table-cell office:value-type="string" calcext:value-type="string">
            <text:p>8010000000</text:p>
          </table:table-cell>
          <table:table-cell table:formula="of:=IF(ISNA(VLOOKUP([.D1039];[.$B$2:.$C$1080];2;0));&quot;-&quot;;VLOOKUP([.D1039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0500</text:p>
          </table:table-cell>
          <table:table-cell table:formula="of:=IF(ISNA(VLOOKUP([.F1039];[COA.$B$2:.$C$700];2;0));&quot;-&quot;;VLOOKUP([.F1039];[COA.$B$2:.$C$700];2;0))" office:value-type="string" office:string-value="Pendapatan Lain-lain-sewa gedung" calcext:value-type="string">
            <text:p>Pendapatan Lain-lain-sewa gedu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39</text:p>
          </table:table-cell>
          <table:table-cell office:value-type="string" calcext:value-type="string">
            <text:p>8010002100</text:p>
          </table:table-cell>
          <table:table-cell office:value-type="string" calcext:value-type="string">
            <text:p>Pendapatan Lain-lain-Lain lain</text:p>
          </table:table-cell>
          <table:table-cell office:value-type="string" calcext:value-type="string">
            <text:p>8010000000</text:p>
          </table:table-cell>
          <table:table-cell table:formula="of:=IF(ISNA(VLOOKUP([.D1040];[.$B$2:.$C$1080];2;0));&quot;-&quot;;VLOOKUP([.D1040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2100</text:p>
          </table:table-cell>
          <table:table-cell table:formula="of:=IF(ISNA(VLOOKUP([.F1040];[COA.$B$2:.$C$700];2;0));&quot;-&quot;;VLOOKUP([.F1040];[COA.$B$2:.$C$700];2;0))" office:value-type="string" office:string-value="Pendapatan Lain-lain-Lain lain" calcext:value-type="string">
            <text:p>Pendapatan Lain-lain-Lain la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40</text:p>
          </table:table-cell>
          <table:table-cell office:value-type="string" calcext:value-type="string">
            <text:p>8010000800</text:p>
          </table:table-cell>
          <table:table-cell office:value-type="string" calcext:value-type="string">
            <text:p>Pendapatan Lain-lain-Produksi Film</text:p>
          </table:table-cell>
          <table:table-cell office:value-type="string" calcext:value-type="string">
            <text:p>8010000000</text:p>
          </table:table-cell>
          <table:table-cell table:formula="of:=IF(ISNA(VLOOKUP([.D1041];[.$B$2:.$C$1080];2;0));&quot;-&quot;;VLOOKUP([.D1041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0800</text:p>
          </table:table-cell>
          <table:table-cell table:formula="of:=IF(ISNA(VLOOKUP([.F1041];[COA.$B$2:.$C$700];2;0));&quot;-&quot;;VLOOKUP([.F1041];[COA.$B$2:.$C$700];2;0))" office:value-type="string" office:string-value="Pendapatan Lain-lain-Produksi Film" calcext:value-type="string">
            <text:p>Pendapatan Lain-lain-Produksi Fil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41</text:p>
          </table:table-cell>
          <table:table-cell office:value-type="string" calcext:value-type="string">
            <text:p>8010001100</text:p>
          </table:table-cell>
          <table:table-cell office:value-type="string" calcext:value-type="string">
            <text:p>Pendapatan Lain-lain(ada PPN)</text:p>
          </table:table-cell>
          <table:table-cell office:value-type="string" calcext:value-type="string">
            <text:p>8010000000</text:p>
          </table:table-cell>
          <table:table-cell table:formula="of:=IF(ISNA(VLOOKUP([.D1042];[.$B$2:.$C$1080];2;0));&quot;-&quot;;VLOOKUP([.D1042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1100</text:p>
          </table:table-cell>
          <table:table-cell table:formula="of:=IF(ISNA(VLOOKUP([.F1042];[COA.$B$2:.$C$700];2;0));&quot;-&quot;;VLOOKUP([.F1042];[COA.$B$2:.$C$700];2;0))" office:value-type="string" office:string-value="Pendapatan Lain-lain(ada PPN)" calcext:value-type="string">
            <text:p>Pendapatan Lain-lain(ada PP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42</text:p>
          </table:table-cell>
          <table:table-cell office:value-type="string" calcext:value-type="string">
            <text:p>8010001400</text:p>
          </table:table-cell>
          <table:table-cell office:value-type="string" calcext:value-type="string">
            <text:p>Pendapatan Lain-lain-Produksi Program(ada PPN)</text:p>
          </table:table-cell>
          <table:table-cell office:value-type="string" calcext:value-type="string">
            <text:p>8010000000</text:p>
          </table:table-cell>
          <table:table-cell table:formula="of:=IF(ISNA(VLOOKUP([.D1043];[.$B$2:.$C$1080];2;0));&quot;-&quot;;VLOOKUP([.D1043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1400</text:p>
          </table:table-cell>
          <table:table-cell table:formula="of:=IF(ISNA(VLOOKUP([.F1043];[COA.$B$2:.$C$700];2;0));&quot;-&quot;;VLOOKUP([.F1043];[COA.$B$2:.$C$700];2;0))" office:value-type="string" office:string-value="Pendapatan Lain-lain-Produksi Program(ada PPN)" calcext:value-type="string">
            <text:p>Pendapatan Lain-lain-Produksi Program(ada PP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43</text:p>
          </table:table-cell>
          <table:table-cell office:value-type="string" calcext:value-type="string">
            <text:p>8010000100</text:p>
          </table:table-cell>
          <table:table-cell office:value-type="string" calcext:value-type="string">
            <text:p>Pendapatan Lain-lain-Bunga Bank (Rp)</text:p>
          </table:table-cell>
          <table:table-cell office:value-type="string" calcext:value-type="string">
            <text:p>8010000000</text:p>
          </table:table-cell>
          <table:table-cell table:formula="of:=IF(ISNA(VLOOKUP([.D1044];[.$B$2:.$C$1080];2;0));&quot;-&quot;;VLOOKUP([.D1044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0100</text:p>
          </table:table-cell>
          <table:table-cell table:formula="of:=IF(ISNA(VLOOKUP([.F1044];[COA.$B$2:.$C$700];2;0));&quot;-&quot;;VLOOKUP([.F1044];[COA.$B$2:.$C$700];2;0))" office:value-type="string" office:string-value="Pendapatan Lain-lain-Bunga Bank (Rp)" calcext:value-type="string">
            <text:p>Pendapatan Lain-lain-Bunga Bank (Rp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44</text:p>
          </table:table-cell>
          <table:table-cell office:value-type="string" calcext:value-type="string">
            <text:p>8010001700</text:p>
          </table:table-cell>
          <table:table-cell office:value-type="string" calcext:value-type="string">
            <text:p>Pendapatan Lain-lain non iklan-bagi hasil(ada PPN)</text:p>
          </table:table-cell>
          <table:table-cell office:value-type="string" calcext:value-type="string">
            <text:p>8010000000</text:p>
          </table:table-cell>
          <table:table-cell table:formula="of:=IF(ISNA(VLOOKUP([.D1045];[.$B$2:.$C$1080];2;0));&quot;-&quot;;VLOOKUP([.D1045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1700</text:p>
          </table:table-cell>
          <table:table-cell table:formula="of:=IF(ISNA(VLOOKUP([.F1045];[COA.$B$2:.$C$700];2;0));&quot;-&quot;;VLOOKUP([.F1045];[COA.$B$2:.$C$700];2;0))" office:value-type="string" office:string-value="Pendapatan Lain-lain non iklan-bagi hasil(ada PPN)" calcext:value-type="string">
            <text:p>Pendapatan Lain-lain non iklan-bagi hasil(ada PP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45</text:p>
          </table:table-cell>
          <table:table-cell office:value-type="string" calcext:value-type="string">
            <text:p>8010000400</text:p>
          </table:table-cell>
          <table:table-cell office:value-type="string" calcext:value-type="string">
            <text:p>Pendapatan Lain-lain-Bunga Deposito</text:p>
          </table:table-cell>
          <table:table-cell office:value-type="string" calcext:value-type="string">
            <text:p>8010000000</text:p>
          </table:table-cell>
          <table:table-cell table:formula="of:=IF(ISNA(VLOOKUP([.D1046];[.$B$2:.$C$1080];2;0));&quot;-&quot;;VLOOKUP([.D1046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0400</text:p>
          </table:table-cell>
          <table:table-cell table:formula="of:=IF(ISNA(VLOOKUP([.F1046];[COA.$B$2:.$C$700];2;0));&quot;-&quot;;VLOOKUP([.F1046];[COA.$B$2:.$C$700];2;0))" office:value-type="string" office:string-value="Pendapatan Lain-lain-Bunga Deposito" calcext:value-type="string">
            <text:p>Pendapatan Lain-lain-Bunga Deposi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46</text:p>
          </table:table-cell>
          <table:table-cell office:value-type="string" calcext:value-type="string">
            <text:p>8010002000</text:p>
          </table:table-cell>
          <table:table-cell office:value-type="string" calcext:value-type="string">
            <text:p>Pendapatan Selisih Kurs - Pjk</text:p>
          </table:table-cell>
          <table:table-cell office:value-type="string" calcext:value-type="string">
            <text:p>8010000000</text:p>
          </table:table-cell>
          <table:table-cell table:formula="of:=IF(ISNA(VLOOKUP([.D1047];[.$B$2:.$C$1080];2;0));&quot;-&quot;;VLOOKUP([.D1047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2000</text:p>
          </table:table-cell>
          <table:table-cell table:formula="of:=IF(ISNA(VLOOKUP([.F1047];[COA.$B$2:.$C$700];2;0));&quot;-&quot;;VLOOKUP([.F1047];[COA.$B$2:.$C$700];2;0))" office:value-type="string" office:string-value="Pendapatan Selisih Kurs - Pjk" calcext:value-type="string">
            <text:p>Pendapatan Selisih Kurs - Pj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47</text:p>
          </table:table-cell>
          <table:table-cell office:value-type="string" calcext:value-type="string">
            <text:p>8010000700</text:p>
          </table:table-cell>
          <table:table-cell office:value-type="string" calcext:value-type="string">
            <text:p>Pendapatan Lain-lain-Produksi Program</text:p>
          </table:table-cell>
          <table:table-cell office:value-type="string" calcext:value-type="string">
            <text:p>8010000000</text:p>
          </table:table-cell>
          <table:table-cell table:formula="of:=IF(ISNA(VLOOKUP([.D1048];[.$B$2:.$C$1080];2;0));&quot;-&quot;;VLOOKUP([.D1048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0700</text:p>
          </table:table-cell>
          <table:table-cell table:formula="of:=IF(ISNA(VLOOKUP([.F1048];[COA.$B$2:.$C$700];2;0));&quot;-&quot;;VLOOKUP([.F1048];[COA.$B$2:.$C$700];2;0))" office:value-type="string" office:string-value="Pendapatan Lain-lain-Produksi Program" calcext:value-type="string">
            <text:p>Pendapatan Lain-lain-Produksi Progra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48</text:p>
          </table:table-cell>
          <table:table-cell office:value-type="string" calcext:value-type="string">
            <text:p>8010001000</text:p>
          </table:table-cell>
          <table:table-cell office:value-type="string" calcext:value-type="string">
            <text:p>Pendapatan Lain-lain non iklan-bagi hasil</text:p>
          </table:table-cell>
          <table:table-cell office:value-type="string" calcext:value-type="string">
            <text:p>8010000000</text:p>
          </table:table-cell>
          <table:table-cell table:formula="of:=IF(ISNA(VLOOKUP([.D1049];[.$B$2:.$C$1080];2;0));&quot;-&quot;;VLOOKUP([.D1049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1000</text:p>
          </table:table-cell>
          <table:table-cell table:formula="of:=IF(ISNA(VLOOKUP([.F1049];[COA.$B$2:.$C$700];2;0));&quot;-&quot;;VLOOKUP([.F1049];[COA.$B$2:.$C$700];2;0))" office:value-type="string" office:string-value="Pendapatan Lain-lain non iklan-bagi hasil" calcext:value-type="string">
            <text:p>Pendapatan Lain-lain non iklan-bagi has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49</text:p>
          </table:table-cell>
          <table:table-cell office:value-type="string" calcext:value-type="string">
            <text:p>8010001300</text:p>
          </table:table-cell>
          <table:table-cell office:value-type="string" calcext:value-type="string">
            <text:p>Pendapatan Lain-lain-sewapemancar(ada PPN)</text:p>
          </table:table-cell>
          <table:table-cell office:value-type="string" calcext:value-type="string">
            <text:p>8010000000</text:p>
          </table:table-cell>
          <table:table-cell table:formula="of:=IF(ISNA(VLOOKUP([.D1050];[.$B$2:.$C$1080];2;0));&quot;-&quot;;VLOOKUP([.D1050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1300</text:p>
          </table:table-cell>
          <table:table-cell table:formula="of:=IF(ISNA(VLOOKUP([.F1050];[COA.$B$2:.$C$700];2;0));&quot;-&quot;;VLOOKUP([.F1050];[COA.$B$2:.$C$700];2;0))" office:value-type="string" office:string-value="Pendapatan Lain-lain-sewapemancar(ada PPN)" calcext:value-type="string">
            <text:p>Pendapatan Lain-lain-sewapemancar(ada PP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50</text:p>
          </table:table-cell>
          <table:table-cell office:value-type="string" calcext:value-type="string">
            <text:p>8010001600</text:p>
          </table:table-cell>
          <table:table-cell office:value-type="string" calcext:value-type="string">
            <text:p>Pendapatan Lain-lain-iklan bersama(ada PPN)</text:p>
          </table:table-cell>
          <table:table-cell office:value-type="string" calcext:value-type="string">
            <text:p>8010000000</text:p>
          </table:table-cell>
          <table:table-cell table:formula="of:=IF(ISNA(VLOOKUP([.D1051];[.$B$2:.$C$1080];2;0));&quot;-&quot;;VLOOKUP([.D1051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1600</text:p>
          </table:table-cell>
          <table:table-cell table:formula="of:=IF(ISNA(VLOOKUP([.F1051];[COA.$B$2:.$C$700];2;0));&quot;-&quot;;VLOOKUP([.F1051];[COA.$B$2:.$C$700];2;0))" office:value-type="string" office:string-value="Pendapatan Lain-lain-iklan bersama(ada PPN)" calcext:value-type="string">
            <text:p>Pendapatan Lain-lain-iklan bersama(ada PP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51</text:p>
          </table:table-cell>
          <table:table-cell office:value-type="string" calcext:value-type="string">
            <text:p>8010000300</text:p>
          </table:table-cell>
          <table:table-cell office:value-type="string" calcext:value-type="string">
            <text:p>Pendapatan Lain-lain-Bunga Bank (USD)</text:p>
          </table:table-cell>
          <table:table-cell office:value-type="string" calcext:value-type="string">
            <text:p>8010000000</text:p>
          </table:table-cell>
          <table:table-cell table:formula="of:=IF(ISNA(VLOOKUP([.D1052];[.$B$2:.$C$1080];2;0));&quot;-&quot;;VLOOKUP([.D1052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0300</text:p>
          </table:table-cell>
          <table:table-cell table:formula="of:=IF(ISNA(VLOOKUP([.F1052];[COA.$B$2:.$C$700];2;0));&quot;-&quot;;VLOOKUP([.F1052];[COA.$B$2:.$C$700];2;0))" office:value-type="string" office:string-value="Pendapatan Lain-lain-Bunga Bank (USD)" calcext:value-type="string">
            <text:p>Pendapatan Lain-lain-Bunga Bank (USD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52</text:p>
          </table:table-cell>
          <table:table-cell office:value-type="string" calcext:value-type="string">
            <text:p>8010001900</text:p>
          </table:table-cell>
          <table:table-cell office:value-type="string" calcext:value-type="string">
            <text:p>Pendapatan Selisih Kurs</text:p>
          </table:table-cell>
          <table:table-cell office:value-type="string" calcext:value-type="string">
            <text:p>8010000000</text:p>
          </table:table-cell>
          <table:table-cell table:formula="of:=IF(ISNA(VLOOKUP([.D1053];[.$B$2:.$C$1080];2;0));&quot;-&quot;;VLOOKUP([.D1053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1900</text:p>
          </table:table-cell>
          <table:table-cell table:formula="of:=IF(ISNA(VLOOKUP([.F1053];[COA.$B$2:.$C$700];2;0));&quot;-&quot;;VLOOKUP([.F1053];[COA.$B$2:.$C$700];2;0))" office:value-type="string" office:string-value="Pendapatan Selisih Kurs" calcext:value-type="string">
            <text:p>Pendapatan Selisih Ku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53</text:p>
          </table:table-cell>
          <table:table-cell office:value-type="string" calcext:value-type="string">
            <text:p>8010000600</text:p>
          </table:table-cell>
          <table:table-cell office:value-type="string" calcext:value-type="string">
            <text:p>Pendapatan Lain-lain-sewa pemancar</text:p>
          </table:table-cell>
          <table:table-cell office:value-type="string" calcext:value-type="string">
            <text:p>8010000000</text:p>
          </table:table-cell>
          <table:table-cell table:formula="of:=IF(ISNA(VLOOKUP([.D1054];[.$B$2:.$C$1080];2;0));&quot;-&quot;;VLOOKUP([.D1054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0600</text:p>
          </table:table-cell>
          <table:table-cell table:formula="of:=IF(ISNA(VLOOKUP([.F1054];[COA.$B$2:.$C$700];2;0));&quot;-&quot;;VLOOKUP([.F1054];[COA.$B$2:.$C$700];2;0))" office:value-type="string" office:string-value="Pendapatan Lain-lain-sewa pemancar" calcext:value-type="string">
            <text:p>Pendapatan Lain-lain-sewa pemanca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54</text:p>
          </table:table-cell>
          <table:table-cell office:value-type="string" calcext:value-type="string">
            <text:p>8010000900</text:p>
          </table:table-cell>
          <table:table-cell office:value-type="string" calcext:value-type="string">
            <text:p>Pendapatan Lain-lain-iklan bersama</text:p>
          </table:table-cell>
          <table:table-cell office:value-type="string" calcext:value-type="string">
            <text:p>8010000000</text:p>
          </table:table-cell>
          <table:table-cell table:formula="of:=IF(ISNA(VLOOKUP([.D1055];[.$B$2:.$C$1080];2;0));&quot;-&quot;;VLOOKUP([.D1055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0900</text:p>
          </table:table-cell>
          <table:table-cell table:formula="of:=IF(ISNA(VLOOKUP([.F1055];[COA.$B$2:.$C$700];2;0));&quot;-&quot;;VLOOKUP([.F1055];[COA.$B$2:.$C$700];2;0))" office:value-type="string" office:string-value="Pendapatan Lain-lain-iklan bersama" calcext:value-type="string">
            <text:p>Pendapatan Lain-lain-iklan bersa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55</text:p>
          </table:table-cell>
          <table:table-cell office:value-type="string" calcext:value-type="string">
            <text:p>8010001200</text:p>
          </table:table-cell>
          <table:table-cell office:value-type="string" calcext:value-type="string">
            <text:p>Pendapatan Lain-lain-sewa gedung (ada PPN)</text:p>
          </table:table-cell>
          <table:table-cell office:value-type="string" calcext:value-type="string">
            <text:p>8010000000</text:p>
          </table:table-cell>
          <table:table-cell table:formula="of:=IF(ISNA(VLOOKUP([.D1056];[.$B$2:.$C$1080];2;0));&quot;-&quot;;VLOOKUP([.D1056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1200</text:p>
          </table:table-cell>
          <table:table-cell table:formula="of:=IF(ISNA(VLOOKUP([.F1056];[COA.$B$2:.$C$700];2;0));&quot;-&quot;;VLOOKUP([.F1056];[COA.$B$2:.$C$700];2;0))" office:value-type="string" office:string-value="Pendapatan Lain-lain-sewa gedung (ada PPN)" calcext:value-type="string">
            <text:p>Pendapatan Lain-lain-sewa gedung (ada PP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56</text:p>
          </table:table-cell>
          <table:table-cell office:value-type="string" calcext:value-type="string">
            <text:p>8010001500</text:p>
          </table:table-cell>
          <table:table-cell office:value-type="string" calcext:value-type="string">
            <text:p>Pendapatan Lain-lain-Produksi Film(ada PPN)</text:p>
          </table:table-cell>
          <table:table-cell office:value-type="string" calcext:value-type="string">
            <text:p>8010000000</text:p>
          </table:table-cell>
          <table:table-cell table:formula="of:=IF(ISNA(VLOOKUP([.D1057];[.$B$2:.$C$1080];2;0));&quot;-&quot;;VLOOKUP([.D1057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1500</text:p>
          </table:table-cell>
          <table:table-cell table:formula="of:=IF(ISNA(VLOOKUP([.F1057];[COA.$B$2:.$C$700];2;0));&quot;-&quot;;VLOOKUP([.F1057];[COA.$B$2:.$C$700];2;0))" office:value-type="string" office:string-value="Pendapatan Lain-lain-Produksi Film(ada PPN)" calcext:value-type="string">
            <text:p>Pendapatan Lain-lain-Produksi Film(ada PP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57</text:p>
          </table:table-cell>
          <table:table-cell office:value-type="string" calcext:value-type="string">
            <text:p>8010000200</text:p>
          </table:table-cell>
          <table:table-cell office:value-type="string" calcext:value-type="string">
            <text:p>Pendapatan Lain-lain-Bagi Hasil Bank (Rp)</text:p>
          </table:table-cell>
          <table:table-cell office:value-type="string" calcext:value-type="string">
            <text:p>8010000000</text:p>
          </table:table-cell>
          <table:table-cell table:formula="of:=IF(ISNA(VLOOKUP([.D1058];[.$B$2:.$C$1080];2;0));&quot;-&quot;;VLOOKUP([.D1058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0200</text:p>
          </table:table-cell>
          <table:table-cell table:formula="of:=IF(ISNA(VLOOKUP([.F1058];[COA.$B$2:.$C$700];2;0));&quot;-&quot;;VLOOKUP([.F1058];[COA.$B$2:.$C$700];2;0))" office:value-type="string" office:string-value="Pendapatan Lain-lain-Bagi Hasil Bank (Rp)" calcext:value-type="string">
            <text:p>Pendapatan Lain-lain-Bagi Hasil Bank (Rp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58</text:p>
          </table:table-cell>
          <table:table-cell office:value-type="string" calcext:value-type="string">
            <text:p>8010001800</text:p>
          </table:table-cell>
          <table:table-cell office:value-type="string" calcext:value-type="string">
            <text:p>Pendapatan Lain-lain Prod.Inhousel(ada PPN)</text:p>
          </table:table-cell>
          <table:table-cell office:value-type="string" calcext:value-type="string">
            <text:p>8010000000</text:p>
          </table:table-cell>
          <table:table-cell table:formula="of:=IF(ISNA(VLOOKUP([.D1059];[.$B$2:.$C$1080];2;0));&quot;-&quot;;VLOOKUP([.D1059];[.$B$2:.$C$1080];2;0))" office:value-type="string" office:string-value="Pendapatan Lain-lain" calcext:value-type="string">
            <text:p>Pendapatan Lain-lain</text:p>
          </table:table-cell>
          <table:table-cell office:value-type="string" calcext:value-type="string">
            <text:p>8010001800</text:p>
          </table:table-cell>
          <table:table-cell table:formula="of:=IF(ISNA(VLOOKUP([.F1059];[COA.$B$2:.$C$700];2;0));&quot;-&quot;;VLOOKUP([.F1059];[COA.$B$2:.$C$700];2;0))" office:value-type="string" office:string-value="Pendapatan Lain-lain Prod.Inhousel(ada PPN)" calcext:value-type="string">
            <text:p>Pendapatan Lain-lain Prod.Inhousel(ada PPN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59</text:p>
          </table:table-cell>
          <table:table-cell office:value-type="string" calcext:value-type="string">
            <text:p>8020000000</text:p>
          </table:table-cell>
          <table:table-cell office:value-type="string" calcext:value-type="string">
            <text:p>Biaya Lain-lain</text:p>
          </table:table-cell>
          <table:table-cell office:value-type="string" calcext:value-type="string">
            <text:p>6000000000</text:p>
          </table:table-cell>
          <table:table-cell table:formula="of:=IF(ISNA(VLOOKUP([.D1060];[.$B$2:.$C$1080];2;0));&quot;-&quot;;VLOOKUP([.D1060];[.$B$2:.$C$1080];2;0))" office:value-type="string" office:string-value="Beban Operasional" calcext:value-type="string">
            <text:p>Beban Operasional</text:p>
          </table:table-cell>
          <table:table-cell table:style-name="ce2"/>
          <table:table-cell table:formula="of:=IF(ISNA(VLOOKUP([.F1060];[COA.$B$2:.$C$700];2;0));&quot;-&quot;;VLOOKUP([.F1060];[COA.$B$2:.$C$700];2;0)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60</text:p>
          </table:table-cell>
          <table:table-cell office:value-type="string" calcext:value-type="string">
            <text:p>8020001600</text:p>
          </table:table-cell>
          <table:table-cell office:value-type="string" calcext:value-type="string">
            <text:p>Biaya Lain lain-Lain lain</text:p>
          </table:table-cell>
          <table:table-cell office:value-type="string" calcext:value-type="string">
            <text:p>8020000000</text:p>
          </table:table-cell>
          <table:table-cell table:formula="of:=IF(ISNA(VLOOKUP([.D1061];[.$B$2:.$C$1080];2;0));&quot;-&quot;;VLOOKUP([.D1061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1600</text:p>
          </table:table-cell>
          <table:table-cell table:formula="of:=IF(ISNA(VLOOKUP([.F1061];[COA.$B$2:.$C$700];2;0));&quot;-&quot;;VLOOKUP([.F1061];[COA.$B$2:.$C$700];2;0))" office:value-type="string" office:string-value="Biaya Lain lain-Lain lain" calcext:value-type="string">
            <text:p>Biaya Lain lain-Lain la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61</text:p>
          </table:table-cell>
          <table:table-cell office:value-type="string" calcext:value-type="string">
            <text:p>8020000300</text:p>
          </table:table-cell>
          <table:table-cell office:value-type="string" calcext:value-type="string">
            <text:p>Biaya Lain-lain-Bunga Bank Mega</text:p>
          </table:table-cell>
          <table:table-cell office:value-type="string" calcext:value-type="string">
            <text:p>8020000000</text:p>
          </table:table-cell>
          <table:table-cell table:formula="of:=IF(ISNA(VLOOKUP([.D1062];[.$B$2:.$C$1080];2;0));&quot;-&quot;;VLOOKUP([.D1062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0300</text:p>
          </table:table-cell>
          <table:table-cell table:formula="of:=IF(ISNA(VLOOKUP([.F1062];[COA.$B$2:.$C$700];2;0));&quot;-&quot;;VLOOKUP([.F1062];[COA.$B$2:.$C$700];2;0))" office:value-type="string" office:string-value="Biaya Lain-lain-Bunga Bank Mega" calcext:value-type="string">
            <text:p>Biaya Lain-lain-Bunga Bank M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62</text:p>
          </table:table-cell>
          <table:table-cell office:value-type="string" calcext:value-type="string">
            <text:p>8020001900</text:p>
          </table:table-cell>
          <table:table-cell office:value-type="string" calcext:value-type="string">
            <text:p>Pendapatan Pajak Tangguhan</text:p>
          </table:table-cell>
          <table:table-cell office:value-type="string" calcext:value-type="string">
            <text:p>8020000000</text:p>
          </table:table-cell>
          <table:table-cell table:formula="of:=IF(ISNA(VLOOKUP([.D1063];[.$B$2:.$C$1080];2;0));&quot;-&quot;;VLOOKUP([.D1063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1900</text:p>
          </table:table-cell>
          <table:table-cell table:formula="of:=IF(ISNA(VLOOKUP([.F1063];[COA.$B$2:.$C$700];2;0));&quot;-&quot;;VLOOKUP([.F1063];[COA.$B$2:.$C$700];2;0))" office:value-type="string" office:string-value="Pendapatan Pajak Tangguhan" calcext:value-type="string">
            <text:p>Pendapatan Pajak Tangguh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63</text:p>
          </table:table-cell>
          <table:table-cell office:value-type="string" calcext:value-type="string">
            <text:p>8020000600</text:p>
          </table:table-cell>
          <table:table-cell office:value-type="string" calcext:value-type="string">
            <text:p>Biaya Lain-lain-Kerugian Kurs-Pjk</text:p>
          </table:table-cell>
          <table:table-cell office:value-type="string" calcext:value-type="string">
            <text:p>8020000000</text:p>
          </table:table-cell>
          <table:table-cell table:formula="of:=IF(ISNA(VLOOKUP([.D1064];[.$B$2:.$C$1080];2;0));&quot;-&quot;;VLOOKUP([.D1064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0600</text:p>
          </table:table-cell>
          <table:table-cell table:formula="of:=IF(ISNA(VLOOKUP([.F1064];[COA.$B$2:.$C$700];2;0));&quot;-&quot;;VLOOKUP([.F1064];[COA.$B$2:.$C$700];2;0))" office:value-type="string" office:string-value="Biaya Lain-lain-Kerugian Kurs-Pjk" calcext:value-type="string">
            <text:p>Biaya Lain-lain-Kerugian Kurs-Pj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64</text:p>
          </table:table-cell>
          <table:table-cell office:value-type="string" calcext:value-type="string">
            <text:p>8020000900</text:p>
          </table:table-cell>
          <table:table-cell office:value-type="string" calcext:value-type="string">
            <text:p>Biaya Lain-lain-bunga pihak ke-3</text:p>
          </table:table-cell>
          <table:table-cell office:value-type="string" calcext:value-type="string">
            <text:p>8020000000</text:p>
          </table:table-cell>
          <table:table-cell table:formula="of:=IF(ISNA(VLOOKUP([.D1065];[.$B$2:.$C$1080];2;0));&quot;-&quot;;VLOOKUP([.D1065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0900</text:p>
          </table:table-cell>
          <table:table-cell table:formula="of:=IF(ISNA(VLOOKUP([.F1065];[COA.$B$2:.$C$700];2;0));&quot;-&quot;;VLOOKUP([.F1065];[COA.$B$2:.$C$700];2;0))" office:value-type="string" office:string-value="Biaya Lain-lain-bunga pihak ke-3" calcext:value-type="string">
            <text:p>Biaya Lain-lain-bunga pihak ke-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65</text:p>
          </table:table-cell>
          <table:table-cell office:value-type="string" calcext:value-type="string">
            <text:p>8020001200</text:p>
          </table:table-cell>
          <table:table-cell office:value-type="string" calcext:value-type="string">
            <text:p>Biaya Lain-lain-kerugian barter</text:p>
          </table:table-cell>
          <table:table-cell office:value-type="string" calcext:value-type="string">
            <text:p>8020000000</text:p>
          </table:table-cell>
          <table:table-cell table:formula="of:=IF(ISNA(VLOOKUP([.D1066];[.$B$2:.$C$1080];2;0));&quot;-&quot;;VLOOKUP([.D1066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1200</text:p>
          </table:table-cell>
          <table:table-cell table:formula="of:=IF(ISNA(VLOOKUP([.F1066];[COA.$B$2:.$C$700];2;0));&quot;-&quot;;VLOOKUP([.F1066];[COA.$B$2:.$C$700];2;0))" office:value-type="string" office:string-value="Biaya Lain-lain-kerugian barter" calcext:value-type="string">
            <text:p>Biaya Lain-lain-kerugian bar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66</text:p>
          </table:table-cell>
          <table:table-cell office:value-type="string" calcext:value-type="string">
            <text:p>8020001500</text:p>
          </table:table-cell>
          <table:table-cell office:value-type="string" calcext:value-type="string">
            <text:p>Biaya lain-lain-ongkos rupa2</text:p>
          </table:table-cell>
          <table:table-cell office:value-type="string" calcext:value-type="string">
            <text:p>8020000000</text:p>
          </table:table-cell>
          <table:table-cell table:formula="of:=IF(ISNA(VLOOKUP([.D1067];[.$B$2:.$C$1080];2;0));&quot;-&quot;;VLOOKUP([.D1067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1500</text:p>
          </table:table-cell>
          <table:table-cell table:formula="of:=IF(ISNA(VLOOKUP([.F1067];[COA.$B$2:.$C$700];2;0));&quot;-&quot;;VLOOKUP([.F1067];[COA.$B$2:.$C$700];2;0))" office:value-type="string" office:string-value="Biaya lain-lain-ongkos rupa2" calcext:value-type="string">
            <text:p>Biaya lain-lain-ongkos rupa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67</text:p>
          </table:table-cell>
          <table:table-cell office:value-type="string" calcext:value-type="string">
            <text:p>8020000200</text:p>
          </table:table-cell>
          <table:table-cell office:value-type="string" calcext:value-type="string">
            <text:p>Biaya Lain-lain-Kerugian Kurs</text:p>
          </table:table-cell>
          <table:table-cell office:value-type="string" calcext:value-type="string">
            <text:p>8020000000</text:p>
          </table:table-cell>
          <table:table-cell table:formula="of:=IF(ISNA(VLOOKUP([.D1068];[.$B$2:.$C$1080];2;0));&quot;-&quot;;VLOOKUP([.D1068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0200</text:p>
          </table:table-cell>
          <table:table-cell table:formula="of:=IF(ISNA(VLOOKUP([.F1068];[COA.$B$2:.$C$700];2;0));&quot;-&quot;;VLOOKUP([.F1068];[COA.$B$2:.$C$700];2;0))" office:value-type="string" office:string-value="Biaya Lain-lain-Kerugian Kurs" calcext:value-type="string">
            <text:p>Biaya Lain-lain-Kerugian Ku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68</text:p>
          </table:table-cell>
          <table:table-cell office:value-type="string" calcext:value-type="string">
            <text:p>8020001800</text:p>
          </table:table-cell>
          <table:table-cell office:value-type="string" calcext:value-type="string">
            <text:p>Taksiran Pajak Pasal 25</text:p>
          </table:table-cell>
          <table:table-cell office:value-type="string" calcext:value-type="string">
            <text:p>8020000000</text:p>
          </table:table-cell>
          <table:table-cell table:formula="of:=IF(ISNA(VLOOKUP([.D1069];[.$B$2:.$C$1080];2;0));&quot;-&quot;;VLOOKUP([.D1069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1800</text:p>
          </table:table-cell>
          <table:table-cell table:formula="of:=IF(ISNA(VLOOKUP([.F1069];[COA.$B$2:.$C$700];2;0));&quot;-&quot;;VLOOKUP([.F1069];[COA.$B$2:.$C$700];2;0))" office:value-type="string" office:string-value="Taksiran Pajak Pasal 25" calcext:value-type="string">
            <text:p>Taksiran Pajak Pasal 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69</text:p>
          </table:table-cell>
          <table:table-cell office:value-type="string" calcext:value-type="string">
            <text:p>8020000500</text:p>
          </table:table-cell>
          <table:table-cell office:value-type="string" calcext:value-type="string">
            <text:p>Biaya Lain-lain-Bunga Bank (Jasa Giro)</text:p>
          </table:table-cell>
          <table:table-cell office:value-type="string" calcext:value-type="string">
            <text:p>8020000000</text:p>
          </table:table-cell>
          <table:table-cell table:formula="of:=IF(ISNA(VLOOKUP([.D1070];[.$B$2:.$C$1080];2;0));&quot;-&quot;;VLOOKUP([.D1070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0500</text:p>
          </table:table-cell>
          <table:table-cell table:formula="of:=IF(ISNA(VLOOKUP([.F1070];[COA.$B$2:.$C$700];2;0));&quot;-&quot;;VLOOKUP([.F1070];[COA.$B$2:.$C$700];2;0))" office:value-type="string" office:string-value="Biaya Lain-lain-Bunga Bank (Jasa Giro)" calcext:value-type="string">
            <text:p>Biaya Lain-lain-Bunga Bank (Jasa Giro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70</text:p>
          </table:table-cell>
          <table:table-cell office:value-type="string" calcext:value-type="string">
            <text:p>8020000800</text:p>
          </table:table-cell>
          <table:table-cell office:value-type="string" calcext:value-type="string">
            <text:p>Biaya Lain-lain-Denda Bunga Bank</text:p>
          </table:table-cell>
          <table:table-cell office:value-type="string" calcext:value-type="string">
            <text:p>8020000000</text:p>
          </table:table-cell>
          <table:table-cell table:formula="of:=IF(ISNA(VLOOKUP([.D1071];[.$B$2:.$C$1080];2;0));&quot;-&quot;;VLOOKUP([.D1071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0800</text:p>
          </table:table-cell>
          <table:table-cell table:formula="of:=IF(ISNA(VLOOKUP([.F1071];[COA.$B$2:.$C$700];2;0));&quot;-&quot;;VLOOKUP([.F1071];[COA.$B$2:.$C$700];2;0))" office:value-type="string" office:string-value="Biaya Lain-lain-Denda Bunga Bank" calcext:value-type="string">
            <text:p>Biaya Lain-lain-Denda Bunga Ban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71</text:p>
          </table:table-cell>
          <table:table-cell office:value-type="string" calcext:value-type="string">
            <text:p>8020001100</text:p>
          </table:table-cell>
          <table:table-cell office:value-type="string" calcext:value-type="string">
            <text:p>Biaya lain-lain-kerugian penjualan aktiva tetap</text:p>
          </table:table-cell>
          <table:table-cell office:value-type="string" calcext:value-type="string">
            <text:p>8020000000</text:p>
          </table:table-cell>
          <table:table-cell table:formula="of:=IF(ISNA(VLOOKUP([.D1072];[.$B$2:.$C$1080];2;0));&quot;-&quot;;VLOOKUP([.D1072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1100</text:p>
          </table:table-cell>
          <table:table-cell table:formula="of:=IF(ISNA(VLOOKUP([.F1072];[COA.$B$2:.$C$700];2;0));&quot;-&quot;;VLOOKUP([.F1072];[COA.$B$2:.$C$700];2;0))" office:value-type="string" office:string-value="Biaya lain-lain-kerugian penjualan aktiva tetap" calcext:value-type="string">
            <text:p>Biaya lain-lain-kerugian penjualan aktiva teta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72</text:p>
          </table:table-cell>
          <table:table-cell office:value-type="string" calcext:value-type="string">
            <text:p>8020001400</text:p>
          </table:table-cell>
          <table:table-cell office:value-type="string" calcext:value-type="string">
            <text:p>Biaya lain-lain-atas pendapatan sewa pemancar</text:p>
          </table:table-cell>
          <table:table-cell office:value-type="string" calcext:value-type="string">
            <text:p>8020000000</text:p>
          </table:table-cell>
          <table:table-cell table:formula="of:=IF(ISNA(VLOOKUP([.D1073];[.$B$2:.$C$1080];2;0));&quot;-&quot;;VLOOKUP([.D1073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1400</text:p>
          </table:table-cell>
          <table:table-cell table:formula="of:=IF(ISNA(VLOOKUP([.F1073];[COA.$B$2:.$C$700];2;0));&quot;-&quot;;VLOOKUP([.F1073];[COA.$B$2:.$C$700];2;0))" office:value-type="string" office:string-value="Biaya lain-lain-atas pendapatan sewa pemancar" calcext:value-type="string">
            <text:p>Biaya lain-lain-atas pendapatan sewa pemanca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73</text:p>
          </table:table-cell>
          <table:table-cell office:value-type="string" calcext:value-type="string">
            <text:p>8020000100</text:p>
          </table:table-cell>
          <table:table-cell office:value-type="string" calcext:value-type="string">
            <text:p>Biaya Lain-lain-Biaya Bank</text:p>
          </table:table-cell>
          <table:table-cell office:value-type="string" calcext:value-type="string">
            <text:p>8020000000</text:p>
          </table:table-cell>
          <table:table-cell table:formula="of:=IF(ISNA(VLOOKUP([.D1074];[.$B$2:.$C$1080];2;0));&quot;-&quot;;VLOOKUP([.D1074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0100</text:p>
          </table:table-cell>
          <table:table-cell table:formula="of:=IF(ISNA(VLOOKUP([.F1074];[COA.$B$2:.$C$700];2;0));&quot;-&quot;;VLOOKUP([.F1074];[COA.$B$2:.$C$700];2;0))" office:value-type="string" office:string-value="Biaya Lain-lain-Biaya Bank" calcext:value-type="string">
            <text:p>Biaya Lain-lain-Biaya Ban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74</text:p>
          </table:table-cell>
          <table:table-cell office:value-type="string" calcext:value-type="string">
            <text:p>8020001700</text:p>
          </table:table-cell>
          <table:table-cell office:value-type="string" calcext:value-type="string">
            <text:p>Pajak Perseroan</text:p>
          </table:table-cell>
          <table:table-cell office:value-type="string" calcext:value-type="string">
            <text:p>8020000000</text:p>
          </table:table-cell>
          <table:table-cell table:formula="of:=IF(ISNA(VLOOKUP([.D1075];[.$B$2:.$C$1080];2;0));&quot;-&quot;;VLOOKUP([.D1075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1700</text:p>
          </table:table-cell>
          <table:table-cell table:formula="of:=IF(ISNA(VLOOKUP([.F1075];[COA.$B$2:.$C$700];2;0));&quot;-&quot;;VLOOKUP([.F1075];[COA.$B$2:.$C$700];2;0))" office:value-type="string" office:string-value="Pajak Perseroan" calcext:value-type="string">
            <text:p>Pajak Persero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75</text:p>
          </table:table-cell>
          <table:table-cell office:value-type="string" calcext:value-type="string">
            <text:p>8020000400</text:p>
          </table:table-cell>
          <table:table-cell office:value-type="string" calcext:value-type="string">
            <text:p>Biaya Lain-lain-Bunga Bank Mandiri</text:p>
          </table:table-cell>
          <table:table-cell office:value-type="string" calcext:value-type="string">
            <text:p>8020000000</text:p>
          </table:table-cell>
          <table:table-cell table:formula="of:=IF(ISNA(VLOOKUP([.D1076];[.$B$2:.$C$1080];2;0));&quot;-&quot;;VLOOKUP([.D1076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0400</text:p>
          </table:table-cell>
          <table:table-cell table:formula="of:=IF(ISNA(VLOOKUP([.F1076];[COA.$B$2:.$C$700];2;0));&quot;-&quot;;VLOOKUP([.F1076];[COA.$B$2:.$C$700];2;0))" office:value-type="string" office:string-value="Biaya Lain-lain-Bunga Bank Mandiri" calcext:value-type="string">
            <text:p>Biaya Lain-lain-Bunga Bank Mandi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76</text:p>
          </table:table-cell>
          <table:table-cell office:value-type="string" calcext:value-type="string">
            <text:p>8020002000</text:p>
          </table:table-cell>
          <table:table-cell office:value-type="string" calcext:value-type="string">
            <text:p>Biaya Pajak Tangguhan</text:p>
          </table:table-cell>
          <table:table-cell office:value-type="string" calcext:value-type="string">
            <text:p>8020000000</text:p>
          </table:table-cell>
          <table:table-cell table:formula="of:=IF(ISNA(VLOOKUP([.D1077];[.$B$2:.$C$1080];2;0));&quot;-&quot;;VLOOKUP([.D1077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2000</text:p>
          </table:table-cell>
          <table:table-cell table:formula="of:=IF(ISNA(VLOOKUP([.F1077];[COA.$B$2:.$C$700];2;0));&quot;-&quot;;VLOOKUP([.F1077];[COA.$B$2:.$C$700];2;0))" office:value-type="string" office:string-value="Biaya Pajak Tangguhan" calcext:value-type="string">
            <text:p>Biaya Pajak Tangguh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77</text:p>
          </table:table-cell>
          <table:table-cell office:value-type="string" calcext:value-type="string">
            <text:p>8020000700</text:p>
          </table:table-cell>
          <table:table-cell office:value-type="string" calcext:value-type="string">
            <text:p>Biaya Lain-lain-Bunga SGU</text:p>
          </table:table-cell>
          <table:table-cell office:value-type="string" calcext:value-type="string">
            <text:p>8020000000</text:p>
          </table:table-cell>
          <table:table-cell table:formula="of:=IF(ISNA(VLOOKUP([.D1078];[.$B$2:.$C$1080];2;0));&quot;-&quot;;VLOOKUP([.D1078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0700</text:p>
          </table:table-cell>
          <table:table-cell table:formula="of:=IF(ISNA(VLOOKUP([.F1078];[COA.$B$2:.$C$700];2;0));&quot;-&quot;;VLOOKUP([.F1078];[COA.$B$2:.$C$700];2;0))" office:value-type="string" office:string-value="Biaya Lain-lain-Bunga SGU" calcext:value-type="string">
            <text:p>Biaya Lain-lain-Bunga SG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78</text:p>
          </table:table-cell>
          <table:table-cell office:value-type="string" calcext:value-type="string">
            <text:p>8020001000</text:p>
          </table:table-cell>
          <table:table-cell office:value-type="string" calcext:value-type="string">
            <text:p>Biaya Lain-lain-bunga bank</text:p>
          </table:table-cell>
          <table:table-cell office:value-type="string" calcext:value-type="string">
            <text:p>8020000000</text:p>
          </table:table-cell>
          <table:table-cell table:formula="of:=IF(ISNA(VLOOKUP([.D1079];[.$B$2:.$C$1080];2;0));&quot;-&quot;;VLOOKUP([.D1079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1000</text:p>
          </table:table-cell>
          <table:table-cell table:formula="of:=IF(ISNA(VLOOKUP([.F1079];[COA.$B$2:.$C$700];2;0));&quot;-&quot;;VLOOKUP([.F1079];[COA.$B$2:.$C$700];2;0))" office:value-type="string" office:string-value="Biaya Lain-lain-bunga bank" calcext:value-type="string">
            <text:p>Biaya Lain-lain-bunga ban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79</text:p>
          </table:table-cell>
          <table:table-cell office:value-type="string" calcext:value-type="string">
            <text:p>8020001300</text:p>
          </table:table-cell>
          <table:table-cell office:value-type="string" calcext:value-type="string">
            <text:p>Biaya lain-lain-atas pendapatan sewa gedung</text:p>
          </table:table-cell>
          <table:table-cell office:value-type="string" calcext:value-type="string">
            <text:p>8020000000</text:p>
          </table:table-cell>
          <table:table-cell table:formula="of:=IF(ISNA(VLOOKUP([.D1080];[.$B$2:.$C$1080];2;0));&quot;-&quot;;VLOOKUP([.D1080];[.$B$2:.$C$1080];2;0))" office:value-type="string" office:string-value="Biaya Lain-lain" calcext:value-type="string">
            <text:p>Biaya Lain-lain</text:p>
          </table:table-cell>
          <table:table-cell office:value-type="string" calcext:value-type="string">
            <text:p>8020001300</text:p>
          </table:table-cell>
          <table:table-cell table:formula="of:=IF(ISNA(VLOOKUP([.F1080];[COA.$B$2:.$C$700];2;0));&quot;-&quot;;VLOOKUP([.F1080];[COA.$B$2:.$C$700];2;0))" office:value-type="string" office:string-value="Biaya lain-lain-atas pendapatan sewa gedung" calcext:value-type="string">
            <text:p>Biaya lain-lain-atas pendapatan sewa gedung</text:p>
          </table:table-cell>
          <table:table-cell table:number-columns-repeated="1017"/>
        </table:table-row>
      </table:table>
      <table:table table:name="NERACA" table:style-name="ta1">
        <table:table-column table:style-name="co13" table:default-cell-style-name="Default"/>
        <table:table-row table:style-name="ro2">
          <table:table-cell/>
        </table:table-row>
      </table:table>
      <table:table table:name="LABARUGI" table:style-name="ta1">
        <table:table-column table:style-name="co13" table:default-cell-style-name="Default"/>
        <table:table-row table:style-name="ro2">
          <table:table-cell/>
        </table:table-row>
      </table:table>
      <table:table table:name="MAPPING" table:style-name="ta1"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05T10:11:04.746728574</meta:creation-date>
    <meta:generator>LibreOffice/7.1.4.2$Linux_X86_64 LibreOffice_project/e19c8e005a853514adc94ef87a3fca3f43994787</meta:generator>
    <dc:date>2021-08-05T10:23:31.302366162</dc:date>
    <meta:editing-duration>PT12M24S</meta:editing-duration>
    <meta:editing-cycles>5</meta:editing-cycles>
    <meta:document-statistic meta:table-count="5" meta:cell-count="10878" meta:object-count="0"/>
  </office:meta>
</office:document-meta>
</file>